
<file path=META-INF/manifest.xml><?xml version="1.0" encoding="utf-8"?>
<manifest:manifest xmlns:manifest="urn:oasis:names:tc:opendocument:xmlns:manifest:1.0">
  <manifest:file-entry manifest:full-path="/" manifest:media-type="application/vnd.oasis.opendocument.spreadsheet"/>
  <manifest:file-entry manifest:full-path="Object 1/" manifest:media-type="application/vnd.oasis.opendocument.chart"/>
  <manifest:file-entry manifest:full-path="Object 2/"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Roboto" svg:font-family="Roboto"/>
    <style:font-face style:name="Cambria" svg:font-family="Cambria"/>
    <style:font-face style:name="Trebuchet MS" svg:font-family="&quot;Trebuchet MS&quot;"/>
  </office:font-face-decls>
  <office:automatic-styles>
    <style:style style:name="ce1" style:family="table-cell" style:parent-style-name="Default" style:data-style-name="N0"/>
    <style:style style:name="ce2" style:family="table-cell" style:parent-style-name="Default" style:data-style-name="N0">
      <style:table-cell-properties fo:border-top="none" fo:border-bottom="thin solid #D9D9D9" fo:border-left="none" fo:border-right="thin solid #D9D9D9" style:vertical-align="middle" fo:background-color="#2196F3" style:repeat-content="false"/>
      <style:paragraph-properties fo:text-align="center"/>
      <style:text-properties fo:color="#FFFFFF" style:font-name="Roboto" style:font-name-asian="Roboto" style:font-name-complex="Roboto" fo:font-size="10pt" style:font-size-asian="10pt" style:font-size-complex="10pt" style:text-underline-style="solid" style:text-underline-type="single" fo:font-weight="bold" style:font-weight-asian="bold" style:font-weight-complex="bold"/>
    </style:style>
    <style:style style:name="ce3" style:family="table-cell" style:parent-style-name="Default" style:data-style-name="N0">
      <style:table-cell-properties style:vertical-align="automatic" style:repeat-content="false"/>
      <style:paragraph-properties fo:text-align="start" fo:margin-left="0cm"/>
      <style:text-properties style:font-name="Roboto" style:font-name-asian="Roboto" style:font-name-complex="Roboto" fo:font-size="10pt" style:font-size-asian="10pt" style:font-size-complex="10pt"/>
    </style:style>
    <style:style style:name="ce4" style:family="table-cell" style:parent-style-name="Default" style:data-style-name="N30">
      <style:table-cell-properties style:vertical-align="automatic" fo:background-color="#D9D9D9" style:repeat-content="false"/>
      <style:paragraph-properties fo:text-align="start" fo:margin-left="0cm"/>
      <style:text-properties style:font-name="Cambria" style:font-name-asian="Cambria" style:font-name-complex="Cambria" fo:font-size="8pt" style:font-size-asian="8pt" style:font-size-complex="8pt" style:font-family-generic="roman"/>
    </style:style>
    <style:style style:name="ce5" style:family="table-cell" style:parent-style-name="Default" style:data-style-name="N30">
      <style:table-cell-properties style:vertical-align="automatic" style:repeat-content="false"/>
      <style:paragraph-properties fo:text-align="start" fo:margin-left="0cm"/>
      <style:text-properties style:font-name="Cambria" style:font-name-asian="Cambria" style:font-name-complex="Cambria" fo:font-size="8pt" style:font-size-asian="8pt" style:font-size-complex="8pt" style:font-family-generic="roman"/>
    </style:style>
    <style:style style:name="ce6" style:family="table-cell" style:parent-style-name="Default" style:data-style-name="N30">
      <style:table-cell-properties style:vertical-align="automatic" fo:wrap-option="wrap" style:repeat-content="false"/>
      <style:paragraph-properties fo:text-align="start" fo:margin-left="0cm"/>
      <style:text-properties style:font-name="Cambria" style:font-name-asian="Cambria" style:font-name-complex="Cambria" fo:font-size="8pt" style:font-size-asian="8pt" style:font-size-complex="8pt" style:font-family-generic="roman"/>
    </style:style>
    <style:style style:name="ce7" style:family="table-cell" style:parent-style-name="Default" style:data-style-name="N36">
      <style:table-cell-properties style:vertical-align="automatic" style:repeat-content="false"/>
      <style:paragraph-properties fo:text-align="start" fo:margin-left="0cm"/>
      <style:text-properties style:font-name="Cambria" style:font-name-asian="Cambria" style:font-name-complex="Cambria" fo:font-size="8pt" style:font-size-asian="8pt" style:font-size-complex="8pt" style:font-family-generic="roman"/>
    </style:style>
    <style:style style:name="ce8" style:family="table-cell" style:parent-style-name="Default" style:data-style-name="N30">
      <style:table-cell-properties style:vertical-align="automatic" style:repeat-content="false"/>
      <style:paragraph-properties fo:text-align="start" fo:margin-left="0cm"/>
      <style:text-properties fo:color="#0000FF" style:font-name="Cambria" style:font-name-asian="Cambria" style:font-name-complex="Cambria" fo:font-size="8pt" style:font-size-asian="8pt" style:font-size-complex="8pt" style:text-underline-style="solid" style:text-underline-type="single" style:font-family-generic="roman"/>
    </style:style>
    <style:style style:name="ce9" style:family="table-cell" style:parent-style-name="Default" style:data-style-name="N30">
      <style:table-cell-properties style:vertical-align="automatic" fo:background-color="#D9D9D9"/>
      <style:text-properties style:font-name="Cambria" style:font-name-asian="Cambria" style:font-name-complex="Cambria" fo:font-size="8pt" style:font-size-asian="8pt" style:font-size-complex="8pt" style:font-family-generic="roman"/>
    </style:style>
    <style:style style:name="ce10" style:family="table-cell" style:parent-style-name="Default" style:data-style-name="N30">
      <style:text-properties style:font-name="Cambria" style:font-name-asian="Cambria" style:font-name-complex="Cambria" style:font-family-generic="roman"/>
    </style:style>
    <style:style style:name="ce11" style:family="table-cell" style:parent-style-name="Default" style:data-style-name="N30">
      <style:table-cell-properties style:vertical-align="automatic" fo:wrap-option="wrap"/>
      <style:text-properties style:font-name="Cambria" style:font-name-asian="Cambria" style:font-name-complex="Cambria" style:font-family-generic="roman"/>
    </style:style>
    <style:style style:name="ce12" style:family="table-cell" style:parent-style-name="Default" style:data-style-name="N36">
      <style:text-properties style:font-name="Cambria" style:font-name-asian="Cambria" style:font-name-complex="Cambria" style:font-family-generic="roman"/>
    </style:style>
    <style:style style:name="ce13" style:family="table-cell" style:parent-style-name="Default" style:data-style-name="N30">
      <style:table-cell-properties style:vertical-align="automatic"/>
      <style:text-properties style:font-name="Cambria" style:font-name-asian="Cambria" style:font-name-complex="Cambria" fo:font-size="8pt" style:font-size-asian="8pt" style:font-size-complex="8pt" style:font-family-generic="roman"/>
    </style:style>
    <style:style style:name="ce14" style:family="table-cell" style:parent-style-name="Default" style:data-style-name="N0">
      <style:table-cell-properties style:vertical-align="middle" style:repeat-content="false"/>
      <style:paragraph-properties fo:text-align="center"/>
      <style:text-properties style:font-name="Cambria" style:font-name-asian="Cambria" style:font-name-complex="Cambria" fo:font-size="24pt" style:font-size-asian="24pt" style:font-size-complex="24pt" fo:font-weight="bold" style:font-weight-asian="bold" style:font-weight-complex="bold" style:font-family-generic="roman"/>
    </style:style>
    <style:style style:name="ce15" style:family="table-cell" style:parent-style-name="Default" style:data-style-name="N0">
      <style:table-cell-properties style:vertical-align="automatic"/>
      <style:text-properties style:font-name="Cambria" style:font-name-asian="Cambria" style:font-name-complex="Cambria" fo:font-size="10pt" style:font-size-asian="10pt" style:font-size-complex="10pt" style:font-family-generic="roman"/>
    </style:style>
    <style:style style:name="ce16" style:family="table-cell" style:parent-style-name="Default" style:data-style-name="N0">
      <style:table-cell-properties style:vertical-align="automatic" style:repeat-content="false"/>
      <style:paragraph-properties fo:text-align="end" fo:margin-right="0cm"/>
      <style:text-properties style:font-name="Cambria" style:font-name-asian="Cambria" style:font-name-complex="Cambria" fo:font-size="10pt" style:font-size-asian="10pt" style:font-size-complex="10pt" style:font-family-generic="roman"/>
    </style:style>
    <style:style style:name="ce17" style:family="table-cell" style:parent-style-name="Default" style:data-style-name="N39">
      <style:text-properties style:font-name="Cambria" style:font-name-asian="Cambria" style:font-name-complex="Cambria" style:font-family-generic="roman"/>
    </style:style>
    <style:style style:name="ce18" style:family="table-cell" style:parent-style-name="Default" style:data-style-name="N40">
      <style:text-properties style:font-name="Cambria" style:font-name-asian="Cambria" style:font-name-complex="Cambria" style:font-family-generic="roman"/>
    </style:style>
    <style:style style:name="ce19" style:family="table-cell" style:parent-style-name="Default" style:data-style-name="N0">
      <style:table-cell-properties style:vertical-align="middle" style:repeat-content="false"/>
      <style:paragraph-properties fo:text-align="end" fo:margin-right="0cm"/>
      <style:text-properties style:font-name="Roboto" style:font-name-asian="Roboto" style:font-name-complex="Roboto" fo:font-weight="bold" style:font-weight-asian="bold" style:font-weight-complex="bold"/>
    </style:style>
    <style:style style:name="ce20" style:family="table-cell" style:parent-style-name="Default" style:data-style-name="N39">
      <style:table-cell-properties style:vertical-align="automatic" style:repeat-content="false"/>
      <style:paragraph-properties fo:text-align="center"/>
      <style:text-properties style:font-name="Cambria" style:font-name-asian="Cambria" style:font-name-complex="Cambria" fo:font-size="10pt" style:font-size-asian="10pt" style:font-size-complex="10pt" fo:font-weight="bold" style:font-weight-asian="bold" style:font-weight-complex="bold" style:font-family-generic="roman"/>
    </style:style>
    <style:style style:name="ce21" style:family="table-cell" style:parent-style-name="Default" style:data-style-name="N0">
      <style:table-cell-properties style:vertical-align="automatic"/>
      <style:text-properties style:font-name="Roboto" style:font-name-asian="Roboto" style:font-name-complex="Roboto" fo:font-size="10pt" style:font-size-asian="10pt" style:font-size-complex="10pt" fo:font-weight="bold" style:font-weight-asian="bold" style:font-weight-complex="bold"/>
    </style:style>
    <style:style style:name="ce22" style:family="table-cell" style:parent-style-name="Default" style:data-style-name="N0">
      <style:table-cell-properties fo:background-color="#F3F3F3"/>
      <style:text-properties style:font-name="Roboto" style:font-name-asian="Roboto" style:font-name-complex="Roboto"/>
    </style:style>
    <style:style style:name="ce23"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24" style:family="table-cell" style:parent-style-name="Default" style:data-style-name="N40">
      <style:table-cell-properties style:vertical-align="automatic"/>
      <style:text-properties style:font-name="Cambria" style:font-name-asian="Cambria" style:font-name-complex="Cambria" style:font-family-generic="roman"/>
    </style:style>
    <style:style style:name="ce25" style:family="table-cell" style:parent-style-name="Default" style:data-style-name="N0">
      <style:table-cell-properties style:vertical-align="automatic"/>
      <style:text-properties style:font-name="Trebuchet MS" style:font-name-asian="Trebuchet MS" style:font-name-complex="Trebuchet MS" fo:font-size="9pt" style:font-size-asian="9pt" style:font-size-complex="9pt"/>
    </style:style>
    <style:style style:name="ce26" style:family="table-cell" style:parent-style-name="Default" style:data-style-name="N0">
      <style:table-cell-properties style:vertical-align="automatic" fo:wrap-option="wrap"/>
      <style:text-properties fo:font-size="9pt" style:font-size-asian="9pt" style:font-size-complex="9pt" fo:font-weight="bold" style:font-weight-asian="bold" style:font-weight-complex="bold"/>
    </style:style>
    <style:style style:name="ce27" style:family="table-cell" style:parent-style-name="Default" style:data-style-name="N0">
      <style:text-properties style:font-name="Cambria" style:font-name-asian="Cambria" style:font-name-complex="Cambria" fo:font-size="10pt" style:font-size-asian="10pt" style:font-size-complex="10pt" fo:font-weight="bold" style:font-weight-asian="bold" style:font-weight-complex="bold" style:font-family-generic="roman"/>
    </style:style>
    <style:style style:name="ce28" style:family="table-cell" style:parent-style-name="Default" style:data-style-name="N0">
      <style:table-cell-properties style:vertical-align="middle"/>
      <style:text-properties style:font-name="Cambria" style:font-name-asian="Cambria" style:font-name-complex="Cambria" fo:font-size="12pt" style:font-size-asian="12pt" style:font-size-complex="12pt" style:font-family-generic="roman"/>
    </style:style>
    <style:style style:name="ce29" style:family="table-cell" style:parent-style-name="Default" style:data-style-name="N36">
      <style:table-cell-properties fo:background-color="#F3F3F3"/>
      <style:text-properties style:font-name="Roboto" style:font-name-asian="Roboto" style:font-name-complex="Roboto"/>
    </style:style>
    <style:style style:name="ce30" style:family="table-cell" style:parent-style-name="Default" style:data-style-name="N37">
      <style:table-cell-properties style:vertical-align="automatic" style:repeat-content="false"/>
      <style:paragraph-properties fo:text-align="end" fo:margin-right="0cm"/>
      <style:text-properties style:font-name="Cambria" style:font-name-asian="Cambria" style:font-name-complex="Cambria" fo:font-size="10pt" style:font-size-asian="10pt" style:font-size-complex="10pt" style:font-family-generic="roman"/>
    </style:style>
    <style:style style:name="ce31" style:family="table-cell" style:parent-style-name="Default" style:data-style-name="N0">
      <style:table-cell-properties style:vertical-align="automatic"/>
      <style:text-properties fo:font-weight="bold" style:font-weight-asian="bold" style:font-weight-complex="bold"/>
    </style:style>
    <style:style style:name="ce32" style:family="table-cell" style:parent-style-name="Default" style:data-style-name="N0">
      <style:table-cell-properties style:vertical-align="automatic" style:repeat-content="false"/>
      <style:paragraph-properties fo:text-align="center"/>
      <style:text-properties style:font-name="Cambria" style:font-name-asian="Cambria" style:font-name-complex="Cambria" fo:font-size="10pt" style:font-size-asian="10pt" style:font-size-complex="10pt" fo:font-weight="bold" style:font-weight-asian="bold" style:font-weight-complex="bold" style:font-family-generic="roman"/>
    </style:style>
    <style:style style:name="ce33" style:family="table-cell" style:parent-style-name="Default" style:data-style-name="N0">
      <style:text-properties fo:font-size="8pt" style:font-size-asian="8pt" style:font-size-complex="8pt"/>
    </style:style>
    <style:style style:name="ce34" style:family="table-cell" style:parent-style-name="Default" style:data-style-name="N0">
      <style:table-cell-properties style:vertical-align="top" style:repeat-content="false"/>
      <style:paragraph-properties fo:text-align="center"/>
      <style:text-properties style:font-name="Cambria" style:font-name-asian="Cambria" style:font-name-complex="Cambria" fo:font-size="8pt" style:font-size-asian="8pt" style:font-size-complex="8pt" style:font-family-generic="roman"/>
    </style:style>
    <style:style style:name="ce35" style:family="table-cell" style:parent-style-name="Default" style:data-style-name="N0">
      <style:table-cell-properties style:vertical-align="middle" fo:wrap-option="wrap" fo:background-color="#EFEFEF"/>
      <style:text-properties style:font-name="Cambria" style:font-name-asian="Cambria" style:font-name-complex="Cambria" fo:font-size="8pt" style:font-size-asian="8pt" style:font-size-complex="8pt" style:font-family-generic="roman"/>
    </style:style>
    <style:style style:name="ce36" style:family="table-cell" style:parent-style-name="Default" style:data-style-name="N0">
      <style:table-cell-properties style:vertical-align="top" fo:background-color="#EFEFEF" style:repeat-content="false"/>
      <style:paragraph-properties fo:text-align="center"/>
      <style:text-properties style:font-name="Cambria" style:font-name-asian="Cambria" style:font-name-complex="Cambria" fo:font-size="8pt" style:font-size-asian="8pt" style:font-size-complex="8pt" style:font-family-generic="roman"/>
    </style:style>
    <style:style style:name="ce37" style:family="table-cell" style:parent-style-name="Default" style:data-style-name="N0">
      <style:table-cell-properties style:vertical-align="middle" fo:wrap-option="wrap"/>
      <style:text-properties style:font-name="Cambria" style:font-name-asian="Cambria" style:font-name-complex="Cambria" fo:font-size="8pt" style:font-size-asian="8pt" style:font-size-complex="8pt" style:font-family-generic="roman"/>
    </style:style>
    <style:style style:name="ce38" style:family="table-cell" style:parent-style-name="Default" style:data-style-name="N39">
      <style:table-cell-properties style:vertical-align="automatic"/>
      <style:text-properties style:font-name="Cambria" style:font-name-asian="Cambria" style:font-name-complex="Cambria" fo:font-size="10pt" style:font-size-asian="10pt" style:font-size-complex="10pt" style:font-family-generic="roman"/>
    </style:style>
    <style:style style:name="ce39" style:family="table-cell" style:parent-style-name="Default" style:data-style-name="N0">
      <style:text-properties style:font-name="Cambria" style:font-name-asian="Cambria" style:font-name-complex="Cambria" fo:font-size="10pt" style:font-size-asian="10pt" style:font-size-complex="10pt" style:font-family-generic="roman"/>
    </style:style>
    <style:style style:name="ce40" style:family="table-cell" style:parent-style-name="Default" style:data-style-name="N0">
      <style:table-cell-properties style:vertical-align="middle"/>
      <style:text-properties style:font-name="Cambria" style:font-name-asian="Cambria" style:font-name-complex="Cambria" fo:font-size="8pt" style:font-size-asian="8pt" style:font-size-complex="8pt" style:font-family-generic="roman"/>
    </style:style>
    <style:style style:name="ce41" style:family="table-cell" style:parent-style-name="Default" style:data-style-name="N0">
      <style:table-cell-properties style:vertical-align="top" style:repeat-content="false"/>
      <style:paragraph-properties fo:text-align="end" fo:margin-right="0cm"/>
      <style:text-properties style:font-name="Cambria" style:font-name-asian="Cambria" style:font-name-complex="Cambria" fo:font-size="10pt" style:font-size-asian="10pt" style:font-size-complex="10pt" fo:font-weight="bold" style:font-weight-asian="bold" style:font-weight-complex="bold" style:font-family-generic="roman"/>
    </style:style>
    <style:style style:name="ce42" style:family="table-cell" style:parent-style-name="Default" style:data-style-name="N0">
      <style:table-cell-properties style:vertical-align="middle" fo:background-color="#FFFFFF"/>
      <style:text-properties style:font-name="Cambria" style:font-name-asian="Cambria" style:font-name-complex="Cambria" fo:font-size="8pt" style:font-size-asian="8pt" style:font-size-complex="8pt" style:font-family-generic="roman"/>
    </style:style>
    <style:style style:name="ce43" style:family="table-cell" style:parent-style-name="Default" style:data-style-name="N0">
      <style:table-cell-properties style:vertical-align="top" fo:background-color="#FFFFFF" style:repeat-content="false"/>
      <style:paragraph-properties fo:text-align="center"/>
      <style:text-properties style:font-name="Cambria" style:font-name-asian="Cambria" style:font-name-complex="Cambria" fo:font-size="8pt" style:font-size-asian="8pt" style:font-size-complex="8pt" style:font-family-generic="roman"/>
    </style:style>
    <style:style style:name="ce44" style:family="table-cell" style:parent-style-name="Default" style:data-style-name="N39">
      <style:table-cell-properties style:vertical-align="automatic"/>
      <style:text-properties style:font-name="Cambria" style:font-name-asian="Cambria" style:font-name-complex="Cambria" style:font-family-generic="roman"/>
    </style:style>
    <style:style style:name="ce45"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Cambria" style:font-name-asian="Cambria" style:font-name-complex="Cambria" fo:font-size="24pt" style:font-size-asian="24pt" style:font-size-complex="24pt" fo:font-weight="bold" style:font-weight-asian="bold" style:font-weight-complex="bold" style:font-family-generic="roman"/>
    </style:style>
    <style:style style:name="ce46" style:family="table-cell" style:parent-style-name="Default" style:data-style-name="N0">
      <style:table-cell-properties style:vertical-align="middle" fo:background-color="transparent" style:repeat-content="false"/>
      <style:paragraph-properties fo:text-align="end" fo:margin-right="0cm"/>
      <style:text-properties style:font-name="Roboto" style:font-name-asian="Roboto" style:font-name-complex="Roboto" fo:font-weight="bold" style:font-weight-asian="bold" style:font-weight-complex="bold"/>
    </style:style>
    <style:style style:name="co1" style:family="table-column">
      <style:table-column-properties fo:break-before="auto" style:column-width="1.12183333333333cm"/>
    </style:style>
    <style:style style:name="co2" style:family="table-column">
      <style:table-column-properties fo:break-before="auto" style:column-width="2.83633333333333cm"/>
    </style:style>
    <style:style style:name="co3" style:family="table-column">
      <style:table-column-properties fo:break-before="auto" style:column-width="9.398cm"/>
    </style:style>
    <style:style style:name="co4" style:family="table-column">
      <style:table-column-properties fo:break-before="auto" style:column-width="1.86266666666667cm"/>
    </style:style>
    <style:style style:name="co5" style:family="table-column">
      <style:table-column-properties fo:break-before="auto" style:column-width="0.9525cm"/>
    </style:style>
    <style:style style:name="co6" style:family="table-column">
      <style:table-column-properties fo:break-before="auto" style:column-width="3.97933333333333cm"/>
    </style:style>
    <style:style style:name="co7" style:family="table-column">
      <style:table-column-properties fo:break-before="auto" style:column-width="2.70933333333333cm"/>
    </style:style>
    <style:style style:name="co8" style:family="table-column">
      <style:table-column-properties fo:break-before="auto" style:column-width="5.1435cm"/>
    </style:style>
    <style:style style:name="co9" style:family="table-column">
      <style:table-column-properties fo:break-before="auto" style:column-width="12.8693333333333cm"/>
    </style:style>
    <style:style style:name="co10" style:family="table-column">
      <style:table-column-properties fo:break-before="auto" style:column-width="1.29116666666667cm"/>
    </style:style>
    <style:style style:name="co11" style:family="table-column">
      <style:table-column-properties fo:break-before="auto" style:column-width="1.24883333333333cm"/>
    </style:style>
    <style:style style:name="co12" style:family="table-column">
      <style:table-column-properties fo:break-before="auto" style:column-width="1.03716666666667cm"/>
    </style:style>
    <style:style style:name="co13" style:family="table-column">
      <style:table-column-properties fo:break-before="auto" style:column-width="1.48166666666667cm"/>
    </style:style>
    <style:style style:name="co14" style:family="table-column">
      <style:table-column-properties fo:break-before="auto" style:column-width="3.83116666666667cm"/>
    </style:style>
    <style:style style:name="co15" style:family="table-column">
      <style:table-column-properties fo:break-before="auto" style:column-width="1.62983333333333cm"/>
    </style:style>
    <style:style style:name="co16" style:family="table-column">
      <style:table-column-properties fo:break-before="auto" style:column-width="1.41816666666667cm"/>
    </style:style>
    <style:style style:name="ro1" style:family="table-row">
      <style:table-row-properties style:row-height="13.8pt" style:use-optimal-row-height="true" fo:break-before="auto"/>
    </style:style>
    <style:style style:name="ro2" style:family="table-row">
      <style:table-row-properties style:row-height="41.4pt" style:use-optimal-row-height="true" fo:break-before="auto"/>
    </style:style>
    <style:style style:name="ro3" style:family="table-row">
      <style:table-row-properties style:row-height="61.8pt" style:use-optimal-row-height="true" fo:break-before="auto"/>
    </style:style>
    <style:style style:name="ro4" style:family="table-row">
      <style:table-row-properties style:row-height="51.6pt" style:use-optimal-row-height="true" fo:break-before="auto"/>
    </style:style>
    <style:style style:name="ro5" style:family="table-row">
      <style:table-row-properties style:row-height="31.2pt" style:use-optimal-row-height="true" fo:break-before="auto"/>
    </style:style>
    <style:style style:name="ro6" style:family="table-row">
      <style:table-row-properties style:row-height="82.2pt" style:use-optimal-row-height="true" fo:break-before="auto"/>
    </style:style>
    <style:style style:name="ro7" style:family="table-row">
      <style:table-row-properties style:row-height="72pt" style:use-optimal-row-height="true" fo:break-before="auto"/>
    </style:style>
    <style:style style:name="ro8" style:family="table-row">
      <style:table-row-properties style:row-height="21pt" style:use-optimal-row-height="true" fo:break-before="auto"/>
    </style:style>
    <style:style style:name="ro9" style:family="table-row">
      <style:table-row-properties style:row-height="92.4pt" style:use-optimal-row-height="true" fo:break-before="auto"/>
    </style:style>
    <style:style style:name="ro10" style:family="table-row">
      <style:table-row-properties style:row-height="102.6pt" style:use-optimal-row-height="true" fo:break-before="auto"/>
    </style:style>
    <style:style style:name="ro11" style:family="table-row">
      <style:table-row-properties style:row-height="123pt" style:use-optimal-row-height="true" fo:break-before="auto"/>
    </style:style>
    <style:style style:name="ro12" style:family="table-row">
      <style:table-row-properties style:row-height="15.75pt" style:use-optimal-row-height="false" fo:break-before="auto"/>
    </style:style>
    <style:style style:name="ro13" style:family="table-row">
      <style:table-row-properties style:row-height="27.75pt" style:use-optimal-row-height="false" fo:break-before="auto"/>
    </style:style>
    <style:style style:name="ro14" style:family="table-row">
      <style:table-row-properties style:row-height="25.5pt" style:use-optimal-row-height="false" fo:break-before="auto"/>
    </style:style>
    <style:style style:name="ro15" style:family="table-row">
      <style:table-row-properties style:row-height="15pt" style:use-optimal-row-height="true" fo:break-before="auto"/>
    </style:style>
    <style:style style:name="ro16" style:family="table-row">
      <style:table-row-properties style:row-height="18pt" style:use-optimal-row-height="false" fo:break-before="auto"/>
    </style:style>
    <style:style style:name="ro17" style:family="table-row">
      <style:table-row-properties style:row-height="15.6pt" style:use-optimal-row-height="true" fo:break-before="auto"/>
    </style:style>
    <style:style style:name="ro18" style:family="table-row">
      <style:table-row-properties style:row-height="15pt" style:use-optimal-row-height="false" fo:break-before="auto"/>
    </style:style>
    <style:style style:name="ro19" style:family="table-row">
      <style:table-row-properties style:row-height="21.75pt" style:use-optimal-row-height="false" fo:break-before="auto"/>
    </style:style>
    <style:style style:name="ro20" style:family="table-row">
      <style:table-row-properties style:row-height="6pt" style:use-optimal-row-height="false" fo:break-before="auto"/>
    </style:style>
    <style:style style:name="ro21" style:family="table-row">
      <style:table-row-properties style:row-height="14.25pt" style:use-optimal-row-height="false" fo:break-before="auto"/>
    </style:style>
    <style:style style:name="ro22" style:family="table-row">
      <style:table-row-properties style:row-height="15.75pt" style:use-optimal-row-height="true" fo:break-before="auto"/>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family="graphic" style:name="a0">
      <style:graphic-properties/>
    </style:style>
    <style:style style:family="graphic" style:name="a1">
      <style:graphic-properties/>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quot;Off&quot;;&quot;On&quot;)">
          <table:help-message table:display="true">
            <text:p>Calculation for data in this sheet can be turned on/off to help performance</text:p>
          </table:help-message>
          <table:error-message table:display="true"/>
        </table:content-validation>
      </table:content-validations>
      <table:table table:name="Archive" table:style-name="ta1">
        <table:table-column table:style-name="co1" table:default-cell-style-name="ce1"/>
        <table:table-column table:style-name="co2" table:default-cell-style-name="ce1"/>
        <table:table-column table:style-name="co3" table:default-cell-style-name="ce1"/>
        <table:table-column table:style-name="co2" table:number-columns-repeated="1021" table:default-cell-style-name="ce1"/>
        <table:table-column table:style-name="co4" table:number-columns-repeated="15360" table:default-cell-style-name="ce1"/>
        <table:table-row table:style-name="ro1">
          <table:table-cell office:value-type="string" table:style-name="ce4">
            <text:p>id_str</text:p>
          </table:table-cell>
          <table:table-cell office:value-type="string" table:style-name="ce5">
            <text:p>from_user</text:p>
          </table:table-cell>
          <table:table-cell office:value-type="string" table:style-name="ce6">
            <text:p>text</text:p>
          </table:table-cell>
          <table:table-cell office:value-type="string" table:style-name="ce5">
            <text:p>created_at</text:p>
          </table:table-cell>
          <table:table-cell office:value-type="string" table:style-name="ce7">
            <text:p>time</text:p>
          </table:table-cell>
          <table:table-cell office:value-type="string" table:style-name="ce5">
            <text:p>geo_coordinates</text:p>
          </table:table-cell>
          <table:table-cell office:value-type="string" table:style-name="ce5">
            <text:p>user_lang</text:p>
          </table:table-cell>
          <table:table-cell office:value-type="string" table:style-name="ce5">
            <text:p>in_reply_to_user_id_str</text:p>
          </table:table-cell>
          <table:table-cell office:value-type="string" table:style-name="ce5">
            <text:p>in_reply_to_screen_name</text:p>
          </table:table-cell>
          <table:table-cell office:value-type="string" table:style-name="ce5">
            <text:p>from_user_id_str</text:p>
          </table:table-cell>
          <table:table-cell office:value-type="string" table:style-name="ce5">
            <text:p>in_reply_to_status_id_str</text:p>
          </table:table-cell>
          <table:table-cell office:value-type="string" table:style-name="ce5">
            <text:p>source</text:p>
          </table:table-cell>
          <table:table-cell office:value-type="string" table:style-name="ce5">
            <text:p>profile_image_url</text:p>
          </table:table-cell>
          <table:table-cell office:value-type="string" table:style-name="ce5">
            <text:p>user_followers_count</text:p>
          </table:table-cell>
          <table:table-cell office:value-type="string" table:style-name="ce5">
            <text:p>user_friends_count</text:p>
          </table:table-cell>
          <table:table-cell office:value-type="string" table:style-name="ce5">
            <text:p>user_location</text:p>
          </table:table-cell>
          <table:table-cell office:value-type="string" table:style-name="ce5">
            <text:p>status_url</text:p>
          </table:table-cell>
          <table:table-cell office:value-type="string" table:style-name="ce5">
            <text:p>entities_str</text:p>
          </table:table-cell>
          <table:table-cell table:number-columns-repeated="16366"/>
        </table:table-row>
        <table:table-row table:style-name="ro2">
          <table:table-cell office:value-type="string" table:style-name="ce4">
            <text:p>1163712381895229440</text:p>
          </table:table-cell>
          <table:table-cell office:value-type="string" table:style-name="ce5">
            <text:p>bouwman_aniek</text:p>
          </table:table-cell>
          <table:table-cell office:value-type="string" table:style-name="ce6">
            <text:p>RT @basrodenburg: New paper out on individual activity tracking in group-housed broilers, using an ultra-wideband tracking system. First paper PhD student Malou van der Sluis! @Breed4Food @WURanimal @VET_UniUtrecht Open access through @Animals_MDPI Link: https://t.co/uh2FLmjZcF</text:p>
          </table:table-cell>
          <table:table-cell office:value-type="string" table:style-name="ce5">
            <text:p>Tue Aug 20 07:20:27 +0000 2019</text:p>
          </table:table-cell>
          <table:table-cell office:value-type="date" office:date-value="2019-08-20T08:20:27" table:style-name="ce7">
            <text:p>20/08/2019 08:20:27</text:p>
          </table:table-cell>
          <table:table-cell table:number-columns-repeated="4" table:style-name="ce5"/>
          <table:table-cell office:value-type="string" table:style-name="ce5">
            <text:p>743343262048477184</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885789591273435136/XuZru7zO_normal.jpg">http://pbs.twimg.com/profile_images/885789591273435136/XuZru7zO_normal.jpg</text:a></text:p>
          </table:table-cell>
          <table:table-cell office:value-type="float" office:value="385" table:style-name="ce5">
            <text:p>385</text:p>
          </table:table-cell>
          <table:table-cell office:value-type="float" office:value="290" table:style-name="ce5">
            <text:p>290</text:p>
          </table:table-cell>
          <table:table-cell office:value-type="string" table:style-name="ce5">
            <text:p>Wageningen, Nederland</text:p>
          </table:table-cell>
          <table:table-cell office:value-type="string" table:style-name="ce8">
            <text:p><text:a xlink:href="http://twitter.com/bouwman_aniek/statuses/1163712381895229440">http://twitter.com/bouwman_aniek/statuses/1163712381895229440</text:a></text:p>
          </table:table-cell>
          <table:table-cell office:value-type="string" table:style-name="ce5">
            <text:p>{"hashtags":[],"symbols":[],"user_mentions":[{"screen_name":"basrodenburg","name":"Bas Rodenburg","id":222035562,"id_str":"222035562","indices":[3,16]}],"urls":[]}</text:p>
          </table:table-cell>
          <table:table-cell table:number-columns-repeated="16366"/>
        </table:table-row>
        <table:table-row table:style-name="ro2">
          <table:table-cell office:value-type="string" table:style-name="ce4">
            <text:p>1163710338245767168</text:p>
          </table:table-cell>
          <table:table-cell office:value-type="string" table:style-name="ce5">
            <text:p>basrodenburg</text:p>
          </table:table-cell>
          <table:table-cell office:value-type="string" table:style-name="ce6">
            <text:p>New paper out on individual activity tracking in group-housed broilers, using an ultra-wideband tracking system. First paper PhD student Malou van der Sluis! @Breed4Food @WURanimal @VET_UniUtrecht Open access through @Animals_MDPI Link: https://t.co/uh2FLmjZcF</text:p>
          </table:table-cell>
          <table:table-cell office:value-type="string" table:style-name="ce5">
            <text:p>Tue Aug 20 07:12:19 +0000 2019</text:p>
          </table:table-cell>
          <table:table-cell office:value-type="date" office:date-value="2019-08-20T08:12:19" table:style-name="ce7">
            <text:p>20/08/2019 08:12:19</text:p>
          </table:table-cell>
          <table:table-cell table:number-columns-repeated="4" table:style-name="ce5"/>
          <table:table-cell office:value-type="string" table:style-name="ce5">
            <text:p>222035562</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107675585105588224/xBJuPZVF_normal.png">http://pbs.twimg.com/profile_images/1107675585105588224/xBJuPZVF_normal.png</text:a></text:p>
          </table:table-cell>
          <table:table-cell office:value-type="float" office:value="1911" table:style-name="ce5">
            <text:p>1911</text:p>
          </table:table-cell>
          <table:table-cell office:value-type="float" office:value="3760" table:style-name="ce5">
            <text:p>3760</text:p>
          </table:table-cell>
          <table:table-cell table:style-name="ce5"/>
          <table:table-cell office:value-type="string" table:style-name="ce8">
            <text:p><text:a xlink:href="http://twitter.com/basrodenburg/statuses/1163710338245767168">http://twitter.com/basrodenburg/statuses/1163710338245767168</text:a></text:p>
          </table:table-cell>
          <table:table-cell office:value-type="string" table:style-name="ce5">
            <text:p>{"hashtags":[],"symbols":[],"user_mentions":[{"screen_name":"Breed4Food","name":"Breed4Food","id":2283573319,"id_str":"2283573319","indices":[158,169]},{"screen_name":"WURanimal","name":"WUR Animal Sciences","id":2819547778,"id_str":"2819547778","indices":[170,180]},{"screen_name":"VET_UniUtrecht","name":"Diergeneeskunde","id":215977394,"id_str":"215977394","indices":[181,196]},{"screen_name":"Animals_MDPI","name":"Animals","id":890096257439498200,"id_str":"890096257439498240","indices":[217,230]}],"urls":[{"url":"https://t.co/uh2FLmjZcF","expanded_url":"https://www.mdpi.com/2076-2615/9/8/580","display_url":"mdpi.com/2076-2615/9/8/…","indices":[237,260]}]}</text:p>
          </table:table-cell>
          <table:table-cell table:number-columns-repeated="16366"/>
        </table:table-row>
        <table:table-row table:style-name="ro3">
          <table:table-cell office:value-type="string" table:style-name="ce4">
            <text:p>1163708706615373824</text:p>
          </table:table-cell>
          <table:table-cell office:value-type="string" table:style-name="ce5">
            <text:p>AW_NGS</text:p>
          </table:table-cell>
          <table:table-cell office:value-type="string" table:style-name="ce6">
            <text:p>RT @KeyGeneInfo: Nature's Jonathan Lambert @evolambert spoke with Fernando Garcia, KeyGene's TR4 expert and banana breeder, about the Panama Disease outbreak in Colombia, his support to Colombian government, diagnostics by KeyGene, @WUR and @UniUtrecht and banana breeding</text:p>
            <text:p>https://t.co/Ry5tDfFP4Q https://t.co/MbmueJovki</text:p>
          </table:table-cell>
          <table:table-cell office:value-type="string" table:style-name="ce5">
            <text:p>Tue Aug 20 07:05:50 +0000 2019</text:p>
          </table:table-cell>
          <table:table-cell office:value-type="date" office:date-value="2019-08-20T08:05:50" table:style-name="ce7">
            <text:p>20/08/2019 08:05:50</text:p>
          </table:table-cell>
          <table:table-cell table:number-columns-repeated="4" table:style-name="ce5"/>
          <table:table-cell office:value-type="string" table:style-name="ce5">
            <text:p>1636155128</text:p>
          </table:table-cell>
          <table:table-cell table:style-name="ce5"/>
          <table:table-cell office:value-type="string" table:style-name="ce5">
            <text:p>&lt;a href="http://twitter.com" rel="nofollow"&gt;Twitter Web Client&lt;/a&gt;</text:p>
          </table:table-cell>
          <table:table-cell office:value-type="string" table:style-name="ce8">
            <text:p><text:a xlink:href="http://pbs.twimg.com/profile_images/1065708590713982976/UDQ0Wn7d_normal.jpg">http://pbs.twimg.com/profile_images/1065708590713982976/UDQ0Wn7d_normal.jpg</text:a></text:p>
          </table:table-cell>
          <table:table-cell office:value-type="float" office:value="1295" table:style-name="ce5">
            <text:p>1295</text:p>
          </table:table-cell>
          <table:table-cell office:value-type="float" office:value="1576" table:style-name="ce5">
            <text:p>1576</text:p>
          </table:table-cell>
          <table:table-cell office:value-type="string" table:style-name="ce5">
            <text:p>Wageningen</text:p>
          </table:table-cell>
          <table:table-cell office:value-type="string" table:style-name="ce8">
            <text:p><text:a xlink:href="http://twitter.com/AW_NGS/statuses/1163708706615373824">http://twitter.com/AW_NGS/statuses/1163708706615373824</text:a></text:p>
          </table:table-cell>
          <table:table-cell office:value-type="string" table:style-name="ce5">
            <text:p>{"hashtags":[],"symbols":[],"user_mentions":[{"screen_name":"KeyGeneInfo","name":"KeyGene","id":137769333,"id_str":"137769333","indices":[3,15]},{"screen_name":"evolambert","name":"Jon Lambert","id":342743938,"id_str":"342743938","indices":[43,54]}],"urls":[]}</text:p>
          </table:table-cell>
          <table:table-cell table:number-columns-repeated="16366"/>
        </table:table-row>
        <table:table-row table:style-name="ro4">
          <table:table-cell office:value-type="string" table:style-name="ce4">
            <text:p>1163707349544112128</text:p>
          </table:table-cell>
          <table:table-cell office:value-type="string" table:style-name="ce5">
            <text:p>KoeienRob</text:p>
          </table:table-cell>
          <table:table-cell office:value-type="string" table:style-name="ce6">
            <text:p>RT @Boerenverstand: @EenVandaag @HansClevers @UniUtrecht Typisch dit...Als je koeien inschaart in jonger gras, dan is het ook sneller verteerbaar..... Het gaat om het totale rantsoen van de koe, dit is helemaal geen echte oplossing, maar vooral goed voor de leverancier van dit graszaad #fail</text:p>
          </table:table-cell>
          <table:table-cell office:value-type="string" table:style-name="ce5">
            <text:p>Tue Aug 20 07:00:27 +0000 2019</text:p>
          </table:table-cell>
          <table:table-cell office:value-type="date" office:date-value="2019-08-20T08:00:27" table:style-name="ce7">
            <text:p>20/08/2019 08:00:27</text:p>
          </table:table-cell>
          <table:table-cell table:number-columns-repeated="4" table:style-name="ce5"/>
          <table:table-cell office:value-type="string" table:style-name="ce5">
            <text:p>306271079</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378800000656679420/d5bd913bcbf0544df0d331438d7b7013_normal.jpeg">http://pbs.twimg.com/profile_images/378800000656679420/d5bd913bcbf0544df0d331438d7b7013_normal.jpeg</text:a></text:p>
          </table:table-cell>
          <table:table-cell office:value-type="float" office:value="1820" table:style-name="ce5">
            <text:p>1820</text:p>
          </table:table-cell>
          <table:table-cell office:value-type="float" office:value="2270" table:style-name="ce5">
            <text:p>2270</text:p>
          </table:table-cell>
          <table:table-cell office:value-type="string" table:style-name="ce5">
            <text:p>Heukelom NBr.</text:p>
          </table:table-cell>
          <table:table-cell office:value-type="string" table:style-name="ce8">
            <text:p><text:a xlink:href="http://twitter.com/KoeienRob/statuses/1163707349544112128">http://twitter.com/KoeienRob/statuses/1163707349544112128</text:a></text:p>
          </table:table-cell>
          <table:table-cell office:value-type="string" table:style-name="ce5">
            <text:p>{"hashtags":[],"symbols":[],"user_mentions":[{"screen_name":"Boerenverstand","name":"Frank Verhoeven","id":16922745,"id_str":"16922745","indices":[3,18]},{"screen_name":"EenVandaag","name":"EenVandaag","id":10572052,"id_str":"10572052","indices":[20,31]},{"screen_name":"HansClevers","name":"Hans Clevers","id":1503128660,"id_str":"1503128660","indices":[32,44]},{"screen_name":"UniUtrecht","name":"Universiteit Utrecht","id":33548291,"id_str":"33548291","indices":[45,56]}],"urls":[]}</text:p>
          </table:table-cell>
          <table:table-cell table:number-columns-repeated="16366"/>
        </table:table-row>
        <table:table-row table:style-name="ro4">
          <table:table-cell office:value-type="string" table:style-name="ce4">
            <text:p>1163706532061749248</text:p>
          </table:table-cell>
          <table:table-cell office:value-type="string" table:style-name="ce5">
            <text:p>KeyGeneInfo</text:p>
          </table:table-cell>
          <table:table-cell office:value-type="string" table:style-name="ce6">
            <text:p>Nature's Jonathan Lambert @evolambert spoke with Fernando Garcia, KeyGene's TR4 expert and banana breeder, about the Panama Disease outbreak in Colombia, his support to Colombian government, diagnostics by KeyGene, @WUR and @UniUtrecht and banana breeding</text:p>
            <text:p>https://t.co/Ry5tDfFP4Q https://t.co/MbmueJovki</text:p>
          </table:table-cell>
          <table:table-cell office:value-type="string" table:style-name="ce5">
            <text:p>Tue Aug 20 06:57:12 +0000 2019</text:p>
          </table:table-cell>
          <table:table-cell office:value-type="date" office:date-value="2019-08-20T07:57:12" table:style-name="ce7">
            <text:p>20/08/2019 07:57:12</text:p>
          </table:table-cell>
          <table:table-cell table:number-columns-repeated="4" table:style-name="ce5"/>
          <table:table-cell office:value-type="string" table:style-name="ce5">
            <text:p>137769333</text:p>
          </table:table-cell>
          <table:table-cell table:style-name="ce5"/>
          <table:table-cell office:value-type="string" table:style-name="ce5">
            <text:p>&lt;a href="https://about.twitter.com/products/tweetdeck" rel="nofollow"&gt;TweetDeck&lt;/a&gt;</text:p>
          </table:table-cell>
          <table:table-cell office:value-type="string" table:style-name="ce8">
            <text:p><text:a xlink:href="http://pbs.twimg.com/profile_images/743717850494304256/guEbQPTE_normal.jpg">http://pbs.twimg.com/profile_images/743717850494304256/guEbQPTE_normal.jpg</text:a></text:p>
          </table:table-cell>
          <table:table-cell office:value-type="float" office:value="1355" table:style-name="ce5">
            <text:p>1355</text:p>
          </table:table-cell>
          <table:table-cell office:value-type="float" office:value="409" table:style-name="ce5">
            <text:p>409</text:p>
          </table:table-cell>
          <table:table-cell office:value-type="string" table:style-name="ce5">
            <text:p>Wageningen NL - Rockville USA</text:p>
          </table:table-cell>
          <table:table-cell office:value-type="string" table:style-name="ce8">
            <text:p><text:a xlink:href="http://twitter.com/KeyGeneInfo/statuses/1163706532061749248">http://twitter.com/KeyGeneInfo/statuses/1163706532061749248</text:a></text:p>
          </table:table-cell>
          <table:table-cell office:value-type="string" table:style-name="ce5">
            <text:p>{"hashtags":[],"symbols":[],"user_mentions":[{"screen_name":"evolambert","name":"Jon Lambert","id":342743938,"id_str":"342743938","indices":[26,37]},{"screen_name":"WUR","name":"Wageningen U&amp;R","id":20045134,"id_str":"20045134","indices":[215,219]},{"screen_name":"UniUtrecht","name":"Universiteit Utrecht","id":33548291,"id_str":"33548291","indices":[224,235]}],"urls":[{"url":"https://t.co/Ry5tDfFP4Q","expanded_url":"https://www.nature.com/articles/d41586-019-02489-5","display_url":"nature.com/articles/d4158…","indices":[256,279]}],"media":[{"id":1163706462448824300,"id_str":"1163706462448824321","indices":[280,303],"media_url":"http://pbs.twimg.com/media/ECZQ3K0WsAEIQJk.jpg","media_url_https":"https://pbs.twimg.com/media/ECZQ3K0WsAEIQJk.jpg","url":"https://t.co/MbmueJovki","display_url":"pic.twitter.com/MbmueJovki","expanded_url":"https://twitter.com/KeyGeneInfo/status/1163706532061749248/photo/1","type":"photo","sizes":{"thumb":{"w":150,"h":150,"resize":"crop"},"large":{"w":640,"h":480,"resize":"fit"},"small":{"w":640,"h":480,"resize":"fit"},"medium":{"w":640,"h":480,"resize":"fit"}}}]}</text:p>
          </table:table-cell>
          <table:table-cell table:number-columns-repeated="16366"/>
        </table:table-row>
        <table:table-row table:style-name="ro4">
          <table:table-cell office:value-type="string" table:style-name="ce4">
            <text:p>1163705387784314886</text:p>
          </table:table-cell>
          <table:table-cell office:value-type="string" table:style-name="ce5">
            <text:p>nembotavy_0101</text:p>
          </table:table-cell>
          <table:table-cell office:value-type="string" table:style-name="ce6">
            <text:p>RT @IngaRoesler: Day 2 &amp;amp; 3 group pictures from Prof. Daan Scheeper's science team (@UniUtrecht @UniUtrechtPE) at #lowlands2019! We measured participant's heart rate and blood pressure while they were discussing changing gender roles in society with a stranger https://t.co/RXJydzBjQB</text:p>
          </table:table-cell>
          <table:table-cell office:value-type="string" table:style-name="ce5">
            <text:p>Tue Aug 20 06:52:39 +0000 2019</text:p>
          </table:table-cell>
          <table:table-cell office:value-type="date" office:date-value="2019-08-20T07:52:39" table:style-name="ce7">
            <text:p>20/08/2019 07:52:39</text:p>
          </table:table-cell>
          <table:table-cell table:number-columns-repeated="4" table:style-name="ce5"/>
          <table:table-cell office:value-type="string" table:style-name="ce5">
            <text:p>1049470998490185729</text:p>
          </table:table-cell>
          <table:table-cell table:style-name="ce5"/>
          <table:table-cell office:value-type="string" table:style-name="ce5">
            <text:p>&lt;a href="https://twitter.com/whtver_science" rel="nofollow"&gt;nembotavy_010101&lt;/a&gt;</text:p>
          </table:table-cell>
          <table:table-cell office:value-type="string" table:style-name="ce8">
            <text:p><text:a xlink:href="http://pbs.twimg.com/profile_images/1162639815084404736/GdeIeGLc_normal.jpg">http://pbs.twimg.com/profile_images/1162639815084404736/GdeIeGLc_normal.jpg</text:a></text:p>
          </table:table-cell>
          <table:table-cell office:value-type="float" office:value="3637" table:style-name="ce5">
            <text:p>3637</text:p>
          </table:table-cell>
          <table:table-cell office:value-type="float" office:value="5" table:style-name="ce5">
            <text:p>5</text:p>
          </table:table-cell>
          <table:table-cell table:style-name="ce5"/>
          <table:table-cell office:value-type="string" table:style-name="ce8">
            <text:p><text:a xlink:href="http://twitter.com/nembotavy_0101/statuses/1163705387784314886">http://twitter.com/nembotavy_0101/statuses/1163705387784314886</text:a></text:p>
          </table:table-cell>
          <table:table-cell office:value-type="string" table:style-name="ce5">
            <text:p>{"hashtags":[{"text":"lowlands2019","indices":[117,130]}],"symbols":[],"user_mentions":[{"screen_name":"IngaRoesler","name":"Inga Rösler","id":1382322444,"id_str":"1382322444","indices":[3,15]},{"screen_name":"UniUtrecht","name":"Universiteit Utrecht","id":33548291,"id_str":"33548291","indices":[87,98]},{"screen_name":"UniUtrechtPE","name":"Public Engagement","id":925283063784976400,"id_str":"925283063784976390","indices":[99,112]}],"urls":[]}</text:p>
          </table:table-cell>
          <table:table-cell table:number-columns-repeated="16366"/>
        </table:table-row>
        <table:table-row table:style-name="ro4">
          <table:table-cell office:value-type="string" table:style-name="ce4">
            <text:p>1163702575813844993</text:p>
          </table:table-cell>
          <table:table-cell office:value-type="string" table:style-name="ce5">
            <text:p>o_Onur</text:p>
          </table:table-cell>
          <table:table-cell office:value-type="string" table:style-name="ce6">
            <text:p>RT @IngaRoesler: Day 2 &amp;amp; 3 group pictures from Prof. Daan Scheeper's science team (@UniUtrecht @UniUtrechtPE) at #lowlands2019! We measured participant's heart rate and blood pressure while they were discussing changing gender roles in society with a stranger https://t.co/RXJydzBjQB</text:p>
          </table:table-cell>
          <table:table-cell office:value-type="string" table:style-name="ce5">
            <text:p>Tue Aug 20 06:41:29 +0000 2019</text:p>
          </table:table-cell>
          <table:table-cell office:value-type="date" office:date-value="2019-08-20T07:41:29" table:style-name="ce7">
            <text:p>20/08/2019 07:41:29</text:p>
          </table:table-cell>
          <table:table-cell table:number-columns-repeated="4" table:style-name="ce5"/>
          <table:table-cell office:value-type="string" table:style-name="ce5">
            <text:p>135547160</text:p>
          </table:table-cell>
          <table:table-cell table:style-name="ce5"/>
          <table:table-cell office:value-type="string" table:style-name="ce5">
            <text:p>&lt;a href="http://klinkerapps.com" rel="nofollow"&gt;Talon Android&lt;/a&gt;</text:p>
          </table:table-cell>
          <table:table-cell office:value-type="string" table:style-name="ce8">
            <text:p><text:a xlink:href="http://pbs.twimg.com/profile_images/1123664072954785793/FKJCUk3f_normal.jpg">http://pbs.twimg.com/profile_images/1123664072954785793/FKJCUk3f_normal.jpg</text:a></text:p>
          </table:table-cell>
          <table:table-cell office:value-type="float" office:value="159" table:style-name="ce5">
            <text:p>159</text:p>
          </table:table-cell>
          <table:table-cell office:value-type="float" office:value="232" table:style-name="ce5">
            <text:p>232</text:p>
          </table:table-cell>
          <table:table-cell table:style-name="ce5"/>
          <table:table-cell office:value-type="string" table:style-name="ce8">
            <text:p><text:a xlink:href="http://twitter.com/o_Onur/statuses/1163702575813844993">http://twitter.com/o_Onur/statuses/1163702575813844993</text:a></text:p>
          </table:table-cell>
          <table:table-cell office:value-type="string" table:style-name="ce5">
            <text:p>{"hashtags":[{"text":"lowlands2019","indices":[117,130]}],"symbols":[],"user_mentions":[{"screen_name":"IngaRoesler","name":"Inga Rösler","id":1382322444,"id_str":"1382322444","indices":[3,15]},{"screen_name":"UniUtrecht","name":"Universiteit Utrecht","id":33548291,"id_str":"33548291","indices":[87,98]},{"screen_name":"UniUtrechtPE","name":"Public Engagement","id":925283063784976400,"id_str":"925283063784976390","indices":[99,112]}],"urls":[]}</text:p>
          </table:table-cell>
          <table:table-cell table:number-columns-repeated="16366"/>
        </table:table-row>
        <table:table-row table:number-rows-repeated="2" table:style-name="ro3">
          <table:table-cell office:value-type="string" table:style-name="ce4">
            <text:p>1163699811788263424</text:p>
          </table:table-cell>
          <table:table-cell office:value-type="string" table:style-name="ce5">
            <text:p>CESAAus</text:p>
          </table:table-cell>
          <table:table-cell office:value-type="string" table:style-name="ce6">
            <text:p>RT @RMIT_EU_CENTRE: 🗣️ Our next #SDG seminar is SDG 7: Affordable &amp;amp; #CleanEnergy w/ Ron Boschma @UtrechtUni, Vanya Kumar @DELWP_Vic, Robyn Henderson @MBIEgovtnz, Moragh McKay Energy Innov Coop &amp;amp; Bjorn Asheim @lunduniversity. Tues 27 Aug 12.30pm @RMIT. Register https://t.co/zR7qriIMCX</text:p>
            <text:p>@EUErasmusPlus</text:p>
          </table:table-cell>
          <table:table-cell office:value-type="string" table:style-name="ce5">
            <text:p>Tue Aug 20 06:30:30 +0000 2019</text:p>
          </table:table-cell>
          <table:table-cell office:value-type="date" office:date-value="2019-08-20T07:30:30" table:style-name="ce7">
            <text:p>20/08/2019 07:30:30</text:p>
          </table:table-cell>
          <table:table-cell table:number-columns-repeated="4" table:style-name="ce5"/>
          <table:table-cell office:value-type="string" table:style-name="ce5">
            <text:p>912666538599174144</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912673738260443142/Oydt9fmg_normal.jpg">http://pbs.twimg.com/profile_images/912673738260443142/Oydt9fmg_normal.jpg</text:a></text:p>
          </table:table-cell>
          <table:table-cell office:value-type="float" office:value="839" table:style-name="ce5">
            <text:p>839</text:p>
          </table:table-cell>
          <table:table-cell office:value-type="float" office:value="981" table:style-name="ce5">
            <text:p>981</text:p>
          </table:table-cell>
          <table:table-cell office:value-type="string" table:style-name="ce5">
            <text:p>Australia</text:p>
          </table:table-cell>
          <table:table-cell office:value-type="string" table:style-name="ce8">
            <text:p><text:a xlink:href="http://twitter.com/CESAAus/statuses/1163699811788263424">http://twitter.com/CESAAus/statuses/1163699811788263424</text:a></text:p>
          </table:table-cell>
          <table:table-cell office:value-type="string" table:style-name="ce5">
            <text:p>{"hashtags":[{"text":"SDG","indices":[32,36]},{"text":"CleanEnergy","indices":[72,84]}],"symbols":[],"user_mentions":[{"screen_name":"RMIT_EU_CENTRE","name":"EU Centre at RMIT","id":2608840453,"id_str":"2608840453","indices":[3,18]},{"screen_name":"UtrechtUni","name":"Utrecht University","id":33550981,"id_str":"33550981","indices":[100,111]},{"screen_name":"DELWP_Vic","name":"DELWP Victoria","id":142878998,"id_str":"142878998","indices":[125,135]}],"urls":[]}</text:p>
          </table:table-cell>
          <table:table-cell table:number-columns-repeated="16366"/>
        </table:table-row>
        <table:table-row table:style-name="ro2">
          <table:table-cell office:value-type="string" table:style-name="ce4">
            <text:p>1163697223772905472</text:p>
          </table:table-cell>
          <table:table-cell office:value-type="string" table:style-name="ce5">
            <text:p>IngaRoesler</text:p>
          </table:table-cell>
          <table:table-cell office:value-type="string" table:style-name="ce6">
            <text:p>Day 2 &amp;amp; 3 group pictures from Prof. Daan Scheeper's science team (@UniUtrecht @UniUtrechtPE) at #lowlands2019! We measured participant's heart rate and blood pressure while they were discussing changing gender roles in society with a stranger https://t.co/RXJydzBjQB</text:p>
          </table:table-cell>
          <table:table-cell office:value-type="string" table:style-name="ce5">
            <text:p>Tue Aug 20 06:20:13 +0000 2019</text:p>
          </table:table-cell>
          <table:table-cell office:value-type="date" office:date-value="2019-08-20T07:20:13" table:style-name="ce7">
            <text:p>20/08/2019 07:20:13</text:p>
          </table:table-cell>
          <table:table-cell table:number-columns-repeated="4" table:style-name="ce5"/>
          <table:table-cell office:value-type="string" table:style-name="ce5">
            <text:p>1382322444</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094202558346858496/e2pMurII_normal.jpg">http://pbs.twimg.com/profile_images/1094202558346858496/e2pMurII_normal.jpg</text:a></text:p>
          </table:table-cell>
          <table:table-cell office:value-type="float" office:value="100" table:style-name="ce5">
            <text:p>100</text:p>
          </table:table-cell>
          <table:table-cell office:value-type="float" office:value="449" table:style-name="ce5">
            <text:p>449</text:p>
          </table:table-cell>
          <table:table-cell office:value-type="string" table:style-name="ce5">
            <text:p>Utrecht, Niederlande</text:p>
          </table:table-cell>
          <table:table-cell office:value-type="string" table:style-name="ce8">
            <text:p><text:a xlink:href="http://twitter.com/IngaRoesler/statuses/1163697223772905472">http://twitter.com/IngaRoesler/statuses/1163697223772905472</text:a></text:p>
          </table:table-cell>
          <table:table-cell office:value-type="string" table:style-name="ce5">
            <text:p>{"hashtags":[{"text":"lowlands2019","indices":[100,113]}],"symbols":[],"user_mentions":[{"screen_name":"UniUtrecht","name":"Universiteit Utrecht","id":33548291,"id_str":"33548291","indices":[70,81]},{"screen_name":"UniUtrechtPE","name":"Public Engagement","id":925283063784976400,"id_str":"925283063784976390","indices":[82,95]}],"urls":[],"media":[{"id":1163697216969748500,"id_str":"1163697216969748480","indices":[247,270],"media_url":"http://pbs.twimg.com/media/ECZIdAuXsAAyTov.jpg","media_url_https":"https://pbs.twimg.com/media/ECZIdAuXsAAyTov.jpg","url":"https://t.co/RXJydzBjQB","display_url":"pic.twitter.com/RXJydzBjQB","expanded_url":"https://twitter.com/IngaRoesler/status/1163697223772905472/photo/1","type":"photo","sizes":{"thumb":{"w":150,"h":150,"resize":"crop"},"large":{"w":1024,"h":768,"resize":"fit"},"small":{"w":680,"h":510,"resize":"fit"},"medium":{"w":1024,"h":768,"resize":"fit"}}}]}</text:p>
          </table:table-cell>
          <table:table-cell table:number-columns-repeated="16366"/>
        </table:table-row>
        <table:table-row table:number-rows-repeated="2" table:style-name="ro3">
          <table:table-cell office:value-type="string" table:style-name="ce4">
            <text:p>1163696693868556288</text:p>
          </table:table-cell>
          <table:table-cell office:value-type="string" table:style-name="ce5">
            <text:p>MatthewCoote</text:p>
          </table:table-cell>
          <table:table-cell office:value-type="string" table:style-name="ce6">
            <text:p>RT @RMIT_EU_CENTRE: 🗣️ Our next #SDG seminar is SDG 7: Affordable &amp;amp; #CleanEnergy w/ Ron Boschma @UtrechtUni, Vanya Kumar @DELWP_Vic, Robyn Henderson @MBIEgovtnz, Moragh McKay Energy Innov Coop &amp;amp; Bjorn Asheim @lunduniversity. Tues 27 Aug 12.30pm @RMIT. Register https://t.co/zR7qriIMCX</text:p>
            <text:p>@EUErasmusPlus</text:p>
          </table:table-cell>
          <table:table-cell office:value-type="string" table:style-name="ce5">
            <text:p>Tue Aug 20 06:18:06 +0000 2019</text:p>
          </table:table-cell>
          <table:table-cell office:value-type="date" office:date-value="2019-08-20T07:18:06" table:style-name="ce7">
            <text:p>20/08/2019 07:18:06</text:p>
          </table:table-cell>
          <table:table-cell table:number-columns-repeated="4" table:style-name="ce5"/>
          <table:table-cell office:value-type="string" table:style-name="ce5">
            <text:p>20494945</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056413813895966721/evJsVJEt_normal.jpg">http://pbs.twimg.com/profile_images/1056413813895966721/evJsVJEt_normal.jpg</text:a></text:p>
          </table:table-cell>
          <table:table-cell office:value-type="float" office:value="20164" table:style-name="ce5">
            <text:p>20164</text:p>
          </table:table-cell>
          <table:table-cell office:value-type="float" office:value="19070" table:style-name="ce5">
            <text:p>19070</text:p>
          </table:table-cell>
          <table:table-cell office:value-type="string" table:style-name="ce5">
            <text:p>Earth</text:p>
          </table:table-cell>
          <table:table-cell office:value-type="string" table:style-name="ce8">
            <text:p><text:a xlink:href="http://twitter.com/MatthewCoote/statuses/1163696693868556288">http://twitter.com/MatthewCoote/statuses/1163696693868556288</text:a></text:p>
          </table:table-cell>
          <table:table-cell office:value-type="string" table:style-name="ce5">
            <text:p>{"hashtags":[{"text":"SDG","indices":[32,36]},{"text":"CleanEnergy","indices":[72,84]}],"symbols":[],"user_mentions":[{"screen_name":"RMIT_EU_CENTRE","name":"EU Centre at RMIT","id":2608840453,"id_str":"2608840453","indices":[3,18]},{"screen_name":"UtrechtUni","name":"Utrecht University","id":33550981,"id_str":"33550981","indices":[100,111]},{"screen_name":"DELWP_Vic","name":"DELWP Victoria","id":142878998,"id_str":"142878998","indices":[125,135]}],"urls":[]}</text:p>
          </table:table-cell>
          <table:table-cell table:number-columns-repeated="16366"/>
        </table:table-row>
        <table:table-row table:style-name="ro1">
          <table:table-cell office:value-type="string" table:style-name="ce4">
            <text:p>1163677576612786176</text:p>
          </table:table-cell>
          <table:table-cell office:value-type="string" table:style-name="ce5">
            <text:p>Kate_Seear</text:p>
          </table:table-cell>
          <table:table-cell office:value-type="string" table:style-name="ce6">
            <text:p>@iekenner @UtrechtUni Thanks so much and yes it sure is!</text:p>
          </table:table-cell>
          <table:table-cell office:value-type="string" table:style-name="ce5">
            <text:p>Tue Aug 20 05:02:09 +0000 2019</text:p>
          </table:table-cell>
          <table:table-cell office:value-type="date" office:date-value="2019-08-20T06:02:09" table:style-name="ce7">
            <text:p>20/08/2019 06:02:09</text:p>
          </table:table-cell>
          <table:table-cell table:number-columns-repeated="2" table:style-name="ce5"/>
          <table:table-cell office:value-type="string" table:style-name="ce5">
            <text:p>201107943</text:p>
          </table:table-cell>
          <table:table-cell office:value-type="string" table:style-name="ce5">
            <text:p>iekenner</text:p>
          </table:table-cell>
          <table:table-cell office:value-type="string" table:style-name="ce5">
            <text:p>1461777931</text:p>
          </table:table-cell>
          <table:table-cell office:value-type="string" table:style-name="ce5">
            <text:p>1163591295958282240</text:p>
          </table:table-cell>
          <table:table-cell office:value-type="string" table:style-name="ce5">
            <text:p>&lt;a href="http://twitter.com/download/iphone" rel="nofollow"&gt;Twitter for iPhone&lt;/a&gt;</text:p>
          </table:table-cell>
          <table:table-cell office:value-type="string" table:style-name="ce8">
            <text:p><text:a xlink:href="http://pbs.twimg.com/profile_images/1108136826022187008/KZK_Opm8_normal.jpg">http://pbs.twimg.com/profile_images/1108136826022187008/KZK_Opm8_normal.jpg</text:a></text:p>
          </table:table-cell>
          <table:table-cell office:value-type="float" office:value="3013" table:style-name="ce5">
            <text:p>3013</text:p>
          </table:table-cell>
          <table:table-cell office:value-type="float" office:value="2650" table:style-name="ce5">
            <text:p>2650</text:p>
          </table:table-cell>
          <table:table-cell office:value-type="string" table:style-name="ce5">
            <text:p>Melbourne, Australia</text:p>
          </table:table-cell>
          <table:table-cell office:value-type="string" table:style-name="ce8">
            <text:p><text:a xlink:href="http://twitter.com/Kate_Seear/statuses/1163677576612786176">http://twitter.com/Kate_Seear/statuses/1163677576612786176</text:a></text:p>
          </table:table-cell>
          <table:table-cell office:value-type="string" table:style-name="ce5">
            <text:p>{"hashtags":[],"symbols":[],"user_mentions":[{"screen_name":"iekenner","name":"I.E. Kenner ❤️🏳️‍🌈❤️","id":201107943,"id_str":"201107943","indices":[0,9]},{"screen_name":"UtrechtUni","name":"Utrecht University","id":33550981,"id_str":"33550981","indices":[10,21]}],"urls":[]}</text:p>
          </table:table-cell>
          <table:table-cell table:number-columns-repeated="16366"/>
        </table:table-row>
        <table:table-row table:number-rows-repeated="2" table:style-name="ro1">
          <table:table-cell office:value-type="string" table:style-name="ce4">
            <text:p>1163676614246522880</text:p>
          </table:table-cell>
          <table:table-cell office:value-type="string" table:style-name="ce5">
            <text:p>Kate_Seear</text:p>
          </table:table-cell>
          <table:table-cell office:value-type="string" table:style-name="ce6">
            <text:p>@TraceyLeeHolmes @UtrechtUni Thanks Tracey! Pretty amazing all round.</text:p>
          </table:table-cell>
          <table:table-cell office:value-type="string" table:style-name="ce5">
            <text:p>Tue Aug 20 04:58:19 +0000 2019</text:p>
          </table:table-cell>
          <table:table-cell office:value-type="date" office:date-value="2019-08-20T05:58:19" table:style-name="ce7">
            <text:p>20/08/2019 05:58:19</text:p>
          </table:table-cell>
          <table:table-cell table:number-columns-repeated="2" table:style-name="ce5"/>
          <table:table-cell office:value-type="string" table:style-name="ce5">
            <text:p>54958094</text:p>
          </table:table-cell>
          <table:table-cell office:value-type="string" table:style-name="ce5">
            <text:p>TraceyLeeHolmes</text:p>
          </table:table-cell>
          <table:table-cell office:value-type="string" table:style-name="ce5">
            <text:p>1461777931</text:p>
          </table:table-cell>
          <table:table-cell office:value-type="string" table:style-name="ce5">
            <text:p>1163562459120095234</text:p>
          </table:table-cell>
          <table:table-cell office:value-type="string" table:style-name="ce5">
            <text:p>&lt;a href="http://twitter.com/download/iphone" rel="nofollow"&gt;Twitter for iPhone&lt;/a&gt;</text:p>
          </table:table-cell>
          <table:table-cell office:value-type="string" table:style-name="ce8">
            <text:p><text:a xlink:href="http://pbs.twimg.com/profile_images/1108136826022187008/KZK_Opm8_normal.jpg">http://pbs.twimg.com/profile_images/1108136826022187008/KZK_Opm8_normal.jpg</text:a></text:p>
          </table:table-cell>
          <table:table-cell office:value-type="float" office:value="3013" table:style-name="ce5">
            <text:p>3013</text:p>
          </table:table-cell>
          <table:table-cell office:value-type="float" office:value="2650" table:style-name="ce5">
            <text:p>2650</text:p>
          </table:table-cell>
          <table:table-cell office:value-type="string" table:style-name="ce5">
            <text:p>Melbourne, Australia</text:p>
          </table:table-cell>
          <table:table-cell office:value-type="string" table:style-name="ce8">
            <text:p><text:a xlink:href="http://twitter.com/Kate_Seear/statuses/1163676614246522880">http://twitter.com/Kate_Seear/statuses/1163676614246522880</text:a></text:p>
          </table:table-cell>
          <table:table-cell office:value-type="string" table:style-name="ce5">
            <text:p>{"hashtags":[],"symbols":[],"user_mentions":[{"screen_name":"TraceyLeeHolmes","name":"Tracey Holmes","id":54958094,"id_str":"54958094","indices":[0,16]},{"screen_name":"UtrechtUni","name":"Utrecht University","id":33550981,"id_str":"33550981","indices":[17,28]}],"urls":[]}</text:p>
          </table:table-cell>
          <table:table-cell table:number-columns-repeated="16366"/>
        </table:table-row>
        <table:table-row table:style-name="ro5">
          <table:table-cell office:value-type="string" table:style-name="ce4">
            <text:p>1163637378000404481</text:p>
          </table:table-cell>
          <table:table-cell office:value-type="string" table:style-name="ce5">
            <text:p>suzannemfraser</text:p>
          </table:table-cell>
          <table:table-cell office:value-type="string" table:style-name="ce6">
            <text:p>RT @Kate_Seear: Super excited to be starting Professor Rosi Braidotti’s posthuman philosophy masterclass @UtrechtUni in The Netherlands today. What a beautiful setting! https://t.co/WcMWLNHpAB</text:p>
          </table:table-cell>
          <table:table-cell office:value-type="string" table:style-name="ce5">
            <text:p>Tue Aug 20 02:22:24 +0000 2019</text:p>
          </table:table-cell>
          <table:table-cell office:value-type="date" office:date-value="2019-08-20T03:22:24" table:style-name="ce7">
            <text:p>20/08/2019 03:22:24</text:p>
          </table:table-cell>
          <table:table-cell table:number-columns-repeated="4" table:style-name="ce5"/>
          <table:table-cell office:value-type="string" table:style-name="ce5">
            <text:p>1727835200</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146140222654042112/IwyuWeDV_normal.jpg">http://pbs.twimg.com/profile_images/1146140222654042112/IwyuWeDV_normal.jpg</text:a></text:p>
          </table:table-cell>
          <table:table-cell office:value-type="float" office:value="687" table:style-name="ce5">
            <text:p>687</text:p>
          </table:table-cell>
          <table:table-cell office:value-type="float" office:value="142" table:style-name="ce5">
            <text:p>142</text:p>
          </table:table-cell>
          <table:table-cell table:style-name="ce5"/>
          <table:table-cell office:value-type="string" table:style-name="ce8">
            <text:p><text:a xlink:href="http://twitter.com/suzannemfraser/statuses/1163637378000404481">http://twitter.com/suzannemfraser/statuses/1163637378000404481</text:a></text:p>
          </table:table-cell>
          <table:table-cell office:value-type="string" table:style-name="ce5">
            <text:p>{"hashtags":[],"symbols":[],"user_mentions":[{"screen_name":"Kate_Seear","name":"A/Prof Kate Seear","id":1461777931,"id_str":"1461777931","indices":[3,14]},{"screen_name":"UtrechtUni","name":"Utrecht University","id":33550981,"id_str":"33550981","indices":[105,116]}],"urls":[]}</text:p>
          </table:table-cell>
          <table:table-cell table:number-columns-repeated="16366"/>
        </table:table-row>
        <table:table-row table:style-name="ro2">
          <table:table-cell office:value-type="string" table:style-name="ce4">
            <text:p>1163617923010899968</text:p>
          </table:table-cell>
          <table:table-cell office:value-type="string" table:style-name="ce5">
            <text:p>micahvandegrift</text:p>
          </table:table-cell>
          <table:table-cell office:value-type="string" table:style-name="ce6">
            <text:p>RT @jeroenbosman: We fully updated our (CC-BY) slide deck detailing Plan S and its options in an institutional context, in our case @UtrechtUni @UniUtrecht @cOAlitionS_OA <text:s/>https://t.co/adF6WRGhz2 https://t.co/ie24lJFs5w</text:p>
          </table:table-cell>
          <table:table-cell office:value-type="string" table:style-name="ce5">
            <text:p>Tue Aug 20 01:05:06 +0000 2019</text:p>
          </table:table-cell>
          <table:table-cell office:value-type="date" office:date-value="2019-08-20T02:05:06" table:style-name="ce7">
            <text:p>20/08/2019 02:05:06</text:p>
          </table:table-cell>
          <table:table-cell table:number-columns-repeated="4" table:style-name="ce5"/>
          <table:table-cell office:value-type="string" table:style-name="ce5">
            <text:p>19136693</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058083347979816962/tM1je8YC_normal.jpg">http://pbs.twimg.com/profile_images/1058083347979816962/tM1je8YC_normal.jpg</text:a></text:p>
          </table:table-cell>
          <table:table-cell office:value-type="float" office:value="5355" table:style-name="ce5">
            <text:p>5355</text:p>
          </table:table-cell>
          <table:table-cell office:value-type="float" office:value="5478" table:style-name="ce5">
            <text:p>5478</text:p>
          </table:table-cell>
          <table:table-cell office:value-type="string" table:style-name="ce5">
            <text:p>Raleigh, NC</text:p>
          </table:table-cell>
          <table:table-cell office:value-type="string" table:style-name="ce8">
            <text:p><text:a xlink:href="http://twitter.com/micahvandegrift/statuses/1163617923010899968">http://twitter.com/micahvandegrift/statuses/1163617923010899968</text:a></text:p>
          </table:table-cell>
          <table:table-cell office:value-type="string" table:style-name="ce5">
            <text:p>{"hashtags":[],"symbols":[],"user_mentions":[{"screen_name":"jeroenbosman","name":"Jeroen Bosman","id":9104202,"id_str":"9104202","indices":[3,16]}],"urls":[]}</text:p>
          </table:table-cell>
          <table:table-cell table:number-columns-repeated="16366"/>
        </table:table-row>
        <table:table-row table:number-rows-repeated="2" table:style-name="ro2">
          <table:table-cell office:value-type="string" table:style-name="ce4">
            <text:p>1163608221552037888</text:p>
          </table:table-cell>
          <table:table-cell office:value-type="string" table:style-name="ce5">
            <text:p>MarkPlackett1</text:p>
          </table:table-cell>
          <table:table-cell office:value-type="string" table:style-name="ce6">
            <text:p>RT @EHPonline: MOST READ RESEARCH last week: Associations of Combined Exposures to Surrounding Green, Air Pollution, and Road Traffic Noise with Cardiometabolic Diseases ➡️ https://t.co/QdIqxT3UhZ @UniUtrecht</text:p>
          </table:table-cell>
          <table:table-cell office:value-type="string" table:style-name="ce5">
            <text:p>Tue Aug 20 00:26:33 +0000 2019</text:p>
          </table:table-cell>
          <table:table-cell office:value-type="date" office:date-value="2019-08-20T01:26:33" table:style-name="ce7">
            <text:p>20/08/2019 01:26:33</text:p>
          </table:table-cell>
          <table:table-cell table:number-columns-repeated="4" table:style-name="ce5"/>
          <table:table-cell office:value-type="string" table:style-name="ce5">
            <text:p>1579596458</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378800000145293528/2e1ca65f88bf272a2c3cbd223ffb91bc_normal.jpeg">http://pbs.twimg.com/profile_images/378800000145293528/2e1ca65f88bf272a2c3cbd223ffb91bc_normal.jpeg</text:a></text:p>
          </table:table-cell>
          <table:table-cell office:value-type="float" office:value="4250" table:style-name="ce5">
            <text:p>4250</text:p>
          </table:table-cell>
          <table:table-cell office:value-type="float" office:value="4204" table:style-name="ce5">
            <text:p>4204</text:p>
          </table:table-cell>
          <table:table-cell table:style-name="ce5"/>
          <table:table-cell office:value-type="string" table:style-name="ce8">
            <text:p><text:a xlink:href="http://twitter.com/MarkPlackett1/statuses/1163608221552037888">http://twitter.com/MarkPlackett1/statuses/1163608221552037888</text:a></text:p>
          </table:table-cell>
          <table:table-cell office:value-type="string" table:style-name="ce5">
            <text:p>{"hashtags":[],"symbols":[],"user_mentions":[{"screen_name":"EHPonline","name":"Environmental Health Perspectives","id":59266746,"id_str":"59266746","indices":[3,13]}],"urls":[]}</text:p>
          </table:table-cell>
          <table:table-cell table:number-columns-repeated="16366"/>
        </table:table-row>
        <table:table-row table:style-name="ro3">
          <table:table-cell office:value-type="string" table:style-name="ce4">
            <text:p>1163602287702376448</text:p>
          </table:table-cell>
          <table:table-cell office:value-type="string" table:style-name="ce5">
            <text:p>BruceWilson18</text:p>
          </table:table-cell>
          <table:table-cell office:value-type="string" table:style-name="ce6">
            <text:p>RT @RMIT_EU_CENTRE: 🗣️ Our next #SDG seminar is SDG 7: Affordable &amp;amp; #CleanEnergy w/ Ron Boschma @UtrechtUni, Vanya Kumar @DELWP_Vic, Robyn Henderson @MBIEgovtnz, Moragh McKay Energy Innov Coop &amp;amp; Bjorn Asheim @lunduniversity. Tues 27 Aug 12.30pm @RMIT. Register https://t.co/zR7qriIMCX</text:p>
            <text:p>@EUErasmusPlus</text:p>
          </table:table-cell>
          <table:table-cell office:value-type="string" table:style-name="ce5">
            <text:p>Tue Aug 20 00:02:58 +0000 2019</text:p>
          </table:table-cell>
          <table:table-cell office:value-type="date" office:date-value="2019-08-20T01:02:58" table:style-name="ce7">
            <text:p>20/08/2019 01:02:58</text:p>
          </table:table-cell>
          <table:table-cell table:number-columns-repeated="4" table:style-name="ce5"/>
          <table:table-cell office:value-type="string" table:style-name="ce5">
            <text:p>625224335</text:p>
          </table:table-cell>
          <table:table-cell table:style-name="ce5"/>
          <table:table-cell office:value-type="string" table:style-name="ce5">
            <text:p>&lt;a href="http://twitter.com" rel="nofollow"&gt;Twitter Web Client&lt;/a&gt;</text:p>
          </table:table-cell>
          <table:table-cell office:value-type="string" table:style-name="ce8">
            <text:p><text:a xlink:href="http://pbs.twimg.com/profile_images/618632115861651457/aasDPU-V_normal.jpg">http://pbs.twimg.com/profile_images/618632115861651457/aasDPU-V_normal.jpg</text:a></text:p>
          </table:table-cell>
          <table:table-cell office:value-type="float" office:value="273" table:style-name="ce5">
            <text:p>273</text:p>
          </table:table-cell>
          <table:table-cell office:value-type="float" office:value="178" table:style-name="ce5">
            <text:p>178</text:p>
          </table:table-cell>
          <table:table-cell table:style-name="ce5"/>
          <table:table-cell office:value-type="string" table:style-name="ce8">
            <text:p><text:a xlink:href="http://twitter.com/BruceWilson18/statuses/1163602287702376448">http://twitter.com/BruceWilson18/statuses/1163602287702376448</text:a></text:p>
          </table:table-cell>
          <table:table-cell office:value-type="string" table:style-name="ce5">
            <text:p>{"hashtags":[{"text":"SDG","indices":[32,36]},{"text":"CleanEnergy","indices":[72,84]}],"symbols":[],"user_mentions":[{"screen_name":"RMIT_EU_CENTRE","name":"EU Centre at RMIT","id":2608840453,"id_str":"2608840453","indices":[3,18]},{"screen_name":"UtrechtUni","name":"Utrecht University","id":33550981,"id_str":"33550981","indices":[100,111]},{"screen_name":"DELWP_Vic","name":"DELWP Victoria","id":142878998,"id_str":"142878998","indices":[125,135]}],"urls":[]}</text:p>
          </table:table-cell>
          <table:table-cell table:number-columns-repeated="16366"/>
        </table:table-row>
        <table:table-row table:style-name="ro6">
          <table:table-cell office:value-type="string" table:style-name="ce4">
            <text:p>1163591295958282240</text:p>
          </table:table-cell>
          <table:table-cell office:value-type="string" table:style-name="ce5">
            <text:p>iekenner</text:p>
          </table:table-cell>
          <table:table-cell office:value-type="string" table:style-name="ce6">
            <text:p>@Kate_Seear @UtrechtUni WOW!</text:p>
            <text:p/>
            <text:p>I wondered what took you to Europe &amp;amp; away from the Outer Sanctum 😭</text:p>
            <text:p/>
            <text:p>I've LOVED your recent turns as host...(no offense to Emma, I also love her as host, but...you bring a LOT 🥰).</text:p>
            <text:p/>
            <text:p>Enjoy it, Kate! What an opportunity.</text:p>
          </table:table-cell>
          <table:table-cell office:value-type="string" table:style-name="ce5">
            <text:p>Mon Aug 19 23:19:18 +0000 2019</text:p>
          </table:table-cell>
          <table:table-cell office:value-type="date" office:date-value="2019-08-20T00:19:18" table:style-name="ce7">
            <text:p>20/08/2019 00:19:18</text:p>
          </table:table-cell>
          <table:table-cell table:number-columns-repeated="2" table:style-name="ce5"/>
          <table:table-cell office:value-type="string" table:style-name="ce5">
            <text:p>1461777931</text:p>
          </table:table-cell>
          <table:table-cell office:value-type="string" table:style-name="ce5">
            <text:p>Kate_Seear</text:p>
          </table:table-cell>
          <table:table-cell office:value-type="string" table:style-name="ce5">
            <text:p>201107943</text:p>
          </table:table-cell>
          <table:table-cell office:value-type="string" table:style-name="ce5">
            <text:p>1163334706672394240</text:p>
          </table:table-cell>
          <table:table-cell office:value-type="string" table:style-name="ce5">
            <text:p>&lt;a href="http://twitter.com/download/android" rel="nofollow"&gt;Twitter for Android&lt;/a&gt;</text:p>
          </table:table-cell>
          <table:table-cell office:value-type="string" table:style-name="ce8">
            <text:p><text:a xlink:href="http://pbs.twimg.com/profile_images/1137827671042215936/dmCoX3tR_normal.jpg">http://pbs.twimg.com/profile_images/1137827671042215936/dmCoX3tR_normal.jpg</text:a></text:p>
          </table:table-cell>
          <table:table-cell office:value-type="float" office:value="1217" table:style-name="ce5">
            <text:p>1217</text:p>
          </table:table-cell>
          <table:table-cell office:value-type="float" office:value="1178" table:style-name="ce5">
            <text:p>1178</text:p>
          </table:table-cell>
          <table:table-cell office:value-type="string" table:style-name="ce5">
            <text:p>Gadigal Land</text:p>
          </table:table-cell>
          <table:table-cell office:value-type="string" table:style-name="ce8">
            <text:p><text:a xlink:href="http://twitter.com/iekenner/statuses/1163591295958282240">http://twitter.com/iekenner/statuses/1163591295958282240</text:a></text:p>
          </table:table-cell>
          <table:table-cell office:value-type="string" table:style-name="ce5">
            <text:p>{"hashtags":[],"symbols":[],"user_mentions":[{"screen_name":"Kate_Seear","name":"A/Prof Kate Seear","id":1461777931,"id_str":"1461777931","indices":[0,11]},{"screen_name":"UtrechtUni","name":"Utrecht University","id":33550981,"id_str":"33550981","indices":[12,23]}],"urls":[]}</text:p>
          </table:table-cell>
          <table:table-cell table:number-columns-repeated="16366"/>
        </table:table-row>
        <table:table-row table:style-name="ro3">
          <table:table-cell office:value-type="string" table:style-name="ce4">
            <text:p>1163587562923069441</text:p>
          </table:table-cell>
          <table:table-cell office:value-type="string" table:style-name="ce5">
            <text:p>gardeur_mad</text:p>
          </table:table-cell>
          <table:table-cell office:value-type="string" table:style-name="ce6">
            <text:p>RT @ShanghaiRanking: Top Universities in Netherlands.</text:p>
            <text:p/>
            <text:p>Academic Ranking of World Universities 2019! #Netherlands @UniUtrecht @univgroningen @erasmusuni @UniLeiden @Radboud_Uni @VUamsterdam @UvA_Amsterdam @tudelft @WUR @MaastrichtU https://t.co/vBgDWcN6Gc</text:p>
          </table:table-cell>
          <table:table-cell office:value-type="string" table:style-name="ce5">
            <text:p>Mon Aug 19 23:04:28 +0000 2019</text:p>
          </table:table-cell>
          <table:table-cell office:value-type="date" office:date-value="2019-08-20T00:04:28" table:style-name="ce7">
            <text:p>20/08/2019 00:04:28</text:p>
          </table:table-cell>
          <table:table-cell table:number-columns-repeated="4" table:style-name="ce5"/>
          <table:table-cell office:value-type="string" table:style-name="ce5">
            <text:p>4871529627</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806294018875392001/8AREtxRf_normal.jpg">http://pbs.twimg.com/profile_images/806294018875392001/8AREtxRf_normal.jpg</text:a></text:p>
          </table:table-cell>
          <table:table-cell office:value-type="float" office:value="96" table:style-name="ce5">
            <text:p>96</text:p>
          </table:table-cell>
          <table:table-cell office:value-type="float" office:value="131" table:style-name="ce5">
            <text:p>131</text:p>
          </table:table-cell>
          <table:table-cell table:style-name="ce5"/>
          <table:table-cell office:value-type="string" table:style-name="ce8">
            <text:p><text:a xlink:href="http://twitter.com/gardeur_mad/statuses/1163587562923069441">http://twitter.com/gardeur_mad/statuses/1163587562923069441</text:a></text:p>
          </table:table-cell>
          <table:table-cell office:value-type="string" table:style-name="ce5">
            <text:p>{"hashtags":[{"text":"Netherlands","indices":[101,113]}],"symbols":[],"user_mentions":[{"screen_name":"ShanghaiRanking","name":"ShanghaiRanking","id":394503067,"id_str":"394503067","indices":[3,19]},{"screen_name":"UniUtrecht","name":"Universiteit Utrecht","id":33548291,"id_str":"33548291","indices":[114,125]}],"urls":[]}</text:p>
          </table:table-cell>
          <table:table-cell table:number-columns-repeated="16366"/>
        </table:table-row>
        <table:table-row table:style-name="ro3">
          <table:table-cell office:value-type="string" table:style-name="ce4">
            <text:p>1163585169829158912</text:p>
          </table:table-cell>
          <table:table-cell office:value-type="string" table:style-name="ce5">
            <text:p>RMIT_EU_CENTRE</text:p>
          </table:table-cell>
          <table:table-cell office:value-type="string" table:style-name="ce6">
            <text:p>🗣️ Our next #SDG seminar is SDG 7: Affordable &amp;amp; #CleanEnergy w/ Ron Boschma @UtrechtUni, Vanya Kumar @DELWP_Vic, Robyn Henderson @MBIEgovtnz, Moragh McKay Energy Innov Coop &amp;amp; Bjorn Asheim @lunduniversity. Tues 27 Aug 12.30pm @RMIT. Register https://t.co/zR7qriIMCX</text:p>
            <text:p>@EUErasmusPlus</text:p>
          </table:table-cell>
          <table:table-cell office:value-type="string" table:style-name="ce5">
            <text:p>Mon Aug 19 22:54:57 +0000 2019</text:p>
          </table:table-cell>
          <table:table-cell office:value-type="date" office:date-value="2019-08-19T23:54:57" table:style-name="ce7">
            <text:p>19/08/2019 23:54:57</text:p>
          </table:table-cell>
          <table:table-cell table:number-columns-repeated="4" table:style-name="ce5"/>
          <table:table-cell office:value-type="string" table:style-name="ce5">
            <text:p>2608840453</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613524198565150720/ZQHpLRz4_normal.jpg">http://pbs.twimg.com/profile_images/613524198565150720/ZQHpLRz4_normal.jpg</text:a></text:p>
          </table:table-cell>
          <table:table-cell office:value-type="float" office:value="8247" table:style-name="ce5">
            <text:p>8247</text:p>
          </table:table-cell>
          <table:table-cell office:value-type="float" office:value="7993" table:style-name="ce5">
            <text:p>7993</text:p>
          </table:table-cell>
          <table:table-cell office:value-type="string" table:style-name="ce5">
            <text:p>RMIT Uni, Melbourne</text:p>
          </table:table-cell>
          <table:table-cell office:value-type="string" table:style-name="ce8">
            <text:p><text:a xlink:href="http://twitter.com/RMIT_EU_CENTRE/statuses/1163585169829158912">http://twitter.com/RMIT_EU_CENTRE/statuses/1163585169829158912</text:a></text:p>
          </table:table-cell>
          <table:table-cell office:value-type="string" table:style-name="ce5">
            <text:p>{"hashtags":[{"text":"SDG","indices":[12,16]},{"text":"CleanEnergy","indices":[52,64]}],"symbols":[],"user_mentions":[{"screen_name":"UtrechtUni","name":"Utrecht University","id":33550981,"id_str":"33550981","indices":[80,91]},{"screen_name":"DELWP_Vic","name":"DELWP Victoria","id":142878998,"id_str":"142878998","indices":[105,115]},{"screen_name":"MBIEgovtnz","name":"MBIE","id":532682706,"id_str":"532682706","indices":[133,144]},{"screen_name":"lunduniversity","name":"Lund University","id":26267038,"id_str":"26267038","indices":[196,211]},{"screen_name":"RMIT","name":"RMIT University","id":6778812,"id_str":"6778812","indices":[233,238]},{"screen_name":"EUErasmusPlus","name":"Erasmus+","id":163770896,"id_str":"163770896","indices":[273,287]}],"urls":[{"url":"https://t.co/zR7qriIMCX","expanded_url":"https://www.eventbrite.com.au/e/sustainable-development-goal-7-affordable-clean-energy-tickets-68387285211","display_url":"eventbrite.com.au/e/sustainable-…","indices":[249,272]}]}</text:p>
          </table:table-cell>
          <table:table-cell table:number-columns-repeated="16366"/>
        </table:table-row>
        <table:table-row table:number-rows-repeated="2" table:style-name="ro5">
          <table:table-cell office:value-type="string" table:style-name="ce4">
            <text:p>1163579748620087296</text:p>
          </table:table-cell>
          <table:table-cell office:value-type="string" table:style-name="ce5">
            <text:p>fry_mind</text:p>
          </table:table-cell>
          <table:table-cell office:value-type="string" table:style-name="ce6">
            <text:p>@chriszeeven @EenVandaag @HansClevers @UniUtrecht @WUR Het is een anti-wetenschap hetze van zogenaamde milieugroepen, die echte voortgang tegenhouden.</text:p>
          </table:table-cell>
          <table:table-cell office:value-type="string" table:style-name="ce5">
            <text:p>Mon Aug 19 22:33:24 +0000 2019</text:p>
          </table:table-cell>
          <table:table-cell office:value-type="date" office:date-value="2019-08-19T23:33:24" table:style-name="ce7">
            <text:p>19/08/2019 23:33:24</text:p>
          </table:table-cell>
          <table:table-cell table:number-columns-repeated="2" table:style-name="ce5"/>
          <table:table-cell office:value-type="string" table:style-name="ce5">
            <text:p>405483278</text:p>
          </table:table-cell>
          <table:table-cell office:value-type="string" table:style-name="ce5">
            <text:p>chriszeeven</text:p>
          </table:table-cell>
          <table:table-cell office:value-type="string" table:style-name="ce5">
            <text:p>4241522056</text:p>
          </table:table-cell>
          <table:table-cell office:value-type="string" table:style-name="ce5">
            <text:p>1163435478378586112</text:p>
          </table:table-cell>
          <table:table-cell office:value-type="string" table:style-name="ce5">
            <text:p>&lt;a href="https://mobile.twitter.com" rel="nofollow"&gt;Twitter Web App&lt;/a&gt;</text:p>
          </table:table-cell>
          <table:table-cell office:value-type="string" table:style-name="ce8">
            <text:p><text:a xlink:href="http://pbs.twimg.com/profile_images/668022681569243136/dZJFawCM_normal.jpg">http://pbs.twimg.com/profile_images/668022681569243136/dZJFawCM_normal.jpg</text:a></text:p>
          </table:table-cell>
          <table:table-cell office:value-type="float" office:value="10" table:style-name="ce5">
            <text:p>10</text:p>
          </table:table-cell>
          <table:table-cell office:value-type="float" office:value="60" table:style-name="ce5">
            <text:p>60</text:p>
          </table:table-cell>
          <table:table-cell table:style-name="ce5"/>
          <table:table-cell office:value-type="string" table:style-name="ce8">
            <text:p><text:a xlink:href="http://twitter.com/fry_mind/statuses/1163579748620087296">http://twitter.com/fry_mind/statuses/1163579748620087296</text:a></text:p>
          </table:table-cell>
          <table:table-cell office:value-type="string" table:style-name="ce5">
            <text:p>{"hashtags":[],"symbols":[],"user_mentions":[{"screen_name":"chriszeeven","name":"Chris Zeevenhooven","id":405483278,"id_str":"405483278","indices":[0,12]},{"screen_name":"EenVandaag","name":"EenVandaag","id":10572052,"id_str":"10572052","indices":[13,24]},{"screen_name":"HansClevers","name":"Hans Clevers","id":1503128660,"id_str":"1503128660","indices":[25,37]},{"screen_name":"UniUtrecht","name":"Universiteit Utrecht","id":33548291,"id_str":"33548291","indices":[38,49]},{"screen_name":"WUR","name":"Wageningen U&amp;R","id":20045134,"id_str":"20045134","indices":[50,54]}],"urls":[]}</text:p>
          </table:table-cell>
          <table:table-cell table:number-columns-repeated="16366"/>
        </table:table-row>
        <table:table-row table:style-name="ro7">
          <table:table-cell office:value-type="string" table:style-name="ce4">
            <text:p>1163569413926379520</text:p>
          </table:table-cell>
          <table:table-cell office:value-type="string" table:style-name="ce5">
            <text:p>zantinge_henk</text:p>
          </table:table-cell>
          <table:table-cell office:value-type="string" table:style-name="ce6">
            <text:p>RT @EenVandaag: Een nieuwe grassoort helpt tegen klimaatverandering, maar van de Europese Unie mogen koeien het niet eten.</text:p>
            <text:p/>
            <text:p>"Het lijkt me goed wanneer het hof opnieuw naar de zaak kijkt", zegt geneticus @HansClevers van de Universiteit Utrecht (@UniUtrecht).</text:p>
            <text:p/>
            <text:p>https://t.co/hkei9WNFzF</text:p>
          </table:table-cell>
          <table:table-cell office:value-type="string" table:style-name="ce5">
            <text:p>Mon Aug 19 21:52:21 +0000 2019</text:p>
          </table:table-cell>
          <table:table-cell office:value-type="date" office:date-value="2019-08-19T22:52:21" table:style-name="ce7">
            <text:p>19/08/2019 22:52:21</text:p>
          </table:table-cell>
          <table:table-cell table:number-columns-repeated="4" table:style-name="ce5"/>
          <table:table-cell office:value-type="string" table:style-name="ce5">
            <text:p>933704431744503809</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08" table:style-name="ce5">
            <text:p>108</text:p>
          </table:table-cell>
          <table:table-cell office:value-type="float" office:value="151" table:style-name="ce5">
            <text:p>151</text:p>
          </table:table-cell>
          <table:table-cell table:style-name="ce5"/>
          <table:table-cell office:value-type="string" table:style-name="ce8">
            <text:p><text:a xlink:href="http://twitter.com/zantinge_henk/statuses/1163569413926379520">http://twitter.com/zantinge_henk/statuses/1163569413926379520</text:a></text:p>
          </table:table-cell>
          <table:table-cell office:value-type="string" table:style-name="ce5">
            <text:p>{"hashtags":[],"symbols":[],"user_mentions":[{"screen_name":"EenVandaag","name":"EenVandaag","id":10572052,"id_str":"10572052","indices":[3,14]}],"urls":[]}</text:p>
          </table:table-cell>
          <table:table-cell table:number-columns-repeated="16366"/>
        </table:table-row>
        <table:table-row table:style-name="ro1">
          <table:table-cell office:value-type="string" table:style-name="ce4">
            <text:p>1163564934422126592</text:p>
          </table:table-cell>
          <table:table-cell office:value-type="string" table:style-name="ce5">
            <text:p>pauldutton1968</text:p>
          </table:table-cell>
          <table:table-cell office:value-type="string" table:style-name="ce6">
            <text:p>@Kate_Seear @UtrechtUni 💫</text:p>
          </table:table-cell>
          <table:table-cell office:value-type="string" table:style-name="ce5">
            <text:p>Mon Aug 19 21:34:33 +0000 2019</text:p>
          </table:table-cell>
          <table:table-cell office:value-type="date" office:date-value="2019-08-19T22:34:33" table:style-name="ce7">
            <text:p>19/08/2019 22:34:33</text:p>
          </table:table-cell>
          <table:table-cell table:number-columns-repeated="2" table:style-name="ce5"/>
          <table:table-cell office:value-type="string" table:style-name="ce5">
            <text:p>1461777931</text:p>
          </table:table-cell>
          <table:table-cell office:value-type="string" table:style-name="ce5">
            <text:p>Kate_Seear</text:p>
          </table:table-cell>
          <table:table-cell office:value-type="string" table:style-name="ce5">
            <text:p>896941926</text:p>
          </table:table-cell>
          <table:table-cell office:value-type="string" table:style-name="ce5">
            <text:p>1163334706672394240</text:p>
          </table:table-cell>
          <table:table-cell office:value-type="string" table:style-name="ce5">
            <text:p>&lt;a href="http://twitter.com/download/iphone" rel="nofollow"&gt;Twitter for iPhone&lt;/a&gt;</text:p>
          </table:table-cell>
          <table:table-cell office:value-type="string" table:style-name="ce8">
            <text:p><text:a xlink:href="http://pbs.twimg.com/profile_images/1155953638352621569/v_1OmEPz_normal.jpg">http://pbs.twimg.com/profile_images/1155953638352621569/v_1OmEPz_normal.jpg</text:a></text:p>
          </table:table-cell>
          <table:table-cell office:value-type="float" office:value="12320" table:style-name="ce5">
            <text:p>12320</text:p>
          </table:table-cell>
          <table:table-cell office:value-type="float" office:value="6408" table:style-name="ce5">
            <text:p>6408</text:p>
          </table:table-cell>
          <table:table-cell table:style-name="ce5"/>
          <table:table-cell office:value-type="string" table:style-name="ce8">
            <text:p><text:a xlink:href="http://twitter.com/pauldutton1968/statuses/1163564934422126592">http://twitter.com/pauldutton1968/statuses/1163564934422126592</text:a></text:p>
          </table:table-cell>
          <table:table-cell office:value-type="string" table:style-name="ce5">
            <text:p>{"hashtags":[],"symbols":[],"user_mentions":[{"screen_name":"Kate_Seear","name":"A/Prof Kate Seear","id":1461777931,"id_str":"1461777931","indices":[0,11]},{"screen_name":"UtrechtUni","name":"Utrecht University","id":33550981,"id_str":"33550981","indices":[12,23]}],"urls":[]}</text:p>
          </table:table-cell>
          <table:table-cell table:number-columns-repeated="16366"/>
        </table:table-row>
        <table:table-row table:style-name="ro5">
          <table:table-cell office:value-type="string" table:style-name="ce4">
            <text:p>1163564877245370369</text:p>
          </table:table-cell>
          <table:table-cell office:value-type="string" table:style-name="ce5">
            <text:p>pauldutton1968</text:p>
          </table:table-cell>
          <table:table-cell office:value-type="string" table:style-name="ce6">
            <text:p>RT @Kate_Seear: Super excited to be starting Professor Rosi Braidotti’s posthuman philosophy masterclass @UtrechtUni in The Netherlands today. What a beautiful setting! https://t.co/WcMWLNHpAB</text:p>
          </table:table-cell>
          <table:table-cell office:value-type="string" table:style-name="ce5">
            <text:p>Mon Aug 19 21:34:19 +0000 2019</text:p>
          </table:table-cell>
          <table:table-cell office:value-type="date" office:date-value="2019-08-19T22:34:19" table:style-name="ce7">
            <text:p>19/08/2019 22:34:19</text:p>
          </table:table-cell>
          <table:table-cell table:number-columns-repeated="4" table:style-name="ce5"/>
          <table:table-cell office:value-type="string" table:style-name="ce5">
            <text:p>896941926</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155953638352621569/v_1OmEPz_normal.jpg">http://pbs.twimg.com/profile_images/1155953638352621569/v_1OmEPz_normal.jpg</text:a></text:p>
          </table:table-cell>
          <table:table-cell office:value-type="float" office:value="12320" table:style-name="ce5">
            <text:p>12320</text:p>
          </table:table-cell>
          <table:table-cell office:value-type="float" office:value="6408" table:style-name="ce5">
            <text:p>6408</text:p>
          </table:table-cell>
          <table:table-cell table:style-name="ce5"/>
          <table:table-cell office:value-type="string" table:style-name="ce8">
            <text:p><text:a xlink:href="http://twitter.com/pauldutton1968/statuses/1163564877245370369">http://twitter.com/pauldutton1968/statuses/1163564877245370369</text:a></text:p>
          </table:table-cell>
          <table:table-cell office:value-type="string" table:style-name="ce5">
            <text:p>{"hashtags":[],"symbols":[],"user_mentions":[{"screen_name":"Kate_Seear","name":"A/Prof Kate Seear","id":1461777931,"id_str":"1461777931","indices":[3,14]},{"screen_name":"UtrechtUni","name":"Utrecht University","id":33550981,"id_str":"33550981","indices":[105,116]}],"urls":[]}</text:p>
          </table:table-cell>
          <table:table-cell table:number-columns-repeated="16366"/>
        </table:table-row>
        <table:table-row table:style-name="ro1">
          <table:table-cell office:value-type="string" table:style-name="ce4">
            <text:p>1163562459120095234</text:p>
          </table:table-cell>
          <table:table-cell office:value-type="string" table:style-name="ce5">
            <text:p>TraceyLeeHolmes</text:p>
          </table:table-cell>
          <table:table-cell office:value-type="string" table:style-name="ce6">
            <text:p>@Kate_Seear @UtrechtUni Stunning pics! The course also sounds brilliant.</text:p>
          </table:table-cell>
          <table:table-cell office:value-type="string" table:style-name="ce5">
            <text:p>Mon Aug 19 21:24:42 +0000 2019</text:p>
          </table:table-cell>
          <table:table-cell office:value-type="date" office:date-value="2019-08-19T22:24:42" table:style-name="ce7">
            <text:p>19/08/2019 22:24:42</text:p>
          </table:table-cell>
          <table:table-cell table:number-columns-repeated="2" table:style-name="ce5"/>
          <table:table-cell office:value-type="string" table:style-name="ce5">
            <text:p>1461777931</text:p>
          </table:table-cell>
          <table:table-cell office:value-type="string" table:style-name="ce5">
            <text:p>Kate_Seear</text:p>
          </table:table-cell>
          <table:table-cell office:value-type="string" table:style-name="ce5">
            <text:p>54958094</text:p>
          </table:table-cell>
          <table:table-cell office:value-type="string" table:style-name="ce5">
            <text:p>1163334706672394240</text:p>
          </table:table-cell>
          <table:table-cell office:value-type="string" table:style-name="ce5">
            <text:p>&lt;a href="http://twitter.com/download/iphone" rel="nofollow"&gt;Twitter for iPhone&lt;/a&gt;</text:p>
          </table:table-cell>
          <table:table-cell office:value-type="string" table:style-name="ce8">
            <text:p><text:a xlink:href="http://pbs.twimg.com/profile_images/3237317287/ac36264dc557916a4b0b78472e153526_normal.jpeg">http://pbs.twimg.com/profile_images/3237317287/ac36264dc557916a4b0b78472e153526_normal.jpeg</text:a></text:p>
          </table:table-cell>
          <table:table-cell office:value-type="float" office:value="9366" table:style-name="ce5">
            <text:p>9366</text:p>
          </table:table-cell>
          <table:table-cell office:value-type="float" office:value="2533" table:style-name="ce5">
            <text:p>2533</text:p>
          </table:table-cell>
          <table:table-cell office:value-type="string" table:style-name="ce5">
            <text:p>Sydney and the world</text:p>
          </table:table-cell>
          <table:table-cell office:value-type="string" table:style-name="ce8">
            <text:p><text:a xlink:href="http://twitter.com/TraceyLeeHolmes/statuses/1163562459120095234">http://twitter.com/TraceyLeeHolmes/statuses/1163562459120095234</text:a></text:p>
          </table:table-cell>
          <table:table-cell office:value-type="string" table:style-name="ce5">
            <text:p>{"hashtags":[],"symbols":[],"user_mentions":[{"screen_name":"Kate_Seear","name":"A/Prof Kate Seear","id":1461777931,"id_str":"1461777931","indices":[0,11]},{"screen_name":"UtrechtUni","name":"Utrecht University","id":33550981,"id_str":"33550981","indices":[12,23]}],"urls":[]}</text:p>
          </table:table-cell>
          <table:table-cell table:number-columns-repeated="16366"/>
        </table:table-row>
        <table:table-row table:style-name="ro1">
          <table:table-cell office:value-type="string" table:style-name="ce4">
            <text:p>1163561727985893376</text:p>
          </table:table-cell>
          <table:table-cell office:value-type="string" table:style-name="ce5">
            <text:p>Kate_Seear</text:p>
          </table:table-cell>
          <table:table-cell office:value-type="string" table:style-name="ce6">
            <text:p>@Bridie_OD @UtrechtUni It’s so gorgeous!</text:p>
          </table:table-cell>
          <table:table-cell office:value-type="string" table:style-name="ce5">
            <text:p>Mon Aug 19 21:21:48 +0000 2019</text:p>
          </table:table-cell>
          <table:table-cell office:value-type="date" office:date-value="2019-08-19T22:21:48" table:style-name="ce7">
            <text:p>19/08/2019 22:21:48</text:p>
          </table:table-cell>
          <table:table-cell table:number-columns-repeated="2" table:style-name="ce5"/>
          <table:table-cell office:value-type="string" table:style-name="ce5">
            <text:p>21464595</text:p>
          </table:table-cell>
          <table:table-cell office:value-type="string" table:style-name="ce5">
            <text:p>Bridie_OD</text:p>
          </table:table-cell>
          <table:table-cell office:value-type="string" table:style-name="ce5">
            <text:p>1461777931</text:p>
          </table:table-cell>
          <table:table-cell office:value-type="string" table:style-name="ce5">
            <text:p>1163344134008004608</text:p>
          </table:table-cell>
          <table:table-cell office:value-type="string" table:style-name="ce5">
            <text:p>&lt;a href="http://twitter.com/download/iphone" rel="nofollow"&gt;Twitter for iPhone&lt;/a&gt;</text:p>
          </table:table-cell>
          <table:table-cell office:value-type="string" table:style-name="ce8">
            <text:p><text:a xlink:href="http://pbs.twimg.com/profile_images/1108136826022187008/KZK_Opm8_normal.jpg">http://pbs.twimg.com/profile_images/1108136826022187008/KZK_Opm8_normal.jpg</text:a></text:p>
          </table:table-cell>
          <table:table-cell office:value-type="float" office:value="3009" table:style-name="ce5">
            <text:p>3009</text:p>
          </table:table-cell>
          <table:table-cell office:value-type="float" office:value="2650" table:style-name="ce5">
            <text:p>2650</text:p>
          </table:table-cell>
          <table:table-cell office:value-type="string" table:style-name="ce5">
            <text:p>Melbourne, Australia</text:p>
          </table:table-cell>
          <table:table-cell office:value-type="string" table:style-name="ce8">
            <text:p><text:a xlink:href="http://twitter.com/Kate_Seear/statuses/1163561727985893376">http://twitter.com/Kate_Seear/statuses/1163561727985893376</text:a></text:p>
          </table:table-cell>
          <table:table-cell office:value-type="string" table:style-name="ce5">
            <text:p>{"hashtags":[],"symbols":[],"user_mentions":[{"screen_name":"Bridie_OD","name":"Dr Bridie O'Donnell","id":21464595,"id_str":"21464595","indices":[0,10]},{"screen_name":"UtrechtUni","name":"Utrecht University","id":33550981,"id_str":"33550981","indices":[11,22]}],"urls":[]}</text:p>
          </table:table-cell>
          <table:table-cell table:number-columns-repeated="16366"/>
        </table:table-row>
        <table:table-row table:style-name="ro1">
          <table:table-cell office:value-type="string" table:style-name="ce4">
            <text:p>1163561684646150146</text:p>
          </table:table-cell>
          <table:table-cell office:value-type="string" table:style-name="ce5">
            <text:p>Kate_Seear</text:p>
          </table:table-cell>
          <table:table-cell office:value-type="string" table:style-name="ce6">
            <text:p>@brando_smith @UtrechtUni Thanks Brando! Hope the wrist is on the mend.</text:p>
          </table:table-cell>
          <table:table-cell office:value-type="string" table:style-name="ce5">
            <text:p>Mon Aug 19 21:21:38 +0000 2019</text:p>
          </table:table-cell>
          <table:table-cell office:value-type="date" office:date-value="2019-08-19T22:21:38" table:style-name="ce7">
            <text:p>19/08/2019 22:21:38</text:p>
          </table:table-cell>
          <table:table-cell table:number-columns-repeated="2" table:style-name="ce5"/>
          <table:table-cell office:value-type="string" table:style-name="ce5">
            <text:p>33806874</text:p>
          </table:table-cell>
          <table:table-cell office:value-type="string" table:style-name="ce5">
            <text:p>brando_smith</text:p>
          </table:table-cell>
          <table:table-cell office:value-type="string" table:style-name="ce5">
            <text:p>1461777931</text:p>
          </table:table-cell>
          <table:table-cell office:value-type="string" table:style-name="ce5">
            <text:p>1163411842019934208</text:p>
          </table:table-cell>
          <table:table-cell office:value-type="string" table:style-name="ce5">
            <text:p>&lt;a href="http://twitter.com/download/iphone" rel="nofollow"&gt;Twitter for iPhone&lt;/a&gt;</text:p>
          </table:table-cell>
          <table:table-cell office:value-type="string" table:style-name="ce8">
            <text:p><text:a xlink:href="http://pbs.twimg.com/profile_images/1108136826022187008/KZK_Opm8_normal.jpg">http://pbs.twimg.com/profile_images/1108136826022187008/KZK_Opm8_normal.jpg</text:a></text:p>
          </table:table-cell>
          <table:table-cell office:value-type="float" office:value="3009" table:style-name="ce5">
            <text:p>3009</text:p>
          </table:table-cell>
          <table:table-cell office:value-type="float" office:value="2650" table:style-name="ce5">
            <text:p>2650</text:p>
          </table:table-cell>
          <table:table-cell office:value-type="string" table:style-name="ce5">
            <text:p>Melbourne, Australia</text:p>
          </table:table-cell>
          <table:table-cell office:value-type="string" table:style-name="ce8">
            <text:p><text:a xlink:href="http://twitter.com/Kate_Seear/statuses/1163561684646150146">http://twitter.com/Kate_Seear/statuses/1163561684646150146</text:a></text:p>
          </table:table-cell>
          <table:table-cell office:value-type="string" table:style-name="ce5">
            <text:p>{"hashtags":[],"symbols":[],"user_mentions":[{"screen_name":"brando_smith","name":"Brando 🏳️‍🌈🐯","id":33806874,"id_str":"33806874","indices":[0,13]},{"screen_name":"UtrechtUni","name":"Utrecht University","id":33550981,"id_str":"33550981","indices":[14,25]}],"urls":[]}</text:p>
          </table:table-cell>
          <table:table-cell table:number-columns-repeated="16366"/>
        </table:table-row>
        <table:table-row table:number-rows-repeated="2" table:style-name="ro1">
          <table:table-cell office:value-type="string" table:style-name="ce4">
            <text:p>1163561619756072960</text:p>
          </table:table-cell>
          <table:table-cell office:value-type="string" table:style-name="ce5">
            <text:p>Kate_Seear</text:p>
          </table:table-cell>
          <table:table-cell office:value-type="string" table:style-name="ce6">
            <text:p>@thill73 @UtrechtUni Thanks Tara! Hope you’re well.</text:p>
          </table:table-cell>
          <table:table-cell office:value-type="string" table:style-name="ce5">
            <text:p>Mon Aug 19 21:21:22 +0000 2019</text:p>
          </table:table-cell>
          <table:table-cell office:value-type="date" office:date-value="2019-08-19T22:21:22" table:style-name="ce7">
            <text:p>19/08/2019 22:21:22</text:p>
          </table:table-cell>
          <table:table-cell table:number-columns-repeated="2" table:style-name="ce5"/>
          <table:table-cell office:value-type="string" table:style-name="ce5">
            <text:p>358084750</text:p>
          </table:table-cell>
          <table:table-cell office:value-type="string" table:style-name="ce5">
            <text:p>thill73</text:p>
          </table:table-cell>
          <table:table-cell office:value-type="string" table:style-name="ce5">
            <text:p>1461777931</text:p>
          </table:table-cell>
          <table:table-cell office:value-type="string" table:style-name="ce5">
            <text:p>1163557498336321536</text:p>
          </table:table-cell>
          <table:table-cell office:value-type="string" table:style-name="ce5">
            <text:p>&lt;a href="http://twitter.com/download/iphone" rel="nofollow"&gt;Twitter for iPhone&lt;/a&gt;</text:p>
          </table:table-cell>
          <table:table-cell office:value-type="string" table:style-name="ce8">
            <text:p><text:a xlink:href="http://pbs.twimg.com/profile_images/1108136826022187008/KZK_Opm8_normal.jpg">http://pbs.twimg.com/profile_images/1108136826022187008/KZK_Opm8_normal.jpg</text:a></text:p>
          </table:table-cell>
          <table:table-cell office:value-type="float" office:value="3009" table:style-name="ce5">
            <text:p>3009</text:p>
          </table:table-cell>
          <table:table-cell office:value-type="float" office:value="2650" table:style-name="ce5">
            <text:p>2650</text:p>
          </table:table-cell>
          <table:table-cell office:value-type="string" table:style-name="ce5">
            <text:p>Melbourne, Australia</text:p>
          </table:table-cell>
          <table:table-cell office:value-type="string" table:style-name="ce8">
            <text:p><text:a xlink:href="http://twitter.com/Kate_Seear/statuses/1163561619756072960">http://twitter.com/Kate_Seear/statuses/1163561619756072960</text:a></text:p>
          </table:table-cell>
          <table:table-cell office:value-type="string" table:style-name="ce5">
            <text:p>{"hashtags":[],"symbols":[],"user_mentions":[{"screen_name":"thill73","name":"Tara Hill","id":358084750,"id_str":"358084750","indices":[0,8]},{"screen_name":"UtrechtUni","name":"Utrecht University","id":33550981,"id_str":"33550981","indices":[9,20]}],"urls":[]}</text:p>
          </table:table-cell>
          <table:table-cell table:number-columns-repeated="16366"/>
        </table:table-row>
        <table:table-row table:style-name="ro1">
          <table:table-cell office:value-type="string" table:style-name="ce4">
            <text:p>1163557498336321536</text:p>
          </table:table-cell>
          <table:table-cell office:value-type="string" table:style-name="ce5">
            <text:p>thill73</text:p>
          </table:table-cell>
          <table:table-cell office:value-type="string" table:style-name="ce6">
            <text:p>@Kate_Seear @UtrechtUni Looks gorgeous, enjoy the class!</text:p>
          </table:table-cell>
          <table:table-cell office:value-type="string" table:style-name="ce5">
            <text:p>Mon Aug 19 21:05:00 +0000 2019</text:p>
          </table:table-cell>
          <table:table-cell office:value-type="date" office:date-value="2019-08-19T22:05:00" table:style-name="ce7">
            <text:p>19/08/2019 22:05:00</text:p>
          </table:table-cell>
          <table:table-cell table:number-columns-repeated="2" table:style-name="ce5"/>
          <table:table-cell office:value-type="string" table:style-name="ce5">
            <text:p>1461777931</text:p>
          </table:table-cell>
          <table:table-cell office:value-type="string" table:style-name="ce5">
            <text:p>Kate_Seear</text:p>
          </table:table-cell>
          <table:table-cell office:value-type="string" table:style-name="ce5">
            <text:p>358084750</text:p>
          </table:table-cell>
          <table:table-cell office:value-type="string" table:style-name="ce5">
            <text:p>1163334706672394240</text:p>
          </table:table-cell>
          <table:table-cell office:value-type="string" table:style-name="ce5">
            <text:p>&lt;a href="http://twitter.com/download/iphone" rel="nofollow"&gt;Twitter for iPhone&lt;/a&gt;</text:p>
          </table:table-cell>
          <table:table-cell office:value-type="string" table:style-name="ce8">
            <text:p><text:a xlink:href="http://pbs.twimg.com/profile_images/1108918823757856768/8BriJOHY_normal.jpg">http://pbs.twimg.com/profile_images/1108918823757856768/8BriJOHY_normal.jpg</text:a></text:p>
          </table:table-cell>
          <table:table-cell office:value-type="float" office:value="274" table:style-name="ce5">
            <text:p>274</text:p>
          </table:table-cell>
          <table:table-cell office:value-type="float" office:value="772" table:style-name="ce5">
            <text:p>772</text:p>
          </table:table-cell>
          <table:table-cell table:style-name="ce5"/>
          <table:table-cell office:value-type="string" table:style-name="ce8">
            <text:p><text:a xlink:href="http://twitter.com/thill73/statuses/1163557498336321536">http://twitter.com/thill73/statuses/1163557498336321536</text:a></text:p>
          </table:table-cell>
          <table:table-cell office:value-type="string" table:style-name="ce5">
            <text:p>{"hashtags":[],"symbols":[],"user_mentions":[{"screen_name":"Kate_Seear","name":"A/Prof Kate Seear","id":1461777931,"id_str":"1461777931","indices":[0,11]},{"screen_name":"UtrechtUni","name":"Utrecht University","id":33550981,"id_str":"33550981","indices":[12,23]}],"urls":[]}</text:p>
          </table:table-cell>
          <table:table-cell table:number-columns-repeated="16366"/>
        </table:table-row>
        <table:table-row table:style-name="ro2">
          <table:table-cell office:value-type="string" table:style-name="ce4">
            <text:p>1163545512471072769</text:p>
          </table:table-cell>
          <table:table-cell office:value-type="string" table:style-name="ce5">
            <text:p>Boerenverstand</text:p>
          </table:table-cell>
          <table:table-cell office:value-type="string" table:style-name="ce6">
            <text:p>@EenVandaag @HansClevers @UniUtrecht Typisch dit...Als je koeien inschaart in jonger gras, dan is het ook sneller verteerbaar..... Het gaat om het totale rantsoen van de koe, dit is helemaal geen echte oplossing, maar vooral goed voor de leverancier van dit graszaad #fail</text:p>
          </table:table-cell>
          <table:table-cell office:value-type="string" table:style-name="ce5">
            <text:p>Mon Aug 19 20:17:22 +0000 2019</text:p>
          </table:table-cell>
          <table:table-cell office:value-type="date" office:date-value="2019-08-19T21:17:22" table:style-name="ce7">
            <text:p>19/08/2019 21:17:22</text:p>
          </table:table-cell>
          <table:table-cell table:number-columns-repeated="2" table:style-name="ce5"/>
          <table:table-cell office:value-type="string" table:style-name="ce5">
            <text:p>10572052</text:p>
          </table:table-cell>
          <table:table-cell office:value-type="string" table:style-name="ce5">
            <text:p>EenVandaag</text:p>
          </table:table-cell>
          <table:table-cell office:value-type="string" table:style-name="ce5">
            <text:p>16922745</text:p>
          </table:table-cell>
          <table:table-cell office:value-type="string" table:style-name="ce5">
            <text:p>1163433980437381120</text:p>
          </table:table-cell>
          <table:table-cell office:value-type="string" table:style-name="ce5">
            <text:p>&lt;a href="https://mobile.twitter.com" rel="nofollow"&gt;Twitter Web App&lt;/a&gt;</text:p>
          </table:table-cell>
          <table:table-cell office:value-type="string" table:style-name="ce8">
            <text:p><text:a xlink:href="http://pbs.twimg.com/profile_images/816645364757463040/BYNpU3-g_normal.jpg">http://pbs.twimg.com/profile_images/816645364757463040/BYNpU3-g_normal.jpg</text:a></text:p>
          </table:table-cell>
          <table:table-cell office:value-type="float" office:value="5573" table:style-name="ce5">
            <text:p>5573</text:p>
          </table:table-cell>
          <table:table-cell office:value-type="float" office:value="5945" table:style-name="ce5">
            <text:p>5945</text:p>
          </table:table-cell>
          <table:table-cell office:value-type="string" table:style-name="ce5">
            <text:p>ÜT: 52.096074,5.125339</text:p>
          </table:table-cell>
          <table:table-cell office:value-type="string" table:style-name="ce8">
            <text:p><text:a xlink:href="http://twitter.com/Boerenverstand/statuses/1163545512471072769">http://twitter.com/Boerenverstand/statuses/1163545512471072769</text:a></text:p>
          </table:table-cell>
          <table:table-cell office:value-type="string" table:style-name="ce5">
            <text:p>{"hashtags":[{"text":"fail","indices":[267,272]}],"symbols":[],"user_mentions":[{"screen_name":"EenVandaag","name":"EenVandaag","id":10572052,"id_str":"10572052","indices":[0,11]},{"screen_name":"HansClevers","name":"Hans Clevers","id":1503128660,"id_str":"1503128660","indices":[12,24]},{"screen_name":"UniUtrecht","name":"Universiteit Utrecht","id":33548291,"id_str":"33548291","indices":[25,36]}],"urls":[]}</text:p>
          </table:table-cell>
          <table:table-cell table:number-columns-repeated="16366"/>
        </table:table-row>
        <table:table-row table:style-name="ro1">
          <table:table-cell office:value-type="string" table:style-name="ce4">
            <text:p>1163543992623075334</text:p>
          </table:table-cell>
          <table:table-cell office:value-type="string" table:style-name="ce5">
            <text:p>LauraMariette2</text:p>
          </table:table-cell>
          <table:table-cell office:value-type="string" table:style-name="ce6">
            <text:p>@EenVandaag @UniUtrecht @HansClevers Minder koeien helpt ook</text:p>
          </table:table-cell>
          <table:table-cell office:value-type="string" table:style-name="ce5">
            <text:p>Mon Aug 19 20:11:20 +0000 2019</text:p>
          </table:table-cell>
          <table:table-cell office:value-type="date" office:date-value="2019-08-19T21:11:20" table:style-name="ce7">
            <text:p>19/08/2019 21:11:20</text:p>
          </table:table-cell>
          <table:table-cell table:number-columns-repeated="2" table:style-name="ce5"/>
          <table:table-cell office:value-type="string" table:style-name="ce5">
            <text:p>10572052</text:p>
          </table:table-cell>
          <table:table-cell office:value-type="string" table:style-name="ce5">
            <text:p>EenVandaag</text:p>
          </table:table-cell>
          <table:table-cell office:value-type="string" table:style-name="ce5">
            <text:p>1161215634467885057</text:p>
          </table:table-cell>
          <table:table-cell office:value-type="string" table:style-name="ce5">
            <text:p>1163433980437381120</text:p>
          </table:table-cell>
          <table:table-cell office:value-type="string" table:style-name="ce5">
            <text:p>&lt;a href="http://twitter.com/download/iphone" rel="nofollow"&gt;Twitter for iPhone&lt;/a&gt;</text:p>
          </table:table-cell>
          <table:table-cell office:value-type="string" table:style-name="ce8">
            <text:p><text:a xlink:href="http://abs.twimg.com/sticky/default_profile_images/default_profile_normal.png">http://abs.twimg.com/sticky/default_profile_images/default_profile_normal.png</text:a></text:p>
          </table:table-cell>
          <table:table-cell table:style-name="ce5"/>
          <table:table-cell office:value-type="float" office:value="59" table:style-name="ce5">
            <text:p>59</text:p>
          </table:table-cell>
          <table:table-cell table:style-name="ce5"/>
          <table:table-cell office:value-type="string" table:style-name="ce8">
            <text:p><text:a xlink:href="http://twitter.com/LauraMariette2/statuses/1163543992623075334">http://twitter.com/LauraMariette2/statuses/1163543992623075334</text:a></text:p>
          </table:table-cell>
          <table:table-cell office:value-type="string" table:style-name="ce5">
            <text:p>{"hashtags":[],"symbols":[],"user_mentions":[{"screen_name":"EenVandaag","name":"EenVandaag","id":10572052,"id_str":"10572052","indices":[0,11]},{"screen_name":"UniUtrecht","name":"Universiteit Utrecht","id":33548291,"id_str":"33548291","indices":[12,23]},{"screen_name":"HansClevers","name":"Hans Clevers","id":1503128660,"id_str":"1503128660","indices":[24,36]}],"urls":[]}</text:p>
          </table:table-cell>
          <table:table-cell table:number-columns-repeated="16366"/>
        </table:table-row>
        <table:table-row table:style-name="ro4">
          <table:table-cell office:value-type="string" table:style-name="ce4">
            <text:p>1163541460479873025</text:p>
          </table:table-cell>
          <table:table-cell office:value-type="string" table:style-name="ce5">
            <text:p>citizenderwelt</text:p>
          </table:table-cell>
          <table:table-cell office:value-type="string" table:style-name="ce6">
            <text:p>RT @Kate_Seear: Opening lecture by Rosi Braidotti to set the scene for this week’s posthuman knowledges philosophy masterclass @UtrechtUni. Braidotti argues that Deleuze &amp;amp; Guattari’s work was traditionally overlooked (esp in the USA) &amp;amp; that it offers much value for the post-humanities. https://t.co/VZPPbZLUl6</text:p>
          </table:table-cell>
          <table:table-cell office:value-type="string" table:style-name="ce5">
            <text:p>Mon Aug 19 20:01:16 +0000 2019</text:p>
          </table:table-cell>
          <table:table-cell office:value-type="date" office:date-value="2019-08-19T21:01:16" table:style-name="ce7">
            <text:p>19/08/2019 21:01:16</text:p>
          </table:table-cell>
          <table:table-cell table:number-columns-repeated="4" table:style-name="ce5"/>
          <table:table-cell office:value-type="string" table:style-name="ce5">
            <text:p>483186896</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084975124896350208/5xI08-_f_normal.jpg">http://pbs.twimg.com/profile_images/1084975124896350208/5xI08-_f_normal.jpg</text:a></text:p>
          </table:table-cell>
          <table:table-cell office:value-type="float" office:value="1183" table:style-name="ce5">
            <text:p>1183</text:p>
          </table:table-cell>
          <table:table-cell office:value-type="float" office:value="4810" table:style-name="ce5">
            <text:p>4810</text:p>
          </table:table-cell>
          <table:table-cell office:value-type="string" table:style-name="ce5">
            <text:p>North Carolina, USA</text:p>
          </table:table-cell>
          <table:table-cell office:value-type="string" table:style-name="ce8">
            <text:p><text:a xlink:href="http://twitter.com/citizenderwelt/statuses/1163541460479873025">http://twitter.com/citizenderwelt/statuses/1163541460479873025</text:a></text:p>
          </table:table-cell>
          <table:table-cell office:value-type="string" table:style-name="ce5">
            <text:p>{"hashtags":[],"symbols":[],"user_mentions":[{"screen_name":"Kate_Seear","name":"A/Prof Kate Seear","id":1461777931,"id_str":"1461777931","indices":[3,14]},{"screen_name":"UtrechtUni","name":"Utrecht University","id":33550981,"id_str":"33550981","indices":[127,138]}],"urls":[]}</text:p>
          </table:table-cell>
          <table:table-cell table:number-columns-repeated="16366"/>
        </table:table-row>
        <table:table-row table:number-rows-repeated="2" table:style-name="ro3">
          <table:table-cell office:value-type="string" table:style-name="ce4">
            <text:p>1163533075244040193</text:p>
          </table:table-cell>
          <table:table-cell office:value-type="string" table:style-name="ce5">
            <text:p>RitsertJansen</text:p>
          </table:table-cell>
          <table:table-cell office:value-type="string" table:style-name="ce6">
            <text:p>RT @ShanghaiRanking: Top Universities in Netherlands.</text:p>
            <text:p/>
            <text:p>Academic Ranking of World Universities 2019! #Netherlands @UniUtrecht @univgroningen @erasmusuni @UniLeiden @Radboud_Uni @VUamsterdam @UvA_Amsterdam @tudelft @WUR @MaastrichtU https://t.co/vBgDWcN6Gc</text:p>
          </table:table-cell>
          <table:table-cell office:value-type="string" table:style-name="ce5">
            <text:p>Mon Aug 19 19:27:57 +0000 2019</text:p>
          </table:table-cell>
          <table:table-cell office:value-type="date" office:date-value="2019-08-19T20:27:57" table:style-name="ce7">
            <text:p>19/08/2019 20:27:57</text:p>
          </table:table-cell>
          <table:table-cell table:number-columns-repeated="4" table:style-name="ce5"/>
          <table:table-cell office:value-type="string" table:style-name="ce5">
            <text:p>3235707783</text:p>
          </table:table-cell>
          <table:table-cell table:style-name="ce5"/>
          <table:table-cell office:value-type="string" table:style-name="ce5">
            <text:p>&lt;a href="http://twitter.com/#!/download/ipad" rel="nofollow"&gt;Twitter for iPad&lt;/a&gt;</text:p>
          </table:table-cell>
          <table:table-cell office:value-type="string" table:style-name="ce8">
            <text:p><text:a xlink:href="http://pbs.twimg.com/profile_images/1140682550014353413/G5YoQM8C_normal.jpg">http://pbs.twimg.com/profile_images/1140682550014353413/G5YoQM8C_normal.jpg</text:a></text:p>
          </table:table-cell>
          <table:table-cell office:value-type="float" office:value="130" table:style-name="ce5">
            <text:p>130</text:p>
          </table:table-cell>
          <table:table-cell office:value-type="float" office:value="91" table:style-name="ce5">
            <text:p>91</text:p>
          </table:table-cell>
          <table:table-cell office:value-type="string" table:style-name="ce5">
            <text:p>Groningen, The Netherlands</text:p>
          </table:table-cell>
          <table:table-cell office:value-type="string" table:style-name="ce8">
            <text:p><text:a xlink:href="http://twitter.com/RitsertJansen/statuses/1163533075244040193">http://twitter.com/RitsertJansen/statuses/1163533075244040193</text:a></text:p>
          </table:table-cell>
          <table:table-cell office:value-type="string" table:style-name="ce5">
            <text:p>{"hashtags":[{"text":"Netherlands","indices":[101,113]}],"symbols":[],"user_mentions":[{"screen_name":"ShanghaiRanking","name":"ShanghaiRanking","id":394503067,"id_str":"394503067","indices":[3,19]},{"screen_name":"UniUtrecht","name":"Universiteit Utrecht","id":33548291,"id_str":"33548291","indices":[114,125]}],"urls":[]}</text:p>
          </table:table-cell>
          <table:table-cell table:number-columns-repeated="16366"/>
        </table:table-row>
        <table:table-row table:style-name="ro5">
          <table:table-cell office:value-type="string" table:style-name="ce4">
            <text:p>1163516513548193794</text:p>
          </table:table-cell>
          <table:table-cell office:value-type="string" table:style-name="ce5">
            <text:p>nlsko</text:p>
          </table:table-cell>
          <table:table-cell office:value-type="string" table:style-name="ce6">
            <text:p>@EenVandaag @HansClevers @UniUtrecht Mensen koken groenten om het beter verteerbaar te maken, kan dat niet met gras voordat het als kuil of hooi aan de koeien wordt gegeven?</text:p>
          </table:table-cell>
          <table:table-cell office:value-type="string" table:style-name="ce5">
            <text:p>Mon Aug 19 18:22:08 +0000 2019</text:p>
          </table:table-cell>
          <table:table-cell office:value-type="date" office:date-value="2019-08-19T19:22:08" table:style-name="ce7">
            <text:p>19/08/2019 19:22:08</text:p>
          </table:table-cell>
          <table:table-cell table:number-columns-repeated="2" table:style-name="ce5"/>
          <table:table-cell office:value-type="string" table:style-name="ce5">
            <text:p>10572052</text:p>
          </table:table-cell>
          <table:table-cell office:value-type="string" table:style-name="ce5">
            <text:p>EenVandaag</text:p>
          </table:table-cell>
          <table:table-cell office:value-type="string" table:style-name="ce5">
            <text:p>19290581</text:p>
          </table:table-cell>
          <table:table-cell office:value-type="string" table:style-name="ce5">
            <text:p>1163433980437381120</text:p>
          </table:table-cell>
          <table:table-cell office:value-type="string" table:style-name="ce5">
            <text:p>&lt;a href="http://twitter.com/download/iphone" rel="nofollow"&gt;Twitter for iPhone&lt;/a&gt;</text:p>
          </table:table-cell>
          <table:table-cell office:value-type="string" table:style-name="ce8">
            <text:p><text:a xlink:href="http://pbs.twimg.com/profile_images/787605848839315456/LT2ZH4a8_normal.jpg">http://pbs.twimg.com/profile_images/787605848839315456/LT2ZH4a8_normal.jpg</text:a></text:p>
          </table:table-cell>
          <table:table-cell office:value-type="float" office:value="76" table:style-name="ce5">
            <text:p>76</text:p>
          </table:table-cell>
          <table:table-cell office:value-type="float" office:value="201" table:style-name="ce5">
            <text:p>201</text:p>
          </table:table-cell>
          <table:table-cell office:value-type="string" table:style-name="ce5">
            <text:p>Amsterdam, Nederland</text:p>
          </table:table-cell>
          <table:table-cell office:value-type="string" table:style-name="ce8">
            <text:p><text:a xlink:href="http://twitter.com/nlsko/statuses/1163516513548193794">http://twitter.com/nlsko/statuses/1163516513548193794</text:a></text:p>
          </table:table-cell>
          <table:table-cell office:value-type="string" table:style-name="ce5">
            <text:p>{"hashtags":[],"symbols":[],"user_mentions":[{"screen_name":"EenVandaag","name":"EenVandaag","id":10572052,"id_str":"10572052","indices":[0,11]},{"screen_name":"HansClevers","name":"Hans Clevers","id":1503128660,"id_str":"1503128660","indices":[12,24]},{"screen_name":"UniUtrecht","name":"Universiteit Utrecht","id":33548291,"id_str":"33548291","indices":[25,36]}],"urls":[]}</text:p>
          </table:table-cell>
          <table:table-cell table:number-columns-repeated="16366"/>
        </table:table-row>
        <table:table-row table:style-name="ro5">
          <table:table-cell office:value-type="string" table:style-name="ce4">
            <text:p>1163511076933292032</text:p>
          </table:table-cell>
          <table:table-cell office:value-type="string" table:style-name="ce5">
            <text:p>EHPonline</text:p>
          </table:table-cell>
          <table:table-cell office:value-type="string" table:style-name="ce6">
            <text:p>MOST READ RESEARCH last week: Associations of Combined Exposures to Surrounding Green, Air Pollution, and Road Traffic Noise with Cardiometabolic Diseases ➡️ https://t.co/QdIqxT3UhZ @UniUtrecht</text:p>
          </table:table-cell>
          <table:table-cell office:value-type="string" table:style-name="ce5">
            <text:p>Mon Aug 19 18:00:32 +0000 2019</text:p>
          </table:table-cell>
          <table:table-cell office:value-type="date" office:date-value="2019-08-19T19:00:32" table:style-name="ce7">
            <text:p>19/08/2019 19:00:32</text:p>
          </table:table-cell>
          <table:table-cell table:number-columns-repeated="4" table:style-name="ce5"/>
          <table:table-cell office:value-type="string" table:style-name="ce5">
            <text:p>59266746</text:p>
          </table:table-cell>
          <table:table-cell table:style-name="ce5"/>
          <table:table-cell office:value-type="string" table:style-name="ce5">
            <text:p>&lt;a href="https://www.hootsuite.com" rel="nofollow"&gt;Hootsuite Inc.&lt;/a&gt;</text:p>
          </table:table-cell>
          <table:table-cell office:value-type="string" table:style-name="ce8">
            <text:p><text:a xlink:href="http://pbs.twimg.com/profile_images/1070726027704496128/u_mS9qOM_normal.jpg">http://pbs.twimg.com/profile_images/1070726027704496128/u_mS9qOM_normal.jpg</text:a></text:p>
          </table:table-cell>
          <table:table-cell office:value-type="float" office:value="5756" table:style-name="ce5">
            <text:p>5756</text:p>
          </table:table-cell>
          <table:table-cell office:value-type="float" office:value="483" table:style-name="ce5">
            <text:p>483</text:p>
          </table:table-cell>
          <table:table-cell office:value-type="string" table:style-name="ce5">
            <text:p>Research Triangle Park, NC USA</text:p>
          </table:table-cell>
          <table:table-cell office:value-type="string" table:style-name="ce8">
            <text:p><text:a xlink:href="http://twitter.com/EHPonline/statuses/1163511076933292032">http://twitter.com/EHPonline/statuses/1163511076933292032</text:a></text:p>
          </table:table-cell>
          <table:table-cell office:value-type="string" table:style-name="ce5">
            <text:p>{"hashtags":[],"symbols":[],"user_mentions":[{"screen_name":"UniUtrecht","name":"Universiteit Utrecht","id":33548291,"id_str":"33548291","indices":[182,193]}],"urls":[{"url":"https://t.co/QdIqxT3UhZ","expanded_url":"https://bit.ly/2N50g0V","display_url":"bit.ly/2N50g0V","indices":[158,181]}]}</text:p>
          </table:table-cell>
          <table:table-cell table:number-columns-repeated="16366"/>
        </table:table-row>
        <table:table-row table:style-name="ro7">
          <table:table-cell office:value-type="string" table:style-name="ce4">
            <text:p>1163506463681187840</text:p>
          </table:table-cell>
          <table:table-cell office:value-type="string" table:style-name="ce5">
            <text:p>TobyNL1988</text:p>
          </table:table-cell>
          <table:table-cell office:value-type="string" table:style-name="ce6">
            <text:p>RT @EenVandaag: Een nieuwe grassoort helpt tegen klimaatverandering, maar van de Europese Unie mogen koeien het niet eten.</text:p>
            <text:p/>
            <text:p>"Het lijkt me goed wanneer het hof opnieuw naar de zaak kijkt", zegt geneticus @HansClevers van de Universiteit Utrecht (@UniUtrecht).</text:p>
            <text:p/>
            <text:p>https://t.co/hkei9WNFzF</text:p>
          </table:table-cell>
          <table:table-cell office:value-type="string" table:style-name="ce5">
            <text:p>Mon Aug 19 17:42:12 +0000 2019</text:p>
          </table:table-cell>
          <table:table-cell office:value-type="date" office:date-value="2019-08-19T18:42:12" table:style-name="ce7">
            <text:p>19/08/2019 18:42:12</text:p>
          </table:table-cell>
          <table:table-cell table:number-columns-repeated="4" table:style-name="ce5"/>
          <table:table-cell office:value-type="string" table:style-name="ce5">
            <text:p>1065930116231032833</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163293579311230977/Zx1wCxx4_normal.jpg">http://pbs.twimg.com/profile_images/1163293579311230977/Zx1wCxx4_normal.jpg</text:a></text:p>
          </table:table-cell>
          <table:table-cell office:value-type="float" office:value="48" table:style-name="ce5">
            <text:p>48</text:p>
          </table:table-cell>
          <table:table-cell office:value-type="float" office:value="121" table:style-name="ce5">
            <text:p>121</text:p>
          </table:table-cell>
          <table:table-cell office:value-type="string" table:style-name="ce5">
            <text:p>Nederland , Gelderland</text:p>
          </table:table-cell>
          <table:table-cell office:value-type="string" table:style-name="ce8">
            <text:p><text:a xlink:href="http://twitter.com/TobyNL1988/statuses/1163506463681187840">http://twitter.com/TobyNL1988/statuses/1163506463681187840</text:a></text:p>
          </table:table-cell>
          <table:table-cell office:value-type="string" table:style-name="ce5">
            <text:p>{"hashtags":[],"symbols":[],"user_mentions":[{"screen_name":"EenVandaag","name":"EenVandaag","id":10572052,"id_str":"10572052","indices":[3,14]}],"urls":[]}</text:p>
          </table:table-cell>
          <table:table-cell table:number-columns-repeated="16366"/>
        </table:table-row>
        <table:table-row table:number-rows-repeated="2" table:style-name="ro4">
          <table:table-cell office:value-type="string" table:style-name="ce4">
            <text:p>1163503935883268096</text:p>
          </table:table-cell>
          <table:table-cell office:value-type="string" table:style-name="ce5">
            <text:p>henkrentingruaf</text:p>
          </table:table-cell>
          <table:table-cell office:value-type="string" table:style-name="ce6">
            <text:p>@EenVandaag @HansClevers @UniUtrecht Als ik het zo lees kan dit slechts zeer marginale milieuwinst opleveren. En "Boeren kunnen in hun grasmanagement al heel veel doen om de uitstoot van broeikasgassen tegen te gaan." Er wordt een "silver bullet" gepresenteerd zonder enige onderbouwing.</text:p>
          </table:table-cell>
          <table:table-cell office:value-type="string" table:style-name="ce5">
            <text:p>Mon Aug 19 17:32:09 +0000 2019</text:p>
          </table:table-cell>
          <table:table-cell office:value-type="date" office:date-value="2019-08-19T18:32:09" table:style-name="ce7">
            <text:p>19/08/2019 18:32:09</text:p>
          </table:table-cell>
          <table:table-cell table:number-columns-repeated="2" table:style-name="ce5"/>
          <table:table-cell office:value-type="string" table:style-name="ce5">
            <text:p>10572052</text:p>
          </table:table-cell>
          <table:table-cell office:value-type="string" table:style-name="ce5">
            <text:p>EenVandaag</text:p>
          </table:table-cell>
          <table:table-cell office:value-type="string" table:style-name="ce5">
            <text:p>1933602176</text:p>
          </table:table-cell>
          <table:table-cell office:value-type="string" table:style-name="ce5">
            <text:p>1163433980437381120</text:p>
          </table:table-cell>
          <table:table-cell office:value-type="string" table:style-name="ce5">
            <text:p>&lt;a href="https://mobile.twitter.com" rel="nofollow"&gt;Twitter Web App&lt;/a&gt;</text:p>
          </table:table-cell>
          <table:table-cell office:value-type="string" table:style-name="ce8">
            <text:p><text:a xlink:href="http://pbs.twimg.com/profile_images/969579889094463489/bNFS3YuO_normal.jpg">http://pbs.twimg.com/profile_images/969579889094463489/bNFS3YuO_normal.jpg</text:a></text:p>
          </table:table-cell>
          <table:table-cell office:value-type="float" office:value="944" table:style-name="ce5">
            <text:p>944</text:p>
          </table:table-cell>
          <table:table-cell office:value-type="float" office:value="1133" table:style-name="ce5">
            <text:p>1133</text:p>
          </table:table-cell>
          <table:table-cell table:style-name="ce5"/>
          <table:table-cell office:value-type="string" table:style-name="ce8">
            <text:p><text:a xlink:href="http://twitter.com/henkrentingruaf/statuses/1163503935883268096">http://twitter.com/henkrentingruaf/statuses/1163503935883268096</text:a></text:p>
          </table:table-cell>
          <table:table-cell office:value-type="string" table:style-name="ce5">
            <text:p>{"hashtags":[],"symbols":[],"user_mentions":[{"screen_name":"EenVandaag","name":"EenVandaag","id":10572052,"id_str":"10572052","indices":[0,11]},{"screen_name":"HansClevers","name":"Hans Clevers","id":1503128660,"id_str":"1503128660","indices":[12,24]},{"screen_name":"UniUtrecht","name":"Universiteit Utrecht","id":33548291,"id_str":"33548291","indices":[25,36]}],"urls":[]}</text:p>
          </table:table-cell>
          <table:table-cell table:number-columns-repeated="16366"/>
        </table:table-row>
        <table:table-row table:style-name="ro5">
          <table:table-cell office:value-type="string" table:style-name="ce4">
            <text:p>1163498869604462592</text:p>
          </table:table-cell>
          <table:table-cell office:value-type="string" table:style-name="ce5">
            <text:p>jeroenson</text:p>
          </table:table-cell>
          <table:table-cell office:value-type="string" table:style-name="ce6">
            <text:p>RT @jeroenson: Fully updated (CC-BY) slide deck detailing Plan S and its options in an institutional context, in our case @UtrechtUni @UniUtrecht @cOAlitionS_OA https://t.co/LXZiGiSF2A #openaccess #openscience #planS</text:p>
          </table:table-cell>
          <table:table-cell office:value-type="string" table:style-name="ce5">
            <text:p>Mon Aug 19 17:12:01 +0000 2019</text:p>
          </table:table-cell>
          <table:table-cell office:value-type="date" office:date-value="2019-08-19T18:12:01" table:style-name="ce7">
            <text:p>19/08/2019 18:12:01</text:p>
          </table:table-cell>
          <table:table-cell table:number-columns-repeated="4" table:style-name="ce5"/>
          <table:table-cell office:value-type="string" table:style-name="ce5">
            <text:p>41577553</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665912429742690305/qbF2iVR8_normal.jpg">http://pbs.twimg.com/profile_images/665912429742690305/qbF2iVR8_normal.jpg</text:a></text:p>
          </table:table-cell>
          <table:table-cell office:value-type="float" office:value="2354" table:style-name="ce5">
            <text:p>2354</text:p>
          </table:table-cell>
          <table:table-cell office:value-type="float" office:value="1064" table:style-name="ce5">
            <text:p>1064</text:p>
          </table:table-cell>
          <table:table-cell table:style-name="ce5"/>
          <table:table-cell office:value-type="string" table:style-name="ce8">
            <text:p><text:a xlink:href="http://twitter.com/jeroenson/statuses/1163498869604462592">http://twitter.com/jeroenson/statuses/1163498869604462592</text:a></text:p>
          </table:table-cell>
          <table:table-cell office:value-type="string" table:style-name="ce5">
            <text:p>{"hashtags":[],"symbols":[],"user_mentions":[{"screen_name":"jeroenson","name":"Jeroen Sondervan","id":41577553,"id_str":"41577553","indices":[3,13]},{"screen_name":"UtrechtUni","name":"Utrecht University","id":33550981,"id_str":"33550981","indices":[122,133]}],"urls":[]}</text:p>
          </table:table-cell>
          <table:table-cell table:number-columns-repeated="16366"/>
        </table:table-row>
        <table:table-row table:style-name="ro8">
          <table:table-cell office:value-type="string" table:style-name="ce4">
            <text:p>1163497730171428865</text:p>
          </table:table-cell>
          <table:table-cell office:value-type="string" table:style-name="ce5">
            <text:p>K212Utr</text:p>
          </table:table-cell>
          <table:table-cell office:value-type="string" table:style-name="ce6">
            <text:p>@EenVandaag @HansClevers @UniUtrecht Nederland was ooit voorloper ... misschien tijd deze onzin te negeren en gewoon doorgaan met modificatie.</text:p>
          </table:table-cell>
          <table:table-cell office:value-type="string" table:style-name="ce5">
            <text:p>Mon Aug 19 17:07:30 +0000 2019</text:p>
          </table:table-cell>
          <table:table-cell office:value-type="date" office:date-value="2019-08-19T18:07:30" table:style-name="ce7">
            <text:p>19/08/2019 18:07:30</text:p>
          </table:table-cell>
          <table:table-cell table:number-columns-repeated="2" table:style-name="ce5"/>
          <table:table-cell office:value-type="string" table:style-name="ce5">
            <text:p>10572052</text:p>
          </table:table-cell>
          <table:table-cell office:value-type="string" table:style-name="ce5">
            <text:p>EenVandaag</text:p>
          </table:table-cell>
          <table:table-cell office:value-type="string" table:style-name="ce5">
            <text:p>776965175975014400</text:p>
          </table:table-cell>
          <table:table-cell office:value-type="string" table:style-name="ce5">
            <text:p>1163433980437381120</text:p>
          </table:table-cell>
          <table:table-cell office:value-type="string" table:style-name="ce5">
            <text:p>&lt;a href="https://mobile.twitter.com" rel="nofollow"&gt;Twitter Web App&lt;/a&gt;</text:p>
          </table:table-cell>
          <table:table-cell office:value-type="string" table:style-name="ce8">
            <text:p><text:a xlink:href="http://pbs.twimg.com/profile_images/815658719262478336/05o5STz6_normal.jpg">http://pbs.twimg.com/profile_images/815658719262478336/05o5STz6_normal.jpg</text:a></text:p>
          </table:table-cell>
          <table:table-cell office:value-type="float" office:value="566" table:style-name="ce5">
            <text:p>566</text:p>
          </table:table-cell>
          <table:table-cell office:value-type="float" office:value="917" table:style-name="ce5">
            <text:p>917</text:p>
          </table:table-cell>
          <table:table-cell office:value-type="string" table:style-name="ce5">
            <text:p>Utrecht, Nederland</text:p>
          </table:table-cell>
          <table:table-cell office:value-type="string" table:style-name="ce8">
            <text:p><text:a xlink:href="http://twitter.com/K212Utr/statuses/1163497730171428865">http://twitter.com/K212Utr/statuses/1163497730171428865</text:a></text:p>
          </table:table-cell>
          <table:table-cell office:value-type="string" table:style-name="ce5">
            <text:p>{"hashtags":[],"symbols":[],"user_mentions":[{"screen_name":"EenVandaag","name":"EenVandaag","id":10572052,"id_str":"10572052","indices":[0,11]},{"screen_name":"HansClevers","name":"Hans Clevers","id":1503128660,"id_str":"1503128660","indices":[12,24]},{"screen_name":"UniUtrecht","name":"Universiteit Utrecht","id":33548291,"id_str":"33548291","indices":[25,36]}],"urls":[]}</text:p>
          </table:table-cell>
          <table:table-cell table:number-columns-repeated="16366"/>
        </table:table-row>
        <table:table-row table:style-name="ro7">
          <table:table-cell office:value-type="string" table:style-name="ce4">
            <text:p>1163491390438944769</text:p>
          </table:table-cell>
          <table:table-cell office:value-type="string" table:style-name="ce5">
            <text:p>erikvanprooijen</text:p>
          </table:table-cell>
          <table:table-cell office:value-type="string" table:style-name="ce6">
            <text:p>RT @EenVandaag: Een nieuwe grassoort helpt tegen klimaatverandering, maar van de Europese Unie mogen koeien het niet eten.</text:p>
            <text:p/>
            <text:p>"Het lijkt me goed wanneer het hof opnieuw naar de zaak kijkt", zegt geneticus @HansClevers van de Universiteit Utrecht (@UniUtrecht).</text:p>
            <text:p/>
            <text:p>https://t.co/hkei9WNFzF</text:p>
          </table:table-cell>
          <table:table-cell office:value-type="string" table:style-name="ce5">
            <text:p>Mon Aug 19 16:42:18 +0000 2019</text:p>
          </table:table-cell>
          <table:table-cell office:value-type="date" office:date-value="2019-08-19T17:42:18" table:style-name="ce7">
            <text:p>19/08/2019 17:42:18</text:p>
          </table:table-cell>
          <table:table-cell table:number-columns-repeated="4" table:style-name="ce5"/>
          <table:table-cell office:value-type="string" table:style-name="ce5">
            <text:p>14762527</text:p>
          </table:table-cell>
          <table:table-cell table:style-name="ce5"/>
          <table:table-cell office:value-type="string" table:style-name="ce5">
            <text:p>&lt;a href="http://twitter.com/#!/download/ipad" rel="nofollow"&gt;Twitter for iPad&lt;/a&gt;</text:p>
          </table:table-cell>
          <table:table-cell office:value-type="string" table:style-name="ce8">
            <text:p><text:a xlink:href="http://pbs.twimg.com/profile_images/481516842461044736/8XJCqPsX_normal.jpeg">http://pbs.twimg.com/profile_images/481516842461044736/8XJCqPsX_normal.jpeg</text:a></text:p>
          </table:table-cell>
          <table:table-cell office:value-type="float" office:value="635" table:style-name="ce5">
            <text:p>635</text:p>
          </table:table-cell>
          <table:table-cell office:value-type="float" office:value="1939" table:style-name="ce5">
            <text:p>1939</text:p>
          </table:table-cell>
          <table:table-cell office:value-type="string" table:style-name="ce5">
            <text:p>Hilversum</text:p>
          </table:table-cell>
          <table:table-cell office:value-type="string" table:style-name="ce8">
            <text:p><text:a xlink:href="http://twitter.com/erikvanprooijen/statuses/1163491390438944769">http://twitter.com/erikvanprooijen/statuses/1163491390438944769</text:a></text:p>
          </table:table-cell>
          <table:table-cell office:value-type="string" table:style-name="ce5">
            <text:p>{"hashtags":[],"symbols":[],"user_mentions":[{"screen_name":"EenVandaag","name":"EenVandaag","id":10572052,"id_str":"10572052","indices":[3,14]}],"urls":[]}</text:p>
          </table:table-cell>
          <table:table-cell table:number-columns-repeated="16366"/>
        </table:table-row>
        <table:table-row table:style-name="ro2">
          <table:table-cell office:value-type="string" table:style-name="ce4">
            <text:p>1163490362029162496</text:p>
          </table:table-cell>
          <table:table-cell office:value-type="string" table:style-name="ce5">
            <text:p>chinoup</text:p>
          </table:table-cell>
          <table:table-cell office:value-type="string" table:style-name="ce6">
            <text:p>RT @jeroenbosman: We fully updated our (CC-BY) slide deck detailing Plan S and its options in an institutional context, in our case @UtrechtUni @UniUtrecht @cOAlitionS_OA <text:s/>https://t.co/adF6WRGhz2 https://t.co/ie24lJFs5w</text:p>
          </table:table-cell>
          <table:table-cell office:value-type="string" table:style-name="ce5">
            <text:p>Mon Aug 19 16:38:13 +0000 2019</text:p>
          </table:table-cell>
          <table:table-cell office:value-type="date" office:date-value="2019-08-19T17:38:13" table:style-name="ce7">
            <text:p>19/08/2019 17:38:13</text:p>
          </table:table-cell>
          <table:table-cell table:number-columns-repeated="4" table:style-name="ce5"/>
          <table:table-cell office:value-type="string" table:style-name="ce5">
            <text:p>94186594</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921091985775251466/vepUCars_normal.jpg">http://pbs.twimg.com/profile_images/921091985775251466/vepUCars_normal.jpg</text:a></text:p>
          </table:table-cell>
          <table:table-cell office:value-type="float" office:value="61" table:style-name="ce5">
            <text:p>61</text:p>
          </table:table-cell>
          <table:table-cell office:value-type="float" office:value="425" table:style-name="ce5">
            <text:p>425</text:p>
          </table:table-cell>
          <table:table-cell office:value-type="string" table:style-name="ce5">
            <text:p>Paris</text:p>
          </table:table-cell>
          <table:table-cell office:value-type="string" table:style-name="ce8">
            <text:p><text:a xlink:href="http://twitter.com/chinoup/statuses/1163490362029162496">http://twitter.com/chinoup/statuses/1163490362029162496</text:a></text:p>
          </table:table-cell>
          <table:table-cell office:value-type="string" table:style-name="ce5">
            <text:p>{"hashtags":[],"symbols":[],"user_mentions":[{"screen_name":"jeroenbosman","name":"Jeroen Bosman","id":9104202,"id_str":"9104202","indices":[3,16]}],"urls":[]}</text:p>
          </table:table-cell>
          <table:table-cell table:number-columns-repeated="16366"/>
        </table:table-row>
        <table:table-row table:number-rows-repeated="2" table:style-name="ro2">
          <table:table-cell office:value-type="string" table:style-name="ce4">
            <text:p>1163489313897754624</text:p>
          </table:table-cell>
          <table:table-cell office:value-type="string" table:style-name="ce5">
            <text:p>UUEarthSciences</text:p>
          </table:table-cell>
          <table:table-cell office:value-type="string" table:style-name="ce6">
            <text:p>RT @UUGeo: 350mln people worldwide live in deltas. Dam construction and other human activities increase risk of #delta drowning, as they reduce the delivery of sediment, writes @Frances_Dunn @UtrechtUni with colleagues @unisouthampton https://t.co/YGI5u0eNKI https://t.co/lUJNiEA8pb</text:p>
          </table:table-cell>
          <table:table-cell office:value-type="string" table:style-name="ce5">
            <text:p>Mon Aug 19 16:34:03 +0000 2019</text:p>
          </table:table-cell>
          <table:table-cell office:value-type="date" office:date-value="2019-08-19T17:34:03" table:style-name="ce7">
            <text:p>19/08/2019 17:34:03</text:p>
          </table:table-cell>
          <table:table-cell table:number-columns-repeated="4" table:style-name="ce5"/>
          <table:table-cell office:value-type="string" table:style-name="ce5">
            <text:p>3430171414</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115885950704476161/YTzkcQ5T_normal.png">http://pbs.twimg.com/profile_images/1115885950704476161/YTzkcQ5T_normal.png</text:a></text:p>
          </table:table-cell>
          <table:table-cell office:value-type="float" office:value="61" table:style-name="ce5">
            <text:p>61</text:p>
          </table:table-cell>
          <table:table-cell office:value-type="float" office:value="60" table:style-name="ce5">
            <text:p>60</text:p>
          </table:table-cell>
          <table:table-cell office:value-type="string" table:style-name="ce5">
            <text:p>Utrecht, The Netherlands</text:p>
          </table:table-cell>
          <table:table-cell office:value-type="string" table:style-name="ce8">
            <text:p><text:a xlink:href="http://twitter.com/UUEarthSciences/statuses/1163489313897754624">http://twitter.com/UUEarthSciences/statuses/1163489313897754624</text:a></text:p>
          </table:table-cell>
          <table:table-cell office:value-type="string" table:style-name="ce5">
            <text:p>{"hashtags":[{"text":"delta","indices":[112,118]}],"symbols":[],"user_mentions":[{"screen_name":"UUGeo","name":"Geowetenschappen UU","id":49980589,"id_str":"49980589","indices":[3,9]}],"urls":[]}</text:p>
          </table:table-cell>
          <table:table-cell table:number-columns-repeated="16366"/>
        </table:table-row>
        <table:table-row table:style-name="ro2">
          <table:table-cell office:value-type="string" table:style-name="ce4">
            <text:p>1163485744058523648</text:p>
          </table:table-cell>
          <table:table-cell office:value-type="string" table:style-name="ce5">
            <text:p>Lijnonline</text:p>
          </table:table-cell>
          <table:table-cell office:value-type="string" table:style-name="ce6">
            <text:p>RT @UUGeo: 350mln people worldwide live in deltas. Dam construction and other human activities increase risk of #delta drowning, as they reduce the delivery of sediment, writes @Frances_Dunn @UtrechtUni with colleagues @unisouthampton https://t.co/YGI5u0eNKI https://t.co/lUJNiEA8pb</text:p>
          </table:table-cell>
          <table:table-cell office:value-type="string" table:style-name="ce5">
            <text:p>Mon Aug 19 16:19:52 +0000 2019</text:p>
          </table:table-cell>
          <table:table-cell office:value-type="date" office:date-value="2019-08-19T17:19:52" table:style-name="ce7">
            <text:p>19/08/2019 17:19:52</text:p>
          </table:table-cell>
          <table:table-cell table:number-columns-repeated="4" table:style-name="ce5"/>
          <table:table-cell office:value-type="string" table:style-name="ce5">
            <text:p>66781058</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725386883304402950/LUXQ6Z2C_normal.jpg">http://pbs.twimg.com/profile_images/725386883304402950/LUXQ6Z2C_normal.jpg</text:a></text:p>
          </table:table-cell>
          <table:table-cell office:value-type="float" office:value="762" table:style-name="ce5">
            <text:p>762</text:p>
          </table:table-cell>
          <table:table-cell office:value-type="float" office:value="639" table:style-name="ce5">
            <text:p>639</text:p>
          </table:table-cell>
          <table:table-cell office:value-type="string" table:style-name="ce5">
            <text:p>Delft</text:p>
          </table:table-cell>
          <table:table-cell office:value-type="string" table:style-name="ce8">
            <text:p><text:a xlink:href="http://twitter.com/Lijnonline/statuses/1163485744058523648">http://twitter.com/Lijnonline/statuses/1163485744058523648</text:a></text:p>
          </table:table-cell>
          <table:table-cell office:value-type="string" table:style-name="ce5">
            <text:p>{"hashtags":[{"text":"delta","indices":[112,118]}],"symbols":[],"user_mentions":[{"screen_name":"UUGeo","name":"Geowetenschappen UU","id":49980589,"id_str":"49980589","indices":[3,9]}],"urls":[]}</text:p>
          </table:table-cell>
          <table:table-cell table:number-columns-repeated="16366"/>
        </table:table-row>
        <table:table-row table:style-name="ro7">
          <table:table-cell office:value-type="string" table:style-name="ce4">
            <text:p>1163482214748827648</text:p>
          </table:table-cell>
          <table:table-cell office:value-type="string" table:style-name="ce5">
            <text:p>LuisB</text:p>
          </table:table-cell>
          <table:table-cell office:value-type="string" table:style-name="ce6">
            <text:p>RT @EenVandaag: Een nieuwe grassoort helpt tegen klimaatverandering, maar van de Europese Unie mogen koeien het niet eten.</text:p>
            <text:p/>
            <text:p>"Het lijkt me goed wanneer het hof opnieuw naar de zaak kijkt", zegt geneticus @HansClevers van de Universiteit Utrecht (@UniUtrecht).</text:p>
            <text:p/>
            <text:p>https://t.co/hkei9WNFzF</text:p>
          </table:table-cell>
          <table:table-cell office:value-type="string" table:style-name="ce5">
            <text:p>Mon Aug 19 16:05:51 +0000 2019</text:p>
          </table:table-cell>
          <table:table-cell office:value-type="date" office:date-value="2019-08-19T17:05:51" table:style-name="ce7">
            <text:p>19/08/2019 17:05:51</text:p>
          </table:table-cell>
          <table:table-cell table:number-columns-repeated="4" table:style-name="ce5"/>
          <table:table-cell office:value-type="string" table:style-name="ce5">
            <text:p>6477792</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981707237566623745/1r9bT5GD_normal.jpg">http://pbs.twimg.com/profile_images/981707237566623745/1r9bT5GD_normal.jpg</text:a></text:p>
          </table:table-cell>
          <table:table-cell office:value-type="float" office:value="2047" table:style-name="ce5">
            <text:p>2047</text:p>
          </table:table-cell>
          <table:table-cell office:value-type="float" office:value="150" table:style-name="ce5">
            <text:p>150</text:p>
          </table:table-cell>
          <table:table-cell office:value-type="string" table:style-name="ce5">
            <text:p>Italia</text:p>
          </table:table-cell>
          <table:table-cell office:value-type="string" table:style-name="ce8">
            <text:p><text:a xlink:href="http://twitter.com/LuisB/statuses/1163482214748827648">http://twitter.com/LuisB/statuses/1163482214748827648</text:a></text:p>
          </table:table-cell>
          <table:table-cell office:value-type="string" table:style-name="ce5">
            <text:p>{"hashtags":[],"symbols":[],"user_mentions":[{"screen_name":"EenVandaag","name":"EenVandaag","id":10572052,"id_str":"10572052","indices":[3,14]}],"urls":[]}</text:p>
          </table:table-cell>
          <table:table-cell table:number-columns-repeated="16366"/>
        </table:table-row>
        <table:table-row table:style-name="ro7">
          <table:table-cell office:value-type="string" table:style-name="ce4">
            <text:p>1163481472206086148</text:p>
          </table:table-cell>
          <table:table-cell office:value-type="string" table:style-name="ce5">
            <text:p>schragoor</text:p>
          </table:table-cell>
          <table:table-cell office:value-type="string" table:style-name="ce6">
            <text:p>RT @EenVandaag: Een nieuwe grassoort helpt tegen klimaatverandering, maar van de Europese Unie mogen koeien het niet eten.</text:p>
            <text:p/>
            <text:p>"Het lijkt me goed wanneer het hof opnieuw naar de zaak kijkt", zegt geneticus @HansClevers van de Universiteit Utrecht (@UniUtrecht).</text:p>
            <text:p/>
            <text:p>https://t.co/hkei9WNFzF</text:p>
          </table:table-cell>
          <table:table-cell office:value-type="string" table:style-name="ce5">
            <text:p>Mon Aug 19 16:02:54 +0000 2019</text:p>
          </table:table-cell>
          <table:table-cell office:value-type="date" office:date-value="2019-08-19T17:02:54" table:style-name="ce7">
            <text:p>19/08/2019 17:02:54</text:p>
          </table:table-cell>
          <table:table-cell table:number-columns-repeated="4" table:style-name="ce5"/>
          <table:table-cell office:value-type="string" table:style-name="ce5">
            <text:p>753313802</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107356810959310849/hqzezpcG_normal.png">http://pbs.twimg.com/profile_images/1107356810959310849/hqzezpcG_normal.png</text:a></text:p>
          </table:table-cell>
          <table:table-cell office:value-type="float" office:value="361" table:style-name="ce5">
            <text:p>361</text:p>
          </table:table-cell>
          <table:table-cell office:value-type="float" office:value="154" table:style-name="ce5">
            <text:p>154</text:p>
          </table:table-cell>
          <table:table-cell office:value-type="string" table:style-name="ce5">
            <text:p>Arnhem</text:p>
          </table:table-cell>
          <table:table-cell office:value-type="string" table:style-name="ce8">
            <text:p><text:a xlink:href="http://twitter.com/schragoor/statuses/1163481472206086148">http://twitter.com/schragoor/statuses/1163481472206086148</text:a></text:p>
          </table:table-cell>
          <table:table-cell office:value-type="string" table:style-name="ce5">
            <text:p>{"hashtags":[],"symbols":[],"user_mentions":[{"screen_name":"EenVandaag","name":"EenVandaag","id":10572052,"id_str":"10572052","indices":[3,14]}],"urls":[]}</text:p>
          </table:table-cell>
          <table:table-cell table:number-columns-repeated="16366"/>
        </table:table-row>
        <table:table-row table:style-name="ro7">
          <table:table-cell office:value-type="string" table:style-name="ce4">
            <text:p>1163480534170910726</text:p>
          </table:table-cell>
          <table:table-cell office:value-type="string" table:style-name="ce5">
            <text:p>Astrid_Hitma</text:p>
          </table:table-cell>
          <table:table-cell office:value-type="string" table:style-name="ce6">
            <text:p>RT @EenVandaag: Een nieuwe grassoort helpt tegen klimaatverandering, maar van de Europese Unie mogen koeien het niet eten.</text:p>
            <text:p/>
            <text:p>"Het lijkt me goed wanneer het hof opnieuw naar de zaak kijkt", zegt geneticus @HansClevers van de Universiteit Utrecht (@UniUtrecht).</text:p>
            <text:p/>
            <text:p>https://t.co/hkei9WNFzF</text:p>
          </table:table-cell>
          <table:table-cell office:value-type="string" table:style-name="ce5">
            <text:p>Mon Aug 19 15:59:10 +0000 2019</text:p>
          </table:table-cell>
          <table:table-cell office:value-type="date" office:date-value="2019-08-19T16:59:10" table:style-name="ce7">
            <text:p>19/08/2019 16:59:10</text:p>
          </table:table-cell>
          <table:table-cell table:number-columns-repeated="4" table:style-name="ce5"/>
          <table:table-cell office:value-type="string" table:style-name="ce5">
            <text:p>95232290</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815871422811738112/-Ly-FxRd_normal.jpg">http://pbs.twimg.com/profile_images/815871422811738112/-Ly-FxRd_normal.jpg</text:a></text:p>
          </table:table-cell>
          <table:table-cell office:value-type="float" office:value="2809" table:style-name="ce5">
            <text:p>2809</text:p>
          </table:table-cell>
          <table:table-cell office:value-type="float" office:value="3182" table:style-name="ce5">
            <text:p>3182</text:p>
          </table:table-cell>
          <table:table-cell office:value-type="string" table:style-name="ce5">
            <text:p>Amstelveen, Uithoorn zakelijk</text:p>
          </table:table-cell>
          <table:table-cell office:value-type="string" table:style-name="ce8">
            <text:p><text:a xlink:href="http://twitter.com/Astrid_Hitma/statuses/1163480534170910726">http://twitter.com/Astrid_Hitma/statuses/1163480534170910726</text:a></text:p>
          </table:table-cell>
          <table:table-cell office:value-type="string" table:style-name="ce5">
            <text:p>{"hashtags":[],"symbols":[],"user_mentions":[{"screen_name":"EenVandaag","name":"EenVandaag","id":10572052,"id_str":"10572052","indices":[3,14]}],"urls":[]}</text:p>
          </table:table-cell>
          <table:table-cell table:number-columns-repeated="16366"/>
        </table:table-row>
        <table:table-row table:style-name="ro4">
          <table:table-cell office:value-type="string" table:style-name="ce4">
            <text:p>1163479186243235840</text:p>
          </table:table-cell>
          <table:table-cell office:value-type="string" table:style-name="ce5">
            <text:p>heimathafenWI</text:p>
          </table:table-cell>
          <table:table-cell office:value-type="string" table:style-name="ce6">
            <text:p>RT @andredoerfler: Heute ganz dichter, toller Tag: #Crowdfunding mit @place2help und anschl. #Biosphärenregion, #Act4SDGs und #Genossenschaften mit @ruv_de Naturpark RheinTaunus @heimathafenWI @socialimpactlab F @SEND_ev @gruene_wi @grameencl @UniUtrecht @leuphana @NewOrderDesign und WI Volksbank https://t.co/AbSWvCAqbT</text:p>
          </table:table-cell>
          <table:table-cell office:value-type="string" table:style-name="ce5">
            <text:p>Mon Aug 19 15:53:49 +0000 2019</text:p>
          </table:table-cell>
          <table:table-cell office:value-type="date" office:date-value="2019-08-19T16:53:49" table:style-name="ce7">
            <text:p>19/08/2019 16:53:49</text:p>
          </table:table-cell>
          <table:table-cell table:number-columns-repeated="4" table:style-name="ce5"/>
          <table:table-cell office:value-type="string" table:style-name="ce5">
            <text:p>416153411</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2784022203/9a52d5e0e35e4a376bb71007b4b2e7f6_normal.jpeg">http://pbs.twimg.com/profile_images/2784022203/9a52d5e0e35e4a376bb71007b4b2e7f6_normal.jpeg</text:a></text:p>
          </table:table-cell>
          <table:table-cell office:value-type="float" office:value="1641" table:style-name="ce5">
            <text:p>1641</text:p>
          </table:table-cell>
          <table:table-cell office:value-type="float" office:value="668" table:style-name="ce5">
            <text:p>668</text:p>
          </table:table-cell>
          <table:table-cell office:value-type="string" table:style-name="ce5">
            <text:p>Wiesbaden</text:p>
          </table:table-cell>
          <table:table-cell office:value-type="string" table:style-name="ce8">
            <text:p><text:a xlink:href="http://twitter.com/heimathafenWI/statuses/1163479186243235840">http://twitter.com/heimathafenWI/statuses/1163479186243235840</text:a></text:p>
          </table:table-cell>
          <table:table-cell office:value-type="string" table:style-name="ce5">
            <text:p>{"hashtags":[{"text":"Crowdfunding","indices":[51,64]},{"text":"Biosphärenregion","indices":[93,110]},{"text":"Act4SDGs","indices":[112,121]}],"symbols":[],"user_mentions":[{"screen_name":"andredoerfler","name":"André Dörfler","id":799958868163960800,"id_str":"799958868163960836","indices":[3,17]},{"screen_name":"place2help","name":"place2help","id":1970773922,"id_str":"1970773922","indices":[69,80]}],"urls":[]}</text:p>
          </table:table-cell>
          <table:table-cell table:number-columns-repeated="16366"/>
        </table:table-row>
        <table:table-row table:style-name="ro5">
          <table:table-cell office:value-type="string" table:style-name="ce4">
            <text:p>1163475232189026305</text:p>
          </table:table-cell>
          <table:table-cell office:value-type="string" table:style-name="ce5">
            <text:p>Trude2791</text:p>
          </table:table-cell>
          <table:table-cell office:value-type="string" table:style-name="ce6">
            <text:p>@EenVandaag @HansClevers @UniUtrecht De EU is tegen alle GMO technieken, dus ook tegen dit. Organisaties als @milieudefensie en @Greenpeace en partijen als @PartijvdDieren en @groenlinks ook.</text:p>
          </table:table-cell>
          <table:table-cell office:value-type="string" table:style-name="ce5">
            <text:p>Mon Aug 19 15:38:06 +0000 2019</text:p>
          </table:table-cell>
          <table:table-cell office:value-type="date" office:date-value="2019-08-19T16:38:06" table:style-name="ce7">
            <text:p>19/08/2019 16:38:06</text:p>
          </table:table-cell>
          <table:table-cell table:number-columns-repeated="2" table:style-name="ce5"/>
          <table:table-cell office:value-type="string" table:style-name="ce5">
            <text:p>10572052</text:p>
          </table:table-cell>
          <table:table-cell office:value-type="string" table:style-name="ce5">
            <text:p>EenVandaag</text:p>
          </table:table-cell>
          <table:table-cell office:value-type="string" table:style-name="ce5">
            <text:p>3449439316</text:p>
          </table:table-cell>
          <table:table-cell office:value-type="string" table:style-name="ce5">
            <text:p>1163433980437381120</text:p>
          </table:table-cell>
          <table:table-cell office:value-type="string" table:style-name="ce5">
            <text:p>&lt;a href="http://twitter.com/download/iphone" rel="nofollow"&gt;Twitter for iPhone&lt;/a&gt;</text:p>
          </table:table-cell>
          <table:table-cell office:value-type="string" table:style-name="ce8">
            <text:p><text:a xlink:href="http://pbs.twimg.com/profile_images/1133382806372069381/-Drjz4CB_normal.jpg">http://pbs.twimg.com/profile_images/1133382806372069381/-Drjz4CB_normal.jpg</text:a></text:p>
          </table:table-cell>
          <table:table-cell office:value-type="float" office:value="112" table:style-name="ce5">
            <text:p>112</text:p>
          </table:table-cell>
          <table:table-cell office:value-type="float" office:value="978" table:style-name="ce5">
            <text:p>978</text:p>
          </table:table-cell>
          <table:table-cell table:style-name="ce5"/>
          <table:table-cell office:value-type="string" table:style-name="ce8">
            <text:p><text:a xlink:href="http://twitter.com/Trude2791/statuses/1163475232189026305">http://twitter.com/Trude2791/statuses/1163475232189026305</text:a></text:p>
          </table:table-cell>
          <table:table-cell office:value-type="string" table:style-name="ce5">
            <text:p>{"hashtags":[],"symbols":[],"user_mentions":[{"screen_name":"EenVandaag","name":"EenVandaag","id":10572052,"id_str":"10572052","indices":[0,11]},{"screen_name":"HansClevers","name":"Hans Clevers","id":1503128660,"id_str":"1503128660","indices":[12,24]},{"screen_name":"UniUtrecht","name":"Universiteit Utrecht","id":33548291,"id_str":"33548291","indices":[25,36]},{"screen_name":"milieudefensie","name":"Milieudefensie","id":19388229,"id_str":"19388229","indices":[109,124]},{"screen_name":"Greenpeace","name":"Greenpeace","id":3459051,"id_str":"3459051","indices":[128,139]},{"screen_name":"PartijvdDieren","name":"Partij voor de Dieren","id":20710359,"id_str":"20710359","indices":[156,171]},{"screen_name":"groenlinks","name":"GroenLinks","id":11836402,"id_str":"11836402","indices":[175,186]}],"urls":[]}</text:p>
          </table:table-cell>
          <table:table-cell table:number-columns-repeated="16366"/>
        </table:table-row>
        <table:table-row table:number-rows-repeated="2" table:style-name="ro2">
          <table:table-cell office:value-type="string" table:style-name="ce4">
            <text:p>1163471895649542146</text:p>
          </table:table-cell>
          <table:table-cell office:value-type="string" table:style-name="ce5">
            <text:p>DrSchnuw</text:p>
          </table:table-cell>
          <table:table-cell office:value-type="string" table:style-name="ce6">
            <text:p>@andredoerfler @place2help @ruv_de @heimathafenWI @socialimpactlab @SEND_ev @gruene_wi @grameencl @UniUtrecht @leuphana @NewOrderDesign Schade, dass ich dieses mal nicht selbst dabei sein konnte. Aber @HeiligBirgit hat uns ja beider vertreten :)</text:p>
          </table:table-cell>
          <table:table-cell office:value-type="string" table:style-name="ce5">
            <text:p>Mon Aug 19 15:24:50 +0000 2019</text:p>
          </table:table-cell>
          <table:table-cell office:value-type="date" office:date-value="2019-08-19T16:24:50" table:style-name="ce7">
            <text:p>19/08/2019 16:24:50</text:p>
          </table:table-cell>
          <table:table-cell table:number-columns-repeated="2" table:style-name="ce5"/>
          <table:table-cell office:value-type="string" table:style-name="ce5">
            <text:p>799958868163960836</text:p>
          </table:table-cell>
          <table:table-cell office:value-type="string" table:style-name="ce5">
            <text:p>andredoerfler</text:p>
          </table:table-cell>
          <table:table-cell office:value-type="string" table:style-name="ce5">
            <text:p>1970744347</text:p>
          </table:table-cell>
          <table:table-cell office:value-type="string" table:style-name="ce5">
            <text:p>1162446029758836736</text:p>
          </table:table-cell>
          <table:table-cell office:value-type="string" table:style-name="ce5">
            <text:p>&lt;a href="https://mobile.twitter.com" rel="nofollow"&gt;Twitter Web App&lt;/a&gt;</text:p>
          </table:table-cell>
          <table:table-cell office:value-type="string" table:style-name="ce8">
            <text:p><text:a xlink:href="http://pbs.twimg.com/profile_images/818589169291292673/KDt-kv1K_normal.jpg">http://pbs.twimg.com/profile_images/818589169291292673/KDt-kv1K_normal.jpg</text:a></text:p>
          </table:table-cell>
          <table:table-cell office:value-type="float" office:value="1247" table:style-name="ce5">
            <text:p>1247</text:p>
          </table:table-cell>
          <table:table-cell office:value-type="float" office:value="931" table:style-name="ce5">
            <text:p>931</text:p>
          </table:table-cell>
          <table:table-cell office:value-type="string" table:style-name="ce5">
            <text:p>Frankfurt am Main, Deutschland</text:p>
          </table:table-cell>
          <table:table-cell office:value-type="string" table:style-name="ce8">
            <text:p><text:a xlink:href="http://twitter.com/DrSchnuw/statuses/1163471895649542146">http://twitter.com/DrSchnuw/statuses/1163471895649542146</text:a></text:p>
          </table:table-cell>
          <table:table-cell office:value-type="string" table:style-name="ce5">
            <text:p>{"hashtags":[],"symbols":[],"user_mentions":[{"screen_name":"andredoerfler","name":"André Dörfler","id":799958868163960800,"id_str":"799958868163960836","indices":[0,14]},{"screen_name":"place2help","name":"place2help","id":1970773922,"id_str":"1970773922","indices":[15,26]},{"screen_name":"ruv_de","name":"R+V Versicherung","id":48390551,"id_str":"48390551","indices":[27,34]},{"screen_name":"heimathafenWI","name":"heimathafenWiesbaden","id":416153411,"id_str":"416153411","indices":[35,49]},{"screen_name":"socialimpactlab","name":"Social Impact","id":473043912,"id_str":"473043912","indices":[50,66]},{"screen_name":"SEND_ev","name":"SEND e.V.","id":870291613842624500,"id_str":"870291613842624512","indices":[67,75]},{"screen_name":"gruene_wi","name":"Die Grünen Wiesbaden","id":241261187,"id_str":"241261187","indices":[76,86]},{"screen_name":"grameencl","name":"Grameen Creative Lab","id":39716211,"id_str":"39716211","indices":[87,97]},{"screen_name":"UniUtrecht","name":"Universiteit Utrecht","id":33548291,"id_str":"33548291","indices":[98,109]},{"screen_name":"leuphana","name":"Leuphana","id":2786016848,"id_str":"2786016848","indices":[110,119]},{"screen_name":"NewOrderDesign","name":"New Order Design","id":946832191492952000,"id_str":"946832191492952064","indices":[120,135]},{"screen_name":"HeiligBirgit","name":"Birgit Heilig","id":4824552431,"id_str":"4824552431","indices":[201,214]}],"urls":[]}</text:p>
          </table:table-cell>
          <table:table-cell table:number-columns-repeated="16366"/>
        </table:table-row>
        <table:table-row table:style-name="ro4">
          <table:table-cell office:value-type="string" table:style-name="ce4">
            <text:p>1163470077859172353</text:p>
          </table:table-cell>
          <table:table-cell office:value-type="string" table:style-name="ce5">
            <text:p>EMKP_BM</text:p>
          </table:table-cell>
          <table:table-cell office:value-type="string" table:style-name="ce6">
            <text:p>As Anna Taimr, Manolis Marakis, and Ineke Lavers - @UniUtrecht graduates who helped us research the @britishmuseum #ethnographic collections - leave for a well-deserved holiday, we welcome Ethan Wong, a @UniofOxford student, as a new volunteer. Thank you all for your work https://t.co/1iBjpTJLA0</text:p>
          </table:table-cell>
          <table:table-cell office:value-type="string" table:style-name="ce5">
            <text:p>Mon Aug 19 15:17:37 +0000 2019</text:p>
          </table:table-cell>
          <table:table-cell office:value-type="date" office:date-value="2019-08-19T16:17:37" table:style-name="ce7">
            <text:p>19/08/2019 16:17:37</text:p>
          </table:table-cell>
          <table:table-cell table:number-columns-repeated="4" table:style-name="ce5"/>
          <table:table-cell office:value-type="string" table:style-name="ce5">
            <text:p>1065300804003860480</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065306370336059393/rTR6nBX8_normal.jpg">http://pbs.twimg.com/profile_images/1065306370336059393/rTR6nBX8_normal.jpg</text:a></text:p>
          </table:table-cell>
          <table:table-cell office:value-type="float" office:value="256" table:style-name="ce5">
            <text:p>256</text:p>
          </table:table-cell>
          <table:table-cell office:value-type="float" office:value="169" table:style-name="ce5">
            <text:p>169</text:p>
          </table:table-cell>
          <table:table-cell office:value-type="string" table:style-name="ce5">
            <text:p>London, England</text:p>
          </table:table-cell>
          <table:table-cell office:value-type="string" table:style-name="ce8">
            <text:p><text:a xlink:href="http://twitter.com/EMKP_BM/statuses/1163470077859172353">http://twitter.com/EMKP_BM/statuses/1163470077859172353</text:a></text:p>
          </table:table-cell>
          <table:table-cell office:value-type="string" table:style-name="ce5">
            <text:p>{"hashtags":[{"text":"ethnographic","indices":[115,128]}],"symbols":[],"user_mentions":[{"screen_name":"UniUtrecht","name":"Universiteit Utrecht","id":33548291,"id_str":"33548291","indices":[51,62]},{"screen_name":"britishmuseum","name":"British Museum","id":19066345,"id_str":"19066345","indices":[100,114]},{"screen_name":"UniofOxford","name":"Oxford University","id":48289662,"id_str":"48289662","indices":[203,215]}],"urls":[],"media":[{"id":1163470064831606800,"id_str":"1163470064831606784","indices":[273,296],"media_url":"http://pbs.twimg.com/media/ECV53BEWsAACrXL.jpg","media_url_https":"https://pbs.twimg.com/media/ECV53BEWsAACrXL.jpg","url":"https://t.co/1iBjpTJLA0","display_url":"pic.twitter.com/1iBjpTJLA0","expanded_url":"https://twitter.com/EMKP_BM/status/1163470077859172353/photo/1","type":"photo","sizes":{"thumb":{"w":150,"h":150,"resize":"crop"},"small":{"w":680,"h":383,"resize":"fit"},"large":{"w":2048,"h":1152,"resize":"fit"},"medium":{"w":1200,"h":675,"resize":"fit"}}}]}</text:p>
          </table:table-cell>
          <table:table-cell table:number-columns-repeated="16366"/>
        </table:table-row>
        <table:table-row table:style-name="ro4">
          <table:table-cell office:value-type="string" table:style-name="ce4">
            <text:p>1163463814978965506</text:p>
          </table:table-cell>
          <table:table-cell office:value-type="string" table:style-name="ce5">
            <text:p>depsa_UI</text:p>
          </table:table-cell>
          <table:table-cell office:value-type="string" table:style-name="ce6">
            <text:p>RT @cesdevui: It is essential to understand the elements of an issue in its wider context. Prof.Vermeulen @UniUtrecht</text:p>
            <text:p>#conversationsondevelopment</text:p>
            <text:p>#SustainableDevelopment</text:p>
            <text:p>#isdsui2019</text:p>
          </table:table-cell>
          <table:table-cell office:value-type="string" table:style-name="ce5">
            <text:p>Mon Aug 19 14:52:44 +0000 2019</text:p>
          </table:table-cell>
          <table:table-cell office:value-type="date" office:date-value="2019-08-19T15:52:44" table:style-name="ce7">
            <text:p>19/08/2019 15:52:44</text:p>
          </table:table-cell>
          <table:table-cell table:number-columns-repeated="4" table:style-name="ce5"/>
          <table:table-cell office:value-type="string" table:style-name="ce5">
            <text:p>894691131161796609</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000010074687930368/MVoXO_XT_normal.jpg">http://pbs.twimg.com/profile_images/1000010074687930368/MVoXO_XT_normal.jpg</text:a></text:p>
          </table:table-cell>
          <table:table-cell office:value-type="float" office:value="553" table:style-name="ce5">
            <text:p>553</text:p>
          </table:table-cell>
          <table:table-cell office:value-type="float" office:value="122" table:style-name="ce5">
            <text:p>122</text:p>
          </table:table-cell>
          <table:table-cell office:value-type="string" table:style-name="ce5">
            <text:p>Ibadan, Nigeria</text:p>
          </table:table-cell>
          <table:table-cell office:value-type="string" table:style-name="ce8">
            <text:p><text:a xlink:href="http://twitter.com/depsa_UI/statuses/1163463814978965506">http://twitter.com/depsa_UI/statuses/1163463814978965506</text:a></text:p>
          </table:table-cell>
          <table:table-cell office:value-type="string" table:style-name="ce5">
            <text:p>{"hashtags":[],"symbols":[],"user_mentions":[{"screen_name":"cesdevui","name":"UI-CESDEV","id":3420119481,"id_str":"3420119481","indices":[3,12]},{"screen_name":"UniUtrecht","name":"Universiteit Utrecht","id":33548291,"id_str":"33548291","indices":[106,117]}],"urls":[]}</text:p>
          </table:table-cell>
          <table:table-cell table:number-columns-repeated="16366"/>
        </table:table-row>
        <table:table-row table:style-name="ro7">
          <table:table-cell office:value-type="string" table:style-name="ce4">
            <text:p>1163460697583431680</text:p>
          </table:table-cell>
          <table:table-cell office:value-type="string" table:style-name="ce5">
            <text:p>janz56</text:p>
          </table:table-cell>
          <table:table-cell office:value-type="string" table:style-name="ce6">
            <text:p>RT @EenVandaag: Een nieuwe grassoort helpt tegen klimaatverandering, maar van de Europese Unie mogen koeien het niet eten.</text:p>
            <text:p/>
            <text:p>"Het lijkt me goed wanneer het hof opnieuw naar de zaak kijkt", zegt geneticus @HansClevers van de Universiteit Utrecht (@UniUtrecht).</text:p>
            <text:p/>
            <text:p>https://t.co/hkei9WNFzF</text:p>
          </table:table-cell>
          <table:table-cell office:value-type="string" table:style-name="ce5">
            <text:p>Mon Aug 19 14:40:21 +0000 2019</text:p>
          </table:table-cell>
          <table:table-cell office:value-type="date" office:date-value="2019-08-19T15:40:21" table:style-name="ce7">
            <text:p>19/08/2019 15:40:21</text:p>
          </table:table-cell>
          <table:table-cell table:number-columns-repeated="4" table:style-name="ce5"/>
          <table:table-cell office:value-type="string" table:style-name="ce5">
            <text:p>123501020</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021335987656560640/g5ghx-iv_normal.jpg">http://pbs.twimg.com/profile_images/1021335987656560640/g5ghx-iv_normal.jpg</text:a></text:p>
          </table:table-cell>
          <table:table-cell office:value-type="float" office:value="333" table:style-name="ce5">
            <text:p>333</text:p>
          </table:table-cell>
          <table:table-cell office:value-type="float" office:value="181" table:style-name="ce5">
            <text:p>181</text:p>
          </table:table-cell>
          <table:table-cell office:value-type="string" table:style-name="ce5">
            <text:p>Nijmegen, Nederland</text:p>
          </table:table-cell>
          <table:table-cell office:value-type="string" table:style-name="ce8">
            <text:p><text:a xlink:href="http://twitter.com/janz56/statuses/1163460697583431680">http://twitter.com/janz56/statuses/1163460697583431680</text:a></text:p>
          </table:table-cell>
          <table:table-cell office:value-type="string" table:style-name="ce5">
            <text:p>{"hashtags":[],"symbols":[],"user_mentions":[{"screen_name":"EenVandaag","name":"EenVandaag","id":10572052,"id_str":"10572052","indices":[3,14]}],"urls":[]}</text:p>
          </table:table-cell>
          <table:table-cell table:number-columns-repeated="16366"/>
        </table:table-row>
        <table:table-row table:style-name="ro5">
          <table:table-cell office:value-type="string" table:style-name="ce4">
            <text:p>1163460501831127042</text:p>
          </table:table-cell>
          <table:table-cell office:value-type="string" table:style-name="ce5">
            <text:p>vanpraagbiograf</text:p>
          </table:table-cell>
          <table:table-cell office:value-type="string" table:style-name="ce6">
            <text:p>@UniUtrecht sekte, het Humanistisch Verbond, vanaf 1963 flink in de problemen zit. Acht u dit een verbetering: de benaming “Humoristisch Verbond”? https://t.co/ywUzlZFqoz</text:p>
          </table:table-cell>
          <table:table-cell office:value-type="string" table:style-name="ce5">
            <text:p>Mon Aug 19 14:39:34 +0000 2019</text:p>
          </table:table-cell>
          <table:table-cell office:value-type="date" office:date-value="2019-08-19T15:39:34" table:style-name="ce7">
            <text:p>19/08/2019 15:39:34</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3460501831127042">http://twitter.com/vanpraagbiograf/statuses/1163460501831127042</text:a></text:p>
          </table:table-cell>
          <table:table-cell office:value-type="string" table:style-name="ce5">
            <text:p>{"hashtags":[],"symbols":[],"user_mentions":[{"screen_name":"UniUtrecht","name":"Universiteit Utrecht","id":33548291,"id_str":"33548291","indices":[0,11]}],"urls":[],"media":[{"id":1163460498060390400,"id_str":"1163460498060390400","indices":[147,170],"media_url":"http://pbs.twimg.com/media/ECVxKKEWsAA8VTN.jpg","media_url_https":"https://pbs.twimg.com/media/ECVxKKEWsAA8VTN.jpg","url":"https://t.co/ywUzlZFqoz","display_url":"pic.twitter.com/ywUzlZFqoz","expanded_url":"https://twitter.com/vanpraagbiograf/status/1163460501831127042/photo/1","type":"photo","sizes":{"small":{"w":100,"h":132,"resize":"fit"},"thumb":{"w":100,"h":100,"resize":"crop"},"medium":{"w":100,"h":132,"resize":"fit"},"large":{"w":100,"h":132,"resize":"fit"}}}]}</text:p>
          </table:table-cell>
          <table:table-cell table:number-columns-repeated="16366"/>
        </table:table-row>
        <table:table-row table:style-name="ro2">
          <table:table-cell office:value-type="string" table:style-name="ce4">
            <text:p>1163460463037964288</text:p>
          </table:table-cell>
          <table:table-cell office:value-type="string" table:style-name="ce5">
            <text:p>vanpraagbiograf</text:p>
          </table:table-cell>
          <table:table-cell office:value-type="string" table:style-name="ce6">
            <text:p>@UniUtrecht buitenkerkelijk is)? In dat geval steunen de “humanisten” de rijken en laten ze de armen barsten. Moet dat voor humanisme doorgaan? Er zijn nog meer vragen. U zult aan het eind van de biografie verheugd zijn over nieuwe inzichten en begrijpen dat hun “humanistische”</text:p>
          </table:table-cell>
          <table:table-cell office:value-type="string" table:style-name="ce5">
            <text:p>Mon Aug 19 14:39:25 +0000 2019</text:p>
          </table:table-cell>
          <table:table-cell office:value-type="date" office:date-value="2019-08-19T15:39:25" table:style-name="ce7">
            <text:p>19/08/2019 15:39:25</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3460463037964288">http://twitter.com/vanpraagbiograf/statuses/1163460463037964288</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3460424265797634</text:p>
          </table:table-cell>
          <table:table-cell office:value-type="string" table:style-name="ce5">
            <text:p>vanpraagbiograf</text:p>
          </table:table-cell>
          <table:table-cell office:value-type="string" table:style-name="ce6">
            <text:p>@UniUtrecht de verschillen tussen arm en rijk? Zetten zij de rijken soms stevig onder druk om de armen te ondersteunen? Zegt u “nee” en bestaan genoemde voorzieningen niet, dan is er geen sprake van humanisme. Punt uit. Betreft het ineens de leer van de heersende klasse (die</text:p>
          </table:table-cell>
          <table:table-cell office:value-type="string" table:style-name="ce5">
            <text:p>Mon Aug 19 14:39:15 +0000 2019</text:p>
          </table:table-cell>
          <table:table-cell office:value-type="date" office:date-value="2019-08-19T15:39:15" table:style-name="ce7">
            <text:p>19/08/2019 15:39:15</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3460424265797634">http://twitter.com/vanpraagbiograf/statuses/1163460424265797634</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3460418230267905</text:p>
          </table:table-cell>
          <table:table-cell office:value-type="string" table:style-name="ce5">
            <text:p>CruiserBro</text:p>
          </table:table-cell>
          <table:table-cell office:value-type="string" table:style-name="ce6">
            <text:p>@EenVandaag @HansClevers @UniUtrecht Een natuurlijk proces wijzigen is onnatuurlijk, dat kan niet anders dan gevolgen hebben, en niet alleen maar ten goede...</text:p>
            <text:p>Is het mindere / slechtere aanvaardbaar is dan de vraag? 🤔</text:p>
          </table:table-cell>
          <table:table-cell office:value-type="string" table:style-name="ce5">
            <text:p>Mon Aug 19 14:39:14 +0000 2019</text:p>
          </table:table-cell>
          <table:table-cell office:value-type="date" office:date-value="2019-08-19T15:39:14" table:style-name="ce7">
            <text:p>19/08/2019 15:39:14</text:p>
          </table:table-cell>
          <table:table-cell table:number-columns-repeated="2" table:style-name="ce5"/>
          <table:table-cell office:value-type="string" table:style-name="ce5">
            <text:p>10572052</text:p>
          </table:table-cell>
          <table:table-cell office:value-type="string" table:style-name="ce5">
            <text:p>EenVandaag</text:p>
          </table:table-cell>
          <table:table-cell office:value-type="string" table:style-name="ce5">
            <text:p>27232486</text:p>
          </table:table-cell>
          <table:table-cell office:value-type="string" table:style-name="ce5">
            <text:p>1163433980437381120</text:p>
          </table:table-cell>
          <table:table-cell office:value-type="string" table:style-name="ce5">
            <text:p>&lt;a href="http://twitter.com/download/android" rel="nofollow"&gt;Twitter for Android&lt;/a&gt;</text:p>
          </table:table-cell>
          <table:table-cell office:value-type="string" table:style-name="ce8">
            <text:p><text:a xlink:href="http://pbs.twimg.com/profile_images/1121482273734451201/Ztnu0vrT_normal.jpg">http://pbs.twimg.com/profile_images/1121482273734451201/Ztnu0vrT_normal.jpg</text:a></text:p>
          </table:table-cell>
          <table:table-cell office:value-type="float" office:value="171" table:style-name="ce5">
            <text:p>171</text:p>
          </table:table-cell>
          <table:table-cell office:value-type="float" office:value="289" table:style-name="ce5">
            <text:p>289</text:p>
          </table:table-cell>
          <table:table-cell office:value-type="string" table:style-name="ce5">
            <text:p>Belgium</text:p>
          </table:table-cell>
          <table:table-cell office:value-type="string" table:style-name="ce8">
            <text:p><text:a xlink:href="http://twitter.com/CruiserBro/statuses/1163460418230267905">http://twitter.com/CruiserBro/statuses/1163460418230267905</text:a></text:p>
          </table:table-cell>
          <table:table-cell office:value-type="string" table:style-name="ce5">
            <text:p>{"hashtags":[],"symbols":[],"user_mentions":[{"screen_name":"EenVandaag","name":"EenVandaag","id":10572052,"id_str":"10572052","indices":[0,11]},{"screen_name":"HansClevers","name":"Hans Clevers","id":1503128660,"id_str":"1503128660","indices":[12,24]},{"screen_name":"UniUtrecht","name":"Universiteit Utrecht","id":33548291,"id_str":"33548291","indices":[25,36]}],"urls":[]}</text:p>
          </table:table-cell>
          <table:table-cell table:number-columns-repeated="16366"/>
        </table:table-row>
        <table:table-row table:style-name="ro4">
          <table:table-cell office:value-type="string" table:style-name="ce4">
            <text:p>1163460384466112512</text:p>
          </table:table-cell>
          <table:table-cell office:value-type="string" table:style-name="ce5">
            <text:p>vanpraagbiograf</text:p>
          </table:table-cell>
          <table:table-cell office:value-type="string" table:style-name="ce6">
            <text:p>@UniUtrecht plaats waar humanisten op vrijdag gratis maaltijden verstrekken aan daklozen, zwervers en andere hulpbehoevenden? Maken we even een ommetje langs de humanistische opvang voor mensen in (uitzichtloze) crisissituaties en daklozen? Wees eerlijk. Bekommeren ze zich wel om</text:p>
          </table:table-cell>
          <table:table-cell office:value-type="string" table:style-name="ce5">
            <text:p>Mon Aug 19 14:39:06 +0000 2019</text:p>
          </table:table-cell>
          <table:table-cell office:value-type="date" office:date-value="2019-08-19T15:39:06" table:style-name="ce7">
            <text:p>19/08/2019 15:39:06</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3460384466112512">http://twitter.com/vanpraagbiograf/statuses/1163460384466112512</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3460333111062528</text:p>
          </table:table-cell>
          <table:table-cell office:value-type="string" table:style-name="ce5">
            <text:p>vanpraagbiograf</text:p>
          </table:table-cell>
          <table:table-cell office:value-type="string" table:style-name="ce6">
            <text:p>@UniUtrecht armen te verlichten? Oh, u denkt daar over na? Prima, maar wijs mij dan ondertussen even de weg naar de humanistische ziekenhuizen voor de armen. Laat u dan ook zien waar armlastige studenten terecht kunnen voor humanistische financiële steun? Komen we dan langs de</text:p>
          </table:table-cell>
          <table:table-cell office:value-type="string" table:style-name="ce5">
            <text:p>Mon Aug 19 14:38:54 +0000 2019</text:p>
          </table:table-cell>
          <table:table-cell office:value-type="date" office:date-value="2019-08-19T15:38:54" table:style-name="ce7">
            <text:p>19/08/2019 15:38:54</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3460333111062528">http://twitter.com/vanpraagbiograf/statuses/1163460333111062528</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3460292417863681</text:p>
          </table:table-cell>
          <table:table-cell office:value-type="string" table:style-name="ce5">
            <text:p>vanpraagbiograf</text:p>
          </table:table-cell>
          <table:table-cell office:value-type="string" table:style-name="ce6">
            <text:p>@UniUtrecht plotseling veel verzet van “humanisten” op. Toch zijn er vragen zat zoals: wat te denken van “humanistische” geheimtaal? Humanisme draait om medemenselijkheid; dragen humanisten een ietsepietsje (klein beetje) bij aan een leefbaarder wereld? Proberen ze het lot van de</text:p>
          </table:table-cell>
          <table:table-cell office:value-type="string" table:style-name="ce5">
            <text:p>Mon Aug 19 14:38:44 +0000 2019</text:p>
          </table:table-cell>
          <table:table-cell office:value-type="date" office:date-value="2019-08-19T15:38:44" table:style-name="ce7">
            <text:p>19/08/2019 15:38:44</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3460292417863681">http://twitter.com/vanpraagbiograf/statuses/1163460292417863681</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3460125144813568</text:p>
          </table:table-cell>
          <table:table-cell office:value-type="string" table:style-name="ce5">
            <text:p>vanpraagbiograf</text:p>
          </table:table-cell>
          <table:table-cell office:value-type="string" table:style-name="ce6">
            <text:p>@UniUtrecht geen bedankje kon eraf. De auteur moet maar zien hoe hij uit de kosten komt. Tel daarbij op dat hij het boek nu alleen gratis op internet kan aanbieden en u begrijpt dat uw schenking op prijs wordt gesteld, al is dat geen plicht. Verdieping in het humanisme roept</text:p>
          </table:table-cell>
          <table:table-cell office:value-type="string" table:style-name="ce5">
            <text:p>Mon Aug 19 14:38:04 +0000 2019</text:p>
          </table:table-cell>
          <table:table-cell office:value-type="date" office:date-value="2019-08-19T15:38:04" table:style-name="ce7">
            <text:p>19/08/2019 15:38:04</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3460125144813568">http://twitter.com/vanpraagbiograf/statuses/1163460125144813568</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3460089967235073</text:p>
          </table:table-cell>
          <table:table-cell office:value-type="string" table:style-name="ce5">
            <text:p>vanpraagbiograf</text:p>
          </table:table-cell>
          <table:table-cell office:value-type="string" table:style-name="ce6">
            <text:p>@UniUtrecht verstrekten de opdrachtgevers, de “humanisten” van het Humanistisch Verbond, de straatarme auteur onverwachts geen cent om de biografie te schrijven en te laten drukken (de reden van de aanhalingstekens blijkt straks). Geen geld (onkostenvergoeding), geen bloemen, nog</text:p>
          </table:table-cell>
          <table:table-cell office:value-type="string" table:style-name="ce5">
            <text:p>Mon Aug 19 14:37:56 +0000 2019</text:p>
          </table:table-cell>
          <table:table-cell office:value-type="date" office:date-value="2019-08-19T15:37:56" table:style-name="ce7">
            <text:p>19/08/2019 15:37:56</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3460089967235073">http://twitter.com/vanpraagbiograf/statuses/1163460089967235073</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3459989920473088</text:p>
          </table:table-cell>
          <table:table-cell office:value-type="string" table:style-name="ce5">
            <text:p>vanpraagbiograf</text:p>
          </table:table-cell>
          <table:table-cell office:value-type="string" table:style-name="ce6">
            <text:p>@UniUtrecht man die het humanisme vorm gaf (en liet verdwijnen). Eindelijk krijgt u helderheid over het humanisme (of wat daar voor door moet gaan). Hierover duidelijkheid krijgen viel niet mee. Het schrijven (een gruwelijk zware klus) duurde langer dan tien jaar. Toch</text:p>
          </table:table-cell>
          <table:table-cell office:value-type="string" table:style-name="ce5">
            <text:p>Mon Aug 19 14:37:32 +0000 2019</text:p>
          </table:table-cell>
          <table:table-cell office:value-type="date" office:date-value="2019-08-19T15:37:32" table:style-name="ce7">
            <text:p>19/08/2019 15:37:32</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3459989920473088">http://twitter.com/vanpraagbiograf/statuses/1163459989920473088</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number-rows-repeated="2" table:style-name="ro2">
          <table:table-cell office:value-type="string" table:style-name="ce4">
            <text:p>1163459924703305728</text:p>
          </table:table-cell>
          <table:table-cell office:value-type="string" table:style-name="ce5">
            <text:p>vanpraagbiograf</text:p>
          </table:table-cell>
          <table:table-cell office:value-type="string" table:style-name="ce6">
            <text:p>@UniUtrecht Nondedrie, een gratis biografie! Download Het Grondsop voor de Goddelozen op http:/www.jpvanpraag.nl <text:s/>Kortom het Grondsop gratis. Hoe dat mogelijk is? De studie gaat over J.P. van Praag, pyromaan, bekende 20e eeuwse humanist, lichtend voorbeeld voor “humanisten” en de</text:p>
          </table:table-cell>
          <table:table-cell office:value-type="string" table:style-name="ce5">
            <text:p>Mon Aug 19 14:37:16 +0000 2019</text:p>
          </table:table-cell>
          <table:table-cell office:value-type="date" office:date-value="2019-08-19T15:37:16" table:style-name="ce7">
            <text:p>19/08/2019 15:37:16</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3459924703305728">http://twitter.com/vanpraagbiograf/statuses/1163459924703305728</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3454893094555648</text:p>
          </table:table-cell>
          <table:table-cell office:value-type="string" table:style-name="ce5">
            <text:p>RendeJong5</text:p>
          </table:table-cell>
          <table:table-cell office:value-type="string" table:style-name="ce6">
            <text:p>@EenVandaag @HansClevers @UniUtrecht Die hele EU heeft er toch de ballen verstand van. Dat blijkt nu weer, maar bijvoorbeeld ook bij de pulsevisserij. Je moet dus zorgen voor vriendjes. Hebben wij volksvertegenwoordigers die vriendjes kunnen maken?</text:p>
          </table:table-cell>
          <table:table-cell office:value-type="string" table:style-name="ce5">
            <text:p>Mon Aug 19 14:17:17 +0000 2019</text:p>
          </table:table-cell>
          <table:table-cell office:value-type="date" office:date-value="2019-08-19T15:17:17" table:style-name="ce7">
            <text:p>19/08/2019 15:17:17</text:p>
          </table:table-cell>
          <table:table-cell table:number-columns-repeated="2" table:style-name="ce5"/>
          <table:table-cell office:value-type="string" table:style-name="ce5">
            <text:p>10572052</text:p>
          </table:table-cell>
          <table:table-cell office:value-type="string" table:style-name="ce5">
            <text:p>EenVandaag</text:p>
          </table:table-cell>
          <table:table-cell office:value-type="string" table:style-name="ce5">
            <text:p>971064402618339329</text:p>
          </table:table-cell>
          <table:table-cell office:value-type="string" table:style-name="ce5">
            <text:p>1163433980437381120</text:p>
          </table:table-cell>
          <table:table-cell office:value-type="string" table:style-name="ce5">
            <text:p>&lt;a href="http://twitter.com/download/android" rel="nofollow"&gt;Twitter for Android&lt;/a&gt;</text:p>
          </table:table-cell>
          <table:table-cell office:value-type="string" table:style-name="ce8">
            <text:p><text:a xlink:href="http://pbs.twimg.com/profile_images/1147786856253313024/JlHOvlDE_normal.jpg">http://pbs.twimg.com/profile_images/1147786856253313024/JlHOvlDE_normal.jpg</text:a></text:p>
          </table:table-cell>
          <table:table-cell office:value-type="float" office:value="41" table:style-name="ce5">
            <text:p>41</text:p>
          </table:table-cell>
          <table:table-cell office:value-type="float" office:value="454" table:style-name="ce5">
            <text:p>454</text:p>
          </table:table-cell>
          <table:table-cell office:value-type="string" table:style-name="ce5">
            <text:p>Overig landelijk gebied Hazers</text:p>
          </table:table-cell>
          <table:table-cell office:value-type="string" table:style-name="ce8">
            <text:p><text:a xlink:href="http://twitter.com/RendeJong5/statuses/1163454893094555648">http://twitter.com/RendeJong5/statuses/1163454893094555648</text:a></text:p>
          </table:table-cell>
          <table:table-cell office:value-type="string" table:style-name="ce5">
            <text:p>{"hashtags":[],"symbols":[],"user_mentions":[{"screen_name":"EenVandaag","name":"EenVandaag","id":10572052,"id_str":"10572052","indices":[0,11]},{"screen_name":"HansClevers","name":"Hans Clevers","id":1503128660,"id_str":"1503128660","indices":[12,24]},{"screen_name":"UniUtrecht","name":"Universiteit Utrecht","id":33548291,"id_str":"33548291","indices":[25,36]}],"urls":[]}</text:p>
          </table:table-cell>
          <table:table-cell table:number-columns-repeated="16366"/>
        </table:table-row>
        <table:table-row table:style-name="ro4">
          <table:table-cell office:value-type="string" table:style-name="ce4">
            <text:p>1163454424796282881</text:p>
          </table:table-cell>
          <table:table-cell office:value-type="string" table:style-name="ce5">
            <text:p>UniUtrecht</text:p>
          </table:table-cell>
          <table:table-cell office:value-type="string" table:style-name="ce6">
            <text:p>De grote media besteedden amper aandacht aan Woodstock. The New York Times drukte op zijn cover een foto van de mensenmassa af, maar in de tekst ging het meer over de modder dan over de muziek.' Geert Buelens blikt terug op Woodstock, een halve eeuw later https://t.co/FqaWLRuNGn https://t.co/zDZ5AxSAop</text:p>
          </table:table-cell>
          <table:table-cell office:value-type="string" table:style-name="ce5">
            <text:p>Mon Aug 19 14:15:25 +0000 2019</text:p>
          </table:table-cell>
          <table:table-cell office:value-type="date" office:date-value="2019-08-19T15:15:25" table:style-name="ce7">
            <text:p>19/08/2019 15:15:25</text:p>
          </table:table-cell>
          <table:table-cell table:number-columns-repeated="4" table:style-name="ce5"/>
          <table:table-cell office:value-type="string" table:style-name="ce5">
            <text:p>33548291</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458549853077774336/0pzRKaLW_normal.jpeg">http://pbs.twimg.com/profile_images/458549853077774336/0pzRKaLW_normal.jpeg</text:a></text:p>
          </table:table-cell>
          <table:table-cell office:value-type="float" office:value="49697" table:style-name="ce5">
            <text:p>49697</text:p>
          </table:table-cell>
          <table:table-cell office:value-type="float" office:value="310" table:style-name="ce5">
            <text:p>310</text:p>
          </table:table-cell>
          <table:table-cell office:value-type="string" table:style-name="ce5">
            <text:p>Utrecht, Nederland</text:p>
          </table:table-cell>
          <table:table-cell office:value-type="string" table:style-name="ce8">
            <text:p><text:a xlink:href="http://twitter.com/UniUtrecht/statuses/1163454424796282881">http://twitter.com/UniUtrecht/statuses/1163454424796282881</text:a></text:p>
          </table:table-cell>
          <table:table-cell office:value-type="string" table:style-name="ce5">
            <text:p>{"hashtags":[],"symbols":[],"user_mentions":[],"urls":[{"url":"https://t.co/FqaWLRuNGn","expanded_url":"https://www.tijd.be/dossiers/woodstock-50/de-tegencultuur-een-halve-eeuw-later/10154082.html","display_url":"tijd.be/dossiers/woods…","indices":[257,280]}],"media":[{"id":1163454417917661200,"id_str":"1163454417917661184","indices":[281,304],"media_url":"http://pbs.twimg.com/media/ECVroPxXUAAQRsN.jpg","media_url_https":"https://pbs.twimg.com/media/ECVroPxXUAAQRsN.jpg","url":"https://t.co/zDZ5AxSAop","display_url":"pic.twitter.com/zDZ5AxSAop","expanded_url":"https://twitter.com/UniUtrecht/status/1163454424796282881/photo/1","type":"photo","sizes":{"thumb":{"w":150,"h":150,"resize":"crop"},"medium":{"w":1024,"h":576,"resize":"fit"},"large":{"w":1024,"h":576,"resize":"fit"},"small":{"w":680,"h":383,"resize":"fit"}}}]}</text:p>
          </table:table-cell>
          <table:table-cell table:number-columns-repeated="16366"/>
        </table:table-row>
        <table:table-row table:style-name="ro7">
          <table:table-cell office:value-type="string" table:style-name="ce4">
            <text:p>1163452997202010112</text:p>
          </table:table-cell>
          <table:table-cell office:value-type="string" table:style-name="ce5">
            <text:p>UniUtrecht</text:p>
          </table:table-cell>
          <table:table-cell office:value-type="string" table:style-name="ce6">
            <text:p>RT @EenVandaag: Een nieuwe grassoort helpt tegen klimaatverandering, maar van de Europese Unie mogen koeien het niet eten.</text:p>
            <text:p/>
            <text:p>"Het lijkt me goed wanneer het hof opnieuw naar de zaak kijkt", zegt geneticus @HansClevers van de Universiteit Utrecht (@UniUtrecht).</text:p>
            <text:p/>
            <text:p>https://t.co/hkei9WNFzF</text:p>
          </table:table-cell>
          <table:table-cell office:value-type="string" table:style-name="ce5">
            <text:p>Mon Aug 19 14:09:45 +0000 2019</text:p>
          </table:table-cell>
          <table:table-cell office:value-type="date" office:date-value="2019-08-19T15:09:45" table:style-name="ce7">
            <text:p>19/08/2019 15:09:45</text:p>
          </table:table-cell>
          <table:table-cell table:number-columns-repeated="4" table:style-name="ce5"/>
          <table:table-cell office:value-type="string" table:style-name="ce5">
            <text:p>33548291</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458549853077774336/0pzRKaLW_normal.jpeg">http://pbs.twimg.com/profile_images/458549853077774336/0pzRKaLW_normal.jpeg</text:a></text:p>
          </table:table-cell>
          <table:table-cell office:value-type="float" office:value="49697" table:style-name="ce5">
            <text:p>49697</text:p>
          </table:table-cell>
          <table:table-cell office:value-type="float" office:value="310" table:style-name="ce5">
            <text:p>310</text:p>
          </table:table-cell>
          <table:table-cell office:value-type="string" table:style-name="ce5">
            <text:p>Utrecht, Nederland</text:p>
          </table:table-cell>
          <table:table-cell office:value-type="string" table:style-name="ce8">
            <text:p><text:a xlink:href="http://twitter.com/UniUtrecht/statuses/1163452997202010112">http://twitter.com/UniUtrecht/statuses/1163452997202010112</text:a></text:p>
          </table:table-cell>
          <table:table-cell office:value-type="string" table:style-name="ce5">
            <text:p>{"hashtags":[],"symbols":[],"user_mentions":[{"screen_name":"EenVandaag","name":"EenVandaag","id":10572052,"id_str":"10572052","indices":[3,14]}],"urls":[]}</text:p>
          </table:table-cell>
          <table:table-cell table:number-columns-repeated="16366"/>
        </table:table-row>
        <table:table-row table:style-name="ro5">
          <table:table-cell office:value-type="string" table:style-name="ce4">
            <text:p>1163452107099443200</text:p>
          </table:table-cell>
          <table:table-cell office:value-type="string" table:style-name="ce5">
            <text:p>UniUtrecht</text:p>
          </table:table-cell>
          <table:table-cell office:value-type="string" table:style-name="ce6">
            <text:p>Hoofdpijn, misselijkheid, en och, die dorst. Lijkt het maar zo, of wordt een kater erger naarmate je ouder wordt? Onze Joris Verster geeft antwoord https://t.co/sdzegZe09m</text:p>
          </table:table-cell>
          <table:table-cell office:value-type="string" table:style-name="ce5">
            <text:p>Mon Aug 19 14:06:12 +0000 2019</text:p>
          </table:table-cell>
          <table:table-cell office:value-type="date" office:date-value="2019-08-19T15:06:12" table:style-name="ce7">
            <text:p>19/08/2019 15:06:12</text:p>
          </table:table-cell>
          <table:table-cell table:number-columns-repeated="4" table:style-name="ce5"/>
          <table:table-cell office:value-type="string" table:style-name="ce5">
            <text:p>33548291</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458549853077774336/0pzRKaLW_normal.jpeg">http://pbs.twimg.com/profile_images/458549853077774336/0pzRKaLW_normal.jpeg</text:a></text:p>
          </table:table-cell>
          <table:table-cell office:value-type="float" office:value="49697" table:style-name="ce5">
            <text:p>49697</text:p>
          </table:table-cell>
          <table:table-cell office:value-type="float" office:value="310" table:style-name="ce5">
            <text:p>310</text:p>
          </table:table-cell>
          <table:table-cell office:value-type="string" table:style-name="ce5">
            <text:p>Utrecht, Nederland</text:p>
          </table:table-cell>
          <table:table-cell office:value-type="string" table:style-name="ce8">
            <text:p><text:a xlink:href="http://twitter.com/UniUtrecht/statuses/1163452107099443200">http://twitter.com/UniUtrecht/statuses/1163452107099443200</text:a></text:p>
          </table:table-cell>
          <table:table-cell office:value-type="string" table:style-name="ce5">
            <text:p>{"hashtags":[],"symbols":[],"user_mentions":[],"urls":[{"url":"https://t.co/sdzegZe09m","expanded_url":"https://www.volkskrant.nl/de-gids/worden-katers-erger-naarmate-je-ouder-wordt~b154de0f/","display_url":"volkskrant.nl/de-gids/worden…","indices":[148,171]}]}</text:p>
          </table:table-cell>
          <table:table-cell table:number-columns-repeated="16366"/>
        </table:table-row>
        <table:table-row table:style-name="ro4">
          <table:table-cell office:value-type="string" table:style-name="ce4">
            <text:p>1163445847436210177</text:p>
          </table:table-cell>
          <table:table-cell office:value-type="string" table:style-name="ce5">
            <text:p>isidroaguillo</text:p>
          </table:table-cell>
          <table:table-cell office:value-type="string" table:style-name="ce6">
            <text:p>RT @jeroenbosman: @UtrechtUni @ShanghaiRanking @Harvard @Cambridge_Uni @Stanford We need to start a discussion on why we @UniUtrecht @UtrechtUni are banging the rankings' drum instead of telling the world what we are doing in the field of diversity, open science &amp;amp; scholarship and public engagement. And why they do not go together.</text:p>
          </table:table-cell>
          <table:table-cell office:value-type="string" table:style-name="ce5">
            <text:p>Mon Aug 19 13:41:20 +0000 2019</text:p>
          </table:table-cell>
          <table:table-cell office:value-type="date" office:date-value="2019-08-19T14:41:20" table:style-name="ce7">
            <text:p>19/08/2019 14:41:20</text:p>
          </table:table-cell>
          <table:table-cell table:number-columns-repeated="4" table:style-name="ce5"/>
          <table:table-cell office:value-type="string" table:style-name="ce5">
            <text:p>540098505</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111603723061612546/IVKusAP9_normal.png">http://pbs.twimg.com/profile_images/1111603723061612546/IVKusAP9_normal.png</text:a></text:p>
          </table:table-cell>
          <table:table-cell office:value-type="float" office:value="5645" table:style-name="ce5">
            <text:p>5645</text:p>
          </table:table-cell>
          <table:table-cell office:value-type="float" office:value="5034" table:style-name="ce5">
            <text:p>5034</text:p>
          </table:table-cell>
          <table:table-cell office:value-type="string" table:style-name="ce5">
            <text:p>Madrid, Spain</text:p>
          </table:table-cell>
          <table:table-cell office:value-type="string" table:style-name="ce8">
            <text:p><text:a xlink:href="http://twitter.com/isidroaguillo/statuses/1163445847436210177">http://twitter.com/isidroaguillo/statuses/1163445847436210177</text:a></text:p>
          </table:table-cell>
          <table:table-cell office:value-type="string" table:style-name="ce5">
            <text:p>{"hashtags":[],"symbols":[],"user_mentions":[{"screen_name":"jeroenbosman","name":"Jeroen Bosman","id":9104202,"id_str":"9104202","indices":[3,16]},{"screen_name":"UtrechtUni","name":"Utrecht University","id":33550981,"id_str":"33550981","indices":[18,29]},{"screen_name":"ShanghaiRanking","name":"ShanghaiRanking","id":394503067,"id_str":"394503067","indices":[30,46]},{"screen_name":"Harvard","name":"Harvard University","id":39585367,"id_str":"39585367","indices":[47,55]},{"screen_name":"Cambridge_Uni","name":"Cambridge University","id":33474655,"id_str":"33474655","indices":[56,70]},{"screen_name":"Stanford","name":"Stanford University","id":18036441,"id_str":"18036441","indices":[71,80]},{"screen_name":"UniUtrecht","name":"Universiteit Utrecht","id":33548291,"id_str":"33548291","indices":[121,132]}],"urls":[]}</text:p>
          </table:table-cell>
          <table:table-cell table:number-columns-repeated="16366"/>
        </table:table-row>
        <table:table-row table:style-name="ro4">
          <table:table-cell office:value-type="string" table:style-name="ce4">
            <text:p>1163445700975349760</text:p>
          </table:table-cell>
          <table:table-cell office:value-type="string" table:style-name="ce5">
            <text:p>isidroaguillo</text:p>
          </table:table-cell>
          <table:table-cell office:value-type="string" table:style-name="ce6">
            <text:p>RT @fhuysmans: @jeroenbosman @UtrechtUni @ShanghaiRanking @Harvard @Cambridge_Uni @Stanford @UniUtrecht And why Shanghai Ranking doesn't include humanities fields. And why my university is #13 in the world in library &amp;amp; information science, although we do not have such a BA/MA program. And...</text:p>
          </table:table-cell>
          <table:table-cell office:value-type="string" table:style-name="ce5">
            <text:p>Mon Aug 19 13:40:45 +0000 2019</text:p>
          </table:table-cell>
          <table:table-cell office:value-type="date" office:date-value="2019-08-19T14:40:45" table:style-name="ce7">
            <text:p>19/08/2019 14:40:45</text:p>
          </table:table-cell>
          <table:table-cell table:number-columns-repeated="4" table:style-name="ce5"/>
          <table:table-cell office:value-type="string" table:style-name="ce5">
            <text:p>540098505</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111603723061612546/IVKusAP9_normal.png">http://pbs.twimg.com/profile_images/1111603723061612546/IVKusAP9_normal.png</text:a></text:p>
          </table:table-cell>
          <table:table-cell office:value-type="float" office:value="5645" table:style-name="ce5">
            <text:p>5645</text:p>
          </table:table-cell>
          <table:table-cell office:value-type="float" office:value="5034" table:style-name="ce5">
            <text:p>5034</text:p>
          </table:table-cell>
          <table:table-cell office:value-type="string" table:style-name="ce5">
            <text:p>Madrid, Spain</text:p>
          </table:table-cell>
          <table:table-cell office:value-type="string" table:style-name="ce8">
            <text:p><text:a xlink:href="http://twitter.com/isidroaguillo/statuses/1163445700975349760">http://twitter.com/isidroaguillo/statuses/1163445700975349760</text:a></text:p>
          </table:table-cell>
          <table:table-cell office:value-type="string" table:style-name="ce5">
            <text:p>{"hashtags":[],"symbols":[],"user_mentions":[{"screen_name":"fhuysmans","name":"Frank @frhuy@mastodon.social","id":85658776,"id_str":"85658776","indices":[3,13]},{"screen_name":"jeroenbosman","name":"Jeroen Bosman","id":9104202,"id_str":"9104202","indices":[15,28]},{"screen_name":"UtrechtUni","name":"Utrecht University","id":33550981,"id_str":"33550981","indices":[29,40]},{"screen_name":"ShanghaiRanking","name":"ShanghaiRanking","id":394503067,"id_str":"394503067","indices":[41,57]},{"screen_name":"Harvard","name":"Harvard University","id":39585367,"id_str":"39585367","indices":[58,66]},{"screen_name":"Cambridge_Uni","name":"Cambridge University","id":33474655,"id_str":"33474655","indices":[67,81]},{"screen_name":"Stanford","name":"Stanford University","id":18036441,"id_str":"18036441","indices":[82,91]},{"screen_name":"UniUtrecht","name":"Universiteit Utrecht","id":33548291,"id_str":"33548291","indices":[92,103]}],"urls":[]}</text:p>
          </table:table-cell>
          <table:table-cell table:number-columns-repeated="16366"/>
        </table:table-row>
        <table:table-row table:style-name="ro5">
          <table:table-cell office:value-type="string" table:style-name="ce4">
            <text:p>1163445394958950401</text:p>
          </table:table-cell>
          <table:table-cell office:value-type="string" table:style-name="ce5">
            <text:p>MNoel75</text:p>
          </table:table-cell>
          <table:table-cell office:value-type="string" table:style-name="ce6">
            <text:p>RT @jeroenson: Fully updated (CC-BY) slide deck detailing Plan S and its options in an institutional context, in our case @UtrechtUni @UniUtrecht @cOAlitionS_OA https://t.co/LXZiGiSF2A #openaccess #openscience #planS</text:p>
          </table:table-cell>
          <table:table-cell office:value-type="string" table:style-name="ce5">
            <text:p>Mon Aug 19 13:39:32 +0000 2019</text:p>
          </table:table-cell>
          <table:table-cell office:value-type="date" office:date-value="2019-08-19T14:39:32" table:style-name="ce7">
            <text:p>19/08/2019 14:39:32</text:p>
          </table:table-cell>
          <table:table-cell table:number-columns-repeated="4" table:style-name="ce5"/>
          <table:table-cell office:value-type="string" table:style-name="ce5">
            <text:p>2726490164</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499282898504003584/VnDNCsgK_normal.jpeg">http://pbs.twimg.com/profile_images/499282898504003584/VnDNCsgK_normal.jpeg</text:a></text:p>
          </table:table-cell>
          <table:table-cell office:value-type="float" office:value="556" table:style-name="ce5">
            <text:p>556</text:p>
          </table:table-cell>
          <table:table-cell office:value-type="float" office:value="866" table:style-name="ce5">
            <text:p>866</text:p>
          </table:table-cell>
          <table:table-cell office:value-type="string" table:style-name="ce5">
            <text:p>Paris75</text:p>
          </table:table-cell>
          <table:table-cell office:value-type="string" table:style-name="ce8">
            <text:p><text:a xlink:href="http://twitter.com/MNoel75/statuses/1163445394958950401">http://twitter.com/MNoel75/statuses/1163445394958950401</text:a></text:p>
          </table:table-cell>
          <table:table-cell office:value-type="string" table:style-name="ce5">
            <text:p>{"hashtags":[],"symbols":[],"user_mentions":[{"screen_name":"jeroenson","name":"Jeroen Sondervan","id":41577553,"id_str":"41577553","indices":[3,13]},{"screen_name":"UtrechtUni","name":"Utrecht University","id":33550981,"id_str":"33550981","indices":[122,133]}],"urls":[]}</text:p>
          </table:table-cell>
          <table:table-cell table:number-columns-repeated="16366"/>
        </table:table-row>
        <table:table-row table:style-name="ro4">
          <table:table-cell office:value-type="string" table:style-name="ce4">
            <text:p>1163444481171120136</text:p>
          </table:table-cell>
          <table:table-cell office:value-type="string" table:style-name="ce5">
            <text:p>LudoWaltman</text:p>
          </table:table-cell>
          <table:table-cell office:value-type="string" table:style-name="ce6">
            <text:p>RT @jeroenbosman: @UtrechtUni @ShanghaiRanking @Harvard @Cambridge_Uni @Stanford We need to start a discussion on why we @UniUtrecht @UtrechtUni are banging the rankings' drum instead of telling the world what we are doing in the field of diversity, open science &amp;amp; scholarship and public engagement. And why they do not go together.</text:p>
          </table:table-cell>
          <table:table-cell office:value-type="string" table:style-name="ce5">
            <text:p>Mon Aug 19 13:35:54 +0000 2019</text:p>
          </table:table-cell>
          <table:table-cell office:value-type="date" office:date-value="2019-08-19T14:35:54" table:style-name="ce7">
            <text:p>19/08/2019 14:35:54</text:p>
          </table:table-cell>
          <table:table-cell table:number-columns-repeated="4" table:style-name="ce5"/>
          <table:table-cell office:value-type="string" table:style-name="ce5">
            <text:p>427309984</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637260145920118784/FcjuwXX1_normal.jpg">http://pbs.twimg.com/profile_images/637260145920118784/FcjuwXX1_normal.jpg</text:a></text:p>
          </table:table-cell>
          <table:table-cell office:value-type="float" office:value="1705" table:style-name="ce5">
            <text:p>1705</text:p>
          </table:table-cell>
          <table:table-cell office:value-type="float" office:value="189" table:style-name="ce5">
            <text:p>189</text:p>
          </table:table-cell>
          <table:table-cell table:style-name="ce5"/>
          <table:table-cell office:value-type="string" table:style-name="ce8">
            <text:p><text:a xlink:href="http://twitter.com/LudoWaltman/statuses/1163444481171120136">http://twitter.com/LudoWaltman/statuses/1163444481171120136</text:a></text:p>
          </table:table-cell>
          <table:table-cell office:value-type="string" table:style-name="ce5">
            <text:p>{"hashtags":[],"symbols":[],"user_mentions":[{"screen_name":"jeroenbosman","name":"Jeroen Bosman","id":9104202,"id_str":"9104202","indices":[3,16]},{"screen_name":"UtrechtUni","name":"Utrecht University","id":33550981,"id_str":"33550981","indices":[18,29]},{"screen_name":"ShanghaiRanking","name":"ShanghaiRanking","id":394503067,"id_str":"394503067","indices":[30,46]},{"screen_name":"Harvard","name":"Harvard University","id":39585367,"id_str":"39585367","indices":[47,55]},{"screen_name":"Cambridge_Uni","name":"Cambridge University","id":33474655,"id_str":"33474655","indices":[56,70]},{"screen_name":"Stanford","name":"Stanford University","id":18036441,"id_str":"18036441","indices":[71,80]},{"screen_name":"UniUtrecht","name":"Universiteit Utrecht","id":33548291,"id_str":"33548291","indices":[121,132]}],"urls":[]}</text:p>
          </table:table-cell>
          <table:table-cell table:number-columns-repeated="16366"/>
        </table:table-row>
        <table:table-row table:style-name="ro2">
          <table:table-cell office:value-type="string" table:style-name="ce4">
            <text:p>1163443840855838721</text:p>
          </table:table-cell>
          <table:table-cell office:value-type="string" table:style-name="ce5">
            <text:p>StrategiesOS</text:p>
          </table:table-cell>
          <table:table-cell office:value-type="string" table:style-name="ce6">
            <text:p>RT @MsPhelps: Updated slide deck (CC-BY) detailing Plan S and its options in an institutional context, in our case @UtrechtUni @UniUtrecht @UniUtrechtLib <text:s/>https://t.co/UyLboRddka @cOAlitionS_OA https://t.co/2AntFguRrm</text:p>
          </table:table-cell>
          <table:table-cell office:value-type="string" table:style-name="ce5">
            <text:p>Mon Aug 19 13:33:22 +0000 2019</text:p>
          </table:table-cell>
          <table:table-cell office:value-type="date" office:date-value="2019-08-19T14:33:22" table:style-name="ce7">
            <text:p>19/08/2019 14:33:22</text:p>
          </table:table-cell>
          <table:table-cell table:number-columns-repeated="4" table:style-name="ce5"/>
          <table:table-cell office:value-type="string" table:style-name="ce5">
            <text:p>1146094493596131328</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146095245811040256/ndAQKYdX_normal.png">http://pbs.twimg.com/profile_images/1146095245811040256/ndAQKYdX_normal.png</text:a></text:p>
          </table:table-cell>
          <table:table-cell office:value-type="float" office:value="36" table:style-name="ce5">
            <text:p>36</text:p>
          </table:table-cell>
          <table:table-cell office:value-type="float" office:value="350" table:style-name="ce5">
            <text:p>350</text:p>
          </table:table-cell>
          <table:table-cell office:value-type="string" table:style-name="ce5">
            <text:p>Santa Cruz, CA</text:p>
          </table:table-cell>
          <table:table-cell office:value-type="string" table:style-name="ce8">
            <text:p><text:a xlink:href="http://twitter.com/StrategiesOS/statuses/1163443840855838721">http://twitter.com/StrategiesOS/statuses/1163443840855838721</text:a></text:p>
          </table:table-cell>
          <table:table-cell office:value-type="string" table:style-name="ce5">
            <text:p>{"hashtags":[],"symbols":[],"user_mentions":[{"screen_name":"MsPhelps","name":"Biⓐnca Kramer","id":22963112,"id_str":"22963112","indices":[3,12]},{"screen_name":"UtrechtUni","name":"Utrecht University","id":33550981,"id_str":"33550981","indices":[115,126]},{"screen_name":"UniUtrecht","name":"Universiteit Utrecht","id":33548291,"id_str":"33548291","indices":[127,138]}],"urls":[]}</text:p>
          </table:table-cell>
          <table:table-cell table:number-columns-repeated="16366"/>
        </table:table-row>
        <table:table-row table:number-rows-repeated="2" table:style-name="ro2">
          <table:table-cell office:value-type="string" table:style-name="ce4">
            <text:p>1163443560248569858</text:p>
          </table:table-cell>
          <table:table-cell office:value-type="string" table:style-name="ce5">
            <text:p>KristenRatan</text:p>
          </table:table-cell>
          <table:table-cell office:value-type="string" table:style-name="ce6">
            <text:p>RT @MsPhelps: Updated slide deck (CC-BY) detailing Plan S and its options in an institutional context, in our case @UtrechtUni @UniUtrecht @UniUtrechtLib <text:s/>https://t.co/UyLboRddka @cOAlitionS_OA https://t.co/2AntFguRrm</text:p>
          </table:table-cell>
          <table:table-cell office:value-type="string" table:style-name="ce5">
            <text:p>Mon Aug 19 13:32:15 +0000 2019</text:p>
          </table:table-cell>
          <table:table-cell office:value-type="date" office:date-value="2019-08-19T14:32:15" table:style-name="ce7">
            <text:p>19/08/2019 14:32:15</text:p>
          </table:table-cell>
          <table:table-cell table:number-columns-repeated="4" table:style-name="ce5"/>
          <table:table-cell office:value-type="string" table:style-name="ce5">
            <text:p>26158691</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393461617/KFR_face-3_normal.JPG">http://pbs.twimg.com/profile_images/393461617/KFR_face-3_normal.JPG</text:a></text:p>
          </table:table-cell>
          <table:table-cell office:value-type="float" office:value="1711" table:style-name="ce5">
            <text:p>1711</text:p>
          </table:table-cell>
          <table:table-cell office:value-type="float" office:value="932" table:style-name="ce5">
            <text:p>932</text:p>
          </table:table-cell>
          <table:table-cell office:value-type="string" table:style-name="ce5">
            <text:p>San Francisco, CA</text:p>
          </table:table-cell>
          <table:table-cell office:value-type="string" table:style-name="ce8">
            <text:p><text:a xlink:href="http://twitter.com/KristenRatan/statuses/1163443560248569858">http://twitter.com/KristenRatan/statuses/1163443560248569858</text:a></text:p>
          </table:table-cell>
          <table:table-cell office:value-type="string" table:style-name="ce5">
            <text:p>{"hashtags":[],"symbols":[],"user_mentions":[{"screen_name":"MsPhelps","name":"Biⓐnca Kramer","id":22963112,"id_str":"22963112","indices":[3,12]},{"screen_name":"UtrechtUni","name":"Utrecht University","id":33550981,"id_str":"33550981","indices":[115,126]},{"screen_name":"UniUtrecht","name":"Universiteit Utrecht","id":33548291,"id_str":"33548291","indices":[127,138]}],"urls":[]}</text:p>
          </table:table-cell>
          <table:table-cell table:number-columns-repeated="16366"/>
        </table:table-row>
        <table:table-row table:style-name="ro4">
          <table:table-cell office:value-type="string" table:style-name="ce4">
            <text:p>1163440750924914688</text:p>
          </table:table-cell>
          <table:table-cell office:value-type="string" table:style-name="ce5">
            <text:p>kuyetj</text:p>
          </table:table-cell>
          <table:table-cell office:value-type="string" table:style-name="ce6">
            <text:p>RT @cesdevui: It is essential to understand the elements of an issue in its wider context. Prof.Vermeulen @UniUtrecht</text:p>
            <text:p>#conversationsondevelopment</text:p>
            <text:p>#SustainableDevelopment</text:p>
            <text:p>#isdsui2019</text:p>
          </table:table-cell>
          <table:table-cell office:value-type="string" table:style-name="ce5">
            <text:p>Mon Aug 19 13:21:05 +0000 2019</text:p>
          </table:table-cell>
          <table:table-cell office:value-type="date" office:date-value="2019-08-19T14:21:05" table:style-name="ce7">
            <text:p>19/08/2019 14:21:05</text:p>
          </table:table-cell>
          <table:table-cell table:number-columns-repeated="4" table:style-name="ce5"/>
          <table:table-cell office:value-type="string" table:style-name="ce5">
            <text:p>408692863</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154770770142343169/8doTtOU2_normal.jpg">http://pbs.twimg.com/profile_images/1154770770142343169/8doTtOU2_normal.jpg</text:a></text:p>
          </table:table-cell>
          <table:table-cell office:value-type="float" office:value="682" table:style-name="ce5">
            <text:p>682</text:p>
          </table:table-cell>
          <table:table-cell office:value-type="float" office:value="695" table:style-name="ce5">
            <text:p>695</text:p>
          </table:table-cell>
          <table:table-cell office:value-type="string" table:style-name="ce5">
            <text:p>Ibadan, Nigeria</text:p>
          </table:table-cell>
          <table:table-cell office:value-type="string" table:style-name="ce8">
            <text:p><text:a xlink:href="http://twitter.com/kuyetj/statuses/1163440750924914688">http://twitter.com/kuyetj/statuses/1163440750924914688</text:a></text:p>
          </table:table-cell>
          <table:table-cell office:value-type="string" table:style-name="ce5">
            <text:p>{"hashtags":[],"symbols":[],"user_mentions":[{"screen_name":"cesdevui","name":"UI-CESDEV","id":3420119481,"id_str":"3420119481","indices":[3,12]},{"screen_name":"UniUtrecht","name":"Universiteit Utrecht","id":33548291,"id_str":"33548291","indices":[106,117]}],"urls":[]}</text:p>
          </table:table-cell>
          <table:table-cell table:number-columns-repeated="16366"/>
        </table:table-row>
        <table:table-row table:style-name="ro7">
          <table:table-cell office:value-type="string" table:style-name="ce4">
            <text:p>1163438147478413313</text:p>
          </table:table-cell>
          <table:table-cell office:value-type="string" table:style-name="ce5">
            <text:p>TimenvanHaaster</text:p>
          </table:table-cell>
          <table:table-cell office:value-type="string" table:style-name="ce6">
            <text:p>RT @EenVandaag: Een nieuwe grassoort helpt tegen klimaatverandering, maar van de Europese Unie mogen koeien het niet eten.</text:p>
            <text:p/>
            <text:p>"Het lijkt me goed wanneer het hof opnieuw naar de zaak kijkt", zegt geneticus @HansClevers van de Universiteit Utrecht (@UniUtrecht).</text:p>
            <text:p/>
            <text:p>https://t.co/hkei9WNFzF</text:p>
          </table:table-cell>
          <table:table-cell office:value-type="string" table:style-name="ce5">
            <text:p>Mon Aug 19 13:10:44 +0000 2019</text:p>
          </table:table-cell>
          <table:table-cell office:value-type="date" office:date-value="2019-08-19T14:10:44" table:style-name="ce7">
            <text:p>19/08/2019 14:10:44</text:p>
          </table:table-cell>
          <table:table-cell table:number-columns-repeated="4" table:style-name="ce5"/>
          <table:table-cell office:value-type="string" table:style-name="ce5">
            <text:p>957081732</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076150450032918529/leh87jSa_normal.jpg">http://pbs.twimg.com/profile_images/1076150450032918529/leh87jSa_normal.jpg</text:a></text:p>
          </table:table-cell>
          <table:table-cell office:value-type="float" office:value="648" table:style-name="ce5">
            <text:p>648</text:p>
          </table:table-cell>
          <table:table-cell office:value-type="float" office:value="1477" table:style-name="ce5">
            <text:p>1477</text:p>
          </table:table-cell>
          <table:table-cell office:value-type="string" table:style-name="ce5">
            <text:p>The Hague</text:p>
          </table:table-cell>
          <table:table-cell office:value-type="string" table:style-name="ce8">
            <text:p><text:a xlink:href="http://twitter.com/TimenvanHaaster/statuses/1163438147478413313">http://twitter.com/TimenvanHaaster/statuses/1163438147478413313</text:a></text:p>
          </table:table-cell>
          <table:table-cell office:value-type="string" table:style-name="ce5">
            <text:p>{"hashtags":[],"symbols":[],"user_mentions":[{"screen_name":"EenVandaag","name":"EenVandaag","id":10572052,"id_str":"10572052","indices":[3,14]}],"urls":[]}</text:p>
          </table:table-cell>
          <table:table-cell table:number-columns-repeated="16366"/>
        </table:table-row>
        <table:table-row table:style-name="ro1">
          <table:table-cell office:value-type="string" table:style-name="ce4">
            <text:p>1163437023757307906</text:p>
          </table:table-cell>
          <table:table-cell office:value-type="string" table:style-name="ce5">
            <text:p>Ally37330541</text:p>
          </table:table-cell>
          <table:table-cell office:value-type="string" table:style-name="ce6">
            <text:p>@EenVandaag @HansClevers @UniUtrecht Ach, wat maar belangrijker is!!</text:p>
          </table:table-cell>
          <table:table-cell office:value-type="string" table:style-name="ce5">
            <text:p>Mon Aug 19 13:06:16 +0000 2019</text:p>
          </table:table-cell>
          <table:table-cell office:value-type="date" office:date-value="2019-08-19T14:06:16" table:style-name="ce7">
            <text:p>19/08/2019 14:06:16</text:p>
          </table:table-cell>
          <table:table-cell table:number-columns-repeated="2" table:style-name="ce5"/>
          <table:table-cell office:value-type="string" table:style-name="ce5">
            <text:p>10572052</text:p>
          </table:table-cell>
          <table:table-cell office:value-type="string" table:style-name="ce5">
            <text:p>EenVandaag</text:p>
          </table:table-cell>
          <table:table-cell office:value-type="string" table:style-name="ce5">
            <text:p>1109209838062653440</text:p>
          </table:table-cell>
          <table:table-cell office:value-type="string" table:style-name="ce5">
            <text:p>1163433980437381120</text:p>
          </table:table-cell>
          <table:table-cell office:value-type="string" table:style-name="ce5">
            <text:p>&lt;a href="http://twitter.com/download/iphone" rel="nofollow"&gt;Twitter for iPhone&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2" table:style-name="ce5">
            <text:p>2</text:p>
          </table:table-cell>
          <table:table-cell office:value-type="float" office:value="8" table:style-name="ce5">
            <text:p>8</text:p>
          </table:table-cell>
          <table:table-cell table:style-name="ce5"/>
          <table:table-cell office:value-type="string" table:style-name="ce8">
            <text:p><text:a xlink:href="http://twitter.com/Ally37330541/statuses/1163437023757307906">http://twitter.com/Ally37330541/statuses/1163437023757307906</text:a></text:p>
          </table:table-cell>
          <table:table-cell office:value-type="string" table:style-name="ce5">
            <text:p>{"hashtags":[],"symbols":[],"user_mentions":[{"screen_name":"EenVandaag","name":"EenVandaag","id":10572052,"id_str":"10572052","indices":[0,11]},{"screen_name":"HansClevers","name":"Hans Clevers","id":1503128660,"id_str":"1503128660","indices":[12,24]},{"screen_name":"UniUtrecht","name":"Universiteit Utrecht","id":33548291,"id_str":"33548291","indices":[25,36]}],"urls":[]}</text:p>
          </table:table-cell>
          <table:table-cell table:number-columns-repeated="16366"/>
        </table:table-row>
        <table:table-row table:style-name="ro7">
          <table:table-cell office:value-type="string" table:style-name="ce4">
            <text:p>1163436265930465284</text:p>
          </table:table-cell>
          <table:table-cell office:value-type="string" table:style-name="ce5">
            <text:p>janwillemwits</text:p>
          </table:table-cell>
          <table:table-cell office:value-type="string" table:style-name="ce6">
            <text:p>RT @EenVandaag: Een nieuwe grassoort helpt tegen klimaatverandering, maar van de Europese Unie mogen koeien het niet eten.</text:p>
            <text:p/>
            <text:p>"Het lijkt me goed wanneer het hof opnieuw naar de zaak kijkt", zegt geneticus @HansClevers van de Universiteit Utrecht (@UniUtrecht).</text:p>
            <text:p/>
            <text:p>https://t.co/hkei9WNFzF</text:p>
          </table:table-cell>
          <table:table-cell office:value-type="string" table:style-name="ce5">
            <text:p>Mon Aug 19 13:03:16 +0000 2019</text:p>
          </table:table-cell>
          <table:table-cell office:value-type="date" office:date-value="2019-08-19T14:03:16" table:style-name="ce7">
            <text:p>19/08/2019 14:03:16</text:p>
          </table:table-cell>
          <table:table-cell table:number-columns-repeated="4" table:style-name="ce5"/>
          <table:table-cell office:value-type="string" table:style-name="ce5">
            <text:p>218952611</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593871731057696769/5f-VDmuf_normal.jpg">http://pbs.twimg.com/profile_images/593871731057696769/5f-VDmuf_normal.jpg</text:a></text:p>
          </table:table-cell>
          <table:table-cell office:value-type="float" office:value="2927" table:style-name="ce5">
            <text:p>2927</text:p>
          </table:table-cell>
          <table:table-cell office:value-type="float" office:value="3392" table:style-name="ce5">
            <text:p>3392</text:p>
          </table:table-cell>
          <table:table-cell office:value-type="string" table:style-name="ce5">
            <text:p>NL</text:p>
          </table:table-cell>
          <table:table-cell office:value-type="string" table:style-name="ce8">
            <text:p><text:a xlink:href="http://twitter.com/janwillemwits/statuses/1163436265930465284">http://twitter.com/janwillemwits/statuses/1163436265930465284</text:a></text:p>
          </table:table-cell>
          <table:table-cell office:value-type="string" table:style-name="ce5">
            <text:p>{"hashtags":[],"symbols":[],"user_mentions":[{"screen_name":"EenVandaag","name":"EenVandaag","id":10572052,"id_str":"10572052","indices":[3,14]}],"urls":[]}</text:p>
          </table:table-cell>
          <table:table-cell table:number-columns-repeated="16366"/>
        </table:table-row>
        <table:table-row table:style-name="ro4">
          <table:table-cell office:value-type="string" table:style-name="ce4">
            <text:p>1163435478378586112</text:p>
          </table:table-cell>
          <table:table-cell office:value-type="string" table:style-name="ce5">
            <text:p>chriszeeven</text:p>
          </table:table-cell>
          <table:table-cell office:value-type="string" table:style-name="ce6">
            <text:p>@EenVandaag @HansClevers @UniUtrecht Je moet het verhaal we goed vertellen. Europeanen (waaronder veel Nederlanders ook van @WUR) moeten niks hebben van DNA manipulaties, maar er zijn ook andere kanten en de techniek heeft zich ontwikkeld en is mogelijk ook kansrijk tegen het spuiten van gif. Laat het zich bewijzen</text:p>
          </table:table-cell>
          <table:table-cell office:value-type="string" table:style-name="ce5">
            <text:p>Mon Aug 19 13:00:08 +0000 2019</text:p>
          </table:table-cell>
          <table:table-cell office:value-type="date" office:date-value="2019-08-19T14:00:08" table:style-name="ce7">
            <text:p>19/08/2019 14:00:08</text:p>
          </table:table-cell>
          <table:table-cell table:number-columns-repeated="2" table:style-name="ce5"/>
          <table:table-cell office:value-type="string" table:style-name="ce5">
            <text:p>10572052</text:p>
          </table:table-cell>
          <table:table-cell office:value-type="string" table:style-name="ce5">
            <text:p>EenVandaag</text:p>
          </table:table-cell>
          <table:table-cell office:value-type="string" table:style-name="ce5">
            <text:p>405483278</text:p>
          </table:table-cell>
          <table:table-cell office:value-type="string" table:style-name="ce5">
            <text:p>1163433980437381120</text:p>
          </table:table-cell>
          <table:table-cell office:value-type="string" table:style-name="ce5">
            <text:p>&lt;a href="http://twitter.com/#!/download/ipad" rel="nofollow"&gt;Twitter for iPad&lt;/a&gt;</text:p>
          </table:table-cell>
          <table:table-cell office:value-type="string" table:style-name="ce8">
            <text:p><text:a xlink:href="http://pbs.twimg.com/profile_images/1119285033624309761/Jy5oQ5GT_normal.jpg">http://pbs.twimg.com/profile_images/1119285033624309761/Jy5oQ5GT_normal.jpg</text:a></text:p>
          </table:table-cell>
          <table:table-cell office:value-type="float" office:value="1407" table:style-name="ce5">
            <text:p>1407</text:p>
          </table:table-cell>
          <table:table-cell office:value-type="float" office:value="1534" table:style-name="ce5">
            <text:p>1534</text:p>
          </table:table-cell>
          <table:table-cell office:value-type="string" table:style-name="ce5">
            <text:p>#Arnhem</text:p>
          </table:table-cell>
          <table:table-cell office:value-type="string" table:style-name="ce8">
            <text:p><text:a xlink:href="http://twitter.com/chriszeeven/statuses/1163435478378586112">http://twitter.com/chriszeeven/statuses/1163435478378586112</text:a></text:p>
          </table:table-cell>
          <table:table-cell office:value-type="string" table:style-name="ce5">
            <text:p>{"hashtags":[],"symbols":[],"user_mentions":[{"screen_name":"EenVandaag","name":"EenVandaag","id":10572052,"id_str":"10572052","indices":[0,11]},{"screen_name":"HansClevers","name":"Hans Clevers","id":1503128660,"id_str":"1503128660","indices":[12,24]},{"screen_name":"UniUtrecht","name":"Universiteit Utrecht","id":33548291,"id_str":"33548291","indices":[25,36]},{"screen_name":"WUR","name":"Wageningen U&amp;R","id":20045134,"id_str":"20045134","indices":[124,128]}],"urls":[]}</text:p>
          </table:table-cell>
          <table:table-cell table:number-columns-repeated="16366"/>
        </table:table-row>
        <table:table-row table:style-name="ro4">
          <table:table-cell office:value-type="string" table:style-name="ce4">
            <text:p>1163434977306038273</text:p>
          </table:table-cell>
          <table:table-cell office:value-type="string" table:style-name="ce5">
            <text:p>AlexKostyuk2</text:p>
          </table:table-cell>
          <table:table-cell office:value-type="string" table:style-name="ce6">
            <text:p>@sedimentologist @jeroenbosman @UtrechtUni @ShanghaiRanking @Harvard @Cambridge_Uni @Stanford @UniUtrecht Rankings allow universities (regrettably) to compete for students' money (mainly from developing countries). So, when university need to chose between univ. rankings and open science they prefer the first one. Regrettably again.</text:p>
          </table:table-cell>
          <table:table-cell office:value-type="string" table:style-name="ce5">
            <text:p>Mon Aug 19 12:58:08 +0000 2019</text:p>
          </table:table-cell>
          <table:table-cell office:value-type="date" office:date-value="2019-08-19T13:58:08" table:style-name="ce7">
            <text:p>19/08/2019 13:58:08</text:p>
          </table:table-cell>
          <table:table-cell table:number-columns-repeated="2" table:style-name="ce5"/>
          <table:table-cell office:value-type="string" table:style-name="ce5">
            <text:p>573957718</text:p>
          </table:table-cell>
          <table:table-cell office:value-type="string" table:style-name="ce5">
            <text:p>sedimentologist</text:p>
          </table:table-cell>
          <table:table-cell office:value-type="string" table:style-name="ce5">
            <text:p>1086994125348634624</text:p>
          </table:table-cell>
          <table:table-cell office:value-type="string" table:style-name="ce5">
            <text:p>1161966489345220608</text:p>
          </table:table-cell>
          <table:table-cell office:value-type="string" table:style-name="ce5">
            <text:p>&lt;a href="https://mobile.twitter.com" rel="nofollow"&gt;Twitter Web App&lt;/a&gt;</text:p>
          </table:table-cell>
          <table:table-cell office:value-type="string" table:style-name="ce8">
            <text:p><text:a xlink:href="http://pbs.twimg.com/profile_images/1086995621591085057/EfcMwdVr_normal.jpg">http://pbs.twimg.com/profile_images/1086995621591085057/EfcMwdVr_normal.jpg</text:a></text:p>
          </table:table-cell>
          <table:table-cell office:value-type="float" office:value="402" table:style-name="ce5">
            <text:p>402</text:p>
          </table:table-cell>
          <table:table-cell office:value-type="float" office:value="2583" table:style-name="ce5">
            <text:p>2583</text:p>
          </table:table-cell>
          <table:table-cell office:value-type="string" table:style-name="ce5">
            <text:p>Ukraine</text:p>
          </table:table-cell>
          <table:table-cell office:value-type="string" table:style-name="ce8">
            <text:p><text:a xlink:href="http://twitter.com/AlexKostyuk2/statuses/1163434977306038273">http://twitter.com/AlexKostyuk2/statuses/1163434977306038273</text:a></text:p>
          </table:table-cell>
          <table:table-cell office:value-type="string" table:style-name="ce5">
            <text:p>{"hashtags":[],"symbols":[],"user_mentions":[{"screen_name":"sedimentologist","name":"João P. Trabucho","id":573957718,"id_str":"573957718","indices":[0,16]},{"screen_name":"jeroenbosman","name":"Jeroen Bosman","id":9104202,"id_str":"9104202","indices":[17,30]},{"screen_name":"UtrechtUni","name":"Utrecht University","id":33550981,"id_str":"33550981","indices":[31,42]},{"screen_name":"ShanghaiRanking","name":"ShanghaiRanking","id":394503067,"id_str":"394503067","indices":[43,59]},{"screen_name":"Harvard","name":"Harvard University","id":39585367,"id_str":"39585367","indices":[60,68]},{"screen_name":"Cambridge_Uni","name":"Cambridge University","id":33474655,"id_str":"33474655","indices":[69,83]},{"screen_name":"Stanford","name":"Stanford University","id":18036441,"id_str":"18036441","indices":[84,93]},{"screen_name":"UniUtrecht","name":"Universiteit Utrecht","id":33548291,"id_str":"33548291","indices":[94,105]}],"urls":[]}</text:p>
          </table:table-cell>
          <table:table-cell table:number-columns-repeated="16366"/>
        </table:table-row>
        <table:table-row table:style-name="ro7">
          <table:table-cell office:value-type="string" table:style-name="ce4">
            <text:p>1163433980437381120</text:p>
          </table:table-cell>
          <table:table-cell office:value-type="string" table:style-name="ce5">
            <text:p>EenVandaag</text:p>
          </table:table-cell>
          <table:table-cell office:value-type="string" table:style-name="ce6">
            <text:p>Een nieuwe grassoort helpt tegen klimaatverandering, maar van de Europese Unie mogen koeien het niet eten.</text:p>
            <text:p/>
            <text:p>"Het lijkt me goed wanneer het hof opnieuw naar de zaak kijkt", zegt geneticus @HansClevers van de Universiteit Utrecht (@UniUtrecht).</text:p>
            <text:p/>
            <text:p>https://t.co/hkei9WNFzF</text:p>
          </table:table-cell>
          <table:table-cell office:value-type="string" table:style-name="ce5">
            <text:p>Mon Aug 19 12:54:11 +0000 2019</text:p>
          </table:table-cell>
          <table:table-cell office:value-type="date" office:date-value="2019-08-19T13:54:11" table:style-name="ce7">
            <text:p>19/08/2019 13:54:11</text:p>
          </table:table-cell>
          <table:table-cell table:number-columns-repeated="4" table:style-name="ce5"/>
          <table:table-cell office:value-type="string" table:style-name="ce5">
            <text:p>10572052</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048489478346690560/_vAZ-Dc1_normal.jpg">http://pbs.twimg.com/profile_images/1048489478346690560/_vAZ-Dc1_normal.jpg</text:a></text:p>
          </table:table-cell>
          <table:table-cell office:value-type="float" office:value="115119" table:style-name="ce5">
            <text:p>115119</text:p>
          </table:table-cell>
          <table:table-cell office:value-type="float" office:value="8208" table:style-name="ce5">
            <text:p>8208</text:p>
          </table:table-cell>
          <table:table-cell office:value-type="string" table:style-name="ce5">
            <text:p>Hilversum</text:p>
          </table:table-cell>
          <table:table-cell office:value-type="string" table:style-name="ce8">
            <text:p><text:a xlink:href="http://twitter.com/EenVandaag/statuses/1163433980437381120">http://twitter.com/EenVandaag/statuses/1163433980437381120</text:a></text:p>
          </table:table-cell>
          <table:table-cell office:value-type="string" table:style-name="ce5">
            <text:p>{"hashtags":[],"symbols":[],"user_mentions":[{"screen_name":"HansClevers","name":"Hans Clevers","id":1503128660,"id_str":"1503128660","indices":[188,200]},{"screen_name":"UniUtrecht","name":"Universiteit Utrecht","id":33548291,"id_str":"33548291","indices":[230,241]}],"urls":[{"url":"https://t.co/hkei9WNFzF","expanded_url":"https://eenvandaag.avrotros.nl/item/dit-gras-helpt-tegen-klimaatverandering-maar-van-de-eu-mogen-koeien-het-niet-eten/","display_url":"eenvandaag.avrotros.nl/item/dit-gras-…","indices":[245,268]}]}</text:p>
          </table:table-cell>
          <table:table-cell table:number-columns-repeated="16366"/>
        </table:table-row>
        <table:table-row table:style-name="ro2">
          <table:table-cell office:value-type="string" table:style-name="ce4">
            <text:p>1163432625169739776</text:p>
          </table:table-cell>
          <table:table-cell office:value-type="string" table:style-name="ce5">
            <text:p>Stroom4Stroom</text:p>
          </table:table-cell>
          <table:table-cell office:value-type="string" table:style-name="ce6">
            <text:p>RT @UUGeo: 350mln people worldwide live in deltas. Dam construction and other human activities increase risk of #delta drowning, as they reduce the delivery of sediment, writes @Frances_Dunn @UtrechtUni with colleagues @unisouthampton https://t.co/YGI5u0eNKI https://t.co/lUJNiEA8pb</text:p>
          </table:table-cell>
          <table:table-cell office:value-type="string" table:style-name="ce5">
            <text:p>Mon Aug 19 12:48:48 +0000 2019</text:p>
          </table:table-cell>
          <table:table-cell office:value-type="date" office:date-value="2019-08-19T13:48:48" table:style-name="ce7">
            <text:p>19/08/2019 13:48:48</text:p>
          </table:table-cell>
          <table:table-cell table:number-columns-repeated="4" table:style-name="ce5"/>
          <table:table-cell office:value-type="string" table:style-name="ce5">
            <text:p>980790199969112064</text:p>
          </table:table-cell>
          <table:table-cell table:style-name="ce5"/>
          <table:table-cell office:value-type="string" table:style-name="ce5">
            <text:p>&lt;a href="http://twitter.com/#!/download/ipad" rel="nofollow"&gt;Twitter for iPad&lt;/a&gt;</text:p>
          </table:table-cell>
          <table:table-cell office:value-type="string" table:style-name="ce8">
            <text:p><text:a xlink:href="http://pbs.twimg.com/profile_images/1158770180241145857/eQmcfbOh_normal.jpg">http://pbs.twimg.com/profile_images/1158770180241145857/eQmcfbOh_normal.jpg</text:a></text:p>
          </table:table-cell>
          <table:table-cell office:value-type="float" office:value="95" table:style-name="ce5">
            <text:p>95</text:p>
          </table:table-cell>
          <table:table-cell office:value-type="float" office:value="174" table:style-name="ce5">
            <text:p>174</text:p>
          </table:table-cell>
          <table:table-cell table:style-name="ce5"/>
          <table:table-cell office:value-type="string" table:style-name="ce8">
            <text:p><text:a xlink:href="http://twitter.com/Stroom4Stroom/statuses/1163432625169739776">http://twitter.com/Stroom4Stroom/statuses/1163432625169739776</text:a></text:p>
          </table:table-cell>
          <table:table-cell office:value-type="string" table:style-name="ce5">
            <text:p>{"hashtags":[{"text":"delta","indices":[112,118]}],"symbols":[],"user_mentions":[{"screen_name":"UUGeo","name":"Geowetenschappen UU","id":49980589,"id_str":"49980589","indices":[3,9]}],"urls":[]}</text:p>
          </table:table-cell>
          <table:table-cell table:number-columns-repeated="16366"/>
        </table:table-row>
        <table:table-row table:style-name="ro4">
          <table:table-cell office:value-type="string" table:style-name="ce4">
            <text:p>1163432521620774913</text:p>
          </table:table-cell>
          <table:table-cell office:value-type="string" table:style-name="ce5">
            <text:p>pheromoneEvo</text:p>
          </table:table-cell>
          <table:table-cell office:value-type="string" table:style-name="ce6">
            <text:p>RT @jeroenbosman: @UtrechtUni @ShanghaiRanking @Harvard @Cambridge_Uni @Stanford We need to start a discussion on why we @UniUtrecht @UtrechtUni are banging the rankings' drum instead of telling the world what we are doing in the field of diversity, open science &amp;amp; scholarship and public engagement. And why they do not go together.</text:p>
          </table:table-cell>
          <table:table-cell office:value-type="string" table:style-name="ce5">
            <text:p>Mon Aug 19 12:48:23 +0000 2019</text:p>
          </table:table-cell>
          <table:table-cell office:value-type="date" office:date-value="2019-08-19T13:48:23" table:style-name="ce7">
            <text:p>19/08/2019 13:48:23</text:p>
          </table:table-cell>
          <table:table-cell table:number-columns-repeated="4" table:style-name="ce5"/>
          <table:table-cell office:value-type="string" table:style-name="ce5">
            <text:p>161980487</text:p>
          </table:table-cell>
          <table:table-cell table:style-name="ce5"/>
          <table:table-cell office:value-type="string" table:style-name="ce5">
            <text:p>&lt;a href="https://about.twitter.com/products/tweetdeck" rel="nofollow"&gt;TweetDeck&lt;/a&gt;</text:p>
          </table:table-cell>
          <table:table-cell office:value-type="string" table:style-name="ce8">
            <text:p><text:a xlink:href="http://pbs.twimg.com/profile_images/867377690462097408/IAFX7n5D_normal.jpg">http://pbs.twimg.com/profile_images/867377690462097408/IAFX7n5D_normal.jpg</text:a></text:p>
          </table:table-cell>
          <table:table-cell office:value-type="float" office:value="821" table:style-name="ce5">
            <text:p>821</text:p>
          </table:table-cell>
          <table:table-cell office:value-type="float" office:value="1538" table:style-name="ce5">
            <text:p>1538</text:p>
          </table:table-cell>
          <table:table-cell office:value-type="string" table:style-name="ce5">
            <text:p>Oxford, UK</text:p>
          </table:table-cell>
          <table:table-cell office:value-type="string" table:style-name="ce8">
            <text:p><text:a xlink:href="http://twitter.com/pheromoneEvo/statuses/1163432521620774913">http://twitter.com/pheromoneEvo/statuses/1163432521620774913</text:a></text:p>
          </table:table-cell>
          <table:table-cell office:value-type="string" table:style-name="ce5">
            <text:p>{"hashtags":[],"symbols":[],"user_mentions":[{"screen_name":"jeroenbosman","name":"Jeroen Bosman","id":9104202,"id_str":"9104202","indices":[3,16]},{"screen_name":"UtrechtUni","name":"Utrecht University","id":33550981,"id_str":"33550981","indices":[18,29]},{"screen_name":"ShanghaiRanking","name":"ShanghaiRanking","id":394503067,"id_str":"394503067","indices":[30,46]},{"screen_name":"Harvard","name":"Harvard University","id":39585367,"id_str":"39585367","indices":[47,55]},{"screen_name":"Cambridge_Uni","name":"Cambridge University","id":33474655,"id_str":"33474655","indices":[56,70]},{"screen_name":"Stanford","name":"Stanford University","id":18036441,"id_str":"18036441","indices":[71,80]},{"screen_name":"UniUtrecht","name":"Universiteit Utrecht","id":33548291,"id_str":"33548291","indices":[121,132]}],"urls":[]}</text:p>
          </table:table-cell>
          <table:table-cell table:number-columns-repeated="16366"/>
        </table:table-row>
        <table:table-row table:style-name="ro4">
          <table:table-cell office:value-type="string" table:style-name="ce4">
            <text:p>1163432452607680512</text:p>
          </table:table-cell>
          <table:table-cell office:value-type="string" table:style-name="ce5">
            <text:p>Abiola1930</text:p>
          </table:table-cell>
          <table:table-cell office:value-type="string" table:style-name="ce6">
            <text:p>RT @cesdevui: It is essential to understand the elements of an issue in its wider context. Prof.Vermeulen @UniUtrecht</text:p>
            <text:p>#conversationsondevelopment</text:p>
            <text:p>#SustainableDevelopment</text:p>
            <text:p>#isdsui2019</text:p>
          </table:table-cell>
          <table:table-cell office:value-type="string" table:style-name="ce5">
            <text:p>Mon Aug 19 12:48:06 +0000 2019</text:p>
          </table:table-cell>
          <table:table-cell office:value-type="date" office:date-value="2019-08-19T13:48:06" table:style-name="ce7">
            <text:p>19/08/2019 13:48:06</text:p>
          </table:table-cell>
          <table:table-cell table:number-columns-repeated="4" table:style-name="ce5"/>
          <table:table-cell office:value-type="string" table:style-name="ce5">
            <text:p>2923928668</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918795303209328640/ewANfcKE_normal.jpg">http://pbs.twimg.com/profile_images/918795303209328640/ewANfcKE_normal.jpg</text:a></text:p>
          </table:table-cell>
          <table:table-cell office:value-type="float" office:value="532" table:style-name="ce5">
            <text:p>532</text:p>
          </table:table-cell>
          <table:table-cell office:value-type="float" office:value="646" table:style-name="ce5">
            <text:p>646</text:p>
          </table:table-cell>
          <table:table-cell office:value-type="string" table:style-name="ce5">
            <text:p>Ogun, Nigeria</text:p>
          </table:table-cell>
          <table:table-cell office:value-type="string" table:style-name="ce8">
            <text:p><text:a xlink:href="http://twitter.com/Abiola1930/statuses/1163432452607680512">http://twitter.com/Abiola1930/statuses/1163432452607680512</text:a></text:p>
          </table:table-cell>
          <table:table-cell office:value-type="string" table:style-name="ce5">
            <text:p>{"hashtags":[],"symbols":[],"user_mentions":[{"screen_name":"cesdevui","name":"UI-CESDEV","id":3420119481,"id_str":"3420119481","indices":[3,12]},{"screen_name":"UniUtrecht","name":"Universiteit Utrecht","id":33548291,"id_str":"33548291","indices":[106,117]}],"urls":[]}</text:p>
          </table:table-cell>
          <table:table-cell table:number-columns-repeated="16366"/>
        </table:table-row>
        <table:table-row table:style-name="ro4">
          <table:table-cell office:value-type="string" table:style-name="ce4">
            <text:p>1163432412413681664</text:p>
          </table:table-cell>
          <table:table-cell office:value-type="string" table:style-name="ce5">
            <text:p>MsPhelps</text:p>
          </table:table-cell>
          <table:table-cell office:value-type="string" table:style-name="ce6">
            <text:p>RT @jeroenbosman: @UtrechtUni @ShanghaiRanking @Harvard @Cambridge_Uni @Stanford We need to start a discussion on why we @UniUtrecht @UtrechtUni are banging the rankings' drum instead of telling the world what we are doing in the field of diversity, open science &amp;amp; scholarship and public engagement. And why they do not go together.</text:p>
          </table:table-cell>
          <table:table-cell office:value-type="string" table:style-name="ce5">
            <text:p>Mon Aug 19 12:47:57 +0000 2019</text:p>
          </table:table-cell>
          <table:table-cell office:value-type="date" office:date-value="2019-08-19T13:47:57" table:style-name="ce7">
            <text:p>19/08/2019 13:47:57</text:p>
          </table:table-cell>
          <table:table-cell table:number-columns-repeated="4" table:style-name="ce5"/>
          <table:table-cell office:value-type="string" table:style-name="ce5">
            <text:p>22963112</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031464996801323008/gBJoV05c_normal.jpg">http://pbs.twimg.com/profile_images/1031464996801323008/gBJoV05c_normal.jpg</text:a></text:p>
          </table:table-cell>
          <table:table-cell office:value-type="float" office:value="4198" table:style-name="ce5">
            <text:p>4198</text:p>
          </table:table-cell>
          <table:table-cell office:value-type="float" office:value="1831" table:style-name="ce5">
            <text:p>1831</text:p>
          </table:table-cell>
          <table:table-cell office:value-type="string" table:style-name="ce5">
            <text:p>Utrecht, The Netherlands</text:p>
          </table:table-cell>
          <table:table-cell office:value-type="string" table:style-name="ce8">
            <text:p><text:a xlink:href="http://twitter.com/MsPhelps/statuses/1163432412413681664">http://twitter.com/MsPhelps/statuses/1163432412413681664</text:a></text:p>
          </table:table-cell>
          <table:table-cell office:value-type="string" table:style-name="ce5">
            <text:p>{"hashtags":[],"symbols":[],"user_mentions":[{"screen_name":"jeroenbosman","name":"Jeroen Bosman","id":9104202,"id_str":"9104202","indices":[3,16]},{"screen_name":"UtrechtUni","name":"Utrecht University","id":33550981,"id_str":"33550981","indices":[18,29]},{"screen_name":"ShanghaiRanking","name":"ShanghaiRanking","id":394503067,"id_str":"394503067","indices":[30,46]},{"screen_name":"Harvard","name":"Harvard University","id":39585367,"id_str":"39585367","indices":[47,55]},{"screen_name":"Cambridge_Uni","name":"Cambridge University","id":33474655,"id_str":"33474655","indices":[56,70]},{"screen_name":"Stanford","name":"Stanford University","id":18036441,"id_str":"18036441","indices":[71,80]},{"screen_name":"UniUtrecht","name":"Universiteit Utrecht","id":33548291,"id_str":"33548291","indices":[121,132]}],"urls":[]}</text:p>
          </table:table-cell>
          <table:table-cell table:number-columns-repeated="16366"/>
        </table:table-row>
        <table:table-row table:style-name="ro2">
          <table:table-cell office:value-type="string" table:style-name="ce4">
            <text:p>1163432341269819392</text:p>
          </table:table-cell>
          <table:table-cell office:value-type="string" table:style-name="ce5">
            <text:p>lisalibrarian</text:p>
          </table:table-cell>
          <table:table-cell office:value-type="string" table:style-name="ce6">
            <text:p>RT @MsPhelps: Updated slide deck (CC-BY) detailing Plan S and its options in an institutional context, in our case @UtrechtUni @UniUtrecht @UniUtrechtLib <text:s/>https://t.co/UyLboRddka @cOAlitionS_OA https://t.co/2AntFguRrm</text:p>
          </table:table-cell>
          <table:table-cell office:value-type="string" table:style-name="ce5">
            <text:p>Mon Aug 19 12:47:40 +0000 2019</text:p>
          </table:table-cell>
          <table:table-cell office:value-type="date" office:date-value="2019-08-19T13:47:40" table:style-name="ce7">
            <text:p>19/08/2019 13:47:40</text:p>
          </table:table-cell>
          <table:table-cell table:number-columns-repeated="4" table:style-name="ce5"/>
          <table:table-cell office:value-type="string" table:style-name="ce5">
            <text:p>6688542</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810531114804649984/LU8Cp3hL_normal.jpg">http://pbs.twimg.com/profile_images/810531114804649984/LU8Cp3hL_normal.jpg</text:a></text:p>
          </table:table-cell>
          <table:table-cell office:value-type="float" office:value="9531" table:style-name="ce5">
            <text:p>9531</text:p>
          </table:table-cell>
          <table:table-cell office:value-type="float" office:value="10427" table:style-name="ce5">
            <text:p>10427</text:p>
          </table:table-cell>
          <table:table-cell office:value-type="string" table:style-name="ce5">
            <text:p>Urbana-Champaign, Illinois</text:p>
          </table:table-cell>
          <table:table-cell office:value-type="string" table:style-name="ce8">
            <text:p><text:a xlink:href="http://twitter.com/lisalibrarian/statuses/1163432341269819392">http://twitter.com/lisalibrarian/statuses/1163432341269819392</text:a></text:p>
          </table:table-cell>
          <table:table-cell office:value-type="string" table:style-name="ce5">
            <text:p>{"hashtags":[],"symbols":[],"user_mentions":[{"screen_name":"MsPhelps","name":"Biⓐnca Kramer","id":22963112,"id_str":"22963112","indices":[3,12]},{"screen_name":"UtrechtUni","name":"Utrecht University","id":33550981,"id_str":"33550981","indices":[115,126]},{"screen_name":"UniUtrecht","name":"Universiteit Utrecht","id":33548291,"id_str":"33548291","indices":[127,138]}],"urls":[]}</text:p>
          </table:table-cell>
          <table:table-cell table:number-columns-repeated="16366"/>
        </table:table-row>
        <table:table-row table:number-rows-repeated="2" table:style-name="ro4">
          <table:table-cell office:value-type="string" table:style-name="ce4">
            <text:p>1163431705669197824</text:p>
          </table:table-cell>
          <table:table-cell office:value-type="string" table:style-name="ce5">
            <text:p>cesdevui</text:p>
          </table:table-cell>
          <table:table-cell office:value-type="string" table:style-name="ce6">
            <text:p>It is essential to understand the elements of an issue in its wider context. Prof.Vermeulen @UniUtrecht</text:p>
            <text:p>#conversationsondevelopment</text:p>
            <text:p>#SustainableDevelopment</text:p>
            <text:p>#isdsui2019</text:p>
          </table:table-cell>
          <table:table-cell office:value-type="string" table:style-name="ce5">
            <text:p>Mon Aug 19 12:45:08 +0000 2019</text:p>
          </table:table-cell>
          <table:table-cell office:value-type="date" office:date-value="2019-08-19T13:45:08" table:style-name="ce7">
            <text:p>19/08/2019 13:45:08</text:p>
          </table:table-cell>
          <table:table-cell table:number-columns-repeated="4" table:style-name="ce5"/>
          <table:table-cell office:value-type="string" table:style-name="ce5">
            <text:p>3420119481</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800006656528674816/dcFYn6_C_normal.jpg">http://pbs.twimg.com/profile_images/800006656528674816/dcFYn6_C_normal.jpg</text:a></text:p>
          </table:table-cell>
          <table:table-cell office:value-type="float" office:value="429" table:style-name="ce5">
            <text:p>429</text:p>
          </table:table-cell>
          <table:table-cell office:value-type="float" office:value="393" table:style-name="ce5">
            <text:p>393</text:p>
          </table:table-cell>
          <table:table-cell office:value-type="string" table:style-name="ce5">
            <text:p>Ibadan, Nigeria</text:p>
          </table:table-cell>
          <table:table-cell office:value-type="string" table:style-name="ce8">
            <text:p><text:a xlink:href="http://twitter.com/cesdevui/statuses/1163431705669197824">http://twitter.com/cesdevui/statuses/1163431705669197824</text:a></text:p>
          </table:table-cell>
          <table:table-cell office:value-type="string" table:style-name="ce5">
            <text:p>{"hashtags":[{"text":"conversationsondevelopment","indices":[105,132]},{"text":"SustainableDevelopment","indices":[133,156]},{"text":"isdsui2019","indices":[158,169]}],"symbols":[],"user_mentions":[{"screen_name":"UniUtrecht","name":"Universiteit Utrecht","id":33548291,"id_str":"33548291","indices":[92,103]}],"urls":[]}</text:p>
          </table:table-cell>
          <table:table-cell table:number-columns-repeated="16366"/>
        </table:table-row>
        <table:table-row table:style-name="ro7">
          <table:table-cell office:value-type="string" table:style-name="ce4">
            <text:p>1163418178279673857</text:p>
          </table:table-cell>
          <table:table-cell office:value-type="string" table:style-name="ce5">
            <text:p>alecpett</text:p>
          </table:table-cell>
          <table:table-cell office:value-type="string" table:style-name="ce6">
            <text:p>RT @Advintellsyst: An international team of researchers from @TuftsUniversity , @Unesp_Oficial, @UtrechtUni , and #BPRC developed a platform to sample different areas of the #gut upstream of the #colon.</text:p>
            <text:p/>
            <text:p>https://t.co/02CKM3QUoZ</text:p>
            <text:p/>
            <text:p>#HealthTech #technology @sameersonkusale @Wiley_Health</text:p>
          </table:table-cell>
          <table:table-cell office:value-type="string" table:style-name="ce5">
            <text:p>Mon Aug 19 11:51:23 +0000 2019</text:p>
          </table:table-cell>
          <table:table-cell office:value-type="date" office:date-value="2019-08-19T12:51:23" table:style-name="ce7">
            <text:p>19/08/2019 12:51:23</text:p>
          </table:table-cell>
          <table:table-cell table:number-columns-repeated="4" table:style-name="ce5"/>
          <table:table-cell office:value-type="string" table:style-name="ce5">
            <text:p>895359675285336064</text:p>
          </table:table-cell>
          <table:table-cell table:style-name="ce5"/>
          <table:table-cell office:value-type="string" table:style-name="ce5">
            <text:p>&lt;a href="http://www.placeholder.com" rel="nofollow"&gt;AP Tbots&lt;/a&gt;</text:p>
          </table:table-cell>
          <table:table-cell office:value-type="string" table:style-name="ce8">
            <text:p><text:a xlink:href="http://pbs.twimg.com/profile_images/1057216243151855616/emnHAz_5_normal.jpg">http://pbs.twimg.com/profile_images/1057216243151855616/emnHAz_5_normal.jpg</text:a></text:p>
          </table:table-cell>
          <table:table-cell office:value-type="float" office:value="2856" table:style-name="ce5">
            <text:p>2856</text:p>
          </table:table-cell>
          <table:table-cell office:value-type="float" office:value="2346" table:style-name="ce5">
            <text:p>2346</text:p>
          </table:table-cell>
          <table:table-cell office:value-type="string" table:style-name="ce5">
            <text:p>Philadelphia, PA</text:p>
          </table:table-cell>
          <table:table-cell office:value-type="string" table:style-name="ce8">
            <text:p><text:a xlink:href="http://twitter.com/alecpett/statuses/1163418178279673857">http://twitter.com/alecpett/statuses/1163418178279673857</text:a></text:p>
          </table:table-cell>
          <table:table-cell office:value-type="string" table:style-name="ce5">
            <text:p>{"hashtags":[{"text":"BPRC","indices":[114,119]}],"symbols":[],"user_mentions":[{"screen_name":"Advintellsyst","name":"Advanced Intelligent Systems","id":1080061650877726700,"id_str":"1080061650877726726","indices":[3,17]},{"screen_name":"TuftsUniversity","name":"Tufts University","id":15168790,"id_str":"15168790","indices":[61,77]},{"screen_name":"Unesp_Oficial","name":"UNESP","id":89256517,"id_str":"89256517","indices":[80,94]},{"screen_name":"UtrechtUni","name":"Utrecht University","id":33550981,"id_str":"33550981","indices":[96,107]}],"urls":[]}</text:p>
          </table:table-cell>
          <table:table-cell table:number-columns-repeated="16366"/>
        </table:table-row>
        <table:table-row table:style-name="ro2">
          <table:table-cell office:value-type="string" table:style-name="ce4">
            <text:p>1163417854349369344</text:p>
          </table:table-cell>
          <table:table-cell office:value-type="string" table:style-name="ce5">
            <text:p>ReligionGPublic</text:p>
          </table:table-cell>
          <table:table-cell office:value-type="string" table:style-name="ce6">
            <text:p>RT @HumRelNetwork: THREAD 1/4: This week’s #FridayFeature is Lieke Stelling (@LiekeStelling), Lecturer in Early Modern English Literature at @UniUtrecht. Her research interests include #HumourandReligion, jest books, and religious conversion.</text:p>
          </table:table-cell>
          <table:table-cell office:value-type="string" table:style-name="ce5">
            <text:p>Mon Aug 19 11:50:06 +0000 2019</text:p>
          </table:table-cell>
          <table:table-cell office:value-type="date" office:date-value="2019-08-19T12:50:06" table:style-name="ce7">
            <text:p>19/08/2019 12:50:06</text:p>
          </table:table-cell>
          <table:table-cell table:number-columns-repeated="4" table:style-name="ce5"/>
          <table:table-cell office:value-type="string" table:style-name="ce5">
            <text:p>4830161470</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689847166987288577/N7ktCjxT_normal.png">http://pbs.twimg.com/profile_images/689847166987288577/N7ktCjxT_normal.png</text:a></text:p>
          </table:table-cell>
          <table:table-cell office:value-type="float" office:value="1234" table:style-name="ce5">
            <text:p>1234</text:p>
          </table:table-cell>
          <table:table-cell office:value-type="float" office:value="1200" table:style-name="ce5">
            <text:p>1200</text:p>
          </table:table-cell>
          <table:table-cell office:value-type="string" table:style-name="ce5">
            <text:p>Norway</text:p>
          </table:table-cell>
          <table:table-cell office:value-type="string" table:style-name="ce8">
            <text:p><text:a xlink:href="http://twitter.com/ReligionGPublic/statuses/1163417854349369344">http://twitter.com/ReligionGPublic/statuses/1163417854349369344</text:a></text:p>
          </table:table-cell>
          <table:table-cell office:value-type="string" table:style-name="ce5">
            <text:p>{"hashtags":[{"text":"FridayFeature","indices":[43,57]}],"symbols":[],"user_mentions":[{"screen_name":"HumRelNetwork","name":"Humour &amp; Religion Network","id":1141799790612758500,"id_str":"1141799790612758529","indices":[3,17]},{"screen_name":"LiekeStelling","name":"Lieke Stelling","id":763728152900362200,"id_str":"763728152900362240","indices":[77,91]}],"urls":[]}</text:p>
          </table:table-cell>
          <table:table-cell table:number-columns-repeated="16366"/>
        </table:table-row>
        <table:table-row table:style-name="ro7">
          <table:table-cell office:value-type="string" table:style-name="ce4">
            <text:p>1163415484517232642</text:p>
          </table:table-cell>
          <table:table-cell office:value-type="string" table:style-name="ce5">
            <text:p>sameersonkusale</text:p>
          </table:table-cell>
          <table:table-cell office:value-type="string" table:style-name="ce6">
            <text:p>RT @Advintellsyst: An international team of researchers from @TuftsUniversity , @Unesp_Oficial, @UtrechtUni , and #BPRC developed a platform to sample different areas of the #gut upstream of the #colon.</text:p>
            <text:p/>
            <text:p>https://t.co/02CKM3QUoZ</text:p>
            <text:p/>
            <text:p>#HealthTech #technology @sameersonkusale @Wiley_Health</text:p>
          </table:table-cell>
          <table:table-cell office:value-type="string" table:style-name="ce5">
            <text:p>Mon Aug 19 11:40:41 +0000 2019</text:p>
          </table:table-cell>
          <table:table-cell office:value-type="date" office:date-value="2019-08-19T12:40:41" table:style-name="ce7">
            <text:p>19/08/2019 12:40:41</text:p>
          </table:table-cell>
          <table:table-cell table:number-columns-repeated="4" table:style-name="ce5"/>
          <table:table-cell office:value-type="string" table:style-name="ce5">
            <text:p>459632043</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466954988271312896/227J8NEY_normal.jpeg">http://pbs.twimg.com/profile_images/466954988271312896/227J8NEY_normal.jpeg</text:a></text:p>
          </table:table-cell>
          <table:table-cell office:value-type="float" office:value="290" table:style-name="ce5">
            <text:p>290</text:p>
          </table:table-cell>
          <table:table-cell office:value-type="float" office:value="224" table:style-name="ce5">
            <text:p>224</text:p>
          </table:table-cell>
          <table:table-cell office:value-type="string" table:style-name="ce5">
            <text:p>Greater Boston Area</text:p>
          </table:table-cell>
          <table:table-cell office:value-type="string" table:style-name="ce8">
            <text:p><text:a xlink:href="http://twitter.com/sameersonkusale/statuses/1163415484517232642">http://twitter.com/sameersonkusale/statuses/1163415484517232642</text:a></text:p>
          </table:table-cell>
          <table:table-cell office:value-type="string" table:style-name="ce5">
            <text:p>{"hashtags":[{"text":"BPRC","indices":[114,119]}],"symbols":[],"user_mentions":[{"screen_name":"Advintellsyst","name":"Advanced Intelligent Systems","id":1080061650877726700,"id_str":"1080061650877726726","indices":[3,17]},{"screen_name":"TuftsUniversity","name":"Tufts University","id":15168790,"id_str":"15168790","indices":[61,77]},{"screen_name":"Unesp_Oficial","name":"UNESP","id":89256517,"id_str":"89256517","indices":[80,94]},{"screen_name":"UtrechtUni","name":"Utrecht University","id":33550981,"id_str":"33550981","indices":[96,107]}],"urls":[]}</text:p>
          </table:table-cell>
          <table:table-cell table:number-columns-repeated="16366"/>
        </table:table-row>
        <table:table-row table:style-name="ro7">
          <table:table-cell office:value-type="string" table:style-name="ce4">
            <text:p>1163415436530204677</text:p>
          </table:table-cell>
          <table:table-cell office:value-type="string" table:style-name="ce5">
            <text:p>babak1983</text:p>
          </table:table-cell>
          <table:table-cell office:value-type="string" table:style-name="ce6">
            <text:p>RT @Advintellsyst: An international team of researchers from @TuftsUniversity , @Unesp_Oficial, @UtrechtUni , and #BPRC developed a platform to sample different areas of the #gut upstream of the #colon.</text:p>
            <text:p/>
            <text:p>https://t.co/02CKM3QUoZ</text:p>
            <text:p/>
            <text:p>#HealthTech #technology @sameersonkusale @Wiley_Health</text:p>
          </table:table-cell>
          <table:table-cell office:value-type="string" table:style-name="ce5">
            <text:p>Mon Aug 19 11:40:29 +0000 2019</text:p>
          </table:table-cell>
          <table:table-cell office:value-type="date" office:date-value="2019-08-19T12:40:29" table:style-name="ce7">
            <text:p>19/08/2019 12:40:29</text:p>
          </table:table-cell>
          <table:table-cell table:number-columns-repeated="4" table:style-name="ce5"/>
          <table:table-cell office:value-type="string" table:style-name="ce5">
            <text:p>1209667458</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854818520286343168/HHz_GpKg_normal.jpg">http://pbs.twimg.com/profile_images/854818520286343168/HHz_GpKg_normal.jpg</text:a></text:p>
          </table:table-cell>
          <table:table-cell office:value-type="float" office:value="127" table:style-name="ce5">
            <text:p>127</text:p>
          </table:table-cell>
          <table:table-cell office:value-type="float" office:value="300" table:style-name="ce5">
            <text:p>300</text:p>
          </table:table-cell>
          <table:table-cell office:value-type="string" table:style-name="ce5">
            <text:p>Mannheim, Germany</text:p>
          </table:table-cell>
          <table:table-cell office:value-type="string" table:style-name="ce8">
            <text:p><text:a xlink:href="http://twitter.com/babak1983/statuses/1163415436530204677">http://twitter.com/babak1983/statuses/1163415436530204677</text:a></text:p>
          </table:table-cell>
          <table:table-cell office:value-type="string" table:style-name="ce5">
            <text:p>{"hashtags":[{"text":"BPRC","indices":[114,119]}],"symbols":[],"user_mentions":[{"screen_name":"Advintellsyst","name":"Advanced Intelligent Systems","id":1080061650877726700,"id_str":"1080061650877726726","indices":[3,17]},{"screen_name":"TuftsUniversity","name":"Tufts University","id":15168790,"id_str":"15168790","indices":[61,77]},{"screen_name":"Unesp_Oficial","name":"UNESP","id":89256517,"id_str":"89256517","indices":[80,94]},{"screen_name":"UtrechtUni","name":"Utrecht University","id":33550981,"id_str":"33550981","indices":[96,107]}],"urls":[]}</text:p>
          </table:table-cell>
          <table:table-cell table:number-columns-repeated="16366"/>
        </table:table-row>
        <table:table-row table:style-name="ro7">
          <table:table-cell office:value-type="string" table:style-name="ce4">
            <text:p>1163415341713756160</text:p>
          </table:table-cell>
          <table:table-cell office:value-type="string" table:style-name="ce5">
            <text:p>Advintellsyst</text:p>
          </table:table-cell>
          <table:table-cell office:value-type="string" table:style-name="ce6">
            <text:p>An international team of researchers from @TuftsUniversity , @Unesp_Oficial, @UtrechtUni , and #BPRC developed a platform to sample different areas of the #gut upstream of the #colon.</text:p>
            <text:p/>
            <text:p>https://t.co/02CKM3QUoZ</text:p>
            <text:p/>
            <text:p>#HealthTech #technology @sameersonkusale @Wiley_Health</text:p>
          </table:table-cell>
          <table:table-cell office:value-type="string" table:style-name="ce5">
            <text:p>Mon Aug 19 11:40:07 +0000 2019</text:p>
          </table:table-cell>
          <table:table-cell office:value-type="date" office:date-value="2019-08-19T12:40:07" table:style-name="ce7">
            <text:p>19/08/2019 12:40:07</text:p>
          </table:table-cell>
          <table:table-cell table:number-columns-repeated="4" table:style-name="ce5"/>
          <table:table-cell office:value-type="string" table:style-name="ce5">
            <text:p>1080061650877726726</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088721070935474177/hA2EJvs8_normal.jpg">http://pbs.twimg.com/profile_images/1088721070935474177/hA2EJvs8_normal.jpg</text:a></text:p>
          </table:table-cell>
          <table:table-cell office:value-type="float" office:value="279" table:style-name="ce5">
            <text:p>279</text:p>
          </table:table-cell>
          <table:table-cell office:value-type="float" office:value="435" table:style-name="ce5">
            <text:p>435</text:p>
          </table:table-cell>
          <table:table-cell table:style-name="ce5"/>
          <table:table-cell office:value-type="string" table:style-name="ce8">
            <text:p><text:a xlink:href="http://twitter.com/Advintellsyst/statuses/1163415341713756160">http://twitter.com/Advintellsyst/statuses/1163415341713756160</text:a></text:p>
          </table:table-cell>
          <table:table-cell office:value-type="string" table:style-name="ce5">
            <text:p>{"hashtags":[{"text":"BPRC","indices":[95,100]},{"text":"gut","indices":[155,159]},{"text":"colon","indices":[176,182]},{"text":"HealthTech","indices":[210,221]},{"text":"technology","indices":[222,233]}],"symbols":[],"user_mentions":[{"screen_name":"TuftsUniversity","name":"Tufts University","id":15168790,"id_str":"15168790","indices":[42,58]},{"screen_name":"Unesp_Oficial","name":"UNESP","id":89256517,"id_str":"89256517","indices":[61,75]},{"screen_name":"UtrechtUni","name":"Utrecht University","id":33550981,"id_str":"33550981","indices":[77,88]},{"screen_name":"sameersonkusale","name":"Sameer Sonkusale","id":459632043,"id_str":"459632043","indices":[234,250]},{"screen_name":"Wiley_Health","name":"Wiley Health","id":50749272,"id_str":"50749272","indices":[251,264]}],"urls":[{"url":"https://t.co/02CKM3QUoZ","expanded_url":"https://www.advancedsciencenews.com/a-pill-to-non-invasively-sample-the-gi-tract/","display_url":"advancedsciencenews.com/a-pill-to-non-…","indices":[185,208]}]}</text:p>
          </table:table-cell>
          <table:table-cell table:number-columns-repeated="16366"/>
        </table:table-row>
        <table:table-row table:style-name="ro8">
          <table:table-cell office:value-type="string" table:style-name="ce4">
            <text:p>1163411842019934208</text:p>
          </table:table-cell>
          <table:table-cell office:value-type="string" table:style-name="ce5">
            <text:p>brando_smith</text:p>
          </table:table-cell>
          <table:table-cell office:value-type="string" table:style-name="ce6">
            <text:p>@Kate_Seear @UtrechtUni I hope you have the best time ever Kate! And fill your wonderful mind with new thinking.</text:p>
          </table:table-cell>
          <table:table-cell office:value-type="string" table:style-name="ce5">
            <text:p>Mon Aug 19 11:26:12 +0000 2019</text:p>
          </table:table-cell>
          <table:table-cell office:value-type="date" office:date-value="2019-08-19T12:26:12" table:style-name="ce7">
            <text:p>19/08/2019 12:26:12</text:p>
          </table:table-cell>
          <table:table-cell table:number-columns-repeated="2" table:style-name="ce5"/>
          <table:table-cell office:value-type="string" table:style-name="ce5">
            <text:p>1461777931</text:p>
          </table:table-cell>
          <table:table-cell office:value-type="string" table:style-name="ce5">
            <text:p>Kate_Seear</text:p>
          </table:table-cell>
          <table:table-cell office:value-type="string" table:style-name="ce5">
            <text:p>33806874</text:p>
          </table:table-cell>
          <table:table-cell office:value-type="string" table:style-name="ce5">
            <text:p>1163334706672394240</text:p>
          </table:table-cell>
          <table:table-cell office:value-type="string" table:style-name="ce5">
            <text:p>&lt;a href="http://twitter.com/download/android" rel="nofollow"&gt;Twitter for Android&lt;/a&gt;</text:p>
          </table:table-cell>
          <table:table-cell office:value-type="string" table:style-name="ce8">
            <text:p><text:a xlink:href="http://pbs.twimg.com/profile_images/1108258755861307392/w0K2DjJl_normal.jpg">http://pbs.twimg.com/profile_images/1108258755861307392/w0K2DjJl_normal.jpg</text:a></text:p>
          </table:table-cell>
          <table:table-cell office:value-type="float" office:value="679" table:style-name="ce5">
            <text:p>679</text:p>
          </table:table-cell>
          <table:table-cell office:value-type="float" office:value="1520" table:style-name="ce5">
            <text:p>1520</text:p>
          </table:table-cell>
          <table:table-cell office:value-type="string" table:style-name="ce5">
            <text:p>Mildura, Latji Latji Land</text:p>
          </table:table-cell>
          <table:table-cell office:value-type="string" table:style-name="ce8">
            <text:p><text:a xlink:href="http://twitter.com/brando_smith/statuses/1163411842019934208">http://twitter.com/brando_smith/statuses/1163411842019934208</text:a></text:p>
          </table:table-cell>
          <table:table-cell office:value-type="string" table:style-name="ce5">
            <text:p>{"hashtags":[],"symbols":[],"user_mentions":[{"screen_name":"Kate_Seear","name":"A/Prof Kate Seear","id":1461777931,"id_str":"1461777931","indices":[0,11]},{"screen_name":"UtrechtUni","name":"Utrecht University","id":33550981,"id_str":"33550981","indices":[12,23]}],"urls":[]}</text:p>
          </table:table-cell>
          <table:table-cell table:number-columns-repeated="16366"/>
        </table:table-row>
        <table:table-row table:number-rows-repeated="2" table:style-name="ro5">
          <table:table-cell office:value-type="string" table:style-name="ce4">
            <text:p>1163411821937733632</text:p>
          </table:table-cell>
          <table:table-cell office:value-type="string" table:style-name="ce5">
            <text:p>RitaGKlapper</text:p>
          </table:table-cell>
          <table:table-cell office:value-type="string" table:style-name="ce6">
            <text:p>@andredoerfler @place2help @ruv_de @heimathafenWI @socialimpactlab @SEND_ev @gruene_wi @grameencl @UniUtrecht @leuphana @NewOrderDesign Spannendes Meeting mit super Potential.</text:p>
          </table:table-cell>
          <table:table-cell office:value-type="string" table:style-name="ce5">
            <text:p>Mon Aug 19 11:26:08 +0000 2019</text:p>
          </table:table-cell>
          <table:table-cell office:value-type="date" office:date-value="2019-08-19T12:26:08" table:style-name="ce7">
            <text:p>19/08/2019 12:26:08</text:p>
          </table:table-cell>
          <table:table-cell table:number-columns-repeated="2" table:style-name="ce5"/>
          <table:table-cell office:value-type="string" table:style-name="ce5">
            <text:p>799958868163960836</text:p>
          </table:table-cell>
          <table:table-cell office:value-type="string" table:style-name="ce5">
            <text:p>andredoerfler</text:p>
          </table:table-cell>
          <table:table-cell office:value-type="string" table:style-name="ce5">
            <text:p>2583660844</text:p>
          </table:table-cell>
          <table:table-cell office:value-type="string" table:style-name="ce5">
            <text:p>1162446029758836736</text:p>
          </table:table-cell>
          <table:table-cell office:value-type="string" table:style-name="ce5">
            <text:p>&lt;a href="http://twitter.com/download/android" rel="nofollow"&gt;Twitter for Android&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7" table:style-name="ce5">
            <text:p>7</text:p>
          </table:table-cell>
          <table:table-cell office:value-type="float" office:value="13" table:style-name="ce5">
            <text:p>13</text:p>
          </table:table-cell>
          <table:table-cell table:style-name="ce5"/>
          <table:table-cell office:value-type="string" table:style-name="ce8">
            <text:p><text:a xlink:href="http://twitter.com/RitaGKlapper/statuses/1163411821937733632">http://twitter.com/RitaGKlapper/statuses/1163411821937733632</text:a></text:p>
          </table:table-cell>
          <table:table-cell office:value-type="string" table:style-name="ce5">
            <text:p>{"hashtags":[],"symbols":[],"user_mentions":[{"screen_name":"andredoerfler","name":"André Dörfler","id":799958868163960800,"id_str":"799958868163960836","indices":[0,14]},{"screen_name":"place2help","name":"place2help","id":1970773922,"id_str":"1970773922","indices":[15,26]},{"screen_name":"ruv_de","name":"R+V Versicherung","id":48390551,"id_str":"48390551","indices":[27,34]},{"screen_name":"heimathafenWI","name":"heimathafenWiesbaden","id":416153411,"id_str":"416153411","indices":[35,49]},{"screen_name":"socialimpactlab","name":"Social Impact","id":473043912,"id_str":"473043912","indices":[50,66]},{"screen_name":"SEND_ev","name":"SEND e.V.","id":870291613842624500,"id_str":"870291613842624512","indices":[67,75]},{"screen_name":"gruene_wi","name":"Die Grünen Wiesbaden","id":241261187,"id_str":"241261187","indices":[76,86]},{"screen_name":"grameencl","name":"Grameen Creative Lab","id":39716211,"id_str":"39716211","indices":[87,97]},{"screen_name":"UniUtrecht","name":"Universiteit Utrecht","id":33548291,"id_str":"33548291","indices":[98,109]},{"screen_name":"leuphana","name":"Leuphana","id":2786016848,"id_str":"2786016848","indices":[110,119]},{"screen_name":"NewOrderDesign","name":"New Order Design","id":946832191492952000,"id_str":"946832191492952064","indices":[120,135]}],"urls":[]}</text:p>
          </table:table-cell>
          <table:table-cell table:number-columns-repeated="16366"/>
        </table:table-row>
        <table:table-row table:style-name="ro2">
          <table:table-cell office:value-type="string" table:style-name="ce4">
            <text:p>1163408752483229696</text:p>
          </table:table-cell>
          <table:table-cell office:value-type="string" table:style-name="ce5">
            <text:p>Frances_Dunn</text:p>
          </table:table-cell>
          <table:table-cell office:value-type="string" table:style-name="ce6">
            <text:p>RT @UUGeo: 350mln people worldwide live in deltas. Dam construction and other human activities increase risk of #delta drowning, as they reduce the delivery of sediment, writes @Frances_Dunn @UtrechtUni with colleagues @unisouthampton https://t.co/YGI5u0eNKI https://t.co/lUJNiEA8pb</text:p>
          </table:table-cell>
          <table:table-cell office:value-type="string" table:style-name="ce5">
            <text:p>Mon Aug 19 11:13:56 +0000 2019</text:p>
          </table:table-cell>
          <table:table-cell office:value-type="date" office:date-value="2019-08-19T12:13:56" table:style-name="ce7">
            <text:p>19/08/2019 12:13:56</text:p>
          </table:table-cell>
          <table:table-cell table:number-columns-repeated="4" table:style-name="ce5"/>
          <table:table-cell office:value-type="string" table:style-name="ce5">
            <text:p>90934962</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436910778923237376/mbZISOZa_normal.jpeg">http://pbs.twimg.com/profile_images/436910778923237376/mbZISOZa_normal.jpeg</text:a></text:p>
          </table:table-cell>
          <table:table-cell office:value-type="float" office:value="150" table:style-name="ce5">
            <text:p>150</text:p>
          </table:table-cell>
          <table:table-cell office:value-type="float" office:value="151" table:style-name="ce5">
            <text:p>151</text:p>
          </table:table-cell>
          <table:table-cell table:style-name="ce5"/>
          <table:table-cell office:value-type="string" table:style-name="ce8">
            <text:p><text:a xlink:href="http://twitter.com/Frances_Dunn/statuses/1163408752483229696">http://twitter.com/Frances_Dunn/statuses/1163408752483229696</text:a></text:p>
          </table:table-cell>
          <table:table-cell office:value-type="string" table:style-name="ce5">
            <text:p>{"hashtags":[{"text":"delta","indices":[112,118]}],"symbols":[],"user_mentions":[{"screen_name":"UUGeo","name":"Geowetenschappen UU","id":49980589,"id_str":"49980589","indices":[3,9]}],"urls":[]}</text:p>
          </table:table-cell>
          <table:table-cell table:number-columns-repeated="16366"/>
        </table:table-row>
        <table:table-row table:style-name="ro2">
          <table:table-cell office:value-type="string" table:style-name="ce4">
            <text:p>1163406306155405312</text:p>
          </table:table-cell>
          <table:table-cell office:value-type="string" table:style-name="ce5">
            <text:p>tullney</text:p>
          </table:table-cell>
          <table:table-cell office:value-type="string" table:style-name="ce6">
            <text:p>RT @jeroenbosman: We fully updated our (CC-BY) slide deck detailing Plan S and its options in an institutional context, in our case @UtrechtUni @UniUtrecht @cOAlitionS_OA <text:s/>https://t.co/adF6WRGhz2 https://t.co/ie24lJFs5w</text:p>
          </table:table-cell>
          <table:table-cell office:value-type="string" table:style-name="ce5">
            <text:p>Mon Aug 19 11:04:13 +0000 2019</text:p>
          </table:table-cell>
          <table:table-cell office:value-type="date" office:date-value="2019-08-19T12:04:13" table:style-name="ce7">
            <text:p>19/08/2019 12:04:13</text:p>
          </table:table-cell>
          <table:table-cell table:number-columns-repeated="4" table:style-name="ce5"/>
          <table:table-cell office:value-type="string" table:style-name="ce5">
            <text:p>190261638</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3585253114/ac0eb46b98e381977d0bb32371516bf8_normal.png">http://pbs.twimg.com/profile_images/3585253114/ac0eb46b98e381977d0bb32371516bf8_normal.png</text:a></text:p>
          </table:table-cell>
          <table:table-cell office:value-type="float" office:value="793" table:style-name="ce5">
            <text:p>793</text:p>
          </table:table-cell>
          <table:table-cell office:value-type="float" office:value="908" table:style-name="ce5">
            <text:p>908</text:p>
          </table:table-cell>
          <table:table-cell office:value-type="string" table:style-name="ce5">
            <text:p>Berlin &amp; Hannover</text:p>
          </table:table-cell>
          <table:table-cell office:value-type="string" table:style-name="ce8">
            <text:p><text:a xlink:href="http://twitter.com/tullney/statuses/1163406306155405312">http://twitter.com/tullney/statuses/1163406306155405312</text:a></text:p>
          </table:table-cell>
          <table:table-cell office:value-type="string" table:style-name="ce5">
            <text:p>{"hashtags":[],"symbols":[],"user_mentions":[{"screen_name":"jeroenbosman","name":"Jeroen Bosman","id":9104202,"id_str":"9104202","indices":[3,16]}],"urls":[]}</text:p>
          </table:table-cell>
          <table:table-cell table:number-columns-repeated="16366"/>
        </table:table-row>
        <table:table-row table:style-name="ro2">
          <table:table-cell office:value-type="string" table:style-name="ce4">
            <text:p>1163405794152460288</text:p>
          </table:table-cell>
          <table:table-cell office:value-type="string" table:style-name="ce5">
            <text:p>saint_dav</text:p>
          </table:table-cell>
          <table:table-cell office:value-type="string" table:style-name="ce6">
            <text:p>@ACSPublications @ACS_AMI @ChemistryCU @UniUtrecht @EPSRC @ARCHER_HPC @SuperCompWales @CCI_Cardiff @UTMoldova @kieluni @ARCCACardiffUni @HPCWales @CUOpenResearch, thank you for making this article Gold Open Access and free for everyone to read 😀!</text:p>
          </table:table-cell>
          <table:table-cell office:value-type="string" table:style-name="ce5">
            <text:p>Mon Aug 19 11:02:11 +0000 2019</text:p>
          </table:table-cell>
          <table:table-cell office:value-type="date" office:date-value="2019-08-19T12:02:11" table:style-name="ce7">
            <text:p>19/08/2019 12:02:11</text:p>
          </table:table-cell>
          <table:table-cell table:number-columns-repeated="2" table:style-name="ce5"/>
          <table:table-cell office:value-type="string" table:style-name="ce5">
            <text:p>376920241</text:p>
          </table:table-cell>
          <table:table-cell office:value-type="string" table:style-name="ce5">
            <text:p>saint_dav</text:p>
          </table:table-cell>
          <table:table-cell office:value-type="string" table:style-name="ce5">
            <text:p>376920241</text:p>
          </table:table-cell>
          <table:table-cell office:value-type="string" table:style-name="ce5">
            <text:p>1154401509804781569</text:p>
          </table:table-cell>
          <table:table-cell office:value-type="string" table:style-name="ce5">
            <text:p>&lt;a href="https://mobile.twitter.com" rel="nofollow"&gt;Twitter Web App&lt;/a&gt;</text:p>
          </table:table-cell>
          <table:table-cell office:value-type="string" table:style-name="ce8">
            <text:p><text:a xlink:href="http://pbs.twimg.com/profile_images/964089562610962433/z3AgHEp6_normal.jpg">http://pbs.twimg.com/profile_images/964089562610962433/z3AgHEp6_normal.jpg</text:a></text:p>
          </table:table-cell>
          <table:table-cell office:value-type="float" office:value="358" table:style-name="ce5">
            <text:p>358</text:p>
          </table:table-cell>
          <table:table-cell office:value-type="float" office:value="800" table:style-name="ce5">
            <text:p>800</text:p>
          </table:table-cell>
          <table:table-cell office:value-type="string" table:style-name="ce5">
            <text:p>Cardiff</text:p>
          </table:table-cell>
          <table:table-cell office:value-type="string" table:style-name="ce8">
            <text:p><text:a xlink:href="http://twitter.com/saint_dav/statuses/1163405794152460288">http://twitter.com/saint_dav/statuses/1163405794152460288</text:a></text:p>
          </table:table-cell>
          <table:table-cell office:value-type="string" table:style-name="ce5">
            <text:p>{"hashtags":[],"symbols":[],"user_mentions":[{"screen_name":"ACSPublications","name":"ACS Publications","id":171599679,"id_str":"171599679","indices":[0,16]},{"screen_name":"ACS_AMI","name":"ACS Applied Materials &amp; Interfaces","id":1566304268,"id_str":"1566304268","indices":[17,25]},{"screen_name":"ChemistryCU","name":"Cardiff University School of Chemistry","id":394556825,"id_str":"394556825","indices":[26,38]},{"screen_name":"UniUtrecht","name":"Universiteit Utrecht","id":33548291,"id_str":"33548291","indices":[39,50]},{"screen_name":"EPSRC","name":"EPSRC","id":59780450,"id_str":"59780450","indices":[51,57]},{"screen_name":"ARCHER_HPC","name":"ARCHER HPC Service","id":2328504319,"id_str":"2328504319","indices":[58,69]},{"screen_name":"SuperCompWales","name":"Supercomputing Wales","id":807222624074027000,"id_str":"807222624074027008","indices":[70,85]},{"screen_name":"CCI_Cardiff","name":"CCI","id":284944284,"id_str":"284944284","indices":[86,98]},{"screen_name":"UTMoldova","name":"UTMoldova","id":747399008486727700,"id_str":"747399008486727681","indices":[99,109]},{"screen_name":"kieluni","name":"Universität Kiel CAU 🎓","id":1612812474,"id_str":"1612812474","indices":[110,118]},{"screen_name":"ARCCACardiffUni","name":"ARCCA @ Cardiff Uni","id":2203159369,"id_str":"2203159369","indices":[119,135]},{"screen_name":"HPCWales","name":"HPC Wales","id":389997191,"id_str":"389997191","indices":[136,145]},{"screen_name":"CUOpenResearch","name":"Cardiff Uni Open Research","id":473759952,"id_str":"473759952","indices":[146,161]}],"urls":[]}</text:p>
          </table:table-cell>
          <table:table-cell table:number-columns-repeated="16366"/>
        </table:table-row>
        <table:table-row table:style-name="ro5">
          <table:table-cell office:value-type="string" table:style-name="ce4">
            <text:p>1163405601029918725</text:p>
          </table:table-cell>
          <table:table-cell office:value-type="string" table:style-name="ce5">
            <text:p>ferli90</text:p>
          </table:table-cell>
          <table:table-cell office:value-type="string" table:style-name="ce6">
            <text:p>RT @jeroenson: Fully updated (CC-BY) slide deck detailing Plan S and its options in an institutional context, in our case @UtrechtUni @UniUtrecht @cOAlitionS_OA https://t.co/LXZiGiSF2A #openaccess #openscience #planS</text:p>
          </table:table-cell>
          <table:table-cell office:value-type="string" table:style-name="ce5">
            <text:p>Mon Aug 19 11:01:24 +0000 2019</text:p>
          </table:table-cell>
          <table:table-cell office:value-type="date" office:date-value="2019-08-19T12:01:24" table:style-name="ce7">
            <text:p>19/08/2019 12:01:24</text:p>
          </table:table-cell>
          <table:table-cell table:number-columns-repeated="4" table:style-name="ce5"/>
          <table:table-cell office:value-type="string" table:style-name="ce5">
            <text:p>168627231</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575334890096345088/NyY1j_sw_normal.png">http://pbs.twimg.com/profile_images/575334890096345088/NyY1j_sw_normal.png</text:a></text:p>
          </table:table-cell>
          <table:table-cell office:value-type="float" office:value="2011" table:style-name="ce5">
            <text:p>2011</text:p>
          </table:table-cell>
          <table:table-cell office:value-type="float" office:value="3392" table:style-name="ce5">
            <text:p>3392</text:p>
          </table:table-cell>
          <table:table-cell office:value-type="string" table:style-name="ce5">
            <text:p>Vienna, Austria</text:p>
          </table:table-cell>
          <table:table-cell office:value-type="string" table:style-name="ce8">
            <text:p><text:a xlink:href="http://twitter.com/ferli90/statuses/1163405601029918725">http://twitter.com/ferli90/statuses/1163405601029918725</text:a></text:p>
          </table:table-cell>
          <table:table-cell office:value-type="string" table:style-name="ce5">
            <text:p>{"hashtags":[],"symbols":[],"user_mentions":[{"screen_name":"jeroenson","name":"Jeroen Sondervan","id":41577553,"id_str":"41577553","indices":[3,13]},{"screen_name":"UtrechtUni","name":"Utrecht University","id":33550981,"id_str":"33550981","indices":[122,133]}],"urls":[]}</text:p>
          </table:table-cell>
          <table:table-cell table:number-columns-repeated="16366"/>
        </table:table-row>
        <table:table-row table:style-name="ro5">
          <table:table-cell office:value-type="string" table:style-name="ce4">
            <text:p>1163405366727729152</text:p>
          </table:table-cell>
          <table:table-cell office:value-type="string" table:style-name="ce5">
            <text:p>jeroenson</text:p>
          </table:table-cell>
          <table:table-cell office:value-type="string" table:style-name="ce6">
            <text:p>Fully updated (CC-BY) slide deck detailing Plan S and its options in an institutional context, in our case @UtrechtUni @UniUtrecht @cOAlitionS_OA https://t.co/LXZiGiSF2A #openaccess #openscience #planS</text:p>
          </table:table-cell>
          <table:table-cell office:value-type="string" table:style-name="ce5">
            <text:p>Mon Aug 19 11:00:29 +0000 2019</text:p>
          </table:table-cell>
          <table:table-cell office:value-type="date" office:date-value="2019-08-19T12:00:29" table:style-name="ce7">
            <text:p>19/08/2019 12:00:29</text:p>
          </table:table-cell>
          <table:table-cell table:number-columns-repeated="4" table:style-name="ce5"/>
          <table:table-cell office:value-type="string" table:style-name="ce5">
            <text:p>41577553</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665912429742690305/qbF2iVR8_normal.jpg">http://pbs.twimg.com/profile_images/665912429742690305/qbF2iVR8_normal.jpg</text:a></text:p>
          </table:table-cell>
          <table:table-cell office:value-type="float" office:value="2353" table:style-name="ce5">
            <text:p>2353</text:p>
          </table:table-cell>
          <table:table-cell office:value-type="float" office:value="1064" table:style-name="ce5">
            <text:p>1064</text:p>
          </table:table-cell>
          <table:table-cell table:style-name="ce5"/>
          <table:table-cell office:value-type="string" table:style-name="ce8">
            <text:p><text:a xlink:href="http://twitter.com/jeroenson/statuses/1163405366727729152">http://twitter.com/jeroenson/statuses/1163405366727729152</text:a></text:p>
          </table:table-cell>
          <table:table-cell office:value-type="string" table:style-name="ce5">
            <text:p>{"hashtags":[{"text":"openaccess","indices":[170,181]},{"text":"openscience","indices":[182,194]},{"text":"planS","indices":[195,201]}],"symbols":[],"user_mentions":[{"screen_name":"UtrechtUni","name":"Utrecht University","id":33550981,"id_str":"33550981","indices":[107,118]},{"screen_name":"UniUtrecht","name":"Universiteit Utrecht","id":33548291,"id_str":"33548291","indices":[119,130]},{"screen_name":"cOAlitionS_OA","name":"cOAlition S","id":1140984435745140700,"id_str":"1140984435745140736","indices":[131,145]}],"urls":[{"url":"https://t.co/LXZiGiSF2A","expanded_url":"http://tinyurl.com/plansuu201906","display_url":"tinyurl.com/plansuu201906","indices":[146,169]}]}</text:p>
          </table:table-cell>
          <table:table-cell table:number-columns-repeated="16366"/>
        </table:table-row>
        <table:table-row table:style-name="ro1">
          <table:table-cell office:value-type="string" table:style-name="ce4">
            <text:p>1163405263883427840</text:p>
          </table:table-cell>
          <table:table-cell office:value-type="string" table:style-name="ce5">
            <text:p>AcademicTrnsfr</text:p>
          </table:table-cell>
          <table:table-cell office:value-type="string" table:style-name="ce6">
            <text:p>Security adviseur (0,8 - 1,0 fte) https://t.co/FfTDUPppU0 @UniUtrecht</text:p>
          </table:table-cell>
          <table:table-cell office:value-type="string" table:style-name="ce5">
            <text:p>Mon Aug 19 11:00:04 +0000 2019</text:p>
          </table:table-cell>
          <table:table-cell office:value-type="date" office:date-value="2019-08-19T12:00:04" table:style-name="ce7">
            <text:p>19/08/2019 12:00:04</text:p>
          </table:table-cell>
          <table:table-cell table:number-columns-repeated="4" table:style-name="ce5"/>
          <table:table-cell office:value-type="string" table:style-name="ce5">
            <text:p>49637376</text:p>
          </table:table-cell>
          <table:table-cell table:style-name="ce5"/>
          <table:table-cell office:value-type="string" table:style-name="ce5">
            <text:p>&lt;a href="https://www.academictransfer.com" rel="nofollow"&gt;AT app&lt;/a&gt;</text:p>
          </table:table-cell>
          <table:table-cell office:value-type="string" table:style-name="ce8">
            <text:p><text:a xlink:href="http://pbs.twimg.com/profile_images/1692488952/AT_logo_duiker_achtergrond_normal.png">http://pbs.twimg.com/profile_images/1692488952/AT_logo_duiker_achtergrond_normal.png</text:a></text:p>
          </table:table-cell>
          <table:table-cell office:value-type="float" office:value="10898" table:style-name="ce5">
            <text:p>10898</text:p>
          </table:table-cell>
          <table:table-cell office:value-type="float" office:value="11088" table:style-name="ce5">
            <text:p>11088</text:p>
          </table:table-cell>
          <table:table-cell office:value-type="string" table:style-name="ce5">
            <text:p>Utrecht, The Netherlands</text:p>
          </table:table-cell>
          <table:table-cell office:value-type="string" table:style-name="ce8">
            <text:p><text:a xlink:href="http://twitter.com/AcademicTrnsfr/statuses/1163405263883427840">http://twitter.com/AcademicTrnsfr/statuses/1163405263883427840</text:a></text:p>
          </table:table-cell>
          <table:table-cell office:value-type="string" table:style-name="ce5">
            <text:p>{"hashtags":[],"symbols":[],"user_mentions":[{"screen_name":"UniUtrecht","name":"Universiteit Utrecht","id":33548291,"id_str":"33548291","indices":[58,69]}],"urls":[{"url":"https://t.co/FfTDUPppU0","expanded_url":"https://www.academictransfer.com/285189/","display_url":"academictransfer.com/285189/","indices":[34,57]}]}</text:p>
          </table:table-cell>
          <table:table-cell table:number-columns-repeated="16366"/>
        </table:table-row>
        <table:table-row table:style-name="ro2">
          <table:table-cell office:value-type="string" table:style-name="ce4">
            <text:p>1163405010450997248</text:p>
          </table:table-cell>
          <table:table-cell office:value-type="string" table:style-name="ce5">
            <text:p>jeroenson</text:p>
          </table:table-cell>
          <table:table-cell office:value-type="string" table:style-name="ce6">
            <text:p>RT @jeroenbosman: We fully updated our (CC-BY) slide deck detailing Plan S and its options in an institutional context, in our case @UtrechtUni @UniUtrecht @cOAlitionS_OA <text:s/>https://t.co/adF6WRGhz2 https://t.co/ie24lJFs5w</text:p>
          </table:table-cell>
          <table:table-cell office:value-type="string" table:style-name="ce5">
            <text:p>Mon Aug 19 10:59:04 +0000 2019</text:p>
          </table:table-cell>
          <table:table-cell office:value-type="date" office:date-value="2019-08-19T11:59:04" table:style-name="ce7">
            <text:p>19/08/2019 11:59:04</text:p>
          </table:table-cell>
          <table:table-cell table:number-columns-repeated="4" table:style-name="ce5"/>
          <table:table-cell office:value-type="string" table:style-name="ce5">
            <text:p>41577553</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665912429742690305/qbF2iVR8_normal.jpg">http://pbs.twimg.com/profile_images/665912429742690305/qbF2iVR8_normal.jpg</text:a></text:p>
          </table:table-cell>
          <table:table-cell office:value-type="float" office:value="2353" table:style-name="ce5">
            <text:p>2353</text:p>
          </table:table-cell>
          <table:table-cell office:value-type="float" office:value="1064" table:style-name="ce5">
            <text:p>1064</text:p>
          </table:table-cell>
          <table:table-cell table:style-name="ce5"/>
          <table:table-cell office:value-type="string" table:style-name="ce8">
            <text:p><text:a xlink:href="http://twitter.com/jeroenson/statuses/1163405010450997248">http://twitter.com/jeroenson/statuses/1163405010450997248</text:a></text:p>
          </table:table-cell>
          <table:table-cell office:value-type="string" table:style-name="ce5">
            <text:p>{"hashtags":[],"symbols":[],"user_mentions":[{"screen_name":"jeroenbosman","name":"Jeroen Bosman","id":9104202,"id_str":"9104202","indices":[3,16]}],"urls":[]}</text:p>
          </table:table-cell>
          <table:table-cell table:number-columns-repeated="16366"/>
        </table:table-row>
        <table:table-row table:style-name="ro8">
          <table:table-cell office:value-type="string" table:style-name="ce4">
            <text:p>1163404906008645632</text:p>
          </table:table-cell>
          <table:table-cell office:value-type="string" table:style-name="ce5">
            <text:p>ehollenberg</text:p>
          </table:table-cell>
          <table:table-cell office:value-type="string" table:style-name="ce6">
            <text:p>@KramerAline @tudelft @UniLeiden @UniUtrecht Snap ik, herkenbaar ook😉</text:p>
          </table:table-cell>
          <table:table-cell office:value-type="string" table:style-name="ce5">
            <text:p>Mon Aug 19 10:58:39 +0000 2019</text:p>
          </table:table-cell>
          <table:table-cell office:value-type="date" office:date-value="2019-08-19T11:58:39" table:style-name="ce7">
            <text:p>19/08/2019 11:58:39</text:p>
          </table:table-cell>
          <table:table-cell table:number-columns-repeated="2" table:style-name="ce5"/>
          <table:table-cell office:value-type="string" table:style-name="ce5">
            <text:p>230480645</text:p>
          </table:table-cell>
          <table:table-cell office:value-type="string" table:style-name="ce5">
            <text:p>KramerAline</text:p>
          </table:table-cell>
          <table:table-cell office:value-type="string" table:style-name="ce5">
            <text:p>252694667</text:p>
          </table:table-cell>
          <table:table-cell office:value-type="string" table:style-name="ce5">
            <text:p>1163404744905449473</text:p>
          </table:table-cell>
          <table:table-cell office:value-type="string" table:style-name="ce5">
            <text:p>&lt;a href="http://twitter.com/download/iphone" rel="nofollow"&gt;Twitter for iPhone&lt;/a&gt;</text:p>
          </table:table-cell>
          <table:table-cell office:value-type="string" table:style-name="ce8">
            <text:p><text:a xlink:href="http://pbs.twimg.com/profile_images/828987824359821312/3XZOtf52_normal.jpg">http://pbs.twimg.com/profile_images/828987824359821312/3XZOtf52_normal.jpg</text:a></text:p>
          </table:table-cell>
          <table:table-cell office:value-type="float" office:value="3511" table:style-name="ce5">
            <text:p>3511</text:p>
          </table:table-cell>
          <table:table-cell office:value-type="float" office:value="3576" table:style-name="ce5">
            <text:p>3576</text:p>
          </table:table-cell>
          <table:table-cell office:value-type="string" table:style-name="ce5">
            <text:p>Castricum</text:p>
          </table:table-cell>
          <table:table-cell office:value-type="string" table:style-name="ce8">
            <text:p><text:a xlink:href="http://twitter.com/ehollenberg/statuses/1163404906008645632">http://twitter.com/ehollenberg/statuses/1163404906008645632</text:a></text:p>
          </table:table-cell>
          <table:table-cell office:value-type="string" table:style-name="ce5">
            <text:p>{"hashtags":[],"symbols":[],"user_mentions":[{"screen_name":"KramerAline","name":"Aline Kramer","id":230480645,"id_str":"230480645","indices":[0,12]},{"screen_name":"tudelft","name":"TU Delft","id":29964546,"id_str":"29964546","indices":[13,21]},{"screen_name":"UniLeiden","name":"Universiteit Leiden","id":58478256,"id_str":"58478256","indices":[22,32]},{"screen_name":"UniUtrecht","name":"Universiteit Utrecht","id":33548291,"id_str":"33548291","indices":[33,44]}],"urls":[]}</text:p>
          </table:table-cell>
          <table:table-cell table:number-columns-repeated="16366"/>
        </table:table-row>
        <table:table-row table:style-name="ro4">
          <table:table-cell office:value-type="string" table:style-name="ce4">
            <text:p>1163404842120826880</text:p>
          </table:table-cell>
          <table:table-cell office:value-type="string" table:style-name="ce5">
            <text:p>ottoraspe</text:p>
          </table:table-cell>
          <table:table-cell office:value-type="string" table:style-name="ce6">
            <text:p>RT @inno_estafette: 'Innovatie is een collectief proces. Het kan voor beginnende innovators echter lastig zijn een hecht en gecoördineerd netwerk te vormen', aldus @markohekkert, hoogleraar Innovatiewetenschappen aan de @UniUtrecht. #NLinnovatief #samenwerking https://t.co/j3Q1IggvaD https://t.co/T98h8Ub1Nc</text:p>
          </table:table-cell>
          <table:table-cell office:value-type="string" table:style-name="ce5">
            <text:p>Mon Aug 19 10:58:24 +0000 2019</text:p>
          </table:table-cell>
          <table:table-cell office:value-type="date" office:date-value="2019-08-19T11:58:24" table:style-name="ce7">
            <text:p>19/08/2019 11:58:24</text:p>
          </table:table-cell>
          <table:table-cell table:number-columns-repeated="4" table:style-name="ce5"/>
          <table:table-cell office:value-type="string" table:style-name="ce5">
            <text:p>115065684</text:p>
          </table:table-cell>
          <table:table-cell table:style-name="ce5"/>
          <table:table-cell office:value-type="string" table:style-name="ce5">
            <text:p>&lt;a href="http://twitter.com" rel="nofollow"&gt;Twitter Web Client&lt;/a&gt;</text:p>
          </table:table-cell>
          <table:table-cell office:value-type="string" table:style-name="ce8">
            <text:p><text:a xlink:href="http://pbs.twimg.com/profile_images/926416015403167744/ws9rgKI7_normal.jpg">http://pbs.twimg.com/profile_images/926416015403167744/ws9rgKI7_normal.jpg</text:a></text:p>
          </table:table-cell>
          <table:table-cell office:value-type="float" office:value="1091" table:style-name="ce5">
            <text:p>1091</text:p>
          </table:table-cell>
          <table:table-cell office:value-type="float" office:value="1537" table:style-name="ce5">
            <text:p>1537</text:p>
          </table:table-cell>
          <table:table-cell table:style-name="ce5"/>
          <table:table-cell office:value-type="string" table:style-name="ce8">
            <text:p><text:a xlink:href="http://twitter.com/ottoraspe/statuses/1163404842120826880">http://twitter.com/ottoraspe/statuses/1163404842120826880</text:a></text:p>
          </table:table-cell>
          <table:table-cell office:value-type="string" table:style-name="ce5">
            <text:p>{"hashtags":[],"symbols":[],"user_mentions":[{"screen_name":"inno_estafette","name":"Innovatie-estafette","id":181906450,"id_str":"181906450","indices":[3,18]}],"urls":[]}</text:p>
          </table:table-cell>
          <table:table-cell table:number-columns-repeated="16366"/>
        </table:table-row>
        <table:table-row table:style-name="ro8">
          <table:table-cell office:value-type="string" table:style-name="ce4">
            <text:p>1163404744905449473</text:p>
          </table:table-cell>
          <table:table-cell office:value-type="string" table:style-name="ce5">
            <text:p>KramerAline</text:p>
          </table:table-cell>
          <table:table-cell office:value-type="string" table:style-name="ce6">
            <text:p>@ehollenberg @tudelft @UniLeiden @UniUtrecht Wij blijven ons verwonderen (en genieten!) <text:s/>#groos</text:p>
          </table:table-cell>
          <table:table-cell office:value-type="string" table:style-name="ce5">
            <text:p>Mon Aug 19 10:58:00 +0000 2019</text:p>
          </table:table-cell>
          <table:table-cell office:value-type="date" office:date-value="2019-08-19T11:58:00" table:style-name="ce7">
            <text:p>19/08/2019 11:58:00</text:p>
          </table:table-cell>
          <table:table-cell table:number-columns-repeated="2" table:style-name="ce5"/>
          <table:table-cell office:value-type="string" table:style-name="ce5">
            <text:p>252694667</text:p>
          </table:table-cell>
          <table:table-cell office:value-type="string" table:style-name="ce5">
            <text:p>ehollenberg</text:p>
          </table:table-cell>
          <table:table-cell office:value-type="string" table:style-name="ce5">
            <text:p>230480645</text:p>
          </table:table-cell>
          <table:table-cell office:value-type="string" table:style-name="ce5">
            <text:p>1163403904316530688</text:p>
          </table:table-cell>
          <table:table-cell office:value-type="string" table:style-name="ce5">
            <text:p>&lt;a href="http://twitter.com/download/iphone" rel="nofollow"&gt;Twitter for iPhone&lt;/a&gt;</text:p>
          </table:table-cell>
          <table:table-cell office:value-type="string" table:style-name="ce8">
            <text:p><text:a xlink:href="http://pbs.twimg.com/profile_images/926565751451918336/9xZqUAsR_normal.jpg">http://pbs.twimg.com/profile_images/926565751451918336/9xZqUAsR_normal.jpg</text:a></text:p>
          </table:table-cell>
          <table:table-cell office:value-type="float" office:value="1682" table:style-name="ce5">
            <text:p>1682</text:p>
          </table:table-cell>
          <table:table-cell office:value-type="float" office:value="3656" table:style-name="ce5">
            <text:p>3656</text:p>
          </table:table-cell>
          <table:table-cell office:value-type="string" table:style-name="ce5">
            <text:p>@PresentKampen</text:p>
          </table:table-cell>
          <table:table-cell office:value-type="string" table:style-name="ce8">
            <text:p><text:a xlink:href="http://twitter.com/KramerAline/statuses/1163404744905449473">http://twitter.com/KramerAline/statuses/1163404744905449473</text:a></text:p>
          </table:table-cell>
          <table:table-cell office:value-type="string" table:style-name="ce5">
            <text:p>{"hashtags":[{"text":"groos","indices":[89,95]}],"symbols":[],"user_mentions":[{"screen_name":"ehollenberg","name":"Esther Hollenberg","id":252694667,"id_str":"252694667","indices":[0,12]},{"screen_name":"tudelft","name":"TU Delft","id":29964546,"id_str":"29964546","indices":[13,21]},{"screen_name":"UniLeiden","name":"Universiteit Leiden","id":58478256,"id_str":"58478256","indices":[22,32]},{"screen_name":"UniUtrecht","name":"Universiteit Utrecht","id":33548291,"id_str":"33548291","indices":[33,44]}],"urls":[]}</text:p>
          </table:table-cell>
          <table:table-cell table:number-columns-repeated="16366"/>
        </table:table-row>
        <table:table-row table:style-name="ro2">
          <table:table-cell office:value-type="string" table:style-name="ce4">
            <text:p>1163403904316530688</text:p>
          </table:table-cell>
          <table:table-cell office:value-type="string" table:style-name="ce5">
            <text:p>ehollenberg</text:p>
          </table:table-cell>
          <table:table-cell office:value-type="string" table:style-name="ce6">
            <text:p>@KramerAline @tudelft @UniLeiden @UniUtrecht Wat gaaf dat hij van kinds af aan al zo gefascineerd is, dan kan hij in Florence zijn hart ophalen. Stoer ook dat hij zich heeft aangesloten bij de studenten van de andere studierichting/universiteiten om mee te kunnen gaan!</text:p>
          </table:table-cell>
          <table:table-cell office:value-type="string" table:style-name="ce5">
            <text:p>Mon Aug 19 10:54:40 +0000 2019</text:p>
          </table:table-cell>
          <table:table-cell office:value-type="date" office:date-value="2019-08-19T11:54:40" table:style-name="ce7">
            <text:p>19/08/2019 11:54:40</text:p>
          </table:table-cell>
          <table:table-cell table:number-columns-repeated="2" table:style-name="ce5"/>
          <table:table-cell office:value-type="string" table:style-name="ce5">
            <text:p>230480645</text:p>
          </table:table-cell>
          <table:table-cell office:value-type="string" table:style-name="ce5">
            <text:p>KramerAline</text:p>
          </table:table-cell>
          <table:table-cell office:value-type="string" table:style-name="ce5">
            <text:p>252694667</text:p>
          </table:table-cell>
          <table:table-cell office:value-type="string" table:style-name="ce5">
            <text:p>1163401961535877121</text:p>
          </table:table-cell>
          <table:table-cell office:value-type="string" table:style-name="ce5">
            <text:p>&lt;a href="https://about.twitter.com/products/tweetdeck" rel="nofollow"&gt;TweetDeck&lt;/a&gt;</text:p>
          </table:table-cell>
          <table:table-cell office:value-type="string" table:style-name="ce8">
            <text:p><text:a xlink:href="http://pbs.twimg.com/profile_images/828987824359821312/3XZOtf52_normal.jpg">http://pbs.twimg.com/profile_images/828987824359821312/3XZOtf52_normal.jpg</text:a></text:p>
          </table:table-cell>
          <table:table-cell office:value-type="float" office:value="3511" table:style-name="ce5">
            <text:p>3511</text:p>
          </table:table-cell>
          <table:table-cell office:value-type="float" office:value="3576" table:style-name="ce5">
            <text:p>3576</text:p>
          </table:table-cell>
          <table:table-cell office:value-type="string" table:style-name="ce5">
            <text:p>Castricum</text:p>
          </table:table-cell>
          <table:table-cell office:value-type="string" table:style-name="ce8">
            <text:p><text:a xlink:href="http://twitter.com/ehollenberg/statuses/1163403904316530688">http://twitter.com/ehollenberg/statuses/1163403904316530688</text:a></text:p>
          </table:table-cell>
          <table:table-cell office:value-type="string" table:style-name="ce5">
            <text:p>{"hashtags":[],"symbols":[],"user_mentions":[{"screen_name":"KramerAline","name":"Aline Kramer","id":230480645,"id_str":"230480645","indices":[0,12]},{"screen_name":"tudelft","name":"TU Delft","id":29964546,"id_str":"29964546","indices":[13,21]},{"screen_name":"UniLeiden","name":"Universiteit Leiden","id":58478256,"id_str":"58478256","indices":[22,32]},{"screen_name":"UniUtrecht","name":"Universiteit Utrecht","id":33548291,"id_str":"33548291","indices":[33,44]}],"urls":[]}</text:p>
          </table:table-cell>
          <table:table-cell table:number-columns-repeated="16366"/>
        </table:table-row>
        <table:table-row table:style-name="ro2">
          <table:table-cell office:value-type="string" table:style-name="ce4">
            <text:p>1163403043150454786</text:p>
          </table:table-cell>
          <table:table-cell office:value-type="string" table:style-name="ce5">
            <text:p>irynakuchma</text:p>
          </table:table-cell>
          <table:table-cell office:value-type="string" table:style-name="ce6">
            <text:p>RT @jeroenbosman: We fully updated our (CC-BY) slide deck detailing Plan S and its options in an institutional context, in our case @UtrechtUni @UniUtrecht @cOAlitionS_OA <text:s/>https://t.co/adF6WRGhz2 https://t.co/ie24lJFs5w</text:p>
          </table:table-cell>
          <table:table-cell office:value-type="string" table:style-name="ce5">
            <text:p>Mon Aug 19 10:51:15 +0000 2019</text:p>
          </table:table-cell>
          <table:table-cell office:value-type="date" office:date-value="2019-08-19T11:51:15" table:style-name="ce7">
            <text:p>19/08/2019 11:51:15</text:p>
          </table:table-cell>
          <table:table-cell table:number-columns-repeated="4" table:style-name="ce5"/>
          <table:table-cell office:value-type="string" table:style-name="ce5">
            <text:p>437591452</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694872224/irynak_normal.jpg">http://pbs.twimg.com/profile_images/1694872224/irynak_normal.jpg</text:a></text:p>
          </table:table-cell>
          <table:table-cell office:value-type="float" office:value="5763" table:style-name="ce5">
            <text:p>5763</text:p>
          </table:table-cell>
          <table:table-cell office:value-type="float" office:value="6327" table:style-name="ce5">
            <text:p>6327</text:p>
          </table:table-cell>
          <table:table-cell table:style-name="ce5"/>
          <table:table-cell office:value-type="string" table:style-name="ce8">
            <text:p><text:a xlink:href="http://twitter.com/irynakuchma/statuses/1163403043150454786">http://twitter.com/irynakuchma/statuses/1163403043150454786</text:a></text:p>
          </table:table-cell>
          <table:table-cell office:value-type="string" table:style-name="ce5">
            <text:p>{"hashtags":[],"symbols":[],"user_mentions":[{"screen_name":"jeroenbosman","name":"Jeroen Bosman","id":9104202,"id_str":"9104202","indices":[3,16]}],"urls":[]}</text:p>
          </table:table-cell>
          <table:table-cell table:number-columns-repeated="16366"/>
        </table:table-row>
        <table:table-row table:style-name="ro4">
          <table:table-cell office:value-type="string" table:style-name="ce4">
            <text:p>1163402181288087552</text:p>
          </table:table-cell>
          <table:table-cell office:value-type="string" table:style-name="ce5">
            <text:p>UUCopernicus</text:p>
          </table:table-cell>
          <table:table-cell office:value-type="string" table:style-name="ce6">
            <text:p>RT @inno_estafette: 'Innovatie is een collectief proces. Het kan voor beginnende innovators echter lastig zijn een hecht en gecoördineerd netwerk te vormen', aldus @markohekkert, hoogleraar Innovatiewetenschappen aan de @UniUtrecht. #NLinnovatief #samenwerking https://t.co/j3Q1IggvaD https://t.co/T98h8Ub1Nc</text:p>
          </table:table-cell>
          <table:table-cell office:value-type="string" table:style-name="ce5">
            <text:p>Mon Aug 19 10:47:49 +0000 2019</text:p>
          </table:table-cell>
          <table:table-cell office:value-type="date" office:date-value="2019-08-19T11:47:49" table:style-name="ce7">
            <text:p>19/08/2019 11:47:49</text:p>
          </table:table-cell>
          <table:table-cell table:number-columns-repeated="4" table:style-name="ce5"/>
          <table:table-cell office:value-type="string" table:style-name="ce5">
            <text:p>4425195676</text:p>
          </table:table-cell>
          <table:table-cell table:style-name="ce5"/>
          <table:table-cell office:value-type="string" table:style-name="ce5">
            <text:p>&lt;a href="https://about.twitter.com/products/tweetdeck" rel="nofollow"&gt;TweetDeck&lt;/a&gt;</text:p>
          </table:table-cell>
          <table:table-cell office:value-type="string" table:style-name="ce8">
            <text:p><text:a xlink:href="http://pbs.twimg.com/profile_images/674572227925385216/UHUCqZBp_normal.png">http://pbs.twimg.com/profile_images/674572227925385216/UHUCqZBp_normal.png</text:a></text:p>
          </table:table-cell>
          <table:table-cell office:value-type="float" office:value="1509" table:style-name="ce5">
            <text:p>1509</text:p>
          </table:table-cell>
          <table:table-cell office:value-type="float" office:value="754" table:style-name="ce5">
            <text:p>754</text:p>
          </table:table-cell>
          <table:table-cell office:value-type="string" table:style-name="ce5">
            <text:p>Utrecht, Nederland</text:p>
          </table:table-cell>
          <table:table-cell office:value-type="string" table:style-name="ce8">
            <text:p><text:a xlink:href="http://twitter.com/UUCopernicus/statuses/1163402181288087552">http://twitter.com/UUCopernicus/statuses/1163402181288087552</text:a></text:p>
          </table:table-cell>
          <table:table-cell office:value-type="string" table:style-name="ce5">
            <text:p>{"hashtags":[],"symbols":[],"user_mentions":[{"screen_name":"inno_estafette","name":"Innovatie-estafette","id":181906450,"id_str":"181906450","indices":[3,18]}],"urls":[]}</text:p>
          </table:table-cell>
          <table:table-cell table:number-columns-repeated="16366"/>
        </table:table-row>
        <table:table-row table:style-name="ro2">
          <table:table-cell office:value-type="string" table:style-name="ce4">
            <text:p>1163401961535877121</text:p>
          </table:table-cell>
          <table:table-cell office:value-type="string" table:style-name="ce5">
            <text:p>KramerAline</text:p>
          </table:table-cell>
          <table:table-cell office:value-type="string" table:style-name="ce6">
            <text:p>@ehollenberg Dat weet ik wel zeker! Met zn 18 jaartjes... 😉 Als kind al gefascineerd van mooie gebouwen. <text:s/>Hij is als enige <text:s/>(nu 2e jrs) Bouwkundestudent @tudelft mee met studenten kunstgeschiedenis @UniLeiden en @UniUtrecht</text:p>
          </table:table-cell>
          <table:table-cell office:value-type="string" table:style-name="ce5">
            <text:p>Mon Aug 19 10:46:57 +0000 2019</text:p>
          </table:table-cell>
          <table:table-cell office:value-type="date" office:date-value="2019-08-19T11:46:57" table:style-name="ce7">
            <text:p>19/08/2019 11:46:57</text:p>
          </table:table-cell>
          <table:table-cell table:number-columns-repeated="2" table:style-name="ce5"/>
          <table:table-cell office:value-type="string" table:style-name="ce5">
            <text:p>252694667</text:p>
          </table:table-cell>
          <table:table-cell office:value-type="string" table:style-name="ce5">
            <text:p>ehollenberg</text:p>
          </table:table-cell>
          <table:table-cell office:value-type="string" table:style-name="ce5">
            <text:p>230480645</text:p>
          </table:table-cell>
          <table:table-cell office:value-type="string" table:style-name="ce5">
            <text:p>1163400490463440896</text:p>
          </table:table-cell>
          <table:table-cell office:value-type="string" table:style-name="ce5">
            <text:p>&lt;a href="http://twitter.com/download/iphone" rel="nofollow"&gt;Twitter for iPhone&lt;/a&gt;</text:p>
          </table:table-cell>
          <table:table-cell office:value-type="string" table:style-name="ce8">
            <text:p><text:a xlink:href="http://pbs.twimg.com/profile_images/926565751451918336/9xZqUAsR_normal.jpg">http://pbs.twimg.com/profile_images/926565751451918336/9xZqUAsR_normal.jpg</text:a></text:p>
          </table:table-cell>
          <table:table-cell office:value-type="float" office:value="1682" table:style-name="ce5">
            <text:p>1682</text:p>
          </table:table-cell>
          <table:table-cell office:value-type="float" office:value="3656" table:style-name="ce5">
            <text:p>3656</text:p>
          </table:table-cell>
          <table:table-cell office:value-type="string" table:style-name="ce5">
            <text:p>@PresentKampen</text:p>
          </table:table-cell>
          <table:table-cell office:value-type="string" table:style-name="ce8">
            <text:p><text:a xlink:href="http://twitter.com/KramerAline/statuses/1163401961535877121">http://twitter.com/KramerAline/statuses/1163401961535877121</text:a></text:p>
          </table:table-cell>
          <table:table-cell office:value-type="string" table:style-name="ce5">
            <text:p>{"hashtags":[],"symbols":[],"user_mentions":[{"screen_name":"ehollenberg","name":"Esther Hollenberg","id":252694667,"id_str":"252694667","indices":[0,12]},{"screen_name":"tudelft","name":"TU Delft","id":29964546,"id_str":"29964546","indices":[153,161]},{"screen_name":"UniLeiden","name":"Universiteit Leiden","id":58478256,"id_str":"58478256","indices":[198,208]},{"screen_name":"UniUtrecht","name":"Universiteit Utrecht","id":33548291,"id_str":"33548291","indices":[212,223]}],"urls":[]}</text:p>
          </table:table-cell>
          <table:table-cell table:number-columns-repeated="16366"/>
        </table:table-row>
        <table:table-row table:style-name="ro4">
          <table:table-cell office:value-type="string" table:style-name="ce4">
            <text:p>1163400835625304065</text:p>
          </table:table-cell>
          <table:table-cell office:value-type="string" table:style-name="ce5">
            <text:p>ArjanStegeman</text:p>
          </table:table-cell>
          <table:table-cell office:value-type="string" table:style-name="ce6">
            <text:p>RT @VET_UniUtrecht: Zonder eten overleef je niet. Maar wat gebeurt er als je niet speelt?🤔🧠 @UniUtrecht wetenschappers @lvanderschuren en Heidi Lesscher onderzoeken het belang van spel in ratten en mensen met @Hetwkz en @jantjebetonline. Lees het hele artikel hier: https://t.co/SRAAXgtjQh https://t.co/v8LDhkjYay</text:p>
          </table:table-cell>
          <table:table-cell office:value-type="string" table:style-name="ce5">
            <text:p>Mon Aug 19 10:42:28 +0000 2019</text:p>
          </table:table-cell>
          <table:table-cell office:value-type="date" office:date-value="2019-08-19T11:42:28" table:style-name="ce7">
            <text:p>19/08/2019 11:42:28</text:p>
          </table:table-cell>
          <table:table-cell table:number-columns-repeated="4" table:style-name="ce5"/>
          <table:table-cell office:value-type="string" table:style-name="ce5">
            <text:p>158350109</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690098522180448257/6kCIFBSm_normal.png">http://pbs.twimg.com/profile_images/690098522180448257/6kCIFBSm_normal.png</text:a></text:p>
          </table:table-cell>
          <table:table-cell office:value-type="float" office:value="741" table:style-name="ce5">
            <text:p>741</text:p>
          </table:table-cell>
          <table:table-cell office:value-type="float" office:value="308" table:style-name="ce5">
            <text:p>308</text:p>
          </table:table-cell>
          <table:table-cell table:style-name="ce5"/>
          <table:table-cell office:value-type="string" table:style-name="ce8">
            <text:p><text:a xlink:href="http://twitter.com/ArjanStegeman/statuses/1163400835625304065">http://twitter.com/ArjanStegeman/statuses/1163400835625304065</text:a></text:p>
          </table:table-cell>
          <table:table-cell office:value-type="string" table:style-name="ce5">
            <text:p>{"hashtags":[],"symbols":[],"user_mentions":[{"screen_name":"VET_UniUtrecht","name":"Diergeneeskunde","id":215977394,"id_str":"215977394","indices":[3,18]},{"screen_name":"UniUtrecht","name":"Universiteit Utrecht","id":33548291,"id_str":"33548291","indices":[92,103]},{"screen_name":"lvanderschuren","name":"Louk Vanderschuren","id":1004981470371434500,"id_str":"1004981470371434496","indices":[119,134]}],"urls":[]}</text:p>
          </table:table-cell>
          <table:table-cell table:number-columns-repeated="16366"/>
        </table:table-row>
        <table:table-row table:style-name="ro2">
          <table:table-cell office:value-type="string" table:style-name="ce4">
            <text:p>1163400247701364737</text:p>
          </table:table-cell>
          <table:table-cell office:value-type="string" table:style-name="ce5">
            <text:p>cmplxtv_studies</text:p>
          </table:table-cell>
          <table:table-cell office:value-type="string" table:style-name="ce6">
            <text:p>RT @jeroenbosman: We fully updated our (CC-BY) slide deck detailing Plan S and its options in an institutional context, in our case @UtrechtUni @UniUtrecht @cOAlitionS_OA <text:s/>https://t.co/adF6WRGhz2 https://t.co/ie24lJFs5w</text:p>
          </table:table-cell>
          <table:table-cell office:value-type="string" table:style-name="ce5">
            <text:p>Mon Aug 19 10:40:08 +0000 2019</text:p>
          </table:table-cell>
          <table:table-cell office:value-type="date" office:date-value="2019-08-19T11:40:08" table:style-name="ce7">
            <text:p>19/08/2019 11:40:08</text:p>
          </table:table-cell>
          <table:table-cell table:number-columns-repeated="4" table:style-name="ce5"/>
          <table:table-cell office:value-type="string" table:style-name="ce5">
            <text:p>3130969245</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129878267387961345/HpuPzo_U_normal.jpg">http://pbs.twimg.com/profile_images/1129878267387961345/HpuPzo_U_normal.jpg</text:a></text:p>
          </table:table-cell>
          <table:table-cell office:value-type="float" office:value="517" table:style-name="ce5">
            <text:p>517</text:p>
          </table:table-cell>
          <table:table-cell office:value-type="float" office:value="981" table:style-name="ce5">
            <text:p>981</text:p>
          </table:table-cell>
          <table:table-cell office:value-type="string" table:style-name="ce5">
            <text:p>World</text:p>
          </table:table-cell>
          <table:table-cell office:value-type="string" table:style-name="ce8">
            <text:p><text:a xlink:href="http://twitter.com/cmplxtv_studies/statuses/1163400247701364737">http://twitter.com/cmplxtv_studies/statuses/1163400247701364737</text:a></text:p>
          </table:table-cell>
          <table:table-cell office:value-type="string" table:style-name="ce5">
            <text:p>{"hashtags":[],"symbols":[],"user_mentions":[{"screen_name":"jeroenbosman","name":"Jeroen Bosman","id":9104202,"id_str":"9104202","indices":[3,16]}],"urls":[]}</text:p>
          </table:table-cell>
          <table:table-cell table:number-columns-repeated="16366"/>
        </table:table-row>
        <table:table-row table:style-name="ro2">
          <table:table-cell office:value-type="string" table:style-name="ce4">
            <text:p>1163399342947852288</text:p>
          </table:table-cell>
          <table:table-cell office:value-type="string" table:style-name="ce5">
            <text:p>focx</text:p>
          </table:table-cell>
          <table:table-cell office:value-type="string" table:style-name="ce6">
            <text:p>RT @UUCopernicus: Increasing numbers of wolves are being spotted in the Netherlands. “We need to wise up and act before shooting becomes standard policy again,” says ecologist Dr. Joris Cromsigt, assistant professor at @UUCopernicus, <text:s/>@UtrechtUni. https://t.co/6xPZMOCgkn</text:p>
          </table:table-cell>
          <table:table-cell office:value-type="string" table:style-name="ce5">
            <text:p>Mon Aug 19 10:36:32 +0000 2019</text:p>
          </table:table-cell>
          <table:table-cell office:value-type="date" office:date-value="2019-08-19T11:36:32" table:style-name="ce7">
            <text:p>19/08/2019 11:36:32</text:p>
          </table:table-cell>
          <table:table-cell table:number-columns-repeated="4" table:style-name="ce5"/>
          <table:table-cell office:value-type="string" table:style-name="ce5">
            <text:p>60546595</text:p>
          </table:table-cell>
          <table:table-cell table:style-name="ce5"/>
          <table:table-cell office:value-type="string" table:style-name="ce5">
            <text:p>&lt;a href="https://twitterrific.com/ios" rel="nofollow"&gt;Twitterrific for iOS&lt;/a&gt;</text:p>
          </table:table-cell>
          <table:table-cell office:value-type="string" table:style-name="ce8">
            <text:p><text:a xlink:href="http://pbs.twimg.com/profile_images/844015735781302272/gwJq2oZO_normal.jpg">http://pbs.twimg.com/profile_images/844015735781302272/gwJq2oZO_normal.jpg</text:a></text:p>
          </table:table-cell>
          <table:table-cell office:value-type="float" office:value="660" table:style-name="ce5">
            <text:p>660</text:p>
          </table:table-cell>
          <table:table-cell office:value-type="float" office:value="842" table:style-name="ce5">
            <text:p>842</text:p>
          </table:table-cell>
          <table:table-cell office:value-type="string" table:style-name="ce5">
            <text:p>Kyoto</text:p>
          </table:table-cell>
          <table:table-cell office:value-type="string" table:style-name="ce8">
            <text:p><text:a xlink:href="http://twitter.com/focx/statuses/1163399342947852288">http://twitter.com/focx/statuses/1163399342947852288</text:a></text:p>
          </table:table-cell>
          <table:table-cell office:value-type="string" table:style-name="ce5">
            <text:p>{"hashtags":[],"symbols":[],"user_mentions":[{"screen_name":"UUCopernicus","name":"Copernicus Institute of Sustainable Development UU","id":4425195676,"id_str":"4425195676","indices":[3,16]}],"urls":[]}</text:p>
          </table:table-cell>
          <table:table-cell table:number-columns-repeated="16366"/>
        </table:table-row>
        <table:table-row table:style-name="ro2">
          <table:table-cell office:value-type="string" table:style-name="ce4">
            <text:p>1163399160088997888</text:p>
          </table:table-cell>
          <table:table-cell office:value-type="string" table:style-name="ce5">
            <text:p>Vervoort_Joost</text:p>
          </table:table-cell>
          <table:table-cell office:value-type="string" table:style-name="ce6">
            <text:p>RT @UUCopernicus: Increasing numbers of wolves are being spotted in the Netherlands. “We need to wise up and act before shooting becomes standard policy again,” says ecologist Dr. Joris Cromsigt, assistant professor at @UUCopernicus, <text:s/>@UtrechtUni. https://t.co/6xPZMOCgkn</text:p>
          </table:table-cell>
          <table:table-cell office:value-type="string" table:style-name="ce5">
            <text:p>Mon Aug 19 10:35:49 +0000 2019</text:p>
          </table:table-cell>
          <table:table-cell office:value-type="date" office:date-value="2019-08-19T11:35:49" table:style-name="ce7">
            <text:p>19/08/2019 11:35:49</text:p>
          </table:table-cell>
          <table:table-cell table:number-columns-repeated="4" table:style-name="ce5"/>
          <table:table-cell office:value-type="string" table:style-name="ce5">
            <text:p>3329411729</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154467207042293763/mOvVwps8_normal.jpg">http://pbs.twimg.com/profile_images/1154467207042293763/mOvVwps8_normal.jpg</text:a></text:p>
          </table:table-cell>
          <table:table-cell office:value-type="float" office:value="1442" table:style-name="ce5">
            <text:p>1442</text:p>
          </table:table-cell>
          <table:table-cell office:value-type="float" office:value="2616" table:style-name="ce5">
            <text:p>2616</text:p>
          </table:table-cell>
          <table:table-cell office:value-type="string" table:style-name="ce5">
            <text:p>Oxford, Utrecht, Kyoto.</text:p>
          </table:table-cell>
          <table:table-cell office:value-type="string" table:style-name="ce8">
            <text:p><text:a xlink:href="http://twitter.com/Vervoort_Joost/statuses/1163399160088997888">http://twitter.com/Vervoort_Joost/statuses/1163399160088997888</text:a></text:p>
          </table:table-cell>
          <table:table-cell office:value-type="string" table:style-name="ce5">
            <text:p>{"hashtags":[],"symbols":[],"user_mentions":[{"screen_name":"UUCopernicus","name":"Copernicus Institute of Sustainable Development UU","id":4425195676,"id_str":"4425195676","indices":[3,16]}],"urls":[]}</text:p>
          </table:table-cell>
          <table:table-cell table:number-columns-repeated="16366"/>
        </table:table-row>
        <table:table-row table:style-name="ro5">
          <table:table-cell office:value-type="string" table:style-name="ce4">
            <text:p>1163396341319524352</text:p>
          </table:table-cell>
          <table:table-cell office:value-type="string" table:style-name="ce5">
            <text:p>MsPhelps</text:p>
          </table:table-cell>
          <table:table-cell office:value-type="string" table:style-name="ce6">
            <text:p>Updated slide deck (CC-BY) detailing Plan S and its options in an institutional context, in our case @UtrechtUni @UniUtrecht @UniUtrechtLib <text:s/>https://t.co/UyLboRddka @cOAlitionS_OA https://t.co/2AntFguRrm</text:p>
          </table:table-cell>
          <table:table-cell office:value-type="string" table:style-name="ce5">
            <text:p>Mon Aug 19 10:24:37 +0000 2019</text:p>
          </table:table-cell>
          <table:table-cell office:value-type="date" office:date-value="2019-08-19T11:24:37" table:style-name="ce7">
            <text:p>19/08/2019 11:24:37</text:p>
          </table:table-cell>
          <table:table-cell table:number-columns-repeated="4" table:style-name="ce5"/>
          <table:table-cell office:value-type="string" table:style-name="ce5">
            <text:p>22963112</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031464996801323008/gBJoV05c_normal.jpg">http://pbs.twimg.com/profile_images/1031464996801323008/gBJoV05c_normal.jpg</text:a></text:p>
          </table:table-cell>
          <table:table-cell office:value-type="float" office:value="4199" table:style-name="ce5">
            <text:p>4199</text:p>
          </table:table-cell>
          <table:table-cell office:value-type="float" office:value="1830" table:style-name="ce5">
            <text:p>1830</text:p>
          </table:table-cell>
          <table:table-cell office:value-type="string" table:style-name="ce5">
            <text:p>Utrecht, The Netherlands</text:p>
          </table:table-cell>
          <table:table-cell office:value-type="string" table:style-name="ce8">
            <text:p><text:a xlink:href="http://twitter.com/MsPhelps/statuses/1163396341319524352">http://twitter.com/MsPhelps/statuses/1163396341319524352</text:a></text:p>
          </table:table-cell>
          <table:table-cell office:value-type="string" table:style-name="ce5">
            <text:p>{"hashtags":[],"symbols":[],"user_mentions":[{"screen_name":"UtrechtUni","name":"Utrecht University","id":33550981,"id_str":"33550981","indices":[101,112]},{"screen_name":"UniUtrecht","name":"Universiteit Utrecht","id":33548291,"id_str":"33548291","indices":[113,124]},{"screen_name":"UniUtrechtLib","name":"University Library","id":197366956,"id_str":"197366956","indices":[125,139]},{"screen_name":"cOAlitionS_OA","name":"cOAlition S","id":1140984435745140700,"id_str":"1140984435745140736","indices":[165,179]}],"urls":[{"url":"https://t.co/UyLboRddka","expanded_url":"https://tinyurl.com/plansuu201906","display_url":"tinyurl.com/plansuu201906","indices":[141,164]}],"media":[{"id":1163396336840052700,"id_str":"1163396336840052737","indices":[180,203],"media_url":"http://pbs.twimg.com/media/ECU2ze5XkAEXulp.jpg","media_url_https":"https://pbs.twimg.com/media/ECU2ze5XkAEXulp.jpg","url":"https://t.co/2AntFguRrm","display_url":"pic.twitter.com/2AntFguRrm","expanded_url":"https://twitter.com/MsPhelps/status/1163396341319524352/photo/1","type":"photo","sizes":{"small":{"w":680,"h":298,"resize":"fit"},"thumb":{"w":150,"h":150,"resize":"crop"},"medium":{"w":997,"h":437,"resize":"fit"},"large":{"w":997,"h":437,"resize":"fit"}}}]}</text:p>
          </table:table-cell>
          <table:table-cell table:number-columns-repeated="16366"/>
        </table:table-row>
        <table:table-row table:number-rows-repeated="2" table:style-name="ro5">
          <table:table-cell office:value-type="string" table:style-name="ce4">
            <text:p>1163395562831564800</text:p>
          </table:table-cell>
          <table:table-cell office:value-type="string" table:style-name="ce5">
            <text:p>jeroenbosman</text:p>
          </table:table-cell>
          <table:table-cell office:value-type="string" table:style-name="ce6">
            <text:p>We fully updated our (CC-BY) slide deck detailing Plan S and its options in an institutional context, in our case @UtrechtUni @UniUtrecht @cOAlitionS_OA <text:s/>https://t.co/adF6WRGhz2 https://t.co/ie24lJFs5w</text:p>
          </table:table-cell>
          <table:table-cell office:value-type="string" table:style-name="ce5">
            <text:p>Mon Aug 19 10:21:31 +0000 2019</text:p>
          </table:table-cell>
          <table:table-cell office:value-type="date" office:date-value="2019-08-19T11:21:31" table:style-name="ce7">
            <text:p>19/08/2019 11:21:31</text:p>
          </table:table-cell>
          <table:table-cell table:number-columns-repeated="4" table:style-name="ce5"/>
          <table:table-cell office:value-type="string" table:style-name="ce5">
            <text:p>9104202</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853627325715558401/_66XunIl_normal.jpg">http://pbs.twimg.com/profile_images/853627325715558401/_66XunIl_normal.jpg</text:a></text:p>
          </table:table-cell>
          <table:table-cell office:value-type="float" office:value="4120" table:style-name="ce5">
            <text:p>4120</text:p>
          </table:table-cell>
          <table:table-cell office:value-type="float" office:value="989" table:style-name="ce5">
            <text:p>989</text:p>
          </table:table-cell>
          <table:table-cell office:value-type="string" table:style-name="ce5">
            <text:p>Eurasian plate</text:p>
          </table:table-cell>
          <table:table-cell office:value-type="string" table:style-name="ce8">
            <text:p><text:a xlink:href="http://twitter.com/jeroenbosman/statuses/1163395562831564800">http://twitter.com/jeroenbosman/statuses/1163395562831564800</text:a></text:p>
          </table:table-cell>
          <table:table-cell office:value-type="string" table:style-name="ce5">
            <text:p>{"hashtags":[],"symbols":[],"user_mentions":[{"screen_name":"UtrechtUni","name":"Utrecht University","id":33550981,"id_str":"33550981","indices":[114,125]},{"screen_name":"UniUtrecht","name":"Universiteit Utrecht","id":33548291,"id_str":"33548291","indices":[126,137]},{"screen_name":"cOAlitionS_OA","name":"cOAlition S","id":1140984435745140700,"id_str":"1140984435745140736","indices":[138,152]}],"urls":[{"url":"https://t.co/adF6WRGhz2","expanded_url":"https://tinyurl.com/plansuu201906","display_url":"tinyurl.com/plansuu201906","indices":[154,177]}],"media":[{"id":1163395557412548600,"id_str":"1163395557412548608","indices":[178,201],"media_url":"http://pbs.twimg.com/media/ECU2GHTXsAA5nfL.jpg","media_url_https":"https://pbs.twimg.com/media/ECU2GHTXsAA5nfL.jpg","url":"https://t.co/ie24lJFs5w","display_url":"pic.twitter.com/ie24lJFs5w","expanded_url":"https://twitter.com/jeroenbosman/status/1163395562831564800/photo/1","type":"photo","sizes":{"thumb":{"w":150,"h":150,"resize":"crop"},"large":{"w":1857,"h":911,"resize":"fit"},"small":{"w":680,"h":334,"resize":"fit"},"medium":{"w":1200,"h":589,"resize":"fit"}}}]}</text:p>
          </table:table-cell>
          <table:table-cell table:number-columns-repeated="16366"/>
        </table:table-row>
        <table:table-row table:style-name="ro8">
          <table:table-cell office:value-type="string" table:style-name="ce4">
            <text:p>1163392191542284288</text:p>
          </table:table-cell>
          <table:table-cell office:value-type="string" table:style-name="ce5">
            <text:p>DatafiedSociety</text:p>
          </table:table-cell>
          <table:table-cell office:value-type="string" table:style-name="ce6">
            <text:p>We wish all participants of our summer school @data_school @UtrechtUni an inspiring, productive &amp;amp; fun week! https://t.co/M2Bucg8QQc</text:p>
          </table:table-cell>
          <table:table-cell office:value-type="string" table:style-name="ce5">
            <text:p>Mon Aug 19 10:08:07 +0000 2019</text:p>
          </table:table-cell>
          <table:table-cell office:value-type="date" office:date-value="2019-08-19T11:08:07" table:style-name="ce7">
            <text:p>19/08/2019 11:08:07</text:p>
          </table:table-cell>
          <table:table-cell table:number-columns-repeated="4" table:style-name="ce5"/>
          <table:table-cell office:value-type="string" table:style-name="ce5">
            <text:p>984351831395569664</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082626204736372736/l31hMEiV_normal.jpg">http://pbs.twimg.com/profile_images/1082626204736372736/l31hMEiV_normal.jpg</text:a></text:p>
          </table:table-cell>
          <table:table-cell office:value-type="float" office:value="445" table:style-name="ce5">
            <text:p>445</text:p>
          </table:table-cell>
          <table:table-cell office:value-type="float" office:value="65" table:style-name="ce5">
            <text:p>65</text:p>
          </table:table-cell>
          <table:table-cell office:value-type="string" table:style-name="ce5">
            <text:p>Utrecht, The Netherlands</text:p>
          </table:table-cell>
          <table:table-cell office:value-type="string" table:style-name="ce8">
            <text:p><text:a xlink:href="http://twitter.com/DatafiedSociety/statuses/1163392191542284288">http://twitter.com/DatafiedSociety/statuses/1163392191542284288</text:a></text:p>
          </table:table-cell>
          <table:table-cell office:value-type="string" table:style-name="ce5">
            <text:p>{"hashtags":[],"symbols":[],"user_mentions":[{"screen_name":"data_school","name":"Utrecht Data School","id":1003841851,"id_str":"1003841851","indices":[46,58]},{"screen_name":"UtrechtUni","name":"Utrecht University","id":33550981,"id_str":"33550981","indices":[59,70]}],"urls":[{"url":"https://t.co/M2Bucg8QQc","expanded_url":"https://twitter.com/MarankeWieringa/status/1163175661663641605","display_url":"twitter.com/MarankeWiering…","indices":[112,135]}]}</text:p>
          </table:table-cell>
          <table:table-cell table:number-columns-repeated="16366"/>
        </table:table-row>
        <table:table-row table:style-name="ro4">
          <table:table-cell office:value-type="string" table:style-name="ce4">
            <text:p>1163390036097683456</text:p>
          </table:table-cell>
          <table:table-cell office:value-type="string" table:style-name="ce5">
            <text:p>RenaeFomiatti</text:p>
          </table:table-cell>
          <table:table-cell office:value-type="string" table:style-name="ce6">
            <text:p>RT @Kate_Seear: Opening lecture by Rosi Braidotti to set the scene for this week’s posthuman knowledges philosophy masterclass @UtrechtUni. Braidotti argues that Deleuze &amp;amp; Guattari’s work was traditionally overlooked (esp in the USA) &amp;amp; that it offers much value for the post-humanities. https://t.co/VZPPbZLUl6</text:p>
          </table:table-cell>
          <table:table-cell office:value-type="string" table:style-name="ce5">
            <text:p>Mon Aug 19 09:59:34 +0000 2019</text:p>
          </table:table-cell>
          <table:table-cell office:value-type="date" office:date-value="2019-08-19T10:59:34" table:style-name="ce7">
            <text:p>19/08/2019 10:59:34</text:p>
          </table:table-cell>
          <table:table-cell table:number-columns-repeated="4" table:style-name="ce5"/>
          <table:table-cell office:value-type="string" table:style-name="ce5">
            <text:p>785256799431593987</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040032253110235136/_ojYYFG8_normal.jpg">http://pbs.twimg.com/profile_images/1040032253110235136/_ojYYFG8_normal.jpg</text:a></text:p>
          </table:table-cell>
          <table:table-cell office:value-type="float" office:value="314" table:style-name="ce5">
            <text:p>314</text:p>
          </table:table-cell>
          <table:table-cell office:value-type="float" office:value="483" table:style-name="ce5">
            <text:p>483</text:p>
          </table:table-cell>
          <table:table-cell table:style-name="ce5"/>
          <table:table-cell office:value-type="string" table:style-name="ce8">
            <text:p><text:a xlink:href="http://twitter.com/RenaeFomiatti/statuses/1163390036097683456">http://twitter.com/RenaeFomiatti/statuses/1163390036097683456</text:a></text:p>
          </table:table-cell>
          <table:table-cell office:value-type="string" table:style-name="ce5">
            <text:p>{"hashtags":[],"symbols":[],"user_mentions":[{"screen_name":"Kate_Seear","name":"A/Prof Kate Seear","id":1461777931,"id_str":"1461777931","indices":[3,14]},{"screen_name":"UtrechtUni","name":"Utrecht University","id":33550981,"id_str":"33550981","indices":[127,138]}],"urls":[]}</text:p>
          </table:table-cell>
          <table:table-cell table:number-columns-repeated="16366"/>
        </table:table-row>
        <table:table-row table:style-name="ro2">
          <table:table-cell office:value-type="string" table:style-name="ce4">
            <text:p>1163386391939756032</text:p>
          </table:table-cell>
          <table:table-cell office:value-type="string" table:style-name="ce5">
            <text:p>Stimuland_nl</text:p>
          </table:table-cell>
          <table:table-cell office:value-type="string" table:style-name="ce6">
            <text:p>De Brede Welvaartsindicator (BWI) die van @UniUtrecht en de @Rabobank indexeert elf dimensies van brede welvaart in één integrale maatstaf. De BWI 2019 is geactualiseerd voor NL als geheel en voor 40 afzonderlijke regio’s. Zie https://t.co/Hg0jtrDYm1 https://t.co/4wfp9U3YOS</text:p>
          </table:table-cell>
          <table:table-cell office:value-type="string" table:style-name="ce5">
            <text:p>Mon Aug 19 09:45:05 +0000 2019</text:p>
          </table:table-cell>
          <table:table-cell office:value-type="date" office:date-value="2019-08-19T10:45:05" table:style-name="ce7">
            <text:p>19/08/2019 10:45:05</text:p>
          </table:table-cell>
          <table:table-cell table:number-columns-repeated="4" table:style-name="ce5"/>
          <table:table-cell office:value-type="string" table:style-name="ce5">
            <text:p>599348252</text:p>
          </table:table-cell>
          <table:table-cell table:style-name="ce5"/>
          <table:table-cell office:value-type="string" table:style-name="ce5">
            <text:p>&lt;a href="https://about.twitter.com/products/tweetdeck" rel="nofollow"&gt;TweetDeck&lt;/a&gt;</text:p>
          </table:table-cell>
          <table:table-cell office:value-type="string" table:style-name="ce8">
            <text:p><text:a xlink:href="http://pbs.twimg.com/profile_images/2278839697/ar8i9fkvvaedyzzabv6p_normal.jpeg">http://pbs.twimg.com/profile_images/2278839697/ar8i9fkvvaedyzzabv6p_normal.jpeg</text:a></text:p>
          </table:table-cell>
          <table:table-cell office:value-type="float" office:value="2047" table:style-name="ce5">
            <text:p>2047</text:p>
          </table:table-cell>
          <table:table-cell office:value-type="float" office:value="1127" table:style-name="ce5">
            <text:p>1127</text:p>
          </table:table-cell>
          <table:table-cell office:value-type="string" table:style-name="ce5">
            <text:p>Oost-Nederland</text:p>
          </table:table-cell>
          <table:table-cell office:value-type="string" table:style-name="ce8">
            <text:p><text:a xlink:href="http://twitter.com/Stimuland_nl/statuses/1163386391939756032">http://twitter.com/Stimuland_nl/statuses/1163386391939756032</text:a></text:p>
          </table:table-cell>
          <table:table-cell office:value-type="string" table:style-name="ce5">
            <text:p>{"hashtags":[],"symbols":[],"user_mentions":[{"screen_name":"UniUtrecht","name":"Universiteit Utrecht","id":33548291,"id_str":"33548291","indices":[42,53]},{"screen_name":"Rabobank","name":"Rabobank","id":7385462,"id_str":"7385462","indices":[60,69]}],"urls":[{"url":"https://t.co/Hg0jtrDYm1","expanded_url":"https://economie.rabobank.com/publicaties/2019/juni/brede-welvaart-pas-na-tien-jaar-boven-niveau-van-voor-de-economische-crisis/","display_url":"economie.rabobank.com/publicaties/20…","indices":[227,250]}],"media":[{"id":1163386042759688200,"id_str":"1163386042759688198","indices":[251,274],"media_url":"http://pbs.twimg.com/media/ECUtcSdWsAYEce7.jpg","media_url_https":"https://pbs.twimg.com/media/ECUtcSdWsAYEce7.jpg","url":"https://t.co/4wfp9U3YOS","display_url":"pic.twitter.com/4wfp9U3YOS","expanded_url":"https://twitter.com/Stimuland_nl/status/1163386391939756032/photo/1","type":"photo","sizes":{"medium":{"w":1200,"h":675,"resize":"fit"},"small":{"w":680,"h":383,"resize":"fit"},"large":{"w":1920,"h":1080,"resize":"fit"},"thumb":{"w":150,"h":150,"resize":"crop"}}}]}</text:p>
          </table:table-cell>
          <table:table-cell table:number-columns-repeated="16366"/>
        </table:table-row>
        <table:table-row table:style-name="ro4">
          <table:table-cell office:value-type="string" table:style-name="ce4">
            <text:p>1163385045551407106</text:p>
          </table:table-cell>
          <table:table-cell office:value-type="string" table:style-name="ce5">
            <text:p>diffandrep</text:p>
          </table:table-cell>
          <table:table-cell office:value-type="string" table:style-name="ce6">
            <text:p>RT @Kate_Seear: Opening lecture by Rosi Braidotti to set the scene for this week’s posthuman knowledges philosophy masterclass @UtrechtUni. Braidotti argues that Deleuze &amp;amp; Guattari’s work was traditionally overlooked (esp in the USA) &amp;amp; that it offers much value for the post-humanities. https://t.co/VZPPbZLUl6</text:p>
          </table:table-cell>
          <table:table-cell office:value-type="string" table:style-name="ce5">
            <text:p>Mon Aug 19 09:39:44 +0000 2019</text:p>
          </table:table-cell>
          <table:table-cell office:value-type="date" office:date-value="2019-08-19T10:39:44" table:style-name="ce7">
            <text:p>19/08/2019 10:39:44</text:p>
          </table:table-cell>
          <table:table-cell table:number-columns-repeated="4" table:style-name="ce5"/>
          <table:table-cell office:value-type="string" table:style-name="ce5">
            <text:p>4735432776</text:p>
          </table:table-cell>
          <table:table-cell table:style-name="ce5"/>
          <table:table-cell office:value-type="string" table:style-name="ce5">
            <text:p>&lt;a href="https://www.nathanieldeines.org" rel="nofollow"&gt;Deleuze Repeater &lt;/a&gt;</text:p>
          </table:table-cell>
          <table:table-cell office:value-type="string" table:style-name="ce8">
            <text:p><text:a xlink:href="http://pbs.twimg.com/profile_images/686343764529434624/yscZ_YQ__normal.jpg">http://pbs.twimg.com/profile_images/686343764529434624/yscZ_YQ__normal.jpg</text:a></text:p>
          </table:table-cell>
          <table:table-cell office:value-type="float" office:value="1609" table:style-name="ce5">
            <text:p>1609</text:p>
          </table:table-cell>
          <table:table-cell office:value-type="float" office:value="1" table:style-name="ce5">
            <text:p>1</text:p>
          </table:table-cell>
          <table:table-cell table:style-name="ce5"/>
          <table:table-cell office:value-type="string" table:style-name="ce8">
            <text:p><text:a xlink:href="http://twitter.com/diffandrep/statuses/1163385045551407106">http://twitter.com/diffandrep/statuses/1163385045551407106</text:a></text:p>
          </table:table-cell>
          <table:table-cell office:value-type="string" table:style-name="ce5">
            <text:p>{"hashtags":[],"symbols":[],"user_mentions":[{"screen_name":"Kate_Seear","name":"A/Prof Kate Seear","id":1461777931,"id_str":"1461777931","indices":[3,14]},{"screen_name":"UtrechtUni","name":"Utrecht University","id":33550981,"id_str":"33550981","indices":[127,138]}],"urls":[]}</text:p>
          </table:table-cell>
          <table:table-cell table:number-columns-repeated="16366"/>
        </table:table-row>
        <table:table-row table:style-name="ro2">
          <table:table-cell office:value-type="string" table:style-name="ce4">
            <text:p>1163384818475982851</text:p>
          </table:table-cell>
          <table:table-cell office:value-type="string" table:style-name="ce5">
            <text:p>Kate_Seear</text:p>
          </table:table-cell>
          <table:table-cell office:value-type="string" table:style-name="ce6">
            <text:p>Up next at #posthumanknowledges19 @UtrechtUni are @JessicaRingrose &amp;amp; @EmmaRenold, talking about their work with young people &amp;amp; children on sex, gender, sexting, sexual assault &amp;amp; abuse in England, Wales &amp;amp; beyond. https://t.co/P2nLVcuyUJ</text:p>
          </table:table-cell>
          <table:table-cell office:value-type="string" table:style-name="ce5">
            <text:p>Mon Aug 19 09:38:50 +0000 2019</text:p>
          </table:table-cell>
          <table:table-cell office:value-type="date" office:date-value="2019-08-19T10:38:50" table:style-name="ce7">
            <text:p>19/08/2019 10:38:50</text:p>
          </table:table-cell>
          <table:table-cell table:number-columns-repeated="4" table:style-name="ce5"/>
          <table:table-cell office:value-type="string" table:style-name="ce5">
            <text:p>1461777931</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108136826022187008/KZK_Opm8_normal.jpg">http://pbs.twimg.com/profile_images/1108136826022187008/KZK_Opm8_normal.jpg</text:a></text:p>
          </table:table-cell>
          <table:table-cell office:value-type="float" office:value="3006" table:style-name="ce5">
            <text:p>3006</text:p>
          </table:table-cell>
          <table:table-cell office:value-type="float" office:value="2646" table:style-name="ce5">
            <text:p>2646</text:p>
          </table:table-cell>
          <table:table-cell office:value-type="string" table:style-name="ce5">
            <text:p>Melbourne, Australia</text:p>
          </table:table-cell>
          <table:table-cell office:value-type="string" table:style-name="ce8">
            <text:p><text:a xlink:href="http://twitter.com/Kate_Seear/statuses/1163384818475982851">http://twitter.com/Kate_Seear/statuses/1163384818475982851</text:a></text:p>
          </table:table-cell>
          <table:table-cell office:value-type="string" table:style-name="ce5">
            <text:p>{"hashtags":[{"text":"posthumanknowledges19","indices":[11,33]}],"symbols":[],"user_mentions":[{"screen_name":"UtrechtUni","name":"Utrecht University","id":33550981,"id_str":"33550981","indices":[34,45]},{"screen_name":"JessicaRingrose","name":"Prof Jessica Ringrose","id":317895172,"id_str":"317895172","indices":[50,66]},{"screen_name":"EmmaRenold","name":"Emma Renold","id":71591784,"id_str":"71591784","indices":[73,84]}],"urls":[],"media":[{"id":1163384805469433900,"id_str":"1163384805469433857","indices":[228,251],"media_url":"http://pbs.twimg.com/media/ECUsURMXsAElO86.jpg","media_url_https":"https://pbs.twimg.com/media/ECUsURMXsAElO86.jpg","url":"https://t.co/P2nLVcuyUJ","display_url":"pic.twitter.com/P2nLVcuyUJ","expanded_url":"https://twitter.com/Kate_Seear/status/1163384818475982851/photo/1","type":"photo","sizes":{"large":{"w":2048,"h":1536,"resize":"fit"},"thumb":{"w":150,"h":150,"resize":"crop"},"medium":{"w":1200,"h":900,"resize":"fit"},"small":{"w":680,"h":510,"resize":"fit"}}}]}</text:p>
          </table:table-cell>
          <table:table-cell table:number-columns-repeated="16366"/>
        </table:table-row>
        <table:table-row table:style-name="ro4">
          <table:table-cell office:value-type="string" table:style-name="ce4">
            <text:p>1163384199451201536</text:p>
          </table:table-cell>
          <table:table-cell office:value-type="string" table:style-name="ce5">
            <text:p>jakobroschka</text:p>
          </table:table-cell>
          <table:table-cell office:value-type="string" table:style-name="ce6">
            <text:p>So the days of the summer school on #posthuman knowledge(s) with Rosi #Braidotti at @UniUtrecht are starting. I am very excited!</text:p>
            <text:p>How can our research praxis choreograph the political so that what comes to #matter can be seen, felt and heard, differently? … asks @EmmaRenold. https://t.co/PjheJLqtU1</text:p>
          </table:table-cell>
          <table:table-cell office:value-type="string" table:style-name="ce5">
            <text:p>Mon Aug 19 09:36:22 +0000 2019</text:p>
          </table:table-cell>
          <table:table-cell office:value-type="date" office:date-value="2019-08-19T10:36:22" table:style-name="ce7">
            <text:p>19/08/2019 10:36:22</text:p>
          </table:table-cell>
          <table:table-cell table:number-columns-repeated="4" table:style-name="ce5"/>
          <table:table-cell office:value-type="string" table:style-name="ce5">
            <text:p>1002852258621657089</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046353248158982144/_mEf40Qi_normal.jpg">http://pbs.twimg.com/profile_images/1046353248158982144/_mEf40Qi_normal.jpg</text:a></text:p>
          </table:table-cell>
          <table:table-cell office:value-type="float" office:value="154" table:style-name="ce5">
            <text:p>154</text:p>
          </table:table-cell>
          <table:table-cell office:value-type="float" office:value="605" table:style-name="ce5">
            <text:p>605</text:p>
          </table:table-cell>
          <table:table-cell office:value-type="string" table:style-name="ce5">
            <text:p>Kassel, Hessen</text:p>
          </table:table-cell>
          <table:table-cell office:value-type="string" table:style-name="ce8">
            <text:p><text:a xlink:href="http://twitter.com/jakobroschka/statuses/1163384199451201536">http://twitter.com/jakobroschka/statuses/1163384199451201536</text:a></text:p>
          </table:table-cell>
          <table:table-cell office:value-type="string" table:style-name="ce5">
            <text:p>{"hashtags":[{"text":"posthuman","indices":[36,46]},{"text":"Braidotti","indices":[70,80]},{"text":"matter","indices":[205,212]}],"symbols":[],"user_mentions":[{"screen_name":"UniUtrecht","name":"Universiteit Utrecht","id":33548291,"id_str":"33548291","indices":[84,95]},{"screen_name":"EmmaRenold","name":"Emma Renold","id":71591784,"id_str":"71591784","indices":[262,273]}],"urls":[],"media":[{"id":1163384193151307800,"id_str":"1163384193151307777","indices":[275,298],"media_url":"http://pbs.twimg.com/media/ECUrwoIWkAEeH1h.jpg","media_url_https":"https://pbs.twimg.com/media/ECUrwoIWkAEeH1h.jpg","url":"https://t.co/PjheJLqtU1","display_url":"pic.twitter.com/PjheJLqtU1","expanded_url":"https://twitter.com/jakobroschka/status/1163384199451201536/photo/1","type":"photo","sizes":{"thumb":{"w":150,"h":150,"resize":"crop"},"small":{"w":539,"h":539,"resize":"fit"},"large":{"w":539,"h":539,"resize":"fit"},"medium":{"w":539,"h":539,"resize":"fit"}}}]}</text:p>
          </table:table-cell>
          <table:table-cell table:number-columns-repeated="16366"/>
        </table:table-row>
        <table:table-row table:style-name="ro5">
          <table:table-cell office:value-type="string" table:style-name="ce4">
            <text:p>1163381625444429824</text:p>
          </table:table-cell>
          <table:table-cell office:value-type="string" table:style-name="ce5">
            <text:p>KayeSully</text:p>
          </table:table-cell>
          <table:table-cell office:value-type="string" table:style-name="ce6">
            <text:p>RT @Kate_Seear: Super excited to be starting Professor Rosi Braidotti’s posthuman philosophy masterclass @UtrechtUni in The Netherlands today. What a beautiful setting! https://t.co/WcMWLNHpAB</text:p>
          </table:table-cell>
          <table:table-cell office:value-type="string" table:style-name="ce5">
            <text:p>Mon Aug 19 09:26:08 +0000 2019</text:p>
          </table:table-cell>
          <table:table-cell office:value-type="date" office:date-value="2019-08-19T10:26:08" table:style-name="ce7">
            <text:p>19/08/2019 10:26:08</text:p>
          </table:table-cell>
          <table:table-cell table:number-columns-repeated="4" table:style-name="ce5"/>
          <table:table-cell office:value-type="string" table:style-name="ce5">
            <text:p>593422769</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155319360484806656/R-3uCyVv_normal.jpg">http://pbs.twimg.com/profile_images/1155319360484806656/R-3uCyVv_normal.jpg</text:a></text:p>
          </table:table-cell>
          <table:table-cell office:value-type="float" office:value="177" table:style-name="ce5">
            <text:p>177</text:p>
          </table:table-cell>
          <table:table-cell office:value-type="float" office:value="191" table:style-name="ce5">
            <text:p>191</text:p>
          </table:table-cell>
          <table:table-cell table:style-name="ce5"/>
          <table:table-cell office:value-type="string" table:style-name="ce8">
            <text:p><text:a xlink:href="http://twitter.com/KayeSully/statuses/1163381625444429824">http://twitter.com/KayeSully/statuses/1163381625444429824</text:a></text:p>
          </table:table-cell>
          <table:table-cell office:value-type="string" table:style-name="ce5">
            <text:p>{"hashtags":[],"symbols":[],"user_mentions":[{"screen_name":"Kate_Seear","name":"A/Prof Kate Seear","id":1461777931,"id_str":"1461777931","indices":[3,14]},{"screen_name":"UtrechtUni","name":"Utrecht University","id":33550981,"id_str":"33550981","indices":[105,116]}],"urls":[]}</text:p>
          </table:table-cell>
          <table:table-cell table:number-columns-repeated="16366"/>
        </table:table-row>
        <table:table-row table:style-name="ro4">
          <table:table-cell office:value-type="string" table:style-name="ce4">
            <text:p>1163381545056559104</text:p>
          </table:table-cell>
          <table:table-cell office:value-type="string" table:style-name="ce5">
            <text:p>Kate_Seear</text:p>
          </table:table-cell>
          <table:table-cell office:value-type="string" table:style-name="ce6">
            <text:p>Opening lecture by Rosi Braidotti to set the scene for this week’s posthuman knowledges philosophy masterclass @UtrechtUni. Braidotti argues that Deleuze &amp;amp; Guattari’s work was traditionally overlooked (esp in the USA) &amp;amp; that it offers much value for the post-humanities. https://t.co/VZPPbZLUl6</text:p>
          </table:table-cell>
          <table:table-cell office:value-type="string" table:style-name="ce5">
            <text:p>Mon Aug 19 09:25:49 +0000 2019</text:p>
          </table:table-cell>
          <table:table-cell office:value-type="date" office:date-value="2019-08-19T10:25:49" table:style-name="ce7">
            <text:p>19/08/2019 10:25:49</text:p>
          </table:table-cell>
          <table:table-cell table:number-columns-repeated="4" table:style-name="ce5"/>
          <table:table-cell office:value-type="string" table:style-name="ce5">
            <text:p>1461777931</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108136826022187008/KZK_Opm8_normal.jpg">http://pbs.twimg.com/profile_images/1108136826022187008/KZK_Opm8_normal.jpg</text:a></text:p>
          </table:table-cell>
          <table:table-cell office:value-type="float" office:value="3006" table:style-name="ce5">
            <text:p>3006</text:p>
          </table:table-cell>
          <table:table-cell office:value-type="float" office:value="2646" table:style-name="ce5">
            <text:p>2646</text:p>
          </table:table-cell>
          <table:table-cell office:value-type="string" table:style-name="ce5">
            <text:p>Melbourne, Australia</text:p>
          </table:table-cell>
          <table:table-cell office:value-type="string" table:style-name="ce8">
            <text:p><text:a xlink:href="http://twitter.com/Kate_Seear/statuses/1163381545056559104">http://twitter.com/Kate_Seear/statuses/1163381545056559104</text:a></text:p>
          </table:table-cell>
          <table:table-cell office:value-type="string" table:style-name="ce5">
            <text:p>{"hashtags":[],"symbols":[],"user_mentions":[{"screen_name":"UtrechtUni","name":"Utrecht University","id":33550981,"id_str":"33550981","indices":[111,122]}],"urls":[],"media":[{"id":1163381533669044200,"id_str":"1163381533669044224","indices":[279,302],"media_url":"http://pbs.twimg.com/media/ECUpV0yXsAALoMD.jpg","media_url_https":"https://pbs.twimg.com/media/ECUpV0yXsAALoMD.jpg","url":"https://t.co/VZPPbZLUl6","display_url":"pic.twitter.com/VZPPbZLUl6","expanded_url":"https://twitter.com/Kate_Seear/status/1163381545056559104/photo/1","type":"photo","sizes":{"thumb":{"w":150,"h":150,"resize":"crop"},"large":{"w":2048,"h":1462,"resize":"fit"},"medium":{"w":1200,"h":857,"resize":"fit"},"small":{"w":680,"h":485,"resize":"fit"}}}]}</text:p>
          </table:table-cell>
          <table:table-cell table:number-columns-repeated="16366"/>
        </table:table-row>
        <table:table-row table:number-rows-repeated="2" table:style-name="ro4">
          <table:table-cell office:value-type="string" table:style-name="ce4">
            <text:p>1163380805621690368</text:p>
          </table:table-cell>
          <table:table-cell office:value-type="string" table:style-name="ce5">
            <text:p>DigtalHumanatee</text:p>
          </table:table-cell>
          <table:table-cell office:value-type="string" table:style-name="ce6">
            <text:p>RT @GaleEMEA: Professor Joris van Eijnatten, Head of the Department of #History at @UtrechtUni , is interested in #DigitalHumanities and focuses on a variety of topics including 20th-century history, Europe, modernity, and religion. Read his case study here &amp;gt; <text:s/>#DH #ECCO #Archvies https://t.co/r1bRm3S5al</text:p>
          </table:table-cell>
          <table:table-cell office:value-type="string" table:style-name="ce5">
            <text:p>Mon Aug 19 09:22:53 +0000 2019</text:p>
          </table:table-cell>
          <table:table-cell office:value-type="date" office:date-value="2019-08-19T10:22:53" table:style-name="ce7">
            <text:p>19/08/2019 10:22:53</text:p>
          </table:table-cell>
          <table:table-cell table:number-columns-repeated="4" table:style-name="ce5"/>
          <table:table-cell office:value-type="string" table:style-name="ce5">
            <text:p>987712090071814144</text:p>
          </table:table-cell>
          <table:table-cell table:style-name="ce5"/>
          <table:table-cell office:value-type="string" table:style-name="ce5">
            <text:p>&lt;a href="https://twitter.com/DigtalHumanatee?lang=en" rel="nofollow"&gt;K. White&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321" table:style-name="ce5">
            <text:p>321</text:p>
          </table:table-cell>
          <table:table-cell office:value-type="float" office:value="2" table:style-name="ce5">
            <text:p>2</text:p>
          </table:table-cell>
          <table:table-cell table:style-name="ce5"/>
          <table:table-cell office:value-type="string" table:style-name="ce8">
            <text:p><text:a xlink:href="http://twitter.com/DigtalHumanatee/statuses/1163380805621690368">http://twitter.com/DigtalHumanatee/statuses/1163380805621690368</text:a></text:p>
          </table:table-cell>
          <table:table-cell office:value-type="string" table:style-name="ce5">
            <text:p>{"hashtags":[{"text":"History","indices":[71,79]},{"text":"DigitalHumanities","indices":[114,132]}],"symbols":[],"user_mentions":[{"screen_name":"GaleEMEA","name":"GaleEMEA","id":229059335,"id_str":"229059335","indices":[3,12]},{"screen_name":"UtrechtUni","name":"Utrecht University","id":33550981,"id_str":"33550981","indices":[83,94]}],"urls":[]}</text:p>
          </table:table-cell>
          <table:table-cell table:number-columns-repeated="16366"/>
        </table:table-row>
        <table:table-row table:style-name="ro2">
          <table:table-cell office:value-type="string" table:style-name="ce4">
            <text:p>1163377414879232000</text:p>
          </table:table-cell>
          <table:table-cell office:value-type="string" table:style-name="ce5">
            <text:p>MBRMark</text:p>
          </table:table-cell>
          <table:table-cell office:value-type="string" table:style-name="ce6">
            <text:p>RT @UUGeo: 350mln people worldwide live in deltas. Dam construction and other human activities increase risk of #delta drowning, as they reduce the delivery of sediment, writes @Frances_Dunn @UtrechtUni with colleagues @unisouthampton https://t.co/YGI5u0eNKI https://t.co/lUJNiEA8pb</text:p>
          </table:table-cell>
          <table:table-cell office:value-type="string" table:style-name="ce5">
            <text:p>Mon Aug 19 09:09:24 +0000 2019</text:p>
          </table:table-cell>
          <table:table-cell office:value-type="date" office:date-value="2019-08-19T10:09:24" table:style-name="ce7">
            <text:p>19/08/2019 10:09:24</text:p>
          </table:table-cell>
          <table:table-cell table:number-columns-repeated="4" table:style-name="ce5"/>
          <table:table-cell office:value-type="string" table:style-name="ce5">
            <text:p>140865416</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686117561759449088/uIL5QCCY_normal.jpg">http://pbs.twimg.com/profile_images/686117561759449088/uIL5QCCY_normal.jpg</text:a></text:p>
          </table:table-cell>
          <table:table-cell office:value-type="float" office:value="806" table:style-name="ce5">
            <text:p>806</text:p>
          </table:table-cell>
          <table:table-cell office:value-type="float" office:value="3023" table:style-name="ce5">
            <text:p>3023</text:p>
          </table:table-cell>
          <table:table-cell office:value-type="string" table:style-name="ce5">
            <text:p>Scotland</text:p>
          </table:table-cell>
          <table:table-cell office:value-type="string" table:style-name="ce8">
            <text:p><text:a xlink:href="http://twitter.com/MBRMark/statuses/1163377414879232000">http://twitter.com/MBRMark/statuses/1163377414879232000</text:a></text:p>
          </table:table-cell>
          <table:table-cell office:value-type="string" table:style-name="ce5">
            <text:p>{"hashtags":[{"text":"delta","indices":[112,118]}],"symbols":[],"user_mentions":[{"screen_name":"UUGeo","name":"Geowetenschappen UU","id":49980589,"id_str":"49980589","indices":[3,9]}],"urls":[]}</text:p>
          </table:table-cell>
          <table:table-cell table:number-columns-repeated="16366"/>
        </table:table-row>
        <table:table-row table:style-name="ro4">
          <table:table-cell office:value-type="string" table:style-name="ce4">
            <text:p>1163377110888714246</text:p>
          </table:table-cell>
          <table:table-cell office:value-type="string" table:style-name="ce5">
            <text:p>UniUtrecht</text:p>
          </table:table-cell>
          <table:table-cell office:value-type="string" table:style-name="ce6">
            <text:p>RT @UUBeta: Vicedecanen Nederlandse bètafaculteiten stellen subsidie beschikbaar voor rondreizend practicum: nu kunnen nog meer middelbare scholieren met onze scheikundeproeven aan de slag! @UvA_Amsterdam @UTwente</text:p>
            <text:p>https://t.co/U2sFHqN9pw</text:p>
          </table:table-cell>
          <table:table-cell office:value-type="string" table:style-name="ce5">
            <text:p>Mon Aug 19 09:08:12 +0000 2019</text:p>
          </table:table-cell>
          <table:table-cell office:value-type="date" office:date-value="2019-08-19T10:08:12" table:style-name="ce7">
            <text:p>19/08/2019 10:08:12</text:p>
          </table:table-cell>
          <table:table-cell table:number-columns-repeated="4" table:style-name="ce5"/>
          <table:table-cell office:value-type="string" table:style-name="ce5">
            <text:p>33548291</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458549853077774336/0pzRKaLW_normal.jpeg">http://pbs.twimg.com/profile_images/458549853077774336/0pzRKaLW_normal.jpeg</text:a></text:p>
          </table:table-cell>
          <table:table-cell office:value-type="float" office:value="49698" table:style-name="ce5">
            <text:p>49698</text:p>
          </table:table-cell>
          <table:table-cell office:value-type="float" office:value="310" table:style-name="ce5">
            <text:p>310</text:p>
          </table:table-cell>
          <table:table-cell office:value-type="string" table:style-name="ce5">
            <text:p>Utrecht, Nederland</text:p>
          </table:table-cell>
          <table:table-cell office:value-type="string" table:style-name="ce8">
            <text:p><text:a xlink:href="http://twitter.com/UniUtrecht/statuses/1163377110888714246">http://twitter.com/UniUtrecht/statuses/1163377110888714246</text:a></text:p>
          </table:table-cell>
          <table:table-cell office:value-type="string" table:style-name="ce5">
            <text:p>{"hashtags":[],"symbols":[],"user_mentions":[{"screen_name":"UUBeta","name":"Faculty of Science, Utrecht University","id":72820359,"id_str":"72820359","indices":[3,10]}],"urls":[]}</text:p>
          </table:table-cell>
          <table:table-cell table:number-columns-repeated="16366"/>
        </table:table-row>
        <table:table-row table:style-name="ro2">
          <table:table-cell office:value-type="string" table:style-name="ce4">
            <text:p>1163377035571539968</text:p>
          </table:table-cell>
          <table:table-cell office:value-type="string" table:style-name="ce5">
            <text:p>UniUtrecht</text:p>
          </table:table-cell>
          <table:table-cell office:value-type="string" table:style-name="ce6">
            <text:p>RT @UUGeo: 350mln people worldwide live in deltas. Dam construction and other human activities increase risk of #delta drowning, as they reduce the delivery of sediment, writes @Frances_Dunn @UtrechtUni with colleagues @unisouthampton https://t.co/YGI5u0eNKI https://t.co/lUJNiEA8pb</text:p>
          </table:table-cell>
          <table:table-cell office:value-type="string" table:style-name="ce5">
            <text:p>Mon Aug 19 09:07:54 +0000 2019</text:p>
          </table:table-cell>
          <table:table-cell office:value-type="date" office:date-value="2019-08-19T10:07:54" table:style-name="ce7">
            <text:p>19/08/2019 10:07:54</text:p>
          </table:table-cell>
          <table:table-cell table:number-columns-repeated="4" table:style-name="ce5"/>
          <table:table-cell office:value-type="string" table:style-name="ce5">
            <text:p>33548291</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458549853077774336/0pzRKaLW_normal.jpeg">http://pbs.twimg.com/profile_images/458549853077774336/0pzRKaLW_normal.jpeg</text:a></text:p>
          </table:table-cell>
          <table:table-cell office:value-type="float" office:value="49698" table:style-name="ce5">
            <text:p>49698</text:p>
          </table:table-cell>
          <table:table-cell office:value-type="float" office:value="310" table:style-name="ce5">
            <text:p>310</text:p>
          </table:table-cell>
          <table:table-cell office:value-type="string" table:style-name="ce5">
            <text:p>Utrecht, Nederland</text:p>
          </table:table-cell>
          <table:table-cell office:value-type="string" table:style-name="ce8">
            <text:p><text:a xlink:href="http://twitter.com/UniUtrecht/statuses/1163377035571539968">http://twitter.com/UniUtrecht/statuses/1163377035571539968</text:a></text:p>
          </table:table-cell>
          <table:table-cell office:value-type="string" table:style-name="ce5">
            <text:p>{"hashtags":[{"text":"delta","indices":[112,118]}],"symbols":[],"user_mentions":[{"screen_name":"UUGeo","name":"Geowetenschappen UU","id":49980589,"id_str":"49980589","indices":[3,9]}],"urls":[]}</text:p>
          </table:table-cell>
          <table:table-cell table:number-columns-repeated="16366"/>
        </table:table-row>
        <table:table-row table:style-name="ro4">
          <table:table-cell office:value-type="string" table:style-name="ce4">
            <text:p>1163376827785601026</text:p>
          </table:table-cell>
          <table:table-cell office:value-type="string" table:style-name="ce5">
            <text:p>PeredaLab</text:p>
          </table:table-cell>
          <table:table-cell office:value-type="string" table:style-name="ce6">
            <text:p>RT @MBIsg: The mechanical stability of talin-KANK1 interactions at the microtubule-focal adhesions interface described in this @NanoLetters study involving scientists from @MBIsg@UniKent @bengoult @utrechtUni</text:p>
            <text:p/>
            <text:p>https://t.co/Jyuihu6RDf</text:p>
          </table:table-cell>
          <table:table-cell office:value-type="string" table:style-name="ce5">
            <text:p>Mon Aug 19 09:07:04 +0000 2019</text:p>
          </table:table-cell>
          <table:table-cell office:value-type="date" office:date-value="2019-08-19T10:07:04" table:style-name="ce7">
            <text:p>19/08/2019 10:07:04</text:p>
          </table:table-cell>
          <table:table-cell table:number-columns-repeated="4" table:style-name="ce5"/>
          <table:table-cell office:value-type="string" table:style-name="ce5">
            <text:p>2306990233</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449203566645747712/HgksELI__normal.jpeg">http://pbs.twimg.com/profile_images/449203566645747712/HgksELI__normal.jpeg</text:a></text:p>
          </table:table-cell>
          <table:table-cell office:value-type="float" office:value="308" table:style-name="ce5">
            <text:p>308</text:p>
          </table:table-cell>
          <table:table-cell office:value-type="float" office:value="412" table:style-name="ce5">
            <text:p>412</text:p>
          </table:table-cell>
          <table:table-cell table:style-name="ce5"/>
          <table:table-cell office:value-type="string" table:style-name="ce8">
            <text:p><text:a xlink:href="http://twitter.com/PeredaLab/statuses/1163376827785601026">http://twitter.com/PeredaLab/statuses/1163376827785601026</text:a></text:p>
          </table:table-cell>
          <table:table-cell office:value-type="string" table:style-name="ce5">
            <text:p>{"hashtags":[],"symbols":[],"user_mentions":[{"screen_name":"MBIsg","name":"MBI Singapore","id":3757128318,"id_str":"3757128318","indices":[3,9]},{"screen_name":"NanoLetters","name":"Nano Letters","id":22986334,"id_str":"22986334","indices":[127,139]}],"urls":[]}</text:p>
          </table:table-cell>
          <table:table-cell table:number-columns-repeated="16366"/>
        </table:table-row>
        <table:table-row table:style-name="ro2">
          <table:table-cell office:value-type="string" table:style-name="ce4">
            <text:p>1163376589121499136</text:p>
          </table:table-cell>
          <table:table-cell office:value-type="string" table:style-name="ce5">
            <text:p>UUGeo</text:p>
          </table:table-cell>
          <table:table-cell office:value-type="string" table:style-name="ce6">
            <text:p>350mln people worldwide live in deltas. Dam construction and other human activities increase risk of #delta drowning, as they reduce the delivery of sediment, writes @Frances_Dunn @UtrechtUni with colleagues @unisouthampton https://t.co/YGI5u0eNKI https://t.co/lUJNiEA8pb</text:p>
          </table:table-cell>
          <table:table-cell office:value-type="string" table:style-name="ce5">
            <text:p>Mon Aug 19 09:06:07 +0000 2019</text:p>
          </table:table-cell>
          <table:table-cell office:value-type="date" office:date-value="2019-08-19T10:06:07" table:style-name="ce7">
            <text:p>19/08/2019 10:06:07</text:p>
          </table:table-cell>
          <table:table-cell table:number-columns-repeated="4" table:style-name="ce5"/>
          <table:table-cell office:value-type="string" table:style-name="ce5">
            <text:p>49980589</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010137619383177216/DBeuOKC8_normal.jpg">http://pbs.twimg.com/profile_images/1010137619383177216/DBeuOKC8_normal.jpg</text:a></text:p>
          </table:table-cell>
          <table:table-cell office:value-type="float" office:value="2111" table:style-name="ce5">
            <text:p>2111</text:p>
          </table:table-cell>
          <table:table-cell office:value-type="float" office:value="481" table:style-name="ce5">
            <text:p>481</text:p>
          </table:table-cell>
          <table:table-cell office:value-type="string" table:style-name="ce5">
            <text:p>Utrecht, Netherlands</text:p>
          </table:table-cell>
          <table:table-cell office:value-type="string" table:style-name="ce8">
            <text:p><text:a xlink:href="http://twitter.com/UUGeo/statuses/1163376589121499136">http://twitter.com/UUGeo/statuses/1163376589121499136</text:a></text:p>
          </table:table-cell>
          <table:table-cell office:value-type="string" table:style-name="ce5">
            <text:p>{"hashtags":[{"text":"delta","indices":[101,107]}],"symbols":[],"user_mentions":[{"screen_name":"Frances_Dunn","name":"Frances Dunn","id":90934962,"id_str":"90934962","indices":[166,179]},{"screen_name":"UtrechtUni","name":"Utrecht University","id":33550981,"id_str":"33550981","indices":[180,191]},{"screen_name":"unisouthampton","name":"University of Southampton","id":26203004,"id_str":"26203004","indices":[208,223]}],"urls":[{"url":"https://t.co/YGI5u0eNKI","expanded_url":"https://www.uu.nl/en/news/human-intervention-increases-risk-of-delta-drowning","display_url":"uu.nl/en/news/human-…","indices":[224,247]}],"media":[{"id":1163376525502242800,"id_str":"1163376525502242816","indices":[248,271],"media_url":"http://pbs.twimg.com/ext_tw_video_thumb/1163376525502242816/pu/img/zgekRZFybgLeS8t9.jpg","media_url_https":"https://pbs.twimg.com/ext_tw_video_thumb/1163376525502242816/pu/img/zgekRZFybgLeS8t9.jpg","url":"https://t.co/lUJNiEA8pb","display_url":"pic.twitter.com/lUJNiEA8pb","expanded_url":"https://twitter.com/UUGeo/status/1163376589121499136/video/1","type":"photo","sizes":{"thumb":{"w":150,"h":150,"resize":"crop"},"medium":{"w":1200,"h":675,"resize":"fit"},"small":{"w":680,"h":383,"resize":"fit"},"large":{"w":1280,"h":720,"resize":"fit"}}}]}</text:p>
          </table:table-cell>
          <table:table-cell table:number-columns-repeated="16366"/>
        </table:table-row>
        <table:table-row table:style-name="ro5">
          <table:table-cell office:value-type="string" table:style-name="ce4">
            <text:p>1163376534582898689</text:p>
          </table:table-cell>
          <table:table-cell office:value-type="string" table:style-name="ce5">
            <text:p>UniUtrecht</text:p>
          </table:table-cell>
          <table:table-cell office:value-type="string" table:style-name="ce6">
            <text:p>RT @UniUtrechtPE: Naomi Ellemers, universiteitshoogleraar van @UniUtrecht, houdt een minicollege bij Lowlands Science https://t.co/Wq6quhz83b</text:p>
          </table:table-cell>
          <table:table-cell office:value-type="string" table:style-name="ce5">
            <text:p>Mon Aug 19 09:05:54 +0000 2019</text:p>
          </table:table-cell>
          <table:table-cell office:value-type="date" office:date-value="2019-08-19T10:05:54" table:style-name="ce7">
            <text:p>19/08/2019 10:05:54</text:p>
          </table:table-cell>
          <table:table-cell table:number-columns-repeated="4" table:style-name="ce5"/>
          <table:table-cell office:value-type="string" table:style-name="ce5">
            <text:p>33548291</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458549853077774336/0pzRKaLW_normal.jpeg">http://pbs.twimg.com/profile_images/458549853077774336/0pzRKaLW_normal.jpeg</text:a></text:p>
          </table:table-cell>
          <table:table-cell office:value-type="float" office:value="49698" table:style-name="ce5">
            <text:p>49698</text:p>
          </table:table-cell>
          <table:table-cell office:value-type="float" office:value="310" table:style-name="ce5">
            <text:p>310</text:p>
          </table:table-cell>
          <table:table-cell office:value-type="string" table:style-name="ce5">
            <text:p>Utrecht, Nederland</text:p>
          </table:table-cell>
          <table:table-cell office:value-type="string" table:style-name="ce8">
            <text:p><text:a xlink:href="http://twitter.com/UniUtrecht/statuses/1163376534582898689">http://twitter.com/UniUtrecht/statuses/1163376534582898689</text:a></text:p>
          </table:table-cell>
          <table:table-cell office:value-type="string" table:style-name="ce5">
            <text:p>{"hashtags":[],"symbols":[],"user_mentions":[{"screen_name":"UniUtrechtPE","name":"Public Engagement","id":925283063784976400,"id_str":"925283063784976390","indices":[3,16]},{"screen_name":"UniUtrecht","name":"Universiteit Utrecht","id":33548291,"id_str":"33548291","indices":[62,73]}],"urls":[]}</text:p>
          </table:table-cell>
          <table:table-cell table:number-columns-repeated="16366"/>
        </table:table-row>
        <table:table-row table:style-name="ro4">
          <table:table-cell office:value-type="string" table:style-name="ce4">
            <text:p>1163376374712635392</text:p>
          </table:table-cell>
          <table:table-cell office:value-type="string" table:style-name="ce5">
            <text:p>MBIsg</text:p>
          </table:table-cell>
          <table:table-cell office:value-type="string" table:style-name="ce6">
            <text:p>The mechanical stability of talin-KANK1 interactions at the microtubule-focal adhesions interface described in this @NanoLetters study involving scientists from @MBIsg@UniKent @bengoult @utrechtUni</text:p>
            <text:p/>
            <text:p>https://t.co/Jyuihu6RDf</text:p>
          </table:table-cell>
          <table:table-cell office:value-type="string" table:style-name="ce5">
            <text:p>Mon Aug 19 09:05:16 +0000 2019</text:p>
          </table:table-cell>
          <table:table-cell office:value-type="date" office:date-value="2019-08-19T10:05:16" table:style-name="ce7">
            <text:p>19/08/2019 10:05:16</text:p>
          </table:table-cell>
          <table:table-cell table:number-columns-repeated="4" table:style-name="ce5"/>
          <table:table-cell office:value-type="string" table:style-name="ce5">
            <text:p>3757128318</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881719746432913408/K_lJdSNp_normal.jpg">http://pbs.twimg.com/profile_images/881719746432913408/K_lJdSNp_normal.jpg</text:a></text:p>
          </table:table-cell>
          <table:table-cell office:value-type="float" office:value="730" table:style-name="ce5">
            <text:p>730</text:p>
          </table:table-cell>
          <table:table-cell office:value-type="float" office:value="98" table:style-name="ce5">
            <text:p>98</text:p>
          </table:table-cell>
          <table:table-cell office:value-type="string" table:style-name="ce5">
            <text:p>Singapore</text:p>
          </table:table-cell>
          <table:table-cell office:value-type="string" table:style-name="ce8">
            <text:p><text:a xlink:href="http://twitter.com/MBIsg/statuses/1163376374712635392">http://twitter.com/MBIsg/statuses/1163376374712635392</text:a></text:p>
          </table:table-cell>
          <table:table-cell office:value-type="string" table:style-name="ce5">
            <text:p>{"hashtags":[],"symbols":[],"user_mentions":[{"screen_name":"NanoLetters","name":"Nano Letters","id":22986334,"id_str":"22986334","indices":[116,128]},{"screen_name":"bengoult","name":"Ben Goult","id":202113784,"id_str":"202113784","indices":[176,185]},{"screen_name":"UtrechtUni","name":"Utrecht University","id":33550981,"id_str":"33550981","indices":[186,197]}],"urls":[{"url":"https://t.co/Jyuihu6RDf","expanded_url":"https://pubs.acs.org/doi/10.1021/acs.nanolett.9b01732","display_url":"pubs.acs.org/doi/10.1021/ac…","indices":[199,222]}]}</text:p>
          </table:table-cell>
          <table:table-cell table:number-columns-repeated="16366"/>
        </table:table-row>
        <table:table-row table:style-name="ro8">
          <table:table-cell office:value-type="string" table:style-name="ce4">
            <text:p>1163369366609489920</text:p>
          </table:table-cell>
          <table:table-cell office:value-type="string" table:style-name="ce5">
            <text:p>Eriksson_Monash</text:p>
          </table:table-cell>
          <table:table-cell office:value-type="string" table:style-name="ce6">
            <text:p>@Kate_Seear @UtrechtUni My sister and her family lives there, have had the pleasure of spending quite a bit of time there 🤓</text:p>
          </table:table-cell>
          <table:table-cell office:value-type="string" table:style-name="ce5">
            <text:p>Mon Aug 19 08:37:26 +0000 2019</text:p>
          </table:table-cell>
          <table:table-cell office:value-type="date" office:date-value="2019-08-19T09:37:26" table:style-name="ce7">
            <text:p>19/08/2019 09:37:26</text:p>
          </table:table-cell>
          <table:table-cell table:number-columns-repeated="2" table:style-name="ce5"/>
          <table:table-cell office:value-type="string" table:style-name="ce5">
            <text:p>1461777931</text:p>
          </table:table-cell>
          <table:table-cell office:value-type="string" table:style-name="ce5">
            <text:p>Kate_Seear</text:p>
          </table:table-cell>
          <table:table-cell office:value-type="string" table:style-name="ce5">
            <text:p>745070527</text:p>
          </table:table-cell>
          <table:table-cell office:value-type="string" table:style-name="ce5">
            <text:p>1163334706672394240</text:p>
          </table:table-cell>
          <table:table-cell office:value-type="string" table:style-name="ce5">
            <text:p>&lt;a href="http://twitter.com/download/iphone" rel="nofollow"&gt;Twitter for iPhone&lt;/a&gt;</text:p>
          </table:table-cell>
          <table:table-cell office:value-type="string" table:style-name="ce8">
            <text:p><text:a xlink:href="http://pbs.twimg.com/profile_images/1136782858096275456/KOt5k9aI_normal.png">http://pbs.twimg.com/profile_images/1136782858096275456/KOt5k9aI_normal.png</text:a></text:p>
          </table:table-cell>
          <table:table-cell office:value-type="float" office:value="918" table:style-name="ce5">
            <text:p>918</text:p>
          </table:table-cell>
          <table:table-cell office:value-type="float" office:value="487" table:style-name="ce5">
            <text:p>487</text:p>
          </table:table-cell>
          <table:table-cell table:style-name="ce5"/>
          <table:table-cell office:value-type="string" table:style-name="ce8">
            <text:p><text:a xlink:href="http://twitter.com/Eriksson_Monash/statuses/1163369366609489920">http://twitter.com/Eriksson_Monash/statuses/1163369366609489920</text:a></text:p>
          </table:table-cell>
          <table:table-cell office:value-type="string" table:style-name="ce5">
            <text:p>{"hashtags":[],"symbols":[],"user_mentions":[{"screen_name":"Kate_Seear","name":"A/Prof Kate Seear","id":1461777931,"id_str":"1461777931","indices":[0,11]},{"screen_name":"UtrechtUni","name":"Utrecht University","id":33550981,"id_str":"33550981","indices":[12,23]}],"urls":[]}</text:p>
          </table:table-cell>
          <table:table-cell table:number-columns-repeated="16366"/>
        </table:table-row>
        <table:table-row table:style-name="ro2">
          <table:table-cell office:value-type="string" table:style-name="ce4">
            <text:p>1163368617850880000</text:p>
          </table:table-cell>
          <table:table-cell office:value-type="string" table:style-name="ce5">
            <text:p>UUCopernicus</text:p>
          </table:table-cell>
          <table:table-cell office:value-type="string" table:style-name="ce6">
            <text:p>Increasing numbers of wolves are being spotted in the Netherlands. “We need to wise up and act before shooting becomes standard policy again,” says ecologist Dr. Joris Cromsigt, assistant professor at @UUCopernicus, <text:s/>@UtrechtUni. https://t.co/6xPZMOCgkn</text:p>
          </table:table-cell>
          <table:table-cell office:value-type="string" table:style-name="ce5">
            <text:p>Mon Aug 19 08:34:27 +0000 2019</text:p>
          </table:table-cell>
          <table:table-cell office:value-type="date" office:date-value="2019-08-19T09:34:27" table:style-name="ce7">
            <text:p>19/08/2019 09:34:27</text:p>
          </table:table-cell>
          <table:table-cell table:number-columns-repeated="4" table:style-name="ce5"/>
          <table:table-cell office:value-type="string" table:style-name="ce5">
            <text:p>4425195676</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674572227925385216/UHUCqZBp_normal.png">http://pbs.twimg.com/profile_images/674572227925385216/UHUCqZBp_normal.png</text:a></text:p>
          </table:table-cell>
          <table:table-cell office:value-type="float" office:value="1509" table:style-name="ce5">
            <text:p>1509</text:p>
          </table:table-cell>
          <table:table-cell office:value-type="float" office:value="754" table:style-name="ce5">
            <text:p>754</text:p>
          </table:table-cell>
          <table:table-cell office:value-type="string" table:style-name="ce5">
            <text:p>Utrecht, Nederland</text:p>
          </table:table-cell>
          <table:table-cell office:value-type="string" table:style-name="ce8">
            <text:p><text:a xlink:href="http://twitter.com/UUCopernicus/statuses/1163368617850880000">http://twitter.com/UUCopernicus/statuses/1163368617850880000</text:a></text:p>
          </table:table-cell>
          <table:table-cell office:value-type="string" table:style-name="ce5">
            <text:p>{"hashtags":[],"symbols":[],"user_mentions":[{"screen_name":"UUCopernicus","name":"Copernicus Institute of Sustainable Development UU","id":4425195676,"id_str":"4425195676","indices":[201,214]},{"screen_name":"UtrechtUni","name":"Utrecht University","id":33550981,"id_str":"33550981","indices":[217,228]}],"urls":[{"url":"https://t.co/6xPZMOCgkn","expanded_url":"https://www.uu.nl/en/news/return-of-the-wolf-how-we-can-live-together","display_url":"uu.nl/en/news/return…","indices":[230,253]}]}</text:p>
          </table:table-cell>
          <table:table-cell table:number-columns-repeated="16366"/>
        </table:table-row>
        <table:table-row table:style-name="ro2">
          <table:table-cell office:value-type="string" table:style-name="ce4">
            <text:p>1163367039098130433</text:p>
          </table:table-cell>
          <table:table-cell office:value-type="string" table:style-name="ce5">
            <text:p>ClimateKIC_NL</text:p>
          </table:table-cell>
          <table:table-cell office:value-type="string" table:style-name="ce6">
            <text:p>RT @Joerivds: Today I’m teaching #systemschange w 40 students from all over Europe as part of #ClimateJourney summer school @UniUtrecht @ClimateKIC @EITeu How to develop smart interventions &amp;amp; new ventures that help create climate innovation. https://t.co/NT1vLoGOvj</text:p>
          </table:table-cell>
          <table:table-cell office:value-type="string" table:style-name="ce5">
            <text:p>Mon Aug 19 08:28:11 +0000 2019</text:p>
          </table:table-cell>
          <table:table-cell office:value-type="date" office:date-value="2019-08-19T09:28:11" table:style-name="ce7">
            <text:p>19/08/2019 09:28:11</text:p>
          </table:table-cell>
          <table:table-cell table:number-columns-repeated="4" table:style-name="ce5"/>
          <table:table-cell office:value-type="string" table:style-name="ce5">
            <text:p>2589421182</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661211110012354561/9PTFdwEZ_normal.jpg">http://pbs.twimg.com/profile_images/661211110012354561/9PTFdwEZ_normal.jpg</text:a></text:p>
          </table:table-cell>
          <table:table-cell office:value-type="float" office:value="2311" table:style-name="ce5">
            <text:p>2311</text:p>
          </table:table-cell>
          <table:table-cell office:value-type="float" office:value="949" table:style-name="ce5">
            <text:p>949</text:p>
          </table:table-cell>
          <table:table-cell office:value-type="string" table:style-name="ce5">
            <text:p>NL: Utrecht, Delft, Wageningen</text:p>
          </table:table-cell>
          <table:table-cell office:value-type="string" table:style-name="ce8">
            <text:p><text:a xlink:href="http://twitter.com/ClimateKIC_NL/statuses/1163367039098130433">http://twitter.com/ClimateKIC_NL/statuses/1163367039098130433</text:a></text:p>
          </table:table-cell>
          <table:table-cell office:value-type="string" table:style-name="ce5">
            <text:p>{"hashtags":[{"text":"systemschange","indices":[33,47]},{"text":"ClimateJourney","indices":[94,109]}],"symbols":[],"user_mentions":[{"screen_name":"Joerivds","name":"Joeri vd Steenhoven","id":20856024,"id_str":"20856024","indices":[3,12]},{"screen_name":"UniUtrecht","name":"Universiteit Utrecht","id":33548291,"id_str":"33548291","indices":[124,135]}],"urls":[]}</text:p>
          </table:table-cell>
          <table:table-cell table:number-columns-repeated="16366"/>
        </table:table-row>
        <table:table-row table:number-rows-repeated="2" table:style-name="ro2">
          <table:table-cell office:value-type="string" table:style-name="ce4">
            <text:p>1163366997226397697</text:p>
          </table:table-cell>
          <table:table-cell office:value-type="string" table:style-name="ce5">
            <text:p>GaleEMEA</text:p>
          </table:table-cell>
          <table:table-cell office:value-type="string" table:style-name="ce6">
            <text:p>Professor Joris van Eijnatten, Head of the Department of #History at @UtrechtUni , is interested in #DigitalHumanities and focuses on a variety of topics including 20th-century history, Europe, modernity, and religion. Read his case study here &amp;gt; <text:s/>#DH #ECCO #Archvies https://t.co/r1bRm3S5al</text:p>
          </table:table-cell>
          <table:table-cell office:value-type="string" table:style-name="ce5">
            <text:p>Mon Aug 19 08:28:01 +0000 2019</text:p>
          </table:table-cell>
          <table:table-cell office:value-type="date" office:date-value="2019-08-19T09:28:01" table:style-name="ce7">
            <text:p>19/08/2019 09:28:01</text:p>
          </table:table-cell>
          <table:table-cell table:number-columns-repeated="4" table:style-name="ce5"/>
          <table:table-cell office:value-type="string" table:style-name="ce5">
            <text:p>229059335</text:p>
          </table:table-cell>
          <table:table-cell table:style-name="ce5"/>
          <table:table-cell office:value-type="string" table:style-name="ce5">
            <text:p>&lt;a href="https://sproutsocial.com" rel="nofollow"&gt;Sprout Social&lt;/a&gt;</text:p>
          </table:table-cell>
          <table:table-cell office:value-type="string" table:style-name="ce8">
            <text:p><text:a xlink:href="http://pbs.twimg.com/profile_images/778611774295793664/3g9zzevb_normal.jpg">http://pbs.twimg.com/profile_images/778611774295793664/3g9zzevb_normal.jpg</text:a></text:p>
          </table:table-cell>
          <table:table-cell office:value-type="float" office:value="1317" table:style-name="ce5">
            <text:p>1317</text:p>
          </table:table-cell>
          <table:table-cell office:value-type="float" office:value="3109" table:style-name="ce5">
            <text:p>3109</text:p>
          </table:table-cell>
          <table:table-cell office:value-type="string" table:style-name="ce5">
            <text:p>United Kingdom</text:p>
          </table:table-cell>
          <table:table-cell office:value-type="string" table:style-name="ce8">
            <text:p><text:a xlink:href="http://twitter.com/GaleEMEA/statuses/1163366997226397697">http://twitter.com/GaleEMEA/statuses/1163366997226397697</text:a></text:p>
          </table:table-cell>
          <table:table-cell office:value-type="string" table:style-name="ce5">
            <text:p>{"hashtags":[{"text":"History","indices":[57,65]},{"text":"DigitalHumanities","indices":[100,118]},{"text":"DH","indices":[250,253]},{"text":"ECCO","indices":[254,259]},{"text":"Archvies","indices":[260,269]}],"symbols":[],"user_mentions":[{"screen_name":"UtrechtUni","name":"Utrecht University","id":33550981,"id_str":"33550981","indices":[69,80]}],"urls":[],"media":[{"id":1163366995368304600,"id_str":"1163366995368304640","indices":[270,293],"media_url":"http://pbs.twimg.com/media/ECUcHlZXYAAf8dq.png","media_url_https":"https://pbs.twimg.com/media/ECUcHlZXYAAf8dq.png","url":"https://t.co/r1bRm3S5al","display_url":"pic.twitter.com/r1bRm3S5al","expanded_url":"https://twitter.com/GaleEMEA/status/1163366997226397697/photo/1","type":"photo","sizes":{"large":{"w":440,"h":220,"resize":"fit"},"thumb":{"w":150,"h":150,"resize":"crop"},"medium":{"w":440,"h":220,"resize":"fit"},"small":{"w":440,"h":220,"resize":"fit"}}}]}</text:p>
          </table:table-cell>
          <table:table-cell table:number-columns-repeated="16366"/>
        </table:table-row>
        <table:table-row table:style-name="ro5">
          <table:table-cell office:value-type="string" table:style-name="ce4">
            <text:p>1163357792612298752</text:p>
          </table:table-cell>
          <table:table-cell office:value-type="string" table:style-name="ce5">
            <text:p>ServiceManagmnt</text:p>
          </table:table-cell>
          <table:table-cell office:value-type="string" table:style-name="ce6">
            <text:p>75 procent festivalgangers heeft poepbacteriën op de handen https://t.co/ywg1MnTfzg @zwartecross @UniUtrecht https://t.co/n395RtJzHE</text:p>
          </table:table-cell>
          <table:table-cell office:value-type="string" table:style-name="ce5">
            <text:p>Mon Aug 19 07:51:26 +0000 2019</text:p>
          </table:table-cell>
          <table:table-cell office:value-type="date" office:date-value="2019-08-19T08:51:26" table:style-name="ce7">
            <text:p>19/08/2019 08:51:26</text:p>
          </table:table-cell>
          <table:table-cell table:number-columns-repeated="4" table:style-name="ce5"/>
          <table:table-cell office:value-type="string" table:style-name="ce5">
            <text:p>267309776</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519828887140700160/XAUvAfXY_normal.png">http://pbs.twimg.com/profile_images/519828887140700160/XAUvAfXY_normal.png</text:a></text:p>
          </table:table-cell>
          <table:table-cell office:value-type="float" office:value="3523" table:style-name="ce5">
            <text:p>3523</text:p>
          </table:table-cell>
          <table:table-cell office:value-type="float" office:value="2868" table:style-name="ce5">
            <text:p>2868</text:p>
          </table:table-cell>
          <table:table-cell office:value-type="string" table:style-name="ce5">
            <text:p>Nederland</text:p>
          </table:table-cell>
          <table:table-cell office:value-type="string" table:style-name="ce8">
            <text:p><text:a xlink:href="http://twitter.com/ServiceManagmnt/statuses/1163357792612298752">http://twitter.com/ServiceManagmnt/statuses/1163357792612298752</text:a></text:p>
          </table:table-cell>
          <table:table-cell office:value-type="string" table:style-name="ce5">
            <text:p>{"hashtags":[],"symbols":[],"user_mentions":[{"screen_name":"zwartecross","name":"Zwarte Cross","id":262596170,"id_str":"262596170","indices":[84,96]},{"screen_name":"UniUtrecht","name":"Universiteit Utrecht","id":33548291,"id_str":"33548291","indices":[97,108]}],"urls":[{"url":"https://t.co/ywg1MnTfzg","expanded_url":"https://servicemanagement.nl/75-procent-festivalgangers-heeft-poepbacterien-op-de-handen/","display_url":"servicemanagement.nl/75-procent-fes…","indices":[60,83]}],"media":[{"id":1163357786165710800,"id_str":"1163357786165710848","indices":[109,132],"media_url":"http://pbs.twimg.com/media/ECUTvicXkAA3QBl.jpg","media_url_https":"https://pbs.twimg.com/media/ECUTvicXkAA3QBl.jpg","url":"https://t.co/n395RtJzHE","display_url":"pic.twitter.com/n395RtJzHE","expanded_url":"https://twitter.com/ServiceManagmnt/status/1163357792612298752/photo/1","type":"photo","sizes":{"thumb":{"w":150,"h":150,"resize":"crop"},"large":{"w":1000,"h":667,"resize":"fit"},"small":{"w":680,"h":454,"resize":"fit"},"medium":{"w":1000,"h":667,"resize":"fit"}}}]}</text:p>
          </table:table-cell>
          <table:table-cell table:number-columns-repeated="16366"/>
        </table:table-row>
        <table:table-row table:style-name="ro1">
          <table:table-cell office:value-type="string" table:style-name="ce4">
            <text:p>1163349228132982785</text:p>
          </table:table-cell>
          <table:table-cell office:value-type="string" table:style-name="ce5">
            <text:p>moniek_tromp</text:p>
          </table:table-cell>
          <table:table-cell office:value-type="string" table:style-name="ce6">
            <text:p>@deuxbeck @ChemCatChem @UniUtrecht Not full 3D though😉</text:p>
          </table:table-cell>
          <table:table-cell office:value-type="string" table:style-name="ce5">
            <text:p>Mon Aug 19 07:17:24 +0000 2019</text:p>
          </table:table-cell>
          <table:table-cell office:value-type="date" office:date-value="2019-08-19T08:17:24" table:style-name="ce7">
            <text:p>19/08/2019 08:17:24</text:p>
          </table:table-cell>
          <table:table-cell table:number-columns-repeated="2" table:style-name="ce5"/>
          <table:table-cell office:value-type="string" table:style-name="ce5">
            <text:p>378552811</text:p>
          </table:table-cell>
          <table:table-cell office:value-type="string" table:style-name="ce5">
            <text:p>deuxbeck</text:p>
          </table:table-cell>
          <table:table-cell office:value-type="string" table:style-name="ce5">
            <text:p>788645173970558976</text:p>
          </table:table-cell>
          <table:table-cell office:value-type="string" table:style-name="ce5">
            <text:p>1163348511963983872</text:p>
          </table:table-cell>
          <table:table-cell office:value-type="string" table:style-name="ce5">
            <text:p>&lt;a href="http://twitter.com/download/android" rel="nofollow"&gt;Twitter for Android&lt;/a&gt;</text:p>
          </table:table-cell>
          <table:table-cell office:value-type="string" table:style-name="ce8">
            <text:p><text:a xlink:href="http://pbs.twimg.com/profile_images/1115276869182554112/_3kUKX37_normal.png">http://pbs.twimg.com/profile_images/1115276869182554112/_3kUKX37_normal.png</text:a></text:p>
          </table:table-cell>
          <table:table-cell office:value-type="float" office:value="674" table:style-name="ce5">
            <text:p>674</text:p>
          </table:table-cell>
          <table:table-cell office:value-type="float" office:value="593" table:style-name="ce5">
            <text:p>593</text:p>
          </table:table-cell>
          <table:table-cell office:value-type="string" table:style-name="ce5">
            <text:p>Utrecht, The Netherlands</text:p>
          </table:table-cell>
          <table:table-cell office:value-type="string" table:style-name="ce8">
            <text:p><text:a xlink:href="http://twitter.com/moniek_tromp/statuses/1163349228132982785">http://twitter.com/moniek_tromp/statuses/1163349228132982785</text:a></text:p>
          </table:table-cell>
          <table:table-cell office:value-type="string" table:style-name="ce5">
            <text:p>{"hashtags":[],"symbols":[],"user_mentions":[{"screen_name":"deuxbeck","name":"Damien Debecker","id":378552811,"id_str":"378552811","indices":[0,9]},{"screen_name":"ChemCatChem","name":"ChemCatChem","id":2188006814,"id_str":"2188006814","indices":[10,22]},{"screen_name":"UniUtrecht","name":"Universiteit Utrecht","id":33548291,"id_str":"33548291","indices":[23,34]}],"urls":[]}</text:p>
          </table:table-cell>
          <table:table-cell table:number-columns-repeated="16366"/>
        </table:table-row>
        <table:table-row table:style-name="ro8">
          <table:table-cell office:value-type="string" table:style-name="ce4">
            <text:p>1163349221363343360</text:p>
          </table:table-cell>
          <table:table-cell office:value-type="string" table:style-name="ce5">
            <text:p>ChemCatChem</text:p>
          </table:table-cell>
          <table:table-cell office:value-type="string" table:style-name="ce6">
            <text:p>@deuxbeck @UniUtrecht I'm not sure I'm comfortable slicing up the Plenary speaker</text:p>
          </table:table-cell>
          <table:table-cell office:value-type="string" table:style-name="ce5">
            <text:p>Mon Aug 19 07:17:23 +0000 2019</text:p>
          </table:table-cell>
          <table:table-cell office:value-type="date" office:date-value="2019-08-19T08:17:23" table:style-name="ce7">
            <text:p>19/08/2019 08:17:23</text:p>
          </table:table-cell>
          <table:table-cell table:number-columns-repeated="2" table:style-name="ce5"/>
          <table:table-cell office:value-type="string" table:style-name="ce5">
            <text:p>378552811</text:p>
          </table:table-cell>
          <table:table-cell office:value-type="string" table:style-name="ce5">
            <text:p>deuxbeck</text:p>
          </table:table-cell>
          <table:table-cell office:value-type="string" table:style-name="ce5">
            <text:p>2188006814</text:p>
          </table:table-cell>
          <table:table-cell office:value-type="string" table:style-name="ce5">
            <text:p>1163348511963983872</text:p>
          </table:table-cell>
          <table:table-cell office:value-type="string" table:style-name="ce5">
            <text:p>&lt;a href="http://twitter.com/download/android" rel="nofollow"&gt;Twitter for Android&lt;/a&gt;</text:p>
          </table:table-cell>
          <table:table-cell office:value-type="string" table:style-name="ce8">
            <text:p><text:a xlink:href="http://pbs.twimg.com/profile_images/636559401805975552/f32Wqkv2_normal.jpg">http://pbs.twimg.com/profile_images/636559401805975552/f32Wqkv2_normal.jpg</text:a></text:p>
          </table:table-cell>
          <table:table-cell office:value-type="float" office:value="5108" table:style-name="ce5">
            <text:p>5108</text:p>
          </table:table-cell>
          <table:table-cell office:value-type="float" office:value="5486" table:style-name="ce5">
            <text:p>5486</text:p>
          </table:table-cell>
          <table:table-cell office:value-type="string" table:style-name="ce5">
            <text:p>Weinheim, Germany</text:p>
          </table:table-cell>
          <table:table-cell office:value-type="string" table:style-name="ce8">
            <text:p><text:a xlink:href="http://twitter.com/ChemCatChem/statuses/1163349221363343360">http://twitter.com/ChemCatChem/statuses/1163349221363343360</text:a></text:p>
          </table:table-cell>
          <table:table-cell office:value-type="string" table:style-name="ce5">
            <text:p>{"hashtags":[],"symbols":[],"user_mentions":[{"screen_name":"deuxbeck","name":"Damien Debecker","id":378552811,"id_str":"378552811","indices":[0,9]},{"screen_name":"UniUtrecht","name":"Universiteit Utrecht","id":33548291,"id_str":"33548291","indices":[10,21]}],"urls":[]}</text:p>
          </table:table-cell>
          <table:table-cell table:number-columns-repeated="16366"/>
        </table:table-row>
        <table:table-row table:style-name="ro1">
          <table:table-cell office:value-type="string" table:style-name="ce4">
            <text:p>1163348511963983872</text:p>
          </table:table-cell>
          <table:table-cell office:value-type="string" table:style-name="ce5">
            <text:p>deuxbeck</text:p>
          </table:table-cell>
          <table:table-cell office:value-type="string" table:style-name="ce6">
            <text:p>@ChemCatChem @UniUtrecht Tomography?</text:p>
          </table:table-cell>
          <table:table-cell office:value-type="string" table:style-name="ce5">
            <text:p>Mon Aug 19 07:14:33 +0000 2019</text:p>
          </table:table-cell>
          <table:table-cell office:value-type="date" office:date-value="2019-08-19T08:14:33" table:style-name="ce7">
            <text:p>19/08/2019 08:14:33</text:p>
          </table:table-cell>
          <table:table-cell table:number-columns-repeated="2" table:style-name="ce5"/>
          <table:table-cell office:value-type="string" table:style-name="ce5">
            <text:p>2188006814</text:p>
          </table:table-cell>
          <table:table-cell office:value-type="string" table:style-name="ce5">
            <text:p>ChemCatChem</text:p>
          </table:table-cell>
          <table:table-cell office:value-type="string" table:style-name="ce5">
            <text:p>378552811</text:p>
          </table:table-cell>
          <table:table-cell office:value-type="string" table:style-name="ce5">
            <text:p>1163096792248004608</text:p>
          </table:table-cell>
          <table:table-cell office:value-type="string" table:style-name="ce5">
            <text:p>&lt;a href="http://twitter.com/download/android" rel="nofollow"&gt;Twitter for Android&lt;/a&gt;</text:p>
          </table:table-cell>
          <table:table-cell office:value-type="string" table:style-name="ce8">
            <text:p><text:a xlink:href="http://pbs.twimg.com/profile_images/871292491579969536/NG4Tr46b_normal.jpg">http://pbs.twimg.com/profile_images/871292491579969536/NG4Tr46b_normal.jpg</text:a></text:p>
          </table:table-cell>
          <table:table-cell office:value-type="float" office:value="4315" table:style-name="ce5">
            <text:p>4315</text:p>
          </table:table-cell>
          <table:table-cell office:value-type="float" office:value="3420" table:style-name="ce5">
            <text:p>3420</text:p>
          </table:table-cell>
          <table:table-cell office:value-type="string" table:style-name="ce5">
            <text:p>Braine-l'Alleud, Belgique</text:p>
          </table:table-cell>
          <table:table-cell office:value-type="string" table:style-name="ce8">
            <text:p><text:a xlink:href="http://twitter.com/deuxbeck/statuses/1163348511963983872">http://twitter.com/deuxbeck/statuses/1163348511963983872</text:a></text:p>
          </table:table-cell>
          <table:table-cell office:value-type="string" table:style-name="ce5">
            <text:p>{"hashtags":[],"symbols":[],"user_mentions":[{"screen_name":"ChemCatChem","name":"ChemCatChem","id":2188006814,"id_str":"2188006814","indices":[0,12]},{"screen_name":"UniUtrecht","name":"Universiteit Utrecht","id":33548291,"id_str":"33548291","indices":[13,24]}],"urls":[]}</text:p>
          </table:table-cell>
          <table:table-cell table:number-columns-repeated="16366"/>
        </table:table-row>
        <table:table-row table:style-name="ro2">
          <table:table-cell office:value-type="string" table:style-name="ce4">
            <text:p>1163347589204533248</text:p>
          </table:table-cell>
          <table:table-cell office:value-type="string" table:style-name="ce5">
            <text:p>erikvveldhuisen</text:p>
          </table:table-cell>
          <table:table-cell office:value-type="string" table:style-name="ce6">
            <text:p>@basrodenburg @ingrid_dejong24 @nhdagblad @VET_UniUtrecht We produceren teveel kip nadat er vraag is, dat krijg je als de slachterij regisseur is. Die heeft baat bij lage prijzen! Verder mooi stuk, maar als de boer niet zijn stem mag laten horen in de keten. Blijft het aanmodderen</text:p>
          </table:table-cell>
          <table:table-cell office:value-type="string" table:style-name="ce5">
            <text:p>Mon Aug 19 07:10:53 +0000 2019</text:p>
          </table:table-cell>
          <table:table-cell office:value-type="date" office:date-value="2019-08-19T08:10:53" table:style-name="ce7">
            <text:p>19/08/2019 08:10:53</text:p>
          </table:table-cell>
          <table:table-cell table:number-columns-repeated="2" table:style-name="ce5"/>
          <table:table-cell office:value-type="string" table:style-name="ce5">
            <text:p>222035562</text:p>
          </table:table-cell>
          <table:table-cell office:value-type="string" table:style-name="ce5">
            <text:p>basrodenburg</text:p>
          </table:table-cell>
          <table:table-cell office:value-type="string" table:style-name="ce5">
            <text:p>422696532</text:p>
          </table:table-cell>
          <table:table-cell office:value-type="string" table:style-name="ce5">
            <text:p>1163341470960689152</text:p>
          </table:table-cell>
          <table:table-cell office:value-type="string" table:style-name="ce5">
            <text:p>&lt;a href="http://twitter.com/download/iphone" rel="nofollow"&gt;Twitter for iPhone&lt;/a&gt;</text:p>
          </table:table-cell>
          <table:table-cell office:value-type="string" table:style-name="ce8">
            <text:p><text:a xlink:href="http://pbs.twimg.com/profile_images/1104363083424763906/VB2jpCf-_normal.jpg">http://pbs.twimg.com/profile_images/1104363083424763906/VB2jpCf-_normal.jpg</text:a></text:p>
          </table:table-cell>
          <table:table-cell office:value-type="float" office:value="740" table:style-name="ce5">
            <text:p>740</text:p>
          </table:table-cell>
          <table:table-cell office:value-type="float" office:value="1073" table:style-name="ce5">
            <text:p>1073</text:p>
          </table:table-cell>
          <table:table-cell office:value-type="string" table:style-name="ce5">
            <text:p>renswoude</text:p>
          </table:table-cell>
          <table:table-cell office:value-type="string" table:style-name="ce8">
            <text:p><text:a xlink:href="http://twitter.com/erikvveldhuisen/statuses/1163347589204533248">http://twitter.com/erikvveldhuisen/statuses/1163347589204533248</text:a></text:p>
          </table:table-cell>
          <table:table-cell office:value-type="string" table:style-name="ce5">
            <text:p>{"hashtags":[],"symbols":[],"user_mentions":[{"screen_name":"basrodenburg","name":"Bas Rodenburg","id":222035562,"id_str":"222035562","indices":[0,13]},{"screen_name":"ingrid_dejong24","name":"Ingrid de Jong","id":1273016886,"id_str":"1273016886","indices":[14,30]},{"screen_name":"nhdagblad","name":"NoordhollandsDagblad","id":23570649,"id_str":"23570649","indices":[31,41]},{"screen_name":"VET_UniUtrecht","name":"Diergeneeskunde","id":215977394,"id_str":"215977394","indices":[42,57]}],"urls":[]}</text:p>
          </table:table-cell>
          <table:table-cell table:number-columns-repeated="16366"/>
        </table:table-row>
        <table:table-row table:style-name="ro3">
          <table:table-cell office:value-type="string" table:style-name="ce4">
            <text:p>1163347553523511296</text:p>
          </table:table-cell>
          <table:table-cell office:value-type="string" table:style-name="ce5">
            <text:p>t_nestorowicz</text:p>
          </table:table-cell>
          <table:table-cell office:value-type="string" table:style-name="ce6">
            <text:p>RT @ShanghaiRanking: Top Universities in Netherlands.</text:p>
            <text:p/>
            <text:p>Academic Ranking of World Universities 2019! #Netherlands @UniUtrecht @univgroningen @erasmusuni @UniLeiden @Radboud_Uni @VUamsterdam @UvA_Amsterdam @tudelft @WUR @MaastrichtU https://t.co/vBgDWcN6Gc</text:p>
          </table:table-cell>
          <table:table-cell office:value-type="string" table:style-name="ce5">
            <text:p>Mon Aug 19 07:10:45 +0000 2019</text:p>
          </table:table-cell>
          <table:table-cell office:value-type="date" office:date-value="2019-08-19T08:10:45" table:style-name="ce7">
            <text:p>19/08/2019 08:10:45</text:p>
          </table:table-cell>
          <table:table-cell table:number-columns-repeated="4" table:style-name="ce5"/>
          <table:table-cell office:value-type="string" table:style-name="ce5">
            <text:p>1052535898645192704</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146163816423677953/LJXVxSVU_normal.png">http://pbs.twimg.com/profile_images/1146163816423677953/LJXVxSVU_normal.png</text:a></text:p>
          </table:table-cell>
          <table:table-cell office:value-type="float" office:value="9" table:style-name="ce5">
            <text:p>9</text:p>
          </table:table-cell>
          <table:table-cell office:value-type="float" office:value="135" table:style-name="ce5">
            <text:p>135</text:p>
          </table:table-cell>
          <table:table-cell office:value-type="string" table:style-name="ce5">
            <text:p>Utrecht, Nederland</text:p>
          </table:table-cell>
          <table:table-cell office:value-type="string" table:style-name="ce8">
            <text:p><text:a xlink:href="http://twitter.com/t_nestorowicz/statuses/1163347553523511296">http://twitter.com/t_nestorowicz/statuses/1163347553523511296</text:a></text:p>
          </table:table-cell>
          <table:table-cell office:value-type="string" table:style-name="ce5">
            <text:p>{"hashtags":[{"text":"Netherlands","indices":[101,113]}],"symbols":[],"user_mentions":[{"screen_name":"ShanghaiRanking","name":"ShanghaiRanking","id":394503067,"id_str":"394503067","indices":[3,19]},{"screen_name":"UniUtrecht","name":"Universiteit Utrecht","id":33548291,"id_str":"33548291","indices":[114,125]}],"urls":[]}</text:p>
          </table:table-cell>
          <table:table-cell table:number-columns-repeated="16366"/>
        </table:table-row>
        <table:table-row table:style-name="ro1">
          <table:table-cell office:value-type="string" table:style-name="ce4">
            <text:p>1163344134008004608</text:p>
          </table:table-cell>
          <table:table-cell office:value-type="string" table:style-name="ce5">
            <text:p>Bridie_OD</text:p>
          </table:table-cell>
          <table:table-cell office:value-type="string" table:style-name="ce6">
            <text:p>@Kate_Seear @UtrechtUni I love Utrecht 🇳🇱</text:p>
          </table:table-cell>
          <table:table-cell office:value-type="string" table:style-name="ce5">
            <text:p>Mon Aug 19 06:57:10 +0000 2019</text:p>
          </table:table-cell>
          <table:table-cell office:value-type="date" office:date-value="2019-08-19T07:57:10" table:style-name="ce7">
            <text:p>19/08/2019 07:57:10</text:p>
          </table:table-cell>
          <table:table-cell table:number-columns-repeated="2" table:style-name="ce5"/>
          <table:table-cell office:value-type="string" table:style-name="ce5">
            <text:p>1461777931</text:p>
          </table:table-cell>
          <table:table-cell office:value-type="string" table:style-name="ce5">
            <text:p>Kate_Seear</text:p>
          </table:table-cell>
          <table:table-cell office:value-type="string" table:style-name="ce5">
            <text:p>21464595</text:p>
          </table:table-cell>
          <table:table-cell office:value-type="string" table:style-name="ce5">
            <text:p>1163334706672394240</text:p>
          </table:table-cell>
          <table:table-cell office:value-type="string" table:style-name="ce5">
            <text:p>&lt;a href="http://twitter.com/download/iphone" rel="nofollow"&gt;Twitter for iPhone&lt;/a&gt;</text:p>
          </table:table-cell>
          <table:table-cell office:value-type="string" table:style-name="ce8">
            <text:p><text:a xlink:href="http://pbs.twimg.com/profile_images/1143075944879362048/277y7b44_normal.jpg">http://pbs.twimg.com/profile_images/1143075944879362048/277y7b44_normal.jpg</text:a></text:p>
          </table:table-cell>
          <table:table-cell office:value-type="float" office:value="8386" table:style-name="ce5">
            <text:p>8386</text:p>
          </table:table-cell>
          <table:table-cell office:value-type="float" office:value="692" table:style-name="ce5">
            <text:p>692</text:p>
          </table:table-cell>
          <table:table-cell office:value-type="string" table:style-name="ce5">
            <text:p>Melbourne</text:p>
          </table:table-cell>
          <table:table-cell office:value-type="string" table:style-name="ce8">
            <text:p><text:a xlink:href="http://twitter.com/Bridie_OD/statuses/1163344134008004608">http://twitter.com/Bridie_OD/statuses/1163344134008004608</text:a></text:p>
          </table:table-cell>
          <table:table-cell office:value-type="string" table:style-name="ce5">
            <text:p>{"hashtags":[],"symbols":[],"user_mentions":[{"screen_name":"Kate_Seear","name":"A/Prof Kate Seear","id":1461777931,"id_str":"1461777931","indices":[0,11]},{"screen_name":"UtrechtUni","name":"Utrecht University","id":33550981,"id_str":"33550981","indices":[12,23]}],"urls":[]}</text:p>
          </table:table-cell>
          <table:table-cell table:number-columns-repeated="16366"/>
        </table:table-row>
        <table:table-row table:style-name="ro5">
          <table:table-cell office:value-type="string" table:style-name="ce4">
            <text:p>1163341470960689152</text:p>
          </table:table-cell>
          <table:table-cell office:value-type="string" table:style-name="ce5">
            <text:p>basrodenburg</text:p>
          </table:table-cell>
          <table:table-cell office:value-type="string" table:style-name="ce6">
            <text:p>@ingrid_dejong24 @nhdagblad @VET_UniUtrecht Hierbij het volledige artikel, zoals het vrijdag is verschenen in het @nhdagblad! https://t.co/RkfSixXG2l</text:p>
          </table:table-cell>
          <table:table-cell office:value-type="string" table:style-name="ce5">
            <text:p>Mon Aug 19 06:46:35 +0000 2019</text:p>
          </table:table-cell>
          <table:table-cell office:value-type="date" office:date-value="2019-08-19T07:46:35" table:style-name="ce7">
            <text:p>19/08/2019 07:46:35</text:p>
          </table:table-cell>
          <table:table-cell table:number-columns-repeated="2" table:style-name="ce5"/>
          <table:table-cell office:value-type="string" table:style-name="ce5">
            <text:p>222035562</text:p>
          </table:table-cell>
          <table:table-cell office:value-type="string" table:style-name="ce5">
            <text:p>basrodenburg</text:p>
          </table:table-cell>
          <table:table-cell office:value-type="string" table:style-name="ce5">
            <text:p>222035562</text:p>
          </table:table-cell>
          <table:table-cell office:value-type="string" table:style-name="ce5">
            <text:p>1162256764768641030</text:p>
          </table:table-cell>
          <table:table-cell office:value-type="string" table:style-name="ce5">
            <text:p>&lt;a href="https://mobile.twitter.com" rel="nofollow"&gt;Twitter Web App&lt;/a&gt;</text:p>
          </table:table-cell>
          <table:table-cell office:value-type="string" table:style-name="ce8">
            <text:p><text:a xlink:href="http://pbs.twimg.com/profile_images/1107675585105588224/xBJuPZVF_normal.png">http://pbs.twimg.com/profile_images/1107675585105588224/xBJuPZVF_normal.png</text:a></text:p>
          </table:table-cell>
          <table:table-cell office:value-type="float" office:value="1910" table:style-name="ce5">
            <text:p>1910</text:p>
          </table:table-cell>
          <table:table-cell office:value-type="float" office:value="3758" table:style-name="ce5">
            <text:p>3758</text:p>
          </table:table-cell>
          <table:table-cell table:style-name="ce5"/>
          <table:table-cell office:value-type="string" table:style-name="ce8">
            <text:p><text:a xlink:href="http://twitter.com/basrodenburg/statuses/1163341470960689152">http://twitter.com/basrodenburg/statuses/1163341470960689152</text:a></text:p>
          </table:table-cell>
          <table:table-cell office:value-type="string" table:style-name="ce5">
            <text:p>{"hashtags":[],"symbols":[],"user_mentions":[{"screen_name":"ingrid_dejong24","name":"Ingrid de Jong","id":1273016886,"id_str":"1273016886","indices":[0,16]},{"screen_name":"nhdagblad","name":"NoordhollandsDagblad","id":23570649,"id_str":"23570649","indices":[17,27]},{"screen_name":"VET_UniUtrecht","name":"Diergeneeskunde","id":215977394,"id_str":"215977394","indices":[28,43]},{"screen_name":"nhdagblad","name":"NoordhollandsDagblad","id":23570649,"id_str":"23570649","indices":[114,124]}],"urls":[],"media":[{"id":1163341463637364700,"id_str":"1163341463637364736","indices":[126,149],"media_url":"http://pbs.twimg.com/media/ECUE5cSWkAAkxRV.jpg","media_url_https":"https://pbs.twimg.com/media/ECUE5cSWkAAkxRV.jpg","url":"https://t.co/RkfSixXG2l","display_url":"pic.twitter.com/RkfSixXG2l","expanded_url":"https://twitter.com/basrodenburg/status/1163341470960689152/photo/1","type":"photo","sizes":{"thumb":{"w":150,"h":150,"resize":"crop"},"small":{"w":680,"h":492,"resize":"fit"},"medium":{"w":1200,"h":868,"resize":"fit"},"large":{"w":2048,"h":1481,"resize":"fit"}}}]}</text:p>
          </table:table-cell>
          <table:table-cell table:number-columns-repeated="16366"/>
        </table:table-row>
        <table:table-row table:style-name="ro1">
          <table:table-cell office:value-type="string" table:style-name="ce4">
            <text:p>1163338797637128194</text:p>
          </table:table-cell>
          <table:table-cell office:value-type="string" table:style-name="ce5">
            <text:p>Kate_Seear</text:p>
          </table:table-cell>
          <table:table-cell office:value-type="string" table:style-name="ce6">
            <text:p>@anncasatnq @UtrechtUni Thanks Ann!</text:p>
          </table:table-cell>
          <table:table-cell office:value-type="string" table:style-name="ce5">
            <text:p>Mon Aug 19 06:35:57 +0000 2019</text:p>
          </table:table-cell>
          <table:table-cell office:value-type="date" office:date-value="2019-08-19T07:35:57" table:style-name="ce7">
            <text:p>19/08/2019 07:35:57</text:p>
          </table:table-cell>
          <table:table-cell table:number-columns-repeated="2" table:style-name="ce5"/>
          <table:table-cell office:value-type="string" table:style-name="ce5">
            <text:p>801741319496339456</text:p>
          </table:table-cell>
          <table:table-cell office:value-type="string" table:style-name="ce5">
            <text:p>anncasatnq</text:p>
          </table:table-cell>
          <table:table-cell office:value-type="string" table:style-name="ce5">
            <text:p>1461777931</text:p>
          </table:table-cell>
          <table:table-cell office:value-type="string" table:style-name="ce5">
            <text:p>1163338078112509952</text:p>
          </table:table-cell>
          <table:table-cell office:value-type="string" table:style-name="ce5">
            <text:p>&lt;a href="http://twitter.com/download/iphone" rel="nofollow"&gt;Twitter for iPhone&lt;/a&gt;</text:p>
          </table:table-cell>
          <table:table-cell office:value-type="string" table:style-name="ce8">
            <text:p><text:a xlink:href="http://pbs.twimg.com/profile_images/1108136826022187008/KZK_Opm8_normal.jpg">http://pbs.twimg.com/profile_images/1108136826022187008/KZK_Opm8_normal.jpg</text:a></text:p>
          </table:table-cell>
          <table:table-cell office:value-type="float" office:value="3002" table:style-name="ce5">
            <text:p>3002</text:p>
          </table:table-cell>
          <table:table-cell office:value-type="float" office:value="2642" table:style-name="ce5">
            <text:p>2642</text:p>
          </table:table-cell>
          <table:table-cell office:value-type="string" table:style-name="ce5">
            <text:p>Melbourne, Australia</text:p>
          </table:table-cell>
          <table:table-cell office:value-type="string" table:style-name="ce8">
            <text:p><text:a xlink:href="http://twitter.com/Kate_Seear/statuses/1163338797637128194">http://twitter.com/Kate_Seear/statuses/1163338797637128194</text:a></text:p>
          </table:table-cell>
          <table:table-cell office:value-type="string" table:style-name="ce5">
            <text:p>{"hashtags":[],"symbols":[],"user_mentions":[{"screen_name":"anncasatnq","name":"💧Ann 🌏🌙☀️🌈💦🎶🏉💛🏉","id":801741319496339500,"id_str":"801741319496339456","indices":[0,11]},{"screen_name":"UtrechtUni","name":"Utrecht University","id":33550981,"id_str":"33550981","indices":[12,23]}],"urls":[]}</text:p>
          </table:table-cell>
          <table:table-cell table:number-columns-repeated="16366"/>
        </table:table-row>
        <table:table-row table:style-name="ro3">
          <table:table-cell office:value-type="string" table:style-name="ce4">
            <text:p>1163338377304911872</text:p>
          </table:table-cell>
          <table:table-cell office:value-type="string" table:style-name="ce5">
            <text:p>PhotophysicsO</text:p>
          </table:table-cell>
          <table:table-cell office:value-type="string" table:style-name="ce6">
            <text:p>RT @ShanghaiRanking: Top Universities in Netherlands.</text:p>
            <text:p/>
            <text:p>Academic Ranking of World Universities 2019! #Netherlands @UniUtrecht @univgroningen @erasmusuni @UniLeiden @Radboud_Uni @VUamsterdam @UvA_Amsterdam @tudelft @WUR @MaastrichtU https://t.co/vBgDWcN6Gc</text:p>
          </table:table-cell>
          <table:table-cell office:value-type="string" table:style-name="ce5">
            <text:p>Mon Aug 19 06:34:17 +0000 2019</text:p>
          </table:table-cell>
          <table:table-cell office:value-type="date" office:date-value="2019-08-19T07:34:17" table:style-name="ce7">
            <text:p>19/08/2019 07:34:17</text:p>
          </table:table-cell>
          <table:table-cell table:number-columns-repeated="4" table:style-name="ce5"/>
          <table:table-cell office:value-type="string" table:style-name="ce5">
            <text:p>1094946985977802752</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094955845346037761/D4Czm4Ud_normal.jpg">http://pbs.twimg.com/profile_images/1094955845346037761/D4Czm4Ud_normal.jpg</text:a></text:p>
          </table:table-cell>
          <table:table-cell office:value-type="float" office:value="85" table:style-name="ce5">
            <text:p>85</text:p>
          </table:table-cell>
          <table:table-cell office:value-type="float" office:value="26" table:style-name="ce5">
            <text:p>26</text:p>
          </table:table-cell>
          <table:table-cell office:value-type="string" table:style-name="ce5">
            <text:p>Groningen, Nederland</text:p>
          </table:table-cell>
          <table:table-cell office:value-type="string" table:style-name="ce8">
            <text:p><text:a xlink:href="http://twitter.com/PhotophysicsO/statuses/1163338377304911872">http://twitter.com/PhotophysicsO/statuses/1163338377304911872</text:a></text:p>
          </table:table-cell>
          <table:table-cell office:value-type="string" table:style-name="ce5">
            <text:p>{"hashtags":[{"text":"Netherlands","indices":[101,113]}],"symbols":[],"user_mentions":[{"screen_name":"ShanghaiRanking","name":"ShanghaiRanking","id":394503067,"id_str":"394503067","indices":[3,19]},{"screen_name":"UniUtrecht","name":"Universiteit Utrecht","id":33548291,"id_str":"33548291","indices":[114,125]}],"urls":[]}</text:p>
          </table:table-cell>
          <table:table-cell table:number-columns-repeated="16366"/>
        </table:table-row>
        <table:table-row table:style-name="ro1">
          <table:table-cell office:value-type="string" table:style-name="ce4">
            <text:p>1163338078112509952</text:p>
          </table:table-cell>
          <table:table-cell office:value-type="string" table:style-name="ce5">
            <text:p>anncasatnq</text:p>
          </table:table-cell>
          <table:table-cell office:value-type="string" table:style-name="ce6">
            <text:p>@Kate_Seear @UtrechtUni How wonderful. Enjoy it all! 😊</text:p>
          </table:table-cell>
          <table:table-cell office:value-type="string" table:style-name="ce5">
            <text:p>Mon Aug 19 06:33:06 +0000 2019</text:p>
          </table:table-cell>
          <table:table-cell office:value-type="date" office:date-value="2019-08-19T07:33:06" table:style-name="ce7">
            <text:p>19/08/2019 07:33:06</text:p>
          </table:table-cell>
          <table:table-cell table:number-columns-repeated="2" table:style-name="ce5"/>
          <table:table-cell office:value-type="string" table:style-name="ce5">
            <text:p>1461777931</text:p>
          </table:table-cell>
          <table:table-cell office:value-type="string" table:style-name="ce5">
            <text:p>Kate_Seear</text:p>
          </table:table-cell>
          <table:table-cell office:value-type="string" table:style-name="ce5">
            <text:p>801741319496339456</text:p>
          </table:table-cell>
          <table:table-cell office:value-type="string" table:style-name="ce5">
            <text:p>1163334706672394240</text:p>
          </table:table-cell>
          <table:table-cell office:value-type="string" table:style-name="ce5">
            <text:p>&lt;a href="http://twitter.com/download/iphone" rel="nofollow"&gt;Twitter for iPhone&lt;/a&gt;</text:p>
          </table:table-cell>
          <table:table-cell office:value-type="string" table:style-name="ce8">
            <text:p><text:a xlink:href="http://pbs.twimg.com/profile_images/883849159199019008/1hnZKcZe_normal.jpg">http://pbs.twimg.com/profile_images/883849159199019008/1hnZKcZe_normal.jpg</text:a></text:p>
          </table:table-cell>
          <table:table-cell office:value-type="float" office:value="326" table:style-name="ce5">
            <text:p>326</text:p>
          </table:table-cell>
          <table:table-cell office:value-type="float" office:value="1105" table:style-name="ce5">
            <text:p>1105</text:p>
          </table:table-cell>
          <table:table-cell office:value-type="string" table:style-name="ce5">
            <text:p>Australia</text:p>
          </table:table-cell>
          <table:table-cell office:value-type="string" table:style-name="ce8">
            <text:p><text:a xlink:href="http://twitter.com/anncasatnq/statuses/1163338078112509952">http://twitter.com/anncasatnq/statuses/1163338078112509952</text:a></text:p>
          </table:table-cell>
          <table:table-cell office:value-type="string" table:style-name="ce5">
            <text:p>{"hashtags":[],"symbols":[],"user_mentions":[{"screen_name":"Kate_Seear","name":"A/Prof Kate Seear","id":1461777931,"id_str":"1461777931","indices":[0,11]},{"screen_name":"UtrechtUni","name":"Utrecht University","id":33550981,"id_str":"33550981","indices":[12,23]}],"urls":[]}</text:p>
          </table:table-cell>
          <table:table-cell table:number-columns-repeated="16366"/>
        </table:table-row>
        <table:table-row table:style-name="ro5">
          <table:table-cell office:value-type="string" table:style-name="ce4">
            <text:p>1163335429124440065</text:p>
          </table:table-cell>
          <table:table-cell office:value-type="string" table:style-name="ce5">
            <text:p>KarinFikkers</text:p>
          </table:table-cell>
          <table:table-cell office:value-type="string" table:style-name="ce6">
            <text:p>Back to work after the summer vacation!</text:p>
            <text:p>Lucky for me, my return to work is this cool @UniUtrecht summer school on Applied Games this week https://t.co/saWPp0h4SJ</text:p>
          </table:table-cell>
          <table:table-cell office:value-type="string" table:style-name="ce5">
            <text:p>Mon Aug 19 06:22:34 +0000 2019</text:p>
          </table:table-cell>
          <table:table-cell office:value-type="date" office:date-value="2019-08-19T07:22:34" table:style-name="ce7">
            <text:p>19/08/2019 07:22:34</text:p>
          </table:table-cell>
          <table:table-cell table:number-columns-repeated="4" table:style-name="ce5"/>
          <table:table-cell office:value-type="string" table:style-name="ce5">
            <text:p>1550122526</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081152396301139968/mSWaRzym_normal.jpg">http://pbs.twimg.com/profile_images/1081152396301139968/mSWaRzym_normal.jpg</text:a></text:p>
          </table:table-cell>
          <table:table-cell office:value-type="float" office:value="473" table:style-name="ce5">
            <text:p>473</text:p>
          </table:table-cell>
          <table:table-cell office:value-type="float" office:value="604" table:style-name="ce5">
            <text:p>604</text:p>
          </table:table-cell>
          <table:table-cell table:style-name="ce5"/>
          <table:table-cell office:value-type="string" table:style-name="ce8">
            <text:p><text:a xlink:href="http://twitter.com/KarinFikkers/statuses/1163335429124440065">http://twitter.com/KarinFikkers/statuses/1163335429124440065</text:a></text:p>
          </table:table-cell>
          <table:table-cell office:value-type="string" table:style-name="ce5">
            <text:p>{"hashtags":[],"symbols":[],"user_mentions":[{"screen_name":"UniUtrecht","name":"Universiteit Utrecht","id":33548291,"id_str":"33548291","indices":[86,97]}],"urls":[{"url":"https://t.co/saWPp0h4SJ","expanded_url":"https://www.utrechtsummerschool.nl/courses/science/applied_games_a_multidisciplinary_research_perspective","display_url":"utrechtsummerschool.nl/courses/scienc…","indices":[139,162]}]}</text:p>
          </table:table-cell>
          <table:table-cell table:number-columns-repeated="16366"/>
        </table:table-row>
        <table:table-row table:number-rows-repeated="2" table:style-name="ro3">
          <table:table-cell office:value-type="string" table:style-name="ce4">
            <text:p>1163335253349605376</text:p>
          </table:table-cell>
          <table:table-cell office:value-type="string" table:style-name="ce5">
            <text:p>maloima</text:p>
          </table:table-cell>
          <table:table-cell office:value-type="string" table:style-name="ce6">
            <text:p>RT @ShanghaiRanking: Top Universities in Netherlands.</text:p>
            <text:p/>
            <text:p>Academic Ranking of World Universities 2019! #Netherlands @UniUtrecht @univgroningen @erasmusuni @UniLeiden @Radboud_Uni @VUamsterdam @UvA_Amsterdam @tudelft @WUR @MaastrichtU https://t.co/vBgDWcN6Gc</text:p>
          </table:table-cell>
          <table:table-cell office:value-type="string" table:style-name="ce5">
            <text:p>Mon Aug 19 06:21:52 +0000 2019</text:p>
          </table:table-cell>
          <table:table-cell office:value-type="date" office:date-value="2019-08-19T07:21:52" table:style-name="ce7">
            <text:p>19/08/2019 07:21:52</text:p>
          </table:table-cell>
          <table:table-cell table:number-columns-repeated="4" table:style-name="ce5"/>
          <table:table-cell office:value-type="string" table:style-name="ce5">
            <text:p>603588391</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957247151565955072/VOm_q2m8_normal.jpg">http://pbs.twimg.com/profile_images/957247151565955072/VOm_q2m8_normal.jpg</text:a></text:p>
          </table:table-cell>
          <table:table-cell office:value-type="float" office:value="271" table:style-name="ce5">
            <text:p>271</text:p>
          </table:table-cell>
          <table:table-cell office:value-type="float" office:value="53" table:style-name="ce5">
            <text:p>53</text:p>
          </table:table-cell>
          <table:table-cell table:style-name="ce5"/>
          <table:table-cell office:value-type="string" table:style-name="ce8">
            <text:p><text:a xlink:href="http://twitter.com/maloima/statuses/1163335253349605376">http://twitter.com/maloima/statuses/1163335253349605376</text:a></text:p>
          </table:table-cell>
          <table:table-cell office:value-type="string" table:style-name="ce5">
            <text:p>{"hashtags":[{"text":"Netherlands","indices":[101,113]}],"symbols":[],"user_mentions":[{"screen_name":"ShanghaiRanking","name":"ShanghaiRanking","id":394503067,"id_str":"394503067","indices":[3,19]},{"screen_name":"UniUtrecht","name":"Universiteit Utrecht","id":33548291,"id_str":"33548291","indices":[114,125]}],"urls":[]}</text:p>
          </table:table-cell>
          <table:table-cell table:number-columns-repeated="16366"/>
        </table:table-row>
        <table:table-row table:style-name="ro5">
          <table:table-cell office:value-type="string" table:style-name="ce4">
            <text:p>1163334706672394240</text:p>
          </table:table-cell>
          <table:table-cell office:value-type="string" table:style-name="ce5">
            <text:p>Kate_Seear</text:p>
          </table:table-cell>
          <table:table-cell office:value-type="string" table:style-name="ce6">
            <text:p>Super excited to be starting Professor Rosi Braidotti’s posthuman philosophy masterclass @UtrechtUni in The Netherlands today. What a beautiful setting! https://t.co/WcMWLNHpAB</text:p>
          </table:table-cell>
          <table:table-cell office:value-type="string" table:style-name="ce5">
            <text:p>Mon Aug 19 06:19:42 +0000 2019</text:p>
          </table:table-cell>
          <table:table-cell office:value-type="date" office:date-value="2019-08-19T07:19:42" table:style-name="ce7">
            <text:p>19/08/2019 07:19:42</text:p>
          </table:table-cell>
          <table:table-cell table:number-columns-repeated="4" table:style-name="ce5"/>
          <table:table-cell office:value-type="string" table:style-name="ce5">
            <text:p>1461777931</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108136826022187008/KZK_Opm8_normal.jpg">http://pbs.twimg.com/profile_images/1108136826022187008/KZK_Opm8_normal.jpg</text:a></text:p>
          </table:table-cell>
          <table:table-cell office:value-type="float" office:value="3001" table:style-name="ce5">
            <text:p>3001</text:p>
          </table:table-cell>
          <table:table-cell office:value-type="float" office:value="2642" table:style-name="ce5">
            <text:p>2642</text:p>
          </table:table-cell>
          <table:table-cell office:value-type="string" table:style-name="ce5">
            <text:p>Melbourne, Australia</text:p>
          </table:table-cell>
          <table:table-cell office:value-type="string" table:style-name="ce8">
            <text:p><text:a xlink:href="http://twitter.com/Kate_Seear/statuses/1163334706672394240">http://twitter.com/Kate_Seear/statuses/1163334706672394240</text:a></text:p>
          </table:table-cell>
          <table:table-cell office:value-type="string" table:style-name="ce5">
            <text:p>{"hashtags":[],"symbols":[],"user_mentions":[{"screen_name":"UtrechtUni","name":"Utrecht University","id":33550981,"id_str":"33550981","indices":[89,100]}],"urls":[],"media":[{"id":1163334684719407000,"id_str":"1163334684719407106","indices":[153,176],"media_url":"http://pbs.twimg.com/media/ECT-u22XYAIjiOy.jpg","media_url_https":"https://pbs.twimg.com/media/ECT-u22XYAIjiOy.jpg","url":"https://t.co/WcMWLNHpAB","display_url":"pic.twitter.com/WcMWLNHpAB","expanded_url":"https://twitter.com/Kate_Seear/status/1163334706672394240/photo/1","type":"photo","sizes":{"thumb":{"w":150,"h":150,"resize":"crop"},"medium":{"w":1200,"h":900,"resize":"fit"},"large":{"w":2048,"h":1536,"resize":"fit"},"small":{"w":680,"h":510,"resize":"fit"}}}]}</text:p>
          </table:table-cell>
          <table:table-cell table:number-columns-repeated="16366"/>
        </table:table-row>
        <table:table-row table:style-name="ro3">
          <table:table-cell office:value-type="string" table:style-name="ce4">
            <text:p>1163154562682892292</text:p>
          </table:table-cell>
          <table:table-cell office:value-type="string" table:style-name="ce5">
            <text:p>LDUniGr</text:p>
          </table:table-cell>
          <table:table-cell office:value-type="string" table:style-name="ce6">
            <text:p>RT @ShanghaiRanking: Top Universities in Netherlands.</text:p>
            <text:p/>
            <text:p>Academic Ranking of World Universities 2019! #Netherlands @UniUtrecht @univgroningen @erasmusuni @UniLeiden @Radboud_Uni @VUamsterdam @UvA_Amsterdam @tudelft @WUR @MaastrichtU https://t.co/vBgDWcN6Gc</text:p>
          </table:table-cell>
          <table:table-cell office:value-type="string" table:style-name="ce5">
            <text:p>Sun Aug 18 18:23:52 +0000 2019</text:p>
          </table:table-cell>
          <table:table-cell office:value-type="date" office:date-value="2019-08-18T19:23:52" table:style-name="ce7">
            <text:p>18/08/2019 19:23:52</text:p>
          </table:table-cell>
          <table:table-cell table:number-columns-repeated="4" table:style-name="ce5"/>
          <table:table-cell office:value-type="string" table:style-name="ce5">
            <text:p>90245780</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195603419/L._Dijkhuizen_normal.jpg">http://pbs.twimg.com/profile_images/1195603419/L._Dijkhuizen_normal.jpg</text:a></text:p>
          </table:table-cell>
          <table:table-cell office:value-type="float" office:value="1188" table:style-name="ce5">
            <text:p>1188</text:p>
          </table:table-cell>
          <table:table-cell office:value-type="float" office:value="1777" table:style-name="ce5">
            <text:p>1777</text:p>
          </table:table-cell>
          <table:table-cell office:value-type="string" table:style-name="ce5">
            <text:p>Groningen, The Netherlands</text:p>
          </table:table-cell>
          <table:table-cell office:value-type="string" table:style-name="ce8">
            <text:p><text:a xlink:href="http://twitter.com/LDUniGr/statuses/1163154562682892292">http://twitter.com/LDUniGr/statuses/1163154562682892292</text:a></text:p>
          </table:table-cell>
          <table:table-cell office:value-type="string" table:style-name="ce5">
            <text:p>{"hashtags":[{"text":"Netherlands","indices":[101,113]}],"symbols":[],"user_mentions":[{"screen_name":"ShanghaiRanking","name":"ShanghaiRanking","id":394503067,"id_str":"394503067","indices":[3,19]},{"screen_name":"UniUtrecht","name":"Universiteit Utrecht","id":33548291,"id_str":"33548291","indices":[114,125]}],"urls":[]}</text:p>
          </table:table-cell>
          <table:table-cell table:number-columns-repeated="16366"/>
        </table:table-row>
        <table:table-row table:style-name="ro3">
          <table:table-cell office:value-type="string" table:style-name="ce4">
            <text:p>1163126994051248128</text:p>
          </table:table-cell>
          <table:table-cell office:value-type="string" table:style-name="ce5">
            <text:p>aibexint</text:p>
          </table:table-cell>
          <table:table-cell office:value-type="string" table:style-name="ce6">
            <text:p>RT @ShanghaiRanking: Top Universities in Netherlands.</text:p>
            <text:p/>
            <text:p>Academic Ranking of World Universities 2019! #Netherlands @UniUtrecht @univgroningen @erasmusuni @UniLeiden @Radboud_Uni @VUamsterdam @UvA_Amsterdam @tudelft @WUR @MaastrichtU https://t.co/vBgDWcN6Gc</text:p>
          </table:table-cell>
          <table:table-cell office:value-type="string" table:style-name="ce5">
            <text:p>Sun Aug 18 16:34:19 +0000 2019</text:p>
          </table:table-cell>
          <table:table-cell office:value-type="date" office:date-value="2019-08-18T17:34:19" table:style-name="ce7">
            <text:p>18/08/2019 17:34:19</text:p>
          </table:table-cell>
          <table:table-cell table:number-columns-repeated="4" table:style-name="ce5"/>
          <table:table-cell office:value-type="string" table:style-name="ce5">
            <text:p>161497051</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875509880735629312/7K79XegU_normal.jpg">http://pbs.twimg.com/profile_images/875509880735629312/7K79XegU_normal.jpg</text:a></text:p>
          </table:table-cell>
          <table:table-cell office:value-type="float" office:value="345" table:style-name="ce5">
            <text:p>345</text:p>
          </table:table-cell>
          <table:table-cell office:value-type="float" office:value="2099" table:style-name="ce5">
            <text:p>2099</text:p>
          </table:table-cell>
          <table:table-cell table:style-name="ce5"/>
          <table:table-cell office:value-type="string" table:style-name="ce8">
            <text:p><text:a xlink:href="http://twitter.com/aibexint/statuses/1163126994051248128">http://twitter.com/aibexint/statuses/1163126994051248128</text:a></text:p>
          </table:table-cell>
          <table:table-cell office:value-type="string" table:style-name="ce5">
            <text:p>{"hashtags":[{"text":"Netherlands","indices":[101,113]}],"symbols":[],"user_mentions":[{"screen_name":"ShanghaiRanking","name":"ShanghaiRanking","id":394503067,"id_str":"394503067","indices":[3,19]},{"screen_name":"UniUtrecht","name":"Universiteit Utrecht","id":33548291,"id_str":"33548291","indices":[114,125]}],"urls":[]}</text:p>
          </table:table-cell>
          <table:table-cell table:number-columns-repeated="16366"/>
        </table:table-row>
        <table:table-row table:number-rows-repeated="2" table:style-name="ro9">
          <table:table-cell office:value-type="string" table:style-name="ce4">
            <text:p>1163126540256927744</text:p>
          </table:table-cell>
          <table:table-cell office:value-type="string" table:style-name="ce5">
            <text:p>gvleioras</text:p>
          </table:table-cell>
          <table:table-cell office:value-type="string" table:style-name="ce6">
            <text:p>RT @RensvdSchoot: For in your agenda: The second Edition of the S4 Conference (Small Sample Size Solutions) will be held June 9-10, 2020 with pre-/post-conference workshops on June 8 + 11</text:p>
            <text:p/>
            <text:p>Hope to meet you in Utrecht!</text:p>
            <text:p/>
            <text:p>@UtrechtUni @FSW_UU @UtrechtCongres @UtrechtCitymkt</text:p>
            <text:p/>
            <text:p>https://t.co/apdrLaKemy</text:p>
          </table:table-cell>
          <table:table-cell office:value-type="string" table:style-name="ce5">
            <text:p>Sun Aug 18 16:32:31 +0000 2019</text:p>
          </table:table-cell>
          <table:table-cell office:value-type="date" office:date-value="2019-08-18T17:32:31" table:style-name="ce7">
            <text:p>18/08/2019 17:32:31</text:p>
          </table:table-cell>
          <table:table-cell table:number-columns-repeated="4" table:style-name="ce5"/>
          <table:table-cell office:value-type="string" table:style-name="ce5">
            <text:p>793859883594571776</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990718933002080256/UaCau89i_normal.jpg">http://pbs.twimg.com/profile_images/990718933002080256/UaCau89i_normal.jpg</text:a></text:p>
          </table:table-cell>
          <table:table-cell office:value-type="float" office:value="78" table:style-name="ce5">
            <text:p>78</text:p>
          </table:table-cell>
          <table:table-cell office:value-type="float" office:value="202" table:style-name="ce5">
            <text:p>202</text:p>
          </table:table-cell>
          <table:table-cell office:value-type="string" table:style-name="ce5">
            <text:p>Volos, Greece</text:p>
          </table:table-cell>
          <table:table-cell office:value-type="string" table:style-name="ce8">
            <text:p><text:a xlink:href="http://twitter.com/gvleioras/statuses/1163126540256927744">http://twitter.com/gvleioras/statuses/1163126540256927744</text:a></text:p>
          </table:table-cell>
          <table:table-cell office:value-type="string" table:style-name="ce5">
            <text:p>{"hashtags":[],"symbols":[],"user_mentions":[{"screen_name":"RensvdSchoot","name":"Rens van de Schoot","id":2153958106,"id_str":"2153958106","indices":[3,16]}],"urls":[]}</text:p>
          </table:table-cell>
          <table:table-cell table:number-columns-repeated="16366"/>
        </table:table-row>
        <table:table-row table:style-name="ro8">
          <table:table-cell office:value-type="string" table:style-name="ce4">
            <text:p>1163104854161711104</text:p>
          </table:table-cell>
          <table:table-cell office:value-type="string" table:style-name="ce5">
            <text:p>UniUtrechtPE</text:p>
          </table:table-cell>
          <table:table-cell office:value-type="string" table:style-name="ce6">
            <text:p>Naomi Ellemers, universiteitshoogleraar van @UniUtrecht, houdt een minicollege bij Lowlands Science https://t.co/Wq6quhz83b</text:p>
          </table:table-cell>
          <table:table-cell office:value-type="string" table:style-name="ce5">
            <text:p>Sun Aug 18 15:06:21 +0000 2019</text:p>
          </table:table-cell>
          <table:table-cell office:value-type="date" office:date-value="2019-08-18T16:06:21" table:style-name="ce7">
            <text:p>18/08/2019 16:06:21</text:p>
          </table:table-cell>
          <table:table-cell table:number-columns-repeated="4" table:style-name="ce5"/>
          <table:table-cell office:value-type="string" table:style-name="ce5">
            <text:p>925283063784976390</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993476815720275969/po8V8R3y_normal.jpg">http://pbs.twimg.com/profile_images/993476815720275969/po8V8R3y_normal.jpg</text:a></text:p>
          </table:table-cell>
          <table:table-cell office:value-type="float" office:value="328" table:style-name="ce5">
            <text:p>328</text:p>
          </table:table-cell>
          <table:table-cell office:value-type="float" office:value="414" table:style-name="ce5">
            <text:p>414</text:p>
          </table:table-cell>
          <table:table-cell office:value-type="string" table:style-name="ce5">
            <text:p>Utrecht, The Netherlands</text:p>
          </table:table-cell>
          <table:table-cell office:value-type="string" table:style-name="ce8">
            <text:p><text:a xlink:href="http://twitter.com/UniUtrechtPE/statuses/1163104854161711104">http://twitter.com/UniUtrechtPE/statuses/1163104854161711104</text:a></text:p>
          </table:table-cell>
          <table:table-cell office:value-type="string" table:style-name="ce5">
            <text:p>{"hashtags":[],"symbols":[],"user_mentions":[{"screen_name":"UniUtrecht","name":"Universiteit Utrecht","id":33548291,"id_str":"33548291","indices":[44,55]}],"urls":[],"media":[{"id":1163104814898790400,"id_str":"1163104814898790400","indices":[100,123],"media_url":"http://pbs.twimg.com/media/ECQtqrCWwAAU6E7.jpg","media_url_https":"https://pbs.twimg.com/media/ECQtqrCWwAAU6E7.jpg","url":"https://t.co/Wq6quhz83b","display_url":"pic.twitter.com/Wq6quhz83b","expanded_url":"https://twitter.com/UniUtrechtPE/status/1163104854161711104/photo/1","type":"photo","sizes":{"thumb":{"w":150,"h":150,"resize":"crop"},"small":{"w":680,"h":472,"resize":"fit"},"large":{"w":2048,"h":1421,"resize":"fit"},"medium":{"w":1200,"h":832,"resize":"fit"}}}]}</text:p>
          </table:table-cell>
          <table:table-cell table:number-columns-repeated="16366"/>
        </table:table-row>
        <table:table-row table:number-rows-repeated="2" table:style-name="ro8">
          <table:table-cell office:value-type="string" table:style-name="ce4">
            <text:p>1163096792248004608</text:p>
          </table:table-cell>
          <table:table-cell office:value-type="string" table:style-name="ce5">
            <text:p>ChemCatChem</text:p>
          </table:table-cell>
          <table:table-cell office:value-type="string" table:style-name="ce6">
            <text:p>Krijn from all angles @UniUtrecht #EuropaCat2019 https://t.co/ZvBbjc4Rtz https://t.co/mo6HA3deZG</text:p>
          </table:table-cell>
          <table:table-cell office:value-type="string" table:style-name="ce5">
            <text:p>Sun Aug 18 14:34:19 +0000 2019</text:p>
          </table:table-cell>
          <table:table-cell office:value-type="date" office:date-value="2019-08-18T15:34:19" table:style-name="ce7">
            <text:p>18/08/2019 15:34:19</text:p>
          </table:table-cell>
          <table:table-cell table:number-columns-repeated="4" table:style-name="ce5"/>
          <table:table-cell office:value-type="string" table:style-name="ce5">
            <text:p>2188006814</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636559401805975552/f32Wqkv2_normal.jpg">http://pbs.twimg.com/profile_images/636559401805975552/f32Wqkv2_normal.jpg</text:a></text:p>
          </table:table-cell>
          <table:table-cell office:value-type="float" office:value="5106" table:style-name="ce5">
            <text:p>5106</text:p>
          </table:table-cell>
          <table:table-cell office:value-type="float" office:value="5485" table:style-name="ce5">
            <text:p>5485</text:p>
          </table:table-cell>
          <table:table-cell office:value-type="string" table:style-name="ce5">
            <text:p>Weinheim, Germany</text:p>
          </table:table-cell>
          <table:table-cell office:value-type="string" table:style-name="ce8">
            <text:p><text:a xlink:href="http://twitter.com/ChemCatChem/statuses/1163096792248004608">http://twitter.com/ChemCatChem/statuses/1163096792248004608</text:a></text:p>
          </table:table-cell>
          <table:table-cell office:value-type="string" table:style-name="ce5">
            <text:p>{"hashtags":[{"text":"EuropaCat2019","indices":[34,48]}],"symbols":[],"user_mentions":[{"screen_name":"UniUtrecht","name":"Universiteit Utrecht","id":33548291,"id_str":"33548291","indices":[22,33]}],"urls":[{"url":"https://t.co/ZvBbjc4Rtz","expanded_url":"https://twitter.com/PalkovitsLab/status/1163095596238090241","display_url":"twitter.com/PalkovitsLab/s…","indices":[49,72]}],"media":[{"id":1163096763282153500,"id_str":"1163096763282153474","indices":[73,96],"media_url":"http://pbs.twimg.com/media/ECQmWAbW4AIZy_4.jpg","media_url_https":"https://pbs.twimg.com/media/ECQmWAbW4AIZy_4.jpg","url":"https://t.co/mo6HA3deZG","display_url":"pic.twitter.com/mo6HA3deZG","expanded_url":"https://twitter.com/ChemCatChem/status/1163096792248004608/photo/1","type":"photo","sizes":{"thumb":{"w":150,"h":150,"resize":"crop"},"small":{"w":680,"h":510,"resize":"fit"},"large":{"w":2048,"h":1536,"resize":"fit"},"medium":{"w":1200,"h":900,"resize":"fit"}}}]}</text:p>
          </table:table-cell>
          <table:table-cell table:number-columns-repeated="16366"/>
        </table:table-row>
        <table:table-row table:style-name="ro4">
          <table:table-cell office:value-type="string" table:style-name="ce4">
            <text:p>1163077719627894785</text:p>
          </table:table-cell>
          <table:table-cell office:value-type="string" table:style-name="ce5">
            <text:p>HansvanMeerten</text:p>
          </table:table-cell>
          <table:table-cell office:value-type="string" table:style-name="ce6">
            <text:p>RT @RPvanGaalen: @HansvanMeerten @koenvanduysetax @UtrechtUni @UU_RENFORCE Het spreekt mij ook aan. <text:s/>Het kostenaspect vereist m.i. macro-economische analyse op het hoogste wetenschappelijke niveau. <text:s/>De gebruikelijke actuariële invalshoek, die voor ondernemings- en bedrijfstakpensioenfondsen volstaat, is daarvoor ongeschikt. <text:s/>&amp;gt;&amp;gt;</text:p>
          </table:table-cell>
          <table:table-cell office:value-type="string" table:style-name="ce5">
            <text:p>Sun Aug 18 13:18:31 +0000 2019</text:p>
          </table:table-cell>
          <table:table-cell office:value-type="date" office:date-value="2019-08-18T14:18:31" table:style-name="ce7">
            <text:p>18/08/2019 14:18:31</text:p>
          </table:table-cell>
          <table:table-cell table:number-columns-repeated="4" table:style-name="ce5"/>
          <table:table-cell office:value-type="string" table:style-name="ce5">
            <text:p>119798567</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138860942366826496/GpsP31pt_normal.jpg">http://pbs.twimg.com/profile_images/1138860942366826496/GpsP31pt_normal.jpg</text:a></text:p>
          </table:table-cell>
          <table:table-cell office:value-type="float" office:value="4545" table:style-name="ce5">
            <text:p>4545</text:p>
          </table:table-cell>
          <table:table-cell office:value-type="float" office:value="4998" table:style-name="ce5">
            <text:p>4998</text:p>
          </table:table-cell>
          <table:table-cell table:style-name="ce5"/>
          <table:table-cell office:value-type="string" table:style-name="ce8">
            <text:p><text:a xlink:href="http://twitter.com/HansvanMeerten/statuses/1163077719627894785">http://twitter.com/HansvanMeerten/statuses/1163077719627894785</text:a></text:p>
          </table:table-cell>
          <table:table-cell office:value-type="string" table:style-name="ce5">
            <text:p>{"hashtags":[],"symbols":[],"user_mentions":[{"screen_name":"RPvanGaalen","name":"Roland van Gaalen 🇪🇺🌈","id":1229877270,"id_str":"1229877270","indices":[3,15]},{"screen_name":"HansvanMeerten","name":"Hans Van Meerten","id":119798567,"id_str":"119798567","indices":[17,32]},{"screen_name":"koenvanduysetax","name":"koen van duyse","id":238749512,"id_str":"238749512","indices":[33,49]},{"screen_name":"UtrechtUni","name":"Utrecht University","id":33550981,"id_str":"33550981","indices":[50,61]},{"screen_name":"UU_RENFORCE","name":"RENFORCE","id":798174290743009300,"id_str":"798174290743009280","indices":[62,74]}],"urls":[]}</text:p>
          </table:table-cell>
          <table:table-cell table:number-columns-repeated="16366"/>
        </table:table-row>
        <table:table-row table:style-name="ro4">
          <table:table-cell office:value-type="string" table:style-name="ce4">
            <text:p>1163077219264192512</text:p>
          </table:table-cell>
          <table:table-cell office:value-type="string" table:style-name="ce5">
            <text:p>RPvanGaalen</text:p>
          </table:table-cell>
          <table:table-cell office:value-type="string" table:style-name="ce6">
            <text:p>@HansvanMeerten @koenvanduysetax @UtrechtUni @UU_RENFORCE Het spreekt mij ook aan. <text:s/>Het kostenaspect vereist m.i. macro-economische analyse op het hoogste wetenschappelijke niveau. <text:s/>De gebruikelijke actuariële invalshoek, die voor ondernemings- en bedrijfstakpensioenfondsen volstaat, is daarvoor ongeschikt. <text:s/>&amp;gt;&amp;gt;</text:p>
          </table:table-cell>
          <table:table-cell office:value-type="string" table:style-name="ce5">
            <text:p>Sun Aug 18 13:16:32 +0000 2019</text:p>
          </table:table-cell>
          <table:table-cell office:value-type="date" office:date-value="2019-08-18T14:16:32" table:style-name="ce7">
            <text:p>18/08/2019 14:16:32</text:p>
          </table:table-cell>
          <table:table-cell table:number-columns-repeated="2" table:style-name="ce5"/>
          <table:table-cell office:value-type="string" table:style-name="ce5">
            <text:p>119798567</text:p>
          </table:table-cell>
          <table:table-cell office:value-type="string" table:style-name="ce5">
            <text:p>HansvanMeerten</text:p>
          </table:table-cell>
          <table:table-cell office:value-type="string" table:style-name="ce5">
            <text:p>1229877270</text:p>
          </table:table-cell>
          <table:table-cell office:value-type="string" table:style-name="ce5">
            <text:p>1163030655317532673</text:p>
          </table:table-cell>
          <table:table-cell office:value-type="string" table:style-name="ce5">
            <text:p>&lt;a href="https://mobile.twitter.com" rel="nofollow"&gt;Twitter Web App&lt;/a&gt;</text:p>
          </table:table-cell>
          <table:table-cell office:value-type="string" table:style-name="ce8">
            <text:p><text:a xlink:href="http://pbs.twimg.com/profile_images/767905009015160832/nLmW-bfi_normal.jpg">http://pbs.twimg.com/profile_images/767905009015160832/nLmW-bfi_normal.jpg</text:a></text:p>
          </table:table-cell>
          <table:table-cell office:value-type="float" office:value="755" table:style-name="ce5">
            <text:p>755</text:p>
          </table:table-cell>
          <table:table-cell office:value-type="float" office:value="1370" table:style-name="ce5">
            <text:p>1370</text:p>
          </table:table-cell>
          <table:table-cell table:style-name="ce5"/>
          <table:table-cell office:value-type="string" table:style-name="ce8">
            <text:p><text:a xlink:href="http://twitter.com/RPvanGaalen/statuses/1163077219264192512">http://twitter.com/RPvanGaalen/statuses/1163077219264192512</text:a></text:p>
          </table:table-cell>
          <table:table-cell office:value-type="string" table:style-name="ce5">
            <text:p>{"hashtags":[],"symbols":[],"user_mentions":[{"screen_name":"HansvanMeerten","name":"Hans Van Meerten","id":119798567,"id_str":"119798567","indices":[0,15]},{"screen_name":"koenvanduysetax","name":"koen van duyse","id":238749512,"id_str":"238749512","indices":[16,32]},{"screen_name":"UtrechtUni","name":"Utrecht University","id":33550981,"id_str":"33550981","indices":[33,44]},{"screen_name":"UU_RENFORCE","name":"RENFORCE","id":798174290743009300,"id_str":"798174290743009280","indices":[45,57]}],"urls":[]}</text:p>
          </table:table-cell>
          <table:table-cell table:number-columns-repeated="16366"/>
        </table:table-row>
        <table:table-row table:style-name="ro4">
          <table:table-cell office:value-type="string" table:style-name="ce4">
            <text:p>1163075477264883712</text:p>
          </table:table-cell>
          <table:table-cell office:value-type="string" table:style-name="ce5">
            <text:p>MarankeWieringa</text:p>
          </table:table-cell>
          <table:table-cell office:value-type="string" table:style-name="ce6">
            <text:p>I'm currently collecting @UtrechtUni and @UniUtrecht Twitter data for my students to play with, and this'll be a time-capsule thingy for them. 🤫</text:p>
            <text:p/>
            <text:p>Hey students: first of you to find this tweet, you can pick a candy/cookie which I'll hand out to everyone in class next week. 🍪🍬🍭</text:p>
          </table:table-cell>
          <table:table-cell office:value-type="string" table:style-name="ce5">
            <text:p>Sun Aug 18 13:09:37 +0000 2019</text:p>
          </table:table-cell>
          <table:table-cell office:value-type="date" office:date-value="2019-08-18T14:09:37" table:style-name="ce7">
            <text:p>18/08/2019 14:09:37</text:p>
          </table:table-cell>
          <table:table-cell table:number-columns-repeated="4" table:style-name="ce5"/>
          <table:table-cell office:value-type="string" table:style-name="ce5">
            <text:p>824527831640186880</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118453105870409728/9MUIsHR2_normal.png">http://pbs.twimg.com/profile_images/1118453105870409728/9MUIsHR2_normal.png</text:a></text:p>
          </table:table-cell>
          <table:table-cell office:value-type="float" office:value="468" table:style-name="ce5">
            <text:p>468</text:p>
          </table:table-cell>
          <table:table-cell office:value-type="float" office:value="553" table:style-name="ce5">
            <text:p>553</text:p>
          </table:table-cell>
          <table:table-cell office:value-type="string" table:style-name="ce5">
            <text:p>@UtrechtUni</text:p>
          </table:table-cell>
          <table:table-cell office:value-type="string" table:style-name="ce8">
            <text:p><text:a xlink:href="http://twitter.com/MarankeWieringa/statuses/1163075477264883712">http://twitter.com/MarankeWieringa/statuses/1163075477264883712</text:a></text:p>
          </table:table-cell>
          <table:table-cell office:value-type="string" table:style-name="ce5">
            <text:p>{"hashtags":[],"symbols":[],"user_mentions":[{"screen_name":"UtrechtUni","name":"Utrecht University","id":33550981,"id_str":"33550981","indices":[25,36]},{"screen_name":"UniUtrecht","name":"Universiteit Utrecht","id":33548291,"id_str":"33548291","indices":[41,52]}],"urls":[]}</text:p>
          </table:table-cell>
          <table:table-cell table:number-columns-repeated="16366"/>
        </table:table-row>
        <table:table-row table:number-rows-repeated="2" table:style-name="ro5">
          <table:table-cell office:value-type="string" table:style-name="ce4">
            <text:p>1163065665051353088</text:p>
          </table:table-cell>
          <table:table-cell office:value-type="string" table:style-name="ce5">
            <text:p>VSPARTICLE</text:p>
          </table:table-cell>
          <table:table-cell office:value-type="string" table:style-name="ce6">
            <text:p>Ready for #EuropaCat2019!⚡Looking forward to meet you at Booth G6. With our team we hope to meet many new #MaterialPioneers, such as PhDers @MatteoMonai <text:s/>and Iris from @UniUtrecht. https://t.co/B8sy8P7gZZ</text:p>
          </table:table-cell>
          <table:table-cell office:value-type="string" table:style-name="ce5">
            <text:p>Sun Aug 18 12:30:37 +0000 2019</text:p>
          </table:table-cell>
          <table:table-cell office:value-type="date" office:date-value="2019-08-18T13:30:37" table:style-name="ce7">
            <text:p>18/08/2019 13:30:37</text:p>
          </table:table-cell>
          <table:table-cell table:number-columns-repeated="4" table:style-name="ce5"/>
          <table:table-cell office:value-type="string" table:style-name="ce5">
            <text:p>3128993327</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919897494707953664/YdndYbwo_normal.jpg">http://pbs.twimg.com/profile_images/919897494707953664/YdndYbwo_normal.jpg</text:a></text:p>
          </table:table-cell>
          <table:table-cell office:value-type="float" office:value="603" table:style-name="ce5">
            <text:p>603</text:p>
          </table:table-cell>
          <table:table-cell office:value-type="float" office:value="1777" table:style-name="ce5">
            <text:p>1777</text:p>
          </table:table-cell>
          <table:table-cell office:value-type="string" table:style-name="ce5">
            <text:p>Delft, Nederland</text:p>
          </table:table-cell>
          <table:table-cell office:value-type="string" table:style-name="ce8">
            <text:p><text:a xlink:href="http://twitter.com/VSPARTICLE/statuses/1163065665051353088">http://twitter.com/VSPARTICLE/statuses/1163065665051353088</text:a></text:p>
          </table:table-cell>
          <table:table-cell office:value-type="string" table:style-name="ce5">
            <text:p>{"hashtags":[{"text":"EuropaCat2019","indices":[10,24]},{"text":"MaterialPioneers","indices":[106,123]}],"symbols":[],"user_mentions":[{"screen_name":"MatteoMonai","name":"Matteo Monai","id":1151520829848588300,"id_str":"1151520829848588288","indices":[140,152]},{"screen_name":"UniUtrecht","name":"Universiteit Utrecht","id":33548291,"id_str":"33548291","indices":[168,179]}],"urls":[{"url":"https://t.co/B8sy8P7gZZ","expanded_url":"https://youtu.be/3nTLvP2MQ7Q","display_url":"youtu.be/3nTLvP2MQ7Q","indices":[181,204]}]}</text:p>
          </table:table-cell>
          <table:table-cell table:number-columns-repeated="16366"/>
        </table:table-row>
        <table:table-row table:style-name="ro3">
          <table:table-cell office:value-type="string" table:style-name="ce4">
            <text:p>1163058884455493633</text:p>
          </table:table-cell>
          <table:table-cell office:value-type="string" table:style-name="ce5">
            <text:p>bayu_yoni</text:p>
          </table:table-cell>
          <table:table-cell office:value-type="string" table:style-name="ce6">
            <text:p>RT @ShanghaiRanking: Top Universities in Netherlands.</text:p>
            <text:p/>
            <text:p>Academic Ranking of World Universities 2019! #Netherlands @UniUtrecht @univgroningen @erasmusuni @UniLeiden @Radboud_Uni @VUamsterdam @UvA_Amsterdam @tudelft @WUR @MaastrichtU https://t.co/vBgDWcN6Gc</text:p>
          </table:table-cell>
          <table:table-cell office:value-type="string" table:style-name="ce5">
            <text:p>Sun Aug 18 12:03:41 +0000 2019</text:p>
          </table:table-cell>
          <table:table-cell office:value-type="date" office:date-value="2019-08-18T13:03:41" table:style-name="ce7">
            <text:p>18/08/2019 13:03:41</text:p>
          </table:table-cell>
          <table:table-cell table:number-columns-repeated="4" table:style-name="ce5"/>
          <table:table-cell office:value-type="string" table:style-name="ce5">
            <text:p>370512375</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155750765580865536/RoMg7ESM_normal.jpg">http://pbs.twimg.com/profile_images/1155750765580865536/RoMg7ESM_normal.jpg</text:a></text:p>
          </table:table-cell>
          <table:table-cell office:value-type="float" office:value="245" table:style-name="ce5">
            <text:p>245</text:p>
          </table:table-cell>
          <table:table-cell office:value-type="float" office:value="618" table:style-name="ce5">
            <text:p>618</text:p>
          </table:table-cell>
          <table:table-cell office:value-type="string" table:style-name="ce5">
            <text:p>Sukoharjo</text:p>
          </table:table-cell>
          <table:table-cell office:value-type="string" table:style-name="ce8">
            <text:p><text:a xlink:href="http://twitter.com/bayu_yoni/statuses/1163058884455493633">http://twitter.com/bayu_yoni/statuses/1163058884455493633</text:a></text:p>
          </table:table-cell>
          <table:table-cell office:value-type="string" table:style-name="ce5">
            <text:p>{"hashtags":[{"text":"Netherlands","indices":[101,113]}],"symbols":[],"user_mentions":[{"screen_name":"ShanghaiRanking","name":"ShanghaiRanking","id":394503067,"id_str":"394503067","indices":[3,19]},{"screen_name":"UniUtrecht","name":"Universiteit Utrecht","id":33548291,"id_str":"33548291","indices":[114,125]}],"urls":[]}</text:p>
          </table:table-cell>
          <table:table-cell table:number-columns-repeated="16366"/>
        </table:table-row>
        <table:table-row table:style-name="ro3">
          <table:table-cell office:value-type="string" table:style-name="ce4">
            <text:p>1163054702566825985</text:p>
          </table:table-cell>
          <table:table-cell office:value-type="string" table:style-name="ce5">
            <text:p>SebSobecki</text:p>
          </table:table-cell>
          <table:table-cell office:value-type="string" table:style-name="ce6">
            <text:p>RT @ShanghaiRanking: Top Universities in Netherlands.</text:p>
            <text:p/>
            <text:p>Academic Ranking of World Universities 2019! #Netherlands @UniUtrecht @univgroningen @erasmusuni @UniLeiden @Radboud_Uni @VUamsterdam @UvA_Amsterdam @tudelft @WUR @MaastrichtU https://t.co/vBgDWcN6Gc</text:p>
          </table:table-cell>
          <table:table-cell office:value-type="string" table:style-name="ce5">
            <text:p>Sun Aug 18 11:47:04 +0000 2019</text:p>
          </table:table-cell>
          <table:table-cell office:value-type="date" office:date-value="2019-08-18T12:47:04" table:style-name="ce7">
            <text:p>18/08/2019 12:47:04</text:p>
          </table:table-cell>
          <table:table-cell table:number-columns-repeated="4" table:style-name="ce5"/>
          <table:table-cell office:value-type="string" table:style-name="ce5">
            <text:p>122353321</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122767023568764930/GAcG9o6B_normal.png">http://pbs.twimg.com/profile_images/1122767023568764930/GAcG9o6B_normal.png</text:a></text:p>
          </table:table-cell>
          <table:table-cell office:value-type="float" office:value="3147" table:style-name="ce5">
            <text:p>3147</text:p>
          </table:table-cell>
          <table:table-cell office:value-type="float" office:value="979" table:style-name="ce5">
            <text:p>979</text:p>
          </table:table-cell>
          <table:table-cell office:value-type="string" table:style-name="ce5">
            <text:p>Groningen, The Netherlands</text:p>
          </table:table-cell>
          <table:table-cell office:value-type="string" table:style-name="ce8">
            <text:p><text:a xlink:href="http://twitter.com/SebSobecki/statuses/1163054702566825985">http://twitter.com/SebSobecki/statuses/1163054702566825985</text:a></text:p>
          </table:table-cell>
          <table:table-cell office:value-type="string" table:style-name="ce5">
            <text:p>{"hashtags":[{"text":"Netherlands","indices":[101,113]}],"symbols":[],"user_mentions":[{"screen_name":"ShanghaiRanking","name":"ShanghaiRanking","id":394503067,"id_str":"394503067","indices":[3,19]},{"screen_name":"UniUtrecht","name":"Universiteit Utrecht","id":33548291,"id_str":"33548291","indices":[114,125]}],"urls":[]}</text:p>
          </table:table-cell>
          <table:table-cell table:number-columns-repeated="16366"/>
        </table:table-row>
        <table:table-row table:style-name="ro3">
          <table:table-cell office:value-type="string" table:style-name="ce4">
            <text:p>1163054663702368256</text:p>
          </table:table-cell>
          <table:table-cell office:value-type="string" table:style-name="ce5">
            <text:p>alicja_sobecka</text:p>
          </table:table-cell>
          <table:table-cell office:value-type="string" table:style-name="ce6">
            <text:p>RT @ShanghaiRanking: Top Universities in Netherlands.</text:p>
            <text:p/>
            <text:p>Academic Ranking of World Universities 2019! #Netherlands @UniUtrecht @univgroningen @erasmusuni @UniLeiden @Radboud_Uni @VUamsterdam @UvA_Amsterdam @tudelft @WUR @MaastrichtU https://t.co/vBgDWcN6Gc</text:p>
          </table:table-cell>
          <table:table-cell office:value-type="string" table:style-name="ce5">
            <text:p>Sun Aug 18 11:46:54 +0000 2019</text:p>
          </table:table-cell>
          <table:table-cell office:value-type="date" office:date-value="2019-08-18T12:46:54" table:style-name="ce7">
            <text:p>18/08/2019 12:46:54</text:p>
          </table:table-cell>
          <table:table-cell table:number-columns-repeated="4" table:style-name="ce5"/>
          <table:table-cell office:value-type="string" table:style-name="ce5">
            <text:p>958217284790685697</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958959741882982400/4Akm6yNO_normal.jpg">http://pbs.twimg.com/profile_images/958959741882982400/4Akm6yNO_normal.jpg</text:a></text:p>
          </table:table-cell>
          <table:table-cell office:value-type="float" office:value="184" table:style-name="ce5">
            <text:p>184</text:p>
          </table:table-cell>
          <table:table-cell office:value-type="float" office:value="483" table:style-name="ce5">
            <text:p>483</text:p>
          </table:table-cell>
          <table:table-cell office:value-type="string" table:style-name="ce5">
            <text:p>Groningen, The Netherlands</text:p>
          </table:table-cell>
          <table:table-cell office:value-type="string" table:style-name="ce8">
            <text:p><text:a xlink:href="http://twitter.com/alicja_sobecka/statuses/1163054663702368256">http://twitter.com/alicja_sobecka/statuses/1163054663702368256</text:a></text:p>
          </table:table-cell>
          <table:table-cell office:value-type="string" table:style-name="ce5">
            <text:p>{"hashtags":[{"text":"Netherlands","indices":[101,113]}],"symbols":[],"user_mentions":[{"screen_name":"ShanghaiRanking","name":"ShanghaiRanking","id":394503067,"id_str":"394503067","indices":[3,19]},{"screen_name":"UniUtrecht","name":"Universiteit Utrecht","id":33548291,"id_str":"33548291","indices":[114,125]}],"urls":[]}</text:p>
          </table:table-cell>
          <table:table-cell table:number-columns-repeated="16366"/>
        </table:table-row>
        <table:table-row table:number-rows-repeated="2" table:style-name="ro4">
          <table:table-cell office:value-type="string" table:style-name="ce4">
            <text:p>1163048776027791360</text:p>
          </table:table-cell>
          <table:table-cell office:value-type="string" table:style-name="ce5">
            <text:p>MaudRadstake</text:p>
          </table:table-cell>
          <table:table-cell office:value-type="string" table:style-name="ce6">
            <text:p>RT @UniUtrechtPE: @UniUtrecht hoogleraar Daan Scheepers Psychofysiologie van Groepen is op #Lowlands2019 en onderzoekt met o.a. <text:s/>hartslag- en bloeddrukmeters wat mensen écht van veranderende sekserollen vinden. Het Lowlandspubliek is gedurende 3 dagen een unieke groep om die vraag breed te testen. https://t.co/zrWtsUZXIx</text:p>
          </table:table-cell>
          <table:table-cell office:value-type="string" table:style-name="ce5">
            <text:p>Sun Aug 18 11:23:31 +0000 2019</text:p>
          </table:table-cell>
          <table:table-cell office:value-type="date" office:date-value="2019-08-18T12:23:31" table:style-name="ce7">
            <text:p>18/08/2019 12:23:31</text:p>
          </table:table-cell>
          <table:table-cell table:number-columns-repeated="4" table:style-name="ce5"/>
          <table:table-cell office:value-type="string" table:style-name="ce5">
            <text:p>184700050</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558685682995331074/EokuraXg_normal.jpeg">http://pbs.twimg.com/profile_images/558685682995331074/EokuraXg_normal.jpeg</text:a></text:p>
          </table:table-cell>
          <table:table-cell office:value-type="float" office:value="475" table:style-name="ce5">
            <text:p>475</text:p>
          </table:table-cell>
          <table:table-cell office:value-type="float" office:value="493" table:style-name="ce5">
            <text:p>493</text:p>
          </table:table-cell>
          <table:table-cell table:style-name="ce5"/>
          <table:table-cell office:value-type="string" table:style-name="ce8">
            <text:p><text:a xlink:href="http://twitter.com/MaudRadstake/statuses/1163048776027791360">http://twitter.com/MaudRadstake/statuses/1163048776027791360</text:a></text:p>
          </table:table-cell>
          <table:table-cell office:value-type="string" table:style-name="ce5">
            <text:p>{"hashtags":[{"text":"Lowlands2019","indices":[91,104]}],"symbols":[],"user_mentions":[{"screen_name":"UniUtrechtPE","name":"Public Engagement","id":925283063784976400,"id_str":"925283063784976390","indices":[3,16]},{"screen_name":"UniUtrecht","name":"Universiteit Utrecht","id":33548291,"id_str":"33548291","indices":[18,29]}],"urls":[]}</text:p>
          </table:table-cell>
          <table:table-cell table:number-columns-repeated="16366"/>
        </table:table-row>
        <table:table-row table:style-name="ro3">
          <table:table-cell office:value-type="string" table:style-name="ce4">
            <text:p>1163039506242707458</text:p>
          </table:table-cell>
          <table:table-cell office:value-type="string" table:style-name="ce5">
            <text:p>Yongjun_Zhao</text:p>
          </table:table-cell>
          <table:table-cell office:value-type="string" table:style-name="ce6">
            <text:p>RT @ShanghaiRanking: Top Universities in Netherlands.</text:p>
            <text:p/>
            <text:p>Academic Ranking of World Universities 2019! #Netherlands @UniUtrecht @univgroningen @erasmusuni @UniLeiden @Radboud_Uni @VUamsterdam @UvA_Amsterdam @tudelft @WUR @MaastrichtU https://t.co/vBgDWcN6Gc</text:p>
          </table:table-cell>
          <table:table-cell office:value-type="string" table:style-name="ce5">
            <text:p>Sun Aug 18 10:46:41 +0000 2019</text:p>
          </table:table-cell>
          <table:table-cell office:value-type="date" office:date-value="2019-08-18T11:46:41" table:style-name="ce7">
            <text:p>18/08/2019 11:46:41</text:p>
          </table:table-cell>
          <table:table-cell table:number-columns-repeated="4" table:style-name="ce5"/>
          <table:table-cell office:value-type="string" table:style-name="ce5">
            <text:p>2264530542</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885812858373668864/KtW9EhsZ_normal.jpg">http://pbs.twimg.com/profile_images/885812858373668864/KtW9EhsZ_normal.jpg</text:a></text:p>
          </table:table-cell>
          <table:table-cell office:value-type="float" office:value="583" table:style-name="ce5">
            <text:p>583</text:p>
          </table:table-cell>
          <table:table-cell office:value-type="float" office:value="561" table:style-name="ce5">
            <text:p>561</text:p>
          </table:table-cell>
          <table:table-cell office:value-type="string" table:style-name="ce5">
            <text:p>University of Groningen</text:p>
          </table:table-cell>
          <table:table-cell office:value-type="string" table:style-name="ce8">
            <text:p><text:a xlink:href="http://twitter.com/Yongjun_Zhao/statuses/1163039506242707458">http://twitter.com/Yongjun_Zhao/statuses/1163039506242707458</text:a></text:p>
          </table:table-cell>
          <table:table-cell office:value-type="string" table:style-name="ce5">
            <text:p>{"hashtags":[{"text":"Netherlands","indices":[101,113]}],"symbols":[],"user_mentions":[{"screen_name":"ShanghaiRanking","name":"ShanghaiRanking","id":394503067,"id_str":"394503067","indices":[3,19]},{"screen_name":"UniUtrecht","name":"Universiteit Utrecht","id":33548291,"id_str":"33548291","indices":[114,125]}],"urls":[]}</text:p>
          </table:table-cell>
          <table:table-cell table:number-columns-repeated="16366"/>
        </table:table-row>
        <table:table-row table:number-rows-repeated="2" table:style-name="ro3">
          <table:table-cell office:value-type="string" table:style-name="ce4">
            <text:p>1163033792040361986</text:p>
          </table:table-cell>
          <table:table-cell office:value-type="string" table:style-name="ce5">
            <text:p>svangalen</text:p>
          </table:table-cell>
          <table:table-cell office:value-type="string" table:style-name="ce6">
            <text:p>RT @ShanghaiRanking: Top Universities in Netherlands.</text:p>
            <text:p/>
            <text:p>Academic Ranking of World Universities 2019! #Netherlands @UniUtrecht @univgroningen @erasmusuni @UniLeiden @Radboud_Uni @VUamsterdam @UvA_Amsterdam @tudelft @WUR @MaastrichtU https://t.co/vBgDWcN6Gc</text:p>
          </table:table-cell>
          <table:table-cell office:value-type="string" table:style-name="ce5">
            <text:p>Sun Aug 18 10:23:58 +0000 2019</text:p>
          </table:table-cell>
          <table:table-cell office:value-type="date" office:date-value="2019-08-18T11:23:58" table:style-name="ce7">
            <text:p>18/08/2019 11:23:58</text:p>
          </table:table-cell>
          <table:table-cell table:number-columns-repeated="4" table:style-name="ce5"/>
          <table:table-cell office:value-type="string" table:style-name="ce5">
            <text:p>2649311</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773419203621687297/eOoxXLy4_normal.jpg">http://pbs.twimg.com/profile_images/773419203621687297/eOoxXLy4_normal.jpg</text:a></text:p>
          </table:table-cell>
          <table:table-cell office:value-type="float" office:value="778" table:style-name="ce5">
            <text:p>778</text:p>
          </table:table-cell>
          <table:table-cell office:value-type="float" office:value="621" table:style-name="ce5">
            <text:p>621</text:p>
          </table:table-cell>
          <table:table-cell office:value-type="string" table:style-name="ce5">
            <text:p>Groningen, Nederland</text:p>
          </table:table-cell>
          <table:table-cell office:value-type="string" table:style-name="ce8">
            <text:p><text:a xlink:href="http://twitter.com/svangalen/statuses/1163033792040361986">http://twitter.com/svangalen/statuses/1163033792040361986</text:a></text:p>
          </table:table-cell>
          <table:table-cell office:value-type="string" table:style-name="ce5">
            <text:p>{"hashtags":[{"text":"Netherlands","indices":[101,113]}],"symbols":[],"user_mentions":[{"screen_name":"ShanghaiRanking","name":"ShanghaiRanking","id":394503067,"id_str":"394503067","indices":[3,19]},{"screen_name":"UniUtrecht","name":"Universiteit Utrecht","id":33548291,"id_str":"33548291","indices":[114,125]}],"urls":[]}</text:p>
          </table:table-cell>
          <table:table-cell table:number-columns-repeated="16366"/>
        </table:table-row>
        <table:table-row table:style-name="ro8">
          <table:table-cell office:value-type="string" table:style-name="ce4">
            <text:p>1163030655317532673</text:p>
          </table:table-cell>
          <table:table-cell office:value-type="string" table:style-name="ce5">
            <text:p>HansvanMeerten</text:p>
          </table:table-cell>
          <table:table-cell office:value-type="string" table:style-name="ce6">
            <text:p>@RPvanGaalen @koenvanduysetax Ik vind dat een goed idee :-) Met een team op de @UtrechtUni gaan we het uitwerken @UU_RENFORCE</text:p>
          </table:table-cell>
          <table:table-cell office:value-type="string" table:style-name="ce5">
            <text:p>Sun Aug 18 10:11:30 +0000 2019</text:p>
          </table:table-cell>
          <table:table-cell office:value-type="date" office:date-value="2019-08-18T11:11:30" table:style-name="ce7">
            <text:p>18/08/2019 11:11:30</text:p>
          </table:table-cell>
          <table:table-cell table:number-columns-repeated="2" table:style-name="ce5"/>
          <table:table-cell office:value-type="string" table:style-name="ce5">
            <text:p>1229877270</text:p>
          </table:table-cell>
          <table:table-cell office:value-type="string" table:style-name="ce5">
            <text:p>RPvanGaalen</text:p>
          </table:table-cell>
          <table:table-cell office:value-type="string" table:style-name="ce5">
            <text:p>119798567</text:p>
          </table:table-cell>
          <table:table-cell office:value-type="string" table:style-name="ce5">
            <text:p>1163028678869159937</text:p>
          </table:table-cell>
          <table:table-cell office:value-type="string" table:style-name="ce5">
            <text:p>&lt;a href="https://mobile.twitter.com" rel="nofollow"&gt;Twitter Web App&lt;/a&gt;</text:p>
          </table:table-cell>
          <table:table-cell office:value-type="string" table:style-name="ce8">
            <text:p><text:a xlink:href="http://pbs.twimg.com/profile_images/1138860942366826496/GpsP31pt_normal.jpg">http://pbs.twimg.com/profile_images/1138860942366826496/GpsP31pt_normal.jpg</text:a></text:p>
          </table:table-cell>
          <table:table-cell office:value-type="float" office:value="4544" table:style-name="ce5">
            <text:p>4544</text:p>
          </table:table-cell>
          <table:table-cell office:value-type="float" office:value="4998" table:style-name="ce5">
            <text:p>4998</text:p>
          </table:table-cell>
          <table:table-cell table:style-name="ce5"/>
          <table:table-cell office:value-type="string" table:style-name="ce8">
            <text:p><text:a xlink:href="http://twitter.com/HansvanMeerten/statuses/1163030655317532673">http://twitter.com/HansvanMeerten/statuses/1163030655317532673</text:a></text:p>
          </table:table-cell>
          <table:table-cell office:value-type="string" table:style-name="ce5">
            <text:p>{"hashtags":[],"symbols":[],"user_mentions":[{"screen_name":"RPvanGaalen","name":"Roland van Gaalen 🇪🇺🌈","id":1229877270,"id_str":"1229877270","indices":[0,12]},{"screen_name":"koenvanduysetax","name":"koen van duyse","id":238749512,"id_str":"238749512","indices":[13,29]},{"screen_name":"UtrechtUni","name":"Utrecht University","id":33550981,"id_str":"33550981","indices":[79,90]},{"screen_name":"UU_RENFORCE","name":"RENFORCE","id":798174290743009300,"id_str":"798174290743009280","indices":[113,125]}],"urls":[]}</text:p>
          </table:table-cell>
          <table:table-cell table:number-columns-repeated="16366"/>
        </table:table-row>
        <table:table-row table:style-name="ro4">
          <table:table-cell office:value-type="string" table:style-name="ce4">
            <text:p>1163030420860088323</text:p>
          </table:table-cell>
          <table:table-cell office:value-type="string" table:style-name="ce5">
            <text:p>ALeal__</text:p>
          </table:table-cell>
          <table:table-cell office:value-type="string" table:style-name="ce6">
            <text:p>RT @UniUtrechtPE: @UniUtrecht hoogleraar Daan Scheepers Psychofysiologie van Groepen is op #Lowlands2019 en onderzoekt met o.a. <text:s/>hartslag- en bloeddrukmeters wat mensen écht van veranderende sekserollen vinden. Het Lowlandspubliek is gedurende 3 dagen een unieke groep om die vraag breed te testen. https://t.co/zrWtsUZXIx</text:p>
          </table:table-cell>
          <table:table-cell office:value-type="string" table:style-name="ce5">
            <text:p>Sun Aug 18 10:10:35 +0000 2019</text:p>
          </table:table-cell>
          <table:table-cell office:value-type="date" office:date-value="2019-08-18T11:10:35" table:style-name="ce7">
            <text:p>18/08/2019 11:10:35</text:p>
          </table:table-cell>
          <table:table-cell table:number-columns-repeated="4" table:style-name="ce5"/>
          <table:table-cell office:value-type="string" table:style-name="ce5">
            <text:p>1115705103216857088</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115710550451814406/Zcywhv-Z_normal.png">http://pbs.twimg.com/profile_images/1115710550451814406/Zcywhv-Z_normal.png</text:a></text:p>
          </table:table-cell>
          <table:table-cell office:value-type="float" office:value="90" table:style-name="ce5">
            <text:p>90</text:p>
          </table:table-cell>
          <table:table-cell office:value-type="float" office:value="88" table:style-name="ce5">
            <text:p>88</text:p>
          </table:table-cell>
          <table:table-cell office:value-type="string" table:style-name="ce5">
            <text:p>Groningen, Nederland</text:p>
          </table:table-cell>
          <table:table-cell office:value-type="string" table:style-name="ce8">
            <text:p><text:a xlink:href="http://twitter.com/ALeal__/statuses/1163030420860088323">http://twitter.com/ALeal__/statuses/1163030420860088323</text:a></text:p>
          </table:table-cell>
          <table:table-cell office:value-type="string" table:style-name="ce5">
            <text:p>{"hashtags":[{"text":"Lowlands2019","indices":[91,104]}],"symbols":[],"user_mentions":[{"screen_name":"UniUtrechtPE","name":"Public Engagement","id":925283063784976400,"id_str":"925283063784976390","indices":[3,16]},{"screen_name":"UniUtrecht","name":"Universiteit Utrecht","id":33548291,"id_str":"33548291","indices":[18,29]}],"urls":[]}</text:p>
          </table:table-cell>
          <table:table-cell table:number-columns-repeated="16366"/>
        </table:table-row>
        <table:table-row table:style-name="ro4">
          <table:table-cell office:value-type="string" table:style-name="ce4">
            <text:p>1163027843279925248</text:p>
          </table:table-cell>
          <table:table-cell office:value-type="string" table:style-name="ce5">
            <text:p>IngaRoesler</text:p>
          </table:table-cell>
          <table:table-cell office:value-type="string" table:style-name="ce6">
            <text:p>RT @UniUtrechtPE: @UniUtrecht hoogleraar Daan Scheepers Psychofysiologie van Groepen is op #Lowlands2019 en onderzoekt met o.a. <text:s/>hartslag- en bloeddrukmeters wat mensen écht van veranderende sekserollen vinden. Het Lowlandspubliek is gedurende 3 dagen een unieke groep om die vraag breed te testen. https://t.co/zrWtsUZXIx</text:p>
          </table:table-cell>
          <table:table-cell office:value-type="string" table:style-name="ce5">
            <text:p>Sun Aug 18 10:00:20 +0000 2019</text:p>
          </table:table-cell>
          <table:table-cell office:value-type="date" office:date-value="2019-08-18T11:00:20" table:style-name="ce7">
            <text:p>18/08/2019 11:00:20</text:p>
          </table:table-cell>
          <table:table-cell table:number-columns-repeated="4" table:style-name="ce5"/>
          <table:table-cell office:value-type="string" table:style-name="ce5">
            <text:p>1382322444</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094202558346858496/e2pMurII_normal.jpg">http://pbs.twimg.com/profile_images/1094202558346858496/e2pMurII_normal.jpg</text:a></text:p>
          </table:table-cell>
          <table:table-cell office:value-type="float" office:value="100" table:style-name="ce5">
            <text:p>100</text:p>
          </table:table-cell>
          <table:table-cell office:value-type="float" office:value="449" table:style-name="ce5">
            <text:p>449</text:p>
          </table:table-cell>
          <table:table-cell office:value-type="string" table:style-name="ce5">
            <text:p>Utrecht, Niederlande</text:p>
          </table:table-cell>
          <table:table-cell office:value-type="string" table:style-name="ce8">
            <text:p><text:a xlink:href="http://twitter.com/IngaRoesler/statuses/1163027843279925248">http://twitter.com/IngaRoesler/statuses/1163027843279925248</text:a></text:p>
          </table:table-cell>
          <table:table-cell office:value-type="string" table:style-name="ce5">
            <text:p>{"hashtags":[{"text":"Lowlands2019","indices":[91,104]}],"symbols":[],"user_mentions":[{"screen_name":"UniUtrechtPE","name":"Public Engagement","id":925283063784976400,"id_str":"925283063784976390","indices":[3,16]},{"screen_name":"UniUtrecht","name":"Universiteit Utrecht","id":33548291,"id_str":"33548291","indices":[18,29]}],"urls":[]}</text:p>
          </table:table-cell>
          <table:table-cell table:number-columns-repeated="16366"/>
        </table:table-row>
        <table:table-row table:style-name="ro4">
          <table:table-cell office:value-type="string" table:style-name="ce4">
            <text:p>1163027054851493888</text:p>
          </table:table-cell>
          <table:table-cell office:value-type="string" table:style-name="ce5">
            <text:p>UniUtrechtPE</text:p>
          </table:table-cell>
          <table:table-cell office:value-type="string" table:style-name="ce6">
            <text:p>@UniUtrecht hoogleraar Daan Scheepers Psychofysiologie van Groepen is op #Lowlands2019 en onderzoekt met o.a. <text:s/>hartslag- en bloeddrukmeters wat mensen écht van veranderende sekserollen vinden. Het Lowlandspubliek is gedurende 3 dagen een unieke groep om die vraag breed te testen. https://t.co/zrWtsUZXIx</text:p>
          </table:table-cell>
          <table:table-cell office:value-type="string" table:style-name="ce5">
            <text:p>Sun Aug 18 09:57:12 +0000 2019</text:p>
          </table:table-cell>
          <table:table-cell office:value-type="date" office:date-value="2019-08-18T10:57:12" table:style-name="ce7">
            <text:p>18/08/2019 10:57:12</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925283063784976390</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993476815720275969/po8V8R3y_normal.jpg">http://pbs.twimg.com/profile_images/993476815720275969/po8V8R3y_normal.jpg</text:a></text:p>
          </table:table-cell>
          <table:table-cell office:value-type="float" office:value="328" table:style-name="ce5">
            <text:p>328</text:p>
          </table:table-cell>
          <table:table-cell office:value-type="float" office:value="414" table:style-name="ce5">
            <text:p>414</text:p>
          </table:table-cell>
          <table:table-cell office:value-type="string" table:style-name="ce5">
            <text:p>Utrecht, The Netherlands</text:p>
          </table:table-cell>
          <table:table-cell office:value-type="string" table:style-name="ce8">
            <text:p><text:a xlink:href="http://twitter.com/UniUtrechtPE/statuses/1163027054851493888">http://twitter.com/UniUtrechtPE/statuses/1163027054851493888</text:a></text:p>
          </table:table-cell>
          <table:table-cell office:value-type="string" table:style-name="ce5">
            <text:p>{"hashtags":[{"text":"Lowlands2019","indices":[73,86]}],"symbols":[],"user_mentions":[{"screen_name":"UniUtrecht","name":"Universiteit Utrecht","id":33548291,"id_str":"33548291","indices":[0,11]}],"urls":[],"media":[{"id":1163027007929815000,"id_str":"1163027007929815040","indices":[281,304],"media_url":"http://pbs.twimg.com/media/ECPm5tfXkAApa0R.jpg","media_url_https":"https://pbs.twimg.com/media/ECPm5tfXkAApa0R.jpg","url":"https://t.co/zrWtsUZXIx","display_url":"pic.twitter.com/zrWtsUZXIx","expanded_url":"https://twitter.com/UniUtrechtPE/status/1163027054851493888/photo/1","type":"photo","sizes":{"medium":{"w":1200,"h":800,"resize":"fit"},"thumb":{"w":150,"h":150,"resize":"crop"},"large":{"w":2048,"h":1366,"resize":"fit"},"small":{"w":680,"h":453,"resize":"fit"}}}]}</text:p>
          </table:table-cell>
          <table:table-cell table:number-columns-repeated="16366"/>
        </table:table-row>
        <table:table-row table:number-rows-repeated="2" table:style-name="ro3">
          <table:table-cell office:value-type="string" table:style-name="ce4">
            <text:p>1163023608102510595</text:p>
          </table:table-cell>
          <table:table-cell office:value-type="string" table:style-name="ce5">
            <text:p>wijmenga_cisca</text:p>
          </table:table-cell>
          <table:table-cell office:value-type="string" table:style-name="ce6">
            <text:p>RT @ShanghaiRanking: Top Universities in Netherlands.</text:p>
            <text:p/>
            <text:p>Academic Ranking of World Universities 2019! #Netherlands @UniUtrecht @univgroningen @erasmusuni @UniLeiden @Radboud_Uni @VUamsterdam @UvA_Amsterdam @tudelft @WUR @MaastrichtU https://t.co/vBgDWcN6Gc</text:p>
          </table:table-cell>
          <table:table-cell office:value-type="string" table:style-name="ce5">
            <text:p>Sun Aug 18 09:43:30 +0000 2019</text:p>
          </table:table-cell>
          <table:table-cell office:value-type="date" office:date-value="2019-08-18T10:43:30" table:style-name="ce7">
            <text:p>18/08/2019 10:43:30</text:p>
          </table:table-cell>
          <table:table-cell table:number-columns-repeated="4" table:style-name="ce5"/>
          <table:table-cell office:value-type="string" table:style-name="ce5">
            <text:p>3322512857</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972470246702571526/A4Ir2fui_normal.jpg">http://pbs.twimg.com/profile_images/972470246702571526/A4Ir2fui_normal.jpg</text:a></text:p>
          </table:table-cell>
          <table:table-cell office:value-type="float" office:value="1755" table:style-name="ce5">
            <text:p>1755</text:p>
          </table:table-cell>
          <table:table-cell office:value-type="float" office:value="583" table:style-name="ce5">
            <text:p>583</text:p>
          </table:table-cell>
          <table:table-cell office:value-type="string" table:style-name="ce5">
            <text:p>Univ. Groningen UMCG Groningen</text:p>
          </table:table-cell>
          <table:table-cell office:value-type="string" table:style-name="ce8">
            <text:p><text:a xlink:href="http://twitter.com/wijmenga_cisca/statuses/1163023608102510595">http://twitter.com/wijmenga_cisca/statuses/1163023608102510595</text:a></text:p>
          </table:table-cell>
          <table:table-cell office:value-type="string" table:style-name="ce5">
            <text:p>{"hashtags":[{"text":"Netherlands","indices":[101,113]}],"symbols":[],"user_mentions":[{"screen_name":"ShanghaiRanking","name":"ShanghaiRanking","id":394503067,"id_str":"394503067","indices":[3,19]},{"screen_name":"UniUtrecht","name":"Universiteit Utrecht","id":33548291,"id_str":"33548291","indices":[114,125]}],"urls":[]}</text:p>
          </table:table-cell>
          <table:table-cell table:number-columns-repeated="16366"/>
        </table:table-row>
        <table:table-row table:style-name="ro3">
          <table:table-cell office:value-type="string" table:style-name="ce4">
            <text:p>1163006175027159040</text:p>
          </table:table-cell>
          <table:table-cell office:value-type="string" table:style-name="ce5">
            <text:p>ShanghaiRanking</text:p>
          </table:table-cell>
          <table:table-cell office:value-type="string" table:style-name="ce6">
            <text:p>Top Universities in Netherlands.</text:p>
            <text:p/>
            <text:p>Academic Ranking of World Universities 2019! #Netherlands @UniUtrecht @univgroningen @erasmusuni @UniLeiden @Radboud_Uni @VUamsterdam @UvA_Amsterdam @tudelft @WUR @MaastrichtU https://t.co/vBgDWcN6Gc</text:p>
          </table:table-cell>
          <table:table-cell office:value-type="string" table:style-name="ce5">
            <text:p>Sun Aug 18 08:34:14 +0000 2019</text:p>
          </table:table-cell>
          <table:table-cell office:value-type="date" office:date-value="2019-08-18T09:34:14" table:style-name="ce7">
            <text:p>18/08/2019 09:34:14</text:p>
          </table:table-cell>
          <table:table-cell table:number-columns-repeated="4" table:style-name="ce5"/>
          <table:table-cell office:value-type="string" table:style-name="ce5">
            <text:p>394503067</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127872786800697344/J9pGciHg_normal.png">http://pbs.twimg.com/profile_images/1127872786800697344/J9pGciHg_normal.png</text:a></text:p>
          </table:table-cell>
          <table:table-cell office:value-type="float" office:value="2334" table:style-name="ce5">
            <text:p>2334</text:p>
          </table:table-cell>
          <table:table-cell office:value-type="float" office:value="304" table:style-name="ce5">
            <text:p>304</text:p>
          </table:table-cell>
          <table:table-cell office:value-type="string" table:style-name="ce5">
            <text:p>Shanghai,China</text:p>
          </table:table-cell>
          <table:table-cell office:value-type="string" table:style-name="ce8">
            <text:p><text:a xlink:href="http://twitter.com/ShanghaiRanking/statuses/1163006175027159040">http://twitter.com/ShanghaiRanking/statuses/1163006175027159040</text:a></text:p>
          </table:table-cell>
          <table:table-cell office:value-type="string" table:style-name="ce5">
            <text:p>{"hashtags":[{"text":"Netherlands","indices":[80,92]}],"symbols":[],"user_mentions":[{"screen_name":"UniUtrecht","name":"Universiteit Utrecht","id":33548291,"id_str":"33548291","indices":[93,104]},{"screen_name":"univgroningen","name":"University Groningen","id":33535466,"id_str":"33535466","indices":[105,119]},{"screen_name":"erasmusuni","name":"Erasmus University","id":52693210,"id_str":"52693210","indices":[120,131]},{"screen_name":"UniLeiden","name":"Universiteit Leiden","id":58478256,"id_str":"58478256","indices":[132,142]},{"screen_name":"Radboud_Uni","name":"Radboud University","id":45826046,"id_str":"45826046","indices":[143,155]},{"screen_name":"VUamsterdam","name":"Vrije Universiteit Amsterdam","id":18991187,"id_str":"18991187","indices":[156,168]},{"screen_name":"UvA_Amsterdam","name":"UvA Amsterdam","id":156280168,"id_str":"156280168","indices":[169,183]},{"screen_name":"tudelft","name":"TU Delft","id":29964546,"id_str":"29964546","indices":[184,192]},{"screen_name":"WUR","name":"Wageningen U&amp;R","id":20045134,"id_str":"20045134","indices":[193,197]},{"screen_name":"MaastrichtU","name":"MaastrichtUniversity","id":516474576,"id_str":"516474576","indices":[198,210]}],"urls":[],"media":[{"id":1163006159642607600,"id_str":"1163006159642607617","indices":[211,234],"media_url":"http://pbs.twimg.com/media/ECPT8LkWwAELUjY.jpg","media_url_https":"https://pbs.twimg.com/media/ECPT8LkWwAELUjY.jpg","url":"https://t.co/vBgDWcN6Gc","display_url":"pic.twitter.com/vBgDWcN6Gc","expanded_url":"https://twitter.com/ShanghaiRanking/status/1163006175027159040/photo/1","type":"photo","sizes":{"thumb":{"w":150,"h":150,"resize":"crop"},"medium":{"w":1200,"h":1062,"resize":"fit"},"large":{"w":1477,"h":1307,"resize":"fit"},"small":{"w":680,"h":602,"resize":"fit"}}}]}</text:p>
          </table:table-cell>
          <table:table-cell table:number-columns-repeated="16366"/>
        </table:table-row>
        <table:table-row table:style-name="ro4">
          <table:table-cell office:value-type="string" table:style-name="ce4">
            <text:p>1162995069365997568</text:p>
          </table:table-cell>
          <table:table-cell office:value-type="string" table:style-name="ce5">
            <text:p>kalobrotos</text:p>
          </table:table-cell>
          <table:table-cell office:value-type="string" table:style-name="ce6">
            <text:p>RT @thorikos: On Dutch television yesterday evening our #Thorikos alumna, Alma Kant, of @UniUtrecht with her promoter Josine Blok. In fact, it was a rather sad story since the discipline Ancient History of the Greek world will not be continued and so disappears from The Netherlands #Uitgewerkt https://t.co/kShGcuZStv</text:p>
          </table:table-cell>
          <table:table-cell office:value-type="string" table:style-name="ce5">
            <text:p>Sun Aug 18 07:50:06 +0000 2019</text:p>
          </table:table-cell>
          <table:table-cell office:value-type="date" office:date-value="2019-08-18T08:50:06" table:style-name="ce7">
            <text:p>18/08/2019 08:50:06</text:p>
          </table:table-cell>
          <table:table-cell table:number-columns-repeated="4" table:style-name="ce5"/>
          <table:table-cell office:value-type="string" table:style-name="ce5">
            <text:p>28830530</text:p>
          </table:table-cell>
          <table:table-cell table:style-name="ce5"/>
          <table:table-cell office:value-type="string" table:style-name="ce5">
            <text:p>&lt;a href="https://twitterrific.com/ios" rel="nofollow"&gt;Twitterrific for iOS&lt;/a&gt;</text:p>
          </table:table-cell>
          <table:table-cell office:value-type="string" table:style-name="ce8">
            <text:p><text:a xlink:href="http://pbs.twimg.com/profile_images/844525725243904000/aZ9M5oca_normal.jpg">http://pbs.twimg.com/profile_images/844525725243904000/aZ9M5oca_normal.jpg</text:a></text:p>
          </table:table-cell>
          <table:table-cell office:value-type="float" office:value="13" table:style-name="ce5">
            <text:p>13</text:p>
          </table:table-cell>
          <table:table-cell office:value-type="float" office:value="198" table:style-name="ce5">
            <text:p>198</text:p>
          </table:table-cell>
          <table:table-cell table:style-name="ce5"/>
          <table:table-cell office:value-type="string" table:style-name="ce8">
            <text:p><text:a xlink:href="http://twitter.com/kalobrotos/statuses/1162995069365997568">http://twitter.com/kalobrotos/statuses/1162995069365997568</text:a></text:p>
          </table:table-cell>
          <table:table-cell office:value-type="string" table:style-name="ce5">
            <text:p>{"hashtags":[{"text":"Thorikos","indices":[56,65]}],"symbols":[],"user_mentions":[{"screen_name":"thorikos","name":"Thorikos","id":1146318974965223400,"id_str":"1146318974965223424","indices":[3,12]},{"screen_name":"UniUtrecht","name":"Universiteit Utrecht","id":33548291,"id_str":"33548291","indices":[88,99]}],"urls":[]}</text:p>
          </table:table-cell>
          <table:table-cell table:number-columns-repeated="16366"/>
        </table:table-row>
        <table:table-row table:style-name="ro2">
          <table:table-cell office:value-type="string" table:style-name="ce4">
            <text:p>1162984505008898048</text:p>
          </table:table-cell>
          <table:table-cell office:value-type="string" table:style-name="ce5">
            <text:p>HLussiez</text:p>
          </table:table-cell>
          <table:table-cell office:value-type="string" table:style-name="ce6">
            <text:p>RT @thorikos: At least not on the level of full professor, with right to accept PhD’s, promotion right (Blok is the last). As far as I am aware there were no actions taken, but it is extremely unfortunate. Perhaps @UniUtrecht can explain what the logic and reasons are #DTA https://t.co/r70FiFBrqz</text:p>
          </table:table-cell>
          <table:table-cell office:value-type="string" table:style-name="ce5">
            <text:p>Sun Aug 18 07:08:07 +0000 2019</text:p>
          </table:table-cell>
          <table:table-cell office:value-type="date" office:date-value="2019-08-18T08:08:07" table:style-name="ce7">
            <text:p>18/08/2019 08:08:07</text:p>
          </table:table-cell>
          <table:table-cell table:number-columns-repeated="4" table:style-name="ce5"/>
          <table:table-cell office:value-type="string" table:style-name="ce5">
            <text:p>1044976352158470144</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045974424174972928/e5NsCoyJ_normal.jpg">http://pbs.twimg.com/profile_images/1045974424174972928/e5NsCoyJ_normal.jpg</text:a></text:p>
          </table:table-cell>
          <table:table-cell office:value-type="float" office:value="36" table:style-name="ce5">
            <text:p>36</text:p>
          </table:table-cell>
          <table:table-cell office:value-type="float" office:value="313" table:style-name="ce5">
            <text:p>313</text:p>
          </table:table-cell>
          <table:table-cell office:value-type="string" table:style-name="ce5">
            <text:p>Nord-Pas-de-Calais, France</text:p>
          </table:table-cell>
          <table:table-cell office:value-type="string" table:style-name="ce8">
            <text:p><text:a xlink:href="http://twitter.com/HLussiez/statuses/1162984505008898048">http://twitter.com/HLussiez/statuses/1162984505008898048</text:a></text:p>
          </table:table-cell>
          <table:table-cell office:value-type="string" table:style-name="ce5">
            <text:p>{"hashtags":[],"symbols":[],"user_mentions":[{"screen_name":"thorikos","name":"Thorikos","id":1146318974965223400,"id_str":"1146318974965223424","indices":[3,12]}],"urls":[]}</text:p>
          </table:table-cell>
          <table:table-cell table:number-columns-repeated="16366"/>
        </table:table-row>
        <table:table-row table:style-name="ro1">
          <table:table-cell office:value-type="string" table:style-name="ce4">
            <text:p>1162984203010617344</text:p>
          </table:table-cell>
          <table:table-cell office:value-type="string" table:style-name="ce5">
            <text:p>vanpraagbiograf</text:p>
          </table:table-cell>
          <table:table-cell office:value-type="string" table:style-name="ce6">
            <text:p>@UniUtrecht getergde leider van de humanisten. https://t.co/JVBbhPMtXR</text:p>
          </table:table-cell>
          <table:table-cell office:value-type="string" table:style-name="ce5">
            <text:p>Sun Aug 18 07:06:55 +0000 2019</text:p>
          </table:table-cell>
          <table:table-cell office:value-type="date" office:date-value="2019-08-18T08:06:55" table:style-name="ce7">
            <text:p>18/08/2019 08:06:55</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2984203010617344">http://twitter.com/vanpraagbiograf/statuses/1162984203010617344</text:a></text:p>
          </table:table-cell>
          <table:table-cell office:value-type="string" table:style-name="ce5">
            <text:p>{"hashtags":[],"symbols":[],"user_mentions":[{"screen_name":"UniUtrecht","name":"Universiteit Utrecht","id":33548291,"id_str":"33548291","indices":[0,11]}],"urls":[],"media":[{"id":1162984199621660700,"id_str":"1162984199621660672","indices":[47,70],"media_url":"http://pbs.twimg.com/media/ECO_98HXUAA1xT-.jpg","media_url_https":"https://pbs.twimg.com/media/ECO_98HXUAA1xT-.jpg","url":"https://t.co/JVBbhPMtXR","display_url":"pic.twitter.com/JVBbhPMtXR","expanded_url":"https://twitter.com/vanpraagbiograf/status/1162984203010617344/photo/1","type":"photo","sizes":{"small":{"w":100,"h":132,"resize":"fit"},"thumb":{"w":100,"h":100,"resize":"crop"},"medium":{"w":100,"h":132,"resize":"fit"},"large":{"w":100,"h":132,"resize":"fit"}}}]}</text:p>
          </table:table-cell>
          <table:table-cell table:number-columns-repeated="16366"/>
        </table:table-row>
        <table:table-row table:style-name="ro2">
          <table:table-cell office:value-type="string" table:style-name="ce4">
            <text:p>1162984157477318656</text:p>
          </table:table-cell>
          <table:table-cell office:value-type="string" table:style-name="ce5">
            <text:p>vanpraagbiograf</text:p>
          </table:table-cell>
          <table:table-cell office:value-type="string" table:style-name="ce6">
            <text:p>@UniUtrecht verbod een sekte te vormen wordt hier terecht opgemerkt dat het een sekte betreft. Hoe u er ook over mag denken, u krijgt tevens enig inzicht in de geschiedenis van de buitenkerkelijken in de 20e eeuw en een visie op Van Praag, de gedreven en</text:p>
          </table:table-cell>
          <table:table-cell office:value-type="string" table:style-name="ce5">
            <text:p>Sun Aug 18 07:06:45 +0000 2019</text:p>
          </table:table-cell>
          <table:table-cell office:value-type="date" office:date-value="2019-08-18T08:06:45" table:style-name="ce7">
            <text:p>18/08/2019 08:06:45</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2984157477318656">http://twitter.com/vanpraagbiograf/statuses/1162984157477318656</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2984100019527686</text:p>
          </table:table-cell>
          <table:table-cell office:value-type="string" table:style-name="ce5">
            <text:p>vanpraagbiograf</text:p>
          </table:table-cell>
          <table:table-cell office:value-type="string" table:style-name="ce6">
            <text:p>@UniUtrecht humanisme kan worden gesproken. Mogelijk acht u veelzeggend dat er in de humanistische sekte, het Humanistisch Verbond. decennialang onbegrip heerste over levensbeschouwelijke kwesties als homoseksualiteit (dat niet "normaal" zou zijn). Ondanks het humanistische</text:p>
          </table:table-cell>
          <table:table-cell office:value-type="string" table:style-name="ce5">
            <text:p>Sun Aug 18 07:06:31 +0000 2019</text:p>
          </table:table-cell>
          <table:table-cell office:value-type="date" office:date-value="2019-08-18T08:06:31" table:style-name="ce7">
            <text:p>18/08/2019 08:06:31</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2984100019527686">http://twitter.com/vanpraagbiograf/statuses/1162984100019527686</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2984034538053632</text:p>
          </table:table-cell>
          <table:table-cell office:value-type="string" table:style-name="ce5">
            <text:p>vanpraagbiograf</text:p>
          </table:table-cell>
          <table:table-cell office:value-type="string" table:style-name="ce6">
            <text:p>@UniUtrecht humanistische ziekenhuizen voor de armen? Bieden ze hulp aan daklozen? Zetten zij de rijken soms onder zware druk om de armen te ondersteunen? U zal zich aan het eind van de biografie verheugen over de geboden inzichten en misschien concluderen dat hier niet meer van</text:p>
          </table:table-cell>
          <table:table-cell office:value-type="string" table:style-name="ce5">
            <text:p>Sun Aug 18 07:06:15 +0000 2019</text:p>
          </table:table-cell>
          <table:table-cell office:value-type="date" office:date-value="2019-08-18T08:06:15" table:style-name="ce7">
            <text:p>18/08/2019 08:06:15</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2984034538053632">http://twitter.com/vanpraagbiograf/statuses/1162984034538053632</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2983987796676608</text:p>
          </table:table-cell>
          <table:table-cell office:value-type="string" table:style-name="ce5">
            <text:p>vanpraagbiograf</text:p>
          </table:table-cell>
          <table:table-cell office:value-type="string" table:style-name="ce6">
            <text:p>@UniUtrecht te vechten voor lotsverbetering van de armen, van de mensen aan de onderkant van de samenleving. Laten ze dit achterwege, dan zijn ze geen humanisten. Zoals u weet wordt de kloof tussen arm en rijk steeds groter. Wat doen ze er tegen? Zijn er bijvoorbeeld</text:p>
          </table:table-cell>
          <table:table-cell office:value-type="string" table:style-name="ce5">
            <text:p>Sun Aug 18 07:06:04 +0000 2019</text:p>
          </table:table-cell>
          <table:table-cell office:value-type="date" office:date-value="2019-08-18T08:06:04" table:style-name="ce7">
            <text:p>18/08/2019 08:06:04</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2983987796676608">http://twitter.com/vanpraagbiograf/statuses/1162983987796676608</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2983934784888832</text:p>
          </table:table-cell>
          <table:table-cell office:value-type="string" table:style-name="ce5">
            <text:p>vanpraagbiograf</text:p>
          </table:table-cell>
          <table:table-cell office:value-type="string" table:style-name="ce6">
            <text:p>@UniUtrecht vraag wat te denken van de “humanistische” geheimtaal rechtvaardigt een biografie. U gaat zich verbazen over het ontbreken van sociale doeleinden. Men mag van humanisten toch zeker verwachten dat zij de wereld een beetje leefbaarder maken. Dit betekent dat zij behoren</text:p>
          </table:table-cell>
          <table:table-cell office:value-type="string" table:style-name="ce5">
            <text:p>Sun Aug 18 07:05:51 +0000 2019</text:p>
          </table:table-cell>
          <table:table-cell office:value-type="date" office:date-value="2019-08-18T08:05:51" table:style-name="ce7">
            <text:p>18/08/2019 08:05:51</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2983934784888832">http://twitter.com/vanpraagbiograf/statuses/1162983934784888832</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2983852157149184</text:p>
          </table:table-cell>
          <table:table-cell office:value-type="string" table:style-name="ce5">
            <text:p>vanpraagbiograf</text:p>
          </table:table-cell>
          <table:table-cell office:value-type="string" table:style-name="ce6">
            <text:p>@UniUtrecht humanisten. Van Praag liet het daar niet bij. Hij zette zich tevens in voor gelijkberechtiging van buitenkerkelijken. Nu zult u zeggen, wat is daar bijzonder aan? Alles! Dat humanisten zich inspannen voor de emancipatie van bevolkingsgroepen komt nooit voor. Ook de</text:p>
          </table:table-cell>
          <table:table-cell office:value-type="string" table:style-name="ce5">
            <text:p>Sun Aug 18 07:05:32 +0000 2019</text:p>
          </table:table-cell>
          <table:table-cell office:value-type="date" office:date-value="2019-08-18T08:05:32" table:style-name="ce7">
            <text:p>18/08/2019 08:05:32</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2983852157149184">http://twitter.com/vanpraagbiograf/statuses/1162983852157149184</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number-rows-repeated="2" table:style-name="ro5">
          <table:table-cell office:value-type="string" table:style-name="ce4">
            <text:p>1162976307082354688</text:p>
          </table:table-cell>
          <table:table-cell office:value-type="string" table:style-name="ce5">
            <text:p>ArjanStegeman</text:p>
          </table:table-cell>
          <table:table-cell office:value-type="string" table:style-name="ce6">
            <text:p>RT @basrodenburg: Interview met @ingrid_dejong24 en mij in @nhdagblad: Kiplekker in de AH-stal? Beter dan plofkip, maar niet leed-vrij https://t.co/LegDeTv2Ou via @nhdagblad @VET_UniUtrecht</text:p>
          </table:table-cell>
          <table:table-cell office:value-type="string" table:style-name="ce5">
            <text:p>Sun Aug 18 06:35:33 +0000 2019</text:p>
          </table:table-cell>
          <table:table-cell office:value-type="date" office:date-value="2019-08-18T07:35:33" table:style-name="ce7">
            <text:p>18/08/2019 07:35:33</text:p>
          </table:table-cell>
          <table:table-cell table:number-columns-repeated="4" table:style-name="ce5"/>
          <table:table-cell office:value-type="string" table:style-name="ce5">
            <text:p>158350109</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690098522180448257/6kCIFBSm_normal.png">http://pbs.twimg.com/profile_images/690098522180448257/6kCIFBSm_normal.png</text:a></text:p>
          </table:table-cell>
          <table:table-cell office:value-type="float" office:value="741" table:style-name="ce5">
            <text:p>741</text:p>
          </table:table-cell>
          <table:table-cell office:value-type="float" office:value="308" table:style-name="ce5">
            <text:p>308</text:p>
          </table:table-cell>
          <table:table-cell table:style-name="ce5"/>
          <table:table-cell office:value-type="string" table:style-name="ce8">
            <text:p><text:a xlink:href="http://twitter.com/ArjanStegeman/statuses/1162976307082354688">http://twitter.com/ArjanStegeman/statuses/1162976307082354688</text:a></text:p>
          </table:table-cell>
          <table:table-cell office:value-type="string" table:style-name="ce5">
            <text:p>{"hashtags":[],"symbols":[],"user_mentions":[{"screen_name":"basrodenburg","name":"Bas Rodenburg","id":222035562,"id_str":"222035562","indices":[3,16]},{"screen_name":"ingrid_dejong24","name":"Ingrid de Jong","id":1273016886,"id_str":"1273016886","indices":[32,48]},{"screen_name":"nhdagblad","name":"NoordhollandsDagblad","id":23570649,"id_str":"23570649","indices":[59,69]}],"urls":[]}</text:p>
          </table:table-cell>
          <table:table-cell table:number-columns-repeated="16366"/>
        </table:table-row>
        <table:table-row table:style-name="ro4">
          <table:table-cell office:value-type="string" table:style-name="ce4">
            <text:p>1162850284969684993</text:p>
          </table:table-cell>
          <table:table-cell office:value-type="string" table:style-name="ce5">
            <text:p>ashlarblocks</text:p>
          </table:table-cell>
          <table:table-cell office:value-type="string" table:style-name="ce6">
            <text:p>RT @thorikos: On Dutch television yesterday evening our #Thorikos alumna, Alma Kant, of @UniUtrecht with her promoter Josine Blok. In fact, it was a rather sad story since the discipline Ancient History of the Greek world will not be continued and so disappears from The Netherlands #Uitgewerkt https://t.co/kShGcuZStv</text:p>
          </table:table-cell>
          <table:table-cell office:value-type="string" table:style-name="ce5">
            <text:p>Sat Aug 17 22:14:47 +0000 2019</text:p>
          </table:table-cell>
          <table:table-cell office:value-type="date" office:date-value="2019-08-17T23:14:47" table:style-name="ce7">
            <text:p>17/08/2019 23:14:47</text:p>
          </table:table-cell>
          <table:table-cell table:number-columns-repeated="4" table:style-name="ce5"/>
          <table:table-cell office:value-type="string" table:style-name="ce5">
            <text:p>24168177</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124300732834783232/MRpKc0vU_normal.jpg">http://pbs.twimg.com/profile_images/1124300732834783232/MRpKc0vU_normal.jpg</text:a></text:p>
          </table:table-cell>
          <table:table-cell office:value-type="float" office:value="910" table:style-name="ce5">
            <text:p>910</text:p>
          </table:table-cell>
          <table:table-cell office:value-type="float" office:value="1054" table:style-name="ce5">
            <text:p>1054</text:p>
          </table:table-cell>
          <table:table-cell office:value-type="string" table:style-name="ce5">
            <text:p>Melbourne,formerly Los Angeles</text:p>
          </table:table-cell>
          <table:table-cell office:value-type="string" table:style-name="ce8">
            <text:p><text:a xlink:href="http://twitter.com/ashlarblocks/statuses/1162850284969684993">http://twitter.com/ashlarblocks/statuses/1162850284969684993</text:a></text:p>
          </table:table-cell>
          <table:table-cell office:value-type="string" table:style-name="ce5">
            <text:p>{"hashtags":[{"text":"Thorikos","indices":[56,65]}],"symbols":[],"user_mentions":[{"screen_name":"thorikos","name":"Thorikos","id":1146318974965223400,"id_str":"1146318974965223424","indices":[3,12]},{"screen_name":"UniUtrecht","name":"Universiteit Utrecht","id":33548291,"id_str":"33548291","indices":[88,99]}],"urls":[]}</text:p>
          </table:table-cell>
          <table:table-cell table:number-columns-repeated="16366"/>
        </table:table-row>
        <table:table-row table:style-name="ro4">
          <table:table-cell office:value-type="string" table:style-name="ce4">
            <text:p>1162847565840359426</text:p>
          </table:table-cell>
          <table:table-cell office:value-type="string" table:style-name="ce5">
            <text:p>woutervaneldik</text:p>
          </table:table-cell>
          <table:table-cell office:value-type="string" table:style-name="ce6">
            <text:p>RT @BNR: Steeds meer wordt naar hersenziektes gekeken vanuit biologie in plaats van alleen psychiatrie. Onderzoekers duiken hiervoor diep in de werking van onze hersencellen en dat levert belangrijke informatie op #wetenschapvandaag met Corette Wierenga @UniUtrecht https://t.co/1xl60f7WD7</text:p>
          </table:table-cell>
          <table:table-cell office:value-type="string" table:style-name="ce5">
            <text:p>Sat Aug 17 22:03:59 +0000 2019</text:p>
          </table:table-cell>
          <table:table-cell office:value-type="date" office:date-value="2019-08-17T23:03:59" table:style-name="ce7">
            <text:p>17/08/2019 23:03:59</text:p>
          </table:table-cell>
          <table:table-cell table:number-columns-repeated="4" table:style-name="ce5"/>
          <table:table-cell office:value-type="string" table:style-name="ce5">
            <text:p>168252394</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081418128/i_love_me_normal.jpeg">http://pbs.twimg.com/profile_images/1081418128/i_love_me_normal.jpeg</text:a></text:p>
          </table:table-cell>
          <table:table-cell office:value-type="float" office:value="93" table:style-name="ce5">
            <text:p>93</text:p>
          </table:table-cell>
          <table:table-cell office:value-type="float" office:value="268" table:style-name="ce5">
            <text:p>268</text:p>
          </table:table-cell>
          <table:table-cell office:value-type="string" table:style-name="ce5">
            <text:p>Weert, Nederland</text:p>
          </table:table-cell>
          <table:table-cell office:value-type="string" table:style-name="ce8">
            <text:p><text:a xlink:href="http://twitter.com/woutervaneldik/statuses/1162847565840359426">http://twitter.com/woutervaneldik/statuses/1162847565840359426</text:a></text:p>
          </table:table-cell>
          <table:table-cell office:value-type="string" table:style-name="ce5">
            <text:p>{"hashtags":[],"symbols":[],"user_mentions":[{"screen_name":"BNR","name":"BNR Nieuwsradio","id":18020059,"id_str":"18020059","indices":[3,7]}],"urls":[]}</text:p>
          </table:table-cell>
          <table:table-cell table:number-columns-repeated="16366"/>
        </table:table-row>
        <table:table-row table:style-name="ro2">
          <table:table-cell office:value-type="string" table:style-name="ce4">
            <text:p>1162846852695429121</text:p>
          </table:table-cell>
          <table:table-cell office:value-type="string" table:style-name="ce5">
            <text:p>thorikos</text:p>
          </table:table-cell>
          <table:table-cell office:value-type="string" table:style-name="ce6">
            <text:p>RT @nausicaa_ulysse: @thorikos @Nakhthor @UniUtrecht No more ancient history of the Greek world for Students from Dutch Universities??</text:p>
            <text:p/>
            <text:p>Is there a declaration or articles about it?</text:p>
          </table:table-cell>
          <table:table-cell office:value-type="string" table:style-name="ce5">
            <text:p>Sat Aug 17 22:01:08 +0000 2019</text:p>
          </table:table-cell>
          <table:table-cell office:value-type="date" office:date-value="2019-08-17T23:01:08" table:style-name="ce7">
            <text:p>17/08/2019 23:01:08</text:p>
          </table:table-cell>
          <table:table-cell table:number-columns-repeated="4" table:style-name="ce5"/>
          <table:table-cell office:value-type="string" table:style-name="ce5">
            <text:p>1146318974965223424</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161265073022799872/gh-sfo-5_normal.jpg">http://pbs.twimg.com/profile_images/1161265073022799872/gh-sfo-5_normal.jpg</text:a></text:p>
          </table:table-cell>
          <table:table-cell office:value-type="float" office:value="253" table:style-name="ce5">
            <text:p>253</text:p>
          </table:table-cell>
          <table:table-cell office:value-type="float" office:value="1200" table:style-name="ce5">
            <text:p>1200</text:p>
          </table:table-cell>
          <table:table-cell table:style-name="ce5"/>
          <table:table-cell office:value-type="string" table:style-name="ce8">
            <text:p><text:a xlink:href="http://twitter.com/thorikos/statuses/1162846852695429121">http://twitter.com/thorikos/statuses/1162846852695429121</text:a></text:p>
          </table:table-cell>
          <table:table-cell office:value-type="string" table:style-name="ce5">
            <text:p>{"hashtags":[],"symbols":[],"user_mentions":[{"screen_name":"nausicaa_ulysse","name":"Dr.nausicaaulysse","id":2834179913,"id_str":"2834179913","indices":[3,19]},{"screen_name":"thorikos","name":"Thorikos","id":1146318974965223400,"id_str":"1146318974965223424","indices":[21,30]},{"screen_name":"Nakhthor","name":"John Ma","id":573141776,"id_str":"573141776","indices":[31,40]},{"screen_name":"UniUtrecht","name":"Universiteit Utrecht","id":33548291,"id_str":"33548291","indices":[41,52]}],"urls":[]}</text:p>
          </table:table-cell>
          <table:table-cell table:number-columns-repeated="16366"/>
        </table:table-row>
        <table:table-row table:style-name="ro6">
          <table:table-cell office:value-type="string" table:style-name="ce4">
            <text:p>1162846796810530818</text:p>
          </table:table-cell>
          <table:table-cell office:value-type="string" table:style-name="ce5">
            <text:p>thorikos</text:p>
          </table:table-cell>
          <table:table-cell office:value-type="string" table:style-name="ce6">
            <text:p>RT @nausicaa_ulysse: @thorikos @UniUtrecht ! What about Greek philology or Roman History?</text:p>
            <text:p/>
            <text:p>Are they going to disappear too?</text:p>
            <text:p/>
            <text:p>No petition? As Classicist, really shocked by this decision.</text:p>
            <text:p/>
            <text:p>Poke @FIECnews @scsclassics</text:p>
          </table:table-cell>
          <table:table-cell office:value-type="string" table:style-name="ce5">
            <text:p>Sat Aug 17 22:00:55 +0000 2019</text:p>
          </table:table-cell>
          <table:table-cell office:value-type="date" office:date-value="2019-08-17T23:00:55" table:style-name="ce7">
            <text:p>17/08/2019 23:00:55</text:p>
          </table:table-cell>
          <table:table-cell table:number-columns-repeated="4" table:style-name="ce5"/>
          <table:table-cell office:value-type="string" table:style-name="ce5">
            <text:p>1146318974965223424</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161265073022799872/gh-sfo-5_normal.jpg">http://pbs.twimg.com/profile_images/1161265073022799872/gh-sfo-5_normal.jpg</text:a></text:p>
          </table:table-cell>
          <table:table-cell office:value-type="float" office:value="253" table:style-name="ce5">
            <text:p>253</text:p>
          </table:table-cell>
          <table:table-cell office:value-type="float" office:value="1200" table:style-name="ce5">
            <text:p>1200</text:p>
          </table:table-cell>
          <table:table-cell table:style-name="ce5"/>
          <table:table-cell office:value-type="string" table:style-name="ce8">
            <text:p><text:a xlink:href="http://twitter.com/thorikos/statuses/1162846796810530818">http://twitter.com/thorikos/statuses/1162846796810530818</text:a></text:p>
          </table:table-cell>
          <table:table-cell office:value-type="string" table:style-name="ce5">
            <text:p>{"hashtags":[],"symbols":[],"user_mentions":[{"screen_name":"nausicaa_ulysse","name":"Dr.nausicaaulysse","id":2834179913,"id_str":"2834179913","indices":[3,19]},{"screen_name":"thorikos","name":"Thorikos","id":1146318974965223400,"id_str":"1146318974965223424","indices":[21,30]},{"screen_name":"UniUtrecht","name":"Universiteit Utrecht","id":33548291,"id_str":"33548291","indices":[31,42]}],"urls":[]}</text:p>
          </table:table-cell>
          <table:table-cell table:number-columns-repeated="16366"/>
        </table:table-row>
        <table:table-row table:style-name="ro7">
          <table:table-cell office:value-type="string" table:style-name="ce4">
            <text:p>1162845929487118337</text:p>
          </table:table-cell>
          <table:table-cell office:value-type="string" table:style-name="ce5">
            <text:p>nausicaa_ulysse</text:p>
          </table:table-cell>
          <table:table-cell office:value-type="string" table:style-name="ce6">
            <text:p>@thorikos @UniUtrecht ! What about Greek philology or Roman History?</text:p>
            <text:p/>
            <text:p>Are they going to disappear too?</text:p>
            <text:p/>
            <text:p>No petition? As Classicist, really shocked by this decision.</text:p>
            <text:p/>
            <text:p>Poke @FIECnews @scsclassics</text:p>
          </table:table-cell>
          <table:table-cell office:value-type="string" table:style-name="ce5">
            <text:p>Sat Aug 17 21:57:28 +0000 2019</text:p>
          </table:table-cell>
          <table:table-cell office:value-type="date" office:date-value="2019-08-17T22:57:28" table:style-name="ce7">
            <text:p>17/08/2019 22:57:28</text:p>
          </table:table-cell>
          <table:table-cell table:number-columns-repeated="2" table:style-name="ce5"/>
          <table:table-cell office:value-type="string" table:style-name="ce5">
            <text:p>1146318974965223424</text:p>
          </table:table-cell>
          <table:table-cell office:value-type="string" table:style-name="ce5">
            <text:p>thorikos</text:p>
          </table:table-cell>
          <table:table-cell office:value-type="string" table:style-name="ce5">
            <text:p>2834179913</text:p>
          </table:table-cell>
          <table:table-cell office:value-type="string" table:style-name="ce5">
            <text:p>1162844631949873152</text:p>
          </table:table-cell>
          <table:table-cell office:value-type="string" table:style-name="ce5">
            <text:p>&lt;a href="https://mobile.twitter.com" rel="nofollow"&gt;Twitter Web App&lt;/a&gt;</text:p>
          </table:table-cell>
          <table:table-cell office:value-type="string" table:style-name="ce8">
            <text:p><text:a xlink:href="http://pbs.twimg.com/profile_images/851146131002327040/jhh3x-VP_normal.jpg">http://pbs.twimg.com/profile_images/851146131002327040/jhh3x-VP_normal.jpg</text:a></text:p>
          </table:table-cell>
          <table:table-cell office:value-type="float" office:value="1169" table:style-name="ce5">
            <text:p>1169</text:p>
          </table:table-cell>
          <table:table-cell office:value-type="float" office:value="2026" table:style-name="ce5">
            <text:p>2026</text:p>
          </table:table-cell>
          <table:table-cell table:style-name="ce5"/>
          <table:table-cell office:value-type="string" table:style-name="ce8">
            <text:p><text:a xlink:href="http://twitter.com/nausicaa_ulysse/statuses/1162845929487118337">http://twitter.com/nausicaa_ulysse/statuses/1162845929487118337</text:a></text:p>
          </table:table-cell>
          <table:table-cell office:value-type="string" table:style-name="ce5">
            <text:p>{"hashtags":[],"symbols":[],"user_mentions":[{"screen_name":"thorikos","name":"Thorikos","id":1146318974965223400,"id_str":"1146318974965223424","indices":[0,9]},{"screen_name":"UniUtrecht","name":"Universiteit Utrecht","id":33548291,"id_str":"33548291","indices":[10,21]},{"screen_name":"FIECnews","name":"FIEC","id":4609354517,"id_str":"4609354517","indices":[171,180]},{"screen_name":"scsclassics","name":"SCS","id":277295633,"id_str":"277295633","indices":[181,193]}],"urls":[]}</text:p>
          </table:table-cell>
          <table:table-cell table:number-columns-repeated="16366"/>
        </table:table-row>
        <table:table-row table:style-name="ro2">
          <table:table-cell office:value-type="string" table:style-name="ce4">
            <text:p>1162844631949873152</text:p>
          </table:table-cell>
          <table:table-cell office:value-type="string" table:style-name="ce5">
            <text:p>thorikos</text:p>
          </table:table-cell>
          <table:table-cell office:value-type="string" table:style-name="ce6">
            <text:p>At least not on the level of full professor, with right to accept PhD’s, promotion right (Blok is the last). As far as I am aware there were no actions taken, but it is extremely unfortunate. Perhaps @UniUtrecht can explain what the logic and reasons are #DTA https://t.co/r70FiFBrqz</text:p>
          </table:table-cell>
          <table:table-cell office:value-type="string" table:style-name="ce5">
            <text:p>Sat Aug 17 21:52:19 +0000 2019</text:p>
          </table:table-cell>
          <table:table-cell office:value-type="date" office:date-value="2019-08-17T22:52:19" table:style-name="ce7">
            <text:p>17/08/2019 22:52:19</text:p>
          </table:table-cell>
          <table:table-cell table:number-columns-repeated="4" table:style-name="ce5"/>
          <table:table-cell office:value-type="string" table:style-name="ce5">
            <text:p>1146318974965223424</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161265073022799872/gh-sfo-5_normal.jpg">http://pbs.twimg.com/profile_images/1161265073022799872/gh-sfo-5_normal.jpg</text:a></text:p>
          </table:table-cell>
          <table:table-cell office:value-type="float" office:value="253" table:style-name="ce5">
            <text:p>253</text:p>
          </table:table-cell>
          <table:table-cell office:value-type="float" office:value="1200" table:style-name="ce5">
            <text:p>1200</text:p>
          </table:table-cell>
          <table:table-cell table:style-name="ce5"/>
          <table:table-cell office:value-type="string" table:style-name="ce8">
            <text:p><text:a xlink:href="http://twitter.com/thorikos/statuses/1162844631949873152">http://twitter.com/thorikos/statuses/1162844631949873152</text:a></text:p>
          </table:table-cell>
          <table:table-cell office:value-type="string" table:style-name="ce5">
            <text:p>{"hashtags":[{"text":"DTA","indices":[255,259]}],"symbols":[],"user_mentions":[{"screen_name":"UniUtrecht","name":"Universiteit Utrecht","id":33548291,"id_str":"33548291","indices":[200,211]}],"urls":[{"url":"https://t.co/r70FiFBrqz","expanded_url":"https://twitter.com/nausicaa_ulysse/status/1162843464343728131","display_url":"twitter.com/nausicaa_ulyss…","indices":[260,283]}]}</text:p>
          </table:table-cell>
          <table:table-cell table:number-columns-repeated="16366"/>
        </table:table-row>
        <table:table-row table:style-name="ro2">
          <table:table-cell office:value-type="string" table:style-name="ce4">
            <text:p>1162843464343728131</text:p>
          </table:table-cell>
          <table:table-cell office:value-type="string" table:style-name="ce5">
            <text:p>nausicaa_ulysse</text:p>
          </table:table-cell>
          <table:table-cell office:value-type="string" table:style-name="ce6">
            <text:p>@thorikos @Nakhthor @UniUtrecht No more ancient history of the Greek world for Students from Dutch Universities??</text:p>
            <text:p/>
            <text:p>Is there a declaration or articles about it?</text:p>
          </table:table-cell>
          <table:table-cell office:value-type="string" table:style-name="ce5">
            <text:p>Sat Aug 17 21:47:41 +0000 2019</text:p>
          </table:table-cell>
          <table:table-cell office:value-type="date" office:date-value="2019-08-17T22:47:41" table:style-name="ce7">
            <text:p>17/08/2019 22:47:41</text:p>
          </table:table-cell>
          <table:table-cell table:number-columns-repeated="2" table:style-name="ce5"/>
          <table:table-cell office:value-type="string" table:style-name="ce5">
            <text:p>1146318974965223424</text:p>
          </table:table-cell>
          <table:table-cell office:value-type="string" table:style-name="ce5">
            <text:p>thorikos</text:p>
          </table:table-cell>
          <table:table-cell office:value-type="string" table:style-name="ce5">
            <text:p>2834179913</text:p>
          </table:table-cell>
          <table:table-cell office:value-type="string" table:style-name="ce5">
            <text:p>1162606569705672704</text:p>
          </table:table-cell>
          <table:table-cell office:value-type="string" table:style-name="ce5">
            <text:p>&lt;a href="https://mobile.twitter.com" rel="nofollow"&gt;Twitter Web App&lt;/a&gt;</text:p>
          </table:table-cell>
          <table:table-cell office:value-type="string" table:style-name="ce8">
            <text:p><text:a xlink:href="http://pbs.twimg.com/profile_images/851146131002327040/jhh3x-VP_normal.jpg">http://pbs.twimg.com/profile_images/851146131002327040/jhh3x-VP_normal.jpg</text:a></text:p>
          </table:table-cell>
          <table:table-cell office:value-type="float" office:value="1169" table:style-name="ce5">
            <text:p>1169</text:p>
          </table:table-cell>
          <table:table-cell office:value-type="float" office:value="2026" table:style-name="ce5">
            <text:p>2026</text:p>
          </table:table-cell>
          <table:table-cell table:style-name="ce5"/>
          <table:table-cell office:value-type="string" table:style-name="ce8">
            <text:p><text:a xlink:href="http://twitter.com/nausicaa_ulysse/statuses/1162843464343728131">http://twitter.com/nausicaa_ulysse/statuses/1162843464343728131</text:a></text:p>
          </table:table-cell>
          <table:table-cell office:value-type="string" table:style-name="ce5">
            <text:p>{"hashtags":[],"symbols":[],"user_mentions":[{"screen_name":"thorikos","name":"Thorikos","id":1146318974965223400,"id_str":"1146318974965223424","indices":[0,9]},{"screen_name":"Nakhthor","name":"John Ma","id":573141776,"id_str":"573141776","indices":[10,19]},{"screen_name":"UniUtrecht","name":"Universiteit Utrecht","id":33548291,"id_str":"33548291","indices":[20,31]}],"urls":[]}</text:p>
          </table:table-cell>
          <table:table-cell table:number-columns-repeated="16366"/>
        </table:table-row>
        <table:table-row table:number-rows-repeated="2" table:style-name="ro4">
          <table:table-cell office:value-type="string" table:style-name="ce4">
            <text:p>1162842538987991040</text:p>
          </table:table-cell>
          <table:table-cell office:value-type="string" table:style-name="ce5">
            <text:p>nausicaa_ulysse</text:p>
          </table:table-cell>
          <table:table-cell office:value-type="string" table:style-name="ce6">
            <text:p>RT @thorikos: On Dutch television yesterday evening our #Thorikos alumna, Alma Kant, of @UniUtrecht with her promoter Josine Blok. In fact, it was a rather sad story since the discipline Ancient History of the Greek world will not be continued and so disappears from The Netherlands #Uitgewerkt https://t.co/kShGcuZStv</text:p>
          </table:table-cell>
          <table:table-cell office:value-type="string" table:style-name="ce5">
            <text:p>Sat Aug 17 21:44:00 +0000 2019</text:p>
          </table:table-cell>
          <table:table-cell office:value-type="date" office:date-value="2019-08-17T22:44:00" table:style-name="ce7">
            <text:p>17/08/2019 22:44:00</text:p>
          </table:table-cell>
          <table:table-cell table:number-columns-repeated="4" table:style-name="ce5"/>
          <table:table-cell office:value-type="string" table:style-name="ce5">
            <text:p>2834179913</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851146131002327040/jhh3x-VP_normal.jpg">http://pbs.twimg.com/profile_images/851146131002327040/jhh3x-VP_normal.jpg</text:a></text:p>
          </table:table-cell>
          <table:table-cell office:value-type="float" office:value="1169" table:style-name="ce5">
            <text:p>1169</text:p>
          </table:table-cell>
          <table:table-cell office:value-type="float" office:value="2026" table:style-name="ce5">
            <text:p>2026</text:p>
          </table:table-cell>
          <table:table-cell table:style-name="ce5"/>
          <table:table-cell office:value-type="string" table:style-name="ce8">
            <text:p><text:a xlink:href="http://twitter.com/nausicaa_ulysse/statuses/1162842538987991040">http://twitter.com/nausicaa_ulysse/statuses/1162842538987991040</text:a></text:p>
          </table:table-cell>
          <table:table-cell office:value-type="string" table:style-name="ce5">
            <text:p>{"hashtags":[{"text":"Thorikos","indices":[56,65]}],"symbols":[],"user_mentions":[{"screen_name":"thorikos","name":"Thorikos","id":1146318974965223400,"id_str":"1146318974965223424","indices":[3,12]},{"screen_name":"UniUtrecht","name":"Universiteit Utrecht","id":33548291,"id_str":"33548291","indices":[88,99]}],"urls":[]}</text:p>
          </table:table-cell>
          <table:table-cell table:number-columns-repeated="16366"/>
        </table:table-row>
        <table:table-row table:style-name="ro4">
          <table:table-cell office:value-type="string" table:style-name="ce4">
            <text:p>1162834468585037825</text:p>
          </table:table-cell>
          <table:table-cell office:value-type="string" table:style-name="ce5">
            <text:p>Nakhthor</text:p>
          </table:table-cell>
          <table:table-cell office:value-type="string" table:style-name="ce6">
            <text:p>RT @thorikos: On Dutch television yesterday evening our #Thorikos alumna, Alma Kant, of @UniUtrecht with her promoter Josine Blok. In fact, it was a rather sad story since the discipline Ancient History of the Greek world will not be continued and so disappears from The Netherlands #Uitgewerkt https://t.co/kShGcuZStv</text:p>
          </table:table-cell>
          <table:table-cell office:value-type="string" table:style-name="ce5">
            <text:p>Sat Aug 17 21:11:56 +0000 2019</text:p>
          </table:table-cell>
          <table:table-cell office:value-type="date" office:date-value="2019-08-17T22:11:56" table:style-name="ce7">
            <text:p>17/08/2019 22:11:56</text:p>
          </table:table-cell>
          <table:table-cell table:number-columns-repeated="4" table:style-name="ce5"/>
          <table:table-cell office:value-type="string" table:style-name="ce5">
            <text:p>573141776</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128071306254200832/0Chcoc5l_normal.png">http://pbs.twimg.com/profile_images/1128071306254200832/0Chcoc5l_normal.png</text:a></text:p>
          </table:table-cell>
          <table:table-cell office:value-type="float" office:value="1362" table:style-name="ce5">
            <text:p>1362</text:p>
          </table:table-cell>
          <table:table-cell office:value-type="float" office:value="954" table:style-name="ce5">
            <text:p>954</text:p>
          </table:table-cell>
          <table:table-cell table:style-name="ce5"/>
          <table:table-cell office:value-type="string" table:style-name="ce8">
            <text:p><text:a xlink:href="http://twitter.com/Nakhthor/statuses/1162834468585037825">http://twitter.com/Nakhthor/statuses/1162834468585037825</text:a></text:p>
          </table:table-cell>
          <table:table-cell office:value-type="string" table:style-name="ce5">
            <text:p>{"hashtags":[{"text":"Thorikos","indices":[56,65]}],"symbols":[],"user_mentions":[{"screen_name":"thorikos","name":"Thorikos","id":1146318974965223400,"id_str":"1146318974965223424","indices":[3,12]},{"screen_name":"UniUtrecht","name":"Universiteit Utrecht","id":33548291,"id_str":"33548291","indices":[88,99]}],"urls":[]}</text:p>
          </table:table-cell>
          <table:table-cell table:number-columns-repeated="16366"/>
        </table:table-row>
        <table:table-row table:style-name="ro3">
          <table:table-cell office:value-type="string" table:style-name="ce4">
            <text:p>1162765646872162305</text:p>
          </table:table-cell>
          <table:table-cell office:value-type="string" table:style-name="ce5">
            <text:p>C21fellow</text:p>
          </table:table-cell>
          <table:table-cell office:value-type="string" table:style-name="ce6">
            <text:p>RT @CarelStolker: “Als een echte psycholoog vraag ik dus graag: wat vind je er zelf van?”</text:p>
            <text:p>Ik had het nog niet gelezen, dit mooie interview met Naomi Ellemers @UniUtrecht: “Je moet durven vertrouwen op je eigen oordeel over wat goed is.”</text:p>
            <text:p>Erg de moeite waard! https://t.co/TzovWmHOIu</text:p>
          </table:table-cell>
          <table:table-cell office:value-type="string" table:style-name="ce5">
            <text:p>Sat Aug 17 16:38:28 +0000 2019</text:p>
          </table:table-cell>
          <table:table-cell office:value-type="date" office:date-value="2019-08-17T17:38:28" table:style-name="ce7">
            <text:p>17/08/2019 17:38:28</text:p>
          </table:table-cell>
          <table:table-cell table:number-columns-repeated="4" table:style-name="ce5"/>
          <table:table-cell office:value-type="string" table:style-name="ce5">
            <text:p>916000251743481856</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916217450110373888/IdWNQG5J_normal.jpg">http://pbs.twimg.com/profile_images/916217450110373888/IdWNQG5J_normal.jpg</text:a></text:p>
          </table:table-cell>
          <table:table-cell office:value-type="float" office:value="52" table:style-name="ce5">
            <text:p>52</text:p>
          </table:table-cell>
          <table:table-cell office:value-type="float" office:value="119" table:style-name="ce5">
            <text:p>119</text:p>
          </table:table-cell>
          <table:table-cell office:value-type="string" table:style-name="ce5">
            <text:p>Den Haag, Nederland</text:p>
          </table:table-cell>
          <table:table-cell office:value-type="string" table:style-name="ce8">
            <text:p><text:a xlink:href="http://twitter.com/C21fellow/statuses/1162765646872162305">http://twitter.com/C21fellow/statuses/1162765646872162305</text:a></text:p>
          </table:table-cell>
          <table:table-cell office:value-type="string" table:style-name="ce5">
            <text:p>{"hashtags":[],"symbols":[],"user_mentions":[{"screen_name":"CarelStolker","name":"Carel Stolker","id":625532843,"id_str":"625532843","indices":[3,16]}],"urls":[]}</text:p>
          </table:table-cell>
          <table:table-cell table:number-columns-repeated="16366"/>
        </table:table-row>
        <table:table-row table:number-rows-repeated="2" table:style-name="ro2">
          <table:table-cell office:value-type="string" table:style-name="ce4">
            <text:p>1162765367627976704</text:p>
          </table:table-cell>
          <table:table-cell office:value-type="string" table:style-name="ce5">
            <text:p>samvreen1</text:p>
          </table:table-cell>
          <table:table-cell office:value-type="string" table:style-name="ce6">
            <text:p>Deze oratie heb ik gelezen. Ik mis iets. Ik heb hierover een mail verstuurd. #religieustraumasyndroom <text:s/>#religie #GGZ #denieuweggz #tegenlicht #mijnverhaal #perspectief #objectief #onderzoek @TrouwRelFil @ReligieEnRecht @UniUtrecht https://t.co/qcmQgsU0TY</text:p>
          </table:table-cell>
          <table:table-cell office:value-type="string" table:style-name="ce5">
            <text:p>Sat Aug 17 16:37:21 +0000 2019</text:p>
          </table:table-cell>
          <table:table-cell office:value-type="date" office:date-value="2019-08-17T17:37:21" table:style-name="ce7">
            <text:p>17/08/2019 17:37:21</text:p>
          </table:table-cell>
          <table:table-cell table:number-columns-repeated="4" table:style-name="ce5"/>
          <table:table-cell office:value-type="string" table:style-name="ce5">
            <text:p>1124005582426509315</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125505145524183042/PVVeFjrw_normal.jpg">http://pbs.twimg.com/profile_images/1125505145524183042/PVVeFjrw_normal.jpg</text:a></text:p>
          </table:table-cell>
          <table:table-cell office:value-type="float" office:value="63" table:style-name="ce5">
            <text:p>63</text:p>
          </table:table-cell>
          <table:table-cell office:value-type="float" office:value="811" table:style-name="ce5">
            <text:p>811</text:p>
          </table:table-cell>
          <table:table-cell table:style-name="ce5"/>
          <table:table-cell office:value-type="string" table:style-name="ce8">
            <text:p><text:a xlink:href="http://twitter.com/samvreen1/statuses/1162765367627976704">http://twitter.com/samvreen1/statuses/1162765367627976704</text:a></text:p>
          </table:table-cell>
          <table:table-cell office:value-type="string" table:style-name="ce5">
            <text:p>{"hashtags":[{"text":"religieustraumasyndroom","indices":[77,101]},{"text":"religie","indices":[103,111]},{"text":"GGZ","indices":[112,116]},{"text":"denieuweggz","indices":[117,129]},{"text":"tegenlicht","indices":[130,141]},{"text":"mijnverhaal","indices":[142,154]},{"text":"perspectief","indices":[155,167]},{"text":"objectief","indices":[168,178]},{"text":"onderzoek","indices":[179,189]}],"symbols":[],"user_mentions":[{"screen_name":"TrouwRelFil","name":"Religie&amp;Filosofie","id":244061540,"id_str":"244061540","indices":[190,202]},{"screen_name":"ReligieEnRecht","name":"ReligieEnRecht","id":231196824,"id_str":"231196824","indices":[203,218]},{"screen_name":"UniUtrecht","name":"Universiteit Utrecht","id":33548291,"id_str":"33548291","indices":[219,230]}],"urls":[{"url":"https://t.co/qcmQgsU0TY","expanded_url":"https://twitter.com/Hanneke_SchaapJ/status/1139785309506457605","display_url":"twitter.com/Hanneke_Schaap…","indices":[231,254]}]}</text:p>
          </table:table-cell>
          <table:table-cell table:number-columns-repeated="16366"/>
        </table:table-row>
        <table:table-row table:style-name="ro5">
          <table:table-cell office:value-type="string" table:style-name="ce4">
            <text:p>1162759709088075776</text:p>
          </table:table-cell>
          <table:table-cell office:value-type="string" table:style-name="ce5">
            <text:p>uithof_utrecht</text:p>
          </table:table-cell>
          <table:table-cell office:value-type="string" table:style-name="ce6">
            <text:p>RT @trupill: @ProgrammerDude @UniUtrecht @uithof_utrecht I mean, nobody from the Gemeente or the Uni management. For thousands of people it *is* their actual living place.</text:p>
          </table:table-cell>
          <table:table-cell office:value-type="string" table:style-name="ce5">
            <text:p>Sat Aug 17 16:14:52 +0000 2019</text:p>
          </table:table-cell>
          <table:table-cell office:value-type="date" office:date-value="2019-08-17T17:14:52" table:style-name="ce7">
            <text:p>17/08/2019 17:14:52</text:p>
          </table:table-cell>
          <table:table-cell table:number-columns-repeated="4" table:style-name="ce5"/>
          <table:table-cell office:value-type="string" table:style-name="ce5">
            <text:p>3351050589</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674265797464846337/_tpRDzbj_normal.jpg">http://pbs.twimg.com/profile_images/674265797464846337/_tpRDzbj_normal.jpg</text:a></text:p>
          </table:table-cell>
          <table:table-cell office:value-type="float" office:value="756" table:style-name="ce5">
            <text:p>756</text:p>
          </table:table-cell>
          <table:table-cell office:value-type="float" office:value="406" table:style-name="ce5">
            <text:p>406</text:p>
          </table:table-cell>
          <table:table-cell office:value-type="string" table:style-name="ce5">
            <text:p>Utrecht, Nederland</text:p>
          </table:table-cell>
          <table:table-cell office:value-type="string" table:style-name="ce8">
            <text:p><text:a xlink:href="http://twitter.com/uithof_utrecht/statuses/1162759709088075776">http://twitter.com/uithof_utrecht/statuses/1162759709088075776</text:a></text:p>
          </table:table-cell>
          <table:table-cell office:value-type="string" table:style-name="ce5">
            <text:p>{"hashtags":[],"symbols":[],"user_mentions":[{"screen_name":"trupill","name":"Alejandro Serrano, Haskeller","id":78353800,"id_str":"78353800","indices":[3,11]},{"screen_name":"ProgrammerDude","name":"Arian van Putten @ ICFP 🇩🇪","id":100873706,"id_str":"100873706","indices":[13,28]},{"screen_name":"UniUtrecht","name":"Universiteit Utrecht","id":33548291,"id_str":"33548291","indices":[29,40]},{"screen_name":"uithof_utrecht","name":"De Uithof, Utrecht","id":3351050589,"id_str":"3351050589","indices":[41,56]}],"urls":[]}</text:p>
          </table:table-cell>
          <table:table-cell table:number-columns-repeated="16366"/>
        </table:table-row>
        <table:table-row table:style-name="ro2">
          <table:table-cell office:value-type="string" table:style-name="ce4">
            <text:p>1162759655988387843</text:p>
          </table:table-cell>
          <table:table-cell office:value-type="string" table:style-name="ce5">
            <text:p>uithof_utrecht</text:p>
          </table:table-cell>
          <table:table-cell office:value-type="string" table:style-name="ce6">
            <text:p>RT @trupill: @ProgrammerDude @UniUtrecht @uithof_utrecht It's clear that nobody considers De Uithof a real living place (don't care about noise, no food out of academic courses), even though it hosts some of the tallest apartment buildings in the city!</text:p>
          </table:table-cell>
          <table:table-cell office:value-type="string" table:style-name="ce5">
            <text:p>Sat Aug 17 16:14:39 +0000 2019</text:p>
          </table:table-cell>
          <table:table-cell office:value-type="date" office:date-value="2019-08-17T17:14:39" table:style-name="ce7">
            <text:p>17/08/2019 17:14:39</text:p>
          </table:table-cell>
          <table:table-cell table:number-columns-repeated="4" table:style-name="ce5"/>
          <table:table-cell office:value-type="string" table:style-name="ce5">
            <text:p>3351050589</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674265797464846337/_tpRDzbj_normal.jpg">http://pbs.twimg.com/profile_images/674265797464846337/_tpRDzbj_normal.jpg</text:a></text:p>
          </table:table-cell>
          <table:table-cell office:value-type="float" office:value="756" table:style-name="ce5">
            <text:p>756</text:p>
          </table:table-cell>
          <table:table-cell office:value-type="float" office:value="406" table:style-name="ce5">
            <text:p>406</text:p>
          </table:table-cell>
          <table:table-cell office:value-type="string" table:style-name="ce5">
            <text:p>Utrecht, Nederland</text:p>
          </table:table-cell>
          <table:table-cell office:value-type="string" table:style-name="ce8">
            <text:p><text:a xlink:href="http://twitter.com/uithof_utrecht/statuses/1162759655988387843">http://twitter.com/uithof_utrecht/statuses/1162759655988387843</text:a></text:p>
          </table:table-cell>
          <table:table-cell office:value-type="string" table:style-name="ce5">
            <text:p>{"hashtags":[],"symbols":[],"user_mentions":[{"screen_name":"trupill","name":"Alejandro Serrano, Haskeller","id":78353800,"id_str":"78353800","indices":[3,11]},{"screen_name":"ProgrammerDude","name":"Arian van Putten @ ICFP 🇩🇪","id":100873706,"id_str":"100873706","indices":[13,28]},{"screen_name":"UniUtrecht","name":"Universiteit Utrecht","id":33548291,"id_str":"33548291","indices":[29,40]},{"screen_name":"uithof_utrecht","name":"De Uithof, Utrecht","id":3351050589,"id_str":"3351050589","indices":[41,56]}],"urls":[]}</text:p>
          </table:table-cell>
          <table:table-cell table:number-columns-repeated="16366"/>
        </table:table-row>
        <table:table-row table:number-rows-repeated="2" table:style-name="ro4">
          <table:table-cell office:value-type="string" table:style-name="ce4">
            <text:p>1162759420952088577</text:p>
          </table:table-cell>
          <table:table-cell office:value-type="string" table:style-name="ce5">
            <text:p>uithof_utrecht</text:p>
          </table:table-cell>
          <table:table-cell office:value-type="string" table:style-name="ce6">
            <text:p>RT @ProgrammerDude: Eigenlijk zegt de @UniUtrecht hier dat de bewoners van @uithof_utrecht (hun eigen studenten!) Gewoon de tering kunnen krijgen.</text:p>
            <text:p/>
            <text:p>"Als je niet 7 jaar midden in een bouwput wilt zitten rot je maar lekker op" https://t.co/t3E3Phtq2n</text:p>
          </table:table-cell>
          <table:table-cell office:value-type="string" table:style-name="ce5">
            <text:p>Sat Aug 17 16:13:43 +0000 2019</text:p>
          </table:table-cell>
          <table:table-cell office:value-type="date" office:date-value="2019-08-17T17:13:43" table:style-name="ce7">
            <text:p>17/08/2019 17:13:43</text:p>
          </table:table-cell>
          <table:table-cell table:number-columns-repeated="4" table:style-name="ce5"/>
          <table:table-cell office:value-type="string" table:style-name="ce5">
            <text:p>3351050589</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674265797464846337/_tpRDzbj_normal.jpg">http://pbs.twimg.com/profile_images/674265797464846337/_tpRDzbj_normal.jpg</text:a></text:p>
          </table:table-cell>
          <table:table-cell office:value-type="float" office:value="756" table:style-name="ce5">
            <text:p>756</text:p>
          </table:table-cell>
          <table:table-cell office:value-type="float" office:value="406" table:style-name="ce5">
            <text:p>406</text:p>
          </table:table-cell>
          <table:table-cell office:value-type="string" table:style-name="ce5">
            <text:p>Utrecht, Nederland</text:p>
          </table:table-cell>
          <table:table-cell office:value-type="string" table:style-name="ce8">
            <text:p><text:a xlink:href="http://twitter.com/uithof_utrecht/statuses/1162759420952088577">http://twitter.com/uithof_utrecht/statuses/1162759420952088577</text:a></text:p>
          </table:table-cell>
          <table:table-cell office:value-type="string" table:style-name="ce5">
            <text:p>{"hashtags":[],"symbols":[],"user_mentions":[{"screen_name":"ProgrammerDude","name":"Arian van Putten @ ICFP 🇩🇪","id":100873706,"id_str":"100873706","indices":[3,18]},{"screen_name":"UniUtrecht","name":"Universiteit Utrecht","id":33548291,"id_str":"33548291","indices":[38,49]},{"screen_name":"uithof_utrecht","name":"De Uithof, Utrecht","id":3351050589,"id_str":"3351050589","indices":[75,90]}],"urls":[]}</text:p>
          </table:table-cell>
          <table:table-cell table:number-columns-repeated="16366"/>
        </table:table-row>
        <table:table-row table:style-name="ro4">
          <table:table-cell office:value-type="string" table:style-name="ce4">
            <text:p>1162736119131320322</text:p>
          </table:table-cell>
          <table:table-cell office:value-type="string" table:style-name="ce5">
            <text:p>CarelStolker</text:p>
          </table:table-cell>
          <table:table-cell office:value-type="string" table:style-name="ce6">
            <text:p>“Als een echte psycholoog vraag ik dus graag: wat vind je er zelf van?”</text:p>
            <text:p>Ik had het nog niet gelezen, dit mooie interview met Naomi Ellemers @UniUtrecht: “Je moet durven vertrouwen op je eigen oordeel over wat goed is.”</text:p>
            <text:p>Erg de moeite waard! https://t.co/TzovWmHOIu</text:p>
          </table:table-cell>
          <table:table-cell office:value-type="string" table:style-name="ce5">
            <text:p>Sat Aug 17 14:41:08 +0000 2019</text:p>
          </table:table-cell>
          <table:table-cell office:value-type="date" office:date-value="2019-08-17T15:41:08" table:style-name="ce7">
            <text:p>17/08/2019 15:41:08</text:p>
          </table:table-cell>
          <table:table-cell table:number-columns-repeated="4" table:style-name="ce5"/>
          <table:table-cell office:value-type="string" table:style-name="ce5">
            <text:p>625532843</text:p>
          </table:table-cell>
          <table:table-cell table:style-name="ce5"/>
          <table:table-cell office:value-type="string" table:style-name="ce5">
            <text:p>&lt;a href="http://twitter.com/#!/download/ipad" rel="nofollow"&gt;Twitter for iPad&lt;/a&gt;</text:p>
          </table:table-cell>
          <table:table-cell office:value-type="string" table:style-name="ce8">
            <text:p><text:a xlink:href="http://pbs.twimg.com/profile_images/1013530397425197056/-5ooXo3l_normal.jpg">http://pbs.twimg.com/profile_images/1013530397425197056/-5ooXo3l_normal.jpg</text:a></text:p>
          </table:table-cell>
          <table:table-cell office:value-type="float" office:value="5294" table:style-name="ce5">
            <text:p>5294</text:p>
          </table:table-cell>
          <table:table-cell office:value-type="float" office:value="634" table:style-name="ce5">
            <text:p>634</text:p>
          </table:table-cell>
          <table:table-cell office:value-type="string" table:style-name="ce5">
            <text:p>Leiden | the Netherlands</text:p>
          </table:table-cell>
          <table:table-cell office:value-type="string" table:style-name="ce8">
            <text:p><text:a xlink:href="http://twitter.com/CarelStolker/statuses/1162736119131320322">http://twitter.com/CarelStolker/statuses/1162736119131320322</text:a></text:p>
          </table:table-cell>
          <table:table-cell office:value-type="string" table:style-name="ce5">
            <text:p>{"hashtags":[],"symbols":[],"user_mentions":[{"screen_name":"UniUtrecht","name":"Universiteit Utrecht","id":33548291,"id_str":"33548291","indices":[140,151]}],"urls":[{"url":"https://t.co/TzovWmHOIu","expanded_url":"https://twitter.com/ellendebruin/status/1159708858484502528","display_url":"twitter.com/ellendebruin/s…","indices":[241,264]}]}</text:p>
          </table:table-cell>
          <table:table-cell table:number-columns-repeated="16366"/>
        </table:table-row>
        <table:table-row table:style-name="ro4">
          <table:table-cell office:value-type="string" table:style-name="ce4">
            <text:p>1162649342307684352</text:p>
          </table:table-cell>
          <table:table-cell office:value-type="string" table:style-name="ce5">
            <text:p>mwcartoons</text:p>
          </table:table-cell>
          <table:table-cell office:value-type="string" table:style-name="ce6">
            <text:p>Steeds meer studentenkamers in kantoorgebouwen... @leidschdagblad @GemeenteLeiden @studentenbond @minerva @LVVSAugustinus @VVLVVSA @QuintusLeiden @BestuurQuintus @ssrleiden @ELCIDweek #elcidweek #elcid #leiden @srvubond @erasmusuni @UniLeiden <text:s/>@UniUtrecht @VUamsterdam <text:s/>@UTwente https://t.co/oaXQ3EcTsQ</text:p>
          </table:table-cell>
          <table:table-cell office:value-type="string" table:style-name="ce5">
            <text:p>Sat Aug 17 08:56:18 +0000 2019</text:p>
          </table:table-cell>
          <table:table-cell office:value-type="date" office:date-value="2019-08-17T09:56:18" table:style-name="ce7">
            <text:p>17/08/2019 09:56:18</text:p>
          </table:table-cell>
          <table:table-cell table:number-columns-repeated="4" table:style-name="ce5"/>
          <table:table-cell office:value-type="string" table:style-name="ce5">
            <text:p>499108236</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572732067813666816/7TtIIqCn_normal.jpeg">http://pbs.twimg.com/profile_images/572732067813666816/7TtIIqCn_normal.jpeg</text:a></text:p>
          </table:table-cell>
          <table:table-cell office:value-type="float" office:value="556" table:style-name="ce5">
            <text:p>556</text:p>
          </table:table-cell>
          <table:table-cell table:style-name="ce5"/>
          <table:table-cell office:value-type="string" table:style-name="ce5">
            <text:p>Nederland</text:p>
          </table:table-cell>
          <table:table-cell office:value-type="string" table:style-name="ce8">
            <text:p><text:a xlink:href="http://twitter.com/mwcartoons/statuses/1162649342307684352">http://twitter.com/mwcartoons/statuses/1162649342307684352</text:a></text:p>
          </table:table-cell>
          <table:table-cell office:value-type="string" table:style-name="ce5">
            <text:p>{"hashtags":[{"text":"elcidweek","indices":[184,194]},{"text":"elcid","indices":[195,201]},{"text":"leiden","indices":[202,209]}],"symbols":[],"user_mentions":[{"screen_name":"leidschdagblad","name":"Leidsch Dagblad","id":23572475,"id_str":"23572475","indices":[50,65]},{"screen_name":"GemeenteLeiden","name":"Gemeente Leiden","id":72798332,"id_str":"72798332","indices":[66,81]},{"screen_name":"studentenbond","name":"LSVb","id":86953668,"id_str":"86953668","indices":[82,96]},{"screen_name":"minerva","name":"L.S.V. Minerva","id":326891431,"id_str":"326891431","indices":[97,105]},{"screen_name":"LVVSAugustinus","name":"LVVS Augustinus","id":130820678,"id_str":"130820678","indices":[106,121]},{"screen_name":"VVLVVSA","name":"V.V. LVVS A","id":928037162,"id_str":"928037162","indices":[122,130]},{"screen_name":"QuintusLeiden","name":"ALSV Quintus","id":179020502,"id_str":"179020502","indices":[131,145]},{"screen_name":"BestuurQuintus","name":"ALSV Quintus","id":142318410,"id_str":"142318410","indices":[146,161]},{"screen_name":"ssrleiden","name":"SSR-Leiden","id":152293999,"id_str":"152293999","indices":[162,172]},{"screen_name":"ELCIDweek","name":"EL CID","id":174950391,"id_str":"174950391","indices":[173,183]},{"screen_name":"srvubond","name":"SRVU Studentenbond","id":193260436,"id_str":"193260436","indices":[210,219]},{"screen_name":"erasmusuni","name":"Erasmus University","id":52693210,"id_str":"52693210","indices":[220,231]},{"screen_name":"UniLeiden","name":"Universiteit Leiden","id":58478256,"id_str":"58478256","indices":[232,242]},{"screen_name":"UniUtrecht","name":"Universiteit Utrecht","id":33548291,"id_str":"33548291","indices":[244,255]},{"screen_name":"VUamsterdam","name":"Vrije Universiteit Amsterdam","id":18991187,"id_str":"18991187","indices":[256,268]},{"screen_name":"UTwente","name":"Universiteit Twente","id":18991614,"id_str":"18991614","indices":[270,278]}],"urls":[],"media":[{"id":1162649336985116700,"id_str":"1162649336985116677","indices":[279,302],"media_url":"http://pbs.twimg.com/media/ECKPaXlXYAUFqTb.jpg","media_url_https":"https://pbs.twimg.com/media/ECKPaXlXYAUFqTb.jpg","url":"https://t.co/oaXQ3EcTsQ","display_url":"pic.twitter.com/oaXQ3EcTsQ","expanded_url":"https://twitter.com/mwcartoons/status/1162649342307684352/photo/1","type":"photo","sizes":{"thumb":{"w":150,"h":150,"resize":"crop"},"small":{"w":675,"h":501,"resize":"fit"},"large":{"w":675,"h":501,"resize":"fit"},"medium":{"w":675,"h":501,"resize":"fit"}}}]}</text:p>
          </table:table-cell>
          <table:table-cell table:number-columns-repeated="16366"/>
        </table:table-row>
        <table:table-row table:style-name="ro2">
          <table:table-cell office:value-type="string" table:style-name="ce4">
            <text:p>1162627733559611392</text:p>
          </table:table-cell>
          <table:table-cell office:value-type="string" table:style-name="ce5">
            <text:p>MAFA11</text:p>
          </table:table-cell>
          <table:table-cell office:value-type="string" table:style-name="ce6">
            <text:p>RT @HumRelNetwork: THREAD 1/4: This week’s #FridayFeature is Lieke Stelling (@LiekeStelling), Lecturer in Early Modern English Literature at @UniUtrecht. Her research interests include #HumourandReligion, jest books, and religious conversion.</text:p>
          </table:table-cell>
          <table:table-cell office:value-type="string" table:style-name="ce5">
            <text:p>Sat Aug 17 07:30:26 +0000 2019</text:p>
          </table:table-cell>
          <table:table-cell office:value-type="date" office:date-value="2019-08-17T08:30:26" table:style-name="ce7">
            <text:p>17/08/2019 08:30:26</text:p>
          </table:table-cell>
          <table:table-cell table:number-columns-repeated="4" table:style-name="ce5"/>
          <table:table-cell office:value-type="string" table:style-name="ce5">
            <text:p>243225675</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643234858026835968/H1zB4ZeW_normal.jpg">http://pbs.twimg.com/profile_images/643234858026835968/H1zB4ZeW_normal.jpg</text:a></text:p>
          </table:table-cell>
          <table:table-cell office:value-type="float" office:value="1044" table:style-name="ce5">
            <text:p>1044</text:p>
          </table:table-cell>
          <table:table-cell office:value-type="float" office:value="2480" table:style-name="ce5">
            <text:p>2480</text:p>
          </table:table-cell>
          <table:table-cell office:value-type="string" table:style-name="ce5">
            <text:p>Oslo, Norway</text:p>
          </table:table-cell>
          <table:table-cell office:value-type="string" table:style-name="ce8">
            <text:p><text:a xlink:href="http://twitter.com/MAFA11/statuses/1162627733559611392">http://twitter.com/MAFA11/statuses/1162627733559611392</text:a></text:p>
          </table:table-cell>
          <table:table-cell office:value-type="string" table:style-name="ce5">
            <text:p>{"hashtags":[{"text":"FridayFeature","indices":[43,57]}],"symbols":[],"user_mentions":[{"screen_name":"HumRelNetwork","name":"Humour &amp; Religion Network","id":1141799790612758500,"id_str":"1141799790612758529","indices":[3,17]},{"screen_name":"LiekeStelling","name":"Lieke Stelling","id":763728152900362200,"id_str":"763728152900362240","indices":[77,91]}],"urls":[]}</text:p>
          </table:table-cell>
          <table:table-cell table:number-columns-repeated="16366"/>
        </table:table-row>
        <table:table-row table:style-name="ro4">
          <table:table-cell office:value-type="string" table:style-name="ce4">
            <text:p>1162622410631405568</text:p>
          </table:table-cell>
          <table:table-cell office:value-type="string" table:style-name="ce5">
            <text:p>mstegfellner</text:p>
          </table:table-cell>
          <table:table-cell office:value-type="string" table:style-name="ce6">
            <text:p>RT @andredoerfler: Heute ganz dichter, toller Tag: #Crowdfunding mit @place2help und anschl. #Biosphärenregion, #Act4SDGs und #Genossenschaften mit @ruv_de Naturpark RheinTaunus @heimathafenWI @socialimpactlab F @SEND_ev @gruene_wi @grameencl @UniUtrecht @leuphana @NewOrderDesign und WI Volksbank https://t.co/AbSWvCAqbT</text:p>
          </table:table-cell>
          <table:table-cell office:value-type="string" table:style-name="ce5">
            <text:p>Sat Aug 17 07:09:17 +0000 2019</text:p>
          </table:table-cell>
          <table:table-cell office:value-type="date" office:date-value="2019-08-17T08:09:17" table:style-name="ce7">
            <text:p>17/08/2019 08:09:17</text:p>
          </table:table-cell>
          <table:table-cell table:number-columns-repeated="4" table:style-name="ce5"/>
          <table:table-cell office:value-type="string" table:style-name="ce5">
            <text:p>74680391</text:p>
          </table:table-cell>
          <table:table-cell table:style-name="ce5"/>
          <table:table-cell office:value-type="string" table:style-name="ce5">
            <text:p>&lt;a href="https://www.flipboard.com" rel="nofollow"&gt;Flipboard&lt;/a&gt;</text:p>
          </table:table-cell>
          <table:table-cell office:value-type="string" table:style-name="ce8">
            <text:p><text:a xlink:href="http://pbs.twimg.com/profile_images/992700746109018112/2LBJyhFb_normal.jpg">http://pbs.twimg.com/profile_images/992700746109018112/2LBJyhFb_normal.jpg</text:a></text:p>
          </table:table-cell>
          <table:table-cell office:value-type="float" office:value="199" table:style-name="ce5">
            <text:p>199</text:p>
          </table:table-cell>
          <table:table-cell office:value-type="float" office:value="79" table:style-name="ce5">
            <text:p>79</text:p>
          </table:table-cell>
          <table:table-cell office:value-type="string" table:style-name="ce5">
            <text:p>Stuttgart</text:p>
          </table:table-cell>
          <table:table-cell office:value-type="string" table:style-name="ce8">
            <text:p><text:a xlink:href="http://twitter.com/mstegfellner/statuses/1162622410631405568">http://twitter.com/mstegfellner/statuses/1162622410631405568</text:a></text:p>
          </table:table-cell>
          <table:table-cell office:value-type="string" table:style-name="ce5">
            <text:p>{"hashtags":[{"text":"Crowdfunding","indices":[51,64]},{"text":"Biosphärenregion","indices":[93,110]},{"text":"Act4SDGs","indices":[112,121]}],"symbols":[],"user_mentions":[{"screen_name":"andredoerfler","name":"André Dörfler","id":799958868163960800,"id_str":"799958868163960836","indices":[3,17]},{"screen_name":"place2help","name":"place2help","id":1970773922,"id_str":"1970773922","indices":[69,80]}],"urls":[]}</text:p>
          </table:table-cell>
          <table:table-cell table:number-columns-repeated="16366"/>
        </table:table-row>
        <table:table-row table:number-rows-repeated="2" table:style-name="ro4">
          <table:table-cell office:value-type="string" table:style-name="ce4">
            <text:p>1162612536954544128</text:p>
          </table:table-cell>
          <table:table-cell office:value-type="string" table:style-name="ce5">
            <text:p>tvillarim1</text:p>
          </table:table-cell>
          <table:table-cell office:value-type="string" table:style-name="ce6">
            <text:p>RT @plasticsoupfoun: Onderzoekers hebben microplastics aangetroffen in de sneeuw op de Noordpool. Momenteel weten we nog weinig over de gevolgen van microplastics op onze gezondheid. Martin van den Berg, hoogleraar toxicologie aan de @UniUtrecht, spreekt zijn zorgen uit 👉 https://t.co/hBdYY3eKLL https://t.co/QBgBINBYnA</text:p>
          </table:table-cell>
          <table:table-cell office:value-type="string" table:style-name="ce5">
            <text:p>Sat Aug 17 06:30:03 +0000 2019</text:p>
          </table:table-cell>
          <table:table-cell office:value-type="date" office:date-value="2019-08-17T07:30:03" table:style-name="ce7">
            <text:p>17/08/2019 07:30:03</text:p>
          </table:table-cell>
          <table:table-cell table:number-columns-repeated="4" table:style-name="ce5"/>
          <table:table-cell office:value-type="string" table:style-name="ce5">
            <text:p>2820619011</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162597583862280192/Mzrou79y_normal.jpg">http://pbs.twimg.com/profile_images/1162597583862280192/Mzrou79y_normal.jpg</text:a></text:p>
          </table:table-cell>
          <table:table-cell office:value-type="float" office:value="179" table:style-name="ce5">
            <text:p>179</text:p>
          </table:table-cell>
          <table:table-cell office:value-type="float" office:value="1411" table:style-name="ce5">
            <text:p>1411</text:p>
          </table:table-cell>
          <table:table-cell office:value-type="string" table:style-name="ce5">
            <text:p>Recife, Pernambuco, Brasil</text:p>
          </table:table-cell>
          <table:table-cell office:value-type="string" table:style-name="ce8">
            <text:p><text:a xlink:href="http://twitter.com/tvillarim1/statuses/1162612536954544128">http://twitter.com/tvillarim1/statuses/1162612536954544128</text:a></text:p>
          </table:table-cell>
          <table:table-cell office:value-type="string" table:style-name="ce5">
            <text:p>{"hashtags":[],"symbols":[],"user_mentions":[{"screen_name":"plasticsoupfoun","name":"Plastic Soup Foundation","id":358158544,"id_str":"358158544","indices":[3,19]}],"urls":[]}</text:p>
          </table:table-cell>
          <table:table-cell table:number-columns-repeated="16366"/>
        </table:table-row>
        <table:table-row table:style-name="ro4">
          <table:table-cell office:value-type="string" table:style-name="ce4">
            <text:p>1162608461340905472</text:p>
          </table:table-cell>
          <table:table-cell office:value-type="string" table:style-name="ce5">
            <text:p>roalddocter</text:p>
          </table:table-cell>
          <table:table-cell office:value-type="string" table:style-name="ce6">
            <text:p>RT @thorikos: On Dutch television yesterday evening our #Thorikos alumna, Alma Kant, of @UniUtrecht with her promoter Josine Blok. In fact, it was a rather sad story since the discipline Ancient History of the Greek world will not be continued and so disappears from The Netherlands #Uitgewerkt https://t.co/kShGcuZStv</text:p>
          </table:table-cell>
          <table:table-cell office:value-type="string" table:style-name="ce5">
            <text:p>Sat Aug 17 06:13:52 +0000 2019</text:p>
          </table:table-cell>
          <table:table-cell office:value-type="date" office:date-value="2019-08-17T07:13:52" table:style-name="ce7">
            <text:p>17/08/2019 07:13:52</text:p>
          </table:table-cell>
          <table:table-cell table:number-columns-repeated="4" table:style-name="ce5"/>
          <table:table-cell office:value-type="string" table:style-name="ce5">
            <text:p>866177142</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989565190361501697/kuhtDe0k_normal.jpg">http://pbs.twimg.com/profile_images/989565190361501697/kuhtDe0k_normal.jpg</text:a></text:p>
          </table:table-cell>
          <table:table-cell office:value-type="float" office:value="790" table:style-name="ce5">
            <text:p>790</text:p>
          </table:table-cell>
          <table:table-cell office:value-type="float" office:value="1234" table:style-name="ce5">
            <text:p>1234</text:p>
          </table:table-cell>
          <table:table-cell table:style-name="ce5"/>
          <table:table-cell office:value-type="string" table:style-name="ce8">
            <text:p><text:a xlink:href="http://twitter.com/roalddocter/statuses/1162608461340905472">http://twitter.com/roalddocter/statuses/1162608461340905472</text:a></text:p>
          </table:table-cell>
          <table:table-cell office:value-type="string" table:style-name="ce5">
            <text:p>{"hashtags":[{"text":"Thorikos","indices":[56,65]}],"symbols":[],"user_mentions":[{"screen_name":"thorikos","name":"Thorikos","id":1146318974965223400,"id_str":"1146318974965223424","indices":[3,12]},{"screen_name":"UniUtrecht","name":"Universiteit Utrecht","id":33548291,"id_str":"33548291","indices":[88,99]}],"urls":[]}</text:p>
          </table:table-cell>
          <table:table-cell table:number-columns-repeated="16366"/>
        </table:table-row>
        <table:table-row table:style-name="ro4">
          <table:table-cell office:value-type="string" table:style-name="ce4">
            <text:p>1162607570160410625</text:p>
          </table:table-cell>
          <table:table-cell office:value-type="string" table:style-name="ce5">
            <text:p>NCad_Nederland</text:p>
          </table:table-cell>
          <table:table-cell office:value-type="string" table:style-name="ce6">
            <text:p>RT @VET_UniUtrecht: Zonder eten overleef je niet. Maar wat gebeurt er als je niet speelt?🤔🧠 @UniUtrecht wetenschappers @lvanderschuren en Heidi Lesscher onderzoeken het belang van spel in ratten en mensen met @Hetwkz en @jantjebetonline. Lees het hele artikel hier: https://t.co/SRAAXgtjQh https://t.co/v8LDhkjYay</text:p>
          </table:table-cell>
          <table:table-cell office:value-type="string" table:style-name="ce5">
            <text:p>Sat Aug 17 06:10:19 +0000 2019</text:p>
          </table:table-cell>
          <table:table-cell office:value-type="date" office:date-value="2019-08-17T07:10:19" table:style-name="ce7">
            <text:p>17/08/2019 07:10:19</text:p>
          </table:table-cell>
          <table:table-cell table:number-columns-repeated="4" table:style-name="ce5"/>
          <table:table-cell office:value-type="string" table:style-name="ce5">
            <text:p>2966021271</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596252044920496128/5KMTC_wq_normal.jpg">http://pbs.twimg.com/profile_images/596252044920496128/5KMTC_wq_normal.jpg</text:a></text:p>
          </table:table-cell>
          <table:table-cell office:value-type="float" office:value="284" table:style-name="ce5">
            <text:p>284</text:p>
          </table:table-cell>
          <table:table-cell office:value-type="float" office:value="271" table:style-name="ce5">
            <text:p>271</text:p>
          </table:table-cell>
          <table:table-cell table:style-name="ce5"/>
          <table:table-cell office:value-type="string" table:style-name="ce8">
            <text:p><text:a xlink:href="http://twitter.com/NCad_Nederland/statuses/1162607570160410625">http://twitter.com/NCad_Nederland/statuses/1162607570160410625</text:a></text:p>
          </table:table-cell>
          <table:table-cell office:value-type="string" table:style-name="ce5">
            <text:p>{"hashtags":[],"symbols":[],"user_mentions":[{"screen_name":"VET_UniUtrecht","name":"Diergeneeskunde","id":215977394,"id_str":"215977394","indices":[3,18]},{"screen_name":"UniUtrecht","name":"Universiteit Utrecht","id":33548291,"id_str":"33548291","indices":[92,103]},{"screen_name":"lvanderschuren","name":"Louk Vanderschuren","id":1004981470371434500,"id_str":"1004981470371434496","indices":[119,134]}],"urls":[]}</text:p>
          </table:table-cell>
          <table:table-cell table:number-columns-repeated="16366"/>
        </table:table-row>
        <table:table-row table:number-rows-repeated="2" table:style-name="ro4">
          <table:table-cell office:value-type="string" table:style-name="ce4">
            <text:p>1162606569705672704</text:p>
          </table:table-cell>
          <table:table-cell office:value-type="string" table:style-name="ce5">
            <text:p>thorikos</text:p>
          </table:table-cell>
          <table:table-cell office:value-type="string" table:style-name="ce6">
            <text:p>On Dutch television yesterday evening our #Thorikos alumna, Alma Kant, of @UniUtrecht with her promoter Josine Blok. In fact, it was a rather sad story since the discipline Ancient History of the Greek world will not be continued and so disappears from The Netherlands #Uitgewerkt https://t.co/kShGcuZStv</text:p>
          </table:table-cell>
          <table:table-cell office:value-type="string" table:style-name="ce5">
            <text:p>Sat Aug 17 06:06:21 +0000 2019</text:p>
          </table:table-cell>
          <table:table-cell office:value-type="date" office:date-value="2019-08-17T07:06:21" table:style-name="ce7">
            <text:p>17/08/2019 07:06:21</text:p>
          </table:table-cell>
          <table:table-cell table:number-columns-repeated="4" table:style-name="ce5"/>
          <table:table-cell office:value-type="string" table:style-name="ce5">
            <text:p>1146318974965223424</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161265073022799872/gh-sfo-5_normal.jpg">http://pbs.twimg.com/profile_images/1161265073022799872/gh-sfo-5_normal.jpg</text:a></text:p>
          </table:table-cell>
          <table:table-cell office:value-type="float" office:value="243" table:style-name="ce5">
            <text:p>243</text:p>
          </table:table-cell>
          <table:table-cell office:value-type="float" office:value="1157" table:style-name="ce5">
            <text:p>1157</text:p>
          </table:table-cell>
          <table:table-cell table:style-name="ce5"/>
          <table:table-cell office:value-type="string" table:style-name="ce8">
            <text:p><text:a xlink:href="http://twitter.com/thorikos/statuses/1162606569705672704">http://twitter.com/thorikos/statuses/1162606569705672704</text:a></text:p>
          </table:table-cell>
          <table:table-cell office:value-type="string" table:style-name="ce5">
            <text:p>{"hashtags":[{"text":"Thorikos","indices":[42,51]},{"text":"Uitgewerkt","indices":[269,280]}],"symbols":[],"user_mentions":[{"screen_name":"UniUtrecht","name":"Universiteit Utrecht","id":33548291,"id_str":"33548291","indices":[74,85]}],"urls":[],"media":[{"id":1162606563615477800,"id_str":"1162606563615477760","indices":[281,304],"media_url":"http://pbs.twimg.com/media/ECJogoXWkAAbdKM.jpg","media_url_https":"https://pbs.twimg.com/media/ECJogoXWkAAbdKM.jpg","url":"https://t.co/kShGcuZStv","display_url":"pic.twitter.com/kShGcuZStv","expanded_url":"https://twitter.com/thorikos/status/1162606569705672704/photo/1","type":"photo","sizes":{"thumb":{"w":150,"h":150,"resize":"crop"},"large":{"w":2048,"h":1536,"resize":"fit"},"medium":{"w":1200,"h":900,"resize":"fit"},"small":{"w":680,"h":510,"resize":"fit"}}}]}</text:p>
          </table:table-cell>
          <table:table-cell table:number-columns-repeated="16366"/>
        </table:table-row>
        <table:table-row table:style-name="ro8">
          <table:table-cell office:value-type="string" table:style-name="ce4">
            <text:p>1162574792882622464</text:p>
          </table:table-cell>
          <table:table-cell office:value-type="string" table:style-name="ce5">
            <text:p>AcademicTrnsfr</text:p>
          </table:table-cell>
          <table:table-cell office:value-type="string" table:style-name="ce6">
            <text:p>Universitair Docent Privaatrecht (specialisatie Ondernemingsrecht) (0,8 - 1,0 fte) https://t.co/W6G5ZwHg6o @UniUtrecht</text:p>
          </table:table-cell>
          <table:table-cell office:value-type="string" table:style-name="ce5">
            <text:p>Sat Aug 17 04:00:04 +0000 2019</text:p>
          </table:table-cell>
          <table:table-cell office:value-type="date" office:date-value="2019-08-17T05:00:04" table:style-name="ce7">
            <text:p>17/08/2019 05:00:04</text:p>
          </table:table-cell>
          <table:table-cell table:number-columns-repeated="4" table:style-name="ce5"/>
          <table:table-cell office:value-type="string" table:style-name="ce5">
            <text:p>49637376</text:p>
          </table:table-cell>
          <table:table-cell table:style-name="ce5"/>
          <table:table-cell office:value-type="string" table:style-name="ce5">
            <text:p>&lt;a href="https://www.academictransfer.com" rel="nofollow"&gt;AT app&lt;/a&gt;</text:p>
          </table:table-cell>
          <table:table-cell office:value-type="string" table:style-name="ce8">
            <text:p><text:a xlink:href="http://pbs.twimg.com/profile_images/1692488952/AT_logo_duiker_achtergrond_normal.png">http://pbs.twimg.com/profile_images/1692488952/AT_logo_duiker_achtergrond_normal.png</text:a></text:p>
          </table:table-cell>
          <table:table-cell office:value-type="float" office:value="10894" table:style-name="ce5">
            <text:p>10894</text:p>
          </table:table-cell>
          <table:table-cell office:value-type="float" office:value="11087" table:style-name="ce5">
            <text:p>11087</text:p>
          </table:table-cell>
          <table:table-cell office:value-type="string" table:style-name="ce5">
            <text:p>Utrecht, The Netherlands</text:p>
          </table:table-cell>
          <table:table-cell office:value-type="string" table:style-name="ce8">
            <text:p><text:a xlink:href="http://twitter.com/AcademicTrnsfr/statuses/1162574792882622464">http://twitter.com/AcademicTrnsfr/statuses/1162574792882622464</text:a></text:p>
          </table:table-cell>
          <table:table-cell office:value-type="string" table:style-name="ce5">
            <text:p>{"hashtags":[],"symbols":[],"user_mentions":[{"screen_name":"UniUtrecht","name":"Universiteit Utrecht","id":33548291,"id_str":"33548291","indices":[107,118]}],"urls":[{"url":"https://t.co/W6G5ZwHg6o","expanded_url":"https://www.academictransfer.com/285182/","display_url":"academictransfer.com/285182/","indices":[83,106]}]}</text:p>
          </table:table-cell>
          <table:table-cell table:number-columns-repeated="16366"/>
        </table:table-row>
        <table:table-row table:style-name="ro2">
          <table:table-cell office:value-type="string" table:style-name="ce4">
            <text:p>1162502379805257728</text:p>
          </table:table-cell>
          <table:table-cell office:value-type="string" table:style-name="ce5">
            <text:p>NiekvanAndel</text:p>
          </table:table-cell>
          <table:table-cell office:value-type="string" table:style-name="ce6">
            <text:p>RT @AlfredSnoek: Ben je #student in #Utrecht (bijvoorbeeld aan de @UniUtrecht) en ben je op zoek naar een boeiende bijbaan voor de aankomende winter? Heb je affiniteit met #meteorologie? Misschien is dit dan iets voor je: https://t.co/z3NDD0T59I</text:p>
          </table:table-cell>
          <table:table-cell office:value-type="string" table:style-name="ce5">
            <text:p>Fri Aug 16 23:12:20 +0000 2019</text:p>
          </table:table-cell>
          <table:table-cell office:value-type="date" office:date-value="2019-08-17T00:12:20" table:style-name="ce7">
            <text:p>17/08/2019 00:12:20</text:p>
          </table:table-cell>
          <table:table-cell table:number-columns-repeated="4" table:style-name="ce5"/>
          <table:table-cell office:value-type="string" table:style-name="ce5">
            <text:p>448975238</text:p>
          </table:table-cell>
          <table:table-cell table:style-name="ce5"/>
          <table:table-cell office:value-type="string" table:style-name="ce5">
            <text:p>&lt;a href="http://tapbots.com/tweetbot" rel="nofollow"&gt;Tweetbot for iΟS&lt;/a&gt;</text:p>
          </table:table-cell>
          <table:table-cell office:value-type="string" table:style-name="ce8">
            <text:p><text:a xlink:href="http://pbs.twimg.com/profile_images/1088591403461029889/lpbPDZmX_normal.jpg">http://pbs.twimg.com/profile_images/1088591403461029889/lpbPDZmX_normal.jpg</text:a></text:p>
          </table:table-cell>
          <table:table-cell office:value-type="float" office:value="729" table:style-name="ce5">
            <text:p>729</text:p>
          </table:table-cell>
          <table:table-cell office:value-type="float" office:value="289" table:style-name="ce5">
            <text:p>289</text:p>
          </table:table-cell>
          <table:table-cell office:value-type="string" table:style-name="ce5">
            <text:p>Almkerk</text:p>
          </table:table-cell>
          <table:table-cell office:value-type="string" table:style-name="ce8">
            <text:p><text:a xlink:href="http://twitter.com/NiekvanAndel/statuses/1162502379805257728">http://twitter.com/NiekvanAndel/statuses/1162502379805257728</text:a></text:p>
          </table:table-cell>
          <table:table-cell office:value-type="string" table:style-name="ce5">
            <text:p>{"hashtags":[{"text":"student","indices":[24,32]},{"text":"Utrecht","indices":[36,44]}],"symbols":[],"user_mentions":[{"screen_name":"AlfredSnoek","name":"Alfred Snoek","id":301326858,"id_str":"301326858","indices":[3,15]},{"screen_name":"UniUtrecht","name":"Universiteit Utrecht","id":33548291,"id_str":"33548291","indices":[66,77]}],"urls":[]}</text:p>
          </table:table-cell>
          <table:table-cell table:number-columns-repeated="16366"/>
        </table:table-row>
        <table:table-row table:number-rows-repeated="2" table:style-name="ro7">
          <table:table-cell office:value-type="string" table:style-name="ce4">
            <text:p>1162494935343517696</text:p>
          </table:table-cell>
          <table:table-cell office:value-type="string" table:style-name="ce5">
            <text:p>Chinawinstwice</text:p>
          </table:table-cell>
          <table:table-cell office:value-type="string" table:style-name="ce6">
            <text:p>RT @Magnus_Fiskesjo: @geoff_p_wade @VolkswagenSt For @UtrechtUni and @uniGoettingen to go along with a program that *ignores* the Chinese mass atrocities, is a failure of academia comparable to the 1930s:</text:p>
            <text:p>https://t.co/dRWi2f4wXC</text:p>
            <text:p/>
            <text:p>What makes our universities lose their spine? Would have thought universities were less corruptible</text:p>
          </table:table-cell>
          <table:table-cell office:value-type="string" table:style-name="ce5">
            <text:p>Fri Aug 16 22:42:45 +0000 2019</text:p>
          </table:table-cell>
          <table:table-cell office:value-type="date" office:date-value="2019-08-16T23:42:45" table:style-name="ce7">
            <text:p>16/08/2019 23:42:45</text:p>
          </table:table-cell>
          <table:table-cell table:number-columns-repeated="4" table:style-name="ce5"/>
          <table:table-cell office:value-type="string" table:style-name="ce5">
            <text:p>1162476720982765569</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table:style-name="ce5"/>
          <table:table-cell office:value-type="float" office:value="59" table:style-name="ce5">
            <text:p>59</text:p>
          </table:table-cell>
          <table:table-cell table:style-name="ce5"/>
          <table:table-cell office:value-type="string" table:style-name="ce8">
            <text:p><text:a xlink:href="http://twitter.com/Chinawinstwice/statuses/1162494935343517696">http://twitter.com/Chinawinstwice/statuses/1162494935343517696</text:a></text:p>
          </table:table-cell>
          <table:table-cell office:value-type="string" table:style-name="ce5">
            <text:p>{"hashtags":[],"symbols":[],"user_mentions":[{"screen_name":"Magnus_Fiskesjo","name":"Magnus Fiskesjö🇪🇺🇸🇪","id":964363105663795200,"id_str":"964363105663795203","indices":[3,19]},{"screen_name":"geoff_p_wade","name":"Geoff Wade","id":2608779276,"id_str":"2608779276","indices":[21,34]},{"screen_name":"VolkswagenSt","name":"VolkswagenStiftung","id":964037922,"id_str":"964037922","indices":[35,48]},{"screen_name":"UtrechtUni","name":"Utrecht University","id":33550981,"id_str":"33550981","indices":[53,64]},{"screen_name":"uniGoettingen","name":"Uni Göttingen","id":50638548,"id_str":"50638548","indices":[69,83]}],"urls":[]}</text:p>
          </table:table-cell>
          <table:table-cell table:number-columns-repeated="16366"/>
        </table:table-row>
        <table:table-row table:style-name="ro2">
          <table:table-cell office:value-type="string" table:style-name="ce4">
            <text:p>1162474147273826304</text:p>
          </table:table-cell>
          <table:table-cell office:value-type="string" table:style-name="ce5">
            <text:p>erica_baffelli</text:p>
          </table:table-cell>
          <table:table-cell office:value-type="string" table:style-name="ce6">
            <text:p>RT @Religion_Gender: New article by @religiongender managing editor Nella van den Brandt from @UniUtrecht</text:p>
            <text:p>'Secularity, gender, and emancipation: thinking through feminist activism and feminist approaches to the secular' https://t.co/TRDv8R9dGd</text:p>
          </table:table-cell>
          <table:table-cell office:value-type="string" table:style-name="ce5">
            <text:p>Fri Aug 16 21:20:09 +0000 2019</text:p>
          </table:table-cell>
          <table:table-cell office:value-type="date" office:date-value="2019-08-16T22:20:09" table:style-name="ce7">
            <text:p>16/08/2019 22:20:09</text:p>
          </table:table-cell>
          <table:table-cell table:number-columns-repeated="4" table:style-name="ce5"/>
          <table:table-cell office:value-type="string" table:style-name="ce5">
            <text:p>908319362490265600</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093550204157132802/yrFKKMwW_normal.jpg">http://pbs.twimg.com/profile_images/1093550204157132802/yrFKKMwW_normal.jpg</text:a></text:p>
          </table:table-cell>
          <table:table-cell office:value-type="float" office:value="482" table:style-name="ce5">
            <text:p>482</text:p>
          </table:table-cell>
          <table:table-cell office:value-type="float" office:value="504" table:style-name="ce5">
            <text:p>504</text:p>
          </table:table-cell>
          <table:table-cell office:value-type="string" table:style-name="ce5">
            <text:p>Manchester, England</text:p>
          </table:table-cell>
          <table:table-cell office:value-type="string" table:style-name="ce8">
            <text:p><text:a xlink:href="http://twitter.com/erica_baffelli/statuses/1162474147273826304">http://twitter.com/erica_baffelli/statuses/1162474147273826304</text:a></text:p>
          </table:table-cell>
          <table:table-cell office:value-type="string" table:style-name="ce5">
            <text:p>{"hashtags":[],"symbols":[],"user_mentions":[{"screen_name":"Religion_Gender","name":"Religion &amp; Gender","id":2766090768,"id_str":"2766090768","indices":[3,19]},{"screen_name":"religiongender","name":"Religion and Gender","id":749510707,"id_str":"749510707","indices":[36,51]},{"screen_name":"UniUtrecht","name":"Universiteit Utrecht","id":33548291,"id_str":"33548291","indices":[94,105]}],"urls":[]}</text:p>
          </table:table-cell>
          <table:table-cell table:number-columns-repeated="16366"/>
        </table:table-row>
        <table:table-row table:style-name="ro4">
          <table:table-cell office:value-type="string" table:style-name="ce4">
            <text:p>1162473703449518090</text:p>
          </table:table-cell>
          <table:table-cell office:value-type="string" table:style-name="ce5">
            <text:p>AnnaVanEgmond</text:p>
          </table:table-cell>
          <table:table-cell office:value-type="string" table:style-name="ce6">
            <text:p>RT @CokVrooman: Mensen die als kind ouders met een #uitkering hadden, ontvangen vaker bijstand/WW/AO. Dat komt o.a. doordat ouderlijke uitkeringsafhankelijkheid resulteert in een lagere #opleiding. Nieuw artikel in Social Science Research vanuit mijn leerstoel @UniUtrecht https://t.co/rbBt4bwBHG</text:p>
          </table:table-cell>
          <table:table-cell office:value-type="string" table:style-name="ce5">
            <text:p>Fri Aug 16 21:18:23 +0000 2019</text:p>
          </table:table-cell>
          <table:table-cell office:value-type="date" office:date-value="2019-08-16T22:18:23" table:style-name="ce7">
            <text:p>16/08/2019 22:18:23</text:p>
          </table:table-cell>
          <table:table-cell table:number-columns-repeated="4" table:style-name="ce5"/>
          <table:table-cell office:value-type="string" table:style-name="ce5">
            <text:p>118463993</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724066030/anna_vane3_normal.jpg">http://pbs.twimg.com/profile_images/724066030/anna_vane3_normal.jpg</text:a></text:p>
          </table:table-cell>
          <table:table-cell office:value-type="float" office:value="137" table:style-name="ce5">
            <text:p>137</text:p>
          </table:table-cell>
          <table:table-cell office:value-type="float" office:value="874" table:style-name="ce5">
            <text:p>874</text:p>
          </table:table-cell>
          <table:table-cell office:value-type="string" table:style-name="ce5">
            <text:p>Scheveningen ..</text:p>
          </table:table-cell>
          <table:table-cell office:value-type="string" table:style-name="ce8">
            <text:p><text:a xlink:href="http://twitter.com/AnnaVanEgmond/statuses/1162473703449518090">http://twitter.com/AnnaVanEgmond/statuses/1162473703449518090</text:a></text:p>
          </table:table-cell>
          <table:table-cell office:value-type="string" table:style-name="ce5">
            <text:p>{"hashtags":[{"text":"uitkering","indices":[51,61]}],"symbols":[],"user_mentions":[{"screen_name":"CokVrooman","name":"Cok Vrooman","id":261354689,"id_str":"261354689","indices":[3,14]}],"urls":[]}</text:p>
          </table:table-cell>
          <table:table-cell table:number-columns-repeated="16366"/>
        </table:table-row>
        <table:table-row table:style-name="ro10">
          <table:table-cell office:value-type="string" table:style-name="ce4">
            <text:p>1162464792529002496</text:p>
          </table:table-cell>
          <table:table-cell office:value-type="string" table:style-name="ce5">
            <text:p>gst4vocotrim</text:p>
          </table:table-cell>
          <table:table-cell office:value-type="string" table:style-name="ce6">
            <text:p>RT @BiswapriyaMisra: New! New ! New Tool !</text:p>
            <text:p/>
            <text:p>"MetaboShiny" - interactive #processing, #analysis and identification of #untargeted #metabolomics data @biorxivpreprint :</text:p>
            <text:p/>
            <text:p>https://t.co/0pfLJUDssC #shiny #rstats</text:p>
            <text:p/>
            <text:p>Integrated #MetaboAnalystR + @github</text:p>
            <text:p/>
            <text:p>Really #cool #visualizations from @UniUtrecht https://t.co/SE9ILk6l08</text:p>
          </table:table-cell>
          <table:table-cell office:value-type="string" table:style-name="ce5">
            <text:p>Fri Aug 16 20:42:58 +0000 2019</text:p>
          </table:table-cell>
          <table:table-cell office:value-type="date" office:date-value="2019-08-16T21:42:58" table:style-name="ce7">
            <text:p>16/08/2019 21:42:58</text:p>
          </table:table-cell>
          <table:table-cell table:number-columns-repeated="4" table:style-name="ce5"/>
          <table:table-cell office:value-type="string" table:style-name="ce5">
            <text:p>2334020674</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153324686744477696/1vtlbe-y_normal.jpg">http://pbs.twimg.com/profile_images/1153324686744477696/1vtlbe-y_normal.jpg</text:a></text:p>
          </table:table-cell>
          <table:table-cell office:value-type="float" office:value="72" table:style-name="ce5">
            <text:p>72</text:p>
          </table:table-cell>
          <table:table-cell office:value-type="float" office:value="49" table:style-name="ce5">
            <text:p>49</text:p>
          </table:table-cell>
          <table:table-cell office:value-type="string" table:style-name="ce5">
            <text:p>Brasil</text:p>
          </table:table-cell>
          <table:table-cell office:value-type="string" table:style-name="ce8">
            <text:p><text:a xlink:href="http://twitter.com/gst4vocotrim/statuses/1162464792529002496">http://twitter.com/gst4vocotrim/statuses/1162464792529002496</text:a></text:p>
          </table:table-cell>
          <table:table-cell office:value-type="string" table:style-name="ce5">
            <text:p>{"hashtags":[{"text":"processing","indices":[72,83]},{"text":"analysis","indices":[85,94]},{"text":"untargeted","indices":[117,128]}],"symbols":[],"user_mentions":[{"screen_name":"BiswapriyaMisra","name":"Biswapriya Misra","id":751885664283603000,"id_str":"751885664283602944","indices":[3,19]}],"urls":[]}</text:p>
          </table:table-cell>
          <table:table-cell table:number-columns-repeated="16366"/>
        </table:table-row>
        <table:table-row table:number-rows-repeated="2" table:style-name="ro2">
          <table:table-cell office:value-type="string" table:style-name="ce4">
            <text:p>1162460154069229568</text:p>
          </table:table-cell>
          <table:table-cell office:value-type="string" table:style-name="ce5">
            <text:p>AlfredSnoek</text:p>
          </table:table-cell>
          <table:table-cell office:value-type="string" table:style-name="ce6">
            <text:p>Ben je #student in #Utrecht (bijvoorbeeld aan de @UniUtrecht) en ben je op zoek naar een boeiende bijbaan voor de aankomende winter? Heb je affiniteit met #meteorologie? Misschien is dit dan iets voor je: https://t.co/z3NDD0T59I</text:p>
          </table:table-cell>
          <table:table-cell office:value-type="string" table:style-name="ce5">
            <text:p>Fri Aug 16 20:24:32 +0000 2019</text:p>
          </table:table-cell>
          <table:table-cell office:value-type="date" office:date-value="2019-08-16T21:24:32" table:style-name="ce7">
            <text:p>16/08/2019 21:24:32</text:p>
          </table:table-cell>
          <table:table-cell table:number-columns-repeated="4" table:style-name="ce5"/>
          <table:table-cell office:value-type="string" table:style-name="ce5">
            <text:p>301326858</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159783339450089472/iI01Wpm8_normal.jpg">http://pbs.twimg.com/profile_images/1159783339450089472/iI01Wpm8_normal.jpg</text:a></text:p>
          </table:table-cell>
          <table:table-cell office:value-type="float" office:value="575" table:style-name="ce5">
            <text:p>575</text:p>
          </table:table-cell>
          <table:table-cell office:value-type="float" office:value="81" table:style-name="ce5">
            <text:p>81</text:p>
          </table:table-cell>
          <table:table-cell office:value-type="string" table:style-name="ce5">
            <text:p>Houten, Nederland</text:p>
          </table:table-cell>
          <table:table-cell office:value-type="string" table:style-name="ce8">
            <text:p><text:a xlink:href="http://twitter.com/AlfredSnoek/statuses/1162460154069229568">http://twitter.com/AlfredSnoek/statuses/1162460154069229568</text:a></text:p>
          </table:table-cell>
          <table:table-cell office:value-type="string" table:style-name="ce5">
            <text:p>{"hashtags":[{"text":"student","indices":[7,15]},{"text":"Utrecht","indices":[19,27]},{"text":"meteorologie","indices":[155,168]}],"symbols":[],"user_mentions":[{"screen_name":"UniUtrecht","name":"Universiteit Utrecht","id":33548291,"id_str":"33548291","indices":[49,60]}],"urls":[{"url":"https://t.co/z3NDD0T59I","expanded_url":"https://meteogroup.bamboohr.com/jobs/view.php?id=75","display_url":"meteogroup.bamboohr.com/jobs/view.php?…","indices":[205,228]}]}</text:p>
          </table:table-cell>
          <table:table-cell table:number-columns-repeated="16366"/>
        </table:table-row>
        <table:table-row table:style-name="ro4">
          <table:table-cell office:value-type="string" table:style-name="ce4">
            <text:p>1162449683819745280</text:p>
          </table:table-cell>
          <table:table-cell office:value-type="string" table:style-name="ce5">
            <text:p>PhilippGVeit</text:p>
          </table:table-cell>
          <table:table-cell office:value-type="string" table:style-name="ce6">
            <text:p>RT @andredoerfler: Heute ganz dichter, toller Tag: #Crowdfunding mit @place2help und anschl. #Biosphärenregion, #Act4SDGs und #Genossenschaften mit @ruv_de Naturpark RheinTaunus @heimathafenWI @socialimpactlab F @SEND_ev @gruene_wi @grameencl @UniUtrecht @leuphana @NewOrderDesign und WI Volksbank https://t.co/AbSWvCAqbT</text:p>
          </table:table-cell>
          <table:table-cell office:value-type="string" table:style-name="ce5">
            <text:p>Fri Aug 16 19:42:56 +0000 2019</text:p>
          </table:table-cell>
          <table:table-cell office:value-type="date" office:date-value="2019-08-16T20:42:56" table:style-name="ce7">
            <text:p>16/08/2019 20:42:56</text:p>
          </table:table-cell>
          <table:table-cell table:number-columns-repeated="4" table:style-name="ce5"/>
          <table:table-cell office:value-type="string" table:style-name="ce5">
            <text:p>982740468499968001</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149601053777649666/NevlMIpf_normal.png">http://pbs.twimg.com/profile_images/1149601053777649666/NevlMIpf_normal.png</text:a></text:p>
          </table:table-cell>
          <table:table-cell office:value-type="float" office:value="453" table:style-name="ce5">
            <text:p>453</text:p>
          </table:table-cell>
          <table:table-cell office:value-type="float" office:value="3111" table:style-name="ce5">
            <text:p>3111</text:p>
          </table:table-cell>
          <table:table-cell office:value-type="string" table:style-name="ce5">
            <text:p>Mainz, Deutschland</text:p>
          </table:table-cell>
          <table:table-cell office:value-type="string" table:style-name="ce8">
            <text:p><text:a xlink:href="http://twitter.com/PhilippGVeit/statuses/1162449683819745280">http://twitter.com/PhilippGVeit/statuses/1162449683819745280</text:a></text:p>
          </table:table-cell>
          <table:table-cell office:value-type="string" table:style-name="ce5">
            <text:p>{"hashtags":[{"text":"Crowdfunding","indices":[51,64]},{"text":"Biosphärenregion","indices":[93,110]},{"text":"Act4SDGs","indices":[112,121]}],"symbols":[],"user_mentions":[{"screen_name":"andredoerfler","name":"André Dörfler","id":799958868163960800,"id_str":"799958868163960836","indices":[3,17]},{"screen_name":"place2help","name":"place2help","id":1970773922,"id_str":"1970773922","indices":[69,80]}],"urls":[]}</text:p>
          </table:table-cell>
          <table:table-cell table:number-columns-repeated="16366"/>
        </table:table-row>
        <table:table-row table:style-name="ro4">
          <table:table-cell office:value-type="string" table:style-name="ce4">
            <text:p>1162447151307395072</text:p>
          </table:table-cell>
          <table:table-cell office:value-type="string" table:style-name="ce5">
            <text:p>Dave_Ensberg</text:p>
          </table:table-cell>
          <table:table-cell office:value-type="string" table:style-name="ce6">
            <text:p>RT @VET_UniUtrecht: Zonder eten overleef je niet. Maar wat gebeurt er als je niet speelt?🤔🧠 @UniUtrecht wetenschappers @lvanderschuren en Heidi Lesscher onderzoeken het belang van spel in ratten en mensen met @Hetwkz en @jantjebetonline. Lees het hele artikel hier: https://t.co/SRAAXgtjQh https://t.co/v8LDhkjYay</text:p>
          </table:table-cell>
          <table:table-cell office:value-type="string" table:style-name="ce5">
            <text:p>Fri Aug 16 19:32:52 +0000 2019</text:p>
          </table:table-cell>
          <table:table-cell office:value-type="date" office:date-value="2019-08-16T20:32:52" table:style-name="ce7">
            <text:p>16/08/2019 20:32:52</text:p>
          </table:table-cell>
          <table:table-cell table:number-columns-repeated="4" table:style-name="ce5"/>
          <table:table-cell office:value-type="string" table:style-name="ce5">
            <text:p>201156559</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983082459020578816/sZdzgJBG_normal.jpg">http://pbs.twimg.com/profile_images/983082459020578816/sZdzgJBG_normal.jpg</text:a></text:p>
          </table:table-cell>
          <table:table-cell office:value-type="float" office:value="3939" table:style-name="ce5">
            <text:p>3939</text:p>
          </table:table-cell>
          <table:table-cell office:value-type="float" office:value="4452" table:style-name="ce5">
            <text:p>4452</text:p>
          </table:table-cell>
          <table:table-cell office:value-type="string" table:style-name="ce5">
            <text:p>Tilburg, Nederland</text:p>
          </table:table-cell>
          <table:table-cell office:value-type="string" table:style-name="ce8">
            <text:p><text:a xlink:href="http://twitter.com/Dave_Ensberg/statuses/1162447151307395072">http://twitter.com/Dave_Ensberg/statuses/1162447151307395072</text:a></text:p>
          </table:table-cell>
          <table:table-cell office:value-type="string" table:style-name="ce5">
            <text:p>{"hashtags":[],"symbols":[],"user_mentions":[{"screen_name":"VET_UniUtrecht","name":"Diergeneeskunde","id":215977394,"id_str":"215977394","indices":[3,18]},{"screen_name":"UniUtrecht","name":"Universiteit Utrecht","id":33548291,"id_str":"33548291","indices":[92,103]},{"screen_name":"lvanderschuren","name":"Louk Vanderschuren","id":1004981470371434500,"id_str":"1004981470371434496","indices":[119,134]}],"urls":[]}</text:p>
          </table:table-cell>
          <table:table-cell table:number-columns-repeated="16366"/>
        </table:table-row>
        <table:table-row table:number-rows-repeated="2" table:style-name="ro4">
          <table:table-cell office:value-type="string" table:style-name="ce4">
            <text:p>1162446029758836736</text:p>
          </table:table-cell>
          <table:table-cell office:value-type="string" table:style-name="ce5">
            <text:p>andredoerfler</text:p>
          </table:table-cell>
          <table:table-cell office:value-type="string" table:style-name="ce6">
            <text:p>Heute ganz dichter, toller Tag: #Crowdfunding mit @place2help und anschl. #Biosphärenregion, #Act4SDGs und #Genossenschaften mit @ruv_de Naturpark RheinTaunus @heimathafenWI @socialimpactlab F @SEND_ev @gruene_wi @grameencl @UniUtrecht @leuphana @NewOrderDesign und WI Volksbank https://t.co/AbSWvCAqbT</text:p>
          </table:table-cell>
          <table:table-cell office:value-type="string" table:style-name="ce5">
            <text:p>Fri Aug 16 19:28:25 +0000 2019</text:p>
          </table:table-cell>
          <table:table-cell office:value-type="date" office:date-value="2019-08-16T20:28:25" table:style-name="ce7">
            <text:p>16/08/2019 20:28:25</text:p>
          </table:table-cell>
          <table:table-cell table:number-columns-repeated="4" table:style-name="ce5"/>
          <table:table-cell office:value-type="string" table:style-name="ce5">
            <text:p>799958868163960836</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817160250667241472/I1ivgTFK_normal.jpg">http://pbs.twimg.com/profile_images/817160250667241472/I1ivgTFK_normal.jpg</text:a></text:p>
          </table:table-cell>
          <table:table-cell office:value-type="float" office:value="540" table:style-name="ce5">
            <text:p>540</text:p>
          </table:table-cell>
          <table:table-cell office:value-type="float" office:value="745" table:style-name="ce5">
            <text:p>745</text:p>
          </table:table-cell>
          <table:table-cell office:value-type="string" table:style-name="ce5">
            <text:p>Wiesbaden, Deutschland</text:p>
          </table:table-cell>
          <table:table-cell office:value-type="string" table:style-name="ce8">
            <text:p><text:a xlink:href="http://twitter.com/andredoerfler/statuses/1162446029758836736">http://twitter.com/andredoerfler/statuses/1162446029758836736</text:a></text:p>
          </table:table-cell>
          <table:table-cell office:value-type="string" table:style-name="ce5">
            <text:p>{"hashtags":[{"text":"Crowdfunding","indices":[32,45]},{"text":"Biosphärenregion","indices":[74,91]},{"text":"Act4SDGs","indices":[93,102]},{"text":"Genossenschaften","indices":[107,124]}],"symbols":[],"user_mentions":[{"screen_name":"place2help","name":"place2help","id":1970773922,"id_str":"1970773922","indices":[50,61]},{"screen_name":"ruv_de","name":"R+V Versicherung","id":48390551,"id_str":"48390551","indices":[129,136]},{"screen_name":"heimathafenWI","name":"heimathafenWiesbaden","id":416153411,"id_str":"416153411","indices":[159,173]},{"screen_name":"socialimpactlab","name":"Social Impact","id":473043912,"id_str":"473043912","indices":[174,190]},{"screen_name":"SEND_ev","name":"SEND e.V.","id":870291613842624500,"id_str":"870291613842624512","indices":[193,201]},{"screen_name":"gruene_wi","name":"Die Grünen Wiesbaden","id":241261187,"id_str":"241261187","indices":[202,212]},{"screen_name":"grameencl","name":"Grameen Creative Lab","id":39716211,"id_str":"39716211","indices":[213,223]},{"screen_name":"UniUtrecht","name":"Universiteit Utrecht","id":33548291,"id_str":"33548291","indices":[224,235]},{"screen_name":"leuphana","name":"Leuphana","id":2786016848,"id_str":"2786016848","indices":[236,245]},{"screen_name":"NewOrderDesign","name":"New Order Design","id":946832191492952000,"id_str":"946832191492952064","indices":[246,261]}],"urls":[],"media":[{"id":1162446015905128400,"id_str":"1162446015905128448","indices":[279,302],"media_url":"http://pbs.twimg.com/media/ECHWfhiX4AAqxH0.jpg","media_url_https":"https://pbs.twimg.com/media/ECHWfhiX4AAqxH0.jpg","url":"https://t.co/AbSWvCAqbT","display_url":"pic.twitter.com/AbSWvCAqbT","expanded_url":"https://twitter.com/andredoerfler/status/1162446029758836736/photo/1","type":"photo","sizes":{"thumb":{"w":150,"h":150,"resize":"crop"},"large":{"w":2048,"h":1619,"resize":"fit"},"medium":{"w":1200,"h":949,"resize":"fit"},"small":{"w":680,"h":538,"resize":"fit"}}}]}</text:p>
          </table:table-cell>
          <table:table-cell table:number-columns-repeated="16366"/>
        </table:table-row>
        <table:table-row table:style-name="ro4">
          <table:table-cell office:value-type="string" table:style-name="ce4">
            <text:p>1162441644735631362</text:p>
          </table:table-cell>
          <table:table-cell office:value-type="string" table:style-name="ce5">
            <text:p>BakkerHE</text:p>
          </table:table-cell>
          <table:table-cell office:value-type="string" table:style-name="ce6">
            <text:p>Today we finished the first week of our #summerschool #developmentalpsychopathologyandassessment @UniUtrecht . What a privilege to work with all these -international- students! I hope you are all enjoying the course as much as we do! Have a great weekend! @FSW_UU #MasterCCAP</text:p>
          </table:table-cell>
          <table:table-cell office:value-type="string" table:style-name="ce5">
            <text:p>Fri Aug 16 19:10:59 +0000 2019</text:p>
          </table:table-cell>
          <table:table-cell office:value-type="date" office:date-value="2019-08-16T20:10:59" table:style-name="ce7">
            <text:p>16/08/2019 20:10:59</text:p>
          </table:table-cell>
          <table:table-cell table:number-columns-repeated="4" table:style-name="ce5"/>
          <table:table-cell office:value-type="string" table:style-name="ce5">
            <text:p>495440820</text:p>
          </table:table-cell>
          <table:table-cell table:style-name="ce5"/>
          <table:table-cell office:value-type="string" table:style-name="ce5">
            <text:p>&lt;a href="http://twitter.com/#!/download/ipad" rel="nofollow"&gt;Twitter for iPad&lt;/a&gt;</text:p>
          </table:table-cell>
          <table:table-cell office:value-type="string" table:style-name="ce8">
            <text:p><text:a xlink:href="http://pbs.twimg.com/profile_images/2966506339/71d2ffa985d951fe7f4c342df219f98a_normal.jpeg">http://pbs.twimg.com/profile_images/2966506339/71d2ffa985d951fe7f4c342df219f98a_normal.jpeg</text:a></text:p>
          </table:table-cell>
          <table:table-cell office:value-type="float" office:value="469" table:style-name="ce5">
            <text:p>469</text:p>
          </table:table-cell>
          <table:table-cell office:value-type="float" office:value="195" table:style-name="ce5">
            <text:p>195</text:p>
          </table:table-cell>
          <table:table-cell table:style-name="ce5"/>
          <table:table-cell office:value-type="string" table:style-name="ce8">
            <text:p><text:a xlink:href="http://twitter.com/BakkerHE/statuses/1162441644735631362">http://twitter.com/BakkerHE/statuses/1162441644735631362</text:a></text:p>
          </table:table-cell>
          <table:table-cell office:value-type="string" table:style-name="ce5">
            <text:p>{"hashtags":[{"text":"summerschool","indices":[40,53]},{"text":"developmentalpsychopathologyandassessment","indices":[54,96]},{"text":"MasterCCAP","indices":[264,275]}],"symbols":[],"user_mentions":[{"screen_name":"UniUtrecht","name":"Universiteit Utrecht","id":33548291,"id_str":"33548291","indices":[97,108]},{"screen_name":"FSW_UU","name":"SocialeWetenschappen","id":217028153,"id_str":"217028153","indices":[256,263]}],"urls":[]}</text:p>
          </table:table-cell>
          <table:table-cell table:number-columns-repeated="16366"/>
        </table:table-row>
        <table:table-row table:style-name="ro10">
          <table:table-cell office:value-type="string" table:style-name="ce4">
            <text:p>1162439512154411011</text:p>
          </table:table-cell>
          <table:table-cell office:value-type="string" table:style-name="ce5">
            <text:p>gangulyteena</text:p>
          </table:table-cell>
          <table:table-cell office:value-type="string" table:style-name="ce6">
            <text:p>RT @BiswapriyaMisra: New! New ! New Tool !</text:p>
            <text:p/>
            <text:p>"MetaboShiny" - interactive #processing, #analysis and identification of #untargeted #metabolomics data @biorxivpreprint :</text:p>
            <text:p/>
            <text:p>https://t.co/0pfLJUDssC #shiny #rstats</text:p>
            <text:p/>
            <text:p>Integrated #MetaboAnalystR + @github</text:p>
            <text:p/>
            <text:p>Really #cool #visualizations from @UniUtrecht https://t.co/SE9ILk6l08</text:p>
          </table:table-cell>
          <table:table-cell office:value-type="string" table:style-name="ce5">
            <text:p>Fri Aug 16 19:02:31 +0000 2019</text:p>
          </table:table-cell>
          <table:table-cell office:value-type="date" office:date-value="2019-08-16T20:02:31" table:style-name="ce7">
            <text:p>16/08/2019 20:02:31</text:p>
          </table:table-cell>
          <table:table-cell table:number-columns-repeated="4" table:style-name="ce5"/>
          <table:table-cell office:value-type="string" table:style-name="ce5">
            <text:p>79146814</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010038984909598721/HmVc6DKX_normal.jpg">http://pbs.twimg.com/profile_images/1010038984909598721/HmVc6DKX_normal.jpg</text:a></text:p>
          </table:table-cell>
          <table:table-cell office:value-type="float" office:value="705" table:style-name="ce5">
            <text:p>705</text:p>
          </table:table-cell>
          <table:table-cell office:value-type="float" office:value="4972" table:style-name="ce5">
            <text:p>4972</text:p>
          </table:table-cell>
          <table:table-cell table:style-name="ce5"/>
          <table:table-cell office:value-type="string" table:style-name="ce8">
            <text:p><text:a xlink:href="http://twitter.com/gangulyteena/statuses/1162439512154411011">http://twitter.com/gangulyteena/statuses/1162439512154411011</text:a></text:p>
          </table:table-cell>
          <table:table-cell office:value-type="string" table:style-name="ce5">
            <text:p>{"hashtags":[{"text":"processing","indices":[72,83]},{"text":"analysis","indices":[85,94]},{"text":"untargeted","indices":[117,128]}],"symbols":[],"user_mentions":[{"screen_name":"BiswapriyaMisra","name":"Biswapriya Misra","id":751885664283603000,"id_str":"751885664283602944","indices":[3,19]}],"urls":[]}</text:p>
          </table:table-cell>
          <table:table-cell table:number-columns-repeated="16366"/>
        </table:table-row>
        <table:table-row table:number-rows-repeated="2" table:style-name="ro2">
          <table:table-cell office:value-type="string" table:style-name="ce4">
            <text:p>1162433112346890240</text:p>
          </table:table-cell>
          <table:table-cell office:value-type="string" table:style-name="ce5">
            <text:p>RaafHuns</text:p>
          </table:table-cell>
          <table:table-cell office:value-type="string" table:style-name="ce6">
            <text:p>Straks op @Nieuwsuur aandacht voor de schrijnende positie van de #geesteswetenschappen (en de oude #geschiedenis in het bijzonder) aan @UniUtrecht / @HumanitiesUU, pijnlijk gesymboliseerd door het lot van de leerstoel van internationaal vermaard hoogleraar Josine Blok. Kijken!</text:p>
          </table:table-cell>
          <table:table-cell office:value-type="string" table:style-name="ce5">
            <text:p>Fri Aug 16 18:37:05 +0000 2019</text:p>
          </table:table-cell>
          <table:table-cell office:value-type="date" office:date-value="2019-08-16T19:37:05" table:style-name="ce7">
            <text:p>16/08/2019 19:37:05</text:p>
          </table:table-cell>
          <table:table-cell table:number-columns-repeated="4" table:style-name="ce5"/>
          <table:table-cell office:value-type="string" table:style-name="ce5">
            <text:p>3055425412</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570034755166740480/gIOfngnA_normal.jpeg">http://pbs.twimg.com/profile_images/570034755166740480/gIOfngnA_normal.jpeg</text:a></text:p>
          </table:table-cell>
          <table:table-cell office:value-type="float" office:value="237" table:style-name="ce5">
            <text:p>237</text:p>
          </table:table-cell>
          <table:table-cell office:value-type="float" office:value="359" table:style-name="ce5">
            <text:p>359</text:p>
          </table:table-cell>
          <table:table-cell office:value-type="string" table:style-name="ce5">
            <text:p>Rome</text:p>
          </table:table-cell>
          <table:table-cell office:value-type="string" table:style-name="ce8">
            <text:p><text:a xlink:href="http://twitter.com/RaafHuns/statuses/1162433112346890240">http://twitter.com/RaafHuns/statuses/1162433112346890240</text:a></text:p>
          </table:table-cell>
          <table:table-cell office:value-type="string" table:style-name="ce5">
            <text:p>{"hashtags":[{"text":"geesteswetenschappen","indices":[65,86]},{"text":"geschiedenis","indices":[99,112]}],"symbols":[],"user_mentions":[{"screen_name":"Nieuwsuur","name":"Nieuwsuur","id":93474576,"id_str":"93474576","indices":[10,20]},{"screen_name":"UniUtrecht","name":"Universiteit Utrecht","id":33548291,"id_str":"33548291","indices":[135,146]},{"screen_name":"HumanitiesUU","name":"Humanities Utrecht","id":31103795,"id_str":"31103795","indices":[149,162]}],"urls":[]}</text:p>
          </table:table-cell>
          <table:table-cell table:number-columns-repeated="16366"/>
        </table:table-row>
        <table:table-row table:style-name="ro4">
          <table:table-cell office:value-type="string" table:style-name="ce4">
            <text:p>1162424882967318528</text:p>
          </table:table-cell>
          <table:table-cell office:value-type="string" table:style-name="ce5">
            <text:p>VanRijnsoeverF</text:p>
          </table:table-cell>
          <table:table-cell office:value-type="string" table:style-name="ce6">
            <text:p>RT @UUCopernicus: In September Dr Lea Fuenfschilling is coming to @UtrechtUni as Institutions for Open Societies Visiting Fellow. Lea will contribute to writing projects with different scholars here at @UUCopernicus in the area of institutions &amp;amp; sustainability transitions. https://t.co/CjXuEGLMW4</text:p>
          </table:table-cell>
          <table:table-cell office:value-type="string" table:style-name="ce5">
            <text:p>Fri Aug 16 18:04:23 +0000 2019</text:p>
          </table:table-cell>
          <table:table-cell office:value-type="date" office:date-value="2019-08-16T19:04:23" table:style-name="ce7">
            <text:p>16/08/2019 19:04:23</text:p>
          </table:table-cell>
          <table:table-cell table:number-columns-repeated="4" table:style-name="ce5"/>
          <table:table-cell office:value-type="string" table:style-name="ce5">
            <text:p>832977374</text:p>
          </table:table-cell>
          <table:table-cell table:style-name="ce5"/>
          <table:table-cell office:value-type="string" table:style-name="ce5">
            <text:p>&lt;a href="http://twitter.com/#!/download/ipad" rel="nofollow"&gt;Twitter for iPad&lt;/a&gt;</text:p>
          </table:table-cell>
          <table:table-cell office:value-type="string" table:style-name="ce8">
            <text:p><text:a xlink:href="http://pbs.twimg.com/profile_images/769911752624668672/DXQ0Mqt1_normal.jpg">http://pbs.twimg.com/profile_images/769911752624668672/DXQ0Mqt1_normal.jpg</text:a></text:p>
          </table:table-cell>
          <table:table-cell office:value-type="float" office:value="278" table:style-name="ce5">
            <text:p>278</text:p>
          </table:table-cell>
          <table:table-cell office:value-type="float" office:value="72" table:style-name="ce5">
            <text:p>72</text:p>
          </table:table-cell>
          <table:table-cell office:value-type="string" table:style-name="ce5">
            <text:p>Utrecht</text:p>
          </table:table-cell>
          <table:table-cell office:value-type="string" table:style-name="ce8">
            <text:p><text:a xlink:href="http://twitter.com/VanRijnsoeverF/statuses/1162424882967318528">http://twitter.com/VanRijnsoeverF/statuses/1162424882967318528</text:a></text:p>
          </table:table-cell>
          <table:table-cell office:value-type="string" table:style-name="ce5">
            <text:p>{"hashtags":[],"symbols":[],"user_mentions":[{"screen_name":"UUCopernicus","name":"Copernicus Institute of Sustainable Development UU","id":4425195676,"id_str":"4425195676","indices":[3,16]},{"screen_name":"UtrechtUni","name":"Utrecht University","id":33550981,"id_str":"33550981","indices":[66,77]}],"urls":[]}</text:p>
          </table:table-cell>
          <table:table-cell table:number-columns-repeated="16366"/>
        </table:table-row>
        <table:table-row table:style-name="ro4">
          <table:table-cell office:value-type="string" table:style-name="ce4">
            <text:p>1162416894818816000</text:p>
          </table:table-cell>
          <table:table-cell office:value-type="string" table:style-name="ce5">
            <text:p>KFrenken</text:p>
          </table:table-cell>
          <table:table-cell office:value-type="string" table:style-name="ce6">
            <text:p>RT @UUCopernicus: In September Dr Lea Fuenfschilling is coming to @UtrechtUni as Institutions for Open Societies Visiting Fellow. Lea will contribute to writing projects with different scholars here at @UUCopernicus in the area of institutions &amp;amp; sustainability transitions. https://t.co/CjXuEGLMW4</text:p>
          </table:table-cell>
          <table:table-cell office:value-type="string" table:style-name="ce5">
            <text:p>Fri Aug 16 17:32:39 +0000 2019</text:p>
          </table:table-cell>
          <table:table-cell office:value-type="date" office:date-value="2019-08-16T18:32:39" table:style-name="ce7">
            <text:p>16/08/2019 18:32:39</text:p>
          </table:table-cell>
          <table:table-cell table:number-columns-repeated="4" table:style-name="ce5"/>
          <table:table-cell office:value-type="string" table:style-name="ce5">
            <text:p>1292020495</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472352144385785856/hiazFh3q_normal.jpeg">http://pbs.twimg.com/profile_images/472352144385785856/hiazFh3q_normal.jpeg</text:a></text:p>
          </table:table-cell>
          <table:table-cell office:value-type="float" office:value="2221" table:style-name="ce5">
            <text:p>2221</text:p>
          </table:table-cell>
          <table:table-cell office:value-type="float" office:value="23" table:style-name="ce5">
            <text:p>23</text:p>
          </table:table-cell>
          <table:table-cell office:value-type="string" table:style-name="ce5">
            <text:p>Utrecht, The Netherlands</text:p>
          </table:table-cell>
          <table:table-cell office:value-type="string" table:style-name="ce8">
            <text:p><text:a xlink:href="http://twitter.com/KFrenken/statuses/1162416894818816000">http://twitter.com/KFrenken/statuses/1162416894818816000</text:a></text:p>
          </table:table-cell>
          <table:table-cell office:value-type="string" table:style-name="ce5">
            <text:p>{"hashtags":[],"symbols":[],"user_mentions":[{"screen_name":"UUCopernicus","name":"Copernicus Institute of Sustainable Development UU","id":4425195676,"id_str":"4425195676","indices":[3,16]},{"screen_name":"UtrechtUni","name":"Utrecht University","id":33550981,"id_str":"33550981","indices":[66,77]}],"urls":[]}</text:p>
          </table:table-cell>
          <table:table-cell table:number-columns-repeated="16366"/>
        </table:table-row>
        <table:table-row table:number-rows-repeated="2" table:style-name="ro5">
          <table:table-cell office:value-type="string" table:style-name="ce4">
            <text:p>1162415027334369283</text:p>
          </table:table-cell>
          <table:table-cell office:value-type="string" table:style-name="ce5">
            <text:p>arcocarolien</text:p>
          </table:table-cell>
          <table:table-cell office:value-type="string" table:style-name="ce6">
            <text:p>@basrodenburg @Eyes_on_Animals @ingrid_dejong24 @nhdagblad @VET_UniUtrecht Joh geloof er geen moer van 😢 hier gaat het Appie om 🤑🤑🤑.. Walgelijk!!! Echt 🤮</text:p>
          </table:table-cell>
          <table:table-cell office:value-type="string" table:style-name="ce5">
            <text:p>Fri Aug 16 17:25:13 +0000 2019</text:p>
          </table:table-cell>
          <table:table-cell office:value-type="date" office:date-value="2019-08-16T18:25:13" table:style-name="ce7">
            <text:p>16/08/2019 18:25:13</text:p>
          </table:table-cell>
          <table:table-cell table:number-columns-repeated="2" table:style-name="ce5"/>
          <table:table-cell office:value-type="string" table:style-name="ce5">
            <text:p>222035562</text:p>
          </table:table-cell>
          <table:table-cell office:value-type="string" table:style-name="ce5">
            <text:p>basrodenburg</text:p>
          </table:table-cell>
          <table:table-cell office:value-type="string" table:style-name="ce5">
            <text:p>918879104199483393</text:p>
          </table:table-cell>
          <table:table-cell office:value-type="string" table:style-name="ce5">
            <text:p>1162256764768641030</text:p>
          </table:table-cell>
          <table:table-cell office:value-type="string" table:style-name="ce5">
            <text:p>&lt;a href="http://twitter.com/download/android" rel="nofollow"&gt;Twitter for Android&lt;/a&gt;</text:p>
          </table:table-cell>
          <table:table-cell office:value-type="string" table:style-name="ce8">
            <text:p><text:a xlink:href="http://pbs.twimg.com/profile_images/1157400569780297728/Ant2ecxJ_normal.jpg">http://pbs.twimg.com/profile_images/1157400569780297728/Ant2ecxJ_normal.jpg</text:a></text:p>
          </table:table-cell>
          <table:table-cell office:value-type="float" office:value="246" table:style-name="ce5">
            <text:p>246</text:p>
          </table:table-cell>
          <table:table-cell office:value-type="float" office:value="314" table:style-name="ce5">
            <text:p>314</text:p>
          </table:table-cell>
          <table:table-cell table:style-name="ce5"/>
          <table:table-cell office:value-type="string" table:style-name="ce8">
            <text:p><text:a xlink:href="http://twitter.com/arcocarolien/statuses/1162415027334369283">http://twitter.com/arcocarolien/statuses/1162415027334369283</text:a></text:p>
          </table:table-cell>
          <table:table-cell office:value-type="string" table:style-name="ce5">
            <text:p>{"hashtags":[],"symbols":[],"user_mentions":[{"screen_name":"basrodenburg","name":"Bas Rodenburg","id":222035562,"id_str":"222035562","indices":[0,13]},{"screen_name":"Eyes_on_Animals","name":"Eyes on Animals","id":182946333,"id_str":"182946333","indices":[14,30]},{"screen_name":"ingrid_dejong24","name":"Ingrid de Jong","id":1273016886,"id_str":"1273016886","indices":[31,47]},{"screen_name":"nhdagblad","name":"NoordhollandsDagblad","id":23570649,"id_str":"23570649","indices":[48,58]},{"screen_name":"VET_UniUtrecht","name":"Diergeneeskunde","id":215977394,"id_str":"215977394","indices":[59,74]}],"urls":[]}</text:p>
          </table:table-cell>
          <table:table-cell table:number-columns-repeated="16366"/>
        </table:table-row>
        <table:table-row table:style-name="ro5">
          <table:table-cell office:value-type="string" table:style-name="ce4">
            <text:p>1162394877440794624</text:p>
          </table:table-cell>
          <table:table-cell office:value-type="string" table:style-name="ce5">
            <text:p>luclauriks1</text:p>
          </table:table-cell>
          <table:table-cell office:value-type="string" table:style-name="ce6">
            <text:p>RT @basrodenburg: Interview met @ingrid_dejong24 en mij in @nhdagblad: Kiplekker in de AH-stal? Beter dan plofkip, maar niet leed-vrij https://t.co/LegDeTv2Ou via @nhdagblad @VET_UniUtrecht</text:p>
          </table:table-cell>
          <table:table-cell office:value-type="string" table:style-name="ce5">
            <text:p>Fri Aug 16 16:05:09 +0000 2019</text:p>
          </table:table-cell>
          <table:table-cell office:value-type="date" office:date-value="2019-08-16T17:05:09" table:style-name="ce7">
            <text:p>16/08/2019 17:05:09</text:p>
          </table:table-cell>
          <table:table-cell table:number-columns-repeated="4" table:style-name="ce5"/>
          <table:table-cell office:value-type="string" table:style-name="ce5">
            <text:p>2889283143</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79" table:style-name="ce5">
            <text:p>79</text:p>
          </table:table-cell>
          <table:table-cell office:value-type="float" office:value="109" table:style-name="ce5">
            <text:p>109</text:p>
          </table:table-cell>
          <table:table-cell table:style-name="ce5"/>
          <table:table-cell office:value-type="string" table:style-name="ce8">
            <text:p><text:a xlink:href="http://twitter.com/luclauriks1/statuses/1162394877440794624">http://twitter.com/luclauriks1/statuses/1162394877440794624</text:a></text:p>
          </table:table-cell>
          <table:table-cell office:value-type="string" table:style-name="ce5">
            <text:p>{"hashtags":[],"symbols":[],"user_mentions":[{"screen_name":"basrodenburg","name":"Bas Rodenburg","id":222035562,"id_str":"222035562","indices":[3,16]},{"screen_name":"ingrid_dejong24","name":"Ingrid de Jong","id":1273016886,"id_str":"1273016886","indices":[32,48]},{"screen_name":"nhdagblad","name":"NoordhollandsDagblad","id":23570649,"id_str":"23570649","indices":[59,69]}],"urls":[]}</text:p>
          </table:table-cell>
          <table:table-cell table:number-columns-repeated="16366"/>
        </table:table-row>
        <table:table-row table:style-name="ro4">
          <table:table-cell office:value-type="string" table:style-name="ce4">
            <text:p>1162390904839254021</text:p>
          </table:table-cell>
          <table:table-cell office:value-type="string" table:style-name="ce5">
            <text:p>jantjebetonline</text:p>
          </table:table-cell>
          <table:table-cell office:value-type="string" table:style-name="ce6">
            <text:p>RT @VET_UniUtrecht: Zonder eten overleef je niet. Maar wat gebeurt er als je niet speelt?🤔🧠 @UniUtrecht wetenschappers @lvanderschuren en Heidi Lesscher onderzoeken het belang van spel in ratten en mensen met @Hetwkz en @jantjebetonline. Lees het hele artikel hier: https://t.co/SRAAXgtjQh https://t.co/v8LDhkjYay</text:p>
          </table:table-cell>
          <table:table-cell office:value-type="string" table:style-name="ce5">
            <text:p>Fri Aug 16 15:49:22 +0000 2019</text:p>
          </table:table-cell>
          <table:table-cell office:value-type="date" office:date-value="2019-08-16T16:49:22" table:style-name="ce7">
            <text:p>16/08/2019 16:49:22</text:p>
          </table:table-cell>
          <table:table-cell table:number-columns-repeated="4" table:style-name="ce5"/>
          <table:table-cell office:value-type="string" table:style-name="ce5">
            <text:p>185987372</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158277408711172096/xbyAQiEE_normal.jpg">http://pbs.twimg.com/profile_images/1158277408711172096/xbyAQiEE_normal.jpg</text:a></text:p>
          </table:table-cell>
          <table:table-cell office:value-type="float" office:value="2631" table:style-name="ce5">
            <text:p>2631</text:p>
          </table:table-cell>
          <table:table-cell office:value-type="float" office:value="387" table:style-name="ce5">
            <text:p>387</text:p>
          </table:table-cell>
          <table:table-cell office:value-type="string" table:style-name="ce5">
            <text:p>Utrecht</text:p>
          </table:table-cell>
          <table:table-cell office:value-type="string" table:style-name="ce8">
            <text:p><text:a xlink:href="http://twitter.com/jantjebetonline/statuses/1162390904839254021">http://twitter.com/jantjebetonline/statuses/1162390904839254021</text:a></text:p>
          </table:table-cell>
          <table:table-cell office:value-type="string" table:style-name="ce5">
            <text:p>{"hashtags":[],"symbols":[],"user_mentions":[{"screen_name":"VET_UniUtrecht","name":"Diergeneeskunde","id":215977394,"id_str":"215977394","indices":[3,18]},{"screen_name":"UniUtrecht","name":"Universiteit Utrecht","id":33548291,"id_str":"33548291","indices":[92,103]},{"screen_name":"lvanderschuren","name":"Louk Vanderschuren","id":1004981470371434500,"id_str":"1004981470371434496","indices":[119,134]}],"urls":[]}</text:p>
          </table:table-cell>
          <table:table-cell table:number-columns-repeated="16366"/>
        </table:table-row>
        <table:table-row table:number-rows-repeated="2" table:style-name="ro2">
          <table:table-cell office:value-type="string" table:style-name="ce4">
            <text:p>1162389041519779841</text:p>
          </table:table-cell>
          <table:table-cell office:value-type="string" table:style-name="ce5">
            <text:p>Religion_Gender</text:p>
          </table:table-cell>
          <table:table-cell office:value-type="string" table:style-name="ce6">
            <text:p>New article by @religiongender managing editor Nella van den Brandt from @UniUtrecht</text:p>
            <text:p>'Secularity, gender, and emancipation: thinking through feminist activism and feminist approaches to the secular' https://t.co/TRDv8R9dGd</text:p>
          </table:table-cell>
          <table:table-cell office:value-type="string" table:style-name="ce5">
            <text:p>Fri Aug 16 15:41:58 +0000 2019</text:p>
          </table:table-cell>
          <table:table-cell office:value-type="date" office:date-value="2019-08-16T16:41:58" table:style-name="ce7">
            <text:p>16/08/2019 16:41:58</text:p>
          </table:table-cell>
          <table:table-cell table:number-columns-repeated="4" table:style-name="ce5"/>
          <table:table-cell office:value-type="string" table:style-name="ce5">
            <text:p>2766090768</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793849128753192961/jVQjsTRM_normal.jpg">http://pbs.twimg.com/profile_images/793849128753192961/jVQjsTRM_normal.jpg</text:a></text:p>
          </table:table-cell>
          <table:table-cell office:value-type="float" office:value="1302" table:style-name="ce5">
            <text:p>1302</text:p>
          </table:table-cell>
          <table:table-cell office:value-type="float" office:value="784" table:style-name="ce5">
            <text:p>784</text:p>
          </table:table-cell>
          <table:table-cell table:style-name="ce5"/>
          <table:table-cell office:value-type="string" table:style-name="ce8">
            <text:p><text:a xlink:href="http://twitter.com/Religion_Gender/statuses/1162389041519779841">http://twitter.com/Religion_Gender/statuses/1162389041519779841</text:a></text:p>
          </table:table-cell>
          <table:table-cell office:value-type="string" table:style-name="ce5">
            <text:p>{"hashtags":[],"symbols":[],"user_mentions":[{"screen_name":"religiongender","name":"Religion and Gender","id":749510707,"id_str":"749510707","indices":[15,30]},{"screen_name":"UniUtrecht","name":"Universiteit Utrecht","id":33548291,"id_str":"33548291","indices":[73,84]}],"urls":[{"url":"https://t.co/TRDv8R9dGd","expanded_url":"https://www.tandfonline.com/doi/full/10.1080/0048721X.2019.1642261","display_url":"tandfonline.com/doi/full/10.10…","indices":[200,223]}]}</text:p>
          </table:table-cell>
          <table:table-cell table:number-columns-repeated="16366"/>
        </table:table-row>
        <table:table-row table:style-name="ro5">
          <table:table-cell office:value-type="string" table:style-name="ce4">
            <text:p>1162377986798215168</text:p>
          </table:table-cell>
          <table:table-cell office:value-type="string" table:style-name="ce5">
            <text:p>Euterpeaventure</text:p>
          </table:table-cell>
          <table:table-cell office:value-type="string" table:style-name="ce6">
            <text:p>RT @basrodenburg: Interview met @ingrid_dejong24 en mij in @nhdagblad: Kiplekker in de AH-stal? Beter dan plofkip, maar niet leed-vrij https://t.co/LegDeTv2Ou via @nhdagblad @VET_UniUtrecht</text:p>
          </table:table-cell>
          <table:table-cell office:value-type="string" table:style-name="ce5">
            <text:p>Fri Aug 16 14:58:02 +0000 2019</text:p>
          </table:table-cell>
          <table:table-cell office:value-type="date" office:date-value="2019-08-16T15:58:02" table:style-name="ce7">
            <text:p>16/08/2019 15:58:02</text:p>
          </table:table-cell>
          <table:table-cell table:number-columns-repeated="4" table:style-name="ce5"/>
          <table:table-cell office:value-type="string" table:style-name="ce5">
            <text:p>2223274866</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432443513943244800/oLdp27ax_normal.jpeg">http://pbs.twimg.com/profile_images/432443513943244800/oLdp27ax_normal.jpeg</text:a></text:p>
          </table:table-cell>
          <table:table-cell office:value-type="float" office:value="2634" table:style-name="ce5">
            <text:p>2634</text:p>
          </table:table-cell>
          <table:table-cell office:value-type="float" office:value="2421" table:style-name="ce5">
            <text:p>2421</text:p>
          </table:table-cell>
          <table:table-cell office:value-type="string" table:style-name="ce5">
            <text:p>Leipzig</text:p>
          </table:table-cell>
          <table:table-cell office:value-type="string" table:style-name="ce8">
            <text:p><text:a xlink:href="http://twitter.com/Euterpeaventure/statuses/1162377986798215168">http://twitter.com/Euterpeaventure/statuses/1162377986798215168</text:a></text:p>
          </table:table-cell>
          <table:table-cell office:value-type="string" table:style-name="ce5">
            <text:p>{"hashtags":[],"symbols":[],"user_mentions":[{"screen_name":"basrodenburg","name":"Bas Rodenburg","id":222035562,"id_str":"222035562","indices":[3,16]},{"screen_name":"ingrid_dejong24","name":"Ingrid de Jong","id":1273016886,"id_str":"1273016886","indices":[32,48]},{"screen_name":"nhdagblad","name":"NoordhollandsDagblad","id":23570649,"id_str":"23570649","indices":[59,69]}],"urls":[]}</text:p>
          </table:table-cell>
          <table:table-cell table:number-columns-repeated="16366"/>
        </table:table-row>
        <table:table-row table:style-name="ro5">
          <table:table-cell office:value-type="string" table:style-name="ce4">
            <text:p>1162377745785073667</text:p>
          </table:table-cell>
          <table:table-cell office:value-type="string" table:style-name="ce5">
            <text:p>MarcBracke</text:p>
          </table:table-cell>
          <table:table-cell office:value-type="string" table:style-name="ce6">
            <text:p>RT @basrodenburg: Interview met @ingrid_dejong24 en mij in @nhdagblad: Kiplekker in de AH-stal? Beter dan plofkip, maar niet leed-vrij https://t.co/LegDeTv2Ou via @nhdagblad @VET_UniUtrecht</text:p>
          </table:table-cell>
          <table:table-cell office:value-type="string" table:style-name="ce5">
            <text:p>Fri Aug 16 14:57:05 +0000 2019</text:p>
          </table:table-cell>
          <table:table-cell office:value-type="date" office:date-value="2019-08-16T15:57:05" table:style-name="ce7">
            <text:p>16/08/2019 15:57:05</text:p>
          </table:table-cell>
          <table:table-cell table:number-columns-repeated="4" table:style-name="ce5"/>
          <table:table-cell office:value-type="string" table:style-name="ce5">
            <text:p>97406241</text:p>
          </table:table-cell>
          <table:table-cell table:style-name="ce5"/>
          <table:table-cell office:value-type="string" table:style-name="ce5">
            <text:p>&lt;a href="https://about.twitter.com/products/tweetdeck" rel="nofollow"&gt;TweetDeck&lt;/a&gt;</text:p>
          </table:table-cell>
          <table:table-cell office:value-type="string" table:style-name="ce8">
            <text:p><text:a xlink:href="http://pbs.twimg.com/profile_images/910585830368006144/hvqdqfu7_normal.jpg">http://pbs.twimg.com/profile_images/910585830368006144/hvqdqfu7_normal.jpg</text:a></text:p>
          </table:table-cell>
          <table:table-cell office:value-type="float" office:value="5880" table:style-name="ce5">
            <text:p>5880</text:p>
          </table:table-cell>
          <table:table-cell office:value-type="float" office:value="6378" table:style-name="ce5">
            <text:p>6378</text:p>
          </table:table-cell>
          <table:table-cell office:value-type="string" table:style-name="ce5">
            <text:p>Netherlands</text:p>
          </table:table-cell>
          <table:table-cell office:value-type="string" table:style-name="ce8">
            <text:p><text:a xlink:href="http://twitter.com/MarcBracke/statuses/1162377745785073667">http://twitter.com/MarcBracke/statuses/1162377745785073667</text:a></text:p>
          </table:table-cell>
          <table:table-cell office:value-type="string" table:style-name="ce5">
            <text:p>{"hashtags":[],"symbols":[],"user_mentions":[{"screen_name":"basrodenburg","name":"Bas Rodenburg","id":222035562,"id_str":"222035562","indices":[3,16]},{"screen_name":"ingrid_dejong24","name":"Ingrid de Jong","id":1273016886,"id_str":"1273016886","indices":[32,48]},{"screen_name":"nhdagblad","name":"NoordhollandsDagblad","id":23570649,"id_str":"23570649","indices":[59,69]}],"urls":[]}</text:p>
          </table:table-cell>
          <table:table-cell table:number-columns-repeated="16366"/>
        </table:table-row>
        <table:table-row table:style-name="ro2">
          <table:table-cell office:value-type="string" table:style-name="ce4">
            <text:p>1162374124800532485</text:p>
          </table:table-cell>
          <table:table-cell office:value-type="string" table:style-name="ce5">
            <text:p>EngLangCult_UU</text:p>
          </table:table-cell>
          <table:table-cell office:value-type="string" table:style-name="ce6">
            <text:p>RT @HumRelNetwork: THREAD 1/4: This week’s #FridayFeature is Lieke Stelling (@LiekeStelling), Lecturer in Early Modern English Literature at @UniUtrecht. Her research interests include #HumourandReligion, jest books, and religious conversion.</text:p>
          </table:table-cell>
          <table:table-cell office:value-type="string" table:style-name="ce5">
            <text:p>Fri Aug 16 14:42:41 +0000 2019</text:p>
          </table:table-cell>
          <table:table-cell office:value-type="date" office:date-value="2019-08-16T15:42:41" table:style-name="ce7">
            <text:p>16/08/2019 15:42:41</text:p>
          </table:table-cell>
          <table:table-cell table:number-columns-repeated="4" table:style-name="ce5"/>
          <table:table-cell office:value-type="string" table:style-name="ce5">
            <text:p>986988952216367104</text:p>
          </table:table-cell>
          <table:table-cell table:style-name="ce5"/>
          <table:table-cell office:value-type="string" table:style-name="ce5">
            <text:p>&lt;a href="https://about.twitter.com/products/tweetdeck" rel="nofollow"&gt;TweetDeck&lt;/a&gt;</text:p>
          </table:table-cell>
          <table:table-cell office:value-type="string" table:style-name="ce8">
            <text:p><text:a xlink:href="http://pbs.twimg.com/profile_images/986992050750066689/tfguFRcG_normal.jpg">http://pbs.twimg.com/profile_images/986992050750066689/tfguFRcG_normal.jpg</text:a></text:p>
          </table:table-cell>
          <table:table-cell office:value-type="float" office:value="64" table:style-name="ce5">
            <text:p>64</text:p>
          </table:table-cell>
          <table:table-cell office:value-type="float" office:value="15" table:style-name="ce5">
            <text:p>15</text:p>
          </table:table-cell>
          <table:table-cell office:value-type="string" table:style-name="ce5">
            <text:p>Utrecht, The Netherlands</text:p>
          </table:table-cell>
          <table:table-cell office:value-type="string" table:style-name="ce8">
            <text:p><text:a xlink:href="http://twitter.com/EngLangCult_UU/statuses/1162374124800532485">http://twitter.com/EngLangCult_UU/statuses/1162374124800532485</text:a></text:p>
          </table:table-cell>
          <table:table-cell office:value-type="string" table:style-name="ce5">
            <text:p>{"hashtags":[{"text":"FridayFeature","indices":[43,57]}],"symbols":[],"user_mentions":[{"screen_name":"HumRelNetwork","name":"Humour &amp; Religion Network","id":1141799790612758500,"id_str":"1141799790612758529","indices":[3,17]},{"screen_name":"LiekeStelling","name":"Lieke Stelling","id":763728152900362200,"id_str":"763728152900362240","indices":[77,91]}],"urls":[]}</text:p>
          </table:table-cell>
          <table:table-cell table:number-columns-repeated="16366"/>
        </table:table-row>
        <table:table-row table:number-rows-repeated="2" table:style-name="ro8">
          <table:table-cell office:value-type="string" table:style-name="ce4">
            <text:p>1162374095889227782</text:p>
          </table:table-cell>
          <table:table-cell office:value-type="string" table:style-name="ce5">
            <text:p>OortjesE</text:p>
          </table:table-cell>
          <table:table-cell office:value-type="string" table:style-name="ce6">
            <text:p>@maikeltjeonline @isgoedhoor @UniUtrecht Zelfredzaamheid ok, maar vanuit bijv. China de woningmarkt in Utrecht inschatten lijkt me toch lastig.</text:p>
          </table:table-cell>
          <table:table-cell office:value-type="string" table:style-name="ce5">
            <text:p>Fri Aug 16 14:42:34 +0000 2019</text:p>
          </table:table-cell>
          <table:table-cell office:value-type="date" office:date-value="2019-08-16T15:42:34" table:style-name="ce7">
            <text:p>16/08/2019 15:42:34</text:p>
          </table:table-cell>
          <table:table-cell table:number-columns-repeated="2" table:style-name="ce5"/>
          <table:table-cell office:value-type="string" table:style-name="ce5">
            <text:p>2311720344</text:p>
          </table:table-cell>
          <table:table-cell office:value-type="string" table:style-name="ce5">
            <text:p>maikeltjeonline</text:p>
          </table:table-cell>
          <table:table-cell office:value-type="string" table:style-name="ce5">
            <text:p>1049017475860508673</text:p>
          </table:table-cell>
          <table:table-cell office:value-type="string" table:style-name="ce5">
            <text:p>1162318226753302528</text:p>
          </table:table-cell>
          <table:table-cell office:value-type="string" table:style-name="ce5">
            <text:p>&lt;a href="http://twitter.com/download/android" rel="nofollow"&gt;Twitter for Android&lt;/a&gt;</text:p>
          </table:table-cell>
          <table:table-cell office:value-type="string" table:style-name="ce8">
            <text:p><text:a xlink:href="http://pbs.twimg.com/profile_images/1054069886153121792/kt76TaW0_normal.jpg">http://pbs.twimg.com/profile_images/1054069886153121792/kt76TaW0_normal.jpg</text:a></text:p>
          </table:table-cell>
          <table:table-cell office:value-type="float" office:value="25" table:style-name="ce5">
            <text:p>25</text:p>
          </table:table-cell>
          <table:table-cell office:value-type="float" office:value="159" table:style-name="ce5">
            <text:p>159</text:p>
          </table:table-cell>
          <table:table-cell office:value-type="string" table:style-name="ce5">
            <text:p>Nijmegen, Nederland</text:p>
          </table:table-cell>
          <table:table-cell office:value-type="string" table:style-name="ce8">
            <text:p><text:a xlink:href="http://twitter.com/OortjesE/statuses/1162374095889227782">http://twitter.com/OortjesE/statuses/1162374095889227782</text:a></text:p>
          </table:table-cell>
          <table:table-cell office:value-type="string" table:style-name="ce5">
            <text:p>{"hashtags":[],"symbols":[],"user_mentions":[{"screen_name":"maikeltjeonline","name":"Maikel Solzjenitsyn⚒","id":2311720344,"id_str":"2311720344","indices":[0,16]},{"screen_name":"isgoedhoor","name":"Gert Jan Bakker","id":334211391,"id_str":"334211391","indices":[17,28]},{"screen_name":"UniUtrecht","name":"Universiteit Utrecht","id":33548291,"id_str":"33548291","indices":[29,40]}],"urls":[]}</text:p>
          </table:table-cell>
          <table:table-cell table:number-columns-repeated="16366"/>
        </table:table-row>
        <table:table-row table:style-name="ro4">
          <table:table-cell office:value-type="string" table:style-name="ce4">
            <text:p>1162364272489455616</text:p>
          </table:table-cell>
          <table:table-cell office:value-type="string" table:style-name="ce5">
            <text:p>lvanderschuren</text:p>
          </table:table-cell>
          <table:table-cell office:value-type="string" table:style-name="ce6">
            <text:p>RT @VET_UniUtrecht: Zonder eten overleef je niet. Maar wat gebeurt er als je niet speelt?🤔🧠 @UniUtrecht wetenschappers @lvanderschuren en Heidi Lesscher onderzoeken het belang van spel in ratten en mensen met @Hetwkz en @jantjebetonline. Lees het hele artikel hier: https://t.co/SRAAXgtjQh https://t.co/v8LDhkjYay</text:p>
          </table:table-cell>
          <table:table-cell office:value-type="string" table:style-name="ce5">
            <text:p>Fri Aug 16 14:03:32 +0000 2019</text:p>
          </table:table-cell>
          <table:table-cell office:value-type="date" office:date-value="2019-08-16T15:03:32" table:style-name="ce7">
            <text:p>16/08/2019 15:03:32</text:p>
          </table:table-cell>
          <table:table-cell table:number-columns-repeated="4" table:style-name="ce5"/>
          <table:table-cell office:value-type="string" table:style-name="ce5">
            <text:p>1004981470371434496</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154327821302607873/wOnSSIU4_normal.jpg">http://pbs.twimg.com/profile_images/1154327821302607873/wOnSSIU4_normal.jpg</text:a></text:p>
          </table:table-cell>
          <table:table-cell office:value-type="float" office:value="368" table:style-name="ce5">
            <text:p>368</text:p>
          </table:table-cell>
          <table:table-cell office:value-type="float" office:value="223" table:style-name="ce5">
            <text:p>223</text:p>
          </table:table-cell>
          <table:table-cell office:value-type="string" table:style-name="ce5">
            <text:p>Utrecht, The Netherlands</text:p>
          </table:table-cell>
          <table:table-cell office:value-type="string" table:style-name="ce8">
            <text:p><text:a xlink:href="http://twitter.com/lvanderschuren/statuses/1162364272489455616">http://twitter.com/lvanderschuren/statuses/1162364272489455616</text:a></text:p>
          </table:table-cell>
          <table:table-cell office:value-type="string" table:style-name="ce5">
            <text:p>{"hashtags":[],"symbols":[],"user_mentions":[{"screen_name":"VET_UniUtrecht","name":"Diergeneeskunde","id":215977394,"id_str":"215977394","indices":[3,18]},{"screen_name":"UniUtrecht","name":"Universiteit Utrecht","id":33548291,"id_str":"33548291","indices":[92,103]},{"screen_name":"lvanderschuren","name":"Louk Vanderschuren","id":1004981470371434500,"id_str":"1004981470371434496","indices":[119,134]}],"urls":[]}</text:p>
          </table:table-cell>
          <table:table-cell table:number-columns-repeated="16366"/>
        </table:table-row>
        <table:table-row table:number-rows-repeated="2" table:style-name="ro4">
          <table:table-cell office:value-type="string" table:style-name="ce4">
            <text:p>1162354500902051845</text:p>
          </table:table-cell>
          <table:table-cell office:value-type="string" table:style-name="ce5">
            <text:p>basrodenburg</text:p>
          </table:table-cell>
          <table:table-cell office:value-type="string" table:style-name="ce6">
            <text:p>RT @VET_UniUtrecht: Zonder eten overleef je niet. Maar wat gebeurt er als je niet speelt?🤔🧠 @UniUtrecht wetenschappers @lvanderschuren en Heidi Lesscher onderzoeken het belang van spel in ratten en mensen met @Hetwkz en @jantjebetonline. Lees het hele artikel hier: https://t.co/SRAAXgtjQh https://t.co/v8LDhkjYay</text:p>
          </table:table-cell>
          <table:table-cell office:value-type="string" table:style-name="ce5">
            <text:p>Fri Aug 16 13:24:43 +0000 2019</text:p>
          </table:table-cell>
          <table:table-cell office:value-type="date" office:date-value="2019-08-16T14:24:43" table:style-name="ce7">
            <text:p>16/08/2019 14:24:43</text:p>
          </table:table-cell>
          <table:table-cell table:number-columns-repeated="4" table:style-name="ce5"/>
          <table:table-cell office:value-type="string" table:style-name="ce5">
            <text:p>222035562</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107675585105588224/xBJuPZVF_normal.png">http://pbs.twimg.com/profile_images/1107675585105588224/xBJuPZVF_normal.png</text:a></text:p>
          </table:table-cell>
          <table:table-cell office:value-type="float" office:value="1899" table:style-name="ce5">
            <text:p>1899</text:p>
          </table:table-cell>
          <table:table-cell office:value-type="float" office:value="3742" table:style-name="ce5">
            <text:p>3742</text:p>
          </table:table-cell>
          <table:table-cell table:style-name="ce5"/>
          <table:table-cell office:value-type="string" table:style-name="ce8">
            <text:p><text:a xlink:href="http://twitter.com/basrodenburg/statuses/1162354500902051845">http://twitter.com/basrodenburg/statuses/1162354500902051845</text:a></text:p>
          </table:table-cell>
          <table:table-cell office:value-type="string" table:style-name="ce5">
            <text:p>{"hashtags":[],"symbols":[],"user_mentions":[{"screen_name":"VET_UniUtrecht","name":"Diergeneeskunde","id":215977394,"id_str":"215977394","indices":[3,18]},{"screen_name":"UniUtrecht","name":"Universiteit Utrecht","id":33548291,"id_str":"33548291","indices":[92,103]},{"screen_name":"lvanderschuren","name":"Louk Vanderschuren","id":1004981470371434500,"id_str":"1004981470371434496","indices":[119,134]}],"urls":[]}</text:p>
          </table:table-cell>
          <table:table-cell table:number-columns-repeated="16366"/>
        </table:table-row>
        <table:table-row table:style-name="ro8">
          <table:table-cell office:value-type="string" table:style-name="ce4">
            <text:p>1162349329627131904</text:p>
          </table:table-cell>
          <table:table-cell office:value-type="string" table:style-name="ce5">
            <text:p>EshipRules</text:p>
          </table:table-cell>
          <table:table-cell office:value-type="string" table:style-name="ce6">
            <text:p>@UtrechtUni now #49 of the world in @ShanghaiRanking https://t.co/FgSrSdn0gt @USE_UU</text:p>
          </table:table-cell>
          <table:table-cell office:value-type="string" table:style-name="ce5">
            <text:p>Fri Aug 16 13:04:10 +0000 2019</text:p>
          </table:table-cell>
          <table:table-cell office:value-type="date" office:date-value="2019-08-16T14:04:10" table:style-name="ce7">
            <text:p>16/08/2019 14:04:10</text:p>
          </table:table-cell>
          <table:table-cell table:number-columns-repeated="2" table:style-name="ce5"/>
          <table:table-cell office:value-type="string" table:style-name="ce5">
            <text:p>33550981</text:p>
          </table:table-cell>
          <table:table-cell office:value-type="string" table:style-name="ce5">
            <text:p>UtrechtUni</text:p>
          </table:table-cell>
          <table:table-cell office:value-type="string" table:style-name="ce5">
            <text:p>430977991</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841340874567102464/G-LILjM4_normal.jpg">http://pbs.twimg.com/profile_images/841340874567102464/G-LILjM4_normal.jpg</text:a></text:p>
          </table:table-cell>
          <table:table-cell office:value-type="float" office:value="2135" table:style-name="ce5">
            <text:p>2135</text:p>
          </table:table-cell>
          <table:table-cell office:value-type="float" office:value="1575" table:style-name="ce5">
            <text:p>1575</text:p>
          </table:table-cell>
          <table:table-cell office:value-type="string" table:style-name="ce5">
            <text:p>Utrecht, The Netherlands</text:p>
          </table:table-cell>
          <table:table-cell office:value-type="string" table:style-name="ce8">
            <text:p><text:a xlink:href="http://twitter.com/EshipRules/statuses/1162349329627131904">http://twitter.com/EshipRules/statuses/1162349329627131904</text:a></text:p>
          </table:table-cell>
          <table:table-cell office:value-type="string" table:style-name="ce5">
            <text:p>{"hashtags":[],"symbols":[],"user_mentions":[{"screen_name":"UtrechtUni","name":"Utrecht University","id":33550981,"id_str":"33550981","indices":[0,11]},{"screen_name":"ShanghaiRanking","name":"ShanghaiRanking","id":394503067,"id_str":"394503067","indices":[36,52]},{"screen_name":"USE_UU","name":"U.S.E.","id":1683126044,"id_str":"1683126044","indices":[77,84]}],"urls":[{"url":"https://t.co/FgSrSdn0gt","expanded_url":"http://www.shanghairanking.com/ARWU2019.html","display_url":"shanghairanking.com/ARWU2019.html","indices":[53,76]}]}</text:p>
          </table:table-cell>
          <table:table-cell table:number-columns-repeated="16366"/>
        </table:table-row>
        <table:table-row table:style-name="ro4">
          <table:table-cell office:value-type="string" table:style-name="ce4">
            <text:p>1162348298814066688</text:p>
          </table:table-cell>
          <table:table-cell office:value-type="string" table:style-name="ce5">
            <text:p>VET_UniUtrecht</text:p>
          </table:table-cell>
          <table:table-cell office:value-type="string" table:style-name="ce6">
            <text:p>Zonder eten overleef je niet. Maar wat gebeurt er als je niet speelt?🤔🧠 @UniUtrecht wetenschappers @lvanderschuren en Heidi Lesscher onderzoeken het belang van spel in ratten en mensen met @Hetwkz en @jantjebetonline. Lees het hele artikel hier: https://t.co/SRAAXgtjQh https://t.co/v8LDhkjYay</text:p>
          </table:table-cell>
          <table:table-cell office:value-type="string" table:style-name="ce5">
            <text:p>Fri Aug 16 13:00:04 +0000 2019</text:p>
          </table:table-cell>
          <table:table-cell office:value-type="date" office:date-value="2019-08-16T14:00:04" table:style-name="ce7">
            <text:p>16/08/2019 14:00:04</text:p>
          </table:table-cell>
          <table:table-cell table:number-columns-repeated="4" table:style-name="ce5"/>
          <table:table-cell office:value-type="string" table:style-name="ce5">
            <text:p>215977394</text:p>
          </table:table-cell>
          <table:table-cell table:style-name="ce5"/>
          <table:table-cell office:value-type="string" table:style-name="ce5">
            <text:p>&lt;a href="http://www.coosto.com" rel="nofollow"&gt;Coosto&lt;/a&gt;</text:p>
          </table:table-cell>
          <table:table-cell office:value-type="string" table:style-name="ce8">
            <text:p><text:a xlink:href="http://pbs.twimg.com/profile_images/987263393127071744/4haWCOry_normal.jpg">http://pbs.twimg.com/profile_images/987263393127071744/4haWCOry_normal.jpg</text:a></text:p>
          </table:table-cell>
          <table:table-cell office:value-type="float" office:value="3080" table:style-name="ce5">
            <text:p>3080</text:p>
          </table:table-cell>
          <table:table-cell office:value-type="float" office:value="316" table:style-name="ce5">
            <text:p>316</text:p>
          </table:table-cell>
          <table:table-cell office:value-type="string" table:style-name="ce5">
            <text:p>Utrecht, NL</text:p>
          </table:table-cell>
          <table:table-cell office:value-type="string" table:style-name="ce8">
            <text:p><text:a xlink:href="http://twitter.com/VET_UniUtrecht/statuses/1162348298814066688">http://twitter.com/VET_UniUtrecht/statuses/1162348298814066688</text:a></text:p>
          </table:table-cell>
          <table:table-cell office:value-type="string" table:style-name="ce5">
            <text:p>{"hashtags":[],"symbols":[],"user_mentions":[{"screen_name":"UniUtrecht","name":"Universiteit Utrecht","id":33548291,"id_str":"33548291","indices":[72,83]},{"screen_name":"lvanderschuren","name":"Louk Vanderschuren","id":1004981470371434500,"id_str":"1004981470371434496","indices":[99,114]},{"screen_name":"HetWKZ","name":"Het WKZ","id":2280748290,"id_str":"2280748290","indices":[189,196]},{"screen_name":"jantjebetonline","name":"Jantje Beton","id":185987372,"id_str":"185987372","indices":[200,216]}],"urls":[{"url":"https://t.co/SRAAXgtjQh","expanded_url":"https://www.uu.nl/achtergrond/geen-kinderspel-het-belang-van-spelen-voor-mens-en-dier","display_url":"uu.nl/achtergrond/ge…","indices":[246,269]}],"media":[{"id":1162348296637177900,"id_str":"1162348296637177861","indices":[270,293],"media_url":"http://pbs.twimg.com/media/ECF9ng5W4AUVX5P.jpg","media_url_https":"https://pbs.twimg.com/media/ECF9ng5W4AUVX5P.jpg","url":"https://t.co/v8LDhkjYay","display_url":"pic.twitter.com/v8LDhkjYay","expanded_url":"https://twitter.com/VET_UniUtrecht/status/1162348298814066688/photo/1","type":"photo","sizes":{"thumb":{"w":150,"h":150,"resize":"crop"},"medium":{"w":1134,"h":756,"resize":"fit"},"small":{"w":680,"h":453,"resize":"fit"},"large":{"w":1134,"h":756,"resize":"fit"}}}]}</text:p>
          </table:table-cell>
          <table:table-cell table:number-columns-repeated="16366"/>
        </table:table-row>
        <table:table-row table:style-name="ro8">
          <table:table-cell office:value-type="string" table:style-name="ce4">
            <text:p>1162347692934279168</text:p>
          </table:table-cell>
          <table:table-cell office:value-type="string" table:style-name="ce5">
            <text:p>marcovanbrussel</text:p>
          </table:table-cell>
          <table:table-cell office:value-type="string" table:style-name="ce6">
            <text:p>Nog 3 weken en dan start de cursus onderzoeksontwerp @UU_KGW weer....heel veel zin in @onderwijsUMCU @UniUtrecht</text:p>
          </table:table-cell>
          <table:table-cell office:value-type="string" table:style-name="ce5">
            <text:p>Fri Aug 16 12:57:40 +0000 2019</text:p>
          </table:table-cell>
          <table:table-cell office:value-type="date" office:date-value="2019-08-16T13:57:40" table:style-name="ce7">
            <text:p>16/08/2019 13:57:40</text:p>
          </table:table-cell>
          <table:table-cell table:number-columns-repeated="4" table:style-name="ce5"/>
          <table:table-cell office:value-type="string" table:style-name="ce5">
            <text:p>499190601</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2823816001/79f672932cdb85a066a9729f5a27fd8e_normal.jpeg">http://pbs.twimg.com/profile_images/2823816001/79f672932cdb85a066a9729f5a27fd8e_normal.jpeg</text:a></text:p>
          </table:table-cell>
          <table:table-cell office:value-type="float" office:value="780" table:style-name="ce5">
            <text:p>780</text:p>
          </table:table-cell>
          <table:table-cell office:value-type="float" office:value="1275" table:style-name="ce5">
            <text:p>1275</text:p>
          </table:table-cell>
          <table:table-cell office:value-type="string" table:style-name="ce5">
            <text:p>Utrecht/ Zwolle, Nederland</text:p>
          </table:table-cell>
          <table:table-cell office:value-type="string" table:style-name="ce8">
            <text:p><text:a xlink:href="http://twitter.com/marcovanbrussel/statuses/1162347692934279168">http://twitter.com/marcovanbrussel/statuses/1162347692934279168</text:a></text:p>
          </table:table-cell>
          <table:table-cell office:value-type="string" table:style-name="ce5">
            <text:p>{"hashtags":[],"symbols":[],"user_mentions":[{"screen_name":"UU_KGW","name":"KGW Utrecht","id":537164401,"id_str":"537164401","indices":[53,60]},{"screen_name":"onderwijsUMCU","name":"Onderwijs UMC Utrecht","id":240352835,"id_str":"240352835","indices":[86,100]},{"screen_name":"UniUtrecht","name":"Universiteit Utrecht","id":33548291,"id_str":"33548291","indices":[101,112]}],"urls":[]}</text:p>
          </table:table-cell>
          <table:table-cell table:number-columns-repeated="16366"/>
        </table:table-row>
        <table:table-row table:number-rows-repeated="2" table:style-name="ro2">
          <table:table-cell office:value-type="string" table:style-name="ce4">
            <text:p>1162345395739123713</text:p>
          </table:table-cell>
          <table:table-cell office:value-type="string" table:style-name="ce5">
            <text:p>JipLeendertse</text:p>
          </table:table-cell>
          <table:table-cell office:value-type="string" table:style-name="ce6">
            <text:p>RT @Joerivds: Today I’m teaching #systemschange w 40 students from all over Europe as part of #ClimateJourney summer school @UniUtrecht @ClimateKIC @EITeu How to develop smart interventions &amp;amp; new ventures that help create climate innovation. https://t.co/NT1vLoGOvj</text:p>
          </table:table-cell>
          <table:table-cell office:value-type="string" table:style-name="ce5">
            <text:p>Fri Aug 16 12:48:32 +0000 2019</text:p>
          </table:table-cell>
          <table:table-cell office:value-type="date" office:date-value="2019-08-16T13:48:32" table:style-name="ce7">
            <text:p>16/08/2019 13:48:32</text:p>
          </table:table-cell>
          <table:table-cell table:number-columns-repeated="4" table:style-name="ce5"/>
          <table:table-cell office:value-type="string" table:style-name="ce5">
            <text:p>3042353502</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111193511372734464/xSlP29rq_normal.png">http://pbs.twimg.com/profile_images/1111193511372734464/xSlP29rq_normal.png</text:a></text:p>
          </table:table-cell>
          <table:table-cell office:value-type="float" office:value="49" table:style-name="ce5">
            <text:p>49</text:p>
          </table:table-cell>
          <table:table-cell office:value-type="float" office:value="86" table:style-name="ce5">
            <text:p>86</text:p>
          </table:table-cell>
          <table:table-cell office:value-type="string" table:style-name="ce5">
            <text:p>Utrecht, Nederland</text:p>
          </table:table-cell>
          <table:table-cell office:value-type="string" table:style-name="ce8">
            <text:p><text:a xlink:href="http://twitter.com/JipLeendertse/statuses/1162345395739123713">http://twitter.com/JipLeendertse/statuses/1162345395739123713</text:a></text:p>
          </table:table-cell>
          <table:table-cell office:value-type="string" table:style-name="ce5">
            <text:p>{"hashtags":[{"text":"systemschange","indices":[33,47]},{"text":"ClimateJourney","indices":[94,109]}],"symbols":[],"user_mentions":[{"screen_name":"Joerivds","name":"Joeri vd Steenhoven","id":20856024,"id_str":"20856024","indices":[3,12]},{"screen_name":"UniUtrecht","name":"Universiteit Utrecht","id":33548291,"id_str":"33548291","indices":[124,135]}],"urls":[]}</text:p>
          </table:table-cell>
          <table:table-cell table:number-columns-repeated="16366"/>
        </table:table-row>
        <table:table-row table:style-name="ro5">
          <table:table-cell office:value-type="string" table:style-name="ce4">
            <text:p>1162331177619009537</text:p>
          </table:table-cell>
          <table:table-cell office:value-type="string" table:style-name="ce5">
            <text:p>Onderwijsgids</text:p>
          </table:table-cell>
          <table:table-cell office:value-type="string" table:style-name="ce6">
            <text:p>Utrecht weer beste Nederlandse universiteit op wereldwijde ranglijst - Nationale Onderwijsgids https://t.co/tRwvbZgnRw #arwy #universiteitenranglijst #universiteitutrecht @uniutrecht</text:p>
          </table:table-cell>
          <table:table-cell office:value-type="string" table:style-name="ce5">
            <text:p>Fri Aug 16 11:52:02 +0000 2019</text:p>
          </table:table-cell>
          <table:table-cell office:value-type="date" office:date-value="2019-08-16T12:52:02" table:style-name="ce7">
            <text:p>16/08/2019 12:52:02</text:p>
          </table:table-cell>
          <table:table-cell table:number-columns-repeated="4" table:style-name="ce5"/>
          <table:table-cell office:value-type="string" table:style-name="ce5">
            <text:p>130122445</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378800000538236377/9e488254632e022d4c4e263d5ed59626_normal.jpeg">http://pbs.twimg.com/profile_images/378800000538236377/9e488254632e022d4c4e263d5ed59626_normal.jpeg</text:a></text:p>
          </table:table-cell>
          <table:table-cell office:value-type="float" office:value="37056" table:style-name="ce5">
            <text:p>37056</text:p>
          </table:table-cell>
          <table:table-cell office:value-type="float" office:value="32031" table:style-name="ce5">
            <text:p>32031</text:p>
          </table:table-cell>
          <table:table-cell office:value-type="string" table:style-name="ce5">
            <text:p>Groningen, Netherlands</text:p>
          </table:table-cell>
          <table:table-cell office:value-type="string" table:style-name="ce8">
            <text:p><text:a xlink:href="http://twitter.com/Onderwijsgids/statuses/1162331177619009537">http://twitter.com/Onderwijsgids/statuses/1162331177619009537</text:a></text:p>
          </table:table-cell>
          <table:table-cell office:value-type="string" table:style-name="ce5">
            <text:p>{"hashtags":[{"text":"arwy","indices":[119,124]},{"text":"universiteitenranglijst","indices":[125,149]},{"text":"universiteitutrecht","indices":[150,170]}],"symbols":[],"user_mentions":[{"screen_name":"UniUtrecht","name":"Universiteit Utrecht","id":33548291,"id_str":"33548291","indices":[171,182]}],"urls":[{"url":"https://t.co/tRwvbZgnRw","expanded_url":"https://www.nationaleonderwijsgids.nl/universiteit/nieuws/50324-utrecht-weer-beste-nederlandse-universiteit-op-wereldwijde-ranglijst.html#.XVaYtDTXZOU.twitter","display_url":"nationaleonderwijsgids.nl/universiteit/n…","indices":[95,118]}]}</text:p>
          </table:table-cell>
          <table:table-cell table:number-columns-repeated="16366"/>
        </table:table-row>
        <table:table-row table:number-rows-repeated="2" table:style-name="ro5">
          <table:table-cell office:value-type="string" table:style-name="ce4">
            <text:p>1162328237189582848</text:p>
          </table:table-cell>
          <table:table-cell office:value-type="string" table:style-name="ce5">
            <text:p>Hylke2016</text:p>
          </table:table-cell>
          <table:table-cell office:value-type="string" table:style-name="ce6">
            <text:p>RT @basrodenburg: Interview met @ingrid_dejong24 en mij in @nhdagblad: Kiplekker in de AH-stal? Beter dan plofkip, maar niet leed-vrij https://t.co/LegDeTv2Ou via @nhdagblad @VET_UniUtrecht</text:p>
          </table:table-cell>
          <table:table-cell office:value-type="string" table:style-name="ce5">
            <text:p>Fri Aug 16 11:40:21 +0000 2019</text:p>
          </table:table-cell>
          <table:table-cell office:value-type="date" office:date-value="2019-08-16T12:40:21" table:style-name="ce7">
            <text:p>16/08/2019 12:40:21</text:p>
          </table:table-cell>
          <table:table-cell table:number-columns-repeated="4" table:style-name="ce5"/>
          <table:table-cell office:value-type="string" table:style-name="ce5">
            <text:p>399274433</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023473216596135936/TXoqKekg_normal.jpg">http://pbs.twimg.com/profile_images/1023473216596135936/TXoqKekg_normal.jpg</text:a></text:p>
          </table:table-cell>
          <table:table-cell office:value-type="float" office:value="566" table:style-name="ce5">
            <text:p>566</text:p>
          </table:table-cell>
          <table:table-cell office:value-type="float" office:value="602" table:style-name="ce5">
            <text:p>602</text:p>
          </table:table-cell>
          <table:table-cell table:style-name="ce5"/>
          <table:table-cell office:value-type="string" table:style-name="ce8">
            <text:p><text:a xlink:href="http://twitter.com/Hylke2016/statuses/1162328237189582848">http://twitter.com/Hylke2016/statuses/1162328237189582848</text:a></text:p>
          </table:table-cell>
          <table:table-cell office:value-type="string" table:style-name="ce5">
            <text:p>{"hashtags":[],"symbols":[],"user_mentions":[{"screen_name":"basrodenburg","name":"Bas Rodenburg","id":222035562,"id_str":"222035562","indices":[3,16]},{"screen_name":"ingrid_dejong24","name":"Ingrid de Jong","id":1273016886,"id_str":"1273016886","indices":[32,48]},{"screen_name":"nhdagblad","name":"NoordhollandsDagblad","id":23570649,"id_str":"23570649","indices":[59,69]}],"urls":[]}</text:p>
          </table:table-cell>
          <table:table-cell table:number-columns-repeated="16366"/>
        </table:table-row>
        <table:table-row table:style-name="ro2">
          <table:table-cell office:value-type="string" table:style-name="ce4">
            <text:p>1162321923788988416</text:p>
          </table:table-cell>
          <table:table-cell office:value-type="string" table:style-name="ce5">
            <text:p>PGKroeger</text:p>
          </table:table-cell>
          <table:table-cell office:value-type="string" table:style-name="ce6">
            <text:p>RT @Joerivds: Today I’m teaching #systemschange w 40 students from all over Europe as part of #ClimateJourney summer school @UniUtrecht @ClimateKIC @EITeu How to develop smart interventions &amp;amp; new ventures that help create climate innovation. https://t.co/NT1vLoGOvj</text:p>
          </table:table-cell>
          <table:table-cell office:value-type="string" table:style-name="ce5">
            <text:p>Fri Aug 16 11:15:16 +0000 2019</text:p>
          </table:table-cell>
          <table:table-cell office:value-type="date" office:date-value="2019-08-16T12:15:16" table:style-name="ce7">
            <text:p>16/08/2019 12:15:16</text:p>
          </table:table-cell>
          <table:table-cell table:number-columns-repeated="4" table:style-name="ce5"/>
          <table:table-cell office:value-type="string" table:style-name="ce5">
            <text:p>166992952</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2229283062/211986_100001582265501_5108763_n_normal.jpg">http://pbs.twimg.com/profile_images/2229283062/211986_100001582265501_5108763_n_normal.jpg</text:a></text:p>
          </table:table-cell>
          <table:table-cell office:value-type="float" office:value="4931" table:style-name="ce5">
            <text:p>4931</text:p>
          </table:table-cell>
          <table:table-cell office:value-type="float" office:value="457" table:style-name="ce5">
            <text:p>457</text:p>
          </table:table-cell>
          <table:table-cell office:value-type="string" table:style-name="ce5">
            <text:p>Den Haag, Nederland</text:p>
          </table:table-cell>
          <table:table-cell office:value-type="string" table:style-name="ce8">
            <text:p><text:a xlink:href="http://twitter.com/PGKroeger/statuses/1162321923788988416">http://twitter.com/PGKroeger/statuses/1162321923788988416</text:a></text:p>
          </table:table-cell>
          <table:table-cell office:value-type="string" table:style-name="ce5">
            <text:p>{"hashtags":[{"text":"systemschange","indices":[33,47]},{"text":"ClimateJourney","indices":[94,109]}],"symbols":[],"user_mentions":[{"screen_name":"Joerivds","name":"Joeri vd Steenhoven","id":20856024,"id_str":"20856024","indices":[3,12]},{"screen_name":"UniUtrecht","name":"Universiteit Utrecht","id":33548291,"id_str":"33548291","indices":[124,135]}],"urls":[]}</text:p>
          </table:table-cell>
          <table:table-cell table:number-columns-repeated="16366"/>
        </table:table-row>
        <table:table-row table:style-name="ro5">
          <table:table-cell office:value-type="string" table:style-name="ce4">
            <text:p>1162320031180558336</text:p>
          </table:table-cell>
          <table:table-cell office:value-type="string" table:style-name="ce5">
            <text:p>minettewemel</text:p>
          </table:table-cell>
          <table:table-cell office:value-type="string" table:style-name="ce6">
            <text:p>RT @basrodenburg: Interview met @ingrid_dejong24 en mij in @nhdagblad: Kiplekker in de AH-stal? Beter dan plofkip, maar niet leed-vrij https://t.co/LegDeTv2Ou via @nhdagblad @VET_UniUtrecht</text:p>
          </table:table-cell>
          <table:table-cell office:value-type="string" table:style-name="ce5">
            <text:p>Fri Aug 16 11:07:44 +0000 2019</text:p>
          </table:table-cell>
          <table:table-cell office:value-type="date" office:date-value="2019-08-16T12:07:44" table:style-name="ce7">
            <text:p>16/08/2019 12:07:44</text:p>
          </table:table-cell>
          <table:table-cell table:number-columns-repeated="4" table:style-name="ce5"/>
          <table:table-cell office:value-type="string" table:style-name="ce5">
            <text:p>247343847</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115942590518575105/8JVeQyUN_normal.jpg">http://pbs.twimg.com/profile_images/1115942590518575105/8JVeQyUN_normal.jpg</text:a></text:p>
          </table:table-cell>
          <table:table-cell office:value-type="float" office:value="74" table:style-name="ce5">
            <text:p>74</text:p>
          </table:table-cell>
          <table:table-cell office:value-type="float" office:value="105" table:style-name="ce5">
            <text:p>105</text:p>
          </table:table-cell>
          <table:table-cell office:value-type="string" table:style-name="ce5">
            <text:p>Netherlands</text:p>
          </table:table-cell>
          <table:table-cell office:value-type="string" table:style-name="ce8">
            <text:p><text:a xlink:href="http://twitter.com/minettewemel/statuses/1162320031180558336">http://twitter.com/minettewemel/statuses/1162320031180558336</text:a></text:p>
          </table:table-cell>
          <table:table-cell office:value-type="string" table:style-name="ce5">
            <text:p>{"hashtags":[],"symbols":[],"user_mentions":[{"screen_name":"basrodenburg","name":"Bas Rodenburg","id":222035562,"id_str":"222035562","indices":[3,16]},{"screen_name":"ingrid_dejong24","name":"Ingrid de Jong","id":1273016886,"id_str":"1273016886","indices":[32,48]},{"screen_name":"nhdagblad","name":"NoordhollandsDagblad","id":23570649,"id_str":"23570649","indices":[59,69]}],"urls":[]}</text:p>
          </table:table-cell>
          <table:table-cell table:number-columns-repeated="16366"/>
        </table:table-row>
        <table:table-row table:style-name="ro2">
          <table:table-cell office:value-type="string" table:style-name="ce4">
            <text:p>1162319702980538371</text:p>
          </table:table-cell>
          <table:table-cell office:value-type="string" table:style-name="ce5">
            <text:p>Joerivds</text:p>
          </table:table-cell>
          <table:table-cell office:value-type="string" table:style-name="ce6">
            <text:p>Today I’m teaching #systemschange w 40 students from all over Europe as part of #ClimateJourney summer school @UniUtrecht @ClimateKIC @EITeu How to develop smart interventions &amp;amp; new ventures that help create climate innovation. https://t.co/NT1vLoGOvj</text:p>
          </table:table-cell>
          <table:table-cell office:value-type="string" table:style-name="ce5">
            <text:p>Fri Aug 16 11:06:26 +0000 2019</text:p>
          </table:table-cell>
          <table:table-cell office:value-type="date" office:date-value="2019-08-16T12:06:26" table:style-name="ce7">
            <text:p>16/08/2019 12:06:26</text:p>
          </table:table-cell>
          <table:table-cell table:number-columns-repeated="4" table:style-name="ce5"/>
          <table:table-cell office:value-type="string" table:style-name="ce5">
            <text:p>20856024</text:p>
          </table:table-cell>
          <table:table-cell table:style-name="ce5"/>
          <table:table-cell office:value-type="string" table:style-name="ce5">
            <text:p>&lt;a href="http://www.echofon.com/" rel="nofollow"&gt;Echofon&lt;/a&gt;</text:p>
          </table:table-cell>
          <table:table-cell office:value-type="string" table:style-name="ce8">
            <text:p><text:a xlink:href="http://pbs.twimg.com/profile_images/1625322765/JoerivandenSteenhoven.extreme.2011_normal.jpg">http://pbs.twimg.com/profile_images/1625322765/JoerivandenSteenhoven.extreme.2011_normal.jpg</text:a></text:p>
          </table:table-cell>
          <table:table-cell office:value-type="float" office:value="2959" table:style-name="ce5">
            <text:p>2959</text:p>
          </table:table-cell>
          <table:table-cell office:value-type="float" office:value="198" table:style-name="ce5">
            <text:p>198</text:p>
          </table:table-cell>
          <table:table-cell office:value-type="string" table:style-name="ce5">
            <text:p>Amsterdam, The Netherlands</text:p>
          </table:table-cell>
          <table:table-cell office:value-type="string" table:style-name="ce8">
            <text:p><text:a xlink:href="http://twitter.com/Joerivds/statuses/1162319702980538371">http://twitter.com/Joerivds/statuses/1162319702980538371</text:a></text:p>
          </table:table-cell>
          <table:table-cell office:value-type="string" table:style-name="ce5">
            <text:p>{"hashtags":[{"text":"systemschange","indices":[19,33]},{"text":"ClimateJourney","indices":[80,95]}],"symbols":[],"user_mentions":[{"screen_name":"UniUtrecht","name":"Universiteit Utrecht","id":33548291,"id_str":"33548291","indices":[110,121]},{"screen_name":"ClimateKIC","name":"EIT Climate-KIC","id":787300813,"id_str":"787300813","indices":[122,133]},{"screen_name":"EITeu","name":"EIT 🇪🇺","id":330860720,"id_str":"330860720","indices":[134,140]}],"urls":[],"media":[{"id":1162319699889262600,"id_str":"1162319699889262594","indices":[232,255],"media_url":"http://pbs.twimg.com/media/ECFjm9tWkAInTzs.jpg","media_url_https":"https://pbs.twimg.com/media/ECFjm9tWkAInTzs.jpg","url":"https://t.co/NT1vLoGOvj","display_url":"pic.twitter.com/NT1vLoGOvj","expanded_url":"https://twitter.com/Joerivds/status/1162319702980538371/photo/1","type":"photo","sizes":{"thumb":{"w":150,"h":150,"resize":"crop"},"small":{"w":680,"h":510,"resize":"fit"},"medium":{"w":1200,"h":900,"resize":"fit"},"large":{"w":2048,"h":1536,"resize":"fit"}}}]}</text:p>
          </table:table-cell>
          <table:table-cell table:number-columns-repeated="16366"/>
        </table:table-row>
        <table:table-row table:style-name="ro10">
          <table:table-cell office:value-type="string" table:style-name="ce4">
            <text:p>1162318316481974274</text:p>
          </table:table-cell>
          <table:table-cell office:value-type="string" table:style-name="ce5">
            <text:p>DrNChorna</text:p>
          </table:table-cell>
          <table:table-cell office:value-type="string" table:style-name="ce6">
            <text:p>RT @BiswapriyaMisra: New! New ! New Tool !</text:p>
            <text:p/>
            <text:p>"MetaboShiny" - interactive #processing, #analysis and identification of #untargeted #metabolomics data @biorxivpreprint :</text:p>
            <text:p/>
            <text:p>https://t.co/0pfLJUDssC #shiny #rstats</text:p>
            <text:p/>
            <text:p>Integrated #MetaboAnalystR + @github</text:p>
            <text:p/>
            <text:p>Really #cool #visualizations from @UniUtrecht https://t.co/SE9ILk6l08</text:p>
          </table:table-cell>
          <table:table-cell office:value-type="string" table:style-name="ce5">
            <text:p>Fri Aug 16 11:00:56 +0000 2019</text:p>
          </table:table-cell>
          <table:table-cell office:value-type="date" office:date-value="2019-08-16T12:00:56" table:style-name="ce7">
            <text:p>16/08/2019 12:00:56</text:p>
          </table:table-cell>
          <table:table-cell table:number-columns-repeated="4" table:style-name="ce5"/>
          <table:table-cell office:value-type="string" table:style-name="ce5">
            <text:p>956910301525544960</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956914004894633985/ptVY1M4T_normal.jpg">http://pbs.twimg.com/profile_images/956914004894633985/ptVY1M4T_normal.jpg</text:a></text:p>
          </table:table-cell>
          <table:table-cell office:value-type="float" office:value="44" table:style-name="ce5">
            <text:p>44</text:p>
          </table:table-cell>
          <table:table-cell office:value-type="float" office:value="57" table:style-name="ce5">
            <text:p>57</text:p>
          </table:table-cell>
          <table:table-cell office:value-type="string" table:style-name="ce5">
            <text:p>San Juan, PR, USA</text:p>
          </table:table-cell>
          <table:table-cell office:value-type="string" table:style-name="ce8">
            <text:p><text:a xlink:href="http://twitter.com/DrNChorna/statuses/1162318316481974274">http://twitter.com/DrNChorna/statuses/1162318316481974274</text:a></text:p>
          </table:table-cell>
          <table:table-cell office:value-type="string" table:style-name="ce5">
            <text:p>{"hashtags":[{"text":"processing","indices":[72,83]},{"text":"analysis","indices":[85,94]},{"text":"untargeted","indices":[117,128]}],"symbols":[],"user_mentions":[{"screen_name":"BiswapriyaMisra","name":"Biswapriya Misra","id":751885664283603000,"id_str":"751885664283602944","indices":[3,19]}],"urls":[]}</text:p>
          </table:table-cell>
          <table:table-cell table:number-columns-repeated="16366"/>
        </table:table-row>
        <table:table-row table:style-name="ro2">
          <table:table-cell office:value-type="string" table:style-name="ce4">
            <text:p>1162318226753302528</text:p>
          </table:table-cell>
          <table:table-cell office:value-type="string" table:style-name="ce5">
            <text:p>maikeltjeonline</text:p>
          </table:table-cell>
          <table:table-cell office:value-type="string" table:style-name="ce6">
            <text:p>@OortjesE @isgoedhoor @UniUtrecht Nee, dat de samenleving dit probleem heeft, wil niet zeggen dat er een plicht is. Dit betreft WO studenten waarvan je enige zelfredzaamheid mag verwachten en dus ook het inschattingsvermogen of de studie wel mogelijk is i.v.m. huisvesting.</text:p>
          </table:table-cell>
          <table:table-cell office:value-type="string" table:style-name="ce5">
            <text:p>Fri Aug 16 11:00:34 +0000 2019</text:p>
          </table:table-cell>
          <table:table-cell office:value-type="date" office:date-value="2019-08-16T12:00:34" table:style-name="ce7">
            <text:p>16/08/2019 12:00:34</text:p>
          </table:table-cell>
          <table:table-cell table:number-columns-repeated="2" table:style-name="ce5"/>
          <table:table-cell office:value-type="string" table:style-name="ce5">
            <text:p>1049017475860508673</text:p>
          </table:table-cell>
          <table:table-cell office:value-type="string" table:style-name="ce5">
            <text:p>OortjesE</text:p>
          </table:table-cell>
          <table:table-cell office:value-type="string" table:style-name="ce5">
            <text:p>2311720344</text:p>
          </table:table-cell>
          <table:table-cell office:value-type="string" table:style-name="ce5">
            <text:p>1162282269140082689</text:p>
          </table:table-cell>
          <table:table-cell office:value-type="string" table:style-name="ce5">
            <text:p>&lt;a href="https://mobile.twitter.com" rel="nofollow"&gt;Twitter Web App&lt;/a&gt;</text:p>
          </table:table-cell>
          <table:table-cell office:value-type="string" table:style-name="ce8">
            <text:p><text:a xlink:href="http://pbs.twimg.com/profile_images/1146115960291647489/AZE_yFVb_normal.png">http://pbs.twimg.com/profile_images/1146115960291647489/AZE_yFVb_normal.png</text:a></text:p>
          </table:table-cell>
          <table:table-cell office:value-type="float" office:value="312" table:style-name="ce5">
            <text:p>312</text:p>
          </table:table-cell>
          <table:table-cell office:value-type="float" office:value="425" table:style-name="ce5">
            <text:p>425</text:p>
          </table:table-cell>
          <table:table-cell office:value-type="string" table:style-name="ce5">
            <text:p>Amsterdam</text:p>
          </table:table-cell>
          <table:table-cell office:value-type="string" table:style-name="ce8">
            <text:p><text:a xlink:href="http://twitter.com/maikeltjeonline/statuses/1162318226753302528">http://twitter.com/maikeltjeonline/statuses/1162318226753302528</text:a></text:p>
          </table:table-cell>
          <table:table-cell office:value-type="string" table:style-name="ce5">
            <text:p>{"hashtags":[],"symbols":[],"user_mentions":[{"screen_name":"OortjesE","name":"oortjes","id":1049017475860508700,"id_str":"1049017475860508673","indices":[0,9]},{"screen_name":"isgoedhoor","name":"Gert Jan Bakker","id":334211391,"id_str":"334211391","indices":[10,21]},{"screen_name":"UniUtrecht","name":"Universiteit Utrecht","id":33548291,"id_str":"33548291","indices":[22,33]}],"urls":[]}</text:p>
          </table:table-cell>
          <table:table-cell table:number-columns-repeated="16366"/>
        </table:table-row>
        <table:table-row table:number-rows-repeated="2" table:style-name="ro2">
          <table:table-cell office:value-type="string" table:style-name="ce4">
            <text:p>1162317608861020160</text:p>
          </table:table-cell>
          <table:table-cell office:value-type="string" table:style-name="ce5">
            <text:p>isgoedhoor</text:p>
          </table:table-cell>
          <table:table-cell office:value-type="string" table:style-name="ce6">
            <text:p>RT @OortjesE: Geeft het naar Nederland halen van studenten niet de (morele) verplichting voor huisvesting te zorgen? @UniUtrecht #wooncrisis</text:p>
            <text:p/>
            <text:p>https://t.co/whYS9ufnxi</text:p>
          </table:table-cell>
          <table:table-cell office:value-type="string" table:style-name="ce5">
            <text:p>Fri Aug 16 10:58:07 +0000 2019</text:p>
          </table:table-cell>
          <table:table-cell office:value-type="date" office:date-value="2019-08-16T11:58:07" table:style-name="ce7">
            <text:p>16/08/2019 11:58:07</text:p>
          </table:table-cell>
          <table:table-cell table:number-columns-repeated="4" table:style-name="ce5"/>
          <table:table-cell office:value-type="string" table:style-name="ce5">
            <text:p>334211391</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156571492840329218/Q67RtRgS_normal.png">http://pbs.twimg.com/profile_images/1156571492840329218/Q67RtRgS_normal.png</text:a></text:p>
          </table:table-cell>
          <table:table-cell office:value-type="float" office:value="3281" table:style-name="ce5">
            <text:p>3281</text:p>
          </table:table-cell>
          <table:table-cell office:value-type="float" office:value="1604" table:style-name="ce5">
            <text:p>1604</text:p>
          </table:table-cell>
          <table:table-cell office:value-type="string" table:style-name="ce5">
            <text:p>NL</text:p>
          </table:table-cell>
          <table:table-cell office:value-type="string" table:style-name="ce8">
            <text:p><text:a xlink:href="http://twitter.com/isgoedhoor/statuses/1162317608861020160">http://twitter.com/isgoedhoor/statuses/1162317608861020160</text:a></text:p>
          </table:table-cell>
          <table:table-cell office:value-type="string" table:style-name="ce5">
            <text:p>{"hashtags":[],"symbols":[],"user_mentions":[{"screen_name":"OortjesE","name":"oortjes","id":1049017475860508700,"id_str":"1049017475860508673","indices":[3,12]},{"screen_name":"UniUtrecht","name":"Universiteit Utrecht","id":33548291,"id_str":"33548291","indices":[117,128]}],"urls":[]}</text:p>
          </table:table-cell>
          <table:table-cell table:number-columns-repeated="16366"/>
        </table:table-row>
        <table:table-row table:style-name="ro2">
          <table:table-cell office:value-type="string" table:style-name="ce4">
            <text:p>1162307958140801024</text:p>
          </table:table-cell>
          <table:table-cell office:value-type="string" table:style-name="ce5">
            <text:p>LiekeStelling</text:p>
          </table:table-cell>
          <table:table-cell office:value-type="string" table:style-name="ce6">
            <text:p>RT @HumRelNetwork: THREAD 1/4: This week’s #FridayFeature is Lieke Stelling (@LiekeStelling), Lecturer in Early Modern English Literature at @UniUtrecht. Her research interests include #HumourandReligion, jest books, and religious conversion.</text:p>
          </table:table-cell>
          <table:table-cell office:value-type="string" table:style-name="ce5">
            <text:p>Fri Aug 16 10:19:46 +0000 2019</text:p>
          </table:table-cell>
          <table:table-cell office:value-type="date" office:date-value="2019-08-16T11:19:46" table:style-name="ce7">
            <text:p>16/08/2019 11:19:46</text:p>
          </table:table-cell>
          <table:table-cell table:number-columns-repeated="4" table:style-name="ce5"/>
          <table:table-cell office:value-type="string" table:style-name="ce5">
            <text:p>763728152900362240</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763790564714278912/9dxn0DPR_normal.jpg">http://pbs.twimg.com/profile_images/763790564714278912/9dxn0DPR_normal.jpg</text:a></text:p>
          </table:table-cell>
          <table:table-cell office:value-type="float" office:value="261" table:style-name="ce5">
            <text:p>261</text:p>
          </table:table-cell>
          <table:table-cell office:value-type="float" office:value="272" table:style-name="ce5">
            <text:p>272</text:p>
          </table:table-cell>
          <table:table-cell table:style-name="ce5"/>
          <table:table-cell office:value-type="string" table:style-name="ce8">
            <text:p><text:a xlink:href="http://twitter.com/LiekeStelling/statuses/1162307958140801024">http://twitter.com/LiekeStelling/statuses/1162307958140801024</text:a></text:p>
          </table:table-cell>
          <table:table-cell office:value-type="string" table:style-name="ce5">
            <text:p>{"hashtags":[{"text":"FridayFeature","indices":[43,57]}],"symbols":[],"user_mentions":[{"screen_name":"HumRelNetwork","name":"Humour &amp; Religion Network","id":1141799790612758500,"id_str":"1141799790612758529","indices":[3,17]},{"screen_name":"LiekeStelling","name":"Lieke Stelling","id":763728152900362200,"id_str":"763728152900362240","indices":[77,91]}],"urls":[]}</text:p>
          </table:table-cell>
          <table:table-cell table:number-columns-repeated="16366"/>
        </table:table-row>
        <table:table-row table:style-name="ro5">
          <table:table-cell office:value-type="string" table:style-name="ce4">
            <text:p>1162305295432986629</text:p>
          </table:table-cell>
          <table:table-cell office:value-type="string" table:style-name="ce5">
            <text:p>HumRelNetwork</text:p>
          </table:table-cell>
          <table:table-cell office:value-type="string" table:style-name="ce6">
            <text:p>THREAD 1/4: This week’s #FridayFeature is Lieke Stelling (@LiekeStelling), Lecturer in Early Modern English Literature at @UniUtrecht. Her research interests include #HumourandReligion, jest books, and religious conversion.</text:p>
          </table:table-cell>
          <table:table-cell office:value-type="string" table:style-name="ce5">
            <text:p>Fri Aug 16 10:09:11 +0000 2019</text:p>
          </table:table-cell>
          <table:table-cell office:value-type="date" office:date-value="2019-08-16T11:09:11" table:style-name="ce7">
            <text:p>16/08/2019 11:09:11</text:p>
          </table:table-cell>
          <table:table-cell table:number-columns-repeated="4" table:style-name="ce5"/>
          <table:table-cell office:value-type="string" table:style-name="ce5">
            <text:p>1141799790612758529</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142889729895096320/We_D-BL6_normal.png">http://pbs.twimg.com/profile_images/1142889729895096320/We_D-BL6_normal.png</text:a></text:p>
          </table:table-cell>
          <table:table-cell office:value-type="float" office:value="78" table:style-name="ce5">
            <text:p>78</text:p>
          </table:table-cell>
          <table:table-cell office:value-type="float" office:value="89" table:style-name="ce5">
            <text:p>89</text:p>
          </table:table-cell>
          <table:table-cell office:value-type="string" table:style-name="ce5">
            <text:p>International</text:p>
          </table:table-cell>
          <table:table-cell office:value-type="string" table:style-name="ce8">
            <text:p><text:a xlink:href="http://twitter.com/HumRelNetwork/statuses/1162305295432986629">http://twitter.com/HumRelNetwork/statuses/1162305295432986629</text:a></text:p>
          </table:table-cell>
          <table:table-cell office:value-type="string" table:style-name="ce5">
            <text:p>{"hashtags":[{"text":"FridayFeature","indices":[24,38]},{"text":"HumourandReligion","indices":[166,184]}],"symbols":[],"user_mentions":[{"screen_name":"LiekeStelling","name":"Lieke Stelling","id":763728152900362200,"id_str":"763728152900362240","indices":[58,72]},{"screen_name":"UniUtrecht","name":"Universiteit Utrecht","id":33548291,"id_str":"33548291","indices":[122,133]}],"urls":[]}</text:p>
          </table:table-cell>
          <table:table-cell table:number-columns-repeated="16366"/>
        </table:table-row>
        <table:table-row table:style-name="ro10">
          <table:table-cell office:value-type="string" table:style-name="ce4">
            <text:p>1162303632622182402</text:p>
          </table:table-cell>
          <table:table-cell office:value-type="string" table:style-name="ce5">
            <text:p>MFathi_Abdallah</text:p>
          </table:table-cell>
          <table:table-cell office:value-type="string" table:style-name="ce6">
            <text:p>RT @BiswapriyaMisra: New! New ! New Tool !</text:p>
            <text:p/>
            <text:p>"MetaboShiny" - interactive #processing, #analysis and identification of #untargeted #metabolomics data @biorxivpreprint :</text:p>
            <text:p/>
            <text:p>https://t.co/0pfLJUDssC #shiny #rstats</text:p>
            <text:p/>
            <text:p>Integrated #MetaboAnalystR + @github</text:p>
            <text:p/>
            <text:p>Really #cool #visualizations from @UniUtrecht https://t.co/SE9ILk6l08</text:p>
          </table:table-cell>
          <table:table-cell office:value-type="string" table:style-name="ce5">
            <text:p>Fri Aug 16 10:02:35 +0000 2019</text:p>
          </table:table-cell>
          <table:table-cell office:value-type="date" office:date-value="2019-08-16T11:02:35" table:style-name="ce7">
            <text:p>16/08/2019 11:02:35</text:p>
          </table:table-cell>
          <table:table-cell table:number-columns-repeated="4" table:style-name="ce5"/>
          <table:table-cell office:value-type="string" table:style-name="ce5">
            <text:p>903241383716192256</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039521022645596160/dSynayFP_normal.jpg">http://pbs.twimg.com/profile_images/1039521022645596160/dSynayFP_normal.jpg</text:a></text:p>
          </table:table-cell>
          <table:table-cell office:value-type="float" office:value="123" table:style-name="ce5">
            <text:p>123</text:p>
          </table:table-cell>
          <table:table-cell office:value-type="float" office:value="244" table:style-name="ce5">
            <text:p>244</text:p>
          </table:table-cell>
          <table:table-cell office:value-type="string" table:style-name="ce5">
            <text:p>Ghent, Belgium</text:p>
          </table:table-cell>
          <table:table-cell office:value-type="string" table:style-name="ce8">
            <text:p><text:a xlink:href="http://twitter.com/MFathi_Abdallah/statuses/1162303632622182402">http://twitter.com/MFathi_Abdallah/statuses/1162303632622182402</text:a></text:p>
          </table:table-cell>
          <table:table-cell office:value-type="string" table:style-name="ce5">
            <text:p>{"hashtags":[{"text":"processing","indices":[72,83]},{"text":"analysis","indices":[85,94]},{"text":"untargeted","indices":[117,128]}],"symbols":[],"user_mentions":[{"screen_name":"BiswapriyaMisra","name":"Biswapriya Misra","id":751885664283603000,"id_str":"751885664283602944","indices":[3,19]}],"urls":[]}</text:p>
          </table:table-cell>
          <table:table-cell table:number-columns-repeated="16366"/>
        </table:table-row>
        <table:table-row table:style-name="ro4">
          <table:table-cell office:value-type="string" table:style-name="ce4">
            <text:p>1162297200887652353</text:p>
          </table:table-cell>
          <table:table-cell office:value-type="string" table:style-name="ce5">
            <text:p>StichtingDePof</text:p>
          </table:table-cell>
          <table:table-cell office:value-type="string" table:style-name="ce6">
            <text:p>RT @detechnoloog: In #DeTechnoloog van deze week @BNR praten @ikbenechtben en @hmblank met prof. Wim Turkenburg, emeritus @UtrechtUni over een #CO2-neutraal 2050. Over #waterstof, #CCS, #kernenergie, #biomassa, #besparing van #energie. https://t.co/6FbHMpW6Ai #energietransitie</text:p>
          </table:table-cell>
          <table:table-cell office:value-type="string" table:style-name="ce5">
            <text:p>Fri Aug 16 09:37:01 +0000 2019</text:p>
          </table:table-cell>
          <table:table-cell office:value-type="date" office:date-value="2019-08-16T10:37:01" table:style-name="ce7">
            <text:p>16/08/2019 10:37:01</text:p>
          </table:table-cell>
          <table:table-cell table:number-columns-repeated="4" table:style-name="ce5"/>
          <table:table-cell office:value-type="string" table:style-name="ce5">
            <text:p>1683787718</text:p>
          </table:table-cell>
          <table:table-cell table:style-name="ce5"/>
          <table:table-cell office:value-type="string" table:style-name="ce5">
            <text:p>&lt;a href="https://about.twitter.com/products/tweetdeck" rel="nofollow"&gt;TweetDeck&lt;/a&gt;</text:p>
          </table:table-cell>
          <table:table-cell office:value-type="string" table:style-name="ce8">
            <text:p><text:a xlink:href="http://pbs.twimg.com/profile_images/378800000324601749/fa39f4445cdb47fa183c48bf45b36e95_normal.jpeg">http://pbs.twimg.com/profile_images/378800000324601749/fa39f4445cdb47fa183c48bf45b36e95_normal.jpeg</text:a></text:p>
          </table:table-cell>
          <table:table-cell office:value-type="float" office:value="619" table:style-name="ce5">
            <text:p>619</text:p>
          </table:table-cell>
          <table:table-cell office:value-type="float" office:value="1214" table:style-name="ce5">
            <text:p>1214</text:p>
          </table:table-cell>
          <table:table-cell office:value-type="string" table:style-name="ce5">
            <text:p>Kampen</text:p>
          </table:table-cell>
          <table:table-cell office:value-type="string" table:style-name="ce8">
            <text:p><text:a xlink:href="http://twitter.com/StichtingDePof/statuses/1162297200887652353">http://twitter.com/StichtingDePof/statuses/1162297200887652353</text:a></text:p>
          </table:table-cell>
          <table:table-cell office:value-type="string" table:style-name="ce5">
            <text:p>{"hashtags":[{"text":"DeTechnoloog","indices":[21,34]}],"symbols":[],"user_mentions":[{"screen_name":"detechnoloog","name":"detechnoloog","id":1050039651556368400,"id_str":"1050039651556368384","indices":[3,16]},{"screen_name":"BNR","name":"BNR Nieuwsradio","id":18020059,"id_str":"18020059","indices":[49,53]},{"screen_name":"ikbenechtben","name":"ben van der burg","id":8851012,"id_str":"8851012","indices":[61,74]},{"screen_name":"hmblank","name":"Herbert Blankesteijn","id":5634232,"id_str":"5634232","indices":[78,86]},{"screen_name":"UtrechtUni","name":"Utrecht University","id":33550981,"id_str":"33550981","indices":[122,133]}],"urls":[]}</text:p>
          </table:table-cell>
          <table:table-cell table:number-columns-repeated="16366"/>
        </table:table-row>
        <table:table-row table:number-rows-repeated="2" table:style-name="ro2">
          <table:table-cell office:value-type="string" table:style-name="ce4">
            <text:p>1162294706035986432</text:p>
          </table:table-cell>
          <table:table-cell office:value-type="string" table:style-name="ce5">
            <text:p>detechnoloog</text:p>
          </table:table-cell>
          <table:table-cell office:value-type="string" table:style-name="ce6">
            <text:p>In #DeTechnoloog van deze week @BNR praten @ikbenechtben en @hmblank met prof. Wim Turkenburg, emeritus @UtrechtUni over een #CO2-neutraal 2050. Over #waterstof, #CCS, #kernenergie, #biomassa, #besparing van #energie. https://t.co/6FbHMpW6Ai #energietransitie</text:p>
          </table:table-cell>
          <table:table-cell office:value-type="string" table:style-name="ce5">
            <text:p>Fri Aug 16 09:27:06 +0000 2019</text:p>
          </table:table-cell>
          <table:table-cell office:value-type="date" office:date-value="2019-08-16T10:27:06" table:style-name="ce7">
            <text:p>16/08/2019 10:27:06</text:p>
          </table:table-cell>
          <table:table-cell table:number-columns-repeated="4" table:style-name="ce5"/>
          <table:table-cell office:value-type="string" table:style-name="ce5">
            <text:p>1050039651556368384</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079657496304893952/JdybFNpX_normal.jpg">http://pbs.twimg.com/profile_images/1079657496304893952/JdybFNpX_normal.jpg</text:a></text:p>
          </table:table-cell>
          <table:table-cell office:value-type="float" office:value="562" table:style-name="ce5">
            <text:p>562</text:p>
          </table:table-cell>
          <table:table-cell office:value-type="float" office:value="38" table:style-name="ce5">
            <text:p>38</text:p>
          </table:table-cell>
          <table:table-cell table:style-name="ce5"/>
          <table:table-cell office:value-type="string" table:style-name="ce8">
            <text:p><text:a xlink:href="http://twitter.com/detechnoloog/statuses/1162294706035986432">http://twitter.com/detechnoloog/statuses/1162294706035986432</text:a></text:p>
          </table:table-cell>
          <table:table-cell office:value-type="string" table:style-name="ce5">
            <text:p>{"hashtags":[{"text":"DeTechnoloog","indices":[3,16]},{"text":"CO2","indices":[125,129]},{"text":"waterstof","indices":[150,160]},{"text":"CCS","indices":[162,166]},{"text":"kernenergie","indices":[168,180]},{"text":"biomassa","indices":[182,191]},{"text":"besparing","indices":[193,203]},{"text":"energie","indices":[208,216]},{"text":"energietransitie","indices":[242,259]}],"symbols":[],"user_mentions":[{"screen_name":"BNR","name":"BNR Nieuwsradio","id":18020059,"id_str":"18020059","indices":[31,35]},{"screen_name":"ikbenechtben","name":"ben van der burg","id":8851012,"id_str":"8851012","indices":[43,56]},{"screen_name":"hmblank","name":"Herbert Blankesteijn","id":5634232,"id_str":"5634232","indices":[60,68]},{"screen_name":"UtrechtUni","name":"Utrecht University","id":33550981,"id_str":"33550981","indices":[104,115]}],"urls":[{"url":"https://t.co/6FbHMpW6Ai","expanded_url":"https://www.bnr.nl/podcast/de-technoloog/10386786/hoe-niet-en-hoe-wel-naar-een-co2-neutraal-2050","display_url":"bnr.nl/podcast/de-tec…","indices":[218,241]}]}</text:p>
          </table:table-cell>
          <table:table-cell table:number-columns-repeated="16366"/>
        </table:table-row>
        <table:table-row table:style-name="ro2">
          <table:table-cell office:value-type="string" table:style-name="ce4">
            <text:p>1162289462430318592</text:p>
          </table:table-cell>
          <table:table-cell office:value-type="string" table:style-name="ce5">
            <text:p>vanpraagbiograf</text:p>
          </table:table-cell>
          <table:table-cell office:value-type="string" table:style-name="ce6">
            <text:p>@UniUtrecht klasse (die buitenkerkelijk is)? De keuze is aan u. Hoe u er ook over mag denken, u krijgt tevens inzicht in de geschiedenis van de buitenkerkelijken in de 20e eeuw en een visie op Van Praag, de gedreven en getergde leider van de “humanisten”. https://t.co/CXt7ztrSTV</text:p>
          </table:table-cell>
          <table:table-cell office:value-type="string" table:style-name="ce5">
            <text:p>Fri Aug 16 09:06:16 +0000 2019</text:p>
          </table:table-cell>
          <table:table-cell office:value-type="date" office:date-value="2019-08-16T10:06:16" table:style-name="ce7">
            <text:p>16/08/2019 10:06:16</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2289462430318592">http://twitter.com/vanpraagbiograf/statuses/1162289462430318592</text:a></text:p>
          </table:table-cell>
          <table:table-cell office:value-type="string" table:style-name="ce5">
            <text:p>{"hashtags":[],"symbols":[],"user_mentions":[{"screen_name":"UniUtrecht","name":"Universiteit Utrecht","id":33548291,"id_str":"33548291","indices":[0,11]}],"urls":[],"media":[{"id":1162289459041378300,"id_str":"1162289459041378304","indices":[256,279],"media_url":"http://pbs.twimg.com/media/ECFIGtxXoAA0oaM.jpg","media_url_https":"https://pbs.twimg.com/media/ECFIGtxXoAA0oaM.jpg","url":"https://t.co/CXt7ztrSTV","display_url":"pic.twitter.com/CXt7ztrSTV","expanded_url":"https://twitter.com/vanpraagbiograf/status/1162289462430318592/photo/1","type":"photo","sizes":{"small":{"w":100,"h":132,"resize":"fit"},"thumb":{"w":100,"h":100,"resize":"crop"},"medium":{"w":100,"h":132,"resize":"fit"},"large":{"w":100,"h":132,"resize":"fit"}}}]}</text:p>
          </table:table-cell>
          <table:table-cell table:number-columns-repeated="16366"/>
        </table:table-row>
        <table:table-row table:style-name="ro2">
          <table:table-cell office:value-type="string" table:style-name="ce4">
            <text:p>1162289426162180096</text:p>
          </table:table-cell>
          <table:table-cell office:value-type="string" table:style-name="ce5">
            <text:p>vanpraagbiograf</text:p>
          </table:table-cell>
          <table:table-cell office:value-type="string" table:style-name="ce6">
            <text:p>@UniUtrecht een tegenslag zijn. Mogelijk acht u veelzeggend dat er in de “humanistische” sekte, het Humanistisch Verbond, decennialang onbegrip heerste over homoseksualiteit (dat niet "normaal" zou zijn). Als daar geen humanisme meer is, wat dan wel? De leer van de heersende</text:p>
          </table:table-cell>
          <table:table-cell office:value-type="string" table:style-name="ce5">
            <text:p>Fri Aug 16 09:06:08 +0000 2019</text:p>
          </table:table-cell>
          <table:table-cell office:value-type="date" office:date-value="2019-08-16T10:06:08" table:style-name="ce7">
            <text:p>16/08/2019 10:06:08</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2289426162180096">http://twitter.com/vanpraagbiograf/statuses/1162289426162180096</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2289381262135296</text:p>
          </table:table-cell>
          <table:table-cell office:value-type="string" table:style-name="ce5">
            <text:p>vanpraagbiograf</text:p>
          </table:table-cell>
          <table:table-cell office:value-type="string" table:style-name="ce6">
            <text:p>@UniUtrecht “armoede” of “armen” in dit boek aantreft (via de zoekfunctie). U zult zich aan het eind van de biografie verheugen over nieuwe inzichten. Misschien kreeg de biograaf geen geld van de “humanisten” omdat hier niet meer van humanisme kan worden gesproken. Dat zou alweer</text:p>
          </table:table-cell>
          <table:table-cell office:value-type="string" table:style-name="ce5">
            <text:p>Fri Aug 16 09:05:57 +0000 2019</text:p>
          </table:table-cell>
          <table:table-cell office:value-type="date" office:date-value="2019-08-16T10:05:57" table:style-name="ce7">
            <text:p>16/08/2019 10:05:57</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2289381262135296">http://twitter.com/vanpraagbiograf/statuses/1162289381262135296</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2289327709310976</text:p>
          </table:table-cell>
          <table:table-cell office:value-type="string" table:style-name="ce5">
            <text:p>vanpraagbiograf</text:p>
          </table:table-cell>
          <table:table-cell office:value-type="string" table:style-name="ce6">
            <text:p>@UniUtrecht Alweer een tegenslag aangezien men van humanisten mag verwachten dat zij de wereld een heel klein beetje leefbaarder maken. Humanisten dienen zich in te spannen voor lotsverbetering van de armen, maar doen ze dat ook? Ga voor de aardigheid eens na of u het woord</text:p>
          </table:table-cell>
          <table:table-cell office:value-type="string" table:style-name="ce5">
            <text:p>Fri Aug 16 09:05:44 +0000 2019</text:p>
          </table:table-cell>
          <table:table-cell office:value-type="date" office:date-value="2019-08-16T10:05:44" table:style-name="ce7">
            <text:p>16/08/2019 10:05:44</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2289327709310976">http://twitter.com/vanpraagbiograf/statuses/1162289327709310976</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2289145269633024</text:p>
          </table:table-cell>
          <table:table-cell office:value-type="string" table:style-name="ce5">
            <text:p>vanpraagbiograf</text:p>
          </table:table-cell>
          <table:table-cell office:value-type="string" table:style-name="ce6">
            <text:p>@UniUtrecht humanisme als over de “humanistische” geheimtaal (de aanhalingstekens hebben een reden). U gaat zich nog over Van Praag verbazen aangezien hij sociale doeleinden achterwege liet, hoewel humanisme draait om medemenselijkheid zoals u weet.</text:p>
          </table:table-cell>
          <table:table-cell office:value-type="string" table:style-name="ce5">
            <text:p>Fri Aug 16 09:05:01 +0000 2019</text:p>
          </table:table-cell>
          <table:table-cell office:value-type="date" office:date-value="2019-08-16T10:05:01" table:style-name="ce7">
            <text:p>16/08/2019 10:05:01</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2289145269633024">http://twitter.com/vanpraagbiograf/statuses/1162289145269633024</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2289086436204545</text:p>
          </table:table-cell>
          <table:table-cell office:value-type="string" table:style-name="ce5">
            <text:p>vanpraagbiograf</text:p>
          </table:table-cell>
          <table:table-cell office:value-type="string" table:style-name="ce6">
            <text:p>@UniUtrecht hebben ingezet voor gelijkberechtiging van buitenkerkelijken. Wat daar bijzonder aan is? Alles! Humanisten doen niets voor de emancipatie van bevolkingsgroepen. Zulke tegenslagen maken het onderwerp interessant. Eindelijk krijgt u duidelijkheid, zowel over het</text:p>
          </table:table-cell>
          <table:table-cell office:value-type="string" table:style-name="ce5">
            <text:p>Fri Aug 16 09:04:47 +0000 2019</text:p>
          </table:table-cell>
          <table:table-cell office:value-type="date" office:date-value="2019-08-16T10:04:47" table:style-name="ce7">
            <text:p>16/08/2019 10:04:47</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2289086436204545">http://twitter.com/vanpraagbiograf/statuses/1162289086436204545</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2289043838779393</text:p>
          </table:table-cell>
          <table:table-cell office:value-type="string" table:style-name="ce5">
            <text:p>vanpraagbiograf</text:p>
          </table:table-cell>
          <table:table-cell office:value-type="string" table:style-name="ce6">
            <text:p>@UniUtrecht pyromaan, humanist, het grote voorbeeld voor “humanisten” en bovendien degene die het humanisme vorm gaf (en liet verdwijnen). Alstublieft! Een unieke kans om het humanisme (of wat daar voor door moet gaan) te begrijpen. Er is nog een bijzonderheid. Van Praag zou zich</text:p>
          </table:table-cell>
          <table:table-cell office:value-type="string" table:style-name="ce5">
            <text:p>Fri Aug 16 09:04:36 +0000 2019</text:p>
          </table:table-cell>
          <table:table-cell office:value-type="date" office:date-value="2019-08-16T10:04:36" table:style-name="ce7">
            <text:p>16/08/2019 10:04:36</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2289043838779393">http://twitter.com/vanpraagbiograf/statuses/1162289043838779393</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4">
          <table:table-cell office:value-type="string" table:style-name="ce4">
            <text:p>1162286832656232448</text:p>
          </table:table-cell>
          <table:table-cell office:value-type="string" table:style-name="ce5">
            <text:p>PatriciaSchutte</text:p>
          </table:table-cell>
          <table:table-cell office:value-type="string" table:style-name="ce6">
            <text:p>RT @voedingscentrum: 75% van festivalbezoekers Zwarte Cross hadden poepbacterie op hun handen, blijkt uit onderzoek van @UniUtrecht Ook op een festival is regelmatig je handen wassen noodzakelijk. Bekijk onze aandachtspunten: https://t.co/x4NZlZ1kjf #handenwassen #LL19 #festival https://t.co/XzkAYTlL6e</text:p>
          </table:table-cell>
          <table:table-cell office:value-type="string" table:style-name="ce5">
            <text:p>Fri Aug 16 08:55:49 +0000 2019</text:p>
          </table:table-cell>
          <table:table-cell office:value-type="date" office:date-value="2019-08-16T09:55:49" table:style-name="ce7">
            <text:p>16/08/2019 09:55:49</text:p>
          </table:table-cell>
          <table:table-cell table:number-columns-repeated="4" table:style-name="ce5"/>
          <table:table-cell office:value-type="string" table:style-name="ce5">
            <text:p>74821074</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2902085651/4782e08381eb89a74a2088bcb31ebea0_normal.jpeg">http://pbs.twimg.com/profile_images/2902085651/4782e08381eb89a74a2088bcb31ebea0_normal.jpeg</text:a></text:p>
          </table:table-cell>
          <table:table-cell office:value-type="float" office:value="2203" table:style-name="ce5">
            <text:p>2203</text:p>
          </table:table-cell>
          <table:table-cell office:value-type="float" office:value="293" table:style-name="ce5">
            <text:p>293</text:p>
          </table:table-cell>
          <table:table-cell office:value-type="string" table:style-name="ce5">
            <text:p>Den Haag</text:p>
          </table:table-cell>
          <table:table-cell office:value-type="string" table:style-name="ce8">
            <text:p><text:a xlink:href="http://twitter.com/PatriciaSchutte/statuses/1162286832656232448">http://twitter.com/PatriciaSchutte/statuses/1162286832656232448</text:a></text:p>
          </table:table-cell>
          <table:table-cell office:value-type="string" table:style-name="ce5">
            <text:p>{"hashtags":[],"symbols":[],"user_mentions":[{"screen_name":"voedingscentrum","name":"Voedingscentrum","id":22183684,"id_str":"22183684","indices":[3,19]},{"screen_name":"UniUtrecht","name":"Universiteit Utrecht","id":33548291,"id_str":"33548291","indices":[120,131]}],"urls":[]}</text:p>
          </table:table-cell>
          <table:table-cell table:number-columns-repeated="16366"/>
        </table:table-row>
        <table:table-row table:style-name="ro8">
          <table:table-cell office:value-type="string" table:style-name="ce4">
            <text:p>1162286588598116352</text:p>
          </table:table-cell>
          <table:table-cell office:value-type="string" table:style-name="ce5">
            <text:p>MariellaDebill</text:p>
          </table:table-cell>
          <table:table-cell office:value-type="string" table:style-name="ce6">
            <text:p>@basrodenburg @ingrid_dejong24 @nhdagblad @VET_UniUtrecht Fantastisch! Merci Bas!</text:p>
          </table:table-cell>
          <table:table-cell office:value-type="string" table:style-name="ce5">
            <text:p>Fri Aug 16 08:54:51 +0000 2019</text:p>
          </table:table-cell>
          <table:table-cell office:value-type="date" office:date-value="2019-08-16T09:54:51" table:style-name="ce7">
            <text:p>16/08/2019 09:54:51</text:p>
          </table:table-cell>
          <table:table-cell table:number-columns-repeated="2" table:style-name="ce5"/>
          <table:table-cell office:value-type="string" table:style-name="ce5">
            <text:p>222035562</text:p>
          </table:table-cell>
          <table:table-cell office:value-type="string" table:style-name="ce5">
            <text:p>basrodenburg</text:p>
          </table:table-cell>
          <table:table-cell office:value-type="string" table:style-name="ce5">
            <text:p>2782749734</text:p>
          </table:table-cell>
          <table:table-cell office:value-type="string" table:style-name="ce5">
            <text:p>1162284641983746050</text:p>
          </table:table-cell>
          <table:table-cell office:value-type="string" table:style-name="ce5">
            <text:p>&lt;a href="http://twitter.com/download/android" rel="nofollow"&gt;Twitter for Android&lt;/a&gt;</text:p>
          </table:table-cell>
          <table:table-cell office:value-type="string" table:style-name="ce8">
            <text:p><text:a xlink:href="http://pbs.twimg.com/profile_images/797495505467150336/3fmnnH5L_normal.jpg">http://pbs.twimg.com/profile_images/797495505467150336/3fmnnH5L_normal.jpg</text:a></text:p>
          </table:table-cell>
          <table:table-cell office:value-type="float" office:value="34" table:style-name="ce5">
            <text:p>34</text:p>
          </table:table-cell>
          <table:table-cell office:value-type="float" office:value="92" table:style-name="ce5">
            <text:p>92</text:p>
          </table:table-cell>
          <table:table-cell table:style-name="ce5"/>
          <table:table-cell office:value-type="string" table:style-name="ce8">
            <text:p><text:a xlink:href="http://twitter.com/MariellaDebill/statuses/1162286588598116352">http://twitter.com/MariellaDebill/statuses/1162286588598116352</text:a></text:p>
          </table:table-cell>
          <table:table-cell office:value-type="string" table:style-name="ce5">
            <text:p>{"hashtags":[],"symbols":[],"user_mentions":[{"screen_name":"basrodenburg","name":"Bas Rodenburg","id":222035562,"id_str":"222035562","indices":[0,13]},{"screen_name":"ingrid_dejong24","name":"Ingrid de Jong","id":1273016886,"id_str":"1273016886","indices":[14,30]},{"screen_name":"nhdagblad","name":"NoordhollandsDagblad","id":23570649,"id_str":"23570649","indices":[31,41]},{"screen_name":"VET_UniUtrecht","name":"Diergeneeskunde","id":215977394,"id_str":"215977394","indices":[42,57]}],"urls":[]}</text:p>
          </table:table-cell>
          <table:table-cell table:number-columns-repeated="16366"/>
        </table:table-row>
        <table:table-row table:number-rows-repeated="2" table:style-name="ro8">
          <table:table-cell office:value-type="string" table:style-name="ce4">
            <text:p>1162284641983746050</text:p>
          </table:table-cell>
          <table:table-cell office:value-type="string" table:style-name="ce5">
            <text:p>basrodenburg</text:p>
          </table:table-cell>
          <table:table-cell office:value-type="string" table:style-name="ce6">
            <text:p>@MariellaDebill @ingrid_dejong24 @nhdagblad @VET_UniUtrecht Vanaf maandag mag ik het volledige artikel delen!</text:p>
          </table:table-cell>
          <table:table-cell office:value-type="string" table:style-name="ce5">
            <text:p>Fri Aug 16 08:47:07 +0000 2019</text:p>
          </table:table-cell>
          <table:table-cell office:value-type="date" office:date-value="2019-08-16T09:47:07" table:style-name="ce7">
            <text:p>16/08/2019 09:47:07</text:p>
          </table:table-cell>
          <table:table-cell table:number-columns-repeated="2" table:style-name="ce5"/>
          <table:table-cell office:value-type="string" table:style-name="ce5">
            <text:p>2782749734</text:p>
          </table:table-cell>
          <table:table-cell office:value-type="string" table:style-name="ce5">
            <text:p>MariellaDebill</text:p>
          </table:table-cell>
          <table:table-cell office:value-type="string" table:style-name="ce5">
            <text:p>222035562</text:p>
          </table:table-cell>
          <table:table-cell office:value-type="string" table:style-name="ce5">
            <text:p>1162260324629667840</text:p>
          </table:table-cell>
          <table:table-cell office:value-type="string" table:style-name="ce5">
            <text:p>&lt;a href="http://twitter.com/download/iphone" rel="nofollow"&gt;Twitter for iPhone&lt;/a&gt;</text:p>
          </table:table-cell>
          <table:table-cell office:value-type="string" table:style-name="ce8">
            <text:p><text:a xlink:href="http://pbs.twimg.com/profile_images/1107675585105588224/xBJuPZVF_normal.png">http://pbs.twimg.com/profile_images/1107675585105588224/xBJuPZVF_normal.png</text:a></text:p>
          </table:table-cell>
          <table:table-cell office:value-type="float" office:value="1897" table:style-name="ce5">
            <text:p>1897</text:p>
          </table:table-cell>
          <table:table-cell office:value-type="float" office:value="3742" table:style-name="ce5">
            <text:p>3742</text:p>
          </table:table-cell>
          <table:table-cell table:style-name="ce5"/>
          <table:table-cell office:value-type="string" table:style-name="ce8">
            <text:p><text:a xlink:href="http://twitter.com/basrodenburg/statuses/1162284641983746050">http://twitter.com/basrodenburg/statuses/1162284641983746050</text:a></text:p>
          </table:table-cell>
          <table:table-cell office:value-type="string" table:style-name="ce5">
            <text:p>{"hashtags":[],"symbols":[],"user_mentions":[{"screen_name":"MariellaDebill","name":"Mariella Debille","id":2782749734,"id_str":"2782749734","indices":[0,15]},{"screen_name":"ingrid_dejong24","name":"Ingrid de Jong","id":1273016886,"id_str":"1273016886","indices":[16,32]},{"screen_name":"nhdagblad","name":"NoordhollandsDagblad","id":23570649,"id_str":"23570649","indices":[33,43]},{"screen_name":"VET_UniUtrecht","name":"Diergeneeskunde","id":215977394,"id_str":"215977394","indices":[44,59]}],"urls":[]}</text:p>
          </table:table-cell>
          <table:table-cell table:number-columns-repeated="16366"/>
        </table:table-row>
        <table:table-row table:style-name="ro2">
          <table:table-cell office:value-type="string" table:style-name="ce4">
            <text:p>1162277717309415426</text:p>
          </table:table-cell>
          <table:table-cell office:value-type="string" table:style-name="ce5">
            <text:p>UUCopernicus</text:p>
          </table:table-cell>
          <table:table-cell office:value-type="string" table:style-name="ce6">
            <text:p>In September Dr Lea Fuenfschilling is coming to @UtrechtUni as Institutions for Open Societies Visiting Fellow. Lea will contribute to writing projects with different scholars here at @UUCopernicus in the area of institutions &amp;amp; sustainability transitions. https://t.co/CjXuEGLMW4</text:p>
          </table:table-cell>
          <table:table-cell office:value-type="string" table:style-name="ce5">
            <text:p>Fri Aug 16 08:19:36 +0000 2019</text:p>
          </table:table-cell>
          <table:table-cell office:value-type="date" office:date-value="2019-08-16T09:19:36" table:style-name="ce7">
            <text:p>16/08/2019 09:19:36</text:p>
          </table:table-cell>
          <table:table-cell table:number-columns-repeated="4" table:style-name="ce5"/>
          <table:table-cell office:value-type="string" table:style-name="ce5">
            <text:p>4425195676</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674572227925385216/UHUCqZBp_normal.png">http://pbs.twimg.com/profile_images/674572227925385216/UHUCqZBp_normal.png</text:a></text:p>
          </table:table-cell>
          <table:table-cell office:value-type="float" office:value="1504" table:style-name="ce5">
            <text:p>1504</text:p>
          </table:table-cell>
          <table:table-cell office:value-type="float" office:value="753" table:style-name="ce5">
            <text:p>753</text:p>
          </table:table-cell>
          <table:table-cell office:value-type="string" table:style-name="ce5">
            <text:p>Utrecht, Nederland</text:p>
          </table:table-cell>
          <table:table-cell office:value-type="string" table:style-name="ce8">
            <text:p><text:a xlink:href="http://twitter.com/UUCopernicus/statuses/1162277717309415426">http://twitter.com/UUCopernicus/statuses/1162277717309415426</text:a></text:p>
          </table:table-cell>
          <table:table-cell office:value-type="string" table:style-name="ce5">
            <text:p>{"hashtags":[],"symbols":[],"user_mentions":[{"screen_name":"UtrechtUni","name":"Utrecht University","id":33550981,"id_str":"33550981","indices":[48,59]},{"screen_name":"UUCopernicus","name":"Copernicus Institute of Sustainable Development UU","id":4425195676,"id_str":"4425195676","indices":[184,197]}],"urls":[{"url":"https://t.co/CjXuEGLMW4","expanded_url":"https://www.uu.nl/en/news/lea-fuenfschilling-new-ios-visiting-fellow","display_url":"uu.nl/en/news/lea-fu…","indices":[260,283]}]}</text:p>
          </table:table-cell>
          <table:table-cell table:number-columns-repeated="16366"/>
        </table:table-row>
        <table:table-row table:style-name="ro4">
          <table:table-cell office:value-type="string" table:style-name="ce4">
            <text:p>1162273620741087233</text:p>
          </table:table-cell>
          <table:table-cell office:value-type="string" table:style-name="ce5">
            <text:p>warenkeuring</text:p>
          </table:table-cell>
          <table:table-cell office:value-type="string" table:style-name="ce6">
            <text:p>RT @voedingscentrum: 75% van festivalbezoekers Zwarte Cross hadden poepbacterie op hun handen, blijkt uit onderzoek van @UniUtrecht Ook op een festival is regelmatig je handen wassen noodzakelijk. Bekijk onze aandachtspunten: https://t.co/x4NZlZ1kjf #handenwassen #LL19 #festival https://t.co/XzkAYTlL6e</text:p>
          </table:table-cell>
          <table:table-cell office:value-type="string" table:style-name="ce5">
            <text:p>Fri Aug 16 08:03:19 +0000 2019</text:p>
          </table:table-cell>
          <table:table-cell office:value-type="date" office:date-value="2019-08-16T09:03:19" table:style-name="ce7">
            <text:p>16/08/2019 09:03:19</text:p>
          </table:table-cell>
          <table:table-cell table:number-columns-repeated="4" table:style-name="ce5"/>
          <table:table-cell office:value-type="string" table:style-name="ce5">
            <text:p>1280090646</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428437740305121280/gWNkHEg8_normal.jpeg">http://pbs.twimg.com/profile_images/428437740305121280/gWNkHEg8_normal.jpeg</text:a></text:p>
          </table:table-cell>
          <table:table-cell office:value-type="float" office:value="35" table:style-name="ce5">
            <text:p>35</text:p>
          </table:table-cell>
          <table:table-cell office:value-type="float" office:value="79" table:style-name="ce5">
            <text:p>79</text:p>
          </table:table-cell>
          <table:table-cell office:value-type="string" table:style-name="ce5">
            <text:p>Echt-Susteren, Nederland</text:p>
          </table:table-cell>
          <table:table-cell office:value-type="string" table:style-name="ce8">
            <text:p><text:a xlink:href="http://twitter.com/warenkeuring/statuses/1162273620741087233">http://twitter.com/warenkeuring/statuses/1162273620741087233</text:a></text:p>
          </table:table-cell>
          <table:table-cell office:value-type="string" table:style-name="ce5">
            <text:p>{"hashtags":[],"symbols":[],"user_mentions":[{"screen_name":"voedingscentrum","name":"Voedingscentrum","id":22183684,"id_str":"22183684","indices":[3,19]},{"screen_name":"UniUtrecht","name":"Universiteit Utrecht","id":33548291,"id_str":"33548291","indices":[120,131]}],"urls":[]}</text:p>
          </table:table-cell>
          <table:table-cell table:number-columns-repeated="16366"/>
        </table:table-row>
        <table:table-row table:style-name="ro5">
          <table:table-cell office:value-type="string" table:style-name="ce4">
            <text:p>1162272990664384512</text:p>
          </table:table-cell>
          <table:table-cell office:value-type="string" table:style-name="ce5">
            <text:p>KVK_NL</text:p>
          </table:table-cell>
          <table:table-cell office:value-type="string" table:style-name="ce6">
            <text:p>@bricker @UtrechtUni @UUCopernicus <text:s/>^Ron: Goed initiatief. De KvK heeft een handige tool; de locatiescan <text:s/>https://t.co/boCAlrbu7x. Kunnen we jullie als KvK nog ergens mee helpen? Succes met het event.</text:p>
          </table:table-cell>
          <table:table-cell office:value-type="string" table:style-name="ce5">
            <text:p>Fri Aug 16 08:00:49 +0000 2019</text:p>
          </table:table-cell>
          <table:table-cell office:value-type="date" office:date-value="2019-08-16T09:00:49" table:style-name="ce7">
            <text:p>16/08/2019 09:00:49</text:p>
          </table:table-cell>
          <table:table-cell table:number-columns-repeated="2" table:style-name="ce5"/>
          <table:table-cell office:value-type="string" table:style-name="ce5">
            <text:p>14503015</text:p>
          </table:table-cell>
          <table:table-cell office:value-type="string" table:style-name="ce5">
            <text:p>bricker</text:p>
          </table:table-cell>
          <table:table-cell office:value-type="string" table:style-name="ce5">
            <text:p>158672328</text:p>
          </table:table-cell>
          <table:table-cell office:value-type="string" table:style-name="ce5">
            <text:p>1161548003339116544</text:p>
          </table:table-cell>
          <table:table-cell office:value-type="string" table:style-name="ce5">
            <text:p>&lt;a href="https://www.obi4wan.com/" rel="nofollow"&gt;OBI4wan&lt;/a&gt;</text:p>
          </table:table-cell>
          <table:table-cell office:value-type="string" table:style-name="ce8">
            <text:p><text:a xlink:href="http://pbs.twimg.com/profile_images/1037377371601551362/NVQhYz09_normal.jpg">http://pbs.twimg.com/profile_images/1037377371601551362/NVQhYz09_normal.jpg</text:a></text:p>
          </table:table-cell>
          <table:table-cell office:value-type="float" office:value="50027" table:style-name="ce5">
            <text:p>50027</text:p>
          </table:table-cell>
          <table:table-cell office:value-type="float" office:value="4938" table:style-name="ce5">
            <text:p>4938</text:p>
          </table:table-cell>
          <table:table-cell office:value-type="string" table:style-name="ce5">
            <text:p>Nederland</text:p>
          </table:table-cell>
          <table:table-cell office:value-type="string" table:style-name="ce8">
            <text:p><text:a xlink:href="http://twitter.com/KVK_NL/statuses/1162272990664384512">http://twitter.com/KVK_NL/statuses/1162272990664384512</text:a></text:p>
          </table:table-cell>
          <table:table-cell office:value-type="string" table:style-name="ce5">
            <text:p>{"hashtags":[],"symbols":[],"user_mentions":[{"screen_name":"bricker","name":"ᴮʳⁱᵗᵗᵃ ᴿⁱᶜᵏᵉʳ","id":14503015,"id_str":"14503015","indices":[0,8]},{"screen_name":"UtrechtUni","name":"Utrecht University","id":33550981,"id_str":"33550981","indices":[9,20]},{"screen_name":"UUCopernicus","name":"Copernicus Institute of Sustainable Development UU","id":4425195676,"id_str":"4425195676","indices":[21,34]}],"urls":[{"url":"https://t.co/boCAlrbu7x","expanded_url":"http://bit.ly/31RTD6r","display_url":"bit.ly/31RTD6r","indices":[106,129]}]}</text:p>
          </table:table-cell>
          <table:table-cell table:number-columns-repeated="16366"/>
        </table:table-row>
        <table:table-row table:style-name="ro5">
          <table:table-cell office:value-type="string" table:style-name="ce4">
            <text:p>1162271778489507841</text:p>
          </table:table-cell>
          <table:table-cell office:value-type="string" table:style-name="ce5">
            <text:p>StarSuperfan42</text:p>
          </table:table-cell>
          <table:table-cell office:value-type="string" table:style-name="ce6">
            <text:p>RT @basrodenburg: Interview met @ingrid_dejong24 en mij in @nhdagblad: Kiplekker in de AH-stal? Beter dan plofkip, maar niet leed-vrij https://t.co/LegDeTv2Ou via @nhdagblad @VET_UniUtrecht</text:p>
          </table:table-cell>
          <table:table-cell office:value-type="string" table:style-name="ce5">
            <text:p>Fri Aug 16 07:56:00 +0000 2019</text:p>
          </table:table-cell>
          <table:table-cell office:value-type="date" office:date-value="2019-08-16T08:56:00" table:style-name="ce7">
            <text:p>16/08/2019 08:56:00</text:p>
          </table:table-cell>
          <table:table-cell table:number-columns-repeated="4" table:style-name="ce5"/>
          <table:table-cell office:value-type="string" table:style-name="ce5">
            <text:p>1116340681130356736</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120306198702710784/DaPXAdkv_normal.jpg">http://pbs.twimg.com/profile_images/1120306198702710784/DaPXAdkv_normal.jpg</text:a></text:p>
          </table:table-cell>
          <table:table-cell office:value-type="float" office:value="1026" table:style-name="ce5">
            <text:p>1026</text:p>
          </table:table-cell>
          <table:table-cell office:value-type="float" office:value="1999" table:style-name="ce5">
            <text:p>1999</text:p>
          </table:table-cell>
          <table:table-cell office:value-type="string" table:style-name="ce5">
            <text:p>Rhône-Alpes, France</text:p>
          </table:table-cell>
          <table:table-cell office:value-type="string" table:style-name="ce8">
            <text:p><text:a xlink:href="http://twitter.com/StarSuperfan42/statuses/1162271778489507841">http://twitter.com/StarSuperfan42/statuses/1162271778489507841</text:a></text:p>
          </table:table-cell>
          <table:table-cell office:value-type="string" table:style-name="ce5">
            <text:p>{"hashtags":[],"symbols":[],"user_mentions":[{"screen_name":"basrodenburg","name":"Bas Rodenburg","id":222035562,"id_str":"222035562","indices":[3,16]},{"screen_name":"ingrid_dejong24","name":"Ingrid de Jong","id":1273016886,"id_str":"1273016886","indices":[32,48]},{"screen_name":"nhdagblad","name":"NoordhollandsDagblad","id":23570649,"id_str":"23570649","indices":[59,69]}],"urls":[]}</text:p>
          </table:table-cell>
          <table:table-cell table:number-columns-repeated="16366"/>
        </table:table-row>
        <table:table-row table:number-rows-repeated="2" table:style-name="ro5">
          <table:table-cell office:value-type="string" table:style-name="ce4">
            <text:p>1162271431259897862</text:p>
          </table:table-cell>
          <table:table-cell office:value-type="string" table:style-name="ce5">
            <text:p>MartineMGlaser</text:p>
          </table:table-cell>
          <table:table-cell office:value-type="string" table:style-name="ce6">
            <text:p>RT @basrodenburg: Interview met @ingrid_dejong24 en mij in @nhdagblad: Kiplekker in de AH-stal? Beter dan plofkip, maar niet leed-vrij https://t.co/LegDeTv2Ou via @nhdagblad @VET_UniUtrecht</text:p>
          </table:table-cell>
          <table:table-cell office:value-type="string" table:style-name="ce5">
            <text:p>Fri Aug 16 07:54:37 +0000 2019</text:p>
          </table:table-cell>
          <table:table-cell office:value-type="date" office:date-value="2019-08-16T08:54:37" table:style-name="ce7">
            <text:p>16/08/2019 08:54:37</text:p>
          </table:table-cell>
          <table:table-cell table:number-columns-repeated="4" table:style-name="ce5"/>
          <table:table-cell office:value-type="string" table:style-name="ce5">
            <text:p>810873400138887168</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35" table:style-name="ce5">
            <text:p>135</text:p>
          </table:table-cell>
          <table:table-cell office:value-type="float" office:value="237" table:style-name="ce5">
            <text:p>237</text:p>
          </table:table-cell>
          <table:table-cell table:style-name="ce5"/>
          <table:table-cell office:value-type="string" table:style-name="ce8">
            <text:p><text:a xlink:href="http://twitter.com/MartineMGlaser/statuses/1162271431259897862">http://twitter.com/MartineMGlaser/statuses/1162271431259897862</text:a></text:p>
          </table:table-cell>
          <table:table-cell office:value-type="string" table:style-name="ce5">
            <text:p>{"hashtags":[],"symbols":[],"user_mentions":[{"screen_name":"basrodenburg","name":"Bas Rodenburg","id":222035562,"id_str":"222035562","indices":[3,16]},{"screen_name":"ingrid_dejong24","name":"Ingrid de Jong","id":1273016886,"id_str":"1273016886","indices":[32,48]},{"screen_name":"nhdagblad","name":"NoordhollandsDagblad","id":23570649,"id_str":"23570649","indices":[59,69]}],"urls":[]}</text:p>
          </table:table-cell>
          <table:table-cell table:number-columns-repeated="16366"/>
        </table:table-row>
        <table:table-row table:style-name="ro5">
          <table:table-cell office:value-type="string" table:style-name="ce4">
            <text:p>1162269254437093378</text:p>
          </table:table-cell>
          <table:table-cell office:value-type="string" table:style-name="ce5">
            <text:p>Eyes_on_Animals</text:p>
          </table:table-cell>
          <table:table-cell office:value-type="string" table:style-name="ce6">
            <text:p>RT @basrodenburg: Interview met @ingrid_dejong24 en mij in @nhdagblad: Kiplekker in de AH-stal? Beter dan plofkip, maar niet leed-vrij https://t.co/LegDeTv2Ou via @nhdagblad @VET_UniUtrecht</text:p>
          </table:table-cell>
          <table:table-cell office:value-type="string" table:style-name="ce5">
            <text:p>Fri Aug 16 07:45:58 +0000 2019</text:p>
          </table:table-cell>
          <table:table-cell office:value-type="date" office:date-value="2019-08-16T08:45:58" table:style-name="ce7">
            <text:p>16/08/2019 08:45:58</text:p>
          </table:table-cell>
          <table:table-cell table:number-columns-repeated="4" table:style-name="ce5"/>
          <table:table-cell office:value-type="string" table:style-name="ce5">
            <text:p>182946333</text:p>
          </table:table-cell>
          <table:table-cell table:style-name="ce5"/>
          <table:table-cell office:value-type="string" table:style-name="ce5">
            <text:p>&lt;a href="http://twitter.com/#!/download/ipad" rel="nofollow"&gt;Twitter for iPad&lt;/a&gt;</text:p>
          </table:table-cell>
          <table:table-cell office:value-type="string" table:style-name="ce8">
            <text:p><text:a xlink:href="http://pbs.twimg.com/profile_images/1146856373/eyesOnAnimals_minderklein_normal.jpg">http://pbs.twimg.com/profile_images/1146856373/eyesOnAnimals_minderklein_normal.jpg</text:a></text:p>
          </table:table-cell>
          <table:table-cell office:value-type="float" office:value="5331" table:style-name="ce5">
            <text:p>5331</text:p>
          </table:table-cell>
          <table:table-cell office:value-type="float" office:value="578" table:style-name="ce5">
            <text:p>578</text:p>
          </table:table-cell>
          <table:table-cell office:value-type="string" table:style-name="ce5">
            <text:p>Amsterdam/Tilburg</text:p>
          </table:table-cell>
          <table:table-cell office:value-type="string" table:style-name="ce8">
            <text:p><text:a xlink:href="http://twitter.com/Eyes_on_Animals/statuses/1162269254437093378">http://twitter.com/Eyes_on_Animals/statuses/1162269254437093378</text:a></text:p>
          </table:table-cell>
          <table:table-cell office:value-type="string" table:style-name="ce5">
            <text:p>{"hashtags":[],"symbols":[],"user_mentions":[{"screen_name":"basrodenburg","name":"Bas Rodenburg","id":222035562,"id_str":"222035562","indices":[3,16]},{"screen_name":"ingrid_dejong24","name":"Ingrid de Jong","id":1273016886,"id_str":"1273016886","indices":[32,48]},{"screen_name":"nhdagblad","name":"NoordhollandsDagblad","id":23570649,"id_str":"23570649","indices":[59,69]}],"urls":[]}</text:p>
          </table:table-cell>
          <table:table-cell table:number-columns-repeated="16366"/>
        </table:table-row>
        <table:table-row table:style-name="ro5">
          <table:table-cell office:value-type="string" table:style-name="ce4">
            <text:p>1162268830283919361</text:p>
          </table:table-cell>
          <table:table-cell office:value-type="string" table:style-name="ce5">
            <text:p>trupill</text:p>
          </table:table-cell>
          <table:table-cell office:value-type="string" table:style-name="ce6">
            <text:p>@ProgrammerDude @UniUtrecht @uithof_utrecht I mean, nobody from the Gemeente or the Uni management. For thousands of people it *is* their actual living place.</text:p>
          </table:table-cell>
          <table:table-cell office:value-type="string" table:style-name="ce5">
            <text:p>Fri Aug 16 07:44:17 +0000 2019</text:p>
          </table:table-cell>
          <table:table-cell office:value-type="date" office:date-value="2019-08-16T08:44:17" table:style-name="ce7">
            <text:p>16/08/2019 08:44:17</text:p>
          </table:table-cell>
          <table:table-cell table:number-columns-repeated="2" table:style-name="ce5"/>
          <table:table-cell office:value-type="string" table:style-name="ce5">
            <text:p>78353800</text:p>
          </table:table-cell>
          <table:table-cell office:value-type="string" table:style-name="ce5">
            <text:p>trupill</text:p>
          </table:table-cell>
          <table:table-cell office:value-type="string" table:style-name="ce5">
            <text:p>78353800</text:p>
          </table:table-cell>
          <table:table-cell office:value-type="string" table:style-name="ce5">
            <text:p>1162268376799965184</text:p>
          </table:table-cell>
          <table:table-cell office:value-type="string" table:style-name="ce5">
            <text:p>&lt;a href="http://twitter.com/download/android" rel="nofollow"&gt;Twitter for Android&lt;/a&gt;</text:p>
          </table:table-cell>
          <table:table-cell office:value-type="string" table:style-name="ce8">
            <text:p><text:a xlink:href="http://pbs.twimg.com/profile_images/1057002369517580289/d90usjKQ_normal.jpg">http://pbs.twimg.com/profile_images/1057002369517580289/d90usjKQ_normal.jpg</text:a></text:p>
          </table:table-cell>
          <table:table-cell office:value-type="float" office:value="1360" table:style-name="ce5">
            <text:p>1360</text:p>
          </table:table-cell>
          <table:table-cell office:value-type="float" office:value="231" table:style-name="ce5">
            <text:p>231</text:p>
          </table:table-cell>
          <table:table-cell office:value-type="string" table:style-name="ce5">
            <text:p>Utrecht, NL</text:p>
          </table:table-cell>
          <table:table-cell office:value-type="string" table:style-name="ce8">
            <text:p><text:a xlink:href="http://twitter.com/trupill/statuses/1162268830283919361">http://twitter.com/trupill/statuses/1162268830283919361</text:a></text:p>
          </table:table-cell>
          <table:table-cell office:value-type="string" table:style-name="ce5">
            <text:p>{"hashtags":[],"symbols":[],"user_mentions":[{"screen_name":"ProgrammerDude","name":"Arian van Putten @ ICFP 🇩🇪","id":100873706,"id_str":"100873706","indices":[0,15]},{"screen_name":"UniUtrecht","name":"Universiteit Utrecht","id":33548291,"id_str":"33548291","indices":[16,27]},{"screen_name":"uithof_utrecht","name":"De Uithof, Utrecht","id":3351050589,"id_str":"3351050589","indices":[28,43]}],"urls":[]}</text:p>
          </table:table-cell>
          <table:table-cell table:number-columns-repeated="16366"/>
        </table:table-row>
        <table:table-row table:style-name="ro2">
          <table:table-cell office:value-type="string" table:style-name="ce4">
            <text:p>1162268376799965184</text:p>
          </table:table-cell>
          <table:table-cell office:value-type="string" table:style-name="ce5">
            <text:p>trupill</text:p>
          </table:table-cell>
          <table:table-cell office:value-type="string" table:style-name="ce6">
            <text:p>@ProgrammerDude @UniUtrecht @uithof_utrecht It's clear that nobody considers De Uithof a real living place (don't care about noise, no food out of academic courses), even though it hosts some of the tallest apartment buildings in the city!</text:p>
          </table:table-cell>
          <table:table-cell office:value-type="string" table:style-name="ce5">
            <text:p>Fri Aug 16 07:42:29 +0000 2019</text:p>
          </table:table-cell>
          <table:table-cell office:value-type="date" office:date-value="2019-08-16T08:42:29" table:style-name="ce7">
            <text:p>16/08/2019 08:42:29</text:p>
          </table:table-cell>
          <table:table-cell table:number-columns-repeated="2" table:style-name="ce5"/>
          <table:table-cell office:value-type="string" table:style-name="ce5">
            <text:p>100873706</text:p>
          </table:table-cell>
          <table:table-cell office:value-type="string" table:style-name="ce5">
            <text:p>ProgrammerDude</text:p>
          </table:table-cell>
          <table:table-cell office:value-type="string" table:style-name="ce5">
            <text:p>78353800</text:p>
          </table:table-cell>
          <table:table-cell office:value-type="string" table:style-name="ce5">
            <text:p>1162254288627757056</text:p>
          </table:table-cell>
          <table:table-cell office:value-type="string" table:style-name="ce5">
            <text:p>&lt;a href="http://twitter.com/download/android" rel="nofollow"&gt;Twitter for Android&lt;/a&gt;</text:p>
          </table:table-cell>
          <table:table-cell office:value-type="string" table:style-name="ce8">
            <text:p><text:a xlink:href="http://pbs.twimg.com/profile_images/1057002369517580289/d90usjKQ_normal.jpg">http://pbs.twimg.com/profile_images/1057002369517580289/d90usjKQ_normal.jpg</text:a></text:p>
          </table:table-cell>
          <table:table-cell office:value-type="float" office:value="1360" table:style-name="ce5">
            <text:p>1360</text:p>
          </table:table-cell>
          <table:table-cell office:value-type="float" office:value="231" table:style-name="ce5">
            <text:p>231</text:p>
          </table:table-cell>
          <table:table-cell office:value-type="string" table:style-name="ce5">
            <text:p>Utrecht, NL</text:p>
          </table:table-cell>
          <table:table-cell office:value-type="string" table:style-name="ce8">
            <text:p><text:a xlink:href="http://twitter.com/trupill/statuses/1162268376799965184">http://twitter.com/trupill/statuses/1162268376799965184</text:a></text:p>
          </table:table-cell>
          <table:table-cell office:value-type="string" table:style-name="ce5">
            <text:p>{"hashtags":[],"symbols":[],"user_mentions":[{"screen_name":"ProgrammerDude","name":"Arian van Putten @ ICFP 🇩🇪","id":100873706,"id_str":"100873706","indices":[0,15]},{"screen_name":"UniUtrecht","name":"Universiteit Utrecht","id":33548291,"id_str":"33548291","indices":[16,27]},{"screen_name":"uithof_utrecht","name":"De Uithof, Utrecht","id":3351050589,"id_str":"3351050589","indices":[28,43]}],"urls":[]}</text:p>
          </table:table-cell>
          <table:table-cell table:number-columns-repeated="16366"/>
        </table:table-row>
        <table:table-row table:style-name="ro2">
          <table:table-cell office:value-type="string" table:style-name="ce4">
            <text:p>1162268298261569537</text:p>
          </table:table-cell>
          <table:table-cell office:value-type="string" table:style-name="ce5">
            <text:p>JipLeendertse</text:p>
          </table:table-cell>
          <table:table-cell office:value-type="string" table:style-name="ce6">
            <text:p>RT @OverMorgen: Collega's Rosa Goossens <text:s/>en @FlorianSloots <text:s/>gaven gisterochtend op de @UtrechtUni een presentatie aan een groep studenten die meedoen aan de Summer Bootcamp van @ClimateKIC_NL Hoe ga je om met stakeholders? #overmorgenbegintnu https://t.co/BS9yua7mT7</text:p>
          </table:table-cell>
          <table:table-cell office:value-type="string" table:style-name="ce5">
            <text:p>Fri Aug 16 07:42:10 +0000 2019</text:p>
          </table:table-cell>
          <table:table-cell office:value-type="date" office:date-value="2019-08-16T08:42:10" table:style-name="ce7">
            <text:p>16/08/2019 08:42:10</text:p>
          </table:table-cell>
          <table:table-cell table:number-columns-repeated="4" table:style-name="ce5"/>
          <table:table-cell office:value-type="string" table:style-name="ce5">
            <text:p>3042353502</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111193511372734464/xSlP29rq_normal.png">http://pbs.twimg.com/profile_images/1111193511372734464/xSlP29rq_normal.png</text:a></text:p>
          </table:table-cell>
          <table:table-cell office:value-type="float" office:value="49" table:style-name="ce5">
            <text:p>49</text:p>
          </table:table-cell>
          <table:table-cell office:value-type="float" office:value="85" table:style-name="ce5">
            <text:p>85</text:p>
          </table:table-cell>
          <table:table-cell office:value-type="string" table:style-name="ce5">
            <text:p>Utrecht, Nederland</text:p>
          </table:table-cell>
          <table:table-cell office:value-type="string" table:style-name="ce8">
            <text:p><text:a xlink:href="http://twitter.com/JipLeendertse/statuses/1162268298261569537">http://twitter.com/JipLeendertse/statuses/1162268298261569537</text:a></text:p>
          </table:table-cell>
          <table:table-cell office:value-type="string" table:style-name="ce5">
            <text:p>{"hashtags":[],"symbols":[],"user_mentions":[{"screen_name":"OverMorgen","name":"Over Morgen","id":15769557,"id_str":"15769557","indices":[3,14]},{"screen_name":"FlorianSloots","name":"Florian Sloots","id":799685709472944100,"id_str":"799685709472944129","indices":[44,58]},{"screen_name":"UtrechtUni","name":"Utrecht University","id":33550981,"id_str":"33550981","indices":[86,97]}],"urls":[]}</text:p>
          </table:table-cell>
          <table:table-cell table:number-columns-repeated="16366"/>
        </table:table-row>
        <table:table-row table:style-name="ro1">
          <table:table-cell office:value-type="string" table:style-name="ce4">
            <text:p>1162266654073425921</text:p>
          </table:table-cell>
          <table:table-cell office:value-type="string" table:style-name="ce5">
            <text:p>M_Dwars</text:p>
          </table:table-cell>
          <table:table-cell office:value-type="string" table:style-name="ce6">
            <text:p>@ProgrammerDude @UniUtrecht @uithof_utrecht https://t.co/ZRrRTPWOFG</text:p>
          </table:table-cell>
          <table:table-cell office:value-type="string" table:style-name="ce5">
            <text:p>Fri Aug 16 07:35:38 +0000 2019</text:p>
          </table:table-cell>
          <table:table-cell office:value-type="date" office:date-value="2019-08-16T08:35:38" table:style-name="ce7">
            <text:p>16/08/2019 08:35:38</text:p>
          </table:table-cell>
          <table:table-cell table:number-columns-repeated="2" table:style-name="ce5"/>
          <table:table-cell office:value-type="string" table:style-name="ce5">
            <text:p>100873706</text:p>
          </table:table-cell>
          <table:table-cell office:value-type="string" table:style-name="ce5">
            <text:p>ProgrammerDude</text:p>
          </table:table-cell>
          <table:table-cell office:value-type="string" table:style-name="ce5">
            <text:p>2226870245</text:p>
          </table:table-cell>
          <table:table-cell office:value-type="string" table:style-name="ce5">
            <text:p>1162265462404608002</text:p>
          </table:table-cell>
          <table:table-cell office:value-type="string" table:style-name="ce5">
            <text:p>&lt;a href="http://twitter.com/download/android" rel="nofollow"&gt;Twitter for Android&lt;/a&gt;</text:p>
          </table:table-cell>
          <table:table-cell office:value-type="string" table:style-name="ce8">
            <text:p><text:a xlink:href="http://pbs.twimg.com/profile_images/1157370428542898176/3lGt_YqK_normal.jpg">http://pbs.twimg.com/profile_images/1157370428542898176/3lGt_YqK_normal.jpg</text:a></text:p>
          </table:table-cell>
          <table:table-cell office:value-type="float" office:value="265" table:style-name="ce5">
            <text:p>265</text:p>
          </table:table-cell>
          <table:table-cell office:value-type="float" office:value="173" table:style-name="ce5">
            <text:p>173</text:p>
          </table:table-cell>
          <table:table-cell office:value-type="string" table:style-name="ce5">
            <text:p>Leiden, Nederland</text:p>
          </table:table-cell>
          <table:table-cell office:value-type="string" table:style-name="ce8">
            <text:p><text:a xlink:href="http://twitter.com/M_Dwars/statuses/1162266654073425921">http://twitter.com/M_Dwars/statuses/1162266654073425921</text:a></text:p>
          </table:table-cell>
          <table:table-cell office:value-type="string" table:style-name="ce5">
            <text:p>{"hashtags":[],"symbols":[],"user_mentions":[{"screen_name":"ProgrammerDude","name":"Arian van Putten @ ICFP 🇩🇪","id":100873706,"id_str":"100873706","indices":[0,15]},{"screen_name":"UniUtrecht","name":"Universiteit Utrecht","id":33548291,"id_str":"33548291","indices":[16,27]},{"screen_name":"uithof_utrecht","name":"De Uithof, Utrecht","id":3351050589,"id_str":"3351050589","indices":[28,43]}],"urls":[],"media":[{"id":1162266645236084700,"id_str":"1162266645236084736","indices":[44,67],"media_url":"http://pbs.twimg.com/tweet_video_thumb/ECEzWxuU8AAT_1x.jpg","media_url_https":"https://pbs.twimg.com/tweet_video_thumb/ECEzWxuU8AAT_1x.jpg","url":"https://t.co/ZRrRTPWOFG","display_url":"pic.twitter.com/ZRrRTPWOFG","expanded_url":"https://twitter.com/M_Dwars/status/1162266654073425921/photo/1","type":"photo","sizes":{"thumb":{"w":118,"h":118,"resize":"crop"},"small":{"w":118,"h":130,"resize":"fit"},"large":{"w":118,"h":130,"resize":"fit"},"medium":{"w":118,"h":130,"resize":"fit"}}}]}</text:p>
          </table:table-cell>
          <table:table-cell table:number-columns-repeated="16366"/>
        </table:table-row>
        <table:table-row table:style-name="ro5">
          <table:table-cell office:value-type="string" table:style-name="ce4">
            <text:p>1162266440830877701</text:p>
          </table:table-cell>
          <table:table-cell office:value-type="string" table:style-name="ce5">
            <text:p>CmpContent</text:p>
          </table:table-cell>
          <table:table-cell office:value-type="string" table:style-name="ce6">
            <text:p>RT @ZBW_MediaTalk: From 26-30 August Utrecht University Library will host the summer school course ‘Open Science and Scholarship - changing your research workflow’ https://t.co/JVmO5p1Eux https://t.co/5hOKyfMBdP</text:p>
          </table:table-cell>
          <table:table-cell office:value-type="string" table:style-name="ce5">
            <text:p>Fri Aug 16 07:34:48 +0000 2019</text:p>
          </table:table-cell>
          <table:table-cell office:value-type="date" office:date-value="2019-08-16T08:34:48" table:style-name="ce7">
            <text:p>16/08/2019 08:34:48</text:p>
          </table:table-cell>
          <table:table-cell table:number-columns-repeated="4" table:style-name="ce5"/>
          <table:table-cell office:value-type="string" table:style-name="ce5">
            <text:p>3343797982</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613613628810493952/-XpYRYBD_normal.jpg">http://pbs.twimg.com/profile_images/613613628810493952/-XpYRYBD_normal.jpg</text:a></text:p>
          </table:table-cell>
          <table:table-cell office:value-type="float" office:value="318" table:style-name="ce5">
            <text:p>318</text:p>
          </table:table-cell>
          <table:table-cell office:value-type="float" office:value="431" table:style-name="ce5">
            <text:p>431</text:p>
          </table:table-cell>
          <table:table-cell office:value-type="string" table:style-name="ce5">
            <text:p>Chelmsford, England</text:p>
          </table:table-cell>
          <table:table-cell office:value-type="string" table:style-name="ce8">
            <text:p><text:a xlink:href="http://twitter.com/CmpContent/statuses/1162266440830877701">http://twitter.com/CmpContent/statuses/1162266440830877701</text:a></text:p>
          </table:table-cell>
          <table:table-cell office:value-type="string" table:style-name="ce5">
            <text:p>{"hashtags":[],"symbols":[],"user_mentions":[{"screen_name":"ZBW_MediaTalk","name":"ZBW MediaTalk","id":258829221,"id_str":"258829221","indices":[3,17]}],"urls":[]}</text:p>
          </table:table-cell>
          <table:table-cell table:number-columns-repeated="16366"/>
        </table:table-row>
        <table:table-row table:style-name="ro2">
          <table:table-cell office:value-type="string" table:style-name="ce4">
            <text:p>1162265462404608002</text:p>
          </table:table-cell>
          <table:table-cell office:value-type="string" table:style-name="ce5">
            <text:p>ProgrammerDude</text:p>
          </table:table-cell>
          <table:table-cell office:value-type="string" table:style-name="ce6">
            <text:p>@M_Dwars @UniUtrecht @uithof_utrecht "de foodtruck is dan wel gratis toch?"</text:p>
            <text:p/>
            <text:p>Uni Utrecht: Awkward silence</text:p>
          </table:table-cell>
          <table:table-cell office:value-type="string" table:style-name="ce5">
            <text:p>Fri Aug 16 07:30:54 +0000 2019</text:p>
          </table:table-cell>
          <table:table-cell office:value-type="date" office:date-value="2019-08-16T08:30:54" table:style-name="ce7">
            <text:p>16/08/2019 08:30:54</text:p>
          </table:table-cell>
          <table:table-cell table:number-columns-repeated="2" table:style-name="ce5"/>
          <table:table-cell office:value-type="string" table:style-name="ce5">
            <text:p>2226870245</text:p>
          </table:table-cell>
          <table:table-cell office:value-type="string" table:style-name="ce5">
            <text:p>M_Dwars</text:p>
          </table:table-cell>
          <table:table-cell office:value-type="string" table:style-name="ce5">
            <text:p>100873706</text:p>
          </table:table-cell>
          <table:table-cell office:value-type="string" table:style-name="ce5">
            <text:p>1162259938065780737</text:p>
          </table:table-cell>
          <table:table-cell office:value-type="string" table:style-name="ce5">
            <text:p>&lt;a href="http://twitter.com/download/android" rel="nofollow"&gt;Twitter for Android&lt;/a&gt;</text:p>
          </table:table-cell>
          <table:table-cell office:value-type="string" table:style-name="ce8">
            <text:p><text:a xlink:href="http://pbs.twimg.com/profile_images/1026444749404811264/osMm4Bri_normal.jpg">http://pbs.twimg.com/profile_images/1026444749404811264/osMm4Bri_normal.jpg</text:a></text:p>
          </table:table-cell>
          <table:table-cell office:value-type="float" office:value="1648" table:style-name="ce5">
            <text:p>1648</text:p>
          </table:table-cell>
          <table:table-cell office:value-type="float" office:value="1379" table:style-name="ce5">
            <text:p>1379</text:p>
          </table:table-cell>
          <table:table-cell office:value-type="string" table:style-name="ce5">
            <text:p>Berlin, Germany</text:p>
          </table:table-cell>
          <table:table-cell office:value-type="string" table:style-name="ce8">
            <text:p><text:a xlink:href="http://twitter.com/ProgrammerDude/statuses/1162265462404608002">http://twitter.com/ProgrammerDude/statuses/1162265462404608002</text:a></text:p>
          </table:table-cell>
          <table:table-cell office:value-type="string" table:style-name="ce5">
            <text:p>{"hashtags":[],"symbols":[],"user_mentions":[{"screen_name":"M_Dwars","name":"Marieke Dwarswaard","id":2226870245,"id_str":"2226870245","indices":[0,8]},{"screen_name":"UniUtrecht","name":"Universiteit Utrecht","id":33548291,"id_str":"33548291","indices":[9,20]},{"screen_name":"uithof_utrecht","name":"De Uithof, Utrecht","id":3351050589,"id_str":"3351050589","indices":[21,36]}],"urls":[]}</text:p>
          </table:table-cell>
          <table:table-cell table:number-columns-repeated="16366"/>
        </table:table-row>
        <table:table-row table:style-name="ro8">
          <table:table-cell office:value-type="string" table:style-name="ce4">
            <text:p>1162260324629667840</text:p>
          </table:table-cell>
          <table:table-cell office:value-type="string" table:style-name="ce5">
            <text:p>MariellaDebill</text:p>
          </table:table-cell>
          <table:table-cell office:value-type="string" table:style-name="ce6">
            <text:p>@basrodenburg @ingrid_dejong24 @nhdagblad @VET_UniUtrecht Betaalmuur. Benieuwd naar je mening.</text:p>
          </table:table-cell>
          <table:table-cell office:value-type="string" table:style-name="ce5">
            <text:p>Fri Aug 16 07:10:29 +0000 2019</text:p>
          </table:table-cell>
          <table:table-cell office:value-type="date" office:date-value="2019-08-16T08:10:29" table:style-name="ce7">
            <text:p>16/08/2019 08:10:29</text:p>
          </table:table-cell>
          <table:table-cell table:number-columns-repeated="2" table:style-name="ce5"/>
          <table:table-cell office:value-type="string" table:style-name="ce5">
            <text:p>222035562</text:p>
          </table:table-cell>
          <table:table-cell office:value-type="string" table:style-name="ce5">
            <text:p>basrodenburg</text:p>
          </table:table-cell>
          <table:table-cell office:value-type="string" table:style-name="ce5">
            <text:p>2782749734</text:p>
          </table:table-cell>
          <table:table-cell office:value-type="string" table:style-name="ce5">
            <text:p>1162256764768641030</text:p>
          </table:table-cell>
          <table:table-cell office:value-type="string" table:style-name="ce5">
            <text:p>&lt;a href="http://twitter.com/download/android" rel="nofollow"&gt;Twitter for Android&lt;/a&gt;</text:p>
          </table:table-cell>
          <table:table-cell office:value-type="string" table:style-name="ce8">
            <text:p><text:a xlink:href="http://pbs.twimg.com/profile_images/797495505467150336/3fmnnH5L_normal.jpg">http://pbs.twimg.com/profile_images/797495505467150336/3fmnnH5L_normal.jpg</text:a></text:p>
          </table:table-cell>
          <table:table-cell office:value-type="float" office:value="34" table:style-name="ce5">
            <text:p>34</text:p>
          </table:table-cell>
          <table:table-cell office:value-type="float" office:value="92" table:style-name="ce5">
            <text:p>92</text:p>
          </table:table-cell>
          <table:table-cell table:style-name="ce5"/>
          <table:table-cell office:value-type="string" table:style-name="ce8">
            <text:p><text:a xlink:href="http://twitter.com/MariellaDebill/statuses/1162260324629667840">http://twitter.com/MariellaDebill/statuses/1162260324629667840</text:a></text:p>
          </table:table-cell>
          <table:table-cell office:value-type="string" table:style-name="ce5">
            <text:p>{"hashtags":[],"symbols":[],"user_mentions":[{"screen_name":"basrodenburg","name":"Bas Rodenburg","id":222035562,"id_str":"222035562","indices":[0,13]},{"screen_name":"ingrid_dejong24","name":"Ingrid de Jong","id":1273016886,"id_str":"1273016886","indices":[14,30]},{"screen_name":"nhdagblad","name":"NoordhollandsDagblad","id":23570649,"id_str":"23570649","indices":[31,41]},{"screen_name":"VET_UniUtrecht","name":"Diergeneeskunde","id":215977394,"id_str":"215977394","indices":[42,57]}],"urls":[]}</text:p>
          </table:table-cell>
          <table:table-cell table:number-columns-repeated="16366"/>
        </table:table-row>
        <table:table-row table:style-name="ro8">
          <table:table-cell office:value-type="string" table:style-name="ce4">
            <text:p>1162259938065780737</text:p>
          </table:table-cell>
          <table:table-cell office:value-type="string" table:style-name="ce5">
            <text:p>M_Dwars</text:p>
          </table:table-cell>
          <table:table-cell office:value-type="string" table:style-name="ce6">
            <text:p>@ProgrammerDude @UniUtrecht @uithof_utrecht 'Hier, een foodtruck ter compensatie van 7 jaar teringherrie en -zooi!'</text:p>
          </table:table-cell>
          <table:table-cell office:value-type="string" table:style-name="ce5">
            <text:p>Fri Aug 16 07:08:57 +0000 2019</text:p>
          </table:table-cell>
          <table:table-cell office:value-type="date" office:date-value="2019-08-16T08:08:57" table:style-name="ce7">
            <text:p>16/08/2019 08:08:57</text:p>
          </table:table-cell>
          <table:table-cell table:number-columns-repeated="2" table:style-name="ce5"/>
          <table:table-cell office:value-type="string" table:style-name="ce5">
            <text:p>100873706</text:p>
          </table:table-cell>
          <table:table-cell office:value-type="string" table:style-name="ce5">
            <text:p>ProgrammerDude</text:p>
          </table:table-cell>
          <table:table-cell office:value-type="string" table:style-name="ce5">
            <text:p>2226870245</text:p>
          </table:table-cell>
          <table:table-cell office:value-type="string" table:style-name="ce5">
            <text:p>1162254288627757056</text:p>
          </table:table-cell>
          <table:table-cell office:value-type="string" table:style-name="ce5">
            <text:p>&lt;a href="http://twitter.com/download/android" rel="nofollow"&gt;Twitter for Android&lt;/a&gt;</text:p>
          </table:table-cell>
          <table:table-cell office:value-type="string" table:style-name="ce8">
            <text:p><text:a xlink:href="http://pbs.twimg.com/profile_images/1157370428542898176/3lGt_YqK_normal.jpg">http://pbs.twimg.com/profile_images/1157370428542898176/3lGt_YqK_normal.jpg</text:a></text:p>
          </table:table-cell>
          <table:table-cell office:value-type="float" office:value="265" table:style-name="ce5">
            <text:p>265</text:p>
          </table:table-cell>
          <table:table-cell office:value-type="float" office:value="173" table:style-name="ce5">
            <text:p>173</text:p>
          </table:table-cell>
          <table:table-cell office:value-type="string" table:style-name="ce5">
            <text:p>Leiden, Nederland</text:p>
          </table:table-cell>
          <table:table-cell office:value-type="string" table:style-name="ce8">
            <text:p><text:a xlink:href="http://twitter.com/M_Dwars/statuses/1162259938065780737">http://twitter.com/M_Dwars/statuses/1162259938065780737</text:a></text:p>
          </table:table-cell>
          <table:table-cell office:value-type="string" table:style-name="ce5">
            <text:p>{"hashtags":[],"symbols":[],"user_mentions":[{"screen_name":"ProgrammerDude","name":"Arian van Putten @ ICFP 🇩🇪","id":100873706,"id_str":"100873706","indices":[0,15]},{"screen_name":"UniUtrecht","name":"Universiteit Utrecht","id":33548291,"id_str":"33548291","indices":[16,27]},{"screen_name":"uithof_utrecht","name":"De Uithof, Utrecht","id":3351050589,"id_str":"3351050589","indices":[28,43]}],"urls":[]}</text:p>
          </table:table-cell>
          <table:table-cell table:number-columns-repeated="16366"/>
        </table:table-row>
        <table:table-row table:style-name="ro5">
          <table:table-cell office:value-type="string" table:style-name="ce4">
            <text:p>1162259171313459205</text:p>
          </table:table-cell>
          <table:table-cell office:value-type="string" table:style-name="ce5">
            <text:p>jaaprodenburg</text:p>
          </table:table-cell>
          <table:table-cell office:value-type="string" table:style-name="ce6">
            <text:p>RT @basrodenburg: Interview met @ingrid_dejong24 en mij in @nhdagblad: Kiplekker in de AH-stal? Beter dan plofkip, maar niet leed-vrij https://t.co/LegDeTv2Ou via @nhdagblad @VET_UniUtrecht</text:p>
          </table:table-cell>
          <table:table-cell office:value-type="string" table:style-name="ce5">
            <text:p>Fri Aug 16 07:05:54 +0000 2019</text:p>
          </table:table-cell>
          <table:table-cell office:value-type="date" office:date-value="2019-08-16T08:05:54" table:style-name="ce7">
            <text:p>16/08/2019 08:05:54</text:p>
          </table:table-cell>
          <table:table-cell table:number-columns-repeated="4" table:style-name="ce5"/>
          <table:table-cell office:value-type="string" table:style-name="ce5">
            <text:p>123875433</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133322535884546049/JBmOILos_normal.jpg">http://pbs.twimg.com/profile_images/1133322535884546049/JBmOILos_normal.jpg</text:a></text:p>
          </table:table-cell>
          <table:table-cell office:value-type="float" office:value="493" table:style-name="ce5">
            <text:p>493</text:p>
          </table:table-cell>
          <table:table-cell office:value-type="float" office:value="952" table:style-name="ce5">
            <text:p>952</text:p>
          </table:table-cell>
          <table:table-cell office:value-type="string" table:style-name="ce5">
            <text:p>Utrecht</text:p>
          </table:table-cell>
          <table:table-cell office:value-type="string" table:style-name="ce8">
            <text:p><text:a xlink:href="http://twitter.com/jaaprodenburg/statuses/1162259171313459205">http://twitter.com/jaaprodenburg/statuses/1162259171313459205</text:a></text:p>
          </table:table-cell>
          <table:table-cell office:value-type="string" table:style-name="ce5">
            <text:p>{"hashtags":[],"symbols":[],"user_mentions":[{"screen_name":"basrodenburg","name":"Bas Rodenburg","id":222035562,"id_str":"222035562","indices":[3,16]},{"screen_name":"ingrid_dejong24","name":"Ingrid de Jong","id":1273016886,"id_str":"1273016886","indices":[32,48]},{"screen_name":"nhdagblad","name":"NoordhollandsDagblad","id":23570649,"id_str":"23570649","indices":[59,69]}],"urls":[]}</text:p>
          </table:table-cell>
          <table:table-cell table:number-columns-repeated="16366"/>
        </table:table-row>
        <table:table-row table:style-name="ro4">
          <table:table-cell office:value-type="string" table:style-name="ce4">
            <text:p>1162258071130791937</text:p>
          </table:table-cell>
          <table:table-cell office:value-type="string" table:style-name="ce5">
            <text:p>voedingscentrum</text:p>
          </table:table-cell>
          <table:table-cell office:value-type="string" table:style-name="ce6">
            <text:p>75% van festivalbezoekers Zwarte Cross hadden poepbacterie op hun handen, blijkt uit onderzoek van @UniUtrecht Ook op een festival is regelmatig je handen wassen noodzakelijk. Bekijk onze aandachtspunten: https://t.co/x4NZlZ1kjf #handenwassen #LL19 #festival https://t.co/XzkAYTlL6e</text:p>
          </table:table-cell>
          <table:table-cell office:value-type="string" table:style-name="ce5">
            <text:p>Fri Aug 16 07:01:32 +0000 2019</text:p>
          </table:table-cell>
          <table:table-cell office:value-type="date" office:date-value="2019-08-16T08:01:32" table:style-name="ce7">
            <text:p>16/08/2019 08:01:32</text:p>
          </table:table-cell>
          <table:table-cell table:number-columns-repeated="4" table:style-name="ce5"/>
          <table:table-cell office:value-type="string" table:style-name="ce5">
            <text:p>22183684</text:p>
          </table:table-cell>
          <table:table-cell table:style-name="ce5"/>
          <table:table-cell office:value-type="string" table:style-name="ce5">
            <text:p>&lt;a href="http://www.coosto.com" rel="nofollow"&gt;Coosto&lt;/a&gt;</text:p>
          </table:table-cell>
          <table:table-cell office:value-type="string" table:style-name="ce8">
            <text:p><text:a xlink:href="http://pbs.twimg.com/profile_images/869459993275154433/UTLwhRIo_normal.jpg">http://pbs.twimg.com/profile_images/869459993275154433/UTLwhRIo_normal.jpg</text:a></text:p>
          </table:table-cell>
          <table:table-cell office:value-type="float" office:value="25259" table:style-name="ce5">
            <text:p>25259</text:p>
          </table:table-cell>
          <table:table-cell office:value-type="float" office:value="1470" table:style-name="ce5">
            <text:p>1470</text:p>
          </table:table-cell>
          <table:table-cell office:value-type="string" table:style-name="ce5">
            <text:p>Den Haag</text:p>
          </table:table-cell>
          <table:table-cell office:value-type="string" table:style-name="ce8">
            <text:p><text:a xlink:href="http://twitter.com/voedingscentrum/statuses/1162258071130791937">http://twitter.com/voedingscentrum/statuses/1162258071130791937</text:a></text:p>
          </table:table-cell>
          <table:table-cell office:value-type="string" table:style-name="ce5">
            <text:p>{"hashtags":[{"text":"handenwassen","indices":[229,242]},{"text":"LL19","indices":[243,248]},{"text":"festival","indices":[249,258]}],"symbols":[],"user_mentions":[{"screen_name":"UniUtrecht","name":"Universiteit Utrecht","id":33548291,"id_str":"33548291","indices":[99,110]}],"urls":[{"url":"https://t.co/x4NZlZ1kjf","expanded_url":"http://bit.ly/2MlzAJU","display_url":"bit.ly/2MlzAJU","indices":[205,228]}],"media":[{"id":1162258069037805600,"id_str":"1162258069037805569","indices":[259,282],"media_url":"http://pbs.twimg.com/media/ECErjk5UcAEY7aA.jpg","media_url_https":"https://pbs.twimg.com/media/ECErjk5UcAEY7aA.jpg","url":"https://t.co/XzkAYTlL6e","display_url":"pic.twitter.com/XzkAYTlL6e","expanded_url":"https://twitter.com/voedingscentrum/status/1162258071130791937/photo/1","type":"photo","sizes":{"small":{"w":400,"h":216,"resize":"fit"},"medium":{"w":400,"h":216,"resize":"fit"},"large":{"w":400,"h":216,"resize":"fit"},"thumb":{"w":150,"h":150,"resize":"crop"}}}]}</text:p>
          </table:table-cell>
          <table:table-cell table:number-columns-repeated="16366"/>
        </table:table-row>
        <table:table-row table:style-name="ro5">
          <table:table-cell office:value-type="string" table:style-name="ce4">
            <text:p>1162258036624224256</text:p>
          </table:table-cell>
          <table:table-cell office:value-type="string" table:style-name="ce5">
            <text:p>MaiteVanGerwen</text:p>
          </table:table-cell>
          <table:table-cell office:value-type="string" table:style-name="ce6">
            <text:p>RT @basrodenburg: Interview met @ingrid_dejong24 en mij in @nhdagblad: Kiplekker in de AH-stal? Beter dan plofkip, maar niet leed-vrij https://t.co/LegDeTv2Ou via @nhdagblad @VET_UniUtrecht</text:p>
          </table:table-cell>
          <table:table-cell office:value-type="string" table:style-name="ce5">
            <text:p>Fri Aug 16 07:01:24 +0000 2019</text:p>
          </table:table-cell>
          <table:table-cell office:value-type="date" office:date-value="2019-08-16T08:01:24" table:style-name="ce7">
            <text:p>16/08/2019 08:01:24</text:p>
          </table:table-cell>
          <table:table-cell table:number-columns-repeated="4" table:style-name="ce5"/>
          <table:table-cell office:value-type="string" table:style-name="ce5">
            <text:p>459328334</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895278409856757761/CDP3Ln8M_normal.jpg">http://pbs.twimg.com/profile_images/895278409856757761/CDP3Ln8M_normal.jpg</text:a></text:p>
          </table:table-cell>
          <table:table-cell office:value-type="float" office:value="493" table:style-name="ce5">
            <text:p>493</text:p>
          </table:table-cell>
          <table:table-cell office:value-type="float" office:value="621" table:style-name="ce5">
            <text:p>621</text:p>
          </table:table-cell>
          <table:table-cell table:style-name="ce5"/>
          <table:table-cell office:value-type="string" table:style-name="ce8">
            <text:p><text:a xlink:href="http://twitter.com/MaiteVanGerwen/statuses/1162258036624224256">http://twitter.com/MaiteVanGerwen/statuses/1162258036624224256</text:a></text:p>
          </table:table-cell>
          <table:table-cell office:value-type="string" table:style-name="ce5">
            <text:p>{"hashtags":[],"symbols":[],"user_mentions":[{"screen_name":"basrodenburg","name":"Bas Rodenburg","id":222035562,"id_str":"222035562","indices":[3,16]},{"screen_name":"ingrid_dejong24","name":"Ingrid de Jong","id":1273016886,"id_str":"1273016886","indices":[32,48]},{"screen_name":"nhdagblad","name":"NoordhollandsDagblad","id":23570649,"id_str":"23570649","indices":[59,69]}],"urls":[]}</text:p>
          </table:table-cell>
          <table:table-cell table:number-columns-repeated="16366"/>
        </table:table-row>
        <table:table-row table:style-name="ro5">
          <table:table-cell office:value-type="string" table:style-name="ce4">
            <text:p>1162257769010872320</text:p>
          </table:table-cell>
          <table:table-cell office:value-type="string" table:style-name="ce5">
            <text:p>ZBW_MediaTalk</text:p>
          </table:table-cell>
          <table:table-cell office:value-type="string" table:style-name="ce6">
            <text:p>From 26-30 August Utrecht University Library will host the summer school course ‘Open Science and Scholarship - changing your research workflow’ https://t.co/JVmO5p1Eux https://t.co/5hOKyfMBdP</text:p>
          </table:table-cell>
          <table:table-cell office:value-type="string" table:style-name="ce5">
            <text:p>Fri Aug 16 07:00:20 +0000 2019</text:p>
          </table:table-cell>
          <table:table-cell office:value-type="date" office:date-value="2019-08-16T08:00:20" table:style-name="ce7">
            <text:p>16/08/2019 08:00:20</text:p>
          </table:table-cell>
          <table:table-cell table:number-columns-repeated="4" table:style-name="ce5"/>
          <table:table-cell office:value-type="string" table:style-name="ce5">
            <text:p>258829221</text:p>
          </table:table-cell>
          <table:table-cell table:style-name="ce5"/>
          <table:table-cell office:value-type="string" table:style-name="ce5">
            <text:p>&lt;a href="https://buffer.com" rel="nofollow"&gt;Buffer&lt;/a&gt;</text:p>
          </table:table-cell>
          <table:table-cell office:value-type="string" table:style-name="ce8">
            <text:p><text:a xlink:href="http://pbs.twimg.com/profile_images/839409969468489731/tSTx0mvd_normal.jpg">http://pbs.twimg.com/profile_images/839409969468489731/tSTx0mvd_normal.jpg</text:a></text:p>
          </table:table-cell>
          <table:table-cell office:value-type="float" office:value="1968" table:style-name="ce5">
            <text:p>1968</text:p>
          </table:table-cell>
          <table:table-cell office:value-type="float" office:value="644" table:style-name="ce5">
            <text:p>644</text:p>
          </table:table-cell>
          <table:table-cell office:value-type="string" table:style-name="ce5">
            <text:p>Kiel und Hamburg</text:p>
          </table:table-cell>
          <table:table-cell office:value-type="string" table:style-name="ce8">
            <text:p><text:a xlink:href="http://twitter.com/ZBW_MediaTalk/statuses/1162257769010872320">http://twitter.com/ZBW_MediaTalk/statuses/1162257769010872320</text:a></text:p>
          </table:table-cell>
          <table:table-cell office:value-type="string" table:style-name="ce5">
            <text:p>{"hashtags":[],"symbols":[],"user_mentions":[],"urls":[{"url":"https://t.co/JVmO5p1Eux","expanded_url":"https://www.uu.nl/en/events/open-science-and-scholarship-changing-your-research-workflow","display_url":"uu.nl/en/events/open…","indices":[145,168]},{"url":"https://t.co/5hOKyfMBdP","expanded_url":"https://twitter.com/UtrechtUni/status/1154675225256222720","display_url":"twitter.com/UtrechtUni/sta…","indices":[169,192]}]}</text:p>
          </table:table-cell>
          <table:table-cell table:number-columns-repeated="16366"/>
        </table:table-row>
        <table:table-row table:style-name="ro2">
          <table:table-cell office:value-type="string" table:style-name="ce4">
            <text:p>1162257393809387524</text:p>
          </table:table-cell>
          <table:table-cell office:value-type="string" table:style-name="ce5">
            <text:p>OverMorgen</text:p>
          </table:table-cell>
          <table:table-cell office:value-type="string" table:style-name="ce6">
            <text:p>Collega's Rosa Goossens <text:s/>en @FlorianSloots <text:s/>gaven gisterochtend op de @UtrechtUni een presentatie aan een groep studenten die meedoen aan de Summer Bootcamp van @ClimateKIC_NL Hoe ga je om met stakeholders? #overmorgenbegintnu https://t.co/BS9yua7mT7</text:p>
          </table:table-cell>
          <table:table-cell office:value-type="string" table:style-name="ce5">
            <text:p>Fri Aug 16 06:58:51 +0000 2019</text:p>
          </table:table-cell>
          <table:table-cell office:value-type="date" office:date-value="2019-08-16T07:58:51" table:style-name="ce7">
            <text:p>16/08/2019 07:58:51</text:p>
          </table:table-cell>
          <table:table-cell table:number-columns-repeated="4" table:style-name="ce5"/>
          <table:table-cell office:value-type="string" table:style-name="ce5">
            <text:p>15769557</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102846547534987264/ZLbrSnrX_normal.png">http://pbs.twimg.com/profile_images/1102846547534987264/ZLbrSnrX_normal.png</text:a></text:p>
          </table:table-cell>
          <table:table-cell office:value-type="float" office:value="1165" table:style-name="ce5">
            <text:p>1165</text:p>
          </table:table-cell>
          <table:table-cell office:value-type="float" office:value="411" table:style-name="ce5">
            <text:p>411</text:p>
          </table:table-cell>
          <table:table-cell office:value-type="string" table:style-name="ce5">
            <text:p>Amersfoort, Nederland</text:p>
          </table:table-cell>
          <table:table-cell office:value-type="string" table:style-name="ce8">
            <text:p><text:a xlink:href="http://twitter.com/OverMorgen/statuses/1162257393809387524">http://twitter.com/OverMorgen/statuses/1162257393809387524</text:a></text:p>
          </table:table-cell>
          <table:table-cell office:value-type="string" table:style-name="ce5">
            <text:p>{"hashtags":[{"text":"overmorgenbegintnu","indices":[207,226]}],"symbols":[],"user_mentions":[{"screen_name":"FlorianSloots","name":"Florian Sloots","id":799685709472944100,"id_str":"799685709472944129","indices":[28,42]},{"screen_name":"UtrechtUni","name":"Utrecht University","id":33550981,"id_str":"33550981","indices":[70,81]},{"screen_name":"ClimateKIC_NL","name":"Climate-KIC NL","id":2589421182,"id_str":"2589421182","indices":[161,175]}],"urls":[],"media":[{"id":1162257384787419100,"id_str":"1162257384787419138","indices":[227,250],"media_url":"http://pbs.twimg.com/media/ECEq7v3UIAI_SrO.jpg","media_url_https":"https://pbs.twimg.com/media/ECEq7v3UIAI_SrO.jpg","url":"https://t.co/BS9yua7mT7","display_url":"pic.twitter.com/BS9yua7mT7","expanded_url":"https://twitter.com/OverMorgen/status/1162257393809387524/photo/1","type":"photo","sizes":{"thumb":{"w":150,"h":150,"resize":"crop"},"large":{"w":1600,"h":1600,"resize":"fit"},"small":{"w":680,"h":680,"resize":"fit"},"medium":{"w":1200,"h":1200,"resize":"fit"}}}]}</text:p>
          </table:table-cell>
          <table:table-cell table:number-columns-repeated="16366"/>
        </table:table-row>
        <table:table-row table:style-name="ro5">
          <table:table-cell office:value-type="string" table:style-name="ce4">
            <text:p>1162256764768641030</text:p>
          </table:table-cell>
          <table:table-cell office:value-type="string" table:style-name="ce5">
            <text:p>basrodenburg</text:p>
          </table:table-cell>
          <table:table-cell office:value-type="string" table:style-name="ce6">
            <text:p>Interview met @ingrid_dejong24 en mij in @nhdagblad: Kiplekker in de AH-stal? Beter dan plofkip, maar niet leed-vrij https://t.co/LegDeTv2Ou via @nhdagblad @VET_UniUtrecht</text:p>
          </table:table-cell>
          <table:table-cell office:value-type="string" table:style-name="ce5">
            <text:p>Fri Aug 16 06:56:21 +0000 2019</text:p>
          </table:table-cell>
          <table:table-cell office:value-type="date" office:date-value="2019-08-16T07:56:21" table:style-name="ce7">
            <text:p>16/08/2019 07:56:21</text:p>
          </table:table-cell>
          <table:table-cell table:number-columns-repeated="4" table:style-name="ce5"/>
          <table:table-cell office:value-type="string" table:style-name="ce5">
            <text:p>222035562</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107675585105588224/xBJuPZVF_normal.png">http://pbs.twimg.com/profile_images/1107675585105588224/xBJuPZVF_normal.png</text:a></text:p>
          </table:table-cell>
          <table:table-cell office:value-type="float" office:value="1897" table:style-name="ce5">
            <text:p>1897</text:p>
          </table:table-cell>
          <table:table-cell office:value-type="float" office:value="3742" table:style-name="ce5">
            <text:p>3742</text:p>
          </table:table-cell>
          <table:table-cell table:style-name="ce5"/>
          <table:table-cell office:value-type="string" table:style-name="ce8">
            <text:p><text:a xlink:href="http://twitter.com/basrodenburg/statuses/1162256764768641030">http://twitter.com/basrodenburg/statuses/1162256764768641030</text:a></text:p>
          </table:table-cell>
          <table:table-cell office:value-type="string" table:style-name="ce5">
            <text:p>{"hashtags":[],"symbols":[],"user_mentions":[{"screen_name":"ingrid_dejong24","name":"Ingrid de Jong","id":1273016886,"id_str":"1273016886","indices":[14,30]},{"screen_name":"nhdagblad","name":"NoordhollandsDagblad","id":23570649,"id_str":"23570649","indices":[41,51]},{"screen_name":"nhdagblad","name":"NoordhollandsDagblad","id":23570649,"id_str":"23570649","indices":[145,155]},{"screen_name":"VET_UniUtrecht","name":"Diergeneeskunde","id":215977394,"id_str":"215977394","indices":[156,171]}],"urls":[{"url":"https://t.co/LegDeTv2Ou","expanded_url":"https://www.noordhollandsdagblad.nl/cnt/dmf20190815_80994488/kiplekker-in-de-ah-stal-beter-dan-plofkip-maar-niet-leed-vrij","display_url":"noordhollandsdagblad.nl/cnt/dmf2019081…","indices":[117,140]}]}</text:p>
          </table:table-cell>
          <table:table-cell table:number-columns-repeated="16366"/>
        </table:table-row>
        <table:table-row table:style-name="ro2">
          <table:table-cell office:value-type="string" table:style-name="ce4">
            <text:p>1162256564096393216</text:p>
          </table:table-cell>
          <table:table-cell office:value-type="string" table:style-name="ce5">
            <text:p>ArjanStegeman</text:p>
          </table:table-cell>
          <table:table-cell office:value-type="string" table:style-name="ce6">
            <text:p>RT @NL_Wetenschap: 1. @ShanghaiRanking - gefeliciteerd @UniUtrecht, @univgroningen, @erasmusuni met een mooie stijging in de 2019 Shanghai Ranking. Wij @UniLeiden dit jaar een klein stapje terug #EchternachProcessie https://t.co/Gc0tgEFXto</text:p>
          </table:table-cell>
          <table:table-cell office:value-type="string" table:style-name="ce5">
            <text:p>Fri Aug 16 06:55:33 +0000 2019</text:p>
          </table:table-cell>
          <table:table-cell office:value-type="date" office:date-value="2019-08-16T07:55:33" table:style-name="ce7">
            <text:p>16/08/2019 07:55:33</text:p>
          </table:table-cell>
          <table:table-cell table:number-columns-repeated="4" table:style-name="ce5"/>
          <table:table-cell office:value-type="string" table:style-name="ce5">
            <text:p>158350109</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690098522180448257/6kCIFBSm_normal.png">http://pbs.twimg.com/profile_images/690098522180448257/6kCIFBSm_normal.png</text:a></text:p>
          </table:table-cell>
          <table:table-cell office:value-type="float" office:value="741" table:style-name="ce5">
            <text:p>741</text:p>
          </table:table-cell>
          <table:table-cell office:value-type="float" office:value="308" table:style-name="ce5">
            <text:p>308</text:p>
          </table:table-cell>
          <table:table-cell table:style-name="ce5"/>
          <table:table-cell office:value-type="string" table:style-name="ce8">
            <text:p><text:a xlink:href="http://twitter.com/ArjanStegeman/statuses/1162256564096393216">http://twitter.com/ArjanStegeman/statuses/1162256564096393216</text:a></text:p>
          </table:table-cell>
          <table:table-cell office:value-type="string" table:style-name="ce5">
            <text:p>{"hashtags":[],"symbols":[],"user_mentions":[{"screen_name":"NL_Wetenschap","name":"NL_Wetenschap","id":1059728349843677200,"id_str":"1059728349843677190","indices":[3,17]},{"screen_name":"ShanghaiRanking","name":"ShanghaiRanking","id":394503067,"id_str":"394503067","indices":[22,38]},{"screen_name":"UniUtrecht","name":"Universiteit Utrecht","id":33548291,"id_str":"33548291","indices":[55,66]},{"screen_name":"univgroningen","name":"University Groningen","id":33535466,"id_str":"33535466","indices":[68,82]},{"screen_name":"erasmusuni","name":"Erasmus University","id":52693210,"id_str":"52693210","indices":[84,95]}],"urls":[]}</text:p>
          </table:table-cell>
          <table:table-cell table:number-columns-repeated="16366"/>
        </table:table-row>
        <table:table-row table:style-name="ro4">
          <table:table-cell office:value-type="string" table:style-name="ce4">
            <text:p>1162254288627757056</text:p>
          </table:table-cell>
          <table:table-cell office:value-type="string" table:style-name="ce5">
            <text:p>ProgrammerDude</text:p>
          </table:table-cell>
          <table:table-cell office:value-type="string" table:style-name="ce6">
            <text:p>Eigenlijk zegt de @UniUtrecht hier dat de bewoners van @uithof_utrecht (hun eigen studenten!) Gewoon de tering kunnen krijgen.</text:p>
            <text:p/>
            <text:p>"Als je niet 7 jaar midden in een bouwput wilt zitten rot je maar lekker op" https://t.co/t3E3Phtq2n</text:p>
          </table:table-cell>
          <table:table-cell office:value-type="string" table:style-name="ce5">
            <text:p>Fri Aug 16 06:46:30 +0000 2019</text:p>
          </table:table-cell>
          <table:table-cell office:value-type="date" office:date-value="2019-08-16T07:46:30" table:style-name="ce7">
            <text:p>16/08/2019 07:46:30</text:p>
          </table:table-cell>
          <table:table-cell table:number-columns-repeated="4" table:style-name="ce5"/>
          <table:table-cell office:value-type="string" table:style-name="ce5">
            <text:p>100873706</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026444749404811264/osMm4Bri_normal.jpg">http://pbs.twimg.com/profile_images/1026444749404811264/osMm4Bri_normal.jpg</text:a></text:p>
          </table:table-cell>
          <table:table-cell office:value-type="float" office:value="1648" table:style-name="ce5">
            <text:p>1648</text:p>
          </table:table-cell>
          <table:table-cell office:value-type="float" office:value="1379" table:style-name="ce5">
            <text:p>1379</text:p>
          </table:table-cell>
          <table:table-cell office:value-type="string" table:style-name="ce5">
            <text:p>Berlin, Germany</text:p>
          </table:table-cell>
          <table:table-cell office:value-type="string" table:style-name="ce8">
            <text:p><text:a xlink:href="http://twitter.com/ProgrammerDude/statuses/1162254288627757056">http://twitter.com/ProgrammerDude/statuses/1162254288627757056</text:a></text:p>
          </table:table-cell>
          <table:table-cell office:value-type="string" table:style-name="ce5">
            <text:p>{"hashtags":[],"symbols":[],"user_mentions":[{"screen_name":"UniUtrecht","name":"Universiteit Utrecht","id":33548291,"id_str":"33548291","indices":[18,29]},{"screen_name":"uithof_utrecht","name":"De Uithof, Utrecht","id":3351050589,"id_str":"3351050589","indices":[55,70]}],"urls":[],"media":[{"id":1162254272261529600,"id_str":"1162254272261529600","indices":[206,229],"media_url":"http://pbs.twimg.com/media/ECEoGkzUIAAuCyr.jpg","media_url_https":"https://pbs.twimg.com/media/ECEoGkzUIAAuCyr.jpg","url":"https://t.co/t3E3Phtq2n","display_url":"pic.twitter.com/t3E3Phtq2n","expanded_url":"https://twitter.com/ProgrammerDude/status/1162254288627757056/photo/1","type":"photo","sizes":{"thumb":{"w":150,"h":150,"resize":"crop"},"small":{"w":383,"h":680,"resize":"fit"},"large":{"w":1080,"h":1920,"resize":"fit"},"medium":{"w":675,"h":1200,"resize":"fit"}}}]}</text:p>
          </table:table-cell>
          <table:table-cell table:number-columns-repeated="16366"/>
        </table:table-row>
        <table:table-row table:style-name="ro2">
          <table:table-cell office:value-type="string" table:style-name="ce4">
            <text:p>1162253798619803648</text:p>
          </table:table-cell>
          <table:table-cell office:value-type="string" table:style-name="ce5">
            <text:p>hmblank</text:p>
          </table:table-cell>
          <table:table-cell office:value-type="string" table:style-name="ce6">
            <text:p>Maar was er een controlegroep van mensen die niet naar een festival gingen? Noch @RTLnieuws noch persbericht @UtrechtUni vermeldt dat. Dat is óf weglaten van wezenlijke info, of er was geen controlegroep en het is #flutonderzoek in #komkommertijd. https://t.co/I4vFdvpKEN</text:p>
          </table:table-cell>
          <table:table-cell office:value-type="string" table:style-name="ce5">
            <text:p>Fri Aug 16 06:44:33 +0000 2019</text:p>
          </table:table-cell>
          <table:table-cell office:value-type="date" office:date-value="2019-08-16T07:44:33" table:style-name="ce7">
            <text:p>16/08/2019 07:44:33</text:p>
          </table:table-cell>
          <table:table-cell table:number-columns-repeated="4" table:style-name="ce5"/>
          <table:table-cell office:value-type="string" table:style-name="ce5">
            <text:p>5634232</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55878800/IMG_0790a_normal.jpg">http://pbs.twimg.com/profile_images/55878800/IMG_0790a_normal.jpg</text:a></text:p>
          </table:table-cell>
          <table:table-cell office:value-type="float" office:value="5300" table:style-name="ce5">
            <text:p>5300</text:p>
          </table:table-cell>
          <table:table-cell office:value-type="float" office:value="441" table:style-name="ce5">
            <text:p>441</text:p>
          </table:table-cell>
          <table:table-cell table:style-name="ce5"/>
          <table:table-cell office:value-type="string" table:style-name="ce8">
            <text:p><text:a xlink:href="http://twitter.com/hmblank/statuses/1162253798619803648">http://twitter.com/hmblank/statuses/1162253798619803648</text:a></text:p>
          </table:table-cell>
          <table:table-cell office:value-type="string" table:style-name="ce5">
            <text:p>{"hashtags":[{"text":"flutonderzoek","indices":[214,228]},{"text":"komkommertijd","indices":[232,246]}],"symbols":[],"user_mentions":[{"screen_name":"RTLnieuws","name":"RTL Nieuws","id":20968385,"id_str":"20968385","indices":[81,91]},{"screen_name":"UtrechtUni","name":"Utrecht University","id":33550981,"id_str":"33550981","indices":[109,120]}],"urls":[{"url":"https://t.co/I4vFdvpKEN","expanded_url":"https://www.rtlnieuws.nl/nieuws/nederland/artikel/4814966/festivals-poepbacterie-wetenschap-onderzoek-handen-vies-zwarte","display_url":"rtlnieuws.nl/nieuws/nederla…","indices":[248,271]}]}</text:p>
          </table:table-cell>
          <table:table-cell table:number-columns-repeated="16366"/>
        </table:table-row>
        <table:table-row table:style-name="ro4">
          <table:table-cell office:value-type="string" table:style-name="ce4">
            <text:p>1162239317994962945</text:p>
          </table:table-cell>
          <table:table-cell office:value-type="string" table:style-name="ce5">
            <text:p>bloem_22</text:p>
          </table:table-cell>
          <table:table-cell office:value-type="string" table:style-name="ce6">
            <text:p>RT @plasticsoupfoun: Onderzoekers hebben microplastics aangetroffen in de sneeuw op de Noordpool. Momenteel weten we nog weinig over de gevolgen van microplastics op onze gezondheid. Martin van den Berg, hoogleraar toxicologie aan de @UniUtrecht, spreekt zijn zorgen uit 👉 https://t.co/hBdYY3eKLL https://t.co/QBgBINBYnA</text:p>
          </table:table-cell>
          <table:table-cell office:value-type="string" table:style-name="ce5">
            <text:p>Fri Aug 16 05:47:01 +0000 2019</text:p>
          </table:table-cell>
          <table:table-cell office:value-type="date" office:date-value="2019-08-16T06:47:01" table:style-name="ce7">
            <text:p>16/08/2019 06:47:01</text:p>
          </table:table-cell>
          <table:table-cell table:number-columns-repeated="4" table:style-name="ce5"/>
          <table:table-cell office:value-type="string" table:style-name="ce5">
            <text:p>492962831</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136559446518378496/UTwxWf4__normal.jpg">http://pbs.twimg.com/profile_images/1136559446518378496/UTwxWf4__normal.jpg</text:a></text:p>
          </table:table-cell>
          <table:table-cell office:value-type="float" office:value="162" table:style-name="ce5">
            <text:p>162</text:p>
          </table:table-cell>
          <table:table-cell office:value-type="float" office:value="135" table:style-name="ce5">
            <text:p>135</text:p>
          </table:table-cell>
          <table:table-cell office:value-type="string" table:style-name="ce5">
            <text:p>ZH</text:p>
          </table:table-cell>
          <table:table-cell office:value-type="string" table:style-name="ce8">
            <text:p><text:a xlink:href="http://twitter.com/bloem_22/statuses/1162239317994962945">http://twitter.com/bloem_22/statuses/1162239317994962945</text:a></text:p>
          </table:table-cell>
          <table:table-cell office:value-type="string" table:style-name="ce5">
            <text:p>{"hashtags":[],"symbols":[],"user_mentions":[{"screen_name":"plasticsoupfoun","name":"Plastic Soup Foundation","id":358158544,"id_str":"358158544","indices":[3,19]}],"urls":[]}</text:p>
          </table:table-cell>
          <table:table-cell table:number-columns-repeated="16366"/>
        </table:table-row>
        <table:table-row table:style-name="ro7">
          <table:table-cell office:value-type="string" table:style-name="ce4">
            <text:p>1162232714616901637</text:p>
          </table:table-cell>
          <table:table-cell office:value-type="string" table:style-name="ce5">
            <text:p>jeroenson</text:p>
          </table:table-cell>
          <table:table-cell office:value-type="string" table:style-name="ce6">
            <text:p>RT @jeroenson: Graph shows how @UtrechtUni researchers benefit from the You Share, We Take Care pilot until first week of July. Major increase in the #openaccess availability of articles and book chapters.</text:p>
            <text:p/>
            <text:p>The pilot has now ended. Evaluation soon.</text:p>
            <text:p/>
            <text:p>Info pilot here: https://t.co/gOV1YSydPN https://t.co/EYtVJoGc4F</text:p>
          </table:table-cell>
          <table:table-cell office:value-type="string" table:style-name="ce5">
            <text:p>Fri Aug 16 05:20:47 +0000 2019</text:p>
          </table:table-cell>
          <table:table-cell office:value-type="date" office:date-value="2019-08-16T06:20:47" table:style-name="ce7">
            <text:p>16/08/2019 06:20:47</text:p>
          </table:table-cell>
          <table:table-cell table:number-columns-repeated="4" table:style-name="ce5"/>
          <table:table-cell office:value-type="string" table:style-name="ce5">
            <text:p>41577553</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665912429742690305/qbF2iVR8_normal.jpg">http://pbs.twimg.com/profile_images/665912429742690305/qbF2iVR8_normal.jpg</text:a></text:p>
          </table:table-cell>
          <table:table-cell office:value-type="float" office:value="2352" table:style-name="ce5">
            <text:p>2352</text:p>
          </table:table-cell>
          <table:table-cell office:value-type="float" office:value="1068" table:style-name="ce5">
            <text:p>1068</text:p>
          </table:table-cell>
          <table:table-cell table:style-name="ce5"/>
          <table:table-cell office:value-type="string" table:style-name="ce8">
            <text:p><text:a xlink:href="http://twitter.com/jeroenson/statuses/1162232714616901637">http://twitter.com/jeroenson/statuses/1162232714616901637</text:a></text:p>
          </table:table-cell>
          <table:table-cell office:value-type="string" table:style-name="ce5">
            <text:p>{"hashtags":[],"symbols":[],"user_mentions":[{"screen_name":"jeroenson","name":"Jeroen Sondervan","id":41577553,"id_str":"41577553","indices":[3,13]},{"screen_name":"UtrechtUni","name":"Utrecht University","id":33550981,"id_str":"33550981","indices":[31,42]}],"urls":[]}</text:p>
          </table:table-cell>
          <table:table-cell table:number-columns-repeated="16366"/>
        </table:table-row>
        <table:table-row table:style-name="ro8">
          <table:table-cell office:value-type="string" table:style-name="ce4">
            <text:p>1162212405864042496</text:p>
          </table:table-cell>
          <table:table-cell office:value-type="string" table:style-name="ce5">
            <text:p>AcademicTrnsfr</text:p>
          </table:table-cell>
          <table:table-cell office:value-type="string" table:style-name="ce6">
            <text:p>Teamleider Onderhoud en Beheer (1,0 fte) https://t.co/rrP4x47Ia6 @UniUtrecht</text:p>
          </table:table-cell>
          <table:table-cell office:value-type="string" table:style-name="ce5">
            <text:p>Fri Aug 16 04:00:05 +0000 2019</text:p>
          </table:table-cell>
          <table:table-cell office:value-type="date" office:date-value="2019-08-16T05:00:05" table:style-name="ce7">
            <text:p>16/08/2019 05:00:05</text:p>
          </table:table-cell>
          <table:table-cell table:number-columns-repeated="4" table:style-name="ce5"/>
          <table:table-cell office:value-type="string" table:style-name="ce5">
            <text:p>49637376</text:p>
          </table:table-cell>
          <table:table-cell table:style-name="ce5"/>
          <table:table-cell office:value-type="string" table:style-name="ce5">
            <text:p>&lt;a href="https://www.academictransfer.com" rel="nofollow"&gt;AT app&lt;/a&gt;</text:p>
          </table:table-cell>
          <table:table-cell office:value-type="string" table:style-name="ce8">
            <text:p><text:a xlink:href="http://pbs.twimg.com/profile_images/1692488952/AT_logo_duiker_achtergrond_normal.png">http://pbs.twimg.com/profile_images/1692488952/AT_logo_duiker_achtergrond_normal.png</text:a></text:p>
          </table:table-cell>
          <table:table-cell office:value-type="float" office:value="10894" table:style-name="ce5">
            <text:p>10894</text:p>
          </table:table-cell>
          <table:table-cell office:value-type="float" office:value="11086" table:style-name="ce5">
            <text:p>11086</text:p>
          </table:table-cell>
          <table:table-cell office:value-type="string" table:style-name="ce5">
            <text:p>Utrecht, The Netherlands</text:p>
          </table:table-cell>
          <table:table-cell office:value-type="string" table:style-name="ce8">
            <text:p><text:a xlink:href="http://twitter.com/AcademicTrnsfr/statuses/1162212405864042496">http://twitter.com/AcademicTrnsfr/statuses/1162212405864042496</text:a></text:p>
          </table:table-cell>
          <table:table-cell office:value-type="string" table:style-name="ce5">
            <text:p>{"hashtags":[],"symbols":[],"user_mentions":[{"screen_name":"UniUtrecht","name":"Universiteit Utrecht","id":33548291,"id_str":"33548291","indices":[65,76]}],"urls":[{"url":"https://t.co/rrP4x47Ia6","expanded_url":"https://www.academictransfer.com/285171/","display_url":"academictransfer.com/285171/","indices":[41,64]}]}</text:p>
          </table:table-cell>
          <table:table-cell table:number-columns-repeated="16366"/>
        </table:table-row>
        <table:table-row table:style-name="ro10">
          <table:table-cell office:value-type="string" table:style-name="ce4">
            <text:p>1162190865516978176</text:p>
          </table:table-cell>
          <table:table-cell office:value-type="string" table:style-name="ce5">
            <text:p>cmartinhdz</text:p>
          </table:table-cell>
          <table:table-cell office:value-type="string" table:style-name="ce6">
            <text:p>RT @BiswapriyaMisra: New! New ! New Tool !</text:p>
            <text:p/>
            <text:p>"MetaboShiny" - interactive #processing, #analysis and identification of #untargeted #metabolomics data @biorxivpreprint :</text:p>
            <text:p/>
            <text:p>https://t.co/0pfLJUDssC #shiny #rstats</text:p>
            <text:p/>
            <text:p>Integrated #MetaboAnalystR + @github</text:p>
            <text:p/>
            <text:p>Really #cool #visualizations from @UniUtrecht https://t.co/SE9ILk6l08</text:p>
          </table:table-cell>
          <table:table-cell office:value-type="string" table:style-name="ce5">
            <text:p>Fri Aug 16 02:34:29 +0000 2019</text:p>
          </table:table-cell>
          <table:table-cell office:value-type="date" office:date-value="2019-08-16T03:34:29" table:style-name="ce7">
            <text:p>16/08/2019 03:34:29</text:p>
          </table:table-cell>
          <table:table-cell table:number-columns-repeated="4" table:style-name="ce5"/>
          <table:table-cell office:value-type="string" table:style-name="ce5">
            <text:p>323800720</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059238559767556096/6o2aw0Cm_normal.jpg">http://pbs.twimg.com/profile_images/1059238559767556096/6o2aw0Cm_normal.jpg</text:a></text:p>
          </table:table-cell>
          <table:table-cell office:value-type="float" office:value="442" table:style-name="ce5">
            <text:p>442</text:p>
          </table:table-cell>
          <table:table-cell office:value-type="float" office:value="953" table:style-name="ce5">
            <text:p>953</text:p>
          </table:table-cell>
          <table:table-cell office:value-type="string" table:style-name="ce5">
            <text:p>Santiago de Veraguas-Panamá</text:p>
          </table:table-cell>
          <table:table-cell office:value-type="string" table:style-name="ce8">
            <text:p><text:a xlink:href="http://twitter.com/cmartinhdz/statuses/1162190865516978176">http://twitter.com/cmartinhdz/statuses/1162190865516978176</text:a></text:p>
          </table:table-cell>
          <table:table-cell office:value-type="string" table:style-name="ce5">
            <text:p>{"hashtags":[{"text":"processing","indices":[72,83]},{"text":"analysis","indices":[85,94]},{"text":"untargeted","indices":[117,128]}],"symbols":[],"user_mentions":[{"screen_name":"BiswapriyaMisra","name":"Biswapriya Misra","id":751885664283603000,"id_str":"751885664283602944","indices":[3,19]}],"urls":[]}</text:p>
          </table:table-cell>
          <table:table-cell table:number-columns-repeated="16366"/>
        </table:table-row>
        <table:table-row table:style-name="ro10">
          <table:table-cell office:value-type="string" table:style-name="ce4">
            <text:p>1162181397232128004</text:p>
          </table:table-cell>
          <table:table-cell office:value-type="string" table:style-name="ce5">
            <text:p>bnlasse</text:p>
          </table:table-cell>
          <table:table-cell office:value-type="string" table:style-name="ce6">
            <text:p>RT @BiswapriyaMisra: New! New ! New Tool !</text:p>
            <text:p/>
            <text:p>"MetaboShiny" - interactive #processing, #analysis and identification of #untargeted #metabolomics data @biorxivpreprint :</text:p>
            <text:p/>
            <text:p>https://t.co/0pfLJUDssC #shiny #rstats</text:p>
            <text:p/>
            <text:p>Integrated #MetaboAnalystR + @github</text:p>
            <text:p/>
            <text:p>Really #cool #visualizations from @UniUtrecht https://t.co/SE9ILk6l08</text:p>
          </table:table-cell>
          <table:table-cell office:value-type="string" table:style-name="ce5">
            <text:p>Fri Aug 16 01:56:52 +0000 2019</text:p>
          </table:table-cell>
          <table:table-cell office:value-type="date" office:date-value="2019-08-16T02:56:52" table:style-name="ce7">
            <text:p>16/08/2019 02:56:52</text:p>
          </table:table-cell>
          <table:table-cell table:number-columns-repeated="4" table:style-name="ce5"/>
          <table:table-cell office:value-type="string" table:style-name="ce5">
            <text:p>1081042932</text:p>
          </table:table-cell>
          <table:table-cell table:style-name="ce5"/>
          <table:table-cell office:value-type="string" table:style-name="ce5">
            <text:p>&lt;a href="http://twitter.com/#!/download/ipad" rel="nofollow"&gt;Twitter for iPad&lt;/a&gt;</text:p>
          </table:table-cell>
          <table:table-cell office:value-type="string" table:style-name="ce8">
            <text:p><text:a xlink:href="http://pbs.twimg.com/profile_images/1060673778244575237/cfddvjEt_normal.jpg">http://pbs.twimg.com/profile_images/1060673778244575237/cfddvjEt_normal.jpg</text:a></text:p>
          </table:table-cell>
          <table:table-cell office:value-type="float" office:value="753" table:style-name="ce5">
            <text:p>753</text:p>
          </table:table-cell>
          <table:table-cell office:value-type="float" office:value="1287" table:style-name="ce5">
            <text:p>1287</text:p>
          </table:table-cell>
          <table:table-cell office:value-type="string" table:style-name="ce5">
            <text:p>Alabama</text:p>
          </table:table-cell>
          <table:table-cell office:value-type="string" table:style-name="ce8">
            <text:p><text:a xlink:href="http://twitter.com/bnlasse/statuses/1162181397232128004">http://twitter.com/bnlasse/statuses/1162181397232128004</text:a></text:p>
          </table:table-cell>
          <table:table-cell office:value-type="string" table:style-name="ce5">
            <text:p>{"hashtags":[{"text":"processing","indices":[72,83]},{"text":"analysis","indices":[85,94]},{"text":"untargeted","indices":[117,128]}],"symbols":[],"user_mentions":[{"screen_name":"BiswapriyaMisra","name":"Biswapriya Misra","id":751885664283603000,"id_str":"751885664283602944","indices":[3,19]}],"urls":[]}</text:p>
          </table:table-cell>
          <table:table-cell table:number-columns-repeated="16366"/>
        </table:table-row>
        <table:table-row table:style-name="ro10">
          <table:table-cell office:value-type="string" table:style-name="ce4">
            <text:p>1162173739456442368</text:p>
          </table:table-cell>
          <table:table-cell office:value-type="string" table:style-name="ce5">
            <text:p>rstats4ds</text:p>
          </table:table-cell>
          <table:table-cell office:value-type="string" table:style-name="ce6">
            <text:p>RT @BiswapriyaMisra: New! New ! New Tool !</text:p>
            <text:p/>
            <text:p>"MetaboShiny" - interactive #processing, #analysis and identification of #untargeted #metabolomics data @biorxivpreprint :</text:p>
            <text:p/>
            <text:p>https://t.co/0pfLJUDssC #shiny #rstats</text:p>
            <text:p/>
            <text:p>Integrated #MetaboAnalystR + @github</text:p>
            <text:p/>
            <text:p>Really #cool #visualizations from @UniUtrecht https://t.co/SE9ILk6l08</text:p>
          </table:table-cell>
          <table:table-cell office:value-type="string" table:style-name="ce5">
            <text:p>Fri Aug 16 01:26:26 +0000 2019</text:p>
          </table:table-cell>
          <table:table-cell office:value-type="date" office:date-value="2019-08-16T02:26:26" table:style-name="ce7">
            <text:p>16/08/2019 02:26:26</text:p>
          </table:table-cell>
          <table:table-cell table:number-columns-repeated="4" table:style-name="ce5"/>
          <table:table-cell office:value-type="string" table:style-name="ce5">
            <text:p>1075011651366199297</text:p>
          </table:table-cell>
          <table:table-cell table:style-name="ce5"/>
          <table:table-cell office:value-type="string" table:style-name="ce5">
            <text:p>&lt;a href="https://github.com/lina2497/" rel="nofollow"&gt;R stats API access&lt;/a&gt;</text:p>
          </table:table-cell>
          <table:table-cell office:value-type="string" table:style-name="ce8">
            <text:p><text:a xlink:href="http://pbs.twimg.com/profile_images/1075022804691640321/eOk4r-WZ_normal.jpg">http://pbs.twimg.com/profile_images/1075022804691640321/eOk4r-WZ_normal.jpg</text:a></text:p>
          </table:table-cell>
          <table:table-cell office:value-type="float" office:value="1519" table:style-name="ce5">
            <text:p>1519</text:p>
          </table:table-cell>
          <table:table-cell table:number-columns-repeated="2" table:style-name="ce5"/>
          <table:table-cell office:value-type="string" table:style-name="ce8">
            <text:p><text:a xlink:href="http://twitter.com/rstats4ds/statuses/1162173739456442368">http://twitter.com/rstats4ds/statuses/1162173739456442368</text:a></text:p>
          </table:table-cell>
          <table:table-cell office:value-type="string" table:style-name="ce5">
            <text:p>{"hashtags":[{"text":"processing","indices":[72,83]},{"text":"analysis","indices":[85,94]},{"text":"untargeted","indices":[117,128]}],"symbols":[],"user_mentions":[{"screen_name":"BiswapriyaMisra","name":"Biswapriya Misra","id":751885664283603000,"id_str":"751885664283602944","indices":[3,19]}],"urls":[]}</text:p>
          </table:table-cell>
          <table:table-cell table:number-columns-repeated="16366"/>
        </table:table-row>
        <table:table-row table:style-name="ro10">
          <table:table-cell office:value-type="string" table:style-name="ce4">
            <text:p>1162173406164312064</text:p>
          </table:table-cell>
          <table:table-cell office:value-type="string" table:style-name="ce5">
            <text:p>theoneamit</text:p>
          </table:table-cell>
          <table:table-cell office:value-type="string" table:style-name="ce6">
            <text:p>RT @BiswapriyaMisra: New! New ! New Tool !</text:p>
            <text:p/>
            <text:p>"MetaboShiny" - interactive #processing, #analysis and identification of #untargeted #metabolomics data @biorxivpreprint :</text:p>
            <text:p/>
            <text:p>https://t.co/0pfLJUDssC #shiny #rstats</text:p>
            <text:p/>
            <text:p>Integrated #MetaboAnalystR + @github</text:p>
            <text:p/>
            <text:p>Really #cool #visualizations from @UniUtrecht https://t.co/SE9ILk6l08</text:p>
          </table:table-cell>
          <table:table-cell office:value-type="string" table:style-name="ce5">
            <text:p>Fri Aug 16 01:25:06 +0000 2019</text:p>
          </table:table-cell>
          <table:table-cell office:value-type="date" office:date-value="2019-08-16T02:25:06" table:style-name="ce7">
            <text:p>16/08/2019 02:25:06</text:p>
          </table:table-cell>
          <table:table-cell table:number-columns-repeated="4" table:style-name="ce5"/>
          <table:table-cell office:value-type="string" table:style-name="ce5">
            <text:p>89829891</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378800000509127547/b54b14fe710f1021d55f7e806269fe01_normal.jpeg">http://pbs.twimg.com/profile_images/378800000509127547/b54b14fe710f1021d55f7e806269fe01_normal.jpeg</text:a></text:p>
          </table:table-cell>
          <table:table-cell office:value-type="float" office:value="580" table:style-name="ce5">
            <text:p>580</text:p>
          </table:table-cell>
          <table:table-cell office:value-type="float" office:value="576" table:style-name="ce5">
            <text:p>576</text:p>
          </table:table-cell>
          <table:table-cell office:value-type="string" table:style-name="ce5">
            <text:p>New Delhi, India</text:p>
          </table:table-cell>
          <table:table-cell office:value-type="string" table:style-name="ce8">
            <text:p><text:a xlink:href="http://twitter.com/theoneamit/statuses/1162173406164312064">http://twitter.com/theoneamit/statuses/1162173406164312064</text:a></text:p>
          </table:table-cell>
          <table:table-cell office:value-type="string" table:style-name="ce5">
            <text:p>{"hashtags":[{"text":"processing","indices":[72,83]},{"text":"analysis","indices":[85,94]},{"text":"untargeted","indices":[117,128]}],"symbols":[],"user_mentions":[{"screen_name":"BiswapriyaMisra","name":"Biswapriya Misra","id":751885664283603000,"id_str":"751885664283602944","indices":[3,19]}],"urls":[]}</text:p>
          </table:table-cell>
          <table:table-cell table:number-columns-repeated="16366"/>
        </table:table-row>
        <table:table-row table:style-name="ro10">
          <table:table-cell office:value-type="string" table:style-name="ce4">
            <text:p>1162172000477089792</text:p>
          </table:table-cell>
          <table:table-cell office:value-type="string" table:style-name="ce5">
            <text:p>rstatstweet</text:p>
          </table:table-cell>
          <table:table-cell office:value-type="string" table:style-name="ce6">
            <text:p>RT @BiswapriyaMisra: New! New ! New Tool !</text:p>
            <text:p/>
            <text:p>"MetaboShiny" - interactive #processing, #analysis and identification of #untargeted #metabolomics data @biorxivpreprint :</text:p>
            <text:p/>
            <text:p>https://t.co/0pfLJUDssC #shiny #rstats</text:p>
            <text:p/>
            <text:p>Integrated #MetaboAnalystR + @github</text:p>
            <text:p/>
            <text:p>Really #cool #visualizations from @UniUtrecht https://t.co/SE9ILk6l08</text:p>
          </table:table-cell>
          <table:table-cell office:value-type="string" table:style-name="ce5">
            <text:p>Fri Aug 16 01:19:31 +0000 2019</text:p>
          </table:table-cell>
          <table:table-cell office:value-type="date" office:date-value="2019-08-16T02:19:31" table:style-name="ce7">
            <text:p>16/08/2019 02:19:31</text:p>
          </table:table-cell>
          <table:table-cell table:number-columns-repeated="4" table:style-name="ce5"/>
          <table:table-cell office:value-type="string" table:style-name="ce5">
            <text:p>1011817655957893120</text:p>
          </table:table-cell>
          <table:table-cell table:style-name="ce5"/>
          <table:table-cell office:value-type="string" table:style-name="ce5">
            <text:p>&lt;a href="http://127.0.0.1" rel="nofollow"&gt;rstatsretweetingtool&lt;/a&gt;</text:p>
          </table:table-cell>
          <table:table-cell office:value-type="string" table:style-name="ce8">
            <text:p><text:a xlink:href="http://pbs.twimg.com/profile_images/1011818295916417025/P1CkbdYi_normal.jpg">http://pbs.twimg.com/profile_images/1011818295916417025/P1CkbdYi_normal.jpg</text:a></text:p>
          </table:table-cell>
          <table:table-cell office:value-type="float" office:value="3410" table:style-name="ce5">
            <text:p>3410</text:p>
          </table:table-cell>
          <table:table-cell office:value-type="float" office:value="24" table:style-name="ce5">
            <text:p>24</text:p>
          </table:table-cell>
          <table:table-cell table:style-name="ce5"/>
          <table:table-cell office:value-type="string" table:style-name="ce8">
            <text:p><text:a xlink:href="http://twitter.com/rstatstweet/statuses/1162172000477089792">http://twitter.com/rstatstweet/statuses/1162172000477089792</text:a></text:p>
          </table:table-cell>
          <table:table-cell office:value-type="string" table:style-name="ce5">
            <text:p>{"hashtags":[{"text":"processing","indices":[72,83]},{"text":"analysis","indices":[85,94]},{"text":"untargeted","indices":[117,128]}],"symbols":[],"user_mentions":[{"screen_name":"BiswapriyaMisra","name":"Biswapriya Misra","id":751885664283603000,"id_str":"751885664283602944","indices":[3,19]}],"urls":[]}</text:p>
          </table:table-cell>
          <table:table-cell table:number-columns-repeated="16366"/>
        </table:table-row>
        <table:table-row table:style-name="ro10">
          <table:table-cell office:value-type="string" table:style-name="ce4">
            <text:p>1162169343129608192</text:p>
          </table:table-cell>
          <table:table-cell office:value-type="string" table:style-name="ce5">
            <text:p>BiswapriyaMisra</text:p>
          </table:table-cell>
          <table:table-cell office:value-type="string" table:style-name="ce6">
            <text:p>RT @BiswapriyaMisra: New! New ! New Tool !</text:p>
            <text:p/>
            <text:p>"MetaboShiny" - interactive #processing, #analysis and identification of #untargeted #metabolomics data @biorxivpreprint :</text:p>
            <text:p/>
            <text:p>https://t.co/0pfLJUDssC #shiny #rstats</text:p>
            <text:p/>
            <text:p>Integrated #MetaboAnalystR + @github</text:p>
            <text:p/>
            <text:p>Really #cool #visualizations from @UniUtrecht https://t.co/SE9ILk6l08</text:p>
          </table:table-cell>
          <table:table-cell office:value-type="string" table:style-name="ce5">
            <text:p>Fri Aug 16 01:08:58 +0000 2019</text:p>
          </table:table-cell>
          <table:table-cell office:value-type="date" office:date-value="2019-08-16T02:08:58" table:style-name="ce7">
            <text:p>16/08/2019 02:08:58</text:p>
          </table:table-cell>
          <table:table-cell table:number-columns-repeated="4" table:style-name="ce5"/>
          <table:table-cell office:value-type="string" table:style-name="ce5">
            <text:p>751885664283602944</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155489770086125569/wm2Of7BU_normal.jpg">http://pbs.twimg.com/profile_images/1155489770086125569/wm2Of7BU_normal.jpg</text:a></text:p>
          </table:table-cell>
          <table:table-cell office:value-type="float" office:value="2053" table:style-name="ce5">
            <text:p>2053</text:p>
          </table:table-cell>
          <table:table-cell office:value-type="float" office:value="998" table:style-name="ce5">
            <text:p>998</text:p>
          </table:table-cell>
          <table:table-cell office:value-type="string" table:style-name="ce5">
            <text:p>Winston-Salem, NC</text:p>
          </table:table-cell>
          <table:table-cell office:value-type="string" table:style-name="ce8">
            <text:p><text:a xlink:href="http://twitter.com/BiswapriyaMisra/statuses/1162169343129608192">http://twitter.com/BiswapriyaMisra/statuses/1162169343129608192</text:a></text:p>
          </table:table-cell>
          <table:table-cell office:value-type="string" table:style-name="ce5">
            <text:p>{"hashtags":[{"text":"processing","indices":[72,83]},{"text":"analysis","indices":[85,94]},{"text":"untargeted","indices":[117,128]}],"symbols":[],"user_mentions":[{"screen_name":"BiswapriyaMisra","name":"Biswapriya Misra","id":751885664283603000,"id_str":"751885664283602944","indices":[3,19]}],"urls":[]}</text:p>
          </table:table-cell>
          <table:table-cell table:number-columns-repeated="16366"/>
        </table:table-row>
        <table:table-row table:style-name="ro10">
          <table:table-cell office:value-type="string" table:style-name="ce4">
            <text:p>1162169316646772736</text:p>
          </table:table-cell>
          <table:table-cell office:value-type="string" table:style-name="ce5">
            <text:p>BiswapriyaMisra</text:p>
          </table:table-cell>
          <table:table-cell office:value-type="string" table:style-name="ce6">
            <text:p>New! New ! New Tool !</text:p>
            <text:p/>
            <text:p>"MetaboShiny" - interactive #processing, #analysis and identification of #untargeted #metabolomics data @biorxivpreprint :</text:p>
            <text:p/>
            <text:p>https://t.co/0pfLJUDssC #shiny #rstats</text:p>
            <text:p/>
            <text:p>Integrated #MetaboAnalystR + @github</text:p>
            <text:p/>
            <text:p>Really #cool #visualizations from @UniUtrecht https://t.co/SE9ILk6l08</text:p>
          </table:table-cell>
          <table:table-cell office:value-type="string" table:style-name="ce5">
            <text:p>Fri Aug 16 01:08:51 +0000 2019</text:p>
          </table:table-cell>
          <table:table-cell office:value-type="date" office:date-value="2019-08-16T02:08:51" table:style-name="ce7">
            <text:p>16/08/2019 02:08:51</text:p>
          </table:table-cell>
          <table:table-cell table:number-columns-repeated="4" table:style-name="ce5"/>
          <table:table-cell office:value-type="string" table:style-name="ce5">
            <text:p>751885664283602944</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155489770086125569/wm2Of7BU_normal.jpg">http://pbs.twimg.com/profile_images/1155489770086125569/wm2Of7BU_normal.jpg</text:a></text:p>
          </table:table-cell>
          <table:table-cell office:value-type="float" office:value="2053" table:style-name="ce5">
            <text:p>2053</text:p>
          </table:table-cell>
          <table:table-cell office:value-type="float" office:value="998" table:style-name="ce5">
            <text:p>998</text:p>
          </table:table-cell>
          <table:table-cell office:value-type="string" table:style-name="ce5">
            <text:p>Winston-Salem, NC</text:p>
          </table:table-cell>
          <table:table-cell office:value-type="string" table:style-name="ce8">
            <text:p><text:a xlink:href="http://twitter.com/BiswapriyaMisra/statuses/1162169316646772736">http://twitter.com/BiswapriyaMisra/statuses/1162169316646772736</text:a></text:p>
          </table:table-cell>
          <table:table-cell office:value-type="string" table:style-name="ce5">
            <text:p>{"hashtags":[{"text":"processing","indices":[51,62]},{"text":"analysis","indices":[64,73]},{"text":"untargeted","indices":[96,107]},{"text":"metabolomics","indices":[108,121]},{"text":"shiny","indices":[172,178]},{"text":"rstats","indices":[179,186]},{"text":"MetaboAnalystR","indices":[200,215]},{"text":"cool","indices":[235,240]},{"text":"visualizations","indices":[241,256]}],"symbols":[],"user_mentions":[{"screen_name":"biorxivpreprint","name":"bioRxiv","id":1949132852,"id_str":"1949132852","indices":[127,143]},{"screen_name":"github","name":"GitHub","id":13334762,"id_str":"13334762","indices":[218,225]},{"screen_name":"UniUtrecht","name":"Universiteit Utrecht","id":33548291,"id_str":"33548291","indices":[262,273]}],"urls":[{"url":"https://t.co/0pfLJUDssC","expanded_url":"https://www.biorxiv.org/content/10.1101/734236v1","display_url":"biorxiv.org/content/10.110…","indices":[148,171]}],"media":[{"id":1162169310959362000,"id_str":"1162169310959362048","indices":[274,297],"media_url":"http://pbs.twimg.com/media/ECDa1LSX4AA-HVi.png","media_url_https":"https://pbs.twimg.com/media/ECDa1LSX4AA-HVi.png","url":"https://t.co/SE9ILk6l08","display_url":"pic.twitter.com/SE9ILk6l08","expanded_url":"https://twitter.com/BiswapriyaMisra/status/1162169316646772736/photo/1","type":"photo","sizes":{"small":{"w":576,"h":531,"resize":"fit"},"large":{"w":576,"h":531,"resize":"fit"},"thumb":{"w":150,"h":150,"resize":"crop"},"medium":{"w":576,"h":531,"resize":"fit"}}}]}</text:p>
          </table:table-cell>
          <table:table-cell table:number-columns-repeated="16366"/>
        </table:table-row>
        <table:table-row table:style-name="ro7">
          <table:table-cell office:value-type="string" table:style-name="ce4">
            <text:p>1162111446475509760</text:p>
          </table:table-cell>
          <table:table-cell office:value-type="string" table:style-name="ce5">
            <text:p>martine_pronk</text:p>
          </table:table-cell>
          <table:table-cell office:value-type="string" table:style-name="ce6">
            <text:p>RT @jeroenson: Graph shows how @UtrechtUni researchers benefit from the You Share, We Take Care pilot until first week of July. Major increase in the #openaccess availability of articles and book chapters.</text:p>
            <text:p/>
            <text:p>The pilot has now ended. Evaluation soon.</text:p>
            <text:p/>
            <text:p>Info pilot here: https://t.co/gOV1YSydPN https://t.co/EYtVJoGc4F</text:p>
          </table:table-cell>
          <table:table-cell office:value-type="string" table:style-name="ce5">
            <text:p>Thu Aug 15 21:18:54 +0000 2019</text:p>
          </table:table-cell>
          <table:table-cell office:value-type="date" office:date-value="2019-08-15T22:18:54" table:style-name="ce7">
            <text:p>15/08/2019 22:18:54</text:p>
          </table:table-cell>
          <table:table-cell table:number-columns-repeated="4" table:style-name="ce5"/>
          <table:table-cell office:value-type="string" table:style-name="ce5">
            <text:p>3826631597</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649302313899790336/KU8_g0Ts_normal.jpg">http://pbs.twimg.com/profile_images/649302313899790336/KU8_g0Ts_normal.jpg</text:a></text:p>
          </table:table-cell>
          <table:table-cell office:value-type="float" office:value="132" table:style-name="ce5">
            <text:p>132</text:p>
          </table:table-cell>
          <table:table-cell office:value-type="float" office:value="210" table:style-name="ce5">
            <text:p>210</text:p>
          </table:table-cell>
          <table:table-cell office:value-type="string" table:style-name="ce5">
            <text:p>Utrecht, The Netherlands</text:p>
          </table:table-cell>
          <table:table-cell office:value-type="string" table:style-name="ce8">
            <text:p><text:a xlink:href="http://twitter.com/martine_pronk/statuses/1162111446475509760">http://twitter.com/martine_pronk/statuses/1162111446475509760</text:a></text:p>
          </table:table-cell>
          <table:table-cell office:value-type="string" table:style-name="ce5">
            <text:p>{"hashtags":[],"symbols":[],"user_mentions":[{"screen_name":"jeroenson","name":"Jeroen Sondervan","id":41577553,"id_str":"41577553","indices":[3,13]},{"screen_name":"UtrechtUni","name":"Utrecht University","id":33550981,"id_str":"33550981","indices":[31,42]}],"urls":[]}</text:p>
          </table:table-cell>
          <table:table-cell table:number-columns-repeated="16366"/>
        </table:table-row>
        <table:table-row table:style-name="ro4">
          <table:table-cell office:value-type="string" table:style-name="ce4">
            <text:p>1162103833994153984</text:p>
          </table:table-cell>
          <table:table-cell office:value-type="string" table:style-name="ce5">
            <text:p>frieke72</text:p>
          </table:table-cell>
          <table:table-cell office:value-type="string" table:style-name="ce6">
            <text:p>RT @plasticsoupfoun: Onderzoekers hebben microplastics aangetroffen in de sneeuw op de Noordpool. Momenteel weten we nog weinig over de gevolgen van microplastics op onze gezondheid. Martin van den Berg, hoogleraar toxicologie aan de @UniUtrecht, spreekt zijn zorgen uit 👉 https://t.co/hBdYY3eKLL https://t.co/QBgBINBYnA</text:p>
          </table:table-cell>
          <table:table-cell office:value-type="string" table:style-name="ce5">
            <text:p>Thu Aug 15 20:48:39 +0000 2019</text:p>
          </table:table-cell>
          <table:table-cell office:value-type="date" office:date-value="2019-08-15T21:48:39" table:style-name="ce7">
            <text:p>15/08/2019 21:48:39</text:p>
          </table:table-cell>
          <table:table-cell table:number-columns-repeated="4" table:style-name="ce5"/>
          <table:table-cell office:value-type="string" table:style-name="ce5">
            <text:p>235284295</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046056822740783105/d41-8XqH_normal.jpg">http://pbs.twimg.com/profile_images/1046056822740783105/d41-8XqH_normal.jpg</text:a></text:p>
          </table:table-cell>
          <table:table-cell office:value-type="float" office:value="615" table:style-name="ce5">
            <text:p>615</text:p>
          </table:table-cell>
          <table:table-cell office:value-type="float" office:value="699" table:style-name="ce5">
            <text:p>699</text:p>
          </table:table-cell>
          <table:table-cell office:value-type="string" table:style-name="ce5">
            <text:p>netherlands</text:p>
          </table:table-cell>
          <table:table-cell office:value-type="string" table:style-name="ce8">
            <text:p><text:a xlink:href="http://twitter.com/frieke72/statuses/1162103833994153984">http://twitter.com/frieke72/statuses/1162103833994153984</text:a></text:p>
          </table:table-cell>
          <table:table-cell office:value-type="string" table:style-name="ce5">
            <text:p>{"hashtags":[],"symbols":[],"user_mentions":[{"screen_name":"plasticsoupfoun","name":"Plastic Soup Foundation","id":358158544,"id_str":"358158544","indices":[3,19]}],"urls":[]}</text:p>
          </table:table-cell>
          <table:table-cell table:number-columns-repeated="16366"/>
        </table:table-row>
        <table:table-row table:style-name="ro4">
          <table:table-cell office:value-type="string" table:style-name="ce4">
            <text:p>1162098405038010375</text:p>
          </table:table-cell>
          <table:table-cell office:value-type="string" table:style-name="ce5">
            <text:p>vrouwtjeAns</text:p>
          </table:table-cell>
          <table:table-cell office:value-type="string" table:style-name="ce6">
            <text:p>RT @zorgnu: .@UniUtrecht adviseert festivalgangers om niet alleen gehoorbescherming mee te nemen, maar ook een ontsmettingsmiddel voor de handen. #Zorgnu</text:p>
            <text:p/>
            <text:p>https://t.co/aJB3qzQ0XE</text:p>
          </table:table-cell>
          <table:table-cell office:value-type="string" table:style-name="ce5">
            <text:p>Thu Aug 15 20:27:05 +0000 2019</text:p>
          </table:table-cell>
          <table:table-cell office:value-type="date" office:date-value="2019-08-15T21:27:05" table:style-name="ce7">
            <text:p>15/08/2019 21:27:05</text:p>
          </table:table-cell>
          <table:table-cell table:number-columns-repeated="4" table:style-name="ce5"/>
          <table:table-cell office:value-type="string" table:style-name="ce5">
            <text:p>28121500</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06" table:style-name="ce5">
            <text:p>106</text:p>
          </table:table-cell>
          <table:table-cell office:value-type="float" office:value="171" table:style-name="ce5">
            <text:p>171</text:p>
          </table:table-cell>
          <table:table-cell office:value-type="string" table:style-name="ce5">
            <text:p>at home</text:p>
          </table:table-cell>
          <table:table-cell office:value-type="string" table:style-name="ce8">
            <text:p><text:a xlink:href="http://twitter.com/vrouwtjeAns/statuses/1162098405038010375">http://twitter.com/vrouwtjeAns/statuses/1162098405038010375</text:a></text:p>
          </table:table-cell>
          <table:table-cell office:value-type="string" table:style-name="ce5">
            <text:p>{"hashtags":[],"symbols":[],"user_mentions":[{"screen_name":"zorgnu","name":"Zorg.nu","id":734738604916891600,"id_str":"734738604916891648","indices":[3,10]},{"screen_name":"UniUtrecht","name":"Universiteit Utrecht","id":33548291,"id_str":"33548291","indices":[13,24]}],"urls":[]}</text:p>
          </table:table-cell>
          <table:table-cell table:number-columns-repeated="16366"/>
        </table:table-row>
        <table:table-row table:style-name="ro7">
          <table:table-cell office:value-type="string" table:style-name="ce4">
            <text:p>1162096001789976578</text:p>
          </table:table-cell>
          <table:table-cell office:value-type="string" table:style-name="ce5">
            <text:p>jeroenson</text:p>
          </table:table-cell>
          <table:table-cell office:value-type="string" table:style-name="ce6">
            <text:p>Graph shows how @UtrechtUni researchers benefit from the You Share, We Take Care pilot until first week of July. Major increase in the #openaccess availability of articles and book chapters.</text:p>
            <text:p/>
            <text:p>The pilot has now ended. Evaluation soon.</text:p>
            <text:p/>
            <text:p>Info pilot here: https://t.co/gOV1YSydPN https://t.co/EYtVJoGc4F</text:p>
          </table:table-cell>
          <table:table-cell office:value-type="string" table:style-name="ce5">
            <text:p>Thu Aug 15 20:17:32 +0000 2019</text:p>
          </table:table-cell>
          <table:table-cell office:value-type="date" office:date-value="2019-08-15T21:17:32" table:style-name="ce7">
            <text:p>15/08/2019 21:17:32</text:p>
          </table:table-cell>
          <table:table-cell table:number-columns-repeated="4" table:style-name="ce5"/>
          <table:table-cell office:value-type="string" table:style-name="ce5">
            <text:p>41577553</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665912429742690305/qbF2iVR8_normal.jpg">http://pbs.twimg.com/profile_images/665912429742690305/qbF2iVR8_normal.jpg</text:a></text:p>
          </table:table-cell>
          <table:table-cell office:value-type="float" office:value="2352" table:style-name="ce5">
            <text:p>2352</text:p>
          </table:table-cell>
          <table:table-cell office:value-type="float" office:value="1068" table:style-name="ce5">
            <text:p>1068</text:p>
          </table:table-cell>
          <table:table-cell table:style-name="ce5"/>
          <table:table-cell office:value-type="string" table:style-name="ce8">
            <text:p><text:a xlink:href="http://twitter.com/jeroenson/statuses/1162096001789976578">http://twitter.com/jeroenson/statuses/1162096001789976578</text:a></text:p>
          </table:table-cell>
          <table:table-cell office:value-type="string" table:style-name="ce5">
            <text:p>{"hashtags":[{"text":"openaccess","indices":[135,146]}],"symbols":[],"user_mentions":[{"screen_name":"UtrechtUni","name":"Utrecht University","id":33550981,"id_str":"33550981","indices":[16,27]}],"urls":[{"url":"https://t.co/gOV1YSydPN","expanded_url":"http://openaccess.nl/en/you-share-we-take-care","display_url":"openaccess.nl/en/you-share-w…","indices":[253,276]}],"media":[{"id":1162095996555448300,"id_str":"1162095996555448325","indices":[277,300],"media_url":"http://pbs.twimg.com/media/ECCYJt2XUAUcNIP.jpg","media_url_https":"https://pbs.twimg.com/media/ECCYJt2XUAUcNIP.jpg","url":"https://t.co/EYtVJoGc4F","display_url":"pic.twitter.com/EYtVJoGc4F","expanded_url":"https://twitter.com/jeroenson/status/1162096001789976578/photo/1","type":"photo","sizes":{"thumb":{"w":150,"h":150,"resize":"crop"},"large":{"w":629,"h":410,"resize":"fit"},"small":{"w":629,"h":410,"resize":"fit"},"medium":{"w":629,"h":410,"resize":"fit"}}}]}</text:p>
          </table:table-cell>
          <table:table-cell table:number-columns-repeated="16366"/>
        </table:table-row>
        <table:table-row table:style-name="ro2">
          <table:table-cell office:value-type="string" table:style-name="ce4">
            <text:p>1162084833222365184</text:p>
          </table:table-cell>
          <table:table-cell office:value-type="string" table:style-name="ce5">
            <text:p>NL_Wetenschap</text:p>
          </table:table-cell>
          <table:table-cell office:value-type="string" table:style-name="ce6">
            <text:p>1. @ShanghaiRanking - gefeliciteerd @UniUtrecht, @univgroningen, @erasmusuni met een mooie stijging in de 2019 Shanghai Ranking. Wij @UniLeiden dit jaar een klein stapje terug #EchternachProcessie https://t.co/Gc0tgEFXto</text:p>
          </table:table-cell>
          <table:table-cell office:value-type="string" table:style-name="ce5">
            <text:p>Thu Aug 15 19:33:09 +0000 2019</text:p>
          </table:table-cell>
          <table:table-cell office:value-type="date" office:date-value="2019-08-15T20:33:09" table:style-name="ce7">
            <text:p>15/08/2019 20:33:09</text:p>
          </table:table-cell>
          <table:table-cell table:number-columns-repeated="4" table:style-name="ce5"/>
          <table:table-cell office:value-type="string" table:style-name="ce5">
            <text:p>1059728349843677190</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160647017904975872/2-RFqNDr_normal.jpg">http://pbs.twimg.com/profile_images/1160647017904975872/2-RFqNDr_normal.jpg</text:a></text:p>
          </table:table-cell>
          <table:table-cell office:value-type="float" office:value="10587" table:style-name="ce5">
            <text:p>10587</text:p>
          </table:table-cell>
          <table:table-cell office:value-type="float" office:value="474" table:style-name="ce5">
            <text:p>474</text:p>
          </table:table-cell>
          <table:table-cell office:value-type="string" table:style-name="ce5">
            <text:p>Leiden</text:p>
          </table:table-cell>
          <table:table-cell office:value-type="string" table:style-name="ce8">
            <text:p><text:a xlink:href="http://twitter.com/NL_Wetenschap/statuses/1162084833222365184">http://twitter.com/NL_Wetenschap/statuses/1162084833222365184</text:a></text:p>
          </table:table-cell>
          <table:table-cell office:value-type="string" table:style-name="ce5">
            <text:p>{"hashtags":[{"text":"EchternachProcessie","indices":[176,196]}],"symbols":[],"user_mentions":[{"screen_name":"ShanghaiRanking","name":"ShanghaiRanking","id":394503067,"id_str":"394503067","indices":[3,19]},{"screen_name":"UniUtrecht","name":"Universiteit Utrecht","id":33548291,"id_str":"33548291","indices":[36,47]},{"screen_name":"univgroningen","name":"University Groningen","id":33535466,"id_str":"33535466","indices":[49,63]},{"screen_name":"erasmusuni","name":"Erasmus University","id":52693210,"id_str":"52693210","indices":[65,76]},{"screen_name":"UniLeiden","name":"Universiteit Leiden","id":58478256,"id_str":"58478256","indices":[133,143]}],"urls":[{"url":"https://t.co/Gc0tgEFXto","expanded_url":"http://www.shanghairanking.com/ARWU2019.html","display_url":"shanghairanking.com/ARWU2019.html","indices":[197,220]}]}</text:p>
          </table:table-cell>
          <table:table-cell table:number-columns-repeated="16366"/>
        </table:table-row>
        <table:table-row table:style-name="ro4">
          <table:table-cell office:value-type="string" table:style-name="ce4">
            <text:p>1162082502690914306</text:p>
          </table:table-cell>
          <table:table-cell office:value-type="string" table:style-name="ce5">
            <text:p>UniUtrecht</text:p>
          </table:table-cell>
          <table:table-cell office:value-type="string" table:style-name="ce6">
            <text:p>RT @VET_UniUtrecht: Op een festival? Was je handen regelmatig! Wetenschappers van de Universiteit Utrecht onderzochten hoeveel festivalbezoekers poepbacteriën (Enterobacteriaceae) op hun handen hebben. Onderzoeker Len Lipman geeft uitleg over zijn onderzoek van deze zomer: https://t.co/KOMBcfLcty https://t.co/lF4mDMfpm9</text:p>
          </table:table-cell>
          <table:table-cell office:value-type="string" table:style-name="ce5">
            <text:p>Thu Aug 15 19:23:53 +0000 2019</text:p>
          </table:table-cell>
          <table:table-cell office:value-type="date" office:date-value="2019-08-15T20:23:53" table:style-name="ce7">
            <text:p>15/08/2019 20:23:53</text:p>
          </table:table-cell>
          <table:table-cell table:number-columns-repeated="4" table:style-name="ce5"/>
          <table:table-cell office:value-type="string" table:style-name="ce5">
            <text:p>33548291</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458549853077774336/0pzRKaLW_normal.jpeg">http://pbs.twimg.com/profile_images/458549853077774336/0pzRKaLW_normal.jpeg</text:a></text:p>
          </table:table-cell>
          <table:table-cell office:value-type="float" office:value="49691" table:style-name="ce5">
            <text:p>49691</text:p>
          </table:table-cell>
          <table:table-cell office:value-type="float" office:value="310" table:style-name="ce5">
            <text:p>310</text:p>
          </table:table-cell>
          <table:table-cell office:value-type="string" table:style-name="ce5">
            <text:p>Utrecht, Nederland</text:p>
          </table:table-cell>
          <table:table-cell office:value-type="string" table:style-name="ce8">
            <text:p><text:a xlink:href="http://twitter.com/UniUtrecht/statuses/1162082502690914306">http://twitter.com/UniUtrecht/statuses/1162082502690914306</text:a></text:p>
          </table:table-cell>
          <table:table-cell office:value-type="string" table:style-name="ce5">
            <text:p>{"hashtags":[],"symbols":[],"user_mentions":[{"screen_name":"VET_UniUtrecht","name":"Diergeneeskunde","id":215977394,"id_str":"215977394","indices":[3,18]}],"urls":[]}</text:p>
          </table:table-cell>
          <table:table-cell table:number-columns-repeated="16366"/>
        </table:table-row>
        <table:table-row table:style-name="ro8">
          <table:table-cell office:value-type="string" table:style-name="ce4">
            <text:p>1162081593621721088</text:p>
          </table:table-cell>
          <table:table-cell office:value-type="string" table:style-name="ce5">
            <text:p>UtrechtUni</text:p>
          </table:table-cell>
          <table:table-cell office:value-type="string" table:style-name="ce6">
            <text:p>Nature Career Column: “Overcoming my initial struggles after leaving China to start my PhD has been like riding a bike.” <text:s/>https://t.co/UL5iAbPzam</text:p>
          </table:table-cell>
          <table:table-cell office:value-type="string" table:style-name="ce5">
            <text:p>Thu Aug 15 19:20:17 +0000 2019</text:p>
          </table:table-cell>
          <table:table-cell office:value-type="date" office:date-value="2019-08-15T20:20:17" table:style-name="ce7">
            <text:p>15/08/2019 20:20:17</text:p>
          </table:table-cell>
          <table:table-cell table:number-columns-repeated="4" table:style-name="ce5"/>
          <table:table-cell office:value-type="string" table:style-name="ce5">
            <text:p>33550981</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458550172528558081/3nWKVt7W_normal.jpeg">http://pbs.twimg.com/profile_images/458550172528558081/3nWKVt7W_normal.jpeg</text:a></text:p>
          </table:table-cell>
          <table:table-cell office:value-type="float" office:value="5714" table:style-name="ce5">
            <text:p>5714</text:p>
          </table:table-cell>
          <table:table-cell office:value-type="float" office:value="85" table:style-name="ce5">
            <text:p>85</text:p>
          </table:table-cell>
          <table:table-cell office:value-type="string" table:style-name="ce5">
            <text:p>Utrecht, The Netherlands</text:p>
          </table:table-cell>
          <table:table-cell office:value-type="string" table:style-name="ce8">
            <text:p><text:a xlink:href="http://twitter.com/UtrechtUni/statuses/1162081593621721088">http://twitter.com/UtrechtUni/statuses/1162081593621721088</text:a></text:p>
          </table:table-cell>
          <table:table-cell office:value-type="string" table:style-name="ce5">
            <text:p>{"hashtags":[],"symbols":[],"user_mentions":[],"urls":[{"url":"https://t.co/UL5iAbPzam","expanded_url":"https://www.nature.com/articles/d41586-019-02254-8","display_url":"nature.com/articles/d4158…","indices":[122,145]}]}</text:p>
          </table:table-cell>
          <table:table-cell table:number-columns-repeated="16366"/>
        </table:table-row>
        <table:table-row table:style-name="ro5">
          <table:table-cell office:value-type="string" table:style-name="ce4">
            <text:p>1162077056777302018</text:p>
          </table:table-cell>
          <table:table-cell office:value-type="string" table:style-name="ce5">
            <text:p>RubenLasen</text:p>
          </table:table-cell>
          <table:table-cell office:value-type="string" table:style-name="ce6">
            <text:p>Just before starting the "Agile Projects as Dynamic Capability" course at @UniUtrecht | Growing your own agility coaches to adopt new ways of working https://t.co/jqC29XshSr #summerschool #Scrum #agilespirit2019</text:p>
          </table:table-cell>
          <table:table-cell office:value-type="string" table:style-name="ce5">
            <text:p>Thu Aug 15 19:02:15 +0000 2019</text:p>
          </table:table-cell>
          <table:table-cell office:value-type="date" office:date-value="2019-08-15T20:02:15" table:style-name="ce7">
            <text:p>15/08/2019 20:02:15</text:p>
          </table:table-cell>
          <table:table-cell table:number-columns-repeated="4" table:style-name="ce5"/>
          <table:table-cell office:value-type="string" table:style-name="ce5">
            <text:p>173781566</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030786950524035072/-JY7dVX4_normal.jpg">http://pbs.twimg.com/profile_images/1030786950524035072/-JY7dVX4_normal.jpg</text:a></text:p>
          </table:table-cell>
          <table:table-cell office:value-type="float" office:value="512" table:style-name="ce5">
            <text:p>512</text:p>
          </table:table-cell>
          <table:table-cell office:value-type="float" office:value="1753" table:style-name="ce5">
            <text:p>1753</text:p>
          </table:table-cell>
          <table:table-cell office:value-type="string" table:style-name="ce5">
            <text:p>Italy</text:p>
          </table:table-cell>
          <table:table-cell office:value-type="string" table:style-name="ce8">
            <text:p><text:a xlink:href="http://twitter.com/RubenLasen/statuses/1162077056777302018">http://twitter.com/RubenLasen/statuses/1162077056777302018</text:a></text:p>
          </table:table-cell>
          <table:table-cell office:value-type="string" table:style-name="ce5">
            <text:p>{"hashtags":[{"text":"summerschool","indices":[174,187]},{"text":"Scrum","indices":[188,194]},{"text":"agilespirit2019","indices":[195,211]}],"symbols":[],"user_mentions":[{"screen_name":"UniUtrecht","name":"Universiteit Utrecht","id":33548291,"id_str":"33548291","indices":[74,85]}],"urls":[{"url":"https://t.co/jqC29XshSr","expanded_url":"http://bit.ly/2Tfd0Dn","display_url":"bit.ly/2Tfd0Dn","indices":[150,173]}]}</text:p>
          </table:table-cell>
          <table:table-cell table:number-columns-repeated="16366"/>
        </table:table-row>
        <table:table-row table:style-name="ro4">
          <table:table-cell office:value-type="string" table:style-name="ce4">
            <text:p>1162073516830797824</text:p>
          </table:table-cell>
          <table:table-cell office:value-type="string" table:style-name="ce5">
            <text:p>CorinaKar</text:p>
          </table:table-cell>
          <table:table-cell office:value-type="string" table:style-name="ce6">
            <text:p>RT @plasticsoupfoun: Onderzoekers hebben microplastics aangetroffen in de sneeuw op de Noordpool. Momenteel weten we nog weinig over de gevolgen van microplastics op onze gezondheid. Martin van den Berg, hoogleraar toxicologie aan de @UniUtrecht, spreekt zijn zorgen uit 👉 https://t.co/hBdYY3eKLL https://t.co/QBgBINBYnA</text:p>
          </table:table-cell>
          <table:table-cell office:value-type="string" table:style-name="ce5">
            <text:p>Thu Aug 15 18:48:11 +0000 2019</text:p>
          </table:table-cell>
          <table:table-cell office:value-type="date" office:date-value="2019-08-15T19:48:11" table:style-name="ce7">
            <text:p>15/08/2019 19:48:11</text:p>
          </table:table-cell>
          <table:table-cell table:number-columns-repeated="4" table:style-name="ce5"/>
          <table:table-cell office:value-type="string" table:style-name="ce5">
            <text:p>3347791793</text:p>
          </table:table-cell>
          <table:table-cell table:style-name="ce5"/>
          <table:table-cell office:value-type="string" table:style-name="ce5">
            <text:p>&lt;a href="http://twitter.com/#!/download/ipad" rel="nofollow"&gt;Twitter for iPad&lt;/a&gt;</text:p>
          </table:table-cell>
          <table:table-cell office:value-type="string" table:style-name="ce8">
            <text:p><text:a xlink:href="http://pbs.twimg.com/profile_images/728152586604290048/uUmwLfcY_normal.jpg">http://pbs.twimg.com/profile_images/728152586604290048/uUmwLfcY_normal.jpg</text:a></text:p>
          </table:table-cell>
          <table:table-cell office:value-type="float" office:value="131" table:style-name="ce5">
            <text:p>131</text:p>
          </table:table-cell>
          <table:table-cell office:value-type="float" office:value="221" table:style-name="ce5">
            <text:p>221</text:p>
          </table:table-cell>
          <table:table-cell table:style-name="ce5"/>
          <table:table-cell office:value-type="string" table:style-name="ce8">
            <text:p><text:a xlink:href="http://twitter.com/CorinaKar/statuses/1162073516830797824">http://twitter.com/CorinaKar/statuses/1162073516830797824</text:a></text:p>
          </table:table-cell>
          <table:table-cell office:value-type="string" table:style-name="ce5">
            <text:p>{"hashtags":[],"symbols":[],"user_mentions":[{"screen_name":"plasticsoupfoun","name":"Plastic Soup Foundation","id":358158544,"id_str":"358158544","indices":[3,19]}],"urls":[]}</text:p>
          </table:table-cell>
          <table:table-cell table:number-columns-repeated="16366"/>
        </table:table-row>
        <table:table-row table:style-name="ro5">
          <table:table-cell office:value-type="string" table:style-name="ce4">
            <text:p>1162068511742746624</text:p>
          </table:table-cell>
          <table:table-cell office:value-type="string" table:style-name="ce5">
            <text:p>PediatricAnnals</text:p>
          </table:table-cell>
          <table:table-cell office:value-type="string" table:style-name="ce6">
            <text:p>RT @IDinChildren: Kids born to older parents less likely to have #behavior problems, according to researchers from @UniUtrecht. https://t.co/ci55nOoy67 #aggression #anxiety #depression</text:p>
          </table:table-cell>
          <table:table-cell office:value-type="string" table:style-name="ce5">
            <text:p>Thu Aug 15 18:28:18 +0000 2019</text:p>
          </table:table-cell>
          <table:table-cell office:value-type="date" office:date-value="2019-08-15T19:28:18" table:style-name="ce7">
            <text:p>15/08/2019 19:28:18</text:p>
          </table:table-cell>
          <table:table-cell table:number-columns-repeated="4" table:style-name="ce5"/>
          <table:table-cell office:value-type="string" table:style-name="ce5">
            <text:p>582161900</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144347301730762753/-tFsJFsP_normal.png">http://pbs.twimg.com/profile_images/1144347301730762753/-tFsJFsP_normal.png</text:a></text:p>
          </table:table-cell>
          <table:table-cell office:value-type="float" office:value="475" table:style-name="ce5">
            <text:p>475</text:p>
          </table:table-cell>
          <table:table-cell office:value-type="float" office:value="411" table:style-name="ce5">
            <text:p>411</text:p>
          </table:table-cell>
          <table:table-cell office:value-type="string" table:style-name="ce5">
            <text:p>Thorofare, New Jersey</text:p>
          </table:table-cell>
          <table:table-cell office:value-type="string" table:style-name="ce8">
            <text:p><text:a xlink:href="http://twitter.com/PediatricAnnals/statuses/1162068511742746624">http://twitter.com/PediatricAnnals/statuses/1162068511742746624</text:a></text:p>
          </table:table-cell>
          <table:table-cell office:value-type="string" table:style-name="ce5">
            <text:p>{"hashtags":[{"text":"behavior","indices":[65,74]}],"symbols":[],"user_mentions":[{"screen_name":"IDinChildren","name":"ID in Children","id":27648427,"id_str":"27648427","indices":[3,16]},{"screen_name":"UniUtrecht","name":"Universiteit Utrecht","id":33548291,"id_str":"33548291","indices":[115,126]}],"urls":[]}</text:p>
          </table:table-cell>
          <table:table-cell table:number-columns-repeated="16366"/>
        </table:table-row>
        <table:table-row table:style-name="ro2">
          <table:table-cell office:value-type="string" table:style-name="ce4">
            <text:p>1162067245314523136</text:p>
          </table:table-cell>
          <table:table-cell office:value-type="string" table:style-name="ce5">
            <text:p>vickymakridou</text:p>
          </table:table-cell>
          <table:table-cell office:value-type="string" table:style-name="ce6">
            <text:p>RT @LDEHeritage: Erfgoed en Publieksgeschiedenis Lab @UniUtrecht organizes a lecture by Prof. Laurajane Smith (Australian National University) on Cultural Heritage, Politics, Nationalism and Populism, 17/9 in Utrecht. https://t.co/yised0refA</text:p>
          </table:table-cell>
          <table:table-cell office:value-type="string" table:style-name="ce5">
            <text:p>Thu Aug 15 18:23:16 +0000 2019</text:p>
          </table:table-cell>
          <table:table-cell office:value-type="date" office:date-value="2019-08-15T19:23:16" table:style-name="ce7">
            <text:p>15/08/2019 19:23:16</text:p>
          </table:table-cell>
          <table:table-cell table:number-columns-repeated="4" table:style-name="ce5"/>
          <table:table-cell office:value-type="string" table:style-name="ce5">
            <text:p>991042710059483137</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991044310060748800/l9y3UwRZ_normal.jpg">http://pbs.twimg.com/profile_images/991044310060748800/l9y3UwRZ_normal.jpg</text:a></text:p>
          </table:table-cell>
          <table:table-cell office:value-type="float" office:value="53" table:style-name="ce5">
            <text:p>53</text:p>
          </table:table-cell>
          <table:table-cell office:value-type="float" office:value="167" table:style-name="ce5">
            <text:p>167</text:p>
          </table:table-cell>
          <table:table-cell office:value-type="string" table:style-name="ce5">
            <text:p>Leyden, The Netherlands</text:p>
          </table:table-cell>
          <table:table-cell office:value-type="string" table:style-name="ce8">
            <text:p><text:a xlink:href="http://twitter.com/vickymakridou/statuses/1162067245314523136">http://twitter.com/vickymakridou/statuses/1162067245314523136</text:a></text:p>
          </table:table-cell>
          <table:table-cell office:value-type="string" table:style-name="ce5">
            <text:p>{"hashtags":[],"symbols":[],"user_mentions":[{"screen_name":"LDEHeritage","name":"Global Heritage &amp; Development","id":3428080222,"id_str":"3428080222","indices":[3,15]},{"screen_name":"UniUtrecht","name":"Universiteit Utrecht","id":33548291,"id_str":"33548291","indices":[53,64]}],"urls":[]}</text:p>
          </table:table-cell>
          <table:table-cell table:number-columns-repeated="16366"/>
        </table:table-row>
        <table:table-row table:style-name="ro4">
          <table:table-cell office:value-type="string" table:style-name="ce4">
            <text:p>1162064455041241088</text:p>
          </table:table-cell>
          <table:table-cell office:value-type="string" table:style-name="ce5">
            <text:p>fairfrogNL</text:p>
          </table:table-cell>
          <table:table-cell office:value-type="string" table:style-name="ce6">
            <text:p>RT @plasticsoupfoun: Onderzoekers hebben microplastics aangetroffen in de sneeuw op de Noordpool. Momenteel weten we nog weinig over de gevolgen van microplastics op onze gezondheid. Martin van den Berg, hoogleraar toxicologie aan de @UniUtrecht, spreekt zijn zorgen uit 👉 https://t.co/hBdYY3eKLL https://t.co/QBgBINBYnA</text:p>
          </table:table-cell>
          <table:table-cell office:value-type="string" table:style-name="ce5">
            <text:p>Thu Aug 15 18:12:10 +0000 2019</text:p>
          </table:table-cell>
          <table:table-cell office:value-type="date" office:date-value="2019-08-15T19:12:10" table:style-name="ce7">
            <text:p>15/08/2019 19:12:10</text:p>
          </table:table-cell>
          <table:table-cell table:number-columns-repeated="4" table:style-name="ce5"/>
          <table:table-cell office:value-type="string" table:style-name="ce5">
            <text:p>3805728255</text:p>
          </table:table-cell>
          <table:table-cell table:style-name="ce5"/>
          <table:table-cell office:value-type="string" table:style-name="ce5">
            <text:p>&lt;a href="http://www.fairfrog.nl" rel="nofollow"&gt;FairFrogRetweetBot&lt;/a&gt;</text:p>
          </table:table-cell>
          <table:table-cell office:value-type="string" table:style-name="ce8">
            <text:p><text:a xlink:href="http://pbs.twimg.com/profile_images/972186312055885825/FYqDINgg_normal.jpg">http://pbs.twimg.com/profile_images/972186312055885825/FYqDINgg_normal.jpg</text:a></text:p>
          </table:table-cell>
          <table:table-cell office:value-type="float" office:value="775" table:style-name="ce5">
            <text:p>775</text:p>
          </table:table-cell>
          <table:table-cell office:value-type="float" office:value="685" table:style-name="ce5">
            <text:p>685</text:p>
          </table:table-cell>
          <table:table-cell table:style-name="ce5"/>
          <table:table-cell office:value-type="string" table:style-name="ce8">
            <text:p><text:a xlink:href="http://twitter.com/fairfrogNL/statuses/1162064455041241088">http://twitter.com/fairfrogNL/statuses/1162064455041241088</text:a></text:p>
          </table:table-cell>
          <table:table-cell office:value-type="string" table:style-name="ce5">
            <text:p>{"hashtags":[],"symbols":[],"user_mentions":[{"screen_name":"plasticsoupfoun","name":"Plastic Soup Foundation","id":358158544,"id_str":"358158544","indices":[3,19]}],"urls":[]}</text:p>
          </table:table-cell>
          <table:table-cell table:number-columns-repeated="16366"/>
        </table:table-row>
        <table:table-row table:style-name="ro1">
          <table:table-cell office:value-type="string" table:style-name="ce4">
            <text:p>1162064179349639168</text:p>
          </table:table-cell>
          <table:table-cell office:value-type="string" table:style-name="ce5">
            <text:p>Corjansen</text:p>
          </table:table-cell>
          <table:table-cell office:value-type="string" table:style-name="ce6">
            <text:p>#hearhear keep up the good work 👍🔝 https://t.co/2zew1LbGrz</text:p>
          </table:table-cell>
          <table:table-cell office:value-type="string" table:style-name="ce5">
            <text:p>Thu Aug 15 18:11:05 +0000 2019</text:p>
          </table:table-cell>
          <table:table-cell office:value-type="date" office:date-value="2019-08-15T19:11:05" table:style-name="ce7">
            <text:p>15/08/2019 19:11:05</text:p>
          </table:table-cell>
          <table:table-cell table:number-columns-repeated="4" table:style-name="ce5"/>
          <table:table-cell office:value-type="string" table:style-name="ce5">
            <text:p>27024050</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411825120718487552/6G7MeQob_normal.jpeg">http://pbs.twimg.com/profile_images/411825120718487552/6G7MeQob_normal.jpeg</text:a></text:p>
          </table:table-cell>
          <table:table-cell office:value-type="float" office:value="1498" table:style-name="ce5">
            <text:p>1498</text:p>
          </table:table-cell>
          <table:table-cell office:value-type="float" office:value="764" table:style-name="ce5">
            <text:p>764</text:p>
          </table:table-cell>
          <table:table-cell office:value-type="string" table:style-name="ce5">
            <text:p>Utrecht, Utrecht</text:p>
          </table:table-cell>
          <table:table-cell office:value-type="string" table:style-name="ce8">
            <text:p><text:a xlink:href="http://twitter.com/Corjansen/statuses/1162064179349639168">http://twitter.com/Corjansen/statuses/1162064179349639168</text:a></text:p>
          </table:table-cell>
          <table:table-cell office:value-type="string" table:style-name="ce5">
            <text:p>{"hashtags":[{"text":"hearhear","indices":[0,9]}],"symbols":[],"user_mentions":[],"urls":[{"url":"https://t.co/2zew1LbGrz","expanded_url":"https://twitter.com/uniutrecht/status/1161950927076626432","display_url":"twitter.com/uniutrecht/sta…","indices":[35,58]}]}</text:p>
          </table:table-cell>
          <table:table-cell table:number-columns-repeated="16366"/>
        </table:table-row>
        <table:table-row table:style-name="ro4">
          <table:table-cell office:value-type="string" table:style-name="ce4">
            <text:p>1162062737536626688</text:p>
          </table:table-cell>
          <table:table-cell office:value-type="string" table:style-name="ce5">
            <text:p>HoneymoonGondol</text:p>
          </table:table-cell>
          <table:table-cell office:value-type="string" table:style-name="ce6">
            <text:p>RT @plasticsoupfoun: Onderzoekers hebben microplastics aangetroffen in de sneeuw op de Noordpool. Momenteel weten we nog weinig over de gevolgen van microplastics op onze gezondheid. Martin van den Berg, hoogleraar toxicologie aan de @UniUtrecht, spreekt zijn zorgen uit 👉 https://t.co/hBdYY3eKLL https://t.co/QBgBINBYnA</text:p>
          </table:table-cell>
          <table:table-cell office:value-type="string" table:style-name="ce5">
            <text:p>Thu Aug 15 18:05:21 +0000 2019</text:p>
          </table:table-cell>
          <table:table-cell office:value-type="date" office:date-value="2019-08-15T19:05:21" table:style-name="ce7">
            <text:p>15/08/2019 19:05:21</text:p>
          </table:table-cell>
          <table:table-cell table:number-columns-repeated="4" table:style-name="ce5"/>
          <table:table-cell office:value-type="string" table:style-name="ce5">
            <text:p>2367806942</text:p>
          </table:table-cell>
          <table:table-cell table:style-name="ce5"/>
          <table:table-cell office:value-type="string" table:style-name="ce5">
            <text:p>&lt;a href="http://twibble.io" rel="nofollow"&gt;Twibble.io&lt;/a&gt;</text:p>
          </table:table-cell>
          <table:table-cell office:value-type="string" table:style-name="ce8">
            <text:p><text:a xlink:href="http://pbs.twimg.com/profile_images/743798983588483072/UBYVO4EV_normal.jpg">http://pbs.twimg.com/profile_images/743798983588483072/UBYVO4EV_normal.jpg</text:a></text:p>
          </table:table-cell>
          <table:table-cell office:value-type="float" office:value="49587" table:style-name="ce5">
            <text:p>49587</text:p>
          </table:table-cell>
          <table:table-cell office:value-type="float" office:value="2508" table:style-name="ce5">
            <text:p>2508</text:p>
          </table:table-cell>
          <table:table-cell office:value-type="string" table:style-name="ce5">
            <text:p>honeymoongondola@gmail.com</text:p>
          </table:table-cell>
          <table:table-cell office:value-type="string" table:style-name="ce8">
            <text:p><text:a xlink:href="http://twitter.com/HoneymoonGondol/statuses/1162062737536626688">http://twitter.com/HoneymoonGondol/statuses/1162062737536626688</text:a></text:p>
          </table:table-cell>
          <table:table-cell office:value-type="string" table:style-name="ce5">
            <text:p>{"hashtags":[],"symbols":[],"user_mentions":[{"screen_name":"plasticsoupfoun","name":"Plastic Soup Foundation","id":358158544,"id_str":"358158544","indices":[3,19]}],"urls":[]}</text:p>
          </table:table-cell>
          <table:table-cell table:number-columns-repeated="16366"/>
        </table:table-row>
        <table:table-row table:style-name="ro4">
          <table:table-cell office:value-type="string" table:style-name="ce4">
            <text:p>1162056094962913284</text:p>
          </table:table-cell>
          <table:table-cell office:value-type="string" table:style-name="ce5">
            <text:p>domineePeter</text:p>
          </table:table-cell>
          <table:table-cell office:value-type="string" table:style-name="ce6">
            <text:p>RT @plasticsoupfoun: Onderzoekers hebben microplastics aangetroffen in de sneeuw op de Noordpool. Momenteel weten we nog weinig over de gevolgen van microplastics op onze gezondheid. Martin van den Berg, hoogleraar toxicologie aan de @UniUtrecht, spreekt zijn zorgen uit 👉 https://t.co/hBdYY3eKLL https://t.co/QBgBINBYnA</text:p>
          </table:table-cell>
          <table:table-cell office:value-type="string" table:style-name="ce5">
            <text:p>Thu Aug 15 17:38:57 +0000 2019</text:p>
          </table:table-cell>
          <table:table-cell office:value-type="date" office:date-value="2019-08-15T18:38:57" table:style-name="ce7">
            <text:p>15/08/2019 18:38:57</text:p>
          </table:table-cell>
          <table:table-cell table:number-columns-repeated="4" table:style-name="ce5"/>
          <table:table-cell office:value-type="string" table:style-name="ce5">
            <text:p>322563830</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542974256125345792/ym6rD8SY_normal.jpeg">http://pbs.twimg.com/profile_images/542974256125345792/ym6rD8SY_normal.jpeg</text:a></text:p>
          </table:table-cell>
          <table:table-cell office:value-type="float" office:value="118" table:style-name="ce5">
            <text:p>118</text:p>
          </table:table-cell>
          <table:table-cell office:value-type="float" office:value="100" table:style-name="ce5">
            <text:p>100</text:p>
          </table:table-cell>
          <table:table-cell office:value-type="string" table:style-name="ce5">
            <text:p>Witmarsum, Netherlands</text:p>
          </table:table-cell>
          <table:table-cell office:value-type="string" table:style-name="ce8">
            <text:p><text:a xlink:href="http://twitter.com/domineePeter/statuses/1162056094962913284">http://twitter.com/domineePeter/statuses/1162056094962913284</text:a></text:p>
          </table:table-cell>
          <table:table-cell office:value-type="string" table:style-name="ce5">
            <text:p>{"hashtags":[],"symbols":[],"user_mentions":[{"screen_name":"plasticsoupfoun","name":"Plastic Soup Foundation","id":358158544,"id_str":"358158544","indices":[3,19]}],"urls":[]}</text:p>
          </table:table-cell>
          <table:table-cell table:number-columns-repeated="16366"/>
        </table:table-row>
        <table:table-row table:style-name="ro4">
          <table:table-cell office:value-type="string" table:style-name="ce4">
            <text:p>1162055081140871169</text:p>
          </table:table-cell>
          <table:table-cell office:value-type="string" table:style-name="ce5">
            <text:p>R0Nvisser</text:p>
          </table:table-cell>
          <table:table-cell office:value-type="string" table:style-name="ce6">
            <text:p>RT @huismuizen: @Dierenblogger @RTLnieuws @UtrechtUni @Dierbescherming Wilde dieren zijn alleen op zoek naar voedsel. Wanneer muizen structureel worden gezien wegens hebben ze toegang tot voedsel(resten) Daar ligt de verantwoordelijkheid van mensen. Dat dekbed verhaal komt uit de grote duim</text:p>
          </table:table-cell>
          <table:table-cell office:value-type="string" table:style-name="ce5">
            <text:p>Thu Aug 15 17:34:55 +0000 2019</text:p>
          </table:table-cell>
          <table:table-cell office:value-type="date" office:date-value="2019-08-15T18:34:55" table:style-name="ce7">
            <text:p>15/08/2019 18:34:55</text:p>
          </table:table-cell>
          <table:table-cell table:number-columns-repeated="4" table:style-name="ce5"/>
          <table:table-cell office:value-type="string" table:style-name="ce5">
            <text:p>570907357</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673232493273866240/qc8YxvMh_normal.jpg">http://pbs.twimg.com/profile_images/673232493273866240/qc8YxvMh_normal.jpg</text:a></text:p>
          </table:table-cell>
          <table:table-cell office:value-type="float" office:value="663" table:style-name="ce5">
            <text:p>663</text:p>
          </table:table-cell>
          <table:table-cell office:value-type="float" office:value="364" table:style-name="ce5">
            <text:p>364</text:p>
          </table:table-cell>
          <table:table-cell office:value-type="string" table:style-name="ce5">
            <text:p>Almere, Nederland</text:p>
          </table:table-cell>
          <table:table-cell office:value-type="string" table:style-name="ce8">
            <text:p><text:a xlink:href="http://twitter.com/R0Nvisser/statuses/1162055081140871169">http://twitter.com/R0Nvisser/statuses/1162055081140871169</text:a></text:p>
          </table:table-cell>
          <table:table-cell office:value-type="string" table:style-name="ce5">
            <text:p>{"hashtags":[],"symbols":[],"user_mentions":[{"screen_name":"huismuizen","name":"Robert &amp; Dewi","id":1105892586366136300,"id_str":"1105892586366136320","indices":[3,14]},{"screen_name":"Dierenblogger","name":"Dierenblogger","id":148378502,"id_str":"148378502","indices":[16,30]},{"screen_name":"RTLnieuws","name":"RTL Nieuws","id":20968385,"id_str":"20968385","indices":[31,41]},{"screen_name":"UtrechtUni","name":"Utrecht University","id":33550981,"id_str":"33550981","indices":[42,53]},{"screen_name":"Dierbescherming","name":"Dierenbescherming","id":38518252,"id_str":"38518252","indices":[54,70]}],"urls":[]}</text:p>
          </table:table-cell>
          <table:table-cell table:number-columns-repeated="16366"/>
        </table:table-row>
        <table:table-row table:style-name="ro2">
          <table:table-cell office:value-type="string" table:style-name="ce4">
            <text:p>1162049604399050755</text:p>
          </table:table-cell>
          <table:table-cell office:value-type="string" table:style-name="ce5">
            <text:p>World_100</text:p>
          </table:table-cell>
          <table:table-cell office:value-type="string" table:style-name="ce6">
            <text:p>RT @SudburyM: New #universityrankings from @ShanghaiRanking - Top 10 static, little change in top 50 but with some notable gains for @World_100 <text:s/>members @UW, @EdinburghUni , @OfficialUoM <text:s/>, @UBC <text:s/>and @UtrechtUni Utrecht.</text:p>
          </table:table-cell>
          <table:table-cell office:value-type="string" table:style-name="ce5">
            <text:p>Thu Aug 15 17:13:10 +0000 2019</text:p>
          </table:table-cell>
          <table:table-cell office:value-type="date" office:date-value="2019-08-15T18:13:10" table:style-name="ce7">
            <text:p>15/08/2019 18:13:10</text:p>
          </table:table-cell>
          <table:table-cell table:number-columns-repeated="4" table:style-name="ce5"/>
          <table:table-cell office:value-type="string" table:style-name="ce5">
            <text:p>160501536</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755434239508688896/LBKJw08H_normal.jpg">http://pbs.twimg.com/profile_images/755434239508688896/LBKJw08H_normal.jpg</text:a></text:p>
          </table:table-cell>
          <table:table-cell office:value-type="float" office:value="400" table:style-name="ce5">
            <text:p>400</text:p>
          </table:table-cell>
          <table:table-cell office:value-type="float" office:value="558" table:style-name="ce5">
            <text:p>558</text:p>
          </table:table-cell>
          <table:table-cell table:style-name="ce5"/>
          <table:table-cell office:value-type="string" table:style-name="ce8">
            <text:p><text:a xlink:href="http://twitter.com/World_100/statuses/1162049604399050755">http://twitter.com/World_100/statuses/1162049604399050755</text:a></text:p>
          </table:table-cell>
          <table:table-cell office:value-type="string" table:style-name="ce5">
            <text:p>{"hashtags":[{"text":"universityrankings","indices":[18,37]}],"symbols":[],"user_mentions":[{"screen_name":"SudburyM","name":"Mark Sudbury","id":475024376,"id_str":"475024376","indices":[3,12]},{"screen_name":"ShanghaiRanking","name":"ShanghaiRanking","id":394503067,"id_str":"394503067","indices":[43,59]}],"urls":[]}</text:p>
          </table:table-cell>
          <table:table-cell table:number-columns-repeated="16366"/>
        </table:table-row>
        <table:table-row table:style-name="ro5">
          <table:table-cell office:value-type="string" table:style-name="ce4">
            <text:p>1162048375694483456</text:p>
          </table:table-cell>
          <table:table-cell office:value-type="string" table:style-name="ce5">
            <text:p>SudburyM</text:p>
          </table:table-cell>
          <table:table-cell office:value-type="string" table:style-name="ce6">
            <text:p>New #universityrankings from @ShanghaiRanking - Top 10 static, little change in top 50 but with some notable gains for @World_100 <text:s/>members @UW, @EdinburghUni , @OfficialUoM <text:s/>, @UBC <text:s/>and @UtrechtUni Utrecht.</text:p>
          </table:table-cell>
          <table:table-cell office:value-type="string" table:style-name="ce5">
            <text:p>Thu Aug 15 17:08:17 +0000 2019</text:p>
          </table:table-cell>
          <table:table-cell office:value-type="date" office:date-value="2019-08-15T18:08:17" table:style-name="ce7">
            <text:p>15/08/2019 18:08:17</text:p>
          </table:table-cell>
          <table:table-cell table:number-columns-repeated="4" table:style-name="ce5"/>
          <table:table-cell office:value-type="string" table:style-name="ce5">
            <text:p>47502437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25" table:style-name="ce5">
            <text:p>25</text:p>
          </table:table-cell>
          <table:table-cell office:value-type="float" office:value="25" table:style-name="ce5">
            <text:p>25</text:p>
          </table:table-cell>
          <table:table-cell office:value-type="string" table:style-name="ce5">
            <text:p>London, UK</text:p>
          </table:table-cell>
          <table:table-cell office:value-type="string" table:style-name="ce8">
            <text:p><text:a xlink:href="http://twitter.com/SudburyM/statuses/1162048375694483456">http://twitter.com/SudburyM/statuses/1162048375694483456</text:a></text:p>
          </table:table-cell>
          <table:table-cell office:value-type="string" table:style-name="ce5">
            <text:p>{"hashtags":[{"text":"universityrankings","indices":[4,23]}],"symbols":[],"user_mentions":[{"screen_name":"ShanghaiRanking","name":"ShanghaiRanking","id":394503067,"id_str":"394503067","indices":[29,45]},{"screen_name":"World_100","name":"World 100 Network","id":160501536,"id_str":"160501536","indices":[119,129]},{"screen_name":"UW","name":"University of Washington","id":27103822,"id_str":"27103822","indices":[139,142]},{"screen_name":"EdinburghUni","name":"The University of Edinburgh","id":23426889,"id_str":"23426889","indices":[144,157]},{"screen_name":"OfficialUoM","name":"The University of Manchester","id":2217874898,"id_str":"2217874898","indices":[160,172]},{"screen_name":"UBC","name":"University of British Columbia","id":28453440,"id_str":"28453440","indices":[176,180]},{"screen_name":"UtrechtUni","name":"Utrecht University","id":33550981,"id_str":"33550981","indices":[186,197]}],"urls":[]}</text:p>
          </table:table-cell>
          <table:table-cell table:number-columns-repeated="16366"/>
        </table:table-row>
        <table:table-row table:style-name="ro1">
          <table:table-cell office:value-type="string" table:style-name="ce4">
            <text:p>1162044893168054272</text:p>
          </table:table-cell>
          <table:table-cell office:value-type="string" table:style-name="ce5">
            <text:p>JackieHofstede</text:p>
          </table:table-cell>
          <table:table-cell office:value-type="string" table:style-name="ce6">
            <text:p>Trots op de UU!!! https://t.co/CMimp1ZhCu</text:p>
          </table:table-cell>
          <table:table-cell office:value-type="string" table:style-name="ce5">
            <text:p>Thu Aug 15 16:54:26 +0000 2019</text:p>
          </table:table-cell>
          <table:table-cell office:value-type="date" office:date-value="2019-08-15T17:54:26" table:style-name="ce7">
            <text:p>15/08/2019 17:54:26</text:p>
          </table:table-cell>
          <table:table-cell table:number-columns-repeated="4" table:style-name="ce5"/>
          <table:table-cell office:value-type="string" table:style-name="ce5">
            <text:p>244611961</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160958204676886528/WEhA9zpO_normal.jpg">http://pbs.twimg.com/profile_images/1160958204676886528/WEhA9zpO_normal.jpg</text:a></text:p>
          </table:table-cell>
          <table:table-cell office:value-type="float" office:value="112" table:style-name="ce5">
            <text:p>112</text:p>
          </table:table-cell>
          <table:table-cell office:value-type="float" office:value="179" table:style-name="ce5">
            <text:p>179</text:p>
          </table:table-cell>
          <table:table-cell office:value-type="string" table:style-name="ce5">
            <text:p>unknown</text:p>
          </table:table-cell>
          <table:table-cell office:value-type="string" table:style-name="ce8">
            <text:p><text:a xlink:href="http://twitter.com/JackieHofstede/statuses/1162044893168054272">http://twitter.com/JackieHofstede/statuses/1162044893168054272</text:a></text:p>
          </table:table-cell>
          <table:table-cell office:value-type="string" table:style-name="ce5">
            <text:p>{"hashtags":[],"symbols":[],"user_mentions":[],"urls":[{"url":"https://t.co/CMimp1ZhCu","expanded_url":"https://twitter.com/utrechtuni/status/1161952121606090752","display_url":"twitter.com/utrechtuni/sta…","indices":[18,41]}]}</text:p>
          </table:table-cell>
          <table:table-cell table:number-columns-repeated="16366"/>
        </table:table-row>
        <table:table-row table:style-name="ro5">
          <table:table-cell office:value-type="string" table:style-name="ce4">
            <text:p>1162042573495709703</text:p>
          </table:table-cell>
          <table:table-cell office:value-type="string" table:style-name="ce5">
            <text:p>IDinChildren</text:p>
          </table:table-cell>
          <table:table-cell office:value-type="string" table:style-name="ce6">
            <text:p>Kids born to older parents less likely to have #behavior problems, according to researchers from @UniUtrecht. https://t.co/ci55nOoy67 #aggression #anxiety #depression</text:p>
          </table:table-cell>
          <table:table-cell office:value-type="string" table:style-name="ce5">
            <text:p>Thu Aug 15 16:45:13 +0000 2019</text:p>
          </table:table-cell>
          <table:table-cell office:value-type="date" office:date-value="2019-08-15T17:45:13" table:style-name="ce7">
            <text:p>15/08/2019 17:45:13</text:p>
          </table:table-cell>
          <table:table-cell table:number-columns-repeated="4" table:style-name="ce5"/>
          <table:table-cell office:value-type="string" table:style-name="ce5">
            <text:p>27648427</text:p>
          </table:table-cell>
          <table:table-cell table:style-name="ce5"/>
          <table:table-cell office:value-type="string" table:style-name="ce5">
            <text:p>&lt;a href="https://www.hootsuite.com" rel="nofollow"&gt;Hootsuite Inc.&lt;/a&gt;</text:p>
          </table:table-cell>
          <table:table-cell office:value-type="string" table:style-name="ce8">
            <text:p><text:a xlink:href="http://pbs.twimg.com/profile_images/1138152029224935424/tAmdnsX2_normal.png">http://pbs.twimg.com/profile_images/1138152029224935424/tAmdnsX2_normal.png</text:a></text:p>
          </table:table-cell>
          <table:table-cell office:value-type="float" office:value="3687" table:style-name="ce5">
            <text:p>3687</text:p>
          </table:table-cell>
          <table:table-cell office:value-type="float" office:value="363" table:style-name="ce5">
            <text:p>363</text:p>
          </table:table-cell>
          <table:table-cell office:value-type="string" table:style-name="ce5">
            <text:p>Thorofare, NJ</text:p>
          </table:table-cell>
          <table:table-cell office:value-type="string" table:style-name="ce8">
            <text:p><text:a xlink:href="http://twitter.com/IDinChildren/statuses/1162042573495709703">http://twitter.com/IDinChildren/statuses/1162042573495709703</text:a></text:p>
          </table:table-cell>
          <table:table-cell office:value-type="string" table:style-name="ce5">
            <text:p>{"hashtags":[{"text":"behavior","indices":[47,56]},{"text":"aggression","indices":[134,145]},{"text":"anxiety","indices":[146,154]},{"text":"depression","indices":[155,166]}],"symbols":[],"user_mentions":[{"screen_name":"UniUtrecht","name":"Universiteit Utrecht","id":33548291,"id_str":"33548291","indices":[97,108]}],"urls":[{"url":"https://t.co/ci55nOoy67","expanded_url":"https://www.healio.com/pediatrics/developmental-behavioral-medicine/news/online/%7Bc176b7d7-7bdc-45c7-8979-007c0ba5d065%7D/kids-born-to-older-parents-less-likely-to-have-behavior-problems","display_url":"healio.com/pediatrics/dev…","indices":[110,133]}]}</text:p>
          </table:table-cell>
          <table:table-cell table:number-columns-repeated="16366"/>
        </table:table-row>
        <table:table-row table:style-name="ro8">
          <table:table-cell office:value-type="string" table:style-name="ce4">
            <text:p>1162035030056689665</text:p>
          </table:table-cell>
          <table:table-cell office:value-type="string" table:style-name="ce5">
            <text:p>ErwinAKamp</text:p>
          </table:table-cell>
          <table:table-cell office:value-type="string" table:style-name="ce6">
            <text:p>Trots op onze Universiteit in de @ProvUtrecht Proficiat! @UniUtrecht https://t.co/HXR67DwwPU</text:p>
          </table:table-cell>
          <table:table-cell office:value-type="string" table:style-name="ce5">
            <text:p>Thu Aug 15 16:15:15 +0000 2019</text:p>
          </table:table-cell>
          <table:table-cell office:value-type="date" office:date-value="2019-08-15T17:15:15" table:style-name="ce7">
            <text:p>15/08/2019 17:15:15</text:p>
          </table:table-cell>
          <table:table-cell table:number-columns-repeated="4" table:style-name="ce5"/>
          <table:table-cell office:value-type="string" table:style-name="ce5">
            <text:p>246672382</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085498735646425088/ycvFpNXd_normal.jpg">http://pbs.twimg.com/profile_images/1085498735646425088/ycvFpNXd_normal.jpg</text:a></text:p>
          </table:table-cell>
          <table:table-cell office:value-type="float" office:value="685" table:style-name="ce5">
            <text:p>685</text:p>
          </table:table-cell>
          <table:table-cell office:value-type="float" office:value="39" table:style-name="ce5">
            <text:p>39</text:p>
          </table:table-cell>
          <table:table-cell office:value-type="string" table:style-name="ce5">
            <text:p>Doorn, The Netherlands</text:p>
          </table:table-cell>
          <table:table-cell office:value-type="string" table:style-name="ce8">
            <text:p><text:a xlink:href="http://twitter.com/ErwinAKamp/statuses/1162035030056689665">http://twitter.com/ErwinAKamp/statuses/1162035030056689665</text:a></text:p>
          </table:table-cell>
          <table:table-cell office:value-type="string" table:style-name="ce5">
            <text:p>{"hashtags":[],"symbols":[],"user_mentions":[{"screen_name":"ProvUtrecht","name":"Provincie Utrecht","id":66700618,"id_str":"66700618","indices":[33,45]},{"screen_name":"UniUtrecht","name":"Universiteit Utrecht","id":33548291,"id_str":"33548291","indices":[57,68]}],"urls":[{"url":"https://t.co/HXR67DwwPU","expanded_url":"https://twitter.com/uniutrecht/status/1161950927076626432","display_url":"twitter.com/uniutrecht/sta…","indices":[69,92]}]}</text:p>
          </table:table-cell>
          <table:table-cell table:number-columns-repeated="16366"/>
        </table:table-row>
        <table:table-row table:style-name="ro4">
          <table:table-cell office:value-type="string" table:style-name="ce4">
            <text:p>1162034716842897411</text:p>
          </table:table-cell>
          <table:table-cell office:value-type="string" table:style-name="ce5">
            <text:p>VickyStratigaki</text:p>
          </table:table-cell>
          <table:table-cell office:value-type="string" table:style-name="ce6">
            <text:p>RT @NIOZnieuws: "Seaweed is great to use as a CO2 neutral food source, but not to sink to the ocean floor" reacts @NIOZnieuws researcher @GertJanReichart to @ClimateCleanup. However sharing ideas about possible short and long term solutions is very important. @VroegeVogels @NWONieuws @UniUtrecht https://t.co/Zb1DoWpcQe</text:p>
          </table:table-cell>
          <table:table-cell office:value-type="string" table:style-name="ce5">
            <text:p>Thu Aug 15 16:14:00 +0000 2019</text:p>
          </table:table-cell>
          <table:table-cell office:value-type="date" office:date-value="2019-08-15T17:14:00" table:style-name="ce7">
            <text:p>15/08/2019 17:14:00</text:p>
          </table:table-cell>
          <table:table-cell table:number-columns-repeated="4" table:style-name="ce5"/>
          <table:table-cell office:value-type="string" table:style-name="ce5">
            <text:p>978325346</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086178687106600960/ntq__YKW_normal.jpg">http://pbs.twimg.com/profile_images/1086178687106600960/ntq__YKW_normal.jpg</text:a></text:p>
          </table:table-cell>
          <table:table-cell office:value-type="float" office:value="130" table:style-name="ce5">
            <text:p>130</text:p>
          </table:table-cell>
          <table:table-cell office:value-type="float" office:value="265" table:style-name="ce5">
            <text:p>265</text:p>
          </table:table-cell>
          <table:table-cell office:value-type="string" table:style-name="ce5">
            <text:p>Belgium</text:p>
          </table:table-cell>
          <table:table-cell office:value-type="string" table:style-name="ce8">
            <text:p><text:a xlink:href="http://twitter.com/VickyStratigaki/statuses/1162034716842897411">http://twitter.com/VickyStratigaki/statuses/1162034716842897411</text:a></text:p>
          </table:table-cell>
          <table:table-cell office:value-type="string" table:style-name="ce5">
            <text:p>{"hashtags":[],"symbols":[],"user_mentions":[{"screen_name":"NIOZnieuws","name":"NIOZ","id":222443193,"id_str":"222443193","indices":[3,14]},{"screen_name":"NIOZnieuws","name":"NIOZ","id":222443193,"id_str":"222443193","indices":[114,125]}],"urls":[]}</text:p>
          </table:table-cell>
          <table:table-cell table:number-columns-repeated="16366"/>
        </table:table-row>
        <table:table-row table:style-name="ro2">
          <table:table-cell office:value-type="string" table:style-name="ce4">
            <text:p>1162031308823904257</text:p>
          </table:table-cell>
          <table:table-cell office:value-type="string" table:style-name="ce5">
            <text:p>ffateha_</text:p>
          </table:table-cell>
          <table:table-cell office:value-type="string" table:style-name="ce6">
            <text:p>RT @mariadelcuy: I really enjoy working at Utrecht University, but please remember that if being in a ranking means competing with each other, overworking and not thinking about the societal value of our work, it is worthless! (I don't like rankings personally) https://t.co/eG5qt9GN17</text:p>
          </table:table-cell>
          <table:table-cell office:value-type="string" table:style-name="ce5">
            <text:p>Thu Aug 15 16:00:28 +0000 2019</text:p>
          </table:table-cell>
          <table:table-cell office:value-type="date" office:date-value="2019-08-15T17:00:28" table:style-name="ce7">
            <text:p>15/08/2019 17:00:28</text:p>
          </table:table-cell>
          <table:table-cell table:number-columns-repeated="4" table:style-name="ce5"/>
          <table:table-cell office:value-type="string" table:style-name="ce5">
            <text:p>2414429829</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156847926322221056/c0b3YuSw_normal.jpg">http://pbs.twimg.com/profile_images/1156847926322221056/c0b3YuSw_normal.jpg</text:a></text:p>
          </table:table-cell>
          <table:table-cell office:value-type="float" office:value="395" table:style-name="ce5">
            <text:p>395</text:p>
          </table:table-cell>
          <table:table-cell office:value-type="float" office:value="610" table:style-name="ce5">
            <text:p>610</text:p>
          </table:table-cell>
          <table:table-cell office:value-type="string" table:style-name="ce5">
            <text:p>usually near food</text:p>
          </table:table-cell>
          <table:table-cell office:value-type="string" table:style-name="ce8">
            <text:p><text:a xlink:href="http://twitter.com/ffateha_/statuses/1162031308823904257">http://twitter.com/ffateha_/statuses/1162031308823904257</text:a></text:p>
          </table:table-cell>
          <table:table-cell office:value-type="string" table:style-name="ce5">
            <text:p>{"hashtags":[],"symbols":[],"user_mentions":[{"screen_name":"mariadelcuy","name":"Maria del Cuy","id":38186606,"id_str":"38186606","indices":[3,15]}],"urls":[]}</text:p>
          </table:table-cell>
          <table:table-cell table:number-columns-repeated="16366"/>
        </table:table-row>
        <table:table-row table:style-name="ro4">
          <table:table-cell office:value-type="string" table:style-name="ce4">
            <text:p>1162031203169570823</text:p>
          </table:table-cell>
          <table:table-cell office:value-type="string" table:style-name="ce5">
            <text:p>plasticsoupfoun</text:p>
          </table:table-cell>
          <table:table-cell office:value-type="string" table:style-name="ce6">
            <text:p>Onderzoekers hebben microplastics aangetroffen in de sneeuw op de Noordpool. Momenteel weten we nog weinig over de gevolgen van microplastics op onze gezondheid. Martin van den Berg, hoogleraar toxicologie aan de @UniUtrecht, spreekt zijn zorgen uit 👉 https://t.co/hBdYY3eKLL https://t.co/QBgBINBYnA</text:p>
          </table:table-cell>
          <table:table-cell office:value-type="string" table:style-name="ce5">
            <text:p>Thu Aug 15 16:00:02 +0000 2019</text:p>
          </table:table-cell>
          <table:table-cell office:value-type="date" office:date-value="2019-08-15T17:00:02" table:style-name="ce7">
            <text:p>15/08/2019 17:00:02</text:p>
          </table:table-cell>
          <table:table-cell table:number-columns-repeated="4" table:style-name="ce5"/>
          <table:table-cell office:value-type="string" table:style-name="ce5">
            <text:p>358158544</text:p>
          </table:table-cell>
          <table:table-cell table:style-name="ce5"/>
          <table:table-cell office:value-type="string" table:style-name="ce5">
            <text:p>&lt;a href="https://buffer.com" rel="nofollow"&gt;Buffer&lt;/a&gt;</text:p>
          </table:table-cell>
          <table:table-cell office:value-type="string" table:style-name="ce8">
            <text:p><text:a xlink:href="http://pbs.twimg.com/profile_images/1153310773235650560/V0Q4f9a2_normal.jpg">http://pbs.twimg.com/profile_images/1153310773235650560/V0Q4f9a2_normal.jpg</text:a></text:p>
          </table:table-cell>
          <table:table-cell office:value-type="float" office:value="16465" table:style-name="ce5">
            <text:p>16465</text:p>
          </table:table-cell>
          <table:table-cell office:value-type="float" office:value="1513" table:style-name="ce5">
            <text:p>1513</text:p>
          </table:table-cell>
          <table:table-cell office:value-type="string" table:style-name="ce5">
            <text:p>Amsterdam</text:p>
          </table:table-cell>
          <table:table-cell office:value-type="string" table:style-name="ce8">
            <text:p><text:a xlink:href="http://twitter.com/plasticsoupfoun/statuses/1162031203169570823">http://twitter.com/plasticsoupfoun/statuses/1162031203169570823</text:a></text:p>
          </table:table-cell>
          <table:table-cell office:value-type="string" table:style-name="ce5">
            <text:p>{"hashtags":[],"symbols":[],"user_mentions":[{"screen_name":"UniUtrecht","name":"Universiteit Utrecht","id":33548291,"id_str":"33548291","indices":[213,224]}],"urls":[{"url":"https://t.co/hBdYY3eKLL","expanded_url":"https://buff.ly/2MiakUM","display_url":"buff.ly/2MiakUM","indices":[252,275]}],"media":[{"id":1162031201466638300,"id_str":"1162031201466638336","indices":[276,299],"media_url":"http://pbs.twimg.com/media/ECBdOJVW4AAq-0u.jpg","media_url_https":"https://pbs.twimg.com/media/ECBdOJVW4AAq-0u.jpg","url":"https://t.co/QBgBINBYnA","display_url":"pic.twitter.com/QBgBINBYnA","expanded_url":"https://twitter.com/plasticsoupfoun/status/1162031203169570823/photo/1","type":"photo","sizes":{"thumb":{"w":150,"h":150,"resize":"crop"},"large":{"w":763,"h":509,"resize":"fit"},"small":{"w":680,"h":454,"resize":"fit"},"medium":{"w":763,"h":509,"resize":"fit"}}}]}</text:p>
          </table:table-cell>
          <table:table-cell table:number-columns-repeated="16366"/>
        </table:table-row>
        <table:table-row table:style-name="ro2">
          <table:table-cell office:value-type="string" table:style-name="ce4">
            <text:p>1162027318497501186</text:p>
          </table:table-cell>
          <table:table-cell office:value-type="string" table:style-name="ce5">
            <text:p>Vervoort_Joost</text:p>
          </table:table-cell>
          <table:table-cell office:value-type="string" table:style-name="ce6">
            <text:p>RT @mariadelcuy: I really enjoy working at Utrecht University, but please remember that if being in a ranking means competing with each other, overworking and not thinking about the societal value of our work, it is worthless! (I don't like rankings personally) https://t.co/eG5qt9GN17</text:p>
          </table:table-cell>
          <table:table-cell office:value-type="string" table:style-name="ce5">
            <text:p>Thu Aug 15 15:44:36 +0000 2019</text:p>
          </table:table-cell>
          <table:table-cell office:value-type="date" office:date-value="2019-08-15T16:44:36" table:style-name="ce7">
            <text:p>15/08/2019 16:44:36</text:p>
          </table:table-cell>
          <table:table-cell table:number-columns-repeated="4" table:style-name="ce5"/>
          <table:table-cell office:value-type="string" table:style-name="ce5">
            <text:p>3329411729</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154467207042293763/mOvVwps8_normal.jpg">http://pbs.twimg.com/profile_images/1154467207042293763/mOvVwps8_normal.jpg</text:a></text:p>
          </table:table-cell>
          <table:table-cell office:value-type="float" office:value="1442" table:style-name="ce5">
            <text:p>1442</text:p>
          </table:table-cell>
          <table:table-cell office:value-type="float" office:value="2610" table:style-name="ce5">
            <text:p>2610</text:p>
          </table:table-cell>
          <table:table-cell office:value-type="string" table:style-name="ce5">
            <text:p>Oxford, Utrecht, Kyoto.</text:p>
          </table:table-cell>
          <table:table-cell office:value-type="string" table:style-name="ce8">
            <text:p><text:a xlink:href="http://twitter.com/Vervoort_Joost/statuses/1162027318497501186">http://twitter.com/Vervoort_Joost/statuses/1162027318497501186</text:a></text:p>
          </table:table-cell>
          <table:table-cell office:value-type="string" table:style-name="ce5">
            <text:p>{"hashtags":[],"symbols":[],"user_mentions":[{"screen_name":"mariadelcuy","name":"Maria del Cuy","id":38186606,"id_str":"38186606","indices":[3,15]}],"urls":[]}</text:p>
          </table:table-cell>
          <table:table-cell table:number-columns-repeated="16366"/>
        </table:table-row>
        <table:table-row table:style-name="ro2">
          <table:table-cell office:value-type="string" table:style-name="ce4">
            <text:p>1162025837199273985</text:p>
          </table:table-cell>
          <table:table-cell office:value-type="string" table:style-name="ce5">
            <text:p>huismuizen</text:p>
          </table:table-cell>
          <table:table-cell office:value-type="string" table:style-name="ce6">
            <text:p>@Dierenblogger @RTLnieuws @UtrechtUni @Dierbescherming Wilde dieren zijn alleen op zoek naar voedsel. Wanneer muizen structureel worden gezien wegens hebben ze toegang tot voedsel(resten) Daar ligt de verantwoordelijkheid van mensen. Dat dekbed verhaal komt uit de grote duim</text:p>
          </table:table-cell>
          <table:table-cell office:value-type="string" table:style-name="ce5">
            <text:p>Thu Aug 15 15:38:43 +0000 2019</text:p>
          </table:table-cell>
          <table:table-cell office:value-type="date" office:date-value="2019-08-15T16:38:43" table:style-name="ce7">
            <text:p>15/08/2019 16:38:43</text:p>
          </table:table-cell>
          <table:table-cell table:number-columns-repeated="2" table:style-name="ce5"/>
          <table:table-cell office:value-type="string" table:style-name="ce5">
            <text:p>148378502</text:p>
          </table:table-cell>
          <table:table-cell office:value-type="string" table:style-name="ce5">
            <text:p>Dierenblogger</text:p>
          </table:table-cell>
          <table:table-cell office:value-type="string" table:style-name="ce5">
            <text:p>1105892586366136320</text:p>
          </table:table-cell>
          <table:table-cell office:value-type="string" table:style-name="ce5">
            <text:p>1162024063189114885</text:p>
          </table:table-cell>
          <table:table-cell office:value-type="string" table:style-name="ce5">
            <text:p>&lt;a href="http://twitter.com/download/android" rel="nofollow"&gt;Twitter for Android&lt;/a&gt;</text:p>
          </table:table-cell>
          <table:table-cell office:value-type="string" table:style-name="ce8">
            <text:p><text:a xlink:href="http://pbs.twimg.com/profile_images/1106093943920476166/iASatSK3_normal.png">http://pbs.twimg.com/profile_images/1106093943920476166/iASatSK3_normal.png</text:a></text:p>
          </table:table-cell>
          <table:table-cell office:value-type="float" office:value="118" table:style-name="ce5">
            <text:p>118</text:p>
          </table:table-cell>
          <table:table-cell office:value-type="float" office:value="134" table:style-name="ce5">
            <text:p>134</text:p>
          </table:table-cell>
          <table:table-cell office:value-type="string" table:style-name="ce5">
            <text:p>Nederland</text:p>
          </table:table-cell>
          <table:table-cell office:value-type="string" table:style-name="ce8">
            <text:p><text:a xlink:href="http://twitter.com/huismuizen/statuses/1162025837199273985">http://twitter.com/huismuizen/statuses/1162025837199273985</text:a></text:p>
          </table:table-cell>
          <table:table-cell office:value-type="string" table:style-name="ce5">
            <text:p>{"hashtags":[],"symbols":[],"user_mentions":[{"screen_name":"Dierenblogger","name":"Dierenblogger","id":148378502,"id_str":"148378502","indices":[0,14]},{"screen_name":"RTLnieuws","name":"RTL Nieuws","id":20968385,"id_str":"20968385","indices":[15,25]},{"screen_name":"UtrechtUni","name":"Utrecht University","id":33550981,"id_str":"33550981","indices":[26,37]},{"screen_name":"Dierbescherming","name":"Dierenbescherming","id":38518252,"id_str":"38518252","indices":[38,54]}],"urls":[]}</text:p>
          </table:table-cell>
          <table:table-cell table:number-columns-repeated="16366"/>
        </table:table-row>
        <table:table-row table:style-name="ro2">
          <table:table-cell office:value-type="string" table:style-name="ce4">
            <text:p>1162024063189114885</text:p>
          </table:table-cell>
          <table:table-cell office:value-type="string" table:style-name="ce5">
            <text:p>Dierenblogger</text:p>
          </table:table-cell>
          <table:table-cell office:value-type="string" table:style-name="ce6">
            <text:p>@huismuizen @RTLnieuws @UtrechtUni @Dierbescherming Objectieve informatie is niet interessant voor redacties. Daar scoor je geen page views/kijkers mee. Wel met dit soort idiote verhalen. Een aangevreten dekbed! My god...</text:p>
          </table:table-cell>
          <table:table-cell office:value-type="string" table:style-name="ce5">
            <text:p>Thu Aug 15 15:31:40 +0000 2019</text:p>
          </table:table-cell>
          <table:table-cell office:value-type="date" office:date-value="2019-08-15T16:31:40" table:style-name="ce7">
            <text:p>15/08/2019 16:31:40</text:p>
          </table:table-cell>
          <table:table-cell table:number-columns-repeated="2" table:style-name="ce5"/>
          <table:table-cell office:value-type="string" table:style-name="ce5">
            <text:p>1105892586366136320</text:p>
          </table:table-cell>
          <table:table-cell office:value-type="string" table:style-name="ce5">
            <text:p>huismuizen</text:p>
          </table:table-cell>
          <table:table-cell office:value-type="string" table:style-name="ce5">
            <text:p>148378502</text:p>
          </table:table-cell>
          <table:table-cell office:value-type="string" table:style-name="ce5">
            <text:p>1162023142086389760</text:p>
          </table:table-cell>
          <table:table-cell office:value-type="string" table:style-name="ce5">
            <text:p>&lt;a href="https://mobile.twitter.com" rel="nofollow"&gt;Twitter Web App&lt;/a&gt;</text:p>
          </table:table-cell>
          <table:table-cell office:value-type="string" table:style-name="ce8">
            <text:p><text:a xlink:href="http://pbs.twimg.com/profile_images/1038000372810506240/uRf6x8Qm_normal.jpg">http://pbs.twimg.com/profile_images/1038000372810506240/uRf6x8Qm_normal.jpg</text:a></text:p>
          </table:table-cell>
          <table:table-cell office:value-type="float" office:value="1350" table:style-name="ce5">
            <text:p>1350</text:p>
          </table:table-cell>
          <table:table-cell office:value-type="float" office:value="1204" table:style-name="ce5">
            <text:p>1204</text:p>
          </table:table-cell>
          <table:table-cell table:style-name="ce5"/>
          <table:table-cell office:value-type="string" table:style-name="ce8">
            <text:p><text:a xlink:href="http://twitter.com/Dierenblogger/statuses/1162024063189114885">http://twitter.com/Dierenblogger/statuses/1162024063189114885</text:a></text:p>
          </table:table-cell>
          <table:table-cell office:value-type="string" table:style-name="ce5">
            <text:p>{"hashtags":[],"symbols":[],"user_mentions":[{"screen_name":"huismuizen","name":"Robert &amp; Dewi","id":1105892586366136300,"id_str":"1105892586366136320","indices":[0,11]},{"screen_name":"RTLnieuws","name":"RTL Nieuws","id":20968385,"id_str":"20968385","indices":[12,22]},{"screen_name":"UtrechtUni","name":"Utrecht University","id":33550981,"id_str":"33550981","indices":[23,34]},{"screen_name":"Dierbescherming","name":"Dierenbescherming","id":38518252,"id_str":"38518252","indices":[35,51]}],"urls":[]}</text:p>
          </table:table-cell>
          <table:table-cell table:number-columns-repeated="16366"/>
        </table:table-row>
        <table:table-row table:style-name="ro4">
          <table:table-cell office:value-type="string" table:style-name="ce4">
            <text:p>1162023142086389760</text:p>
          </table:table-cell>
          <table:table-cell office:value-type="string" table:style-name="ce5">
            <text:p>huismuizen</text:p>
          </table:table-cell>
          <table:table-cell office:value-type="string" table:style-name="ce6">
            <text:p>@Dierenblogger @RTLnieuws @UtrechtUni @Dierbescherming Maar ze hebben of niet de juiste info over gedrag van muizen of het interesseert ze niet. De hoeveelheid muizen is altijd afhankelijk van het voedselaanbod. En daar ligt de verantwoordelijkheid van de mens door preventieve maatregelen te nemen.</text:p>
          </table:table-cell>
          <table:table-cell office:value-type="string" table:style-name="ce5">
            <text:p>Thu Aug 15 15:28:01 +0000 2019</text:p>
          </table:table-cell>
          <table:table-cell office:value-type="date" office:date-value="2019-08-15T16:28:01" table:style-name="ce7">
            <text:p>15/08/2019 16:28:01</text:p>
          </table:table-cell>
          <table:table-cell table:number-columns-repeated="2" table:style-name="ce5"/>
          <table:table-cell office:value-type="string" table:style-name="ce5">
            <text:p>148378502</text:p>
          </table:table-cell>
          <table:table-cell office:value-type="string" table:style-name="ce5">
            <text:p>Dierenblogger</text:p>
          </table:table-cell>
          <table:table-cell office:value-type="string" table:style-name="ce5">
            <text:p>1105892586366136320</text:p>
          </table:table-cell>
          <table:table-cell office:value-type="string" table:style-name="ce5">
            <text:p>1162021656820408321</text:p>
          </table:table-cell>
          <table:table-cell office:value-type="string" table:style-name="ce5">
            <text:p>&lt;a href="http://twitter.com/download/android" rel="nofollow"&gt;Twitter for Android&lt;/a&gt;</text:p>
          </table:table-cell>
          <table:table-cell office:value-type="string" table:style-name="ce8">
            <text:p><text:a xlink:href="http://pbs.twimg.com/profile_images/1106093943920476166/iASatSK3_normal.png">http://pbs.twimg.com/profile_images/1106093943920476166/iASatSK3_normal.png</text:a></text:p>
          </table:table-cell>
          <table:table-cell office:value-type="float" office:value="118" table:style-name="ce5">
            <text:p>118</text:p>
          </table:table-cell>
          <table:table-cell office:value-type="float" office:value="134" table:style-name="ce5">
            <text:p>134</text:p>
          </table:table-cell>
          <table:table-cell office:value-type="string" table:style-name="ce5">
            <text:p>Nederland</text:p>
          </table:table-cell>
          <table:table-cell office:value-type="string" table:style-name="ce8">
            <text:p><text:a xlink:href="http://twitter.com/huismuizen/statuses/1162023142086389760">http://twitter.com/huismuizen/statuses/1162023142086389760</text:a></text:p>
          </table:table-cell>
          <table:table-cell office:value-type="string" table:style-name="ce5">
            <text:p>{"hashtags":[],"symbols":[],"user_mentions":[{"screen_name":"Dierenblogger","name":"Dierenblogger","id":148378502,"id_str":"148378502","indices":[0,14]},{"screen_name":"RTLnieuws","name":"RTL Nieuws","id":20968385,"id_str":"20968385","indices":[15,25]},{"screen_name":"UtrechtUni","name":"Utrecht University","id":33550981,"id_str":"33550981","indices":[26,37]},{"screen_name":"Dierbescherming","name":"Dierenbescherming","id":38518252,"id_str":"38518252","indices":[38,54]}],"urls":[]}</text:p>
          </table:table-cell>
          <table:table-cell table:number-columns-repeated="16366"/>
        </table:table-row>
        <table:table-row table:style-name="ro2">
          <table:table-cell office:value-type="string" table:style-name="ce4">
            <text:p>1162021656820408321</text:p>
          </table:table-cell>
          <table:table-cell office:value-type="string" table:style-name="ce5">
            <text:p>Dierenblogger</text:p>
          </table:table-cell>
          <table:table-cell office:value-type="string" table:style-name="ce6">
            <text:p>@huismuizen @RTLnieuws @UtrechtUni @Dierbescherming Yep. Zijn ze goed in. Wilde dieren zijn de vijand! Niet alleen RTL, maar ook andere media. Ze zouden allemaal dit interview met Eva Meijer eens moeten lezen: https://t.co/gzkR0ujb64</text:p>
          </table:table-cell>
          <table:table-cell office:value-type="string" table:style-name="ce5">
            <text:p>Thu Aug 15 15:22:06 +0000 2019</text:p>
          </table:table-cell>
          <table:table-cell office:value-type="date" office:date-value="2019-08-15T16:22:06" table:style-name="ce7">
            <text:p>15/08/2019 16:22:06</text:p>
          </table:table-cell>
          <table:table-cell table:number-columns-repeated="2" table:style-name="ce5"/>
          <table:table-cell office:value-type="string" table:style-name="ce5">
            <text:p>1105892586366136320</text:p>
          </table:table-cell>
          <table:table-cell office:value-type="string" table:style-name="ce5">
            <text:p>huismuizen</text:p>
          </table:table-cell>
          <table:table-cell office:value-type="string" table:style-name="ce5">
            <text:p>148378502</text:p>
          </table:table-cell>
          <table:table-cell office:value-type="string" table:style-name="ce5">
            <text:p>1162014581172133889</text:p>
          </table:table-cell>
          <table:table-cell office:value-type="string" table:style-name="ce5">
            <text:p>&lt;a href="https://mobile.twitter.com" rel="nofollow"&gt;Twitter Web App&lt;/a&gt;</text:p>
          </table:table-cell>
          <table:table-cell office:value-type="string" table:style-name="ce8">
            <text:p><text:a xlink:href="http://pbs.twimg.com/profile_images/1038000372810506240/uRf6x8Qm_normal.jpg">http://pbs.twimg.com/profile_images/1038000372810506240/uRf6x8Qm_normal.jpg</text:a></text:p>
          </table:table-cell>
          <table:table-cell office:value-type="float" office:value="1350" table:style-name="ce5">
            <text:p>1350</text:p>
          </table:table-cell>
          <table:table-cell office:value-type="float" office:value="1204" table:style-name="ce5">
            <text:p>1204</text:p>
          </table:table-cell>
          <table:table-cell table:style-name="ce5"/>
          <table:table-cell office:value-type="string" table:style-name="ce8">
            <text:p><text:a xlink:href="http://twitter.com/Dierenblogger/statuses/1162021656820408321">http://twitter.com/Dierenblogger/statuses/1162021656820408321</text:a></text:p>
          </table:table-cell>
          <table:table-cell office:value-type="string" table:style-name="ce5">
            <text:p>{"hashtags":[],"symbols":[],"user_mentions":[{"screen_name":"huismuizen","name":"Robert &amp; Dewi","id":1105892586366136300,"id_str":"1105892586366136320","indices":[0,11]},{"screen_name":"RTLnieuws","name":"RTL Nieuws","id":20968385,"id_str":"20968385","indices":[12,22]},{"screen_name":"UtrechtUni","name":"Utrecht University","id":33550981,"id_str":"33550981","indices":[23,34]},{"screen_name":"Dierbescherming","name":"Dierenbescherming","id":38518252,"id_str":"38518252","indices":[35,51]}],"urls":[{"url":"https://t.co/gzkR0ujb64","expanded_url":"https://fauna4life.nl/eva-meijer-over-onze-omgang-met-wilde-dieren-anders-met-dieren-samenleven-heeft-politieke-verandering-nodig/","display_url":"fauna4life.nl/eva-meijer-ove…","indices":[210,233]}]}</text:p>
          </table:table-cell>
          <table:table-cell table:number-columns-repeated="16366"/>
        </table:table-row>
        <table:table-row table:style-name="ro4">
          <table:table-cell office:value-type="string" table:style-name="ce4">
            <text:p>1162021186697609216</text:p>
          </table:table-cell>
          <table:table-cell office:value-type="string" table:style-name="ce5">
            <text:p>Dierenblogger</text:p>
          </table:table-cell>
          <table:table-cell office:value-type="string" table:style-name="ce6">
            <text:p>RT @huismuizen: @Dierenblogger @RTLnieuws @RTLnieuws had voor wederhoor ook andere kennisinstituten op gebied van dierplaagbeheersing en voorkomen overlast en dierenleed zoals Censas, @UtrechtUni en @Dierbescherming kunnen benaderen ipv huisvrouwen voor dit artikel met hoog sensatiegehalte</text:p>
          </table:table-cell>
          <table:table-cell office:value-type="string" table:style-name="ce5">
            <text:p>Thu Aug 15 15:20:14 +0000 2019</text:p>
          </table:table-cell>
          <table:table-cell office:value-type="date" office:date-value="2019-08-15T16:20:14" table:style-name="ce7">
            <text:p>15/08/2019 16:20:14</text:p>
          </table:table-cell>
          <table:table-cell table:number-columns-repeated="4" table:style-name="ce5"/>
          <table:table-cell office:value-type="string" table:style-name="ce5">
            <text:p>148378502</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038000372810506240/uRf6x8Qm_normal.jpg">http://pbs.twimg.com/profile_images/1038000372810506240/uRf6x8Qm_normal.jpg</text:a></text:p>
          </table:table-cell>
          <table:table-cell office:value-type="float" office:value="1350" table:style-name="ce5">
            <text:p>1350</text:p>
          </table:table-cell>
          <table:table-cell office:value-type="float" office:value="1204" table:style-name="ce5">
            <text:p>1204</text:p>
          </table:table-cell>
          <table:table-cell table:style-name="ce5"/>
          <table:table-cell office:value-type="string" table:style-name="ce8">
            <text:p><text:a xlink:href="http://twitter.com/Dierenblogger/statuses/1162021186697609216">http://twitter.com/Dierenblogger/statuses/1162021186697609216</text:a></text:p>
          </table:table-cell>
          <table:table-cell office:value-type="string" table:style-name="ce5">
            <text:p>{"hashtags":[],"symbols":[],"user_mentions":[{"screen_name":"huismuizen","name":"Robert &amp; Dewi","id":1105892586366136300,"id_str":"1105892586366136320","indices":[3,14]},{"screen_name":"Dierenblogger","name":"Dierenblogger","id":148378502,"id_str":"148378502","indices":[16,30]},{"screen_name":"RTLnieuws","name":"RTL Nieuws","id":20968385,"id_str":"20968385","indices":[31,41]},{"screen_name":"RTLnieuws","name":"RTL Nieuws","id":20968385,"id_str":"20968385","indices":[42,52]}],"urls":[]}</text:p>
          </table:table-cell>
          <table:table-cell table:number-columns-repeated="16366"/>
        </table:table-row>
        <table:table-row table:style-name="ro8">
          <table:table-cell office:value-type="string" table:style-name="ce4">
            <text:p>1162018393815441409</text:p>
          </table:table-cell>
          <table:table-cell office:value-type="string" table:style-name="ce5">
            <text:p>Melusine030</text:p>
          </table:table-cell>
          <table:table-cell office:value-type="string" table:style-name="ce6">
            <text:p>RT @AcademicTrnsfr: Storyteller (0.8 - 1.0 FTE) https://t.co/NU4KV1vs8H @UniUtrecht</text:p>
          </table:table-cell>
          <table:table-cell office:value-type="string" table:style-name="ce5">
            <text:p>Thu Aug 15 15:09:09 +0000 2019</text:p>
          </table:table-cell>
          <table:table-cell office:value-type="date" office:date-value="2019-08-15T16:09:09" table:style-name="ce7">
            <text:p>15/08/2019 16:09:09</text:p>
          </table:table-cell>
          <table:table-cell table:number-columns-repeated="4" table:style-name="ce5"/>
          <table:table-cell office:value-type="string" table:style-name="ce5">
            <text:p>1346384360</text:p>
          </table:table-cell>
          <table:table-cell table:style-name="ce5"/>
          <table:table-cell office:value-type="string" table:style-name="ce5">
            <text:p>&lt;a href="http://twitter.com" rel="nofollow"&gt;Twitter Web Client&lt;/a&gt;</text:p>
          </table:table-cell>
          <table:table-cell office:value-type="string" table:style-name="ce8">
            <text:p><text:a xlink:href="http://pbs.twimg.com/profile_images/3510205773/8b20eb7a67c0add3f8b8b3387479282f_normal.jpeg">http://pbs.twimg.com/profile_images/3510205773/8b20eb7a67c0add3f8b8b3387479282f_normal.jpeg</text:a></text:p>
          </table:table-cell>
          <table:table-cell office:value-type="float" office:value="767" table:style-name="ce5">
            <text:p>767</text:p>
          </table:table-cell>
          <table:table-cell office:value-type="float" office:value="851" table:style-name="ce5">
            <text:p>851</text:p>
          </table:table-cell>
          <table:table-cell office:value-type="string" table:style-name="ce5">
            <text:p>Utrecht</text:p>
          </table:table-cell>
          <table:table-cell office:value-type="string" table:style-name="ce8">
            <text:p><text:a xlink:href="http://twitter.com/Melusine030/statuses/1162018393815441409">http://twitter.com/Melusine030/statuses/1162018393815441409</text:a></text:p>
          </table:table-cell>
          <table:table-cell office:value-type="string" table:style-name="ce5">
            <text:p>{"hashtags":[],"symbols":[],"user_mentions":[{"screen_name":"AcademicTrnsfr","name":"AcademicTransfer","id":49637376,"id_str":"49637376","indices":[3,18]},{"screen_name":"UniUtrecht","name":"Universiteit Utrecht","id":33548291,"id_str":"33548291","indices":[72,83]}],"urls":[{"url":"https://t.co/NU4KV1vs8H","expanded_url":"https://www.academictransfer.com/285147/","display_url":"academictransfer.com/285147/","indices":[48,71]}]}</text:p>
          </table:table-cell>
          <table:table-cell table:number-columns-repeated="16366"/>
        </table:table-row>
        <table:table-row table:style-name="ro4">
          <table:table-cell office:value-type="string" table:style-name="ce4">
            <text:p>1162018330770845698</text:p>
          </table:table-cell>
          <table:table-cell office:value-type="string" table:style-name="ce5">
            <text:p>plntbsdrunner</text:p>
          </table:table-cell>
          <table:table-cell office:value-type="string" table:style-name="ce6">
            <text:p>RT @huismuizen: @Dierenblogger @RTLnieuws @RTLnieuws had voor wederhoor ook andere kennisinstituten op gebied van dierplaagbeheersing en voorkomen overlast en dierenleed zoals Censas, @UtrechtUni en @Dierbescherming kunnen benaderen ipv huisvrouwen voor dit artikel met hoog sensatiegehalte</text:p>
          </table:table-cell>
          <table:table-cell office:value-type="string" table:style-name="ce5">
            <text:p>Thu Aug 15 15:08:53 +0000 2019</text:p>
          </table:table-cell>
          <table:table-cell office:value-type="date" office:date-value="2019-08-15T16:08:53" table:style-name="ce7">
            <text:p>15/08/2019 16:08:53</text:p>
          </table:table-cell>
          <table:table-cell table:number-columns-repeated="4" table:style-name="ce5"/>
          <table:table-cell office:value-type="string" table:style-name="ce5">
            <text:p>426744843</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117472416807170053/TdenuF2o_normal.jpg">http://pbs.twimg.com/profile_images/1117472416807170053/TdenuF2o_normal.jpg</text:a></text:p>
          </table:table-cell>
          <table:table-cell office:value-type="float" office:value="251" table:style-name="ce5">
            <text:p>251</text:p>
          </table:table-cell>
          <table:table-cell office:value-type="float" office:value="190" table:style-name="ce5">
            <text:p>190</text:p>
          </table:table-cell>
          <table:table-cell office:value-type="string" table:style-name="ce5">
            <text:p>Wateringen, Westland</text:p>
          </table:table-cell>
          <table:table-cell office:value-type="string" table:style-name="ce8">
            <text:p><text:a xlink:href="http://twitter.com/plntbsdrunner/statuses/1162018330770845698">http://twitter.com/plntbsdrunner/statuses/1162018330770845698</text:a></text:p>
          </table:table-cell>
          <table:table-cell office:value-type="string" table:style-name="ce5">
            <text:p>{"hashtags":[],"symbols":[],"user_mentions":[{"screen_name":"huismuizen","name":"Robert &amp; Dewi","id":1105892586366136300,"id_str":"1105892586366136320","indices":[3,14]},{"screen_name":"Dierenblogger","name":"Dierenblogger","id":148378502,"id_str":"148378502","indices":[16,30]},{"screen_name":"RTLnieuws","name":"RTL Nieuws","id":20968385,"id_str":"20968385","indices":[31,41]},{"screen_name":"RTLnieuws","name":"RTL Nieuws","id":20968385,"id_str":"20968385","indices":[42,52]}],"urls":[]}</text:p>
          </table:table-cell>
          <table:table-cell table:number-columns-repeated="16366"/>
        </table:table-row>
        <table:table-row table:style-name="ro4">
          <table:table-cell office:value-type="string" table:style-name="ce4">
            <text:p>1162017624085151745</text:p>
          </table:table-cell>
          <table:table-cell office:value-type="string" table:style-name="ce5">
            <text:p>huismuizen</text:p>
          </table:table-cell>
          <table:table-cell office:value-type="string" table:style-name="ce6">
            <text:p>@faunabeschermin @janvlug Hoe serieus is een artikel dat is gebaseerd op wat mss ooit in de toekomst gaat gebeuren? Voor wederhoor hadden ze ook andere kennisinstituten op gebied van dierplaagbeheersing en voorkomen overlast en dierenleed zoals Censas, @UtrechtUni en @Dierbescherming kunnen benaderen</text:p>
          </table:table-cell>
          <table:table-cell office:value-type="string" table:style-name="ce5">
            <text:p>Thu Aug 15 15:06:05 +0000 2019</text:p>
          </table:table-cell>
          <table:table-cell office:value-type="date" office:date-value="2019-08-15T16:06:05" table:style-name="ce7">
            <text:p>15/08/2019 16:06:05</text:p>
          </table:table-cell>
          <table:table-cell table:number-columns-repeated="2" table:style-name="ce5"/>
          <table:table-cell office:value-type="string" table:style-name="ce5">
            <text:p>165355755</text:p>
          </table:table-cell>
          <table:table-cell office:value-type="string" table:style-name="ce5">
            <text:p>faunabeschermin</text:p>
          </table:table-cell>
          <table:table-cell office:value-type="string" table:style-name="ce5">
            <text:p>1105892586366136320</text:p>
          </table:table-cell>
          <table:table-cell office:value-type="string" table:style-name="ce5">
            <text:p>1162012030112583690</text:p>
          </table:table-cell>
          <table:table-cell office:value-type="string" table:style-name="ce5">
            <text:p>&lt;a href="http://twitter.com/download/android" rel="nofollow"&gt;Twitter for Android&lt;/a&gt;</text:p>
          </table:table-cell>
          <table:table-cell office:value-type="string" table:style-name="ce8">
            <text:p><text:a xlink:href="http://pbs.twimg.com/profile_images/1106093943920476166/iASatSK3_normal.png">http://pbs.twimg.com/profile_images/1106093943920476166/iASatSK3_normal.png</text:a></text:p>
          </table:table-cell>
          <table:table-cell office:value-type="float" office:value="118" table:style-name="ce5">
            <text:p>118</text:p>
          </table:table-cell>
          <table:table-cell office:value-type="float" office:value="134" table:style-name="ce5">
            <text:p>134</text:p>
          </table:table-cell>
          <table:table-cell office:value-type="string" table:style-name="ce5">
            <text:p>Nederland</text:p>
          </table:table-cell>
          <table:table-cell office:value-type="string" table:style-name="ce8">
            <text:p><text:a xlink:href="http://twitter.com/huismuizen/statuses/1162017624085151745">http://twitter.com/huismuizen/statuses/1162017624085151745</text:a></text:p>
          </table:table-cell>
          <table:table-cell office:value-type="string" table:style-name="ce5">
            <text:p>{"hashtags":[],"symbols":[],"user_mentions":[{"screen_name":"faunabeschermin","name":"De Faunabescherming","id":165355755,"id_str":"165355755","indices":[0,16]},{"screen_name":"janvlug","name":"Jan Vlug","id":18191636,"id_str":"18191636","indices":[17,25]},{"screen_name":"UtrechtUni","name":"Utrecht University","id":33550981,"id_str":"33550981","indices":[253,264]},{"screen_name":"Dierbescherming","name":"Dierenbescherming","id":38518252,"id_str":"38518252","indices":[268,284]}],"urls":[]}</text:p>
          </table:table-cell>
          <table:table-cell table:number-columns-repeated="16366"/>
        </table:table-row>
        <table:table-row table:style-name="ro4">
          <table:table-cell office:value-type="string" table:style-name="ce4">
            <text:p>1162015486361636865</text:p>
          </table:table-cell>
          <table:table-cell office:value-type="string" table:style-name="ce5">
            <text:p>OscarYRomeroG</text:p>
          </table:table-cell>
          <table:table-cell office:value-type="string" table:style-name="ce6">
            <text:p>RT @UUCopernicus: With promises to feed the world, agricultural intensification comes at a great cost to the environment &amp;amp; climate. Here is a snapshot of how researchers here at @UUCopernicus are challenging the current agricultural system. @UUGeo @UtrechtUni</text:p>
            <text:p>https://t.co/x0iOX8XCnb</text:p>
          </table:table-cell>
          <table:table-cell office:value-type="string" table:style-name="ce5">
            <text:p>Thu Aug 15 14:57:35 +0000 2019</text:p>
          </table:table-cell>
          <table:table-cell office:value-type="date" office:date-value="2019-08-15T15:57:35" table:style-name="ce7">
            <text:p>15/08/2019 15:57:35</text:p>
          </table:table-cell>
          <table:table-cell table:number-columns-repeated="4" table:style-name="ce5"/>
          <table:table-cell office:value-type="string" table:style-name="ce5">
            <text:p>969398814057562112</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969402496555929600/64ck_PeK_normal.jpg">http://pbs.twimg.com/profile_images/969402496555929600/64ck_PeK_normal.jpg</text:a></text:p>
          </table:table-cell>
          <table:table-cell office:value-type="float" office:value="95" table:style-name="ce5">
            <text:p>95</text:p>
          </table:table-cell>
          <table:table-cell office:value-type="float" office:value="84" table:style-name="ce5">
            <text:p>84</text:p>
          </table:table-cell>
          <table:table-cell office:value-type="string" table:style-name="ce5">
            <text:p>Utrecht, The Netherlands</text:p>
          </table:table-cell>
          <table:table-cell office:value-type="string" table:style-name="ce8">
            <text:p><text:a xlink:href="http://twitter.com/OscarYRomeroG/statuses/1162015486361636865">http://twitter.com/OscarYRomeroG/statuses/1162015486361636865</text:a></text:p>
          </table:table-cell>
          <table:table-cell office:value-type="string" table:style-name="ce5">
            <text:p>{"hashtags":[],"symbols":[],"user_mentions":[{"screen_name":"UUCopernicus","name":"Copernicus Institute of Sustainable Development UU","id":4425195676,"id_str":"4425195676","indices":[3,16]}],"urls":[]}</text:p>
          </table:table-cell>
          <table:table-cell table:number-columns-repeated="16366"/>
        </table:table-row>
        <table:table-row table:style-name="ro2">
          <table:table-cell office:value-type="string" table:style-name="ce4">
            <text:p>1162015279762874368</text:p>
          </table:table-cell>
          <table:table-cell office:value-type="string" table:style-name="ce5">
            <text:p>OscarYRomeroG</text:p>
          </table:table-cell>
          <table:table-cell office:value-type="string" table:style-name="ce6">
            <text:p>RT @mariadelcuy: I really enjoy working at Utrecht University, but please remember that if being in a ranking means competing with each other, overworking and not thinking about the societal value of our work, it is worthless! (I don't like rankings personally) https://t.co/eG5qt9GN17</text:p>
          </table:table-cell>
          <table:table-cell office:value-type="string" table:style-name="ce5">
            <text:p>Thu Aug 15 14:56:46 +0000 2019</text:p>
          </table:table-cell>
          <table:table-cell office:value-type="date" office:date-value="2019-08-15T15:56:46" table:style-name="ce7">
            <text:p>15/08/2019 15:56:46</text:p>
          </table:table-cell>
          <table:table-cell table:number-columns-repeated="4" table:style-name="ce5"/>
          <table:table-cell office:value-type="string" table:style-name="ce5">
            <text:p>969398814057562112</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969402496555929600/64ck_PeK_normal.jpg">http://pbs.twimg.com/profile_images/969402496555929600/64ck_PeK_normal.jpg</text:a></text:p>
          </table:table-cell>
          <table:table-cell office:value-type="float" office:value="95" table:style-name="ce5">
            <text:p>95</text:p>
          </table:table-cell>
          <table:table-cell office:value-type="float" office:value="84" table:style-name="ce5">
            <text:p>84</text:p>
          </table:table-cell>
          <table:table-cell office:value-type="string" table:style-name="ce5">
            <text:p>Utrecht, The Netherlands</text:p>
          </table:table-cell>
          <table:table-cell office:value-type="string" table:style-name="ce8">
            <text:p><text:a xlink:href="http://twitter.com/OscarYRomeroG/statuses/1162015279762874368">http://twitter.com/OscarYRomeroG/statuses/1162015279762874368</text:a></text:p>
          </table:table-cell>
          <table:table-cell office:value-type="string" table:style-name="ce5">
            <text:p>{"hashtags":[],"symbols":[],"user_mentions":[{"screen_name":"mariadelcuy","name":"Maria del Cuy","id":38186606,"id_str":"38186606","indices":[3,15]}],"urls":[]}</text:p>
          </table:table-cell>
          <table:table-cell table:number-columns-repeated="16366"/>
        </table:table-row>
        <table:table-row table:style-name="ro2">
          <table:table-cell office:value-type="string" table:style-name="ce4">
            <text:p>1162014581172133889</text:p>
          </table:table-cell>
          <table:table-cell office:value-type="string" table:style-name="ce5">
            <text:p>huismuizen</text:p>
          </table:table-cell>
          <table:table-cell office:value-type="string" table:style-name="ce6">
            <text:p>@Dierenblogger @RTLnieuws @RTLnieuws had voor wederhoor ook andere kennisinstituten op gebied van dierplaagbeheersing en voorkomen overlast en dierenleed zoals Censas, @UtrechtUni en @Dierbescherming kunnen benaderen ipv huisvrouwen voor dit artikel met hoog sensatiegehalte</text:p>
          </table:table-cell>
          <table:table-cell office:value-type="string" table:style-name="ce5">
            <text:p>Thu Aug 15 14:53:59 +0000 2019</text:p>
          </table:table-cell>
          <table:table-cell office:value-type="date" office:date-value="2019-08-15T15:53:59" table:style-name="ce7">
            <text:p>15/08/2019 15:53:59</text:p>
          </table:table-cell>
          <table:table-cell table:number-columns-repeated="2" table:style-name="ce5"/>
          <table:table-cell office:value-type="string" table:style-name="ce5">
            <text:p>148378502</text:p>
          </table:table-cell>
          <table:table-cell office:value-type="string" table:style-name="ce5">
            <text:p>Dierenblogger</text:p>
          </table:table-cell>
          <table:table-cell office:value-type="string" table:style-name="ce5">
            <text:p>1105892586366136320</text:p>
          </table:table-cell>
          <table:table-cell office:value-type="string" table:style-name="ce5">
            <text:p>1162009776051621893</text:p>
          </table:table-cell>
          <table:table-cell office:value-type="string" table:style-name="ce5">
            <text:p>&lt;a href="http://twitter.com/download/android" rel="nofollow"&gt;Twitter for Android&lt;/a&gt;</text:p>
          </table:table-cell>
          <table:table-cell office:value-type="string" table:style-name="ce8">
            <text:p><text:a xlink:href="http://pbs.twimg.com/profile_images/1106093943920476166/iASatSK3_normal.png">http://pbs.twimg.com/profile_images/1106093943920476166/iASatSK3_normal.png</text:a></text:p>
          </table:table-cell>
          <table:table-cell office:value-type="float" office:value="118" table:style-name="ce5">
            <text:p>118</text:p>
          </table:table-cell>
          <table:table-cell office:value-type="float" office:value="134" table:style-name="ce5">
            <text:p>134</text:p>
          </table:table-cell>
          <table:table-cell office:value-type="string" table:style-name="ce5">
            <text:p>Nederland</text:p>
          </table:table-cell>
          <table:table-cell office:value-type="string" table:style-name="ce8">
            <text:p><text:a xlink:href="http://twitter.com/huismuizen/statuses/1162014581172133889">http://twitter.com/huismuizen/statuses/1162014581172133889</text:a></text:p>
          </table:table-cell>
          <table:table-cell office:value-type="string" table:style-name="ce5">
            <text:p>{"hashtags":[],"symbols":[],"user_mentions":[{"screen_name":"Dierenblogger","name":"Dierenblogger","id":148378502,"id_str":"148378502","indices":[0,14]},{"screen_name":"RTLnieuws","name":"RTL Nieuws","id":20968385,"id_str":"20968385","indices":[15,25]},{"screen_name":"RTLnieuws","name":"RTL Nieuws","id":20968385,"id_str":"20968385","indices":[26,36]},{"screen_name":"UtrechtUni","name":"Utrecht University","id":33550981,"id_str":"33550981","indices":[168,179]},{"screen_name":"Dierbescherming","name":"Dierenbescherming","id":38518252,"id_str":"38518252","indices":[183,199]}],"urls":[]}</text:p>
          </table:table-cell>
          <table:table-cell table:number-columns-repeated="16366"/>
        </table:table-row>
        <table:table-row table:style-name="ro2">
          <table:table-cell office:value-type="string" table:style-name="ce4">
            <text:p>1162008771079618560</text:p>
          </table:table-cell>
          <table:table-cell office:value-type="string" table:style-name="ce5">
            <text:p>MennoWelling</text:p>
          </table:table-cell>
          <table:table-cell office:value-type="string" table:style-name="ce6">
            <text:p>RT @LDEHeritage: Erfgoed en Publieksgeschiedenis Lab @UniUtrecht organizes a lecture by Prof. Laurajane Smith (Australian National University) on Cultural Heritage, Politics, Nationalism and Populism, 17/9 in Utrecht. https://t.co/yised0refA</text:p>
          </table:table-cell>
          <table:table-cell office:value-type="string" table:style-name="ce5">
            <text:p>Thu Aug 15 14:30:54 +0000 2019</text:p>
          </table:table-cell>
          <table:table-cell office:value-type="date" office:date-value="2019-08-15T15:30:54" table:style-name="ce7">
            <text:p>15/08/2019 15:30:54</text:p>
          </table:table-cell>
          <table:table-cell table:number-columns-repeated="4" table:style-name="ce5"/>
          <table:table-cell office:value-type="string" table:style-name="ce5">
            <text:p>584568346</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977139118391128064/7PY4i9IM_normal.jpg">http://pbs.twimg.com/profile_images/977139118391128064/7PY4i9IM_normal.jpg</text:a></text:p>
          </table:table-cell>
          <table:table-cell office:value-type="float" office:value="437" table:style-name="ce5">
            <text:p>437</text:p>
          </table:table-cell>
          <table:table-cell office:value-type="float" office:value="860" table:style-name="ce5">
            <text:p>860</text:p>
          </table:table-cell>
          <table:table-cell office:value-type="string" table:style-name="ce5">
            <text:p>Oegstgeest</text:p>
          </table:table-cell>
          <table:table-cell office:value-type="string" table:style-name="ce8">
            <text:p><text:a xlink:href="http://twitter.com/MennoWelling/statuses/1162008771079618560">http://twitter.com/MennoWelling/statuses/1162008771079618560</text:a></text:p>
          </table:table-cell>
          <table:table-cell office:value-type="string" table:style-name="ce5">
            <text:p>{"hashtags":[],"symbols":[],"user_mentions":[{"screen_name":"LDEHeritage","name":"Global Heritage &amp; Development","id":3428080222,"id_str":"3428080222","indices":[3,15]},{"screen_name":"UniUtrecht","name":"Universiteit Utrecht","id":33548291,"id_str":"33548291","indices":[53,64]}],"urls":[]}</text:p>
          </table:table-cell>
          <table:table-cell table:number-columns-repeated="16366"/>
        </table:table-row>
        <table:table-row table:style-name="ro2">
          <table:table-cell office:value-type="string" table:style-name="ce4">
            <text:p>1162007231656878083</text:p>
          </table:table-cell>
          <table:table-cell office:value-type="string" table:style-name="ce5">
            <text:p>AvdZeijden</text:p>
          </table:table-cell>
          <table:table-cell office:value-type="string" table:style-name="ce6">
            <text:p>RT @LDEHeritage: Erfgoed en Publieksgeschiedenis Lab @UniUtrecht organizes a lecture by Prof. Laurajane Smith (Australian National University) on Cultural Heritage, Politics, Nationalism and Populism, 17/9 in Utrecht. https://t.co/yised0refA</text:p>
          </table:table-cell>
          <table:table-cell office:value-type="string" table:style-name="ce5">
            <text:p>Thu Aug 15 14:24:47 +0000 2019</text:p>
          </table:table-cell>
          <table:table-cell office:value-type="date" office:date-value="2019-08-15T15:24:47" table:style-name="ce7">
            <text:p>15/08/2019 15:24:47</text:p>
          </table:table-cell>
          <table:table-cell table:number-columns-repeated="4" table:style-name="ce5"/>
          <table:table-cell office:value-type="string" table:style-name="ce5">
            <text:p>228670575</text:p>
          </table:table-cell>
          <table:table-cell table:style-name="ce5"/>
          <table:table-cell office:value-type="string" table:style-name="ce5">
            <text:p>&lt;a href="http://twitter.com/#!/download/ipad" rel="nofollow"&gt;Twitter for iPad&lt;/a&gt;</text:p>
          </table:table-cell>
          <table:table-cell office:value-type="string" table:style-name="ce8">
            <text:p><text:a xlink:href="http://pbs.twimg.com/profile_images/1062030480852336641/PPjSyf9B_normal.jpg">http://pbs.twimg.com/profile_images/1062030480852336641/PPjSyf9B_normal.jpg</text:a></text:p>
          </table:table-cell>
          <table:table-cell office:value-type="float" office:value="577" table:style-name="ce5">
            <text:p>577</text:p>
          </table:table-cell>
          <table:table-cell office:value-type="float" office:value="344" table:style-name="ce5">
            <text:p>344</text:p>
          </table:table-cell>
          <table:table-cell table:style-name="ce5"/>
          <table:table-cell office:value-type="string" table:style-name="ce8">
            <text:p><text:a xlink:href="http://twitter.com/AvdZeijden/statuses/1162007231656878083">http://twitter.com/AvdZeijden/statuses/1162007231656878083</text:a></text:p>
          </table:table-cell>
          <table:table-cell office:value-type="string" table:style-name="ce5">
            <text:p>{"hashtags":[],"symbols":[],"user_mentions":[{"screen_name":"LDEHeritage","name":"Global Heritage &amp; Development","id":3428080222,"id_str":"3428080222","indices":[3,15]},{"screen_name":"UniUtrecht","name":"Universiteit Utrecht","id":33548291,"id_str":"33548291","indices":[53,64]}],"urls":[]}</text:p>
          </table:table-cell>
          <table:table-cell table:number-columns-repeated="16366"/>
        </table:table-row>
        <table:table-row table:style-name="ro4">
          <table:table-cell office:value-type="string" table:style-name="ce4">
            <text:p>1162005807996817408</text:p>
          </table:table-cell>
          <table:table-cell office:value-type="string" table:style-name="ce5">
            <text:p>UtrechtUni</text:p>
          </table:table-cell>
          <table:table-cell office:value-type="string" table:style-name="ce6">
            <text:p>RT @UUCopernicus: With promises to feed the world, agricultural intensification comes at a great cost to the environment &amp;amp; climate. Here is a snapshot of how researchers here at @UUCopernicus are challenging the current agricultural system. @UUGeo @UtrechtUni</text:p>
            <text:p>https://t.co/x0iOX8XCnb</text:p>
          </table:table-cell>
          <table:table-cell office:value-type="string" table:style-name="ce5">
            <text:p>Thu Aug 15 14:19:08 +0000 2019</text:p>
          </table:table-cell>
          <table:table-cell office:value-type="date" office:date-value="2019-08-15T15:19:08" table:style-name="ce7">
            <text:p>15/08/2019 15:19:08</text:p>
          </table:table-cell>
          <table:table-cell table:number-columns-repeated="4" table:style-name="ce5"/>
          <table:table-cell office:value-type="string" table:style-name="ce5">
            <text:p>33550981</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458550172528558081/3nWKVt7W_normal.jpeg">http://pbs.twimg.com/profile_images/458550172528558081/3nWKVt7W_normal.jpeg</text:a></text:p>
          </table:table-cell>
          <table:table-cell office:value-type="float" office:value="5714" table:style-name="ce5">
            <text:p>5714</text:p>
          </table:table-cell>
          <table:table-cell office:value-type="float" office:value="85" table:style-name="ce5">
            <text:p>85</text:p>
          </table:table-cell>
          <table:table-cell office:value-type="string" table:style-name="ce5">
            <text:p>Utrecht, The Netherlands</text:p>
          </table:table-cell>
          <table:table-cell office:value-type="string" table:style-name="ce8">
            <text:p><text:a xlink:href="http://twitter.com/UtrechtUni/statuses/1162005807996817408">http://twitter.com/UtrechtUni/statuses/1162005807996817408</text:a></text:p>
          </table:table-cell>
          <table:table-cell office:value-type="string" table:style-name="ce5">
            <text:p>{"hashtags":[],"symbols":[],"user_mentions":[{"screen_name":"UUCopernicus","name":"Copernicus Institute of Sustainable Development UU","id":4425195676,"id_str":"4425195676","indices":[3,16]}],"urls":[]}</text:p>
          </table:table-cell>
          <table:table-cell table:number-columns-repeated="16366"/>
        </table:table-row>
        <table:table-row table:style-name="ro3">
          <table:table-cell office:value-type="string" table:style-name="ce4">
            <text:p>1162005762266345474</text:p>
          </table:table-cell>
          <table:table-cell office:value-type="string" table:style-name="ce5">
            <text:p>UtrechtUni</text:p>
          </table:table-cell>
          <table:table-cell office:value-type="string" table:style-name="ce6">
            <text:p>RT @UUGeo: Dam construction increases risk of #delta drowning. Urgent action is needed to minimise disruption of #sediment delivery &amp;amp; improve delta resilience, writes @Frances_Dunn @UtrechtUni with colleagues @unisouthampton.</text:p>
            <text:p>Read: https://t.co/YGI5u0eNKI</text:p>
            <text:p>Watch: 🔽 https://t.co/Ph77wZHsbh</text:p>
          </table:table-cell>
          <table:table-cell office:value-type="string" table:style-name="ce5">
            <text:p>Thu Aug 15 14:18:57 +0000 2019</text:p>
          </table:table-cell>
          <table:table-cell office:value-type="date" office:date-value="2019-08-15T15:18:57" table:style-name="ce7">
            <text:p>15/08/2019 15:18:57</text:p>
          </table:table-cell>
          <table:table-cell table:number-columns-repeated="4" table:style-name="ce5"/>
          <table:table-cell office:value-type="string" table:style-name="ce5">
            <text:p>33550981</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458550172528558081/3nWKVt7W_normal.jpeg">http://pbs.twimg.com/profile_images/458550172528558081/3nWKVt7W_normal.jpeg</text:a></text:p>
          </table:table-cell>
          <table:table-cell office:value-type="float" office:value="5714" table:style-name="ce5">
            <text:p>5714</text:p>
          </table:table-cell>
          <table:table-cell office:value-type="float" office:value="85" table:style-name="ce5">
            <text:p>85</text:p>
          </table:table-cell>
          <table:table-cell office:value-type="string" table:style-name="ce5">
            <text:p>Utrecht, The Netherlands</text:p>
          </table:table-cell>
          <table:table-cell office:value-type="string" table:style-name="ce8">
            <text:p><text:a xlink:href="http://twitter.com/UtrechtUni/statuses/1162005762266345474">http://twitter.com/UtrechtUni/statuses/1162005762266345474</text:a></text:p>
          </table:table-cell>
          <table:table-cell office:value-type="string" table:style-name="ce5">
            <text:p>{"hashtags":[{"text":"delta","indices":[46,52]},{"text":"sediment","indices":[113,122]}],"symbols":[],"user_mentions":[{"screen_name":"UUGeo","name":"Geowetenschappen UU","id":49980589,"id_str":"49980589","indices":[3,9]}],"urls":[]}</text:p>
          </table:table-cell>
          <table:table-cell table:number-columns-repeated="16366"/>
        </table:table-row>
        <table:table-row table:style-name="ro8">
          <table:table-cell office:value-type="string" table:style-name="ce4">
            <text:p>1162005443687960576</text:p>
          </table:table-cell>
          <table:table-cell office:value-type="string" table:style-name="ce5">
            <text:p>YESS_Network</text:p>
          </table:table-cell>
          <table:table-cell office:value-type="string" table:style-name="ce6">
            <text:p>RT @AcademicTrnsfr: Storyteller (0.8 - 1.0 FTE) https://t.co/NU4KV1vs8H @UniUtrecht</text:p>
          </table:table-cell>
          <table:table-cell office:value-type="string" table:style-name="ce5">
            <text:p>Thu Aug 15 14:17:41 +0000 2019</text:p>
          </table:table-cell>
          <table:table-cell office:value-type="date" office:date-value="2019-08-15T15:17:41" table:style-name="ce7">
            <text:p>15/08/2019 15:17:41</text:p>
          </table:table-cell>
          <table:table-cell table:number-columns-repeated="4" table:style-name="ce5"/>
          <table:table-cell office:value-type="string" table:style-name="ce5">
            <text:p>3083916281</text:p>
          </table:table-cell>
          <table:table-cell table:style-name="ce5"/>
          <table:table-cell office:value-type="string" table:style-name="ce5">
            <text:p>&lt;a href="https://about.twitter.com/products/tweetdeck" rel="nofollow"&gt;TweetDeck&lt;/a&gt;</text:p>
          </table:table-cell>
          <table:table-cell office:value-type="string" table:style-name="ce8">
            <text:p><text:a xlink:href="http://pbs.twimg.com/profile_images/575277003051438080/A21f8T82_normal.jpeg">http://pbs.twimg.com/profile_images/575277003051438080/A21f8T82_normal.jpeg</text:a></text:p>
          </table:table-cell>
          <table:table-cell office:value-type="float" office:value="1286" table:style-name="ce5">
            <text:p>1286</text:p>
          </table:table-cell>
          <table:table-cell office:value-type="float" office:value="329" table:style-name="ce5">
            <text:p>329</text:p>
          </table:table-cell>
          <table:table-cell office:value-type="string" table:style-name="ce5">
            <text:p>Worlwide</text:p>
          </table:table-cell>
          <table:table-cell office:value-type="string" table:style-name="ce8">
            <text:p><text:a xlink:href="http://twitter.com/YESS_Network/statuses/1162005443687960576">http://twitter.com/YESS_Network/statuses/1162005443687960576</text:a></text:p>
          </table:table-cell>
          <table:table-cell office:value-type="string" table:style-name="ce5">
            <text:p>{"hashtags":[],"symbols":[],"user_mentions":[{"screen_name":"AcademicTrnsfr","name":"AcademicTransfer","id":49637376,"id_str":"49637376","indices":[3,18]},{"screen_name":"UniUtrecht","name":"Universiteit Utrecht","id":33548291,"id_str":"33548291","indices":[72,83]}],"urls":[{"url":"https://t.co/NU4KV1vs8H","expanded_url":"https://www.academictransfer.com/285147/","display_url":"academictransfer.com/285147/","indices":[48,71]}]}</text:p>
          </table:table-cell>
          <table:table-cell table:number-columns-repeated="16366"/>
        </table:table-row>
        <table:table-row table:style-name="ro1">
          <table:table-cell office:value-type="string" table:style-name="ce4">
            <text:p>1162003449397075968</text:p>
          </table:table-cell>
          <table:table-cell office:value-type="string" table:style-name="ce5">
            <text:p>UtrechtSciPark</text:p>
          </table:table-cell>
          <table:table-cell office:value-type="string" table:style-name="ce6">
            <text:p>Super! Van harte gefeliciteerd! 🥳 https://t.co/0rhj8DEoWp</text:p>
          </table:table-cell>
          <table:table-cell office:value-type="string" table:style-name="ce5">
            <text:p>Thu Aug 15 14:09:45 +0000 2019</text:p>
          </table:table-cell>
          <table:table-cell office:value-type="date" office:date-value="2019-08-15T15:09:45" table:style-name="ce7">
            <text:p>15/08/2019 15:09:45</text:p>
          </table:table-cell>
          <table:table-cell table:number-columns-repeated="4" table:style-name="ce5"/>
          <table:table-cell office:value-type="string" table:style-name="ce5">
            <text:p>860182555</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3085606234/191020f695f101f3d9e430422a5137df_normal.jpeg">http://pbs.twimg.com/profile_images/3085606234/191020f695f101f3d9e430422a5137df_normal.jpeg</text:a></text:p>
          </table:table-cell>
          <table:table-cell office:value-type="float" office:value="3340" table:style-name="ce5">
            <text:p>3340</text:p>
          </table:table-cell>
          <table:table-cell office:value-type="float" office:value="452" table:style-name="ce5">
            <text:p>452</text:p>
          </table:table-cell>
          <table:table-cell office:value-type="string" table:style-name="ce5">
            <text:p>Utrecht</text:p>
          </table:table-cell>
          <table:table-cell office:value-type="string" table:style-name="ce8">
            <text:p><text:a xlink:href="http://twitter.com/UtrechtSciPark/statuses/1162003449397075968">http://twitter.com/UtrechtSciPark/statuses/1162003449397075968</text:a></text:p>
          </table:table-cell>
          <table:table-cell office:value-type="string" table:style-name="ce5">
            <text:p>{"hashtags":[],"symbols":[],"user_mentions":[],"urls":[{"url":"https://t.co/0rhj8DEoWp","expanded_url":"https://twitter.com/UniUtrecht/status/1161950927076626432","display_url":"twitter.com/UniUtrecht/sta…","indices":[34,57]}]}</text:p>
          </table:table-cell>
          <table:table-cell table:number-columns-repeated="16366"/>
        </table:table-row>
        <table:table-row table:style-name="ro4">
          <table:table-cell office:value-type="string" table:style-name="ce4">
            <text:p>1162002154019872769</text:p>
          </table:table-cell>
          <table:table-cell office:value-type="string" table:style-name="ce5">
            <text:p>uitdewar</text:p>
          </table:table-cell>
          <table:table-cell office:value-type="string" table:style-name="ce6">
            <text:p>RT @jeroenbosman: @UtrechtUni @ShanghaiRanking @Harvard @Cambridge_Uni @Stanford We need to start a discussion on why we @UniUtrecht @UtrechtUni are banging the rankings' drum instead of telling the world what we are doing in the field of diversity, open science &amp;amp; scholarship and public engagement. And why they do not go together.</text:p>
          </table:table-cell>
          <table:table-cell office:value-type="string" table:style-name="ce5">
            <text:p>Thu Aug 15 14:04:37 +0000 2019</text:p>
          </table:table-cell>
          <table:table-cell office:value-type="date" office:date-value="2019-08-15T15:04:37" table:style-name="ce7">
            <text:p>15/08/2019 15:04:37</text:p>
          </table:table-cell>
          <table:table-cell table:number-columns-repeated="4" table:style-name="ce5"/>
          <table:table-cell office:value-type="string" table:style-name="ce5">
            <text:p>235588951</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210210624/dewar_normal.jpg">http://pbs.twimg.com/profile_images/1210210624/dewar_normal.jpg</text:a></text:p>
          </table:table-cell>
          <table:table-cell office:value-type="float" office:value="1162" table:style-name="ce5">
            <text:p>1162</text:p>
          </table:table-cell>
          <table:table-cell office:value-type="float" office:value="277" table:style-name="ce5">
            <text:p>277</text:p>
          </table:table-cell>
          <table:table-cell office:value-type="string" table:style-name="ce5">
            <text:p>Geldersestraat 6, Amersfoort</text:p>
          </table:table-cell>
          <table:table-cell office:value-type="string" table:style-name="ce8">
            <text:p><text:a xlink:href="http://twitter.com/uitdewar/statuses/1162002154019872769">http://twitter.com/uitdewar/statuses/1162002154019872769</text:a></text:p>
          </table:table-cell>
          <table:table-cell office:value-type="string" table:style-name="ce5">
            <text:p>{"hashtags":[],"symbols":[],"user_mentions":[{"screen_name":"jeroenbosman","name":"Jeroen Bosman","id":9104202,"id_str":"9104202","indices":[3,16]},{"screen_name":"UtrechtUni","name":"Utrecht University","id":33550981,"id_str":"33550981","indices":[18,29]},{"screen_name":"ShanghaiRanking","name":"ShanghaiRanking","id":394503067,"id_str":"394503067","indices":[30,46]},{"screen_name":"Harvard","name":"Harvard University","id":39585367,"id_str":"39585367","indices":[47,55]},{"screen_name":"Cambridge_Uni","name":"Cambridge University","id":33474655,"id_str":"33474655","indices":[56,70]},{"screen_name":"Stanford","name":"Stanford University","id":18036441,"id_str":"18036441","indices":[71,80]},{"screen_name":"UniUtrecht","name":"Universiteit Utrecht","id":33548291,"id_str":"33548291","indices":[121,132]}],"urls":[]}</text:p>
          </table:table-cell>
          <table:table-cell table:number-columns-repeated="16366"/>
        </table:table-row>
        <table:table-row table:style-name="ro4">
          <table:table-cell office:value-type="string" table:style-name="ce4">
            <text:p>1162001175450968064</text:p>
          </table:table-cell>
          <table:table-cell office:value-type="string" table:style-name="ce5">
            <text:p>VET_UniUtrecht</text:p>
          </table:table-cell>
          <table:table-cell office:value-type="string" table:style-name="ce6">
            <text:p>Op een festival? Was je handen regelmatig! Wetenschappers van de Universiteit Utrecht onderzochten hoeveel festivalbezoekers poepbacteriën (Enterobacteriaceae) op hun handen hebben. Onderzoeker Len Lipman geeft uitleg over zijn onderzoek van deze zomer: https://t.co/KOMBcfLcty https://t.co/lF4mDMfpm9</text:p>
          </table:table-cell>
          <table:table-cell office:value-type="string" table:style-name="ce5">
            <text:p>Thu Aug 15 14:00:43 +0000 2019</text:p>
          </table:table-cell>
          <table:table-cell office:value-type="date" office:date-value="2019-08-15T15:00:43" table:style-name="ce7">
            <text:p>15/08/2019 15:00:43</text:p>
          </table:table-cell>
          <table:table-cell table:number-columns-repeated="4" table:style-name="ce5"/>
          <table:table-cell office:value-type="string" table:style-name="ce5">
            <text:p>215977394</text:p>
          </table:table-cell>
          <table:table-cell table:style-name="ce5"/>
          <table:table-cell office:value-type="string" table:style-name="ce5">
            <text:p>&lt;a href="http://www.coosto.com" rel="nofollow"&gt;Coosto&lt;/a&gt;</text:p>
          </table:table-cell>
          <table:table-cell office:value-type="string" table:style-name="ce8">
            <text:p><text:a xlink:href="http://pbs.twimg.com/profile_images/987263393127071744/4haWCOry_normal.jpg">http://pbs.twimg.com/profile_images/987263393127071744/4haWCOry_normal.jpg</text:a></text:p>
          </table:table-cell>
          <table:table-cell office:value-type="float" office:value="3080" table:style-name="ce5">
            <text:p>3080</text:p>
          </table:table-cell>
          <table:table-cell office:value-type="float" office:value="316" table:style-name="ce5">
            <text:p>316</text:p>
          </table:table-cell>
          <table:table-cell office:value-type="string" table:style-name="ce5">
            <text:p>Utrecht, NL</text:p>
          </table:table-cell>
          <table:table-cell office:value-type="string" table:style-name="ce8">
            <text:p><text:a xlink:href="http://twitter.com/VET_UniUtrecht/statuses/1162001175450968064">http://twitter.com/VET_UniUtrecht/statuses/1162001175450968064</text:a></text:p>
          </table:table-cell>
          <table:table-cell office:value-type="string" table:style-name="ce5">
            <text:p>{"hashtags":[],"symbols":[],"user_mentions":[],"urls":[{"url":"https://t.co/KOMBcfLcty","expanded_url":"https://www.uu.nl/nieuws/op-een-festival-was-je-handen-regelmatig","display_url":"uu.nl/nieuws/op-een-…","indices":[254,277]}],"media":[{"id":1162001172691116000,"id_str":"1162001172691116042","indices":[278,301],"media_url":"http://pbs.twimg.com/media/ECBB6PbXYAoL0pR.jpg","media_url_https":"https://pbs.twimg.com/media/ECBB6PbXYAoL0pR.jpg","url":"https://t.co/lF4mDMfpm9","display_url":"pic.twitter.com/lF4mDMfpm9","expanded_url":"https://twitter.com/VET_UniUtrecht/status/1162001175450968064/photo/1","type":"photo","sizes":{"thumb":{"w":150,"h":150,"resize":"crop"},"large":{"w":2048,"h":1194,"resize":"fit"},"small":{"w":680,"h":397,"resize":"fit"},"medium":{"w":1200,"h":700,"resize":"fit"}}}]}</text:p>
          </table:table-cell>
          <table:table-cell table:number-columns-repeated="16366"/>
        </table:table-row>
        <table:table-row table:style-name="ro6">
          <table:table-cell office:value-type="string" table:style-name="ce4">
            <text:p>1161998583312334849</text:p>
          </table:table-cell>
          <table:table-cell office:value-type="string" table:style-name="ce5">
            <text:p>sjoerdjochems</text:p>
          </table:table-cell>
          <table:table-cell office:value-type="string" table:style-name="ce6">
            <text:p>RT @ActieplanGF: Wat vindt BNR-radioprogramma Wetenschap Vandaag van nudging? Check hier het interview @BNR @MinVWS @CoosjeDijkstra @dirkvandenbroek @voedingscentrum @jaapseidell @VUamsterdam @UniUtrecht @GFHuis #preventieakkoord #gavoorkleur</text:p>
            <text:p/>
            <text:p>https://t.co/af1QQTrg0r</text:p>
            <text:p/>
            <text:p>https://t.co/zk79TlWefQ https://t.co/Yry7GV0uwh</text:p>
          </table:table-cell>
          <table:table-cell office:value-type="string" table:style-name="ce5">
            <text:p>Thu Aug 15 13:50:25 +0000 2019</text:p>
          </table:table-cell>
          <table:table-cell office:value-type="date" office:date-value="2019-08-15T14:50:25" table:style-name="ce7">
            <text:p>15/08/2019 14:50:25</text:p>
          </table:table-cell>
          <table:table-cell table:number-columns-repeated="4" table:style-name="ce5"/>
          <table:table-cell office:value-type="string" table:style-name="ce5">
            <text:p>174656663</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105398666003652608/a5ufnxRl_normal.png">http://pbs.twimg.com/profile_images/1105398666003652608/a5ufnxRl_normal.png</text:a></text:p>
          </table:table-cell>
          <table:table-cell office:value-type="float" office:value="941" table:style-name="ce5">
            <text:p>941</text:p>
          </table:table-cell>
          <table:table-cell office:value-type="float" office:value="1853" table:style-name="ce5">
            <text:p>1853</text:p>
          </table:table-cell>
          <table:table-cell table:style-name="ce5"/>
          <table:table-cell office:value-type="string" table:style-name="ce8">
            <text:p><text:a xlink:href="http://twitter.com/sjoerdjochems/statuses/1161998583312334849">http://twitter.com/sjoerdjochems/statuses/1161998583312334849</text:a></text:p>
          </table:table-cell>
          <table:table-cell office:value-type="string" table:style-name="ce5">
            <text:p>{"hashtags":[],"symbols":[],"user_mentions":[{"screen_name":"ActieplanGF","name":"NAGF","id":824543996492083200,"id_str":"824543996492083202","indices":[3,15]},{"screen_name":"BNR","name":"BNR Nieuwsradio","id":18020059,"id_str":"18020059","indices":[103,107]},{"screen_name":"MinVWS","name":"MinVWS","id":15581273,"id_str":"15581273","indices":[108,115]},{"screen_name":"CoosjeDijkstra","name":"Coosje Dijkstra","id":31415847,"id_str":"31415847","indices":[116,131]}],"urls":[]}</text:p>
          </table:table-cell>
          <table:table-cell table:number-columns-repeated="16366"/>
        </table:table-row>
        <table:table-row table:style-name="ro2">
          <table:table-cell office:value-type="string" table:style-name="ce4">
            <text:p>1161997157492318208</text:p>
          </table:table-cell>
          <table:table-cell office:value-type="string" table:style-name="ce5">
            <text:p>BN_FutureOcean</text:p>
          </table:table-cell>
          <table:table-cell office:value-type="string" table:style-name="ce6">
            <text:p>RT @IASS_Potsdam: In time for next #highseas negotiations: New study by @ca_blanchard /@UniUtrecht, @caroledurussel &amp;amp; @BenBoteler /IASS explores the adaptive capacity of the #BBNJ agreement #IGC3 https://t.co/qKGVNTD236</text:p>
          </table:table-cell>
          <table:table-cell office:value-type="string" table:style-name="ce5">
            <text:p>Thu Aug 15 13:44:45 +0000 2019</text:p>
          </table:table-cell>
          <table:table-cell office:value-type="date" office:date-value="2019-08-15T14:44:45" table:style-name="ce7">
            <text:p>15/08/2019 14:44:45</text:p>
          </table:table-cell>
          <table:table-cell table:number-columns-repeated="4" table:style-name="ce5"/>
          <table:table-cell office:value-type="string" table:style-name="ce5">
            <text:p>720260159746875392</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100362818388402176/cNUgWTyQ_normal.png">http://pbs.twimg.com/profile_images/1100362818388402176/cNUgWTyQ_normal.png</text:a></text:p>
          </table:table-cell>
          <table:table-cell office:value-type="float" office:value="200" table:style-name="ce5">
            <text:p>200</text:p>
          </table:table-cell>
          <table:table-cell office:value-type="float" office:value="178" table:style-name="ce5">
            <text:p>178</text:p>
          </table:table-cell>
          <table:table-cell office:value-type="string" table:style-name="ce5">
            <text:p>Deutschland</text:p>
          </table:table-cell>
          <table:table-cell office:value-type="string" table:style-name="ce8">
            <text:p><text:a xlink:href="http://twitter.com/BN_FutureOcean/statuses/1161997157492318208">http://twitter.com/BN_FutureOcean/statuses/1161997157492318208</text:a></text:p>
          </table:table-cell>
          <table:table-cell office:value-type="string" table:style-name="ce5">
            <text:p>{"hashtags":[{"text":"highseas","indices":[35,44]}],"symbols":[],"user_mentions":[{"screen_name":"IASS_Potsdam","name":"IASS","id":2837913549,"id_str":"2837913549","indices":[3,16]},{"screen_name":"ca_blanchard","name":"Catherine Blanchard","id":4857578086,"id_str":"4857578086","indices":[72,85]},{"screen_name":"UniUtrecht","name":"Universiteit Utrecht","id":33548291,"id_str":"33548291","indices":[87,98]},{"screen_name":"caroledurussel","name":"Carole Durussel","id":715949854908932100,"id_str":"715949854908932096","indices":[100,115]},{"screen_name":"BenBoteler","name":"Ben Boteler","id":3329712953,"id_str":"3329712953","indices":[122,133]}],"urls":[]}</text:p>
          </table:table-cell>
          <table:table-cell table:number-columns-repeated="16366"/>
        </table:table-row>
        <table:table-row table:style-name="ro8">
          <table:table-cell office:value-type="string" table:style-name="ce4">
            <text:p>1161993467733663744</text:p>
          </table:table-cell>
          <table:table-cell office:value-type="string" table:style-name="ce5">
            <text:p>Laura_vanOers</text:p>
          </table:table-cell>
          <table:table-cell office:value-type="string" table:style-name="ce6">
            <text:p>RT @AcademicTrnsfr: Storyteller (0.8 - 1.0 FTE) https://t.co/NU4KV1vs8H @UniUtrecht</text:p>
          </table:table-cell>
          <table:table-cell office:value-type="string" table:style-name="ce5">
            <text:p>Thu Aug 15 13:30:06 +0000 2019</text:p>
          </table:table-cell>
          <table:table-cell office:value-type="date" office:date-value="2019-08-15T14:30:06" table:style-name="ce7">
            <text:p>15/08/2019 14:30:06</text:p>
          </table:table-cell>
          <table:table-cell table:number-columns-repeated="4" table:style-name="ce5"/>
          <table:table-cell office:value-type="string" table:style-name="ce5">
            <text:p>988136868389715968</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994963114859945984/d53_yiTH_normal.jpg">http://pbs.twimg.com/profile_images/994963114859945984/d53_yiTH_normal.jpg</text:a></text:p>
          </table:table-cell>
          <table:table-cell office:value-type="float" office:value="107" table:style-name="ce5">
            <text:p>107</text:p>
          </table:table-cell>
          <table:table-cell office:value-type="float" office:value="116" table:style-name="ce5">
            <text:p>116</text:p>
          </table:table-cell>
          <table:table-cell office:value-type="string" table:style-name="ce5">
            <text:p>Utrecht, Nederland</text:p>
          </table:table-cell>
          <table:table-cell office:value-type="string" table:style-name="ce8">
            <text:p><text:a xlink:href="http://twitter.com/Laura_vanOers/statuses/1161993467733663744">http://twitter.com/Laura_vanOers/statuses/1161993467733663744</text:a></text:p>
          </table:table-cell>
          <table:table-cell office:value-type="string" table:style-name="ce5">
            <text:p>{"hashtags":[],"symbols":[],"user_mentions":[{"screen_name":"AcademicTrnsfr","name":"AcademicTransfer","id":49637376,"id_str":"49637376","indices":[3,18]},{"screen_name":"UniUtrecht","name":"Universiteit Utrecht","id":33548291,"id_str":"33548291","indices":[72,83]}],"urls":[{"url":"https://t.co/NU4KV1vs8H","expanded_url":"https://www.academictransfer.com/285147/","display_url":"academictransfer.com/285147/","indices":[48,71]}]}</text:p>
          </table:table-cell>
          <table:table-cell table:number-columns-repeated="16366"/>
        </table:table-row>
        <table:table-row table:style-name="ro6">
          <table:table-cell office:value-type="string" table:style-name="ce4">
            <text:p>1161990827087974401</text:p>
          </table:table-cell>
          <table:table-cell office:value-type="string" table:style-name="ce5">
            <text:p>MaaikeLeeuw</text:p>
          </table:table-cell>
          <table:table-cell office:value-type="string" table:style-name="ce6">
            <text:p>RT @ActieplanGF: Wat vindt BNR-radioprogramma Wetenschap Vandaag van nudging? Check hier het interview @BNR @MinVWS @CoosjeDijkstra @dirkvandenbroek @voedingscentrum @jaapseidell @VUamsterdam @UniUtrecht @GFHuis #preventieakkoord #gavoorkleur</text:p>
            <text:p/>
            <text:p>https://t.co/af1QQTrg0r</text:p>
            <text:p/>
            <text:p>https://t.co/zk79TlWefQ https://t.co/Yry7GV0uwh</text:p>
          </table:table-cell>
          <table:table-cell office:value-type="string" table:style-name="ce5">
            <text:p>Thu Aug 15 13:19:36 +0000 2019</text:p>
          </table:table-cell>
          <table:table-cell office:value-type="date" office:date-value="2019-08-15T14:19:36" table:style-name="ce7">
            <text:p>15/08/2019 14:19:36</text:p>
          </table:table-cell>
          <table:table-cell table:number-columns-repeated="4" table:style-name="ce5"/>
          <table:table-cell office:value-type="string" table:style-name="ce5">
            <text:p>1022608856608854017</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123872327706578945/M5BwLZrY_normal.png">http://pbs.twimg.com/profile_images/1123872327706578945/M5BwLZrY_normal.png</text:a></text:p>
          </table:table-cell>
          <table:table-cell office:value-type="float" office:value="9" table:style-name="ce5">
            <text:p>9</text:p>
          </table:table-cell>
          <table:table-cell office:value-type="float" office:value="32" table:style-name="ce5">
            <text:p>32</text:p>
          </table:table-cell>
          <table:table-cell office:value-type="string" table:style-name="ce5">
            <text:p>Gouda, Nederland</text:p>
          </table:table-cell>
          <table:table-cell office:value-type="string" table:style-name="ce8">
            <text:p><text:a xlink:href="http://twitter.com/MaaikeLeeuw/statuses/1161990827087974401">http://twitter.com/MaaikeLeeuw/statuses/1161990827087974401</text:a></text:p>
          </table:table-cell>
          <table:table-cell office:value-type="string" table:style-name="ce5">
            <text:p>{"hashtags":[],"symbols":[],"user_mentions":[{"screen_name":"ActieplanGF","name":"NAGF","id":824543996492083200,"id_str":"824543996492083202","indices":[3,15]},{"screen_name":"BNR","name":"BNR Nieuwsradio","id":18020059,"id_str":"18020059","indices":[103,107]},{"screen_name":"MinVWS","name":"MinVWS","id":15581273,"id_str":"15581273","indices":[108,115]},{"screen_name":"CoosjeDijkstra","name":"Coosje Dijkstra","id":31415847,"id_str":"31415847","indices":[116,131]}],"urls":[]}</text:p>
          </table:table-cell>
          <table:table-cell table:number-columns-repeated="16366"/>
        </table:table-row>
        <table:table-row table:style-name="ro8">
          <table:table-cell office:value-type="string" table:style-name="ce4">
            <text:p>1161989176272838657</text:p>
          </table:table-cell>
          <table:table-cell office:value-type="string" table:style-name="ce5">
            <text:p>Voeten1</text:p>
          </table:table-cell>
          <table:table-cell office:value-type="string" table:style-name="ce6">
            <text:p>@mzu2013 @Zorggids @UniUtrecht Ja, weet jij veel wat die kok doet in een sterrenrestaurant ?</text:p>
          </table:table-cell>
          <table:table-cell office:value-type="string" table:style-name="ce5">
            <text:p>Thu Aug 15 13:13:02 +0000 2019</text:p>
          </table:table-cell>
          <table:table-cell office:value-type="date" office:date-value="2019-08-15T14:13:02" table:style-name="ce7">
            <text:p>15/08/2019 14:13:02</text:p>
          </table:table-cell>
          <table:table-cell table:number-columns-repeated="2" table:style-name="ce5"/>
          <table:table-cell office:value-type="string" table:style-name="ce5">
            <text:p>1655180808</text:p>
          </table:table-cell>
          <table:table-cell office:value-type="string" table:style-name="ce5">
            <text:p>mzu2013</text:p>
          </table:table-cell>
          <table:table-cell office:value-type="string" table:style-name="ce5">
            <text:p>529188500</text:p>
          </table:table-cell>
          <table:table-cell office:value-type="string" table:style-name="ce5">
            <text:p>1161988913076101122</text:p>
          </table:table-cell>
          <table:table-cell office:value-type="string" table:style-name="ce5">
            <text:p>&lt;a href="https://mobile.twitter.com" rel="nofollow"&gt;Twitter Web App&lt;/a&gt;</text:p>
          </table:table-cell>
          <table:table-cell office:value-type="string" table:style-name="ce8">
            <text:p><text:a xlink:href="http://pbs.twimg.com/profile_images/986226720981372928/cOLNRDIx_normal.jpg">http://pbs.twimg.com/profile_images/986226720981372928/cOLNRDIx_normal.jpg</text:a></text:p>
          </table:table-cell>
          <table:table-cell office:value-type="float" office:value="741" table:style-name="ce5">
            <text:p>741</text:p>
          </table:table-cell>
          <table:table-cell office:value-type="float" office:value="884" table:style-name="ce5">
            <text:p>884</text:p>
          </table:table-cell>
          <table:table-cell office:value-type="string" table:style-name="ce5">
            <text:p>Breda,</text:p>
          </table:table-cell>
          <table:table-cell office:value-type="string" table:style-name="ce8">
            <text:p><text:a xlink:href="http://twitter.com/Voeten1/statuses/1161989176272838657">http://twitter.com/Voeten1/statuses/1161989176272838657</text:a></text:p>
          </table:table-cell>
          <table:table-cell office:value-type="string" table:style-name="ce5">
            <text:p>{"hashtags":[],"symbols":[],"user_mentions":[{"screen_name":"mzu2013","name":"Monique","id":1655180808,"id_str":"1655180808","indices":[0,8]},{"screen_name":"Zorggids","name":"Nationale Zorggids","id":204401685,"id_str":"204401685","indices":[9,18]},{"screen_name":"UniUtrecht","name":"Universiteit Utrecht","id":33548291,"id_str":"33548291","indices":[19,30]}],"urls":[]}</text:p>
          </table:table-cell>
          <table:table-cell table:number-columns-repeated="16366"/>
        </table:table-row>
        <table:table-row table:style-name="ro6">
          <table:table-cell office:value-type="string" table:style-name="ce4">
            <text:p>1161989014339108870</text:p>
          </table:table-cell>
          <table:table-cell office:value-type="string" table:style-name="ce5">
            <text:p>voedingscentrum</text:p>
          </table:table-cell>
          <table:table-cell office:value-type="string" table:style-name="ce6">
            <text:p>RT @ActieplanGF: Wat vindt BNR-radioprogramma Wetenschap Vandaag van nudging? Check hier het interview @BNR @MinVWS @CoosjeDijkstra @dirkvandenbroek @voedingscentrum @jaapseidell @VUamsterdam @UniUtrecht @GFHuis #preventieakkoord #gavoorkleur</text:p>
            <text:p/>
            <text:p>https://t.co/af1QQTrg0r</text:p>
            <text:p/>
            <text:p>https://t.co/zk79TlWefQ https://t.co/Yry7GV0uwh</text:p>
          </table:table-cell>
          <table:table-cell office:value-type="string" table:style-name="ce5">
            <text:p>Thu Aug 15 13:12:24 +0000 2019</text:p>
          </table:table-cell>
          <table:table-cell office:value-type="date" office:date-value="2019-08-15T14:12:24" table:style-name="ce7">
            <text:p>15/08/2019 14:12:24</text:p>
          </table:table-cell>
          <table:table-cell table:number-columns-repeated="4" table:style-name="ce5"/>
          <table:table-cell office:value-type="string" table:style-name="ce5">
            <text:p>22183684</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869459993275154433/UTLwhRIo_normal.jpg">http://pbs.twimg.com/profile_images/869459993275154433/UTLwhRIo_normal.jpg</text:a></text:p>
          </table:table-cell>
          <table:table-cell office:value-type="float" office:value="25259" table:style-name="ce5">
            <text:p>25259</text:p>
          </table:table-cell>
          <table:table-cell office:value-type="float" office:value="1470" table:style-name="ce5">
            <text:p>1470</text:p>
          </table:table-cell>
          <table:table-cell office:value-type="string" table:style-name="ce5">
            <text:p>Den Haag</text:p>
          </table:table-cell>
          <table:table-cell office:value-type="string" table:style-name="ce8">
            <text:p><text:a xlink:href="http://twitter.com/voedingscentrum/statuses/1161989014339108870">http://twitter.com/voedingscentrum/statuses/1161989014339108870</text:a></text:p>
          </table:table-cell>
          <table:table-cell office:value-type="string" table:style-name="ce5">
            <text:p>{"hashtags":[],"symbols":[],"user_mentions":[{"screen_name":"ActieplanGF","name":"NAGF","id":824543996492083200,"id_str":"824543996492083202","indices":[3,15]},{"screen_name":"BNR","name":"BNR Nieuwsradio","id":18020059,"id_str":"18020059","indices":[103,107]},{"screen_name":"MinVWS","name":"MinVWS","id":15581273,"id_str":"15581273","indices":[108,115]},{"screen_name":"CoosjeDijkstra","name":"Coosje Dijkstra","id":31415847,"id_str":"31415847","indices":[116,131]}],"urls":[]}</text:p>
          </table:table-cell>
          <table:table-cell table:number-columns-repeated="16366"/>
        </table:table-row>
        <table:table-row table:style-name="ro8">
          <table:table-cell office:value-type="string" table:style-name="ce4">
            <text:p>1161988913076101122</text:p>
          </table:table-cell>
          <table:table-cell office:value-type="string" table:style-name="ce5">
            <text:p>mzu2013</text:p>
          </table:table-cell>
          <table:table-cell office:value-type="string" table:style-name="ce6">
            <text:p>@Voeten1 @Zorggids @UniUtrecht Er zijn héél veel mensen die hun handen niet wassen na toiletbezoek...bah !!</text:p>
          </table:table-cell>
          <table:table-cell office:value-type="string" table:style-name="ce5">
            <text:p>Thu Aug 15 13:12:00 +0000 2019</text:p>
          </table:table-cell>
          <table:table-cell office:value-type="date" office:date-value="2019-08-15T14:12:00" table:style-name="ce7">
            <text:p>15/08/2019 14:12:00</text:p>
          </table:table-cell>
          <table:table-cell table:number-columns-repeated="2" table:style-name="ce5"/>
          <table:table-cell office:value-type="string" table:style-name="ce5">
            <text:p>529188500</text:p>
          </table:table-cell>
          <table:table-cell office:value-type="string" table:style-name="ce5">
            <text:p>Voeten1</text:p>
          </table:table-cell>
          <table:table-cell office:value-type="string" table:style-name="ce5">
            <text:p>1655180808</text:p>
          </table:table-cell>
          <table:table-cell office:value-type="string" table:style-name="ce5">
            <text:p>1161985066819624960</text:p>
          </table:table-cell>
          <table:table-cell office:value-type="string" table:style-name="ce5">
            <text:p>&lt;a href="http://twitter.com/download/android" rel="nofollow"&gt;Twitter for Android&lt;/a&gt;</text:p>
          </table:table-cell>
          <table:table-cell office:value-type="string" table:style-name="ce8">
            <text:p><text:a xlink:href="http://pbs.twimg.com/profile_images/514717204458508288/h0_Cisfq_normal.jpeg">http://pbs.twimg.com/profile_images/514717204458508288/h0_Cisfq_normal.jpeg</text:a></text:p>
          </table:table-cell>
          <table:table-cell office:value-type="float" office:value="7383" table:style-name="ce5">
            <text:p>7383</text:p>
          </table:table-cell>
          <table:table-cell office:value-type="float" office:value="5671" table:style-name="ce5">
            <text:p>5671</text:p>
          </table:table-cell>
          <table:table-cell table:style-name="ce5"/>
          <table:table-cell office:value-type="string" table:style-name="ce8">
            <text:p><text:a xlink:href="http://twitter.com/mzu2013/statuses/1161988913076101122">http://twitter.com/mzu2013/statuses/1161988913076101122</text:a></text:p>
          </table:table-cell>
          <table:table-cell office:value-type="string" table:style-name="ce5">
            <text:p>{"hashtags":[],"symbols":[],"user_mentions":[{"screen_name":"Voeten1","name":"Voeten","id":529188500,"id_str":"529188500","indices":[0,8]},{"screen_name":"Zorggids","name":"Nationale Zorggids","id":204401685,"id_str":"204401685","indices":[9,18]},{"screen_name":"UniUtrecht","name":"Universiteit Utrecht","id":33548291,"id_str":"33548291","indices":[19,30]}],"urls":[]}</text:p>
          </table:table-cell>
          <table:table-cell table:number-columns-repeated="16366"/>
        </table:table-row>
        <table:table-row table:style-name="ro5">
          <table:table-cell office:value-type="string" table:style-name="ce4">
            <text:p>1161987709533077506</text:p>
          </table:table-cell>
          <table:table-cell office:value-type="string" table:style-name="ce5">
            <text:p>KLLH_B</text:p>
          </table:table-cell>
          <table:table-cell office:value-type="string" table:style-name="ce6">
            <text:p>RT @Zorggids: Driekwart #festivalgangers draagt #poepbacterie - Nationale Zorggids https://t.co/Rj5sxWq3jm @UniUtrecht #festival #festivalseizoen #ZwarteCross</text:p>
          </table:table-cell>
          <table:table-cell office:value-type="string" table:style-name="ce5">
            <text:p>Thu Aug 15 13:07:13 +0000 2019</text:p>
          </table:table-cell>
          <table:table-cell office:value-type="date" office:date-value="2019-08-15T14:07:13" table:style-name="ce7">
            <text:p>15/08/2019 14:07:13</text:p>
          </table:table-cell>
          <table:table-cell table:number-columns-repeated="4" table:style-name="ce5"/>
          <table:table-cell office:value-type="string" table:style-name="ce5">
            <text:p>25147358</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991298850303422465/GJq2xId3_normal.jpg">http://pbs.twimg.com/profile_images/991298850303422465/GJq2xId3_normal.jpg</text:a></text:p>
          </table:table-cell>
          <table:table-cell office:value-type="float" office:value="511" table:style-name="ce5">
            <text:p>511</text:p>
          </table:table-cell>
          <table:table-cell office:value-type="float" office:value="1175" table:style-name="ce5">
            <text:p>1175</text:p>
          </table:table-cell>
          <table:table-cell table:style-name="ce5"/>
          <table:table-cell office:value-type="string" table:style-name="ce8">
            <text:p><text:a xlink:href="http://twitter.com/KLLH_B/statuses/1161987709533077506">http://twitter.com/KLLH_B/statuses/1161987709533077506</text:a></text:p>
          </table:table-cell>
          <table:table-cell office:value-type="string" table:style-name="ce5">
            <text:p>{"hashtags":[{"text":"festivalgangers","indices":[24,40]},{"text":"poepbacterie","indices":[48,61]},{"text":"festival","indices":[119,128]}],"symbols":[],"user_mentions":[{"screen_name":"Zorggids","name":"Nationale Zorggids","id":204401685,"id_str":"204401685","indices":[3,12]},{"screen_name":"UniUtrecht","name":"Universiteit Utrecht","id":33548291,"id_str":"33548291","indices":[107,118]}],"urls":[{"url":"https://t.co/Rj5sxWq3jm","expanded_url":"https://www.nationalezorggids.nl/ziekenhuizen/nieuws/49860-driekwart-festivalgangers-draagt-poepbacterie.html#.XVVNyI-s2jU.twitter","display_url":"nationalezorggids.nl/ziekenhuizen/n…","indices":[83,106]}]}</text:p>
          </table:table-cell>
          <table:table-cell table:number-columns-repeated="16366"/>
        </table:table-row>
        <table:table-row table:style-name="ro2">
          <table:table-cell office:value-type="string" table:style-name="ce4">
            <text:p>1161986410519367680</text:p>
          </table:table-cell>
          <table:table-cell office:value-type="string" table:style-name="ce5">
            <text:p>zorgnu</text:p>
          </table:table-cell>
          <table:table-cell office:value-type="string" table:style-name="ce6">
            <text:p>.@UniUtrecht adviseert festivalgangers om niet alleen gehoorbescherming mee te nemen, maar ook een ontsmettingsmiddel voor de handen. #Zorgnu</text:p>
            <text:p/>
            <text:p>https://t.co/aJB3qzQ0XE</text:p>
          </table:table-cell>
          <table:table-cell office:value-type="string" table:style-name="ce5">
            <text:p>Thu Aug 15 13:02:03 +0000 2019</text:p>
          </table:table-cell>
          <table:table-cell office:value-type="date" office:date-value="2019-08-15T14:02:03" table:style-name="ce7">
            <text:p>15/08/2019 14:02:03</text:p>
          </table:table-cell>
          <table:table-cell table:number-columns-repeated="4" table:style-name="ce5"/>
          <table:table-cell office:value-type="string" table:style-name="ce5">
            <text:p>734738604916891648</text:p>
          </table:table-cell>
          <table:table-cell table:style-name="ce5"/>
          <table:table-cell office:value-type="string" table:style-name="ce5">
            <text:p>&lt;a href="https://about.twitter.com/products/tweetdeck" rel="nofollow"&gt;TweetDeck&lt;/a&gt;</text:p>
          </table:table-cell>
          <table:table-cell office:value-type="string" table:style-name="ce8">
            <text:p><text:a xlink:href="http://pbs.twimg.com/profile_images/936605391361847296/XCPCov3p_normal.jpg">http://pbs.twimg.com/profile_images/936605391361847296/XCPCov3p_normal.jpg</text:a></text:p>
          </table:table-cell>
          <table:table-cell office:value-type="float" office:value="2680" table:style-name="ce5">
            <text:p>2680</text:p>
          </table:table-cell>
          <table:table-cell office:value-type="float" office:value="1610" table:style-name="ce5">
            <text:p>1610</text:p>
          </table:table-cell>
          <table:table-cell office:value-type="string" table:style-name="ce5">
            <text:p>Hilversum, Nederland</text:p>
          </table:table-cell>
          <table:table-cell office:value-type="string" table:style-name="ce8">
            <text:p><text:a xlink:href="http://twitter.com/zorgnu/statuses/1161986410519367680">http://twitter.com/zorgnu/statuses/1161986410519367680</text:a></text:p>
          </table:table-cell>
          <table:table-cell office:value-type="string" table:style-name="ce5">
            <text:p>{"hashtags":[{"text":"Zorgnu","indices":[134,141]}],"symbols":[],"user_mentions":[{"screen_name":"UniUtrecht","name":"Universiteit Utrecht","id":33548291,"id_str":"33548291","indices":[1,12]}],"urls":[{"url":"https://t.co/aJB3qzQ0XE","expanded_url":"https://zorgnu.avrotros.nl/nieuws/item/driekwart-festivalgangers-heeft-poepbacterie-op-handen/?utm_source=twitter&amp;utm_medium=social&amp;utm_content=twitter-zorgnu","display_url":"zorgnu.avrotros.nl/nieuws/item/dr…","indices":[144,167]}]}</text:p>
          </table:table-cell>
          <table:table-cell table:number-columns-repeated="16366"/>
        </table:table-row>
        <table:table-row table:style-name="ro3">
          <table:table-cell office:value-type="string" table:style-name="ce4">
            <text:p>1161986385370374144</text:p>
          </table:table-cell>
          <table:table-cell office:value-type="string" table:style-name="ce5">
            <text:p>AlumniUU</text:p>
          </table:table-cell>
          <table:table-cell office:value-type="string" table:style-name="ce6">
            <text:p>RT @UniUtrechtPE: @UniUtrecht wetenschappers onderzochten vorige maand hoe schoon de handen zijn van 450 bezoekers van de Zwarte Cross. Mooi voorbeeld van hoe @UniUtrecht publiek betrekt bij wetenschappelijk onderzoek #citizenscience</text:p>
            <text:p/>
            <text:p>https://t.co/jmsMKCz1JT</text:p>
          </table:table-cell>
          <table:table-cell office:value-type="string" table:style-name="ce5">
            <text:p>Thu Aug 15 13:01:57 +0000 2019</text:p>
          </table:table-cell>
          <table:table-cell office:value-type="date" office:date-value="2019-08-15T14:01:57" table:style-name="ce7">
            <text:p>15/08/2019 14:01:57</text:p>
          </table:table-cell>
          <table:table-cell table:number-columns-repeated="4" table:style-name="ce5"/>
          <table:table-cell office:value-type="string" table:style-name="ce5">
            <text:p>150188564</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007263783608348672/7msavWqz_normal.jpg">http://pbs.twimg.com/profile_images/1007263783608348672/7msavWqz_normal.jpg</text:a></text:p>
          </table:table-cell>
          <table:table-cell office:value-type="float" office:value="1753" table:style-name="ce5">
            <text:p>1753</text:p>
          </table:table-cell>
          <table:table-cell office:value-type="float" office:value="492" table:style-name="ce5">
            <text:p>492</text:p>
          </table:table-cell>
          <table:table-cell office:value-type="string" table:style-name="ce5">
            <text:p>Utrecht</text:p>
          </table:table-cell>
          <table:table-cell office:value-type="string" table:style-name="ce8">
            <text:p><text:a xlink:href="http://twitter.com/AlumniUU/statuses/1161986385370374144">http://twitter.com/AlumniUU/statuses/1161986385370374144</text:a></text:p>
          </table:table-cell>
          <table:table-cell office:value-type="string" table:style-name="ce5">
            <text:p>{"hashtags":[],"symbols":[],"user_mentions":[{"screen_name":"UniUtrechtPE","name":"Public Engagement","id":925283063784976400,"id_str":"925283063784976390","indices":[3,16]},{"screen_name":"UniUtrecht","name":"Universiteit Utrecht","id":33548291,"id_str":"33548291","indices":[18,29]}],"urls":[]}</text:p>
          </table:table-cell>
          <table:table-cell table:number-columns-repeated="16366"/>
        </table:table-row>
        <table:table-row table:style-name="ro5">
          <table:table-cell office:value-type="string" table:style-name="ce4">
            <text:p>1161985094388789249</text:p>
          </table:table-cell>
          <table:table-cell office:value-type="string" table:style-name="ce5">
            <text:p>Voeten1</text:p>
          </table:table-cell>
          <table:table-cell office:value-type="string" table:style-name="ce6">
            <text:p>RT @Zorggids: Driekwart #festivalgangers draagt #poepbacterie - Nationale Zorggids https://t.co/Rj5sxWq3jm @UniUtrecht #festival #festivalseizoen #ZwarteCross</text:p>
          </table:table-cell>
          <table:table-cell office:value-type="string" table:style-name="ce5">
            <text:p>Thu Aug 15 12:56:49 +0000 2019</text:p>
          </table:table-cell>
          <table:table-cell office:value-type="date" office:date-value="2019-08-15T13:56:49" table:style-name="ce7">
            <text:p>15/08/2019 13:56:49</text:p>
          </table:table-cell>
          <table:table-cell table:number-columns-repeated="4" table:style-name="ce5"/>
          <table:table-cell office:value-type="string" table:style-name="ce5">
            <text:p>529188500</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986226720981372928/cOLNRDIx_normal.jpg">http://pbs.twimg.com/profile_images/986226720981372928/cOLNRDIx_normal.jpg</text:a></text:p>
          </table:table-cell>
          <table:table-cell office:value-type="float" office:value="741" table:style-name="ce5">
            <text:p>741</text:p>
          </table:table-cell>
          <table:table-cell office:value-type="float" office:value="884" table:style-name="ce5">
            <text:p>884</text:p>
          </table:table-cell>
          <table:table-cell office:value-type="string" table:style-name="ce5">
            <text:p>Breda,</text:p>
          </table:table-cell>
          <table:table-cell office:value-type="string" table:style-name="ce8">
            <text:p><text:a xlink:href="http://twitter.com/Voeten1/statuses/1161985094388789249">http://twitter.com/Voeten1/statuses/1161985094388789249</text:a></text:p>
          </table:table-cell>
          <table:table-cell office:value-type="string" table:style-name="ce5">
            <text:p>{"hashtags":[{"text":"festivalgangers","indices":[24,40]},{"text":"poepbacterie","indices":[48,61]},{"text":"festival","indices":[119,128]}],"symbols":[],"user_mentions":[{"screen_name":"Zorggids","name":"Nationale Zorggids","id":204401685,"id_str":"204401685","indices":[3,12]},{"screen_name":"UniUtrecht","name":"Universiteit Utrecht","id":33548291,"id_str":"33548291","indices":[107,118]}],"urls":[{"url":"https://t.co/Rj5sxWq3jm","expanded_url":"https://www.nationalezorggids.nl/ziekenhuizen/nieuws/49860-driekwart-festivalgangers-draagt-poepbacterie.html#.XVVNyI-s2jU.twitter","display_url":"nationalezorggids.nl/ziekenhuizen/n…","indices":[83,106]}]}</text:p>
          </table:table-cell>
          <table:table-cell table:number-columns-repeated="16366"/>
        </table:table-row>
        <table:table-row table:style-name="ro8">
          <table:table-cell office:value-type="string" table:style-name="ce4">
            <text:p>1161985066819624960</text:p>
          </table:table-cell>
          <table:table-cell office:value-type="string" table:style-name="ce5">
            <text:p>Voeten1</text:p>
          </table:table-cell>
          <table:table-cell office:value-type="string" table:style-name="ce6">
            <text:p>@Zorggids @UniUtrecht Lekker is dat, maar het zit dus niet alleen op vlees maar op je eigen handen als je ze niet wast. Daarom eet ik vaak liever thuis !</text:p>
          </table:table-cell>
          <table:table-cell office:value-type="string" table:style-name="ce5">
            <text:p>Thu Aug 15 12:56:43 +0000 2019</text:p>
          </table:table-cell>
          <table:table-cell office:value-type="date" office:date-value="2019-08-15T13:56:43" table:style-name="ce7">
            <text:p>15/08/2019 13:56:43</text:p>
          </table:table-cell>
          <table:table-cell table:number-columns-repeated="2" table:style-name="ce5"/>
          <table:table-cell office:value-type="string" table:style-name="ce5">
            <text:p>204401685</text:p>
          </table:table-cell>
          <table:table-cell office:value-type="string" table:style-name="ce5">
            <text:p>Zorggids</text:p>
          </table:table-cell>
          <table:table-cell office:value-type="string" table:style-name="ce5">
            <text:p>529188500</text:p>
          </table:table-cell>
          <table:table-cell office:value-type="string" table:style-name="ce5">
            <text:p>1161975833709502464</text:p>
          </table:table-cell>
          <table:table-cell office:value-type="string" table:style-name="ce5">
            <text:p>&lt;a href="https://mobile.twitter.com" rel="nofollow"&gt;Twitter Web App&lt;/a&gt;</text:p>
          </table:table-cell>
          <table:table-cell office:value-type="string" table:style-name="ce8">
            <text:p><text:a xlink:href="http://pbs.twimg.com/profile_images/986226720981372928/cOLNRDIx_normal.jpg">http://pbs.twimg.com/profile_images/986226720981372928/cOLNRDIx_normal.jpg</text:a></text:p>
          </table:table-cell>
          <table:table-cell office:value-type="float" office:value="741" table:style-name="ce5">
            <text:p>741</text:p>
          </table:table-cell>
          <table:table-cell office:value-type="float" office:value="884" table:style-name="ce5">
            <text:p>884</text:p>
          </table:table-cell>
          <table:table-cell office:value-type="string" table:style-name="ce5">
            <text:p>Breda,</text:p>
          </table:table-cell>
          <table:table-cell office:value-type="string" table:style-name="ce8">
            <text:p><text:a xlink:href="http://twitter.com/Voeten1/statuses/1161985066819624960">http://twitter.com/Voeten1/statuses/1161985066819624960</text:a></text:p>
          </table:table-cell>
          <table:table-cell office:value-type="string" table:style-name="ce5">
            <text:p>{"hashtags":[],"symbols":[],"user_mentions":[{"screen_name":"Zorggids","name":"Nationale Zorggids","id":204401685,"id_str":"204401685","indices":[0,9]},{"screen_name":"UniUtrecht","name":"Universiteit Utrecht","id":33548291,"id_str":"33548291","indices":[10,21]}],"urls":[]}</text:p>
          </table:table-cell>
          <table:table-cell table:number-columns-repeated="16366"/>
        </table:table-row>
        <table:table-row table:style-name="ro4">
          <table:table-cell office:value-type="string" table:style-name="ce4">
            <text:p>1161981878502600704</text:p>
          </table:table-cell>
          <table:table-cell office:value-type="string" table:style-name="ce5">
            <text:p>UniUtrechtPE</text:p>
          </table:table-cell>
          <table:table-cell office:value-type="string" table:style-name="ce6">
            <text:p>@UniUtrecht wetenschappers onderzochten vorige maand hoe schoon de handen zijn van 450 bezoekers van de Zwarte Cross. Mooi voorbeeld van hoe @UniUtrecht publiek betrekt bij wetenschappelijk onderzoek #citizenscience</text:p>
            <text:p/>
            <text:p>https://t.co/jmsMKCz1JT</text:p>
          </table:table-cell>
          <table:table-cell office:value-type="string" table:style-name="ce5">
            <text:p>Thu Aug 15 12:44:03 +0000 2019</text:p>
          </table:table-cell>
          <table:table-cell office:value-type="date" office:date-value="2019-08-15T13:44:03" table:style-name="ce7">
            <text:p>15/08/2019 13:44:03</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925283063784976390</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993476815720275969/po8V8R3y_normal.jpg">http://pbs.twimg.com/profile_images/993476815720275969/po8V8R3y_normal.jpg</text:a></text:p>
          </table:table-cell>
          <table:table-cell office:value-type="float" office:value="328" table:style-name="ce5">
            <text:p>328</text:p>
          </table:table-cell>
          <table:table-cell office:value-type="float" office:value="414" table:style-name="ce5">
            <text:p>414</text:p>
          </table:table-cell>
          <table:table-cell office:value-type="string" table:style-name="ce5">
            <text:p>Utrecht, The Netherlands</text:p>
          </table:table-cell>
          <table:table-cell office:value-type="string" table:style-name="ce8">
            <text:p><text:a xlink:href="http://twitter.com/UniUtrechtPE/statuses/1161981878502600704">http://twitter.com/UniUtrechtPE/statuses/1161981878502600704</text:a></text:p>
          </table:table-cell>
          <table:table-cell office:value-type="string" table:style-name="ce5">
            <text:p>{"hashtags":[{"text":"citizenscience","indices":[200,215]}],"symbols":[],"user_mentions":[{"screen_name":"UniUtrecht","name":"Universiteit Utrecht","id":33548291,"id_str":"33548291","indices":[0,11]},{"screen_name":"UniUtrecht","name":"Universiteit Utrecht","id":33548291,"id_str":"33548291","indices":[141,152]}],"urls":[{"url":"https://t.co/jmsMKCz1JT","expanded_url":"https://www.duic.nl/opmerkelijk/uu-75-procent-van-onderzochte-zwarte-cross-bezoekers-had-vieze-handen/","display_url":"duic.nl/opmerkelijk/uu…","indices":[219,242]}]}</text:p>
          </table:table-cell>
          <table:table-cell table:number-columns-repeated="16366"/>
        </table:table-row>
        <table:table-row table:style-name="ro3">
          <table:table-cell office:value-type="string" table:style-name="ce4">
            <text:p>1161979601876410370</text:p>
          </table:table-cell>
          <table:table-cell office:value-type="string" table:style-name="ce5">
            <text:p>UCDLawSchool</text:p>
          </table:table-cell>
          <table:table-cell office:value-type="string" table:style-name="ce6">
            <text:p>Black is the colour</text:p>
            <text:p>Is gorm an dath</text:p>
            <text:p>Tarisai May Chidawanyika BCL European '16 via @gazette_ie on her time in @ucddublin @utrecht @UtrechtUni @MathesonLaw (as a trainee)</text:p>
            <text:p>Scríobh Tarisai faoin eispéireas a bhí aici mar mhac léinn agus dlíodóir gorm óg. https://t.co/UUs1CIWN8u https://t.co/wHgp4m4QDL</text:p>
          </table:table-cell>
          <table:table-cell office:value-type="string" table:style-name="ce5">
            <text:p>Thu Aug 15 12:35:00 +0000 2019</text:p>
          </table:table-cell>
          <table:table-cell office:value-type="date" office:date-value="2019-08-15T13:35:00" table:style-name="ce7">
            <text:p>15/08/2019 13:35:00</text:p>
          </table:table-cell>
          <table:table-cell table:number-columns-repeated="4" table:style-name="ce5"/>
          <table:table-cell office:value-type="string" table:style-name="ce5">
            <text:p>197876018</text:p>
          </table:table-cell>
          <table:table-cell table:style-name="ce5"/>
          <table:table-cell office:value-type="string" table:style-name="ce5">
            <text:p>&lt;a href="https://about.twitter.com/products/tweetdeck" rel="nofollow"&gt;TweetDeck&lt;/a&gt;</text:p>
          </table:table-cell>
          <table:table-cell office:value-type="string" table:style-name="ce8">
            <text:p><text:a xlink:href="http://pbs.twimg.com/profile_images/767653515334385664/aSyMYbii_normal.jpg">http://pbs.twimg.com/profile_images/767653515334385664/aSyMYbii_normal.jpg</text:a></text:p>
          </table:table-cell>
          <table:table-cell office:value-type="float" office:value="9734" table:style-name="ce5">
            <text:p>9734</text:p>
          </table:table-cell>
          <table:table-cell office:value-type="float" office:value="3984" table:style-name="ce5">
            <text:p>3984</text:p>
          </table:table-cell>
          <table:table-cell office:value-type="string" table:style-name="ce5">
            <text:p>Dublin</text:p>
          </table:table-cell>
          <table:table-cell office:value-type="string" table:style-name="ce8">
            <text:p><text:a xlink:href="http://twitter.com/UCDLawSchool/statuses/1161979601876410370">http://twitter.com/UCDLawSchool/statuses/1161979601876410370</text:a></text:p>
          </table:table-cell>
          <table:table-cell office:value-type="string" table:style-name="ce5">
            <text:p>{"hashtags":[],"symbols":[],"user_mentions":[{"screen_name":"gazette_ie","name":"Gazette.ie","id":906104852522180600,"id_str":"906104852522180608","indices":[82,93]},{"screen_name":"ucddublin","name":"University College Dublin","id":22132266,"id_str":"22132266","indices":[109,119]},{"screen_name":"Utrecht","name":"Utrecht","id":182554849,"id_str":"182554849","indices":[120,128]},{"screen_name":"UtrechtUni","name":"Utrecht University","id":33550981,"id_str":"33550981","indices":[129,140]},{"screen_name":"MathesonLaw","name":"Matheson","id":318415386,"id_str":"318415386","indices":[141,153]}],"urls":[{"url":"https://t.co/UUs1CIWN8u","expanded_url":"https://www.lawsociety.ie/gazette/legal-analysis/black-is-the-colour/","display_url":"lawsociety.ie/gazette/legal-…","indices":[251,274]}],"media":[{"id":1161975395408908300,"id_str":"1161975395408908288","indices":[275,298],"media_url":"http://pbs.twimg.com/media/ECAqdzkXkAAG1p9.jpg","media_url_https":"https://pbs.twimg.com/media/ECAqdzkXkAAG1p9.jpg","url":"https://t.co/wHgp4m4QDL","display_url":"pic.twitter.com/wHgp4m4QDL","expanded_url":"https://twitter.com/UCDLawSchool/status/1161979601876410370/photo/1","type":"photo","sizes":{"large":{"w":760,"h":290,"resize":"fit"},"thumb":{"w":150,"h":150,"resize":"crop"},"medium":{"w":760,"h":290,"resize":"fit"},"small":{"w":680,"h":259,"resize":"fit"}}}]}</text:p>
          </table:table-cell>
          <table:table-cell table:number-columns-repeated="16366"/>
        </table:table-row>
        <table:table-row table:style-name="ro5">
          <table:table-cell office:value-type="string" table:style-name="ce4">
            <text:p>1161979172283133952</text:p>
          </table:table-cell>
          <table:table-cell office:value-type="string" table:style-name="ce5">
            <text:p>Onderwijsgids</text:p>
          </table:table-cell>
          <table:table-cell office:value-type="string" table:style-name="ce6">
            <text:p>Universiteit Utrecht: driekwart festivalgangers draagt #poepbacterie - Nationale Onderwijsgids https://t.co/OqMxR4twOH #festival #festivalgangers #universiteitutrecht @UniUtrecht</text:p>
          </table:table-cell>
          <table:table-cell office:value-type="string" table:style-name="ce5">
            <text:p>Thu Aug 15 12:33:17 +0000 2019</text:p>
          </table:table-cell>
          <table:table-cell office:value-type="date" office:date-value="2019-08-15T13:33:17" table:style-name="ce7">
            <text:p>15/08/2019 13:33:17</text:p>
          </table:table-cell>
          <table:table-cell table:number-columns-repeated="4" table:style-name="ce5"/>
          <table:table-cell office:value-type="string" table:style-name="ce5">
            <text:p>130122445</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378800000538236377/9e488254632e022d4c4e263d5ed59626_normal.jpeg">http://pbs.twimg.com/profile_images/378800000538236377/9e488254632e022d4c4e263d5ed59626_normal.jpeg</text:a></text:p>
          </table:table-cell>
          <table:table-cell office:value-type="float" office:value="37055" table:style-name="ce5">
            <text:p>37055</text:p>
          </table:table-cell>
          <table:table-cell office:value-type="float" office:value="32032" table:style-name="ce5">
            <text:p>32032</text:p>
          </table:table-cell>
          <table:table-cell office:value-type="string" table:style-name="ce5">
            <text:p>Groningen, Netherlands</text:p>
          </table:table-cell>
          <table:table-cell office:value-type="string" table:style-name="ce8">
            <text:p><text:a xlink:href="http://twitter.com/Onderwijsgids/statuses/1161979172283133952">http://twitter.com/Onderwijsgids/statuses/1161979172283133952</text:a></text:p>
          </table:table-cell>
          <table:table-cell office:value-type="string" table:style-name="ce5">
            <text:p>{"hashtags":[{"text":"poepbacterie","indices":[55,68]},{"text":"festival","indices":[119,128]},{"text":"festivalgangers","indices":[129,145]},{"text":"universiteitutrecht","indices":[146,166]}],"symbols":[],"user_mentions":[{"screen_name":"UniUtrecht","name":"Universiteit Utrecht","id":33548291,"id_str":"33548291","indices":[167,178]}],"urls":[{"url":"https://t.co/OqMxR4twOH","expanded_url":"https://www.nationaleonderwijsgids.nl/universiteit/nieuws/50309-universiteit-utrecht-driekwart-festivalgangers-draagt-poepbacterie.html#.XVVQs7pkUKY.twitter","display_url":"nationaleonderwijsgids.nl/universiteit/n…","indices":[95,118]}]}</text:p>
          </table:table-cell>
          <table:table-cell table:number-columns-repeated="16366"/>
        </table:table-row>
        <table:table-row table:style-name="ro5">
          <table:table-cell office:value-type="string" table:style-name="ce4">
            <text:p>1161975833709502464</text:p>
          </table:table-cell>
          <table:table-cell office:value-type="string" table:style-name="ce5">
            <text:p>Zorggids</text:p>
          </table:table-cell>
          <table:table-cell office:value-type="string" table:style-name="ce6">
            <text:p>Driekwart #festivalgangers draagt #poepbacterie - Nationale Zorggids https://t.co/Rj5sxWq3jm @UniUtrecht #festival #festivalseizoen #ZwarteCross</text:p>
          </table:table-cell>
          <table:table-cell office:value-type="string" table:style-name="ce5">
            <text:p>Thu Aug 15 12:20:01 +0000 2019</text:p>
          </table:table-cell>
          <table:table-cell office:value-type="date" office:date-value="2019-08-15T13:20:01" table:style-name="ce7">
            <text:p>15/08/2019 13:20:01</text:p>
          </table:table-cell>
          <table:table-cell table:number-columns-repeated="4" table:style-name="ce5"/>
          <table:table-cell office:value-type="string" table:style-name="ce5">
            <text:p>204401685</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2034731670/Zorg_twitter_normal.jpg">http://pbs.twimg.com/profile_images/2034731670/Zorg_twitter_normal.jpg</text:a></text:p>
          </table:table-cell>
          <table:table-cell office:value-type="float" office:value="35710" table:style-name="ce5">
            <text:p>35710</text:p>
          </table:table-cell>
          <table:table-cell office:value-type="float" office:value="15492" table:style-name="ce5">
            <text:p>15492</text:p>
          </table:table-cell>
          <table:table-cell office:value-type="string" table:style-name="ce5">
            <text:p>Groningen, Netherlands</text:p>
          </table:table-cell>
          <table:table-cell office:value-type="string" table:style-name="ce8">
            <text:p><text:a xlink:href="http://twitter.com/Zorggids/statuses/1161975833709502464">http://twitter.com/Zorggids/statuses/1161975833709502464</text:a></text:p>
          </table:table-cell>
          <table:table-cell office:value-type="string" table:style-name="ce5">
            <text:p>{"hashtags":[{"text":"festivalgangers","indices":[10,26]},{"text":"poepbacterie","indices":[34,47]},{"text":"festival","indices":[105,114]},{"text":"festivalseizoen","indices":[115,131]},{"text":"ZwarteCross","indices":[132,144]}],"symbols":[],"user_mentions":[{"screen_name":"UniUtrecht","name":"Universiteit Utrecht","id":33548291,"id_str":"33548291","indices":[93,104]}],"urls":[{"url":"https://t.co/Rj5sxWq3jm","expanded_url":"https://www.nationalezorggids.nl/ziekenhuizen/nieuws/49860-driekwart-festivalgangers-draagt-poepbacterie.html#.XVVNyI-s2jU.twitter","display_url":"nationalezorggids.nl/ziekenhuizen/n…","indices":[69,92]}]}</text:p>
          </table:table-cell>
          <table:table-cell table:number-columns-repeated="16366"/>
        </table:table-row>
        <table:table-row table:style-name="ro2">
          <table:table-cell office:value-type="string" table:style-name="ce4">
            <text:p>1161975319085105152</text:p>
          </table:table-cell>
          <table:table-cell office:value-type="string" table:style-name="ce5">
            <text:p>UtrechtUni</text:p>
          </table:table-cell>
          <table:table-cell office:value-type="string" table:style-name="ce6">
            <text:p>RT @UUBeta: Nadat microsplastics al in zee, voedsel en drinkwater werden gevonden, zijn ze nu ook op de Noordpool aangetroffen. Toxicoloog Martin van den Berg vertelt in de Volkskrant over de gezondheidseffecten. https://t.co/hnDqq8Utz4</text:p>
          </table:table-cell>
          <table:table-cell office:value-type="string" table:style-name="ce5">
            <text:p>Thu Aug 15 12:17:59 +0000 2019</text:p>
          </table:table-cell>
          <table:table-cell office:value-type="date" office:date-value="2019-08-15T13:17:59" table:style-name="ce7">
            <text:p>15/08/2019 13:17:59</text:p>
          </table:table-cell>
          <table:table-cell table:number-columns-repeated="4" table:style-name="ce5"/>
          <table:table-cell office:value-type="string" table:style-name="ce5">
            <text:p>33550981</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458550172528558081/3nWKVt7W_normal.jpeg">http://pbs.twimg.com/profile_images/458550172528558081/3nWKVt7W_normal.jpeg</text:a></text:p>
          </table:table-cell>
          <table:table-cell office:value-type="float" office:value="5714" table:style-name="ce5">
            <text:p>5714</text:p>
          </table:table-cell>
          <table:table-cell office:value-type="float" office:value="85" table:style-name="ce5">
            <text:p>85</text:p>
          </table:table-cell>
          <table:table-cell office:value-type="string" table:style-name="ce5">
            <text:p>Utrecht, The Netherlands</text:p>
          </table:table-cell>
          <table:table-cell office:value-type="string" table:style-name="ce8">
            <text:p><text:a xlink:href="http://twitter.com/UtrechtUni/statuses/1161975319085105152">http://twitter.com/UtrechtUni/statuses/1161975319085105152</text:a></text:p>
          </table:table-cell>
          <table:table-cell office:value-type="string" table:style-name="ce5">
            <text:p>{"hashtags":[],"symbols":[],"user_mentions":[{"screen_name":"UUBeta","name":"Faculty of Science, Utrecht University","id":72820359,"id_str":"72820359","indices":[3,10]}],"urls":[]}</text:p>
          </table:table-cell>
          <table:table-cell table:number-columns-repeated="16366"/>
        </table:table-row>
        <table:table-row table:style-name="ro5">
          <table:table-cell office:value-type="string" table:style-name="ce4">
            <text:p>1161974988305555456</text:p>
          </table:table-cell>
          <table:table-cell office:value-type="string" table:style-name="ce5">
            <text:p>Real_Person_DH</text:p>
          </table:table-cell>
          <table:table-cell office:value-type="string" table:style-name="ce6">
            <text:p>RT @joostvankoutrik: Vacature @UniUtrecht Specialist wetenschappelijke informatie: Digital Humanities (0,8 fte, deadline 2 september). https://t.co/5RPPzPvHO8</text:p>
          </table:table-cell>
          <table:table-cell office:value-type="string" table:style-name="ce5">
            <text:p>Thu Aug 15 12:16:40 +0000 2019</text:p>
          </table:table-cell>
          <table:table-cell office:value-type="date" office:date-value="2019-08-15T13:16:40" table:style-name="ce7">
            <text:p>15/08/2019 13:16:40</text:p>
          </table:table-cell>
          <table:table-cell table:number-columns-repeated="4" table:style-name="ce5"/>
          <table:table-cell office:value-type="string" table:style-name="ce5">
            <text:p>967503330066010112</text:p>
          </table:table-cell>
          <table:table-cell table:style-name="ce5"/>
          <table:table-cell office:value-type="string" table:style-name="ce5">
            <text:p>&lt;a href="http://digitalhumanitiesnow.org/" rel="nofollow"&gt;Totally Real DH Person&lt;/a&gt;</text:p>
          </table:table-cell>
          <table:table-cell office:value-type="string" table:style-name="ce8">
            <text:p><text:a xlink:href="http://pbs.twimg.com/profile_images/967506429027418114/cIlK0Mf0_normal.jpg">http://pbs.twimg.com/profile_images/967506429027418114/cIlK0Mf0_normal.jpg</text:a></text:p>
          </table:table-cell>
          <table:table-cell office:value-type="float" office:value="516" table:style-name="ce5">
            <text:p>516</text:p>
          </table:table-cell>
          <table:table-cell office:value-type="float" office:value="3" table:style-name="ce5">
            <text:p>3</text:p>
          </table:table-cell>
          <table:table-cell office:value-type="string" table:style-name="ce5">
            <text:p>Earth</text:p>
          </table:table-cell>
          <table:table-cell office:value-type="string" table:style-name="ce8">
            <text:p><text:a xlink:href="http://twitter.com/Real_Person_DH/statuses/1161974988305555456">http://twitter.com/Real_Person_DH/statuses/1161974988305555456</text:a></text:p>
          </table:table-cell>
          <table:table-cell office:value-type="string" table:style-name="ce5">
            <text:p>{"hashtags":[],"symbols":[],"user_mentions":[{"screen_name":"joostvankoutrik","name":"Joost van Koutrik","id":98329318,"id_str":"98329318","indices":[3,19]},{"screen_name":"UniUtrecht","name":"Universiteit Utrecht","id":33548291,"id_str":"33548291","indices":[30,41]}],"urls":[]}</text:p>
          </table:table-cell>
          <table:table-cell table:number-columns-repeated="16366"/>
        </table:table-row>
        <table:table-row table:style-name="ro4">
          <table:table-cell office:value-type="string" table:style-name="ce4">
            <text:p>1161974666954792960</text:p>
          </table:table-cell>
          <table:table-cell office:value-type="string" table:style-name="ce5">
            <text:p>fhuysmans</text:p>
          </table:table-cell>
          <table:table-cell office:value-type="string" table:style-name="ce6">
            <text:p>@jeroenbosman @UtrechtUni @ShanghaiRanking @Harvard @Cambridge_Uni @Stanford @UniUtrecht And why Shanghai Ranking doesn't include humanities fields. And why my university is #13 in the world in library &amp;amp; information science, although we do not have such a BA/MA program. And...</text:p>
          </table:table-cell>
          <table:table-cell office:value-type="string" table:style-name="ce5">
            <text:p>Thu Aug 15 12:15:23 +0000 2019</text:p>
          </table:table-cell>
          <table:table-cell office:value-type="date" office:date-value="2019-08-15T13:15:23" table:style-name="ce7">
            <text:p>15/08/2019 13:15:23</text:p>
          </table:table-cell>
          <table:table-cell table:number-columns-repeated="2" table:style-name="ce5"/>
          <table:table-cell office:value-type="string" table:style-name="ce5">
            <text:p>9104202</text:p>
          </table:table-cell>
          <table:table-cell office:value-type="string" table:style-name="ce5">
            <text:p>jeroenbosman</text:p>
          </table:table-cell>
          <table:table-cell office:value-type="string" table:style-name="ce5">
            <text:p>85658776</text:p>
          </table:table-cell>
          <table:table-cell office:value-type="string" table:style-name="ce5">
            <text:p>1161959832041250817</text:p>
          </table:table-cell>
          <table:table-cell office:value-type="string" table:style-name="ce5">
            <text:p>&lt;a href="https://mobile.twitter.com" rel="nofollow"&gt;Twitter Web App&lt;/a&gt;</text:p>
          </table:table-cell>
          <table:table-cell office:value-type="string" table:style-name="ce8">
            <text:p><text:a xlink:href="http://pbs.twimg.com/profile_images/936551153248145408/AUyAH4q4_normal.jpg">http://pbs.twimg.com/profile_images/936551153248145408/AUyAH4q4_normal.jpg</text:a></text:p>
          </table:table-cell>
          <table:table-cell office:value-type="float" office:value="3949" table:style-name="ce5">
            <text:p>3949</text:p>
          </table:table-cell>
          <table:table-cell office:value-type="float" office:value="3893" table:style-name="ce5">
            <text:p>3893</text:p>
          </table:table-cell>
          <table:table-cell office:value-type="string" table:style-name="ce5">
            <text:p>Den Haag, Netherlands</text:p>
          </table:table-cell>
          <table:table-cell office:value-type="string" table:style-name="ce8">
            <text:p><text:a xlink:href="http://twitter.com/fhuysmans/statuses/1161974666954792960">http://twitter.com/fhuysmans/statuses/1161974666954792960</text:a></text:p>
          </table:table-cell>
          <table:table-cell office:value-type="string" table:style-name="ce5">
            <text:p>{"hashtags":[],"symbols":[],"user_mentions":[{"screen_name":"jeroenbosman","name":"Jeroen Bosman","id":9104202,"id_str":"9104202","indices":[0,13]},{"screen_name":"UtrechtUni","name":"Utrecht University","id":33550981,"id_str":"33550981","indices":[14,25]},{"screen_name":"ShanghaiRanking","name":"ShanghaiRanking","id":394503067,"id_str":"394503067","indices":[26,42]},{"screen_name":"Harvard","name":"Harvard University","id":39585367,"id_str":"39585367","indices":[43,51]},{"screen_name":"Cambridge_Uni","name":"Cambridge University","id":33474655,"id_str":"33474655","indices":[52,66]},{"screen_name":"Stanford","name":"Stanford University","id":18036441,"id_str":"18036441","indices":[67,76]},{"screen_name":"UniUtrecht","name":"Universiteit Utrecht","id":33548291,"id_str":"33548291","indices":[77,88]}],"urls":[]}</text:p>
          </table:table-cell>
          <table:table-cell table:number-columns-repeated="16366"/>
        </table:table-row>
        <table:table-row table:style-name="ro8">
          <table:table-cell office:value-type="string" table:style-name="ce4">
            <text:p>1161972385114755072</text:p>
          </table:table-cell>
          <table:table-cell office:value-type="string" table:style-name="ce5">
            <text:p>cis_unimelb</text:p>
          </table:table-cell>
          <table:table-cell office:value-type="string" table:style-name="ce6">
            <text:p>@uartem @UtrechtUni @profBPM @JmvdWerf We hope it is a very productive visit!</text:p>
          </table:table-cell>
          <table:table-cell office:value-type="string" table:style-name="ce5">
            <text:p>Thu Aug 15 12:06:19 +0000 2019</text:p>
          </table:table-cell>
          <table:table-cell office:value-type="date" office:date-value="2019-08-15T13:06:19" table:style-name="ce7">
            <text:p>15/08/2019 13:06:19</text:p>
          </table:table-cell>
          <table:table-cell table:number-columns-repeated="2" table:style-name="ce5"/>
          <table:table-cell office:value-type="string" table:style-name="ce5">
            <text:p>70950136</text:p>
          </table:table-cell>
          <table:table-cell office:value-type="string" table:style-name="ce5">
            <text:p>uartem</text:p>
          </table:table-cell>
          <table:table-cell office:value-type="string" table:style-name="ce5">
            <text:p>940445534556364800</text:p>
          </table:table-cell>
          <table:table-cell office:value-type="string" table:style-name="ce5">
            <text:p>1160724915491786754</text:p>
          </table:table-cell>
          <table:table-cell office:value-type="string" table:style-name="ce5">
            <text:p>&lt;a href="http://twitter.com/download/android" rel="nofollow"&gt;Twitter for Android&lt;/a&gt;</text:p>
          </table:table-cell>
          <table:table-cell office:value-type="string" table:style-name="ce8">
            <text:p><text:a xlink:href="http://pbs.twimg.com/profile_images/1009939817579180040/-7ciuHkB_normal.jpg">http://pbs.twimg.com/profile_images/1009939817579180040/-7ciuHkB_normal.jpg</text:a></text:p>
          </table:table-cell>
          <table:table-cell office:value-type="float" office:value="328" table:style-name="ce5">
            <text:p>328</text:p>
          </table:table-cell>
          <table:table-cell office:value-type="float" office:value="69" table:style-name="ce5">
            <text:p>69</text:p>
          </table:table-cell>
          <table:table-cell office:value-type="string" table:style-name="ce5">
            <text:p>Melbourne, Victoria</text:p>
          </table:table-cell>
          <table:table-cell office:value-type="string" table:style-name="ce8">
            <text:p><text:a xlink:href="http://twitter.com/cis_unimelb/statuses/1161972385114755072">http://twitter.com/cis_unimelb/statuses/1161972385114755072</text:a></text:p>
          </table:table-cell>
          <table:table-cell office:value-type="string" table:style-name="ce5">
            <text:p>{"hashtags":[],"symbols":[],"user_mentions":[{"screen_name":"uartem","name":"Artem Polyvyanyy","id":70950136,"id_str":"70950136","indices":[0,7]},{"screen_name":"UtrechtUni","name":"Utrecht University","id":33550981,"id_str":"33550981","indices":[8,19]},{"screen_name":"profBPM","name":"Hajo Reijers","id":101509885,"id_str":"101509885","indices":[20,28]},{"screen_name":"JmvdWerf","name":"Jan Martijn van der Werf","id":112668356,"id_str":"112668356","indices":[29,38]}],"urls":[]}</text:p>
          </table:table-cell>
          <table:table-cell table:number-columns-repeated="16366"/>
        </table:table-row>
        <table:table-row table:style-name="ro8">
          <table:table-cell office:value-type="string" table:style-name="ce4">
            <text:p>1161970979909885952</text:p>
          </table:table-cell>
          <table:table-cell office:value-type="string" table:style-name="ce5">
            <text:p>joostvankoutrik</text:p>
          </table:table-cell>
          <table:table-cell office:value-type="string" table:style-name="ce6">
            <text:p>Vacature @UniUtrecht Specialist wetenschappelijke informatie: Digital Humanities (0,8 fte, deadline 2 september). https://t.co/5RPPzPvHO8</text:p>
          </table:table-cell>
          <table:table-cell office:value-type="string" table:style-name="ce5">
            <text:p>Thu Aug 15 12:00:44 +0000 2019</text:p>
          </table:table-cell>
          <table:table-cell office:value-type="date" office:date-value="2019-08-15T13:00:44" table:style-name="ce7">
            <text:p>15/08/2019 13:00:44</text:p>
          </table:table-cell>
          <table:table-cell table:number-columns-repeated="4" table:style-name="ce5"/>
          <table:table-cell office:value-type="string" table:style-name="ce5">
            <text:p>98329318</text:p>
          </table:table-cell>
          <table:table-cell table:style-name="ce5"/>
          <table:table-cell office:value-type="string" table:style-name="ce5">
            <text:p>&lt;a href="http://twitter.com" rel="nofollow"&gt;Twitter Web Client&lt;/a&gt;</text:p>
          </table:table-cell>
          <table:table-cell office:value-type="string" table:style-name="ce8">
            <text:p><text:a xlink:href="http://pbs.twimg.com/profile_images/665941435024322560/ks7YMUgk_normal.jpg">http://pbs.twimg.com/profile_images/665941435024322560/ks7YMUgk_normal.jpg</text:a></text:p>
          </table:table-cell>
          <table:table-cell office:value-type="float" office:value="614" table:style-name="ce5">
            <text:p>614</text:p>
          </table:table-cell>
          <table:table-cell office:value-type="float" office:value="189" table:style-name="ce5">
            <text:p>189</text:p>
          </table:table-cell>
          <table:table-cell office:value-type="string" table:style-name="ce5">
            <text:p>Utrecht, The Netherlands</text:p>
          </table:table-cell>
          <table:table-cell office:value-type="string" table:style-name="ce8">
            <text:p><text:a xlink:href="http://twitter.com/joostvankoutrik/statuses/1161970979909885952">http://twitter.com/joostvankoutrik/statuses/1161970979909885952</text:a></text:p>
          </table:table-cell>
          <table:table-cell office:value-type="string" table:style-name="ce5">
            <text:p>{"hashtags":[],"symbols":[],"user_mentions":[{"screen_name":"UniUtrecht","name":"Universiteit Utrecht","id":33548291,"id_str":"33548291","indices":[9,20]}],"urls":[{"url":"https://t.co/5RPPzPvHO8","expanded_url":"https://ssl1.peoplexs.com/Peoplexs22/CandidatesPortalNoLogin/Vacancy.cfm?PortalID=4063&amp;VacatureID=1057283&amp;Vacancy=Specialist+wetenschappelijke+informatie%3A+Digital+Humanities+%280%2C8+fte%29#top","display_url":"ssl1.peoplexs.com/Peoplexs22/Can…","indices":[114,137]}]}</text:p>
          </table:table-cell>
          <table:table-cell table:number-columns-repeated="16366"/>
        </table:table-row>
        <table:table-row table:style-name="ro8">
          <table:table-cell office:value-type="string" table:style-name="ce4">
            <text:p>1161966674662383617</text:p>
          </table:table-cell>
          <table:table-cell office:value-type="string" table:style-name="ce5">
            <text:p>Tonvandenbrink</text:p>
          </table:table-cell>
          <table:table-cell office:value-type="string" table:style-name="ce6">
            <text:p>Dank @UURechten! #JeanMonnet @erasmusplus @ErasmusplusNL @UniUtrecht https://t.co/6DBr17BY5V</text:p>
          </table:table-cell>
          <table:table-cell office:value-type="string" table:style-name="ce5">
            <text:p>Thu Aug 15 11:43:38 +0000 2019</text:p>
          </table:table-cell>
          <table:table-cell office:value-type="date" office:date-value="2019-08-15T12:43:38" table:style-name="ce7">
            <text:p>15/08/2019 12:43:38</text:p>
          </table:table-cell>
          <table:table-cell table:number-columns-repeated="4" table:style-name="ce5"/>
          <table:table-cell office:value-type="string" table:style-name="ce5">
            <text:p>211175981</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673047712657514496/4-z3B9iR_normal.jpg">http://pbs.twimg.com/profile_images/673047712657514496/4-z3B9iR_normal.jpg</text:a></text:p>
          </table:table-cell>
          <table:table-cell office:value-type="float" office:value="603" table:style-name="ce5">
            <text:p>603</text:p>
          </table:table-cell>
          <table:table-cell office:value-type="float" office:value="618" table:style-name="ce5">
            <text:p>618</text:p>
          </table:table-cell>
          <table:table-cell office:value-type="string" table:style-name="ce5">
            <text:p>Utrecht, The Netherlands</text:p>
          </table:table-cell>
          <table:table-cell office:value-type="string" table:style-name="ce8">
            <text:p><text:a xlink:href="http://twitter.com/Tonvandenbrink/statuses/1161966674662383617">http://twitter.com/Tonvandenbrink/statuses/1161966674662383617</text:a></text:p>
          </table:table-cell>
          <table:table-cell office:value-type="string" table:style-name="ce5">
            <text:p>{"hashtags":[{"text":"JeanMonnet","indices":[17,28]}],"symbols":[],"user_mentions":[{"screen_name":"UURechten","name":"Rechtsgeleerdheid Universiteit Utrecht","id":1249302746,"id_str":"1249302746","indices":[5,15]},{"screen_name":"erasmusplus","name":"ERASMUS+","id":1542911887,"id_str":"1542911887","indices":[29,41]},{"screen_name":"ErasmusplusNL","name":"Erasmusplus-NL","id":1570134770,"id_str":"1570134770","indices":[42,56]},{"screen_name":"UniUtrecht","name":"Universiteit Utrecht","id":33548291,"id_str":"33548291","indices":[57,68]}],"urls":[],"media":[{"id":1161966655645397000,"id_str":"1161966655645396992","indices":[69,92],"media_url":"http://pbs.twimg.com/media/ECAihFaXsAArAZ8.jpg","media_url_https":"https://pbs.twimg.com/media/ECAihFaXsAArAZ8.jpg","url":"https://t.co/6DBr17BY5V","display_url":"pic.twitter.com/6DBr17BY5V","expanded_url":"https://twitter.com/Tonvandenbrink/status/1161966674662383617/photo/1","type":"photo","sizes":{"thumb":{"w":150,"h":150,"resize":"crop"},"medium":{"w":676,"h":1200,"resize":"fit"},"small":{"w":383,"h":680,"resize":"fit"},"large":{"w":901,"h":1600,"resize":"fit"}}}]}</text:p>
          </table:table-cell>
          <table:table-cell table:number-columns-repeated="16366"/>
        </table:table-row>
        <table:table-row table:style-name="ro8">
          <table:table-cell office:value-type="string" table:style-name="ce4">
            <text:p>1161966489345220608</text:p>
          </table:table-cell>
          <table:table-cell office:value-type="string" table:style-name="ce5">
            <text:p>sedimentologist</text:p>
          </table:table-cell>
          <table:table-cell office:value-type="string" table:style-name="ce6">
            <text:p>@jeroenbosman @UtrechtUni @ShanghaiRanking @Harvard @Cambridge_Uni @Stanford @UniUtrecht What 👆🏼he said.</text:p>
          </table:table-cell>
          <table:table-cell office:value-type="string" table:style-name="ce5">
            <text:p>Thu Aug 15 11:42:54 +0000 2019</text:p>
          </table:table-cell>
          <table:table-cell office:value-type="date" office:date-value="2019-08-15T12:42:54" table:style-name="ce7">
            <text:p>15/08/2019 12:42:54</text:p>
          </table:table-cell>
          <table:table-cell table:number-columns-repeated="2" table:style-name="ce5"/>
          <table:table-cell office:value-type="string" table:style-name="ce5">
            <text:p>9104202</text:p>
          </table:table-cell>
          <table:table-cell office:value-type="string" table:style-name="ce5">
            <text:p>jeroenbosman</text:p>
          </table:table-cell>
          <table:table-cell office:value-type="string" table:style-name="ce5">
            <text:p>573957718</text:p>
          </table:table-cell>
          <table:table-cell office:value-type="string" table:style-name="ce5">
            <text:p>1161959832041250817</text:p>
          </table:table-cell>
          <table:table-cell office:value-type="string" table:style-name="ce5">
            <text:p>&lt;a href="http://twitter.com/download/iphone" rel="nofollow"&gt;Twitter for iPhone&lt;/a&gt;</text:p>
          </table:table-cell>
          <table:table-cell office:value-type="string" table:style-name="ce8">
            <text:p><text:a xlink:href="http://pbs.twimg.com/profile_images/1025050952645132289/29TmLsx__normal.jpg">http://pbs.twimg.com/profile_images/1025050952645132289/29TmLsx__normal.jpg</text:a></text:p>
          </table:table-cell>
          <table:table-cell office:value-type="float" office:value="745" table:style-name="ce5">
            <text:p>745</text:p>
          </table:table-cell>
          <table:table-cell office:value-type="float" office:value="328" table:style-name="ce5">
            <text:p>328</text:p>
          </table:table-cell>
          <table:table-cell office:value-type="string" table:style-name="ce5">
            <text:p>Utrecht, The Netherlands</text:p>
          </table:table-cell>
          <table:table-cell office:value-type="string" table:style-name="ce8">
            <text:p><text:a xlink:href="http://twitter.com/sedimentologist/statuses/1161966489345220608">http://twitter.com/sedimentologist/statuses/1161966489345220608</text:a></text:p>
          </table:table-cell>
          <table:table-cell office:value-type="string" table:style-name="ce5">
            <text:p>{"hashtags":[],"symbols":[],"user_mentions":[{"screen_name":"jeroenbosman","name":"Jeroen Bosman","id":9104202,"id_str":"9104202","indices":[0,13]},{"screen_name":"UtrechtUni","name":"Utrecht University","id":33550981,"id_str":"33550981","indices":[14,25]},{"screen_name":"ShanghaiRanking","name":"ShanghaiRanking","id":394503067,"id_str":"394503067","indices":[26,42]},{"screen_name":"Harvard","name":"Harvard University","id":39585367,"id_str":"39585367","indices":[43,51]},{"screen_name":"Cambridge_Uni","name":"Cambridge University","id":33474655,"id_str":"33474655","indices":[52,66]},{"screen_name":"Stanford","name":"Stanford University","id":18036441,"id_str":"18036441","indices":[67,76]},{"screen_name":"UniUtrecht","name":"Universiteit Utrecht","id":33548291,"id_str":"33548291","indices":[77,88]}],"urls":[]}</text:p>
          </table:table-cell>
          <table:table-cell table:number-columns-repeated="16366"/>
        </table:table-row>
        <table:table-row table:style-name="ro1">
          <table:table-cell office:value-type="string" table:style-name="ce4">
            <text:p>1161966187242237952</text:p>
          </table:table-cell>
          <table:table-cell office:value-type="string" table:style-name="ce5">
            <text:p>univgroningen</text:p>
          </table:table-cell>
          <table:table-cell office:value-type="string" table:style-name="ce6">
            <text:p>@UniUtrecht @erasmusuni @ShanghaiRanking En wederzijds 👏🏼</text:p>
          </table:table-cell>
          <table:table-cell office:value-type="string" table:style-name="ce5">
            <text:p>Thu Aug 15 11:41:41 +0000 2019</text:p>
          </table:table-cell>
          <table:table-cell office:value-type="date" office:date-value="2019-08-15T12:41:41" table:style-name="ce7">
            <text:p>15/08/2019 12:41:41</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33535466</text:p>
          </table:table-cell>
          <table:table-cell office:value-type="string" table:style-name="ce5">
            <text:p>1161950927076626432</text:p>
          </table:table-cell>
          <table:table-cell office:value-type="string" table:style-name="ce5">
            <text:p>&lt;a href="http://twitter.com/download/iphone" rel="nofollow"&gt;Twitter for iPhone&lt;/a&gt;</text:p>
          </table:table-cell>
          <table:table-cell office:value-type="string" table:style-name="ce8">
            <text:p><text:a xlink:href="http://pbs.twimg.com/profile_images/926449089839075328/si44JKh5_normal.jpg">http://pbs.twimg.com/profile_images/926449089839075328/si44JKh5_normal.jpg</text:a></text:p>
          </table:table-cell>
          <table:table-cell office:value-type="float" office:value="53192" table:style-name="ce5">
            <text:p>53192</text:p>
          </table:table-cell>
          <table:table-cell office:value-type="float" office:value="1612" table:style-name="ce5">
            <text:p>1612</text:p>
          </table:table-cell>
          <table:table-cell office:value-type="string" table:style-name="ce5">
            <text:p>Groningen, The Netherlands</text:p>
          </table:table-cell>
          <table:table-cell office:value-type="string" table:style-name="ce8">
            <text:p><text:a xlink:href="http://twitter.com/univgroningen/statuses/1161966187242237952">http://twitter.com/univgroningen/statuses/1161966187242237952</text:a></text:p>
          </table:table-cell>
          <table:table-cell office:value-type="string" table:style-name="ce5">
            <text:p>{"hashtags":[],"symbols":[],"user_mentions":[{"screen_name":"UniUtrecht","name":"Universiteit Utrecht","id":33548291,"id_str":"33548291","indices":[0,11]},{"screen_name":"erasmusuni","name":"Erasmus University","id":52693210,"id_str":"52693210","indices":[12,23]},{"screen_name":"ShanghaiRanking","name":"ShanghaiRanking","id":394503067,"id_str":"394503067","indices":[24,40]}],"urls":[]}</text:p>
          </table:table-cell>
          <table:table-cell table:number-columns-repeated="16366"/>
        </table:table-row>
        <table:table-row table:style-name="ro1">
          <table:table-cell office:value-type="string" table:style-name="ce4">
            <text:p>1161965847214247936</text:p>
          </table:table-cell>
          <table:table-cell office:value-type="string" table:style-name="ce5">
            <text:p>univgroningen</text:p>
          </table:table-cell>
          <table:table-cell office:value-type="string" table:style-name="ce6">
            <text:p>@UniUtrecht @erasmusuni @ShanghaiRanking Dankjewel!</text:p>
          </table:table-cell>
          <table:table-cell office:value-type="string" table:style-name="ce5">
            <text:p>Thu Aug 15 11:40:20 +0000 2019</text:p>
          </table:table-cell>
          <table:table-cell office:value-type="date" office:date-value="2019-08-15T12:40:20" table:style-name="ce7">
            <text:p>15/08/2019 12:40:20</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33535466</text:p>
          </table:table-cell>
          <table:table-cell office:value-type="string" table:style-name="ce5">
            <text:p>1161950927076626432</text:p>
          </table:table-cell>
          <table:table-cell office:value-type="string" table:style-name="ce5">
            <text:p>&lt;a href="http://twitter.com/download/iphone" rel="nofollow"&gt;Twitter for iPhone&lt;/a&gt;</text:p>
          </table:table-cell>
          <table:table-cell office:value-type="string" table:style-name="ce8">
            <text:p><text:a xlink:href="http://pbs.twimg.com/profile_images/926449089839075328/si44JKh5_normal.jpg">http://pbs.twimg.com/profile_images/926449089839075328/si44JKh5_normal.jpg</text:a></text:p>
          </table:table-cell>
          <table:table-cell office:value-type="float" office:value="53192" table:style-name="ce5">
            <text:p>53192</text:p>
          </table:table-cell>
          <table:table-cell office:value-type="float" office:value="1612" table:style-name="ce5">
            <text:p>1612</text:p>
          </table:table-cell>
          <table:table-cell office:value-type="string" table:style-name="ce5">
            <text:p>Groningen, The Netherlands</text:p>
          </table:table-cell>
          <table:table-cell office:value-type="string" table:style-name="ce8">
            <text:p><text:a xlink:href="http://twitter.com/univgroningen/statuses/1161965847214247936">http://twitter.com/univgroningen/statuses/1161965847214247936</text:a></text:p>
          </table:table-cell>
          <table:table-cell office:value-type="string" table:style-name="ce5">
            <text:p>{"hashtags":[],"symbols":[],"user_mentions":[{"screen_name":"UniUtrecht","name":"Universiteit Utrecht","id":33548291,"id_str":"33548291","indices":[0,11]},{"screen_name":"erasmusuni","name":"Erasmus University","id":52693210,"id_str":"52693210","indices":[12,23]},{"screen_name":"ShanghaiRanking","name":"ShanghaiRanking","id":394503067,"id_str":"394503067","indices":[24,40]}],"urls":[]}</text:p>
          </table:table-cell>
          <table:table-cell table:number-columns-repeated="16366"/>
        </table:table-row>
        <table:table-row table:style-name="ro6">
          <table:table-cell office:value-type="string" table:style-name="ce4">
            <text:p>1161965559854063617</text:p>
          </table:table-cell>
          <table:table-cell office:value-type="string" table:style-name="ce5">
            <text:p>GroenteCongres</text:p>
          </table:table-cell>
          <table:table-cell office:value-type="string" table:style-name="ce6">
            <text:p>RT @ActieplanGF: Wat vindt BNR-radioprogramma Wetenschap Vandaag van nudging? Check hier het interview @BNR @MinVWS @CoosjeDijkstra @dirkvandenbroek @voedingscentrum @jaapseidell @VUamsterdam @UniUtrecht @GFHuis #preventieakkoord #gavoorkleur</text:p>
            <text:p/>
            <text:p>https://t.co/af1QQTrg0r</text:p>
            <text:p/>
            <text:p>https://t.co/zk79TlWefQ https://t.co/Yry7GV0uwh</text:p>
          </table:table-cell>
          <table:table-cell office:value-type="string" table:style-name="ce5">
            <text:p>Thu Aug 15 11:39:12 +0000 2019</text:p>
          </table:table-cell>
          <table:table-cell office:value-type="date" office:date-value="2019-08-15T12:39:12" table:style-name="ce7">
            <text:p>15/08/2019 12:39:12</text:p>
          </table:table-cell>
          <table:table-cell table:number-columns-repeated="4" table:style-name="ce5"/>
          <table:table-cell office:value-type="string" table:style-name="ce5">
            <text:p>2918263678</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884408186580717569/xctxLMal_normal.jpg">http://pbs.twimg.com/profile_images/884408186580717569/xctxLMal_normal.jpg</text:a></text:p>
          </table:table-cell>
          <table:table-cell office:value-type="float" office:value="766" table:style-name="ce5">
            <text:p>766</text:p>
          </table:table-cell>
          <table:table-cell office:value-type="float" office:value="810" table:style-name="ce5">
            <text:p>810</text:p>
          </table:table-cell>
          <table:table-cell office:value-type="string" table:style-name="ce5">
            <text:p>Jaarbeurs, Beatrixgebouw,Expo</text:p>
          </table:table-cell>
          <table:table-cell office:value-type="string" table:style-name="ce8">
            <text:p><text:a xlink:href="http://twitter.com/GroenteCongres/statuses/1161965559854063617">http://twitter.com/GroenteCongres/statuses/1161965559854063617</text:a></text:p>
          </table:table-cell>
          <table:table-cell office:value-type="string" table:style-name="ce5">
            <text:p>{"hashtags":[],"symbols":[],"user_mentions":[{"screen_name":"ActieplanGF","name":"NAGF","id":824543996492083200,"id_str":"824543996492083202","indices":[3,15]},{"screen_name":"BNR","name":"BNR Nieuwsradio","id":18020059,"id_str":"18020059","indices":[103,107]},{"screen_name":"MinVWS","name":"MinVWS","id":15581273,"id_str":"15581273","indices":[108,115]},{"screen_name":"CoosjeDijkstra","name":"Coosje Dijkstra","id":31415847,"id_str":"31415847","indices":[116,131]}],"urls":[]}</text:p>
          </table:table-cell>
          <table:table-cell table:number-columns-repeated="16366"/>
        </table:table-row>
        <table:table-row table:style-name="ro5">
          <table:table-cell office:value-type="string" table:style-name="ce4">
            <text:p>1161961668592721921</text:p>
          </table:table-cell>
          <table:table-cell office:value-type="string" table:style-name="ce5">
            <text:p>isidroaguillo</text:p>
          </table:table-cell>
          <table:table-cell office:value-type="string" table:style-name="ce6">
            <text:p>Ranking of European Universities @UniofOxford @Cambridge_Uni @ETH @UtrechtUni @UniversityCopenhagen @LMU_Muenchen @SapienzaRoma https://t.co/bAjNJJjnEh</text:p>
          </table:table-cell>
          <table:table-cell office:value-type="string" table:style-name="ce5">
            <text:p>Thu Aug 15 11:23:44 +0000 2019</text:p>
          </table:table-cell>
          <table:table-cell office:value-type="date" office:date-value="2019-08-15T12:23:44" table:style-name="ce7">
            <text:p>15/08/2019 12:23:44</text:p>
          </table:table-cell>
          <table:table-cell table:number-columns-repeated="4" table:style-name="ce5"/>
          <table:table-cell office:value-type="string" table:style-name="ce5">
            <text:p>540098505</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111603723061612546/IVKusAP9_normal.png">http://pbs.twimg.com/profile_images/1111603723061612546/IVKusAP9_normal.png</text:a></text:p>
          </table:table-cell>
          <table:table-cell office:value-type="float" office:value="5631" table:style-name="ce5">
            <text:p>5631</text:p>
          </table:table-cell>
          <table:table-cell office:value-type="float" office:value="5030" table:style-name="ce5">
            <text:p>5030</text:p>
          </table:table-cell>
          <table:table-cell office:value-type="string" table:style-name="ce5">
            <text:p>Madrid, Spain</text:p>
          </table:table-cell>
          <table:table-cell office:value-type="string" table:style-name="ce8">
            <text:p><text:a xlink:href="http://twitter.com/isidroaguillo/statuses/1161961668592721921">http://twitter.com/isidroaguillo/statuses/1161961668592721921</text:a></text:p>
          </table:table-cell>
          <table:table-cell office:value-type="string" table:style-name="ce5">
            <text:p>{"hashtags":[],"symbols":[],"user_mentions":[{"screen_name":"UniofOxford","name":"Oxford University","id":48289662,"id_str":"48289662","indices":[33,45]},{"screen_name":"Cambridge_Uni","name":"Cambridge University","id":33474655,"id_str":"33474655","indices":[46,60]},{"screen_name":"ETH","name":"ETH Zürich","id":202806809,"id_str":"202806809","indices":[61,65]},{"screen_name":"UtrechtUni","name":"Utrecht University","id":33550981,"id_str":"33550981","indices":[66,77]},{"screen_name":"LMU_Muenchen","name":"Universität München","id":91982547,"id_str":"91982547","indices":[100,113]},{"screen_name":"SapienzaRoma","name":"Sapienza Università di Roma","id":318310715,"id_str":"318310715","indices":[114,127]}],"urls":[{"url":"https://t.co/bAjNJJjnEh","expanded_url":"http://www.webometrics.info/en/Europe","display_url":"webometrics.info/en/Europe","indices":[128,151]}]}</text:p>
          </table:table-cell>
          <table:table-cell table:number-columns-repeated="16366"/>
        </table:table-row>
        <table:table-row table:style-name="ro2">
          <table:table-cell office:value-type="string" table:style-name="ce4">
            <text:p>1161961465194135552</text:p>
          </table:table-cell>
          <table:table-cell office:value-type="string" table:style-name="ce5">
            <text:p>UniUtrecht</text:p>
          </table:table-cell>
          <table:table-cell office:value-type="string" table:style-name="ce6">
            <text:p>Oorbescherming mee naar een festival is inmiddels bijna vanzelfsprekend. Wetenschappers van de Universiteit Utrecht adviseren bezoekers om ook zelf te zorgen voor een ontsmettingsmiddel voor de handen https://t.co/ARZBEtanIp</text:p>
          </table:table-cell>
          <table:table-cell office:value-type="string" table:style-name="ce5">
            <text:p>Thu Aug 15 11:22:56 +0000 2019</text:p>
          </table:table-cell>
          <table:table-cell office:value-type="date" office:date-value="2019-08-15T12:22:56" table:style-name="ce7">
            <text:p>15/08/2019 12:22:56</text:p>
          </table:table-cell>
          <table:table-cell table:number-columns-repeated="4" table:style-name="ce5"/>
          <table:table-cell office:value-type="string" table:style-name="ce5">
            <text:p>33548291</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458549853077774336/0pzRKaLW_normal.jpeg">http://pbs.twimg.com/profile_images/458549853077774336/0pzRKaLW_normal.jpeg</text:a></text:p>
          </table:table-cell>
          <table:table-cell office:value-type="float" office:value="49691" table:style-name="ce5">
            <text:p>49691</text:p>
          </table:table-cell>
          <table:table-cell office:value-type="float" office:value="310" table:style-name="ce5">
            <text:p>310</text:p>
          </table:table-cell>
          <table:table-cell office:value-type="string" table:style-name="ce5">
            <text:p>Utrecht, Nederland</text:p>
          </table:table-cell>
          <table:table-cell office:value-type="string" table:style-name="ce8">
            <text:p><text:a xlink:href="http://twitter.com/UniUtrecht/statuses/1161961465194135552">http://twitter.com/UniUtrecht/statuses/1161961465194135552</text:a></text:p>
          </table:table-cell>
          <table:table-cell office:value-type="string" table:style-name="ce5">
            <text:p>{"hashtags":[],"symbols":[],"user_mentions":[],"urls":[{"url":"https://t.co/ARZBEtanIp","expanded_url":"https://www.uu.nl/nieuws/op-een-festival-was-je-handen-regelmatig","display_url":"uu.nl/nieuws/op-een-…","indices":[201,224]}]}</text:p>
          </table:table-cell>
          <table:table-cell table:number-columns-repeated="16366"/>
        </table:table-row>
        <table:table-row table:style-name="ro4">
          <table:table-cell office:value-type="string" table:style-name="ce4">
            <text:p>1161960372183736320</text:p>
          </table:table-cell>
          <table:table-cell office:value-type="string" table:style-name="ce5">
            <text:p>John_B_Howard</text:p>
          </table:table-cell>
          <table:table-cell office:value-type="string" table:style-name="ce6">
            <text:p>RT @jeroenbosman: @UtrechtUni @ShanghaiRanking @Harvard @Cambridge_Uni @Stanford We need to start a discussion on why we @UniUtrecht @UtrechtUni are banging the rankings' drum instead of telling the world what we are doing in the field of diversity, open science &amp;amp; scholarship and public engagement. And why they do not go together.</text:p>
          </table:table-cell>
          <table:table-cell office:value-type="string" table:style-name="ce5">
            <text:p>Thu Aug 15 11:18:35 +0000 2019</text:p>
          </table:table-cell>
          <table:table-cell office:value-type="date" office:date-value="2019-08-15T12:18:35" table:style-name="ce7">
            <text:p>15/08/2019 12:18:35</text:p>
          </table:table-cell>
          <table:table-cell table:number-columns-repeated="4" table:style-name="ce5"/>
          <table:table-cell office:value-type="string" table:style-name="ce5">
            <text:p>24257870</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2375478079/145tl6jf9vlcosn2v0wb_normal.jpeg">http://pbs.twimg.com/profile_images/2375478079/145tl6jf9vlcosn2v0wb_normal.jpeg</text:a></text:p>
          </table:table-cell>
          <table:table-cell office:value-type="float" office:value="1311" table:style-name="ce5">
            <text:p>1311</text:p>
          </table:table-cell>
          <table:table-cell office:value-type="float" office:value="2871" table:style-name="ce5">
            <text:p>2871</text:p>
          </table:table-cell>
          <table:table-cell office:value-type="string" table:style-name="ce5">
            <text:p>Dublin, Ireland</text:p>
          </table:table-cell>
          <table:table-cell office:value-type="string" table:style-name="ce8">
            <text:p><text:a xlink:href="http://twitter.com/John_B_Howard/statuses/1161960372183736320">http://twitter.com/John_B_Howard/statuses/1161960372183736320</text:a></text:p>
          </table:table-cell>
          <table:table-cell office:value-type="string" table:style-name="ce5">
            <text:p>{"hashtags":[],"symbols":[],"user_mentions":[{"screen_name":"jeroenbosman","name":"Jeroen Bosman","id":9104202,"id_str":"9104202","indices":[3,16]},{"screen_name":"UtrechtUni","name":"Utrecht University","id":33550981,"id_str":"33550981","indices":[18,29]},{"screen_name":"ShanghaiRanking","name":"ShanghaiRanking","id":394503067,"id_str":"394503067","indices":[30,46]},{"screen_name":"Harvard","name":"Harvard University","id":39585367,"id_str":"39585367","indices":[47,55]},{"screen_name":"Cambridge_Uni","name":"Cambridge University","id":33474655,"id_str":"33474655","indices":[56,70]},{"screen_name":"Stanford","name":"Stanford University","id":18036441,"id_str":"18036441","indices":[71,80]},{"screen_name":"UniUtrecht","name":"Universiteit Utrecht","id":33548291,"id_str":"33548291","indices":[121,132]}],"urls":[]}</text:p>
          </table:table-cell>
          <table:table-cell table:number-columns-repeated="16366"/>
        </table:table-row>
        <table:table-row table:style-name="ro4">
          <table:table-cell office:value-type="string" table:style-name="ce4">
            <text:p>1161959832041250817</text:p>
          </table:table-cell>
          <table:table-cell office:value-type="string" table:style-name="ce5">
            <text:p>jeroenbosman</text:p>
          </table:table-cell>
          <table:table-cell office:value-type="string" table:style-name="ce6">
            <text:p>@UtrechtUni @ShanghaiRanking @Harvard @Cambridge_Uni @Stanford We need to start a discussion on why we @UniUtrecht @UtrechtUni are banging the rankings' drum instead of telling the world what we are doing in the field of diversity, open science &amp;amp; scholarship and public engagement. And why they do not go together.</text:p>
          </table:table-cell>
          <table:table-cell office:value-type="string" table:style-name="ce5">
            <text:p>Thu Aug 15 11:16:26 +0000 2019</text:p>
          </table:table-cell>
          <table:table-cell office:value-type="date" office:date-value="2019-08-15T12:16:26" table:style-name="ce7">
            <text:p>15/08/2019 12:16:26</text:p>
          </table:table-cell>
          <table:table-cell table:number-columns-repeated="2" table:style-name="ce5"/>
          <table:table-cell office:value-type="string" table:style-name="ce5">
            <text:p>33550981</text:p>
          </table:table-cell>
          <table:table-cell office:value-type="string" table:style-name="ce5">
            <text:p>UtrechtUni</text:p>
          </table:table-cell>
          <table:table-cell office:value-type="string" table:style-name="ce5">
            <text:p>9104202</text:p>
          </table:table-cell>
          <table:table-cell office:value-type="string" table:style-name="ce5">
            <text:p>1161952121606090752</text:p>
          </table:table-cell>
          <table:table-cell office:value-type="string" table:style-name="ce5">
            <text:p>&lt;a href="https://mobile.twitter.com" rel="nofollow"&gt;Twitter Web App&lt;/a&gt;</text:p>
          </table:table-cell>
          <table:table-cell office:value-type="string" table:style-name="ce8">
            <text:p><text:a xlink:href="http://pbs.twimg.com/profile_images/853627325715558401/_66XunIl_normal.jpg">http://pbs.twimg.com/profile_images/853627325715558401/_66XunIl_normal.jpg</text:a></text:p>
          </table:table-cell>
          <table:table-cell office:value-type="float" office:value="4113" table:style-name="ce5">
            <text:p>4113</text:p>
          </table:table-cell>
          <table:table-cell office:value-type="float" office:value="985" table:style-name="ce5">
            <text:p>985</text:p>
          </table:table-cell>
          <table:table-cell office:value-type="string" table:style-name="ce5">
            <text:p>Eurasian plate</text:p>
          </table:table-cell>
          <table:table-cell office:value-type="string" table:style-name="ce8">
            <text:p><text:a xlink:href="http://twitter.com/jeroenbosman/statuses/1161959832041250817">http://twitter.com/jeroenbosman/statuses/1161959832041250817</text:a></text:p>
          </table:table-cell>
          <table:table-cell office:value-type="string" table:style-name="ce5">
            <text:p>{"hashtags":[],"symbols":[],"user_mentions":[{"screen_name":"UtrechtUni","name":"Utrecht University","id":33550981,"id_str":"33550981","indices":[0,11]},{"screen_name":"ShanghaiRanking","name":"ShanghaiRanking","id":394503067,"id_str":"394503067","indices":[12,28]},{"screen_name":"Harvard","name":"Harvard University","id":39585367,"id_str":"39585367","indices":[29,37]},{"screen_name":"Cambridge_Uni","name":"Cambridge University","id":33474655,"id_str":"33474655","indices":[38,52]},{"screen_name":"Stanford","name":"Stanford University","id":18036441,"id_str":"18036441","indices":[53,62]},{"screen_name":"UniUtrecht","name":"Universiteit Utrecht","id":33548291,"id_str":"33548291","indices":[103,114]},{"screen_name":"UtrechtUni","name":"Utrecht University","id":33550981,"id_str":"33550981","indices":[115,126]}],"urls":[]}</text:p>
          </table:table-cell>
          <table:table-cell table:number-columns-repeated="16366"/>
        </table:table-row>
        <table:table-row table:style-name="ro5">
          <table:table-cell office:value-type="string" table:style-name="ce4">
            <text:p>1161958823793430528</text:p>
          </table:table-cell>
          <table:table-cell office:value-type="string" table:style-name="ce5">
            <text:p>prisci_muriel</text:p>
          </table:table-cell>
          <table:table-cell office:value-type="string" table:style-name="ce6">
            <text:p>RT @ep1phyte: A new discrete mechanical growth model for plant tissues from the ten Tusscher lab @UniUtrecht, just published in @PLOSONE https://t.co/0dSa4OOEdD</text:p>
          </table:table-cell>
          <table:table-cell office:value-type="string" table:style-name="ce5">
            <text:p>Thu Aug 15 11:12:26 +0000 2019</text:p>
          </table:table-cell>
          <table:table-cell office:value-type="date" office:date-value="2019-08-15T12:12:26" table:style-name="ce7">
            <text:p>15/08/2019 12:12:26</text:p>
          </table:table-cell>
          <table:table-cell table:number-columns-repeated="4" table:style-name="ce5"/>
          <table:table-cell office:value-type="string" table:style-name="ce5">
            <text:p>198013905</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055761012199186433/reeXrS4L_normal.jpg">http://pbs.twimg.com/profile_images/1055761012199186433/reeXrS4L_normal.jpg</text:a></text:p>
          </table:table-cell>
          <table:table-cell office:value-type="float" office:value="337" table:style-name="ce5">
            <text:p>337</text:p>
          </table:table-cell>
          <table:table-cell office:value-type="float" office:value="1168" table:style-name="ce5">
            <text:p>1168</text:p>
          </table:table-cell>
          <table:table-cell office:value-type="string" table:style-name="ce5">
            <text:p>Quito, Ecuador</text:p>
          </table:table-cell>
          <table:table-cell office:value-type="string" table:style-name="ce8">
            <text:p><text:a xlink:href="http://twitter.com/prisci_muriel/statuses/1161958823793430528">http://twitter.com/prisci_muriel/statuses/1161958823793430528</text:a></text:p>
          </table:table-cell>
          <table:table-cell office:value-type="string" table:style-name="ce5">
            <text:p>{"hashtags":[],"symbols":[],"user_mentions":[{"screen_name":"ep1phyte","name":"Jamie Males","id":1875367458,"id_str":"1875367458","indices":[3,12]},{"screen_name":"UniUtrecht","name":"Universiteit Utrecht","id":33548291,"id_str":"33548291","indices":[97,108]},{"screen_name":"PLOSONE","name":"PLOS ONE","id":27596259,"id_str":"27596259","indices":[128,136]}],"urls":[]}</text:p>
          </table:table-cell>
          <table:table-cell table:number-columns-repeated="16366"/>
        </table:table-row>
        <table:table-row table:style-name="ro2">
          <table:table-cell office:value-type="string" table:style-name="ce4">
            <text:p>1161954956305489922</text:p>
          </table:table-cell>
          <table:table-cell office:value-type="string" table:style-name="ce5">
            <text:p>mariadelcuy</text:p>
          </table:table-cell>
          <table:table-cell office:value-type="string" table:style-name="ce6">
            <text:p>I really enjoy working at Utrecht University, but please remember that if being in a ranking means competing with each other, overworking and not thinking about the societal value of our work, it is worthless! (I don't like rankings personally) https://t.co/eG5qt9GN17</text:p>
          </table:table-cell>
          <table:table-cell office:value-type="string" table:style-name="ce5">
            <text:p>Thu Aug 15 10:57:04 +0000 2019</text:p>
          </table:table-cell>
          <table:table-cell office:value-type="date" office:date-value="2019-08-15T11:57:04" table:style-name="ce7">
            <text:p>15/08/2019 11:57:04</text:p>
          </table:table-cell>
          <table:table-cell table:number-columns-repeated="4" table:style-name="ce5"/>
          <table:table-cell office:value-type="string" table:style-name="ce5">
            <text:p>38186606</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141438046488973312/xB5ApqTj_normal.png">http://pbs.twimg.com/profile_images/1141438046488973312/xB5ApqTj_normal.png</text:a></text:p>
          </table:table-cell>
          <table:table-cell office:value-type="float" office:value="1125" table:style-name="ce5">
            <text:p>1125</text:p>
          </table:table-cell>
          <table:table-cell office:value-type="float" office:value="1274" table:style-name="ce5">
            <text:p>1274</text:p>
          </table:table-cell>
          <table:table-cell office:value-type="string" table:style-name="ce5">
            <text:p>Utrecht/Madrid/SCL</text:p>
          </table:table-cell>
          <table:table-cell office:value-type="string" table:style-name="ce8">
            <text:p><text:a xlink:href="http://twitter.com/mariadelcuy/statuses/1161954956305489922">http://twitter.com/mariadelcuy/statuses/1161954956305489922</text:a></text:p>
          </table:table-cell>
          <table:table-cell office:value-type="string" table:style-name="ce5">
            <text:p>{"hashtags":[],"symbols":[],"user_mentions":[],"urls":[{"url":"https://t.co/eG5qt9GN17","expanded_url":"https://twitter.com/UtrechtUni/status/1161952121606090752","display_url":"twitter.com/UtrechtUni/sta…","indices":[245,268]}]}</text:p>
          </table:table-cell>
          <table:table-cell table:number-columns-repeated="16366"/>
        </table:table-row>
        <table:table-row table:style-name="ro2">
          <table:table-cell office:value-type="string" table:style-name="ce4">
            <text:p>1161952121606090752</text:p>
          </table:table-cell>
          <table:table-cell office:value-type="string" table:style-name="ce5">
            <text:p>UtrechtUni</text:p>
          </table:table-cell>
          <table:table-cell office:value-type="string" table:style-name="ce6">
            <text:p>🍾We made it into the top 50 in the @ShanghaiRanking. Proud of all our researchers who made this possible! Also congratulations to @Harvard, @Cambridge_Uni and @Stanford for their place in the top 3. Again 🙃 https://t.co/PuccIMyZ4B</text:p>
          </table:table-cell>
          <table:table-cell office:value-type="string" table:style-name="ce5">
            <text:p>Thu Aug 15 10:45:48 +0000 2019</text:p>
          </table:table-cell>
          <table:table-cell office:value-type="date" office:date-value="2019-08-15T11:45:48" table:style-name="ce7">
            <text:p>15/08/2019 11:45:48</text:p>
          </table:table-cell>
          <table:table-cell table:number-columns-repeated="4" table:style-name="ce5"/>
          <table:table-cell office:value-type="string" table:style-name="ce5">
            <text:p>33550981</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458550172528558081/3nWKVt7W_normal.jpeg">http://pbs.twimg.com/profile_images/458550172528558081/3nWKVt7W_normal.jpeg</text:a></text:p>
          </table:table-cell>
          <table:table-cell office:value-type="float" office:value="5714" table:style-name="ce5">
            <text:p>5714</text:p>
          </table:table-cell>
          <table:table-cell office:value-type="float" office:value="85" table:style-name="ce5">
            <text:p>85</text:p>
          </table:table-cell>
          <table:table-cell office:value-type="string" table:style-name="ce5">
            <text:p>Utrecht, The Netherlands</text:p>
          </table:table-cell>
          <table:table-cell office:value-type="string" table:style-name="ce8">
            <text:p><text:a xlink:href="http://twitter.com/UtrechtUni/statuses/1161952121606090752">http://twitter.com/UtrechtUni/statuses/1161952121606090752</text:a></text:p>
          </table:table-cell>
          <table:table-cell office:value-type="string" table:style-name="ce5">
            <text:p>{"hashtags":[],"symbols":[],"user_mentions":[{"screen_name":"ShanghaiRanking","name":"ShanghaiRanking","id":394503067,"id_str":"394503067","indices":[35,51]},{"screen_name":"Harvard","name":"Harvard University","id":39585367,"id_str":"39585367","indices":[130,138]},{"screen_name":"Cambridge_Uni","name":"Cambridge University","id":33474655,"id_str":"33474655","indices":[140,154]},{"screen_name":"Stanford","name":"Stanford University","id":18036441,"id_str":"18036441","indices":[159,168]}],"urls":[{"url":"https://t.co/PuccIMyZ4B","expanded_url":"http://www.shanghairanking.com/ARWU2019.html","display_url":"shanghairanking.com/ARWU2019.html","indices":[207,230]}]}</text:p>
          </table:table-cell>
          <table:table-cell table:number-columns-repeated="16366"/>
        </table:table-row>
        <table:table-row table:style-name="ro2">
          <table:table-cell office:value-type="string" table:style-name="ce4">
            <text:p>1161951985668644866</text:p>
          </table:table-cell>
          <table:table-cell office:value-type="string" table:style-name="ce5">
            <text:p>s_starrenburg</text:p>
          </table:table-cell>
          <table:table-cell office:value-type="string" table:style-name="ce6">
            <text:p>RT @LDEHeritage: Erfgoed en Publieksgeschiedenis Lab @UniUtrecht organizes a lecture by Prof. Laurajane Smith (Australian National University) on Cultural Heritage, Politics, Nationalism and Populism, 17/9 in Utrecht. https://t.co/yised0refA</text:p>
          </table:table-cell>
          <table:table-cell office:value-type="string" table:style-name="ce5">
            <text:p>Thu Aug 15 10:45:16 +0000 2019</text:p>
          </table:table-cell>
          <table:table-cell office:value-type="date" office:date-value="2019-08-15T11:45:16" table:style-name="ce7">
            <text:p>15/08/2019 11:45:16</text:p>
          </table:table-cell>
          <table:table-cell table:number-columns-repeated="4" table:style-name="ce5"/>
          <table:table-cell office:value-type="string" table:style-name="ce5">
            <text:p>2970005608</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902141540168073216/SxtRIecw_normal.jpg">http://pbs.twimg.com/profile_images/902141540168073216/SxtRIecw_normal.jpg</text:a></text:p>
          </table:table-cell>
          <table:table-cell office:value-type="float" office:value="602" table:style-name="ce5">
            <text:p>602</text:p>
          </table:table-cell>
          <table:table-cell office:value-type="float" office:value="589" table:style-name="ce5">
            <text:p>589</text:p>
          </table:table-cell>
          <table:table-cell office:value-type="string" table:style-name="ce5">
            <text:p>Leiden, The Netherlands</text:p>
          </table:table-cell>
          <table:table-cell office:value-type="string" table:style-name="ce8">
            <text:p><text:a xlink:href="http://twitter.com/s_starrenburg/statuses/1161951985668644866">http://twitter.com/s_starrenburg/statuses/1161951985668644866</text:a></text:p>
          </table:table-cell>
          <table:table-cell office:value-type="string" table:style-name="ce5">
            <text:p>{"hashtags":[],"symbols":[],"user_mentions":[{"screen_name":"LDEHeritage","name":"Global Heritage &amp; Development","id":3428080222,"id_str":"3428080222","indices":[3,15]},{"screen_name":"UniUtrecht","name":"Universiteit Utrecht","id":33548291,"id_str":"33548291","indices":[53,64]}],"urls":[]}</text:p>
          </table:table-cell>
          <table:table-cell table:number-columns-repeated="16366"/>
        </table:table-row>
        <table:table-row table:style-name="ro2">
          <table:table-cell office:value-type="string" table:style-name="ce4">
            <text:p>1161950927076626432</text:p>
          </table:table-cell>
          <table:table-cell office:value-type="string" table:style-name="ce5">
            <text:p>UniUtrecht</text:p>
          </table:table-cell>
          <table:table-cell office:value-type="string" table:style-name="ce6">
            <text:p>🥳 De Universiteit Utrecht is in de Shanghai ranking 2019 gestegen naar de 49e plaats. We staan dus in de top 50! @erasmusuni en @univgroningen jullie ook gefeliciteerd met jullie welverdiende stijging. #trots @ShanghaiRanking</text:p>
            <text:p>https://t.co/JHSzf7jQsO</text:p>
          </table:table-cell>
          <table:table-cell office:value-type="string" table:style-name="ce5">
            <text:p>Thu Aug 15 10:41:03 +0000 2019</text:p>
          </table:table-cell>
          <table:table-cell office:value-type="date" office:date-value="2019-08-15T11:41:03" table:style-name="ce7">
            <text:p>15/08/2019 11:41:03</text:p>
          </table:table-cell>
          <table:table-cell table:number-columns-repeated="4" table:style-name="ce5"/>
          <table:table-cell office:value-type="string" table:style-name="ce5">
            <text:p>33548291</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458549853077774336/0pzRKaLW_normal.jpeg">http://pbs.twimg.com/profile_images/458549853077774336/0pzRKaLW_normal.jpeg</text:a></text:p>
          </table:table-cell>
          <table:table-cell office:value-type="float" office:value="49691" table:style-name="ce5">
            <text:p>49691</text:p>
          </table:table-cell>
          <table:table-cell office:value-type="float" office:value="310" table:style-name="ce5">
            <text:p>310</text:p>
          </table:table-cell>
          <table:table-cell office:value-type="string" table:style-name="ce5">
            <text:p>Utrecht, Nederland</text:p>
          </table:table-cell>
          <table:table-cell office:value-type="string" table:style-name="ce8">
            <text:p><text:a xlink:href="http://twitter.com/UniUtrecht/statuses/1161950927076626432">http://twitter.com/UniUtrecht/statuses/1161950927076626432</text:a></text:p>
          </table:table-cell>
          <table:table-cell office:value-type="string" table:style-name="ce5">
            <text:p>{"hashtags":[{"text":"trots","indices":[202,208]}],"symbols":[],"user_mentions":[{"screen_name":"erasmusuni","name":"Erasmus University","id":52693210,"id_str":"52693210","indices":[113,124]},{"screen_name":"univgroningen","name":"University Groningen","id":33535466,"id_str":"33535466","indices":[128,142]},{"screen_name":"ShanghaiRanking","name":"ShanghaiRanking","id":394503067,"id_str":"394503067","indices":[209,225]}],"urls":[{"url":"https://t.co/JHSzf7jQsO","expanded_url":"http://www.shanghairanking.com/ARWU2019.html","display_url":"shanghairanking.com/ARWU2019.html","indices":[227,250]}]}</text:p>
          </table:table-cell>
          <table:table-cell table:number-columns-repeated="16366"/>
        </table:table-row>
        <table:table-row table:style-name="ro5">
          <table:table-cell office:value-type="string" table:style-name="ce4">
            <text:p>1161949095952551937</text:p>
          </table:table-cell>
          <table:table-cell office:value-type="string" table:style-name="ce5">
            <text:p>UniUtrecht</text:p>
          </table:table-cell>
          <table:table-cell office:value-type="string" table:style-name="ce6">
            <text:p>RT @VET_UniUtrecht: Een hond uit het buitenland. Is dat een goed idee? Luister vanavond vanaf 18.30 naar wetenschapper Paul Overgaauw bij @DitisdeDag @NPORadio1 #didd</text:p>
          </table:table-cell>
          <table:table-cell office:value-type="string" table:style-name="ce5">
            <text:p>Thu Aug 15 10:33:47 +0000 2019</text:p>
          </table:table-cell>
          <table:table-cell office:value-type="date" office:date-value="2019-08-15T11:33:47" table:style-name="ce7">
            <text:p>15/08/2019 11:33:47</text:p>
          </table:table-cell>
          <table:table-cell table:number-columns-repeated="4" table:style-name="ce5"/>
          <table:table-cell office:value-type="string" table:style-name="ce5">
            <text:p>33548291</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458549853077774336/0pzRKaLW_normal.jpeg">http://pbs.twimg.com/profile_images/458549853077774336/0pzRKaLW_normal.jpeg</text:a></text:p>
          </table:table-cell>
          <table:table-cell office:value-type="float" office:value="49691" table:style-name="ce5">
            <text:p>49691</text:p>
          </table:table-cell>
          <table:table-cell office:value-type="float" office:value="310" table:style-name="ce5">
            <text:p>310</text:p>
          </table:table-cell>
          <table:table-cell office:value-type="string" table:style-name="ce5">
            <text:p>Utrecht, Nederland</text:p>
          </table:table-cell>
          <table:table-cell office:value-type="string" table:style-name="ce8">
            <text:p><text:a xlink:href="http://twitter.com/UniUtrecht/statuses/1161949095952551937">http://twitter.com/UniUtrecht/statuses/1161949095952551937</text:a></text:p>
          </table:table-cell>
          <table:table-cell office:value-type="string" table:style-name="ce5">
            <text:p>{"hashtags":[],"symbols":[],"user_mentions":[{"screen_name":"VET_UniUtrecht","name":"Diergeneeskunde","id":215977394,"id_str":"215977394","indices":[3,18]}],"urls":[]}</text:p>
          </table:table-cell>
          <table:table-cell table:number-columns-repeated="16366"/>
        </table:table-row>
        <table:table-row table:style-name="ro5">
          <table:table-cell office:value-type="string" table:style-name="ce4">
            <text:p>1161947824302493696</text:p>
          </table:table-cell>
          <table:table-cell office:value-type="string" table:style-name="ce5">
            <text:p>chris_harrod</text:p>
          </table:table-cell>
          <table:table-cell office:value-type="string" table:style-name="ce6">
            <text:p>RT @ep1phyte: A new discrete mechanical growth model for plant tissues from the ten Tusscher lab @UniUtrecht, just published in @PLOSONE https://t.co/0dSa4OOEdD</text:p>
          </table:table-cell>
          <table:table-cell office:value-type="string" table:style-name="ce5">
            <text:p>Thu Aug 15 10:28:43 +0000 2019</text:p>
          </table:table-cell>
          <table:table-cell office:value-type="date" office:date-value="2019-08-15T11:28:43" table:style-name="ce7">
            <text:p>15/08/2019 11:28:43</text:p>
          </table:table-cell>
          <table:table-cell table:number-columns-repeated="4" table:style-name="ce5"/>
          <table:table-cell office:value-type="string" table:style-name="ce5">
            <text:p>323854120</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923367996340412416/3E1Vpvgt_normal.jpg">http://pbs.twimg.com/profile_images/923367996340412416/3E1Vpvgt_normal.jpg</text:a></text:p>
          </table:table-cell>
          <table:table-cell office:value-type="float" office:value="3835" table:style-name="ce5">
            <text:p>3835</text:p>
          </table:table-cell>
          <table:table-cell office:value-type="float" office:value="3939" table:style-name="ce5">
            <text:p>3939</text:p>
          </table:table-cell>
          <table:table-cell office:value-type="string" table:style-name="ce5">
            <text:p>Antofagasta, Chile</text:p>
          </table:table-cell>
          <table:table-cell office:value-type="string" table:style-name="ce8">
            <text:p><text:a xlink:href="http://twitter.com/chris_harrod/statuses/1161947824302493696">http://twitter.com/chris_harrod/statuses/1161947824302493696</text:a></text:p>
          </table:table-cell>
          <table:table-cell office:value-type="string" table:style-name="ce5">
            <text:p>{"hashtags":[],"symbols":[],"user_mentions":[{"screen_name":"ep1phyte","name":"Jamie Males","id":1875367458,"id_str":"1875367458","indices":[3,12]},{"screen_name":"UniUtrecht","name":"Universiteit Utrecht","id":33548291,"id_str":"33548291","indices":[97,108]},{"screen_name":"PLOSONE","name":"PLOS ONE","id":27596259,"id_str":"27596259","indices":[128,136]}],"urls":[]}</text:p>
          </table:table-cell>
          <table:table-cell table:number-columns-repeated="16366"/>
        </table:table-row>
        <table:table-row table:style-name="ro6">
          <table:table-cell office:value-type="string" table:style-name="ce4">
            <text:p>1161944066084524032</text:p>
          </table:table-cell>
          <table:table-cell office:value-type="string" table:style-name="ce5">
            <text:p>TelersVanNature</text:p>
          </table:table-cell>
          <table:table-cell office:value-type="string" table:style-name="ce6">
            <text:p>RT @ActieplanGF: Wat vindt BNR-radioprogramma Wetenschap Vandaag van nudging? Check hier het interview @BNR @MinVWS @CoosjeDijkstra @dirkvandenbroek @voedingscentrum @jaapseidell @VUamsterdam @UniUtrecht @GFHuis #preventieakkoord #gavoorkleur</text:p>
            <text:p/>
            <text:p>https://t.co/af1QQTrg0r</text:p>
            <text:p/>
            <text:p>https://t.co/zk79TlWefQ https://t.co/Yry7GV0uwh</text:p>
          </table:table-cell>
          <table:table-cell office:value-type="string" table:style-name="ce5">
            <text:p>Thu Aug 15 10:13:47 +0000 2019</text:p>
          </table:table-cell>
          <table:table-cell office:value-type="date" office:date-value="2019-08-15T11:13:47" table:style-name="ce7">
            <text:p>15/08/2019 11:13:47</text:p>
          </table:table-cell>
          <table:table-cell table:number-columns-repeated="4" table:style-name="ce5"/>
          <table:table-cell office:value-type="string" table:style-name="ce5">
            <text:p>481283280</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799182853/VN_krul_normal.JPG">http://pbs.twimg.com/profile_images/1799182853/VN_krul_normal.JPG</text:a></text:p>
          </table:table-cell>
          <table:table-cell office:value-type="float" office:value="885" table:style-name="ce5">
            <text:p>885</text:p>
          </table:table-cell>
          <table:table-cell office:value-type="float" office:value="179" table:style-name="ce5">
            <text:p>179</text:p>
          </table:table-cell>
          <table:table-cell office:value-type="string" table:style-name="ce5">
            <text:p>Barendrecht</text:p>
          </table:table-cell>
          <table:table-cell office:value-type="string" table:style-name="ce8">
            <text:p><text:a xlink:href="http://twitter.com/TelersVanNature/statuses/1161944066084524032">http://twitter.com/TelersVanNature/statuses/1161944066084524032</text:a></text:p>
          </table:table-cell>
          <table:table-cell office:value-type="string" table:style-name="ce5">
            <text:p>{"hashtags":[],"symbols":[],"user_mentions":[{"screen_name":"ActieplanGF","name":"NAGF","id":824543996492083200,"id_str":"824543996492083202","indices":[3,15]},{"screen_name":"BNR","name":"BNR Nieuwsradio","id":18020059,"id_str":"18020059","indices":[103,107]},{"screen_name":"MinVWS","name":"MinVWS","id":15581273,"id_str":"15581273","indices":[108,115]},{"screen_name":"CoosjeDijkstra","name":"Coosje Dijkstra","id":31415847,"id_str":"31415847","indices":[116,131]}],"urls":[]}</text:p>
          </table:table-cell>
          <table:table-cell table:number-columns-repeated="16366"/>
        </table:table-row>
        <table:table-row table:style-name="ro6">
          <table:table-cell office:value-type="string" table:style-name="ce4">
            <text:p>1161939152063148032</text:p>
          </table:table-cell>
          <table:table-cell office:value-type="string" table:style-name="ce5">
            <text:p>ActieplanGF</text:p>
          </table:table-cell>
          <table:table-cell office:value-type="string" table:style-name="ce6">
            <text:p>Wat vindt BNR-radioprogramma Wetenschap Vandaag van nudging? Check hier het interview @BNR @MinVWS @CoosjeDijkstra @dirkvandenbroek @voedingscentrum @jaapseidell @VUamsterdam @UniUtrecht @GFHuis #preventieakkoord #gavoorkleur</text:p>
            <text:p/>
            <text:p>https://t.co/af1QQTrg0r</text:p>
            <text:p/>
            <text:p>https://t.co/zk79TlWefQ https://t.co/Yry7GV0uwh</text:p>
          </table:table-cell>
          <table:table-cell office:value-type="string" table:style-name="ce5">
            <text:p>Thu Aug 15 09:54:16 +0000 2019</text:p>
          </table:table-cell>
          <table:table-cell office:value-type="date" office:date-value="2019-08-15T10:54:16" table:style-name="ce7">
            <text:p>15/08/2019 10:54:16</text:p>
          </table:table-cell>
          <table:table-cell table:number-columns-repeated="4" table:style-name="ce5"/>
          <table:table-cell office:value-type="string" table:style-name="ce5">
            <text:p>824543996492083202</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834690485864259584/LPDaQqjr_normal.jpg">http://pbs.twimg.com/profile_images/834690485864259584/LPDaQqjr_normal.jpg</text:a></text:p>
          </table:table-cell>
          <table:table-cell office:value-type="float" office:value="483" table:style-name="ce5">
            <text:p>483</text:p>
          </table:table-cell>
          <table:table-cell office:value-type="float" office:value="300" table:style-name="ce5">
            <text:p>300</text:p>
          </table:table-cell>
          <table:table-cell office:value-type="string" table:style-name="ce5">
            <text:p>Zoetermeer, Nederland</text:p>
          </table:table-cell>
          <table:table-cell office:value-type="string" table:style-name="ce8">
            <text:p><text:a xlink:href="http://twitter.com/ActieplanGF/statuses/1161939152063148032">http://twitter.com/ActieplanGF/statuses/1161939152063148032</text:a></text:p>
          </table:table-cell>
          <table:table-cell office:value-type="string" table:style-name="ce5">
            <text:p>{"hashtags":[{"text":"preventieakkoord","indices":[195,212]},{"text":"gavoorkleur","indices":[213,225]}],"symbols":[],"user_mentions":[{"screen_name":"BNR","name":"BNR Nieuwsradio","id":18020059,"id_str":"18020059","indices":[86,90]},{"screen_name":"MinVWS","name":"MinVWS","id":15581273,"id_str":"15581273","indices":[91,98]},{"screen_name":"CoosjeDijkstra","name":"Coosje Dijkstra","id":31415847,"id_str":"31415847","indices":[99,114]},{"screen_name":"dirkvandenbroek","name":"Dirk van den Broek","id":2698254510,"id_str":"2698254510","indices":[115,131]},{"screen_name":"voedingscentrum","name":"Voedingscentrum","id":22183684,"id_str":"22183684","indices":[132,148]},{"screen_name":"jaapseidell","name":"jacob seidell","id":36646877,"id_str":"36646877","indices":[149,161]},{"screen_name":"VUamsterdam","name":"Vrije Universiteit Amsterdam","id":18991187,"id_str":"18991187","indices":[162,174]},{"screen_name":"UniUtrecht","name":"Universiteit Utrecht","id":33548291,"id_str":"33548291","indices":[175,186]},{"screen_name":"GFHuis","name":"GroentenFruit Huis","id":2304682206,"id_str":"2304682206","indices":[187,194]}],"urls":[{"url":"https://t.co/af1QQTrg0r","expanded_url":"https://www.bnr.nl/podcast/wetenschap-vandaag/10386800/besjes-naast-de-yoghurt-fruit-bij-de-kassa-helpt-dat","display_url":"bnr.nl/podcast/wetens…","indices":[227,250]},{"url":"https://t.co/zk79TlWefQ","expanded_url":"https://nagf.nl/Nieuws/Nieuwsartikel/ArtMID/8876/ArticleID/542/Ga-voor-Kleur-Lab-op-radio-BNR","display_url":"nagf.nl/Nieuws/Nieuwsa…","indices":[252,275]}],"media":[{"id":1161939147055075300,"id_str":"1161939147055075333","indices":[276,299],"media_url":"http://pbs.twimg.com/media/ECAJf37WkAUHjkk.png","media_url_https":"https://pbs.twimg.com/media/ECAJf37WkAUHjkk.png","url":"https://t.co/Yry7GV0uwh","display_url":"pic.twitter.com/Yry7GV0uwh","expanded_url":"https://twitter.com/ActieplanGF/status/1161939152063148032/photo/1","type":"photo","sizes":{"large":{"w":421,"h":411,"resize":"fit"},"medium":{"w":421,"h":411,"resize":"fit"},"small":{"w":421,"h":411,"resize":"fit"},"thumb":{"w":150,"h":150,"resize":"crop"}}}]}</text:p>
          </table:table-cell>
          <table:table-cell table:number-columns-repeated="16366"/>
        </table:table-row>
        <table:table-row table:style-name="ro5">
          <table:table-cell office:value-type="string" table:style-name="ce4">
            <text:p>1161938130561355776</text:p>
          </table:table-cell>
          <table:table-cell office:value-type="string" table:style-name="ce5">
            <text:p>PLOSONE</text:p>
          </table:table-cell>
          <table:table-cell office:value-type="string" table:style-name="ce6">
            <text:p>RT @ep1phyte: A new discrete mechanical growth model for plant tissues from the ten Tusscher lab @UniUtrecht, just published in @PLOSONE https://t.co/0dSa4OOEdD</text:p>
          </table:table-cell>
          <table:table-cell office:value-type="string" table:style-name="ce5">
            <text:p>Thu Aug 15 09:50:12 +0000 2019</text:p>
          </table:table-cell>
          <table:table-cell office:value-type="date" office:date-value="2019-08-15T10:50:12" table:style-name="ce7">
            <text:p>15/08/2019 10:50:12</text:p>
          </table:table-cell>
          <table:table-cell table:number-columns-repeated="4" table:style-name="ce5"/>
          <table:table-cell office:value-type="string" table:style-name="ce5">
            <text:p>27596259</text:p>
          </table:table-cell>
          <table:table-cell table:style-name="ce5"/>
          <table:table-cell office:value-type="string" table:style-name="ce5">
            <text:p>&lt;a href="https://about.twitter.com/products/tweetdeck" rel="nofollow"&gt;TweetDeck&lt;/a&gt;</text:p>
          </table:table-cell>
          <table:table-cell office:value-type="string" table:style-name="ce8">
            <text:p><text:a xlink:href="http://pbs.twimg.com/profile_images/1068262317475987457/O-hobWNx_normal.jpg">http://pbs.twimg.com/profile_images/1068262317475987457/O-hobWNx_normal.jpg</text:a></text:p>
          </table:table-cell>
          <table:table-cell office:value-type="float" office:value="109936" table:style-name="ce5">
            <text:p>109936</text:p>
          </table:table-cell>
          <table:table-cell office:value-type="float" office:value="2467" table:style-name="ce5">
            <text:p>2467</text:p>
          </table:table-cell>
          <table:table-cell office:value-type="string" table:style-name="ce5">
            <text:p>San Francisco, USA &amp; Cambridge, UK</text:p>
          </table:table-cell>
          <table:table-cell office:value-type="string" table:style-name="ce8">
            <text:p><text:a xlink:href="http://twitter.com/PLOSONE/statuses/1161938130561355776">http://twitter.com/PLOSONE/statuses/1161938130561355776</text:a></text:p>
          </table:table-cell>
          <table:table-cell office:value-type="string" table:style-name="ce5">
            <text:p>{"hashtags":[],"symbols":[],"user_mentions":[{"screen_name":"ep1phyte","name":"Jamie Males","id":1875367458,"id_str":"1875367458","indices":[3,12]},{"screen_name":"UniUtrecht","name":"Universiteit Utrecht","id":33548291,"id_str":"33548291","indices":[97,108]},{"screen_name":"PLOSONE","name":"PLOS ONE","id":27596259,"id_str":"27596259","indices":[128,136]}],"urls":[]}</text:p>
          </table:table-cell>
          <table:table-cell table:number-columns-repeated="16366"/>
        </table:table-row>
        <table:table-row table:style-name="ro3">
          <table:table-cell office:value-type="string" table:style-name="ce4">
            <text:p>1161933771958038530</text:p>
          </table:table-cell>
          <table:table-cell office:value-type="string" table:style-name="ce5">
            <text:p>Frances_Dunn</text:p>
          </table:table-cell>
          <table:table-cell office:value-type="string" table:style-name="ce6">
            <text:p>RT @UUGeo: Dam construction increases risk of #delta drowning. Urgent action is needed to minimise disruption of #sediment delivery &amp;amp; improve delta resilience, writes @Frances_Dunn @UtrechtUni with colleagues @unisouthampton.</text:p>
            <text:p>Read: https://t.co/YGI5u0eNKI</text:p>
            <text:p>Watch: 🔽 https://t.co/Ph77wZHsbh</text:p>
          </table:table-cell>
          <table:table-cell office:value-type="string" table:style-name="ce5">
            <text:p>Thu Aug 15 09:32:53 +0000 2019</text:p>
          </table:table-cell>
          <table:table-cell office:value-type="date" office:date-value="2019-08-15T10:32:53" table:style-name="ce7">
            <text:p>15/08/2019 10:32:53</text:p>
          </table:table-cell>
          <table:table-cell table:number-columns-repeated="4" table:style-name="ce5"/>
          <table:table-cell office:value-type="string" table:style-name="ce5">
            <text:p>90934962</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436910778923237376/mbZISOZa_normal.jpeg">http://pbs.twimg.com/profile_images/436910778923237376/mbZISOZa_normal.jpeg</text:a></text:p>
          </table:table-cell>
          <table:table-cell office:value-type="float" office:value="145" table:style-name="ce5">
            <text:p>145</text:p>
          </table:table-cell>
          <table:table-cell office:value-type="float" office:value="151" table:style-name="ce5">
            <text:p>151</text:p>
          </table:table-cell>
          <table:table-cell table:style-name="ce5"/>
          <table:table-cell office:value-type="string" table:style-name="ce8">
            <text:p><text:a xlink:href="http://twitter.com/Frances_Dunn/statuses/1161933771958038530">http://twitter.com/Frances_Dunn/statuses/1161933771958038530</text:a></text:p>
          </table:table-cell>
          <table:table-cell office:value-type="string" table:style-name="ce5">
            <text:p>{"hashtags":[{"text":"delta","indices":[46,52]},{"text":"sediment","indices":[113,122]}],"symbols":[],"user_mentions":[{"screen_name":"UUGeo","name":"Geowetenschappen UU","id":49980589,"id_str":"49980589","indices":[3,9]}],"urls":[]}</text:p>
          </table:table-cell>
          <table:table-cell table:number-columns-repeated="16366"/>
        </table:table-row>
        <table:table-row table:style-name="ro5">
          <table:table-cell office:value-type="string" table:style-name="ce4">
            <text:p>1161931265039392768</text:p>
          </table:table-cell>
          <table:table-cell office:value-type="string" table:style-name="ce5">
            <text:p>ep1phyte</text:p>
          </table:table-cell>
          <table:table-cell office:value-type="string" table:style-name="ce6">
            <text:p>A new discrete mechanical growth model for plant tissues from the ten Tusscher lab @UniUtrecht, just published in @PLOSONE https://t.co/0dSa4OOEdD</text:p>
          </table:table-cell>
          <table:table-cell office:value-type="string" table:style-name="ce5">
            <text:p>Thu Aug 15 09:22:55 +0000 2019</text:p>
          </table:table-cell>
          <table:table-cell office:value-type="date" office:date-value="2019-08-15T10:22:55" table:style-name="ce7">
            <text:p>15/08/2019 10:22:55</text:p>
          </table:table-cell>
          <table:table-cell table:number-columns-repeated="4" table:style-name="ce5"/>
          <table:table-cell office:value-type="string" table:style-name="ce5">
            <text:p>1875367458</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144621816973070341/UE1-q17S_normal.png">http://pbs.twimg.com/profile_images/1144621816973070341/UE1-q17S_normal.png</text:a></text:p>
          </table:table-cell>
          <table:table-cell office:value-type="float" office:value="541" table:style-name="ce5">
            <text:p>541</text:p>
          </table:table-cell>
          <table:table-cell office:value-type="float" office:value="1287" table:style-name="ce5">
            <text:p>1287</text:p>
          </table:table-cell>
          <table:table-cell office:value-type="string" table:style-name="ce5">
            <text:p>Cambridge, UK</text:p>
          </table:table-cell>
          <table:table-cell office:value-type="string" table:style-name="ce8">
            <text:p><text:a xlink:href="http://twitter.com/ep1phyte/statuses/1161931265039392768">http://twitter.com/ep1phyte/statuses/1161931265039392768</text:a></text:p>
          </table:table-cell>
          <table:table-cell office:value-type="string" table:style-name="ce5">
            <text:p>{"hashtags":[],"symbols":[],"user_mentions":[{"screen_name":"UniUtrecht","name":"Universiteit Utrecht","id":33548291,"id_str":"33548291","indices":[83,94]},{"screen_name":"PLOSONE","name":"PLOS ONE","id":27596259,"id_str":"27596259","indices":[114,122]}],"urls":[{"url":"https://t.co/0dSa4OOEdD","expanded_url":"https://journals.plos.org/plosone/article?id=10.1371/journal.pone.0221059","display_url":"journals.plos.org/plosone/articl…","indices":[123,146]}]}</text:p>
          </table:table-cell>
          <table:table-cell table:number-columns-repeated="16366"/>
        </table:table-row>
        <table:table-row table:style-name="ro3">
          <table:table-cell office:value-type="string" table:style-name="ce4">
            <text:p>1161930321148989440</text:p>
          </table:table-cell>
          <table:table-cell office:value-type="string" table:style-name="ce5">
            <text:p>UUGeo</text:p>
          </table:table-cell>
          <table:table-cell office:value-type="string" table:style-name="ce6">
            <text:p>Dam construction increases risk of #delta drowning. Urgent action is needed to minimise disruption of #sediment delivery &amp;amp; improve delta resilience, writes @Frances_Dunn @UtrechtUni with colleagues @unisouthampton.</text:p>
            <text:p>Read: https://t.co/YGI5u0eNKI</text:p>
            <text:p>Watch: 🔽 https://t.co/Ph77wZHsbh</text:p>
          </table:table-cell>
          <table:table-cell office:value-type="string" table:style-name="ce5">
            <text:p>Thu Aug 15 09:19:10 +0000 2019</text:p>
          </table:table-cell>
          <table:table-cell office:value-type="date" office:date-value="2019-08-15T10:19:10" table:style-name="ce7">
            <text:p>15/08/2019 10:19:10</text:p>
          </table:table-cell>
          <table:table-cell table:number-columns-repeated="4" table:style-name="ce5"/>
          <table:table-cell office:value-type="string" table:style-name="ce5">
            <text:p>49980589</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010137619383177216/DBeuOKC8_normal.jpg">http://pbs.twimg.com/profile_images/1010137619383177216/DBeuOKC8_normal.jpg</text:a></text:p>
          </table:table-cell>
          <table:table-cell office:value-type="float" office:value="2107" table:style-name="ce5">
            <text:p>2107</text:p>
          </table:table-cell>
          <table:table-cell office:value-type="float" office:value="481" table:style-name="ce5">
            <text:p>481</text:p>
          </table:table-cell>
          <table:table-cell office:value-type="string" table:style-name="ce5">
            <text:p>Utrecht, Netherlands</text:p>
          </table:table-cell>
          <table:table-cell office:value-type="string" table:style-name="ce8">
            <text:p><text:a xlink:href="http://twitter.com/UUGeo/statuses/1161930321148989440">http://twitter.com/UUGeo/statuses/1161930321148989440</text:a></text:p>
          </table:table-cell>
          <table:table-cell office:value-type="string" table:style-name="ce5">
            <text:p>{"hashtags":[{"text":"delta","indices":[35,41]},{"text":"sediment","indices":[102,111]}],"symbols":[],"user_mentions":[{"screen_name":"Frances_Dunn","name":"Frances Dunn","id":90934962,"id_str":"90934962","indices":[160,173]},{"screen_name":"UtrechtUni","name":"Utrecht University","id":33550981,"id_str":"33550981","indices":[174,185]},{"screen_name":"unisouthampton","name":"University of Southampton","id":26203004,"id_str":"26203004","indices":[202,217]}],"urls":[{"url":"https://t.co/YGI5u0eNKI","expanded_url":"https://www.uu.nl/en/news/human-intervention-increases-risk-of-delta-drowning","display_url":"uu.nl/en/news/human-…","indices":[226,249]},{"url":"https://t.co/Ph77wZHsbh","expanded_url":"https://youtu.be/SHIbB3LXncA","display_url":"youtu.be/SHIbB3LXncA","indices":[260,283]}]}</text:p>
          </table:table-cell>
          <table:table-cell table:number-columns-repeated="16366"/>
        </table:table-row>
        <table:table-row table:style-name="ro2">
          <table:table-cell office:value-type="string" table:style-name="ce4">
            <text:p>1161907741998374912</text:p>
          </table:table-cell>
          <table:table-cell office:value-type="string" table:style-name="ce5">
            <text:p>BieTanjade</text:p>
          </table:table-cell>
          <table:table-cell office:value-type="string" table:style-name="ce6">
            <text:p>RT @LDEHeritage: Erfgoed en Publieksgeschiedenis Lab @UniUtrecht organizes a lecture by Prof. Laurajane Smith (Australian National University) on Cultural Heritage, Politics, Nationalism and Populism, 17/9 in Utrecht. https://t.co/yised0refA</text:p>
          </table:table-cell>
          <table:table-cell office:value-type="string" table:style-name="ce5">
            <text:p>Thu Aug 15 07:49:27 +0000 2019</text:p>
          </table:table-cell>
          <table:table-cell office:value-type="date" office:date-value="2019-08-15T08:49:27" table:style-name="ce7">
            <text:p>15/08/2019 08:49:27</text:p>
          </table:table-cell>
          <table:table-cell table:number-columns-repeated="4" table:style-name="ce5"/>
          <table:table-cell office:value-type="string" table:style-name="ce5">
            <text:p>1661058338</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699661579038629888/d9-XaWHb_normal.jpg">http://pbs.twimg.com/profile_images/699661579038629888/d9-XaWHb_normal.jpg</text:a></text:p>
          </table:table-cell>
          <table:table-cell office:value-type="float" office:value="2786" table:style-name="ce5">
            <text:p>2786</text:p>
          </table:table-cell>
          <table:table-cell office:value-type="float" office:value="2925" table:style-name="ce5">
            <text:p>2925</text:p>
          </table:table-cell>
          <table:table-cell office:value-type="string" table:style-name="ce5">
            <text:p>Nederland</text:p>
          </table:table-cell>
          <table:table-cell office:value-type="string" table:style-name="ce8">
            <text:p><text:a xlink:href="http://twitter.com/BieTanjade/statuses/1161907741998374912">http://twitter.com/BieTanjade/statuses/1161907741998374912</text:a></text:p>
          </table:table-cell>
          <table:table-cell office:value-type="string" table:style-name="ce5">
            <text:p>{"hashtags":[],"symbols":[],"user_mentions":[{"screen_name":"LDEHeritage","name":"Global Heritage &amp; Development","id":3428080222,"id_str":"3428080222","indices":[3,15]},{"screen_name":"UniUtrecht","name":"Universiteit Utrecht","id":33548291,"id_str":"33548291","indices":[53,64]}],"urls":[]}</text:p>
          </table:table-cell>
          <table:table-cell table:number-columns-repeated="16366"/>
        </table:table-row>
        <table:table-row table:style-name="ro5">
          <table:table-cell office:value-type="string" table:style-name="ce4">
            <text:p>1161907275780562944</text:p>
          </table:table-cell>
          <table:table-cell office:value-type="string" table:style-name="ce5">
            <text:p>LDEHeritage</text:p>
          </table:table-cell>
          <table:table-cell office:value-type="string" table:style-name="ce6">
            <text:p>Erfgoed en Publieksgeschiedenis Lab @UniUtrecht organizes a lecture by Prof. Laurajane Smith (Australian National University) on Cultural Heritage, Politics, Nationalism and Populism, 17/9 in Utrecht. https://t.co/yised0refA</text:p>
          </table:table-cell>
          <table:table-cell office:value-type="string" table:style-name="ce5">
            <text:p>Thu Aug 15 07:47:36 +0000 2019</text:p>
          </table:table-cell>
          <table:table-cell office:value-type="date" office:date-value="2019-08-15T08:47:36" table:style-name="ce7">
            <text:p>15/08/2019 08:47:36</text:p>
          </table:table-cell>
          <table:table-cell table:number-columns-repeated="4" table:style-name="ce5"/>
          <table:table-cell office:value-type="string" table:style-name="ce5">
            <text:p>3428080222</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633262702266183680/LRN3gExA_normal.jpg">http://pbs.twimg.com/profile_images/633262702266183680/LRN3gExA_normal.jpg</text:a></text:p>
          </table:table-cell>
          <table:table-cell office:value-type="float" office:value="642" table:style-name="ce5">
            <text:p>642</text:p>
          </table:table-cell>
          <table:table-cell office:value-type="float" office:value="1078" table:style-name="ce5">
            <text:p>1078</text:p>
          </table:table-cell>
          <table:table-cell office:value-type="string" table:style-name="ce5">
            <text:p>Leiden, Nederland</text:p>
          </table:table-cell>
          <table:table-cell office:value-type="string" table:style-name="ce8">
            <text:p><text:a xlink:href="http://twitter.com/LDEHeritage/statuses/1161907275780562944">http://twitter.com/LDEHeritage/statuses/1161907275780562944</text:a></text:p>
          </table:table-cell>
          <table:table-cell office:value-type="string" table:style-name="ce5">
            <text:p>{"hashtags":[],"symbols":[],"user_mentions":[{"screen_name":"UniUtrecht","name":"Universiteit Utrecht","id":33548291,"id_str":"33548291","indices":[36,47]}],"urls":[{"url":"https://t.co/yised0refA","expanded_url":"https://epglab.sites.uu.nl/2019/08/14/lecture-laurajane-smith-cultural-heritage-politics-nationalism-and-populism/","display_url":"epglab.sites.uu.nl/2019/08/14/lec…","indices":[201,224]}]}</text:p>
          </table:table-cell>
          <table:table-cell table:number-columns-repeated="16366"/>
        </table:table-row>
        <table:table-row table:style-name="ro4">
          <table:table-cell office:value-type="string" table:style-name="ce4">
            <text:p>1161904465080987648</text:p>
          </table:table-cell>
          <table:table-cell office:value-type="string" table:style-name="ce5">
            <text:p>UUCopernicus</text:p>
          </table:table-cell>
          <table:table-cell office:value-type="string" table:style-name="ce6">
            <text:p>With promises to feed the world, agricultural intensification comes at a great cost to the environment &amp;amp; climate. Here is a snapshot of how researchers here at @UUCopernicus are challenging the current agricultural system. @UUGeo @UtrechtUni</text:p>
            <text:p>https://t.co/x0iOX8XCnb</text:p>
          </table:table-cell>
          <table:table-cell office:value-type="string" table:style-name="ce5">
            <text:p>Thu Aug 15 07:36:26 +0000 2019</text:p>
          </table:table-cell>
          <table:table-cell office:value-type="date" office:date-value="2019-08-15T08:36:26" table:style-name="ce7">
            <text:p>15/08/2019 08:36:26</text:p>
          </table:table-cell>
          <table:table-cell table:number-columns-repeated="4" table:style-name="ce5"/>
          <table:table-cell office:value-type="string" table:style-name="ce5">
            <text:p>4425195676</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674572227925385216/UHUCqZBp_normal.png">http://pbs.twimg.com/profile_images/674572227925385216/UHUCqZBp_normal.png</text:a></text:p>
          </table:table-cell>
          <table:table-cell office:value-type="float" office:value="1504" table:style-name="ce5">
            <text:p>1504</text:p>
          </table:table-cell>
          <table:table-cell office:value-type="float" office:value="753" table:style-name="ce5">
            <text:p>753</text:p>
          </table:table-cell>
          <table:table-cell office:value-type="string" table:style-name="ce5">
            <text:p>Utrecht, Nederland</text:p>
          </table:table-cell>
          <table:table-cell office:value-type="string" table:style-name="ce8">
            <text:p><text:a xlink:href="http://twitter.com/UUCopernicus/statuses/1161904465080987648">http://twitter.com/UUCopernicus/statuses/1161904465080987648</text:a></text:p>
          </table:table-cell>
          <table:table-cell office:value-type="string" table:style-name="ce5">
            <text:p>{"hashtags":[],"symbols":[],"user_mentions":[{"screen_name":"UUCopernicus","name":"Copernicus Institute of Sustainable Development UU","id":4425195676,"id_str":"4425195676","indices":[164,177]},{"screen_name":"UUGeo","name":"Geowetenschappen UU","id":49980589,"id_str":"49980589","indices":[227,233]},{"screen_name":"UtrechtUni","name":"Utrecht University","id":33550981,"id_str":"33550981","indices":[234,245]}],"urls":[{"url":"https://t.co/x0iOX8XCnb","expanded_url":"https://www.uu.nl/en/background/agricultural-intensification-a-house-of-cards-challenging-the-current-agricultural-system","display_url":"uu.nl/en/background/…","indices":[247,270]}]}</text:p>
          </table:table-cell>
          <table:table-cell table:number-columns-repeated="16366"/>
        </table:table-row>
        <table:table-row table:style-name="ro8">
          <table:table-cell office:value-type="string" table:style-name="ce4">
            <text:p>1161886865672351744</text:p>
          </table:table-cell>
          <table:table-cell office:value-type="string" table:style-name="ce5">
            <text:p>vanpraagbiograf</text:p>
          </table:table-cell>
          <table:table-cell office:value-type="string" table:style-name="ce6">
            <text:p>@UniUtrecht is, piekert u dan alvast over een passender benaming? “Humoristisch Verbond”? https://t.co/mz6C4SYDdB</text:p>
          </table:table-cell>
          <table:table-cell office:value-type="string" table:style-name="ce5">
            <text:p>Thu Aug 15 06:26:30 +0000 2019</text:p>
          </table:table-cell>
          <table:table-cell office:value-type="date" office:date-value="2019-08-15T07:26:30" table:style-name="ce7">
            <text:p>15/08/2019 07:26:30</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1886865672351744">http://twitter.com/vanpraagbiograf/statuses/1161886865672351744</text:a></text:p>
          </table:table-cell>
          <table:table-cell office:value-type="string" table:style-name="ce5">
            <text:p>{"hashtags":[],"symbols":[],"user_mentions":[{"screen_name":"UniUtrecht","name":"Universiteit Utrecht","id":33548291,"id_str":"33548291","indices":[0,11]}],"urls":[],"media":[{"id":1161886862010699800,"id_str":"1161886862010699777","indices":[90,113],"media_url":"http://pbs.twimg.com/media/EB_Z8e9XUAE1_J5.jpg","media_url_https":"https://pbs.twimg.com/media/EB_Z8e9XUAE1_J5.jpg","url":"https://t.co/mz6C4SYDdB","display_url":"pic.twitter.com/mz6C4SYDdB","expanded_url":"https://twitter.com/vanpraagbiograf/status/1161886865672351744/photo/1","type":"photo","sizes":{"small":{"w":100,"h":132,"resize":"fit"},"thumb":{"w":100,"h":100,"resize":"crop"},"medium":{"w":100,"h":132,"resize":"fit"},"large":{"w":100,"h":132,"resize":"fit"}}}]}</text:p>
          </table:table-cell>
          <table:table-cell table:number-columns-repeated="16366"/>
        </table:table-row>
        <table:table-row table:style-name="ro2">
          <table:table-cell office:value-type="string" table:style-name="ce4">
            <text:p>1161886825629257728</text:p>
          </table:table-cell>
          <table:table-cell office:value-type="string" table:style-name="ce5">
            <text:p>vanpraagbiograf</text:p>
          </table:table-cell>
          <table:table-cell office:value-type="string" table:style-name="ce6">
            <text:p>@UniUtrecht Humanistisch Verbond, sinds 1963 pas echt in de problemen zit. Ondanks het humanistische gebod “geen sekte vormen” is de toevoeging dat het een sekte betreft terecht. Is deze sindsdien nog humanistisch? U weet er straks alles van. Als u denkt dat dit niet het geval</text:p>
          </table:table-cell>
          <table:table-cell office:value-type="string" table:style-name="ce5">
            <text:p>Thu Aug 15 06:26:20 +0000 2019</text:p>
          </table:table-cell>
          <table:table-cell office:value-type="date" office:date-value="2019-08-15T07:26:20" table:style-name="ce7">
            <text:p>15/08/2019 07:26:20</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1886825629257728">http://twitter.com/vanpraagbiograf/statuses/1161886825629257728</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1886784235737088</text:p>
          </table:table-cell>
          <table:table-cell office:value-type="string" table:style-name="ce5">
            <text:p>vanpraagbiograf</text:p>
          </table:table-cell>
          <table:table-cell office:value-type="string" table:style-name="ce6">
            <text:p>@UniUtrecht het maar. Nu er toch vragen rijzen, alleen al de vraag wat te denken van de “humanistische” geheimtaal rechtvaardigt de biografie. Er zijn veel meer vragen. U zult aan het eind van het boek nog opkijken van de visie en zien dat de “humanistische” sekte, het</text:p>
          </table:table-cell>
          <table:table-cell office:value-type="string" table:style-name="ce5">
            <text:p>Thu Aug 15 06:26:10 +0000 2019</text:p>
          </table:table-cell>
          <table:table-cell office:value-type="date" office:date-value="2019-08-15T07:26:10" table:style-name="ce7">
            <text:p>15/08/2019 07:26:10</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1886784235737088">http://twitter.com/vanpraagbiograf/statuses/1161886784235737088</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1886737863520256</text:p>
          </table:table-cell>
          <table:table-cell office:value-type="string" table:style-name="ce5">
            <text:p>vanpraagbiograf</text:p>
          </table:table-cell>
          <table:table-cell office:value-type="string" table:style-name="ce6">
            <text:p>@UniUtrecht van zijn sociale kanten. Kon dit ongestraft? Wie de molen te min is loopt ook het meel mis. Werd het onvoorzien de leer van de heersende klasse (die buitenkerkelijk is)? Dan steunde Van Praag de rijken en liet hij de armen stikken. Wat is daar humanistisch aan? Zegt u</text:p>
          </table:table-cell>
          <table:table-cell office:value-type="string" table:style-name="ce5">
            <text:p>Thu Aug 15 06:25:59 +0000 2019</text:p>
          </table:table-cell>
          <table:table-cell office:value-type="date" office:date-value="2019-08-15T07:25:59" table:style-name="ce7">
            <text:p>15/08/2019 07:25:59</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1886737863520256">http://twitter.com/vanpraagbiograf/statuses/1161886737863520256</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1886683425648640</text:p>
          </table:table-cell>
          <table:table-cell office:value-type="string" table:style-name="ce5">
            <text:p>vanpraagbiograf</text:p>
          </table:table-cell>
          <table:table-cell office:value-type="string" table:style-name="ce6">
            <text:p>@UniUtrecht de wereld ook maar een ietsepietsje (klein beetje) leefbaarder maakte is maar de vraag. Kijk voor de aardigheid eens of het woord “armoede” of “armen” in dit boek staat (via de zoekfunctie). Hoewel humanisme draait om medemenselijkheid beroofde Van Praag het humanisme</text:p>
          </table:table-cell>
          <table:table-cell office:value-type="string" table:style-name="ce5">
            <text:p>Thu Aug 15 06:25:46 +0000 2019</text:p>
          </table:table-cell>
          <table:table-cell office:value-type="date" office:date-value="2019-08-15T07:25:46" table:style-name="ce7">
            <text:p>15/08/2019 07:25:46</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1886683425648640">http://twitter.com/vanpraagbiograf/statuses/1161886683425648640</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1886612244094976</text:p>
          </table:table-cell>
          <table:table-cell office:value-type="string" table:style-name="ce5">
            <text:p>vanpraagbiograf</text:p>
          </table:table-cell>
          <table:table-cell office:value-type="string" table:style-name="ce6">
            <text:p>@UniUtrecht die daarnaast het humanisme ontwikkelde (en liet verdwijnen). Dit biedt u een unieke kans om dit te verkennen (of wat daar voor door moet gaan). Ze behoren het algemeen welzijn te vergroten doordat ze knokken voor lotsverbetering van de armen, maar of zijn humanisme</text:p>
          </table:table-cell>
          <table:table-cell office:value-type="string" table:style-name="ce5">
            <text:p>Thu Aug 15 06:25:29 +0000 2019</text:p>
          </table:table-cell>
          <table:table-cell office:value-type="date" office:date-value="2019-08-15T07:25:29" table:style-name="ce7">
            <text:p>15/08/2019 07:25:29</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1886612244094976">http://twitter.com/vanpraagbiograf/statuses/1161886612244094976</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1886565574090752</text:p>
          </table:table-cell>
          <table:table-cell office:value-type="string" table:style-name="ce5">
            <text:p>vanpraagbiograf</text:p>
          </table:table-cell>
          <table:table-cell office:value-type="string" table:style-name="ce6">
            <text:p>@UniUtrecht op dat het boek nu slechts gratis op internet kan worden aangeboden. Dan begrijpt u dat uw bijdrage meer dan welkom is, al is het geen plicht. De biografie gaat over J.P. van Praag, pyromaan, bekende 20e eeuwse humanist, lichtend voorbeeld voor “humanisten” en degene</text:p>
          </table:table-cell>
          <table:table-cell office:value-type="string" table:style-name="ce5">
            <text:p>Thu Aug 15 06:25:18 +0000 2019</text:p>
          </table:table-cell>
          <table:table-cell office:value-type="date" office:date-value="2019-08-15T07:25:18" table:style-name="ce7">
            <text:p>15/08/2019 07:25:18</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1886565574090752">http://twitter.com/vanpraagbiograf/statuses/1161886565574090752</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1886509575954432</text:p>
          </table:table-cell>
          <table:table-cell office:value-type="string" table:style-name="ce5">
            <text:p>vanpraagbiograf</text:p>
          </table:table-cell>
          <table:table-cell office:value-type="string" table:style-name="ce6">
            <text:p>@UniUtrecht straat- en straatarme auteur geen cent om de biografie te schrijven en te laten drukken (de aanhalingstekens hebben een reden). Geen geld (onkostenvergoeding), geen bloemen, nog geen bedankje kon eraf. De biograaf moet maar zien hoe hij uit de kosten komt. Tel daarbij</text:p>
          </table:table-cell>
          <table:table-cell office:value-type="string" table:style-name="ce5">
            <text:p>Thu Aug 15 06:25:05 +0000 2019</text:p>
          </table:table-cell>
          <table:table-cell office:value-type="date" office:date-value="2019-08-15T07:25:05" table:style-name="ce7">
            <text:p>15/08/2019 07:25:05</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1886509575954432">http://twitter.com/vanpraagbiograf/statuses/1161886509575954432</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1886429544353792</text:p>
          </table:table-cell>
          <table:table-cell office:value-type="string" table:style-name="ce5">
            <text:p>vanpraagbiograf</text:p>
          </table:table-cell>
          <table:table-cell office:value-type="string" table:style-name="ce6">
            <text:p>@UniUtrecht Potverdrie, een gratis biografie! Download Het Grondsop voor de Goddelozen op http:/www.jpvanpraag.nl <text:s/>Het schrijven, een ingewikkelde, gruwelijk zware klus, duurde langer dan tien jaar. Toch gaven de opdrachtgevers, de “humanisten” van het Humanistisch Verbond, de</text:p>
          </table:table-cell>
          <table:table-cell office:value-type="string" table:style-name="ce5">
            <text:p>Thu Aug 15 06:24:46 +0000 2019</text:p>
          </table:table-cell>
          <table:table-cell office:value-type="date" office:date-value="2019-08-15T07:24:46" table:style-name="ce7">
            <text:p>15/08/2019 07:24:46</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1886429544353792">http://twitter.com/vanpraagbiograf/statuses/1161886429544353792</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1880696157351936</text:p>
          </table:table-cell>
          <table:table-cell office:value-type="string" table:style-name="ce5">
            <text:p>SOpvoeden</text:p>
          </table:table-cell>
          <table:table-cell office:value-type="string" table:style-name="ce6">
            <text:p>Wist je dat experts van @AccareKJP @prinsenjeugdz @ParentInternet @UniLeiden @UniUtrecht @hsrotterdam @Movisie @HU_Utrecht en @HetNJi bijdragen aan het verbeteren van onze werkwijze op basis van evidence based practice? Hoe zij dat doen lees je hier: https://t.co/XfPT4C1fbo</text:p>
          </table:table-cell>
          <table:table-cell office:value-type="string" table:style-name="ce5">
            <text:p>Thu Aug 15 06:01:59 +0000 2019</text:p>
          </table:table-cell>
          <table:table-cell office:value-type="date" office:date-value="2019-08-15T07:01:59" table:style-name="ce7">
            <text:p>15/08/2019 07:01:59</text:p>
          </table:table-cell>
          <table:table-cell table:number-columns-repeated="4" table:style-name="ce5"/>
          <table:table-cell office:value-type="string" table:style-name="ce5">
            <text:p>555151783</text:p>
          </table:table-cell>
          <table:table-cell table:style-name="ce5"/>
          <table:table-cell office:value-type="string" table:style-name="ce5">
            <text:p>&lt;a href="https://www.obi4wan.com/" rel="nofollow"&gt;OBI4wan&lt;/a&gt;</text:p>
          </table:table-cell>
          <table:table-cell office:value-type="string" table:style-name="ce8">
            <text:p><text:a xlink:href="http://pbs.twimg.com/profile_images/524188010422624256/rMiP8uH3_normal.png">http://pbs.twimg.com/profile_images/524188010422624256/rMiP8uH3_normal.png</text:a></text:p>
          </table:table-cell>
          <table:table-cell office:value-type="float" office:value="3414" table:style-name="ce5">
            <text:p>3414</text:p>
          </table:table-cell>
          <table:table-cell office:value-type="float" office:value="1716" table:style-name="ce5">
            <text:p>1716</text:p>
          </table:table-cell>
          <table:table-cell office:value-type="string" table:style-name="ce5">
            <text:p>Rotterdam</text:p>
          </table:table-cell>
          <table:table-cell office:value-type="string" table:style-name="ce8">
            <text:p><text:a xlink:href="http://twitter.com/SOpvoeden/statuses/1161880696157351936">http://twitter.com/SOpvoeden/statuses/1161880696157351936</text:a></text:p>
          </table:table-cell>
          <table:table-cell office:value-type="string" table:style-name="ce5">
            <text:p>{"hashtags":[],"symbols":[],"user_mentions":[{"screen_name":"AccareKJP","name":"Accare","id":383869510,"id_str":"383869510","indices":[24,34]},{"screen_name":"prinsenjeugdz","name":"Bert Prinsen","id":2204554354,"id_str":"2204554354","indices":[35,49]},{"screen_name":"ParentInternet","name":"Christa Nieuwboer","id":88263688,"id_str":"88263688","indices":[50,65]},{"screen_name":"UniLeiden","name":"Universiteit Leiden","id":58478256,"id_str":"58478256","indices":[66,76]},{"screen_name":"UniUtrecht","name":"Universiteit Utrecht","id":33548291,"id_str":"33548291","indices":[77,88]},{"screen_name":"hsrotterdam","name":"Hogeschool Rotterdam","id":80815272,"id_str":"80815272","indices":[89,101]},{"screen_name":"Movisie","name":"Movisie","id":22465960,"id_str":"22465960","indices":[102,110]},{"screen_name":"HU_Utrecht","name":"Hogeschool Utrecht","id":123858734,"id_str":"123858734","indices":[111,122]},{"screen_name":"HetNJi","name":"Nederlands Jeugdinstituut","id":54820121,"id_str":"54820121","indices":[126,133]}],"urls":[{"url":"https://t.co/XfPT4C1fbo","expanded_url":"http://bit.ly/2stMCbW","display_url":"bit.ly/2stMCbW","indices":[251,274]}]}</text:p>
          </table:table-cell>
          <table:table-cell table:number-columns-repeated="16366"/>
        </table:table-row>
        <table:table-row table:style-name="ro8">
          <table:table-cell office:value-type="string" table:style-name="ce4">
            <text:p>1161864374610538506</text:p>
          </table:table-cell>
          <table:table-cell office:value-type="string" table:style-name="ce5">
            <text:p>christineliebr</text:p>
          </table:table-cell>
          <table:table-cell office:value-type="string" table:style-name="ce6">
            <text:p>RT @AcademicTrnsfr: Storyteller (0.8 - 1.0 FTE) https://t.co/NU4KV1vs8H @UniUtrecht</text:p>
          </table:table-cell>
          <table:table-cell office:value-type="string" table:style-name="ce5">
            <text:p>Thu Aug 15 04:57:07 +0000 2019</text:p>
          </table:table-cell>
          <table:table-cell office:value-type="date" office:date-value="2019-08-15T05:57:07" table:style-name="ce7">
            <text:p>15/08/2019 05:57:07</text:p>
          </table:table-cell>
          <table:table-cell table:number-columns-repeated="4" table:style-name="ce5"/>
          <table:table-cell office:value-type="string" table:style-name="ce5">
            <text:p>43766214</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062300936201220096/UYSyy9dG_normal.jpg">http://pbs.twimg.com/profile_images/1062300936201220096/UYSyy9dG_normal.jpg</text:a></text:p>
          </table:table-cell>
          <table:table-cell office:value-type="float" office:value="1920" table:style-name="ce5">
            <text:p>1920</text:p>
          </table:table-cell>
          <table:table-cell office:value-type="float" office:value="1132" table:style-name="ce5">
            <text:p>1132</text:p>
          </table:table-cell>
          <table:table-cell office:value-type="string" table:style-name="ce5">
            <text:p>Tilburg University</text:p>
          </table:table-cell>
          <table:table-cell office:value-type="string" table:style-name="ce8">
            <text:p><text:a xlink:href="http://twitter.com/christineliebr/statuses/1161864374610538506">http://twitter.com/christineliebr/statuses/1161864374610538506</text:a></text:p>
          </table:table-cell>
          <table:table-cell office:value-type="string" table:style-name="ce5">
            <text:p>{"hashtags":[],"symbols":[],"user_mentions":[{"screen_name":"AcademicTrnsfr","name":"AcademicTransfer","id":49637376,"id_str":"49637376","indices":[3,18]},{"screen_name":"UniUtrecht","name":"Universiteit Utrecht","id":33548291,"id_str":"33548291","indices":[72,83]}],"urls":[{"url":"https://t.co/NU4KV1vs8H","expanded_url":"https://www.academictransfer.com/285147/","display_url":"academictransfer.com/285147/","indices":[48,71]}]}</text:p>
          </table:table-cell>
          <table:table-cell table:number-columns-repeated="16366"/>
        </table:table-row>
        <table:table-row table:style-name="ro8">
          <table:table-cell office:value-type="string" table:style-name="ce4">
            <text:p>1161856590082904065</text:p>
          </table:table-cell>
          <table:table-cell office:value-type="string" table:style-name="ce5">
            <text:p>sanli</text:p>
          </table:table-cell>
          <table:table-cell office:value-type="string" table:style-name="ce6">
            <text:p>RT @AcademicTrnsfr: Storyteller (0.8 - 1.0 FTE) https://t.co/NU4KV1vs8H @UniUtrecht</text:p>
          </table:table-cell>
          <table:table-cell office:value-type="string" table:style-name="ce5">
            <text:p>Thu Aug 15 04:26:11 +0000 2019</text:p>
          </table:table-cell>
          <table:table-cell office:value-type="date" office:date-value="2019-08-15T05:26:11" table:style-name="ce7">
            <text:p>15/08/2019 05:26:11</text:p>
          </table:table-cell>
          <table:table-cell table:number-columns-repeated="4" table:style-name="ce5"/>
          <table:table-cell office:value-type="string" table:style-name="ce5">
            <text:p>15168678</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923655854141968384/UqqT2Jfh_normal.jpg">http://pbs.twimg.com/profile_images/923655854141968384/UqqT2Jfh_normal.jpg</text:a></text:p>
          </table:table-cell>
          <table:table-cell office:value-type="float" office:value="700" table:style-name="ce5">
            <text:p>700</text:p>
          </table:table-cell>
          <table:table-cell office:value-type="float" office:value="468" table:style-name="ce5">
            <text:p>468</text:p>
          </table:table-cell>
          <table:table-cell office:value-type="string" table:style-name="ce5">
            <text:p>The Netherlands</text:p>
          </table:table-cell>
          <table:table-cell office:value-type="string" table:style-name="ce8">
            <text:p><text:a xlink:href="http://twitter.com/sanli/statuses/1161856590082904065">http://twitter.com/sanli/statuses/1161856590082904065</text:a></text:p>
          </table:table-cell>
          <table:table-cell office:value-type="string" table:style-name="ce5">
            <text:p>{"hashtags":[],"symbols":[],"user_mentions":[{"screen_name":"AcademicTrnsfr","name":"AcademicTransfer","id":49637376,"id_str":"49637376","indices":[3,18]},{"screen_name":"UniUtrecht","name":"Universiteit Utrecht","id":33548291,"id_str":"33548291","indices":[72,83]}],"urls":[{"url":"https://t.co/NU4KV1vs8H","expanded_url":"https://www.academictransfer.com/285147/","display_url":"academictransfer.com/285147/","indices":[48,71]}]}</text:p>
          </table:table-cell>
          <table:table-cell table:number-columns-repeated="16366"/>
        </table:table-row>
        <table:table-row table:style-name="ro1">
          <table:table-cell office:value-type="string" table:style-name="ce4">
            <text:p>1161850012109869056</text:p>
          </table:table-cell>
          <table:table-cell office:value-type="string" table:style-name="ce5">
            <text:p>AcademicTrnsfr</text:p>
          </table:table-cell>
          <table:table-cell office:value-type="string" table:style-name="ce6">
            <text:p>Storyteller (0.8 - 1.0 FTE) https://t.co/NU4KV1vs8H @UniUtrecht</text:p>
          </table:table-cell>
          <table:table-cell office:value-type="string" table:style-name="ce5">
            <text:p>Thu Aug 15 04:00:03 +0000 2019</text:p>
          </table:table-cell>
          <table:table-cell office:value-type="date" office:date-value="2019-08-15T05:00:03" table:style-name="ce7">
            <text:p>15/08/2019 05:00:03</text:p>
          </table:table-cell>
          <table:table-cell table:number-columns-repeated="4" table:style-name="ce5"/>
          <table:table-cell office:value-type="string" table:style-name="ce5">
            <text:p>49637376</text:p>
          </table:table-cell>
          <table:table-cell table:style-name="ce5"/>
          <table:table-cell office:value-type="string" table:style-name="ce5">
            <text:p>&lt;a href="https://www.academictransfer.com" rel="nofollow"&gt;AT app&lt;/a&gt;</text:p>
          </table:table-cell>
          <table:table-cell office:value-type="string" table:style-name="ce8">
            <text:p><text:a xlink:href="http://pbs.twimg.com/profile_images/1692488952/AT_logo_duiker_achtergrond_normal.png">http://pbs.twimg.com/profile_images/1692488952/AT_logo_duiker_achtergrond_normal.png</text:a></text:p>
          </table:table-cell>
          <table:table-cell office:value-type="float" office:value="10894" table:style-name="ce5">
            <text:p>10894</text:p>
          </table:table-cell>
          <table:table-cell office:value-type="float" office:value="11086" table:style-name="ce5">
            <text:p>11086</text:p>
          </table:table-cell>
          <table:table-cell office:value-type="string" table:style-name="ce5">
            <text:p>Utrecht, The Netherlands</text:p>
          </table:table-cell>
          <table:table-cell office:value-type="string" table:style-name="ce8">
            <text:p><text:a xlink:href="http://twitter.com/AcademicTrnsfr/statuses/1161850012109869056">http://twitter.com/AcademicTrnsfr/statuses/1161850012109869056</text:a></text:p>
          </table:table-cell>
          <table:table-cell office:value-type="string" table:style-name="ce5">
            <text:p>{"hashtags":[],"symbols":[],"user_mentions":[{"screen_name":"UniUtrecht","name":"Universiteit Utrecht","id":33548291,"id_str":"33548291","indices":[52,63]}],"urls":[{"url":"https://t.co/NU4KV1vs8H","expanded_url":"https://www.academictransfer.com/285147/","display_url":"academictransfer.com/285147/","indices":[28,51]}]}</text:p>
          </table:table-cell>
          <table:table-cell table:number-columns-repeated="16366"/>
        </table:table-row>
        <table:table-row table:style-name="ro4">
          <table:table-cell office:value-type="string" table:style-name="ce4">
            <text:p>1161776901561524225</text:p>
          </table:table-cell>
          <table:table-cell office:value-type="string" table:style-name="ce5">
            <text:p>obeske</text:p>
          </table:table-cell>
          <table:table-cell office:value-type="string" table:style-name="ce6">
            <text:p>RT @ATUM_bio: CEP104 is a conserved protein in #brain development. @OusResearch @UniofNewcastle @Radboud_Uni @unibt @koebenhavns_uni @UMCUtrecht @UniUtrecht use @ATUM_bio constructs to show how CEP104 mutations stop hedgehog signaling and leads to #Joubert syndrome https://t.co/DfopHsnyIB https://t.co/2BeeYQsdJy</text:p>
          </table:table-cell>
          <table:table-cell office:value-type="string" table:style-name="ce5">
            <text:p>Wed Aug 14 23:09:32 +0000 2019</text:p>
          </table:table-cell>
          <table:table-cell office:value-type="date" office:date-value="2019-08-15T00:09:32" table:style-name="ce7">
            <text:p>15/08/2019 00:09:32</text:p>
          </table:table-cell>
          <table:table-cell table:number-columns-repeated="4" table:style-name="ce5"/>
          <table:table-cell office:value-type="string" table:style-name="ce5">
            <text:p>143161109</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9" table:style-name="ce5">
            <text:p>19</text:p>
          </table:table-cell>
          <table:table-cell office:value-type="float" office:value="63" table:style-name="ce5">
            <text:p>63</text:p>
          </table:table-cell>
          <table:table-cell table:style-name="ce5"/>
          <table:table-cell office:value-type="string" table:style-name="ce8">
            <text:p><text:a xlink:href="http://twitter.com/obeske/statuses/1161776901561524225">http://twitter.com/obeske/statuses/1161776901561524225</text:a></text:p>
          </table:table-cell>
          <table:table-cell office:value-type="string" table:style-name="ce5">
            <text:p>{"hashtags":[{"text":"brain","indices":[47,53]}],"symbols":[],"user_mentions":[{"screen_name":"ATUM_bio","name":"ATUM","id":62544076,"id_str":"62544076","indices":[3,12]},{"screen_name":"OusResearch","name":"ous-research","id":1135538705748414500,"id_str":"1135538705748414465","indices":[67,79]},{"screen_name":"UniofNewcastle","name":"Newcastle University","id":96741105,"id_str":"96741105","indices":[80,95]},{"screen_name":"Radboud_Uni","name":"Radboud University","id":45826046,"id_str":"45826046","indices":[96,108]},{"screen_name":"unibt","name":"Universität Bayreuth","id":66670774,"id_str":"66670774","indices":[109,115]},{"screen_name":"koebenhavns_uni","name":"Københavns Uni","id":70354237,"id_str":"70354237","indices":[116,132]}],"urls":[]}</text:p>
          </table:table-cell>
          <table:table-cell table:number-columns-repeated="16366"/>
        </table:table-row>
        <table:table-row table:style-name="ro4">
          <table:table-cell office:value-type="string" table:style-name="ce4">
            <text:p>1161765190209134592</text:p>
          </table:table-cell>
          <table:table-cell office:value-type="string" table:style-name="ce5">
            <text:p>ATUM_bio</text:p>
          </table:table-cell>
          <table:table-cell office:value-type="string" table:style-name="ce6">
            <text:p>CEP104 is a conserved protein in #brain development. @OusResearch @UniofNewcastle @Radboud_Uni @unibt @koebenhavns_uni @UMCUtrecht @UniUtrecht use @ATUM_bio constructs to show how CEP104 mutations stop hedgehog signaling and leads to #Joubert syndrome https://t.co/DfopHsnyIB https://t.co/2BeeYQsdJy</text:p>
          </table:table-cell>
          <table:table-cell office:value-type="string" table:style-name="ce5">
            <text:p>Wed Aug 14 22:23:00 +0000 2019</text:p>
          </table:table-cell>
          <table:table-cell office:value-type="date" office:date-value="2019-08-14T23:23:00" table:style-name="ce7">
            <text:p>14/08/2019 23:23:00</text:p>
          </table:table-cell>
          <table:table-cell table:number-columns-repeated="4" table:style-name="ce5"/>
          <table:table-cell office:value-type="string" table:style-name="ce5">
            <text:p>62544076</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807021515635990528/JQOyuPcC_normal.jpg">http://pbs.twimg.com/profile_images/807021515635990528/JQOyuPcC_normal.jpg</text:a></text:p>
          </table:table-cell>
          <table:table-cell office:value-type="float" office:value="1959" table:style-name="ce5">
            <text:p>1959</text:p>
          </table:table-cell>
          <table:table-cell office:value-type="float" office:value="100" table:style-name="ce5">
            <text:p>100</text:p>
          </table:table-cell>
          <table:table-cell office:value-type="string" table:style-name="ce5">
            <text:p>Newark, CA</text:p>
          </table:table-cell>
          <table:table-cell office:value-type="string" table:style-name="ce8">
            <text:p><text:a xlink:href="http://twitter.com/ATUM_bio/statuses/1161765190209134592">http://twitter.com/ATUM_bio/statuses/1161765190209134592</text:a></text:p>
          </table:table-cell>
          <table:table-cell office:value-type="string" table:style-name="ce5">
            <text:p>{"hashtags":[{"text":"brain","indices":[33,39]},{"text":"Joubert","indices":[234,242]}],"symbols":[],"user_mentions":[{"screen_name":"OusResearch","name":"ous-research","id":1135538705748414500,"id_str":"1135538705748414465","indices":[53,65]},{"screen_name":"UniofNewcastle","name":"Newcastle University","id":96741105,"id_str":"96741105","indices":[66,81]},{"screen_name":"Radboud_Uni","name":"Radboud University","id":45826046,"id_str":"45826046","indices":[82,94]},{"screen_name":"unibt","name":"Universität Bayreuth","id":66670774,"id_str":"66670774","indices":[95,101]},{"screen_name":"koebenhavns_uni","name":"Københavns Uni","id":70354237,"id_str":"70354237","indices":[102,118]},{"screen_name":"UMCUtrecht","name":"UMC Utrecht","id":42636064,"id_str":"42636064","indices":[119,130]},{"screen_name":"UniUtrecht","name":"Universiteit Utrecht","id":33548291,"id_str":"33548291","indices":[131,142]},{"screen_name":"ATUM_bio","name":"ATUM","id":62544076,"id_str":"62544076","indices":[147,156]}],"urls":[{"url":"https://t.co/DfopHsnyIB","expanded_url":"https://www.sciencedirect.com/science/article/pii/S2211124719309222","display_url":"sciencedirect.com/science/articl…","indices":[252,275]}],"media":[{"id":1161765187315101700,"id_str":"1161765187315101696","indices":[276,299],"media_url":"http://pbs.twimg.com/media/EB9rSFZU8AAP-Ba.jpg","media_url_https":"https://pbs.twimg.com/media/EB9rSFZU8AAP-Ba.jpg","url":"https://t.co/2BeeYQsdJy","display_url":"pic.twitter.com/2BeeYQsdJy","expanded_url":"https://twitter.com/ATUM_bio/status/1161765190209134592/photo/1","type":"photo","sizes":{"thumb":{"w":150,"h":150,"resize":"crop"},"medium":{"w":996,"h":996,"resize":"fit"},"small":{"w":680,"h":680,"resize":"fit"},"large":{"w":996,"h":996,"resize":"fit"}}}]}</text:p>
          </table:table-cell>
          <table:table-cell table:number-columns-repeated="16366"/>
        </table:table-row>
        <table:table-row table:style-name="ro2">
          <table:table-cell office:value-type="string" table:style-name="ce4">
            <text:p>1161749683661877248</text:p>
          </table:table-cell>
          <table:table-cell office:value-type="string" table:style-name="ce5">
            <text:p>FlorianvHunnik</text:p>
          </table:table-cell>
          <table:table-cell office:value-type="string" table:style-name="ce6">
            <text:p>RT @aliettejonkers: Voor @VenVN schrijf ik altijd de rubriek 'Onder de loep', waarin iedere keer een verpleegkundig onderzoeker centraal staat. In het nieuwste nummer is dat Thijs Houweling, postdoc onderzoeker @HU_Utrecht en docent verpleegkunde @UniUtrecht: https://t.co/zPzLjcxOJ5</text:p>
          </table:table-cell>
          <table:table-cell office:value-type="string" table:style-name="ce5">
            <text:p>Wed Aug 14 21:21:23 +0000 2019</text:p>
          </table:table-cell>
          <table:table-cell office:value-type="date" office:date-value="2019-08-14T22:21:23" table:style-name="ce7">
            <text:p>14/08/2019 22:21:23</text:p>
          </table:table-cell>
          <table:table-cell table:number-columns-repeated="4" table:style-name="ce5"/>
          <table:table-cell office:value-type="string" table:style-name="ce5">
            <text:p>19484786</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070389341149691904/4qJZrX7m_normal.jpg">http://pbs.twimg.com/profile_images/1070389341149691904/4qJZrX7m_normal.jpg</text:a></text:p>
          </table:table-cell>
          <table:table-cell office:value-type="float" office:value="1202" table:style-name="ce5">
            <text:p>1202</text:p>
          </table:table-cell>
          <table:table-cell office:value-type="float" office:value="1559" table:style-name="ce5">
            <text:p>1559</text:p>
          </table:table-cell>
          <table:table-cell office:value-type="string" table:style-name="ce5">
            <text:p>Amsterdam, The Netherlands</text:p>
          </table:table-cell>
          <table:table-cell office:value-type="string" table:style-name="ce8">
            <text:p><text:a xlink:href="http://twitter.com/FlorianvHunnik/statuses/1161749683661877248">http://twitter.com/FlorianvHunnik/statuses/1161749683661877248</text:a></text:p>
          </table:table-cell>
          <table:table-cell office:value-type="string" table:style-name="ce5">
            <text:p>{"hashtags":[],"symbols":[],"user_mentions":[{"screen_name":"aliettejonkers","name":"Aliëtte Jonkers","id":19107945,"id_str":"19107945","indices":[3,18]},{"screen_name":"VenVN","name":"V&amp;VN","id":92651687,"id_str":"92651687","indices":[25,31]}],"urls":[]}</text:p>
          </table:table-cell>
          <table:table-cell table:number-columns-repeated="16366"/>
        </table:table-row>
        <table:table-row table:style-name="ro2">
          <table:table-cell office:value-type="string" table:style-name="ce4">
            <text:p>1161744237886615553</text:p>
          </table:table-cell>
          <table:table-cell office:value-type="string" table:style-name="ce5">
            <text:p>JoopSchippers</text:p>
          </table:table-cell>
          <table:table-cell office:value-type="string" table:style-name="ce6">
            <text:p>Daarom is #Instituties (IOS) een v/d onderzoeksspeerpunten van @UniUtrecht en analyseren we o.a. rol NLse en EU-instituties bij verdeling van inkomen, emancipatie, flexwerk, werkloosheid etc. https://t.co/QTkK10gMuI</text:p>
          </table:table-cell>
          <table:table-cell office:value-type="string" table:style-name="ce5">
            <text:p>Wed Aug 14 20:59:45 +0000 2019</text:p>
          </table:table-cell>
          <table:table-cell office:value-type="date" office:date-value="2019-08-14T21:59:45" table:style-name="ce7">
            <text:p>14/08/2019 21:59:45</text:p>
          </table:table-cell>
          <table:table-cell table:number-columns-repeated="4" table:style-name="ce5"/>
          <table:table-cell office:value-type="string" table:style-name="ce5">
            <text:p>172287015</text:p>
          </table:table-cell>
          <table:table-cell table:style-name="ce5"/>
          <table:table-cell office:value-type="string" table:style-name="ce5">
            <text:p>&lt;a href="http://twitter.com/#!/download/ipad" rel="nofollow"&gt;Twitter for iPad&lt;/a&gt;</text:p>
          </table:table-cell>
          <table:table-cell office:value-type="string" table:style-name="ce8">
            <text:p><text:a xlink:href="http://pbs.twimg.com/profile_images/1090792406/schippers_normal.jpeg">http://pbs.twimg.com/profile_images/1090792406/schippers_normal.jpeg</text:a></text:p>
          </table:table-cell>
          <table:table-cell office:value-type="float" office:value="1456" table:style-name="ce5">
            <text:p>1456</text:p>
          </table:table-cell>
          <table:table-cell office:value-type="float" office:value="262" table:style-name="ce5">
            <text:p>262</text:p>
          </table:table-cell>
          <table:table-cell office:value-type="string" table:style-name="ce5">
            <text:p>Netherlands</text:p>
          </table:table-cell>
          <table:table-cell office:value-type="string" table:style-name="ce8">
            <text:p><text:a xlink:href="http://twitter.com/JoopSchippers/statuses/1161744237886615553">http://twitter.com/JoopSchippers/statuses/1161744237886615553</text:a></text:p>
          </table:table-cell>
          <table:table-cell office:value-type="string" table:style-name="ce5">
            <text:p>{"hashtags":[{"text":"Instituties","indices":[10,22]}],"symbols":[],"user_mentions":[{"screen_name":"UniUtrecht","name":"Universiteit Utrecht","id":33548291,"id_str":"33548291","indices":[63,74]}],"urls":[{"url":"https://t.co/QTkK10gMuI","expanded_url":"https://twitter.com/fabiandekker/status/1160265174802190337","display_url":"twitter.com/fabiandekker/s…","indices":[192,215]}]}</text:p>
          </table:table-cell>
          <table:table-cell table:number-columns-repeated="16366"/>
        </table:table-row>
        <table:table-row table:style-name="ro2">
          <table:table-cell office:value-type="string" table:style-name="ce4">
            <text:p>1161738324677206016</text:p>
          </table:table-cell>
          <table:table-cell office:value-type="string" table:style-name="ce5">
            <text:p>Jef_Mol</text:p>
          </table:table-cell>
          <table:table-cell office:value-type="string" table:style-name="ce6">
            <text:p>RT @aliettejonkers: Voor @VenVN schrijf ik altijd de rubriek 'Onder de loep', waarin iedere keer een verpleegkundig onderzoeker centraal staat. In het nieuwste nummer is dat Thijs Houweling, postdoc onderzoeker @HU_Utrecht en docent verpleegkunde @UniUtrecht: https://t.co/zPzLjcxOJ5</text:p>
          </table:table-cell>
          <table:table-cell office:value-type="string" table:style-name="ce5">
            <text:p>Wed Aug 14 20:36:15 +0000 2019</text:p>
          </table:table-cell>
          <table:table-cell office:value-type="date" office:date-value="2019-08-14T21:36:15" table:style-name="ce7">
            <text:p>14/08/2019 21:36:15</text:p>
          </table:table-cell>
          <table:table-cell table:number-columns-repeated="4" table:style-name="ce5"/>
          <table:table-cell office:value-type="string" table:style-name="ce5">
            <text:p>126105444</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072929096517210113/k3NixVai_normal.jpg">http://pbs.twimg.com/profile_images/1072929096517210113/k3NixVai_normal.jpg</text:a></text:p>
          </table:table-cell>
          <table:table-cell office:value-type="float" office:value="638" table:style-name="ce5">
            <text:p>638</text:p>
          </table:table-cell>
          <table:table-cell office:value-type="float" office:value="438" table:style-name="ce5">
            <text:p>438</text:p>
          </table:table-cell>
          <table:table-cell office:value-type="string" table:style-name="ce5">
            <text:p>The Netherlands - Breda</text:p>
          </table:table-cell>
          <table:table-cell office:value-type="string" table:style-name="ce8">
            <text:p><text:a xlink:href="http://twitter.com/Jef_Mol/statuses/1161738324677206016">http://twitter.com/Jef_Mol/statuses/1161738324677206016</text:a></text:p>
          </table:table-cell>
          <table:table-cell office:value-type="string" table:style-name="ce5">
            <text:p>{"hashtags":[],"symbols":[],"user_mentions":[{"screen_name":"aliettejonkers","name":"Aliëtte Jonkers","id":19107945,"id_str":"19107945","indices":[3,18]},{"screen_name":"VenVN","name":"V&amp;VN","id":92651687,"id_str":"92651687","indices":[25,31]}],"urls":[]}</text:p>
          </table:table-cell>
          <table:table-cell table:number-columns-repeated="16366"/>
        </table:table-row>
        <table:table-row table:style-name="ro5">
          <table:table-cell office:value-type="string" table:style-name="ce4">
            <text:p>1161737930278391808</text:p>
          </table:table-cell>
          <table:table-cell office:value-type="string" table:style-name="ce5">
            <text:p>uithof_utrecht</text:p>
          </table:table-cell>
          <table:table-cell office:value-type="string" table:style-name="ce6">
            <text:p>RT @HU_Utrecht: De #Verenigingsparade van de @UIT_2019 trekt langs de gebouwen van #HU en @UniUtrecht: een feestelijke stoet van sport- en gezelligheidsverenigingen. #introductietijd #utrecht https://t.co/1BeWkpCfdl</text:p>
          </table:table-cell>
          <table:table-cell office:value-type="string" table:style-name="ce5">
            <text:p>Wed Aug 14 20:34:41 +0000 2019</text:p>
          </table:table-cell>
          <table:table-cell office:value-type="date" office:date-value="2019-08-14T21:34:41" table:style-name="ce7">
            <text:p>14/08/2019 21:34:41</text:p>
          </table:table-cell>
          <table:table-cell table:number-columns-repeated="4" table:style-name="ce5"/>
          <table:table-cell office:value-type="string" table:style-name="ce5">
            <text:p>3351050589</text:p>
          </table:table-cell>
          <table:table-cell table:style-name="ce5"/>
          <table:table-cell office:value-type="string" table:style-name="ce5">
            <text:p>&lt;a href="http://twitter.com/#!/download/ipad" rel="nofollow"&gt;Twitter for iPad&lt;/a&gt;</text:p>
          </table:table-cell>
          <table:table-cell office:value-type="string" table:style-name="ce8">
            <text:p><text:a xlink:href="http://pbs.twimg.com/profile_images/674265797464846337/_tpRDzbj_normal.jpg">http://pbs.twimg.com/profile_images/674265797464846337/_tpRDzbj_normal.jpg</text:a></text:p>
          </table:table-cell>
          <table:table-cell office:value-type="float" office:value="756" table:style-name="ce5">
            <text:p>756</text:p>
          </table:table-cell>
          <table:table-cell office:value-type="float" office:value="406" table:style-name="ce5">
            <text:p>406</text:p>
          </table:table-cell>
          <table:table-cell office:value-type="string" table:style-name="ce5">
            <text:p>Utrecht, Nederland</text:p>
          </table:table-cell>
          <table:table-cell office:value-type="string" table:style-name="ce8">
            <text:p><text:a xlink:href="http://twitter.com/uithof_utrecht/statuses/1161737930278391808">http://twitter.com/uithof_utrecht/statuses/1161737930278391808</text:a></text:p>
          </table:table-cell>
          <table:table-cell office:value-type="string" table:style-name="ce5">
            <text:p>{"hashtags":[{"text":"Verenigingsparade","indices":[19,37]},{"text":"HU","indices":[83,86]}],"symbols":[],"user_mentions":[{"screen_name":"HU_Utrecht","name":"Hogeschool Utrecht","id":123858734,"id_str":"123858734","indices":[3,14]},{"screen_name":"UIT_2019","name":"UIT2019","id":110997279,"id_str":"110997279","indices":[45,54]},{"screen_name":"UniUtrecht","name":"Universiteit Utrecht","id":33548291,"id_str":"33548291","indices":[90,101]}],"urls":[]}</text:p>
          </table:table-cell>
          <table:table-cell table:number-columns-repeated="16366"/>
        </table:table-row>
        <table:table-row table:style-name="ro2">
          <table:table-cell office:value-type="string" table:style-name="ce4">
            <text:p>1161717856825937920</text:p>
          </table:table-cell>
          <table:table-cell office:value-type="string" table:style-name="ce5">
            <text:p>hugovdwedden</text:p>
          </table:table-cell>
          <table:table-cell office:value-type="string" table:style-name="ce6">
            <text:p>RT @aliettejonkers: Voor @VenVN schrijf ik altijd de rubriek 'Onder de loep', waarin iedere keer een verpleegkundig onderzoeker centraal staat. In het nieuwste nummer is dat Thijs Houweling, postdoc onderzoeker @HU_Utrecht en docent verpleegkunde @UniUtrecht: https://t.co/zPzLjcxOJ5</text:p>
          </table:table-cell>
          <table:table-cell office:value-type="string" table:style-name="ce5">
            <text:p>Wed Aug 14 19:14:55 +0000 2019</text:p>
          </table:table-cell>
          <table:table-cell office:value-type="date" office:date-value="2019-08-14T20:14:55" table:style-name="ce7">
            <text:p>14/08/2019 20:14:55</text:p>
          </table:table-cell>
          <table:table-cell table:number-columns-repeated="4" table:style-name="ce5"/>
          <table:table-cell office:value-type="string" table:style-name="ce5">
            <text:p>334725823</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554423846/hugohome-mediaspace_normal.jpg">http://pbs.twimg.com/profile_images/1554423846/hugohome-mediaspace_normal.jpg</text:a></text:p>
          </table:table-cell>
          <table:table-cell office:value-type="float" office:value="3834" table:style-name="ce5">
            <text:p>3834</text:p>
          </table:table-cell>
          <table:table-cell office:value-type="float" office:value="3052" table:style-name="ce5">
            <text:p>3052</text:p>
          </table:table-cell>
          <table:table-cell office:value-type="string" table:style-name="ce5">
            <text:p>Amsterdam</text:p>
          </table:table-cell>
          <table:table-cell office:value-type="string" table:style-name="ce8">
            <text:p><text:a xlink:href="http://twitter.com/hugovdwedden/statuses/1161717856825937920">http://twitter.com/hugovdwedden/statuses/1161717856825937920</text:a></text:p>
          </table:table-cell>
          <table:table-cell office:value-type="string" table:style-name="ce5">
            <text:p>{"hashtags":[],"symbols":[],"user_mentions":[{"screen_name":"aliettejonkers","name":"Aliëtte Jonkers","id":19107945,"id_str":"19107945","indices":[3,18]},{"screen_name":"VenVN","name":"V&amp;VN","id":92651687,"id_str":"92651687","indices":[25,31]}],"urls":[]}</text:p>
          </table:table-cell>
          <table:table-cell table:number-columns-repeated="16366"/>
        </table:table-row>
        <table:table-row table:style-name="ro5">
          <table:table-cell office:value-type="string" table:style-name="ce4">
            <text:p>1161697026209398786</text:p>
          </table:table-cell>
          <table:table-cell office:value-type="string" table:style-name="ce5">
            <text:p>hupabo</text:p>
          </table:table-cell>
          <table:table-cell office:value-type="string" table:style-name="ce6">
            <text:p>RT @HU_Utrecht: De #Verenigingsparade van de @UIT_2019 trekt langs de gebouwen van #HU en @UniUtrecht: een feestelijke stoet van sport- en gezelligheidsverenigingen. #introductietijd #utrecht https://t.co/1BeWkpCfdl</text:p>
          </table:table-cell>
          <table:table-cell office:value-type="string" table:style-name="ce5">
            <text:p>Wed Aug 14 17:52:08 +0000 2019</text:p>
          </table:table-cell>
          <table:table-cell office:value-type="date" office:date-value="2019-08-14T18:52:08" table:style-name="ce7">
            <text:p>14/08/2019 18:52:08</text:p>
          </table:table-cell>
          <table:table-cell table:number-columns-repeated="4" table:style-name="ce5"/>
          <table:table-cell office:value-type="string" table:style-name="ce5">
            <text:p>1128728238535081984</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128729926226644992/CsGGwYjv_normal.jpg">http://pbs.twimg.com/profile_images/1128729926226644992/CsGGwYjv_normal.jpg</text:a></text:p>
          </table:table-cell>
          <table:table-cell office:value-type="float" office:value="21" table:style-name="ce5">
            <text:p>21</text:p>
          </table:table-cell>
          <table:table-cell office:value-type="float" office:value="77" table:style-name="ce5">
            <text:p>77</text:p>
          </table:table-cell>
          <table:table-cell table:style-name="ce5"/>
          <table:table-cell office:value-type="string" table:style-name="ce8">
            <text:p><text:a xlink:href="http://twitter.com/hupabo/statuses/1161697026209398786">http://twitter.com/hupabo/statuses/1161697026209398786</text:a></text:p>
          </table:table-cell>
          <table:table-cell office:value-type="string" table:style-name="ce5">
            <text:p>{"hashtags":[{"text":"Verenigingsparade","indices":[19,37]},{"text":"HU","indices":[83,86]}],"symbols":[],"user_mentions":[{"screen_name":"HU_Utrecht","name":"Hogeschool Utrecht","id":123858734,"id_str":"123858734","indices":[3,14]},{"screen_name":"UIT_2019","name":"UIT2019","id":110997279,"id_str":"110997279","indices":[45,54]},{"screen_name":"UniUtrecht","name":"Universiteit Utrecht","id":33548291,"id_str":"33548291","indices":[90,101]}],"urls":[]}</text:p>
          </table:table-cell>
          <table:table-cell table:number-columns-repeated="16366"/>
        </table:table-row>
        <table:table-row table:style-name="ro2">
          <table:table-cell office:value-type="string" table:style-name="ce4">
            <text:p>1161673084673437697</text:p>
          </table:table-cell>
          <table:table-cell office:value-type="string" table:style-name="ce5">
            <text:p>aliettejonkers</text:p>
          </table:table-cell>
          <table:table-cell office:value-type="string" table:style-name="ce6">
            <text:p>Voor @VenVN schrijf ik altijd de rubriek 'Onder de loep', waarin iedere keer een verpleegkundig onderzoeker centraal staat. In het nieuwste nummer is dat Thijs Houweling, postdoc onderzoeker @HU_Utrecht en docent verpleegkunde @UniUtrecht: https://t.co/zPzLjcxOJ5</text:p>
          </table:table-cell>
          <table:table-cell office:value-type="string" table:style-name="ce5">
            <text:p>Wed Aug 14 16:17:00 +0000 2019</text:p>
          </table:table-cell>
          <table:table-cell office:value-type="date" office:date-value="2019-08-14T17:17:00" table:style-name="ce7">
            <text:p>14/08/2019 17:17:00</text:p>
          </table:table-cell>
          <table:table-cell table:number-columns-repeated="4" table:style-name="ce5"/>
          <table:table-cell office:value-type="string" table:style-name="ce5">
            <text:p>19107945</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106927693696827392/LL6VPMK7_normal.jpg">http://pbs.twimg.com/profile_images/1106927693696827392/LL6VPMK7_normal.jpg</text:a></text:p>
          </table:table-cell>
          <table:table-cell office:value-type="float" office:value="13208" table:style-name="ce5">
            <text:p>13208</text:p>
          </table:table-cell>
          <table:table-cell office:value-type="float" office:value="1891" table:style-name="ce5">
            <text:p>1891</text:p>
          </table:table-cell>
          <table:table-cell office:value-type="string" table:style-name="ce5">
            <text:p>Amsterdam/Amersfoort</text:p>
          </table:table-cell>
          <table:table-cell office:value-type="string" table:style-name="ce8">
            <text:p><text:a xlink:href="http://twitter.com/aliettejonkers/statuses/1161673084673437697">http://twitter.com/aliettejonkers/statuses/1161673084673437697</text:a></text:p>
          </table:table-cell>
          <table:table-cell office:value-type="string" table:style-name="ce5">
            <text:p>{"hashtags":[],"symbols":[],"user_mentions":[{"screen_name":"VenVN","name":"V&amp;VN","id":92651687,"id_str":"92651687","indices":[5,11]},{"screen_name":"HU_Utrecht","name":"Hogeschool Utrecht","id":123858734,"id_str":"123858734","indices":[191,202]},{"screen_name":"UniUtrecht","name":"Universiteit Utrecht","id":33548291,"id_str":"33548291","indices":[227,238]}],"urls":[],"media":[{"id":1161673062892392400,"id_str":"1161673062892392449","indices":[240,263],"media_url":"http://pbs.twimg.com/media/EB8XfvLXUAEooJM.jpg","media_url_https":"https://pbs.twimg.com/media/EB8XfvLXUAEooJM.jpg","url":"https://t.co/zPzLjcxOJ5","display_url":"pic.twitter.com/zPzLjcxOJ5","expanded_url":"https://twitter.com/aliettejonkers/status/1161673084673437697/photo/1","type":"photo","sizes":{"thumb":{"w":150,"h":150,"resize":"crop"},"large":{"w":1457,"h":2048,"resize":"fit"},"medium":{"w":854,"h":1200,"resize":"fit"},"small":{"w":484,"h":680,"resize":"fit"}}}]}</text:p>
          </table:table-cell>
          <table:table-cell table:number-columns-repeated="16366"/>
        </table:table-row>
        <table:table-row table:style-name="ro2">
          <table:table-cell office:value-type="string" table:style-name="ce4">
            <text:p>1161656117400875010</text:p>
          </table:table-cell>
          <table:table-cell office:value-type="string" table:style-name="ce5">
            <text:p>JoopSchippers</text:p>
          </table:table-cell>
          <table:table-cell office:value-type="string" table:style-name="ce6">
            <text:p>RT @dubnieuws: De @UniUtrecht moet zorgen dat de Utrechtse Introductie Tijd alcoholvrij(er) wordt, dat vindt het DUB-panel. Als opdrachtgever van de @UIT_2019 moet de universiteit ervoor zorgen dat studenten leren dat het ook gezellig kan zijn zonder biertje of wijntje. https://t.co/99Hw0HCkoe</text:p>
          </table:table-cell>
          <table:table-cell office:value-type="string" table:style-name="ce5">
            <text:p>Wed Aug 14 15:09:35 +0000 2019</text:p>
          </table:table-cell>
          <table:table-cell office:value-type="date" office:date-value="2019-08-14T16:09:35" table:style-name="ce7">
            <text:p>14/08/2019 16:09:35</text:p>
          </table:table-cell>
          <table:table-cell table:number-columns-repeated="4" table:style-name="ce5"/>
          <table:table-cell office:value-type="string" table:style-name="ce5">
            <text:p>172287015</text:p>
          </table:table-cell>
          <table:table-cell table:style-name="ce5"/>
          <table:table-cell office:value-type="string" table:style-name="ce5">
            <text:p>&lt;a href="http://twitter.com/#!/download/ipad" rel="nofollow"&gt;Twitter for iPad&lt;/a&gt;</text:p>
          </table:table-cell>
          <table:table-cell office:value-type="string" table:style-name="ce8">
            <text:p><text:a xlink:href="http://pbs.twimg.com/profile_images/1090792406/schippers_normal.jpeg">http://pbs.twimg.com/profile_images/1090792406/schippers_normal.jpeg</text:a></text:p>
          </table:table-cell>
          <table:table-cell office:value-type="float" office:value="1456" table:style-name="ce5">
            <text:p>1456</text:p>
          </table:table-cell>
          <table:table-cell office:value-type="float" office:value="262" table:style-name="ce5">
            <text:p>262</text:p>
          </table:table-cell>
          <table:table-cell office:value-type="string" table:style-name="ce5">
            <text:p>Netherlands</text:p>
          </table:table-cell>
          <table:table-cell office:value-type="string" table:style-name="ce8">
            <text:p><text:a xlink:href="http://twitter.com/JoopSchippers/statuses/1161656117400875010">http://twitter.com/JoopSchippers/statuses/1161656117400875010</text:a></text:p>
          </table:table-cell>
          <table:table-cell office:value-type="string" table:style-name="ce5">
            <text:p>{"hashtags":[],"symbols":[],"user_mentions":[{"screen_name":"dubnieuws","name":"DUB","id":14265197,"id_str":"14265197","indices":[3,13]},{"screen_name":"UniUtrecht","name":"Universiteit Utrecht","id":33548291,"id_str":"33548291","indices":[18,29]}],"urls":[]}</text:p>
          </table:table-cell>
          <table:table-cell table:number-columns-repeated="16366"/>
        </table:table-row>
        <table:table-row table:style-name="ro5">
          <table:table-cell office:value-type="string" table:style-name="ce4">
            <text:p>1161641781613727748</text:p>
          </table:table-cell>
          <table:table-cell office:value-type="string" table:style-name="ce5">
            <text:p>VET_UniUtrecht</text:p>
          </table:table-cell>
          <table:table-cell office:value-type="string" table:style-name="ce6">
            <text:p>Een hond uit het buitenland. Is dat een goed idee? Luister vanavond vanaf 18.30 naar wetenschapper Paul Overgaauw bij @DitisdeDag @NPORadio1 #didd</text:p>
          </table:table-cell>
          <table:table-cell office:value-type="string" table:style-name="ce5">
            <text:p>Wed Aug 14 14:12:37 +0000 2019</text:p>
          </table:table-cell>
          <table:table-cell office:value-type="date" office:date-value="2019-08-14T15:12:37" table:style-name="ce7">
            <text:p>14/08/2019 15:12:37</text:p>
          </table:table-cell>
          <table:table-cell table:number-columns-repeated="4" table:style-name="ce5"/>
          <table:table-cell office:value-type="string" table:style-name="ce5">
            <text:p>215977394</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987263393127071744/4haWCOry_normal.jpg">http://pbs.twimg.com/profile_images/987263393127071744/4haWCOry_normal.jpg</text:a></text:p>
          </table:table-cell>
          <table:table-cell office:value-type="float" office:value="3080" table:style-name="ce5">
            <text:p>3080</text:p>
          </table:table-cell>
          <table:table-cell office:value-type="float" office:value="316" table:style-name="ce5">
            <text:p>316</text:p>
          </table:table-cell>
          <table:table-cell office:value-type="string" table:style-name="ce5">
            <text:p>Utrecht, NL</text:p>
          </table:table-cell>
          <table:table-cell office:value-type="string" table:style-name="ce8">
            <text:p><text:a xlink:href="http://twitter.com/VET_UniUtrecht/statuses/1161641781613727748">http://twitter.com/VET_UniUtrecht/statuses/1161641781613727748</text:a></text:p>
          </table:table-cell>
          <table:table-cell office:value-type="string" table:style-name="ce5">
            <text:p>{"hashtags":[{"text":"didd","indices":[141,146]}],"symbols":[],"user_mentions":[{"screen_name":"DitisdeDag","name":"Dit is de Dag","id":39725355,"id_str":"39725355","indices":[118,129]},{"screen_name":"NPORadio1","name":"NPO Radio 1","id":8870432,"id_str":"8870432","indices":[130,140]}],"urls":[]}</text:p>
          </table:table-cell>
          <table:table-cell table:number-columns-repeated="16366"/>
        </table:table-row>
        <table:table-row table:style-name="ro3">
          <table:table-cell office:value-type="string" table:style-name="ce4">
            <text:p>1161634850467713024</text:p>
          </table:table-cell>
          <table:table-cell office:value-type="string" table:style-name="ce5">
            <text:p>ckiclearning</text:p>
          </table:table-cell>
          <table:table-cell office:value-type="string" table:style-name="ce6">
            <text:p>We all have a role to play when it comes to environmentally sound food. For businesses, buying locally sourced ingredients goes a long way to reduce GHGs &amp;amp; #foodwaste. #GrachieSpree changemakers explored the pros of sustainable food</text:p>
            <text:p>@EITeu @UniUtrecht @CKICNordic</text:p>
            <text:p>#climatejourney https://t.co/po4qexfNTd</text:p>
          </table:table-cell>
          <table:table-cell office:value-type="string" table:style-name="ce5">
            <text:p>Wed Aug 14 13:45:05 +0000 2019</text:p>
          </table:table-cell>
          <table:table-cell office:value-type="date" office:date-value="2019-08-14T14:45:05" table:style-name="ce7">
            <text:p>14/08/2019 14:45:05</text:p>
          </table:table-cell>
          <table:table-cell table:number-columns-repeated="4" table:style-name="ce5"/>
          <table:table-cell office:value-type="string" table:style-name="ce5">
            <text:p>2597892463</text:p>
          </table:table-cell>
          <table:table-cell table:style-name="ce5"/>
          <table:table-cell office:value-type="string" table:style-name="ce5">
            <text:p>&lt;a href="https://www.hootsuite.com" rel="nofollow"&gt;Hootsuite Inc.&lt;/a&gt;</text:p>
          </table:table-cell>
          <table:table-cell office:value-type="string" table:style-name="ce8">
            <text:p><text:a xlink:href="http://pbs.twimg.com/profile_images/1103662902047924225/BV9nBxJR_normal.png">http://pbs.twimg.com/profile_images/1103662902047924225/BV9nBxJR_normal.png</text:a></text:p>
          </table:table-cell>
          <table:table-cell office:value-type="float" office:value="6283" table:style-name="ce5">
            <text:p>6283</text:p>
          </table:table-cell>
          <table:table-cell office:value-type="float" office:value="2257" table:style-name="ce5">
            <text:p>2257</text:p>
          </table:table-cell>
          <table:table-cell office:value-type="string" table:style-name="ce5">
            <text:p>Europe</text:p>
          </table:table-cell>
          <table:table-cell office:value-type="string" table:style-name="ce8">
            <text:p><text:a xlink:href="http://twitter.com/ckiclearning/statuses/1161634850467713024">http://twitter.com/ckiclearning/statuses/1161634850467713024</text:a></text:p>
          </table:table-cell>
          <table:table-cell office:value-type="string" table:style-name="ce5">
            <text:p>{"hashtags":[{"text":"foodwaste","indices":[160,170]},{"text":"GrachieSpree","indices":[172,185]},{"text":"climatejourney","indices":[269,284]}],"symbols":[],"user_mentions":[{"screen_name":"EITeu","name":"EIT","id":330860720,"id_str":"330860720","indices":[237,243]},{"screen_name":"UniUtrecht","name":"Universiteit Utrecht","id":33548291,"id_str":"33548291","indices":[244,255]},{"screen_name":"CKICNordic","name":"Climate-KIC Nordic","id":3369133899,"id_str":"3369133899","indices":[256,267]}],"urls":[],"media":[{"id":1161634849251369000,"id_str":"1161634849251368960","indices":[285,308],"media_url":"http://pbs.twimg.com/media/EB70vaRXoAAjkh9.jpg","media_url_https":"https://pbs.twimg.com/media/EB70vaRXoAAjkh9.jpg","url":"https://t.co/po4qexfNTd","display_url":"pic.twitter.com/po4qexfNTd","expanded_url":"https://twitter.com/ckiclearning/status/1161634850467713024/photo/1","type":"photo","sizes":{"thumb":{"w":150,"h":150,"resize":"crop"},"large":{"w":1600,"h":1200,"resize":"fit"},"small":{"w":680,"h":510,"resize":"fit"},"medium":{"w":1200,"h":900,"resize":"fit"}}}]}</text:p>
          </table:table-cell>
          <table:table-cell table:number-columns-repeated="16366"/>
        </table:table-row>
        <table:table-row table:style-name="ro3">
          <table:table-cell office:value-type="string" table:style-name="ce4">
            <text:p>1161632408011182081</text:p>
          </table:table-cell>
          <table:table-cell office:value-type="string" table:style-name="ce5">
            <text:p>SoilRhizome</text:p>
          </table:table-cell>
          <table:table-cell office:value-type="string" table:style-name="ce6">
            <text:p>RT @UUGeo: Miljoenen boeren zijn afhankelijk van het smeltwater uit de Himalayagletsjers, en dat ijs begint steeds sneller te smelten. Onderzoekers van oa @UniUtrecht en @WURenvironment stelden het aantal op 129 mln. @immerzeel @WUR</text:p>
            <text:p/>
            <text:p>https://t.co/Dbnc2xOmA7 https://t.co/bwFhiG5c0j</text:p>
          </table:table-cell>
          <table:table-cell office:value-type="string" table:style-name="ce5">
            <text:p>Wed Aug 14 13:35:22 +0000 2019</text:p>
          </table:table-cell>
          <table:table-cell office:value-type="date" office:date-value="2019-08-14T14:35:22" table:style-name="ce7">
            <text:p>14/08/2019 14:35:22</text:p>
          </table:table-cell>
          <table:table-cell table:number-columns-repeated="4" table:style-name="ce5"/>
          <table:table-cell office:value-type="string" table:style-name="ce5">
            <text:p>736294364645888001</text:p>
          </table:table-cell>
          <table:table-cell table:style-name="ce5"/>
          <table:table-cell office:value-type="string" table:style-name="ce5">
            <text:p>&lt;a href="http://twitter.com/#!/download/ipad" rel="nofollow"&gt;Twitter for iPad&lt;/a&gt;</text:p>
          </table:table-cell>
          <table:table-cell office:value-type="string" table:style-name="ce8">
            <text:p><text:a xlink:href="http://pbs.twimg.com/profile_images/736539547559964672/W42Nh38N_normal.jpg">http://pbs.twimg.com/profile_images/736539547559964672/W42Nh38N_normal.jpg</text:a></text:p>
          </table:table-cell>
          <table:table-cell office:value-type="float" office:value="833" table:style-name="ce5">
            <text:p>833</text:p>
          </table:table-cell>
          <table:table-cell office:value-type="float" office:value="5001" table:style-name="ce5">
            <text:p>5001</text:p>
          </table:table-cell>
          <table:table-cell office:value-type="string" table:style-name="ce5">
            <text:p>The Netherlands / Malawi</text:p>
          </table:table-cell>
          <table:table-cell office:value-type="string" table:style-name="ce8">
            <text:p><text:a xlink:href="http://twitter.com/SoilRhizome/statuses/1161632408011182081">http://twitter.com/SoilRhizome/statuses/1161632408011182081</text:a></text:p>
          </table:table-cell>
          <table:table-cell office:value-type="string" table:style-name="ce5">
            <text:p>{"hashtags":[],"symbols":[],"user_mentions":[{"screen_name":"UUGeo","name":"Geowetenschappen UU","id":49980589,"id_str":"49980589","indices":[3,9]}],"urls":[]}</text:p>
          </table:table-cell>
          <table:table-cell table:number-columns-repeated="16366"/>
        </table:table-row>
        <table:table-row table:style-name="ro2">
          <table:table-cell office:value-type="string" table:style-name="ce4">
            <text:p>1161610637442764800</text:p>
          </table:table-cell>
          <table:table-cell office:value-type="string" table:style-name="ce5">
            <text:p>dubnieuws</text:p>
          </table:table-cell>
          <table:table-cell office:value-type="string" table:style-name="ce6">
            <text:p>De @UniUtrecht moet zorgen dat de Utrechtse Introductie Tijd alcoholvrij(er) wordt, dat vindt het DUB-panel. Als opdrachtgever van de @UIT_2019 moet de universiteit ervoor zorgen dat studenten leren dat het ook gezellig kan zijn zonder biertje of wijntje. https://t.co/99Hw0HCkoe</text:p>
          </table:table-cell>
          <table:table-cell office:value-type="string" table:style-name="ce5">
            <text:p>Wed Aug 14 12:08:52 +0000 2019</text:p>
          </table:table-cell>
          <table:table-cell office:value-type="date" office:date-value="2019-08-14T13:08:52" table:style-name="ce7">
            <text:p>14/08/2019 13:08:52</text:p>
          </table:table-cell>
          <table:table-cell table:number-columns-repeated="4" table:style-name="ce5"/>
          <table:table-cell office:value-type="string" table:style-name="ce5">
            <text:p>14265197</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878198977077940224/-6EIsoXT_normal.jpg">http://pbs.twimg.com/profile_images/878198977077940224/-6EIsoXT_normal.jpg</text:a></text:p>
          </table:table-cell>
          <table:table-cell office:value-type="float" office:value="4709" table:style-name="ce5">
            <text:p>4709</text:p>
          </table:table-cell>
          <table:table-cell office:value-type="float" office:value="1484" table:style-name="ce5">
            <text:p>1484</text:p>
          </table:table-cell>
          <table:table-cell office:value-type="string" table:style-name="ce5">
            <text:p>Utrecht</text:p>
          </table:table-cell>
          <table:table-cell office:value-type="string" table:style-name="ce8">
            <text:p><text:a xlink:href="http://twitter.com/dubnieuws/statuses/1161610637442764800">http://twitter.com/dubnieuws/statuses/1161610637442764800</text:a></text:p>
          </table:table-cell>
          <table:table-cell office:value-type="string" table:style-name="ce5">
            <text:p>{"hashtags":[],"symbols":[],"user_mentions":[{"screen_name":"UniUtrecht","name":"Universiteit Utrecht","id":33548291,"id_str":"33548291","indices":[3,14]},{"screen_name":"UIT_2019","name":"UIT2019","id":110997279,"id_str":"110997279","indices":[134,143]}],"urls":[{"url":"https://t.co/99Hw0HCkoe","expanded_url":"https://dub.uu.nl/nl/achtergrond/dub-panel-universiteit-utrecht-maak-uit-alcoholvrijer","display_url":"dub.uu.nl/nl/achtergrond…","indices":[256,279]}]}</text:p>
          </table:table-cell>
          <table:table-cell table:number-columns-repeated="16366"/>
        </table:table-row>
        <table:table-row table:style-name="ro2">
          <table:table-cell office:value-type="string" table:style-name="ce4">
            <text:p>1161606149860405248</text:p>
          </table:table-cell>
          <table:table-cell office:value-type="string" table:style-name="ce5">
            <text:p>UniUtrecht</text:p>
          </table:table-cell>
          <table:table-cell office:value-type="string" table:style-name="ce6">
            <text:p>🦷“Een beugel bij een hond zetten puur om het gebit mooier te maken, is iets wat ik niet zou doen". Henriette Booij-Vrieling is een van de weinige tandartsen die mensen én dieren behandelt. 👇</text:p>
            <text:p>https://t.co/fOS5R6fbnK</text:p>
          </table:table-cell>
          <table:table-cell office:value-type="string" table:style-name="ce5">
            <text:p>Wed Aug 14 11:51:02 +0000 2019</text:p>
          </table:table-cell>
          <table:table-cell office:value-type="date" office:date-value="2019-08-14T12:51:02" table:style-name="ce7">
            <text:p>14/08/2019 12:51:02</text:p>
          </table:table-cell>
          <table:table-cell table:number-columns-repeated="4" table:style-name="ce5"/>
          <table:table-cell office:value-type="string" table:style-name="ce5">
            <text:p>33548291</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458549853077774336/0pzRKaLW_normal.jpeg">http://pbs.twimg.com/profile_images/458549853077774336/0pzRKaLW_normal.jpeg</text:a></text:p>
          </table:table-cell>
          <table:table-cell office:value-type="float" office:value="49691" table:style-name="ce5">
            <text:p>49691</text:p>
          </table:table-cell>
          <table:table-cell office:value-type="float" office:value="310" table:style-name="ce5">
            <text:p>310</text:p>
          </table:table-cell>
          <table:table-cell office:value-type="string" table:style-name="ce5">
            <text:p>Utrecht, Nederland</text:p>
          </table:table-cell>
          <table:table-cell office:value-type="string" table:style-name="ce8">
            <text:p><text:a xlink:href="http://twitter.com/UniUtrecht/statuses/1161606149860405248">http://twitter.com/UniUtrecht/statuses/1161606149860405248</text:a></text:p>
          </table:table-cell>
          <table:table-cell office:value-type="string" table:style-name="ce5">
            <text:p>{"hashtags":[],"symbols":[],"user_mentions":[],"urls":[{"url":"https://t.co/fOS5R6fbnK","expanded_url":"https://www.uu.nl/achtergrond/hond-of-mens-een-kies-trekken-is-hetzelfde","display_url":"uu.nl/achtergrond/ho…","indices":[191,214]}]}</text:p>
          </table:table-cell>
          <table:table-cell table:number-columns-repeated="16366"/>
        </table:table-row>
        <table:table-row table:style-name="ro5">
          <table:table-cell office:value-type="string" table:style-name="ce4">
            <text:p>1161604688652972034</text:p>
          </table:table-cell>
          <table:table-cell office:value-type="string" table:style-name="ce5">
            <text:p>vanpraagbiograf</text:p>
          </table:table-cell>
          <table:table-cell office:value-type="string" table:style-name="ce6">
            <text:p>@UniUtrecht humanisme weg. Houden zo. Als u dat zegt kan het dan nog zo voortbestaan? Moet het verder onder de naam “Humoristisch Verbond”? https://t.co/AYKm7kvv7B</text:p>
          </table:table-cell>
          <table:table-cell office:value-type="string" table:style-name="ce5">
            <text:p>Wed Aug 14 11:45:14 +0000 2019</text:p>
          </table:table-cell>
          <table:table-cell office:value-type="date" office:date-value="2019-08-14T12:45:14" table:style-name="ce7">
            <text:p>14/08/2019 12:45:14</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1604688652972034">http://twitter.com/vanpraagbiograf/statuses/1161604688652972034</text:a></text:p>
          </table:table-cell>
          <table:table-cell office:value-type="string" table:style-name="ce5">
            <text:p>{"hashtags":[],"symbols":[],"user_mentions":[{"screen_name":"UniUtrecht","name":"Universiteit Utrecht","id":33548291,"id_str":"33548291","indices":[0,11]}],"urls":[],"media":[{"id":1161604685041688600,"id_str":"1161604685041688576","indices":[140,163],"media_url":"http://pbs.twimg.com/media/EB7ZTn1W4AAbik5.jpg","media_url_https":"https://pbs.twimg.com/media/EB7ZTn1W4AAbik5.jpg","url":"https://t.co/AYKm7kvv7B","display_url":"pic.twitter.com/AYKm7kvv7B","expanded_url":"https://twitter.com/vanpraagbiograf/status/1161604688652972034/photo/1","type":"photo","sizes":{"small":{"w":100,"h":132,"resize":"fit"},"thumb":{"w":100,"h":100,"resize":"crop"},"medium":{"w":100,"h":132,"resize":"fit"},"large":{"w":100,"h":132,"resize":"fit"}}}]}</text:p>
          </table:table-cell>
          <table:table-cell table:number-columns-repeated="16366"/>
        </table:table-row>
        <table:table-row table:style-name="ro2">
          <table:table-cell office:value-type="string" table:style-name="ce4">
            <text:p>1161604650895925248</text:p>
          </table:table-cell>
          <table:table-cell office:value-type="string" table:style-name="ce5">
            <text:p>vanpraagbiograf</text:p>
          </table:table-cell>
          <table:table-cell office:value-type="string" table:style-name="ce6">
            <text:p>@UniUtrecht Humanistisch Verbond, sinds 1963 problemen zijn. Van Praag legde een motie naast zich neer waardoor het definitief ophield humanistisch te zijn. De ideële organisatie zit zonder leer! Straks zegt u: eerst verliest het humanisme zijn sociale gezicht en nu is het hele</text:p>
          </table:table-cell>
          <table:table-cell office:value-type="string" table:style-name="ce5">
            <text:p>Wed Aug 14 11:45:05 +0000 2019</text:p>
          </table:table-cell>
          <table:table-cell office:value-type="date" office:date-value="2019-08-14T12:45:05" table:style-name="ce7">
            <text:p>14/08/2019 12:45:05</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1604650895925248">http://twitter.com/vanpraagbiograf/statuses/1161604650895925248</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1604607098966016</text:p>
          </table:table-cell>
          <table:table-cell office:value-type="string" table:style-name="ce5">
            <text:p>vanpraagbiograf</text:p>
          </table:table-cell>
          <table:table-cell office:value-type="string" table:style-name="ce6">
            <text:p>@UniUtrecht Humanisten steunen niet de emancipatie van bevolkingsgroepen. Ook de vraag wat te denken van de “humanistische” geheimtaal rechtvaardigt de biografie. U zult straks verheugd zijn wegens nieuwe inzichten en begrijpen dat er in de “humanistische” sekte, het</text:p>
          </table:table-cell>
          <table:table-cell office:value-type="string" table:style-name="ce5">
            <text:p>Wed Aug 14 11:44:54 +0000 2019</text:p>
          </table:table-cell>
          <table:table-cell office:value-type="date" office:date-value="2019-08-14T12:44:54" table:style-name="ce7">
            <text:p>14/08/2019 12:44:54</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1604607098966016">http://twitter.com/vanpraagbiograf/statuses/1161604607098966016</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1604557622980608</text:p>
          </table:table-cell>
          <table:table-cell office:value-type="string" table:style-name="ce5">
            <text:p>vanpraagbiograf</text:p>
          </table:table-cell>
          <table:table-cell office:value-type="string" table:style-name="ce6">
            <text:p>@UniUtrecht niet de armen (de aanhalingstekens hebben een reden)? Moet dat voor humanisme doorgaan? Beslist u maar. Misschien stelde Van Praag hier wat tegenover. Hij scheen zich in te zetten voor gelijkberechtiging van buitenkerkelijken. Daar zit echter een luchtje aan.</text:p>
          </table:table-cell>
          <table:table-cell office:value-type="string" table:style-name="ce5">
            <text:p>Wed Aug 14 11:44:42 +0000 2019</text:p>
          </table:table-cell>
          <table:table-cell office:value-type="date" office:date-value="2019-08-14T12:44:42" table:style-name="ce7">
            <text:p>14/08/2019 12:44:42</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1604557622980608">http://twitter.com/vanpraagbiograf/statuses/1161604557622980608</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1604511359803394</text:p>
          </table:table-cell>
          <table:table-cell office:value-type="string" table:style-name="ce5">
            <text:p>vanpraagbiograf</text:p>
          </table:table-cell>
          <table:table-cell office:value-type="string" table:style-name="ce6">
            <text:p>@UniUtrecht Kijk eens (via de zoekfunctie) of het woord “armoede” of “armen” in de biografie staat. Hiermee werd het humanisme vaarwel gezegd. Wat bleef ervan over? Werd dat de leer van de heersende klasse (die buitenkerkelijk is)? Dan steunen “humanisten” toch de rijken, maar</text:p>
          </table:table-cell>
          <table:table-cell office:value-type="string" table:style-name="ce5">
            <text:p>Wed Aug 14 11:44:31 +0000 2019</text:p>
          </table:table-cell>
          <table:table-cell office:value-type="date" office:date-value="2019-08-14T12:44:31" table:style-name="ce7">
            <text:p>14/08/2019 12:44:31</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1604511359803394">http://twitter.com/vanpraagbiograf/statuses/1161604511359803394</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1604464568131585</text:p>
          </table:table-cell>
          <table:table-cell office:value-type="string" table:style-name="ce5">
            <text:p>vanpraagbiograf</text:p>
          </table:table-cell>
          <table:table-cell office:value-type="string" table:style-name="ce6">
            <text:p>@UniUtrecht zeer welkom is. Over op het boek. Humanisme draait om medemenselijkheid. U verwacht van humanisten dat ze zich inspannen voor lotsverbetering van de armen, maar dat doen ze niet. Van Praag zorgde ervoor dat het humanisme zijn sociale gezicht verloor. Overtuig uzelf.</text:p>
          </table:table-cell>
          <table:table-cell office:value-type="string" table:style-name="ce5">
            <text:p>Wed Aug 14 11:44:20 +0000 2019</text:p>
          </table:table-cell>
          <table:table-cell office:value-type="date" office:date-value="2019-08-14T12:44:20" table:style-name="ce7">
            <text:p>14/08/2019 12:44:20</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1604464568131585">http://twitter.com/vanpraagbiograf/statuses/1161604464568131585</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1604412193857541</text:p>
          </table:table-cell>
          <table:table-cell office:value-type="string" table:style-name="ce5">
            <text:p>vanpraagbiograf</text:p>
          </table:table-cell>
          <table:table-cell office:value-type="string" table:style-name="ce6">
            <text:p>@UniUtrecht beslag. Toch stak niemand een poot voor de biograaf uit; de opdrachtgevers, de “humanisten” van het Humanistisch Verbond, al helemaal niet. Hij moet maar zien hoe hij uit de kosten komt. Dan mag hij het boek gratis op internet aanbieden. U begrijpt dat uw bijdrage</text:p>
          </table:table-cell>
          <table:table-cell office:value-type="string" table:style-name="ce5">
            <text:p>Wed Aug 14 11:44:08 +0000 2019</text:p>
          </table:table-cell>
          <table:table-cell office:value-type="date" office:date-value="2019-08-14T12:44:08" table:style-name="ce7">
            <text:p>14/08/2019 12:44:08</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1604412193857541">http://twitter.com/vanpraagbiograf/statuses/1161604412193857541</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1604226012930049</text:p>
          </table:table-cell>
          <table:table-cell office:value-type="string" table:style-name="ce5">
            <text:p>vanpraagbiograf</text:p>
          </table:table-cell>
          <table:table-cell office:value-type="string" table:style-name="ce6">
            <text:p>@UniUtrecht vorm gaf (en liet verdwijnen). Een unieke kans om dit (of wat daar voor door moet gaan) te leren kennen. Helaas kan de biografie niet worden gedrukt omdat de auteur straat- en straatarm is. Weliswaar nam het schrijven (een gruwelijk zware klus) meer dan tien jaar in</text:p>
          </table:table-cell>
          <table:table-cell office:value-type="string" table:style-name="ce5">
            <text:p>Wed Aug 14 11:43:23 +0000 2019</text:p>
          </table:table-cell>
          <table:table-cell office:value-type="date" office:date-value="2019-08-14T12:43:23" table:style-name="ce7">
            <text:p>14/08/2019 12:43:23</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1604226012930049">http://twitter.com/vanpraagbiograf/statuses/1161604226012930049</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1604183570731009</text:p>
          </table:table-cell>
          <table:table-cell office:value-type="string" table:style-name="ce5">
            <text:p>vanpraagbiograf</text:p>
          </table:table-cell>
          <table:table-cell office:value-type="string" table:style-name="ce6">
            <text:p>@UniUtrecht Hallo, u wilt toch wel een biografie cadeau? Download dan Het Grondsop voor de Goddelozen op http:/www.jpvanpraag.nl De biografie gaat over J.P. van Praag, pyromaan, bekende 20e eeuwse humanist, lichtend voorbeeld voor “humanisten” en tevens de man die het humanisme</text:p>
          </table:table-cell>
          <table:table-cell office:value-type="string" table:style-name="ce5">
            <text:p>Wed Aug 14 11:43:13 +0000 2019</text:p>
          </table:table-cell>
          <table:table-cell office:value-type="date" office:date-value="2019-08-14T12:43:13" table:style-name="ce7">
            <text:p>14/08/2019 12:43:13</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1604183570731009">http://twitter.com/vanpraagbiograf/statuses/1161604183570731009</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7">
          <table:table-cell office:value-type="string" table:style-name="ce4">
            <text:p>1161599434855276544</text:p>
          </table:table-cell>
          <table:table-cell office:value-type="string" table:style-name="ce5">
            <text:p>LangData</text:p>
          </table:table-cell>
          <table:table-cell office:value-type="string" table:style-name="ce6">
            <text:p>RT @jeroenson: Opening van het Academisch Jaar 2019–2020 staat dit keer in het teken van Belonen &amp;amp; Waarderen.</text:p>
            <text:p/>
            <text:p>Een belangrijk thema in het lopende @UniUtrecht #openscience programma.</text:p>
            <text:p/>
            <text:p>@Stan_Gielen en @belle_derks komen spreken. https://t.co/cM1RycEFVh</text:p>
            <text:p>/ @MiedemaF @paulboselie</text:p>
          </table:table-cell>
          <table:table-cell office:value-type="string" table:style-name="ce5">
            <text:p>Wed Aug 14 11:24:21 +0000 2019</text:p>
          </table:table-cell>
          <table:table-cell office:value-type="date" office:date-value="2019-08-14T12:24:21" table:style-name="ce7">
            <text:p>14/08/2019 12:24:21</text:p>
          </table:table-cell>
          <table:table-cell table:number-columns-repeated="4" table:style-name="ce5"/>
          <table:table-cell office:value-type="string" table:style-name="ce5">
            <text:p>1072086152797130753</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112690007393873920/LWvxpGBZ_normal.png">http://pbs.twimg.com/profile_images/1112690007393873920/LWvxpGBZ_normal.png</text:a></text:p>
          </table:table-cell>
          <table:table-cell office:value-type="float" office:value="134" table:style-name="ce5">
            <text:p>134</text:p>
          </table:table-cell>
          <table:table-cell office:value-type="float" office:value="410" table:style-name="ce5">
            <text:p>410</text:p>
          </table:table-cell>
          <table:table-cell table:style-name="ce5"/>
          <table:table-cell office:value-type="string" table:style-name="ce8">
            <text:p><text:a xlink:href="http://twitter.com/LangData/statuses/1161599434855276544">http://twitter.com/LangData/statuses/1161599434855276544</text:a></text:p>
          </table:table-cell>
          <table:table-cell office:value-type="string" table:style-name="ce5">
            <text:p>{"hashtags":[],"symbols":[],"user_mentions":[{"screen_name":"jeroenson","name":"Jeroen Sondervan","id":41577553,"id_str":"41577553","indices":[3,13]}],"urls":[]}</text:p>
          </table:table-cell>
          <table:table-cell table:number-columns-repeated="16366"/>
        </table:table-row>
        <table:table-row table:style-name="ro4">
          <table:table-cell office:value-type="string" table:style-name="ce4">
            <text:p>1161596159963672576</text:p>
          </table:table-cell>
          <table:table-cell office:value-type="string" table:style-name="ce5">
            <text:p>UniUtrecht</text:p>
          </table:table-cell>
          <table:table-cell office:value-type="string" table:style-name="ce6">
            <text:p>RT @UniUtrechtLib: De universiteit wil een veilige en gezonde omgeving bieden aan haar studenten en medewerkers. Daarom worden de buitenterreinen gefaseerd rookvrij. Vanaf 2 sep. zijn de tuin, het plein én het gebied binnen 7 meter van de in-/uitgangen van de UB Binnenstad rookvrij. https://t.co/BD9TTQqXdS</text:p>
          </table:table-cell>
          <table:table-cell office:value-type="string" table:style-name="ce5">
            <text:p>Wed Aug 14 11:11:20 +0000 2019</text:p>
          </table:table-cell>
          <table:table-cell office:value-type="date" office:date-value="2019-08-14T12:11:20" table:style-name="ce7">
            <text:p>14/08/2019 12:11:20</text:p>
          </table:table-cell>
          <table:table-cell table:number-columns-repeated="4" table:style-name="ce5"/>
          <table:table-cell office:value-type="string" table:style-name="ce5">
            <text:p>33548291</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458549853077774336/0pzRKaLW_normal.jpeg">http://pbs.twimg.com/profile_images/458549853077774336/0pzRKaLW_normal.jpeg</text:a></text:p>
          </table:table-cell>
          <table:table-cell office:value-type="float" office:value="49691" table:style-name="ce5">
            <text:p>49691</text:p>
          </table:table-cell>
          <table:table-cell office:value-type="float" office:value="310" table:style-name="ce5">
            <text:p>310</text:p>
          </table:table-cell>
          <table:table-cell office:value-type="string" table:style-name="ce5">
            <text:p>Utrecht, Nederland</text:p>
          </table:table-cell>
          <table:table-cell office:value-type="string" table:style-name="ce8">
            <text:p><text:a xlink:href="http://twitter.com/UniUtrecht/statuses/1161596159963672576">http://twitter.com/UniUtrecht/statuses/1161596159963672576</text:a></text:p>
          </table:table-cell>
          <table:table-cell office:value-type="string" table:style-name="ce5">
            <text:p>{"hashtags":[],"symbols":[],"user_mentions":[{"screen_name":"UniUtrechtLib","name":"University Library","id":197366956,"id_str":"197366956","indices":[3,17]}],"urls":[]}</text:p>
          </table:table-cell>
          <table:table-cell table:number-columns-repeated="16366"/>
        </table:table-row>
        <table:table-row table:style-name="ro4">
          <table:table-cell office:value-type="string" table:style-name="ce4">
            <text:p>1161571386193670145</text:p>
          </table:table-cell>
          <table:table-cell office:value-type="string" table:style-name="ce5">
            <text:p>Anopheline</text:p>
          </table:table-cell>
          <table:table-cell office:value-type="string" table:style-name="ce6">
            <text:p>RT @NL_Wetenschap: @reneewever @egonwillighagen @UniUtrecht @vsnu @ryhertzberger Hierbij: een overzicht van alle wetenschappers die tot nu toe hebben meegedaan. Organisator Suzanne Dil zegt dat het volgend jaar waarschijnlijk gewoon doorgaat, hoera! @ReneeWever Ik DM je even haar e-mailadres. https://t.co/6KKcDR7Zl3</text:p>
          </table:table-cell>
          <table:table-cell office:value-type="string" table:style-name="ce5">
            <text:p>Wed Aug 14 09:32:54 +0000 2019</text:p>
          </table:table-cell>
          <table:table-cell office:value-type="date" office:date-value="2019-08-14T10:32:54" table:style-name="ce7">
            <text:p>14/08/2019 10:32:54</text:p>
          </table:table-cell>
          <table:table-cell table:number-columns-repeated="4" table:style-name="ce5"/>
          <table:table-cell office:value-type="string" table:style-name="ce5">
            <text:p>353657730</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626040544/IMG_0031_normal.JPG">http://pbs.twimg.com/profile_images/1626040544/IMG_0031_normal.JPG</text:a></text:p>
          </table:table-cell>
          <table:table-cell office:value-type="float" office:value="275" table:style-name="ce5">
            <text:p>275</text:p>
          </table:table-cell>
          <table:table-cell office:value-type="float" office:value="207" table:style-name="ce5">
            <text:p>207</text:p>
          </table:table-cell>
          <table:table-cell office:value-type="string" table:style-name="ce5">
            <text:p>Nederland</text:p>
          </table:table-cell>
          <table:table-cell office:value-type="string" table:style-name="ce8">
            <text:p><text:a xlink:href="http://twitter.com/Anopheline/statuses/1161571386193670145">http://twitter.com/Anopheline/statuses/1161571386193670145</text:a></text:p>
          </table:table-cell>
          <table:table-cell office:value-type="string" table:style-name="ce5">
            <text:p>{"hashtags":[],"symbols":[],"user_mentions":[{"screen_name":"NL_Wetenschap","name":"NL_Wetenschap","id":1059728349843677200,"id_str":"1059728349843677190","indices":[3,17]},{"screen_name":"reneewever","name":"Renee Wever","id":1005113329,"id_str":"1005113329","indices":[19,30]},{"screen_name":"egonwillighagen","name":"Egon Willighⓐgen","id":22911650,"id_str":"22911650","indices":[31,47]},{"screen_name":"UniUtrecht","name":"Universiteit Utrecht","id":33548291,"id_str":"33548291","indices":[48,59]},{"screen_name":"vsnu","name":"vishnu","id":24664399,"id_str":"24664399","indices":[60,65]},{"screen_name":"ryhertzberger","name":"Rosanne Y. Hertzberger","id":34616736,"id_str":"34616736","indices":[66,80]}],"urls":[]}</text:p>
          </table:table-cell>
          <table:table-cell table:number-columns-repeated="16366"/>
        </table:table-row>
        <table:table-row table:style-name="ro11">
          <table:table-cell office:value-type="string" table:style-name="ce4">
            <text:p>1161566882371125250</text:p>
          </table:table-cell>
          <table:table-cell office:value-type="string" table:style-name="ce5">
            <text:p>UCDLawSchool</text:p>
          </table:table-cell>
          <table:table-cell office:value-type="string" table:style-name="ce6">
            <text:p>9 of our exchange partners are, like us, in the top 50 of the @THEworldunirank for Law! We're No. 47.</text:p>
            <text:p>@MelbLawSchool (10)</text:p>
            <text:p>@AllardLaw (19)</text:p>
            <text:p>@NUSingapore (21)</text:p>
            <text:p>@UNSWLaw (23)</text:p>
            <text:p>@UtrechtUni (33)</text:p>
            <text:p>@uqlaw (40)</text:p>
            <text:p>@OsgoodeNews (44)</text:p>
            <text:p>@lawinmaastricht (46)</text:p>
            <text:p>@UAntwerpen (50)</text:p>
            <text:p>https://t.co/1VDIaFTfH6 https://t.co/6G3YVb6Qnc</text:p>
          </table:table-cell>
          <table:table-cell office:value-type="string" table:style-name="ce5">
            <text:p>Wed Aug 14 09:15:00 +0000 2019</text:p>
          </table:table-cell>
          <table:table-cell office:value-type="date" office:date-value="2019-08-14T10:15:00" table:style-name="ce7">
            <text:p>14/08/2019 10:15:00</text:p>
          </table:table-cell>
          <table:table-cell table:number-columns-repeated="4" table:style-name="ce5"/>
          <table:table-cell office:value-type="string" table:style-name="ce5">
            <text:p>197876018</text:p>
          </table:table-cell>
          <table:table-cell table:style-name="ce5"/>
          <table:table-cell office:value-type="string" table:style-name="ce5">
            <text:p>&lt;a href="https://about.twitter.com/products/tweetdeck" rel="nofollow"&gt;TweetDeck&lt;/a&gt;</text:p>
          </table:table-cell>
          <table:table-cell office:value-type="string" table:style-name="ce8">
            <text:p><text:a xlink:href="http://pbs.twimg.com/profile_images/767653515334385664/aSyMYbii_normal.jpg">http://pbs.twimg.com/profile_images/767653515334385664/aSyMYbii_normal.jpg</text:a></text:p>
          </table:table-cell>
          <table:table-cell office:value-type="float" office:value="9734" table:style-name="ce5">
            <text:p>9734</text:p>
          </table:table-cell>
          <table:table-cell office:value-type="float" office:value="3984" table:style-name="ce5">
            <text:p>3984</text:p>
          </table:table-cell>
          <table:table-cell office:value-type="string" table:style-name="ce5">
            <text:p>Dublin</text:p>
          </table:table-cell>
          <table:table-cell office:value-type="string" table:style-name="ce8">
            <text:p><text:a xlink:href="http://twitter.com/UCDLawSchool/statuses/1161566882371125250">http://twitter.com/UCDLawSchool/statuses/1161566882371125250</text:a></text:p>
          </table:table-cell>
          <table:table-cell office:value-type="string" table:style-name="ce5">
            <text:p>{"hashtags":[],"symbols":[],"user_mentions":[{"screen_name":"THEworldunirank","name":"World Uni Rankings","id":98367934,"id_str":"98367934","indices":[62,78]},{"screen_name":"MelbLawSchool","name":"Melbourne Law School","id":911430326,"id_str":"911430326","indices":[102,116]},{"screen_name":"AllardLaw","name":"Allard School of Law","id":28385954,"id_str":"28385954","indices":[122,132]},{"screen_name":"NUSingapore","name":"NUS","id":67260538,"id_str":"67260538","indices":[138,150]},{"screen_name":"UNSWLaw","name":"UNSW Law","id":312516993,"id_str":"312516993","indices":[156,164]},{"screen_name":"UtrechtUni","name":"Utrecht University","id":33550981,"id_str":"33550981","indices":[170,181]},{"screen_name":"UQLaw","name":"UQ Law School","id":1037844502554206200,"id_str":"1037844502554206208","indices":[187,193]},{"screen_name":"OsgoodeNews","name":"OsgoodeHallLawSchool","id":321517396,"id_str":"321517396","indices":[199,211]},{"screen_name":"lawinmaastricht","name":"Law in Maastricht","id":23434853,"id_str":"23434853","indices":[217,233]},{"screen_name":"UAntwerpen","name":"UAntwerpen","id":91511905,"id_str":"91511905","indices":[239,250]}],"urls":[{"url":"https://t.co/1VDIaFTfH6","expanded_url":"https://www.timeshighereducation.com/world-university-rankings/2019/subject-ranking/law#!/page/1/length/25/sort_by/rank/sort_order/asc/cols/stats","display_url":"timeshighereducation.com/world-universi…","indices":[256,279]}],"media":[{"id":1161449217002487800,"id_str":"1161449217002487808","indices":[280,303],"media_url":"http://pbs.twimg.com/media/EB5L6MQWwAA0sRy.jpg","media_url_https":"https://pbs.twimg.com/media/EB5L6MQWwAA0sRy.jpg","url":"https://t.co/6G3YVb6Qnc","display_url":"pic.twitter.com/6G3YVb6Qnc","expanded_url":"https://twitter.com/UCDLawSchool/status/1161566882371125250/photo/1","type":"photo","sizes":{"large":{"w":823,"h":809,"resize":"fit"},"thumb":{"w":150,"h":150,"resize":"crop"},"medium":{"w":823,"h":809,"resize":"fit"},"small":{"w":680,"h":668,"resize":"fit"}}}]}</text:p>
          </table:table-cell>
          <table:table-cell table:number-columns-repeated="16366"/>
        </table:table-row>
        <table:table-row table:style-name="ro5">
          <table:table-cell office:value-type="string" table:style-name="ce4">
            <text:p>1161563583660068865</text:p>
          </table:table-cell>
          <table:table-cell office:value-type="string" table:style-name="ce5">
            <text:p>KVK_NL</text:p>
          </table:table-cell>
          <table:table-cell office:value-type="string" table:style-name="ce6">
            <text:p>@UUCopernicus @bricker @UtrechtUni @UUCopernicus <text:s/>^Monique: Wat een bijzonder en inspirerend event. Mogen er maar veel interessante plannen en verbindingen door ontstaan. Complimenten.</text:p>
          </table:table-cell>
          <table:table-cell office:value-type="string" table:style-name="ce5">
            <text:p>Wed Aug 14 09:01:53 +0000 2019</text:p>
          </table:table-cell>
          <table:table-cell office:value-type="date" office:date-value="2019-08-14T10:01:53" table:style-name="ce7">
            <text:p>14/08/2019 10:01:53</text:p>
          </table:table-cell>
          <table:table-cell table:number-columns-repeated="2" table:style-name="ce5"/>
          <table:table-cell office:value-type="string" table:style-name="ce5">
            <text:p>14503015</text:p>
          </table:table-cell>
          <table:table-cell office:value-type="string" table:style-name="ce5">
            <text:p>bricker</text:p>
          </table:table-cell>
          <table:table-cell office:value-type="string" table:style-name="ce5">
            <text:p>158672328</text:p>
          </table:table-cell>
          <table:table-cell office:value-type="string" table:style-name="ce5">
            <text:p>1161548003339116544</text:p>
          </table:table-cell>
          <table:table-cell office:value-type="string" table:style-name="ce5">
            <text:p>&lt;a href="https://www.obi4wan.com/" rel="nofollow"&gt;OBI4wan&lt;/a&gt;</text:p>
          </table:table-cell>
          <table:table-cell office:value-type="string" table:style-name="ce8">
            <text:p><text:a xlink:href="http://pbs.twimg.com/profile_images/1037377371601551362/NVQhYz09_normal.jpg">http://pbs.twimg.com/profile_images/1037377371601551362/NVQhYz09_normal.jpg</text:a></text:p>
          </table:table-cell>
          <table:table-cell office:value-type="float" office:value="50027" table:style-name="ce5">
            <text:p>50027</text:p>
          </table:table-cell>
          <table:table-cell office:value-type="float" office:value="4938" table:style-name="ce5">
            <text:p>4938</text:p>
          </table:table-cell>
          <table:table-cell office:value-type="string" table:style-name="ce5">
            <text:p>Nederland</text:p>
          </table:table-cell>
          <table:table-cell office:value-type="string" table:style-name="ce8">
            <text:p><text:a xlink:href="http://twitter.com/KVK_NL/statuses/1161563583660068865">http://twitter.com/KVK_NL/statuses/1161563583660068865</text:a></text:p>
          </table:table-cell>
          <table:table-cell office:value-type="string" table:style-name="ce5">
            <text:p>{"hashtags":[],"symbols":[],"user_mentions":[{"screen_name":"UUCopernicus","name":"Copernicus Institute of Sustainable Development UU","id":4425195676,"id_str":"4425195676","indices":[0,13]},{"screen_name":"bricker","name":"ᴮʳⁱᵗᵗᵃ ᴿⁱᶜᵏᵉʳ","id":14503015,"id_str":"14503015","indices":[14,22]},{"screen_name":"UtrechtUni","name":"Utrecht University","id":33550981,"id_str":"33550981","indices":[23,34]},{"screen_name":"UUCopernicus","name":"Copernicus Institute of Sustainable Development UU","id":4425195676,"id_str":"4425195676","indices":[35,48]}],"urls":[]}</text:p>
          </table:table-cell>
          <table:table-cell table:number-columns-repeated="16366"/>
        </table:table-row>
        <table:table-row table:style-name="ro2">
          <table:table-cell office:value-type="string" table:style-name="ce4">
            <text:p>1161559764737953792</text:p>
          </table:table-cell>
          <table:table-cell office:value-type="string" table:style-name="ce5">
            <text:p>UUCopernicus</text:p>
          </table:table-cell>
          <table:table-cell office:value-type="string" table:style-name="ce6">
            <text:p>Innovation is regarded an important avenue for addressing ‘grand’ societal challenges. Two recent @UtrechtUni publications explore policy opportunities &amp;amp; challenges for linking organisations that under normal circumstances would be unlikely to collaborate. https://t.co/l6moZgxIO7</text:p>
          </table:table-cell>
          <table:table-cell office:value-type="string" table:style-name="ce5">
            <text:p>Wed Aug 14 08:46:43 +0000 2019</text:p>
          </table:table-cell>
          <table:table-cell office:value-type="date" office:date-value="2019-08-14T09:46:43" table:style-name="ce7">
            <text:p>14/08/2019 09:46:43</text:p>
          </table:table-cell>
          <table:table-cell table:number-columns-repeated="4" table:style-name="ce5"/>
          <table:table-cell office:value-type="string" table:style-name="ce5">
            <text:p>4425195676</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674572227925385216/UHUCqZBp_normal.png">http://pbs.twimg.com/profile_images/674572227925385216/UHUCqZBp_normal.png</text:a></text:p>
          </table:table-cell>
          <table:table-cell office:value-type="float" office:value="1504" table:style-name="ce5">
            <text:p>1504</text:p>
          </table:table-cell>
          <table:table-cell office:value-type="float" office:value="753" table:style-name="ce5">
            <text:p>753</text:p>
          </table:table-cell>
          <table:table-cell office:value-type="string" table:style-name="ce5">
            <text:p>Utrecht, Nederland</text:p>
          </table:table-cell>
          <table:table-cell office:value-type="string" table:style-name="ce8">
            <text:p><text:a xlink:href="http://twitter.com/UUCopernicus/statuses/1161559764737953792">http://twitter.com/UUCopernicus/statuses/1161559764737953792</text:a></text:p>
          </table:table-cell>
          <table:table-cell office:value-type="string" table:style-name="ce5">
            <text:p>{"hashtags":[],"symbols":[],"user_mentions":[{"screen_name":"UtrechtUni","name":"Utrecht University","id":33550981,"id_str":"33550981","indices":[98,109]}],"urls":[{"url":"https://t.co/l6moZgxIO7","expanded_url":"https://www.uu.nl/en/news/innovation-intermediaries-and-societal-challenges","display_url":"uu.nl/en/news/innova…","indices":[261,284]}]}</text:p>
          </table:table-cell>
          <table:table-cell table:number-columns-repeated="16366"/>
        </table:table-row>
        <table:table-row table:style-name="ro3">
          <table:table-cell office:value-type="string" table:style-name="ce4">
            <text:p>1161559067837419521</text:p>
          </table:table-cell>
          <table:table-cell office:value-type="string" table:style-name="ce5">
            <text:p>_WorldSolutions</text:p>
          </table:table-cell>
          <table:table-cell office:value-type="string" table:style-name="ce6">
            <text:p>RT @WSjp_insight: Again introducing🇳🇱https://t.co/g5psfxlTm0</text:p>
            <text:p>WUR cwtsleiden utwenteEN tudelft MaastrichtU Radboud_Uni UtrechtUni VUamsterdam TilburgU TUeindhoven univgroningen</text:p>
            <text:p>https://t.co/8V8jGEh5XO</text:p>
            <text:p>ING_Economics Clingendaelorg GasTerraNL AholdDelhaize Aegon Unilever DNB_NL ABNAMRO bunq TriodosNL https://t.co/ed5IKJraT1</text:p>
          </table:table-cell>
          <table:table-cell office:value-type="string" table:style-name="ce5">
            <text:p>Wed Aug 14 08:43:57 +0000 2019</text:p>
          </table:table-cell>
          <table:table-cell office:value-type="date" office:date-value="2019-08-14T09:43:57" table:style-name="ce7">
            <text:p>14/08/2019 09:43:57</text:p>
          </table:table-cell>
          <table:table-cell table:number-columns-repeated="4" table:style-name="ce5"/>
          <table:table-cell office:value-type="string" table:style-name="ce5">
            <text:p>2509497630</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468658020730163200/tU8XtU9A_normal.jpeg">http://pbs.twimg.com/profile_images/468658020730163200/tU8XtU9A_normal.jpeg</text:a></text:p>
          </table:table-cell>
          <table:table-cell office:value-type="float" office:value="5052" table:style-name="ce5">
            <text:p>5052</text:p>
          </table:table-cell>
          <table:table-cell office:value-type="float" office:value="4136" table:style-name="ce5">
            <text:p>4136</text:p>
          </table:table-cell>
          <table:table-cell table:style-name="ce5"/>
          <table:table-cell office:value-type="string" table:style-name="ce8">
            <text:p><text:a xlink:href="http://twitter.com/_WorldSolutions/statuses/1161559067837419521">http://twitter.com/_WorldSolutions/statuses/1161559067837419521</text:a></text:p>
          </table:table-cell>
          <table:table-cell office:value-type="string" table:style-name="ce5">
            <text:p>{"hashtags":[],"symbols":[],"user_mentions":[{"screen_name":"WSjp_insight","name":"WS Atlantic/Pacific","id":732902679102382100,"id_str":"732902679102382080","indices":[3,16]}],"urls":[{"url":"https://t.co/g5psfxlTm0","expanded_url":"http://ws-jp.co.jp/2018/10/15/netherlands-2-amazon-url/","display_url":"ws-jp.co.jp/2018/10/15/net…","indices":[37,60]}]}</text:p>
          </table:table-cell>
          <table:table-cell table:number-columns-repeated="16366"/>
        </table:table-row>
        <table:table-row table:style-name="ro5">
          <table:table-cell office:value-type="string" table:style-name="ce4">
            <text:p>1161553271078752257</text:p>
          </table:table-cell>
          <table:table-cell office:value-type="string" table:style-name="ce5">
            <text:p>UUCopernicus</text:p>
          </table:table-cell>
          <table:table-cell office:value-type="string" table:style-name="ce6">
            <text:p>RT @bricker: iets leuks voor #GIS studenten @UtrechtUni @UUCopernicus #GeoBuzz gratis evenement...</text:p>
            <text:p>kom met me mee! https://t.co/YYPlBx3l4e</text:p>
          </table:table-cell>
          <table:table-cell office:value-type="string" table:style-name="ce5">
            <text:p>Wed Aug 14 08:20:55 +0000 2019</text:p>
          </table:table-cell>
          <table:table-cell office:value-type="date" office:date-value="2019-08-14T09:20:55" table:style-name="ce7">
            <text:p>14/08/2019 09:20:55</text:p>
          </table:table-cell>
          <table:table-cell table:number-columns-repeated="4" table:style-name="ce5"/>
          <table:table-cell office:value-type="string" table:style-name="ce5">
            <text:p>4425195676</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674572227925385216/UHUCqZBp_normal.png">http://pbs.twimg.com/profile_images/674572227925385216/UHUCqZBp_normal.png</text:a></text:p>
          </table:table-cell>
          <table:table-cell office:value-type="float" office:value="1504" table:style-name="ce5">
            <text:p>1504</text:p>
          </table:table-cell>
          <table:table-cell office:value-type="float" office:value="753" table:style-name="ce5">
            <text:p>753</text:p>
          </table:table-cell>
          <table:table-cell office:value-type="string" table:style-name="ce5">
            <text:p>Utrecht, Nederland</text:p>
          </table:table-cell>
          <table:table-cell office:value-type="string" table:style-name="ce8">
            <text:p><text:a xlink:href="http://twitter.com/UUCopernicus/statuses/1161553271078752257">http://twitter.com/UUCopernicus/statuses/1161553271078752257</text:a></text:p>
          </table:table-cell>
          <table:table-cell office:value-type="string" table:style-name="ce5">
            <text:p>{"hashtags":[{"text":"GIS","indices":[29,33]},{"text":"GeoBuzz","indices":[70,78]}],"symbols":[],"user_mentions":[{"screen_name":"bricker","name":"ᴮʳⁱᵗᵗᵃ ᴿⁱᶜᵏᵉʳ","id":14503015,"id_str":"14503015","indices":[3,11]},{"screen_name":"UtrechtUni","name":"Utrecht University","id":33550981,"id_str":"33550981","indices":[44,55]},{"screen_name":"UUCopernicus","name":"Copernicus Institute of Sustainable Development UU","id":4425195676,"id_str":"4425195676","indices":[56,69]}],"urls":[{"url":"https://t.co/YYPlBx3l4e","expanded_url":"https://twitter.com/GeoBuzz_Event/status/1130437128289173505","display_url":"twitter.com/GeoBuzz_Event/…","indices":[115,138]}]}</text:p>
          </table:table-cell>
          <table:table-cell table:number-columns-repeated="16366"/>
        </table:table-row>
        <table:table-row table:style-name="ro2">
          <table:table-cell office:value-type="string" table:style-name="ce4">
            <text:p>1161548705088057344</text:p>
          </table:table-cell>
          <table:table-cell office:value-type="string" table:style-name="ce5">
            <text:p>JeroenStrating</text:p>
          </table:table-cell>
          <table:table-cell office:value-type="string" table:style-name="ce6">
            <text:p>RT @DanielHurdiss: Check out the latest paper from @BaggenJim, @hendrikthibaut1 et al. Another nice virus-host factor story from the #virology group @UniUtrecht! @mbiojournal</text:p>
            <text:p>https://t.co/QPeOZtJpBO</text:p>
          </table:table-cell>
          <table:table-cell office:value-type="string" table:style-name="ce5">
            <text:p>Wed Aug 14 08:02:46 +0000 2019</text:p>
          </table:table-cell>
          <table:table-cell office:value-type="date" office:date-value="2019-08-14T09:02:46" table:style-name="ce7">
            <text:p>14/08/2019 09:02:46</text:p>
          </table:table-cell>
          <table:table-cell table:number-columns-repeated="4" table:style-name="ce5"/>
          <table:table-cell office:value-type="string" table:style-name="ce5">
            <text:p>551758945</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594056037289697280/KZM4jowF_normal.jpg">http://pbs.twimg.com/profile_images/594056037289697280/KZM4jowF_normal.jpg</text:a></text:p>
          </table:table-cell>
          <table:table-cell office:value-type="float" office:value="93" table:style-name="ce5">
            <text:p>93</text:p>
          </table:table-cell>
          <table:table-cell office:value-type="float" office:value="154" table:style-name="ce5">
            <text:p>154</text:p>
          </table:table-cell>
          <table:table-cell office:value-type="string" table:style-name="ce5">
            <text:p>Netherlands</text:p>
          </table:table-cell>
          <table:table-cell office:value-type="string" table:style-name="ce8">
            <text:p><text:a xlink:href="http://twitter.com/JeroenStrating/statuses/1161548705088057344">http://twitter.com/JeroenStrating/statuses/1161548705088057344</text:a></text:p>
          </table:table-cell>
          <table:table-cell office:value-type="string" table:style-name="ce5">
            <text:p>{"hashtags":[],"symbols":[],"user_mentions":[{"screen_name":"DanielHurdiss","name":"Dan Hurdiss","id":316756786,"id_str":"316756786","indices":[3,17]},{"screen_name":"BaggenJim","name":"Jim Baggen","id":1151428458758705200,"id_str":"1151428458758705152","indices":[51,61]},{"screen_name":"hendrikthibaut1","name":"hendrikthibaut","id":983586428457226200,"id_str":"983586428457226240","indices":[63,79]}],"urls":[]}</text:p>
          </table:table-cell>
          <table:table-cell table:number-columns-repeated="16366"/>
        </table:table-row>
        <table:table-row table:style-name="ro5">
          <table:table-cell office:value-type="string" table:style-name="ce4">
            <text:p>1161548003339116544</text:p>
          </table:table-cell>
          <table:table-cell office:value-type="string" table:style-name="ce5">
            <text:p>bricker</text:p>
          </table:table-cell>
          <table:table-cell office:value-type="string" table:style-name="ce6">
            <text:p>iets leuks voor #GIS studenten @UtrechtUni @UUCopernicus #GeoBuzz gratis evenement...</text:p>
            <text:p>kom met me mee! https://t.co/YYPlBx3l4e</text:p>
          </table:table-cell>
          <table:table-cell office:value-type="string" table:style-name="ce5">
            <text:p>Wed Aug 14 07:59:59 +0000 2019</text:p>
          </table:table-cell>
          <table:table-cell office:value-type="date" office:date-value="2019-08-14T08:59:59" table:style-name="ce7">
            <text:p>14/08/2019 08:59:59</text:p>
          </table:table-cell>
          <table:table-cell table:number-columns-repeated="4" table:style-name="ce5"/>
          <table:table-cell office:value-type="string" table:style-name="ce5">
            <text:p>14503015</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039075499925020673/ud4LV-di_normal.jpg">http://pbs.twimg.com/profile_images/1039075499925020673/ud4LV-di_normal.jpg</text:a></text:p>
          </table:table-cell>
          <table:table-cell office:value-type="float" office:value="1982" table:style-name="ce5">
            <text:p>1982</text:p>
          </table:table-cell>
          <table:table-cell office:value-type="float" office:value="2811" table:style-name="ce5">
            <text:p>2811</text:p>
          </table:table-cell>
          <table:table-cell office:value-type="string" table:style-name="ce5">
            <text:p>The Netherlands</text:p>
          </table:table-cell>
          <table:table-cell office:value-type="string" table:style-name="ce8">
            <text:p><text:a xlink:href="http://twitter.com/bricker/statuses/1161548003339116544">http://twitter.com/bricker/statuses/1161548003339116544</text:a></text:p>
          </table:table-cell>
          <table:table-cell office:value-type="string" table:style-name="ce5">
            <text:p>{"hashtags":[{"text":"GIS","indices":[16,20]},{"text":"GeoBuzz","indices":[57,65]}],"symbols":[],"user_mentions":[{"screen_name":"UtrechtUni","name":"Utrecht University","id":33550981,"id_str":"33550981","indices":[31,42]},{"screen_name":"UUCopernicus","name":"Copernicus Institute of Sustainable Development UU","id":4425195676,"id_str":"4425195676","indices":[43,56]}],"urls":[{"url":"https://t.co/YYPlBx3l4e","expanded_url":"https://twitter.com/GeoBuzz_Event/status/1130437128289173505","display_url":"twitter.com/GeoBuzz_Event/…","indices":[102,125]}]}</text:p>
          </table:table-cell>
          <table:table-cell table:number-columns-repeated="16366"/>
        </table:table-row>
        <table:table-row table:style-name="ro2">
          <table:table-cell office:value-type="string" table:style-name="ce4">
            <text:p>1161545237384351744</text:p>
          </table:table-cell>
          <table:table-cell office:value-type="string" table:style-name="ce5">
            <text:p>joostmulder</text:p>
          </table:table-cell>
          <table:table-cell office:value-type="string" table:style-name="ce6">
            <text:p>RT @peterteffer: There is "zero incentive" for the EU institutions to break open "trilogue" deals, which means that the protests against article 13 of the copyright directive came "way too late", @uniutrecht PhD researcher Alexander Hoppe told me in an interview. https://t.co/9IClOgTVii</text:p>
          </table:table-cell>
          <table:table-cell office:value-type="string" table:style-name="ce5">
            <text:p>Wed Aug 14 07:48:59 +0000 2019</text:p>
          </table:table-cell>
          <table:table-cell office:value-type="date" office:date-value="2019-08-14T08:48:59" table:style-name="ce7">
            <text:p>14/08/2019 08:48:59</text:p>
          </table:table-cell>
          <table:table-cell table:number-columns-repeated="4" table:style-name="ce5"/>
          <table:table-cell office:value-type="string" table:style-name="ce5">
            <text:p>31366264</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852271015916961792/F9fIJ2Yl_normal.jpg">http://pbs.twimg.com/profile_images/852271015916961792/F9fIJ2Yl_normal.jpg</text:a></text:p>
          </table:table-cell>
          <table:table-cell office:value-type="float" office:value="669" table:style-name="ce5">
            <text:p>669</text:p>
          </table:table-cell>
          <table:table-cell office:value-type="float" office:value="1543" table:style-name="ce5">
            <text:p>1543</text:p>
          </table:table-cell>
          <table:table-cell office:value-type="string" table:style-name="ce5">
            <text:p>Brussels</text:p>
          </table:table-cell>
          <table:table-cell office:value-type="string" table:style-name="ce8">
            <text:p><text:a xlink:href="http://twitter.com/joostmulder/statuses/1161545237384351744">http://twitter.com/joostmulder/statuses/1161545237384351744</text:a></text:p>
          </table:table-cell>
          <table:table-cell office:value-type="string" table:style-name="ce5">
            <text:p>{"hashtags":[],"symbols":[],"user_mentions":[{"screen_name":"peterteffer","name":"Peter Teffer","id":21309448,"id_str":"21309448","indices":[3,15]}],"urls":[]}</text:p>
          </table:table-cell>
          <table:table-cell table:number-columns-repeated="16366"/>
        </table:table-row>
        <table:table-row table:style-name="ro2">
          <table:table-cell office:value-type="string" table:style-name="ce4">
            <text:p>1161543971585384449</text:p>
          </table:table-cell>
          <table:table-cell office:value-type="string" table:style-name="ce5">
            <text:p>peterteffer</text:p>
          </table:table-cell>
          <table:table-cell office:value-type="string" table:style-name="ce6">
            <text:p>There is "zero incentive" for the EU institutions to break open "trilogue" deals, which means that the protests against article 13 of the copyright directive came "way too late", @uniutrecht PhD researcher Alexander Hoppe told me in an interview. https://t.co/9IClOgTVii</text:p>
          </table:table-cell>
          <table:table-cell office:value-type="string" table:style-name="ce5">
            <text:p>Wed Aug 14 07:43:57 +0000 2019</text:p>
          </table:table-cell>
          <table:table-cell office:value-type="date" office:date-value="2019-08-14T08:43:57" table:style-name="ce7">
            <text:p>14/08/2019 08:43:57</text:p>
          </table:table-cell>
          <table:table-cell table:number-columns-repeated="4" table:style-name="ce5"/>
          <table:table-cell office:value-type="string" table:style-name="ce5">
            <text:p>21309448</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984163732409511936/mKZAFZ5C_normal.jpg">http://pbs.twimg.com/profile_images/984163732409511936/mKZAFZ5C_normal.jpg</text:a></text:p>
          </table:table-cell>
          <table:table-cell office:value-type="float" office:value="2544" table:style-name="ce5">
            <text:p>2544</text:p>
          </table:table-cell>
          <table:table-cell office:value-type="float" office:value="935" table:style-name="ce5">
            <text:p>935</text:p>
          </table:table-cell>
          <table:table-cell office:value-type="string" table:style-name="ce5">
            <text:p>Utrecht, The Netherlands</text:p>
          </table:table-cell>
          <table:table-cell office:value-type="string" table:style-name="ce8">
            <text:p><text:a xlink:href="http://twitter.com/peterteffer/statuses/1161543971585384449">http://twitter.com/peterteffer/statuses/1161543971585384449</text:a></text:p>
          </table:table-cell>
          <table:table-cell office:value-type="string" table:style-name="ce5">
            <text:p>{"hashtags":[],"symbols":[],"user_mentions":[{"screen_name":"UniUtrecht","name":"Universiteit Utrecht","id":33548291,"id_str":"33548291","indices":[179,190]}],"urls":[{"url":"https://t.co/9IClOgTVii","expanded_url":"https://euobserver.com/institutional/145649","display_url":"euobserver.com/institutional/…","indices":[247,270]}]}</text:p>
          </table:table-cell>
          <table:table-cell table:number-columns-repeated="16366"/>
        </table:table-row>
        <table:table-row table:style-name="ro5">
          <table:table-cell office:value-type="string" table:style-name="ce4">
            <text:p>1161542095590612994</text:p>
          </table:table-cell>
          <table:table-cell office:value-type="string" table:style-name="ce5">
            <text:p>IFS_TU_Dortmund</text:p>
          </table:table-cell>
          <table:table-cell office:value-type="string" table:style-name="ce6">
            <text:p>A new morning at #EARLI2019 and already looking forward to the first keynote with Larike Bronkhorst @UniUtrecht, Eckhard Klieme @dipf_aktuell and Manu Kapur @ETH! https://t.co/MWTC01gwwq</text:p>
          </table:table-cell>
          <table:table-cell office:value-type="string" table:style-name="ce5">
            <text:p>Wed Aug 14 07:36:30 +0000 2019</text:p>
          </table:table-cell>
          <table:table-cell office:value-type="date" office:date-value="2019-08-14T08:36:30" table:style-name="ce7">
            <text:p>14/08/2019 08:36:30</text:p>
          </table:table-cell>
          <table:table-cell table:number-columns-repeated="4" table:style-name="ce5"/>
          <table:table-cell office:value-type="string" table:style-name="ce5">
            <text:p>870547131806908416</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870549376053149696/2_19rhdZ_normal.jpg">http://pbs.twimg.com/profile_images/870549376053149696/2_19rhdZ_normal.jpg</text:a></text:p>
          </table:table-cell>
          <table:table-cell office:value-type="float" office:value="204" table:style-name="ce5">
            <text:p>204</text:p>
          </table:table-cell>
          <table:table-cell office:value-type="float" office:value="296" table:style-name="ce5">
            <text:p>296</text:p>
          </table:table-cell>
          <table:table-cell office:value-type="string" table:style-name="ce5">
            <text:p>Dortmund, Deutschland</text:p>
          </table:table-cell>
          <table:table-cell office:value-type="string" table:style-name="ce8">
            <text:p><text:a xlink:href="http://twitter.com/IFS_TU_Dortmund/statuses/1161542095590612994">http://twitter.com/IFS_TU_Dortmund/statuses/1161542095590612994</text:a></text:p>
          </table:table-cell>
          <table:table-cell office:value-type="string" table:style-name="ce5">
            <text:p>{"hashtags":[{"text":"EARLI2019","indices":[17,27]}],"symbols":[],"user_mentions":[{"screen_name":"UniUtrecht","name":"Universiteit Utrecht","id":33548291,"id_str":"33548291","indices":[100,111]},{"screen_name":"dipf_aktuell","name":"DIPF","id":222125199,"id_str":"222125199","indices":[128,141]},{"screen_name":"ETH","name":"ETH Zürich","id":202806809,"id_str":"202806809","indices":[157,161]}],"urls":[],"media":[{"id":1161542089475285000,"id_str":"1161542089475284998","indices":[163,186],"media_url":"http://pbs.twimg.com/media/EB6gYFLW4AY_WXg.jpg","media_url_https":"https://pbs.twimg.com/media/EB6gYFLW4AY_WXg.jpg","url":"https://t.co/MWTC01gwwq","display_url":"pic.twitter.com/MWTC01gwwq","expanded_url":"https://twitter.com/IFS_TU_Dortmund/status/1161542095590612994/photo/1","type":"photo","sizes":{"thumb":{"w":150,"h":150,"resize":"crop"},"small":{"w":680,"h":510,"resize":"fit"},"large":{"w":1599,"h":1200,"resize":"fit"},"medium":{"w":1200,"h":901,"resize":"fit"}}}]}</text:p>
          </table:table-cell>
          <table:table-cell table:number-columns-repeated="16366"/>
        </table:table-row>
        <table:table-row table:style-name="ro7">
          <table:table-cell office:value-type="string" table:style-name="ce4">
            <text:p>1161528062682554370</text:p>
          </table:table-cell>
          <table:table-cell office:value-type="string" table:style-name="ce5">
            <text:p>UniUtrechtLib</text:p>
          </table:table-cell>
          <table:table-cell office:value-type="string" table:style-name="ce6">
            <text:p>RT @jeroenson: Opening van het Academisch Jaar 2019–2020 staat dit keer in het teken van Belonen &amp;amp; Waarderen.</text:p>
            <text:p/>
            <text:p>Een belangrijk thema in het lopende @UniUtrecht #openscience programma.</text:p>
            <text:p/>
            <text:p>@Stan_Gielen en @belle_derks komen spreken. https://t.co/cM1RycEFVh</text:p>
            <text:p>/ @MiedemaF @paulboselie</text:p>
          </table:table-cell>
          <table:table-cell office:value-type="string" table:style-name="ce5">
            <text:p>Wed Aug 14 06:40:44 +0000 2019</text:p>
          </table:table-cell>
          <table:table-cell office:value-type="date" office:date-value="2019-08-14T07:40:44" table:style-name="ce7">
            <text:p>14/08/2019 07:40:44</text:p>
          </table:table-cell>
          <table:table-cell table:number-columns-repeated="4" table:style-name="ce5"/>
          <table:table-cell office:value-type="string" table:style-name="ce5">
            <text:p>197366956</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989432413632761856/kIq9ZdhP_normal.jpg">http://pbs.twimg.com/profile_images/989432413632761856/kIq9ZdhP_normal.jpg</text:a></text:p>
          </table:table-cell>
          <table:table-cell office:value-type="float" office:value="1942" table:style-name="ce5">
            <text:p>1942</text:p>
          </table:table-cell>
          <table:table-cell office:value-type="float" office:value="1188" table:style-name="ce5">
            <text:p>1188</text:p>
          </table:table-cell>
          <table:table-cell office:value-type="string" table:style-name="ce5">
            <text:p>Utrecht</text:p>
          </table:table-cell>
          <table:table-cell office:value-type="string" table:style-name="ce8">
            <text:p><text:a xlink:href="http://twitter.com/UniUtrechtLib/statuses/1161528062682554370">http://twitter.com/UniUtrechtLib/statuses/1161528062682554370</text:a></text:p>
          </table:table-cell>
          <table:table-cell office:value-type="string" table:style-name="ce5">
            <text:p>{"hashtags":[],"symbols":[],"user_mentions":[{"screen_name":"jeroenson","name":"Jeroen Sondervan","id":41577553,"id_str":"41577553","indices":[3,13]}],"urls":[]}</text:p>
          </table:table-cell>
          <table:table-cell table:number-columns-repeated="16366"/>
        </table:table-row>
        <table:table-row table:style-name="ro7">
          <table:table-cell office:value-type="string" table:style-name="ce4">
            <text:p>1161497432439570432</text:p>
          </table:table-cell>
          <table:table-cell office:value-type="string" table:style-name="ce5">
            <text:p>Stan_Gielen</text:p>
          </table:table-cell>
          <table:table-cell office:value-type="string" table:style-name="ce6">
            <text:p>RT @jeroenson: Opening van het Academisch Jaar 2019–2020 staat dit keer in het teken van Belonen &amp;amp; Waarderen.</text:p>
            <text:p/>
            <text:p>Een belangrijk thema in het lopende @UniUtrecht #openscience programma.</text:p>
            <text:p/>
            <text:p>@Stan_Gielen en @belle_derks komen spreken. https://t.co/cM1RycEFVh</text:p>
            <text:p>/ @MiedemaF @paulboselie</text:p>
          </table:table-cell>
          <table:table-cell office:value-type="string" table:style-name="ce5">
            <text:p>Wed Aug 14 04:39:02 +0000 2019</text:p>
          </table:table-cell>
          <table:table-cell office:value-type="date" office:date-value="2019-08-14T05:39:02" table:style-name="ce7">
            <text:p>14/08/2019 05:39:02</text:p>
          </table:table-cell>
          <table:table-cell table:number-columns-repeated="4" table:style-name="ce5"/>
          <table:table-cell office:value-type="string" table:style-name="ce5">
            <text:p>773180117271150592</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822765699252809728/MBKpvIHt_normal.jpg">http://pbs.twimg.com/profile_images/822765699252809728/MBKpvIHt_normal.jpg</text:a></text:p>
          </table:table-cell>
          <table:table-cell office:value-type="float" office:value="997" table:style-name="ce5">
            <text:p>997</text:p>
          </table:table-cell>
          <table:table-cell office:value-type="float" office:value="306" table:style-name="ce5">
            <text:p>306</text:p>
          </table:table-cell>
          <table:table-cell office:value-type="string" table:style-name="ce5">
            <text:p>Groesbeek, Nederland</text:p>
          </table:table-cell>
          <table:table-cell office:value-type="string" table:style-name="ce8">
            <text:p><text:a xlink:href="http://twitter.com/Stan_Gielen/statuses/1161497432439570432">http://twitter.com/Stan_Gielen/statuses/1161497432439570432</text:a></text:p>
          </table:table-cell>
          <table:table-cell office:value-type="string" table:style-name="ce5">
            <text:p>{"hashtags":[],"symbols":[],"user_mentions":[{"screen_name":"jeroenson","name":"Jeroen Sondervan","id":41577553,"id_str":"41577553","indices":[3,13]}],"urls":[]}</text:p>
          </table:table-cell>
          <table:table-cell table:number-columns-repeated="16366"/>
        </table:table-row>
        <table:table-row table:style-name="ro2">
          <table:table-cell office:value-type="string" table:style-name="ce4">
            <text:p>1161461187458023425</text:p>
          </table:table-cell>
          <table:table-cell office:value-type="string" table:style-name="ce5">
            <text:p>SwatiNFIAIndia</text:p>
          </table:table-cell>
          <table:table-cell office:value-type="string" table:style-name="ce6">
            <text:p>RT @NFIA_USCanada: #Dutch researchers at @UtrechtUni supported @TuftsUniversity engineers in developing the first #3Dprinted pill that can non-invasively and accurately assess bacterial species in our gastrointestinal tracts. #InvestinHolland https://t.co/PQf1s4TPKV</text:p>
          </table:table-cell>
          <table:table-cell office:value-type="string" table:style-name="ce5">
            <text:p>Wed Aug 14 02:15:00 +0000 2019</text:p>
          </table:table-cell>
          <table:table-cell office:value-type="date" office:date-value="2019-08-14T03:15:00" table:style-name="ce7">
            <text:p>14/08/2019 03:15:00</text:p>
          </table:table-cell>
          <table:table-cell table:number-columns-repeated="4" table:style-name="ce5"/>
          <table:table-cell office:value-type="string" table:style-name="ce5">
            <text:p>3304929344</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016522046380093440/qamtFIfH_normal.jpg">http://pbs.twimg.com/profile_images/1016522046380093440/qamtFIfH_normal.jpg</text:a></text:p>
          </table:table-cell>
          <table:table-cell office:value-type="float" office:value="126" table:style-name="ce5">
            <text:p>126</text:p>
          </table:table-cell>
          <table:table-cell office:value-type="float" office:value="374" table:style-name="ce5">
            <text:p>374</text:p>
          </table:table-cell>
          <table:table-cell office:value-type="string" table:style-name="ce5">
            <text:p>Mumbai, Maharashtra</text:p>
          </table:table-cell>
          <table:table-cell office:value-type="string" table:style-name="ce8">
            <text:p><text:a xlink:href="http://twitter.com/SwatiNFIAIndia/statuses/1161461187458023425">http://twitter.com/SwatiNFIAIndia/statuses/1161461187458023425</text:a></text:p>
          </table:table-cell>
          <table:table-cell office:value-type="string" table:style-name="ce5">
            <text:p>{"hashtags":[{"text":"Dutch","indices":[19,25]},{"text":"3Dprinted","indices":[114,124]}],"symbols":[],"user_mentions":[{"screen_name":"NFIA_USCanada","name":"NFIA North America","id":263810225,"id_str":"263810225","indices":[3,17]},{"screen_name":"UtrechtUni","name":"Utrecht University","id":33550981,"id_str":"33550981","indices":[41,52]},{"screen_name":"TuftsUniversity","name":"Tufts University","id":15168790,"id_str":"15168790","indices":[63,79]}],"urls":[]}</text:p>
          </table:table-cell>
          <table:table-cell table:number-columns-repeated="16366"/>
        </table:table-row>
        <table:table-row table:style-name="ro1">
          <table:table-cell office:value-type="string" table:style-name="ce4">
            <text:p>1161369105087307777</text:p>
          </table:table-cell>
          <table:table-cell office:value-type="string" table:style-name="ce5">
            <text:p>NandaOudejans</text:p>
          </table:table-cell>
          <table:table-cell office:value-type="string" table:style-name="ce6">
            <text:p>@IngridRobeyns @UniUtrecht Cool!</text:p>
          </table:table-cell>
          <table:table-cell office:value-type="string" table:style-name="ce5">
            <text:p>Tue Aug 13 20:09:06 +0000 2019</text:p>
          </table:table-cell>
          <table:table-cell office:value-type="date" office:date-value="2019-08-13T21:09:06" table:style-name="ce7">
            <text:p>13/08/2019 21:09:06</text:p>
          </table:table-cell>
          <table:table-cell table:number-columns-repeated="2" table:style-name="ce5"/>
          <table:table-cell office:value-type="string" table:style-name="ce5">
            <text:p>184525951</text:p>
          </table:table-cell>
          <table:table-cell office:value-type="string" table:style-name="ce5">
            <text:p>IngridRobeyns</text:p>
          </table:table-cell>
          <table:table-cell office:value-type="string" table:style-name="ce5">
            <text:p>181298851</text:p>
          </table:table-cell>
          <table:table-cell office:value-type="string" table:style-name="ce5">
            <text:p>1161368645206982661</text:p>
          </table:table-cell>
          <table:table-cell office:value-type="string" table:style-name="ce5">
            <text:p>&lt;a href="http://twitter.com/download/android" rel="nofollow"&gt;Twitter for Android&lt;/a&gt;</text:p>
          </table:table-cell>
          <table:table-cell office:value-type="string" table:style-name="ce8">
            <text:p><text:a xlink:href="http://pbs.twimg.com/profile_images/970356347035439105/OYcOsUOd_normal.jpg">http://pbs.twimg.com/profile_images/970356347035439105/OYcOsUOd_normal.jpg</text:a></text:p>
          </table:table-cell>
          <table:table-cell office:value-type="float" office:value="3683" table:style-name="ce5">
            <text:p>3683</text:p>
          </table:table-cell>
          <table:table-cell office:value-type="float" office:value="2159" table:style-name="ce5">
            <text:p>2159</text:p>
          </table:table-cell>
          <table:table-cell office:value-type="string" table:style-name="ce5">
            <text:p>at least somewhere</text:p>
          </table:table-cell>
          <table:table-cell office:value-type="string" table:style-name="ce8">
            <text:p><text:a xlink:href="http://twitter.com/NandaOudejans/statuses/1161369105087307777">http://twitter.com/NandaOudejans/statuses/1161369105087307777</text:a></text:p>
          </table:table-cell>
          <table:table-cell office:value-type="string" table:style-name="ce5">
            <text:p>{"hashtags":[],"symbols":[],"user_mentions":[{"screen_name":"IngridRobeyns","name":"Ingrid Robeyns","id":184525951,"id_str":"184525951","indices":[0,14]},{"screen_name":"UniUtrecht","name":"Universiteit Utrecht","id":33548291,"id_str":"33548291","indices":[15,26]}],"urls":[]}</text:p>
          </table:table-cell>
          <table:table-cell table:number-columns-repeated="16366"/>
        </table:table-row>
        <table:table-row table:style-name="ro7">
          <table:table-cell office:value-type="string" table:style-name="ce4">
            <text:p>1161369076402401280</text:p>
          </table:table-cell>
          <table:table-cell office:value-type="string" table:style-name="ce5">
            <text:p>jeroenson</text:p>
          </table:table-cell>
          <table:table-cell office:value-type="string" table:style-name="ce6">
            <text:p>Opening van het Academisch Jaar 2019–2020 staat dit keer in het teken van Belonen &amp;amp; Waarderen.</text:p>
            <text:p/>
            <text:p>Een belangrijk thema in het lopende @UniUtrecht #openscience programma.</text:p>
            <text:p/>
            <text:p>@Stan_Gielen en @belle_derks komen spreken. https://t.co/cM1RycEFVh</text:p>
            <text:p>/ @MiedemaF @paulboselie</text:p>
          </table:table-cell>
          <table:table-cell office:value-type="string" table:style-name="ce5">
            <text:p>Tue Aug 13 20:08:59 +0000 2019</text:p>
          </table:table-cell>
          <table:table-cell office:value-type="date" office:date-value="2019-08-13T21:08:59" table:style-name="ce7">
            <text:p>13/08/2019 21:08:59</text:p>
          </table:table-cell>
          <table:table-cell table:number-columns-repeated="4" table:style-name="ce5"/>
          <table:table-cell office:value-type="string" table:style-name="ce5">
            <text:p>41577553</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665912429742690305/qbF2iVR8_normal.jpg">http://pbs.twimg.com/profile_images/665912429742690305/qbF2iVR8_normal.jpg</text:a></text:p>
          </table:table-cell>
          <table:table-cell office:value-type="float" office:value="2352" table:style-name="ce5">
            <text:p>2352</text:p>
          </table:table-cell>
          <table:table-cell office:value-type="float" office:value="1068" table:style-name="ce5">
            <text:p>1068</text:p>
          </table:table-cell>
          <table:table-cell table:style-name="ce5"/>
          <table:table-cell office:value-type="string" table:style-name="ce8">
            <text:p><text:a xlink:href="http://twitter.com/jeroenson/statuses/1161369076402401280">http://twitter.com/jeroenson/statuses/1161369076402401280</text:a></text:p>
          </table:table-cell>
          <table:table-cell office:value-type="string" table:style-name="ce5">
            <text:p>{"hashtags":[{"text":"openscience","indices":[149,161]}],"symbols":[],"user_mentions":[{"screen_name":"UniUtrecht","name":"Universiteit Utrecht","id":33548291,"id_str":"33548291","indices":[137,148]},{"screen_name":"Stan_Gielen","name":"Stan Gielen","id":773180117271150600,"id_str":"773180117271150592","indices":[175,187]},{"screen_name":"belle_derks","name":"Belle Derks","id":3628749376,"id_str":"3628749376","indices":[191,203]},{"screen_name":"MiedemaF","name":"Frank Miedema","id":1150575908,"id_str":"1150575908","indices":[245,254]},{"screen_name":"paulboselie","name":"Paul Boselie","id":417133732,"id_str":"417133732","indices":[255,267]}],"urls":[{"url":"https://t.co/cM1RycEFVh","expanded_url":"https://www.uu.nl/agenda/opening-van-het-academisch-jaar-2019-2020","display_url":"uu.nl/agenda/opening…","indices":[219,242]}]}</text:p>
          </table:table-cell>
          <table:table-cell table:number-columns-repeated="16366"/>
        </table:table-row>
        <table:table-row table:style-name="ro2">
          <table:table-cell office:value-type="string" table:style-name="ce4">
            <text:p>1161368645206982661</text:p>
          </table:table-cell>
          <table:table-cell office:value-type="string" table:style-name="ce5">
            <text:p>IngridRobeyns</text:p>
          </table:table-cell>
          <table:table-cell office:value-type="string" table:style-name="ce6">
            <text:p>@NandaOudejans Overleggen met je collega’s? Bij de betoging in december 2018 hadden de sociale wetenschappers van de @UniUtrecht een spandoek mee met daarop de foto’s van de collega’s voor wie zij ook protesteerden. Misschien zoiets creatiefs verzinnen?</text:p>
          </table:table-cell>
          <table:table-cell office:value-type="string" table:style-name="ce5">
            <text:p>Tue Aug 13 20:07:16 +0000 2019</text:p>
          </table:table-cell>
          <table:table-cell office:value-type="date" office:date-value="2019-08-13T21:07:16" table:style-name="ce7">
            <text:p>13/08/2019 21:07:16</text:p>
          </table:table-cell>
          <table:table-cell table:number-columns-repeated="2" table:style-name="ce5"/>
          <table:table-cell office:value-type="string" table:style-name="ce5">
            <text:p>181298851</text:p>
          </table:table-cell>
          <table:table-cell office:value-type="string" table:style-name="ce5">
            <text:p>NandaOudejans</text:p>
          </table:table-cell>
          <table:table-cell office:value-type="string" table:style-name="ce5">
            <text:p>184525951</text:p>
          </table:table-cell>
          <table:table-cell office:value-type="string" table:style-name="ce5">
            <text:p>1161347295377539073</text:p>
          </table:table-cell>
          <table:table-cell office:value-type="string" table:style-name="ce5">
            <text:p>&lt;a href="http://twitter.com/download/iphone" rel="nofollow"&gt;Twitter for iPhone&lt;/a&gt;</text:p>
          </table:table-cell>
          <table:table-cell office:value-type="string" table:style-name="ce8">
            <text:p><text:a xlink:href="http://pbs.twimg.com/profile_images/1030838325614137345/GtMEneeJ_normal.jpg">http://pbs.twimg.com/profile_images/1030838325614137345/GtMEneeJ_normal.jpg</text:a></text:p>
          </table:table-cell>
          <table:table-cell office:value-type="float" office:value="3549" table:style-name="ce5">
            <text:p>3549</text:p>
          </table:table-cell>
          <table:table-cell office:value-type="float" office:value="864" table:style-name="ce5">
            <text:p>864</text:p>
          </table:table-cell>
          <table:table-cell office:value-type="string" table:style-name="ce5">
            <text:p>Utrecht</text:p>
          </table:table-cell>
          <table:table-cell office:value-type="string" table:style-name="ce8">
            <text:p><text:a xlink:href="http://twitter.com/IngridRobeyns/statuses/1161368645206982661">http://twitter.com/IngridRobeyns/statuses/1161368645206982661</text:a></text:p>
          </table:table-cell>
          <table:table-cell office:value-type="string" table:style-name="ce5">
            <text:p>{"hashtags":[],"symbols":[],"user_mentions":[{"screen_name":"NandaOudejans","name":"Nanda Oudejans","id":181298851,"id_str":"181298851","indices":[0,14]},{"screen_name":"UniUtrecht","name":"Universiteit Utrecht","id":33548291,"id_str":"33548291","indices":[117,128]}],"urls":[]}</text:p>
          </table:table-cell>
          <table:table-cell table:number-columns-repeated="16366"/>
        </table:table-row>
        <table:table-row table:style-name="ro4">
          <table:table-cell office:value-type="string" table:style-name="ce4">
            <text:p>1161363994373971969</text:p>
          </table:table-cell>
          <table:table-cell office:value-type="string" table:style-name="ce5">
            <text:p>RUBi_news</text:p>
          </table:table-cell>
          <table:table-cell office:value-type="string" table:style-name="ce6">
            <text:p>RT @RDMsupportUU: Summertime: great time to try out the online course 'Learn how to write your Data Management Plan (DMP)'. #onlinetraining #DMP. For PhD's @UtrechtUni/@UniUtrecht: you get 0,5 ECTS credit when completing the course</text:p>
            <text:p>https://t.co/bHWuc4eROo [@AmiekvdK]</text:p>
          </table:table-cell>
          <table:table-cell office:value-type="string" table:style-name="ce5">
            <text:p>Tue Aug 13 19:48:48 +0000 2019</text:p>
          </table:table-cell>
          <table:table-cell office:value-type="date" office:date-value="2019-08-13T20:48:48" table:style-name="ce7">
            <text:p>13/08/2019 20:48:48</text:p>
          </table:table-cell>
          <table:table-cell table:number-columns-repeated="4" table:style-name="ce5"/>
          <table:table-cell office:value-type="string" table:style-name="ce5">
            <text:p>1130853232480215040</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131123256872906753/5b9s1dya_normal.jpg">http://pbs.twimg.com/profile_images/1131123256872906753/5b9s1dya_normal.jpg</text:a></text:p>
          </table:table-cell>
          <table:table-cell office:value-type="float" office:value="30" table:style-name="ce5">
            <text:p>30</text:p>
          </table:table-cell>
          <table:table-cell office:value-type="float" office:value="57" table:style-name="ce5">
            <text:p>57</text:p>
          </table:table-cell>
          <table:table-cell table:style-name="ce5"/>
          <table:table-cell office:value-type="string" table:style-name="ce8">
            <text:p><text:a xlink:href="http://twitter.com/RUBi_news/statuses/1161363994373971969">http://twitter.com/RUBi_news/statuses/1161363994373971969</text:a></text:p>
          </table:table-cell>
          <table:table-cell office:value-type="string" table:style-name="ce5">
            <text:p>{"hashtags":[{"text":"onlinetraining","indices":[124,139]}],"symbols":[],"user_mentions":[{"screen_name":"RDMsupportUU","name":"Research Data Management Support @UU","id":1156231088123105300,"id_str":"1156231088123105282","indices":[3,16]}],"urls":[]}</text:p>
          </table:table-cell>
          <table:table-cell table:number-columns-repeated="16366"/>
        </table:table-row>
        <table:table-row table:style-name="ro4">
          <table:table-cell office:value-type="string" table:style-name="ce4">
            <text:p>1161356383167614978</text:p>
          </table:table-cell>
          <table:table-cell office:value-type="string" table:style-name="ce5">
            <text:p>H3ABioNet</text:p>
          </table:table-cell>
          <table:table-cell office:value-type="string" table:style-name="ce6">
            <text:p>RT @RDMsupportUU: Summertime: great time to try out the online course 'Learn how to write your Data Management Plan (DMP)'. #onlinetraining #DMP. For PhD's @UtrechtUni/@UniUtrecht: you get 0,5 ECTS credit when completing the course</text:p>
            <text:p>https://t.co/bHWuc4eROo [@AmiekvdK]</text:p>
          </table:table-cell>
          <table:table-cell office:value-type="string" table:style-name="ce5">
            <text:p>Tue Aug 13 19:18:33 +0000 2019</text:p>
          </table:table-cell>
          <table:table-cell office:value-type="date" office:date-value="2019-08-13T20:18:33" table:style-name="ce7">
            <text:p>13/08/2019 20:18:33</text:p>
          </table:table-cell>
          <table:table-cell table:number-columns-repeated="4" table:style-name="ce5"/>
          <table:table-cell office:value-type="string" table:style-name="ce5">
            <text:p>3131069933</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583290533520502784/_Cq-TsfX_normal.png">http://pbs.twimg.com/profile_images/583290533520502784/_Cq-TsfX_normal.png</text:a></text:p>
          </table:table-cell>
          <table:table-cell office:value-type="float" office:value="1600" table:style-name="ce5">
            <text:p>1600</text:p>
          </table:table-cell>
          <table:table-cell office:value-type="float" office:value="146" table:style-name="ce5">
            <text:p>146</text:p>
          </table:table-cell>
          <table:table-cell office:value-type="string" table:style-name="ce5">
            <text:p>Africa</text:p>
          </table:table-cell>
          <table:table-cell office:value-type="string" table:style-name="ce8">
            <text:p><text:a xlink:href="http://twitter.com/H3ABioNet/statuses/1161356383167614978">http://twitter.com/H3ABioNet/statuses/1161356383167614978</text:a></text:p>
          </table:table-cell>
          <table:table-cell office:value-type="string" table:style-name="ce5">
            <text:p>{"hashtags":[{"text":"onlinetraining","indices":[124,139]}],"symbols":[],"user_mentions":[{"screen_name":"RDMsupportUU","name":"Research Data Management Support @UU","id":1156231088123105300,"id_str":"1156231088123105282","indices":[3,16]}],"urls":[]}</text:p>
          </table:table-cell>
          <table:table-cell table:number-columns-repeated="16366"/>
        </table:table-row>
        <table:table-row table:style-name="ro4">
          <table:table-cell office:value-type="string" table:style-name="ce4">
            <text:p>1161353769566855168</text:p>
          </table:table-cell>
          <table:table-cell office:value-type="string" table:style-name="ce5">
            <text:p>laweventscom</text:p>
          </table:table-cell>
          <table:table-cell office:value-type="string" table:style-name="ce6">
            <text:p>RT @LCIL2019: Panels at #LCIL2019: The <text:s/>“Roundtable on Maritime Security” leading experts explore responses to contemporary maritime security threats inc piracy, trafficking, and environmental damage. Spkrs inc : Dr Sophia Galani @galani_sophia @bristolunilaw Prof Seline Trevisanut @utrechtuni https://t.co/v2qpdiT8Kz</text:p>
          </table:table-cell>
          <table:table-cell office:value-type="string" table:style-name="ce5">
            <text:p>Tue Aug 13 19:08:10 +0000 2019</text:p>
          </table:table-cell>
          <table:table-cell office:value-type="date" office:date-value="2019-08-13T20:08:10" table:style-name="ce7">
            <text:p>13/08/2019 20:08:10</text:p>
          </table:table-cell>
          <table:table-cell table:number-columns-repeated="4" table:style-name="ce5"/>
          <table:table-cell office:value-type="string" table:style-name="ce5">
            <text:p>795995595039211522</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807538143981400064/YtqkZkSj_normal.jpg">http://pbs.twimg.com/profile_images/807538143981400064/YtqkZkSj_normal.jpg</text:a></text:p>
          </table:table-cell>
          <table:table-cell office:value-type="float" office:value="1318" table:style-name="ce5">
            <text:p>1318</text:p>
          </table:table-cell>
          <table:table-cell office:value-type="float" office:value="4952" table:style-name="ce5">
            <text:p>4952</text:p>
          </table:table-cell>
          <table:table-cell office:value-type="string" table:style-name="ce5">
            <text:p>Global</text:p>
          </table:table-cell>
          <table:table-cell office:value-type="string" table:style-name="ce8">
            <text:p><text:a xlink:href="http://twitter.com/laweventscom/statuses/1161353769566855168">http://twitter.com/laweventscom/statuses/1161353769566855168</text:a></text:p>
          </table:table-cell>
          <table:table-cell office:value-type="string" table:style-name="ce5">
            <text:p>{"hashtags":[{"text":"LCIL2019","indices":[24,33]}],"symbols":[],"user_mentions":[{"screen_name":"LCIL2019","name":"The London Conference","id":1060506449871323100,"id_str":"1060506449871323136","indices":[3,12]}],"urls":[]}</text:p>
          </table:table-cell>
          <table:table-cell table:number-columns-repeated="16366"/>
        </table:table-row>
        <table:table-row table:style-name="ro4">
          <table:table-cell office:value-type="string" table:style-name="ce4">
            <text:p>1161351834172297217</text:p>
          </table:table-cell>
          <table:table-cell office:value-type="string" table:style-name="ce5">
            <text:p>fopsom</text:p>
          </table:table-cell>
          <table:table-cell office:value-type="string" table:style-name="ce6">
            <text:p>RT @RDMsupportUU: Summertime: great time to try out the online course 'Learn how to write your Data Management Plan (DMP)'. #onlinetraining #DMP. For PhD's @UtrechtUni/@UniUtrecht: you get 0,5 ECTS credit when completing the course</text:p>
            <text:p>https://t.co/bHWuc4eROo [@AmiekvdK]</text:p>
          </table:table-cell>
          <table:table-cell office:value-type="string" table:style-name="ce5">
            <text:p>Tue Aug 13 19:00:28 +0000 2019</text:p>
          </table:table-cell>
          <table:table-cell office:value-type="date" office:date-value="2019-08-13T20:00:28" table:style-name="ce7">
            <text:p>13/08/2019 20:00:28</text:p>
          </table:table-cell>
          <table:table-cell table:number-columns-repeated="4" table:style-name="ce5"/>
          <table:table-cell office:value-type="string" table:style-name="ce5">
            <text:p>81629887</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3568117893/722d860ef9e12b3d671ac38f16521bda_normal.png">http://pbs.twimg.com/profile_images/3568117893/722d860ef9e12b3d671ac38f16521bda_normal.png</text:a></text:p>
          </table:table-cell>
          <table:table-cell office:value-type="float" office:value="503" table:style-name="ce5">
            <text:p>503</text:p>
          </table:table-cell>
          <table:table-cell office:value-type="float" office:value="560" table:style-name="ce5">
            <text:p>560</text:p>
          </table:table-cell>
          <table:table-cell office:value-type="string" table:style-name="ce5">
            <text:p>Thessaloniki, Greece</text:p>
          </table:table-cell>
          <table:table-cell office:value-type="string" table:style-name="ce8">
            <text:p><text:a xlink:href="http://twitter.com/fopsom/statuses/1161351834172297217">http://twitter.com/fopsom/statuses/1161351834172297217</text:a></text:p>
          </table:table-cell>
          <table:table-cell office:value-type="string" table:style-name="ce5">
            <text:p>{"hashtags":[{"text":"onlinetraining","indices":[124,139]}],"symbols":[],"user_mentions":[{"screen_name":"RDMsupportUU","name":"Research Data Management Support @UU","id":1156231088123105300,"id_str":"1156231088123105282","indices":[3,16]}],"urls":[]}</text:p>
          </table:table-cell>
          <table:table-cell table:number-columns-repeated="16366"/>
        </table:table-row>
        <table:table-row table:style-name="ro4">
          <table:table-cell office:value-type="string" table:style-name="ce4">
            <text:p>1161348682157088768</text:p>
          </table:table-cell>
          <table:table-cell office:value-type="string" table:style-name="ce5">
            <text:p>HetOosthonk</text:p>
          </table:table-cell>
          <table:table-cell office:value-type="string" table:style-name="ce6">
            <text:p>RT @ARKNatuur: 'Gewapend met camera’s en een koelbox vol met dode vissen zijn we onderweg naar de Valkenhorst, een natuurgebied in de buurt van Eindhoven, voor het project #DooddoetLeven in de Valkenhorst,' vertelt Teun Mevius, stagiair bij ARK, in zijn blog. https://t.co/txtc1fFm0Q @UniUtrecht https://t.co/BnQtYMourp</text:p>
          </table:table-cell>
          <table:table-cell office:value-type="string" table:style-name="ce5">
            <text:p>Tue Aug 13 18:47:57 +0000 2019</text:p>
          </table:table-cell>
          <table:table-cell office:value-type="date" office:date-value="2019-08-13T19:47:57" table:style-name="ce7">
            <text:p>13/08/2019 19:47:57</text:p>
          </table:table-cell>
          <table:table-cell table:number-columns-repeated="4" table:style-name="ce5"/>
          <table:table-cell office:value-type="string" table:style-name="ce5">
            <text:p>819251979398606848</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819669897395470336/h2wsa-Hk_normal.jpg">http://pbs.twimg.com/profile_images/819669897395470336/h2wsa-Hk_normal.jpg</text:a></text:p>
          </table:table-cell>
          <table:table-cell office:value-type="float" office:value="124" table:style-name="ce5">
            <text:p>124</text:p>
          </table:table-cell>
          <table:table-cell office:value-type="float" office:value="112" table:style-name="ce5">
            <text:p>112</text:p>
          </table:table-cell>
          <table:table-cell table:style-name="ce5"/>
          <table:table-cell office:value-type="string" table:style-name="ce8">
            <text:p><text:a xlink:href="http://twitter.com/HetOosthonk/statuses/1161348682157088768">http://twitter.com/HetOosthonk/statuses/1161348682157088768</text:a></text:p>
          </table:table-cell>
          <table:table-cell office:value-type="string" table:style-name="ce5">
            <text:p>{"hashtags":[],"symbols":[],"user_mentions":[{"screen_name":"ARKNatuur","name":"ARK","id":256941885,"id_str":"256941885","indices":[3,13]}],"urls":[]}</text:p>
          </table:table-cell>
          <table:table-cell table:number-columns-repeated="16366"/>
        </table:table-row>
        <table:table-row table:style-name="ro4">
          <table:table-cell office:value-type="string" table:style-name="ce4">
            <text:p>1161348612242231297</text:p>
          </table:table-cell>
          <table:table-cell office:value-type="string" table:style-name="ce5">
            <text:p>HetOosthonk</text:p>
          </table:table-cell>
          <table:table-cell office:value-type="string" table:style-name="ce6">
            <text:p>RT @ARKNatuur: @poppyhills69 @UniUtrecht Het gaat om dode dieren (vooral reeën die in het verkeer zijn omgekomen, maar ook dood aangetroffen vissen) die terug worden gelegd in de natuur. Voor onderzoek wordt gekeken welke aaseters daar op af komen. De kringloop van het leven! #dooddoetleven</text:p>
          </table:table-cell>
          <table:table-cell office:value-type="string" table:style-name="ce5">
            <text:p>Tue Aug 13 18:47:40 +0000 2019</text:p>
          </table:table-cell>
          <table:table-cell office:value-type="date" office:date-value="2019-08-13T19:47:40" table:style-name="ce7">
            <text:p>13/08/2019 19:47:40</text:p>
          </table:table-cell>
          <table:table-cell table:number-columns-repeated="4" table:style-name="ce5"/>
          <table:table-cell office:value-type="string" table:style-name="ce5">
            <text:p>819251979398606848</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819669897395470336/h2wsa-Hk_normal.jpg">http://pbs.twimg.com/profile_images/819669897395470336/h2wsa-Hk_normal.jpg</text:a></text:p>
          </table:table-cell>
          <table:table-cell office:value-type="float" office:value="124" table:style-name="ce5">
            <text:p>124</text:p>
          </table:table-cell>
          <table:table-cell office:value-type="float" office:value="112" table:style-name="ce5">
            <text:p>112</text:p>
          </table:table-cell>
          <table:table-cell table:style-name="ce5"/>
          <table:table-cell office:value-type="string" table:style-name="ce8">
            <text:p><text:a xlink:href="http://twitter.com/HetOosthonk/statuses/1161348612242231297">http://twitter.com/HetOosthonk/statuses/1161348612242231297</text:a></text:p>
          </table:table-cell>
          <table:table-cell office:value-type="string" table:style-name="ce5">
            <text:p>{"hashtags":[],"symbols":[],"user_mentions":[{"screen_name":"ARKNatuur","name":"ARK","id":256941885,"id_str":"256941885","indices":[3,13]},{"screen_name":"poppyhills69","name":"pop","id":988110149813489700,"id_str":"988110149813489665","indices":[15,28]},{"screen_name":"UniUtrecht","name":"Universiteit Utrecht","id":33548291,"id_str":"33548291","indices":[29,40]}],"urls":[]}</text:p>
          </table:table-cell>
          <table:table-cell table:number-columns-repeated="16366"/>
        </table:table-row>
        <table:table-row table:style-name="ro3">
          <table:table-cell office:value-type="string" table:style-name="ce4">
            <text:p>1161347410297282560</text:p>
          </table:table-cell>
          <table:table-cell office:value-type="string" table:style-name="ce5">
            <text:p>psaima</text:p>
          </table:table-cell>
          <table:table-cell office:value-type="string" table:style-name="ce6">
            <text:p>RT @aribidopsis: Read the latest interview of Kaisa Kajala (@kaisakajala), Assistant professor, Plant Ecophysiology team at Utrecht University (@UtrechtUni), Netherlands in "Faculty Job: Myths &amp;amp; Realities" series at @plantae_org @ASPB</text:p>
            <text:p/>
            <text:p>https://t.co/KfHmNMT6p5 https://t.co/iSIwhpXeil</text:p>
          </table:table-cell>
          <table:table-cell office:value-type="string" table:style-name="ce5">
            <text:p>Tue Aug 13 18:42:54 +0000 2019</text:p>
          </table:table-cell>
          <table:table-cell office:value-type="date" office:date-value="2019-08-13T19:42:54" table:style-name="ce7">
            <text:p>13/08/2019 19:42:54</text:p>
          </table:table-cell>
          <table:table-cell table:number-columns-repeated="4" table:style-name="ce5"/>
          <table:table-cell office:value-type="string" table:style-name="ce5">
            <text:p>374662988</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902746390983569409/5CHTkbS5_normal.jpg">http://pbs.twimg.com/profile_images/902746390983569409/5CHTkbS5_normal.jpg</text:a></text:p>
          </table:table-cell>
          <table:table-cell office:value-type="float" office:value="214" table:style-name="ce5">
            <text:p>214</text:p>
          </table:table-cell>
          <table:table-cell office:value-type="float" office:value="534" table:style-name="ce5">
            <text:p>534</text:p>
          </table:table-cell>
          <table:table-cell office:value-type="string" table:style-name="ce5">
            <text:p>Missouri, USA</text:p>
          </table:table-cell>
          <table:table-cell office:value-type="string" table:style-name="ce8">
            <text:p><text:a xlink:href="http://twitter.com/psaima/statuses/1161347410297282560">http://twitter.com/psaima/statuses/1161347410297282560</text:a></text:p>
          </table:table-cell>
          <table:table-cell office:value-type="string" table:style-name="ce5">
            <text:p>{"hashtags":[],"symbols":[],"user_mentions":[{"screen_name":"aribidopsis","name":"Arif Ashraf","id":365000183,"id_str":"365000183","indices":[3,15]},{"screen_name":"kaisakajala","name":"Kaisa Kajala","id":196855404,"id_str":"196855404","indices":[60,72]}],"urls":[]}</text:p>
          </table:table-cell>
          <table:table-cell table:number-columns-repeated="16366"/>
        </table:table-row>
        <table:table-row table:style-name="ro2">
          <table:table-cell office:value-type="string" table:style-name="ce4">
            <text:p>1161336993244168193</text:p>
          </table:table-cell>
          <table:table-cell office:value-type="string" table:style-name="ce5">
            <text:p>NFIA_USCanada</text:p>
          </table:table-cell>
          <table:table-cell office:value-type="string" table:style-name="ce6">
            <text:p>#Dutch researchers at @UtrechtUni supported @TuftsUniversity engineers in developing the first #3Dprinted pill that can non-invasively and accurately assess bacterial species in our gastrointestinal tracts. #InvestinHolland https://t.co/PQf1s4TPKV</text:p>
          </table:table-cell>
          <table:table-cell office:value-type="string" table:style-name="ce5">
            <text:p>Tue Aug 13 18:01:30 +0000 2019</text:p>
          </table:table-cell>
          <table:table-cell office:value-type="date" office:date-value="2019-08-13T19:01:30" table:style-name="ce7">
            <text:p>13/08/2019 19:01:30</text:p>
          </table:table-cell>
          <table:table-cell table:number-columns-repeated="4" table:style-name="ce5"/>
          <table:table-cell office:value-type="string" table:style-name="ce5">
            <text:p>263810225</text:p>
          </table:table-cell>
          <table:table-cell table:style-name="ce5"/>
          <table:table-cell office:value-type="string" table:style-name="ce5">
            <text:p>&lt;a href="https://www.hootsuite.com" rel="nofollow"&gt;Hootsuite Inc.&lt;/a&gt;</text:p>
          </table:table-cell>
          <table:table-cell office:value-type="string" table:style-name="ce8">
            <text:p><text:a xlink:href="http://pbs.twimg.com/profile_images/875479557725458433/ypgiyeBO_normal.jpg">http://pbs.twimg.com/profile_images/875479557725458433/ypgiyeBO_normal.jpg</text:a></text:p>
          </table:table-cell>
          <table:table-cell office:value-type="float" office:value="3359" table:style-name="ce5">
            <text:p>3359</text:p>
          </table:table-cell>
          <table:table-cell office:value-type="float" office:value="2380" table:style-name="ce5">
            <text:p>2380</text:p>
          </table:table-cell>
          <table:table-cell office:value-type="string" table:style-name="ce5">
            <text:p>USA</text:p>
          </table:table-cell>
          <table:table-cell office:value-type="string" table:style-name="ce8">
            <text:p><text:a xlink:href="http://twitter.com/NFIA_USCanada/statuses/1161336993244168193">http://twitter.com/NFIA_USCanada/statuses/1161336993244168193</text:a></text:p>
          </table:table-cell>
          <table:table-cell office:value-type="string" table:style-name="ce5">
            <text:p>{"hashtags":[{"text":"Dutch","indices":[0,6]},{"text":"3Dprinted","indices":[95,105]},{"text":"InvestinHolland","indices":[207,223]}],"symbols":[],"user_mentions":[{"screen_name":"UtrechtUni","name":"Utrecht University","id":33550981,"id_str":"33550981","indices":[22,33]},{"screen_name":"TuftsUniversity","name":"Tufts University","id":15168790,"id_str":"15168790","indices":[44,60]}],"urls":[{"url":"https://t.co/PQf1s4TPKV","expanded_url":"https://now.tufts.edu/news-releases/3d-printed-pill-samples-gut-microbiome-aid-diagnosis-and-treatment","display_url":"now.tufts.edu/news-releases/…","indices":[224,247]}]}</text:p>
          </table:table-cell>
          <table:table-cell table:number-columns-repeated="16366"/>
        </table:table-row>
        <table:table-row table:style-name="ro2">
          <table:table-cell office:value-type="string" table:style-name="ce4">
            <text:p>1161332132653993985</text:p>
          </table:table-cell>
          <table:table-cell office:value-type="string" table:style-name="ce5">
            <text:p>IevaDrulyte</text:p>
          </table:table-cell>
          <table:table-cell office:value-type="string" table:style-name="ce6">
            <text:p>RT @DanielHurdiss: Check out the latest paper from @BaggenJim, @hendrikthibaut1 et al. Another nice virus-host factor story from the #virology group @UniUtrecht! @mbiojournal</text:p>
            <text:p>https://t.co/QPeOZtJpBO</text:p>
          </table:table-cell>
          <table:table-cell office:value-type="string" table:style-name="ce5">
            <text:p>Tue Aug 13 17:42:11 +0000 2019</text:p>
          </table:table-cell>
          <table:table-cell office:value-type="date" office:date-value="2019-08-13T18:42:11" table:style-name="ce7">
            <text:p>13/08/2019 18:42:11</text:p>
          </table:table-cell>
          <table:table-cell table:number-columns-repeated="4" table:style-name="ce5"/>
          <table:table-cell office:value-type="string" table:style-name="ce5">
            <text:p>134432163</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084506908931878912/0H0ZxPXF_normal.jpg">http://pbs.twimg.com/profile_images/1084506908931878912/0H0ZxPXF_normal.jpg</text:a></text:p>
          </table:table-cell>
          <table:table-cell office:value-type="float" office:value="611" table:style-name="ce5">
            <text:p>611</text:p>
          </table:table-cell>
          <table:table-cell office:value-type="float" office:value="777" table:style-name="ce5">
            <text:p>777</text:p>
          </table:table-cell>
          <table:table-cell office:value-type="string" table:style-name="ce5">
            <text:p>Utrecht, The Netherlands</text:p>
          </table:table-cell>
          <table:table-cell office:value-type="string" table:style-name="ce8">
            <text:p><text:a xlink:href="http://twitter.com/IevaDrulyte/statuses/1161332132653993985">http://twitter.com/IevaDrulyte/statuses/1161332132653993985</text:a></text:p>
          </table:table-cell>
          <table:table-cell office:value-type="string" table:style-name="ce5">
            <text:p>{"hashtags":[],"symbols":[],"user_mentions":[{"screen_name":"DanielHurdiss","name":"Dan Hurdiss","id":316756786,"id_str":"316756786","indices":[3,17]},{"screen_name":"BaggenJim","name":"Jim Baggen","id":1151428458758705200,"id_str":"1151428458758705152","indices":[51,61]},{"screen_name":"hendrikthibaut1","name":"hendrikthibaut","id":983586428457226200,"id_str":"983586428457226240","indices":[63,79]}],"urls":[]}</text:p>
          </table:table-cell>
          <table:table-cell table:number-columns-repeated="16366"/>
        </table:table-row>
        <table:table-row table:style-name="ro2">
          <table:table-cell office:value-type="string" table:style-name="ce4">
            <text:p>1161331338164748288</text:p>
          </table:table-cell>
          <table:table-cell office:value-type="string" table:style-name="ce5">
            <text:p>DanielHurdiss</text:p>
          </table:table-cell>
          <table:table-cell office:value-type="string" table:style-name="ce6">
            <text:p>Check out the latest paper from @BaggenJim, @hendrikthibaut1 et al. Another nice virus-host factor story from the #virology group @UniUtrecht! @mbiojournal</text:p>
            <text:p>https://t.co/QPeOZtJpBO</text:p>
          </table:table-cell>
          <table:table-cell office:value-type="string" table:style-name="ce5">
            <text:p>Tue Aug 13 17:39:02 +0000 2019</text:p>
          </table:table-cell>
          <table:table-cell office:value-type="date" office:date-value="2019-08-13T18:39:02" table:style-name="ce7">
            <text:p>13/08/2019 18:39:02</text:p>
          </table:table-cell>
          <table:table-cell table:number-columns-repeated="4" table:style-name="ce5"/>
          <table:table-cell office:value-type="string" table:style-name="ce5">
            <text:p>316756786</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095352557420056576/ISrdHtxi_normal.jpg">http://pbs.twimg.com/profile_images/1095352557420056576/ISrdHtxi_normal.jpg</text:a></text:p>
          </table:table-cell>
          <table:table-cell office:value-type="float" office:value="1546" table:style-name="ce5">
            <text:p>1546</text:p>
          </table:table-cell>
          <table:table-cell office:value-type="float" office:value="1768" table:style-name="ce5">
            <text:p>1768</text:p>
          </table:table-cell>
          <table:table-cell office:value-type="string" table:style-name="ce5">
            <text:p>Utrecht, The Netherlands</text:p>
          </table:table-cell>
          <table:table-cell office:value-type="string" table:style-name="ce8">
            <text:p><text:a xlink:href="http://twitter.com/DanielHurdiss/statuses/1161331338164748288">http://twitter.com/DanielHurdiss/statuses/1161331338164748288</text:a></text:p>
          </table:table-cell>
          <table:table-cell office:value-type="string" table:style-name="ce5">
            <text:p>{"hashtags":[{"text":"virology","indices":[114,123]}],"symbols":[],"user_mentions":[{"screen_name":"BaggenJim","name":"Jim Baggen","id":1151428458758705200,"id_str":"1151428458758705152","indices":[32,42]},{"screen_name":"hendrikthibaut1","name":"hendrikthibaut","id":983586428457226200,"id_str":"983586428457226240","indices":[44,60]},{"screen_name":"UniUtrecht","name":"Universiteit Utrecht","id":33548291,"id_str":"33548291","indices":[130,141]},{"screen_name":"mbiojournal","name":"mBio","id":54956437,"id_str":"54956437","indices":[143,155]}],"urls":[{"url":"https://t.co/QPeOZtJpBO","expanded_url":"https://mbio.asm.org/content/10/4/e01780-19","display_url":"mbio.asm.org/content/10/4/e…","indices":[156,179]}]}</text:p>
          </table:table-cell>
          <table:table-cell table:number-columns-repeated="16366"/>
        </table:table-row>
        <table:table-row table:style-name="ro2">
          <table:table-cell office:value-type="string" table:style-name="ce4">
            <text:p>1161326636547084289</text:p>
          </table:table-cell>
          <table:table-cell office:value-type="string" table:style-name="ce5">
            <text:p>edauphd</text:p>
          </table:table-cell>
          <table:table-cell office:value-type="string" table:style-name="ce6">
            <text:p>RT @cms_aom: #AOM2019 @ozanadir @UtrechtUni presenting his paper titled: "Organizing Non-Capitalist Value Creation from Surplus Food" during our #papersessions. #SurplusFood #noncapitalistpractices https://t.co/1jcVopCSNg</text:p>
          </table:table-cell>
          <table:table-cell office:value-type="string" table:style-name="ce5">
            <text:p>Tue Aug 13 17:20:21 +0000 2019</text:p>
          </table:table-cell>
          <table:table-cell office:value-type="date" office:date-value="2019-08-13T18:20:21" table:style-name="ce7">
            <text:p>13/08/2019 18:20:21</text:p>
          </table:table-cell>
          <table:table-cell table:number-columns-repeated="4" table:style-name="ce5"/>
          <table:table-cell office:value-type="string" table:style-name="ce5">
            <text:p>957564368077643776</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130572923809554432/MwWg0q8X_normal.png">http://pbs.twimg.com/profile_images/1130572923809554432/MwWg0q8X_normal.png</text:a></text:p>
          </table:table-cell>
          <table:table-cell office:value-type="float" office:value="383" table:style-name="ce5">
            <text:p>383</text:p>
          </table:table-cell>
          <table:table-cell office:value-type="float" office:value="703" table:style-name="ce5">
            <text:p>703</text:p>
          </table:table-cell>
          <table:table-cell table:style-name="ce5"/>
          <table:table-cell office:value-type="string" table:style-name="ce8">
            <text:p><text:a xlink:href="http://twitter.com/edauphd/statuses/1161326636547084289">http://twitter.com/edauphd/statuses/1161326636547084289</text:a></text:p>
          </table:table-cell>
          <table:table-cell office:value-type="string" table:style-name="ce5">
            <text:p>{"hashtags":[{"text":"AOM2019","indices":[13,21]}],"symbols":[],"user_mentions":[{"screen_name":"cms_aom","name":"AOM CMS Division","id":3112058463,"id_str":"3112058463","indices":[3,11]},{"screen_name":"ozanadir","name":"Ozan N. Alakavuklar","id":1240778856,"id_str":"1240778856","indices":[22,31]},{"screen_name":"UtrechtUni","name":"Utrecht University","id":33550981,"id_str":"33550981","indices":[32,43]}],"urls":[]}</text:p>
          </table:table-cell>
          <table:table-cell table:number-columns-repeated="16366"/>
        </table:table-row>
        <table:table-row table:style-name="ro2">
          <table:table-cell office:value-type="string" table:style-name="ce4">
            <text:p>1161324762779586560</text:p>
          </table:table-cell>
          <table:table-cell office:value-type="string" table:style-name="ce5">
            <text:p>RuttenSuzanne</text:p>
          </table:table-cell>
          <table:table-cell office:value-type="string" table:style-name="ce6">
            <text:p>@UniUtrecht Prachtige foto natuurlijk, maar kijk eens goed... Waarom laten jullie anno 2019 nog ballonnen toe op een event midden in de natuur? Niet bepaald slim voor een universiteit, vind ik. Er lagen er nog veel meer in dit mooie park. <text:s/>#plasticsoep #zonde #eendenvoer https://t.co/Mlgm7yLGQJ</text:p>
          </table:table-cell>
          <table:table-cell office:value-type="string" table:style-name="ce5">
            <text:p>Tue Aug 13 17:12:54 +0000 2019</text:p>
          </table:table-cell>
          <table:table-cell office:value-type="date" office:date-value="2019-08-13T18:12:54" table:style-name="ce7">
            <text:p>13/08/2019 18:12:54</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3332208419</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997529115304460288/pTBC8_Ms_normal.jpg">http://pbs.twimg.com/profile_images/997529115304460288/pTBC8_Ms_normal.jpg</text:a></text:p>
          </table:table-cell>
          <table:table-cell office:value-type="float" office:value="103" table:style-name="ce5">
            <text:p>103</text:p>
          </table:table-cell>
          <table:table-cell office:value-type="float" office:value="90" table:style-name="ce5">
            <text:p>90</text:p>
          </table:table-cell>
          <table:table-cell office:value-type="string" table:style-name="ce5">
            <text:p>Utrecht, Nederland</text:p>
          </table:table-cell>
          <table:table-cell office:value-type="string" table:style-name="ce8">
            <text:p><text:a xlink:href="http://twitter.com/RuttenSuzanne/statuses/1161324762779586560">http://twitter.com/RuttenSuzanne/statuses/1161324762779586560</text:a></text:p>
          </table:table-cell>
          <table:table-cell office:value-type="string" table:style-name="ce5">
            <text:p>{"hashtags":[{"text":"plasticsoep","indices":[240,252]},{"text":"zonde","indices":[253,259]},{"text":"eendenvoer","indices":[260,271]}],"symbols":[],"user_mentions":[{"screen_name":"UniUtrecht","name":"Universiteit Utrecht","id":33548291,"id_str":"33548291","indices":[0,11]}],"urls":[],"media":[{"id":1161324756584534000,"id_str":"1161324756584534016","indices":[272,295],"media_url":"http://pbs.twimg.com/media/EB3atpEWkAA3RaX.jpg","media_url_https":"https://pbs.twimg.com/media/EB3atpEWkAA3RaX.jpg","url":"https://t.co/Mlgm7yLGQJ","display_url":"pic.twitter.com/Mlgm7yLGQJ","expanded_url":"https://twitter.com/RuttenSuzanne/status/1161324762779586560/photo/1","type":"photo","sizes":{"thumb":{"w":150,"h":150,"resize":"crop"},"medium":{"w":1200,"h":900,"resize":"fit"},"large":{"w":2048,"h":1536,"resize":"fit"},"small":{"w":680,"h":510,"resize":"fit"}}}]}</text:p>
          </table:table-cell>
          <table:table-cell table:number-columns-repeated="16366"/>
        </table:table-row>
        <table:table-row table:style-name="ro2">
          <table:table-cell office:value-type="string" table:style-name="ce4">
            <text:p>1161303786293514240</text:p>
          </table:table-cell>
          <table:table-cell office:value-type="string" table:style-name="ce5">
            <text:p>ARKNatuur</text:p>
          </table:table-cell>
          <table:table-cell office:value-type="string" table:style-name="ce6">
            <text:p>@poppyhills69 @UniUtrecht Het gaat om dode dieren (vooral reeën die in het verkeer zijn omgekomen, maar ook dood aangetroffen vissen) die terug worden gelegd in de natuur. Voor onderzoek wordt gekeken welke aaseters daar op af komen. De kringloop van het leven! #dooddoetleven</text:p>
          </table:table-cell>
          <table:table-cell office:value-type="string" table:style-name="ce5">
            <text:p>Tue Aug 13 15:49:33 +0000 2019</text:p>
          </table:table-cell>
          <table:table-cell office:value-type="date" office:date-value="2019-08-13T16:49:33" table:style-name="ce7">
            <text:p>13/08/2019 16:49:33</text:p>
          </table:table-cell>
          <table:table-cell table:number-columns-repeated="2" table:style-name="ce5"/>
          <table:table-cell office:value-type="string" table:style-name="ce5">
            <text:p>988110149813489665</text:p>
          </table:table-cell>
          <table:table-cell office:value-type="string" table:style-name="ce5">
            <text:p>poppyhills69</text:p>
          </table:table-cell>
          <table:table-cell office:value-type="string" table:style-name="ce5">
            <text:p>256941885</text:p>
          </table:table-cell>
          <table:table-cell office:value-type="string" table:style-name="ce5">
            <text:p>1161198723495604224</text:p>
          </table:table-cell>
          <table:table-cell office:value-type="string" table:style-name="ce5">
            <text:p>&lt;a href="https://mobile.twitter.com" rel="nofollow"&gt;Twitter Web App&lt;/a&gt;</text:p>
          </table:table-cell>
          <table:table-cell office:value-type="string" table:style-name="ce8">
            <text:p><text:a xlink:href="http://pbs.twimg.com/profile_images/421180445414285312/Tn8rlHUy_normal.png">http://pbs.twimg.com/profile_images/421180445414285312/Tn8rlHUy_normal.png</text:a></text:p>
          </table:table-cell>
          <table:table-cell office:value-type="float" office:value="6119" table:style-name="ce5">
            <text:p>6119</text:p>
          </table:table-cell>
          <table:table-cell office:value-type="float" office:value="676" table:style-name="ce5">
            <text:p>676</text:p>
          </table:table-cell>
          <table:table-cell office:value-type="string" table:style-name="ce5">
            <text:p>Europa</text:p>
          </table:table-cell>
          <table:table-cell office:value-type="string" table:style-name="ce8">
            <text:p><text:a xlink:href="http://twitter.com/ARKNatuur/statuses/1161303786293514240">http://twitter.com/ARKNatuur/statuses/1161303786293514240</text:a></text:p>
          </table:table-cell>
          <table:table-cell office:value-type="string" table:style-name="ce5">
            <text:p>{"hashtags":[{"text":"dooddoetleven","indices":[262,276]}],"symbols":[],"user_mentions":[{"screen_name":"poppyhills69","name":"pop","id":988110149813489700,"id_str":"988110149813489665","indices":[0,13]},{"screen_name":"UniUtrecht","name":"Universiteit Utrecht","id":33548291,"id_str":"33548291","indices":[14,25]}],"urls":[]}</text:p>
          </table:table-cell>
          <table:table-cell table:number-columns-repeated="16366"/>
        </table:table-row>
        <table:table-row table:style-name="ro2">
          <table:table-cell office:value-type="string" table:style-name="ce4">
            <text:p>1161287317602086913</text:p>
          </table:table-cell>
          <table:table-cell office:value-type="string" table:style-name="ce5">
            <text:p>ozanadir</text:p>
          </table:table-cell>
          <table:table-cell office:value-type="string" table:style-name="ce6">
            <text:p>RT @cms_aom: #AOM2019 @ozanadir @UtrechtUni presenting his paper titled: "Organizing Non-Capitalist Value Creation from Surplus Food" during our #papersessions. #SurplusFood #noncapitalistpractices https://t.co/1jcVopCSNg</text:p>
          </table:table-cell>
          <table:table-cell office:value-type="string" table:style-name="ce5">
            <text:p>Tue Aug 13 14:44:06 +0000 2019</text:p>
          </table:table-cell>
          <table:table-cell office:value-type="date" office:date-value="2019-08-13T15:44:06" table:style-name="ce7">
            <text:p>13/08/2019 15:44:06</text:p>
          </table:table-cell>
          <table:table-cell table:number-columns-repeated="4" table:style-name="ce5"/>
          <table:table-cell office:value-type="string" table:style-name="ce5">
            <text:p>1240778856</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585627340211888128/wnWWmUg5_normal.jpg">http://pbs.twimg.com/profile_images/585627340211888128/wnWWmUg5_normal.jpg</text:a></text:p>
          </table:table-cell>
          <table:table-cell office:value-type="float" office:value="750" table:style-name="ce5">
            <text:p>750</text:p>
          </table:table-cell>
          <table:table-cell office:value-type="float" office:value="2165" table:style-name="ce5">
            <text:p>2165</text:p>
          </table:table-cell>
          <table:table-cell office:value-type="string" table:style-name="ce5">
            <text:p>Utrecht, The Netherlands</text:p>
          </table:table-cell>
          <table:table-cell office:value-type="string" table:style-name="ce8">
            <text:p><text:a xlink:href="http://twitter.com/ozanadir/statuses/1161287317602086913">http://twitter.com/ozanadir/statuses/1161287317602086913</text:a></text:p>
          </table:table-cell>
          <table:table-cell office:value-type="string" table:style-name="ce5">
            <text:p>{"hashtags":[{"text":"AOM2019","indices":[13,21]}],"symbols":[],"user_mentions":[{"screen_name":"cms_aom","name":"AOM CMS Division","id":3112058463,"id_str":"3112058463","indices":[3,11]},{"screen_name":"ozanadir","name":"Ozan N. Alakavuklar","id":1240778856,"id_str":"1240778856","indices":[22,31]},{"screen_name":"UtrechtUni","name":"Utrecht University","id":33550981,"id_str":"33550981","indices":[32,43]}],"urls":[]}</text:p>
          </table:table-cell>
          <table:table-cell table:number-columns-repeated="16366"/>
        </table:table-row>
        <table:table-row table:style-name="ro2">
          <table:table-cell office:value-type="string" table:style-name="ce4">
            <text:p>1161286063945605120</text:p>
          </table:table-cell>
          <table:table-cell office:value-type="string" table:style-name="ce5">
            <text:p>cms_aom</text:p>
          </table:table-cell>
          <table:table-cell office:value-type="string" table:style-name="ce6">
            <text:p>#AOM2019 @ozanadir @UtrechtUni presenting his paper titled: "Organizing Non-Capitalist Value Creation from Surplus Food" during our #papersessions. #SurplusFood #noncapitalistpractices https://t.co/1jcVopCSNg</text:p>
          </table:table-cell>
          <table:table-cell office:value-type="string" table:style-name="ce5">
            <text:p>Tue Aug 13 14:39:07 +0000 2019</text:p>
          </table:table-cell>
          <table:table-cell office:value-type="date" office:date-value="2019-08-13T15:39:07" table:style-name="ce7">
            <text:p>13/08/2019 15:39:07</text:p>
          </table:table-cell>
          <table:table-cell table:number-columns-repeated="4" table:style-name="ce5"/>
          <table:table-cell office:value-type="string" table:style-name="ce5">
            <text:p>3112058463</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626673794841726976/2ESzuvmN_normal.jpg">http://pbs.twimg.com/profile_images/626673794841726976/2ESzuvmN_normal.jpg</text:a></text:p>
          </table:table-cell>
          <table:table-cell office:value-type="float" office:value="1952" table:style-name="ce5">
            <text:p>1952</text:p>
          </table:table-cell>
          <table:table-cell office:value-type="float" office:value="1646" table:style-name="ce5">
            <text:p>1646</text:p>
          </table:table-cell>
          <table:table-cell office:value-type="string" table:style-name="ce5">
            <text:p>Worldwide</text:p>
          </table:table-cell>
          <table:table-cell office:value-type="string" table:style-name="ce8">
            <text:p><text:a xlink:href="http://twitter.com/cms_aom/statuses/1161286063945605120">http://twitter.com/cms_aom/statuses/1161286063945605120</text:a></text:p>
          </table:table-cell>
          <table:table-cell office:value-type="string" table:style-name="ce5">
            <text:p>{"hashtags":[{"text":"AOM2019","indices":[0,8]},{"text":"papersessions","indices":[132,146]},{"text":"SurplusFood","indices":[148,160]},{"text":"noncapitalistpractices","indices":[161,184]}],"symbols":[],"user_mentions":[{"screen_name":"ozanadir","name":"Ozan N. Alakavuklar","id":1240778856,"id_str":"1240778856","indices":[9,18]},{"screen_name":"UtrechtUni","name":"Utrecht University","id":33550981,"id_str":"33550981","indices":[19,30]}],"urls":[],"media":[{"id":1161286004457840600,"id_str":"1161286004457840640","indices":[185,208],"media_url":"http://pbs.twimg.com/media/EB23d-JXoAACy9O.jpg","media_url_https":"https://pbs.twimg.com/media/EB23d-JXoAACy9O.jpg","url":"https://t.co/1jcVopCSNg","display_url":"pic.twitter.com/1jcVopCSNg","expanded_url":"https://twitter.com/cms_aom/status/1161286063945605120/photo/1","type":"photo","sizes":{"thumb":{"w":150,"h":150,"resize":"crop"},"small":{"w":680,"h":428,"resize":"fit"},"large":{"w":1182,"h":744,"resize":"fit"},"medium":{"w":1182,"h":744,"resize":"fit"}}}]}</text:p>
          </table:table-cell>
          <table:table-cell table:number-columns-repeated="16366"/>
        </table:table-row>
        <table:table-row table:style-name="ro2">
          <table:table-cell office:value-type="string" table:style-name="ce4">
            <text:p>1161283053349736450</text:p>
          </table:table-cell>
          <table:table-cell office:value-type="string" table:style-name="ce5">
            <text:p>UtrechtUni</text:p>
          </table:table-cell>
          <table:table-cell office:value-type="string" table:style-name="ce6">
            <text:p>RT @StratmannTanja: Our @UUGeo @NIOZnieuws work experience placement student and I are running a 12h sponge incubation experiment at the moment where we use three different stable isotopes.</text:p>
            <text:p>The first set of incubations ends tonight at 23.30h. https://t.co/RpXJ5Z32j2</text:p>
          </table:table-cell>
          <table:table-cell office:value-type="string" table:style-name="ce5">
            <text:p>Tue Aug 13 14:27:10 +0000 2019</text:p>
          </table:table-cell>
          <table:table-cell office:value-type="date" office:date-value="2019-08-13T15:27:10" table:style-name="ce7">
            <text:p>13/08/2019 15:27:10</text:p>
          </table:table-cell>
          <table:table-cell table:number-columns-repeated="4" table:style-name="ce5"/>
          <table:table-cell office:value-type="string" table:style-name="ce5">
            <text:p>33550981</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458550172528558081/3nWKVt7W_normal.jpeg">http://pbs.twimg.com/profile_images/458550172528558081/3nWKVt7W_normal.jpeg</text:a></text:p>
          </table:table-cell>
          <table:table-cell office:value-type="float" office:value="5714" table:style-name="ce5">
            <text:p>5714</text:p>
          </table:table-cell>
          <table:table-cell office:value-type="float" office:value="85" table:style-name="ce5">
            <text:p>85</text:p>
          </table:table-cell>
          <table:table-cell office:value-type="string" table:style-name="ce5">
            <text:p>Utrecht, The Netherlands</text:p>
          </table:table-cell>
          <table:table-cell office:value-type="string" table:style-name="ce8">
            <text:p><text:a xlink:href="http://twitter.com/UtrechtUni/statuses/1161283053349736450">http://twitter.com/UtrechtUni/statuses/1161283053349736450</text:a></text:p>
          </table:table-cell>
          <table:table-cell office:value-type="string" table:style-name="ce5">
            <text:p>{"hashtags":[],"symbols":[],"user_mentions":[{"screen_name":"StratmannTanja","name":"Dr Tanja Stratmann","id":1145337530390327300,"id_str":"1145337530390327297","indices":[3,18]},{"screen_name":"UUGeo","name":"Geowetenschappen UU","id":49980589,"id_str":"49980589","indices":[24,30]},{"screen_name":"NIOZnieuws","name":"NIOZ","id":222443193,"id_str":"222443193","indices":[31,42]}],"urls":[]}</text:p>
          </table:table-cell>
          <table:table-cell table:number-columns-repeated="16366"/>
        </table:table-row>
        <table:table-row table:style-name="ro4">
          <table:table-cell office:value-type="string" table:style-name="ce4">
            <text:p>1161282330138427393</text:p>
          </table:table-cell>
          <table:table-cell office:value-type="string" table:style-name="ce5">
            <text:p>UniUtrecht</text:p>
          </table:table-cell>
          <table:table-cell office:value-type="string" table:style-name="ce6">
            <text:p>RT @Educate_It_UU: De #UIT is weer van start gegaan! Vanmiddag staat het innovatiefestival op het programma: via interactieve onderdelen komen studenten in aanraking met techniek, onderwijs &amp;amp; wetenschap, duurzaamheid &amp;amp; koplopers. Uiteraard zijn wij er bij! :-) #utrechtseintroductietijd #UIT2019 https://t.co/0o1n070N0j</text:p>
          </table:table-cell>
          <table:table-cell office:value-type="string" table:style-name="ce5">
            <text:p>Tue Aug 13 14:24:17 +0000 2019</text:p>
          </table:table-cell>
          <table:table-cell office:value-type="date" office:date-value="2019-08-13T15:24:17" table:style-name="ce7">
            <text:p>13/08/2019 15:24:17</text:p>
          </table:table-cell>
          <table:table-cell table:number-columns-repeated="4" table:style-name="ce5"/>
          <table:table-cell office:value-type="string" table:style-name="ce5">
            <text:p>33548291</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458549853077774336/0pzRKaLW_normal.jpeg">http://pbs.twimg.com/profile_images/458549853077774336/0pzRKaLW_normal.jpeg</text:a></text:p>
          </table:table-cell>
          <table:table-cell office:value-type="float" office:value="49691" table:style-name="ce5">
            <text:p>49691</text:p>
          </table:table-cell>
          <table:table-cell office:value-type="float" office:value="310" table:style-name="ce5">
            <text:p>310</text:p>
          </table:table-cell>
          <table:table-cell office:value-type="string" table:style-name="ce5">
            <text:p>Utrecht, Nederland</text:p>
          </table:table-cell>
          <table:table-cell office:value-type="string" table:style-name="ce8">
            <text:p><text:a xlink:href="http://twitter.com/UniUtrecht/statuses/1161282330138427393">http://twitter.com/UniUtrecht/statuses/1161282330138427393</text:a></text:p>
          </table:table-cell>
          <table:table-cell office:value-type="string" table:style-name="ce5">
            <text:p>{"hashtags":[{"text":"UIT","indices":[22,26]}],"symbols":[],"user_mentions":[{"screen_name":"Educate_It_UU","name":"Educate-it","id":704235369739513900,"id_str":"704235369739513856","indices":[3,17]}],"urls":[]}</text:p>
          </table:table-cell>
          <table:table-cell table:number-columns-repeated="16366"/>
        </table:table-row>
        <table:table-row table:style-name="ro8">
          <table:table-cell office:value-type="string" table:style-name="ce4">
            <text:p>1161278084194230273</text:p>
          </table:table-cell>
          <table:table-cell office:value-type="string" table:style-name="ce5">
            <text:p>G_Mertens</text:p>
          </table:table-cell>
          <table:table-cell office:value-type="string" table:style-name="ce6">
            <text:p>RT @AcademicTrnsfr: Research Assistant in Experimental Psychopathology (0.5 FTE) https://t.co/TmVmFxecrA @UniUtrecht</text:p>
          </table:table-cell>
          <table:table-cell office:value-type="string" table:style-name="ce5">
            <text:p>Tue Aug 13 14:07:25 +0000 2019</text:p>
          </table:table-cell>
          <table:table-cell office:value-type="date" office:date-value="2019-08-13T15:07:25" table:style-name="ce7">
            <text:p>13/08/2019 15:07:25</text:p>
          </table:table-cell>
          <table:table-cell table:number-columns-repeated="4" table:style-name="ce5"/>
          <table:table-cell office:value-type="string" table:style-name="ce5">
            <text:p>312842874</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904277652680433664/g2t2pIVU_normal.jpg">http://pbs.twimg.com/profile_images/904277652680433664/g2t2pIVU_normal.jpg</text:a></text:p>
          </table:table-cell>
          <table:table-cell office:value-type="float" office:value="129" table:style-name="ce5">
            <text:p>129</text:p>
          </table:table-cell>
          <table:table-cell office:value-type="float" office:value="368" table:style-name="ce5">
            <text:p>368</text:p>
          </table:table-cell>
          <table:table-cell office:value-type="string" table:style-name="ce5">
            <text:p>Belgium</text:p>
          </table:table-cell>
          <table:table-cell office:value-type="string" table:style-name="ce8">
            <text:p><text:a xlink:href="http://twitter.com/G_Mertens/statuses/1161278084194230273">http://twitter.com/G_Mertens/statuses/1161278084194230273</text:a></text:p>
          </table:table-cell>
          <table:table-cell office:value-type="string" table:style-name="ce5">
            <text:p>{"hashtags":[],"symbols":[],"user_mentions":[{"screen_name":"AcademicTrnsfr","name":"AcademicTransfer","id":49637376,"id_str":"49637376","indices":[3,18]},{"screen_name":"UniUtrecht","name":"Universiteit Utrecht","id":33548291,"id_str":"33548291","indices":[105,116]}],"urls":[{"url":"https://t.co/TmVmFxecrA","expanded_url":"https://www.academictransfer.com/285127/","display_url":"academictransfer.com/285127/","indices":[81,104]}]}</text:p>
          </table:table-cell>
          <table:table-cell table:number-columns-repeated="16366"/>
        </table:table-row>
        <table:table-row table:style-name="ro2">
          <table:table-cell office:value-type="string" table:style-name="ce4">
            <text:p>1161276802872020993</text:p>
          </table:table-cell>
          <table:table-cell office:value-type="string" table:style-name="ce5">
            <text:p>Educate_It_UU</text:p>
          </table:table-cell>
          <table:table-cell office:value-type="string" table:style-name="ce6">
            <text:p>@KVK_NL Bedankt voor de reactie! Wat ons betreft keert het terug :-) maar over het inhoudelijk programma gaat het bestuur van de @UIT_2019. Vanuit de @UniUtrecht zetten we ons het hele jaar in om dit soort onderwerpen regelmatig onder de aandacht te brengen: voor studenten én docenten.</text:p>
          </table:table-cell>
          <table:table-cell office:value-type="string" table:style-name="ce5">
            <text:p>Tue Aug 13 14:02:19 +0000 2019</text:p>
          </table:table-cell>
          <table:table-cell office:value-type="date" office:date-value="2019-08-13T15:02:19" table:style-name="ce7">
            <text:p>13/08/2019 15:02:19</text:p>
          </table:table-cell>
          <table:table-cell table:number-columns-repeated="2" table:style-name="ce5"/>
          <table:table-cell office:value-type="string" table:style-name="ce5">
            <text:p>158672328</text:p>
          </table:table-cell>
          <table:table-cell office:value-type="string" table:style-name="ce5">
            <text:p>KVK_NL</text:p>
          </table:table-cell>
          <table:table-cell office:value-type="string" table:style-name="ce5">
            <text:p>704235369739513856</text:p>
          </table:table-cell>
          <table:table-cell office:value-type="string" table:style-name="ce5">
            <text:p>1161271499623403520</text:p>
          </table:table-cell>
          <table:table-cell office:value-type="string" table:style-name="ce5">
            <text:p>&lt;a href="https://mobile.twitter.com" rel="nofollow"&gt;Twitter Web App&lt;/a&gt;</text:p>
          </table:table-cell>
          <table:table-cell office:value-type="string" table:style-name="ce8">
            <text:p><text:a xlink:href="http://pbs.twimg.com/profile_images/991297328756740096/GSVaw4dC_normal.jpg">http://pbs.twimg.com/profile_images/991297328756740096/GSVaw4dC_normal.jpg</text:a></text:p>
          </table:table-cell>
          <table:table-cell office:value-type="float" office:value="464" table:style-name="ce5">
            <text:p>464</text:p>
          </table:table-cell>
          <table:table-cell office:value-type="float" office:value="122" table:style-name="ce5">
            <text:p>122</text:p>
          </table:table-cell>
          <table:table-cell office:value-type="string" table:style-name="ce5">
            <text:p>Utrecht, Nederland</text:p>
          </table:table-cell>
          <table:table-cell office:value-type="string" table:style-name="ce8">
            <text:p><text:a xlink:href="http://twitter.com/Educate_It_UU/statuses/1161276802872020993">http://twitter.com/Educate_It_UU/statuses/1161276802872020993</text:a></text:p>
          </table:table-cell>
          <table:table-cell office:value-type="string" table:style-name="ce5">
            <text:p>{"hashtags":[],"symbols":[],"user_mentions":[{"screen_name":"KVK_NL","name":"Kamer van Koophandel","id":158672328,"id_str":"158672328","indices":[0,7]},{"screen_name":"UIT_2019","name":"UIT2019","id":110997279,"id_str":"110997279","indices":[129,138]},{"screen_name":"UniUtrecht","name":"Universiteit Utrecht","id":33548291,"id_str":"33548291","indices":[150,161]}],"urls":[]}</text:p>
          </table:table-cell>
          <table:table-cell table:number-columns-repeated="16366"/>
        </table:table-row>
        <table:table-row table:style-name="ro4">
          <table:table-cell office:value-type="string" table:style-name="ce4">
            <text:p>1161276386432180225</text:p>
          </table:table-cell>
          <table:table-cell office:value-type="string" table:style-name="ce5">
            <text:p>mdDCC1</text:p>
          </table:table-cell>
          <table:table-cell office:value-type="string" table:style-name="ce6">
            <text:p>RT @RDMsupportUU: Summertime: great time to try out the online course 'Learn how to write your Data Management Plan (DMP)'. #onlinetraining #DMP. For PhD's @UtrechtUni/@UniUtrecht: you get 0,5 ECTS credit when completing the course</text:p>
            <text:p>https://t.co/bHWuc4eROo [@AmiekvdK]</text:p>
          </table:table-cell>
          <table:table-cell office:value-type="string" table:style-name="ce5">
            <text:p>Tue Aug 13 14:00:40 +0000 2019</text:p>
          </table:table-cell>
          <table:table-cell office:value-type="date" office:date-value="2019-08-13T15:00:40" table:style-name="ce7">
            <text:p>13/08/2019 15:00:40</text:p>
          </table:table-cell>
          <table:table-cell table:number-columns-repeated="4" table:style-name="ce5"/>
          <table:table-cell office:value-type="string" table:style-name="ce5">
            <text:p>1087275249064951808</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137835928846774272/JY7kv_Na_normal.png">http://pbs.twimg.com/profile_images/1137835928846774272/JY7kv_Na_normal.png</text:a></text:p>
          </table:table-cell>
          <table:table-cell office:value-type="float" office:value="46" table:style-name="ce5">
            <text:p>46</text:p>
          </table:table-cell>
          <table:table-cell office:value-type="float" office:value="75" table:style-name="ce5">
            <text:p>75</text:p>
          </table:table-cell>
          <table:table-cell table:style-name="ce5"/>
          <table:table-cell office:value-type="string" table:style-name="ce8">
            <text:p><text:a xlink:href="http://twitter.com/mdDCC1/statuses/1161276386432180225">http://twitter.com/mdDCC1/statuses/1161276386432180225</text:a></text:p>
          </table:table-cell>
          <table:table-cell office:value-type="string" table:style-name="ce5">
            <text:p>{"hashtags":[{"text":"onlinetraining","indices":[124,139]}],"symbols":[],"user_mentions":[{"screen_name":"RDMsupportUU","name":"Research Data Management Support @UU","id":1156231088123105300,"id_str":"1156231088123105282","indices":[3,16]}],"urls":[]}</text:p>
          </table:table-cell>
          <table:table-cell table:number-columns-repeated="16366"/>
        </table:table-row>
        <table:table-row table:style-name="ro8">
          <table:table-cell office:value-type="string" table:style-name="ce4">
            <text:p>1161276233734393856</text:p>
          </table:table-cell>
          <table:table-cell office:value-type="string" table:style-name="ce5">
            <text:p>AcademicTrnsfr</text:p>
          </table:table-cell>
          <table:table-cell office:value-type="string" table:style-name="ce6">
            <text:p>Research Assistant in Experimental Psychopathology (0.5 FTE) https://t.co/TmVmFxecrA @UniUtrecht</text:p>
          </table:table-cell>
          <table:table-cell office:value-type="string" table:style-name="ce5">
            <text:p>Tue Aug 13 14:00:04 +0000 2019</text:p>
          </table:table-cell>
          <table:table-cell office:value-type="date" office:date-value="2019-08-13T15:00:04" table:style-name="ce7">
            <text:p>13/08/2019 15:00:04</text:p>
          </table:table-cell>
          <table:table-cell table:number-columns-repeated="4" table:style-name="ce5"/>
          <table:table-cell office:value-type="string" table:style-name="ce5">
            <text:p>49637376</text:p>
          </table:table-cell>
          <table:table-cell table:style-name="ce5"/>
          <table:table-cell office:value-type="string" table:style-name="ce5">
            <text:p>&lt;a href="https://www.academictransfer.com" rel="nofollow"&gt;AT app&lt;/a&gt;</text:p>
          </table:table-cell>
          <table:table-cell office:value-type="string" table:style-name="ce8">
            <text:p><text:a xlink:href="http://pbs.twimg.com/profile_images/1692488952/AT_logo_duiker_achtergrond_normal.png">http://pbs.twimg.com/profile_images/1692488952/AT_logo_duiker_achtergrond_normal.png</text:a></text:p>
          </table:table-cell>
          <table:table-cell office:value-type="float" office:value="10894" table:style-name="ce5">
            <text:p>10894</text:p>
          </table:table-cell>
          <table:table-cell office:value-type="float" office:value="11086" table:style-name="ce5">
            <text:p>11086</text:p>
          </table:table-cell>
          <table:table-cell office:value-type="string" table:style-name="ce5">
            <text:p>Utrecht, The Netherlands</text:p>
          </table:table-cell>
          <table:table-cell office:value-type="string" table:style-name="ce8">
            <text:p><text:a xlink:href="http://twitter.com/AcademicTrnsfr/statuses/1161276233734393856">http://twitter.com/AcademicTrnsfr/statuses/1161276233734393856</text:a></text:p>
          </table:table-cell>
          <table:table-cell office:value-type="string" table:style-name="ce5">
            <text:p>{"hashtags":[],"symbols":[],"user_mentions":[{"screen_name":"UniUtrecht","name":"Universiteit Utrecht","id":33548291,"id_str":"33548291","indices":[85,96]}],"urls":[{"url":"https://t.co/TmVmFxecrA","expanded_url":"https://www.academictransfer.com/285127/","display_url":"academictransfer.com/285127/","indices":[61,84]}]}</text:p>
          </table:table-cell>
          <table:table-cell table:number-columns-repeated="16366"/>
        </table:table-row>
        <table:table-row table:style-name="ro3">
          <table:table-cell office:value-type="string" table:style-name="ce4">
            <text:p>1161273684037918720</text:p>
          </table:table-cell>
          <table:table-cell office:value-type="string" table:style-name="ce5">
            <text:p>VSPARTICLE</text:p>
          </table:table-cell>
          <table:table-cell office:value-type="string" table:style-name="ce6">
            <text:p>Why should you visit #EuropaCat2019 this year?⚡</text:p>
            <text:p>Ask it to the #MaterialPioneers, check their new projects and watch the interview to PhDers @MatteoMonai and Iris from @UniUtrecht.</text:p>
            <text:p>Check: https://t.co/jVyONbMxes</text:p>
            <text:p/>
            <text:p>#catalyst #phdlife https://t.co/jphRjM1Z5y</text:p>
          </table:table-cell>
          <table:table-cell office:value-type="string" table:style-name="ce5">
            <text:p>Tue Aug 13 13:49:56 +0000 2019</text:p>
          </table:table-cell>
          <table:table-cell office:value-type="date" office:date-value="2019-08-13T14:49:56" table:style-name="ce7">
            <text:p>13/08/2019 14:49:56</text:p>
          </table:table-cell>
          <table:table-cell table:number-columns-repeated="4" table:style-name="ce5"/>
          <table:table-cell office:value-type="string" table:style-name="ce5">
            <text:p>3128993327</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919897494707953664/YdndYbwo_normal.jpg">http://pbs.twimg.com/profile_images/919897494707953664/YdndYbwo_normal.jpg</text:a></text:p>
          </table:table-cell>
          <table:table-cell office:value-type="float" office:value="603" table:style-name="ce5">
            <text:p>603</text:p>
          </table:table-cell>
          <table:table-cell office:value-type="float" office:value="1777" table:style-name="ce5">
            <text:p>1777</text:p>
          </table:table-cell>
          <table:table-cell office:value-type="string" table:style-name="ce5">
            <text:p>Delft, Nederland</text:p>
          </table:table-cell>
          <table:table-cell office:value-type="string" table:style-name="ce8">
            <text:p><text:a xlink:href="http://twitter.com/VSPARTICLE/statuses/1161273684037918720">http://twitter.com/VSPARTICLE/statuses/1161273684037918720</text:a></text:p>
          </table:table-cell>
          <table:table-cell office:value-type="string" table:style-name="ce5">
            <text:p>{"hashtags":[{"text":"EuropaCat2019","indices":[21,35]},{"text":"MaterialPioneers","indices":[62,79]},{"text":"catalyst","indices":[213,222]},{"text":"phdlife","indices":[223,231]}],"symbols":[],"user_mentions":[{"screen_name":"MatteoMonai","name":"Matteo Monai","id":1151520829848588300,"id_str":"1151520829848588288","indices":[140,152]},{"screen_name":"UniUtrecht","name":"Universiteit Utrecht","id":33548291,"id_str":"33548291","indices":[168,179]}],"urls":[{"url":"https://t.co/jVyONbMxes","expanded_url":"https://bit.ly/2OMl9QT","display_url":"bit.ly/2OMl9QT","indices":[188,211]}],"media":[{"id":1161273679310917600,"id_str":"1161273679310917633","indices":[232,255],"media_url":"http://pbs.twimg.com/media/EB2sQjZWkAECzkS.jpg","media_url_https":"https://pbs.twimg.com/media/EB2sQjZWkAECzkS.jpg","url":"https://t.co/jphRjM1Z5y","display_url":"pic.twitter.com/jphRjM1Z5y","expanded_url":"https://twitter.com/VSPARTICLE/status/1161273684037918720/photo/1","type":"photo","sizes":{"medium":{"w":1078,"h":601,"resize":"fit"},"thumb":{"w":150,"h":150,"resize":"crop"},"small":{"w":680,"h":379,"resize":"fit"},"large":{"w":1078,"h":601,"resize":"fit"}}}]}</text:p>
          </table:table-cell>
          <table:table-cell table:number-columns-repeated="16366"/>
        </table:table-row>
        <table:table-row table:style-name="ro5">
          <table:table-cell office:value-type="string" table:style-name="ce4">
            <text:p>1161261731240468481</text:p>
          </table:table-cell>
          <table:table-cell office:value-type="string" table:style-name="ce5">
            <text:p>Bikes_en_Co</text:p>
          </table:table-cell>
          <table:table-cell office:value-type="string" table:style-name="ce6">
            <text:p>RT @FB_Utrecht: 5 fietstips voor JOU, student! #UIT2019 @UIT_2019 @fietsersbond @UniUtrecht @HKUtrecht @utrechtfietst https://t.co/FPhAIkENE7</text:p>
          </table:table-cell>
          <table:table-cell office:value-type="string" table:style-name="ce5">
            <text:p>Tue Aug 13 13:02:26 +0000 2019</text:p>
          </table:table-cell>
          <table:table-cell office:value-type="date" office:date-value="2019-08-13T14:02:26" table:style-name="ce7">
            <text:p>13/08/2019 14:02:26</text:p>
          </table:table-cell>
          <table:table-cell table:number-columns-repeated="4" table:style-name="ce5"/>
          <table:table-cell office:value-type="string" table:style-name="ce5">
            <text:p>2864522382</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539068228333355009/WT0alqrh_normal.jpeg">http://pbs.twimg.com/profile_images/539068228333355009/WT0alqrh_normal.jpeg</text:a></text:p>
          </table:table-cell>
          <table:table-cell office:value-type="float" office:value="241" table:style-name="ce5">
            <text:p>241</text:p>
          </table:table-cell>
          <table:table-cell office:value-type="float" office:value="278" table:style-name="ce5">
            <text:p>278</text:p>
          </table:table-cell>
          <table:table-cell office:value-type="string" table:style-name="ce5">
            <text:p>utrecht / Hoograven</text:p>
          </table:table-cell>
          <table:table-cell office:value-type="string" table:style-name="ce8">
            <text:p><text:a xlink:href="http://twitter.com/Bikes_en_Co/statuses/1161261731240468481">http://twitter.com/Bikes_en_Co/statuses/1161261731240468481</text:a></text:p>
          </table:table-cell>
          <table:table-cell office:value-type="string" table:style-name="ce5">
            <text:p>{"hashtags":[{"text":"UIT2019","indices":[47,55]}],"symbols":[],"user_mentions":[{"screen_name":"FB_Utrecht","name":"Fietsersbond Utrecht","id":3346583698,"id_str":"3346583698","indices":[3,14]},{"screen_name":"UIT_2019","name":"UIT2019","id":110997279,"id_str":"110997279","indices":[56,65]},{"screen_name":"fietsersbond","name":"Fietsersbond","id":92735800,"id_str":"92735800","indices":[66,79]},{"screen_name":"UniUtrecht","name":"Universiteit Utrecht","id":33548291,"id_str":"33548291","indices":[80,91]},{"screen_name":"HKUtrecht","name":"HKU","id":116688650,"id_str":"116688650","indices":[92,102]},{"screen_name":"utrechtfietst","name":"utrechtfietst","id":3147788404,"id_str":"3147788404","indices":[103,117]}],"urls":[]}</text:p>
          </table:table-cell>
          <table:table-cell table:number-columns-repeated="16366"/>
        </table:table-row>
        <table:table-row table:style-name="ro5">
          <table:table-cell office:value-type="string" table:style-name="ce4">
            <text:p>1161252913781661696</text:p>
          </table:table-cell>
          <table:table-cell office:value-type="string" table:style-name="ce5">
            <text:p>FreddyNuw</text:p>
          </table:table-cell>
          <table:table-cell office:value-type="string" table:style-name="ce6">
            <text:p>RT @FB_Utrecht: 5 fietstips voor JOU, student! #UIT2019 @UIT_2019 @fietsersbond @UniUtrecht @HKUtrecht @utrechtfietst https://t.co/FPhAIkENE7</text:p>
          </table:table-cell>
          <table:table-cell office:value-type="string" table:style-name="ce5">
            <text:p>Tue Aug 13 12:27:24 +0000 2019</text:p>
          </table:table-cell>
          <table:table-cell office:value-type="date" office:date-value="2019-08-13T13:27:24" table:style-name="ce7">
            <text:p>13/08/2019 13:27:24</text:p>
          </table:table-cell>
          <table:table-cell table:number-columns-repeated="4" table:style-name="ce5"/>
          <table:table-cell office:value-type="string" table:style-name="ce5">
            <text:p>265853807</text:p>
          </table:table-cell>
          <table:table-cell table:style-name="ce5"/>
          <table:table-cell office:value-type="string" table:style-name="ce5">
            <text:p>&lt;a href="http://twitter.com" rel="nofollow"&gt;Twitter Web Client&lt;/a&gt;</text:p>
          </table:table-cell>
          <table:table-cell office:value-type="string" table:style-name="ce8">
            <text:p><text:a xlink:href="http://pbs.twimg.com/profile_images/966766126783975424/X_lyE5BI_normal.jpg">http://pbs.twimg.com/profile_images/966766126783975424/X_lyE5BI_normal.jpg</text:a></text:p>
          </table:table-cell>
          <table:table-cell office:value-type="float" office:value="560" table:style-name="ce5">
            <text:p>560</text:p>
          </table:table-cell>
          <table:table-cell office:value-type="float" office:value="690" table:style-name="ce5">
            <text:p>690</text:p>
          </table:table-cell>
          <table:table-cell table:style-name="ce5"/>
          <table:table-cell office:value-type="string" table:style-name="ce8">
            <text:p><text:a xlink:href="http://twitter.com/FreddyNuw/statuses/1161252913781661696">http://twitter.com/FreddyNuw/statuses/1161252913781661696</text:a></text:p>
          </table:table-cell>
          <table:table-cell office:value-type="string" table:style-name="ce5">
            <text:p>{"hashtags":[{"text":"UIT2019","indices":[47,55]}],"symbols":[],"user_mentions":[{"screen_name":"FB_Utrecht","name":"Fietsersbond Utrecht","id":3346583698,"id_str":"3346583698","indices":[3,14]},{"screen_name":"UIT_2019","name":"UIT2019","id":110997279,"id_str":"110997279","indices":[56,65]},{"screen_name":"fietsersbond","name":"Fietsersbond","id":92735800,"id_str":"92735800","indices":[66,79]},{"screen_name":"UniUtrecht","name":"Universiteit Utrecht","id":33548291,"id_str":"33548291","indices":[80,91]},{"screen_name":"HKUtrecht","name":"HKU","id":116688650,"id_str":"116688650","indices":[92,102]},{"screen_name":"utrechtfietst","name":"utrechtfietst","id":3147788404,"id_str":"3147788404","indices":[103,117]}],"urls":[]}</text:p>
          </table:table-cell>
          <table:table-cell table:number-columns-repeated="16366"/>
        </table:table-row>
        <table:table-row table:style-name="ro5">
          <table:table-cell office:value-type="string" table:style-name="ce4">
            <text:p>1161239240317001728</text:p>
          </table:table-cell>
          <table:table-cell office:value-type="string" table:style-name="ce5">
            <text:p>EllyLangewis</text:p>
          </table:table-cell>
          <table:table-cell office:value-type="string" table:style-name="ce6">
            <text:p>@HU_Utrecht @UIT_2019 @UniUtrecht Oh dat was die pokkenherrie. Druk bezig hier met de laatste hand te leggen aan de elearning voor eerstejaars biologen...</text:p>
          </table:table-cell>
          <table:table-cell office:value-type="string" table:style-name="ce5">
            <text:p>Tue Aug 13 11:33:04 +0000 2019</text:p>
          </table:table-cell>
          <table:table-cell office:value-type="date" office:date-value="2019-08-13T12:33:04" table:style-name="ce7">
            <text:p>13/08/2019 12:33:04</text:p>
          </table:table-cell>
          <table:table-cell table:number-columns-repeated="2" table:style-name="ce5"/>
          <table:table-cell office:value-type="string" table:style-name="ce5">
            <text:p>123858734</text:p>
          </table:table-cell>
          <table:table-cell office:value-type="string" table:style-name="ce5">
            <text:p>HU_Utrecht</text:p>
          </table:table-cell>
          <table:table-cell office:value-type="string" table:style-name="ce5">
            <text:p>17533983</text:p>
          </table:table-cell>
          <table:table-cell office:value-type="string" table:style-name="ce5">
            <text:p>1161226835205730306</text:p>
          </table:table-cell>
          <table:table-cell office:value-type="string" table:style-name="ce5">
            <text:p>&lt;a href="https://mobile.twitter.com" rel="nofollow"&gt;Twitter Web App&lt;/a&gt;</text:p>
          </table:table-cell>
          <table:table-cell office:value-type="string" table:style-name="ce8">
            <text:p><text:a xlink:href="http://pbs.twimg.com/profile_images/416327839882174464/jdvrxDwb_normal.jpeg">http://pbs.twimg.com/profile_images/416327839882174464/jdvrxDwb_normal.jpeg</text:a></text:p>
          </table:table-cell>
          <table:table-cell office:value-type="float" office:value="147" table:style-name="ce5">
            <text:p>147</text:p>
          </table:table-cell>
          <table:table-cell office:value-type="float" office:value="103" table:style-name="ce5">
            <text:p>103</text:p>
          </table:table-cell>
          <table:table-cell office:value-type="string" table:style-name="ce5">
            <text:p>Utrecht</text:p>
          </table:table-cell>
          <table:table-cell office:value-type="string" table:style-name="ce8">
            <text:p><text:a xlink:href="http://twitter.com/EllyLangewis/statuses/1161239240317001728">http://twitter.com/EllyLangewis/statuses/1161239240317001728</text:a></text:p>
          </table:table-cell>
          <table:table-cell office:value-type="string" table:style-name="ce5">
            <text:p>{"hashtags":[],"symbols":[],"user_mentions":[{"screen_name":"HU_Utrecht","name":"Hogeschool Utrecht","id":123858734,"id_str":"123858734","indices":[0,11]},{"screen_name":"UIT_2019","name":"UIT2019","id":110997279,"id_str":"110997279","indices":[12,21]},{"screen_name":"UniUtrecht","name":"Universiteit Utrecht","id":33548291,"id_str":"33548291","indices":[22,33]}],"urls":[]}</text:p>
          </table:table-cell>
          <table:table-cell table:number-columns-repeated="16366"/>
        </table:table-row>
        <table:table-row table:style-name="ro4">
          <table:table-cell office:value-type="string" table:style-name="ce4">
            <text:p>1161237665787895808</text:p>
          </table:table-cell>
          <table:table-cell office:value-type="string" table:style-name="ce5">
            <text:p>BristolUniLaw</text:p>
          </table:table-cell>
          <table:table-cell office:value-type="string" table:style-name="ce6">
            <text:p>RT @LCIL2019: Panels at #LCIL2019: The <text:s/>“Roundtable on Maritime Security” leading experts explore responses to contemporary maritime security threats inc piracy, trafficking, and environmental damage. Spkrs inc : Dr Sophia Galani @galani_sophia @bristolunilaw Prof Seline Trevisanut @utrechtuni https://t.co/v2qpdiT8Kz</text:p>
          </table:table-cell>
          <table:table-cell office:value-type="string" table:style-name="ce5">
            <text:p>Tue Aug 13 11:26:48 +0000 2019</text:p>
          </table:table-cell>
          <table:table-cell office:value-type="date" office:date-value="2019-08-13T12:26:48" table:style-name="ce7">
            <text:p>13/08/2019 12:26:48</text:p>
          </table:table-cell>
          <table:table-cell table:number-columns-repeated="4" table:style-name="ce5"/>
          <table:table-cell office:value-type="string" table:style-name="ce5">
            <text:p>968547258</text:p>
          </table:table-cell>
          <table:table-cell table:style-name="ce5"/>
          <table:table-cell office:value-type="string" table:style-name="ce5">
            <text:p>&lt;a href="http://twitter.com" rel="nofollow"&gt;Twitter Web Client&lt;/a&gt;</text:p>
          </table:table-cell>
          <table:table-cell office:value-type="string" table:style-name="ce8">
            <text:p><text:a xlink:href="http://pbs.twimg.com/profile_images/842484137923678209/yj_p_aor_normal.jpg">http://pbs.twimg.com/profile_images/842484137923678209/yj_p_aor_normal.jpg</text:a></text:p>
          </table:table-cell>
          <table:table-cell office:value-type="float" office:value="4472" table:style-name="ce5">
            <text:p>4472</text:p>
          </table:table-cell>
          <table:table-cell office:value-type="float" office:value="740" table:style-name="ce5">
            <text:p>740</text:p>
          </table:table-cell>
          <table:table-cell office:value-type="string" table:style-name="ce5">
            <text:p>Bristol BS8 1RJ</text:p>
          </table:table-cell>
          <table:table-cell office:value-type="string" table:style-name="ce8">
            <text:p><text:a xlink:href="http://twitter.com/BristolUniLaw/statuses/1161237665787895808">http://twitter.com/BristolUniLaw/statuses/1161237665787895808</text:a></text:p>
          </table:table-cell>
          <table:table-cell office:value-type="string" table:style-name="ce5">
            <text:p>{"hashtags":[{"text":"LCIL2019","indices":[24,33]}],"symbols":[],"user_mentions":[{"screen_name":"LCIL2019","name":"The London Conference","id":1060506449871323100,"id_str":"1060506449871323136","indices":[3,12]}],"urls":[]}</text:p>
          </table:table-cell>
          <table:table-cell table:number-columns-repeated="16366"/>
        </table:table-row>
        <table:table-row table:style-name="ro4">
          <table:table-cell office:value-type="string" table:style-name="ce4">
            <text:p>1161235707303780353</text:p>
          </table:table-cell>
          <table:table-cell office:value-type="string" table:style-name="ce5">
            <text:p>LCIL2019</text:p>
          </table:table-cell>
          <table:table-cell office:value-type="string" table:style-name="ce6">
            <text:p>Panels at #LCIL2019: The <text:s/>“Roundtable on Maritime Security” leading experts explore responses to contemporary maritime security threats inc piracy, trafficking, and environmental damage. Spkrs inc : Dr Sophia Galani @galani_sophia @bristolunilaw Prof Seline Trevisanut @utrechtuni https://t.co/v2qpdiT8Kz</text:p>
          </table:table-cell>
          <table:table-cell office:value-type="string" table:style-name="ce5">
            <text:p>Tue Aug 13 11:19:01 +0000 2019</text:p>
          </table:table-cell>
          <table:table-cell office:value-type="date" office:date-value="2019-08-13T12:19:01" table:style-name="ce7">
            <text:p>13/08/2019 12:19:01</text:p>
          </table:table-cell>
          <table:table-cell table:number-columns-repeated="4" table:style-name="ce5"/>
          <table:table-cell office:value-type="string" table:style-name="ce5">
            <text:p>1060506449871323136</text:p>
          </table:table-cell>
          <table:table-cell table:style-name="ce5"/>
          <table:table-cell office:value-type="string" table:style-name="ce5">
            <text:p>&lt;a href="https://buffer.com" rel="nofollow"&gt;Buffer&lt;/a&gt;</text:p>
          </table:table-cell>
          <table:table-cell office:value-type="string" table:style-name="ce8">
            <text:p><text:a xlink:href="http://pbs.twimg.com/profile_images/1090632364676579328/WyQkbOH0_normal.jpg">http://pbs.twimg.com/profile_images/1090632364676579328/WyQkbOH0_normal.jpg</text:a></text:p>
          </table:table-cell>
          <table:table-cell office:value-type="float" office:value="302" table:style-name="ce5">
            <text:p>302</text:p>
          </table:table-cell>
          <table:table-cell office:value-type="float" office:value="38" table:style-name="ce5">
            <text:p>38</text:p>
          </table:table-cell>
          <table:table-cell office:value-type="string" table:style-name="ce5">
            <text:p>London, England</text:p>
          </table:table-cell>
          <table:table-cell office:value-type="string" table:style-name="ce8">
            <text:p><text:a xlink:href="http://twitter.com/LCIL2019/statuses/1161235707303780353">http://twitter.com/LCIL2019/statuses/1161235707303780353</text:a></text:p>
          </table:table-cell>
          <table:table-cell office:value-type="string" table:style-name="ce5">
            <text:p>{"hashtags":[{"text":"LCIL2019","indices":[10,19]}],"symbols":[],"user_mentions":[{"screen_name":"BristolUniLaw","name":"Bristol Law School","id":968547258,"id_str":"968547258","indices":[231,245]},{"screen_name":"UtrechtUni","name":"Utrecht University","id":33550981,"id_str":"33550981","indices":[269,280]}],"urls":[],"media":[{"id":1161235702316785700,"id_str":"1161235702316785664","indices":[281,304],"media_url":"http://pbs.twimg.com/media/EB2JuAEX4AA_noJ.jpg","media_url_https":"https://pbs.twimg.com/media/EB2JuAEX4AA_noJ.jpg","url":"https://t.co/v2qpdiT8Kz","display_url":"pic.twitter.com/v2qpdiT8Kz","expanded_url":"https://twitter.com/LCIL2019/status/1161235707303780353/photo/1","type":"photo","sizes":{"small":{"w":600,"h":400,"resize":"fit"},"thumb":{"w":150,"h":150,"resize":"crop"},"large":{"w":600,"h":400,"resize":"fit"},"medium":{"w":600,"h":400,"resize":"fit"}}}]}</text:p>
          </table:table-cell>
          <table:table-cell table:number-columns-repeated="16366"/>
        </table:table-row>
        <table:table-row table:style-name="ro5">
          <table:table-cell office:value-type="string" table:style-name="ce4">
            <text:p>1161234355458625536</text:p>
          </table:table-cell>
          <table:table-cell office:value-type="string" table:style-name="ce5">
            <text:p>olymposutrecht</text:p>
          </table:table-cell>
          <table:table-cell office:value-type="string" table:style-name="ce6">
            <text:p>RT @HU_Utrecht: De #Verenigingsparade van de @UIT_2019 trekt langs de gebouwen van #HU en @UniUtrecht: een feestelijke stoet van sport- en gezelligheidsverenigingen. #introductietijd #utrecht https://t.co/1BeWkpCfdl</text:p>
          </table:table-cell>
          <table:table-cell office:value-type="string" table:style-name="ce5">
            <text:p>Tue Aug 13 11:13:39 +0000 2019</text:p>
          </table:table-cell>
          <table:table-cell office:value-type="date" office:date-value="2019-08-13T12:13:39" table:style-name="ce7">
            <text:p>13/08/2019 12:13:39</text:p>
          </table:table-cell>
          <table:table-cell table:number-columns-repeated="4" table:style-name="ce5"/>
          <table:table-cell office:value-type="string" table:style-name="ce5">
            <text:p>115628578</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633163496016900096/5XEkqS3C_normal.png">http://pbs.twimg.com/profile_images/633163496016900096/5XEkqS3C_normal.png</text:a></text:p>
          </table:table-cell>
          <table:table-cell office:value-type="float" office:value="824" table:style-name="ce5">
            <text:p>824</text:p>
          </table:table-cell>
          <table:table-cell office:value-type="float" office:value="578" table:style-name="ce5">
            <text:p>578</text:p>
          </table:table-cell>
          <table:table-cell office:value-type="string" table:style-name="ce5">
            <text:p>Utrecht</text:p>
          </table:table-cell>
          <table:table-cell office:value-type="string" table:style-name="ce8">
            <text:p><text:a xlink:href="http://twitter.com/olymposutrecht/statuses/1161234355458625536">http://twitter.com/olymposutrecht/statuses/1161234355458625536</text:a></text:p>
          </table:table-cell>
          <table:table-cell office:value-type="string" table:style-name="ce5">
            <text:p>{"hashtags":[{"text":"Verenigingsparade","indices":[19,37]},{"text":"HU","indices":[83,86]}],"symbols":[],"user_mentions":[{"screen_name":"HU_Utrecht","name":"Hogeschool Utrecht","id":123858734,"id_str":"123858734","indices":[3,14]},{"screen_name":"UIT_2019","name":"UIT2019","id":110997279,"id_str":"110997279","indices":[45,54]},{"screen_name":"UniUtrecht","name":"Universiteit Utrecht","id":33548291,"id_str":"33548291","indices":[90,101]}],"urls":[]}</text:p>
          </table:table-cell>
          <table:table-cell table:number-columns-repeated="16366"/>
        </table:table-row>
        <table:table-row table:style-name="ro4">
          <table:table-cell office:value-type="string" table:style-name="ce4">
            <text:p>1161233241988304897</text:p>
          </table:table-cell>
          <table:table-cell office:value-type="string" table:style-name="ce5">
            <text:p>HughShanahan</text:p>
          </table:table-cell>
          <table:table-cell office:value-type="string" table:style-name="ce6">
            <text:p>RT @RDMsupportUU: Summertime: great time to try out the online course 'Learn how to write your Data Management Plan (DMP)'. #onlinetraining #DMP. For PhD's @UtrechtUni/@UniUtrecht: you get 0,5 ECTS credit when completing the course</text:p>
            <text:p>https://t.co/bHWuc4eROo [@AmiekvdK]</text:p>
          </table:table-cell>
          <table:table-cell office:value-type="string" table:style-name="ce5">
            <text:p>Tue Aug 13 11:09:14 +0000 2019</text:p>
          </table:table-cell>
          <table:table-cell office:value-type="date" office:date-value="2019-08-13T12:09:14" table:style-name="ce7">
            <text:p>13/08/2019 12:09:14</text:p>
          </table:table-cell>
          <table:table-cell table:number-columns-repeated="4" table:style-name="ce5"/>
          <table:table-cell office:value-type="string" table:style-name="ce5">
            <text:p>28788786</text:p>
          </table:table-cell>
          <table:table-cell table:style-name="ce5"/>
          <table:table-cell office:value-type="string" table:style-name="ce5">
            <text:p>&lt;a href="http://tapbots.com/tweetbot" rel="nofollow"&gt;Tweetbot for iΟS&lt;/a&gt;</text:p>
          </table:table-cell>
          <table:table-cell office:value-type="string" table:style-name="ce8">
            <text:p><text:a xlink:href="http://pbs.twimg.com/profile_images/768166582300258307/lsZf4nq3_normal.jpg">http://pbs.twimg.com/profile_images/768166582300258307/lsZf4nq3_normal.jpg</text:a></text:p>
          </table:table-cell>
          <table:table-cell office:value-type="float" office:value="458" table:style-name="ce5">
            <text:p>458</text:p>
          </table:table-cell>
          <table:table-cell office:value-type="float" office:value="339" table:style-name="ce5">
            <text:p>339</text:p>
          </table:table-cell>
          <table:table-cell office:value-type="string" table:style-name="ce5">
            <text:p>UK</text:p>
          </table:table-cell>
          <table:table-cell office:value-type="string" table:style-name="ce8">
            <text:p><text:a xlink:href="http://twitter.com/HughShanahan/statuses/1161233241988304897">http://twitter.com/HughShanahan/statuses/1161233241988304897</text:a></text:p>
          </table:table-cell>
          <table:table-cell office:value-type="string" table:style-name="ce5">
            <text:p>{"hashtags":[{"text":"onlinetraining","indices":[124,139]}],"symbols":[],"user_mentions":[{"screen_name":"RDMsupportUU","name":"Research Data Management Support @UU","id":1156231088123105300,"id_str":"1156231088123105282","indices":[3,16]}],"urls":[]}</text:p>
          </table:table-cell>
          <table:table-cell table:number-columns-repeated="16366"/>
        </table:table-row>
        <table:table-row table:style-name="ro5">
          <table:table-cell office:value-type="string" table:style-name="ce4">
            <text:p>1161231798770294784</text:p>
          </table:table-cell>
          <table:table-cell office:value-type="string" table:style-name="ce5">
            <text:p>UniUtrecht</text:p>
          </table:table-cell>
          <table:table-cell office:value-type="string" table:style-name="ce6">
            <text:p>RT @HU_Utrecht: De #Verenigingsparade van de @UIT_2019 trekt langs de gebouwen van #HU en @UniUtrecht: een feestelijke stoet van sport- en gezelligheidsverenigingen. #introductietijd #utrecht https://t.co/1BeWkpCfdl</text:p>
          </table:table-cell>
          <table:table-cell office:value-type="string" table:style-name="ce5">
            <text:p>Tue Aug 13 11:03:30 +0000 2019</text:p>
          </table:table-cell>
          <table:table-cell office:value-type="date" office:date-value="2019-08-13T12:03:30" table:style-name="ce7">
            <text:p>13/08/2019 12:03:30</text:p>
          </table:table-cell>
          <table:table-cell table:number-columns-repeated="4" table:style-name="ce5"/>
          <table:table-cell office:value-type="string" table:style-name="ce5">
            <text:p>33548291</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458549853077774336/0pzRKaLW_normal.jpeg">http://pbs.twimg.com/profile_images/458549853077774336/0pzRKaLW_normal.jpeg</text:a></text:p>
          </table:table-cell>
          <table:table-cell office:value-type="float" office:value="49691" table:style-name="ce5">
            <text:p>49691</text:p>
          </table:table-cell>
          <table:table-cell office:value-type="float" office:value="310" table:style-name="ce5">
            <text:p>310</text:p>
          </table:table-cell>
          <table:table-cell office:value-type="string" table:style-name="ce5">
            <text:p>Utrecht, Nederland</text:p>
          </table:table-cell>
          <table:table-cell office:value-type="string" table:style-name="ce8">
            <text:p><text:a xlink:href="http://twitter.com/UniUtrecht/statuses/1161231798770294784">http://twitter.com/UniUtrecht/statuses/1161231798770294784</text:a></text:p>
          </table:table-cell>
          <table:table-cell office:value-type="string" table:style-name="ce5">
            <text:p>{"hashtags":[{"text":"Verenigingsparade","indices":[19,37]},{"text":"HU","indices":[83,86]}],"symbols":[],"user_mentions":[{"screen_name":"HU_Utrecht","name":"Hogeschool Utrecht","id":123858734,"id_str":"123858734","indices":[3,14]},{"screen_name":"UIT_2019","name":"UIT2019","id":110997279,"id_str":"110997279","indices":[45,54]},{"screen_name":"UniUtrecht","name":"Universiteit Utrecht","id":33548291,"id_str":"33548291","indices":[90,101]}],"urls":[]}</text:p>
          </table:table-cell>
          <table:table-cell table:number-columns-repeated="16366"/>
        </table:table-row>
        <table:table-row table:style-name="ro5">
          <table:table-cell office:value-type="string" table:style-name="ce4">
            <text:p>1161230324757647360</text:p>
          </table:table-cell>
          <table:table-cell office:value-type="string" table:style-name="ce5">
            <text:p>UtrechtSciPark</text:p>
          </table:table-cell>
          <table:table-cell office:value-type="string" table:style-name="ce6">
            <text:p>RT @HU_Utrecht: De #Verenigingsparade van de @UIT_2019 trekt langs de gebouwen van #HU en @UniUtrecht: een feestelijke stoet van sport- en gezelligheidsverenigingen. #introductietijd #utrecht https://t.co/1BeWkpCfdl</text:p>
          </table:table-cell>
          <table:table-cell office:value-type="string" table:style-name="ce5">
            <text:p>Tue Aug 13 10:57:38 +0000 2019</text:p>
          </table:table-cell>
          <table:table-cell office:value-type="date" office:date-value="2019-08-13T11:57:38" table:style-name="ce7">
            <text:p>13/08/2019 11:57:38</text:p>
          </table:table-cell>
          <table:table-cell table:number-columns-repeated="4" table:style-name="ce5"/>
          <table:table-cell office:value-type="string" table:style-name="ce5">
            <text:p>860182555</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3085606234/191020f695f101f3d9e430422a5137df_normal.jpeg">http://pbs.twimg.com/profile_images/3085606234/191020f695f101f3d9e430422a5137df_normal.jpeg</text:a></text:p>
          </table:table-cell>
          <table:table-cell office:value-type="float" office:value="3340" table:style-name="ce5">
            <text:p>3340</text:p>
          </table:table-cell>
          <table:table-cell office:value-type="float" office:value="452" table:style-name="ce5">
            <text:p>452</text:p>
          </table:table-cell>
          <table:table-cell office:value-type="string" table:style-name="ce5">
            <text:p>Utrecht</text:p>
          </table:table-cell>
          <table:table-cell office:value-type="string" table:style-name="ce8">
            <text:p><text:a xlink:href="http://twitter.com/UtrechtSciPark/statuses/1161230324757647360">http://twitter.com/UtrechtSciPark/statuses/1161230324757647360</text:a></text:p>
          </table:table-cell>
          <table:table-cell office:value-type="string" table:style-name="ce5">
            <text:p>{"hashtags":[{"text":"Verenigingsparade","indices":[19,37]},{"text":"HU","indices":[83,86]}],"symbols":[],"user_mentions":[{"screen_name":"HU_Utrecht","name":"Hogeschool Utrecht","id":123858734,"id_str":"123858734","indices":[3,14]},{"screen_name":"UIT_2019","name":"UIT2019","id":110997279,"id_str":"110997279","indices":[45,54]},{"screen_name":"UniUtrecht","name":"Universiteit Utrecht","id":33548291,"id_str":"33548291","indices":[90,101]}],"urls":[]}</text:p>
          </table:table-cell>
          <table:table-cell table:number-columns-repeated="16366"/>
        </table:table-row>
        <table:table-row table:style-name="ro2">
          <table:table-cell office:value-type="string" table:style-name="ce4">
            <text:p>1161228085628407808</text:p>
          </table:table-cell>
          <table:table-cell office:value-type="string" table:style-name="ce5">
            <text:p>UtrechtUni</text:p>
          </table:table-cell>
          <table:table-cell office:value-type="string" table:style-name="ce6">
            <text:p>RT @YWOGuu: Don't forget to register for our exciting Symposium on September 3rd! #womeninscience #genderinacademia</text:p>
            <text:p>@UU_PhysGeog @UUGeo @UU_VN @UUCopernicus</text:p>
            <text:p>Register here: https://t.co/RqcH34JCg9 https://t.co/GtTlqwshcO</text:p>
          </table:table-cell>
          <table:table-cell office:value-type="string" table:style-name="ce5">
            <text:p>Tue Aug 13 10:48:44 +0000 2019</text:p>
          </table:table-cell>
          <table:table-cell office:value-type="date" office:date-value="2019-08-13T11:48:44" table:style-name="ce7">
            <text:p>13/08/2019 11:48:44</text:p>
          </table:table-cell>
          <table:table-cell table:number-columns-repeated="4" table:style-name="ce5"/>
          <table:table-cell office:value-type="string" table:style-name="ce5">
            <text:p>33550981</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458550172528558081/3nWKVt7W_normal.jpeg">http://pbs.twimg.com/profile_images/458550172528558081/3nWKVt7W_normal.jpeg</text:a></text:p>
          </table:table-cell>
          <table:table-cell office:value-type="float" office:value="5714" table:style-name="ce5">
            <text:p>5714</text:p>
          </table:table-cell>
          <table:table-cell office:value-type="float" office:value="85" table:style-name="ce5">
            <text:p>85</text:p>
          </table:table-cell>
          <table:table-cell office:value-type="string" table:style-name="ce5">
            <text:p>Utrecht, The Netherlands</text:p>
          </table:table-cell>
          <table:table-cell office:value-type="string" table:style-name="ce8">
            <text:p><text:a xlink:href="http://twitter.com/UtrechtUni/statuses/1161228085628407808">http://twitter.com/UtrechtUni/statuses/1161228085628407808</text:a></text:p>
          </table:table-cell>
          <table:table-cell office:value-type="string" table:style-name="ce5">
            <text:p>{"hashtags":[{"text":"womeninscience","indices":[82,97]},{"text":"genderinacademia","indices":[98,115]}],"symbols":[],"user_mentions":[{"screen_name":"YWOGuu","name":"Women of Geosciences","id":1073199664382574600,"id_str":"1073199664382574592","indices":[3,10]},{"screen_name":"UU_PhysGeog","name":"Physical Geography - Utrecht University","id":1064843295937970200,"id_str":"1064843295937970176","indices":[117,129]},{"screen_name":"UUGeo","name":"Geowetenschappen UU","id":49980589,"id_str":"49980589","indices":[130,136]}],"urls":[]}</text:p>
          </table:table-cell>
          <table:table-cell table:number-columns-repeated="16366"/>
        </table:table-row>
        <table:table-row table:style-name="ro4">
          <table:table-cell office:value-type="string" table:style-name="ce4">
            <text:p>1161227884373168128</text:p>
          </table:table-cell>
          <table:table-cell office:value-type="string" table:style-name="ce5">
            <text:p>UtrechtUni</text:p>
          </table:table-cell>
          <table:table-cell office:value-type="string" table:style-name="ce6">
            <text:p>RT @UUCopernicus: Subtle and ‘ordinary’ mechanisms of land grabbing: In the small Colombian city of Sogamoso, urban expansion, agriculture, mining and ecosystem conservation compete for the same, relatively small peri-urban space</text:p>
            <text:p>https://t.co/v0thP9vnjh</text:p>
          </table:table-cell>
          <table:table-cell office:value-type="string" table:style-name="ce5">
            <text:p>Tue Aug 13 10:47:56 +0000 2019</text:p>
          </table:table-cell>
          <table:table-cell office:value-type="date" office:date-value="2019-08-13T11:47:56" table:style-name="ce7">
            <text:p>13/08/2019 11:47:56</text:p>
          </table:table-cell>
          <table:table-cell table:number-columns-repeated="4" table:style-name="ce5"/>
          <table:table-cell office:value-type="string" table:style-name="ce5">
            <text:p>33550981</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458550172528558081/3nWKVt7W_normal.jpeg">http://pbs.twimg.com/profile_images/458550172528558081/3nWKVt7W_normal.jpeg</text:a></text:p>
          </table:table-cell>
          <table:table-cell office:value-type="float" office:value="5714" table:style-name="ce5">
            <text:p>5714</text:p>
          </table:table-cell>
          <table:table-cell office:value-type="float" office:value="85" table:style-name="ce5">
            <text:p>85</text:p>
          </table:table-cell>
          <table:table-cell office:value-type="string" table:style-name="ce5">
            <text:p>Utrecht, The Netherlands</text:p>
          </table:table-cell>
          <table:table-cell office:value-type="string" table:style-name="ce8">
            <text:p><text:a xlink:href="http://twitter.com/UtrechtUni/statuses/1161227884373168128">http://twitter.com/UtrechtUni/statuses/1161227884373168128</text:a></text:p>
          </table:table-cell>
          <table:table-cell office:value-type="string" table:style-name="ce5">
            <text:p>{"hashtags":[],"symbols":[],"user_mentions":[{"screen_name":"UUCopernicus","name":"Copernicus Institute of Sustainable Development UU","id":4425195676,"id_str":"4425195676","indices":[3,16]}],"urls":[]}</text:p>
          </table:table-cell>
          <table:table-cell table:number-columns-repeated="16366"/>
        </table:table-row>
        <table:table-row table:style-name="ro5">
          <table:table-cell office:value-type="string" table:style-name="ce4">
            <text:p>1161227298361790465</text:p>
          </table:table-cell>
          <table:table-cell office:value-type="string" table:style-name="ce5">
            <text:p>UtrechtUni</text:p>
          </table:table-cell>
          <table:table-cell office:value-type="string" table:style-name="ce6">
            <text:p>How do refugees affect social life in host communities? The case of Congolese refugees in Rwanda by @OzgeBilgili</text:p>
            <text:p>https://t.co/sphbdwq7WK</text:p>
          </table:table-cell>
          <table:table-cell office:value-type="string" table:style-name="ce5">
            <text:p>Tue Aug 13 10:45:37 +0000 2019</text:p>
          </table:table-cell>
          <table:table-cell office:value-type="date" office:date-value="2019-08-13T11:45:37" table:style-name="ce7">
            <text:p>13/08/2019 11:45:37</text:p>
          </table:table-cell>
          <table:table-cell table:number-columns-repeated="4" table:style-name="ce5"/>
          <table:table-cell office:value-type="string" table:style-name="ce5">
            <text:p>33550981</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458550172528558081/3nWKVt7W_normal.jpeg">http://pbs.twimg.com/profile_images/458550172528558081/3nWKVt7W_normal.jpeg</text:a></text:p>
          </table:table-cell>
          <table:table-cell office:value-type="float" office:value="5714" table:style-name="ce5">
            <text:p>5714</text:p>
          </table:table-cell>
          <table:table-cell office:value-type="float" office:value="85" table:style-name="ce5">
            <text:p>85</text:p>
          </table:table-cell>
          <table:table-cell office:value-type="string" table:style-name="ce5">
            <text:p>Utrecht, The Netherlands</text:p>
          </table:table-cell>
          <table:table-cell office:value-type="string" table:style-name="ce8">
            <text:p><text:a xlink:href="http://twitter.com/UtrechtUni/statuses/1161227298361790465">http://twitter.com/UtrechtUni/statuses/1161227298361790465</text:a></text:p>
          </table:table-cell>
          <table:table-cell office:value-type="string" table:style-name="ce5">
            <text:p>{"hashtags":[],"symbols":[],"user_mentions":[{"screen_name":"OzgeBilgili","name":"Ozge Bilgili","id":300982023,"id_str":"300982023","indices":[100,112]}],"urls":[{"url":"https://t.co/sphbdwq7WK","expanded_url":"https://link.springer.com/article/10.1186/s40878-019-0139-1","display_url":"link.springer.com/article/10.118…","indices":[114,137]}]}</text:p>
          </table:table-cell>
          <table:table-cell table:number-columns-repeated="16366"/>
        </table:table-row>
        <table:table-row table:style-name="ro5">
          <table:table-cell office:value-type="string" table:style-name="ce4">
            <text:p>1161226835205730306</text:p>
          </table:table-cell>
          <table:table-cell office:value-type="string" table:style-name="ce5">
            <text:p>HU_Utrecht</text:p>
          </table:table-cell>
          <table:table-cell office:value-type="string" table:style-name="ce6">
            <text:p>De #Verenigingsparade van de @UIT_2019 trekt langs de gebouwen van #HU en @UniUtrecht: een feestelijke stoet van sport- en gezelligheidsverenigingen. #introductietijd #utrecht https://t.co/1BeWkpCfdl</text:p>
          </table:table-cell>
          <table:table-cell office:value-type="string" table:style-name="ce5">
            <text:p>Tue Aug 13 10:43:46 +0000 2019</text:p>
          </table:table-cell>
          <table:table-cell office:value-type="date" office:date-value="2019-08-13T11:43:46" table:style-name="ce7">
            <text:p>13/08/2019 11:43:46</text:p>
          </table:table-cell>
          <table:table-cell table:number-columns-repeated="4" table:style-name="ce5"/>
          <table:table-cell office:value-type="string" table:style-name="ce5">
            <text:p>123858734</text:p>
          </table:table-cell>
          <table:table-cell table:style-name="ce5"/>
          <table:table-cell office:value-type="string" table:style-name="ce5">
            <text:p>&lt;a href="http://www.coosto.com" rel="nofollow"&gt;Coosto&lt;/a&gt;</text:p>
          </table:table-cell>
          <table:table-cell office:value-type="string" table:style-name="ce8">
            <text:p><text:a xlink:href="http://pbs.twimg.com/profile_images/909732535315451904/YMfGg27a_normal.jpg">http://pbs.twimg.com/profile_images/909732535315451904/YMfGg27a_normal.jpg</text:a></text:p>
          </table:table-cell>
          <table:table-cell office:value-type="float" office:value="9728" table:style-name="ce5">
            <text:p>9728</text:p>
          </table:table-cell>
          <table:table-cell office:value-type="float" office:value="450" table:style-name="ce5">
            <text:p>450</text:p>
          </table:table-cell>
          <table:table-cell office:value-type="string" table:style-name="ce5">
            <text:p>Amersfoort en Utrecht</text:p>
          </table:table-cell>
          <table:table-cell office:value-type="string" table:style-name="ce8">
            <text:p><text:a xlink:href="http://twitter.com/HU_Utrecht/statuses/1161226835205730306">http://twitter.com/HU_Utrecht/statuses/1161226835205730306</text:a></text:p>
          </table:table-cell>
          <table:table-cell office:value-type="string" table:style-name="ce5">
            <text:p>{"hashtags":[{"text":"Verenigingsparade","indices":[3,21]},{"text":"HU","indices":[67,70]},{"text":"introductietijd","indices":[150,166]},{"text":"utrecht","indices":[167,175]}],"symbols":[],"user_mentions":[{"screen_name":"UIT_2019","name":"UIT2019","id":110997279,"id_str":"110997279","indices":[29,38]},{"screen_name":"UniUtrecht","name":"Universiteit Utrecht","id":33548291,"id_str":"33548291","indices":[74,85]}],"urls":[],"media":[{"id":1161226669576863700,"id_str":"1161226669576863744","indices":[176,199],"media_url":"http://pbs.twimg.com/ext_tw_video_thumb/1161226669576863744/pu/img/Q4GyI6RhUOGpUKhu.jpg","media_url_https":"https://pbs.twimg.com/ext_tw_video_thumb/1161226669576863744/pu/img/Q4GyI6RhUOGpUKhu.jpg","url":"https://t.co/1BeWkpCfdl","display_url":"pic.twitter.com/1BeWkpCfdl","expanded_url":"https://twitter.com/HU_Utrecht/status/1161226835205730306/video/1","type":"photo","sizes":{"thumb":{"w":150,"h":150,"resize":"crop"},"medium":{"w":1200,"h":675,"resize":"fit"},"small":{"w":680,"h":383,"resize":"fit"},"large":{"w":1280,"h":720,"resize":"fit"}}}]}</text:p>
          </table:table-cell>
          <table:table-cell table:number-columns-repeated="16366"/>
        </table:table-row>
        <table:table-row table:style-name="ro4">
          <table:table-cell office:value-type="string" table:style-name="ce4">
            <text:p>1161226538165198850</text:p>
          </table:table-cell>
          <table:table-cell office:value-type="string" table:style-name="ce5">
            <text:p>UtrechtUni</text:p>
          </table:table-cell>
          <table:table-cell office:value-type="string" table:style-name="ce6">
            <text:p>RT @RDMsupportUU: Summertime: great time to try out the online course 'Learn how to write your Data Management Plan (DMP)'. #onlinetraining #DMP. For PhD's @UtrechtUni/@UniUtrecht: you get 0,5 ECTS credit when completing the course</text:p>
            <text:p>https://t.co/bHWuc4eROo [@AmiekvdK]</text:p>
          </table:table-cell>
          <table:table-cell office:value-type="string" table:style-name="ce5">
            <text:p>Tue Aug 13 10:42:35 +0000 2019</text:p>
          </table:table-cell>
          <table:table-cell office:value-type="date" office:date-value="2019-08-13T11:42:35" table:style-name="ce7">
            <text:p>13/08/2019 11:42:35</text:p>
          </table:table-cell>
          <table:table-cell table:number-columns-repeated="4" table:style-name="ce5"/>
          <table:table-cell office:value-type="string" table:style-name="ce5">
            <text:p>33550981</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458550172528558081/3nWKVt7W_normal.jpeg">http://pbs.twimg.com/profile_images/458550172528558081/3nWKVt7W_normal.jpeg</text:a></text:p>
          </table:table-cell>
          <table:table-cell office:value-type="float" office:value="5714" table:style-name="ce5">
            <text:p>5714</text:p>
          </table:table-cell>
          <table:table-cell office:value-type="float" office:value="85" table:style-name="ce5">
            <text:p>85</text:p>
          </table:table-cell>
          <table:table-cell office:value-type="string" table:style-name="ce5">
            <text:p>Utrecht, The Netherlands</text:p>
          </table:table-cell>
          <table:table-cell office:value-type="string" table:style-name="ce8">
            <text:p><text:a xlink:href="http://twitter.com/UtrechtUni/statuses/1161226538165198850">http://twitter.com/UtrechtUni/statuses/1161226538165198850</text:a></text:p>
          </table:table-cell>
          <table:table-cell office:value-type="string" table:style-name="ce5">
            <text:p>{"hashtags":[{"text":"onlinetraining","indices":[124,139]}],"symbols":[],"user_mentions":[{"screen_name":"RDMsupportUU","name":"Research Data Management Support @UU","id":1156231088123105300,"id_str":"1156231088123105282","indices":[3,16]}],"urls":[]}</text:p>
          </table:table-cell>
          <table:table-cell table:number-columns-repeated="16366"/>
        </table:table-row>
        <table:table-row table:style-name="ro5">
          <table:table-cell office:value-type="string" table:style-name="ce4">
            <text:p>1161225492755824641</text:p>
          </table:table-cell>
          <table:table-cell office:value-type="string" table:style-name="ce5">
            <text:p>UniUtrecht</text:p>
          </table:table-cell>
          <table:table-cell office:value-type="string" table:style-name="ce6">
            <text:p>RT @UUBeta: Lunchtip! Live-interview met onze eigen hortulanus van de @UUBotu op het radiokanaal van de @uit2019 (13.15-14.00)</text:p>
            <text:p>https://t.co/jnyZZqqDHR</text:p>
          </table:table-cell>
          <table:table-cell office:value-type="string" table:style-name="ce5">
            <text:p>Tue Aug 13 10:38:26 +0000 2019</text:p>
          </table:table-cell>
          <table:table-cell office:value-type="date" office:date-value="2019-08-13T11:38:26" table:style-name="ce7">
            <text:p>13/08/2019 11:38:26</text:p>
          </table:table-cell>
          <table:table-cell table:number-columns-repeated="4" table:style-name="ce5"/>
          <table:table-cell office:value-type="string" table:style-name="ce5">
            <text:p>33548291</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458549853077774336/0pzRKaLW_normal.jpeg">http://pbs.twimg.com/profile_images/458549853077774336/0pzRKaLW_normal.jpeg</text:a></text:p>
          </table:table-cell>
          <table:table-cell office:value-type="float" office:value="49691" table:style-name="ce5">
            <text:p>49691</text:p>
          </table:table-cell>
          <table:table-cell office:value-type="float" office:value="310" table:style-name="ce5">
            <text:p>310</text:p>
          </table:table-cell>
          <table:table-cell office:value-type="string" table:style-name="ce5">
            <text:p>Utrecht, Nederland</text:p>
          </table:table-cell>
          <table:table-cell office:value-type="string" table:style-name="ce8">
            <text:p><text:a xlink:href="http://twitter.com/UniUtrecht/statuses/1161225492755824641">http://twitter.com/UniUtrecht/statuses/1161225492755824641</text:a></text:p>
          </table:table-cell>
          <table:table-cell office:value-type="string" table:style-name="ce5">
            <text:p>{"hashtags":[],"symbols":[],"user_mentions":[{"screen_name":"UUBeta","name":"Faculty of Science, Utrecht University","id":72820359,"id_str":"72820359","indices":[3,10]},{"screen_name":"UUBotu","name":"Botanische Tuinen UU","id":297972476,"id_str":"297972476","indices":[70,77]}],"urls":[]}</text:p>
          </table:table-cell>
          <table:table-cell table:number-columns-repeated="16366"/>
        </table:table-row>
        <table:table-row table:style-name="ro4">
          <table:table-cell office:value-type="string" table:style-name="ce4">
            <text:p>1161217583623921666</text:p>
          </table:table-cell>
          <table:table-cell office:value-type="string" table:style-name="ce5">
            <text:p>fdmhildesheim</text:p>
          </table:table-cell>
          <table:table-cell office:value-type="string" table:style-name="ce6">
            <text:p>RT @RDMsupportUU: Summertime: great time to try out the online course 'Learn how to write your Data Management Plan (DMP)'. #onlinetraining #DMP. For PhD's @UtrechtUni/@UniUtrecht: you get 0,5 ECTS credit when completing the course</text:p>
            <text:p>https://t.co/bHWuc4eROo [@AmiekvdK]</text:p>
          </table:table-cell>
          <table:table-cell office:value-type="string" table:style-name="ce5">
            <text:p>Tue Aug 13 10:07:00 +0000 2019</text:p>
          </table:table-cell>
          <table:table-cell office:value-type="date" office:date-value="2019-08-13T11:07:00" table:style-name="ce7">
            <text:p>13/08/2019 11:07:00</text:p>
          </table:table-cell>
          <table:table-cell table:number-columns-repeated="4" table:style-name="ce5"/>
          <table:table-cell office:value-type="string" table:style-name="ce5">
            <text:p>970596409975156737</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159872656264634368/UgFeBOFO_normal.jpg">http://pbs.twimg.com/profile_images/1159872656264634368/UgFeBOFO_normal.jpg</text:a></text:p>
          </table:table-cell>
          <table:table-cell office:value-type="float" office:value="763" table:style-name="ce5">
            <text:p>763</text:p>
          </table:table-cell>
          <table:table-cell office:value-type="float" office:value="880" table:style-name="ce5">
            <text:p>880</text:p>
          </table:table-cell>
          <table:table-cell office:value-type="string" table:style-name="ce5">
            <text:p>Hildesheim, Germany</text:p>
          </table:table-cell>
          <table:table-cell office:value-type="string" table:style-name="ce8">
            <text:p><text:a xlink:href="http://twitter.com/fdmhildesheim/statuses/1161217583623921666">http://twitter.com/fdmhildesheim/statuses/1161217583623921666</text:a></text:p>
          </table:table-cell>
          <table:table-cell office:value-type="string" table:style-name="ce5">
            <text:p>{"hashtags":[{"text":"onlinetraining","indices":[124,139]}],"symbols":[],"user_mentions":[{"screen_name":"RDMsupportUU","name":"Research Data Management Support @UU","id":1156231088123105300,"id_str":"1156231088123105282","indices":[3,16]}],"urls":[]}</text:p>
          </table:table-cell>
          <table:table-cell table:number-columns-repeated="16366"/>
        </table:table-row>
        <table:table-row table:style-name="ro4">
          <table:table-cell office:value-type="string" table:style-name="ce4">
            <text:p>1161214584855961600</text:p>
          </table:table-cell>
          <table:table-cell office:value-type="string" table:style-name="ce5">
            <text:p>UWuttke</text:p>
          </table:table-cell>
          <table:table-cell office:value-type="string" table:style-name="ce6">
            <text:p>RT @RDMsupportUU: Summertime: great time to try out the online course 'Learn how to write your Data Management Plan (DMP)'. #onlinetraining #DMP. For PhD's @UtrechtUni/@UniUtrecht: you get 0,5 ECTS credit when completing the course</text:p>
            <text:p>https://t.co/bHWuc4eROo [@AmiekvdK]</text:p>
          </table:table-cell>
          <table:table-cell office:value-type="string" table:style-name="ce5">
            <text:p>Tue Aug 13 09:55:06 +0000 2019</text:p>
          </table:table-cell>
          <table:table-cell office:value-type="date" office:date-value="2019-08-13T10:55:06" table:style-name="ce7">
            <text:p>13/08/2019 10:55:06</text:p>
          </table:table-cell>
          <table:table-cell table:number-columns-repeated="4" table:style-name="ce5"/>
          <table:table-cell office:value-type="string" table:style-name="ce5">
            <text:p>1421172834</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989370009746071557/CdJ8LpXa_normal.jpg">http://pbs.twimg.com/profile_images/989370009746071557/CdJ8LpXa_normal.jpg</text:a></text:p>
          </table:table-cell>
          <table:table-cell office:value-type="float" office:value="1118" table:style-name="ce5">
            <text:p>1118</text:p>
          </table:table-cell>
          <table:table-cell office:value-type="float" office:value="784" table:style-name="ce5">
            <text:p>784</text:p>
          </table:table-cell>
          <table:table-cell office:value-type="string" table:style-name="ce5">
            <text:p>Berlin, Deutschland</text:p>
          </table:table-cell>
          <table:table-cell office:value-type="string" table:style-name="ce8">
            <text:p><text:a xlink:href="http://twitter.com/UWuttke/statuses/1161214584855961600">http://twitter.com/UWuttke/statuses/1161214584855961600</text:a></text:p>
          </table:table-cell>
          <table:table-cell office:value-type="string" table:style-name="ce5">
            <text:p>{"hashtags":[{"text":"onlinetraining","indices":[124,139]}],"symbols":[],"user_mentions":[{"screen_name":"RDMsupportUU","name":"Research Data Management Support @UU","id":1156231088123105300,"id_str":"1156231088123105282","indices":[3,16]}],"urls":[]}</text:p>
          </table:table-cell>
          <table:table-cell table:number-columns-repeated="16366"/>
        </table:table-row>
        <table:table-row table:style-name="ro4">
          <table:table-cell office:value-type="string" table:style-name="ce4">
            <text:p>1161212759297732608</text:p>
          </table:table-cell>
          <table:table-cell office:value-type="string" table:style-name="ce5">
            <text:p>vonkmj</text:p>
          </table:table-cell>
          <table:table-cell office:value-type="string" table:style-name="ce6">
            <text:p>Welke Nederlandse universiteiten nemen hier een voorbeeld aan voor de klimaatstaking van 27 september? @VUamsterdam @UvA_Amsterdam @UniLeiden @erasmusuni @tudelft @Radboud_Uni @TilburgU @univgroningen @MaastrichtU @UTwente @UniUtrecht https://t.co/0ePdo75U5J</text:p>
          </table:table-cell>
          <table:table-cell office:value-type="string" table:style-name="ce5">
            <text:p>Tue Aug 13 09:47:50 +0000 2019</text:p>
          </table:table-cell>
          <table:table-cell office:value-type="date" office:date-value="2019-08-13T10:47:50" table:style-name="ce7">
            <text:p>13/08/2019 10:47:50</text:p>
          </table:table-cell>
          <table:table-cell table:number-columns-repeated="4" table:style-name="ce5"/>
          <table:table-cell office:value-type="string" table:style-name="ce5">
            <text:p>1208377982</text:p>
          </table:table-cell>
          <table:table-cell table:style-name="ce5"/>
          <table:table-cell office:value-type="string" table:style-name="ce5">
            <text:p>&lt;a href="http://twitter.com/#!/download/ipad" rel="nofollow"&gt;Twitter for iPad&lt;/a&gt;</text:p>
          </table:table-cell>
          <table:table-cell office:value-type="string" table:style-name="ce8">
            <text:p><text:a xlink:href="http://pbs.twimg.com/profile_images/663849587090681856/YTuqOl6S_normal.jpg">http://pbs.twimg.com/profile_images/663849587090681856/YTuqOl6S_normal.jpg</text:a></text:p>
          </table:table-cell>
          <table:table-cell office:value-type="float" office:value="399" table:style-name="ce5">
            <text:p>399</text:p>
          </table:table-cell>
          <table:table-cell office:value-type="float" office:value="444" table:style-name="ce5">
            <text:p>444</text:p>
          </table:table-cell>
          <table:table-cell table:style-name="ce5"/>
          <table:table-cell office:value-type="string" table:style-name="ce8">
            <text:p><text:a xlink:href="http://twitter.com/vonkmj/statuses/1161212759297732608">http://twitter.com/vonkmj/statuses/1161212759297732608</text:a></text:p>
          </table:table-cell>
          <table:table-cell office:value-type="string" table:style-name="ce5">
            <text:p>{"hashtags":[],"symbols":[],"user_mentions":[{"screen_name":"VUamsterdam","name":"Vrije Universiteit Amsterdam","id":18991187,"id_str":"18991187","indices":[103,115]},{"screen_name":"UvA_Amsterdam","name":"UvA Amsterdam","id":156280168,"id_str":"156280168","indices":[116,130]},{"screen_name":"UniLeiden","name":"Universiteit Leiden","id":58478256,"id_str":"58478256","indices":[131,141]},{"screen_name":"erasmusuni","name":"Erasmus University","id":52693210,"id_str":"52693210","indices":[142,153]},{"screen_name":"tudelft","name":"TU Delft","id":29964546,"id_str":"29964546","indices":[154,162]},{"screen_name":"Radboud_Uni","name":"Radboud University","id":45826046,"id_str":"45826046","indices":[163,175]},{"screen_name":"TilburgU","name":"Tilburg University","id":50655273,"id_str":"50655273","indices":[176,185]},{"screen_name":"univgroningen","name":"University Groningen","id":33535466,"id_str":"33535466","indices":[186,200]},{"screen_name":"MaastrichtU","name":"MaastrichtUniversity","id":516474576,"id_str":"516474576","indices":[201,213]},{"screen_name":"UTwente","name":"Universiteit Twente","id":18991614,"id_str":"18991614","indices":[214,222]},{"screen_name":"UniUtrecht","name":"Universiteit Utrecht","id":33548291,"id_str":"33548291","indices":[223,234]}],"urls":[{"url":"https://t.co/0ePdo75U5J","expanded_url":"https://twitter.com/rpancost/status/1159571443513999360","display_url":"twitter.com/rpancost/statu…","indices":[235,258]}]}</text:p>
          </table:table-cell>
          <table:table-cell table:number-columns-repeated="16366"/>
        </table:table-row>
        <table:table-row table:style-name="ro4">
          <table:table-cell office:value-type="string" table:style-name="ce4">
            <text:p>1161212698031468544</text:p>
          </table:table-cell>
          <table:table-cell office:value-type="string" table:style-name="ce5">
            <text:p>AmiekvdK</text:p>
          </table:table-cell>
          <table:table-cell office:value-type="string" table:style-name="ce6">
            <text:p>RT @RDMsupportUU: Summertime: great time to try out the online course 'Learn how to write your Data Management Plan (DMP)'. #onlinetraining #DMP. For PhD's @UtrechtUni/@UniUtrecht: you get 0,5 ECTS credit when completing the course</text:p>
            <text:p>https://t.co/bHWuc4eROo [@AmiekvdK]</text:p>
          </table:table-cell>
          <table:table-cell office:value-type="string" table:style-name="ce5">
            <text:p>Tue Aug 13 09:47:36 +0000 2019</text:p>
          </table:table-cell>
          <table:table-cell office:value-type="date" office:date-value="2019-08-13T10:47:36" table:style-name="ce7">
            <text:p>13/08/2019 10:47:36</text:p>
          </table:table-cell>
          <table:table-cell table:number-columns-repeated="4" table:style-name="ce5"/>
          <table:table-cell office:value-type="string" table:style-name="ce5">
            <text:p>461077351</text:p>
          </table:table-cell>
          <table:table-cell table:style-name="ce5"/>
          <table:table-cell office:value-type="string" table:style-name="ce5">
            <text:p>&lt;a href="https://about.twitter.com/products/tweetdeck" rel="nofollow"&gt;TweetDeck&lt;/a&gt;</text:p>
          </table:table-cell>
          <table:table-cell office:value-type="string" table:style-name="ce8">
            <text:p><text:a xlink:href="http://pbs.twimg.com/profile_images/1086195122067390464/FYUDshWr_normal.jpg">http://pbs.twimg.com/profile_images/1086195122067390464/FYUDshWr_normal.jpg</text:a></text:p>
          </table:table-cell>
          <table:table-cell office:value-type="float" office:value="558" table:style-name="ce5">
            <text:p>558</text:p>
          </table:table-cell>
          <table:table-cell office:value-type="float" office:value="284" table:style-name="ce5">
            <text:p>284</text:p>
          </table:table-cell>
          <table:table-cell office:value-type="string" table:style-name="ce5">
            <text:p>Amsterdam/Utrecht</text:p>
          </table:table-cell>
          <table:table-cell office:value-type="string" table:style-name="ce8">
            <text:p><text:a xlink:href="http://twitter.com/AmiekvdK/statuses/1161212698031468544">http://twitter.com/AmiekvdK/statuses/1161212698031468544</text:a></text:p>
          </table:table-cell>
          <table:table-cell office:value-type="string" table:style-name="ce5">
            <text:p>{"hashtags":[{"text":"onlinetraining","indices":[124,139]}],"symbols":[],"user_mentions":[{"screen_name":"RDMsupportUU","name":"Research Data Management Support @UU","id":1156231088123105300,"id_str":"1156231088123105282","indices":[3,16]}],"urls":[]}</text:p>
          </table:table-cell>
          <table:table-cell table:number-columns-repeated="16366"/>
        </table:table-row>
        <table:table-row table:style-name="ro4">
          <table:table-cell office:value-type="string" table:style-name="ce4">
            <text:p>1161200548626010112</text:p>
          </table:table-cell>
          <table:table-cell office:value-type="string" table:style-name="ce5">
            <text:p>UniUtrecht</text:p>
          </table:table-cell>
          <table:table-cell office:value-type="string" table:style-name="ce6">
            <text:p>RT @VET_UniUtrecht: Net als bij mensen zou het voor dieren goed zijn als ze een bezoek aan de dierenarts brengen voor een gebitscontrole. Henriette Booij-Vrieling behaalde de Europese specialisatie veterinaire tandheelkunde. Lees haar verhaal in de Vetscience: https://t.co/b441ACuTue https://t.co/kx5IcYV28h</text:p>
          </table:table-cell>
          <table:table-cell office:value-type="string" table:style-name="ce5">
            <text:p>Tue Aug 13 08:59:19 +0000 2019</text:p>
          </table:table-cell>
          <table:table-cell office:value-type="date" office:date-value="2019-08-13T09:59:19" table:style-name="ce7">
            <text:p>13/08/2019 09:59:19</text:p>
          </table:table-cell>
          <table:table-cell table:number-columns-repeated="4" table:style-name="ce5"/>
          <table:table-cell office:value-type="string" table:style-name="ce5">
            <text:p>33548291</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458549853077774336/0pzRKaLW_normal.jpeg">http://pbs.twimg.com/profile_images/458549853077774336/0pzRKaLW_normal.jpeg</text:a></text:p>
          </table:table-cell>
          <table:table-cell office:value-type="float" office:value="49691" table:style-name="ce5">
            <text:p>49691</text:p>
          </table:table-cell>
          <table:table-cell office:value-type="float" office:value="310" table:style-name="ce5">
            <text:p>310</text:p>
          </table:table-cell>
          <table:table-cell office:value-type="string" table:style-name="ce5">
            <text:p>Utrecht, Nederland</text:p>
          </table:table-cell>
          <table:table-cell office:value-type="string" table:style-name="ce8">
            <text:p><text:a xlink:href="http://twitter.com/UniUtrecht/statuses/1161200548626010112">http://twitter.com/UniUtrecht/statuses/1161200548626010112</text:a></text:p>
          </table:table-cell>
          <table:table-cell office:value-type="string" table:style-name="ce5">
            <text:p>{"hashtags":[],"symbols":[],"user_mentions":[{"screen_name":"VET_UniUtrecht","name":"Diergeneeskunde","id":215977394,"id_str":"215977394","indices":[3,18]}],"urls":[]}</text:p>
          </table:table-cell>
          <table:table-cell table:number-columns-repeated="16366"/>
        </table:table-row>
        <table:table-row table:style-name="ro2">
          <table:table-cell office:value-type="string" table:style-name="ce4">
            <text:p>1161200049558368256</text:p>
          </table:table-cell>
          <table:table-cell office:value-type="string" table:style-name="ce5">
            <text:p>pimpmymemory</text:p>
          </table:table-cell>
          <table:table-cell office:value-type="string" table:style-name="ce6">
            <text:p>The effect of self-regulation learning interventions on achievement via actual self-regulated strategies is very low. Future studies should take all three components and their relationships into consideration, says Renée Jansen from @UtrechtUni. #EARLI2019 https://t.co/7tViYGE1t0</text:p>
          </table:table-cell>
          <table:table-cell office:value-type="string" table:style-name="ce5">
            <text:p>Tue Aug 13 08:57:20 +0000 2019</text:p>
          </table:table-cell>
          <table:table-cell office:value-type="date" office:date-value="2019-08-13T09:57:20" table:style-name="ce7">
            <text:p>13/08/2019 09:57:20</text:p>
          </table:table-cell>
          <table:table-cell table:number-columns-repeated="4" table:style-name="ce5"/>
          <table:table-cell office:value-type="string" table:style-name="ce5">
            <text:p>1959198050</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150014155124039681/vbc40o-V_normal.jpg">http://pbs.twimg.com/profile_images/1150014155124039681/vbc40o-V_normal.jpg</text:a></text:p>
          </table:table-cell>
          <table:table-cell office:value-type="float" office:value="3886" table:style-name="ce5">
            <text:p>3886</text:p>
          </table:table-cell>
          <table:table-cell office:value-type="float" office:value="760" table:style-name="ce5">
            <text:p>760</text:p>
          </table:table-cell>
          <table:table-cell office:value-type="string" table:style-name="ce5">
            <text:p>Dundee, Scotland</text:p>
          </table:table-cell>
          <table:table-cell office:value-type="string" table:style-name="ce8">
            <text:p><text:a xlink:href="http://twitter.com/pimpmymemory/statuses/1161200049558368256">http://twitter.com/pimpmymemory/statuses/1161200049558368256</text:a></text:p>
          </table:table-cell>
          <table:table-cell office:value-type="string" table:style-name="ce5">
            <text:p>{"hashtags":[{"text":"EARLI2019","indices":[246,256]}],"symbols":[],"user_mentions":[{"screen_name":"UtrechtUni","name":"Utrecht University","id":33550981,"id_str":"33550981","indices":[233,244]}],"urls":[],"media":[{"id":1161200042302161000,"id_str":"1161200042302160896","indices":[257,280],"media_url":"http://pbs.twimg.com/media/EB1pSUKWwAA29UR.jpg","media_url_https":"https://pbs.twimg.com/media/EB1pSUKWwAA29UR.jpg","url":"https://t.co/7tViYGE1t0","display_url":"pic.twitter.com/7tViYGE1t0","expanded_url":"https://twitter.com/pimpmymemory/status/1161200049558368256/photo/1","type":"photo","sizes":{"medium":{"w":1019,"h":1200,"resize":"fit"},"thumb":{"w":150,"h":150,"resize":"crop"},"small":{"w":577,"h":680,"resize":"fit"},"large":{"w":1739,"h":2048,"resize":"fit"}}}]}</text:p>
          </table:table-cell>
          <table:table-cell table:number-columns-repeated="16366"/>
        </table:table-row>
        <table:table-row table:style-name="ro2">
          <table:table-cell office:value-type="string" table:style-name="ce4">
            <text:p>1161200025571090432</text:p>
          </table:table-cell>
          <table:table-cell office:value-type="string" table:style-name="ce5">
            <text:p>VET_UniUtrecht</text:p>
          </table:table-cell>
          <table:table-cell office:value-type="string" table:style-name="ce6">
            <text:p>Net als bij mensen zou het voor dieren goed zijn als ze een bezoek aan de dierenarts brengen voor een gebitscontrole. Henriette Booij-Vrieling behaalde de Europese specialisatie veterinaire tandheelkunde. Lees haar verhaal in de Vetscience: https://t.co/b441ACuTue https://t.co/kx5IcYV28h</text:p>
          </table:table-cell>
          <table:table-cell office:value-type="string" table:style-name="ce5">
            <text:p>Tue Aug 13 08:57:14 +0000 2019</text:p>
          </table:table-cell>
          <table:table-cell office:value-type="date" office:date-value="2019-08-13T09:57:14" table:style-name="ce7">
            <text:p>13/08/2019 09:57:14</text:p>
          </table:table-cell>
          <table:table-cell table:number-columns-repeated="4" table:style-name="ce5"/>
          <table:table-cell office:value-type="string" table:style-name="ce5">
            <text:p>215977394</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987263393127071744/4haWCOry_normal.jpg">http://pbs.twimg.com/profile_images/987263393127071744/4haWCOry_normal.jpg</text:a></text:p>
          </table:table-cell>
          <table:table-cell office:value-type="float" office:value="3080" table:style-name="ce5">
            <text:p>3080</text:p>
          </table:table-cell>
          <table:table-cell office:value-type="float" office:value="316" table:style-name="ce5">
            <text:p>316</text:p>
          </table:table-cell>
          <table:table-cell office:value-type="string" table:style-name="ce5">
            <text:p>Utrecht, NL</text:p>
          </table:table-cell>
          <table:table-cell office:value-type="string" table:style-name="ce8">
            <text:p><text:a xlink:href="http://twitter.com/VET_UniUtrecht/statuses/1161200025571090432">http://twitter.com/VET_UniUtrecht/statuses/1161200025571090432</text:a></text:p>
          </table:table-cell>
          <table:table-cell office:value-type="string" table:style-name="ce5">
            <text:p>{"hashtags":[],"symbols":[],"user_mentions":[],"urls":[{"url":"https://t.co/b441ACuTue","expanded_url":"https://www.uu.nl/nieuws/hond-of-mens-een-kies-trekken-is-hetzelfde","display_url":"uu.nl/nieuws/hond-of…","indices":[241,264]}],"media":[{"id":1161200020332392400,"id_str":"1161200020332392448","indices":[265,288],"media_url":"http://pbs.twimg.com/media/EB1pRCUWsAAV3RV.jpg","media_url_https":"https://pbs.twimg.com/media/EB1pRCUWsAAV3RV.jpg","url":"https://t.co/kx5IcYV28h","display_url":"pic.twitter.com/kx5IcYV28h","expanded_url":"https://twitter.com/VET_UniUtrecht/status/1161200025571090432/photo/1","type":"photo","sizes":{"thumb":{"w":150,"h":150,"resize":"crop"},"large":{"w":952,"h":952,"resize":"fit"},"medium":{"w":952,"h":952,"resize":"fit"},"small":{"w":680,"h":680,"resize":"fit"}}}]}</text:p>
          </table:table-cell>
          <table:table-cell table:number-columns-repeated="16366"/>
        </table:table-row>
        <table:table-row table:style-name="ro8">
          <table:table-cell office:value-type="string" table:style-name="ce4">
            <text:p>1161198723495604224</text:p>
          </table:table-cell>
          <table:table-cell office:value-type="string" table:style-name="ce5">
            <text:p>poppyhills69</text:p>
          </table:table-cell>
          <table:table-cell office:value-type="string" table:style-name="ce6">
            <text:p>@ARKNatuur @UniUtrecht Bijzonder... Ik dacht dat je wild niet mocht voeren!?</text:p>
          </table:table-cell>
          <table:table-cell office:value-type="string" table:style-name="ce5">
            <text:p>Tue Aug 13 08:52:04 +0000 2019</text:p>
          </table:table-cell>
          <table:table-cell office:value-type="date" office:date-value="2019-08-13T09:52:04" table:style-name="ce7">
            <text:p>13/08/2019 09:52:04</text:p>
          </table:table-cell>
          <table:table-cell table:number-columns-repeated="2" table:style-name="ce5"/>
          <table:table-cell office:value-type="string" table:style-name="ce5">
            <text:p>256941885</text:p>
          </table:table-cell>
          <table:table-cell office:value-type="string" table:style-name="ce5">
            <text:p>ARKNatuur</text:p>
          </table:table-cell>
          <table:table-cell office:value-type="string" table:style-name="ce5">
            <text:p>988110149813489665</text:p>
          </table:table-cell>
          <table:table-cell office:value-type="string" table:style-name="ce5">
            <text:p>1160880277150941184</text:p>
          </table:table-cell>
          <table:table-cell office:value-type="string" table:style-name="ce5">
            <text:p>&lt;a href="http://twitter.com/download/android" rel="nofollow"&gt;Twitter for Android&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0" table:style-name="ce5">
            <text:p>10</text:p>
          </table:table-cell>
          <table:table-cell office:value-type="float" office:value="79" table:style-name="ce5">
            <text:p>79</text:p>
          </table:table-cell>
          <table:table-cell table:style-name="ce5"/>
          <table:table-cell office:value-type="string" table:style-name="ce8">
            <text:p><text:a xlink:href="http://twitter.com/poppyhills69/statuses/1161198723495604224">http://twitter.com/poppyhills69/statuses/1161198723495604224</text:a></text:p>
          </table:table-cell>
          <table:table-cell office:value-type="string" table:style-name="ce5">
            <text:p>{"hashtags":[],"symbols":[],"user_mentions":[{"screen_name":"ARKNatuur","name":"ARK","id":256941885,"id_str":"256941885","indices":[0,10]},{"screen_name":"UniUtrecht","name":"Universiteit Utrecht","id":33548291,"id_str":"33548291","indices":[11,22]}],"urls":[]}</text:p>
          </table:table-cell>
          <table:table-cell table:number-columns-repeated="16366"/>
        </table:table-row>
        <table:table-row table:style-name="ro4">
          <table:table-cell office:value-type="string" table:style-name="ce4">
            <text:p>1161198315825979392</text:p>
          </table:table-cell>
          <table:table-cell office:value-type="string" table:style-name="ce5">
            <text:p>sjDCC</text:p>
          </table:table-cell>
          <table:table-cell office:value-type="string" table:style-name="ce6">
            <text:p>RT @RDMsupportUU: Summertime: great time to try out the online course 'Learn how to write your Data Management Plan (DMP)'. #onlinetraining #DMP. For PhD's @UtrechtUni/@UniUtrecht: you get 0,5 ECTS credit when completing the course</text:p>
            <text:p>https://t.co/bHWuc4eROo [@AmiekvdK]</text:p>
          </table:table-cell>
          <table:table-cell office:value-type="string" table:style-name="ce5">
            <text:p>Tue Aug 13 08:50:27 +0000 2019</text:p>
          </table:table-cell>
          <table:table-cell office:value-type="date" office:date-value="2019-08-13T09:50:27" table:style-name="ce7">
            <text:p>13/08/2019 09:50:27</text:p>
          </table:table-cell>
          <table:table-cell table:number-columns-repeated="4" table:style-name="ce5"/>
          <table:table-cell office:value-type="string" table:style-name="ce5">
            <text:p>20695447</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073128629490589696/vRTWFeuw_normal.jpg">http://pbs.twimg.com/profile_images/1073128629490589696/vRTWFeuw_normal.jpg</text:a></text:p>
          </table:table-cell>
          <table:table-cell office:value-type="float" office:value="2302" table:style-name="ce5">
            <text:p>2302</text:p>
          </table:table-cell>
          <table:table-cell office:value-type="float" office:value="748" table:style-name="ce5">
            <text:p>748</text:p>
          </table:table-cell>
          <table:table-cell office:value-type="string" table:style-name="ce5">
            <text:p>Glasgow, Scotland</text:p>
          </table:table-cell>
          <table:table-cell office:value-type="string" table:style-name="ce8">
            <text:p><text:a xlink:href="http://twitter.com/sjDCC/statuses/1161198315825979392">http://twitter.com/sjDCC/statuses/1161198315825979392</text:a></text:p>
          </table:table-cell>
          <table:table-cell office:value-type="string" table:style-name="ce5">
            <text:p>{"hashtags":[{"text":"onlinetraining","indices":[124,139]}],"symbols":[],"user_mentions":[{"screen_name":"RDMsupportUU","name":"Research Data Management Support @UU","id":1156231088123105300,"id_str":"1156231088123105282","indices":[3,16]}],"urls":[]}</text:p>
          </table:table-cell>
          <table:table-cell table:number-columns-repeated="16366"/>
        </table:table-row>
        <table:table-row table:style-name="ro2">
          <table:table-cell office:value-type="string" table:style-name="ce4">
            <text:p>1161189791356076032</text:p>
          </table:table-cell>
          <table:table-cell office:value-type="string" table:style-name="ce5">
            <text:p>GOBIsecretariat</text:p>
          </table:table-cell>
          <table:table-cell office:value-type="string" table:style-name="ce6">
            <text:p>RT @IASS_Potsdam: In time for next #highseas negotiations: New study by @ca_blanchard /@UniUtrecht, @caroledurussel &amp;amp; @BenBoteler /IASS explores the adaptive capacity of the #BBNJ agreement #IGC3 https://t.co/qKGVNTD236</text:p>
          </table:table-cell>
          <table:table-cell office:value-type="string" table:style-name="ce5">
            <text:p>Tue Aug 13 08:16:34 +0000 2019</text:p>
          </table:table-cell>
          <table:table-cell office:value-type="date" office:date-value="2019-08-13T09:16:34" table:style-name="ce7">
            <text:p>13/08/2019 09:16:34</text:p>
          </table:table-cell>
          <table:table-cell table:number-columns-repeated="4" table:style-name="ce5"/>
          <table:table-cell office:value-type="string" table:style-name="ce5">
            <text:p>869516131391983617</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872056568552009728/B_kFzZW3_normal.jpg">http://pbs.twimg.com/profile_images/872056568552009728/B_kFzZW3_normal.jpg</text:a></text:p>
          </table:table-cell>
          <table:table-cell office:value-type="float" office:value="418" table:style-name="ce5">
            <text:p>418</text:p>
          </table:table-cell>
          <table:table-cell office:value-type="float" office:value="264" table:style-name="ce5">
            <text:p>264</text:p>
          </table:table-cell>
          <table:table-cell table:style-name="ce5"/>
          <table:table-cell office:value-type="string" table:style-name="ce8">
            <text:p><text:a xlink:href="http://twitter.com/GOBIsecretariat/statuses/1161189791356076032">http://twitter.com/GOBIsecretariat/statuses/1161189791356076032</text:a></text:p>
          </table:table-cell>
          <table:table-cell office:value-type="string" table:style-name="ce5">
            <text:p>{"hashtags":[{"text":"highseas","indices":[35,44]}],"symbols":[],"user_mentions":[{"screen_name":"IASS_Potsdam","name":"IASS","id":2837913549,"id_str":"2837913549","indices":[3,16]},{"screen_name":"ca_blanchard","name":"Catherine Blanchard","id":4857578086,"id_str":"4857578086","indices":[72,85]},{"screen_name":"UniUtrecht","name":"Universiteit Utrecht","id":33548291,"id_str":"33548291","indices":[87,98]},{"screen_name":"caroledurussel","name":"Carole Durussel","id":715949854908932100,"id_str":"715949854908932096","indices":[100,115]},{"screen_name":"BenBoteler","name":"Ben Boteler","id":3329712953,"id_str":"3329712953","indices":[122,133]}],"urls":[]}</text:p>
          </table:table-cell>
          <table:table-cell table:number-columns-repeated="16366"/>
        </table:table-row>
        <table:table-row table:style-name="ro8">
          <table:table-cell office:value-type="string" table:style-name="ce4">
            <text:p>1161181007212625920</text:p>
          </table:table-cell>
          <table:table-cell office:value-type="string" table:style-name="ce5">
            <text:p>SrirangManohar</text:p>
          </table:table-cell>
          <table:table-cell office:value-type="string" table:style-name="ce6">
            <text:p>@sanli @ryhertzberger @UniUtrecht Vegetarians in the Netherlands are closer to 10% of the population.</text:p>
          </table:table-cell>
          <table:table-cell office:value-type="string" table:style-name="ce5">
            <text:p>Tue Aug 13 07:41:40 +0000 2019</text:p>
          </table:table-cell>
          <table:table-cell office:value-type="date" office:date-value="2019-08-13T08:41:40" table:style-name="ce7">
            <text:p>13/08/2019 08:41:40</text:p>
          </table:table-cell>
          <table:table-cell table:number-columns-repeated="2" table:style-name="ce5"/>
          <table:table-cell office:value-type="string" table:style-name="ce5">
            <text:p>15168678</text:p>
          </table:table-cell>
          <table:table-cell office:value-type="string" table:style-name="ce5">
            <text:p>sanli</text:p>
          </table:table-cell>
          <table:table-cell office:value-type="string" table:style-name="ce5">
            <text:p>3336668495</text:p>
          </table:table-cell>
          <table:table-cell office:value-type="string" table:style-name="ce5">
            <text:p>1160885530055380992</text:p>
          </table:table-cell>
          <table:table-cell office:value-type="string" table:style-name="ce5">
            <text:p>&lt;a href="http://twitter.com/download/android" rel="nofollow"&gt;Twitter for Android&lt;/a&gt;</text:p>
          </table:table-cell>
          <table:table-cell office:value-type="string" table:style-name="ce8">
            <text:p><text:a xlink:href="http://pbs.twimg.com/profile_images/612217746323935232/SbNQDy7h_normal.jpg">http://pbs.twimg.com/profile_images/612217746323935232/SbNQDy7h_normal.jpg</text:a></text:p>
          </table:table-cell>
          <table:table-cell office:value-type="float" office:value="90" table:style-name="ce5">
            <text:p>90</text:p>
          </table:table-cell>
          <table:table-cell office:value-type="float" office:value="109" table:style-name="ce5">
            <text:p>109</text:p>
          </table:table-cell>
          <table:table-cell office:value-type="string" table:style-name="ce5">
            <text:p>Haaksbergen, Overijssel</text:p>
          </table:table-cell>
          <table:table-cell office:value-type="string" table:style-name="ce8">
            <text:p><text:a xlink:href="http://twitter.com/SrirangManohar/statuses/1161181007212625920">http://twitter.com/SrirangManohar/statuses/1161181007212625920</text:a></text:p>
          </table:table-cell>
          <table:table-cell office:value-type="string" table:style-name="ce5">
            <text:p>{"hashtags":[],"symbols":[],"user_mentions":[{"screen_name":"sanli","name":"Sanli Faez 🎙️🌱🚣🏾‍♂️🔬🕊️","id":15168678,"id_str":"15168678","indices":[0,6]},{"screen_name":"ryhertzberger","name":"Rosanne Y. Hertzberger","id":34616736,"id_str":"34616736","indices":[7,21]},{"screen_name":"UniUtrecht","name":"Universiteit Utrecht","id":33548291,"id_str":"33548291","indices":[22,33]}],"urls":[]}</text:p>
          </table:table-cell>
          <table:table-cell table:number-columns-repeated="16366"/>
        </table:table-row>
        <table:table-row table:style-name="ro8">
          <table:table-cell office:value-type="string" table:style-name="ce4">
            <text:p>1161179607804108800</text:p>
          </table:table-cell>
          <table:table-cell office:value-type="string" table:style-name="ce5">
            <text:p>rmbloch57</text:p>
          </table:table-cell>
          <table:table-cell office:value-type="string" table:style-name="ce6">
            <text:p>@molenaar_laura @UniUtrecht @nrc Dankje. Helaas niet te lezen: art is exclusief voor abonnees</text:p>
          </table:table-cell>
          <table:table-cell office:value-type="string" table:style-name="ce5">
            <text:p>Tue Aug 13 07:36:06 +0000 2019</text:p>
          </table:table-cell>
          <table:table-cell office:value-type="date" office:date-value="2019-08-13T08:36:06" table:style-name="ce7">
            <text:p>13/08/2019 08:36:06</text:p>
          </table:table-cell>
          <table:table-cell table:number-columns-repeated="2" table:style-name="ce5"/>
          <table:table-cell office:value-type="string" table:style-name="ce5">
            <text:p>918923351158083584</text:p>
          </table:table-cell>
          <table:table-cell office:value-type="string" table:style-name="ce5">
            <text:p>molenaar_laura</text:p>
          </table:table-cell>
          <table:table-cell office:value-type="string" table:style-name="ce5">
            <text:p>283668976</text:p>
          </table:table-cell>
          <table:table-cell office:value-type="string" table:style-name="ce5">
            <text:p>1160856580033785857</text:p>
          </table:table-cell>
          <table:table-cell office:value-type="string" table:style-name="ce5">
            <text:p>&lt;a href="http://twitter.com/download/iphone" rel="nofollow"&gt;Twitter for iPhone&lt;/a&gt;</text:p>
          </table:table-cell>
          <table:table-cell office:value-type="string" table:style-name="ce8">
            <text:p><text:a xlink:href="http://pbs.twimg.com/profile_images/378800000307296663/bfc4e405ab05af024b2204ecb68b603d_normal.jpeg">http://pbs.twimg.com/profile_images/378800000307296663/bfc4e405ab05af024b2204ecb68b603d_normal.jpeg</text:a></text:p>
          </table:table-cell>
          <table:table-cell office:value-type="float" office:value="613" table:style-name="ce5">
            <text:p>613</text:p>
          </table:table-cell>
          <table:table-cell office:value-type="float" office:value="1661" table:style-name="ce5">
            <text:p>1661</text:p>
          </table:table-cell>
          <table:table-cell table:style-name="ce5"/>
          <table:table-cell office:value-type="string" table:style-name="ce8">
            <text:p><text:a xlink:href="http://twitter.com/rmbloch57/statuses/1161179607804108800">http://twitter.com/rmbloch57/statuses/1161179607804108800</text:a></text:p>
          </table:table-cell>
          <table:table-cell office:value-type="string" table:style-name="ce5">
            <text:p>{"hashtags":[],"symbols":[],"user_mentions":[{"screen_name":"molenaar_laura","name":"Laura Molenaar","id":918923351158083600,"id_str":"918923351158083584","indices":[0,15]},{"screen_name":"UniUtrecht","name":"Universiteit Utrecht","id":33548291,"id_str":"33548291","indices":[16,27]},{"screen_name":"nrc","name":"NRC","id":3103641,"id_str":"3103641","indices":[28,32]}],"urls":[]}</text:p>
          </table:table-cell>
          <table:table-cell table:number-columns-repeated="16366"/>
        </table:table-row>
        <table:table-row table:style-name="ro2">
          <table:table-cell office:value-type="string" table:style-name="ce4">
            <text:p>1161179320079081473</text:p>
          </table:table-cell>
          <table:table-cell office:value-type="string" table:style-name="ce5">
            <text:p>BenBoteler</text:p>
          </table:table-cell>
          <table:table-cell office:value-type="string" table:style-name="ce6">
            <text:p>RT @IASS_Potsdam: In time for next #highseas negotiations: New study by @ca_blanchard /@UniUtrecht, @caroledurussel &amp;amp; @BenBoteler /IASS explores the adaptive capacity of the #BBNJ agreement #IGC3 https://t.co/qKGVNTD236</text:p>
          </table:table-cell>
          <table:table-cell office:value-type="string" table:style-name="ce5">
            <text:p>Tue Aug 13 07:34:58 +0000 2019</text:p>
          </table:table-cell>
          <table:table-cell office:value-type="date" office:date-value="2019-08-13T08:34:58" table:style-name="ce7">
            <text:p>13/08/2019 08:34:58</text:p>
          </table:table-cell>
          <table:table-cell table:number-columns-repeated="4" table:style-name="ce5"/>
          <table:table-cell office:value-type="string" table:style-name="ce5">
            <text:p>3329712953</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142747256069808128/ryfSfmus_normal.png">http://pbs.twimg.com/profile_images/1142747256069808128/ryfSfmus_normal.png</text:a></text:p>
          </table:table-cell>
          <table:table-cell office:value-type="float" office:value="419" table:style-name="ce5">
            <text:p>419</text:p>
          </table:table-cell>
          <table:table-cell office:value-type="float" office:value="962" table:style-name="ce5">
            <text:p>962</text:p>
          </table:table-cell>
          <table:table-cell office:value-type="string" table:style-name="ce5">
            <text:p>Berlin, Germany</text:p>
          </table:table-cell>
          <table:table-cell office:value-type="string" table:style-name="ce8">
            <text:p><text:a xlink:href="http://twitter.com/BenBoteler/statuses/1161179320079081473">http://twitter.com/BenBoteler/statuses/1161179320079081473</text:a></text:p>
          </table:table-cell>
          <table:table-cell office:value-type="string" table:style-name="ce5">
            <text:p>{"hashtags":[{"text":"highseas","indices":[35,44]}],"symbols":[],"user_mentions":[{"screen_name":"IASS_Potsdam","name":"IASS","id":2837913549,"id_str":"2837913549","indices":[3,16]},{"screen_name":"ca_blanchard","name":"Catherine Blanchard","id":4857578086,"id_str":"4857578086","indices":[72,85]},{"screen_name":"UniUtrecht","name":"Universiteit Utrecht","id":33548291,"id_str":"33548291","indices":[87,98]},{"screen_name":"caroledurussel","name":"Carole Durussel","id":715949854908932100,"id_str":"715949854908932096","indices":[100,115]},{"screen_name":"BenBoteler","name":"Ben Boteler","id":3329712953,"id_str":"3329712953","indices":[122,133]}],"urls":[]}</text:p>
          </table:table-cell>
          <table:table-cell table:number-columns-repeated="16366"/>
        </table:table-row>
        <table:table-row table:style-name="ro5">
          <table:table-cell office:value-type="string" table:style-name="ce4">
            <text:p>1161173536804933632</text:p>
          </table:table-cell>
          <table:table-cell office:value-type="string" table:style-name="ce5">
            <text:p>OzgeBilgili</text:p>
          </table:table-cell>
          <table:table-cell office:value-type="string" table:style-name="ce6">
            <text:p>New publication: How do #refugees affect social life in host communities? #Rwanda @JournalCMS <text:s/>@c_losch @veronika_fajth @MelissaSiegel1 @Refugees @UtrechtUni @IMISCOE <text:s text:c="5"/>https://t.co/7hg6wYxN09</text:p>
          </table:table-cell>
          <table:table-cell office:value-type="string" table:style-name="ce5">
            <text:p>Tue Aug 13 07:11:59 +0000 2019</text:p>
          </table:table-cell>
          <table:table-cell office:value-type="date" office:date-value="2019-08-13T08:11:59" table:style-name="ce7">
            <text:p>13/08/2019 08:11:59</text:p>
          </table:table-cell>
          <table:table-cell table:number-columns-repeated="4" table:style-name="ce5"/>
          <table:table-cell office:value-type="string" table:style-name="ce5">
            <text:p>300982023</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918457261718155264/WfX36V1U_normal.jpg">http://pbs.twimg.com/profile_images/918457261718155264/WfX36V1U_normal.jpg</text:a></text:p>
          </table:table-cell>
          <table:table-cell office:value-type="float" office:value="108" table:style-name="ce5">
            <text:p>108</text:p>
          </table:table-cell>
          <table:table-cell office:value-type="float" office:value="79" table:style-name="ce5">
            <text:p>79</text:p>
          </table:table-cell>
          <table:table-cell office:value-type="string" table:style-name="ce5">
            <text:p>Utrecht. Istanbul.</text:p>
          </table:table-cell>
          <table:table-cell office:value-type="string" table:style-name="ce8">
            <text:p><text:a xlink:href="http://twitter.com/OzgeBilgili/statuses/1161173536804933632">http://twitter.com/OzgeBilgili/statuses/1161173536804933632</text:a></text:p>
          </table:table-cell>
          <table:table-cell office:value-type="string" table:style-name="ce5">
            <text:p>{"hashtags":[{"text":"refugees","indices":[24,33]},{"text":"Rwanda","indices":[74,81]}],"symbols":[],"user_mentions":[{"screen_name":"JournalCMS","name":"Journal CMS","id":882596167,"id_str":"882596167","indices":[82,93]},{"screen_name":"c_losch","name":"Craig Loschmann","id":2557728764,"id_str":"2557728764","indices":[95,103]},{"screen_name":"veronika_fajth","name":"Veronika Fajth","id":2341776925,"id_str":"2341776925","indices":[104,119]},{"screen_name":"MelissaSiegel1","name":"Melissa Siegel","id":397232470,"id_str":"397232470","indices":[120,135]},{"screen_name":"Refugees","name":"UNHCR, the UN Refugee Agency","id":14361155,"id_str":"14361155","indices":[136,145]},{"screen_name":"UtrechtUni","name":"Utrecht University","id":33550981,"id_str":"33550981","indices":[146,157]},{"screen_name":"IMISCOE","name":"IMISCOE","id":2151028924,"id_str":"2151028924","indices":[158,166]}],"urls":[{"url":"https://t.co/7hg6wYxN09","expanded_url":"https://link.springer.com/article/10.1186/s40878-019-0139-1?wt_mc=Internal.Event.1.SEM.ArticleAuthorIncrementalIssue&amp;utm_source=ArticleAuthorIncrementalIssue&amp;utm_medium=email&amp;utm_content=AA_en_06082018&amp;ArticleAuthorIncrementalIssue_20190811","display_url":"link.springer.com/article/10.118…","indices":[172,195]}]}</text:p>
          </table:table-cell>
          <table:table-cell table:number-columns-repeated="16366"/>
        </table:table-row>
        <table:table-row table:style-name="ro4">
          <table:table-cell office:value-type="string" table:style-name="ce4">
            <text:p>1161173023577313280</text:p>
          </table:table-cell>
          <table:table-cell office:value-type="string" table:style-name="ce5">
            <text:p>EckDM</text:p>
          </table:table-cell>
          <table:table-cell office:value-type="string" table:style-name="ce6">
            <text:p>RT @_KNHG: Naast een omstreden fenomeen is #populisme ook een omstreden begrip. Kan het als historische categorie vruchtbaar worden gemaakt? Onderzoekers Politieke Geschiedenis van de @UniUtrecht en de @UvA_Amsterdam gaan hierover met elkaar én het publiek in debat op de #Historicidagen2019 https://t.co/zzzzh9OnJT</text:p>
          </table:table-cell>
          <table:table-cell office:value-type="string" table:style-name="ce5">
            <text:p>Tue Aug 13 07:09:57 +0000 2019</text:p>
          </table:table-cell>
          <table:table-cell office:value-type="date" office:date-value="2019-08-13T08:09:57" table:style-name="ce7">
            <text:p>13/08/2019 08:09:57</text:p>
          </table:table-cell>
          <table:table-cell table:number-columns-repeated="4" table:style-name="ce5"/>
          <table:table-cell office:value-type="string" table:style-name="ce5">
            <text:p>1358795748</text:p>
          </table:table-cell>
          <table:table-cell table:style-name="ce5"/>
          <table:table-cell office:value-type="string" table:style-name="ce5">
            <text:p>&lt;a href="https://about.twitter.com/products/tweetdeck" rel="nofollow"&gt;TweetDeck&lt;/a&gt;</text:p>
          </table:table-cell>
          <table:table-cell office:value-type="string" table:style-name="ce8">
            <text:p><text:a xlink:href="http://pbs.twimg.com/profile_images/3534890346/e2924f48e37af1e7b444972a77e7ec00_normal.jpeg">http://pbs.twimg.com/profile_images/3534890346/e2924f48e37af1e7b444972a77e7ec00_normal.jpeg</text:a></text:p>
          </table:table-cell>
          <table:table-cell office:value-type="float" office:value="58" table:style-name="ce5">
            <text:p>58</text:p>
          </table:table-cell>
          <table:table-cell office:value-type="float" office:value="133" table:style-name="ce5">
            <text:p>133</text:p>
          </table:table-cell>
          <table:table-cell table:style-name="ce5"/>
          <table:table-cell office:value-type="string" table:style-name="ce8">
            <text:p><text:a xlink:href="http://twitter.com/EckDM/statuses/1161173023577313280">http://twitter.com/EckDM/statuses/1161173023577313280</text:a></text:p>
          </table:table-cell>
          <table:table-cell office:value-type="string" table:style-name="ce5">
            <text:p>{"hashtags":[{"text":"populisme","indices":[43,53]}],"symbols":[],"user_mentions":[{"screen_name":"_KNHG","name":"KNHG","id":3619228156,"id_str":"3619228156","indices":[3,9]}],"urls":[]}</text:p>
          </table:table-cell>
          <table:table-cell table:number-columns-repeated="16366"/>
        </table:table-row>
        <table:table-row table:style-name="ro4">
          <table:table-cell office:value-type="string" table:style-name="ce4">
            <text:p>1161172756899278848</text:p>
          </table:table-cell>
          <table:table-cell office:value-type="string" table:style-name="ce5">
            <text:p>HistoriciNL</text:p>
          </table:table-cell>
          <table:table-cell office:value-type="string" table:style-name="ce6">
            <text:p>RT @_KNHG: Naast een omstreden fenomeen is #populisme ook een omstreden begrip. Kan het als historische categorie vruchtbaar worden gemaakt? Onderzoekers Politieke Geschiedenis van de @UniUtrecht en de @UvA_Amsterdam gaan hierover met elkaar én het publiek in debat op de #Historicidagen2019 https://t.co/zzzzh9OnJT</text:p>
          </table:table-cell>
          <table:table-cell office:value-type="string" table:style-name="ce5">
            <text:p>Tue Aug 13 07:08:53 +0000 2019</text:p>
          </table:table-cell>
          <table:table-cell office:value-type="date" office:date-value="2019-08-13T08:08:53" table:style-name="ce7">
            <text:p>13/08/2019 08:08:53</text:p>
          </table:table-cell>
          <table:table-cell table:number-columns-repeated="4" table:style-name="ce5"/>
          <table:table-cell office:value-type="string" table:style-name="ce5">
            <text:p>314544238</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378800000538254707/3c73a041ca8a3abb089f280ef54078ba_normal.jpeg">http://pbs.twimg.com/profile_images/378800000538254707/3c73a041ca8a3abb089f280ef54078ba_normal.jpeg</text:a></text:p>
          </table:table-cell>
          <table:table-cell office:value-type="float" office:value="4543" table:style-name="ce5">
            <text:p>4543</text:p>
          </table:table-cell>
          <table:table-cell office:value-type="float" office:value="486" table:style-name="ce5">
            <text:p>486</text:p>
          </table:table-cell>
          <table:table-cell office:value-type="string" table:style-name="ce5">
            <text:p>Werken aan de geschiedenis</text:p>
          </table:table-cell>
          <table:table-cell office:value-type="string" table:style-name="ce8">
            <text:p><text:a xlink:href="http://twitter.com/HistoriciNL/statuses/1161172756899278848">http://twitter.com/HistoriciNL/statuses/1161172756899278848</text:a></text:p>
          </table:table-cell>
          <table:table-cell office:value-type="string" table:style-name="ce5">
            <text:p>{"hashtags":[{"text":"populisme","indices":[43,53]}],"symbols":[],"user_mentions":[{"screen_name":"_KNHG","name":"KNHG","id":3619228156,"id_str":"3619228156","indices":[3,9]}],"urls":[]}</text:p>
          </table:table-cell>
          <table:table-cell table:number-columns-repeated="16366"/>
        </table:table-row>
        <table:table-row table:style-name="ro4">
          <table:table-cell office:value-type="string" table:style-name="ce4">
            <text:p>1161169039496024064</text:p>
          </table:table-cell>
          <table:table-cell office:value-type="string" table:style-name="ce5">
            <text:p>RDMsupportUU</text:p>
          </table:table-cell>
          <table:table-cell office:value-type="string" table:style-name="ce6">
            <text:p>Summertime: great time to try out the online course 'Learn how to write your Data Management Plan (DMP)'. #onlinetraining #DMP. For PhD's @UtrechtUni/@UniUtrecht: you get 0,5 ECTS credit when completing the course</text:p>
            <text:p>https://t.co/bHWuc4eROo [@AmiekvdK]</text:p>
          </table:table-cell>
          <table:table-cell office:value-type="string" table:style-name="ce5">
            <text:p>Tue Aug 13 06:54:07 +0000 2019</text:p>
          </table:table-cell>
          <table:table-cell office:value-type="date" office:date-value="2019-08-13T07:54:07" table:style-name="ce7">
            <text:p>13/08/2019 07:54:07</text:p>
          </table:table-cell>
          <table:table-cell table:number-columns-repeated="4" table:style-name="ce5"/>
          <table:table-cell office:value-type="string" table:style-name="ce5">
            <text:p>1156231088123105282</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160912363429740544/XcP9pxQv_normal.jpg">http://pbs.twimg.com/profile_images/1160912363429740544/XcP9pxQv_normal.jpg</text:a></text:p>
          </table:table-cell>
          <table:table-cell office:value-type="float" office:value="63" table:style-name="ce5">
            <text:p>63</text:p>
          </table:table-cell>
          <table:table-cell office:value-type="float" office:value="25" table:style-name="ce5">
            <text:p>25</text:p>
          </table:table-cell>
          <table:table-cell office:value-type="string" table:style-name="ce5">
            <text:p>Utrecht</text:p>
          </table:table-cell>
          <table:table-cell office:value-type="string" table:style-name="ce8">
            <text:p><text:a xlink:href="http://twitter.com/RDMsupportUU/statuses/1161169039496024064">http://twitter.com/RDMsupportUU/statuses/1161169039496024064</text:a></text:p>
          </table:table-cell>
          <table:table-cell office:value-type="string" table:style-name="ce5">
            <text:p>{"hashtags":[{"text":"onlinetraining","indices":[106,121]},{"text":"DMP","indices":[122,126]}],"symbols":[],"user_mentions":[{"screen_name":"UtrechtUni","name":"Utrecht University","id":33550981,"id_str":"33550981","indices":[138,149]},{"screen_name":"UniUtrecht","name":"Universiteit Utrecht","id":33548291,"id_str":"33548291","indices":[150,161]},{"screen_name":"AmiekvdK","name":"Annemiek van der Kuil","id":461077351,"id_str":"461077351","indices":[239,248]}],"urls":[{"url":"https://t.co/bHWuc4eROo","expanded_url":"https://www.uu.nl/en/research/research-data-management/training-workshops/online-training-learn-to-write-your-dmp","display_url":"uu.nl/en/research/re…","indices":[214,237]}]}</text:p>
          </table:table-cell>
          <table:table-cell table:number-columns-repeated="16366"/>
        </table:table-row>
        <table:table-row table:style-name="ro8">
          <table:table-cell office:value-type="string" table:style-name="ce4">
            <text:p>1161166492731396096</text:p>
          </table:table-cell>
          <table:table-cell office:value-type="string" table:style-name="ce5">
            <text:p>vanpraagbiograf</text:p>
          </table:table-cell>
          <table:table-cell office:value-type="string" table:style-name="ce6">
            <text:p>@UniUtrecht is, piekert u dan alvast over een passender benaming? “Humoristisch Verbond”? https://t.co/hUdaUP5iAK</text:p>
          </table:table-cell>
          <table:table-cell office:value-type="string" table:style-name="ce5">
            <text:p>Tue Aug 13 06:43:59 +0000 2019</text:p>
          </table:table-cell>
          <table:table-cell office:value-type="date" office:date-value="2019-08-13T07:43:59" table:style-name="ce7">
            <text:p>13/08/2019 07:43:59</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1166492731396096">http://twitter.com/vanpraagbiograf/statuses/1161166492731396096</text:a></text:p>
          </table:table-cell>
          <table:table-cell office:value-type="string" table:style-name="ce5">
            <text:p>{"hashtags":[],"symbols":[],"user_mentions":[{"screen_name":"UniUtrecht","name":"Universiteit Utrecht","id":33548291,"id_str":"33548291","indices":[0,11]}],"urls":[],"media":[{"id":1161166488923005000,"id_str":"1161166488923004928","indices":[90,113],"media_url":"http://pbs.twimg.com/media/EB1KxQFX4AAdblU.jpg","media_url_https":"https://pbs.twimg.com/media/EB1KxQFX4AAdblU.jpg","url":"https://t.co/hUdaUP5iAK","display_url":"pic.twitter.com/hUdaUP5iAK","expanded_url":"https://twitter.com/vanpraagbiograf/status/1161166492731396096/photo/1","type":"photo","sizes":{"small":{"w":100,"h":132,"resize":"fit"},"thumb":{"w":100,"h":100,"resize":"crop"},"medium":{"w":100,"h":132,"resize":"fit"},"large":{"w":100,"h":132,"resize":"fit"}}}]}</text:p>
          </table:table-cell>
          <table:table-cell table:number-columns-repeated="16366"/>
        </table:table-row>
        <table:table-row table:style-name="ro2">
          <table:table-cell office:value-type="string" table:style-name="ce4">
            <text:p>1161166452734517248</text:p>
          </table:table-cell>
          <table:table-cell office:value-type="string" table:style-name="ce5">
            <text:p>vanpraagbiograf</text:p>
          </table:table-cell>
          <table:table-cell office:value-type="string" table:style-name="ce6">
            <text:p>@UniUtrecht Humanistisch Verbond, sinds 1963 pas echt in de problemen zit. Ondanks het humanistische gebod “geen sekte vormen” is de toevoeging dat het een sekte betreft terecht. Is deze sindsdien nog humanistisch? U weet er straks alles van. Als u denkt dat dit niet het geval</text:p>
          </table:table-cell>
          <table:table-cell office:value-type="string" table:style-name="ce5">
            <text:p>Tue Aug 13 06:43:50 +0000 2019</text:p>
          </table:table-cell>
          <table:table-cell office:value-type="date" office:date-value="2019-08-13T07:43:50" table:style-name="ce7">
            <text:p>13/08/2019 07:43:50</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1166452734517248">http://twitter.com/vanpraagbiograf/statuses/1161166452734517248</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1166395532558336</text:p>
          </table:table-cell>
          <table:table-cell office:value-type="string" table:style-name="ce5">
            <text:p>vanpraagbiograf</text:p>
          </table:table-cell>
          <table:table-cell office:value-type="string" table:style-name="ce6">
            <text:p>@UniUtrecht het maar. Nu er toch vragen rijzen, alleen al de vraag wat te denken van de “humanistische” geheimtaal rechtvaardigt de biografie. Er zijn veel meer vragen. U zult aan het eind van het boek nog opkijken van de visie en zien dat de “humanistische” sekte, het</text:p>
          </table:table-cell>
          <table:table-cell office:value-type="string" table:style-name="ce5">
            <text:p>Tue Aug 13 06:43:36 +0000 2019</text:p>
          </table:table-cell>
          <table:table-cell office:value-type="date" office:date-value="2019-08-13T07:43:36" table:style-name="ce7">
            <text:p>13/08/2019 07:43:36</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1166395532558336">http://twitter.com/vanpraagbiograf/statuses/1161166395532558336</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1166352524218368</text:p>
          </table:table-cell>
          <table:table-cell office:value-type="string" table:style-name="ce5">
            <text:p>vanpraagbiograf</text:p>
          </table:table-cell>
          <table:table-cell office:value-type="string" table:style-name="ce6">
            <text:p>@UniUtrecht van zijn sociale kanten. Kon dit ongestraft? Wie de molen te min is loopt ook het meel mis. Werd het onvoorzien de leer van de heersende klasse (die buitenkerkelijk is)? Dan steunde Van Praag de rijken en liet hij de armen stikken. Wat is daar humanistisch aan? Zegt u</text:p>
          </table:table-cell>
          <table:table-cell office:value-type="string" table:style-name="ce5">
            <text:p>Tue Aug 13 06:43:26 +0000 2019</text:p>
          </table:table-cell>
          <table:table-cell office:value-type="date" office:date-value="2019-08-13T07:43:26" table:style-name="ce7">
            <text:p>13/08/2019 07:43:26</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1166352524218368">http://twitter.com/vanpraagbiograf/statuses/1161166352524218368</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1166292029718529</text:p>
          </table:table-cell>
          <table:table-cell office:value-type="string" table:style-name="ce5">
            <text:p>vanpraagbiograf</text:p>
          </table:table-cell>
          <table:table-cell office:value-type="string" table:style-name="ce6">
            <text:p>@UniUtrecht de wereld ook maar een ietsepietsje (klein beetje) leefbaarder maakte is maar de vraag. Kijk voor de aardigheid eens of het woord “armoede” of “armen” in dit boek staat (via de zoekfunctie). Hoewel humanisme draait om medemenselijkheid beroofde Van Praag het humanisme</text:p>
          </table:table-cell>
          <table:table-cell office:value-type="string" table:style-name="ce5">
            <text:p>Tue Aug 13 06:43:12 +0000 2019</text:p>
          </table:table-cell>
          <table:table-cell office:value-type="date" office:date-value="2019-08-13T07:43:12" table:style-name="ce7">
            <text:p>13/08/2019 07:43:12</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1166292029718529">http://twitter.com/vanpraagbiograf/statuses/1161166292029718529</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1166250468360192</text:p>
          </table:table-cell>
          <table:table-cell office:value-type="string" table:style-name="ce5">
            <text:p>vanpraagbiograf</text:p>
          </table:table-cell>
          <table:table-cell office:value-type="string" table:style-name="ce6">
            <text:p>@UniUtrecht die daarnaast het humanisme ontwikkelde (en liet verdwijnen). Dit biedt u een unieke kans om dit te verkennen (of wat daar voor door moet gaan). Ze behoren het algemeen welzijn te vergroten doordat ze knokken voor lotsverbetering van de armen, maar of zijn humanisme</text:p>
          </table:table-cell>
          <table:table-cell office:value-type="string" table:style-name="ce5">
            <text:p>Tue Aug 13 06:43:02 +0000 2019</text:p>
          </table:table-cell>
          <table:table-cell office:value-type="date" office:date-value="2019-08-13T07:43:02" table:style-name="ce7">
            <text:p>13/08/2019 07:43:02</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1166250468360192">http://twitter.com/vanpraagbiograf/statuses/1161166250468360192</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1166200967241728</text:p>
          </table:table-cell>
          <table:table-cell office:value-type="string" table:style-name="ce5">
            <text:p>vanpraagbiograf</text:p>
          </table:table-cell>
          <table:table-cell office:value-type="string" table:style-name="ce6">
            <text:p>@UniUtrecht op dat het boek nu slechts gratis op internet kan worden aangeboden. Dan begrijpt u dat uw bijdrage meer dan welkom is, al is het geen plicht. De biografie gaat over J.P. van Praag, pyromaan, bekende 20e eeuwse humanist, lichtend voorbeeld voor “humanisten” en degene</text:p>
          </table:table-cell>
          <table:table-cell office:value-type="string" table:style-name="ce5">
            <text:p>Tue Aug 13 06:42:50 +0000 2019</text:p>
          </table:table-cell>
          <table:table-cell office:value-type="date" office:date-value="2019-08-13T07:42:50" table:style-name="ce7">
            <text:p>13/08/2019 07:42:50</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1166200967241728">http://twitter.com/vanpraagbiograf/statuses/1161166200967241728</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1166075666583552</text:p>
          </table:table-cell>
          <table:table-cell office:value-type="string" table:style-name="ce5">
            <text:p>MarryBrink</text:p>
          </table:table-cell>
          <table:table-cell office:value-type="string" table:style-name="ce6">
            <text:p>RT @bhietberg: Als je ons productie systeem vergelijkt met de rest van de wereld, doen wij het heel goed. De hoofdoorzaak van wereldvoedselprobleem ligt bij de mensen thuis, wij verspillen zoveel voedsel @WURanimal @VET_UniUtrecht https://t.co/UgDKjrRSLi</text:p>
          </table:table-cell>
          <table:table-cell office:value-type="string" table:style-name="ce5">
            <text:p>Tue Aug 13 06:42:20 +0000 2019</text:p>
          </table:table-cell>
          <table:table-cell office:value-type="date" office:date-value="2019-08-13T07:42:20" table:style-name="ce7">
            <text:p>13/08/2019 07:42:20</text:p>
          </table:table-cell>
          <table:table-cell table:number-columns-repeated="4" table:style-name="ce5"/>
          <table:table-cell office:value-type="string" table:style-name="ce5">
            <text:p>813864002</text:p>
          </table:table-cell>
          <table:table-cell table:style-name="ce5"/>
          <table:table-cell office:value-type="string" table:style-name="ce5">
            <text:p>&lt;a href="http://twitter.com/#!/download/ipad" rel="nofollow"&gt;Twitter for iPad&lt;/a&gt;</text:p>
          </table:table-cell>
          <table:table-cell office:value-type="string" table:style-name="ce8">
            <text:p><text:a xlink:href="http://pbs.twimg.com/profile_images/3133185869/9546257e71d504b372c3df7a8f69d07a_normal.jpeg">http://pbs.twimg.com/profile_images/3133185869/9546257e71d504b372c3df7a8f69d07a_normal.jpeg</text:a></text:p>
          </table:table-cell>
          <table:table-cell office:value-type="float" office:value="291" table:style-name="ce5">
            <text:p>291</text:p>
          </table:table-cell>
          <table:table-cell office:value-type="float" office:value="414" table:style-name="ce5">
            <text:p>414</text:p>
          </table:table-cell>
          <table:table-cell table:style-name="ce5"/>
          <table:table-cell office:value-type="string" table:style-name="ce8">
            <text:p><text:a xlink:href="http://twitter.com/MarryBrink/statuses/1161166075666583552">http://twitter.com/MarryBrink/statuses/1161166075666583552</text:a></text:p>
          </table:table-cell>
          <table:table-cell office:value-type="string" table:style-name="ce5">
            <text:p>{"hashtags":[],"symbols":[],"user_mentions":[{"screen_name":"bhietberg","name":"Bernd Hietberg","id":2450294875,"id_str":"2450294875","indices":[3,13]}],"urls":[]}</text:p>
          </table:table-cell>
          <table:table-cell table:number-columns-repeated="16366"/>
        </table:table-row>
        <table:table-row table:style-name="ro2">
          <table:table-cell office:value-type="string" table:style-name="ce4">
            <text:p>1161166047296270336</text:p>
          </table:table-cell>
          <table:table-cell office:value-type="string" table:style-name="ce5">
            <text:p>vanpraagbiograf</text:p>
          </table:table-cell>
          <table:table-cell office:value-type="string" table:style-name="ce6">
            <text:p>@UniUtrecht straat- en straatarme auteur geen cent om de biografie te schrijven en te laten drukken (de aanhalingstekens hebben een reden). Geen geld (onkostenvergoeding), geen bloemen, nog geen bedankje kon eraf. De biograaf moet maar zien hoe hij uit de kosten komt. Tel daarbij</text:p>
          </table:table-cell>
          <table:table-cell office:value-type="string" table:style-name="ce5">
            <text:p>Tue Aug 13 06:42:13 +0000 2019</text:p>
          </table:table-cell>
          <table:table-cell office:value-type="date" office:date-value="2019-08-13T07:42:13" table:style-name="ce7">
            <text:p>13/08/2019 07:42:13</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1166047296270336">http://twitter.com/vanpraagbiograf/statuses/1161166047296270336</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1165997455396864</text:p>
          </table:table-cell>
          <table:table-cell office:value-type="string" table:style-name="ce5">
            <text:p>vanpraagbiograf</text:p>
          </table:table-cell>
          <table:table-cell office:value-type="string" table:style-name="ce6">
            <text:p>@UniUtrecht Potverdrie, een gratis biografie! Download Het Grondsop voor de Goddelozen op http:/www.jpvanpraag.nl <text:s/>Het schrijven, een ingewikkelde, gruwelijk zware klus, duurde langer dan tien jaar. Toch gaven de opdrachtgevers, de “humanisten” van het Humanistisch Verbond, de</text:p>
          </table:table-cell>
          <table:table-cell office:value-type="string" table:style-name="ce5">
            <text:p>Tue Aug 13 06:42:01 +0000 2019</text:p>
          </table:table-cell>
          <table:table-cell office:value-type="date" office:date-value="2019-08-13T07:42:01" table:style-name="ce7">
            <text:p>13/08/2019 07:42:01</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1165997455396864">http://twitter.com/vanpraagbiograf/statuses/1161165997455396864</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5">
          <table:table-cell office:value-type="string" table:style-name="ce4">
            <text:p>1161128401572433921</text:p>
          </table:table-cell>
          <table:table-cell office:value-type="string" table:style-name="ce5">
            <text:p>fietsbrugbouwer</text:p>
          </table:table-cell>
          <table:table-cell office:value-type="string" table:style-name="ce6">
            <text:p>RT @FB_Utrecht: 5 fietstips voor JOU, student! #UIT2019 @UIT_2019 @fietsersbond @UniUtrecht @HKUtrecht @utrechtfietst https://t.co/FPhAIkENE7</text:p>
          </table:table-cell>
          <table:table-cell office:value-type="string" table:style-name="ce5">
            <text:p>Tue Aug 13 04:12:38 +0000 2019</text:p>
          </table:table-cell>
          <table:table-cell office:value-type="date" office:date-value="2019-08-13T05:12:38" table:style-name="ce7">
            <text:p>13/08/2019 05:12:38</text:p>
          </table:table-cell>
          <table:table-cell table:number-columns-repeated="4" table:style-name="ce5"/>
          <table:table-cell office:value-type="string" table:style-name="ce5">
            <text:p>140192785</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125828222225190921/KhzQ77uH_normal.png">http://pbs.twimg.com/profile_images/1125828222225190921/KhzQ77uH_normal.png</text:a></text:p>
          </table:table-cell>
          <table:table-cell office:value-type="float" office:value="599" table:style-name="ce5">
            <text:p>599</text:p>
          </table:table-cell>
          <table:table-cell office:value-type="float" office:value="908" table:style-name="ce5">
            <text:p>908</text:p>
          </table:table-cell>
          <table:table-cell office:value-type="string" table:style-name="ce5">
            <text:p>Utrecht, Netherlands</text:p>
          </table:table-cell>
          <table:table-cell office:value-type="string" table:style-name="ce8">
            <text:p><text:a xlink:href="http://twitter.com/fietsbrugbouwer/statuses/1161128401572433921">http://twitter.com/fietsbrugbouwer/statuses/1161128401572433921</text:a></text:p>
          </table:table-cell>
          <table:table-cell office:value-type="string" table:style-name="ce5">
            <text:p>{"hashtags":[{"text":"UIT2019","indices":[47,55]}],"symbols":[],"user_mentions":[{"screen_name":"FB_Utrecht","name":"Fietsersbond Utrecht","id":3346583698,"id_str":"3346583698","indices":[3,14]},{"screen_name":"UIT_2019","name":"UIT2019","id":110997279,"id_str":"110997279","indices":[56,65]},{"screen_name":"fietsersbond","name":"Fietsersbond","id":92735800,"id_str":"92735800","indices":[66,79]},{"screen_name":"UniUtrecht","name":"Universiteit Utrecht","id":33548291,"id_str":"33548291","indices":[80,91]},{"screen_name":"HKUtrecht","name":"HKU","id":116688650,"id_str":"116688650","indices":[92,102]},{"screen_name":"utrechtfietst","name":"utrechtfietst","id":3147788404,"id_str":"3147788404","indices":[103,117]}],"urls":[]}</text:p>
          </table:table-cell>
          <table:table-cell table:number-columns-repeated="16366"/>
        </table:table-row>
        <table:table-row table:style-name="ro3">
          <table:table-cell office:value-type="string" table:style-name="ce4">
            <text:p>1161070080744017921</text:p>
          </table:table-cell>
          <table:table-cell office:value-type="string" table:style-name="ce5">
            <text:p>Williamdlee3</text:p>
          </table:table-cell>
          <table:table-cell office:value-type="string" table:style-name="ce6">
            <text:p>RT @geoff_p_wade: @SimaHui1 @UniUtrecht @VolkswagenSt All playing their due roles <text:s/>in the CCP concerto aimed at securing more influence for party-state institutions and ideas within the EU. This concerto is played on many levels &amp;amp; has many more than 3 movements. The innocence of these universities &amp;amp; think-tanks continues to astound. https://t.co/AJp8xtpuEa</text:p>
          </table:table-cell>
          <table:table-cell office:value-type="string" table:style-name="ce5">
            <text:p>Tue Aug 13 00:20:53 +0000 2019</text:p>
          </table:table-cell>
          <table:table-cell office:value-type="date" office:date-value="2019-08-13T01:20:53" table:style-name="ce7">
            <text:p>13/08/2019 01:20:53</text:p>
          </table:table-cell>
          <table:table-cell table:number-columns-repeated="4" table:style-name="ce5"/>
          <table:table-cell office:value-type="string" table:style-name="ce5">
            <text:p>713532931478663168</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903591521223557123/R3Nxc0kn_normal.jpg">http://pbs.twimg.com/profile_images/903591521223557123/R3Nxc0kn_normal.jpg</text:a></text:p>
          </table:table-cell>
          <table:table-cell office:value-type="float" office:value="1068" table:style-name="ce5">
            <text:p>1068</text:p>
          </table:table-cell>
          <table:table-cell office:value-type="float" office:value="400" table:style-name="ce5">
            <text:p>400</text:p>
          </table:table-cell>
          <table:table-cell office:value-type="string" table:style-name="ce5">
            <text:p>People's Republic of Australia</text:p>
          </table:table-cell>
          <table:table-cell office:value-type="string" table:style-name="ce8">
            <text:p><text:a xlink:href="http://twitter.com/Williamdlee3/statuses/1161070080744017921">http://twitter.com/Williamdlee3/statuses/1161070080744017921</text:a></text:p>
          </table:table-cell>
          <table:table-cell office:value-type="string" table:style-name="ce5">
            <text:p>{"hashtags":[],"symbols":[],"user_mentions":[{"screen_name":"geoff_p_wade","name":"Geoff Wade","id":2608779276,"id_str":"2608779276","indices":[3,16]},{"screen_name":"SimaHui1","name":"Stephen Morgan","id":217565778,"id_str":"217565778","indices":[18,27]},{"screen_name":"UniUtrecht","name":"Universiteit Utrecht","id":33548291,"id_str":"33548291","indices":[28,39]},{"screen_name":"VolkswagenSt","name":"VolkswagenStiftung","id":964037922,"id_str":"964037922","indices":[40,53]}],"urls":[]}</text:p>
          </table:table-cell>
          <table:table-cell table:number-columns-repeated="16366"/>
        </table:table-row>
        <table:table-row table:style-name="ro5">
          <table:table-cell office:value-type="string" table:style-name="ce4">
            <text:p>1161053416526962689</text:p>
          </table:table-cell>
          <table:table-cell office:value-type="string" table:style-name="ce5">
            <text:p>jichanglulu</text:p>
          </table:table-cell>
          <table:table-cell office:value-type="string" table:style-name="ce6">
            <text:p>@geoff_p_wade @SimaHui1 @UniUtrecht @VolkswagenSt Meanwhile, Notts @UniofNottingham, especially its Ningbo appendage, plays the Pathétique. https://t.co/NaUmuqkXhp Cf. https://t.co/83UePAvVDF</text:p>
          </table:table-cell>
          <table:table-cell office:value-type="string" table:style-name="ce5">
            <text:p>Mon Aug 12 23:14:40 +0000 2019</text:p>
          </table:table-cell>
          <table:table-cell office:value-type="date" office:date-value="2019-08-13T00:14:40" table:style-name="ce7">
            <text:p>13/08/2019 00:14:40</text:p>
          </table:table-cell>
          <table:table-cell table:number-columns-repeated="2" table:style-name="ce5"/>
          <table:table-cell office:value-type="string" table:style-name="ce5">
            <text:p>2608779276</text:p>
          </table:table-cell>
          <table:table-cell office:value-type="string" table:style-name="ce5">
            <text:p>geoff_p_wade</text:p>
          </table:table-cell>
          <table:table-cell office:value-type="string" table:style-name="ce5">
            <text:p>1906859923</text:p>
          </table:table-cell>
          <table:table-cell office:value-type="string" table:style-name="ce5">
            <text:p>1160481901489975296</text:p>
          </table:table-cell>
          <table:table-cell office:value-type="string" table:style-name="ce5">
            <text:p>&lt;a href="https://mobile.twitter.com" rel="nofollow"&gt;Twitter Web App&lt;/a&gt;</text:p>
          </table:table-cell>
          <table:table-cell office:value-type="string" table:style-name="ce8">
            <text:p><text:a xlink:href="http://pbs.twimg.com/profile_images/629413975818526722/cf8OWbAT_normal.jpg">http://pbs.twimg.com/profile_images/629413975818526722/cf8OWbAT_normal.jpg</text:a></text:p>
          </table:table-cell>
          <table:table-cell office:value-type="float" office:value="2864" table:style-name="ce5">
            <text:p>2864</text:p>
          </table:table-cell>
          <table:table-cell office:value-type="float" office:value="504" table:style-name="ce5">
            <text:p>504</text:p>
          </table:table-cell>
          <table:table-cell table:style-name="ce5"/>
          <table:table-cell office:value-type="string" table:style-name="ce8">
            <text:p><text:a xlink:href="http://twitter.com/jichanglulu/statuses/1161053416526962689">http://twitter.com/jichanglulu/statuses/1161053416526962689</text:a></text:p>
          </table:table-cell>
          <table:table-cell office:value-type="string" table:style-name="ce5">
            <text:p>{"hashtags":[],"symbols":[],"user_mentions":[{"screen_name":"geoff_p_wade","name":"Geoff Wade","id":2608779276,"id_str":"2608779276","indices":[0,13]},{"screen_name":"SimaHui1","name":"Stephen Morgan","id":217565778,"id_str":"217565778","indices":[14,23]},{"screen_name":"UniUtrecht","name":"Universiteit Utrecht","id":33548291,"id_str":"33548291","indices":[24,35]},{"screen_name":"VolkswagenSt","name":"VolkswagenStiftung","id":964037922,"id_str":"964037922","indices":[36,49]},{"screen_name":"UniofNottingham","name":"Uni of Nottingham","id":30196565,"id_str":"30196565","indices":[67,83]}],"urls":[{"url":"https://t.co/NaUmuqkXhp","expanded_url":"https://twitter.com/jichanglulu/status/1096141036928335872","display_url":"twitter.com/jichanglulu/st…","indices":[140,163]},{"url":"https://t.co/83UePAvVDF","expanded_url":"https://twitter.com/jichanglulu/status/1097626657890816000","display_url":"twitter.com/jichanglulu/st…","indices":[168,191]}]}</text:p>
          </table:table-cell>
          <table:table-cell table:number-columns-repeated="16366"/>
        </table:table-row>
        <table:table-row table:style-name="ro7">
          <table:table-cell office:value-type="string" table:style-name="ce4">
            <text:p>1161052165395423232</text:p>
          </table:table-cell>
          <table:table-cell office:value-type="string" table:style-name="ce5">
            <text:p>jichanglulu</text:p>
          </table:table-cell>
          <table:table-cell office:value-type="string" table:style-name="ce6">
            <text:p>RT @Magnus_Fiskesjo: @geoff_p_wade @VolkswagenSt For @UtrechtUni and @uniGoettingen to go along with a program that *ignores* the Chinese mass atrocities, is a failure of academia comparable to the 1930s:</text:p>
            <text:p>https://t.co/dRWi2f4wXC</text:p>
            <text:p/>
            <text:p>What makes our universities lose their spine? Would have thought universities were less corruptible</text:p>
          </table:table-cell>
          <table:table-cell office:value-type="string" table:style-name="ce5">
            <text:p>Mon Aug 12 23:09:42 +0000 2019</text:p>
          </table:table-cell>
          <table:table-cell office:value-type="date" office:date-value="2019-08-13T00:09:42" table:style-name="ce7">
            <text:p>13/08/2019 00:09:42</text:p>
          </table:table-cell>
          <table:table-cell table:number-columns-repeated="4" table:style-name="ce5"/>
          <table:table-cell office:value-type="string" table:style-name="ce5">
            <text:p>1906859923</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629413975818526722/cf8OWbAT_normal.jpg">http://pbs.twimg.com/profile_images/629413975818526722/cf8OWbAT_normal.jpg</text:a></text:p>
          </table:table-cell>
          <table:table-cell office:value-type="float" office:value="2864" table:style-name="ce5">
            <text:p>2864</text:p>
          </table:table-cell>
          <table:table-cell office:value-type="float" office:value="504" table:style-name="ce5">
            <text:p>504</text:p>
          </table:table-cell>
          <table:table-cell table:style-name="ce5"/>
          <table:table-cell office:value-type="string" table:style-name="ce8">
            <text:p><text:a xlink:href="http://twitter.com/jichanglulu/statuses/1161052165395423232">http://twitter.com/jichanglulu/statuses/1161052165395423232</text:a></text:p>
          </table:table-cell>
          <table:table-cell office:value-type="string" table:style-name="ce5">
            <text:p>{"hashtags":[],"symbols":[],"user_mentions":[{"screen_name":"Magnus_Fiskesjo","name":"Magnus Fiskesjö🇪🇺🇸🇪","id":964363105663795200,"id_str":"964363105663795203","indices":[3,19]},{"screen_name":"geoff_p_wade","name":"Geoff Wade","id":2608779276,"id_str":"2608779276","indices":[21,34]},{"screen_name":"VolkswagenSt","name":"VolkswagenStiftung","id":964037922,"id_str":"964037922","indices":[35,48]},{"screen_name":"UtrechtUni","name":"Utrecht University","id":33550981,"id_str":"33550981","indices":[53,64]},{"screen_name":"uniGoettingen","name":"Uni Göttingen","id":50638548,"id_str":"50638548","indices":[69,83]}],"urls":[]}</text:p>
          </table:table-cell>
          <table:table-cell table:number-columns-repeated="16366"/>
        </table:table-row>
        <table:table-row table:style-name="ro5">
          <table:table-cell office:value-type="string" table:style-name="ce4">
            <text:p>1161050765940723714</text:p>
          </table:table-cell>
          <table:table-cell office:value-type="string" table:style-name="ce5">
            <text:p>jichanglulu</text:p>
          </table:table-cell>
          <table:table-cell office:value-type="string" table:style-name="ce6">
            <text:p>Perhaps @UtrechtUni will give Kirby a chance to articulate the Belt and Road Defence (they didn't let him testify for Patrick Ho https://t.co/C8og0UOYWk) https://t.co/bAhzvZL5Oh</text:p>
          </table:table-cell>
          <table:table-cell office:value-type="string" table:style-name="ce5">
            <text:p>Mon Aug 12 23:04:08 +0000 2019</text:p>
          </table:table-cell>
          <table:table-cell office:value-type="date" office:date-value="2019-08-13T00:04:08" table:style-name="ce7">
            <text:p>13/08/2019 00:04:08</text:p>
          </table:table-cell>
          <table:table-cell table:number-columns-repeated="4" table:style-name="ce5"/>
          <table:table-cell office:value-type="string" table:style-name="ce5">
            <text:p>1906859923</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629413975818526722/cf8OWbAT_normal.jpg">http://pbs.twimg.com/profile_images/629413975818526722/cf8OWbAT_normal.jpg</text:a></text:p>
          </table:table-cell>
          <table:table-cell office:value-type="float" office:value="2864" table:style-name="ce5">
            <text:p>2864</text:p>
          </table:table-cell>
          <table:table-cell office:value-type="float" office:value="504" table:style-name="ce5">
            <text:p>504</text:p>
          </table:table-cell>
          <table:table-cell table:style-name="ce5"/>
          <table:table-cell office:value-type="string" table:style-name="ce8">
            <text:p><text:a xlink:href="http://twitter.com/jichanglulu/statuses/1161050765940723714">http://twitter.com/jichanglulu/statuses/1161050765940723714</text:a></text:p>
          </table:table-cell>
          <table:table-cell office:value-type="string" table:style-name="ce5">
            <text:p>{"hashtags":[],"symbols":[],"user_mentions":[{"screen_name":"UtrechtUni","name":"Utrecht University","id":33550981,"id_str":"33550981","indices":[8,19]}],"urls":[{"url":"https://t.co/C8og0UOYWk","expanded_url":"https://twitter.com/jichanglulu/status/1064257776464084998","display_url":"twitter.com/jichanglulu/st…","indices":[129,152]},{"url":"https://t.co/bAhzvZL5Oh","expanded_url":"https://twitter.com/geoff_p_wade/status/1160422548330418178","display_url":"twitter.com/geoff_p_wade/s…","indices":[154,177]}]}</text:p>
          </table:table-cell>
          <table:table-cell table:number-columns-repeated="16366"/>
        </table:table-row>
        <table:table-row table:style-name="ro8">
          <table:table-cell office:value-type="string" table:style-name="ce4">
            <text:p>1161014526814433284</text:p>
          </table:table-cell>
          <table:table-cell office:value-type="string" table:style-name="ce5">
            <text:p>FOCLOnline</text:p>
          </table:table-cell>
          <table:table-cell office:value-type="string" table:style-name="ce6">
            <text:p>Peter Korevaar of @UniUtrecht - In #Cosmology Philosophy Starts Where #Physics Ends https://t.co/rivnbjjU2d https://t.co/SuWDBU4VDk</text:p>
          </table:table-cell>
          <table:table-cell office:value-type="string" table:style-name="ce5">
            <text:p>Mon Aug 12 20:40:08 +0000 2019</text:p>
          </table:table-cell>
          <table:table-cell office:value-type="date" office:date-value="2019-08-12T21:40:08" table:style-name="ce7">
            <text:p>12/08/2019 21:40:08</text:p>
          </table:table-cell>
          <table:table-cell table:number-columns-repeated="4" table:style-name="ce5"/>
          <table:table-cell office:value-type="string" table:style-name="ce5">
            <text:p>1393185529</text:p>
          </table:table-cell>
          <table:table-cell table:style-name="ce5"/>
          <table:table-cell office:value-type="string" table:style-name="ce5">
            <text:p>&lt;a href="https://www.hootsuite.com" rel="nofollow"&gt;Hootsuite Inc.&lt;/a&gt;</text:p>
          </table:table-cell>
          <table:table-cell office:value-type="string" table:style-name="ce8">
            <text:p><text:a xlink:href="http://pbs.twimg.com/profile_images/3599371392/8e7f2aa81396cfc4546a8186677d7ef5_normal.png">http://pbs.twimg.com/profile_images/3599371392/8e7f2aa81396cfc4546a8186677d7ef5_normal.png</text:a></text:p>
          </table:table-cell>
          <table:table-cell office:value-type="float" office:value="953" table:style-name="ce5">
            <text:p>953</text:p>
          </table:table-cell>
          <table:table-cell office:value-type="float" office:value="280" table:style-name="ce5">
            <text:p>280</text:p>
          </table:table-cell>
          <table:table-cell table:style-name="ce5"/>
          <table:table-cell office:value-type="string" table:style-name="ce8">
            <text:p><text:a xlink:href="http://twitter.com/FOCLOnline/statuses/1161014526814433284">http://twitter.com/FOCLOnline/statuses/1161014526814433284</text:a></text:p>
          </table:table-cell>
          <table:table-cell office:value-type="string" table:style-name="ce5">
            <text:p>{"hashtags":[{"text":"Cosmology","indices":[35,45]},{"text":"Physics","indices":[70,78]}],"symbols":[],"user_mentions":[{"screen_name":"UniUtrecht","name":"Universiteit Utrecht","id":33548291,"id_str":"33548291","indices":[18,29]}],"urls":[{"url":"https://t.co/rivnbjjU2d","expanded_url":"http://ow.ly/zafJ50vpmes","display_url":"ow.ly/zafJ50vpmes","indices":[84,107]}],"media":[{"id":1161014525291835400,"id_str":"1161014525291835392","indices":[108,131],"media_url":"http://pbs.twimg.com/media/EBzAjzcWsAAtSXb.jpg","media_url_https":"https://pbs.twimg.com/media/EBzAjzcWsAAtSXb.jpg","url":"https://t.co/SuWDBU4VDk","display_url":"pic.twitter.com/SuWDBU4VDk","expanded_url":"https://twitter.com/FOCLOnline/status/1161014526814433284/photo/1","type":"photo","sizes":{"thumb":{"w":150,"h":150,"resize":"crop"},"medium":{"w":1200,"h":750,"resize":"fit"},"large":{"w":1280,"h":800,"resize":"fit"},"small":{"w":680,"h":425,"resize":"fit"}}}]}</text:p>
          </table:table-cell>
          <table:table-cell table:number-columns-repeated="16366"/>
        </table:table-row>
        <table:table-row table:style-name="ro5">
          <table:table-cell office:value-type="string" table:style-name="ce4">
            <text:p>1161008292719661057</text:p>
          </table:table-cell>
          <table:table-cell office:value-type="string" table:style-name="ce5">
            <text:p>FietsRia</text:p>
          </table:table-cell>
          <table:table-cell office:value-type="string" table:style-name="ce6">
            <text:p>RT @FB_Utrecht: 5 fietstips voor JOU, student! #UIT2019 @UIT_2019 @fietsersbond @UniUtrecht @HKUtrecht @utrechtfietst https://t.co/FPhAIkENE7</text:p>
          </table:table-cell>
          <table:table-cell office:value-type="string" table:style-name="ce5">
            <text:p>Mon Aug 12 20:15:22 +0000 2019</text:p>
          </table:table-cell>
          <table:table-cell office:value-type="date" office:date-value="2019-08-12T21:15:22" table:style-name="ce7">
            <text:p>12/08/2019 21:15:22</text:p>
          </table:table-cell>
          <table:table-cell table:number-columns-repeated="4" table:style-name="ce5"/>
          <table:table-cell office:value-type="string" table:style-name="ce5">
            <text:p>224258712</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160190037746769920/s5x8Isau_normal.jpg">http://pbs.twimg.com/profile_images/1160190037746769920/s5x8Isau_normal.jpg</text:a></text:p>
          </table:table-cell>
          <table:table-cell office:value-type="float" office:value="713" table:style-name="ce5">
            <text:p>713</text:p>
          </table:table-cell>
          <table:table-cell office:value-type="float" office:value="367" table:style-name="ce5">
            <text:p>367</text:p>
          </table:table-cell>
          <table:table-cell office:value-type="string" table:style-name="ce5">
            <text:p>Utrecht</text:p>
          </table:table-cell>
          <table:table-cell office:value-type="string" table:style-name="ce8">
            <text:p><text:a xlink:href="http://twitter.com/FietsRia/statuses/1161008292719661057">http://twitter.com/FietsRia/statuses/1161008292719661057</text:a></text:p>
          </table:table-cell>
          <table:table-cell office:value-type="string" table:style-name="ce5">
            <text:p>{"hashtags":[{"text":"UIT2019","indices":[47,55]}],"symbols":[],"user_mentions":[{"screen_name":"FB_Utrecht","name":"Fietsersbond Utrecht","id":3346583698,"id_str":"3346583698","indices":[3,14]},{"screen_name":"UIT_2019","name":"UIT2019","id":110997279,"id_str":"110997279","indices":[56,65]},{"screen_name":"fietsersbond","name":"Fietsersbond","id":92735800,"id_str":"92735800","indices":[66,79]},{"screen_name":"UniUtrecht","name":"Universiteit Utrecht","id":33548291,"id_str":"33548291","indices":[80,91]},{"screen_name":"HKUtrecht","name":"HKU","id":116688650,"id_str":"116688650","indices":[92,102]},{"screen_name":"utrechtfietst","name":"utrechtfietst","id":3147788404,"id_str":"3147788404","indices":[103,117]}],"urls":[]}</text:p>
          </table:table-cell>
          <table:table-cell table:number-columns-repeated="16366"/>
        </table:table-row>
        <table:table-row table:style-name="ro5">
          <table:table-cell office:value-type="string" table:style-name="ce4">
            <text:p>1160998768176705536</text:p>
          </table:table-cell>
          <table:table-cell office:value-type="string" table:style-name="ce5">
            <text:p>keesvanvuuren</text:p>
          </table:table-cell>
          <table:table-cell office:value-type="string" table:style-name="ce6">
            <text:p>RT @FB_Utrecht: 5 fietstips voor JOU, student! #UIT2019 @UIT_2019 @fietsersbond @UniUtrecht @HKUtrecht @utrechtfietst https://t.co/FPhAIkENE7</text:p>
          </table:table-cell>
          <table:table-cell office:value-type="string" table:style-name="ce5">
            <text:p>Mon Aug 12 19:37:31 +0000 2019</text:p>
          </table:table-cell>
          <table:table-cell office:value-type="date" office:date-value="2019-08-12T20:37:31" table:style-name="ce7">
            <text:p>12/08/2019 20:37:31</text:p>
          </table:table-cell>
          <table:table-cell table:number-columns-repeated="4" table:style-name="ce5"/>
          <table:table-cell office:value-type="string" table:style-name="ce5">
            <text:p>183587446</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944675476508987394/yNEZbHsX_normal.jpg">http://pbs.twimg.com/profile_images/944675476508987394/yNEZbHsX_normal.jpg</text:a></text:p>
          </table:table-cell>
          <table:table-cell office:value-type="float" office:value="1066" table:style-name="ce5">
            <text:p>1066</text:p>
          </table:table-cell>
          <table:table-cell office:value-type="float" office:value="863" table:style-name="ce5">
            <text:p>863</text:p>
          </table:table-cell>
          <table:table-cell office:value-type="string" table:style-name="ce5">
            <text:p>Kockengen, Netherlands</text:p>
          </table:table-cell>
          <table:table-cell office:value-type="string" table:style-name="ce8">
            <text:p><text:a xlink:href="http://twitter.com/keesvanvuuren/statuses/1160998768176705536">http://twitter.com/keesvanvuuren/statuses/1160998768176705536</text:a></text:p>
          </table:table-cell>
          <table:table-cell office:value-type="string" table:style-name="ce5">
            <text:p>{"hashtags":[{"text":"UIT2019","indices":[47,55]}],"symbols":[],"user_mentions":[{"screen_name":"FB_Utrecht","name":"Fietsersbond Utrecht","id":3346583698,"id_str":"3346583698","indices":[3,14]},{"screen_name":"UIT_2019","name":"UIT2019","id":110997279,"id_str":"110997279","indices":[56,65]},{"screen_name":"fietsersbond","name":"Fietsersbond","id":92735800,"id_str":"92735800","indices":[66,79]},{"screen_name":"UniUtrecht","name":"Universiteit Utrecht","id":33548291,"id_str":"33548291","indices":[80,91]},{"screen_name":"HKUtrecht","name":"HKU","id":116688650,"id_str":"116688650","indices":[92,102]},{"screen_name":"utrechtfietst","name":"utrechtfietst","id":3147788404,"id_str":"3147788404","indices":[103,117]}],"urls":[]}</text:p>
          </table:table-cell>
          <table:table-cell table:number-columns-repeated="16366"/>
        </table:table-row>
        <table:table-row table:style-name="ro5">
          <table:table-cell office:value-type="string" table:style-name="ce4">
            <text:p>1160997729230831616</text:p>
          </table:table-cell>
          <table:table-cell office:value-type="string" table:style-name="ce5">
            <text:p>cjvankranenburg</text:p>
          </table:table-cell>
          <table:table-cell office:value-type="string" table:style-name="ce6">
            <text:p>RT @FB_Utrecht: 5 fietstips voor JOU, student! #UIT2019 @UIT_2019 @fietsersbond @UniUtrecht @HKUtrecht @utrechtfietst https://t.co/FPhAIkENE7</text:p>
          </table:table-cell>
          <table:table-cell office:value-type="string" table:style-name="ce5">
            <text:p>Mon Aug 12 19:33:23 +0000 2019</text:p>
          </table:table-cell>
          <table:table-cell office:value-type="date" office:date-value="2019-08-12T20:33:23" table:style-name="ce7">
            <text:p>12/08/2019 20:33:23</text:p>
          </table:table-cell>
          <table:table-cell table:number-columns-repeated="4" table:style-name="ce5"/>
          <table:table-cell office:value-type="string" table:style-name="ce5">
            <text:p>22043939</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083791296333053954/XL5dHalK_normal.jpg">http://pbs.twimg.com/profile_images/1083791296333053954/XL5dHalK_normal.jpg</text:a></text:p>
          </table:table-cell>
          <table:table-cell office:value-type="float" office:value="2271" table:style-name="ce5">
            <text:p>2271</text:p>
          </table:table-cell>
          <table:table-cell office:value-type="float" office:value="2186" table:style-name="ce5">
            <text:p>2186</text:p>
          </table:table-cell>
          <table:table-cell office:value-type="string" table:style-name="ce5">
            <text:p>Utrecht, Driebergen-Rijsenburg</text:p>
          </table:table-cell>
          <table:table-cell office:value-type="string" table:style-name="ce8">
            <text:p><text:a xlink:href="http://twitter.com/cjvankranenburg/statuses/1160997729230831616">http://twitter.com/cjvankranenburg/statuses/1160997729230831616</text:a></text:p>
          </table:table-cell>
          <table:table-cell office:value-type="string" table:style-name="ce5">
            <text:p>{"hashtags":[{"text":"UIT2019","indices":[47,55]}],"symbols":[],"user_mentions":[{"screen_name":"FB_Utrecht","name":"Fietsersbond Utrecht","id":3346583698,"id_str":"3346583698","indices":[3,14]},{"screen_name":"UIT_2019","name":"UIT2019","id":110997279,"id_str":"110997279","indices":[56,65]},{"screen_name":"fietsersbond","name":"Fietsersbond","id":92735800,"id_str":"92735800","indices":[66,79]},{"screen_name":"UniUtrecht","name":"Universiteit Utrecht","id":33548291,"id_str":"33548291","indices":[80,91]},{"screen_name":"HKUtrecht","name":"HKU","id":116688650,"id_str":"116688650","indices":[92,102]},{"screen_name":"utrechtfietst","name":"utrechtfietst","id":3147788404,"id_str":"3147788404","indices":[103,117]}],"urls":[]}</text:p>
          </table:table-cell>
          <table:table-cell table:number-columns-repeated="16366"/>
        </table:table-row>
        <table:table-row table:style-name="ro8">
          <table:table-cell office:value-type="string" table:style-name="ce4">
            <text:p>1160997173477199872</text:p>
          </table:table-cell>
          <table:table-cell office:value-type="string" table:style-name="ce5">
            <text:p>FB_Utrecht</text:p>
          </table:table-cell>
          <table:table-cell office:value-type="string" table:style-name="ce6">
            <text:p>5 fietstips voor JOU, student! #UIT2019 @UIT_2019 @fietsersbond @UniUtrecht @HKUtrecht @utrechtfietst https://t.co/FPhAIkENE7</text:p>
          </table:table-cell>
          <table:table-cell office:value-type="string" table:style-name="ce5">
            <text:p>Mon Aug 12 19:31:11 +0000 2019</text:p>
          </table:table-cell>
          <table:table-cell office:value-type="date" office:date-value="2019-08-12T20:31:11" table:style-name="ce7">
            <text:p>12/08/2019 20:31:11</text:p>
          </table:table-cell>
          <table:table-cell table:number-columns-repeated="4" table:style-name="ce5"/>
          <table:table-cell office:value-type="string" table:style-name="ce5">
            <text:p>3346583698</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971681972782235648/MVD3f9Xa_normal.jpg">http://pbs.twimg.com/profile_images/971681972782235648/MVD3f9Xa_normal.jpg</text:a></text:p>
          </table:table-cell>
          <table:table-cell office:value-type="float" office:value="674" table:style-name="ce5">
            <text:p>674</text:p>
          </table:table-cell>
          <table:table-cell office:value-type="float" office:value="97" table:style-name="ce5">
            <text:p>97</text:p>
          </table:table-cell>
          <table:table-cell office:value-type="string" table:style-name="ce5">
            <text:p>Utrecht, Nederland</text:p>
          </table:table-cell>
          <table:table-cell office:value-type="string" table:style-name="ce8">
            <text:p><text:a xlink:href="http://twitter.com/FB_Utrecht/statuses/1160997173477199872">http://twitter.com/FB_Utrecht/statuses/1160997173477199872</text:a></text:p>
          </table:table-cell>
          <table:table-cell office:value-type="string" table:style-name="ce5">
            <text:p>{"hashtags":[{"text":"UIT2019","indices":[31,39]}],"symbols":[],"user_mentions":[{"screen_name":"UIT_2019","name":"UIT2019","id":110997279,"id_str":"110997279","indices":[40,49]},{"screen_name":"fietsersbond","name":"Fietsersbond","id":92735800,"id_str":"92735800","indices":[50,63]},{"screen_name":"UniUtrecht","name":"Universiteit Utrecht","id":33548291,"id_str":"33548291","indices":[64,75]},{"screen_name":"HKUtrecht","name":"HKU","id":116688650,"id_str":"116688650","indices":[76,86]},{"screen_name":"utrechtfietst","name":"utrechtfietst","id":3147788404,"id_str":"3147788404","indices":[87,101]}],"urls":[],"media":[{"id":1160997165541613600,"id_str":"1160997165541613569","indices":[102,125],"media_url":"http://pbs.twimg.com/media/EBywxVVX4AEuZ31.jpg","media_url_https":"https://pbs.twimg.com/media/EBywxVVX4AEuZ31.jpg","url":"https://t.co/FPhAIkENE7","display_url":"pic.twitter.com/FPhAIkENE7","expanded_url":"https://twitter.com/FB_Utrecht/status/1160997173477199872/photo/1","type":"photo","sizes":{"thumb":{"w":150,"h":150,"resize":"crop"},"small":{"w":680,"h":602,"resize":"fit"},"large":{"w":906,"h":802,"resize":"fit"},"medium":{"w":906,"h":802,"resize":"fit"}}}]}</text:p>
          </table:table-cell>
          <table:table-cell table:number-columns-repeated="16366"/>
        </table:table-row>
        <table:table-row table:style-name="ro4">
          <table:table-cell office:value-type="string" table:style-name="ce4">
            <text:p>1160990821975543810</text:p>
          </table:table-cell>
          <table:table-cell office:value-type="string" table:style-name="ce5">
            <text:p>AequatorGenR</text:p>
          </table:table-cell>
          <table:table-cell office:value-type="string" table:style-name="ce6">
            <text:p>RT @UUGeo: Kwart wereldbevolking loopt extreem risico op #waterschaarste, blijkt uit nieuwe Water Risk Atlas @WorldResources. Hydrologen @UniUtrecht leverden met hun berekeningen de basis voor de atlas. #waterstress @pluttikhuis @KarlijnMeinders @heleenekker @nos https://t.co/R3RTeEA5Dz</text:p>
          </table:table-cell>
          <table:table-cell office:value-type="string" table:style-name="ce5">
            <text:p>Mon Aug 12 19:05:56 +0000 2019</text:p>
          </table:table-cell>
          <table:table-cell office:value-type="date" office:date-value="2019-08-12T20:05:56" table:style-name="ce7">
            <text:p>12/08/2019 20:05:56</text:p>
          </table:table-cell>
          <table:table-cell table:number-columns-repeated="4" table:style-name="ce5"/>
          <table:table-cell office:value-type="string" table:style-name="ce5">
            <text:p>228770042</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501272532326961152/VmQNGcay_normal.png">http://pbs.twimg.com/profile_images/501272532326961152/VmQNGcay_normal.png</text:a></text:p>
          </table:table-cell>
          <table:table-cell office:value-type="float" office:value="312" table:style-name="ce5">
            <text:p>312</text:p>
          </table:table-cell>
          <table:table-cell office:value-type="float" office:value="464" table:style-name="ce5">
            <text:p>464</text:p>
          </table:table-cell>
          <table:table-cell office:value-type="string" table:style-name="ce5">
            <text:p>Holland</text:p>
          </table:table-cell>
          <table:table-cell office:value-type="string" table:style-name="ce8">
            <text:p><text:a xlink:href="http://twitter.com/AequatorGenR/statuses/1160990821975543810">http://twitter.com/AequatorGenR/statuses/1160990821975543810</text:a></text:p>
          </table:table-cell>
          <table:table-cell office:value-type="string" table:style-name="ce5">
            <text:p>{"hashtags":[{"text":"waterschaarste","indices":[57,72]}],"symbols":[],"user_mentions":[{"screen_name":"UUGeo","name":"Geowetenschappen UU","id":49980589,"id_str":"49980589","indices":[3,9]},{"screen_name":"WorldResources","name":"World Resources Inst","id":14559745,"id_str":"14559745","indices":[109,124]}],"urls":[]}</text:p>
          </table:table-cell>
          <table:table-cell table:number-columns-repeated="16366"/>
        </table:table-row>
        <table:table-row table:style-name="ro2">
          <table:table-cell office:value-type="string" table:style-name="ce4">
            <text:p>1160984991645536258</text:p>
          </table:table-cell>
          <table:table-cell office:value-type="string" table:style-name="ce5">
            <text:p>caroledurussel</text:p>
          </table:table-cell>
          <table:table-cell office:value-type="string" table:style-name="ce6">
            <text:p>RT @IASS_Potsdam: In time for next #highseas negotiations: New study by @ca_blanchard /@UniUtrecht, @caroledurussel &amp;amp; @BenBoteler /IASS explores the adaptive capacity of the #BBNJ agreement #IGC3 https://t.co/qKGVNTD236</text:p>
          </table:table-cell>
          <table:table-cell office:value-type="string" table:style-name="ce5">
            <text:p>Mon Aug 12 18:42:46 +0000 2019</text:p>
          </table:table-cell>
          <table:table-cell office:value-type="date" office:date-value="2019-08-12T19:42:46" table:style-name="ce7">
            <text:p>12/08/2019 19:42:46</text:p>
          </table:table-cell>
          <table:table-cell table:number-columns-repeated="4" table:style-name="ce5"/>
          <table:table-cell office:value-type="string" table:style-name="ce5">
            <text:p>715949854908932096</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876712945283194880/1DjR6zis_normal.jpg">http://pbs.twimg.com/profile_images/876712945283194880/1DjR6zis_normal.jpg</text:a></text:p>
          </table:table-cell>
          <table:table-cell office:value-type="float" office:value="487" table:style-name="ce5">
            <text:p>487</text:p>
          </table:table-cell>
          <table:table-cell office:value-type="float" office:value="544" table:style-name="ce5">
            <text:p>544</text:p>
          </table:table-cell>
          <table:table-cell office:value-type="string" table:style-name="ce5">
            <text:p>Potsdam, Germany</text:p>
          </table:table-cell>
          <table:table-cell office:value-type="string" table:style-name="ce8">
            <text:p><text:a xlink:href="http://twitter.com/caroledurussel/statuses/1160984991645536258">http://twitter.com/caroledurussel/statuses/1160984991645536258</text:a></text:p>
          </table:table-cell>
          <table:table-cell office:value-type="string" table:style-name="ce5">
            <text:p>{"hashtags":[{"text":"highseas","indices":[35,44]}],"symbols":[],"user_mentions":[{"screen_name":"IASS_Potsdam","name":"IASS","id":2837913549,"id_str":"2837913549","indices":[3,16]},{"screen_name":"ca_blanchard","name":"Catherine Blanchard","id":4857578086,"id_str":"4857578086","indices":[72,85]},{"screen_name":"UniUtrecht","name":"Universiteit Utrecht","id":33548291,"id_str":"33548291","indices":[87,98]},{"screen_name":"caroledurussel","name":"Carole Durussel","id":715949854908932100,"id_str":"715949854908932096","indices":[100,115]},{"screen_name":"BenBoteler","name":"Ben Boteler","id":3329712953,"id_str":"3329712953","indices":[122,133]}],"urls":[]}</text:p>
          </table:table-cell>
          <table:table-cell table:number-columns-repeated="16366"/>
        </table:table-row>
        <table:table-row table:style-name="ro4">
          <table:table-cell office:value-type="string" table:style-name="ce4">
            <text:p>1160980241575268352</text:p>
          </table:table-cell>
          <table:table-cell office:value-type="string" table:style-name="ce5">
            <text:p>jot_ho</text:p>
          </table:table-cell>
          <table:table-cell office:value-type="string" table:style-name="ce6">
            <text:p>RT @H2020_MEMO2: The first part of #h2020_memo2_romeo starts in less than a week with focus on Bucharest city measurements (#h2020_memo2_bucharest2019) #h2020_memo2_hamburg2018</text:p>
            <text:p>@UtrechtUni @_RHResearch @UNEnvironment @EnvDefenseFund @TNO_Research @apcg_imau</text:p>
          </table:table-cell>
          <table:table-cell office:value-type="string" table:style-name="ce5">
            <text:p>Mon Aug 12 18:23:54 +0000 2019</text:p>
          </table:table-cell>
          <table:table-cell office:value-type="date" office:date-value="2019-08-12T19:23:54" table:style-name="ce7">
            <text:p>12/08/2019 19:23:54</text:p>
          </table:table-cell>
          <table:table-cell table:number-columns-repeated="4" table:style-name="ce5"/>
          <table:table-cell office:value-type="string" table:style-name="ce5">
            <text:p>4327610428</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773439269578964992/rsfVSqwD_normal.jpg">http://pbs.twimg.com/profile_images/773439269578964992/rsfVSqwD_normal.jpg</text:a></text:p>
          </table:table-cell>
          <table:table-cell office:value-type="float" office:value="46" table:style-name="ce5">
            <text:p>46</text:p>
          </table:table-cell>
          <table:table-cell office:value-type="float" office:value="53" table:style-name="ce5">
            <text:p>53</text:p>
          </table:table-cell>
          <table:table-cell table:style-name="ce5"/>
          <table:table-cell office:value-type="string" table:style-name="ce8">
            <text:p><text:a xlink:href="http://twitter.com/jot_ho/statuses/1160980241575268352">http://twitter.com/jot_ho/statuses/1160980241575268352</text:a></text:p>
          </table:table-cell>
          <table:table-cell office:value-type="string" table:style-name="ce5">
            <text:p>{"hashtags":[{"text":"h2020_memo2_romeo","indices":[35,53]}],"symbols":[],"user_mentions":[{"screen_name":"H2020_MEMO2","name":"H2020-MEMO2","id":964449175105671200,"id_str":"964449175105671169","indices":[3,15]}],"urls":[]}</text:p>
          </table:table-cell>
          <table:table-cell table:number-columns-repeated="16366"/>
        </table:table-row>
        <table:table-row table:style-name="ro2">
          <table:table-cell office:value-type="string" table:style-name="ce4">
            <text:p>1160979224855007232</text:p>
          </table:table-cell>
          <table:table-cell office:value-type="string" table:style-name="ce5">
            <text:p>guido_vogel</text:p>
          </table:table-cell>
          <table:table-cell office:value-type="string" table:style-name="ce6">
            <text:p>@sanli @ryhertzberger @UniUtrecht Quite worrisome that new students think that vegetarian food will bring them health or maybe even think it is better for the planet. Hopefully they will learn some critical thinking attending university.</text:p>
          </table:table-cell>
          <table:table-cell office:value-type="string" table:style-name="ce5">
            <text:p>Mon Aug 12 18:19:51 +0000 2019</text:p>
          </table:table-cell>
          <table:table-cell office:value-type="date" office:date-value="2019-08-12T19:19:51" table:style-name="ce7">
            <text:p>12/08/2019 19:19:51</text:p>
          </table:table-cell>
          <table:table-cell table:number-columns-repeated="2" table:style-name="ce5"/>
          <table:table-cell office:value-type="string" table:style-name="ce5">
            <text:p>15168678</text:p>
          </table:table-cell>
          <table:table-cell office:value-type="string" table:style-name="ce5">
            <text:p>sanli</text:p>
          </table:table-cell>
          <table:table-cell office:value-type="string" table:style-name="ce5">
            <text:p>2487548540</text:p>
          </table:table-cell>
          <table:table-cell office:value-type="string" table:style-name="ce5">
            <text:p>1160885530055380992</text:p>
          </table:table-cell>
          <table:table-cell office:value-type="string" table:style-name="ce5">
            <text:p>&lt;a href="http://twitter.com/download/android" rel="nofollow"&gt;Twitter for Android&lt;/a&gt;</text:p>
          </table:table-cell>
          <table:table-cell office:value-type="string" table:style-name="ce8">
            <text:p><text:a xlink:href="http://pbs.twimg.com/profile_images/977215278349201408/Z2UabyHq_normal.jpg">http://pbs.twimg.com/profile_images/977215278349201408/Z2UabyHq_normal.jpg</text:a></text:p>
          </table:table-cell>
          <table:table-cell office:value-type="float" office:value="248" table:style-name="ce5">
            <text:p>248</text:p>
          </table:table-cell>
          <table:table-cell office:value-type="float" office:value="103" table:style-name="ce5">
            <text:p>103</text:p>
          </table:table-cell>
          <table:table-cell table:style-name="ce5"/>
          <table:table-cell office:value-type="string" table:style-name="ce8">
            <text:p><text:a xlink:href="http://twitter.com/guido_vogel/statuses/1160979224855007232">http://twitter.com/guido_vogel/statuses/1160979224855007232</text:a></text:p>
          </table:table-cell>
          <table:table-cell office:value-type="string" table:style-name="ce5">
            <text:p>{"hashtags":[],"symbols":[],"user_mentions":[{"screen_name":"sanli","name":"Sanli Faez 🎙️🌱🚣🏾‍♂️🔬🕊️","id":15168678,"id_str":"15168678","indices":[0,6]},{"screen_name":"ryhertzberger","name":"Rosanne Y. Hertzberger","id":34616736,"id_str":"34616736","indices":[7,21]},{"screen_name":"UniUtrecht","name":"Universiteit Utrecht","id":33548291,"id_str":"33548291","indices":[22,33]}],"urls":[]}</text:p>
          </table:table-cell>
          <table:table-cell table:number-columns-repeated="16366"/>
        </table:table-row>
        <table:table-row table:style-name="ro4">
          <table:table-cell office:value-type="string" table:style-name="ce4">
            <text:p>1160971801905782785</text:p>
          </table:table-cell>
          <table:table-cell office:value-type="string" table:style-name="ce5">
            <text:p>H2020_MEMO2</text:p>
          </table:table-cell>
          <table:table-cell office:value-type="string" table:style-name="ce6">
            <text:p>The first part of #h2020_memo2_romeo starts in less than a week with focus on Bucharest city measurements (#h2020_memo2_bucharest2019) #h2020_memo2_hamburg2018</text:p>
            <text:p>@UtrechtUni @_RHResearch @UNEnvironment @EnvDefenseFund @TNO_Research @apcg_imau</text:p>
          </table:table-cell>
          <table:table-cell office:value-type="string" table:style-name="ce5">
            <text:p>Mon Aug 12 17:50:22 +0000 2019</text:p>
          </table:table-cell>
          <table:table-cell office:value-type="date" office:date-value="2019-08-12T18:50:22" table:style-name="ce7">
            <text:p>12/08/2019 18:50:22</text:p>
          </table:table-cell>
          <table:table-cell table:number-columns-repeated="4" table:style-name="ce5"/>
          <table:table-cell office:value-type="string" table:style-name="ce5">
            <text:p>964449175105671169</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019307834582892545/EB9zxivT_normal.jpg">http://pbs.twimg.com/profile_images/1019307834582892545/EB9zxivT_normal.jpg</text:a></text:p>
          </table:table-cell>
          <table:table-cell office:value-type="float" office:value="53" table:style-name="ce5">
            <text:p>53</text:p>
          </table:table-cell>
          <table:table-cell office:value-type="float" office:value="66" table:style-name="ce5">
            <text:p>66</text:p>
          </table:table-cell>
          <table:table-cell office:value-type="string" table:style-name="ce5">
            <text:p>The Netherlands</text:p>
          </table:table-cell>
          <table:table-cell office:value-type="string" table:style-name="ce8">
            <text:p><text:a xlink:href="http://twitter.com/H2020_MEMO2/statuses/1160971801905782785">http://twitter.com/H2020_MEMO2/statuses/1160971801905782785</text:a></text:p>
          </table:table-cell>
          <table:table-cell office:value-type="string" table:style-name="ce5">
            <text:p>{"hashtags":[{"text":"h2020_memo2_romeo","indices":[18,36]},{"text":"h2020_memo2_bucharest2019","indices":[107,133]},{"text":"h2020_memo2_hamburg2018","indices":[135,159]}],"symbols":[],"user_mentions":[{"screen_name":"UtrechtUni","name":"Utrecht University","id":33550981,"id_str":"33550981","indices":[161,172]},{"screen_name":"_RHResearch","name":"RH Research","id":1040216002276020200,"id_str":"1040216002276020226","indices":[173,185]},{"screen_name":"UNEnvironment","name":"UN Environment Programme","id":38146999,"id_str":"38146999","indices":[186,200]},{"screen_name":"EnvDefenseFund","name":"EDF","id":20068053,"id_str":"20068053","indices":[201,216]},{"screen_name":"TNO_Research","name":"TNO Research","id":142208975,"id_str":"142208975","indices":[217,230]},{"screen_name":"apcg_imau","name":"APCG IMAU","id":1085122296346497000,"id_str":"1085122296346497025","indices":[231,241]}],"urls":[]}</text:p>
          </table:table-cell>
          <table:table-cell table:number-columns-repeated="16366"/>
        </table:table-row>
        <table:table-row table:style-name="ro4">
          <table:table-cell office:value-type="string" table:style-name="ce4">
            <text:p>1160971150870102016</text:p>
          </table:table-cell>
          <table:table-cell office:value-type="string" table:style-name="ce5">
            <text:p>aliesboers</text:p>
          </table:table-cell>
          <table:table-cell office:value-type="string" table:style-name="ce6">
            <text:p>RT @PsychologenNIP: Interview met prof. dr. Naomi Ellemers (@UniUtrecht): 'Je moet durven vertrouwen op je eigen oordeel over wat goed is’. Ellemers kreeg eerder dit jaar de @EFPA_EuroPsy Aristotle Prize 2019 uitgereikt.</text:p>
            <text:p>https://t.co/HyIoBJtpEJ</text:p>
          </table:table-cell>
          <table:table-cell office:value-type="string" table:style-name="ce5">
            <text:p>Mon Aug 12 17:47:46 +0000 2019</text:p>
          </table:table-cell>
          <table:table-cell office:value-type="date" office:date-value="2019-08-12T18:47:46" table:style-name="ce7">
            <text:p>12/08/2019 18:47:46</text:p>
          </table:table-cell>
          <table:table-cell table:number-columns-repeated="4" table:style-name="ce5"/>
          <table:table-cell office:value-type="string" table:style-name="ce5">
            <text:p>216315842</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148685286865625088/Gavs-7E4_normal.png">http://pbs.twimg.com/profile_images/1148685286865625088/Gavs-7E4_normal.png</text:a></text:p>
          </table:table-cell>
          <table:table-cell office:value-type="float" office:value="404" table:style-name="ce5">
            <text:p>404</text:p>
          </table:table-cell>
          <table:table-cell office:value-type="float" office:value="549" table:style-name="ce5">
            <text:p>549</text:p>
          </table:table-cell>
          <table:table-cell office:value-type="string" table:style-name="ce5">
            <text:p>Utrecht, The Netherlands</text:p>
          </table:table-cell>
          <table:table-cell office:value-type="string" table:style-name="ce8">
            <text:p><text:a xlink:href="http://twitter.com/aliesboers/statuses/1160971150870102016">http://twitter.com/aliesboers/statuses/1160971150870102016</text:a></text:p>
          </table:table-cell>
          <table:table-cell office:value-type="string" table:style-name="ce5">
            <text:p>{"hashtags":[],"symbols":[],"user_mentions":[{"screen_name":"PsychologenNIP","name":"Nederlands Instituut van Psychologen (NIP)","id":577020270,"id_str":"577020270","indices":[3,18]},{"screen_name":"UniUtrecht","name":"Universiteit Utrecht","id":33548291,"id_str":"33548291","indices":[60,71]}],"urls":[]}</text:p>
          </table:table-cell>
          <table:table-cell table:number-columns-repeated="16366"/>
        </table:table-row>
        <table:table-row table:style-name="ro3">
          <table:table-cell office:value-type="string" table:style-name="ce4">
            <text:p>1160967247545950208</text:p>
          </table:table-cell>
          <table:table-cell office:value-type="string" table:style-name="ce5">
            <text:p>JustineToulotte</text:p>
          </table:table-cell>
          <table:table-cell office:value-type="string" table:style-name="ce6">
            <text:p>RT @aribidopsis: Read the latest interview of Kaisa Kajala (@kaisakajala), Assistant professor, Plant Ecophysiology team at Utrecht University (@UtrechtUni), Netherlands in "Faculty Job: Myths &amp;amp; Realities" series at @plantae_org @ASPB</text:p>
            <text:p/>
            <text:p>https://t.co/KfHmNMT6p5 https://t.co/iSIwhpXeil</text:p>
          </table:table-cell>
          <table:table-cell office:value-type="string" table:style-name="ce5">
            <text:p>Mon Aug 12 17:32:16 +0000 2019</text:p>
          </table:table-cell>
          <table:table-cell office:value-type="date" office:date-value="2019-08-12T18:32:16" table:style-name="ce7">
            <text:p>12/08/2019 18:32:16</text:p>
          </table:table-cell>
          <table:table-cell table:number-columns-repeated="4" table:style-name="ce5"/>
          <table:table-cell office:value-type="string" table:style-name="ce5">
            <text:p>2385350792</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086907051299794944/-iBQ3k0M_normal.jpg">http://pbs.twimg.com/profile_images/1086907051299794944/-iBQ3k0M_normal.jpg</text:a></text:p>
          </table:table-cell>
          <table:table-cell office:value-type="float" office:value="560" table:style-name="ce5">
            <text:p>560</text:p>
          </table:table-cell>
          <table:table-cell office:value-type="float" office:value="1288" table:style-name="ce5">
            <text:p>1288</text:p>
          </table:table-cell>
          <table:table-cell office:value-type="string" table:style-name="ce5">
            <text:p>Utrecht, Pays-Bas</text:p>
          </table:table-cell>
          <table:table-cell office:value-type="string" table:style-name="ce8">
            <text:p><text:a xlink:href="http://twitter.com/JustineToulotte/statuses/1160967247545950208">http://twitter.com/JustineToulotte/statuses/1160967247545950208</text:a></text:p>
          </table:table-cell>
          <table:table-cell office:value-type="string" table:style-name="ce5">
            <text:p>{"hashtags":[],"symbols":[],"user_mentions":[{"screen_name":"aribidopsis","name":"Arif Ashraf","id":365000183,"id_str":"365000183","indices":[3,15]},{"screen_name":"kaisakajala","name":"Kaisa Kajala","id":196855404,"id_str":"196855404","indices":[60,72]}],"urls":[]}</text:p>
          </table:table-cell>
          <table:table-cell table:number-columns-repeated="16366"/>
        </table:table-row>
        <table:table-row table:style-name="ro4">
          <table:table-cell office:value-type="string" table:style-name="ce4">
            <text:p>1160961428397969409</text:p>
          </table:table-cell>
          <table:table-cell office:value-type="string" table:style-name="ce5">
            <text:p>UUEarthSciences</text:p>
          </table:table-cell>
          <table:table-cell office:value-type="string" table:style-name="ce6">
            <text:p>RT @NIOZnieuws: "Seaweed is great to use as a CO2 neutral food source, but not to sink to the ocean floor" reacts @NIOZnieuws researcher @GertJanReichart to @ClimateCleanup. However sharing ideas about possible short and long term solutions is very important. @VroegeVogels @NWONieuws @UniUtrecht https://t.co/Zb1DoWpcQe</text:p>
          </table:table-cell>
          <table:table-cell office:value-type="string" table:style-name="ce5">
            <text:p>Mon Aug 12 17:09:08 +0000 2019</text:p>
          </table:table-cell>
          <table:table-cell office:value-type="date" office:date-value="2019-08-12T18:09:08" table:style-name="ce7">
            <text:p>12/08/2019 18:09:08</text:p>
          </table:table-cell>
          <table:table-cell table:number-columns-repeated="4" table:style-name="ce5"/>
          <table:table-cell office:value-type="string" table:style-name="ce5">
            <text:p>3430171414</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115885950704476161/YTzkcQ5T_normal.png">http://pbs.twimg.com/profile_images/1115885950704476161/YTzkcQ5T_normal.png</text:a></text:p>
          </table:table-cell>
          <table:table-cell office:value-type="float" office:value="60" table:style-name="ce5">
            <text:p>60</text:p>
          </table:table-cell>
          <table:table-cell office:value-type="float" office:value="60" table:style-name="ce5">
            <text:p>60</text:p>
          </table:table-cell>
          <table:table-cell office:value-type="string" table:style-name="ce5">
            <text:p>Utrecht, The Netherlands</text:p>
          </table:table-cell>
          <table:table-cell office:value-type="string" table:style-name="ce8">
            <text:p><text:a xlink:href="http://twitter.com/UUEarthSciences/statuses/1160961428397969409">http://twitter.com/UUEarthSciences/statuses/1160961428397969409</text:a></text:p>
          </table:table-cell>
          <table:table-cell office:value-type="string" table:style-name="ce5">
            <text:p>{"hashtags":[],"symbols":[],"user_mentions":[{"screen_name":"NIOZnieuws","name":"NIOZ","id":222443193,"id_str":"222443193","indices":[3,14]},{"screen_name":"NIOZnieuws","name":"NIOZ","id":222443193,"id_str":"222443193","indices":[114,125]}],"urls":[]}</text:p>
          </table:table-cell>
          <table:table-cell table:number-columns-repeated="16366"/>
        </table:table-row>
        <table:table-row table:style-name="ro4">
          <table:table-cell office:value-type="string" table:style-name="ce4">
            <text:p>1160957016464154624</text:p>
          </table:table-cell>
          <table:table-cell office:value-type="string" table:style-name="ce5">
            <text:p>BrinkhuisIV</text:p>
          </table:table-cell>
          <table:table-cell office:value-type="string" table:style-name="ce6">
            <text:p>RT @NIOZnieuws: "Seaweed is great to use as a CO2 neutral food source, but not to sink to the ocean floor" reacts @NIOZnieuws researcher @GertJanReichart to @ClimateCleanup. However sharing ideas about possible short and long term solutions is very important. @VroegeVogels @NWONieuws @UniUtrecht https://t.co/Zb1DoWpcQe</text:p>
          </table:table-cell>
          <table:table-cell office:value-type="string" table:style-name="ce5">
            <text:p>Mon Aug 12 16:51:36 +0000 2019</text:p>
          </table:table-cell>
          <table:table-cell office:value-type="date" office:date-value="2019-08-12T17:51:36" table:style-name="ce7">
            <text:p>12/08/2019 17:51:36</text:p>
          </table:table-cell>
          <table:table-cell table:number-columns-repeated="4" table:style-name="ce5"/>
          <table:table-cell office:value-type="string" table:style-name="ce5">
            <text:p>61473257</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861273642822447104/htSNAG7m_normal.jpg">http://pbs.twimg.com/profile_images/861273642822447104/htSNAG7m_normal.jpg</text:a></text:p>
          </table:table-cell>
          <table:table-cell office:value-type="float" office:value="1192" table:style-name="ce5">
            <text:p>1192</text:p>
          </table:table-cell>
          <table:table-cell office:value-type="float" office:value="578" table:style-name="ce5">
            <text:p>578</text:p>
          </table:table-cell>
          <table:table-cell office:value-type="string" table:style-name="ce5">
            <text:p>Texel, Yerseke, Utrecht, NL</text:p>
          </table:table-cell>
          <table:table-cell office:value-type="string" table:style-name="ce8">
            <text:p><text:a xlink:href="http://twitter.com/BrinkhuisIV/statuses/1160957016464154624">http://twitter.com/BrinkhuisIV/statuses/1160957016464154624</text:a></text:p>
          </table:table-cell>
          <table:table-cell office:value-type="string" table:style-name="ce5">
            <text:p>{"hashtags":[],"symbols":[],"user_mentions":[{"screen_name":"NIOZnieuws","name":"NIOZ","id":222443193,"id_str":"222443193","indices":[3,14]},{"screen_name":"NIOZnieuws","name":"NIOZ","id":222443193,"id_str":"222443193","indices":[114,125]}],"urls":[]}</text:p>
          </table:table-cell>
          <table:table-cell table:number-columns-repeated="16366"/>
        </table:table-row>
        <table:table-row table:style-name="ro1">
          <table:table-cell office:value-type="string" table:style-name="ce4">
            <text:p>1160955768205717504</text:p>
          </table:table-cell>
          <table:table-cell office:value-type="string" table:style-name="ce5">
            <text:p>vanessa_donega</text:p>
          </table:table-cell>
          <table:table-cell office:value-type="string" table:style-name="ce6">
            <text:p>Gefeliciteerd Elly! @elly_hol https://t.co/3aE8XsWv7G</text:p>
          </table:table-cell>
          <table:table-cell office:value-type="string" table:style-name="ce5">
            <text:p>Mon Aug 12 16:46:39 +0000 2019</text:p>
          </table:table-cell>
          <table:table-cell office:value-type="date" office:date-value="2019-08-12T17:46:39" table:style-name="ce7">
            <text:p>12/08/2019 17:46:39</text:p>
          </table:table-cell>
          <table:table-cell table:number-columns-repeated="4" table:style-name="ce5"/>
          <table:table-cell office:value-type="string" table:style-name="ce5">
            <text:p>886647450550796288</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033723528527446017/eYYElDo4_normal.jpg">http://pbs.twimg.com/profile_images/1033723528527446017/eYYElDo4_normal.jpg</text:a></text:p>
          </table:table-cell>
          <table:table-cell office:value-type="float" office:value="61" table:style-name="ce5">
            <text:p>61</text:p>
          </table:table-cell>
          <table:table-cell office:value-type="float" office:value="141" table:style-name="ce5">
            <text:p>141</text:p>
          </table:table-cell>
          <table:table-cell office:value-type="string" table:style-name="ce5">
            <text:p>Utrecht, The Netherlands</text:p>
          </table:table-cell>
          <table:table-cell office:value-type="string" table:style-name="ce8">
            <text:p><text:a xlink:href="http://twitter.com/vanessa_donega/statuses/1160955768205717504">http://twitter.com/vanessa_donega/statuses/1160955768205717504</text:a></text:p>
          </table:table-cell>
          <table:table-cell office:value-type="string" table:style-name="ce5">
            <text:p>{"hashtags":[],"symbols":[],"user_mentions":[{"screen_name":"elly_hol","name":"Elly Hol","id":2275764963,"id_str":"2275764963","indices":[20,29]}],"urls":[{"url":"https://t.co/3aE8XsWv7G","expanded_url":"https://twitter.com/UniUtrecht/status/1160910030637604864","display_url":"twitter.com/UniUtrecht/sta…","indices":[30,53]}]}</text:p>
          </table:table-cell>
          <table:table-cell table:number-columns-repeated="16366"/>
        </table:table-row>
        <table:table-row table:style-name="ro3">
          <table:table-cell office:value-type="string" table:style-name="ce4">
            <text:p>1160947988795015168</text:p>
          </table:table-cell>
          <table:table-cell office:value-type="string" table:style-name="ce5">
            <text:p>melletang</text:p>
          </table:table-cell>
          <table:table-cell office:value-type="string" table:style-name="ce6">
            <text:p>RT @aribidopsis: Read the latest interview of Kaisa Kajala (@kaisakajala), Assistant professor, Plant Ecophysiology team at Utrecht University (@UtrechtUni), Netherlands in "Faculty Job: Myths &amp;amp; Realities" series at @plantae_org @ASPB</text:p>
            <text:p/>
            <text:p>https://t.co/KfHmNMT6p5 https://t.co/iSIwhpXeil</text:p>
          </table:table-cell>
          <table:table-cell office:value-type="string" table:style-name="ce5">
            <text:p>Mon Aug 12 16:15:44 +0000 2019</text:p>
          </table:table-cell>
          <table:table-cell office:value-type="date" office:date-value="2019-08-12T17:15:44" table:style-name="ce7">
            <text:p>12/08/2019 17:15:44</text:p>
          </table:table-cell>
          <table:table-cell table:number-columns-repeated="4" table:style-name="ce5"/>
          <table:table-cell office:value-type="string" table:style-name="ce5">
            <text:p>190087087</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951194035095392256/SbXQmgka_normal.jpg">http://pbs.twimg.com/profile_images/951194035095392256/SbXQmgka_normal.jpg</text:a></text:p>
          </table:table-cell>
          <table:table-cell office:value-type="float" office:value="566" table:style-name="ce5">
            <text:p>566</text:p>
          </table:table-cell>
          <table:table-cell office:value-type="float" office:value="553" table:style-name="ce5">
            <text:p>553</text:p>
          </table:table-cell>
          <table:table-cell office:value-type="string" table:style-name="ce5">
            <text:p>Davis, CA</text:p>
          </table:table-cell>
          <table:table-cell office:value-type="string" table:style-name="ce8">
            <text:p><text:a xlink:href="http://twitter.com/melletang/statuses/1160947988795015168">http://twitter.com/melletang/statuses/1160947988795015168</text:a></text:p>
          </table:table-cell>
          <table:table-cell office:value-type="string" table:style-name="ce5">
            <text:p>{"hashtags":[],"symbols":[],"user_mentions":[{"screen_name":"aribidopsis","name":"Arif Ashraf","id":365000183,"id_str":"365000183","indices":[3,15]},{"screen_name":"kaisakajala","name":"Kaisa Kajala","id":196855404,"id_str":"196855404","indices":[60,72]}],"urls":[]}</text:p>
          </table:table-cell>
          <table:table-cell table:number-columns-repeated="16366"/>
        </table:table-row>
        <table:table-row table:style-name="ro5">
          <table:table-cell office:value-type="string" table:style-name="ce4">
            <text:p>1160944170879672321</text:p>
          </table:table-cell>
          <table:table-cell office:value-type="string" table:style-name="ce5">
            <text:p>EHPonline</text:p>
          </table:table-cell>
          <table:table-cell office:value-type="string" table:style-name="ce6">
            <text:p>NEW RESEARCH: Associations of Combined Exposures to Surrounding Green, Air Pollution, and Road Traffic Noise with Cardiometabolic Diseases. Read the article ➡️ https://t.co/TGJUmdTaei @UniUtrecht</text:p>
          </table:table-cell>
          <table:table-cell office:value-type="string" table:style-name="ce5">
            <text:p>Mon Aug 12 16:00:34 +0000 2019</text:p>
          </table:table-cell>
          <table:table-cell office:value-type="date" office:date-value="2019-08-12T17:00:34" table:style-name="ce7">
            <text:p>12/08/2019 17:00:34</text:p>
          </table:table-cell>
          <table:table-cell table:number-columns-repeated="4" table:style-name="ce5"/>
          <table:table-cell office:value-type="string" table:style-name="ce5">
            <text:p>59266746</text:p>
          </table:table-cell>
          <table:table-cell table:style-name="ce5"/>
          <table:table-cell office:value-type="string" table:style-name="ce5">
            <text:p>&lt;a href="https://www.hootsuite.com" rel="nofollow"&gt;Hootsuite Inc.&lt;/a&gt;</text:p>
          </table:table-cell>
          <table:table-cell office:value-type="string" table:style-name="ce8">
            <text:p><text:a xlink:href="http://pbs.twimg.com/profile_images/1070726027704496128/u_mS9qOM_normal.jpg">http://pbs.twimg.com/profile_images/1070726027704496128/u_mS9qOM_normal.jpg</text:a></text:p>
          </table:table-cell>
          <table:table-cell office:value-type="float" office:value="5748" table:style-name="ce5">
            <text:p>5748</text:p>
          </table:table-cell>
          <table:table-cell office:value-type="float" office:value="483" table:style-name="ce5">
            <text:p>483</text:p>
          </table:table-cell>
          <table:table-cell office:value-type="string" table:style-name="ce5">
            <text:p>Research Triangle Park, NC USA</text:p>
          </table:table-cell>
          <table:table-cell office:value-type="string" table:style-name="ce8">
            <text:p><text:a xlink:href="http://twitter.com/EHPonline/statuses/1160944170879672321">http://twitter.com/EHPonline/statuses/1160944170879672321</text:a></text:p>
          </table:table-cell>
          <table:table-cell office:value-type="string" table:style-name="ce5">
            <text:p>{"hashtags":[],"symbols":[],"user_mentions":[{"screen_name":"UniUtrecht","name":"Universiteit Utrecht","id":33548291,"id_str":"33548291","indices":[184,195]}],"urls":[{"url":"https://t.co/TGJUmdTaei","expanded_url":"http://ow.ly/eUS050vvoIv","display_url":"ow.ly/eUS050vvoIv","indices":[160,183]}]}</text:p>
          </table:table-cell>
          <table:table-cell table:number-columns-repeated="16366"/>
        </table:table-row>
        <table:table-row table:style-name="ro2">
          <table:table-cell office:value-type="string" table:style-name="ce4">
            <text:p>1160940644174405632</text:p>
          </table:table-cell>
          <table:table-cell office:value-type="string" table:style-name="ce5">
            <text:p>rlkautoke</text:p>
          </table:table-cell>
          <table:table-cell office:value-type="string" table:style-name="ce6">
            <text:p>RT @IASS_Potsdam: In time for next #highseas negotiations: New study by @ca_blanchard /@UniUtrecht, @caroledurussel &amp;amp; @BenBoteler /IASS explores the adaptive capacity of the #BBNJ agreement #IGC3 https://t.co/qKGVNTD236</text:p>
          </table:table-cell>
          <table:table-cell office:value-type="string" table:style-name="ce5">
            <text:p>Mon Aug 12 15:46:33 +0000 2019</text:p>
          </table:table-cell>
          <table:table-cell office:value-type="date" office:date-value="2019-08-12T16:46:33" table:style-name="ce7">
            <text:p>12/08/2019 16:46:33</text:p>
          </table:table-cell>
          <table:table-cell table:number-columns-repeated="4" table:style-name="ce5"/>
          <table:table-cell office:value-type="string" table:style-name="ce5">
            <text:p>2736018384</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556155616746811393/bRpbZTs__normal.jpeg">http://pbs.twimg.com/profile_images/556155616746811393/bRpbZTs__normal.jpeg</text:a></text:p>
          </table:table-cell>
          <table:table-cell office:value-type="float" office:value="481" table:style-name="ce5">
            <text:p>481</text:p>
          </table:table-cell>
          <table:table-cell office:value-type="float" office:value="552" table:style-name="ce5">
            <text:p>552</text:p>
          </table:table-cell>
          <table:table-cell office:value-type="string" table:style-name="ce5">
            <text:p>Nuku'alofa, Tonga</text:p>
          </table:table-cell>
          <table:table-cell office:value-type="string" table:style-name="ce8">
            <text:p><text:a xlink:href="http://twitter.com/rlkautoke/statuses/1160940644174405632">http://twitter.com/rlkautoke/statuses/1160940644174405632</text:a></text:p>
          </table:table-cell>
          <table:table-cell office:value-type="string" table:style-name="ce5">
            <text:p>{"hashtags":[{"text":"highseas","indices":[35,44]}],"symbols":[],"user_mentions":[{"screen_name":"IASS_Potsdam","name":"IASS","id":2837913549,"id_str":"2837913549","indices":[3,16]},{"screen_name":"ca_blanchard","name":"Catherine Blanchard","id":4857578086,"id_str":"4857578086","indices":[72,85]},{"screen_name":"UniUtrecht","name":"Universiteit Utrecht","id":33548291,"id_str":"33548291","indices":[87,98]},{"screen_name":"caroledurussel","name":"Carole Durussel","id":715949854908932100,"id_str":"715949854908932096","indices":[100,115]},{"screen_name":"BenBoteler","name":"Ben Boteler","id":3329712953,"id_str":"3329712953","indices":[122,133]}],"urls":[]}</text:p>
          </table:table-cell>
          <table:table-cell table:number-columns-repeated="16366"/>
        </table:table-row>
        <table:table-row table:style-name="ro4">
          <table:table-cell office:value-type="string" table:style-name="ce4">
            <text:p>1160935928963031040</text:p>
          </table:table-cell>
          <table:table-cell office:value-type="string" table:style-name="ce5">
            <text:p>WilfriedvanSark</text:p>
          </table:table-cell>
          <table:table-cell office:value-type="string" table:style-name="ce6">
            <text:p>RT @CostPearl: Stay tuned for more @CostPearl #updates in #September! Meanwhile we would like to wish #PV #researchers a well deserved summer break! #solarenergy @COSTprogramme @UTwente @FOSS_UCY @UniUtrecht @EURACrenewables @DeloitteCY 😎🍉🌞⛱️ https://t.co/Cbt3YXMn98</text:p>
          </table:table-cell>
          <table:table-cell office:value-type="string" table:style-name="ce5">
            <text:p>Mon Aug 12 15:27:49 +0000 2019</text:p>
          </table:table-cell>
          <table:table-cell office:value-type="date" office:date-value="2019-08-12T16:27:49" table:style-name="ce7">
            <text:p>12/08/2019 16:27:49</text:p>
          </table:table-cell>
          <table:table-cell table:number-columns-repeated="4" table:style-name="ce5"/>
          <table:table-cell office:value-type="string" table:style-name="ce5">
            <text:p>545164528</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873490338094166017/C-Q5SKy8_normal.jpg">http://pbs.twimg.com/profile_images/873490338094166017/C-Q5SKy8_normal.jpg</text:a></text:p>
          </table:table-cell>
          <table:table-cell office:value-type="float" office:value="708" table:style-name="ce5">
            <text:p>708</text:p>
          </table:table-cell>
          <table:table-cell office:value-type="float" office:value="596" table:style-name="ce5">
            <text:p>596</text:p>
          </table:table-cell>
          <table:table-cell office:value-type="string" table:style-name="ce5">
            <text:p>Utrecht</text:p>
          </table:table-cell>
          <table:table-cell office:value-type="string" table:style-name="ce8">
            <text:p><text:a xlink:href="http://twitter.com/WilfriedvanSark/statuses/1160935928963031040">http://twitter.com/WilfriedvanSark/statuses/1160935928963031040</text:a></text:p>
          </table:table-cell>
          <table:table-cell office:value-type="string" table:style-name="ce5">
            <text:p>{"hashtags":[{"text":"updates","indices":[46,54]},{"text":"September","indices":[58,68]},{"text":"PV","indices":[102,105]},{"text":"researchers","indices":[106,118]}],"symbols":[],"user_mentions":[{"screen_name":"CostPearl","name":"Cost Action Pearl PV","id":955435723833991200,"id_str":"955435723833991168","indices":[3,13]},{"screen_name":"CostPearl","name":"Cost Action Pearl PV","id":955435723833991200,"id_str":"955435723833991168","indices":[35,45]}],"urls":[]}</text:p>
          </table:table-cell>
          <table:table-cell table:number-columns-repeated="16366"/>
        </table:table-row>
        <table:table-row table:style-name="ro2">
          <table:table-cell office:value-type="string" table:style-name="ce4">
            <text:p>1160935771752341504</text:p>
          </table:table-cell>
          <table:table-cell office:value-type="string" table:style-name="ce5">
            <text:p>VMitchell24</text:p>
          </table:table-cell>
          <table:table-cell office:value-type="string" table:style-name="ce6">
            <text:p>RT @IASS_Potsdam: In time for next #highseas negotiations: New study by @ca_blanchard /@UniUtrecht, @caroledurussel &amp;amp; @BenBoteler /IASS explores the adaptive capacity of the #BBNJ agreement #IGC3 https://t.co/qKGVNTD236</text:p>
          </table:table-cell>
          <table:table-cell office:value-type="string" table:style-name="ce5">
            <text:p>Mon Aug 12 15:27:11 +0000 2019</text:p>
          </table:table-cell>
          <table:table-cell office:value-type="date" office:date-value="2019-08-12T16:27:11" table:style-name="ce7">
            <text:p>12/08/2019 16:27:11</text:p>
          </table:table-cell>
          <table:table-cell table:number-columns-repeated="4" table:style-name="ce5"/>
          <table:table-cell office:value-type="string" table:style-name="ce5">
            <text:p>157460128</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518018585868763136/dJbo1gTp_normal.jpeg">http://pbs.twimg.com/profile_images/518018585868763136/dJbo1gTp_normal.jpeg</text:a></text:p>
          </table:table-cell>
          <table:table-cell office:value-type="float" office:value="126" table:style-name="ce5">
            <text:p>126</text:p>
          </table:table-cell>
          <table:table-cell office:value-type="float" office:value="464" table:style-name="ce5">
            <text:p>464</text:p>
          </table:table-cell>
          <table:table-cell office:value-type="string" table:style-name="ce5">
            <text:p>London</text:p>
          </table:table-cell>
          <table:table-cell office:value-type="string" table:style-name="ce8">
            <text:p><text:a xlink:href="http://twitter.com/VMitchell24/statuses/1160935771752341504">http://twitter.com/VMitchell24/statuses/1160935771752341504</text:a></text:p>
          </table:table-cell>
          <table:table-cell office:value-type="string" table:style-name="ce5">
            <text:p>{"hashtags":[{"text":"highseas","indices":[35,44]}],"symbols":[],"user_mentions":[{"screen_name":"IASS_Potsdam","name":"IASS","id":2837913549,"id_str":"2837913549","indices":[3,16]},{"screen_name":"ca_blanchard","name":"Catherine Blanchard","id":4857578086,"id_str":"4857578086","indices":[72,85]},{"screen_name":"UniUtrecht","name":"Universiteit Utrecht","id":33548291,"id_str":"33548291","indices":[87,98]},{"screen_name":"caroledurussel","name":"Carole Durussel","id":715949854908932100,"id_str":"715949854908932096","indices":[100,115]},{"screen_name":"BenBoteler","name":"Ben Boteler","id":3329712953,"id_str":"3329712953","indices":[122,133]}],"urls":[]}</text:p>
          </table:table-cell>
          <table:table-cell table:number-columns-repeated="16366"/>
        </table:table-row>
        <table:table-row table:style-name="ro1">
          <table:table-cell office:value-type="string" table:style-name="ce4">
            <text:p>1160933235192414210</text:p>
          </table:table-cell>
          <table:table-cell office:value-type="string" table:style-name="ce5">
            <text:p>GadflyPersia</text:p>
          </table:table-cell>
          <table:table-cell office:value-type="string" table:style-name="ce6">
            <text:p>@sanli @UniUtrecht https://t.co/mIAycT61mA</text:p>
          </table:table-cell>
          <table:table-cell office:value-type="string" table:style-name="ce5">
            <text:p>Mon Aug 12 15:17:07 +0000 2019</text:p>
          </table:table-cell>
          <table:table-cell office:value-type="date" office:date-value="2019-08-12T16:17:07" table:style-name="ce7">
            <text:p>12/08/2019 16:17:07</text:p>
          </table:table-cell>
          <table:table-cell table:number-columns-repeated="2" table:style-name="ce5"/>
          <table:table-cell office:value-type="string" table:style-name="ce5">
            <text:p>15168678</text:p>
          </table:table-cell>
          <table:table-cell office:value-type="string" table:style-name="ce5">
            <text:p>sanli</text:p>
          </table:table-cell>
          <table:table-cell office:value-type="string" table:style-name="ce5">
            <text:p>979547029675368449</text:p>
          </table:table-cell>
          <table:table-cell office:value-type="string" table:style-name="ce5">
            <text:p>1160921754711314437</text:p>
          </table:table-cell>
          <table:table-cell office:value-type="string" table:style-name="ce5">
            <text:p>&lt;a href="http://twitter.com/download/iphone" rel="nofollow"&gt;Twitter for iPhone&lt;/a&gt;</text:p>
          </table:table-cell>
          <table:table-cell office:value-type="string" table:style-name="ce8">
            <text:p><text:a xlink:href="http://pbs.twimg.com/profile_images/1051116374674747393/2m6KbTpt_normal.jpg">http://pbs.twimg.com/profile_images/1051116374674747393/2m6KbTpt_normal.jpg</text:a></text:p>
          </table:table-cell>
          <table:table-cell office:value-type="float" office:value="8460" table:style-name="ce5">
            <text:p>8460</text:p>
          </table:table-cell>
          <table:table-cell office:value-type="float" office:value="468" table:style-name="ce5">
            <text:p>468</text:p>
          </table:table-cell>
          <table:table-cell office:value-type="string" table:style-name="ce5">
            <text:p>United States</text:p>
          </table:table-cell>
          <table:table-cell office:value-type="string" table:style-name="ce8">
            <text:p><text:a xlink:href="http://twitter.com/GadflyPersia/statuses/1160933235192414210">http://twitter.com/GadflyPersia/statuses/1160933235192414210</text:a></text:p>
          </table:table-cell>
          <table:table-cell office:value-type="string" table:style-name="ce5">
            <text:p>{"hashtags":[],"symbols":[],"user_mentions":[{"screen_name":"sanli","name":"Sanli Faez 🎙️🌱🚣🏾‍♂️🔬🕊️","id":15168678,"id_str":"15168678","indices":[0,6]},{"screen_name":"UniUtrecht","name":"Universiteit Utrecht","id":33548291,"id_str":"33548291","indices":[7,18]}],"urls":[],"media":[{"id":1160933228716449800,"id_str":"1160933228716449794","indices":[19,42],"media_url":"http://pbs.twimg.com/media/EBx2nuGXYAIhbTD.jpg","media_url_https":"https://pbs.twimg.com/media/EBx2nuGXYAIhbTD.jpg","url":"https://t.co/mIAycT61mA","display_url":"pic.twitter.com/mIAycT61mA","expanded_url":"https://twitter.com/GadflyPersia/status/1160933235192414210/photo/1","type":"photo","sizes":{"small":{"w":500,"h":674,"resize":"fit"},"thumb":{"w":150,"h":150,"resize":"crop"},"medium":{"w":500,"h":674,"resize":"fit"},"large":{"w":500,"h":674,"resize":"fit"}}}]}</text:p>
          </table:table-cell>
          <table:table-cell table:number-columns-repeated="16366"/>
        </table:table-row>
        <table:table-row table:style-name="ro2">
          <table:table-cell office:value-type="string" table:style-name="ce4">
            <text:p>1160932501185015808</text:p>
          </table:table-cell>
          <table:table-cell office:value-type="string" table:style-name="ce5">
            <text:p>PlasticSediment</text:p>
          </table:table-cell>
          <table:table-cell office:value-type="string" table:style-name="ce6">
            <text:p>RT @SedLogic: Florian Pohl @UniUtrecht gets to grips with extracting #microplastics from experimental turbidity currents and their deposits with @UoM_GeogLabs as part of the #SCaMpI project @MikeAClare @Moving_Sand https://t.co/a93aZaCNAp</text:p>
          </table:table-cell>
          <table:table-cell office:value-type="string" table:style-name="ce5">
            <text:p>Mon Aug 12 15:14:12 +0000 2019</text:p>
          </table:table-cell>
          <table:table-cell office:value-type="date" office:date-value="2019-08-12T16:14:12" table:style-name="ce7">
            <text:p>12/08/2019 16:14:12</text:p>
          </table:table-cell>
          <table:table-cell table:number-columns-repeated="4" table:style-name="ce5"/>
          <table:table-cell office:value-type="string" table:style-name="ce5">
            <text:p>1160880852399730688</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160880914601263105/nfHgH6t-_normal.jpg">http://pbs.twimg.com/profile_images/1160880914601263105/nfHgH6t-_normal.jpg</text:a></text:p>
          </table:table-cell>
          <table:table-cell office:value-type="float" office:value="8" table:style-name="ce5">
            <text:p>8</text:p>
          </table:table-cell>
          <table:table-cell office:value-type="float" office:value="16" table:style-name="ce5">
            <text:p>16</text:p>
          </table:table-cell>
          <table:table-cell office:value-type="string" table:style-name="ce5">
            <text:p>The Netherlands</text:p>
          </table:table-cell>
          <table:table-cell office:value-type="string" table:style-name="ce8">
            <text:p><text:a xlink:href="http://twitter.com/PlasticSediment/statuses/1160932501185015808">http://twitter.com/PlasticSediment/statuses/1160932501185015808</text:a></text:p>
          </table:table-cell>
          <table:table-cell office:value-type="string" table:style-name="ce5">
            <text:p>{"hashtags":[{"text":"microplastics","indices":[69,83]}],"symbols":[],"user_mentions":[{"screen_name":"SedLogic","name":"Ian Kane","id":3343895003,"id_str":"3343895003","indices":[3,12]},{"screen_name":"UniUtrecht","name":"Universiteit Utrecht","id":33548291,"id_str":"33548291","indices":[27,38]}],"urls":[]}</text:p>
          </table:table-cell>
          <table:table-cell table:number-columns-repeated="16366"/>
        </table:table-row>
        <table:table-row table:style-name="ro2">
          <table:table-cell office:value-type="string" table:style-name="ce4">
            <text:p>1160931965677244416</text:p>
          </table:table-cell>
          <table:table-cell office:value-type="string" table:style-name="ce5">
            <text:p>PROG_ocean</text:p>
          </table:table-cell>
          <table:table-cell office:value-type="string" table:style-name="ce6">
            <text:p>RT @IASS_Potsdam: In time for next #highseas negotiations: New study by @ca_blanchard /@UniUtrecht, @caroledurussel &amp;amp; @BenBoteler /IASS explores the adaptive capacity of the #BBNJ agreement #IGC3 https://t.co/qKGVNTD236</text:p>
          </table:table-cell>
          <table:table-cell office:value-type="string" table:style-name="ce5">
            <text:p>Mon Aug 12 15:12:04 +0000 2019</text:p>
          </table:table-cell>
          <table:table-cell office:value-type="date" office:date-value="2019-08-12T16:12:04" table:style-name="ce7">
            <text:p>12/08/2019 16:12:04</text:p>
          </table:table-cell>
          <table:table-cell table:number-columns-repeated="4" table:style-name="ce5"/>
          <table:table-cell office:value-type="string" table:style-name="ce5">
            <text:p>983979487225315328</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990872586438443010/65ANAq98_normal.jpg">http://pbs.twimg.com/profile_images/990872586438443010/65ANAq98_normal.jpg</text:a></text:p>
          </table:table-cell>
          <table:table-cell office:value-type="float" office:value="629" table:style-name="ce5">
            <text:p>629</text:p>
          </table:table-cell>
          <table:table-cell office:value-type="float" office:value="681" table:style-name="ce5">
            <text:p>681</text:p>
          </table:table-cell>
          <table:table-cell table:style-name="ce5"/>
          <table:table-cell office:value-type="string" table:style-name="ce8">
            <text:p><text:a xlink:href="http://twitter.com/PROG_ocean/statuses/1160931965677244416">http://twitter.com/PROG_ocean/statuses/1160931965677244416</text:a></text:p>
          </table:table-cell>
          <table:table-cell office:value-type="string" table:style-name="ce5">
            <text:p>{"hashtags":[{"text":"highseas","indices":[35,44]}],"symbols":[],"user_mentions":[{"screen_name":"IASS_Potsdam","name":"IASS","id":2837913549,"id_str":"2837913549","indices":[3,16]},{"screen_name":"ca_blanchard","name":"Catherine Blanchard","id":4857578086,"id_str":"4857578086","indices":[72,85]},{"screen_name":"UniUtrecht","name":"Universiteit Utrecht","id":33548291,"id_str":"33548291","indices":[87,98]},{"screen_name":"caroledurussel","name":"Carole Durussel","id":715949854908932100,"id_str":"715949854908932096","indices":[100,115]},{"screen_name":"BenBoteler","name":"Ben Boteler","id":3329712953,"id_str":"3329712953","indices":[122,133]}],"urls":[]}</text:p>
          </table:table-cell>
          <table:table-cell table:number-columns-repeated="16366"/>
        </table:table-row>
        <table:table-row table:style-name="ro4">
          <table:table-cell office:value-type="string" table:style-name="ce4">
            <text:p>1160924658692235265</text:p>
          </table:table-cell>
          <table:table-cell office:value-type="string" table:style-name="ce5">
            <text:p>matteodefelice</text:p>
          </table:table-cell>
          <table:table-cell office:value-type="string" table:style-name="ce6">
            <text:p>RT @UUGeo: A quarter of world's population facing extremely high water stress, says new Water Risk Atlas @WorldResources. Calculations by hydrologists from @UtrechtUni formed the basis for the atlas #WaterStress @WaterBier @Paul_Reig @henkovink @veenas_water @GemmaJV https://t.co/7hUtG9lgFh</text:p>
          </table:table-cell>
          <table:table-cell office:value-type="string" table:style-name="ce5">
            <text:p>Mon Aug 12 14:43:02 +0000 2019</text:p>
          </table:table-cell>
          <table:table-cell office:value-type="date" office:date-value="2019-08-12T15:43:02" table:style-name="ce7">
            <text:p>12/08/2019 15:43:02</text:p>
          </table:table-cell>
          <table:table-cell table:number-columns-repeated="4" table:style-name="ce5"/>
          <table:table-cell office:value-type="string" table:style-name="ce5">
            <text:p>2851627972</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161731732049211393/hXca9d2A_normal.jpg">http://pbs.twimg.com/profile_images/1161731732049211393/hXca9d2A_normal.jpg</text:a></text:p>
          </table:table-cell>
          <table:table-cell office:value-type="float" office:value="774" table:style-name="ce5">
            <text:p>774</text:p>
          </table:table-cell>
          <table:table-cell office:value-type="float" office:value="1492" table:style-name="ce5">
            <text:p>1492</text:p>
          </table:table-cell>
          <table:table-cell office:value-type="string" table:style-name="ce5">
            <text:p>Alkmaar, The Netherlands</text:p>
          </table:table-cell>
          <table:table-cell office:value-type="string" table:style-name="ce8">
            <text:p><text:a xlink:href="http://twitter.com/matteodefelice/statuses/1160924658692235265">http://twitter.com/matteodefelice/statuses/1160924658692235265</text:a></text:p>
          </table:table-cell>
          <table:table-cell office:value-type="string" table:style-name="ce5">
            <text:p>{"hashtags":[],"symbols":[],"user_mentions":[{"screen_name":"UUGeo","name":"Geowetenschappen UU","id":49980589,"id_str":"49980589","indices":[3,9]},{"screen_name":"WorldResources","name":"World Resources Inst","id":14559745,"id_str":"14559745","indices":[105,120]}],"urls":[]}</text:p>
          </table:table-cell>
          <table:table-cell table:number-columns-repeated="16366"/>
        </table:table-row>
        <table:table-row table:style-name="ro4">
          <table:table-cell office:value-type="string" table:style-name="ce4">
            <text:p>1160924500382375937</text:p>
          </table:table-cell>
          <table:table-cell office:value-type="string" table:style-name="ce5">
            <text:p>WorldResources</text:p>
          </table:table-cell>
          <table:table-cell office:value-type="string" table:style-name="ce6">
            <text:p>RT @UUGeo: A quarter of world's population facing extremely high water stress, says new Water Risk Atlas @WorldResources. Calculations by hydrologists from @UtrechtUni formed the basis for the atlas #WaterStress @WaterBier @Paul_Reig @henkovink @veenas_water @GemmaJV https://t.co/7hUtG9lgFh</text:p>
          </table:table-cell>
          <table:table-cell office:value-type="string" table:style-name="ce5">
            <text:p>Mon Aug 12 14:42:24 +0000 2019</text:p>
          </table:table-cell>
          <table:table-cell office:value-type="date" office:date-value="2019-08-12T15:42:24" table:style-name="ce7">
            <text:p>12/08/2019 15:42:24</text:p>
          </table:table-cell>
          <table:table-cell table:number-columns-repeated="4" table:style-name="ce5"/>
          <table:table-cell office:value-type="string" table:style-name="ce5">
            <text:p>14559745</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453600188108533760/jUKVBB--_normal.png">http://pbs.twimg.com/profile_images/453600188108533760/jUKVBB--_normal.png</text:a></text:p>
          </table:table-cell>
          <table:table-cell office:value-type="float" office:value="162171" table:style-name="ce5">
            <text:p>162171</text:p>
          </table:table-cell>
          <table:table-cell office:value-type="float" office:value="14606" table:style-name="ce5">
            <text:p>14606</text:p>
          </table:table-cell>
          <table:table-cell office:value-type="string" table:style-name="ce5">
            <text:p>AFR BRA CHN EUR IND IDN MEX USA</text:p>
          </table:table-cell>
          <table:table-cell office:value-type="string" table:style-name="ce8">
            <text:p><text:a xlink:href="http://twitter.com/WorldResources/statuses/1160924500382375937">http://twitter.com/WorldResources/statuses/1160924500382375937</text:a></text:p>
          </table:table-cell>
          <table:table-cell office:value-type="string" table:style-name="ce5">
            <text:p>{"hashtags":[],"symbols":[],"user_mentions":[{"screen_name":"UUGeo","name":"Geowetenschappen UU","id":49980589,"id_str":"49980589","indices":[3,9]},{"screen_name":"WorldResources","name":"World Resources Inst","id":14559745,"id_str":"14559745","indices":[105,120]}],"urls":[]}</text:p>
          </table:table-cell>
          <table:table-cell table:number-columns-repeated="16366"/>
        </table:table-row>
        <table:table-row table:style-name="ro4">
          <table:table-cell office:value-type="string" table:style-name="ce4">
            <text:p>1160922408427098112</text:p>
          </table:table-cell>
          <table:table-cell office:value-type="string" table:style-name="ce5">
            <text:p>UUGeo</text:p>
          </table:table-cell>
          <table:table-cell office:value-type="string" table:style-name="ce6">
            <text:p>RT @UUGeo: De onzichtbare #aardkern zichtbaar maken: dat is het werk van onze hoogleraar #aardwetenschappen @ArwenDeuss @UniUtrecht. Lees het interview door @RobRamaker vandaag in Elsevier Weekblad (@ewmagazinenl) – inclusief geologische vakantietips!🌋🏝️🏔️ https://t.co/ybVBYR2IhU</text:p>
          </table:table-cell>
          <table:table-cell office:value-type="string" table:style-name="ce5">
            <text:p>Mon Aug 12 14:34:05 +0000 2019</text:p>
          </table:table-cell>
          <table:table-cell office:value-type="date" office:date-value="2019-08-12T15:34:05" table:style-name="ce7">
            <text:p>12/08/2019 15:34:05</text:p>
          </table:table-cell>
          <table:table-cell table:number-columns-repeated="4" table:style-name="ce5"/>
          <table:table-cell office:value-type="string" table:style-name="ce5">
            <text:p>49980589</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010137619383177216/DBeuOKC8_normal.jpg">http://pbs.twimg.com/profile_images/1010137619383177216/DBeuOKC8_normal.jpg</text:a></text:p>
          </table:table-cell>
          <table:table-cell office:value-type="float" office:value="2107" table:style-name="ce5">
            <text:p>2107</text:p>
          </table:table-cell>
          <table:table-cell office:value-type="float" office:value="481" table:style-name="ce5">
            <text:p>481</text:p>
          </table:table-cell>
          <table:table-cell office:value-type="string" table:style-name="ce5">
            <text:p>Utrecht, Netherlands</text:p>
          </table:table-cell>
          <table:table-cell office:value-type="string" table:style-name="ce8">
            <text:p><text:a xlink:href="http://twitter.com/UUGeo/statuses/1160922408427098112">http://twitter.com/UUGeo/statuses/1160922408427098112</text:a></text:p>
          </table:table-cell>
          <table:table-cell office:value-type="string" table:style-name="ce5">
            <text:p>{"hashtags":[{"text":"aardkern","indices":[26,35]},{"text":"aardwetenschappen","indices":[89,107]}],"symbols":[],"user_mentions":[{"screen_name":"UUGeo","name":"Geowetenschappen UU","id":49980589,"id_str":"49980589","indices":[3,9]},{"screen_name":"arwendeuss","name":"Arwen Deuss","id":255471585,"id_str":"255471585","indices":[108,119]},{"screen_name":"UniUtrecht","name":"Universiteit Utrecht","id":33548291,"id_str":"33548291","indices":[120,131]}],"urls":[]}</text:p>
          </table:table-cell>
          <table:table-cell table:number-columns-repeated="16366"/>
        </table:table-row>
        <table:table-row table:style-name="ro8">
          <table:table-cell office:value-type="string" table:style-name="ce4">
            <text:p>1160921754711314437</text:p>
          </table:table-cell>
          <table:table-cell office:value-type="string" table:style-name="ce5">
            <text:p>sanli</text:p>
          </table:table-cell>
          <table:table-cell office:value-type="string" table:style-name="ce6">
            <text:p>@GadflyPersia @UniUtrecht No worries! Privileged men benefit from a working environment in which diversity and inclusion is a high priority.</text:p>
          </table:table-cell>
          <table:table-cell office:value-type="string" table:style-name="ce5">
            <text:p>Mon Aug 12 14:31:29 +0000 2019</text:p>
          </table:table-cell>
          <table:table-cell office:value-type="date" office:date-value="2019-08-12T15:31:29" table:style-name="ce7">
            <text:p>12/08/2019 15:31:29</text:p>
          </table:table-cell>
          <table:table-cell table:number-columns-repeated="2" table:style-name="ce5"/>
          <table:table-cell office:value-type="string" table:style-name="ce5">
            <text:p>979547029675368449</text:p>
          </table:table-cell>
          <table:table-cell office:value-type="string" table:style-name="ce5">
            <text:p>GadflyPersia</text:p>
          </table:table-cell>
          <table:table-cell office:value-type="string" table:style-name="ce5">
            <text:p>15168678</text:p>
          </table:table-cell>
          <table:table-cell office:value-type="string" table:style-name="ce5">
            <text:p>1160888214124662785</text:p>
          </table:table-cell>
          <table:table-cell office:value-type="string" table:style-name="ce5">
            <text:p>&lt;a href="http://twitter.com/download/android" rel="nofollow"&gt;Twitter for Android&lt;/a&gt;</text:p>
          </table:table-cell>
          <table:table-cell office:value-type="string" table:style-name="ce8">
            <text:p><text:a xlink:href="http://pbs.twimg.com/profile_images/923655854141968384/UqqT2Jfh_normal.jpg">http://pbs.twimg.com/profile_images/923655854141968384/UqqT2Jfh_normal.jpg</text:a></text:p>
          </table:table-cell>
          <table:table-cell office:value-type="float" office:value="700" table:style-name="ce5">
            <text:p>700</text:p>
          </table:table-cell>
          <table:table-cell office:value-type="float" office:value="468" table:style-name="ce5">
            <text:p>468</text:p>
          </table:table-cell>
          <table:table-cell office:value-type="string" table:style-name="ce5">
            <text:p>The Netherlands</text:p>
          </table:table-cell>
          <table:table-cell office:value-type="string" table:style-name="ce8">
            <text:p><text:a xlink:href="http://twitter.com/sanli/statuses/1160921754711314437">http://twitter.com/sanli/statuses/1160921754711314437</text:a></text:p>
          </table:table-cell>
          <table:table-cell office:value-type="string" table:style-name="ce5">
            <text:p>{"hashtags":[],"symbols":[],"user_mentions":[{"screen_name":"GadflyPersia","name":"شروان فشندی","id":979547029675368400,"id_str":"979547029675368449","indices":[0,13]},{"screen_name":"UniUtrecht","name":"Universiteit Utrecht","id":33548291,"id_str":"33548291","indices":[14,25]}],"urls":[]}</text:p>
          </table:table-cell>
          <table:table-cell table:number-columns-repeated="16366"/>
        </table:table-row>
        <table:table-row table:style-name="ro8">
          <table:table-cell office:value-type="string" table:style-name="ce4">
            <text:p>1160918092890935296</text:p>
          </table:table-cell>
          <table:table-cell office:value-type="string" table:style-name="ce5">
            <text:p>ednl</text:p>
          </table:table-cell>
          <table:table-cell office:value-type="string" table:style-name="ce6">
            <text:p>@UniUtrecht @UUGeo Mooie carrièreswitch voor Jack Middelburg van motorcrosser naar professor.</text:p>
          </table:table-cell>
          <table:table-cell office:value-type="string" table:style-name="ce5">
            <text:p>Mon Aug 12 14:16:56 +0000 2019</text:p>
          </table:table-cell>
          <table:table-cell office:value-type="date" office:date-value="2019-08-12T15:16:56" table:style-name="ce7">
            <text:p>12/08/2019 15:16:56</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18363543</text:p>
          </table:table-cell>
          <table:table-cell office:value-type="string" table:style-name="ce5">
            <text:p>1160910030637604864</text:p>
          </table:table-cell>
          <table:table-cell office:value-type="string" table:style-name="ce5">
            <text:p>&lt;a href="http://twitter.com/download/android" rel="nofollow"&gt;Twitter for Android&lt;/a&gt;</text:p>
          </table:table-cell>
          <table:table-cell office:value-type="string" table:style-name="ce8">
            <text:p><text:a xlink:href="http://pbs.twimg.com/profile_images/876025055003725824/B00g_IQf_normal.jpg">http://pbs.twimg.com/profile_images/876025055003725824/B00g_IQf_normal.jpg</text:a></text:p>
          </table:table-cell>
          <table:table-cell office:value-type="float" office:value="1055" table:style-name="ce5">
            <text:p>1055</text:p>
          </table:table-cell>
          <table:table-cell office:value-type="float" office:value="188" table:style-name="ce5">
            <text:p>188</text:p>
          </table:table-cell>
          <table:table-cell table:style-name="ce5"/>
          <table:table-cell office:value-type="string" table:style-name="ce8">
            <text:p><text:a xlink:href="http://twitter.com/ednl/statuses/1160918092890935296">http://twitter.com/ednl/statuses/1160918092890935296</text:a></text:p>
          </table:table-cell>
          <table:table-cell office:value-type="string" table:style-name="ce5">
            <text:p>{"hashtags":[],"symbols":[],"user_mentions":[{"screen_name":"UniUtrecht","name":"Universiteit Utrecht","id":33548291,"id_str":"33548291","indices":[0,11]},{"screen_name":"UUGeo","name":"Geowetenschappen UU","id":49980589,"id_str":"49980589","indices":[12,18]}],"urls":[]}</text:p>
          </table:table-cell>
          <table:table-cell table:number-columns-repeated="16366"/>
        </table:table-row>
        <table:table-row table:style-name="ro2">
          <table:table-cell office:value-type="string" table:style-name="ce4">
            <text:p>1160913923153059840</text:p>
          </table:table-cell>
          <table:table-cell office:value-type="string" table:style-name="ce5">
            <text:p>CostPearl</text:p>
          </table:table-cell>
          <table:table-cell office:value-type="string" table:style-name="ce6">
            <text:p>Stay tuned for more @CostPearl #updates in #September! Meanwhile we would like to wish #PV #researchers a well deserved summer break! #solarenergy @COSTprogramme @UTwente @FOSS_UCY @UniUtrecht @EURACrenewables @DeloitteCY 😎🍉🌞⛱️ https://t.co/Cbt3YXMn98</text:p>
          </table:table-cell>
          <table:table-cell office:value-type="string" table:style-name="ce5">
            <text:p>Mon Aug 12 14:00:22 +0000 2019</text:p>
          </table:table-cell>
          <table:table-cell office:value-type="date" office:date-value="2019-08-12T15:00:22" table:style-name="ce7">
            <text:p>12/08/2019 15:00:22</text:p>
          </table:table-cell>
          <table:table-cell table:number-columns-repeated="4" table:style-name="ce5"/>
          <table:table-cell office:value-type="string" table:style-name="ce5">
            <text:p>955435723833991168</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958297154581336065/PhU0O6AW_normal.jpg">http://pbs.twimg.com/profile_images/958297154581336065/PhU0O6AW_normal.jpg</text:a></text:p>
          </table:table-cell>
          <table:table-cell office:value-type="float" office:value="77" table:style-name="ce5">
            <text:p>77</text:p>
          </table:table-cell>
          <table:table-cell office:value-type="float" office:value="48" table:style-name="ce5">
            <text:p>48</text:p>
          </table:table-cell>
          <table:table-cell office:value-type="string" table:style-name="ce5">
            <text:p>Brussels</text:p>
          </table:table-cell>
          <table:table-cell office:value-type="string" table:style-name="ce8">
            <text:p><text:a xlink:href="http://twitter.com/CostPearl/statuses/1160913923153059840">http://twitter.com/CostPearl/statuses/1160913923153059840</text:a></text:p>
          </table:table-cell>
          <table:table-cell office:value-type="string" table:style-name="ce5">
            <text:p>{"hashtags":[{"text":"updates","indices":[31,39]},{"text":"September","indices":[43,53]},{"text":"PV","indices":[87,90]},{"text":"researchers","indices":[91,103]},{"text":"solarenergy","indices":[134,146]}],"symbols":[],"user_mentions":[{"screen_name":"CostPearl","name":"Cost Action Pearl PV","id":955435723833991200,"id_str":"955435723833991168","indices":[20,30]},{"screen_name":"COSTprogramme","name":"COST","id":30185126,"id_str":"30185126","indices":[147,161]},{"screen_name":"UTwente","name":"Universiteit Twente","id":18991614,"id_str":"18991614","indices":[162,170]},{"screen_name":"FOSS_UCY","name":"FOSS Research Centre for Sustainable Energy","id":1004290966315061200,"id_str":"1004290966315061253","indices":[171,180]},{"screen_name":"UniUtrecht","name":"Universiteit Utrecht","id":33548291,"id_str":"33548291","indices":[181,192]},{"screen_name":"EURACrenewables","name":"Renewable Energy - Eurac Research","id":3994526429,"id_str":"3994526429","indices":[193,209]},{"screen_name":"DeloitteCY","name":"Deloitte Cyprus","id":2576239502,"id_str":"2576239502","indices":[210,221]}],"urls":[],"media":[{"id":1160913913925554200,"id_str":"1160913913925554176","indices":[228,251],"media_url":"http://pbs.twimg.com/media/EBxlDc5XUAAn5ZM.jpg","media_url_https":"https://pbs.twimg.com/media/EBxlDc5XUAAn5ZM.jpg","url":"https://t.co/Cbt3YXMn98","display_url":"pic.twitter.com/Cbt3YXMn98","expanded_url":"https://twitter.com/CostPearl/status/1160913923153059840/photo/1","type":"photo","sizes":{"thumb":{"w":150,"h":150,"resize":"crop"},"medium":{"w":913,"h":912,"resize":"fit"},"large":{"w":913,"h":912,"resize":"fit"},"small":{"w":680,"h":679,"resize":"fit"}}}]}</text:p>
          </table:table-cell>
          <table:table-cell table:number-columns-repeated="16366"/>
        </table:table-row>
        <table:table-row table:style-name="ro3">
          <table:table-cell office:value-type="string" table:style-name="ce4">
            <text:p>1160913837392113664</text:p>
          </table:table-cell>
          <table:table-cell office:value-type="string" table:style-name="ce5">
            <text:p>VET_UniUtrecht</text:p>
          </table:table-cell>
          <table:table-cell office:value-type="string" table:style-name="ce6">
            <text:p>Artrose treft bijna 1,4 miljoen Nederlanders.🏥 Ook bij paarden is artrose een probleem.🐎</text:p>
            <text:p/>
            <text:p>Hoogleraar René van Weeren en directeur van @ReumaNederland Lodewijk Ridderbos vertellen over de impact van artrose. Lees het hele interview hier: https://t.co/zBwc00FAPE https://t.co/CuaH59KYeo</text:p>
          </table:table-cell>
          <table:table-cell office:value-type="string" table:style-name="ce5">
            <text:p>Mon Aug 12 14:00:02 +0000 2019</text:p>
          </table:table-cell>
          <table:table-cell office:value-type="date" office:date-value="2019-08-12T15:00:02" table:style-name="ce7">
            <text:p>12/08/2019 15:00:02</text:p>
          </table:table-cell>
          <table:table-cell table:number-columns-repeated="4" table:style-name="ce5"/>
          <table:table-cell office:value-type="string" table:style-name="ce5">
            <text:p>215977394</text:p>
          </table:table-cell>
          <table:table-cell table:style-name="ce5"/>
          <table:table-cell office:value-type="string" table:style-name="ce5">
            <text:p>&lt;a href="http://www.coosto.com" rel="nofollow"&gt;Coosto&lt;/a&gt;</text:p>
          </table:table-cell>
          <table:table-cell office:value-type="string" table:style-name="ce8">
            <text:p><text:a xlink:href="http://pbs.twimg.com/profile_images/987263393127071744/4haWCOry_normal.jpg">http://pbs.twimg.com/profile_images/987263393127071744/4haWCOry_normal.jpg</text:a></text:p>
          </table:table-cell>
          <table:table-cell office:value-type="float" office:value="3080" table:style-name="ce5">
            <text:p>3080</text:p>
          </table:table-cell>
          <table:table-cell office:value-type="float" office:value="316" table:style-name="ce5">
            <text:p>316</text:p>
          </table:table-cell>
          <table:table-cell office:value-type="string" table:style-name="ce5">
            <text:p>Utrecht, NL</text:p>
          </table:table-cell>
          <table:table-cell office:value-type="string" table:style-name="ce8">
            <text:p><text:a xlink:href="http://twitter.com/VET_UniUtrecht/statuses/1160913837392113664">http://twitter.com/VET_UniUtrecht/statuses/1160913837392113664</text:a></text:p>
          </table:table-cell>
          <table:table-cell office:value-type="string" table:style-name="ce5">
            <text:p>{"hashtags":[],"symbols":[],"user_mentions":[{"screen_name":"ReumaNederland","name":"ReumaNederland","id":73159279,"id_str":"73159279","indices":[136,151]}],"urls":[{"url":"https://t.co/zBwc00FAPE","expanded_url":"https://www.uu.nl/achtergrond/als-bewegen-pijnlijk-wordt","display_url":"uu.nl/achtergrond/al…","indices":[239,262]}],"media":[{"id":1160913835139698700,"id_str":"1160913835139698688","indices":[263,286],"media_url":"http://pbs.twimg.com/media/EBxk-3ZWkAACSEF.jpg","media_url_https":"https://pbs.twimg.com/media/EBxk-3ZWkAACSEF.jpg","url":"https://t.co/CuaH59KYeo","display_url":"pic.twitter.com/CuaH59KYeo","expanded_url":"https://twitter.com/VET_UniUtrecht/status/1160913837392113664/photo/1","type":"photo","sizes":{"thumb":{"w":150,"h":150,"resize":"crop"},"large":{"w":1087,"h":816,"resize":"fit"},"medium":{"w":1087,"h":816,"resize":"fit"},"small":{"w":680,"h":510,"resize":"fit"}}}]}</text:p>
          </table:table-cell>
          <table:table-cell table:number-columns-repeated="16366"/>
        </table:table-row>
        <table:table-row table:style-name="ro1">
          <table:table-cell office:value-type="string" table:style-name="ce4">
            <text:p>1160911372567351296</text:p>
          </table:table-cell>
          <table:table-cell office:value-type="string" table:style-name="ce5">
            <text:p>anaiscouasnon</text:p>
          </table:table-cell>
          <table:table-cell office:value-type="string" table:style-name="ce6">
            <text:p>@annisaaaty @UUCopernicus @UtrechtUni Congrats @annisaaaty !</text:p>
          </table:table-cell>
          <table:table-cell office:value-type="string" table:style-name="ce5">
            <text:p>Mon Aug 12 13:50:14 +0000 2019</text:p>
          </table:table-cell>
          <table:table-cell office:value-type="date" office:date-value="2019-08-12T14:50:14" table:style-name="ce7">
            <text:p>12/08/2019 14:50:14</text:p>
          </table:table-cell>
          <table:table-cell table:number-columns-repeated="2" table:style-name="ce5"/>
          <table:table-cell office:value-type="string" table:style-name="ce5">
            <text:p>445485915</text:p>
          </table:table-cell>
          <table:table-cell office:value-type="string" table:style-name="ce5">
            <text:p>annisaaaty</text:p>
          </table:table-cell>
          <table:table-cell office:value-type="string" table:style-name="ce5">
            <text:p>308871624</text:p>
          </table:table-cell>
          <table:table-cell office:value-type="string" table:style-name="ce5">
            <text:p>1160836210987819013</text:p>
          </table:table-cell>
          <table:table-cell office:value-type="string" table:style-name="ce5">
            <text:p>&lt;a href="http://twitter.com/download/android" rel="nofollow"&gt;Twitter for Android&lt;/a&gt;</text:p>
          </table:table-cell>
          <table:table-cell office:value-type="string" table:style-name="ce8">
            <text:p><text:a xlink:href="http://pbs.twimg.com/profile_images/2921350871/706a0a525f595e5b434651eaf71a5491_normal.jpeg">http://pbs.twimg.com/profile_images/2921350871/706a0a525f595e5b434651eaf71a5491_normal.jpeg</text:a></text:p>
          </table:table-cell>
          <table:table-cell office:value-type="float" office:value="130" table:style-name="ce5">
            <text:p>130</text:p>
          </table:table-cell>
          <table:table-cell office:value-type="float" office:value="125" table:style-name="ce5">
            <text:p>125</text:p>
          </table:table-cell>
          <table:table-cell table:style-name="ce5"/>
          <table:table-cell office:value-type="string" table:style-name="ce8">
            <text:p><text:a xlink:href="http://twitter.com/anaiscouasnon/statuses/1160911372567351296">http://twitter.com/anaiscouasnon/statuses/1160911372567351296</text:a></text:p>
          </table:table-cell>
          <table:table-cell office:value-type="string" table:style-name="ce5">
            <text:p>{"hashtags":[],"symbols":[],"user_mentions":[{"screen_name":"annisaaaty","name":"Annisa Triyanti","id":445485915,"id_str":"445485915","indices":[0,11]},{"screen_name":"UUCopernicus","name":"Copernicus Institute of Sustainable Development UU","id":4425195676,"id_str":"4425195676","indices":[12,25]},{"screen_name":"UtrechtUni","name":"Utrecht University","id":33550981,"id_str":"33550981","indices":[26,37]},{"screen_name":"annisaaaty","name":"Annisa Triyanti","id":445485915,"id_str":"445485915","indices":[47,58]}],"urls":[]}</text:p>
          </table:table-cell>
          <table:table-cell table:number-columns-repeated="16366"/>
        </table:table-row>
        <table:table-row table:style-name="ro5">
          <table:table-cell office:value-type="string" table:style-name="ce4">
            <text:p>1160910030637604864</text:p>
          </table:table-cell>
          <table:table-cell office:value-type="string" table:style-name="ce5">
            <text:p>UniUtrecht</text:p>
          </table:table-cell>
          <table:table-cell office:value-type="string" table:style-name="ce6">
            <text:p>Dit al gezien? Jack Middelburg @UUGeo is benoemd tot lid van Academia Europe. Ook onze Elly Hol @UMCUtrecht draagt sinds kort deze titel. Mooi nieuws! #trots @acad_euro https://t.co/HABuNXNp8Y</text:p>
          </table:table-cell>
          <table:table-cell office:value-type="string" table:style-name="ce5">
            <text:p>Mon Aug 12 13:44:54 +0000 2019</text:p>
          </table:table-cell>
          <table:table-cell office:value-type="date" office:date-value="2019-08-12T14:44:54" table:style-name="ce7">
            <text:p>12/08/2019 14:44:54</text:p>
          </table:table-cell>
          <table:table-cell table:number-columns-repeated="4" table:style-name="ce5"/>
          <table:table-cell office:value-type="string" table:style-name="ce5">
            <text:p>33548291</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458549853077774336/0pzRKaLW_normal.jpeg">http://pbs.twimg.com/profile_images/458549853077774336/0pzRKaLW_normal.jpeg</text:a></text:p>
          </table:table-cell>
          <table:table-cell office:value-type="float" office:value="49691" table:style-name="ce5">
            <text:p>49691</text:p>
          </table:table-cell>
          <table:table-cell office:value-type="float" office:value="310" table:style-name="ce5">
            <text:p>310</text:p>
          </table:table-cell>
          <table:table-cell office:value-type="string" table:style-name="ce5">
            <text:p>Utrecht, Nederland</text:p>
          </table:table-cell>
          <table:table-cell office:value-type="string" table:style-name="ce8">
            <text:p><text:a xlink:href="http://twitter.com/UniUtrecht/statuses/1160910030637604864">http://twitter.com/UniUtrecht/statuses/1160910030637604864</text:a></text:p>
          </table:table-cell>
          <table:table-cell office:value-type="string" table:style-name="ce5">
            <text:p>{"hashtags":[{"text":"trots","indices":[151,157]}],"symbols":[],"user_mentions":[{"screen_name":"UUGeo","name":"Geowetenschappen UU","id":49980589,"id_str":"49980589","indices":[31,37]},{"screen_name":"UMCUtrecht","name":"UMC Utrecht","id":42636064,"id_str":"42636064","indices":[96,107]},{"screen_name":"acad_euro","name":"Academia Europaea","id":3377104258,"id_str":"3377104258","indices":[158,168]}],"urls":[{"url":"https://t.co/HABuNXNp8Y","expanded_url":"https://twitter.com/NESSCresearch/status/1153245812962529280","display_url":"twitter.com/NESSCresearch/…","indices":[169,192]}]}</text:p>
          </table:table-cell>
          <table:table-cell table:number-columns-repeated="16366"/>
        </table:table-row>
        <table:table-row table:style-name="ro4">
          <table:table-cell office:value-type="string" table:style-name="ce4">
            <text:p>1160893407826534400</text:p>
          </table:table-cell>
          <table:table-cell office:value-type="string" table:style-name="ce5">
            <text:p>ManjanaM</text:p>
          </table:table-cell>
          <table:table-cell office:value-type="string" table:style-name="ce6">
            <text:p>RT @UUCopernicus: From the archive: “Play, as expressed in games, is the most positive response of the human spirit to a universe of uncertainty.” Students from @UniUtrecht &amp;amp; @HKUtrecht <text:s/>developed applied games addressing complex and deeply uncertain sustainability issues. https://t.co/nAhjOf3Oa1</text:p>
          </table:table-cell>
          <table:table-cell office:value-type="string" table:style-name="ce5">
            <text:p>Mon Aug 12 12:38:51 +0000 2019</text:p>
          </table:table-cell>
          <table:table-cell office:value-type="date" office:date-value="2019-08-12T13:38:51" table:style-name="ce7">
            <text:p>12/08/2019 13:38:51</text:p>
          </table:table-cell>
          <table:table-cell table:number-columns-repeated="4" table:style-name="ce5"/>
          <table:table-cell office:value-type="string" table:style-name="ce5">
            <text:p>422872175</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664546383/_10R6058_copy_normal.jpg">http://pbs.twimg.com/profile_images/1664546383/_10R6058_copy_normal.jpg</text:a></text:p>
          </table:table-cell>
          <table:table-cell office:value-type="float" office:value="1378" table:style-name="ce5">
            <text:p>1378</text:p>
          </table:table-cell>
          <table:table-cell office:value-type="float" office:value="793" table:style-name="ce5">
            <text:p>793</text:p>
          </table:table-cell>
          <table:table-cell table:style-name="ce5"/>
          <table:table-cell office:value-type="string" table:style-name="ce8">
            <text:p><text:a xlink:href="http://twitter.com/ManjanaM/statuses/1160893407826534400">http://twitter.com/ManjanaM/statuses/1160893407826534400</text:a></text:p>
          </table:table-cell>
          <table:table-cell office:value-type="string" table:style-name="ce5">
            <text:p>{"hashtags":[],"symbols":[],"user_mentions":[{"screen_name":"UUCopernicus","name":"Copernicus Institute of Sustainable Development UU","id":4425195676,"id_str":"4425195676","indices":[3,16]}],"urls":[]}</text:p>
          </table:table-cell>
          <table:table-cell table:number-columns-repeated="16366"/>
        </table:table-row>
        <table:table-row table:style-name="ro2">
          <table:table-cell office:value-type="string" table:style-name="ce4">
            <text:p>1160888365887217664</text:p>
          </table:table-cell>
          <table:table-cell office:value-type="string" table:style-name="ce5">
            <text:p>ryhertzberger</text:p>
          </table:table-cell>
          <table:table-cell office:value-type="string" table:style-name="ce6">
            <text:p>RT @sanli: One in three students coming to @UniUtrecht this year chooses for vegetarian food (Dutch overall is 3%).</text:p>
            <text:p>Generation #ICare is coming to the university and I am so looking forward to interacting with them. 👊🌎 https://t.co/7dT1GQ5pOk</text:p>
          </table:table-cell>
          <table:table-cell office:value-type="string" table:style-name="ce5">
            <text:p>Mon Aug 12 12:18:49 +0000 2019</text:p>
          </table:table-cell>
          <table:table-cell office:value-type="date" office:date-value="2019-08-12T13:18:49" table:style-name="ce7">
            <text:p>12/08/2019 13:18:49</text:p>
          </table:table-cell>
          <table:table-cell table:number-columns-repeated="4" table:style-name="ce5"/>
          <table:table-cell office:value-type="string" table:style-name="ce5">
            <text:p>34616736</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830843422906916866/2B1zVI3H_normal.jpg">http://pbs.twimg.com/profile_images/830843422906916866/2B1zVI3H_normal.jpg</text:a></text:p>
          </table:table-cell>
          <table:table-cell office:value-type="float" office:value="16235" table:style-name="ce5">
            <text:p>16235</text:p>
          </table:table-cell>
          <table:table-cell office:value-type="float" office:value="2167" table:style-name="ce5">
            <text:p>2167</text:p>
          </table:table-cell>
          <table:table-cell office:value-type="string" table:style-name="ce5">
            <text:p>Rotterdam, The Netherlands</text:p>
          </table:table-cell>
          <table:table-cell office:value-type="string" table:style-name="ce8">
            <text:p><text:a xlink:href="http://twitter.com/ryhertzberger/statuses/1160888365887217664">http://twitter.com/ryhertzberger/statuses/1160888365887217664</text:a></text:p>
          </table:table-cell>
          <table:table-cell office:value-type="string" table:style-name="ce5">
            <text:p>{"hashtags":[{"text":"ICare","indices":[128,134]}],"symbols":[],"user_mentions":[{"screen_name":"sanli","name":"Sanli Faez 🎙️🌱🚣🏾‍♂️🔬🕊️","id":15168678,"id_str":"15168678","indices":[3,9]},{"screen_name":"UniUtrecht","name":"Universiteit Utrecht","id":33548291,"id_str":"33548291","indices":[43,54]}],"urls":[]}</text:p>
          </table:table-cell>
          <table:table-cell table:number-columns-repeated="16366"/>
        </table:table-row>
        <table:table-row table:style-name="ro3">
          <table:table-cell office:value-type="string" table:style-name="ce4">
            <text:p>1160888214124662785</text:p>
          </table:table-cell>
          <table:table-cell office:value-type="string" table:style-name="ce5">
            <text:p>GadflyPersia</text:p>
          </table:table-cell>
          <table:table-cell office:value-type="string" table:style-name="ce6">
            <text:p>@sanli @UniUtrecht They will label you a racist sexist privileged man, claiming that you got your position in academia in STEM just because you have “male privilege”. They will accuse you of sexual harassment as soon as you tell a politically incorrect joke.</text:p>
            <text:p/>
            <text:p>Good luck teaching SJWs!</text:p>
          </table:table-cell>
          <table:table-cell office:value-type="string" table:style-name="ce5">
            <text:p>Mon Aug 12 12:18:13 +0000 2019</text:p>
          </table:table-cell>
          <table:table-cell office:value-type="date" office:date-value="2019-08-12T13:18:13" table:style-name="ce7">
            <text:p>12/08/2019 13:18:13</text:p>
          </table:table-cell>
          <table:table-cell table:number-columns-repeated="2" table:style-name="ce5"/>
          <table:table-cell office:value-type="string" table:style-name="ce5">
            <text:p>15168678</text:p>
          </table:table-cell>
          <table:table-cell office:value-type="string" table:style-name="ce5">
            <text:p>sanli</text:p>
          </table:table-cell>
          <table:table-cell office:value-type="string" table:style-name="ce5">
            <text:p>979547029675368449</text:p>
          </table:table-cell>
          <table:table-cell office:value-type="string" table:style-name="ce5">
            <text:p>1160885530055380992</text:p>
          </table:table-cell>
          <table:table-cell office:value-type="string" table:style-name="ce5">
            <text:p>&lt;a href="http://twitter.com/download/iphone" rel="nofollow"&gt;Twitter for iPhone&lt;/a&gt;</text:p>
          </table:table-cell>
          <table:table-cell office:value-type="string" table:style-name="ce8">
            <text:p><text:a xlink:href="http://pbs.twimg.com/profile_images/1051116374674747393/2m6KbTpt_normal.jpg">http://pbs.twimg.com/profile_images/1051116374674747393/2m6KbTpt_normal.jpg</text:a></text:p>
          </table:table-cell>
          <table:table-cell office:value-type="float" office:value="8460" table:style-name="ce5">
            <text:p>8460</text:p>
          </table:table-cell>
          <table:table-cell office:value-type="float" office:value="468" table:style-name="ce5">
            <text:p>468</text:p>
          </table:table-cell>
          <table:table-cell office:value-type="string" table:style-name="ce5">
            <text:p>United States</text:p>
          </table:table-cell>
          <table:table-cell office:value-type="string" table:style-name="ce8">
            <text:p><text:a xlink:href="http://twitter.com/GadflyPersia/statuses/1160888214124662785">http://twitter.com/GadflyPersia/statuses/1160888214124662785</text:a></text:p>
          </table:table-cell>
          <table:table-cell office:value-type="string" table:style-name="ce5">
            <text:p>{"hashtags":[],"symbols":[],"user_mentions":[{"screen_name":"sanli","name":"Sanli Faez 🎙️🌱🚣🏾‍♂️🔬🕊️","id":15168678,"id_str":"15168678","indices":[0,6]},{"screen_name":"UniUtrecht","name":"Universiteit Utrecht","id":33548291,"id_str":"33548291","indices":[7,18]}],"urls":[]}</text:p>
          </table:table-cell>
          <table:table-cell table:number-columns-repeated="16366"/>
        </table:table-row>
        <table:table-row table:style-name="ro2">
          <table:table-cell office:value-type="string" table:style-name="ce4">
            <text:p>1160885530055380992</text:p>
          </table:table-cell>
          <table:table-cell office:value-type="string" table:style-name="ce5">
            <text:p>sanli</text:p>
          </table:table-cell>
          <table:table-cell office:value-type="string" table:style-name="ce6">
            <text:p>One in three students coming to @UniUtrecht this year chooses for vegetarian food (Dutch overall is 3%).</text:p>
            <text:p>Generation #ICare is coming to the university and I am so looking forward to interacting with them. 👊🌎 https://t.co/7dT1GQ5pOk</text:p>
          </table:table-cell>
          <table:table-cell office:value-type="string" table:style-name="ce5">
            <text:p>Mon Aug 12 12:07:33 +0000 2019</text:p>
          </table:table-cell>
          <table:table-cell office:value-type="date" office:date-value="2019-08-12T13:07:33" table:style-name="ce7">
            <text:p>12/08/2019 13:07:33</text:p>
          </table:table-cell>
          <table:table-cell table:number-columns-repeated="4" table:style-name="ce5"/>
          <table:table-cell office:value-type="string" table:style-name="ce5">
            <text:p>15168678</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923655854141968384/UqqT2Jfh_normal.jpg">http://pbs.twimg.com/profile_images/923655854141968384/UqqT2Jfh_normal.jpg</text:a></text:p>
          </table:table-cell>
          <table:table-cell office:value-type="float" office:value="700" table:style-name="ce5">
            <text:p>700</text:p>
          </table:table-cell>
          <table:table-cell office:value-type="float" office:value="468" table:style-name="ce5">
            <text:p>468</text:p>
          </table:table-cell>
          <table:table-cell office:value-type="string" table:style-name="ce5">
            <text:p>The Netherlands</text:p>
          </table:table-cell>
          <table:table-cell office:value-type="string" table:style-name="ce8">
            <text:p><text:a xlink:href="http://twitter.com/sanli/statuses/1160885530055380992">http://twitter.com/sanli/statuses/1160885530055380992</text:a></text:p>
          </table:table-cell>
          <table:table-cell office:value-type="string" table:style-name="ce5">
            <text:p>{"hashtags":[{"text":"ICare","indices":[117,123]}],"symbols":[],"user_mentions":[{"screen_name":"UniUtrecht","name":"Universiteit Utrecht","id":33548291,"id_str":"33548291","indices":[32,43]}],"urls":[{"url":"https://t.co/7dT1GQ5pOk","expanded_url":"https://twitter.com/dubnieuws/status/1160829786236817408","display_url":"twitter.com/dubnieuws/stat…","indices":[209,232]}]}</text:p>
          </table:table-cell>
          <table:table-cell table:number-columns-repeated="16366"/>
        </table:table-row>
        <table:table-row table:style-name="ro4">
          <table:table-cell office:value-type="string" table:style-name="ce4">
            <text:p>1160880696870805504</text:p>
          </table:table-cell>
          <table:table-cell office:value-type="string" table:style-name="ce5">
            <text:p>bodemkunde</text:p>
          </table:table-cell>
          <table:table-cell office:value-type="string" table:style-name="ce6">
            <text:p>RT @UUGeo: Kwart wereldbevolking loopt extreem risico op #waterschaarste, blijkt uit nieuwe Water Risk Atlas @WorldResources. Hydrologen @UniUtrecht leverden met hun berekeningen de basis voor de atlas. #waterstress @pluttikhuis @KarlijnMeinders @heleenekker @nos https://t.co/R3RTeEA5Dz</text:p>
          </table:table-cell>
          <table:table-cell office:value-type="string" table:style-name="ce5">
            <text:p>Mon Aug 12 11:48:20 +0000 2019</text:p>
          </table:table-cell>
          <table:table-cell office:value-type="date" office:date-value="2019-08-12T12:48:20" table:style-name="ce7">
            <text:p>12/08/2019 12:48:20</text:p>
          </table:table-cell>
          <table:table-cell table:number-columns-repeated="4" table:style-name="ce5"/>
          <table:table-cell office:value-type="string" table:style-name="ce5">
            <text:p>2381926079</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440794498424401920/1L9QVosI_normal.jpeg">http://pbs.twimg.com/profile_images/440794498424401920/1L9QVosI_normal.jpeg</text:a></text:p>
          </table:table-cell>
          <table:table-cell office:value-type="float" office:value="383" table:style-name="ce5">
            <text:p>383</text:p>
          </table:table-cell>
          <table:table-cell office:value-type="float" office:value="232" table:style-name="ce5">
            <text:p>232</text:p>
          </table:table-cell>
          <table:table-cell table:style-name="ce5"/>
          <table:table-cell office:value-type="string" table:style-name="ce8">
            <text:p><text:a xlink:href="http://twitter.com/bodemkunde/statuses/1160880696870805504">http://twitter.com/bodemkunde/statuses/1160880696870805504</text:a></text:p>
          </table:table-cell>
          <table:table-cell office:value-type="string" table:style-name="ce5">
            <text:p>{"hashtags":[{"text":"waterschaarste","indices":[57,72]}],"symbols":[],"user_mentions":[{"screen_name":"UUGeo","name":"Geowetenschappen UU","id":49980589,"id_str":"49980589","indices":[3,9]},{"screen_name":"WorldResources","name":"World Resources Inst","id":14559745,"id_str":"14559745","indices":[109,124]}],"urls":[]}</text:p>
          </table:table-cell>
          <table:table-cell table:number-columns-repeated="16366"/>
        </table:table-row>
        <table:table-row table:style-name="ro4">
          <table:table-cell office:value-type="string" table:style-name="ce4">
            <text:p>1160880641791201282</text:p>
          </table:table-cell>
          <table:table-cell office:value-type="string" table:style-name="ce5">
            <text:p>Natuur_Nature</text:p>
          </table:table-cell>
          <table:table-cell office:value-type="string" table:style-name="ce6">
            <text:p>RT @ARKNatuur: 'Gewapend met camera’s en een koelbox vol met dode vissen zijn we onderweg naar de Valkenhorst, een natuurgebied in de buurt van Eindhoven, voor het project #DooddoetLeven in de Valkenhorst,' vertelt Teun Mevius, stagiair bij ARK, in zijn blog. https://t.co/txtc1fFm0Q @UniUtrecht https://t.co/BnQtYMourp</text:p>
          </table:table-cell>
          <table:table-cell office:value-type="string" table:style-name="ce5">
            <text:p>Mon Aug 12 11:48:07 +0000 2019</text:p>
          </table:table-cell>
          <table:table-cell office:value-type="date" office:date-value="2019-08-12T12:48:07" table:style-name="ce7">
            <text:p>12/08/2019 12:48:07</text:p>
          </table:table-cell>
          <table:table-cell table:number-columns-repeated="4" table:style-name="ce5"/>
          <table:table-cell office:value-type="string" table:style-name="ce5">
            <text:p>2586276423</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140509604268445696/QiNsHyjx_normal.jpg">http://pbs.twimg.com/profile_images/1140509604268445696/QiNsHyjx_normal.jpg</text:a></text:p>
          </table:table-cell>
          <table:table-cell office:value-type="float" office:value="826" table:style-name="ce5">
            <text:p>826</text:p>
          </table:table-cell>
          <table:table-cell office:value-type="float" office:value="829" table:style-name="ce5">
            <text:p>829</text:p>
          </table:table-cell>
          <table:table-cell table:style-name="ce5"/>
          <table:table-cell office:value-type="string" table:style-name="ce8">
            <text:p><text:a xlink:href="http://twitter.com/Natuur_Nature/statuses/1160880641791201282">http://twitter.com/Natuur_Nature/statuses/1160880641791201282</text:a></text:p>
          </table:table-cell>
          <table:table-cell office:value-type="string" table:style-name="ce5">
            <text:p>{"hashtags":[],"symbols":[],"user_mentions":[{"screen_name":"ARKNatuur","name":"ARK","id":256941885,"id_str":"256941885","indices":[3,13]}],"urls":[]}</text:p>
          </table:table-cell>
          <table:table-cell table:number-columns-repeated="16366"/>
        </table:table-row>
        <table:table-row table:style-name="ro4">
          <table:table-cell office:value-type="string" table:style-name="ce4">
            <text:p>1160880277150941184</text:p>
          </table:table-cell>
          <table:table-cell office:value-type="string" table:style-name="ce5">
            <text:p>ARKNatuur</text:p>
          </table:table-cell>
          <table:table-cell office:value-type="string" table:style-name="ce6">
            <text:p>Gewapend met camera’s en een koelbox vol met dode vissen zijn we onderweg naar de Valkenhorst, een natuurgebied in de buurt van Eindhoven, voor het project #DooddoetLeven in de Valkenhorst,' vertelt Teun Mevius, stagiair bij ARK, in zijn blog. https://t.co/txtc1fFm0Q @UniUtrecht https://t.co/BnQtYMourp</text:p>
          </table:table-cell>
          <table:table-cell office:value-type="string" table:style-name="ce5">
            <text:p>Mon Aug 12 11:46:40 +0000 2019</text:p>
          </table:table-cell>
          <table:table-cell office:value-type="date" office:date-value="2019-08-12T12:46:40" table:style-name="ce7">
            <text:p>12/08/2019 12:46:40</text:p>
          </table:table-cell>
          <table:table-cell table:number-columns-repeated="4" table:style-name="ce5"/>
          <table:table-cell office:value-type="string" table:style-name="ce5">
            <text:p>256941885</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421180445414285312/Tn8rlHUy_normal.png">http://pbs.twimg.com/profile_images/421180445414285312/Tn8rlHUy_normal.png</text:a></text:p>
          </table:table-cell>
          <table:table-cell office:value-type="float" office:value="6119" table:style-name="ce5">
            <text:p>6119</text:p>
          </table:table-cell>
          <table:table-cell office:value-type="float" office:value="676" table:style-name="ce5">
            <text:p>676</text:p>
          </table:table-cell>
          <table:table-cell office:value-type="string" table:style-name="ce5">
            <text:p>Europa</text:p>
          </table:table-cell>
          <table:table-cell office:value-type="string" table:style-name="ce8">
            <text:p><text:a xlink:href="http://twitter.com/ARKNatuur/statuses/1160880277150941184">http://twitter.com/ARKNatuur/statuses/1160880277150941184</text:a></text:p>
          </table:table-cell>
          <table:table-cell office:value-type="string" table:style-name="ce5">
            <text:p>{"hashtags":[{"text":"DooddoetLeven","indices":[157,171]}],"symbols":[],"user_mentions":[{"screen_name":"UniUtrecht","name":"Universiteit Utrecht","id":33548291,"id_str":"33548291","indices":[269,280]}],"urls":[{"url":"https://t.co/txtc1fFm0Q","expanded_url":"https://www.ark.eu/nieuws/2019/blog-kennismaking-met-natuurbeheer-de-praktijk?fbclid=IwAR0fFV6jzNDT1I-hbFqdqKl_kDA4kW3seyUOHgRvyLJLpV3J7K6h_9Ad9uo","display_url":"ark.eu/nieuws/2019/bl…","indices":[245,268]}],"media":[{"id":1160880271912296400,"id_str":"1160880271912296454","indices":[281,304],"media_url":"http://pbs.twimg.com/media/EBxGdOoXYAYCfDY.jpg","media_url_https":"https://pbs.twimg.com/media/EBxGdOoXYAYCfDY.jpg","url":"https://t.co/BnQtYMourp","display_url":"pic.twitter.com/BnQtYMourp","expanded_url":"https://twitter.com/ARKNatuur/status/1160880277150941184/photo/1","type":"photo","sizes":{"thumb":{"w":150,"h":150,"resize":"crop"},"large":{"w":1200,"h":679,"resize":"fit"},"medium":{"w":1200,"h":679,"resize":"fit"},"small":{"w":680,"h":385,"resize":"fit"}}}]}</text:p>
          </table:table-cell>
          <table:table-cell table:number-columns-repeated="16366"/>
        </table:table-row>
        <table:table-row table:style-name="ro2">
          <table:table-cell office:value-type="string" table:style-name="ce4">
            <text:p>1160878985578000387</text:p>
          </table:table-cell>
          <table:table-cell office:value-type="string" table:style-name="ce5">
            <text:p>OceanUnger</text:p>
          </table:table-cell>
          <table:table-cell office:value-type="string" table:style-name="ce6">
            <text:p>RT @IASS_Potsdam: In time for next #highseas negotiations: New study by @ca_blanchard /@UniUtrecht, @caroledurussel &amp;amp; @BenBoteler /IASS explores the adaptive capacity of the #BBNJ agreement #IGC3 https://t.co/qKGVNTD236</text:p>
          </table:table-cell>
          <table:table-cell office:value-type="string" table:style-name="ce5">
            <text:p>Mon Aug 12 11:41:32 +0000 2019</text:p>
          </table:table-cell>
          <table:table-cell office:value-type="date" office:date-value="2019-08-12T12:41:32" table:style-name="ce7">
            <text:p>12/08/2019 12:41:32</text:p>
          </table:table-cell>
          <table:table-cell table:number-columns-repeated="4" table:style-name="ce5"/>
          <table:table-cell office:value-type="string" table:style-name="ce5">
            <text:p>3040460290</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981798349509709824/EHFIjIM2_normal.jpg">http://pbs.twimg.com/profile_images/981798349509709824/EHFIjIM2_normal.jpg</text:a></text:p>
          </table:table-cell>
          <table:table-cell office:value-type="float" office:value="793" table:style-name="ce5">
            <text:p>793</text:p>
          </table:table-cell>
          <table:table-cell office:value-type="float" office:value="394" table:style-name="ce5">
            <text:p>394</text:p>
          </table:table-cell>
          <table:table-cell table:style-name="ce5"/>
          <table:table-cell office:value-type="string" table:style-name="ce8">
            <text:p><text:a xlink:href="http://twitter.com/OceanUnger/statuses/1160878985578000387">http://twitter.com/OceanUnger/statuses/1160878985578000387</text:a></text:p>
          </table:table-cell>
          <table:table-cell office:value-type="string" table:style-name="ce5">
            <text:p>{"hashtags":[{"text":"highseas","indices":[35,44]}],"symbols":[],"user_mentions":[{"screen_name":"IASS_Potsdam","name":"IASS","id":2837913549,"id_str":"2837913549","indices":[3,16]},{"screen_name":"ca_blanchard","name":"Catherine Blanchard","id":4857578086,"id_str":"4857578086","indices":[72,85]},{"screen_name":"UniUtrecht","name":"Universiteit Utrecht","id":33548291,"id_str":"33548291","indices":[87,98]},{"screen_name":"caroledurussel","name":"Carole Durussel","id":715949854908932100,"id_str":"715949854908932096","indices":[100,115]},{"screen_name":"BenBoteler","name":"Ben Boteler","id":3329712953,"id_str":"3329712953","indices":[122,133]}],"urls":[]}</text:p>
          </table:table-cell>
          <table:table-cell table:number-columns-repeated="16366"/>
        </table:table-row>
        <table:table-row table:style-name="ro4">
          <table:table-cell office:value-type="string" table:style-name="ce4">
            <text:p>1160878254091395072</text:p>
          </table:table-cell>
          <table:table-cell office:value-type="string" table:style-name="ce5">
            <text:p>UUGeo</text:p>
          </table:table-cell>
          <table:table-cell office:value-type="string" table:style-name="ce6">
            <text:p>RT @UUGeo: Kwart wereldbevolking loopt extreem risico op #waterschaarste, blijkt uit nieuwe Water Risk Atlas @WorldResources. Hydrologen @UniUtrecht leverden met hun berekeningen de basis voor de atlas. #waterstress @pluttikhuis @KarlijnMeinders @heleenekker @nos https://t.co/R3RTeEA5Dz</text:p>
          </table:table-cell>
          <table:table-cell office:value-type="string" table:style-name="ce5">
            <text:p>Mon Aug 12 11:38:38 +0000 2019</text:p>
          </table:table-cell>
          <table:table-cell office:value-type="date" office:date-value="2019-08-12T12:38:38" table:style-name="ce7">
            <text:p>12/08/2019 12:38:38</text:p>
          </table:table-cell>
          <table:table-cell table:number-columns-repeated="4" table:style-name="ce5"/>
          <table:table-cell office:value-type="string" table:style-name="ce5">
            <text:p>49980589</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010137619383177216/DBeuOKC8_normal.jpg">http://pbs.twimg.com/profile_images/1010137619383177216/DBeuOKC8_normal.jpg</text:a></text:p>
          </table:table-cell>
          <table:table-cell office:value-type="float" office:value="2107" table:style-name="ce5">
            <text:p>2107</text:p>
          </table:table-cell>
          <table:table-cell office:value-type="float" office:value="481" table:style-name="ce5">
            <text:p>481</text:p>
          </table:table-cell>
          <table:table-cell office:value-type="string" table:style-name="ce5">
            <text:p>Utrecht, Netherlands</text:p>
          </table:table-cell>
          <table:table-cell office:value-type="string" table:style-name="ce8">
            <text:p><text:a xlink:href="http://twitter.com/UUGeo/statuses/1160878254091395072">http://twitter.com/UUGeo/statuses/1160878254091395072</text:a></text:p>
          </table:table-cell>
          <table:table-cell office:value-type="string" table:style-name="ce5">
            <text:p>{"hashtags":[{"text":"waterschaarste","indices":[57,72]}],"symbols":[],"user_mentions":[{"screen_name":"UUGeo","name":"Geowetenschappen UU","id":49980589,"id_str":"49980589","indices":[3,9]},{"screen_name":"WorldResources","name":"World Resources Inst","id":14559745,"id_str":"14559745","indices":[109,124]}],"urls":[]}</text:p>
          </table:table-cell>
          <table:table-cell table:number-columns-repeated="16366"/>
        </table:table-row>
        <table:table-row table:style-name="ro4">
          <table:table-cell office:value-type="string" table:style-name="ce4">
            <text:p>1160878113888382976</text:p>
          </table:table-cell>
          <table:table-cell office:value-type="string" table:style-name="ce5">
            <text:p>UniUtrecht</text:p>
          </table:table-cell>
          <table:table-cell office:value-type="string" table:style-name="ce6">
            <text:p>RT @NIOZnieuws: "Seaweed is great to use as a CO2 neutral food source, but not to sink to the ocean floor" reacts @NIOZnieuws researcher @GertJanReichart to @ClimateCleanup. However sharing ideas about possible short and long term solutions is very important. @VroegeVogels @NWONieuws @UniUtrecht https://t.co/Zb1DoWpcQe</text:p>
          </table:table-cell>
          <table:table-cell office:value-type="string" table:style-name="ce5">
            <text:p>Mon Aug 12 11:38:05 +0000 2019</text:p>
          </table:table-cell>
          <table:table-cell office:value-type="date" office:date-value="2019-08-12T12:38:05" table:style-name="ce7">
            <text:p>12/08/2019 12:38:05</text:p>
          </table:table-cell>
          <table:table-cell table:number-columns-repeated="4" table:style-name="ce5"/>
          <table:table-cell office:value-type="string" table:style-name="ce5">
            <text:p>33548291</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458549853077774336/0pzRKaLW_normal.jpeg">http://pbs.twimg.com/profile_images/458549853077774336/0pzRKaLW_normal.jpeg</text:a></text:p>
          </table:table-cell>
          <table:table-cell office:value-type="float" office:value="49691" table:style-name="ce5">
            <text:p>49691</text:p>
          </table:table-cell>
          <table:table-cell office:value-type="float" office:value="310" table:style-name="ce5">
            <text:p>310</text:p>
          </table:table-cell>
          <table:table-cell office:value-type="string" table:style-name="ce5">
            <text:p>Utrecht, Nederland</text:p>
          </table:table-cell>
          <table:table-cell office:value-type="string" table:style-name="ce8">
            <text:p><text:a xlink:href="http://twitter.com/UniUtrecht/statuses/1160878113888382976">http://twitter.com/UniUtrecht/statuses/1160878113888382976</text:a></text:p>
          </table:table-cell>
          <table:table-cell office:value-type="string" table:style-name="ce5">
            <text:p>{"hashtags":[],"symbols":[],"user_mentions":[{"screen_name":"NIOZnieuws","name":"NIOZ","id":222443193,"id_str":"222443193","indices":[3,14]},{"screen_name":"NIOZnieuws","name":"NIOZ","id":222443193,"id_str":"222443193","indices":[114,125]}],"urls":[]}</text:p>
          </table:table-cell>
          <table:table-cell table:number-columns-repeated="16366"/>
        </table:table-row>
        <table:table-row table:style-name="ro5">
          <table:table-cell office:value-type="string" table:style-name="ce4">
            <text:p>1160878086847643648</text:p>
          </table:table-cell>
          <table:table-cell office:value-type="string" table:style-name="ce5">
            <text:p>vanpraagbiograf</text:p>
          </table:table-cell>
          <table:table-cell office:value-type="string" table:style-name="ce6">
            <text:p>@UniUtrecht humanisme weg. Houden zo. Als u dat zegt kan het dan nog zo voortbestaan? Moet het verder onder de naam “Humoristisch Verbond”? https://t.co/pHlzqbbr8H</text:p>
          </table:table-cell>
          <table:table-cell office:value-type="string" table:style-name="ce5">
            <text:p>Mon Aug 12 11:37:58 +0000 2019</text:p>
          </table:table-cell>
          <table:table-cell office:value-type="date" office:date-value="2019-08-12T12:37:58" table:style-name="ce7">
            <text:p>12/08/2019 12:37:58</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0878086847643648">http://twitter.com/vanpraagbiograf/statuses/1160878086847643648</text:a></text:p>
          </table:table-cell>
          <table:table-cell office:value-type="string" table:style-name="ce5">
            <text:p>{"hashtags":[],"symbols":[],"user_mentions":[{"screen_name":"UniUtrecht","name":"Universiteit Utrecht","id":33548291,"id_str":"33548291","indices":[0,11]}],"urls":[],"media":[{"id":1160878082288509000,"id_str":"1160878082288508929","indices":[140,163],"media_url":"http://pbs.twimg.com/media/EBxEdxpX4AEaRZT.jpg","media_url_https":"https://pbs.twimg.com/media/EBxEdxpX4AEaRZT.jpg","url":"https://t.co/pHlzqbbr8H","display_url":"pic.twitter.com/pHlzqbbr8H","expanded_url":"https://twitter.com/vanpraagbiograf/status/1160878086847643648/photo/1","type":"photo","sizes":{"small":{"w":100,"h":132,"resize":"fit"},"thumb":{"w":100,"h":100,"resize":"crop"},"medium":{"w":100,"h":132,"resize":"fit"},"large":{"w":100,"h":132,"resize":"fit"}}}]}</text:p>
          </table:table-cell>
          <table:table-cell table:number-columns-repeated="16366"/>
        </table:table-row>
        <table:table-row table:style-name="ro2">
          <table:table-cell office:value-type="string" table:style-name="ce4">
            <text:p>1160878049124110336</text:p>
          </table:table-cell>
          <table:table-cell office:value-type="string" table:style-name="ce5">
            <text:p>vanpraagbiograf</text:p>
          </table:table-cell>
          <table:table-cell office:value-type="string" table:style-name="ce6">
            <text:p>@UniUtrecht Humanistisch Verbond, sinds 1963 problemen zijn. Van Praag legde een motie naast zich neer waardoor het definitief ophield humanistisch te zijn. De ideële organisatie zit zonder leer! Straks zegt u: eerst verliest het humanisme zijn sociale gezicht en nu is het hele</text:p>
          </table:table-cell>
          <table:table-cell office:value-type="string" table:style-name="ce5">
            <text:p>Mon Aug 12 11:37:49 +0000 2019</text:p>
          </table:table-cell>
          <table:table-cell office:value-type="date" office:date-value="2019-08-12T12:37:49" table:style-name="ce7">
            <text:p>12/08/2019 12:37:49</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0878049124110336">http://twitter.com/vanpraagbiograf/statuses/1160878049124110336</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0878011899621376</text:p>
          </table:table-cell>
          <table:table-cell office:value-type="string" table:style-name="ce5">
            <text:p>vanpraagbiograf</text:p>
          </table:table-cell>
          <table:table-cell office:value-type="string" table:style-name="ce6">
            <text:p>@UniUtrecht Humanisten steunen niet de emancipatie van bevolkingsgroepen. Ook de vraag wat te denken van de “humanistische” geheimtaal rechtvaardigt de biografie. U zult straks verheugd zijn wegens nieuwe inzichten en begrijpen dat er in de “humanistische” sekte, het</text:p>
          </table:table-cell>
          <table:table-cell office:value-type="string" table:style-name="ce5">
            <text:p>Mon Aug 12 11:37:40 +0000 2019</text:p>
          </table:table-cell>
          <table:table-cell office:value-type="date" office:date-value="2019-08-12T12:37:40" table:style-name="ce7">
            <text:p>12/08/2019 12:37:40</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0878011899621376">http://twitter.com/vanpraagbiograf/statuses/1160878011899621376</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0877969121914881</text:p>
          </table:table-cell>
          <table:table-cell office:value-type="string" table:style-name="ce5">
            <text:p>vanpraagbiograf</text:p>
          </table:table-cell>
          <table:table-cell office:value-type="string" table:style-name="ce6">
            <text:p>@UniUtrecht niet de armen (de aanhalingstekens hebben een reden)? Moet dat voor humanisme doorgaan? Beslist u maar. Misschien stelde Van Praag hier wat tegenover. Hij scheen zich in te zetten voor gelijkberechtiging van buitenkerkelijken. Daar zit echter een luchtje aan.</text:p>
          </table:table-cell>
          <table:table-cell office:value-type="string" table:style-name="ce5">
            <text:p>Mon Aug 12 11:37:30 +0000 2019</text:p>
          </table:table-cell>
          <table:table-cell office:value-type="date" office:date-value="2019-08-12T12:37:30" table:style-name="ce7">
            <text:p>12/08/2019 12:37:30</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0877969121914881">http://twitter.com/vanpraagbiograf/statuses/1160877969121914881</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0877925815730178</text:p>
          </table:table-cell>
          <table:table-cell office:value-type="string" table:style-name="ce5">
            <text:p>vanpraagbiograf</text:p>
          </table:table-cell>
          <table:table-cell office:value-type="string" table:style-name="ce6">
            <text:p>@UniUtrecht Kijk eens (via de zoekfunctie) of het woord “armoede” of “armen” in de biografie staat. Hiermee werd het humanisme vaarwel gezegd. Wat bleef ervan over? Werd dat de leer van de heersende klasse (die buitenkerkelijk is)? Dan steunen “humanisten” toch de rijken, maar</text:p>
          </table:table-cell>
          <table:table-cell office:value-type="string" table:style-name="ce5">
            <text:p>Mon Aug 12 11:37:20 +0000 2019</text:p>
          </table:table-cell>
          <table:table-cell office:value-type="date" office:date-value="2019-08-12T12:37:20" table:style-name="ce7">
            <text:p>12/08/2019 12:37:20</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0877925815730178">http://twitter.com/vanpraagbiograf/statuses/1160877925815730178</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0877883839176705</text:p>
          </table:table-cell>
          <table:table-cell office:value-type="string" table:style-name="ce5">
            <text:p>vanpraagbiograf</text:p>
          </table:table-cell>
          <table:table-cell office:value-type="string" table:style-name="ce6">
            <text:p>@UniUtrecht zeer welkom is. Over op het boek. Humanisme draait om medemenselijkheid. U verwacht van humanisten dat ze zich inspannen voor lotsverbetering van de armen, maar dat doen ze niet. Van Praag zorgde ervoor dat het humanisme zijn sociale gezicht verloor. Overtuig uzelf.</text:p>
          </table:table-cell>
          <table:table-cell office:value-type="string" table:style-name="ce5">
            <text:p>Mon Aug 12 11:37:10 +0000 2019</text:p>
          </table:table-cell>
          <table:table-cell office:value-type="date" office:date-value="2019-08-12T12:37:10" table:style-name="ce7">
            <text:p>12/08/2019 12:37:10</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0877883839176705">http://twitter.com/vanpraagbiograf/statuses/1160877883839176705</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0877830479237120</text:p>
          </table:table-cell>
          <table:table-cell office:value-type="string" table:style-name="ce5">
            <text:p>vanpraagbiograf</text:p>
          </table:table-cell>
          <table:table-cell office:value-type="string" table:style-name="ce6">
            <text:p>@UniUtrecht beslag. Toch stak niemand een poot voor de biograaf uit; de opdrachtgevers, de “humanisten” van het Humanistisch Verbond, al helemaal niet. Hij moet maar zien hoe hij uit de kosten komt. Dan mag hij het boek gratis op internet aanbieden. U begrijpt dat uw bijdrage</text:p>
          </table:table-cell>
          <table:table-cell office:value-type="string" table:style-name="ce5">
            <text:p>Mon Aug 12 11:36:57 +0000 2019</text:p>
          </table:table-cell>
          <table:table-cell office:value-type="date" office:date-value="2019-08-12T12:36:57" table:style-name="ce7">
            <text:p>12/08/2019 12:36:57</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0877830479237120">http://twitter.com/vanpraagbiograf/statuses/1160877830479237120</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0877678720966656</text:p>
          </table:table-cell>
          <table:table-cell office:value-type="string" table:style-name="ce5">
            <text:p>vanpraagbiograf</text:p>
          </table:table-cell>
          <table:table-cell office:value-type="string" table:style-name="ce6">
            <text:p>@UniUtrecht vorm gaf (en liet verdwijnen). Een unieke kans om dit (of wat daar voor door moet gaan) te leren kennen. Helaas kan de biografie niet worden gedrukt omdat de auteur straat- en straatarm is. Weliswaar nam het schrijven (een gruwelijk zware klus) meer dan tien jaar in</text:p>
          </table:table-cell>
          <table:table-cell office:value-type="string" table:style-name="ce5">
            <text:p>Mon Aug 12 11:36:21 +0000 2019</text:p>
          </table:table-cell>
          <table:table-cell office:value-type="date" office:date-value="2019-08-12T12:36:21" table:style-name="ce7">
            <text:p>12/08/2019 12:36:21</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0877678720966656">http://twitter.com/vanpraagbiograf/statuses/1160877678720966656</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0877609267400704</text:p>
          </table:table-cell>
          <table:table-cell office:value-type="string" table:style-name="ce5">
            <text:p>vanpraagbiograf</text:p>
          </table:table-cell>
          <table:table-cell office:value-type="string" table:style-name="ce6">
            <text:p>@UniUtrecht Hallo, u wilt toch wel een biografie cadeau? Download dan Het Grondsop voor de Goddelozen op http:/www.jpvanpraag.nl De biografie gaat over J.P. van Praag, pyromaan, bekende 20e eeuwse humanist, lichtend voorbeeld voor “humanisten” en tevens de man die het humanisme</text:p>
          </table:table-cell>
          <table:table-cell office:value-type="string" table:style-name="ce5">
            <text:p>Mon Aug 12 11:36:04 +0000 2019</text:p>
          </table:table-cell>
          <table:table-cell office:value-type="date" office:date-value="2019-08-12T12:36:04" table:style-name="ce7">
            <text:p>12/08/2019 12:36:04</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0877609267400704">http://twitter.com/vanpraagbiograf/statuses/1160877609267400704</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4">
          <table:table-cell office:value-type="string" table:style-name="ce4">
            <text:p>1160877159579344897</text:p>
          </table:table-cell>
          <table:table-cell office:value-type="string" table:style-name="ce5">
            <text:p>UUGeo</text:p>
          </table:table-cell>
          <table:table-cell office:value-type="string" table:style-name="ce6">
            <text:p>RT @NIOZnieuws: "Seaweed is great to use as a CO2 neutral food source, but not to sink to the ocean floor" reacts @NIOZnieuws researcher @GertJanReichart to @ClimateCleanup. However sharing ideas about possible short and long term solutions is very important. @VroegeVogels @NWONieuws @UniUtrecht https://t.co/Zb1DoWpcQe</text:p>
          </table:table-cell>
          <table:table-cell office:value-type="string" table:style-name="ce5">
            <text:p>Mon Aug 12 11:34:17 +0000 2019</text:p>
          </table:table-cell>
          <table:table-cell office:value-type="date" office:date-value="2019-08-12T12:34:17" table:style-name="ce7">
            <text:p>12/08/2019 12:34:17</text:p>
          </table:table-cell>
          <table:table-cell table:number-columns-repeated="4" table:style-name="ce5"/>
          <table:table-cell office:value-type="string" table:style-name="ce5">
            <text:p>49980589</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010137619383177216/DBeuOKC8_normal.jpg">http://pbs.twimg.com/profile_images/1010137619383177216/DBeuOKC8_normal.jpg</text:a></text:p>
          </table:table-cell>
          <table:table-cell office:value-type="float" office:value="2107" table:style-name="ce5">
            <text:p>2107</text:p>
          </table:table-cell>
          <table:table-cell office:value-type="float" office:value="481" table:style-name="ce5">
            <text:p>481</text:p>
          </table:table-cell>
          <table:table-cell office:value-type="string" table:style-name="ce5">
            <text:p>Utrecht, Netherlands</text:p>
          </table:table-cell>
          <table:table-cell office:value-type="string" table:style-name="ce8">
            <text:p><text:a xlink:href="http://twitter.com/UUGeo/statuses/1160877159579344897">http://twitter.com/UUGeo/statuses/1160877159579344897</text:a></text:p>
          </table:table-cell>
          <table:table-cell office:value-type="string" table:style-name="ce5">
            <text:p>{"hashtags":[],"symbols":[],"user_mentions":[{"screen_name":"NIOZnieuws","name":"NIOZ","id":222443193,"id_str":"222443193","indices":[3,14]},{"screen_name":"NIOZnieuws","name":"NIOZ","id":222443193,"id_str":"222443193","indices":[114,125]}],"urls":[]}</text:p>
          </table:table-cell>
          <table:table-cell table:number-columns-repeated="16366"/>
        </table:table-row>
        <table:table-row table:style-name="ro3">
          <table:table-cell office:value-type="string" table:style-name="ce4">
            <text:p>1160874948186927105</text:p>
          </table:table-cell>
          <table:table-cell office:value-type="string" table:style-name="ce5">
            <text:p>CrisYorke</text:p>
          </table:table-cell>
          <table:table-cell office:value-type="string" table:style-name="ce6">
            <text:p>RT @geoff_p_wade: @Magnus_Fiskesjo @VolkswagenSt @UtrechtUni @uniGoettingen And then make claims like this: A University of Utrecht @UniUtrecht contribution to global intellectual endeavour: "It is time to view China not just as a follower,</text:p>
            <text:p>but also look at its potential role as a global leader in higher education" (Van der Wende &amp;amp; Zhu, 2015)</text:p>
          </table:table-cell>
          <table:table-cell office:value-type="string" table:style-name="ce5">
            <text:p>Mon Aug 12 11:25:30 +0000 2019</text:p>
          </table:table-cell>
          <table:table-cell office:value-type="date" office:date-value="2019-08-12T12:25:30" table:style-name="ce7">
            <text:p>12/08/2019 12:25:30</text:p>
          </table:table-cell>
          <table:table-cell table:number-columns-repeated="4" table:style-name="ce5"/>
          <table:table-cell office:value-type="string" table:style-name="ce5">
            <text:p>154487503</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145008482564788225/G9KDj9OT_normal.jpg">http://pbs.twimg.com/profile_images/1145008482564788225/G9KDj9OT_normal.jpg</text:a></text:p>
          </table:table-cell>
          <table:table-cell office:value-type="float" office:value="453" table:style-name="ce5">
            <text:p>453</text:p>
          </table:table-cell>
          <table:table-cell office:value-type="float" office:value="820" table:style-name="ce5">
            <text:p>820</text:p>
          </table:table-cell>
          <table:table-cell table:style-name="ce5"/>
          <table:table-cell office:value-type="string" table:style-name="ce8">
            <text:p><text:a xlink:href="http://twitter.com/CrisYorke/statuses/1160874948186927105">http://twitter.com/CrisYorke/statuses/1160874948186927105</text:a></text:p>
          </table:table-cell>
          <table:table-cell office:value-type="string" table:style-name="ce5">
            <text:p>{"hashtags":[],"symbols":[],"user_mentions":[{"screen_name":"geoff_p_wade","name":"Geoff Wade","id":2608779276,"id_str":"2608779276","indices":[3,16]},{"screen_name":"Magnus_Fiskesjo","name":"Magnus Fiskesjö🇪🇺🇸🇪","id":964363105663795200,"id_str":"964363105663795203","indices":[18,34]},{"screen_name":"VolkswagenSt","name":"VolkswagenStiftung","id":964037922,"id_str":"964037922","indices":[35,48]},{"screen_name":"UtrechtUni","name":"Utrecht University","id":33550981,"id_str":"33550981","indices":[49,60]},{"screen_name":"uniGoettingen","name":"Uni Göttingen","id":50638548,"id_str":"50638548","indices":[61,75]}],"urls":[]}</text:p>
          </table:table-cell>
          <table:table-cell table:number-columns-repeated="16366"/>
        </table:table-row>
        <table:table-row table:style-name="ro7">
          <table:table-cell office:value-type="string" table:style-name="ce4">
            <text:p>1160874922559676419</text:p>
          </table:table-cell>
          <table:table-cell office:value-type="string" table:style-name="ce5">
            <text:p>CrisYorke</text:p>
          </table:table-cell>
          <table:table-cell office:value-type="string" table:style-name="ce6">
            <text:p>RT @Magnus_Fiskesjo: @geoff_p_wade @VolkswagenSt For @UtrechtUni and @uniGoettingen to go along with a program that *ignores* the Chinese mass atrocities, is a failure of academia comparable to the 1930s:</text:p>
            <text:p>https://t.co/dRWi2f4wXC</text:p>
            <text:p/>
            <text:p>What makes our universities lose their spine? Would have thought universities were less corruptible</text:p>
          </table:table-cell>
          <table:table-cell office:value-type="string" table:style-name="ce5">
            <text:p>Mon Aug 12 11:25:24 +0000 2019</text:p>
          </table:table-cell>
          <table:table-cell office:value-type="date" office:date-value="2019-08-12T12:25:24" table:style-name="ce7">
            <text:p>12/08/2019 12:25:24</text:p>
          </table:table-cell>
          <table:table-cell table:number-columns-repeated="4" table:style-name="ce5"/>
          <table:table-cell office:value-type="string" table:style-name="ce5">
            <text:p>154487503</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145008482564788225/G9KDj9OT_normal.jpg">http://pbs.twimg.com/profile_images/1145008482564788225/G9KDj9OT_normal.jpg</text:a></text:p>
          </table:table-cell>
          <table:table-cell office:value-type="float" office:value="453" table:style-name="ce5">
            <text:p>453</text:p>
          </table:table-cell>
          <table:table-cell office:value-type="float" office:value="820" table:style-name="ce5">
            <text:p>820</text:p>
          </table:table-cell>
          <table:table-cell table:style-name="ce5"/>
          <table:table-cell office:value-type="string" table:style-name="ce8">
            <text:p><text:a xlink:href="http://twitter.com/CrisYorke/statuses/1160874922559676419">http://twitter.com/CrisYorke/statuses/1160874922559676419</text:a></text:p>
          </table:table-cell>
          <table:table-cell office:value-type="string" table:style-name="ce5">
            <text:p>{"hashtags":[],"symbols":[],"user_mentions":[{"screen_name":"Magnus_Fiskesjo","name":"Magnus Fiskesjö🇪🇺🇸🇪","id":964363105663795200,"id_str":"964363105663795203","indices":[3,19]},{"screen_name":"geoff_p_wade","name":"Geoff Wade","id":2608779276,"id_str":"2608779276","indices":[21,34]},{"screen_name":"VolkswagenSt","name":"VolkswagenStiftung","id":964037922,"id_str":"964037922","indices":[35,48]},{"screen_name":"UtrechtUni","name":"Utrecht University","id":33550981,"id_str":"33550981","indices":[53,64]},{"screen_name":"uniGoettingen","name":"Uni Göttingen","id":50638548,"id_str":"50638548","indices":[69,83]}],"urls":[]}</text:p>
          </table:table-cell>
          <table:table-cell table:number-columns-repeated="16366"/>
        </table:table-row>
        <table:table-row table:style-name="ro3">
          <table:table-cell office:value-type="string" table:style-name="ce4">
            <text:p>1160874665918648325</text:p>
          </table:table-cell>
          <table:table-cell office:value-type="string" table:style-name="ce5">
            <text:p>CrisYorke</text:p>
          </table:table-cell>
          <table:table-cell office:value-type="string" table:style-name="ce6">
            <text:p>RT @geoff_p_wade: University of Utrecht's @UniUtrecht contribution to global intellectual endeavour: "It is time to view China not just as a follower, but also look at its potential role as a global leader in higher education" (Van der Wende &amp;amp; Zhu, 2015)</text:p>
            <text:p/>
            <text:p>https://t.co/Ogqa6VEonF https://t.co/ADDLxyfiY0</text:p>
          </table:table-cell>
          <table:table-cell office:value-type="string" table:style-name="ce5">
            <text:p>Mon Aug 12 11:24:23 +0000 2019</text:p>
          </table:table-cell>
          <table:table-cell office:value-type="date" office:date-value="2019-08-12T12:24:23" table:style-name="ce7">
            <text:p>12/08/2019 12:24:23</text:p>
          </table:table-cell>
          <table:table-cell table:number-columns-repeated="4" table:style-name="ce5"/>
          <table:table-cell office:value-type="string" table:style-name="ce5">
            <text:p>154487503</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145008482564788225/G9KDj9OT_normal.jpg">http://pbs.twimg.com/profile_images/1145008482564788225/G9KDj9OT_normal.jpg</text:a></text:p>
          </table:table-cell>
          <table:table-cell office:value-type="float" office:value="453" table:style-name="ce5">
            <text:p>453</text:p>
          </table:table-cell>
          <table:table-cell office:value-type="float" office:value="820" table:style-name="ce5">
            <text:p>820</text:p>
          </table:table-cell>
          <table:table-cell table:style-name="ce5"/>
          <table:table-cell office:value-type="string" table:style-name="ce8">
            <text:p><text:a xlink:href="http://twitter.com/CrisYorke/statuses/1160874665918648325">http://twitter.com/CrisYorke/statuses/1160874665918648325</text:a></text:p>
          </table:table-cell>
          <table:table-cell office:value-type="string" table:style-name="ce5">
            <text:p>{"hashtags":[],"symbols":[],"user_mentions":[{"screen_name":"geoff_p_wade","name":"Geoff Wade","id":2608779276,"id_str":"2608779276","indices":[3,16]},{"screen_name":"UniUtrecht","name":"Universiteit Utrecht","id":33548291,"id_str":"33548291","indices":[42,53]}],"urls":[]}</text:p>
          </table:table-cell>
          <table:table-cell table:number-columns-repeated="16366"/>
        </table:table-row>
        <table:table-row table:style-name="ro3">
          <table:table-cell office:value-type="string" table:style-name="ce4">
            <text:p>1160874637879676929</text:p>
          </table:table-cell>
          <table:table-cell office:value-type="string" table:style-name="ce5">
            <text:p>CrisYorke</text:p>
          </table:table-cell>
          <table:table-cell office:value-type="string" table:style-name="ce6">
            <text:p>RT @geoff_p_wade: University of Utrecht's @UniUtrecht "Centre for Global Challenges" seems to have been bought over completely in its "The New Silk Road: Implications for higher education and research cooperation between China and Europe"</text:p>
            <text:p/>
            <text:p>https://t.co/Ogqa6VEonF https://t.co/rZCap7ygLP</text:p>
          </table:table-cell>
          <table:table-cell office:value-type="string" table:style-name="ce5">
            <text:p>Mon Aug 12 11:24:16 +0000 2019</text:p>
          </table:table-cell>
          <table:table-cell office:value-type="date" office:date-value="2019-08-12T12:24:16" table:style-name="ce7">
            <text:p>12/08/2019 12:24:16</text:p>
          </table:table-cell>
          <table:table-cell table:number-columns-repeated="4" table:style-name="ce5"/>
          <table:table-cell office:value-type="string" table:style-name="ce5">
            <text:p>154487503</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145008482564788225/G9KDj9OT_normal.jpg">http://pbs.twimg.com/profile_images/1145008482564788225/G9KDj9OT_normal.jpg</text:a></text:p>
          </table:table-cell>
          <table:table-cell office:value-type="float" office:value="453" table:style-name="ce5">
            <text:p>453</text:p>
          </table:table-cell>
          <table:table-cell office:value-type="float" office:value="820" table:style-name="ce5">
            <text:p>820</text:p>
          </table:table-cell>
          <table:table-cell table:style-name="ce5"/>
          <table:table-cell office:value-type="string" table:style-name="ce8">
            <text:p><text:a xlink:href="http://twitter.com/CrisYorke/statuses/1160874637879676929">http://twitter.com/CrisYorke/statuses/1160874637879676929</text:a></text:p>
          </table:table-cell>
          <table:table-cell office:value-type="string" table:style-name="ce5">
            <text:p>{"hashtags":[],"symbols":[],"user_mentions":[{"screen_name":"geoff_p_wade","name":"Geoff Wade","id":2608779276,"id_str":"2608779276","indices":[3,16]},{"screen_name":"UniUtrecht","name":"Universiteit Utrecht","id":33548291,"id_str":"33548291","indices":[42,53]}],"urls":[]}</text:p>
          </table:table-cell>
          <table:table-cell table:number-columns-repeated="16366"/>
        </table:table-row>
        <table:table-row table:style-name="ro4">
          <table:table-cell office:value-type="string" table:style-name="ce4">
            <text:p>1160873759731007493</text:p>
          </table:table-cell>
          <table:table-cell office:value-type="string" table:style-name="ce5">
            <text:p>ClimateCleanup</text:p>
          </table:table-cell>
          <table:table-cell office:value-type="string" table:style-name="ce6">
            <text:p>RT @NIOZnieuws: "Seaweed is great to use as a CO2 neutral food source, but not to sink to the ocean floor" reacts @NIOZnieuws researcher @GertJanReichart to @ClimateCleanup. However sharing ideas about possible short and long term solutions is very important. @VroegeVogels @NWONieuws @UniUtrecht https://t.co/Zb1DoWpcQe</text:p>
          </table:table-cell>
          <table:table-cell office:value-type="string" table:style-name="ce5">
            <text:p>Mon Aug 12 11:20:46 +0000 2019</text:p>
          </table:table-cell>
          <table:table-cell office:value-type="date" office:date-value="2019-08-12T12:20:46" table:style-name="ce7">
            <text:p>12/08/2019 12:20:46</text:p>
          </table:table-cell>
          <table:table-cell table:number-columns-repeated="4" table:style-name="ce5"/>
          <table:table-cell office:value-type="string" table:style-name="ce5">
            <text:p>1045047932708417545</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067419851730239493/Ful1-ZBD_normal.jpg">http://pbs.twimg.com/profile_images/1067419851730239493/Ful1-ZBD_normal.jpg</text:a></text:p>
          </table:table-cell>
          <table:table-cell office:value-type="float" office:value="214" table:style-name="ce5">
            <text:p>214</text:p>
          </table:table-cell>
          <table:table-cell office:value-type="float" office:value="125" table:style-name="ce5">
            <text:p>125</text:p>
          </table:table-cell>
          <table:table-cell table:style-name="ce5"/>
          <table:table-cell office:value-type="string" table:style-name="ce8">
            <text:p><text:a xlink:href="http://twitter.com/ClimateCleanup/statuses/1160873759731007493">http://twitter.com/ClimateCleanup/statuses/1160873759731007493</text:a></text:p>
          </table:table-cell>
          <table:table-cell office:value-type="string" table:style-name="ce5">
            <text:p>{"hashtags":[],"symbols":[],"user_mentions":[{"screen_name":"NIOZnieuws","name":"NIOZ","id":222443193,"id_str":"222443193","indices":[3,14]},{"screen_name":"NIOZnieuws","name":"NIOZ","id":222443193,"id_str":"222443193","indices":[114,125]}],"urls":[]}</text:p>
          </table:table-cell>
          <table:table-cell table:number-columns-repeated="16366"/>
        </table:table-row>
        <table:table-row table:style-name="ro8">
          <table:table-cell office:value-type="string" table:style-name="ce4">
            <text:p>1160866805860036608</text:p>
          </table:table-cell>
          <table:table-cell office:value-type="string" table:style-name="ce5">
            <text:p>MichaelJBoyland</text:p>
          </table:table-cell>
          <table:table-cell office:value-type="string" table:style-name="ce6">
            <text:p>@annisaaaty @UUCopernicus @UtrechtUni Congrats! Hope to see you in the region soon.</text:p>
          </table:table-cell>
          <table:table-cell office:value-type="string" table:style-name="ce5">
            <text:p>Mon Aug 12 10:53:09 +0000 2019</text:p>
          </table:table-cell>
          <table:table-cell office:value-type="date" office:date-value="2019-08-12T11:53:09" table:style-name="ce7">
            <text:p>12/08/2019 11:53:09</text:p>
          </table:table-cell>
          <table:table-cell table:number-columns-repeated="2" table:style-name="ce5"/>
          <table:table-cell office:value-type="string" table:style-name="ce5">
            <text:p>445485915</text:p>
          </table:table-cell>
          <table:table-cell office:value-type="string" table:style-name="ce5">
            <text:p>annisaaaty</text:p>
          </table:table-cell>
          <table:table-cell office:value-type="string" table:style-name="ce5">
            <text:p>1920537594</text:p>
          </table:table-cell>
          <table:table-cell office:value-type="string" table:style-name="ce5">
            <text:p>1160836210987819013</text:p>
          </table:table-cell>
          <table:table-cell office:value-type="string" table:style-name="ce5">
            <text:p>&lt;a href="http://twitter.com/download/iphone" rel="nofollow"&gt;Twitter for iPhone&lt;/a&gt;</text:p>
          </table:table-cell>
          <table:table-cell office:value-type="string" table:style-name="ce8">
            <text:p><text:a xlink:href="http://pbs.twimg.com/profile_images/1129065635240132608/pZy7GYOo_normal.jpg">http://pbs.twimg.com/profile_images/1129065635240132608/pZy7GYOo_normal.jpg</text:a></text:p>
          </table:table-cell>
          <table:table-cell office:value-type="float" office:value="417" table:style-name="ce5">
            <text:p>417</text:p>
          </table:table-cell>
          <table:table-cell office:value-type="float" office:value="447" table:style-name="ce5">
            <text:p>447</text:p>
          </table:table-cell>
          <table:table-cell office:value-type="string" table:style-name="ce5">
            <text:p>Bangkok, Thailand</text:p>
          </table:table-cell>
          <table:table-cell office:value-type="string" table:style-name="ce8">
            <text:p><text:a xlink:href="http://twitter.com/MichaelJBoyland/statuses/1160866805860036608">http://twitter.com/MichaelJBoyland/statuses/1160866805860036608</text:a></text:p>
          </table:table-cell>
          <table:table-cell office:value-type="string" table:style-name="ce5">
            <text:p>{"hashtags":[],"symbols":[],"user_mentions":[{"screen_name":"annisaaaty","name":"Annisa Triyanti","id":445485915,"id_str":"445485915","indices":[0,11]},{"screen_name":"UUCopernicus","name":"Copernicus Institute of Sustainable Development UU","id":4425195676,"id_str":"4425195676","indices":[12,25]},{"screen_name":"UtrechtUni","name":"Utrecht University","id":33550981,"id_str":"33550981","indices":[26,37]}],"urls":[]}</text:p>
          </table:table-cell>
          <table:table-cell table:number-columns-repeated="16366"/>
        </table:table-row>
        <table:table-row table:style-name="ro4">
          <table:table-cell office:value-type="string" table:style-name="ce4">
            <text:p>1160859939092475904</text:p>
          </table:table-cell>
          <table:table-cell office:value-type="string" table:style-name="ce5">
            <text:p>KRTimmermans</text:p>
          </table:table-cell>
          <table:table-cell office:value-type="string" table:style-name="ce6">
            <text:p>RT @NIOZnieuws: "Seaweed is great to use as a CO2 neutral food source, but not to sink to the ocean floor" reacts @NIOZnieuws researcher @GertJanReichart to @ClimateCleanup. However sharing ideas about possible short and long term solutions is very important. @VroegeVogels @NWONieuws @UniUtrecht https://t.co/Zb1DoWpcQe</text:p>
          </table:table-cell>
          <table:table-cell office:value-type="string" table:style-name="ce5">
            <text:p>Mon Aug 12 10:25:51 +0000 2019</text:p>
          </table:table-cell>
          <table:table-cell office:value-type="date" office:date-value="2019-08-12T11:25:51" table:style-name="ce7">
            <text:p>12/08/2019 11:25:51</text:p>
          </table:table-cell>
          <table:table-cell table:number-columns-repeated="4" table:style-name="ce5"/>
          <table:table-cell office:value-type="string" table:style-name="ce5">
            <text:p>864577146</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466542644064038912/rtcgpAiP_normal.jpeg">http://pbs.twimg.com/profile_images/466542644064038912/rtcgpAiP_normal.jpeg</text:a></text:p>
          </table:table-cell>
          <table:table-cell office:value-type="float" office:value="296" table:style-name="ce5">
            <text:p>296</text:p>
          </table:table-cell>
          <table:table-cell office:value-type="float" office:value="104" table:style-name="ce5">
            <text:p>104</text:p>
          </table:table-cell>
          <table:table-cell table:style-name="ce5"/>
          <table:table-cell office:value-type="string" table:style-name="ce8">
            <text:p><text:a xlink:href="http://twitter.com/KRTimmermans/statuses/1160859939092475904">http://twitter.com/KRTimmermans/statuses/1160859939092475904</text:a></text:p>
          </table:table-cell>
          <table:table-cell office:value-type="string" table:style-name="ce5">
            <text:p>{"hashtags":[],"symbols":[],"user_mentions":[{"screen_name":"NIOZnieuws","name":"NIOZ","id":222443193,"id_str":"222443193","indices":[3,14]},{"screen_name":"NIOZnieuws","name":"NIOZ","id":222443193,"id_str":"222443193","indices":[114,125]}],"urls":[]}</text:p>
          </table:table-cell>
          <table:table-cell table:number-columns-repeated="16366"/>
        </table:table-row>
        <table:table-row table:style-name="ro4">
          <table:table-cell office:value-type="string" table:style-name="ce4">
            <text:p>1160857768410173440</text:p>
          </table:table-cell>
          <table:table-cell office:value-type="string" table:style-name="ce5">
            <text:p>wereldboeken</text:p>
          </table:table-cell>
          <table:table-cell office:value-type="string" table:style-name="ce6">
            <text:p>RT @UUCopernicus: From the archive: “Play, as expressed in games, is the most positive response of the human spirit to a universe of uncertainty.” Students from @UniUtrecht &amp;amp; @HKUtrecht <text:s/>developed applied games addressing complex and deeply uncertain sustainability issues. https://t.co/nAhjOf3Oa1</text:p>
          </table:table-cell>
          <table:table-cell office:value-type="string" table:style-name="ce5">
            <text:p>Mon Aug 12 10:17:14 +0000 2019</text:p>
          </table:table-cell>
          <table:table-cell office:value-type="date" office:date-value="2019-08-12T11:17:14" table:style-name="ce7">
            <text:p>12/08/2019 11:17:14</text:p>
          </table:table-cell>
          <table:table-cell table:number-columns-repeated="4" table:style-name="ce5"/>
          <table:table-cell office:value-type="string" table:style-name="ce5">
            <text:p>285247697</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571592657499992064/eBLOWnTP_normal.jpeg">http://pbs.twimg.com/profile_images/571592657499992064/eBLOWnTP_normal.jpeg</text:a></text:p>
          </table:table-cell>
          <table:table-cell office:value-type="float" office:value="1047" table:style-name="ce5">
            <text:p>1047</text:p>
          </table:table-cell>
          <table:table-cell office:value-type="float" office:value="3041" table:style-name="ce5">
            <text:p>3041</text:p>
          </table:table-cell>
          <table:table-cell office:value-type="string" table:style-name="ce5">
            <text:p>NL</text:p>
          </table:table-cell>
          <table:table-cell office:value-type="string" table:style-name="ce8">
            <text:p><text:a xlink:href="http://twitter.com/wereldboeken/statuses/1160857768410173440">http://twitter.com/wereldboeken/statuses/1160857768410173440</text:a></text:p>
          </table:table-cell>
          <table:table-cell office:value-type="string" table:style-name="ce5">
            <text:p>{"hashtags":[],"symbols":[],"user_mentions":[{"screen_name":"UUCopernicus","name":"Copernicus Institute of Sustainable Development UU","id":4425195676,"id_str":"4425195676","indices":[3,16]}],"urls":[]}</text:p>
          </table:table-cell>
          <table:table-cell table:number-columns-repeated="16366"/>
        </table:table-row>
        <table:table-row table:style-name="ro5">
          <table:table-cell office:value-type="string" table:style-name="ce4">
            <text:p>1160856580033785857</text:p>
          </table:table-cell>
          <table:table-cell office:value-type="string" table:style-name="ce5">
            <text:p>molenaar_laura</text:p>
          </table:table-cell>
          <table:table-cell office:value-type="string" table:style-name="ce6">
            <text:p>@rmbloch57 @UniUtrecht @nrc Misschien ook interessant? Een ander interview met Ellemers over het goede in Trouw, een week eerder: https://t.co/uiCb7zgf8Q</text:p>
          </table:table-cell>
          <table:table-cell office:value-type="string" table:style-name="ce5">
            <text:p>Mon Aug 12 10:12:31 +0000 2019</text:p>
          </table:table-cell>
          <table:table-cell office:value-type="date" office:date-value="2019-08-12T11:12:31" table:style-name="ce7">
            <text:p>12/08/2019 11:12:31</text:p>
          </table:table-cell>
          <table:table-cell table:number-columns-repeated="2" table:style-name="ce5"/>
          <table:table-cell office:value-type="string" table:style-name="ce5">
            <text:p>283668976</text:p>
          </table:table-cell>
          <table:table-cell office:value-type="string" table:style-name="ce5">
            <text:p>rmbloch57</text:p>
          </table:table-cell>
          <table:table-cell office:value-type="string" table:style-name="ce5">
            <text:p>918923351158083584</text:p>
          </table:table-cell>
          <table:table-cell office:value-type="string" table:style-name="ce5">
            <text:p>1160467752857067520</text:p>
          </table:table-cell>
          <table:table-cell office:value-type="string" table:style-name="ce5">
            <text:p>&lt;a href="https://mobile.twitter.com" rel="nofollow"&gt;Twitter Web App&lt;/a&gt;</text:p>
          </table:table-cell>
          <table:table-cell office:value-type="string" table:style-name="ce8">
            <text:p><text:a xlink:href="http://pbs.twimg.com/profile_images/1069210236953739264/uJVnJ4-V_normal.jpg">http://pbs.twimg.com/profile_images/1069210236953739264/uJVnJ4-V_normal.jpg</text:a></text:p>
          </table:table-cell>
          <table:table-cell office:value-type="float" office:value="70" table:style-name="ce5">
            <text:p>70</text:p>
          </table:table-cell>
          <table:table-cell office:value-type="float" office:value="326" table:style-name="ce5">
            <text:p>326</text:p>
          </table:table-cell>
          <table:table-cell table:style-name="ce5"/>
          <table:table-cell office:value-type="string" table:style-name="ce8">
            <text:p><text:a xlink:href="http://twitter.com/molenaar_laura/statuses/1160856580033785857">http://twitter.com/molenaar_laura/statuses/1160856580033785857</text:a></text:p>
          </table:table-cell>
          <table:table-cell office:value-type="string" table:style-name="ce5">
            <text:p>{"hashtags":[],"symbols":[],"user_mentions":[{"screen_name":"rmbloch57","name":"regien bloch","id":283668976,"id_str":"283668976","indices":[0,10]},{"screen_name":"UniUtrecht","name":"Universiteit Utrecht","id":33548291,"id_str":"33548291","indices":[11,22]},{"screen_name":"nrc","name":"NRC","id":3103641,"id_str":"3103641","indices":[23,27]}],"urls":[{"url":"https://t.co/uiCb7zgf8Q","expanded_url":"https://www.trouw.nl/religie-filosofie/we-maken-met-z-n-allen-uit-wat-goed-is~b18b6c2f/","display_url":"trouw.nl/religie-filoso…","indices":[130,153]}]}</text:p>
          </table:table-cell>
          <table:table-cell table:number-columns-repeated="16366"/>
        </table:table-row>
        <table:table-row table:style-name="ro4">
          <table:table-cell office:value-type="string" table:style-name="ce4">
            <text:p>1160856488564482048</text:p>
          </table:table-cell>
          <table:table-cell office:value-type="string" table:style-name="ce5">
            <text:p>Koornom</text:p>
          </table:table-cell>
          <table:table-cell office:value-type="string" table:style-name="ce6">
            <text:p>RT @PsychologenNIP: Interview met prof. dr. Naomi Ellemers (@UniUtrecht): 'Je moet durven vertrouwen op je eigen oordeel over wat goed is’. Ellemers kreeg eerder dit jaar de @EFPA_EuroPsy Aristotle Prize 2019 uitgereikt.</text:p>
            <text:p>https://t.co/HyIoBJtpEJ</text:p>
          </table:table-cell>
          <table:table-cell office:value-type="string" table:style-name="ce5">
            <text:p>Mon Aug 12 10:12:09 +0000 2019</text:p>
          </table:table-cell>
          <table:table-cell office:value-type="date" office:date-value="2019-08-12T11:12:09" table:style-name="ce7">
            <text:p>12/08/2019 11:12:09</text:p>
          </table:table-cell>
          <table:table-cell table:number-columns-repeated="4" table:style-name="ce5"/>
          <table:table-cell office:value-type="string" table:style-name="ce5">
            <text:p>149625561</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083083772927582210/Ub2t5ItR_normal.jpg">http://pbs.twimg.com/profile_images/1083083772927582210/Ub2t5ItR_normal.jpg</text:a></text:p>
          </table:table-cell>
          <table:table-cell office:value-type="float" office:value="1036" table:style-name="ce5">
            <text:p>1036</text:p>
          </table:table-cell>
          <table:table-cell office:value-type="float" office:value="1297" table:style-name="ce5">
            <text:p>1297</text:p>
          </table:table-cell>
          <table:table-cell office:value-type="string" table:style-name="ce5">
            <text:p>Nederland</text:p>
          </table:table-cell>
          <table:table-cell office:value-type="string" table:style-name="ce8">
            <text:p><text:a xlink:href="http://twitter.com/Koornom/statuses/1160856488564482048">http://twitter.com/Koornom/statuses/1160856488564482048</text:a></text:p>
          </table:table-cell>
          <table:table-cell office:value-type="string" table:style-name="ce5">
            <text:p>{"hashtags":[],"symbols":[],"user_mentions":[{"screen_name":"PsychologenNIP","name":"Nederlands Instituut van Psychologen (NIP)","id":577020270,"id_str":"577020270","indices":[3,18]},{"screen_name":"UniUtrecht","name":"Universiteit Utrecht","id":33548291,"id_str":"33548291","indices":[60,71]}],"urls":[]}</text:p>
          </table:table-cell>
          <table:table-cell table:number-columns-repeated="16366"/>
        </table:table-row>
        <table:table-row table:style-name="ro2">
          <table:table-cell office:value-type="string" table:style-name="ce4">
            <text:p>1160853648919945217</text:p>
          </table:table-cell>
          <table:table-cell office:value-type="string" table:style-name="ce5">
            <text:p>PsychologenNIP</text:p>
          </table:table-cell>
          <table:table-cell office:value-type="string" table:style-name="ce6">
            <text:p>Interview met prof. dr. Naomi Ellemers (@UniUtrecht): 'Je moet durven vertrouwen op je eigen oordeel over wat goed is’. Ellemers kreeg eerder dit jaar de @EFPA_EuroPsy Aristotle Prize 2019 uitgereikt.</text:p>
            <text:p>https://t.co/HyIoBJtpEJ</text:p>
          </table:table-cell>
          <table:table-cell office:value-type="string" table:style-name="ce5">
            <text:p>Mon Aug 12 10:00:52 +0000 2019</text:p>
          </table:table-cell>
          <table:table-cell office:value-type="date" office:date-value="2019-08-12T11:00:52" table:style-name="ce7">
            <text:p>12/08/2019 11:00:52</text:p>
          </table:table-cell>
          <table:table-cell table:number-columns-repeated="4" table:style-name="ce5"/>
          <table:table-cell office:value-type="string" table:style-name="ce5">
            <text:p>577020270</text:p>
          </table:table-cell>
          <table:table-cell table:style-name="ce5"/>
          <table:table-cell office:value-type="string" table:style-name="ce5">
            <text:p>&lt;a href="http://twitter.com" rel="nofollow"&gt;Twitter Web Client&lt;/a&gt;</text:p>
          </table:table-cell>
          <table:table-cell office:value-type="string" table:style-name="ce8">
            <text:p><text:a xlink:href="http://pbs.twimg.com/profile_images/991974140809826304/JEghBTA2_normal.jpg">http://pbs.twimg.com/profile_images/991974140809826304/JEghBTA2_normal.jpg</text:a></text:p>
          </table:table-cell>
          <table:table-cell office:value-type="float" office:value="3605" table:style-name="ce5">
            <text:p>3605</text:p>
          </table:table-cell>
          <table:table-cell office:value-type="float" office:value="234" table:style-name="ce5">
            <text:p>234</text:p>
          </table:table-cell>
          <table:table-cell office:value-type="string" table:style-name="ce5">
            <text:p>Utrecht, Nederland</text:p>
          </table:table-cell>
          <table:table-cell office:value-type="string" table:style-name="ce8">
            <text:p><text:a xlink:href="http://twitter.com/PsychologenNIP/statuses/1160853648919945217">http://twitter.com/PsychologenNIP/statuses/1160853648919945217</text:a></text:p>
          </table:table-cell>
          <table:table-cell office:value-type="string" table:style-name="ce5">
            <text:p>{"hashtags":[],"symbols":[],"user_mentions":[{"screen_name":"UniUtrecht","name":"Universiteit Utrecht","id":33548291,"id_str":"33548291","indices":[40,51]},{"screen_name":"EFPA_EuroPsy","name":"EFPA","id":779294340720037900,"id_str":"779294340720037888","indices":[154,167]}],"urls":[{"url":"https://t.co/HyIoBJtpEJ","expanded_url":"https://www.nrc.nl/nieuws/2019/08/08/wat-voor-een-ander-goed-is-is-niet-per-se-goed-voor-jou-a3969476","display_url":"nrc.nl/nieuws/2019/08…","indices":[201,224]}]}</text:p>
          </table:table-cell>
          <table:table-cell table:number-columns-repeated="16366"/>
        </table:table-row>
        <table:table-row table:style-name="ro4">
          <table:table-cell office:value-type="string" table:style-name="ce4">
            <text:p>1160853456795648000</text:p>
          </table:table-cell>
          <table:table-cell office:value-type="string" table:style-name="ce5">
            <text:p>henkovink</text:p>
          </table:table-cell>
          <table:table-cell office:value-type="string" table:style-name="ce6">
            <text:p>RT @UUGeo: A quarter of world's population facing extremely high water stress, says new Water Risk Atlas @WorldResources. Calculations by hydrologists from @UtrechtUni formed the basis for the atlas #WaterStress @WaterBier @Paul_Reig @henkovink @veenas_water @GemmaJV https://t.co/7hUtG9lgFh</text:p>
          </table:table-cell>
          <table:table-cell office:value-type="string" table:style-name="ce5">
            <text:p>Mon Aug 12 10:00:06 +0000 2019</text:p>
          </table:table-cell>
          <table:table-cell office:value-type="date" office:date-value="2019-08-12T11:00:06" table:style-name="ce7">
            <text:p>12/08/2019 11:00:06</text:p>
          </table:table-cell>
          <table:table-cell table:number-columns-repeated="4" table:style-name="ce5"/>
          <table:table-cell office:value-type="string" table:style-name="ce5">
            <text:p>205171373</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087672471841632256/Fjfexqwc_normal.jpg">http://pbs.twimg.com/profile_images/1087672471841632256/Fjfexqwc_normal.jpg</text:a></text:p>
          </table:table-cell>
          <table:table-cell office:value-type="float" office:value="11921" table:style-name="ce5">
            <text:p>11921</text:p>
          </table:table-cell>
          <table:table-cell office:value-type="float" office:value="2162" table:style-name="ce5">
            <text:p>2162</text:p>
          </table:table-cell>
          <table:table-cell table:style-name="ce5"/>
          <table:table-cell office:value-type="string" table:style-name="ce8">
            <text:p><text:a xlink:href="http://twitter.com/henkovink/statuses/1160853456795648000">http://twitter.com/henkovink/statuses/1160853456795648000</text:a></text:p>
          </table:table-cell>
          <table:table-cell office:value-type="string" table:style-name="ce5">
            <text:p>{"hashtags":[],"symbols":[],"user_mentions":[{"screen_name":"UUGeo","name":"Geowetenschappen UU","id":49980589,"id_str":"49980589","indices":[3,9]},{"screen_name":"WorldResources","name":"World Resources Inst","id":14559745,"id_str":"14559745","indices":[105,120]}],"urls":[]}</text:p>
          </table:table-cell>
          <table:table-cell table:number-columns-repeated="16366"/>
        </table:table-row>
        <table:table-row table:style-name="ro4">
          <table:table-cell office:value-type="string" table:style-name="ce4">
            <text:p>1160852981438406657</text:p>
          </table:table-cell>
          <table:table-cell office:value-type="string" table:style-name="ce5">
            <text:p>resilienceSci</text:p>
          </table:table-cell>
          <table:table-cell office:value-type="string" table:style-name="ce6">
            <text:p>RT @UUCopernicus: From the archive: “Play, as expressed in games, is the most positive response of the human spirit to a universe of uncertainty.” Students from @UniUtrecht &amp;amp; @HKUtrecht <text:s/>developed applied games addressing complex and deeply uncertain sustainability issues. https://t.co/nAhjOf3Oa1</text:p>
          </table:table-cell>
          <table:table-cell office:value-type="string" table:style-name="ce5">
            <text:p>Mon Aug 12 09:58:13 +0000 2019</text:p>
          </table:table-cell>
          <table:table-cell office:value-type="date" office:date-value="2019-08-12T10:58:13" table:style-name="ce7">
            <text:p>12/08/2019 10:58:13</text:p>
          </table:table-cell>
          <table:table-cell table:number-columns-repeated="4" table:style-name="ce5"/>
          <table:table-cell office:value-type="string" table:style-name="ce5">
            <text:p>188104515</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644862871592042496/vRdudzV8_normal.png">http://pbs.twimg.com/profile_images/644862871592042496/vRdudzV8_normal.png</text:a></text:p>
          </table:table-cell>
          <table:table-cell office:value-type="float" office:value="7247" table:style-name="ce5">
            <text:p>7247</text:p>
          </table:table-cell>
          <table:table-cell office:value-type="float" office:value="1649" table:style-name="ce5">
            <text:p>1649</text:p>
          </table:table-cell>
          <table:table-cell office:value-type="string" table:style-name="ce5">
            <text:p>Stockholm, Sweden</text:p>
          </table:table-cell>
          <table:table-cell office:value-type="string" table:style-name="ce8">
            <text:p><text:a xlink:href="http://twitter.com/resilienceSci/statuses/1160852981438406657">http://twitter.com/resilienceSci/statuses/1160852981438406657</text:a></text:p>
          </table:table-cell>
          <table:table-cell office:value-type="string" table:style-name="ce5">
            <text:p>{"hashtags":[],"symbols":[],"user_mentions":[{"screen_name":"UUCopernicus","name":"Copernicus Institute of Sustainable Development UU","id":4425195676,"id_str":"4425195676","indices":[3,16]}],"urls":[]}</text:p>
          </table:table-cell>
          <table:table-cell table:number-columns-repeated="16366"/>
        </table:table-row>
        <table:table-row table:style-name="ro8">
          <table:table-cell office:value-type="string" table:style-name="ce4">
            <text:p>1160850354671632385</text:p>
          </table:table-cell>
          <table:table-cell office:value-type="string" table:style-name="ce5">
            <text:p>annisaaaty</text:p>
          </table:table-cell>
          <table:table-cell office:value-type="string" table:style-name="ce6">
            <text:p>RT @UUCopernicus: @annisaaaty @UtrechtUni Looking forward to having you with us @annisaaaty!</text:p>
          </table:table-cell>
          <table:table-cell office:value-type="string" table:style-name="ce5">
            <text:p>Mon Aug 12 09:47:46 +0000 2019</text:p>
          </table:table-cell>
          <table:table-cell office:value-type="date" office:date-value="2019-08-12T10:47:46" table:style-name="ce7">
            <text:p>12/08/2019 10:47:46</text:p>
          </table:table-cell>
          <table:table-cell table:number-columns-repeated="4" table:style-name="ce5"/>
          <table:table-cell office:value-type="string" table:style-name="ce5">
            <text:p>445485915</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149196394131075072/zFc_R9Cd_normal.jpg">http://pbs.twimg.com/profile_images/1149196394131075072/zFc_R9Cd_normal.jpg</text:a></text:p>
          </table:table-cell>
          <table:table-cell office:value-type="float" office:value="429" table:style-name="ce5">
            <text:p>429</text:p>
          </table:table-cell>
          <table:table-cell office:value-type="float" office:value="422" table:style-name="ce5">
            <text:p>422</text:p>
          </table:table-cell>
          <table:table-cell office:value-type="string" table:style-name="ce5">
            <text:p>Amsterdam, The Netherlands</text:p>
          </table:table-cell>
          <table:table-cell office:value-type="string" table:style-name="ce8">
            <text:p><text:a xlink:href="http://twitter.com/annisaaaty/statuses/1160850354671632385">http://twitter.com/annisaaaty/statuses/1160850354671632385</text:a></text:p>
          </table:table-cell>
          <table:table-cell office:value-type="string" table:style-name="ce5">
            <text:p>{"hashtags":[],"symbols":[],"user_mentions":[{"screen_name":"UUCopernicus","name":"Copernicus Institute of Sustainable Development UU","id":4425195676,"id_str":"4425195676","indices":[3,16]},{"screen_name":"annisaaaty","name":"Annisa Triyanti","id":445485915,"id_str":"445485915","indices":[18,29]},{"screen_name":"UtrechtUni","name":"Utrecht University","id":33550981,"id_str":"33550981","indices":[30,41]},{"screen_name":"annisaaaty","name":"Annisa Triyanti","id":445485915,"id_str":"445485915","indices":[80,91]}],"urls":[]}</text:p>
          </table:table-cell>
          <table:table-cell table:number-columns-repeated="16366"/>
        </table:table-row>
        <table:table-row table:style-name="ro2">
          <table:table-cell office:value-type="string" table:style-name="ce4">
            <text:p>1160849747214852096</text:p>
          </table:table-cell>
          <table:table-cell office:value-type="string" table:style-name="ce5">
            <text:p>UUCopernicus</text:p>
          </table:table-cell>
          <table:table-cell office:value-type="string" table:style-name="ce6">
            <text:p>From the archive: “Play, as expressed in games, is the most positive response of the human spirit to a universe of uncertainty.” Students from @UniUtrecht &amp;amp; @HKUtrecht <text:s/>developed applied games addressing complex and deeply uncertain sustainability issues. https://t.co/nAhjOf3Oa1</text:p>
          </table:table-cell>
          <table:table-cell office:value-type="string" table:style-name="ce5">
            <text:p>Mon Aug 12 09:45:21 +0000 2019</text:p>
          </table:table-cell>
          <table:table-cell office:value-type="date" office:date-value="2019-08-12T10:45:21" table:style-name="ce7">
            <text:p>12/08/2019 10:45:21</text:p>
          </table:table-cell>
          <table:table-cell table:number-columns-repeated="4" table:style-name="ce5"/>
          <table:table-cell office:value-type="string" table:style-name="ce5">
            <text:p>4425195676</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674572227925385216/UHUCqZBp_normal.png">http://pbs.twimg.com/profile_images/674572227925385216/UHUCqZBp_normal.png</text:a></text:p>
          </table:table-cell>
          <table:table-cell office:value-type="float" office:value="1504" table:style-name="ce5">
            <text:p>1504</text:p>
          </table:table-cell>
          <table:table-cell office:value-type="float" office:value="753" table:style-name="ce5">
            <text:p>753</text:p>
          </table:table-cell>
          <table:table-cell office:value-type="string" table:style-name="ce5">
            <text:p>Utrecht, Nederland</text:p>
          </table:table-cell>
          <table:table-cell office:value-type="string" table:style-name="ce8">
            <text:p><text:a xlink:href="http://twitter.com/UUCopernicus/statuses/1160849747214852096">http://twitter.com/UUCopernicus/statuses/1160849747214852096</text:a></text:p>
          </table:table-cell>
          <table:table-cell office:value-type="string" table:style-name="ce5">
            <text:p>{"hashtags":[],"symbols":[],"user_mentions":[{"screen_name":"UniUtrecht","name":"Universiteit Utrecht","id":33548291,"id_str":"33548291","indices":[143,154]},{"screen_name":"HKUtrecht","name":"HKU","id":116688650,"id_str":"116688650","indices":[161,171]}],"urls":[{"url":"https://t.co/nAhjOf3Oa1","expanded_url":"https://www.uu.nl/en/news/student-game-jam-explores-complex-sustainability-problems","display_url":"uu.nl/en/news/studen…","indices":[260,283]}]}</text:p>
          </table:table-cell>
          <table:table-cell table:number-columns-repeated="16366"/>
        </table:table-row>
        <table:table-row table:style-name="ro8">
          <table:table-cell office:value-type="string" table:style-name="ce4">
            <text:p>1160848341141458945</text:p>
          </table:table-cell>
          <table:table-cell office:value-type="string" table:style-name="ce5">
            <text:p>MPerton</text:p>
          </table:table-cell>
          <table:table-cell office:value-type="string" table:style-name="ce6">
            <text:p>Even lezen jongens, het is toch vast nog niet druk op je werk. https://t.co/eTQotaxCuL</text:p>
          </table:table-cell>
          <table:table-cell office:value-type="string" table:style-name="ce5">
            <text:p>Mon Aug 12 09:39:46 +0000 2019</text:p>
          </table:table-cell>
          <table:table-cell office:value-type="date" office:date-value="2019-08-12T10:39:46" table:style-name="ce7">
            <text:p>12/08/2019 10:39:46</text:p>
          </table:table-cell>
          <table:table-cell table:number-columns-repeated="4" table:style-name="ce5"/>
          <table:table-cell office:value-type="string" table:style-name="ce5">
            <text:p>19078982</text:p>
          </table:table-cell>
          <table:table-cell table:style-name="ce5"/>
          <table:table-cell office:value-type="string" table:style-name="ce5">
            <text:p>&lt;a href="https://about.twitter.com/products/tweetdeck" rel="nofollow"&gt;TweetDeck&lt;/a&gt;</text:p>
          </table:table-cell>
          <table:table-cell office:value-type="string" table:style-name="ce8">
            <text:p><text:a xlink:href="http://pbs.twimg.com/profile_images/1160485260297232384/wmL7UopM_normal.jpg">http://pbs.twimg.com/profile_images/1160485260297232384/wmL7UopM_normal.jpg</text:a></text:p>
          </table:table-cell>
          <table:table-cell office:value-type="float" office:value="1312" table:style-name="ce5">
            <text:p>1312</text:p>
          </table:table-cell>
          <table:table-cell office:value-type="float" office:value="2070" table:style-name="ce5">
            <text:p>2070</text:p>
          </table:table-cell>
          <table:table-cell office:value-type="string" table:style-name="ce5">
            <text:p>Nederland</text:p>
          </table:table-cell>
          <table:table-cell office:value-type="string" table:style-name="ce8">
            <text:p><text:a xlink:href="http://twitter.com/MPerton/statuses/1160848341141458945">http://twitter.com/MPerton/statuses/1160848341141458945</text:a></text:p>
          </table:table-cell>
          <table:table-cell office:value-type="string" table:style-name="ce5">
            <text:p>{"hashtags":[],"symbols":[],"user_mentions":[],"urls":[{"url":"https://t.co/eTQotaxCuL","expanded_url":"https://twitter.com/UniUtrecht/status/1159730703531225088","display_url":"twitter.com/UniUtrecht/sta…","indices":[63,86]}]}</text:p>
          </table:table-cell>
          <table:table-cell table:number-columns-repeated="16366"/>
        </table:table-row>
        <table:table-row table:style-name="ro1">
          <table:table-cell office:value-type="string" table:style-name="ce4">
            <text:p>1160847022901071872</text:p>
          </table:table-cell>
          <table:table-cell office:value-type="string" table:style-name="ce5">
            <text:p>TanjadeBoer</text:p>
          </table:table-cell>
          <table:table-cell office:value-type="string" table:style-name="ce6">
            <text:p>Mooi stuk https://t.co/GLURcBkWwJ</text:p>
          </table:table-cell>
          <table:table-cell office:value-type="string" table:style-name="ce5">
            <text:p>Mon Aug 12 09:34:32 +0000 2019</text:p>
          </table:table-cell>
          <table:table-cell office:value-type="date" office:date-value="2019-08-12T10:34:32" table:style-name="ce7">
            <text:p>12/08/2019 10:34:32</text:p>
          </table:table-cell>
          <table:table-cell table:number-columns-repeated="4" table:style-name="ce5"/>
          <table:table-cell office:value-type="string" table:style-name="ce5">
            <text:p>106828771</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489103158530949120/rpkRHzJQ_normal.jpeg">http://pbs.twimg.com/profile_images/489103158530949120/rpkRHzJQ_normal.jpeg</text:a></text:p>
          </table:table-cell>
          <table:table-cell office:value-type="float" office:value="952" table:style-name="ce5">
            <text:p>952</text:p>
          </table:table-cell>
          <table:table-cell office:value-type="float" office:value="2285" table:style-name="ce5">
            <text:p>2285</text:p>
          </table:table-cell>
          <table:table-cell office:value-type="string" table:style-name="ce5">
            <text:p>Utrecht</text:p>
          </table:table-cell>
          <table:table-cell office:value-type="string" table:style-name="ce8">
            <text:p><text:a xlink:href="http://twitter.com/TanjadeBoer/statuses/1160847022901071872">http://twitter.com/TanjadeBoer/statuses/1160847022901071872</text:a></text:p>
          </table:table-cell>
          <table:table-cell office:value-type="string" table:style-name="ce5">
            <text:p>{"hashtags":[],"symbols":[],"user_mentions":[],"urls":[{"url":"https://t.co/GLURcBkWwJ","expanded_url":"https://twitter.com/UniUtrecht/status/1159730703531225088","display_url":"twitter.com/UniUtrecht/sta…","indices":[10,33]}]}</text:p>
          </table:table-cell>
          <table:table-cell table:number-columns-repeated="16366"/>
        </table:table-row>
        <table:table-row table:style-name="ro1">
          <table:table-cell office:value-type="string" table:style-name="ce4">
            <text:p>1160846397761101824</text:p>
          </table:table-cell>
          <table:table-cell office:value-type="string" table:style-name="ce5">
            <text:p>annisaaaty</text:p>
          </table:table-cell>
          <table:table-cell office:value-type="string" table:style-name="ce6">
            <text:p>@UUCopernicus @UtrechtUni Thank you!</text:p>
          </table:table-cell>
          <table:table-cell office:value-type="string" table:style-name="ce5">
            <text:p>Mon Aug 12 09:32:03 +0000 2019</text:p>
          </table:table-cell>
          <table:table-cell office:value-type="date" office:date-value="2019-08-12T10:32:03" table:style-name="ce7">
            <text:p>12/08/2019 10:32:03</text:p>
          </table:table-cell>
          <table:table-cell table:number-columns-repeated="2" table:style-name="ce5"/>
          <table:table-cell office:value-type="string" table:style-name="ce5">
            <text:p>4425195676</text:p>
          </table:table-cell>
          <table:table-cell office:value-type="string" table:style-name="ce5">
            <text:p>UUCopernicus</text:p>
          </table:table-cell>
          <table:table-cell office:value-type="string" table:style-name="ce5">
            <text:p>445485915</text:p>
          </table:table-cell>
          <table:table-cell office:value-type="string" table:style-name="ce5">
            <text:p>1160844292933468160</text:p>
          </table:table-cell>
          <table:table-cell office:value-type="string" table:style-name="ce5">
            <text:p>&lt;a href="http://twitter.com/download/iphone" rel="nofollow"&gt;Twitter for iPhone&lt;/a&gt;</text:p>
          </table:table-cell>
          <table:table-cell office:value-type="string" table:style-name="ce8">
            <text:p><text:a xlink:href="http://pbs.twimg.com/profile_images/1149196394131075072/zFc_R9Cd_normal.jpg">http://pbs.twimg.com/profile_images/1149196394131075072/zFc_R9Cd_normal.jpg</text:a></text:p>
          </table:table-cell>
          <table:table-cell office:value-type="float" office:value="429" table:style-name="ce5">
            <text:p>429</text:p>
          </table:table-cell>
          <table:table-cell office:value-type="float" office:value="422" table:style-name="ce5">
            <text:p>422</text:p>
          </table:table-cell>
          <table:table-cell office:value-type="string" table:style-name="ce5">
            <text:p>Amsterdam, The Netherlands</text:p>
          </table:table-cell>
          <table:table-cell office:value-type="string" table:style-name="ce8">
            <text:p><text:a xlink:href="http://twitter.com/annisaaaty/statuses/1160846397761101824">http://twitter.com/annisaaaty/statuses/1160846397761101824</text:a></text:p>
          </table:table-cell>
          <table:table-cell office:value-type="string" table:style-name="ce5">
            <text:p>{"hashtags":[],"symbols":[],"user_mentions":[{"screen_name":"UUCopernicus","name":"Copernicus Institute of Sustainable Development UU","id":4425195676,"id_str":"4425195676","indices":[0,13]},{"screen_name":"UtrechtUni","name":"Utrecht University","id":33550981,"id_str":"33550981","indices":[14,25]}],"urls":[]}</text:p>
          </table:table-cell>
          <table:table-cell table:number-columns-repeated="16366"/>
        </table:table-row>
        <table:table-row table:style-name="ro8">
          <table:table-cell office:value-type="string" table:style-name="ce4">
            <text:p>1160844292933468160</text:p>
          </table:table-cell>
          <table:table-cell office:value-type="string" table:style-name="ce5">
            <text:p>UUCopernicus</text:p>
          </table:table-cell>
          <table:table-cell office:value-type="string" table:style-name="ce6">
            <text:p>@annisaaaty @UtrechtUni Looking forward to having you with us @annisaaaty!</text:p>
          </table:table-cell>
          <table:table-cell office:value-type="string" table:style-name="ce5">
            <text:p>Mon Aug 12 09:23:41 +0000 2019</text:p>
          </table:table-cell>
          <table:table-cell office:value-type="date" office:date-value="2019-08-12T10:23:41" table:style-name="ce7">
            <text:p>12/08/2019 10:23:41</text:p>
          </table:table-cell>
          <table:table-cell table:number-columns-repeated="2" table:style-name="ce5"/>
          <table:table-cell office:value-type="string" table:style-name="ce5">
            <text:p>445485915</text:p>
          </table:table-cell>
          <table:table-cell office:value-type="string" table:style-name="ce5">
            <text:p>annisaaaty</text:p>
          </table:table-cell>
          <table:table-cell office:value-type="string" table:style-name="ce5">
            <text:p>4425195676</text:p>
          </table:table-cell>
          <table:table-cell office:value-type="string" table:style-name="ce5">
            <text:p>1160836210987819013</text:p>
          </table:table-cell>
          <table:table-cell office:value-type="string" table:style-name="ce5">
            <text:p>&lt;a href="https://mobile.twitter.com" rel="nofollow"&gt;Twitter Web App&lt;/a&gt;</text:p>
          </table:table-cell>
          <table:table-cell office:value-type="string" table:style-name="ce8">
            <text:p><text:a xlink:href="http://pbs.twimg.com/profile_images/674572227925385216/UHUCqZBp_normal.png">http://pbs.twimg.com/profile_images/674572227925385216/UHUCqZBp_normal.png</text:a></text:p>
          </table:table-cell>
          <table:table-cell office:value-type="float" office:value="1504" table:style-name="ce5">
            <text:p>1504</text:p>
          </table:table-cell>
          <table:table-cell office:value-type="float" office:value="753" table:style-name="ce5">
            <text:p>753</text:p>
          </table:table-cell>
          <table:table-cell office:value-type="string" table:style-name="ce5">
            <text:p>Utrecht, Nederland</text:p>
          </table:table-cell>
          <table:table-cell office:value-type="string" table:style-name="ce8">
            <text:p><text:a xlink:href="http://twitter.com/UUCopernicus/statuses/1160844292933468160">http://twitter.com/UUCopernicus/statuses/1160844292933468160</text:a></text:p>
          </table:table-cell>
          <table:table-cell office:value-type="string" table:style-name="ce5">
            <text:p>{"hashtags":[],"symbols":[],"user_mentions":[{"screen_name":"annisaaaty","name":"Annisa Triyanti","id":445485915,"id_str":"445485915","indices":[0,11]},{"screen_name":"UtrechtUni","name":"Utrecht University","id":33550981,"id_str":"33550981","indices":[12,23]},{"screen_name":"annisaaaty","name":"Annisa Triyanti","id":445485915,"id_str":"445485915","indices":[62,73]}],"urls":[]}</text:p>
          </table:table-cell>
          <table:table-cell table:number-columns-repeated="16366"/>
        </table:table-row>
        <table:table-row table:style-name="ro4">
          <table:table-cell office:value-type="string" table:style-name="ce4">
            <text:p>1160844193947947008</text:p>
          </table:table-cell>
          <table:table-cell office:value-type="string" table:style-name="ce5">
            <text:p>UUCopernicus</text:p>
          </table:table-cell>
          <table:table-cell office:value-type="string" table:style-name="ce6">
            <text:p>RT @annisaaaty: I am very excited to share that in September I’ll be joining @UUCopernicus @UtrechtUni as a post-doctoral researcher on water&amp;amp;climate governance in deltas. Couldn’t be more thrilled to join the group of excellent scholars in Environmental governance and sustainable development!</text:p>
          </table:table-cell>
          <table:table-cell office:value-type="string" table:style-name="ce5">
            <text:p>Mon Aug 12 09:23:17 +0000 2019</text:p>
          </table:table-cell>
          <table:table-cell office:value-type="date" office:date-value="2019-08-12T10:23:17" table:style-name="ce7">
            <text:p>12/08/2019 10:23:17</text:p>
          </table:table-cell>
          <table:table-cell table:number-columns-repeated="4" table:style-name="ce5"/>
          <table:table-cell office:value-type="string" table:style-name="ce5">
            <text:p>4425195676</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674572227925385216/UHUCqZBp_normal.png">http://pbs.twimg.com/profile_images/674572227925385216/UHUCqZBp_normal.png</text:a></text:p>
          </table:table-cell>
          <table:table-cell office:value-type="float" office:value="1504" table:style-name="ce5">
            <text:p>1504</text:p>
          </table:table-cell>
          <table:table-cell office:value-type="float" office:value="753" table:style-name="ce5">
            <text:p>753</text:p>
          </table:table-cell>
          <table:table-cell office:value-type="string" table:style-name="ce5">
            <text:p>Utrecht, Nederland</text:p>
          </table:table-cell>
          <table:table-cell office:value-type="string" table:style-name="ce8">
            <text:p><text:a xlink:href="http://twitter.com/UUCopernicus/statuses/1160844193947947008">http://twitter.com/UUCopernicus/statuses/1160844193947947008</text:a></text:p>
          </table:table-cell>
          <table:table-cell office:value-type="string" table:style-name="ce5">
            <text:p>{"hashtags":[],"symbols":[],"user_mentions":[{"screen_name":"annisaaaty","name":"Annisa Triyanti","id":445485915,"id_str":"445485915","indices":[3,14]},{"screen_name":"UUCopernicus","name":"Copernicus Institute of Sustainable Development UU","id":4425195676,"id_str":"4425195676","indices":[77,90]},{"screen_name":"UtrechtUni","name":"Utrecht University","id":33550981,"id_str":"33550981","indices":[91,102]}],"urls":[]}</text:p>
          </table:table-cell>
          <table:table-cell table:number-columns-repeated="16366"/>
        </table:table-row>
        <table:table-row table:style-name="ro4">
          <table:table-cell office:value-type="string" table:style-name="ce4">
            <text:p>1160840040085360641</text:p>
          </table:table-cell>
          <table:table-cell office:value-type="string" table:style-name="ce5">
            <text:p>NIOZnieuws</text:p>
          </table:table-cell>
          <table:table-cell office:value-type="string" table:style-name="ce6">
            <text:p>"Seaweed is great to use as a CO2 neutral food source, but not to sink to the ocean floor" reacts @NIOZnieuws researcher @GertJanReichart to @ClimateCleanup. However sharing ideas about possible short and long term solutions is very important. @VroegeVogels @NWONieuws @UniUtrecht https://t.co/Zb1DoWpcQe</text:p>
          </table:table-cell>
          <table:table-cell office:value-type="string" table:style-name="ce5">
            <text:p>Mon Aug 12 09:06:47 +0000 2019</text:p>
          </table:table-cell>
          <table:table-cell office:value-type="date" office:date-value="2019-08-12T10:06:47" table:style-name="ce7">
            <text:p>12/08/2019 10:06:47</text:p>
          </table:table-cell>
          <table:table-cell table:number-columns-repeated="4" table:style-name="ce5"/>
          <table:table-cell office:value-type="string" table:style-name="ce5">
            <text:p>222443193</text:p>
          </table:table-cell>
          <table:table-cell table:style-name="ce5"/>
          <table:table-cell office:value-type="string" table:style-name="ce5">
            <text:p>&lt;a href="https://about.twitter.com/products/tweetdeck" rel="nofollow"&gt;TweetDeck&lt;/a&gt;</text:p>
          </table:table-cell>
          <table:table-cell office:value-type="string" table:style-name="ce8">
            <text:p><text:a xlink:href="http://pbs.twimg.com/profile_images/877196355256684544/cPnkcZD9_normal.jpg">http://pbs.twimg.com/profile_images/877196355256684544/cPnkcZD9_normal.jpg</text:a></text:p>
          </table:table-cell>
          <table:table-cell office:value-type="float" office:value="2732" table:style-name="ce5">
            <text:p>2732</text:p>
          </table:table-cell>
          <table:table-cell office:value-type="float" office:value="433" table:style-name="ce5">
            <text:p>433</text:p>
          </table:table-cell>
          <table:table-cell office:value-type="string" table:style-name="ce5">
            <text:p>Texel and Yerseke</text:p>
          </table:table-cell>
          <table:table-cell office:value-type="string" table:style-name="ce8">
            <text:p><text:a xlink:href="http://twitter.com/NIOZnieuws/statuses/1160840040085360641">http://twitter.com/NIOZnieuws/statuses/1160840040085360641</text:a></text:p>
          </table:table-cell>
          <table:table-cell office:value-type="string" table:style-name="ce5">
            <text:p>{"hashtags":[],"symbols":[],"user_mentions":[{"screen_name":"NIOZnieuws","name":"NIOZ","id":222443193,"id_str":"222443193","indices":[98,109]},{"screen_name":"GertJanReichart","name":"Gert-Jan Reichart","id":935234948583354400,"id_str":"935234948583354373","indices":[121,137]},{"screen_name":"ClimateCleanup","name":"Climate Cleanup","id":1045047932708417500,"id_str":"1045047932708417545","indices":[141,156]},{"screen_name":"VroegeVogels","name":"Vroege Vogels","id":20671906,"id_str":"20671906","indices":[244,257]},{"screen_name":"NWONieuws","name":"NWO","id":626395120,"id_str":"626395120","indices":[258,268]},{"screen_name":"UniUtrecht","name":"Universiteit Utrecht","id":33548291,"id_str":"33548291","indices":[269,280]}],"urls":[{"url":"https://t.co/Zb1DoWpcQe","expanded_url":"https://twitter.com/ClimateCleanup/status/1160516236842868736","display_url":"twitter.com/ClimateCleanup…","indices":[281,304]}]}</text:p>
          </table:table-cell>
          <table:table-cell table:number-columns-repeated="16366"/>
        </table:table-row>
        <table:table-row table:style-name="ro2">
          <table:table-cell office:value-type="string" table:style-name="ce4">
            <text:p>1160836210987819013</text:p>
          </table:table-cell>
          <table:table-cell office:value-type="string" table:style-name="ce5">
            <text:p>annisaaaty</text:p>
          </table:table-cell>
          <table:table-cell office:value-type="string" table:style-name="ce6">
            <text:p>I am very excited to share that in September I’ll be joining @UUCopernicus @UtrechtUni as a post-doctoral researcher on water&amp;amp;climate governance in deltas. Couldn’t be more thrilled to join the group of excellent scholars in Environmental governance and sustainable development!</text:p>
          </table:table-cell>
          <table:table-cell office:value-type="string" table:style-name="ce5">
            <text:p>Mon Aug 12 08:51:34 +0000 2019</text:p>
          </table:table-cell>
          <table:table-cell office:value-type="date" office:date-value="2019-08-12T09:51:34" table:style-name="ce7">
            <text:p>12/08/2019 09:51:34</text:p>
          </table:table-cell>
          <table:table-cell table:number-columns-repeated="4" table:style-name="ce5"/>
          <table:table-cell office:value-type="string" table:style-name="ce5">
            <text:p>445485915</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149196394131075072/zFc_R9Cd_normal.jpg">http://pbs.twimg.com/profile_images/1149196394131075072/zFc_R9Cd_normal.jpg</text:a></text:p>
          </table:table-cell>
          <table:table-cell office:value-type="float" office:value="429" table:style-name="ce5">
            <text:p>429</text:p>
          </table:table-cell>
          <table:table-cell office:value-type="float" office:value="422" table:style-name="ce5">
            <text:p>422</text:p>
          </table:table-cell>
          <table:table-cell office:value-type="string" table:style-name="ce5">
            <text:p>Amsterdam, The Netherlands</text:p>
          </table:table-cell>
          <table:table-cell office:value-type="string" table:style-name="ce8">
            <text:p><text:a xlink:href="http://twitter.com/annisaaaty/statuses/1160836210987819013">http://twitter.com/annisaaaty/statuses/1160836210987819013</text:a></text:p>
          </table:table-cell>
          <table:table-cell office:value-type="string" table:style-name="ce5">
            <text:p>{"hashtags":[],"symbols":[],"user_mentions":[{"screen_name":"UUCopernicus","name":"Copernicus Institute of Sustainable Development UU","id":4425195676,"id_str":"4425195676","indices":[61,74]},{"screen_name":"UtrechtUni","name":"Utrecht University","id":33550981,"id_str":"33550981","indices":[75,86]}],"urls":[]}</text:p>
          </table:table-cell>
          <table:table-cell table:number-columns-repeated="16366"/>
        </table:table-row>
        <table:table-row table:style-name="ro5">
          <table:table-cell office:value-type="string" table:style-name="ce4">
            <text:p>1160834884493029376</text:p>
          </table:table-cell>
          <table:table-cell office:value-type="string" table:style-name="ce5">
            <text:p>IASS_Potsdam</text:p>
          </table:table-cell>
          <table:table-cell office:value-type="string" table:style-name="ce6">
            <text:p>In time for next #highseas negotiations: New study by @ca_blanchard /@UniUtrecht, @caroledurussel &amp;amp; @BenBoteler /IASS explores the adaptive capacity of the #BBNJ agreement #IGC3 https://t.co/qKGVNTD236</text:p>
          </table:table-cell>
          <table:table-cell office:value-type="string" table:style-name="ce5">
            <text:p>Mon Aug 12 08:46:18 +0000 2019</text:p>
          </table:table-cell>
          <table:table-cell office:value-type="date" office:date-value="2019-08-12T09:46:18" table:style-name="ce7">
            <text:p>12/08/2019 09:46:18</text:p>
          </table:table-cell>
          <table:table-cell table:number-columns-repeated="4" table:style-name="ce5"/>
          <table:table-cell office:value-type="string" table:style-name="ce5">
            <text:p>2837913549</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596246541863624704/3gKbZ9_a_normal.jpg">http://pbs.twimg.com/profile_images/596246541863624704/3gKbZ9_a_normal.jpg</text:a></text:p>
          </table:table-cell>
          <table:table-cell office:value-type="float" office:value="4759" table:style-name="ce5">
            <text:p>4759</text:p>
          </table:table-cell>
          <table:table-cell office:value-type="float" office:value="1366" table:style-name="ce5">
            <text:p>1366</text:p>
          </table:table-cell>
          <table:table-cell office:value-type="string" table:style-name="ce5">
            <text:p>Potsdam, Germany</text:p>
          </table:table-cell>
          <table:table-cell office:value-type="string" table:style-name="ce8">
            <text:p><text:a xlink:href="http://twitter.com/IASS_Potsdam/statuses/1160834884493029376">http://twitter.com/IASS_Potsdam/statuses/1160834884493029376</text:a></text:p>
          </table:table-cell>
          <table:table-cell office:value-type="string" table:style-name="ce5">
            <text:p>{"hashtags":[{"text":"highseas","indices":[17,26]},{"text":"BBNJ","indices":[160,165]},{"text":"IGC3","indices":[176,181]}],"symbols":[],"user_mentions":[{"screen_name":"ca_blanchard","name":"Catherine Blanchard","id":4857578086,"id_str":"4857578086","indices":[54,67]},{"screen_name":"UniUtrecht","name":"Universiteit Utrecht","id":33548291,"id_str":"33548291","indices":[69,80]},{"screen_name":"caroledurussel","name":"Carole Durussel","id":715949854908932100,"id_str":"715949854908932096","indices":[82,97]},{"screen_name":"BenBoteler","name":"Ben Boteler","id":3329712953,"id_str":"3329712953","indices":[104,115]}],"urls":[{"url":"https://t.co/qKGVNTD236","expanded_url":"https://www.iass-potsdam.de/en/news/marine-biodiversity-conservation-agreement-must-factor-adaptability-ensure-resilience","display_url":"iass-potsdam.de/en/news/marine…","indices":[182,205]}]}</text:p>
          </table:table-cell>
          <table:table-cell table:number-columns-repeated="16366"/>
        </table:table-row>
        <table:table-row table:style-name="ro4">
          <table:table-cell office:value-type="string" table:style-name="ce4">
            <text:p>1160823483741249542</text:p>
          </table:table-cell>
          <table:table-cell office:value-type="string" table:style-name="ce5">
            <text:p>inno_estafette</text:p>
          </table:table-cell>
          <table:table-cell office:value-type="string" table:style-name="ce6">
            <text:p>Innovatie is een collectief proces. Het kan voor beginnende innovators echter lastig zijn een hecht en gecoördineerd netwerk te vormen', aldus @markohekkert, hoogleraar Innovatiewetenschappen aan de @UniUtrecht. #NLinnovatief #samenwerking https://t.co/j3Q1IggvaD https://t.co/T98h8Ub1Nc</text:p>
          </table:table-cell>
          <table:table-cell office:value-type="string" table:style-name="ce5">
            <text:p>Mon Aug 12 08:01:00 +0000 2019</text:p>
          </table:table-cell>
          <table:table-cell office:value-type="date" office:date-value="2019-08-12T09:01:00" table:style-name="ce7">
            <text:p>12/08/2019 09:01:00</text:p>
          </table:table-cell>
          <table:table-cell table:number-columns-repeated="4" table:style-name="ce5"/>
          <table:table-cell office:value-type="string" table:style-name="ce5">
            <text:p>181906450</text:p>
          </table:table-cell>
          <table:table-cell table:style-name="ce5"/>
          <table:table-cell office:value-type="string" table:style-name="ce5">
            <text:p>&lt;a href="https://about.twitter.com/products/tweetdeck" rel="nofollow"&gt;TweetDeck&lt;/a&gt;</text:p>
          </table:table-cell>
          <table:table-cell office:value-type="string" table:style-name="ce8">
            <text:p><text:a xlink:href="http://pbs.twimg.com/profile_images/666601273685241856/mndDRezD_normal.jpg">http://pbs.twimg.com/profile_images/666601273685241856/mndDRezD_normal.jpg</text:a></text:p>
          </table:table-cell>
          <table:table-cell office:value-type="float" office:value="2863" table:style-name="ce5">
            <text:p>2863</text:p>
          </table:table-cell>
          <table:table-cell office:value-type="float" office:value="1464" table:style-name="ce5">
            <text:p>1464</text:p>
          </table:table-cell>
          <table:table-cell table:style-name="ce5"/>
          <table:table-cell office:value-type="string" table:style-name="ce8">
            <text:p><text:a xlink:href="http://twitter.com/inno_estafette/statuses/1160823483741249542">http://twitter.com/inno_estafette/statuses/1160823483741249542</text:a></text:p>
          </table:table-cell>
          <table:table-cell office:value-type="string" table:style-name="ce5">
            <text:p>{"hashtags":[{"text":"NLinnovatief","indices":[213,226]},{"text":"samenwerking","indices":[227,240]}],"symbols":[],"user_mentions":[{"screen_name":"markohekkert","name":"@markohekkert","id":313439523,"id_str":"313439523","indices":[144,157]},{"screen_name":"UniUtrecht","name":"Universiteit Utrecht","id":33548291,"id_str":"33548291","indices":[200,211]}],"urls":[{"url":"https://t.co/j3Q1IggvaD","expanded_url":"http://bit.ly/30ndWaP","display_url":"bit.ly/30ndWaP","indices":[241,264]}],"media":[{"id":1151034003778146300,"id_str":"1151034003778146305","indices":[265,288],"media_url":"http://pbs.twimg.com/media/D_lLU_eXkAE-K2m.jpg","media_url_https":"https://pbs.twimg.com/media/D_lLU_eXkAE-K2m.jpg","url":"https://t.co/T98h8Ub1Nc","display_url":"pic.twitter.com/T98h8Ub1Nc","expanded_url":"https://twitter.com/inno_estafette/status/1160823483741249542/photo/1","type":"photo","sizes":{"thumb":{"w":150,"h":150,"resize":"crop"},"medium":{"w":830,"h":520,"resize":"fit"},"small":{"w":680,"h":426,"resize":"fit"},"large":{"w":830,"h":520,"resize":"fit"}}}]}</text:p>
          </table:table-cell>
          <table:table-cell table:number-columns-repeated="16366"/>
        </table:table-row>
        <table:table-row table:style-name="ro2">
          <table:table-cell office:value-type="string" table:style-name="ce4">
            <text:p>1160813766247964672</text:p>
          </table:table-cell>
          <table:table-cell office:value-type="string" table:style-name="ce5">
            <text:p>UtrechtUni</text:p>
          </table:table-cell>
          <table:table-cell office:value-type="string" table:style-name="ce6">
            <text:p>RT @UUGeo: A quarter of world's population facing extremely high #WaterStress, says new Water Risk Atlas @WorldResources. Calculations by hydrologists from @UtrechtUni formed the basis for the atlas: https://t.co/7hUtG9lgFh https://t.co/XwSLoJ0cIs</text:p>
          </table:table-cell>
          <table:table-cell office:value-type="string" table:style-name="ce5">
            <text:p>Mon Aug 12 07:22:23 +0000 2019</text:p>
          </table:table-cell>
          <table:table-cell office:value-type="date" office:date-value="2019-08-12T08:22:23" table:style-name="ce7">
            <text:p>12/08/2019 08:22:23</text:p>
          </table:table-cell>
          <table:table-cell table:number-columns-repeated="4" table:style-name="ce5"/>
          <table:table-cell office:value-type="string" table:style-name="ce5">
            <text:p>33550981</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458550172528558081/3nWKVt7W_normal.jpeg">http://pbs.twimg.com/profile_images/458550172528558081/3nWKVt7W_normal.jpeg</text:a></text:p>
          </table:table-cell>
          <table:table-cell office:value-type="float" office:value="5714" table:style-name="ce5">
            <text:p>5714</text:p>
          </table:table-cell>
          <table:table-cell office:value-type="float" office:value="85" table:style-name="ce5">
            <text:p>85</text:p>
          </table:table-cell>
          <table:table-cell office:value-type="string" table:style-name="ce5">
            <text:p>Utrecht, The Netherlands</text:p>
          </table:table-cell>
          <table:table-cell office:value-type="string" table:style-name="ce8">
            <text:p><text:a xlink:href="http://twitter.com/UtrechtUni/statuses/1160813766247964672">http://twitter.com/UtrechtUni/statuses/1160813766247964672</text:a></text:p>
          </table:table-cell>
          <table:table-cell office:value-type="string" table:style-name="ce5">
            <text:p>{"hashtags":[{"text":"WaterStress","indices":[65,77]}],"symbols":[],"user_mentions":[{"screen_name":"UUGeo","name":"Geowetenschappen UU","id":49980589,"id_str":"49980589","indices":[3,9]},{"screen_name":"WorldResources","name":"World Resources Inst","id":14559745,"id_str":"14559745","indices":[105,120]}],"urls":[]}</text:p>
          </table:table-cell>
          <table:table-cell table:number-columns-repeated="16366"/>
        </table:table-row>
        <table:table-row table:style-name="ro3">
          <table:table-cell office:value-type="string" table:style-name="ce4">
            <text:p>1160811798351765504</text:p>
          </table:table-cell>
          <table:table-cell office:value-type="string" table:style-name="ce5">
            <text:p>mmjulkowska</text:p>
          </table:table-cell>
          <table:table-cell office:value-type="string" table:style-name="ce6">
            <text:p>RT @aribidopsis: Read the latest interview of Kaisa Kajala (@kaisakajala), Assistant professor, Plant Ecophysiology team at Utrecht University (@UtrechtUni), Netherlands in "Faculty Job: Myths &amp;amp; Realities" series at @plantae_org @ASPB</text:p>
            <text:p/>
            <text:p>https://t.co/KfHmNMT6p5 https://t.co/iSIwhpXeil</text:p>
          </table:table-cell>
          <table:table-cell office:value-type="string" table:style-name="ce5">
            <text:p>Mon Aug 12 07:14:34 +0000 2019</text:p>
          </table:table-cell>
          <table:table-cell office:value-type="date" office:date-value="2019-08-12T08:14:34" table:style-name="ce7">
            <text:p>12/08/2019 08:14:34</text:p>
          </table:table-cell>
          <table:table-cell table:number-columns-repeated="4" table:style-name="ce5"/>
          <table:table-cell office:value-type="string" table:style-name="ce5">
            <text:p>2638334451</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652452600990711809/bu4rEqPP_normal.jpg">http://pbs.twimg.com/profile_images/652452600990711809/bu4rEqPP_normal.jpg</text:a></text:p>
          </table:table-cell>
          <table:table-cell office:value-type="float" office:value="994" table:style-name="ce5">
            <text:p>994</text:p>
          </table:table-cell>
          <table:table-cell office:value-type="float" office:value="548" table:style-name="ce5">
            <text:p>548</text:p>
          </table:table-cell>
          <table:table-cell office:value-type="string" table:style-name="ce5">
            <text:p>Thuwal, Saudi Arabia, she/her</text:p>
          </table:table-cell>
          <table:table-cell office:value-type="string" table:style-name="ce8">
            <text:p><text:a xlink:href="http://twitter.com/mmjulkowska/statuses/1160811798351765504">http://twitter.com/mmjulkowska/statuses/1160811798351765504</text:a></text:p>
          </table:table-cell>
          <table:table-cell office:value-type="string" table:style-name="ce5">
            <text:p>{"hashtags":[],"symbols":[],"user_mentions":[{"screen_name":"aribidopsis","name":"Arif Ashraf","id":365000183,"id_str":"365000183","indices":[3,15]},{"screen_name":"kaisakajala","name":"Kaisa Kajala","id":196855404,"id_str":"196855404","indices":[60,72]}],"urls":[]}</text:p>
          </table:table-cell>
          <table:table-cell table:number-columns-repeated="16366"/>
        </table:table-row>
        <table:table-row table:style-name="ro2">
          <table:table-cell office:value-type="string" table:style-name="ce4">
            <text:p>1160809222914920448</text:p>
          </table:table-cell>
          <table:table-cell office:value-type="string" table:style-name="ce5">
            <text:p>UniUtrecht</text:p>
          </table:table-cell>
          <table:table-cell office:value-type="string" table:style-name="ce6">
            <text:p>RT @rmbloch57: Deel drie van een serie filosofische interviews over de vraag: hoe (goed) te leven? in @NRC. Mooi interview (over diversiteit) met universiteitshoogleraar Naomi Ellemers @UniUtrecht https://t.co/K7AAmAcSqr</text:p>
          </table:table-cell>
          <table:table-cell office:value-type="string" table:style-name="ce5">
            <text:p>Mon Aug 12 07:04:20 +0000 2019</text:p>
          </table:table-cell>
          <table:table-cell office:value-type="date" office:date-value="2019-08-12T08:04:20" table:style-name="ce7">
            <text:p>12/08/2019 08:04:20</text:p>
          </table:table-cell>
          <table:table-cell table:number-columns-repeated="4" table:style-name="ce5"/>
          <table:table-cell office:value-type="string" table:style-name="ce5">
            <text:p>33548291</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458549853077774336/0pzRKaLW_normal.jpeg">http://pbs.twimg.com/profile_images/458549853077774336/0pzRKaLW_normal.jpeg</text:a></text:p>
          </table:table-cell>
          <table:table-cell office:value-type="float" office:value="49691" table:style-name="ce5">
            <text:p>49691</text:p>
          </table:table-cell>
          <table:table-cell office:value-type="float" office:value="310" table:style-name="ce5">
            <text:p>310</text:p>
          </table:table-cell>
          <table:table-cell office:value-type="string" table:style-name="ce5">
            <text:p>Utrecht, Nederland</text:p>
          </table:table-cell>
          <table:table-cell office:value-type="string" table:style-name="ce8">
            <text:p><text:a xlink:href="http://twitter.com/UniUtrecht/statuses/1160809222914920448">http://twitter.com/UniUtrecht/statuses/1160809222914920448</text:a></text:p>
          </table:table-cell>
          <table:table-cell office:value-type="string" table:style-name="ce5">
            <text:p>{"hashtags":[],"symbols":[],"user_mentions":[{"screen_name":"rmbloch57","name":"regien bloch","id":283668976,"id_str":"283668976","indices":[3,13]},{"screen_name":"nrc","name":"NRC","id":3103641,"id_str":"3103641","indices":[102,106]}],"urls":[]}</text:p>
          </table:table-cell>
          <table:table-cell table:number-columns-repeated="16366"/>
        </table:table-row>
        <table:table-row table:style-name="ro3">
          <table:table-cell office:value-type="string" table:style-name="ce4">
            <text:p>1160808014665977856</text:p>
          </table:table-cell>
          <table:table-cell office:value-type="string" table:style-name="ce5">
            <text:p>plantsci</text:p>
          </table:table-cell>
          <table:table-cell office:value-type="string" table:style-name="ce6">
            <text:p>RT @aribidopsis: Read the latest interview of Kaisa Kajala (@kaisakajala), Assistant professor, Plant Ecophysiology team at Utrecht University (@UtrechtUni), Netherlands in "Faculty Job: Myths &amp;amp; Realities" series at @plantae_org @ASPB</text:p>
            <text:p/>
            <text:p>https://t.co/KfHmNMT6p5 https://t.co/iSIwhpXeil</text:p>
          </table:table-cell>
          <table:table-cell office:value-type="string" table:style-name="ce5">
            <text:p>Mon Aug 12 06:59:32 +0000 2019</text:p>
          </table:table-cell>
          <table:table-cell office:value-type="date" office:date-value="2019-08-12T07:59:32" table:style-name="ce7">
            <text:p>12/08/2019 07:59:32</text:p>
          </table:table-cell>
          <table:table-cell table:number-columns-repeated="4" table:style-name="ce5"/>
          <table:table-cell office:value-type="string" table:style-name="ce5">
            <text:p>23932994</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93773302/ginkgoleaf-dropshadow_normal.jpg">http://pbs.twimg.com/profile_images/93773302/ginkgoleaf-dropshadow_normal.jpg</text:a></text:p>
          </table:table-cell>
          <table:table-cell office:value-type="float" office:value="12988" table:style-name="ce5">
            <text:p>12988</text:p>
          </table:table-cell>
          <table:table-cell office:value-type="float" office:value="35" table:style-name="ce5">
            <text:p>35</text:p>
          </table:table-cell>
          <table:table-cell office:value-type="string" table:style-name="ce5">
            <text:p>Cambridge, England</text:p>
          </table:table-cell>
          <table:table-cell office:value-type="string" table:style-name="ce8">
            <text:p><text:a xlink:href="http://twitter.com/plantsci/statuses/1160808014665977856">http://twitter.com/plantsci/statuses/1160808014665977856</text:a></text:p>
          </table:table-cell>
          <table:table-cell office:value-type="string" table:style-name="ce5">
            <text:p>{"hashtags":[],"symbols":[],"user_mentions":[{"screen_name":"aribidopsis","name":"Arif Ashraf","id":365000183,"id_str":"365000183","indices":[3,15]},{"screen_name":"kaisakajala","name":"Kaisa Kajala","id":196855404,"id_str":"196855404","indices":[60,72]}],"urls":[]}</text:p>
          </table:table-cell>
          <table:table-cell table:number-columns-repeated="16366"/>
        </table:table-row>
        <table:table-row table:style-name="ro4">
          <table:table-cell office:value-type="string" table:style-name="ce4">
            <text:p>1160790466293637120</text:p>
          </table:table-cell>
          <table:table-cell office:value-type="string" table:style-name="ce5">
            <text:p>Deltametropool</text:p>
          </table:table-cell>
          <table:table-cell office:value-type="string" table:style-name="ce6">
            <text:p>RT @UUGeo: A quarter of world's population facing extremely high water stress, says new Water Risk Atlas @WorldResources. Calculations by hydrologists from @UtrechtUni formed the basis for the atlas #WaterStress @WaterBier @Paul_Reig @henkovink @veenas_water @GemmaJV https://t.co/7hUtG9lgFh</text:p>
          </table:table-cell>
          <table:table-cell office:value-type="string" table:style-name="ce5">
            <text:p>Mon Aug 12 05:49:48 +0000 2019</text:p>
          </table:table-cell>
          <table:table-cell office:value-type="date" office:date-value="2019-08-12T06:49:48" table:style-name="ce7">
            <text:p>12/08/2019 06:49:48</text:p>
          </table:table-cell>
          <table:table-cell table:number-columns-repeated="4" table:style-name="ce5"/>
          <table:table-cell office:value-type="string" table:style-name="ce5">
            <text:p>104898464</text:p>
          </table:table-cell>
          <table:table-cell table:style-name="ce5"/>
          <table:table-cell office:value-type="string" table:style-name="ce5">
            <text:p>&lt;a href="http://twitter.com/#!/download/ipad" rel="nofollow"&gt;Twitter for iPad&lt;/a&gt;</text:p>
          </table:table-cell>
          <table:table-cell office:value-type="string" table:style-name="ce8">
            <text:p><text:a xlink:href="http://pbs.twimg.com/profile_images/1044550760300711938/pZg8bgpO_normal.jpg">http://pbs.twimg.com/profile_images/1044550760300711938/pZg8bgpO_normal.jpg</text:a></text:p>
          </table:table-cell>
          <table:table-cell office:value-type="float" office:value="2759" table:style-name="ce5">
            <text:p>2759</text:p>
          </table:table-cell>
          <table:table-cell office:value-type="float" office:value="897" table:style-name="ce5">
            <text:p>897</text:p>
          </table:table-cell>
          <table:table-cell office:value-type="string" table:style-name="ce5">
            <text:p>Rotterdam</text:p>
          </table:table-cell>
          <table:table-cell office:value-type="string" table:style-name="ce8">
            <text:p><text:a xlink:href="http://twitter.com/Deltametropool/statuses/1160790466293637120">http://twitter.com/Deltametropool/statuses/1160790466293637120</text:a></text:p>
          </table:table-cell>
          <table:table-cell office:value-type="string" table:style-name="ce5">
            <text:p>{"hashtags":[],"symbols":[],"user_mentions":[{"screen_name":"UUGeo","name":"Geowetenschappen UU","id":49980589,"id_str":"49980589","indices":[3,9]},{"screen_name":"WorldResources","name":"World Resources Inst","id":14559745,"id_str":"14559745","indices":[105,120]}],"urls":[]}</text:p>
          </table:table-cell>
          <table:table-cell table:number-columns-repeated="16366"/>
        </table:table-row>
        <table:table-row table:style-name="ro8">
          <table:table-cell office:value-type="string" table:style-name="ce4">
            <text:p>1160762848051642368</text:p>
          </table:table-cell>
          <table:table-cell office:value-type="string" table:style-name="ce5">
            <text:p>AcademicTrnsfr</text:p>
          </table:table-cell>
          <table:table-cell office:value-type="string" table:style-name="ce6">
            <text:p>Coördinator/projectleider frontoffice FSC (1,0 fte) https://t.co/oCnAJTb6PB @UniUtrecht</text:p>
          </table:table-cell>
          <table:table-cell office:value-type="string" table:style-name="ce5">
            <text:p>Mon Aug 12 04:00:03 +0000 2019</text:p>
          </table:table-cell>
          <table:table-cell office:value-type="date" office:date-value="2019-08-12T05:00:03" table:style-name="ce7">
            <text:p>12/08/2019 05:00:03</text:p>
          </table:table-cell>
          <table:table-cell table:number-columns-repeated="4" table:style-name="ce5"/>
          <table:table-cell office:value-type="string" table:style-name="ce5">
            <text:p>49637376</text:p>
          </table:table-cell>
          <table:table-cell table:style-name="ce5"/>
          <table:table-cell office:value-type="string" table:style-name="ce5">
            <text:p>&lt;a href="https://www.academictransfer.com" rel="nofollow"&gt;AT app&lt;/a&gt;</text:p>
          </table:table-cell>
          <table:table-cell office:value-type="string" table:style-name="ce8">
            <text:p><text:a xlink:href="http://pbs.twimg.com/profile_images/1692488952/AT_logo_duiker_achtergrond_normal.png">http://pbs.twimg.com/profile_images/1692488952/AT_logo_duiker_achtergrond_normal.png</text:a></text:p>
          </table:table-cell>
          <table:table-cell office:value-type="float" office:value="10894" table:style-name="ce5">
            <text:p>10894</text:p>
          </table:table-cell>
          <table:table-cell office:value-type="float" office:value="11086" table:style-name="ce5">
            <text:p>11086</text:p>
          </table:table-cell>
          <table:table-cell office:value-type="string" table:style-name="ce5">
            <text:p>Utrecht, The Netherlands</text:p>
          </table:table-cell>
          <table:table-cell office:value-type="string" table:style-name="ce8">
            <text:p><text:a xlink:href="http://twitter.com/AcademicTrnsfr/statuses/1160762848051642368">http://twitter.com/AcademicTrnsfr/statuses/1160762848051642368</text:a></text:p>
          </table:table-cell>
          <table:table-cell office:value-type="string" table:style-name="ce5">
            <text:p>{"hashtags":[],"symbols":[],"user_mentions":[{"screen_name":"UniUtrecht","name":"Universiteit Utrecht","id":33548291,"id_str":"33548291","indices":[76,87]}],"urls":[{"url":"https://t.co/oCnAJTb6PB","expanded_url":"https://www.academictransfer.com/285090/","display_url":"academictransfer.com/285090/","indices":[52,75]}]}</text:p>
          </table:table-cell>
          <table:table-cell table:number-columns-repeated="16366"/>
        </table:table-row>
        <table:table-row table:style-name="ro2">
          <table:table-cell office:value-type="string" table:style-name="ce4">
            <text:p>1160724915491786754</text:p>
          </table:table-cell>
          <table:table-cell office:value-type="string" table:style-name="ce5">
            <text:p>uartem</text:p>
          </table:table-cell>
          <table:table-cell office:value-type="string" table:style-name="ce6">
            <text:p>I will be visiting the Business Process Management &amp;amp; Analytics group in the Department of Information and Computing Sciences of @UtrechtUni from Nov 25 to Dec 24, 2019. Thank you for hosting me @profBPM and @JmvdWerf!</text:p>
          </table:table-cell>
          <table:table-cell office:value-type="string" table:style-name="ce5">
            <text:p>Mon Aug 12 01:29:19 +0000 2019</text:p>
          </table:table-cell>
          <table:table-cell office:value-type="date" office:date-value="2019-08-12T02:29:19" table:style-name="ce7">
            <text:p>12/08/2019 02:29:19</text:p>
          </table:table-cell>
          <table:table-cell table:number-columns-repeated="4" table:style-name="ce5"/>
          <table:table-cell office:value-type="string" table:style-name="ce5">
            <text:p>70950136</text:p>
          </table:table-cell>
          <table:table-cell table:style-name="ce5"/>
          <table:table-cell office:value-type="string" table:style-name="ce5">
            <text:p>&lt;a href="https://about.twitter.com/products/tweetdeck" rel="nofollow"&gt;TweetDeck&lt;/a&gt;</text:p>
          </table:table-cell>
          <table:table-cell office:value-type="string" table:style-name="ce8">
            <text:p><text:a xlink:href="http://pbs.twimg.com/profile_images/972468822996271104/CGzUqwb4_normal.jpg">http://pbs.twimg.com/profile_images/972468822996271104/CGzUqwb4_normal.jpg</text:a></text:p>
          </table:table-cell>
          <table:table-cell office:value-type="float" office:value="361" table:style-name="ce5">
            <text:p>361</text:p>
          </table:table-cell>
          <table:table-cell office:value-type="float" office:value="230" table:style-name="ce5">
            <text:p>230</text:p>
          </table:table-cell>
          <table:table-cell office:value-type="string" table:style-name="ce5">
            <text:p>UA&amp;AU</text:p>
          </table:table-cell>
          <table:table-cell office:value-type="string" table:style-name="ce8">
            <text:p><text:a xlink:href="http://twitter.com/uartem/statuses/1160724915491786754">http://twitter.com/uartem/statuses/1160724915491786754</text:a></text:p>
          </table:table-cell>
          <table:table-cell office:value-type="string" table:style-name="ce5">
            <text:p>{"hashtags":[],"symbols":[],"user_mentions":[{"screen_name":"UtrechtUni","name":"Utrecht University","id":33550981,"id_str":"33550981","indices":[132,143]},{"screen_name":"profBPM","name":"Hajo Reijers","id":101509885,"id_str":"101509885","indices":[198,206]},{"screen_name":"JmvdWerf","name":"Jan Martijn van der Werf","id":112668356,"id_str":"112668356","indices":[211,220]}],"urls":[]}</text:p>
          </table:table-cell>
          <table:table-cell table:number-columns-repeated="16366"/>
        </table:table-row>
        <table:table-row table:style-name="ro3">
          <table:table-cell office:value-type="string" table:style-name="ce4">
            <text:p>1160567799447617536</text:p>
          </table:table-cell>
          <table:table-cell office:value-type="string" table:style-name="ce5">
            <text:p>UCDLawSchool</text:p>
          </table:table-cell>
          <table:table-cell office:value-type="string" table:style-name="ce6">
            <text:p>Black is the colour</text:p>
            <text:p>Is gorm an dath</text:p>
            <text:p>Tarisai May Chidawanyika BCL European '16 via @gazette_ie on her time in @ucddublin @utrecht @UtrechtUni @MathesonLaw (as a trainee)</text:p>
            <text:p>Scríobh Tarisai faoin eispéireas a bhí aici mar mhac léinn agus dlíodóir gorm óg. https://t.co/UUs1CIFbJU https://t.co/ig28fueQ7S</text:p>
          </table:table-cell>
          <table:table-cell office:value-type="string" table:style-name="ce5">
            <text:p>Sun Aug 11 15:05:00 +0000 2019</text:p>
          </table:table-cell>
          <table:table-cell office:value-type="date" office:date-value="2019-08-11T16:05:00" table:style-name="ce7">
            <text:p>11/08/2019 16:05:00</text:p>
          </table:table-cell>
          <table:table-cell table:number-columns-repeated="4" table:style-name="ce5"/>
          <table:table-cell office:value-type="string" table:style-name="ce5">
            <text:p>197876018</text:p>
          </table:table-cell>
          <table:table-cell table:style-name="ce5"/>
          <table:table-cell office:value-type="string" table:style-name="ce5">
            <text:p>&lt;a href="https://about.twitter.com/products/tweetdeck" rel="nofollow"&gt;TweetDeck&lt;/a&gt;</text:p>
          </table:table-cell>
          <table:table-cell office:value-type="string" table:style-name="ce8">
            <text:p><text:a xlink:href="http://pbs.twimg.com/profile_images/767653515334385664/aSyMYbii_normal.jpg">http://pbs.twimg.com/profile_images/767653515334385664/aSyMYbii_normal.jpg</text:a></text:p>
          </table:table-cell>
          <table:table-cell office:value-type="float" office:value="9734" table:style-name="ce5">
            <text:p>9734</text:p>
          </table:table-cell>
          <table:table-cell office:value-type="float" office:value="3984" table:style-name="ce5">
            <text:p>3984</text:p>
          </table:table-cell>
          <table:table-cell office:value-type="string" table:style-name="ce5">
            <text:p>Dublin</text:p>
          </table:table-cell>
          <table:table-cell office:value-type="string" table:style-name="ce8">
            <text:p><text:a xlink:href="http://twitter.com/UCDLawSchool/statuses/1160567799447617536">http://twitter.com/UCDLawSchool/statuses/1160567799447617536</text:a></text:p>
          </table:table-cell>
          <table:table-cell office:value-type="string" table:style-name="ce5">
            <text:p>{"hashtags":[],"symbols":[],"user_mentions":[{"screen_name":"gazette_ie","name":"Gazette.ie","id":906104852522180600,"id_str":"906104852522180608","indices":[82,93]},{"screen_name":"ucddublin","name":"University College Dublin","id":22132266,"id_str":"22132266","indices":[109,119]},{"screen_name":"Utrecht","name":"Utrecht","id":182554849,"id_str":"182554849","indices":[120,128]},{"screen_name":"UtrechtUni","name":"Utrecht University","id":33550981,"id_str":"33550981","indices":[129,140]},{"screen_name":"MathesonLaw","name":"Matheson","id":318415386,"id_str":"318415386","indices":[141,153]}],"urls":[{"url":"https://t.co/UUs1CIFbJU","expanded_url":"https://www.lawsociety.ie/gazette/legal-analysis/black-is-the-colour/","display_url":"lawsociety.ie/gazette/legal-…","indices":[251,274]}],"media":[{"id":1160565580421881900,"id_str":"1160565580421881856","indices":[275,298],"media_url":"http://pbs.twimg.com/media/EBsoPxeXYAA5ZzW.jpg","media_url_https":"https://pbs.twimg.com/media/EBsoPxeXYAA5ZzW.jpg","url":"https://t.co/ig28fueQ7S","display_url":"pic.twitter.com/ig28fueQ7S","expanded_url":"https://twitter.com/UCDLawSchool/status/1160567799447617536/photo/1","type":"photo","sizes":{"large":{"w":679,"h":259,"resize":"fit"},"thumb":{"w":150,"h":150,"resize":"crop"},"small":{"w":679,"h":259,"resize":"fit"},"medium":{"w":679,"h":259,"resize":"fit"}}}]}</text:p>
          </table:table-cell>
          <table:table-cell table:number-columns-repeated="16366"/>
        </table:table-row>
        <table:table-row table:style-name="ro5">
          <table:table-cell office:value-type="string" table:style-name="ce4">
            <text:p>1160557083936399361</text:p>
          </table:table-cell>
          <table:table-cell office:value-type="string" table:style-name="ce5">
            <text:p>vanpraagbiograf</text:p>
          </table:table-cell>
          <table:table-cell office:value-type="string" table:style-name="ce6">
            <text:p>@UniUtrecht “humanistische” sekte, het Humanistisch Verbond, vanaf 1963 flink in de problemen zit. Acht u dit een verbetering: de benaming “Humoristisch Verbond”? https://t.co/ndbf7pdXxc</text:p>
          </table:table-cell>
          <table:table-cell office:value-type="string" table:style-name="ce5">
            <text:p>Sun Aug 11 14:22:25 +0000 2019</text:p>
          </table:table-cell>
          <table:table-cell office:value-type="date" office:date-value="2019-08-11T15:22:25" table:style-name="ce7">
            <text:p>11/08/2019 15:22:25</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0557083936399361">http://twitter.com/vanpraagbiograf/statuses/1160557083936399361</text:a></text:p>
          </table:table-cell>
          <table:table-cell office:value-type="string" table:style-name="ce5">
            <text:p>{"hashtags":[],"symbols":[],"user_mentions":[{"screen_name":"UniUtrecht","name":"Universiteit Utrecht","id":33548291,"id_str":"33548291","indices":[0,11]}],"urls":[],"media":[{"id":1160557079880503300,"id_str":"1160557079880503298","indices":[163,186],"media_url":"http://pbs.twimg.com/media/EBsgg-fXkAIDpDP.jpg","media_url_https":"https://pbs.twimg.com/media/EBsgg-fXkAIDpDP.jpg","url":"https://t.co/ndbf7pdXxc","display_url":"pic.twitter.com/ndbf7pdXxc","expanded_url":"https://twitter.com/vanpraagbiograf/status/1160557083936399361/photo/1","type":"photo","sizes":{"small":{"w":100,"h":132,"resize":"fit"},"thumb":{"w":100,"h":100,"resize":"crop"},"medium":{"w":100,"h":132,"resize":"fit"},"large":{"w":100,"h":132,"resize":"fit"}}}]}</text:p>
          </table:table-cell>
          <table:table-cell table:number-columns-repeated="16366"/>
        </table:table-row>
        <table:table-row table:style-name="ro2">
          <table:table-cell office:value-type="string" table:style-name="ce4">
            <text:p>1160557039195688960</text:p>
          </table:table-cell>
          <table:table-cell office:value-type="string" table:style-name="ce5">
            <text:p>vanpraagbiograf</text:p>
          </table:table-cell>
          <table:table-cell office:value-type="string" table:style-name="ce6">
            <text:p>@UniUtrecht klasse (die buitenkerkelijk is)? In dat geval steunen de “humanisten” de rijken en laten ze de armen barsten. Moet dat voor humanisme doorgaan? Er zijn nog meer vragen. U zult aan het eind van de biografie verheugd zijn over nieuwe inzichten en begrijpen dat hun</text:p>
          </table:table-cell>
          <table:table-cell office:value-type="string" table:style-name="ce5">
            <text:p>Sun Aug 11 14:22:14 +0000 2019</text:p>
          </table:table-cell>
          <table:table-cell office:value-type="date" office:date-value="2019-08-11T15:22:14" table:style-name="ce7">
            <text:p>11/08/2019 15:22:14</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0557039195688960">http://twitter.com/vanpraagbiograf/statuses/1160557039195688960</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0556993523965954</text:p>
          </table:table-cell>
          <table:table-cell office:value-type="string" table:style-name="ce5">
            <text:p>vanpraagbiograf</text:p>
          </table:table-cell>
          <table:table-cell office:value-type="string" table:style-name="ce6">
            <text:p>@UniUtrecht zich wel om de verschillen tussen arm en rijk? Zetten zij de rijken soms stevig onder druk om de armen te ondersteunen? Zegt u “nee” en bestaan genoemde voorzieningen niet, dan is er geen sprake van humanisme. Punt uit. Betreft het ineens de leer van de heersende</text:p>
          </table:table-cell>
          <table:table-cell office:value-type="string" table:style-name="ce5">
            <text:p>Sun Aug 11 14:22:04 +0000 2019</text:p>
          </table:table-cell>
          <table:table-cell office:value-type="date" office:date-value="2019-08-11T15:22:04" table:style-name="ce7">
            <text:p>11/08/2019 15:22:04</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0556993523965954">http://twitter.com/vanpraagbiograf/statuses/1160556993523965954</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0556949022347265</text:p>
          </table:table-cell>
          <table:table-cell office:value-type="string" table:style-name="ce5">
            <text:p>vanpraagbiograf</text:p>
          </table:table-cell>
          <table:table-cell office:value-type="string" table:style-name="ce6">
            <text:p>@UniUtrecht langs de plaats waar humanisten op vrijdag gratis maaltijden verstrekken aan daklozen, zwervers en andere hulpbehoevenden? Maken we even een ommetje langs de humanistische opvang voor mensen in (uitzichtloze) crisissituaties en daklozen? Wees eerlijk. Bekommeren ze</text:p>
          </table:table-cell>
          <table:table-cell office:value-type="string" table:style-name="ce5">
            <text:p>Sun Aug 11 14:21:53 +0000 2019</text:p>
          </table:table-cell>
          <table:table-cell office:value-type="date" office:date-value="2019-08-11T15:21:53" table:style-name="ce7">
            <text:p>11/08/2019 15:21:53</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0556949022347265">http://twitter.com/vanpraagbiograf/statuses/1160556949022347265</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0556906261438464</text:p>
          </table:table-cell>
          <table:table-cell office:value-type="string" table:style-name="ce5">
            <text:p>vanpraagbiograf</text:p>
          </table:table-cell>
          <table:table-cell office:value-type="string" table:style-name="ce6">
            <text:p>@UniUtrecht van de armen te verlichten? Oh, u denkt daar over na? Prima, maar wijs mij dan ondertussen even de weg naar de humanistische ziekenhuizen voor de armen. Laat u dan ook zien waar armlastige studenten terecht kunnen voor humanistische financiële steun? Komen we dan</text:p>
          </table:table-cell>
          <table:table-cell office:value-type="string" table:style-name="ce5">
            <text:p>Sun Aug 11 14:21:43 +0000 2019</text:p>
          </table:table-cell>
          <table:table-cell office:value-type="date" office:date-value="2019-08-11T15:21:43" table:style-name="ce7">
            <text:p>11/08/2019 15:21:43</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0556906261438464">http://twitter.com/vanpraagbiograf/statuses/1160556906261438464</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0556792583262209</text:p>
          </table:table-cell>
          <table:table-cell office:value-type="string" table:style-name="ce5">
            <text:p>vanpraagbiograf</text:p>
          </table:table-cell>
          <table:table-cell office:value-type="string" table:style-name="ce6">
            <text:p>@UniUtrecht plotseling veel verzet van “humanisten” op. Toch zijn er vragen zat zoals: wat te denken van “humanistische” geheimtaal? Humanisme draait om medemenselijkheid; dragen humanisten een ietsepietsje (klein beetje) bij aan een leefbaarder wereld? Vechten ze soms om het lot</text:p>
          </table:table-cell>
          <table:table-cell office:value-type="string" table:style-name="ce5">
            <text:p>Sun Aug 11 14:21:16 +0000 2019</text:p>
          </table:table-cell>
          <table:table-cell office:value-type="date" office:date-value="2019-08-11T15:21:16" table:style-name="ce7">
            <text:p>11/08/2019 15:21:16</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0556792583262209">http://twitter.com/vanpraagbiograf/statuses/1160556792583262209</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0556734404079618</text:p>
          </table:table-cell>
          <table:table-cell office:value-type="string" table:style-name="ce5">
            <text:p>vanpraagbiograf</text:p>
          </table:table-cell>
          <table:table-cell office:value-type="string" table:style-name="ce6">
            <text:p>@UniUtrecht geen bedankje kon eraf. De auteur moet maar zien hoe hij uit de kosten komt. Tel daarbij op dat hij het boek nu alleen gratis op internet kan aanbieden en u begrijpt dat uw schenking op prijs wordt gesteld, al is dat geen plicht. Verdieping in het humanisme roept</text:p>
          </table:table-cell>
          <table:table-cell office:value-type="string" table:style-name="ce5">
            <text:p>Sun Aug 11 14:21:02 +0000 2019</text:p>
          </table:table-cell>
          <table:table-cell office:value-type="date" office:date-value="2019-08-11T15:21:02" table:style-name="ce7">
            <text:p>11/08/2019 15:21:02</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0556734404079618">http://twitter.com/vanpraagbiograf/statuses/1160556734404079618</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0556667660099585</text:p>
          </table:table-cell>
          <table:table-cell office:value-type="string" table:style-name="ce5">
            <text:p>vanpraagbiograf</text:p>
          </table:table-cell>
          <table:table-cell office:value-type="string" table:style-name="ce6">
            <text:p>@UniUtrecht verstrekten de opdrachtgevers, de “humanisten” van het Humanistisch Verbond, de straatarme auteur onverwachts geen cent om de biografie te schrijven en te laten drukken (de reden van de aanhalingstekens blijkt straks). Geen geld (onkostenvergoeding), geen bloemen, nog</text:p>
          </table:table-cell>
          <table:table-cell office:value-type="string" table:style-name="ce5">
            <text:p>Sun Aug 11 14:20:46 +0000 2019</text:p>
          </table:table-cell>
          <table:table-cell office:value-type="date" office:date-value="2019-08-11T15:20:46" table:style-name="ce7">
            <text:p>11/08/2019 15:20:46</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0556667660099585">http://twitter.com/vanpraagbiograf/statuses/1160556667660099585</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0556608180506627</text:p>
          </table:table-cell>
          <table:table-cell office:value-type="string" table:style-name="ce5">
            <text:p>vanpraagbiograf</text:p>
          </table:table-cell>
          <table:table-cell office:value-type="string" table:style-name="ce6">
            <text:p>@UniUtrecht man die het humanisme vorm gaf (en liet verdwijnen). Eindelijk krijgt u helderheid over het humanisme (of wat daar voor door moet gaan). Hierover duidelijkheid krijgen viel niet mee. Het schrijven (een gruwelijk zware klus) duurde langer dan tien jaar. Toch</text:p>
          </table:table-cell>
          <table:table-cell office:value-type="string" table:style-name="ce5">
            <text:p>Sun Aug 11 14:20:32 +0000 2019</text:p>
          </table:table-cell>
          <table:table-cell office:value-type="date" office:date-value="2019-08-11T15:20:32" table:style-name="ce7">
            <text:p>11/08/2019 15:20:32</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0556608180506627">http://twitter.com/vanpraagbiograf/statuses/1160556608180506627</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60556556167069698</text:p>
          </table:table-cell>
          <table:table-cell office:value-type="string" table:style-name="ce5">
            <text:p>vanpraagbiograf</text:p>
          </table:table-cell>
          <table:table-cell office:value-type="string" table:style-name="ce6">
            <text:p>@UniUtrecht Nondedrie, een gratis biografie! Download Het Grondsop voor de Goddelozen op http:/www.jpvanpraag.nl <text:s/>Kortom het Grondsop gratis. Hoe dat mogelijk is? De studie gaat over J.P. van Praag, pyromaan, bekende 20e eeuwse humanist, lichtend voorbeeld voor “humanisten” en de</text:p>
          </table:table-cell>
          <table:table-cell office:value-type="string" table:style-name="ce5">
            <text:p>Sun Aug 11 14:20:19 +0000 2019</text:p>
          </table:table-cell>
          <table:table-cell office:value-type="date" office:date-value="2019-08-11T15:20:19" table:style-name="ce7">
            <text:p>11/08/2019 15:20:19</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60556556167069698">http://twitter.com/vanpraagbiograf/statuses/1160556556167069698</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3">
          <table:table-cell office:value-type="string" table:style-name="ce4">
            <text:p>1160548891483185152</text:p>
          </table:table-cell>
          <table:table-cell office:value-type="string" table:style-name="ce5">
            <text:p>ArleighFrisco</text:p>
          </table:table-cell>
          <table:table-cell office:value-type="string" table:style-name="ce6">
            <text:p>@Magnus_Fiskesjo @geoff_p_wade @VolkswagenSt @UtrechtUni @uniGoettingen Q. What makes our universities lose their spine?</text:p>
            <text:p>A. Cold cash. It works very well here in US.</text:p>
            <text:p/>
            <text:p>It's been said the difference between a good whore and bad whore is the bad one gives it away. We're bad.</text:p>
          </table:table-cell>
          <table:table-cell office:value-type="string" table:style-name="ce5">
            <text:p>Sun Aug 11 13:49:52 +0000 2019</text:p>
          </table:table-cell>
          <table:table-cell office:value-type="date" office:date-value="2019-08-11T14:49:52" table:style-name="ce7">
            <text:p>11/08/2019 14:49:52</text:p>
          </table:table-cell>
          <table:table-cell table:number-columns-repeated="2" table:style-name="ce5"/>
          <table:table-cell office:value-type="string" table:style-name="ce5">
            <text:p>964363105663795203</text:p>
          </table:table-cell>
          <table:table-cell office:value-type="string" table:style-name="ce5">
            <text:p>Magnus_Fiskesjo</text:p>
          </table:table-cell>
          <table:table-cell office:value-type="string" table:style-name="ce5">
            <text:p>118214861</text:p>
          </table:table-cell>
          <table:table-cell office:value-type="string" table:style-name="ce5">
            <text:p>1160528690335375360</text:p>
          </table:table-cell>
          <table:table-cell office:value-type="string" table:style-name="ce5">
            <text:p>&lt;a href="https://mobile.twitter.com" rel="nofollow"&gt;Twitter Web App&lt;/a&gt;</text:p>
          </table:table-cell>
          <table:table-cell office:value-type="string" table:style-name="ce8">
            <text:p><text:a xlink:href="http://pbs.twimg.com/profile_images/1156940708449619968/I-qYFlXy_normal.jpg">http://pbs.twimg.com/profile_images/1156940708449619968/I-qYFlXy_normal.jpg</text:a></text:p>
          </table:table-cell>
          <table:table-cell office:value-type="float" office:value="149" table:style-name="ce5">
            <text:p>149</text:p>
          </table:table-cell>
          <table:table-cell office:value-type="float" office:value="839" table:style-name="ce5">
            <text:p>839</text:p>
          </table:table-cell>
          <table:table-cell office:value-type="string" table:style-name="ce5">
            <text:p>94115</text:p>
          </table:table-cell>
          <table:table-cell office:value-type="string" table:style-name="ce8">
            <text:p><text:a xlink:href="http://twitter.com/ArleighFrisco/statuses/1160548891483185152">http://twitter.com/ArleighFrisco/statuses/1160548891483185152</text:a></text:p>
          </table:table-cell>
          <table:table-cell office:value-type="string" table:style-name="ce5">
            <text:p>{"hashtags":[],"symbols":[],"user_mentions":[{"screen_name":"Magnus_Fiskesjo","name":"Magnus Fiskesjö🇪🇺🇸🇪","id":964363105663795200,"id_str":"964363105663795203","indices":[0,16]},{"screen_name":"geoff_p_wade","name":"Geoff Wade","id":2608779276,"id_str":"2608779276","indices":[17,30]},{"screen_name":"VolkswagenSt","name":"VolkswagenStiftung","id":964037922,"id_str":"964037922","indices":[31,44]},{"screen_name":"UtrechtUni","name":"Utrecht University","id":33550981,"id_str":"33550981","indices":[45,56]},{"screen_name":"uniGoettingen","name":"Uni Göttingen","id":50638548,"id_str":"50638548","indices":[57,71]}],"urls":[]}</text:p>
          </table:table-cell>
          <table:table-cell table:number-columns-repeated="16366"/>
        </table:table-row>
        <table:table-row table:style-name="ro4">
          <table:table-cell office:value-type="string" table:style-name="ce4">
            <text:p>1160545405093859328</text:p>
          </table:table-cell>
          <table:table-cell office:value-type="string" table:style-name="ce5">
            <text:p>geoff_p_wade</text:p>
          </table:table-cell>
          <table:table-cell office:value-type="string" table:style-name="ce6">
            <text:p>@Magnus_Fiskesjo @VolkswagenSt @UtrechtUni @uniGoettingen And then make claims like this: A University of Utrecht @UniUtrecht contribution to global intellectual endeavour: "It is time to view China not just as a follower,</text:p>
            <text:p>but also look at its potential role as a global leader in higher education" (Van der Wende &amp;amp; Zhu, 2015)</text:p>
          </table:table-cell>
          <table:table-cell office:value-type="string" table:style-name="ce5">
            <text:p>Sun Aug 11 13:36:01 +0000 2019</text:p>
          </table:table-cell>
          <table:table-cell office:value-type="date" office:date-value="2019-08-11T14:36:01" table:style-name="ce7">
            <text:p>11/08/2019 14:36:01</text:p>
          </table:table-cell>
          <table:table-cell table:number-columns-repeated="2" table:style-name="ce5"/>
          <table:table-cell office:value-type="string" table:style-name="ce5">
            <text:p>964363105663795203</text:p>
          </table:table-cell>
          <table:table-cell office:value-type="string" table:style-name="ce5">
            <text:p>Magnus_Fiskesjo</text:p>
          </table:table-cell>
          <table:table-cell office:value-type="string" table:style-name="ce5">
            <text:p>2608779276</text:p>
          </table:table-cell>
          <table:table-cell office:value-type="string" table:style-name="ce5">
            <text:p>1160528690335375360</text:p>
          </table:table-cell>
          <table:table-cell office:value-type="string" table:style-name="ce5">
            <text:p>&lt;a href="http://twitter.com" rel="nofollow"&gt;Twitter Web Client&lt;/a&gt;</text:p>
          </table:table-cell>
          <table:table-cell office:value-type="string" table:style-name="ce8">
            <text:p><text:a xlink:href="http://pbs.twimg.com/profile_images/601763677855883264/Cu-XoiyC_normal.jpg">http://pbs.twimg.com/profile_images/601763677855883264/Cu-XoiyC_normal.jpg</text:a></text:p>
          </table:table-cell>
          <table:table-cell office:value-type="float" office:value="5850" table:style-name="ce5">
            <text:p>5850</text:p>
          </table:table-cell>
          <table:table-cell office:value-type="float" office:value="1677" table:style-name="ce5">
            <text:p>1677</text:p>
          </table:table-cell>
          <table:table-cell office:value-type="string" table:style-name="ce5">
            <text:p>Canberra</text:p>
          </table:table-cell>
          <table:table-cell office:value-type="string" table:style-name="ce8">
            <text:p><text:a xlink:href="http://twitter.com/geoff_p_wade/statuses/1160545405093859328">http://twitter.com/geoff_p_wade/statuses/1160545405093859328</text:a></text:p>
          </table:table-cell>
          <table:table-cell office:value-type="string" table:style-name="ce5">
            <text:p>{"hashtags":[],"symbols":[],"user_mentions":[{"screen_name":"Magnus_Fiskesjo","name":"Magnus Fiskesjö🇪🇺🇸🇪","id":964363105663795200,"id_str":"964363105663795203","indices":[0,16]},{"screen_name":"VolkswagenSt","name":"VolkswagenStiftung","id":964037922,"id_str":"964037922","indices":[17,30]},{"screen_name":"UtrechtUni","name":"Utrecht University","id":33550981,"id_str":"33550981","indices":[31,42]},{"screen_name":"uniGoettingen","name":"Uni Göttingen","id":50638548,"id_str":"50638548","indices":[43,57]},{"screen_name":"UniUtrecht","name":"Universiteit Utrecht","id":33548291,"id_str":"33548291","indices":[114,125]}],"urls":[]}</text:p>
          </table:table-cell>
          <table:table-cell table:number-columns-repeated="16366"/>
        </table:table-row>
        <table:table-row table:style-name="ro7">
          <table:table-cell office:value-type="string" table:style-name="ce4">
            <text:p>1160539434401447936</text:p>
          </table:table-cell>
          <table:table-cell office:value-type="string" table:style-name="ce5">
            <text:p>geoff_p_wade</text:p>
          </table:table-cell>
          <table:table-cell office:value-type="string" table:style-name="ce6">
            <text:p>RT @Magnus_Fiskesjo: @geoff_p_wade @VolkswagenSt For @UtrechtUni and @uniGoettingen to go along with a program that *ignores* the Chinese mass atrocities, is a failure of academia comparable to the 1930s:</text:p>
            <text:p>https://t.co/dRWi2f4wXC</text:p>
            <text:p/>
            <text:p>What makes our universities lose their spine? Would have thought universities were less corruptible</text:p>
          </table:table-cell>
          <table:table-cell office:value-type="string" table:style-name="ce5">
            <text:p>Sun Aug 11 13:12:17 +0000 2019</text:p>
          </table:table-cell>
          <table:table-cell office:value-type="date" office:date-value="2019-08-11T14:12:17" table:style-name="ce7">
            <text:p>11/08/2019 14:12:17</text:p>
          </table:table-cell>
          <table:table-cell table:number-columns-repeated="4" table:style-name="ce5"/>
          <table:table-cell office:value-type="string" table:style-name="ce5">
            <text:p>2608779276</text:p>
          </table:table-cell>
          <table:table-cell table:style-name="ce5"/>
          <table:table-cell office:value-type="string" table:style-name="ce5">
            <text:p>&lt;a href="http://twitter.com" rel="nofollow"&gt;Twitter Web Client&lt;/a&gt;</text:p>
          </table:table-cell>
          <table:table-cell office:value-type="string" table:style-name="ce8">
            <text:p><text:a xlink:href="http://pbs.twimg.com/profile_images/601763677855883264/Cu-XoiyC_normal.jpg">http://pbs.twimg.com/profile_images/601763677855883264/Cu-XoiyC_normal.jpg</text:a></text:p>
          </table:table-cell>
          <table:table-cell office:value-type="float" office:value="5850" table:style-name="ce5">
            <text:p>5850</text:p>
          </table:table-cell>
          <table:table-cell office:value-type="float" office:value="1677" table:style-name="ce5">
            <text:p>1677</text:p>
          </table:table-cell>
          <table:table-cell office:value-type="string" table:style-name="ce5">
            <text:p>Canberra</text:p>
          </table:table-cell>
          <table:table-cell office:value-type="string" table:style-name="ce8">
            <text:p><text:a xlink:href="http://twitter.com/geoff_p_wade/statuses/1160539434401447936">http://twitter.com/geoff_p_wade/statuses/1160539434401447936</text:a></text:p>
          </table:table-cell>
          <table:table-cell office:value-type="string" table:style-name="ce5">
            <text:p>{"hashtags":[],"symbols":[],"user_mentions":[{"screen_name":"Magnus_Fiskesjo","name":"Magnus Fiskesjö🇪🇺🇸🇪","id":964363105663795200,"id_str":"964363105663795203","indices":[3,19]},{"screen_name":"geoff_p_wade","name":"Geoff Wade","id":2608779276,"id_str":"2608779276","indices":[21,34]},{"screen_name":"VolkswagenSt","name":"VolkswagenStiftung","id":964037922,"id_str":"964037922","indices":[35,48]},{"screen_name":"UtrechtUni","name":"Utrecht University","id":33550981,"id_str":"33550981","indices":[53,64]},{"screen_name":"uniGoettingen","name":"Uni Göttingen","id":50638548,"id_str":"50638548","indices":[69,83]}],"urls":[]}</text:p>
          </table:table-cell>
          <table:table-cell table:number-columns-repeated="16366"/>
        </table:table-row>
        <table:table-row table:style-name="ro2">
          <table:table-cell office:value-type="string" table:style-name="ce4">
            <text:p>1160529540843806720</text:p>
          </table:table-cell>
          <table:table-cell office:value-type="string" table:style-name="ce5">
            <text:p>Against_3G</text:p>
          </table:table-cell>
          <table:table-cell office:value-type="string" table:style-name="ce6">
            <text:p>RT @LRNA11: @annelies_denB @UniUtrecht @plasticsoupfoun @mariawesterbos @ANederhoed @Komvandatgrasaf Finally awareness of this most unnecessary source of plastic and toxic pollution from #rubbercrumb and fake grass is increasing. @Against_3G</text:p>
          </table:table-cell>
          <table:table-cell office:value-type="string" table:style-name="ce5">
            <text:p>Sun Aug 11 12:32:58 +0000 2019</text:p>
          </table:table-cell>
          <table:table-cell office:value-type="date" office:date-value="2019-08-11T13:32:58" table:style-name="ce7">
            <text:p>11/08/2019 13:32:58</text:p>
          </table:table-cell>
          <table:table-cell table:number-columns-repeated="4" table:style-name="ce5"/>
          <table:table-cell office:value-type="string" table:style-name="ce5">
            <text:p>872448151378157568</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957797030302187525/-MnvFSQS_normal.jpg">http://pbs.twimg.com/profile_images/957797030302187525/-MnvFSQS_normal.jpg</text:a></text:p>
          </table:table-cell>
          <table:table-cell office:value-type="float" office:value="841" table:style-name="ce5">
            <text:p>841</text:p>
          </table:table-cell>
          <table:table-cell office:value-type="float" office:value="5000" table:style-name="ce5">
            <text:p>5000</text:p>
          </table:table-cell>
          <table:table-cell office:value-type="string" table:style-name="ce5">
            <text:p>England, United Kingdom</text:p>
          </table:table-cell>
          <table:table-cell office:value-type="string" table:style-name="ce8">
            <text:p><text:a xlink:href="http://twitter.com/Against_3G/statuses/1160529540843806720">http://twitter.com/Against_3G/statuses/1160529540843806720</text:a></text:p>
          </table:table-cell>
          <table:table-cell office:value-type="string" table:style-name="ce5">
            <text:p>{"hashtags":[],"symbols":[],"user_mentions":[{"screen_name":"LRNA11","name":"LaurenA","id":160545146,"id_str":"160545146","indices":[3,10]},{"screen_name":"annelies_denB","name":"Tegengif","id":4416041117,"id_str":"4416041117","indices":[12,26]},{"screen_name":"UniUtrecht","name":"Universiteit Utrecht","id":33548291,"id_str":"33548291","indices":[27,38]},{"screen_name":"plasticsoupfoun","name":"Plastic Soup Foundation","id":358158544,"id_str":"358158544","indices":[39,55]},{"screen_name":"mariawesterbos","name":"Maria Westerbos","id":154177774,"id_str":"154177774","indices":[56,71]},{"screen_name":"ANederhoed","name":"Annemarie Nederhoed","id":47567378,"id_str":"47567378","indices":[72,83]},{"screen_name":"Komvandatgrasaf","name":"Kom van dat rubberGras af!","id":804622721766293500,"id_str":"804622721766293505","indices":[84,100]}],"urls":[]}</text:p>
          </table:table-cell>
          <table:table-cell table:number-columns-repeated="16366"/>
        </table:table-row>
        <table:table-row table:style-name="ro7">
          <table:table-cell office:value-type="string" table:style-name="ce4">
            <text:p>1160528690335375360</text:p>
          </table:table-cell>
          <table:table-cell office:value-type="string" table:style-name="ce5">
            <text:p>Magnus_Fiskesjo</text:p>
          </table:table-cell>
          <table:table-cell office:value-type="string" table:style-name="ce6">
            <text:p>@geoff_p_wade @VolkswagenSt For @UtrechtUni and @uniGoettingen to go along with a program that *ignores* the Chinese mass atrocities, is a failure of academia comparable to the 1930s:</text:p>
            <text:p>https://t.co/dRWi2f4wXC</text:p>
            <text:p/>
            <text:p>What makes our universities lose their spine? Would have thought universities were less corruptible</text:p>
          </table:table-cell>
          <table:table-cell office:value-type="string" table:style-name="ce5">
            <text:p>Sun Aug 11 12:29:36 +0000 2019</text:p>
          </table:table-cell>
          <table:table-cell office:value-type="date" office:date-value="2019-08-11T13:29:36" table:style-name="ce7">
            <text:p>11/08/2019 13:29:36</text:p>
          </table:table-cell>
          <table:table-cell table:number-columns-repeated="2" table:style-name="ce5"/>
          <table:table-cell office:value-type="string" table:style-name="ce5">
            <text:p>964363105663795203</text:p>
          </table:table-cell>
          <table:table-cell office:value-type="string" table:style-name="ce5">
            <text:p>Magnus_Fiskesjo</text:p>
          </table:table-cell>
          <table:table-cell office:value-type="string" table:style-name="ce5">
            <text:p>964363105663795203</text:p>
          </table:table-cell>
          <table:table-cell office:value-type="string" table:style-name="ce5">
            <text:p>1160527539418423296</text:p>
          </table:table-cell>
          <table:table-cell office:value-type="string" table:style-name="ce5">
            <text:p>&lt;a href="https://mobile.twitter.com" rel="nofollow"&gt;Twitter Web App&lt;/a&gt;</text:p>
          </table:table-cell>
          <table:table-cell office:value-type="string" table:style-name="ce8">
            <text:p><text:a xlink:href="http://pbs.twimg.com/profile_images/965313450208579584/SoMfjr8b_normal.jpg">http://pbs.twimg.com/profile_images/965313450208579584/SoMfjr8b_normal.jpg</text:a></text:p>
          </table:table-cell>
          <table:table-cell office:value-type="float" office:value="1421" table:style-name="ce5">
            <text:p>1421</text:p>
          </table:table-cell>
          <table:table-cell office:value-type="float" office:value="578" table:style-name="ce5">
            <text:p>578</text:p>
          </table:table-cell>
          <table:table-cell office:value-type="string" table:style-name="ce5">
            <text:p>Ithaca, NY</text:p>
          </table:table-cell>
          <table:table-cell office:value-type="string" table:style-name="ce8">
            <text:p><text:a xlink:href="http://twitter.com/Magnus_Fiskesjo/statuses/1160528690335375360">http://twitter.com/Magnus_Fiskesjo/statuses/1160528690335375360</text:a></text:p>
          </table:table-cell>
          <table:table-cell office:value-type="string" table:style-name="ce5">
            <text:p>{"hashtags":[],"symbols":[],"user_mentions":[{"screen_name":"geoff_p_wade","name":"Geoff Wade","id":2608779276,"id_str":"2608779276","indices":[0,13]},{"screen_name":"VolkswagenSt","name":"VolkswagenStiftung","id":964037922,"id_str":"964037922","indices":[14,27]},{"screen_name":"UtrechtUni","name":"Utrecht University","id":33550981,"id_str":"33550981","indices":[32,43]},{"screen_name":"uniGoettingen","name":"Uni Göttingen","id":50638548,"id_str":"50638548","indices":[48,62]}],"urls":[{"url":"https://t.co/dRWi2f4wXC","expanded_url":"https://www.insidehighered.com/views/2019/04/08/universities-should-not-ignore-chinas-persecution-scores-leading-academics-opinion","display_url":"insidehighered.com/views/2019/04/…","indices":[184,207]}]}</text:p>
          </table:table-cell>
          <table:table-cell table:number-columns-repeated="16366"/>
        </table:table-row>
        <table:table-row table:style-name="ro2">
          <table:table-cell office:value-type="string" table:style-name="ce4">
            <text:p>1160527778288164864</text:p>
          </table:table-cell>
          <table:table-cell office:value-type="string" table:style-name="ce5">
            <text:p>LRNA11</text:p>
          </table:table-cell>
          <table:table-cell office:value-type="string" table:style-name="ce6">
            <text:p>@annelies_denB @UniUtrecht @plasticsoupfoun @mariawesterbos @ANederhoed @Komvandatgrasaf Finally awareness of this most unnecessary source of plastic and toxic pollution from #rubbercrumb and fake grass is increasing. @Against_3G</text:p>
          </table:table-cell>
          <table:table-cell office:value-type="string" table:style-name="ce5">
            <text:p>Sun Aug 11 12:25:58 +0000 2019</text:p>
          </table:table-cell>
          <table:table-cell office:value-type="date" office:date-value="2019-08-11T13:25:58" table:style-name="ce7">
            <text:p>11/08/2019 13:25:58</text:p>
          </table:table-cell>
          <table:table-cell table:number-columns-repeated="2" table:style-name="ce5"/>
          <table:table-cell office:value-type="string" table:style-name="ce5">
            <text:p>4416041117</text:p>
          </table:table-cell>
          <table:table-cell office:value-type="string" table:style-name="ce5">
            <text:p>annelies_denB</text:p>
          </table:table-cell>
          <table:table-cell office:value-type="string" table:style-name="ce5">
            <text:p>160545146</text:p>
          </table:table-cell>
          <table:table-cell office:value-type="string" table:style-name="ce5">
            <text:p>1152125623554510848</text:p>
          </table:table-cell>
          <table:table-cell office:value-type="string" table:style-name="ce5">
            <text:p>&lt;a href="http://twitter.com/download/iphone" rel="nofollow"&gt;Twitter for iPhone&lt;/a&gt;</text:p>
          </table:table-cell>
          <table:table-cell office:value-type="string" table:style-name="ce8">
            <text:p><text:a xlink:href="http://pbs.twimg.com/profile_images/1111232499886243840/06dHLbBg_normal.jpg">http://pbs.twimg.com/profile_images/1111232499886243840/06dHLbBg_normal.jpg</text:a></text:p>
          </table:table-cell>
          <table:table-cell office:value-type="float" office:value="445" table:style-name="ce5">
            <text:p>445</text:p>
          </table:table-cell>
          <table:table-cell office:value-type="float" office:value="1239" table:style-name="ce5">
            <text:p>1239</text:p>
          </table:table-cell>
          <table:table-cell office:value-type="string" table:style-name="ce5">
            <text:p>Northern Ireland</text:p>
          </table:table-cell>
          <table:table-cell office:value-type="string" table:style-name="ce8">
            <text:p><text:a xlink:href="http://twitter.com/LRNA11/statuses/1160527778288164864">http://twitter.com/LRNA11/statuses/1160527778288164864</text:a></text:p>
          </table:table-cell>
          <table:table-cell office:value-type="string" table:style-name="ce5">
            <text:p>{"hashtags":[{"text":"rubbercrumb","indices":[175,187]}],"symbols":[],"user_mentions":[{"screen_name":"annelies_denB","name":"Tegengif","id":4416041117,"id_str":"4416041117","indices":[0,14]},{"screen_name":"UniUtrecht","name":"Universiteit Utrecht","id":33548291,"id_str":"33548291","indices":[15,26]},{"screen_name":"plasticsoupfoun","name":"Plastic Soup Foundation","id":358158544,"id_str":"358158544","indices":[27,43]},{"screen_name":"mariawesterbos","name":"Maria Westerbos","id":154177774,"id_str":"154177774","indices":[44,59]},{"screen_name":"ANederhoed","name":"Annemarie Nederhoed","id":47567378,"id_str":"47567378","indices":[60,71]},{"screen_name":"Komvandatgrasaf","name":"Kom van dat rubberGras af!","id":804622721766293500,"id_str":"804622721766293505","indices":[72,88]},{"screen_name":"Against_3G","name":"WE NEED TO BAN RUBBER CRUMB NOW","id":872448151378157600,"id_str":"872448151378157568","indices":[218,229]}],"urls":[]}</text:p>
          </table:table-cell>
          <table:table-cell table:number-columns-repeated="16366"/>
        </table:table-row>
        <table:table-row table:style-name="ro8">
          <table:table-cell office:value-type="string" table:style-name="ce4">
            <text:p>1160526419258163201</text:p>
          </table:table-cell>
          <table:table-cell office:value-type="string" table:style-name="ce5">
            <text:p>HBuyatui</text:p>
          </table:table-cell>
          <table:table-cell office:value-type="string" table:style-name="ce6">
            <text:p>Naomi Ellemers: "Je moet durven vertrouwen op je eigen oordeel over wat goed is". https://t.co/YeTGQRbxML</text:p>
          </table:table-cell>
          <table:table-cell office:value-type="string" table:style-name="ce5">
            <text:p>Sun Aug 11 12:20:34 +0000 2019</text:p>
          </table:table-cell>
          <table:table-cell office:value-type="date" office:date-value="2019-08-11T13:20:34" table:style-name="ce7">
            <text:p>11/08/2019 13:20:34</text:p>
          </table:table-cell>
          <table:table-cell table:number-columns-repeated="4" table:style-name="ce5"/>
          <table:table-cell office:value-type="string" table:style-name="ce5">
            <text:p>2225409948</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068602468567789568/DDm3C3a7_normal.jpg">http://pbs.twimg.com/profile_images/1068602468567789568/DDm3C3a7_normal.jpg</text:a></text:p>
          </table:table-cell>
          <table:table-cell office:value-type="float" office:value="627" table:style-name="ce5">
            <text:p>627</text:p>
          </table:table-cell>
          <table:table-cell office:value-type="float" office:value="943" table:style-name="ce5">
            <text:p>943</text:p>
          </table:table-cell>
          <table:table-cell office:value-type="string" table:style-name="ce5">
            <text:p>Almere, Nederland</text:p>
          </table:table-cell>
          <table:table-cell office:value-type="string" table:style-name="ce8">
            <text:p><text:a xlink:href="http://twitter.com/HBuyatui/statuses/1160526419258163201">http://twitter.com/HBuyatui/statuses/1160526419258163201</text:a></text:p>
          </table:table-cell>
          <table:table-cell office:value-type="string" table:style-name="ce5">
            <text:p>{"hashtags":[],"symbols":[],"user_mentions":[],"urls":[{"url":"https://t.co/YeTGQRbxML","expanded_url":"https://twitter.com/UniUtrecht/status/1159730703531225088","display_url":"twitter.com/UniUtrecht/sta…","indices":[82,105]}]}</text:p>
          </table:table-cell>
          <table:table-cell table:number-columns-repeated="16366"/>
        </table:table-row>
        <table:table-row table:style-name="ro4">
          <table:table-cell office:value-type="string" table:style-name="ce4">
            <text:p>1160490497611304960</text:p>
          </table:table-cell>
          <table:table-cell office:value-type="string" table:style-name="ce5">
            <text:p>Logic_Cognition</text:p>
          </table:table-cell>
          <table:table-cell office:value-type="string" table:style-name="ce6">
            <text:p>Just leaving #esslli2019 where together with @ssshanest we delivered the class on learnability of quantifiers #CoSaQ @ERC_Research</text:p>
            <text:p>It was my 15th #esslli attended, looking forward to @UtrechtUni edition which will mark 15 in the row 😲https://t.co/Q7m6HpV3fM https://t.co/pajk6909NF</text:p>
          </table:table-cell>
          <table:table-cell office:value-type="string" table:style-name="ce5">
            <text:p>Sun Aug 11 09:57:50 +0000 2019</text:p>
          </table:table-cell>
          <table:table-cell office:value-type="date" office:date-value="2019-08-11T10:57:50" table:style-name="ce7">
            <text:p>11/08/2019 10:57:50</text:p>
          </table:table-cell>
          <table:table-cell table:number-columns-repeated="4" table:style-name="ce5"/>
          <table:table-cell office:value-type="string" table:style-name="ce5">
            <text:p>1460062934</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154137255738511361/yHvXUug3_normal.jpg">http://pbs.twimg.com/profile_images/1154137255738511361/yHvXUug3_normal.jpg</text:a></text:p>
          </table:table-cell>
          <table:table-cell office:value-type="float" office:value="691" table:style-name="ce5">
            <text:p>691</text:p>
          </table:table-cell>
          <table:table-cell office:value-type="float" office:value="263" table:style-name="ce5">
            <text:p>263</text:p>
          </table:table-cell>
          <table:table-cell office:value-type="string" table:style-name="ce5">
            <text:p>Amsterdam, The Netherlands</text:p>
          </table:table-cell>
          <table:table-cell office:value-type="string" table:style-name="ce8">
            <text:p><text:a xlink:href="http://twitter.com/Logic_Cognition/statuses/1160490497611304960">http://twitter.com/Logic_Cognition/statuses/1160490497611304960</text:a></text:p>
          </table:table-cell>
          <table:table-cell office:value-type="string" table:style-name="ce5">
            <text:p>{"hashtags":[{"text":"esslli2019","indices":[13,24]},{"text":"CoSaQ","indices":[111,117]},{"text":"esslli","indices":[148,155]}],"symbols":[],"user_mentions":[{"screen_name":"ssshanest","name":"Shane Steinert-Threlkeld","id":46165258,"id_str":"46165258","indices":[45,55]},{"screen_name":"ERC_Research","name":"ERC Europe","id":467551928,"id_str":"467551928","indices":[118,131]},{"screen_name":"UtrechtUni","name":"Utrecht University","id":33550981,"id_str":"33550981","indices":[185,196]}],"urls":[{"url":"https://t.co/Q7m6HpV3fM","expanded_url":"https://www.jakubszymanik.com/CoSaQ/events/learnability-of-quantifiers/","display_url":"jakubszymanik.com/CoSaQ/events/l…","indices":[236,259]}],"media":[{"id":1160490110514806800,"id_str":"1160490110514806784","indices":[260,283],"media_url":"http://pbs.twimg.com/media/EBrjm2KWwAAxf7t.jpg","media_url_https":"https://pbs.twimg.com/media/EBrjm2KWwAAxf7t.jpg","url":"https://t.co/pajk6909NF","display_url":"pic.twitter.com/pajk6909NF","expanded_url":"https://twitter.com/Logic_Cognition/status/1160490497611304960/photo/1","type":"photo","sizes":{"small":{"w":680,"h":680,"resize":"fit"},"thumb":{"w":150,"h":150,"resize":"crop"},"large":{"w":2048,"h":2048,"resize":"fit"},"medium":{"w":1200,"h":1200,"resize":"fit"}}}]}</text:p>
          </table:table-cell>
          <table:table-cell table:number-columns-repeated="16366"/>
        </table:table-row>
        <table:table-row table:style-name="ro4">
          <table:table-cell office:value-type="string" table:style-name="ce4">
            <text:p>1160481901489975296</text:p>
          </table:table-cell>
          <table:table-cell office:value-type="string" table:style-name="ce5">
            <text:p>geoff_p_wade</text:p>
          </table:table-cell>
          <table:table-cell office:value-type="string" table:style-name="ce6">
            <text:p>@SimaHui1 @UniUtrecht @VolkswagenSt All playing their due roles <text:s/>in the CCP concerto aimed at securing more influence for party-state institutions and ideas within the EU. This concerto is played on many levels &amp;amp; has many more than 3 movements. The innocence of these universities &amp;amp; think-tanks continues to astound. https://t.co/AJp8xtpuEa</text:p>
          </table:table-cell>
          <table:table-cell office:value-type="string" table:style-name="ce5">
            <text:p>Sun Aug 11 09:23:40 +0000 2019</text:p>
          </table:table-cell>
          <table:table-cell office:value-type="date" office:date-value="2019-08-11T10:23:40" table:style-name="ce7">
            <text:p>11/08/2019 10:23:40</text:p>
          </table:table-cell>
          <table:table-cell table:number-columns-repeated="2" table:style-name="ce5"/>
          <table:table-cell office:value-type="string" table:style-name="ce5">
            <text:p>217565778</text:p>
          </table:table-cell>
          <table:table-cell office:value-type="string" table:style-name="ce5">
            <text:p>SimaHui1</text:p>
          </table:table-cell>
          <table:table-cell office:value-type="string" table:style-name="ce5">
            <text:p>2608779276</text:p>
          </table:table-cell>
          <table:table-cell office:value-type="string" table:style-name="ce5">
            <text:p>1160460324228571136</text:p>
          </table:table-cell>
          <table:table-cell office:value-type="string" table:style-name="ce5">
            <text:p>&lt;a href="http://twitter.com" rel="nofollow"&gt;Twitter Web Client&lt;/a&gt;</text:p>
          </table:table-cell>
          <table:table-cell office:value-type="string" table:style-name="ce8">
            <text:p><text:a xlink:href="http://pbs.twimg.com/profile_images/601763677855883264/Cu-XoiyC_normal.jpg">http://pbs.twimg.com/profile_images/601763677855883264/Cu-XoiyC_normal.jpg</text:a></text:p>
          </table:table-cell>
          <table:table-cell office:value-type="float" office:value="5850" table:style-name="ce5">
            <text:p>5850</text:p>
          </table:table-cell>
          <table:table-cell office:value-type="float" office:value="1677" table:style-name="ce5">
            <text:p>1677</text:p>
          </table:table-cell>
          <table:table-cell office:value-type="string" table:style-name="ce5">
            <text:p>Canberra</text:p>
          </table:table-cell>
          <table:table-cell office:value-type="string" table:style-name="ce8">
            <text:p><text:a xlink:href="http://twitter.com/geoff_p_wade/statuses/1160481901489975296">http://twitter.com/geoff_p_wade/statuses/1160481901489975296</text:a></text:p>
          </table:table-cell>
          <table:table-cell office:value-type="string" table:style-name="ce5">
            <text:p>{"hashtags":[],"symbols":[],"user_mentions":[{"screen_name":"SimaHui1","name":"Stephen Morgan","id":217565778,"id_str":"217565778","indices":[0,9]},{"screen_name":"UniUtrecht","name":"Universiteit Utrecht","id":33548291,"id_str":"33548291","indices":[10,21]},{"screen_name":"VolkswagenSt","name":"VolkswagenStiftung","id":964037922,"id_str":"964037922","indices":[22,35]}],"urls":[],"media":[{"id":1160481384307159000,"id_str":"1160481384307159040","indices":[325,348],"media_url":"http://pbs.twimg.com/media/EBrbq6gU8AAo74Z.jpg","media_url_https":"https://pbs.twimg.com/media/EBrbq6gU8AAo74Z.jpg","url":"https://t.co/AJp8xtpuEa","display_url":"pic.twitter.com/AJp8xtpuEa","expanded_url":"https://twitter.com/geoff_p_wade/status/1160481901489975296/photo/1","type":"photo","sizes":{"thumb":{"w":150,"h":150,"resize":"crop"},"medium":{"w":1187,"h":499,"resize":"fit"},"large":{"w":1187,"h":499,"resize":"fit"},"small":{"w":680,"h":286,"resize":"fit"}}}]}</text:p>
          </table:table-cell>
          <table:table-cell table:number-columns-repeated="16366"/>
        </table:table-row>
        <table:table-row table:style-name="ro1">
          <table:table-cell office:value-type="string" table:style-name="ce4">
            <text:p>1160474707105374213</text:p>
          </table:table-cell>
          <table:table-cell office:value-type="string" table:style-name="ce5">
            <text:p>Wilmameere</text:p>
          </table:table-cell>
          <table:table-cell office:value-type="string" table:style-name="ce6">
            <text:p>Gelezen? @biancadenouter https://t.co/E8Nz5nNvvO</text:p>
          </table:table-cell>
          <table:table-cell office:value-type="string" table:style-name="ce5">
            <text:p>Sun Aug 11 08:55:05 +0000 2019</text:p>
          </table:table-cell>
          <table:table-cell office:value-type="date" office:date-value="2019-08-11T09:55:05" table:style-name="ce7">
            <text:p>11/08/2019 09:55:05</text:p>
          </table:table-cell>
          <table:table-cell table:number-columns-repeated="4" table:style-name="ce5"/>
          <table:table-cell office:value-type="string" table:style-name="ce5">
            <text:p>120893932</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140377650579595265/h5mYqH7o_normal.jpg">http://pbs.twimg.com/profile_images/1140377650579595265/h5mYqH7o_normal.jpg</text:a></text:p>
          </table:table-cell>
          <table:table-cell office:value-type="float" office:value="930" table:style-name="ce5">
            <text:p>930</text:p>
          </table:table-cell>
          <table:table-cell office:value-type="float" office:value="483" table:style-name="ce5">
            <text:p>483</text:p>
          </table:table-cell>
          <table:table-cell office:value-type="string" table:style-name="ce5">
            <text:p>Enschede</text:p>
          </table:table-cell>
          <table:table-cell office:value-type="string" table:style-name="ce8">
            <text:p><text:a xlink:href="http://twitter.com/Wilmameere/statuses/1160474707105374213">http://twitter.com/Wilmameere/statuses/1160474707105374213</text:a></text:p>
          </table:table-cell>
          <table:table-cell office:value-type="string" table:style-name="ce5">
            <text:p>{"hashtags":[],"symbols":[],"user_mentions":[{"screen_name":"biancadenouter","name":"Bianca den Outer","id":25881717,"id_str":"25881717","indices":[9,24]}],"urls":[{"url":"https://t.co/E8Nz5nNvvO","expanded_url":"https://twitter.com/uniutrecht/status/1159730703531225088","display_url":"twitter.com/uniutrecht/sta…","indices":[25,48]}]}</text:p>
          </table:table-cell>
          <table:table-cell table:number-columns-repeated="16366"/>
        </table:table-row>
        <table:table-row table:style-name="ro2">
          <table:table-cell office:value-type="string" table:style-name="ce4">
            <text:p>1160467752857067520</text:p>
          </table:table-cell>
          <table:table-cell office:value-type="string" table:style-name="ce5">
            <text:p>rmbloch57</text:p>
          </table:table-cell>
          <table:table-cell office:value-type="string" table:style-name="ce6">
            <text:p>Deel drie van een serie filosofische interviews over de vraag: hoe (goed) te leven? in @NRC. Mooi interview (over diversiteit) met universiteitshoogleraar Naomi Ellemers @UniUtrecht https://t.co/K7AAmAcSqr</text:p>
          </table:table-cell>
          <table:table-cell office:value-type="string" table:style-name="ce5">
            <text:p>Sun Aug 11 08:27:27 +0000 2019</text:p>
          </table:table-cell>
          <table:table-cell office:value-type="date" office:date-value="2019-08-11T09:27:27" table:style-name="ce7">
            <text:p>11/08/2019 09:27:27</text:p>
          </table:table-cell>
          <table:table-cell table:number-columns-repeated="4" table:style-name="ce5"/>
          <table:table-cell office:value-type="string" table:style-name="ce5">
            <text:p>283668976</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378800000307296663/bfc4e405ab05af024b2204ecb68b603d_normal.jpeg">http://pbs.twimg.com/profile_images/378800000307296663/bfc4e405ab05af024b2204ecb68b603d_normal.jpeg</text:a></text:p>
          </table:table-cell>
          <table:table-cell office:value-type="float" office:value="613" table:style-name="ce5">
            <text:p>613</text:p>
          </table:table-cell>
          <table:table-cell office:value-type="float" office:value="1661" table:style-name="ce5">
            <text:p>1661</text:p>
          </table:table-cell>
          <table:table-cell table:style-name="ce5"/>
          <table:table-cell office:value-type="string" table:style-name="ce8">
            <text:p><text:a xlink:href="http://twitter.com/rmbloch57/statuses/1160467752857067520">http://twitter.com/rmbloch57/statuses/1160467752857067520</text:a></text:p>
          </table:table-cell>
          <table:table-cell office:value-type="string" table:style-name="ce5">
            <text:p>{"hashtags":[],"symbols":[],"user_mentions":[{"screen_name":"nrc","name":"NRC","id":3103641,"id_str":"3103641","indices":[87,91]},{"screen_name":"UniUtrecht","name":"Universiteit Utrecht","id":33548291,"id_str":"33548291","indices":[170,181]}],"urls":[{"url":"https://t.co/K7AAmAcSqr","expanded_url":"https://twitter.com/ellendebruin/status/1159708858484502528","display_url":"twitter.com/ellendebruin/s…","indices":[182,205]}]}</text:p>
          </table:table-cell>
          <table:table-cell table:number-columns-repeated="16366"/>
        </table:table-row>
        <table:table-row table:style-name="ro5">
          <table:table-cell office:value-type="string" table:style-name="ce4">
            <text:p>1160460324228571136</text:p>
          </table:table-cell>
          <table:table-cell office:value-type="string" table:style-name="ce5">
            <text:p>SimaHui1</text:p>
          </table:table-cell>
          <table:table-cell office:value-type="string" table:style-name="ce6">
            <text:p>@geoff_p_wade @UniUtrecht @VolkswagenSt An interesting consortium of universities led by Utrecht incl Harvard, Oxford, HKU, Leiden, Vienna, UC Berkeley, Shanghai Jiaotong and Tsinghua.</text:p>
          </table:table-cell>
          <table:table-cell office:value-type="string" table:style-name="ce5">
            <text:p>Sun Aug 11 07:57:56 +0000 2019</text:p>
          </table:table-cell>
          <table:table-cell office:value-type="date" office:date-value="2019-08-11T08:57:56" table:style-name="ce7">
            <text:p>11/08/2019 08:57:56</text:p>
          </table:table-cell>
          <table:table-cell table:number-columns-repeated="2" table:style-name="ce5"/>
          <table:table-cell office:value-type="string" table:style-name="ce5">
            <text:p>2608779276</text:p>
          </table:table-cell>
          <table:table-cell office:value-type="string" table:style-name="ce5">
            <text:p>geoff_p_wade</text:p>
          </table:table-cell>
          <table:table-cell office:value-type="string" table:style-name="ce5">
            <text:p>217565778</text:p>
          </table:table-cell>
          <table:table-cell office:value-type="string" table:style-name="ce5">
            <text:p>1160440940495925248</text:p>
          </table:table-cell>
          <table:table-cell office:value-type="string" table:style-name="ce5">
            <text:p>&lt;a href="http://twitter.com/download/iphone" rel="nofollow"&gt;Twitter for iPhone&lt;/a&gt;</text:p>
          </table:table-cell>
          <table:table-cell office:value-type="string" table:style-name="ce8">
            <text:p><text:a xlink:href="http://pbs.twimg.com/profile_images/378800000516538683/a884fe07ac180a8b93d3f43116db6d67_normal.jpeg">http://pbs.twimg.com/profile_images/378800000516538683/a884fe07ac180a8b93d3f43116db6d67_normal.jpeg</text:a></text:p>
          </table:table-cell>
          <table:table-cell office:value-type="float" office:value="1106" table:style-name="ce5">
            <text:p>1106</text:p>
          </table:table-cell>
          <table:table-cell office:value-type="float" office:value="658" table:style-name="ce5">
            <text:p>658</text:p>
          </table:table-cell>
          <table:table-cell office:value-type="string" table:style-name="ce5">
            <text:p>Uni of Nottingham Ningbo China</text:p>
          </table:table-cell>
          <table:table-cell office:value-type="string" table:style-name="ce8">
            <text:p><text:a xlink:href="http://twitter.com/SimaHui1/statuses/1160460324228571136">http://twitter.com/SimaHui1/statuses/1160460324228571136</text:a></text:p>
          </table:table-cell>
          <table:table-cell office:value-type="string" table:style-name="ce5">
            <text:p>{"hashtags":[],"symbols":[],"user_mentions":[{"screen_name":"geoff_p_wade","name":"Geoff Wade","id":2608779276,"id_str":"2608779276","indices":[0,13]},{"screen_name":"UniUtrecht","name":"Universiteit Utrecht","id":33548291,"id_str":"33548291","indices":[14,25]},{"screen_name":"VolkswagenSt","name":"VolkswagenStiftung","id":964037922,"id_str":"964037922","indices":[26,39]}],"urls":[]}</text:p>
          </table:table-cell>
          <table:table-cell table:number-columns-repeated="16366"/>
        </table:table-row>
        <table:table-row table:style-name="ro3">
          <table:table-cell office:value-type="string" table:style-name="ce4">
            <text:p>1160455422601383937</text:p>
          </table:table-cell>
          <table:table-cell office:value-type="string" table:style-name="ce5">
            <text:p>wildgees8</text:p>
          </table:table-cell>
          <table:table-cell office:value-type="string" table:style-name="ce6">
            <text:p>RT @geoff_p_wade: University of Utrecht's @UniUtrecht contribution to global intellectual endeavour: "It is time to view China not just as a follower, but also look at its potential role as a global leader in higher education" (Van der Wende &amp;amp; Zhu, 2015)</text:p>
            <text:p/>
            <text:p>https://t.co/Ogqa6VEonF https://t.co/ADDLxyfiY0</text:p>
          </table:table-cell>
          <table:table-cell office:value-type="string" table:style-name="ce5">
            <text:p>Sun Aug 11 07:38:27 +0000 2019</text:p>
          </table:table-cell>
          <table:table-cell office:value-type="date" office:date-value="2019-08-11T08:38:27" table:style-name="ce7">
            <text:p>11/08/2019 08:38:27</text:p>
          </table:table-cell>
          <table:table-cell table:number-columns-repeated="4" table:style-name="ce5"/>
          <table:table-cell office:value-type="string" table:style-name="ce5">
            <text:p>2931636908</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544633868486066176/z12O4gnx_normal.jpeg">http://pbs.twimg.com/profile_images/544633868486066176/z12O4gnx_normal.jpeg</text:a></text:p>
          </table:table-cell>
          <table:table-cell office:value-type="float" office:value="1971" table:style-name="ce5">
            <text:p>1971</text:p>
          </table:table-cell>
          <table:table-cell office:value-type="float" office:value="2809" table:style-name="ce5">
            <text:p>2809</text:p>
          </table:table-cell>
          <table:table-cell office:value-type="string" table:style-name="ce5">
            <text:p>北緯35度21分39秒、東経138度43分39</text:p>
          </table:table-cell>
          <table:table-cell office:value-type="string" table:style-name="ce8">
            <text:p><text:a xlink:href="http://twitter.com/wildgees8/statuses/1160455422601383937">http://twitter.com/wildgees8/statuses/1160455422601383937</text:a></text:p>
          </table:table-cell>
          <table:table-cell office:value-type="string" table:style-name="ce5">
            <text:p>{"hashtags":[],"symbols":[],"user_mentions":[{"screen_name":"geoff_p_wade","name":"Geoff Wade","id":2608779276,"id_str":"2608779276","indices":[3,16]},{"screen_name":"UniUtrecht","name":"Universiteit Utrecht","id":33548291,"id_str":"33548291","indices":[42,53]}],"urls":[]}</text:p>
          </table:table-cell>
          <table:table-cell table:number-columns-repeated="16366"/>
        </table:table-row>
        <table:table-row table:style-name="ro4">
          <table:table-cell office:value-type="string" table:style-name="ce4">
            <text:p>1160452680852168704</text:p>
          </table:table-cell>
          <table:table-cell office:value-type="string" table:style-name="ce5">
            <text:p>mleseman</text:p>
          </table:table-cell>
          <table:table-cell office:value-type="string" table:style-name="ce6">
            <text:p>RT @delta_comm: https://t.co/KZNpHKG17l. Herman Havekes, vanaf 1 sept. hoogleraar publieke organisatie van het waterbeheer @UniUtrecht. Te gast bij @Nieuwsweekend op @NPORadio1. Over te veel en te weinig water en hoe we dat in deze delta organiseren. Terugluisteren: https://t.co/jLE1IGhmWV https://t.co/k3L8bhEovp</text:p>
          </table:table-cell>
          <table:table-cell office:value-type="string" table:style-name="ce5">
            <text:p>Sun Aug 11 07:27:33 +0000 2019</text:p>
          </table:table-cell>
          <table:table-cell office:value-type="date" office:date-value="2019-08-11T08:27:33" table:style-name="ce7">
            <text:p>11/08/2019 08:27:33</text:p>
          </table:table-cell>
          <table:table-cell table:number-columns-repeated="4" table:style-name="ce5"/>
          <table:table-cell office:value-type="string" table:style-name="ce5">
            <text:p>158403277</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047854971427938304/isFQaoJh_normal.jpg">http://pbs.twimg.com/profile_images/1047854971427938304/isFQaoJh_normal.jpg</text:a></text:p>
          </table:table-cell>
          <table:table-cell office:value-type="float" office:value="2182" table:style-name="ce5">
            <text:p>2182</text:p>
          </table:table-cell>
          <table:table-cell office:value-type="float" office:value="1896" table:style-name="ce5">
            <text:p>1896</text:p>
          </table:table-cell>
          <table:table-cell office:value-type="string" table:style-name="ce5">
            <text:p>Nijmegen en Den Haag</text:p>
          </table:table-cell>
          <table:table-cell office:value-type="string" table:style-name="ce8">
            <text:p><text:a xlink:href="http://twitter.com/mleseman/statuses/1160452680852168704">http://twitter.com/mleseman/statuses/1160452680852168704</text:a></text:p>
          </table:table-cell>
          <table:table-cell office:value-type="string" table:style-name="ce5">
            <text:p>{"hashtags":[],"symbols":[],"user_mentions":[{"screen_name":"delta_comm","name":"Deltacommissaris (DC)","id":115618961,"id_str":"115618961","indices":[3,14]},{"screen_name":"UniUtrecht","name":"Universiteit Utrecht","id":33548291,"id_str":"33548291","indices":[123,134]}],"urls":[{"url":"https://t.co/KZNpHKG17l","expanded_url":"http://Prof.mr","display_url":"Prof.mr","indices":[16,39]}]}</text:p>
          </table:table-cell>
          <table:table-cell table:number-columns-repeated="16366"/>
        </table:table-row>
        <table:table-row table:style-name="ro5">
          <table:table-cell office:value-type="string" table:style-name="ce4">
            <text:p>1160440940495925248</text:p>
          </table:table-cell>
          <table:table-cell office:value-type="string" table:style-name="ce5">
            <text:p>geoff_p_wade</text:p>
          </table:table-cell>
          <table:table-cell office:value-type="string" table:style-name="ce6">
            <text:p>The Academic Silk Road Homepage coordinated by @UniUtrecht University of Utrecht and funded by the @VolkswagenSt . Publications listed</text:p>
            <text:p>https://t.co/Vzx95O3Em3 https://t.co/GkCLyPFj7T</text:p>
          </table:table-cell>
          <table:table-cell office:value-type="string" table:style-name="ce5">
            <text:p>Sun Aug 11 06:40:54 +0000 2019</text:p>
          </table:table-cell>
          <table:table-cell office:value-type="date" office:date-value="2019-08-11T07:40:54" table:style-name="ce7">
            <text:p>11/08/2019 07:40:54</text:p>
          </table:table-cell>
          <table:table-cell table:number-columns-repeated="2" table:style-name="ce5"/>
          <table:table-cell office:value-type="string" table:style-name="ce5">
            <text:p>2608779276</text:p>
          </table:table-cell>
          <table:table-cell office:value-type="string" table:style-name="ce5">
            <text:p>geoff_p_wade</text:p>
          </table:table-cell>
          <table:table-cell office:value-type="string" table:style-name="ce5">
            <text:p>2608779276</text:p>
          </table:table-cell>
          <table:table-cell office:value-type="string" table:style-name="ce5">
            <text:p>1160419925212590080</text:p>
          </table:table-cell>
          <table:table-cell office:value-type="string" table:style-name="ce5">
            <text:p>&lt;a href="http://twitter.com" rel="nofollow"&gt;Twitter Web Client&lt;/a&gt;</text:p>
          </table:table-cell>
          <table:table-cell office:value-type="string" table:style-name="ce8">
            <text:p><text:a xlink:href="http://pbs.twimg.com/profile_images/601763677855883264/Cu-XoiyC_normal.jpg">http://pbs.twimg.com/profile_images/601763677855883264/Cu-XoiyC_normal.jpg</text:a></text:p>
          </table:table-cell>
          <table:table-cell office:value-type="float" office:value="5850" table:style-name="ce5">
            <text:p>5850</text:p>
          </table:table-cell>
          <table:table-cell office:value-type="float" office:value="1677" table:style-name="ce5">
            <text:p>1677</text:p>
          </table:table-cell>
          <table:table-cell office:value-type="string" table:style-name="ce5">
            <text:p>Canberra</text:p>
          </table:table-cell>
          <table:table-cell office:value-type="string" table:style-name="ce8">
            <text:p><text:a xlink:href="http://twitter.com/geoff_p_wade/statuses/1160440940495925248">http://twitter.com/geoff_p_wade/statuses/1160440940495925248</text:a></text:p>
          </table:table-cell>
          <table:table-cell office:value-type="string" table:style-name="ce5">
            <text:p>{"hashtags":[],"symbols":[],"user_mentions":[{"screen_name":"UniUtrecht","name":"Universiteit Utrecht","id":33548291,"id_str":"33548291","indices":[47,58]},{"screen_name":"VolkswagenSt","name":"VolkswagenStiftung","id":964037922,"id_str":"964037922","indices":[99,112]}],"urls":[{"url":"https://t.co/Vzx95O3Em3","expanded_url":"https://www.academicsilkroad.org/","display_url":"academicsilkroad.org","indices":[135,158]}],"media":[{"id":1160440496965111800,"id_str":"1160440496965111808","indices":[159,182],"media_url":"http://pbs.twimg.com/media/EBq2e9SVUAAGqBj.jpg","media_url_https":"https://pbs.twimg.com/media/EBq2e9SVUAAGqBj.jpg","url":"https://t.co/GkCLyPFj7T","display_url":"pic.twitter.com/GkCLyPFj7T","expanded_url":"https://twitter.com/geoff_p_wade/status/1160440940495925248/photo/1","type":"photo","sizes":{"thumb":{"w":150,"h":150,"resize":"crop"},"medium":{"w":1200,"h":510,"resize":"fit"},"large":{"w":1233,"h":524,"resize":"fit"},"small":{"w":680,"h":289,"resize":"fit"}}}]}</text:p>
          </table:table-cell>
          <table:table-cell table:number-columns-repeated="16366"/>
        </table:table-row>
        <table:table-row table:style-name="ro3">
          <table:table-cell office:value-type="string" table:style-name="ce4">
            <text:p>1160425956986589184</text:p>
          </table:table-cell>
          <table:table-cell office:value-type="string" table:style-name="ce5">
            <text:p>geoff_p_wade</text:p>
          </table:table-cell>
          <table:table-cell office:value-type="string" table:style-name="ce6">
            <text:p>University of Utrecht's @UniUtrecht contribution to global intellectual endeavour: "It is time to view China not just as a follower, but also look at its potential role as a global leader in higher education" (Van der Wende &amp;amp; Zhu, 2015)</text:p>
            <text:p/>
            <text:p>https://t.co/Ogqa6VEonF https://t.co/ADDLxyfiY0</text:p>
          </table:table-cell>
          <table:table-cell office:value-type="string" table:style-name="ce5">
            <text:p>Sun Aug 11 05:41:22 +0000 2019</text:p>
          </table:table-cell>
          <table:table-cell office:value-type="date" office:date-value="2019-08-11T06:41:22" table:style-name="ce7">
            <text:p>11/08/2019 06:41:22</text:p>
          </table:table-cell>
          <table:table-cell table:number-columns-repeated="2" table:style-name="ce5"/>
          <table:table-cell office:value-type="string" table:style-name="ce5">
            <text:p>2608779276</text:p>
          </table:table-cell>
          <table:table-cell office:value-type="string" table:style-name="ce5">
            <text:p>geoff_p_wade</text:p>
          </table:table-cell>
          <table:table-cell office:value-type="string" table:style-name="ce5">
            <text:p>2608779276</text:p>
          </table:table-cell>
          <table:table-cell office:value-type="string" table:style-name="ce5">
            <text:p>1160419925212590080</text:p>
          </table:table-cell>
          <table:table-cell office:value-type="string" table:style-name="ce5">
            <text:p>&lt;a href="http://twitter.com" rel="nofollow"&gt;Twitter Web Client&lt;/a&gt;</text:p>
          </table:table-cell>
          <table:table-cell office:value-type="string" table:style-name="ce8">
            <text:p><text:a xlink:href="http://pbs.twimg.com/profile_images/601763677855883264/Cu-XoiyC_normal.jpg">http://pbs.twimg.com/profile_images/601763677855883264/Cu-XoiyC_normal.jpg</text:a></text:p>
          </table:table-cell>
          <table:table-cell office:value-type="float" office:value="5850" table:style-name="ce5">
            <text:p>5850</text:p>
          </table:table-cell>
          <table:table-cell office:value-type="float" office:value="1677" table:style-name="ce5">
            <text:p>1677</text:p>
          </table:table-cell>
          <table:table-cell office:value-type="string" table:style-name="ce5">
            <text:p>Canberra</text:p>
          </table:table-cell>
          <table:table-cell office:value-type="string" table:style-name="ce8">
            <text:p><text:a xlink:href="http://twitter.com/geoff_p_wade/statuses/1160425956986589184">http://twitter.com/geoff_p_wade/statuses/1160425956986589184</text:a></text:p>
          </table:table-cell>
          <table:table-cell office:value-type="string" table:style-name="ce5">
            <text:p>{"hashtags":[],"symbols":[],"user_mentions":[{"screen_name":"UniUtrecht","name":"Universiteit Utrecht","id":33548291,"id_str":"33548291","indices":[24,35]}],"urls":[{"url":"https://t.co/Ogqa6VEonF","expanded_url":"https://www.uu.nl/en/organisation/centre-for-global-challenges/projects/the-new-silk-road","display_url":"uu.nl/en/organisatio…","indices":[244,267]}],"media":[{"id":1160425218734608400,"id_str":"1160425218734608384","indices":[268,291],"media_url":"http://pbs.twimg.com/media/EBqolpcU0AAs9cE.jpg","media_url_https":"https://pbs.twimg.com/media/EBqolpcU0AAs9cE.jpg","url":"https://t.co/ADDLxyfiY0","display_url":"pic.twitter.com/ADDLxyfiY0","expanded_url":"https://twitter.com/geoff_p_wade/status/1160425956986589184/photo/1","type":"photo","sizes":{"thumb":{"w":150,"h":150,"resize":"crop"},"small":{"w":680,"h":510,"resize":"fit"},"medium":{"w":1200,"h":900,"resize":"fit"},"large":{"w":1600,"h":1200,"resize":"fit"}}}]}</text:p>
          </table:table-cell>
          <table:table-cell table:number-columns-repeated="16366"/>
        </table:table-row>
        <table:table-row table:style-name="ro4">
          <table:table-cell office:value-type="string" table:style-name="ce4">
            <text:p>1160424615321063424</text:p>
          </table:table-cell>
          <table:table-cell office:value-type="string" table:style-name="ce5">
            <text:p>geoff_p_wade</text:p>
          </table:table-cell>
          <table:table-cell office:value-type="string" table:style-name="ce6">
            <text:p>University of Utrecht's @UniUtrecht "Centre for Global Challenges" seems to have been bought over completely in its "The New Silk Road: Implications for higher education and research cooperation between China and Europe"</text:p>
            <text:p/>
            <text:p>https://t.co/Ogqa6VEonF https://t.co/rZCap7ygLP</text:p>
          </table:table-cell>
          <table:table-cell office:value-type="string" table:style-name="ce5">
            <text:p>Sun Aug 11 05:36:02 +0000 2019</text:p>
          </table:table-cell>
          <table:table-cell office:value-type="date" office:date-value="2019-08-11T06:36:02" table:style-name="ce7">
            <text:p>11/08/2019 06:36:02</text:p>
          </table:table-cell>
          <table:table-cell table:number-columns-repeated="2" table:style-name="ce5"/>
          <table:table-cell office:value-type="string" table:style-name="ce5">
            <text:p>2608779276</text:p>
          </table:table-cell>
          <table:table-cell office:value-type="string" table:style-name="ce5">
            <text:p>geoff_p_wade</text:p>
          </table:table-cell>
          <table:table-cell office:value-type="string" table:style-name="ce5">
            <text:p>2608779276</text:p>
          </table:table-cell>
          <table:table-cell office:value-type="string" table:style-name="ce5">
            <text:p>1160419925212590080</text:p>
          </table:table-cell>
          <table:table-cell office:value-type="string" table:style-name="ce5">
            <text:p>&lt;a href="http://twitter.com" rel="nofollow"&gt;Twitter Web Client&lt;/a&gt;</text:p>
          </table:table-cell>
          <table:table-cell office:value-type="string" table:style-name="ce8">
            <text:p><text:a xlink:href="http://pbs.twimg.com/profile_images/601763677855883264/Cu-XoiyC_normal.jpg">http://pbs.twimg.com/profile_images/601763677855883264/Cu-XoiyC_normal.jpg</text:a></text:p>
          </table:table-cell>
          <table:table-cell office:value-type="float" office:value="5850" table:style-name="ce5">
            <text:p>5850</text:p>
          </table:table-cell>
          <table:table-cell office:value-type="float" office:value="1677" table:style-name="ce5">
            <text:p>1677</text:p>
          </table:table-cell>
          <table:table-cell office:value-type="string" table:style-name="ce5">
            <text:p>Canberra</text:p>
          </table:table-cell>
          <table:table-cell office:value-type="string" table:style-name="ce8">
            <text:p><text:a xlink:href="http://twitter.com/geoff_p_wade/statuses/1160424615321063424">http://twitter.com/geoff_p_wade/statuses/1160424615321063424</text:a></text:p>
          </table:table-cell>
          <table:table-cell office:value-type="string" table:style-name="ce5">
            <text:p>{"hashtags":[],"symbols":[],"user_mentions":[{"screen_name":"UniUtrecht","name":"Universiteit Utrecht","id":33548291,"id_str":"33548291","indices":[24,35]}],"urls":[{"url":"https://t.co/Ogqa6VEonF","expanded_url":"https://www.uu.nl/en/organisation/centre-for-global-challenges/projects/the-new-silk-road","display_url":"uu.nl/en/organisatio…","indices":[223,246]}],"media":[{"id":1160424331949686800,"id_str":"1160424331949686785","indices":[247,270],"media_url":"http://pbs.twimg.com/media/EBqnyB6UwAEiUj7.jpg","media_url_https":"https://pbs.twimg.com/media/EBqnyB6UwAEiUj7.jpg","url":"https://t.co/rZCap7ygLP","display_url":"pic.twitter.com/rZCap7ygLP","expanded_url":"https://twitter.com/geoff_p_wade/status/1160424615321063424/photo/1","type":"photo","sizes":{"thumb":{"w":150,"h":150,"resize":"crop"},"medium":{"w":1134,"h":553,"resize":"fit"},"large":{"w":1134,"h":553,"resize":"fit"},"small":{"w":680,"h":332,"resize":"fit"}}}]}</text:p>
          </table:table-cell>
          <table:table-cell table:number-columns-repeated="16366"/>
        </table:table-row>
        <table:table-row table:style-name="ro9">
          <table:table-cell office:value-type="string" table:style-name="ce4">
            <text:p>1160414936293621760</text:p>
          </table:table-cell>
          <table:table-cell office:value-type="string" table:style-name="ce5">
            <text:p>caseofdees</text:p>
          </table:table-cell>
          <table:table-cell office:value-type="string" table:style-name="ce6">
            <text:p>RT @jmduineveld: @GuiseppeDon @GerardVerhoef @bijlesduits @MarijkeKaatee @ypakk @wskamphuis @caseofdees @BestuurBon @stellastarlight @LievenBrekel @jtervoert @BartVerv @antiprietpraat @peterkwint @Lisawesterveld @Debdus @harmbeertema @Paul_van_Meenen @ruiterprins @RPlasterk @RiaBrandt @Curriculum_nu @leraar24 @SLO_nl @watdoetkees @InfoDolf @UniUtrecht Op p16: 'the current hype of evidence-based approach'. Evidence based approach doen we dus maar af als een hype, liever proberen we maar wat met onze kinderen... Hoe durf je dat te schrijven in een wetenschappelijk onderzoek...</text:p>
          </table:table-cell>
          <table:table-cell office:value-type="string" table:style-name="ce5">
            <text:p>Sun Aug 11 04:57:34 +0000 2019</text:p>
          </table:table-cell>
          <table:table-cell office:value-type="date" office:date-value="2019-08-11T05:57:34" table:style-name="ce7">
            <text:p>11/08/2019 05:57:34</text:p>
          </table:table-cell>
          <table:table-cell table:number-columns-repeated="4" table:style-name="ce5"/>
          <table:table-cell office:value-type="string" table:style-name="ce5">
            <text:p>77174667</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017836347242041344/u4n9dyPK_normal.jpg">http://pbs.twimg.com/profile_images/1017836347242041344/u4n9dyPK_normal.jpg</text:a></text:p>
          </table:table-cell>
          <table:table-cell office:value-type="float" office:value="6795" table:style-name="ce5">
            <text:p>6795</text:p>
          </table:table-cell>
          <table:table-cell office:value-type="float" office:value="3204" table:style-name="ce5">
            <text:p>3204</text:p>
          </table:table-cell>
          <table:table-cell table:style-name="ce5"/>
          <table:table-cell office:value-type="string" table:style-name="ce8">
            <text:p><text:a xlink:href="http://twitter.com/caseofdees/statuses/1160414936293621760">http://twitter.com/caseofdees/statuses/1160414936293621760</text:a></text:p>
          </table:table-cell>
          <table:table-cell office:value-type="string" table:style-name="ce5">
            <text:p>{"hashtags":[],"symbols":[],"user_mentions":[{"screen_name":"jmduineveld","name":"Jeroen Duineveld","id":87274726,"id_str":"87274726","indices":[3,15]},{"screen_name":"GuiseppeDon","name":"DonGuiseppe","id":1064201888407670800,"id_str":"1064201888407670784","indices":[17,29]},{"screen_name":"GerardVerhoef","name":"Gerard Verhoef","id":53862650,"id_str":"53862650","indices":[30,44]},{"screen_name":"bijlesduits","name":"Martin Ringenaldus","id":495391733,"id_str":"495391733","indices":[45,57]},{"screen_name":"MarijkeKaatee","name":"Marijke Kaatee","id":51385003,"id_str":"51385003","indices":[58,72]},{"screen_name":"ypakk","name":"Ype <text:s/>Akkerman","id":547127830,"id_str":"547127830","indices":[73,79]},{"screen_name":"wskamphuis","name":"wskamphuis","id":9626022,"id_str":"9626022","indices":[80,91]},{"screen_name":"caseofdees","name":"Dees","id":77174667,"id_str":"77174667","indices":[92,103]},{"screen_name":"BestuurBon","name":"Beter Onderwijs Nederland","id":199166864,"id_str":"199166864","indices":[104,115]},{"screen_name":"stellastarlight","name":"stellastarlight","id":1038167248865779700,"id_str":"1038167248865779717","indices":[116,132]}],"urls":[]}</text:p>
          </table:table-cell>
          <table:table-cell table:number-columns-repeated="16366"/>
        </table:table-row>
        <table:table-row table:style-name="ro3">
          <table:table-cell office:value-type="string" table:style-name="ce4">
            <text:p>1160369599054925829</text:p>
          </table:table-cell>
          <table:table-cell office:value-type="string" table:style-name="ce5">
            <text:p>In_AnkitSingla</text:p>
          </table:table-cell>
          <table:table-cell office:value-type="string" table:style-name="ce6">
            <text:p>RT @aribidopsis: Read the latest interview of Kaisa Kajala (@kaisakajala), Assistant professor, Plant Ecophysiology team at Utrecht University (@UtrechtUni), Netherlands in "Faculty Job: Myths &amp;amp; Realities" series at @plantae_org @ASPB</text:p>
            <text:p/>
            <text:p>https://t.co/KfHmNMT6p5 https://t.co/iSIwhpXeil</text:p>
          </table:table-cell>
          <table:table-cell office:value-type="string" table:style-name="ce5">
            <text:p>Sun Aug 11 01:57:25 +0000 2019</text:p>
          </table:table-cell>
          <table:table-cell office:value-type="date" office:date-value="2019-08-11T02:57:25" table:style-name="ce7">
            <text:p>11/08/2019 02:57:25</text:p>
          </table:table-cell>
          <table:table-cell table:number-columns-repeated="4" table:style-name="ce5"/>
          <table:table-cell office:value-type="string" table:style-name="ce5">
            <text:p>2416987094</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653597539694866432/xyz1tA-r_normal.jpg">http://pbs.twimg.com/profile_images/653597539694866432/xyz1tA-r_normal.jpg</text:a></text:p>
          </table:table-cell>
          <table:table-cell office:value-type="float" office:value="101" table:style-name="ce5">
            <text:p>101</text:p>
          </table:table-cell>
          <table:table-cell office:value-type="float" office:value="1444" table:style-name="ce5">
            <text:p>1444</text:p>
          </table:table-cell>
          <table:table-cell office:value-type="string" table:style-name="ce5">
            <text:p>Gharaunda</text:p>
          </table:table-cell>
          <table:table-cell office:value-type="string" table:style-name="ce8">
            <text:p><text:a xlink:href="http://twitter.com/In_AnkitSingla/statuses/1160369599054925829">http://twitter.com/In_AnkitSingla/statuses/1160369599054925829</text:a></text:p>
          </table:table-cell>
          <table:table-cell office:value-type="string" table:style-name="ce5">
            <text:p>{"hashtags":[],"symbols":[],"user_mentions":[{"screen_name":"aribidopsis","name":"Arif Ashraf","id":365000183,"id_str":"365000183","indices":[3,15]},{"screen_name":"kaisakajala","name":"Kaisa Kajala","id":196855404,"id_str":"196855404","indices":[60,72]}],"urls":[]}</text:p>
          </table:table-cell>
          <table:table-cell table:number-columns-repeated="16366"/>
        </table:table-row>
        <table:table-row table:style-name="ro4">
          <table:table-cell office:value-type="string" table:style-name="ce4">
            <text:p>1160358728425541632</text:p>
          </table:table-cell>
          <table:table-cell office:value-type="string" table:style-name="ce5">
            <text:p>ReefLife911</text:p>
          </table:table-cell>
          <table:table-cell office:value-type="string" table:style-name="ce6">
            <text:p>RT @OceanUnger: Just out in time for next #highseas negotiations #IGC3 | New piece by @ca_blanchard of @UniUtrecht and @caroledurussel and @BenBoteler of @IASS_Potsdam: Socio-ecological resilience and the law: Exploring the adaptive capacity of the #bbnj agreement https://t.co/1AFzMuXkrT</text:p>
          </table:table-cell>
          <table:table-cell office:value-type="string" table:style-name="ce5">
            <text:p>Sun Aug 11 01:14:13 +0000 2019</text:p>
          </table:table-cell>
          <table:table-cell office:value-type="date" office:date-value="2019-08-11T02:14:13" table:style-name="ce7">
            <text:p>11/08/2019 02:14:13</text:p>
          </table:table-cell>
          <table:table-cell table:number-columns-repeated="4" table:style-name="ce5"/>
          <table:table-cell office:value-type="string" table:style-name="ce5">
            <text:p>713889934147325952</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875495679312896001/AepoYkGk_normal.jpg">http://pbs.twimg.com/profile_images/875495679312896001/AepoYkGk_normal.jpg</text:a></text:p>
          </table:table-cell>
          <table:table-cell office:value-type="float" office:value="3201" table:style-name="ce5">
            <text:p>3201</text:p>
          </table:table-cell>
          <table:table-cell office:value-type="float" office:value="5020" table:style-name="ce5">
            <text:p>5020</text:p>
          </table:table-cell>
          <table:table-cell table:style-name="ce5"/>
          <table:table-cell office:value-type="string" table:style-name="ce8">
            <text:p><text:a xlink:href="http://twitter.com/ReefLife911/statuses/1160358728425541632">http://twitter.com/ReefLife911/statuses/1160358728425541632</text:a></text:p>
          </table:table-cell>
          <table:table-cell office:value-type="string" table:style-name="ce5">
            <text:p>{"hashtags":[{"text":"highseas","indices":[42,51]},{"text":"IGC3","indices":[65,70]}],"symbols":[],"user_mentions":[{"screen_name":"OceanUnger","name":"Sebastian Unger","id":3040460290,"id_str":"3040460290","indices":[3,14]},{"screen_name":"ca_blanchard","name":"Catherine Blanchard","id":4857578086,"id_str":"4857578086","indices":[86,99]},{"screen_name":"UniUtrecht","name":"Universiteit Utrecht","id":33548291,"id_str":"33548291","indices":[103,114]},{"screen_name":"caroledurussel","name":"Carole Durussel","id":715949854908932100,"id_str":"715949854908932096","indices":[119,134]}],"urls":[]}</text:p>
          </table:table-cell>
          <table:table-cell table:number-columns-repeated="16366"/>
        </table:table-row>
        <table:table-row table:style-name="ro3">
          <table:table-cell office:value-type="string" table:style-name="ce4">
            <text:p>1160343944921616384</text:p>
          </table:table-cell>
          <table:table-cell office:value-type="string" table:style-name="ce5">
            <text:p>schwessinger</text:p>
          </table:table-cell>
          <table:table-cell office:value-type="string" table:style-name="ce6">
            <text:p>RT @aribidopsis: Read the latest interview of Kaisa Kajala (@kaisakajala), Assistant professor, Plant Ecophysiology team at Utrecht University (@UtrechtUni), Netherlands in "Faculty Job: Myths &amp;amp; Realities" series at @plantae_org @ASPB</text:p>
            <text:p/>
            <text:p>https://t.co/KfHmNMT6p5 https://t.co/iSIwhpXeil</text:p>
          </table:table-cell>
          <table:table-cell office:value-type="string" table:style-name="ce5">
            <text:p>Sun Aug 11 00:15:29 +0000 2019</text:p>
          </table:table-cell>
          <table:table-cell office:value-type="date" office:date-value="2019-08-11T01:15:29" table:style-name="ce7">
            <text:p>11/08/2019 01:15:29</text:p>
          </table:table-cell>
          <table:table-cell table:number-columns-repeated="4" table:style-name="ce5"/>
          <table:table-cell office:value-type="string" table:style-name="ce5">
            <text:p>1337118332</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847183615989383168/S1EWgVfx_normal.jpg">http://pbs.twimg.com/profile_images/847183615989383168/S1EWgVfx_normal.jpg</text:a></text:p>
          </table:table-cell>
          <table:table-cell office:value-type="float" office:value="2355" table:style-name="ce5">
            <text:p>2355</text:p>
          </table:table-cell>
          <table:table-cell office:value-type="float" office:value="2385" table:style-name="ce5">
            <text:p>2385</text:p>
          </table:table-cell>
          <table:table-cell office:value-type="string" table:style-name="ce5">
            <text:p>Canberra</text:p>
          </table:table-cell>
          <table:table-cell office:value-type="string" table:style-name="ce8">
            <text:p><text:a xlink:href="http://twitter.com/schwessinger/statuses/1160343944921616384">http://twitter.com/schwessinger/statuses/1160343944921616384</text:a></text:p>
          </table:table-cell>
          <table:table-cell office:value-type="string" table:style-name="ce5">
            <text:p>{"hashtags":[],"symbols":[],"user_mentions":[{"screen_name":"aribidopsis","name":"Arif Ashraf","id":365000183,"id_str":"365000183","indices":[3,15]},{"screen_name":"kaisakajala","name":"Kaisa Kajala","id":196855404,"id_str":"196855404","indices":[60,72]}],"urls":[]}</text:p>
          </table:table-cell>
          <table:table-cell table:number-columns-repeated="16366"/>
        </table:table-row>
        <table:table-row table:style-name="ro3">
          <table:table-cell office:value-type="string" table:style-name="ce4">
            <text:p>1160343407275008002</text:p>
          </table:table-cell>
          <table:table-cell office:value-type="string" table:style-name="ce5">
            <text:p>ASPB</text:p>
          </table:table-cell>
          <table:table-cell office:value-type="string" table:style-name="ce6">
            <text:p>RT @aribidopsis: Read the latest interview of Kaisa Kajala (@kaisakajala), Assistant professor, Plant Ecophysiology team at Utrecht University (@UtrechtUni), Netherlands in "Faculty Job: Myths &amp;amp; Realities" series at @plantae_org @ASPB</text:p>
            <text:p/>
            <text:p>https://t.co/KfHmNMT6p5 https://t.co/iSIwhpXeil</text:p>
          </table:table-cell>
          <table:table-cell office:value-type="string" table:style-name="ce5">
            <text:p>Sun Aug 11 00:13:21 +0000 2019</text:p>
          </table:table-cell>
          <table:table-cell office:value-type="date" office:date-value="2019-08-11T01:13:21" table:style-name="ce7">
            <text:p>11/08/2019 01:13:21</text:p>
          </table:table-cell>
          <table:table-cell table:number-columns-repeated="4" table:style-name="ce5"/>
          <table:table-cell office:value-type="string" table:style-name="ce5">
            <text:p>17969659</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2583068035/dhs7tgekvviw3c0hj0h0_normal.jpeg">http://pbs.twimg.com/profile_images/2583068035/dhs7tgekvviw3c0hj0h0_normal.jpeg</text:a></text:p>
          </table:table-cell>
          <table:table-cell office:value-type="float" office:value="11726" table:style-name="ce5">
            <text:p>11726</text:p>
          </table:table-cell>
          <table:table-cell office:value-type="float" office:value="1761" table:style-name="ce5">
            <text:p>1761</text:p>
          </table:table-cell>
          <table:table-cell office:value-type="string" table:style-name="ce5">
            <text:p>Rockville, MD</text:p>
          </table:table-cell>
          <table:table-cell office:value-type="string" table:style-name="ce8">
            <text:p><text:a xlink:href="http://twitter.com/ASPB/statuses/1160343407275008002">http://twitter.com/ASPB/statuses/1160343407275008002</text:a></text:p>
          </table:table-cell>
          <table:table-cell office:value-type="string" table:style-name="ce5">
            <text:p>{"hashtags":[],"symbols":[],"user_mentions":[{"screen_name":"aribidopsis","name":"Arif Ashraf","id":365000183,"id_str":"365000183","indices":[3,15]},{"screen_name":"kaisakajala","name":"Kaisa Kajala","id":196855404,"id_str":"196855404","indices":[60,72]}],"urls":[]}</text:p>
          </table:table-cell>
          <table:table-cell table:number-columns-repeated="16366"/>
        </table:table-row>
        <table:table-row table:style-name="ro4">
          <table:table-cell office:value-type="string" table:style-name="ce4">
            <text:p>1160340382212734976</text:p>
          </table:table-cell>
          <table:table-cell office:value-type="string" table:style-name="ce5">
            <text:p>rebecca_jarvis</text:p>
          </table:table-cell>
          <table:table-cell office:value-type="string" table:style-name="ce6">
            <text:p>RT @OceanUnger: Just out in time for next #highseas negotiations #IGC3 | New piece by @ca_blanchard of @UniUtrecht and @caroledurussel and @BenBoteler of @IASS_Potsdam: Socio-ecological resilience and the law: Exploring the adaptive capacity of the #bbnj agreement https://t.co/1AFzMuXkrT</text:p>
          </table:table-cell>
          <table:table-cell office:value-type="string" table:style-name="ce5">
            <text:p>Sun Aug 11 00:01:19 +0000 2019</text:p>
          </table:table-cell>
          <table:table-cell office:value-type="date" office:date-value="2019-08-11T01:01:19" table:style-name="ce7">
            <text:p>11/08/2019 01:01:19</text:p>
          </table:table-cell>
          <table:table-cell table:number-columns-repeated="4" table:style-name="ce5"/>
          <table:table-cell office:value-type="string" table:style-name="ce5">
            <text:p>353139378</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762146747158261760/vpkL_qQZ_normal.jpg">http://pbs.twimg.com/profile_images/762146747158261760/vpkL_qQZ_normal.jpg</text:a></text:p>
          </table:table-cell>
          <table:table-cell office:value-type="float" office:value="5024" table:style-name="ce5">
            <text:p>5024</text:p>
          </table:table-cell>
          <table:table-cell office:value-type="float" office:value="4671" table:style-name="ce5">
            <text:p>4671</text:p>
          </table:table-cell>
          <table:table-cell office:value-type="string" table:style-name="ce5">
            <text:p>Tāmaki Makaurau | Auckland, NZ</text:p>
          </table:table-cell>
          <table:table-cell office:value-type="string" table:style-name="ce8">
            <text:p><text:a xlink:href="http://twitter.com/rebecca_jarvis/statuses/1160340382212734976">http://twitter.com/rebecca_jarvis/statuses/1160340382212734976</text:a></text:p>
          </table:table-cell>
          <table:table-cell office:value-type="string" table:style-name="ce5">
            <text:p>{"hashtags":[{"text":"highseas","indices":[42,51]},{"text":"IGC3","indices":[65,70]}],"symbols":[],"user_mentions":[{"screen_name":"OceanUnger","name":"Sebastian Unger","id":3040460290,"id_str":"3040460290","indices":[3,14]},{"screen_name":"ca_blanchard","name":"Catherine Blanchard","id":4857578086,"id_str":"4857578086","indices":[86,99]},{"screen_name":"UniUtrecht","name":"Universiteit Utrecht","id":33548291,"id_str":"33548291","indices":[103,114]},{"screen_name":"caroledurussel","name":"Carole Durussel","id":715949854908932100,"id_str":"715949854908932096","indices":[119,134]}],"urls":[]}</text:p>
          </table:table-cell>
          <table:table-cell table:number-columns-repeated="16366"/>
        </table:table-row>
        <table:table-row table:style-name="ro2">
          <table:table-cell office:value-type="string" table:style-name="ce4">
            <text:p>1160335393293840385</text:p>
          </table:table-cell>
          <table:table-cell office:value-type="string" table:style-name="ce5">
            <text:p>SOLARLIFE</text:p>
          </table:table-cell>
          <table:table-cell office:value-type="string" table:style-name="ce6">
            <text:p>RT @annelies_denB: Kunstgras is slecht voor t milieu en vlgs hoogleraar @UniUtrecht <text:s/>ook risicovol voor de gezondheid van kinderen. Tijd voor een alternatief! @plasticsoupfoun @mariawesterbos @ANederhoed @Komvandatgrasaf . <text:s/>https://t.co/lLENN239gv</text:p>
          </table:table-cell>
          <table:table-cell office:value-type="string" table:style-name="ce5">
            <text:p>Sat Aug 10 23:41:30 +0000 2019</text:p>
          </table:table-cell>
          <table:table-cell office:value-type="date" office:date-value="2019-08-11T00:41:30" table:style-name="ce7">
            <text:p>11/08/2019 00:41:30</text:p>
          </table:table-cell>
          <table:table-cell table:number-columns-repeated="4" table:style-name="ce5"/>
          <table:table-cell office:value-type="string" table:style-name="ce5">
            <text:p>40505130</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005408404154839040/-8s0T2Ir_normal.jpg">http://pbs.twimg.com/profile_images/1005408404154839040/-8s0T2Ir_normal.jpg</text:a></text:p>
          </table:table-cell>
          <table:table-cell office:value-type="float" office:value="3218" table:style-name="ce5">
            <text:p>3218</text:p>
          </table:table-cell>
          <table:table-cell office:value-type="float" office:value="2029" table:style-name="ce5">
            <text:p>2029</text:p>
          </table:table-cell>
          <table:table-cell office:value-type="string" table:style-name="ce5">
            <text:p>MONACO - FRENCH RIVIERA</text:p>
          </table:table-cell>
          <table:table-cell office:value-type="string" table:style-name="ce8">
            <text:p><text:a xlink:href="http://twitter.com/SOLARLIFE/statuses/1160335393293840385">http://twitter.com/SOLARLIFE/statuses/1160335393293840385</text:a></text:p>
          </table:table-cell>
          <table:table-cell office:value-type="string" table:style-name="ce5">
            <text:p>{"hashtags":[],"symbols":[],"user_mentions":[{"screen_name":"annelies_denB","name":"Tegengif","id":4416041117,"id_str":"4416041117","indices":[3,17]},{"screen_name":"UniUtrecht","name":"Universiteit Utrecht","id":33548291,"id_str":"33548291","indices":[72,83]}],"urls":[]}</text:p>
          </table:table-cell>
          <table:table-cell table:number-columns-repeated="16366"/>
        </table:table-row>
        <table:table-row table:style-name="ro4">
          <table:table-cell office:value-type="string" table:style-name="ce4">
            <text:p>1160310736171626496</text:p>
          </table:table-cell>
          <table:table-cell office:value-type="string" table:style-name="ce5">
            <text:p>danielcdunn</text:p>
          </table:table-cell>
          <table:table-cell office:value-type="string" table:style-name="ce6">
            <text:p>RT @OceanUnger: Just out in time for next #highseas negotiations #IGC3 | New piece by @ca_blanchard of @UniUtrecht and @caroledurussel and @BenBoteler of @IASS_Potsdam: Socio-ecological resilience and the law: Exploring the adaptive capacity of the #bbnj agreement https://t.co/1AFzMuXkrT</text:p>
          </table:table-cell>
          <table:table-cell office:value-type="string" table:style-name="ce5">
            <text:p>Sat Aug 10 22:03:31 +0000 2019</text:p>
          </table:table-cell>
          <table:table-cell office:value-type="date" office:date-value="2019-08-10T23:03:31" table:style-name="ce7">
            <text:p>10/08/2019 23:03:31</text:p>
          </table:table-cell>
          <table:table-cell table:number-columns-repeated="4" table:style-name="ce5"/>
          <table:table-cell office:value-type="string" table:style-name="ce5">
            <text:p>485775569</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815373197/Guppa_normal.jpg">http://pbs.twimg.com/profile_images/1815373197/Guppa_normal.jpg</text:a></text:p>
          </table:table-cell>
          <table:table-cell office:value-type="float" office:value="990" table:style-name="ce5">
            <text:p>990</text:p>
          </table:table-cell>
          <table:table-cell office:value-type="float" office:value="1417" table:style-name="ce5">
            <text:p>1417</text:p>
          </table:table-cell>
          <table:table-cell office:value-type="string" table:style-name="ce5">
            <text:p>Beaufort, NC</text:p>
          </table:table-cell>
          <table:table-cell office:value-type="string" table:style-name="ce8">
            <text:p><text:a xlink:href="http://twitter.com/danielcdunn/statuses/1160310736171626496">http://twitter.com/danielcdunn/statuses/1160310736171626496</text:a></text:p>
          </table:table-cell>
          <table:table-cell office:value-type="string" table:style-name="ce5">
            <text:p>{"hashtags":[{"text":"highseas","indices":[42,51]},{"text":"IGC3","indices":[65,70]}],"symbols":[],"user_mentions":[{"screen_name":"OceanUnger","name":"Sebastian Unger","id":3040460290,"id_str":"3040460290","indices":[3,14]},{"screen_name":"ca_blanchard","name":"Catherine Blanchard","id":4857578086,"id_str":"4857578086","indices":[86,99]},{"screen_name":"UniUtrecht","name":"Universiteit Utrecht","id":33548291,"id_str":"33548291","indices":[103,114]},{"screen_name":"caroledurussel","name":"Carole Durussel","id":715949854908932100,"id_str":"715949854908932096","indices":[119,134]}],"urls":[]}</text:p>
          </table:table-cell>
          <table:table-cell table:number-columns-repeated="16366"/>
        </table:table-row>
        <table:table-row table:style-name="ro7">
          <table:table-cell office:value-type="string" table:style-name="ce4">
            <text:p>1160310182376824832</text:p>
          </table:table-cell>
          <table:table-cell office:value-type="string" table:style-name="ce5">
            <text:p>GuiseppeDon</text:p>
          </table:table-cell>
          <table:table-cell office:value-type="string" table:style-name="ce6">
            <text:p>@jmduineveld @GerardVerhoef @bijlesduits @MarijkeKaatee @ypakk @wskamphuis @caseofdees @BestuurBon @stellastarlight @LievenBrekel @jtervoert @BartVerv @antiprietpraat @peterkwint @Lisawesterveld @Debdus @harmbeertema @Paul_van_Meenen @ruiterprins @RPlasterk @RiaBrandt @Curriculum_nu @leraar24 @SLO_nl @watdoetkees @InfoDolf @UniUtrecht Die gek zit niet meer in het instituut van @woutervj, de faculteit van @thwubbels nam haar liefdevol op.</text:p>
          </table:table-cell>
          <table:table-cell office:value-type="string" table:style-name="ce5">
            <text:p>Sat Aug 10 22:01:19 +0000 2019</text:p>
          </table:table-cell>
          <table:table-cell office:value-type="date" office:date-value="2019-08-10T23:01:19" table:style-name="ce7">
            <text:p>10/08/2019 23:01:19</text:p>
          </table:table-cell>
          <table:table-cell table:number-columns-repeated="2" table:style-name="ce5"/>
          <table:table-cell office:value-type="string" table:style-name="ce5">
            <text:p>87274726</text:p>
          </table:table-cell>
          <table:table-cell office:value-type="string" table:style-name="ce5">
            <text:p>jmduineveld</text:p>
          </table:table-cell>
          <table:table-cell office:value-type="string" table:style-name="ce5">
            <text:p>1064201888407670784</text:p>
          </table:table-cell>
          <table:table-cell office:value-type="string" table:style-name="ce5">
            <text:p>1160309124971859969</text:p>
          </table:table-cell>
          <table:table-cell office:value-type="string" table:style-name="ce5">
            <text:p>&lt;a href="https://mobile.twitter.com" rel="nofollow"&gt;Twitter Web App&lt;/a&gt;</text:p>
          </table:table-cell>
          <table:table-cell office:value-type="string" table:style-name="ce8">
            <text:p><text:a xlink:href="http://pbs.twimg.com/profile_images/1064264295180107777/eor7VMU1_normal.jpg">http://pbs.twimg.com/profile_images/1064264295180107777/eor7VMU1_normal.jpg</text:a></text:p>
          </table:table-cell>
          <table:table-cell office:value-type="float" office:value="123" table:style-name="ce5">
            <text:p>123</text:p>
          </table:table-cell>
          <table:table-cell office:value-type="float" office:value="288" table:style-name="ce5">
            <text:p>288</text:p>
          </table:table-cell>
          <table:table-cell office:value-type="string" table:style-name="ce5">
            <text:p>Palestrina, Lazio</text:p>
          </table:table-cell>
          <table:table-cell office:value-type="string" table:style-name="ce8">
            <text:p><text:a xlink:href="http://twitter.com/GuiseppeDon/statuses/1160310182376824832">http://twitter.com/GuiseppeDon/statuses/1160310182376824832</text:a></text:p>
          </table:table-cell>
          <table:table-cell office:value-type="string" table:style-name="ce5">
            <text:p>{"hashtags":[],"symbols":[],"user_mentions":[{"screen_name":"jmduineveld","name":"Jeroen Duineveld","id":87274726,"id_str":"87274726","indices":[0,12]},{"screen_name":"GerardVerhoef","name":"Gerard Verhoef","id":53862650,"id_str":"53862650","indices":[13,27]},{"screen_name":"bijlesduits","name":"Martin Ringenaldus","id":495391733,"id_str":"495391733","indices":[28,40]},{"screen_name":"MarijkeKaatee","name":"Marijke Kaatee","id":51385003,"id_str":"51385003","indices":[41,55]},{"screen_name":"ypakk","name":"Ype <text:s/>Akkerman","id":547127830,"id_str":"547127830","indices":[56,62]},{"screen_name":"wskamphuis","name":"wskamphuis","id":9626022,"id_str":"9626022","indices":[63,74]},{"screen_name":"caseofdees","name":"Dees","id":77174667,"id_str":"77174667","indices":[75,86]},{"screen_name":"BestuurBon","name":"Beter Onderwijs Nederland","id":199166864,"id_str":"199166864","indices":[87,98]},{"screen_name":"stellastarlight","name":"stellastarlight","id":1038167248865779700,"id_str":"1038167248865779717","indices":[99,115]},{"screen_name":"LievenBrekel","name":"✨ Lieven Brekel <text:s/>✨","id":981220888443015200,"id_str":"981220888443015168","indices":[116,129]},{"screen_name":"jtervoert","name":"Jasper ter Voert","id":1345058912,"id_str":"1345058912","indices":[130,140]},{"screen_name":"BartVerv","name":"Bart Vervoort","id":368539234,"id_str":"368539234","indices":[141,150]},{"screen_name":"antiprietpraat","name":"Onderwijscommissie boerenverstand","id":1123331526744268800,"id_str":"1123331526744268801","indices":[151,166]},{"screen_name":"peterkwint","name":"Peter Kwint","id":239853793,"id_str":"239853793","indices":[167,178]},{"screen_name":"Lisawesterveld","name":"Lisa Westerveld","id":127823462,"id_str":"127823462","indices":[179,194]},{"screen_name":"Debdus","name":"Debbie Dussel","id":175432964,"id_str":"175432964","indices":[195,202]},{"screen_name":"harmbeertema","name":"Harm Beertema","id":144487331,"id_str":"144487331","indices":[203,216]},{"screen_name":"Paul_van_Meenen","name":"Paul van Meenen","id":185986442,"id_str":"185986442","indices":[217,233]},{"screen_name":"ruiterprins","name":"Petra Prins ヅ","id":104840866,"id_str":"104840866","indices":[234,246]},{"screen_name":"RPlasterk","name":"Ronald Plasterk","id":529285233,"id_str":"529285233","indices":[247,257]},{"screen_name":"RiaBrandt","name":"Ria Brandt","id":262112100,"id_str":"262112100","indices":[258,268]},{"screen_name":"Curriculum_nu","name":"Curriculum.nu","id":2999375075,"id_str":"2999375075","indices":[269,283]},{"screen_name":"leraar24","name":"Leraar24","id":29189691,"id_str":"29189691","indices":[284,293]},{"screen_name":"SLO_nl","name":"SLO","id":300083577,"id_str":"300083577","indices":[294,301]},{"screen_name":"watdoetkees","name":"Kees Hoogland","id":52116576,"id_str":"52116576","indices":[302,314]},{"screen_name":"InfoDolf","name":"Dolf Janson","id":1675620404,"id_str":"1675620404","indices":[315,324]},{"screen_name":"UniUtrecht","name":"Universiteit Utrecht","id":33548291,"id_str":"33548291","indices":[325,336]},{"screen_name":"woutervj","name":"Wouter van Joolingen","id":1722671,"id_str":"1722671","indices":[380,389]},{"screen_name":"thwubbels","name":"Theo Wubbels","id":223453000,"id_str":"223453000","indices":[408,418]}],"urls":[]}</text:p>
          </table:table-cell>
          <table:table-cell table:number-columns-repeated="16366"/>
        </table:table-row>
        <table:table-row table:style-name="ro9">
          <table:table-cell office:value-type="string" table:style-name="ce4">
            <text:p>1160309547724148736</text:p>
          </table:table-cell>
          <table:table-cell office:value-type="string" table:style-name="ce5">
            <text:p>ruiterprins</text:p>
          </table:table-cell>
          <table:table-cell office:value-type="string" table:style-name="ce6">
            <text:p>RT @jmduineveld: @GuiseppeDon @GerardVerhoef @bijlesduits @MarijkeKaatee @ypakk @wskamphuis @caseofdees @BestuurBon @stellastarlight @LievenBrekel @jtervoert @BartVerv @antiprietpraat @peterkwint @Lisawesterveld @Debdus @harmbeertema @Paul_van_Meenen @ruiterprins @RPlasterk @RiaBrandt @Curriculum_nu @leraar24 @SLO_nl @watdoetkees @InfoDolf @UniUtrecht Op p16: 'the current hype of evidence-based approach'. Evidence based approach doen we dus maar af als een hype, liever proberen we maar wat met onze kinderen... Hoe durf je dat te schrijven in een wetenschappelijk onderzoek...</text:p>
          </table:table-cell>
          <table:table-cell office:value-type="string" table:style-name="ce5">
            <text:p>Sat Aug 10 21:58:48 +0000 2019</text:p>
          </table:table-cell>
          <table:table-cell office:value-type="date" office:date-value="2019-08-10T22:58:48" table:style-name="ce7">
            <text:p>10/08/2019 22:58:48</text:p>
          </table:table-cell>
          <table:table-cell table:number-columns-repeated="4" table:style-name="ce5"/>
          <table:table-cell office:value-type="string" table:style-name="ce5">
            <text:p>104840866</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055472809483403264/0Q25CKh2_normal.jpg">http://pbs.twimg.com/profile_images/1055472809483403264/0Q25CKh2_normal.jpg</text:a></text:p>
          </table:table-cell>
          <table:table-cell office:value-type="float" office:value="576" table:style-name="ce5">
            <text:p>576</text:p>
          </table:table-cell>
          <table:table-cell office:value-type="float" office:value="702" table:style-name="ce5">
            <text:p>702</text:p>
          </table:table-cell>
          <table:table-cell office:value-type="string" table:style-name="ce5">
            <text:p>Netherlands</text:p>
          </table:table-cell>
          <table:table-cell office:value-type="string" table:style-name="ce8">
            <text:p><text:a xlink:href="http://twitter.com/ruiterprins/statuses/1160309547724148736">http://twitter.com/ruiterprins/statuses/1160309547724148736</text:a></text:p>
          </table:table-cell>
          <table:table-cell office:value-type="string" table:style-name="ce5">
            <text:p>{"hashtags":[],"symbols":[],"user_mentions":[{"screen_name":"jmduineveld","name":"Jeroen Duineveld","id":87274726,"id_str":"87274726","indices":[3,15]},{"screen_name":"GuiseppeDon","name":"DonGuiseppe","id":1064201888407670800,"id_str":"1064201888407670784","indices":[17,29]},{"screen_name":"GerardVerhoef","name":"Gerard Verhoef","id":53862650,"id_str":"53862650","indices":[30,44]},{"screen_name":"bijlesduits","name":"Martin Ringenaldus","id":495391733,"id_str":"495391733","indices":[45,57]},{"screen_name":"MarijkeKaatee","name":"Marijke Kaatee","id":51385003,"id_str":"51385003","indices":[58,72]},{"screen_name":"ypakk","name":"Ype <text:s/>Akkerman","id":547127830,"id_str":"547127830","indices":[73,79]},{"screen_name":"wskamphuis","name":"wskamphuis","id":9626022,"id_str":"9626022","indices":[80,91]},{"screen_name":"caseofdees","name":"Dees","id":77174667,"id_str":"77174667","indices":[92,103]},{"screen_name":"BestuurBon","name":"Beter Onderwijs Nederland","id":199166864,"id_str":"199166864","indices":[104,115]},{"screen_name":"stellastarlight","name":"stellastarlight","id":1038167248865779700,"id_str":"1038167248865779717","indices":[116,132]}],"urls":[]}</text:p>
          </table:table-cell>
          <table:table-cell table:number-columns-repeated="16366"/>
        </table:table-row>
        <table:table-row table:style-name="ro9">
          <table:table-cell office:value-type="string" table:style-name="ce4">
            <text:p>1160309124971859969</text:p>
          </table:table-cell>
          <table:table-cell office:value-type="string" table:style-name="ce5">
            <text:p>jmduineveld</text:p>
          </table:table-cell>
          <table:table-cell office:value-type="string" table:style-name="ce6">
            <text:p>@GuiseppeDon @GerardVerhoef @bijlesduits @MarijkeKaatee @ypakk @wskamphuis @caseofdees @BestuurBon @stellastarlight @LievenBrekel @jtervoert @BartVerv @antiprietpraat @peterkwint @Lisawesterveld @Debdus @harmbeertema @Paul_van_Meenen @ruiterprins @RPlasterk @RiaBrandt @Curriculum_nu @leraar24 @SLO_nl @watdoetkees @InfoDolf @UniUtrecht Op p16: 'the current hype of evidence-based approach'. Evidence based approach doen we dus maar af als een hype, liever proberen we maar wat met onze kinderen... Hoe durf je dat te schrijven in een wetenschappelijk onderzoek...</text:p>
          </table:table-cell>
          <table:table-cell office:value-type="string" table:style-name="ce5">
            <text:p>Sat Aug 10 21:57:07 +0000 2019</text:p>
          </table:table-cell>
          <table:table-cell office:value-type="date" office:date-value="2019-08-10T22:57:07" table:style-name="ce7">
            <text:p>10/08/2019 22:57:07</text:p>
          </table:table-cell>
          <table:table-cell table:number-columns-repeated="2" table:style-name="ce5"/>
          <table:table-cell office:value-type="string" table:style-name="ce5">
            <text:p>1064201888407670784</text:p>
          </table:table-cell>
          <table:table-cell office:value-type="string" table:style-name="ce5">
            <text:p>GuiseppeDon</text:p>
          </table:table-cell>
          <table:table-cell office:value-type="string" table:style-name="ce5">
            <text:p>87274726</text:p>
          </table:table-cell>
          <table:table-cell office:value-type="string" table:style-name="ce5">
            <text:p>1160307780202520576</text:p>
          </table:table-cell>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35" table:style-name="ce5">
            <text:p>35</text:p>
          </table:table-cell>
          <table:table-cell office:value-type="float" office:value="415" table:style-name="ce5">
            <text:p>415</text:p>
          </table:table-cell>
          <table:table-cell office:value-type="string" table:style-name="ce5">
            <text:p>Hillegom</text:p>
          </table:table-cell>
          <table:table-cell office:value-type="string" table:style-name="ce8">
            <text:p><text:a xlink:href="http://twitter.com/jmduineveld/statuses/1160309124971859969">http://twitter.com/jmduineveld/statuses/1160309124971859969</text:a></text:p>
          </table:table-cell>
          <table:table-cell office:value-type="string" table:style-name="ce5">
            <text:p>{"hashtags":[],"symbols":[],"user_mentions":[{"screen_name":"GuiseppeDon","name":"DonGuiseppe","id":1064201888407670800,"id_str":"1064201888407670784","indices":[0,12]},{"screen_name":"GerardVerhoef","name":"Gerard Verhoef","id":53862650,"id_str":"53862650","indices":[13,27]},{"screen_name":"bijlesduits","name":"Martin Ringenaldus","id":495391733,"id_str":"495391733","indices":[28,40]},{"screen_name":"MarijkeKaatee","name":"Marijke Kaatee","id":51385003,"id_str":"51385003","indices":[41,55]},{"screen_name":"ypakk","name":"Ype <text:s/>Akkerman","id":547127830,"id_str":"547127830","indices":[56,62]},{"screen_name":"wskamphuis","name":"wskamphuis","id":9626022,"id_str":"9626022","indices":[63,74]},{"screen_name":"caseofdees","name":"Dees","id":77174667,"id_str":"77174667","indices":[75,86]},{"screen_name":"BestuurBon","name":"Beter Onderwijs Nederland","id":199166864,"id_str":"199166864","indices":[87,98]},{"screen_name":"stellastarlight","name":"stellastarlight","id":1038167248865779700,"id_str":"1038167248865779717","indices":[99,115]},{"screen_name":"LievenBrekel","name":"✨ Lieven Brekel <text:s/>✨","id":981220888443015200,"id_str":"981220888443015168","indices":[116,129]},{"screen_name":"jtervoert","name":"Jasper ter Voert","id":1345058912,"id_str":"1345058912","indices":[130,140]},{"screen_name":"BartVerv","name":"Bart Vervoort","id":368539234,"id_str":"368539234","indices":[141,150]},{"screen_name":"antiprietpraat","name":"Onderwijscommissie boerenverstand","id":1123331526744268800,"id_str":"1123331526744268801","indices":[151,166]},{"screen_name":"peterkwint","name":"Peter Kwint","id":239853793,"id_str":"239853793","indices":[167,178]},{"screen_name":"Lisawesterveld","name":"Lisa Westerveld","id":127823462,"id_str":"127823462","indices":[179,194]},{"screen_name":"Debdus","name":"Debbie Dussel","id":175432964,"id_str":"175432964","indices":[195,202]},{"screen_name":"harmbeertema","name":"Harm Beertema","id":144487331,"id_str":"144487331","indices":[203,216]},{"screen_name":"Paul_van_Meenen","name":"Paul van Meenen","id":185986442,"id_str":"185986442","indices":[217,233]},{"screen_name":"ruiterprins","name":"Petra Prins ヅ","id":104840866,"id_str":"104840866","indices":[234,246]},{"screen_name":"RPlasterk","name":"Ronald Plasterk","id":529285233,"id_str":"529285233","indices":[247,257]},{"screen_name":"RiaBrandt","name":"Ria Brandt","id":262112100,"id_str":"262112100","indices":[258,268]},{"screen_name":"Curriculum_nu","name":"Curriculum.nu","id":2999375075,"id_str":"2999375075","indices":[269,283]},{"screen_name":"leraar24","name":"Leraar24","id":29189691,"id_str":"29189691","indices":[284,293]},{"screen_name":"SLO_nl","name":"SLO","id":300083577,"id_str":"300083577","indices":[294,301]},{"screen_name":"watdoetkees","name":"Kees Hoogland","id":52116576,"id_str":"52116576","indices":[302,314]},{"screen_name":"InfoDolf","name":"Dolf Janson","id":1675620404,"id_str":"1675620404","indices":[315,324]},{"screen_name":"UniUtrecht","name":"Universiteit Utrecht","id":33548291,"id_str":"33548291","indices":[325,336]}],"urls":[]}</text:p>
          </table:table-cell>
          <table:table-cell table:number-columns-repeated="16366"/>
        </table:table-row>
        <table:table-row table:style-name="ro7">
          <table:table-cell office:value-type="string" table:style-name="ce4">
            <text:p>1160307780202520576</text:p>
          </table:table-cell>
          <table:table-cell office:value-type="string" table:style-name="ce5">
            <text:p>GuiseppeDon</text:p>
          </table:table-cell>
          <table:table-cell office:value-type="string" table:style-name="ce6">
            <text:p>@GerardVerhoef @bijlesduits @MarijkeKaatee @ypakk @wskamphuis @jmduineveld @caseofdees @BestuurBon @stellastarlight @LievenBrekel @jtervoert @BartVerv @antiprietpraat @peterkwint @Lisawesterveld @Debdus @harmbeertema @Paul_van_Meenen @ruiterprins @RPlasterk @RiaBrandt @Curriculum_nu @leraar24 @SLO_nl @watdoetkees @InfoDolf Maar van @uniutrecht slikken ze alles.</text:p>
            <text:p>https://t.co/nVhXcGZvsG</text:p>
          </table:table-cell>
          <table:table-cell office:value-type="string" table:style-name="ce5">
            <text:p>Sat Aug 10 21:51:46 +0000 2019</text:p>
          </table:table-cell>
          <table:table-cell office:value-type="date" office:date-value="2019-08-10T22:51:46" table:style-name="ce7">
            <text:p>10/08/2019 22:51:46</text:p>
          </table:table-cell>
          <table:table-cell table:number-columns-repeated="2" table:style-name="ce5"/>
          <table:table-cell office:value-type="string" table:style-name="ce5">
            <text:p>53862650</text:p>
          </table:table-cell>
          <table:table-cell office:value-type="string" table:style-name="ce5">
            <text:p>GerardVerhoef</text:p>
          </table:table-cell>
          <table:table-cell office:value-type="string" table:style-name="ce5">
            <text:p>1064201888407670784</text:p>
          </table:table-cell>
          <table:table-cell office:value-type="string" table:style-name="ce5">
            <text:p>1160277624998039553</text:p>
          </table:table-cell>
          <table:table-cell office:value-type="string" table:style-name="ce5">
            <text:p>&lt;a href="https://mobile.twitter.com" rel="nofollow"&gt;Twitter Web App&lt;/a&gt;</text:p>
          </table:table-cell>
          <table:table-cell office:value-type="string" table:style-name="ce8">
            <text:p><text:a xlink:href="http://pbs.twimg.com/profile_images/1064264295180107777/eor7VMU1_normal.jpg">http://pbs.twimg.com/profile_images/1064264295180107777/eor7VMU1_normal.jpg</text:a></text:p>
          </table:table-cell>
          <table:table-cell office:value-type="float" office:value="123" table:style-name="ce5">
            <text:p>123</text:p>
          </table:table-cell>
          <table:table-cell office:value-type="float" office:value="288" table:style-name="ce5">
            <text:p>288</text:p>
          </table:table-cell>
          <table:table-cell office:value-type="string" table:style-name="ce5">
            <text:p>Palestrina, Lazio</text:p>
          </table:table-cell>
          <table:table-cell office:value-type="string" table:style-name="ce8">
            <text:p><text:a xlink:href="http://twitter.com/GuiseppeDon/statuses/1160307780202520576">http://twitter.com/GuiseppeDon/statuses/1160307780202520576</text:a></text:p>
          </table:table-cell>
          <table:table-cell office:value-type="string" table:style-name="ce5">
            <text:p>{"hashtags":[],"symbols":[],"user_mentions":[{"screen_name":"GerardVerhoef","name":"Gerard Verhoef","id":53862650,"id_str":"53862650","indices":[0,14]},{"screen_name":"bijlesduits","name":"Martin Ringenaldus","id":495391733,"id_str":"495391733","indices":[15,27]},{"screen_name":"MarijkeKaatee","name":"Marijke Kaatee","id":51385003,"id_str":"51385003","indices":[28,42]},{"screen_name":"ypakk","name":"Ype <text:s/>Akkerman","id":547127830,"id_str":"547127830","indices":[43,49]},{"screen_name":"wskamphuis","name":"wskamphuis","id":9626022,"id_str":"9626022","indices":[50,61]},{"screen_name":"jmduineveld","name":"Jeroen Duineveld","id":87274726,"id_str":"87274726","indices":[62,74]},{"screen_name":"caseofdees","name":"Dees","id":77174667,"id_str":"77174667","indices":[75,86]},{"screen_name":"BestuurBon","name":"Beter Onderwijs Nederland","id":199166864,"id_str":"199166864","indices":[87,98]},{"screen_name":"stellastarlight","name":"stellastarlight","id":1038167248865779700,"id_str":"1038167248865779717","indices":[99,115]},{"screen_name":"LievenBrekel","name":"✨ Lieven Brekel <text:s/>✨","id":981220888443015200,"id_str":"981220888443015168","indices":[116,129]},{"screen_name":"jtervoert","name":"Jasper ter Voert","id":1345058912,"id_str":"1345058912","indices":[130,140]},{"screen_name":"BartVerv","name":"Bart Vervoort","id":368539234,"id_str":"368539234","indices":[141,150]},{"screen_name":"antiprietpraat","name":"Onderwijscommissie boerenverstand","id":1123331526744268800,"id_str":"1123331526744268801","indices":[151,166]},{"screen_name":"peterkwint","name":"Peter Kwint","id":239853793,"id_str":"239853793","indices":[167,178]},{"screen_name":"Lisawesterveld","name":"Lisa Westerveld","id":127823462,"id_str":"127823462","indices":[179,194]},{"screen_name":"Debdus","name":"Debbie Dussel","id":175432964,"id_str":"175432964","indices":[195,202]},{"screen_name":"harmbeertema","name":"Harm Beertema","id":144487331,"id_str":"144487331","indices":[203,216]},{"screen_name":"Paul_van_Meenen","name":"Paul van Meenen","id":185986442,"id_str":"185986442","indices":[217,233]},{"screen_name":"ruiterprins","name":"Petra Prins ヅ","id":104840866,"id_str":"104840866","indices":[234,246]},{"screen_name":"RPlasterk","name":"Ronald Plasterk","id":529285233,"id_str":"529285233","indices":[247,257]},{"screen_name":"RiaBrandt","name":"Ria Brandt","id":262112100,"id_str":"262112100","indices":[258,268]},{"screen_name":"Curriculum_nu","name":"Curriculum.nu","id":2999375075,"id_str":"2999375075","indices":[269,283]},{"screen_name":"leraar24","name":"Leraar24","id":29189691,"id_str":"29189691","indices":[284,293]},{"screen_name":"SLO_nl","name":"SLO","id":300083577,"id_str":"300083577","indices":[294,301]},{"screen_name":"watdoetkees","name":"Kees Hoogland","id":52116576,"id_str":"52116576","indices":[302,314]},{"screen_name":"InfoDolf","name":"Dolf Janson","id":1675620404,"id_str":"1675620404","indices":[315,324]},{"screen_name":"UniUtrecht","name":"Universiteit Utrecht","id":33548291,"id_str":"33548291","indices":[334,345]}],"urls":[{"url":"https://t.co/nVhXcGZvsG","expanded_url":"http://www.fisme.science.uu.nl/staff/marjah/download/VdHeuvel-Panhuizen_keynote_MERGA33co.pdf","display_url":"fisme.science.uu.nl/staff/marjah/d…","indices":[364,387]}]}</text:p>
          </table:table-cell>
          <table:table-cell table:number-columns-repeated="16366"/>
        </table:table-row>
        <table:table-row table:style-name="ro2">
          <table:table-cell office:value-type="string" table:style-name="ce4">
            <text:p>1160303044879355905</text:p>
          </table:table-cell>
          <table:table-cell office:value-type="string" table:style-name="ce5">
            <text:p>nolletje1</text:p>
          </table:table-cell>
          <table:table-cell office:value-type="string" table:style-name="ce6">
            <text:p>RT @pietjepier: @waterschappen @UniUtrecht @PCGGlas Valt de oorzaak van 1953 en andere rampen ook onder de noemer : waterstaatgeschiedenis @waterschappen @WaterschapHHNK @ProvincieNH @provzeeland <text:s/>@IHWamersfoort <text:s/>@TsWaterMaritiem ?</text:p>
          </table:table-cell>
          <table:table-cell office:value-type="string" table:style-name="ce5">
            <text:p>Sat Aug 10 21:32:57 +0000 2019</text:p>
          </table:table-cell>
          <table:table-cell office:value-type="date" office:date-value="2019-08-10T22:32:57" table:style-name="ce7">
            <text:p>10/08/2019 22:32:57</text:p>
          </table:table-cell>
          <table:table-cell table:number-columns-repeated="4" table:style-name="ce5"/>
          <table:table-cell office:value-type="string" table:style-name="ce5">
            <text:p>1094367279427526659</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162098330308096001/SyEMJlR1_normal.jpg">http://pbs.twimg.com/profile_images/1162098330308096001/SyEMJlR1_normal.jpg</text:a></text:p>
          </table:table-cell>
          <table:table-cell office:value-type="float" office:value="82" table:style-name="ce5">
            <text:p>82</text:p>
          </table:table-cell>
          <table:table-cell office:value-type="float" office:value="610" table:style-name="ce5">
            <text:p>610</text:p>
          </table:table-cell>
          <table:table-cell table:style-name="ce5"/>
          <table:table-cell office:value-type="string" table:style-name="ce8">
            <text:p><text:a xlink:href="http://twitter.com/nolletje1/statuses/1160303044879355905">http://twitter.com/nolletje1/statuses/1160303044879355905</text:a></text:p>
          </table:table-cell>
          <table:table-cell office:value-type="string" table:style-name="ce5">
            <text:p>{"hashtags":[],"symbols":[],"user_mentions":[{"screen_name":"pietjepier","name":"Piet van Noort","id":3353301496,"id_str":"3353301496","indices":[3,14]},{"screen_name":"waterschappen","name":"Unie v Waterschappen","id":325765427,"id_str":"325765427","indices":[16,30]},{"screen_name":"UniUtrecht","name":"Universiteit Utrecht","id":33548291,"id_str":"33548291","indices":[31,42]},{"screen_name":"PCGGlas","name":"Peter Glas","id":235630520,"id_str":"235630520","indices":[43,51]}],"urls":[]}</text:p>
          </table:table-cell>
          <table:table-cell table:number-columns-repeated="16366"/>
        </table:table-row>
        <table:table-row table:style-name="ro2">
          <table:table-cell office:value-type="string" table:style-name="ce4">
            <text:p>1160298572853731333</text:p>
          </table:table-cell>
          <table:table-cell office:value-type="string" table:style-name="ce5">
            <text:p>pietjepier</text:p>
          </table:table-cell>
          <table:table-cell office:value-type="string" table:style-name="ce6">
            <text:p>@waterschappen @UniUtrecht @PCGGlas Valt de oorzaak van 1953 en andere rampen ook onder de noemer : waterstaatgeschiedenis @waterschappen @WaterschapHHNK @ProvincieNH @provzeeland <text:s/>@IHWamersfoort <text:s/>@TsWaterMaritiem ?</text:p>
          </table:table-cell>
          <table:table-cell office:value-type="string" table:style-name="ce5">
            <text:p>Sat Aug 10 21:15:11 +0000 2019</text:p>
          </table:table-cell>
          <table:table-cell office:value-type="date" office:date-value="2019-08-10T22:15:11" table:style-name="ce7">
            <text:p>10/08/2019 22:15:11</text:p>
          </table:table-cell>
          <table:table-cell table:number-columns-repeated="2" table:style-name="ce5"/>
          <table:table-cell office:value-type="string" table:style-name="ce5">
            <text:p>325765427</text:p>
          </table:table-cell>
          <table:table-cell office:value-type="string" table:style-name="ce5">
            <text:p>waterschappen</text:p>
          </table:table-cell>
          <table:table-cell office:value-type="string" table:style-name="ce5">
            <text:p>3353301496</text:p>
          </table:table-cell>
          <table:table-cell office:value-type="string" table:style-name="ce5">
            <text:p>1159078613146316800</text:p>
          </table:table-cell>
          <table:table-cell office:value-type="string" table:style-name="ce5">
            <text:p>&lt;a href="http://twitter.com" rel="nofollow"&gt;Twitter Web Client&lt;/a&gt;</text:p>
          </table:table-cell>
          <table:table-cell office:value-type="string" table:style-name="ce8">
            <text:p><text:a xlink:href="http://pbs.twimg.com/profile_images/616258454882287617/U-PgLaUt_normal.jpg">http://pbs.twimg.com/profile_images/616258454882287617/U-PgLaUt_normal.jpg</text:a></text:p>
          </table:table-cell>
          <table:table-cell office:value-type="float" office:value="120" table:style-name="ce5">
            <text:p>120</text:p>
          </table:table-cell>
          <table:table-cell office:value-type="float" office:value="45" table:style-name="ce5">
            <text:p>45</text:p>
          </table:table-cell>
          <table:table-cell office:value-type="string" table:style-name="ce5">
            <text:p>Petten, Schagen</text:p>
          </table:table-cell>
          <table:table-cell office:value-type="string" table:style-name="ce8">
            <text:p><text:a xlink:href="http://twitter.com/pietjepier/statuses/1160298572853731333">http://twitter.com/pietjepier/statuses/1160298572853731333</text:a></text:p>
          </table:table-cell>
          <table:table-cell office:value-type="string" table:style-name="ce5">
            <text:p>{"hashtags":[],"symbols":[],"user_mentions":[{"screen_name":"waterschappen","name":"Unie v Waterschappen","id":325765427,"id_str":"325765427","indices":[0,14]},{"screen_name":"UniUtrecht","name":"Universiteit Utrecht","id":33548291,"id_str":"33548291","indices":[15,26]},{"screen_name":"PCGGlas","name":"Peter Glas","id":235630520,"id_str":"235630520","indices":[27,35]},{"screen_name":"waterschappen","name":"Unie v Waterschappen","id":325765427,"id_str":"325765427","indices":[123,137]},{"screen_name":"WaterschapHHNK","name":"Waterschap HHNK","id":163407611,"id_str":"163407611","indices":[138,153]},{"screen_name":"ProvincieNH","name":"Noord-Holland","id":106683736,"id_str":"106683736","indices":[154,166]},{"screen_name":"provzeeland","name":"Provincie Zeeland","id":115005739,"id_str":"115005739","indices":[167,179]},{"screen_name":"IHWamersfoort","name":"Informatiehuis Water","id":1285879728,"id_str":"1285879728","indices":[181,195]},{"screen_name":"TsWaterMaritiem","name":"Topsector Water &amp; Maritiem","id":2514099537,"id_str":"2514099537","indices":[197,213]}],"urls":[]}</text:p>
          </table:table-cell>
          <table:table-cell table:number-columns-repeated="16366"/>
        </table:table-row>
        <table:table-row table:style-name="ro4">
          <table:table-cell office:value-type="string" table:style-name="ce4">
            <text:p>1160290030327349249</text:p>
          </table:table-cell>
          <table:table-cell office:value-type="string" table:style-name="ce5">
            <text:p>buitenwens</text:p>
          </table:table-cell>
          <table:table-cell office:value-type="string" table:style-name="ce6">
            <text:p>RT @delta_comm: https://t.co/KZNpHKG17l. Herman Havekes, vanaf 1 sept. hoogleraar publieke organisatie van het waterbeheer @UniUtrecht. Te gast bij @Nieuwsweekend op @NPORadio1. Over te veel en te weinig water en hoe we dat in deze delta organiseren. Terugluisteren: https://t.co/jLE1IGhmWV https://t.co/k3L8bhEovp</text:p>
          </table:table-cell>
          <table:table-cell office:value-type="string" table:style-name="ce5">
            <text:p>Sat Aug 10 20:41:15 +0000 2019</text:p>
          </table:table-cell>
          <table:table-cell office:value-type="date" office:date-value="2019-08-10T21:41:15" table:style-name="ce7">
            <text:p>10/08/2019 21:41:15</text:p>
          </table:table-cell>
          <table:table-cell table:number-columns-repeated="4" table:style-name="ce5"/>
          <table:table-cell office:value-type="string" table:style-name="ce5">
            <text:p>1876631881</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884080850580713473/ekgp8Jop_normal.jpg">http://pbs.twimg.com/profile_images/884080850580713473/ekgp8Jop_normal.jpg</text:a></text:p>
          </table:table-cell>
          <table:table-cell office:value-type="float" office:value="70" table:style-name="ce5">
            <text:p>70</text:p>
          </table:table-cell>
          <table:table-cell office:value-type="float" office:value="131" table:style-name="ce5">
            <text:p>131</text:p>
          </table:table-cell>
          <table:table-cell table:style-name="ce5"/>
          <table:table-cell office:value-type="string" table:style-name="ce8">
            <text:p><text:a xlink:href="http://twitter.com/buitenwens/statuses/1160290030327349249">http://twitter.com/buitenwens/statuses/1160290030327349249</text:a></text:p>
          </table:table-cell>
          <table:table-cell office:value-type="string" table:style-name="ce5">
            <text:p>{"hashtags":[],"symbols":[],"user_mentions":[{"screen_name":"delta_comm","name":"Deltacommissaris (DC)","id":115618961,"id_str":"115618961","indices":[3,14]},{"screen_name":"UniUtrecht","name":"Universiteit Utrecht","id":33548291,"id_str":"33548291","indices":[123,134]}],"urls":[{"url":"https://t.co/KZNpHKG17l","expanded_url":"http://Prof.mr","display_url":"Prof.mr","indices":[16,39]}]}</text:p>
          </table:table-cell>
          <table:table-cell table:number-columns-repeated="16366"/>
        </table:table-row>
        <table:table-row table:style-name="ro4">
          <table:table-cell office:value-type="string" table:style-name="ce4">
            <text:p>1160283688434831361</text:p>
          </table:table-cell>
          <table:table-cell office:value-type="string" table:style-name="ce5">
            <text:p>mara_ntona</text:p>
          </table:table-cell>
          <table:table-cell office:value-type="string" table:style-name="ce6">
            <text:p>RT @OceanUnger: Just out in time for next #highseas negotiations #IGC3 | New piece by @ca_blanchard of @UniUtrecht and @caroledurussel and @BenBoteler of @IASS_Potsdam: Socio-ecological resilience and the law: Exploring the adaptive capacity of the #bbnj agreement https://t.co/1AFzMuXkrT</text:p>
          </table:table-cell>
          <table:table-cell office:value-type="string" table:style-name="ce5">
            <text:p>Sat Aug 10 20:16:03 +0000 2019</text:p>
          </table:table-cell>
          <table:table-cell office:value-type="date" office:date-value="2019-08-10T21:16:03" table:style-name="ce7">
            <text:p>10/08/2019 21:16:03</text:p>
          </table:table-cell>
          <table:table-cell table:number-columns-repeated="4" table:style-name="ce5"/>
          <table:table-cell office:value-type="string" table:style-name="ce5">
            <text:p>766654961694478336</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078338919585013760/sR4TaTLZ_normal.jpg">http://pbs.twimg.com/profile_images/1078338919585013760/sR4TaTLZ_normal.jpg</text:a></text:p>
          </table:table-cell>
          <table:table-cell office:value-type="float" office:value="251" table:style-name="ce5">
            <text:p>251</text:p>
          </table:table-cell>
          <table:table-cell office:value-type="float" office:value="547" table:style-name="ce5">
            <text:p>547</text:p>
          </table:table-cell>
          <table:table-cell office:value-type="string" table:style-name="ce5">
            <text:p>Edinburgh, Scotland</text:p>
          </table:table-cell>
          <table:table-cell office:value-type="string" table:style-name="ce8">
            <text:p><text:a xlink:href="http://twitter.com/mara_ntona/statuses/1160283688434831361">http://twitter.com/mara_ntona/statuses/1160283688434831361</text:a></text:p>
          </table:table-cell>
          <table:table-cell office:value-type="string" table:style-name="ce5">
            <text:p>{"hashtags":[{"text":"highseas","indices":[42,51]},{"text":"IGC3","indices":[65,70]}],"symbols":[],"user_mentions":[{"screen_name":"OceanUnger","name":"Sebastian Unger","id":3040460290,"id_str":"3040460290","indices":[3,14]},{"screen_name":"ca_blanchard","name":"Catherine Blanchard","id":4857578086,"id_str":"4857578086","indices":[86,99]},{"screen_name":"UniUtrecht","name":"Universiteit Utrecht","id":33548291,"id_str":"33548291","indices":[103,114]},{"screen_name":"caroledurussel","name":"Carole Durussel","id":715949854908932100,"id_str":"715949854908932096","indices":[119,134]}],"urls":[]}</text:p>
          </table:table-cell>
          <table:table-cell table:number-columns-repeated="16366"/>
        </table:table-row>
        <table:table-row table:style-name="ro3">
          <table:table-cell office:value-type="string" table:style-name="ce4">
            <text:p>1160274225262993408</text:p>
          </table:table-cell>
          <table:table-cell office:value-type="string" table:style-name="ce5">
            <text:p>SCourbier</text:p>
          </table:table-cell>
          <table:table-cell office:value-type="string" table:style-name="ce6">
            <text:p>RT @aribidopsis: Read the latest interview of Kaisa Kajala (@kaisakajala), Assistant professor, Plant Ecophysiology team at Utrecht University (@UtrechtUni), Netherlands in "Faculty Job: Myths &amp;amp; Realities" series at @plantae_org @ASPB</text:p>
            <text:p/>
            <text:p>https://t.co/KfHmNMT6p5 https://t.co/iSIwhpXeil</text:p>
          </table:table-cell>
          <table:table-cell office:value-type="string" table:style-name="ce5">
            <text:p>Sat Aug 10 19:38:26 +0000 2019</text:p>
          </table:table-cell>
          <table:table-cell office:value-type="date" office:date-value="2019-08-10T20:38:26" table:style-name="ce7">
            <text:p>10/08/2019 20:38:26</text:p>
          </table:table-cell>
          <table:table-cell table:number-columns-repeated="4" table:style-name="ce5"/>
          <table:table-cell office:value-type="string" table:style-name="ce5">
            <text:p>908758126073171969</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130934190038507520/JNRRbL1B_normal.jpg">http://pbs.twimg.com/profile_images/1130934190038507520/JNRRbL1B_normal.jpg</text:a></text:p>
          </table:table-cell>
          <table:table-cell office:value-type="float" office:value="297" table:style-name="ce5">
            <text:p>297</text:p>
          </table:table-cell>
          <table:table-cell office:value-type="float" office:value="250" table:style-name="ce5">
            <text:p>250</text:p>
          </table:table-cell>
          <table:table-cell office:value-type="string" table:style-name="ce5">
            <text:p>Utrecht, Pays-Bas</text:p>
          </table:table-cell>
          <table:table-cell office:value-type="string" table:style-name="ce8">
            <text:p><text:a xlink:href="http://twitter.com/SCourbier/statuses/1160274225262993408">http://twitter.com/SCourbier/statuses/1160274225262993408</text:a></text:p>
          </table:table-cell>
          <table:table-cell office:value-type="string" table:style-name="ce5">
            <text:p>{"hashtags":[],"symbols":[],"user_mentions":[{"screen_name":"aribidopsis","name":"Arif Ashraf","id":365000183,"id_str":"365000183","indices":[3,15]},{"screen_name":"kaisakajala","name":"Kaisa Kajala","id":196855404,"id_str":"196855404","indices":[60,72]}],"urls":[]}</text:p>
          </table:table-cell>
          <table:table-cell table:number-columns-repeated="16366"/>
        </table:table-row>
        <table:table-row table:style-name="ro4">
          <table:table-cell office:value-type="string" table:style-name="ce4">
            <text:p>1160270033328771073</text:p>
          </table:table-cell>
          <table:table-cell office:value-type="string" table:style-name="ce5">
            <text:p>brpentz</text:p>
          </table:table-cell>
          <table:table-cell office:value-type="string" table:style-name="ce6">
            <text:p>RT @OceanUnger: Just out in time for next #highseas negotiations #IGC3 | New piece by @ca_blanchard of @UniUtrecht and @caroledurussel and @BenBoteler of @IASS_Potsdam: Socio-ecological resilience and the law: Exploring the adaptive capacity of the #bbnj agreement https://t.co/1AFzMuXkrT</text:p>
          </table:table-cell>
          <table:table-cell office:value-type="string" table:style-name="ce5">
            <text:p>Sat Aug 10 19:21:47 +0000 2019</text:p>
          </table:table-cell>
          <table:table-cell office:value-type="date" office:date-value="2019-08-10T20:21:47" table:style-name="ce7">
            <text:p>10/08/2019 20:21:47</text:p>
          </table:table-cell>
          <table:table-cell table:number-columns-repeated="4" table:style-name="ce5"/>
          <table:table-cell office:value-type="string" table:style-name="ce5">
            <text:p>3120293757</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635090762070294530/s0H1Pw1M_normal.jpg">http://pbs.twimg.com/profile_images/635090762070294530/s0H1Pw1M_normal.jpg</text:a></text:p>
          </table:table-cell>
          <table:table-cell office:value-type="float" office:value="230" table:style-name="ce5">
            <text:p>230</text:p>
          </table:table-cell>
          <table:table-cell office:value-type="float" office:value="1596" table:style-name="ce5">
            <text:p>1596</text:p>
          </table:table-cell>
          <table:table-cell office:value-type="string" table:style-name="ce5">
            <text:p>Toronto, Ontario</text:p>
          </table:table-cell>
          <table:table-cell office:value-type="string" table:style-name="ce8">
            <text:p><text:a xlink:href="http://twitter.com/brpentz/statuses/1160270033328771073">http://twitter.com/brpentz/statuses/1160270033328771073</text:a></text:p>
          </table:table-cell>
          <table:table-cell office:value-type="string" table:style-name="ce5">
            <text:p>{"hashtags":[{"text":"highseas","indices":[42,51]},{"text":"IGC3","indices":[65,70]}],"symbols":[],"user_mentions":[{"screen_name":"OceanUnger","name":"Sebastian Unger","id":3040460290,"id_str":"3040460290","indices":[3,14]},{"screen_name":"ca_blanchard","name":"Catherine Blanchard","id":4857578086,"id_str":"4857578086","indices":[86,99]},{"screen_name":"UniUtrecht","name":"Universiteit Utrecht","id":33548291,"id_str":"33548291","indices":[103,114]},{"screen_name":"caroledurussel","name":"Carole Durussel","id":715949854908932100,"id_str":"715949854908932096","indices":[119,134]}],"urls":[]}</text:p>
          </table:table-cell>
          <table:table-cell table:number-columns-repeated="16366"/>
        </table:table-row>
        <table:table-row table:style-name="ro4">
          <table:table-cell office:value-type="string" table:style-name="ce4">
            <text:p>1160224028977717248</text:p>
          </table:table-cell>
          <table:table-cell office:value-type="string" table:style-name="ce5">
            <text:p>ShannonLHampton</text:p>
          </table:table-cell>
          <table:table-cell office:value-type="string" table:style-name="ce6">
            <text:p>RT @OceanUnger: Just out in time for next #highseas negotiations #IGC3 | New piece by @ca_blanchard of @UniUtrecht and @caroledurussel and @BenBoteler of @IASS_Potsdam: Socio-ecological resilience and the law: Exploring the adaptive capacity of the #bbnj agreement https://t.co/1AFzMuXkrT</text:p>
          </table:table-cell>
          <table:table-cell office:value-type="string" table:style-name="ce5">
            <text:p>Sat Aug 10 16:18:59 +0000 2019</text:p>
          </table:table-cell>
          <table:table-cell office:value-type="date" office:date-value="2019-08-10T17:18:59" table:style-name="ce7">
            <text:p>10/08/2019 17:18:59</text:p>
          </table:table-cell>
          <table:table-cell table:number-columns-repeated="4" table:style-name="ce5"/>
          <table:table-cell office:value-type="string" table:style-name="ce5">
            <text:p>240218206</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140777690951311361/6uSS_VsM_normal.jpg">http://pbs.twimg.com/profile_images/1140777690951311361/6uSS_VsM_normal.jpg</text:a></text:p>
          </table:table-cell>
          <table:table-cell office:value-type="float" office:value="190" table:style-name="ce5">
            <text:p>190</text:p>
          </table:table-cell>
          <table:table-cell office:value-type="float" office:value="259" table:style-name="ce5">
            <text:p>259</text:p>
          </table:table-cell>
          <table:table-cell office:value-type="string" table:style-name="ce5">
            <text:p>Cape Town</text:p>
          </table:table-cell>
          <table:table-cell office:value-type="string" table:style-name="ce8">
            <text:p><text:a xlink:href="http://twitter.com/ShannonLHampton/statuses/1160224028977717248">http://twitter.com/ShannonLHampton/statuses/1160224028977717248</text:a></text:p>
          </table:table-cell>
          <table:table-cell office:value-type="string" table:style-name="ce5">
            <text:p>{"hashtags":[{"text":"highseas","indices":[42,51]},{"text":"IGC3","indices":[65,70]}],"symbols":[],"user_mentions":[{"screen_name":"OceanUnger","name":"Sebastian Unger","id":3040460290,"id_str":"3040460290","indices":[3,14]},{"screen_name":"ca_blanchard","name":"Catherine Blanchard","id":4857578086,"id_str":"4857578086","indices":[86,99]},{"screen_name":"UniUtrecht","name":"Universiteit Utrecht","id":33548291,"id_str":"33548291","indices":[103,114]},{"screen_name":"caroledurussel","name":"Carole Durussel","id":715949854908932100,"id_str":"715949854908932096","indices":[119,134]}],"urls":[]}</text:p>
          </table:table-cell>
          <table:table-cell table:number-columns-repeated="16366"/>
        </table:table-row>
        <table:table-row table:style-name="ro3">
          <table:table-cell office:value-type="string" table:style-name="ce4">
            <text:p>1160220313998827520</text:p>
          </table:table-cell>
          <table:table-cell office:value-type="string" table:style-name="ce5">
            <text:p>ResearchGenome</text:p>
          </table:table-cell>
          <table:table-cell office:value-type="string" table:style-name="ce6">
            <text:p>RT @aribidopsis: Read the latest interview of Kaisa Kajala (@kaisakajala), Assistant professor, Plant Ecophysiology team at Utrecht University (@UtrechtUni), Netherlands in "Faculty Job: Myths &amp;amp; Realities" series at @plantae_org @ASPB</text:p>
            <text:p/>
            <text:p>https://t.co/KfHmNMT6p5 https://t.co/iSIwhpXeil</text:p>
          </table:table-cell>
          <table:table-cell office:value-type="string" table:style-name="ce5">
            <text:p>Sat Aug 10 16:04:13 +0000 2019</text:p>
          </table:table-cell>
          <table:table-cell office:value-type="date" office:date-value="2019-08-10T17:04:13" table:style-name="ce7">
            <text:p>10/08/2019 17:04:13</text:p>
          </table:table-cell>
          <table:table-cell table:number-columns-repeated="4" table:style-name="ce5"/>
          <table:table-cell office:value-type="string" table:style-name="ce5">
            <text:p>1096896444156600320</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096897071024689152/6ogVMLNs_normal.png">http://pbs.twimg.com/profile_images/1096897071024689152/6ogVMLNs_normal.png</text:a></text:p>
          </table:table-cell>
          <table:table-cell office:value-type="float" office:value="366" table:style-name="ce5">
            <text:p>366</text:p>
          </table:table-cell>
          <table:table-cell office:value-type="float" office:value="525" table:style-name="ce5">
            <text:p>525</text:p>
          </table:table-cell>
          <table:table-cell office:value-type="string" table:style-name="ce5">
            <text:p>Austral</text:p>
          </table:table-cell>
          <table:table-cell office:value-type="string" table:style-name="ce8">
            <text:p><text:a xlink:href="http://twitter.com/ResearchGenome/statuses/1160220313998827520">http://twitter.com/ResearchGenome/statuses/1160220313998827520</text:a></text:p>
          </table:table-cell>
          <table:table-cell office:value-type="string" table:style-name="ce5">
            <text:p>{"hashtags":[],"symbols":[],"user_mentions":[{"screen_name":"aribidopsis","name":"Arif Ashraf","id":365000183,"id_str":"365000183","indices":[3,15]},{"screen_name":"kaisakajala","name":"Kaisa Kajala","id":196855404,"id_str":"196855404","indices":[60,72]}],"urls":[]}</text:p>
          </table:table-cell>
          <table:table-cell table:number-columns-repeated="16366"/>
        </table:table-row>
        <table:table-row table:style-name="ro3">
          <table:table-cell office:value-type="string" table:style-name="ce4">
            <text:p>1160216731849306113</text:p>
          </table:table-cell>
          <table:table-cell office:value-type="string" table:style-name="ce5">
            <text:p>amgumi</text:p>
          </table:table-cell>
          <table:table-cell office:value-type="string" table:style-name="ce6">
            <text:p>RT @aribidopsis: Read the latest interview of Kaisa Kajala (@kaisakajala), Assistant professor, Plant Ecophysiology team at Utrecht University (@UtrechtUni), Netherlands in "Faculty Job: Myths &amp;amp; Realities" series at @plantae_org @ASPB</text:p>
            <text:p/>
            <text:p>https://t.co/KfHmNMT6p5 https://t.co/iSIwhpXeil</text:p>
          </table:table-cell>
          <table:table-cell office:value-type="string" table:style-name="ce5">
            <text:p>Sat Aug 10 15:49:59 +0000 2019</text:p>
          </table:table-cell>
          <table:table-cell office:value-type="date" office:date-value="2019-08-10T16:49:59" table:style-name="ce7">
            <text:p>10/08/2019 16:49:59</text:p>
          </table:table-cell>
          <table:table-cell table:number-columns-repeated="4" table:style-name="ce5"/>
          <table:table-cell office:value-type="string" table:style-name="ce5">
            <text:p>319567931</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160601961789558791/5Q6XylMu_normal.jpg">http://pbs.twimg.com/profile_images/1160601961789558791/5Q6XylMu_normal.jpg</text:a></text:p>
          </table:table-cell>
          <table:table-cell office:value-type="float" office:value="479" table:style-name="ce5">
            <text:p>479</text:p>
          </table:table-cell>
          <table:table-cell office:value-type="float" office:value="488" table:style-name="ce5">
            <text:p>488</text:p>
          </table:table-cell>
          <table:table-cell office:value-type="string" table:style-name="ce5">
            <text:p>New Delhi, India</text:p>
          </table:table-cell>
          <table:table-cell office:value-type="string" table:style-name="ce8">
            <text:p><text:a xlink:href="http://twitter.com/amgumi/statuses/1160216731849306113">http://twitter.com/amgumi/statuses/1160216731849306113</text:a></text:p>
          </table:table-cell>
          <table:table-cell office:value-type="string" table:style-name="ce5">
            <text:p>{"hashtags":[],"symbols":[],"user_mentions":[{"screen_name":"aribidopsis","name":"Arif Ashraf","id":365000183,"id_str":"365000183","indices":[3,15]},{"screen_name":"kaisakajala","name":"Kaisa Kajala","id":196855404,"id_str":"196855404","indices":[60,72]}],"urls":[]}</text:p>
          </table:table-cell>
          <table:table-cell table:number-columns-repeated="16366"/>
        </table:table-row>
        <table:table-row table:style-name="ro7">
          <table:table-cell office:value-type="string" table:style-name="ce4">
            <text:p>1160202360091742208</text:p>
          </table:table-cell>
          <table:table-cell office:value-type="string" table:style-name="ce5">
            <text:p>LuisB</text:p>
          </table:table-cell>
          <table:table-cell office:value-type="string" table:style-name="ce6">
            <text:p>RT @MsPhelps: This year specifically for researchers @UniUtrecht and @UMCUtrecht: Summer school Open Science and Scholarship. https://t.co/sD8PL8Q4tJ</text:p>
            <text:p/>
            <text:p>Want to implement (more) open science practices in your own research? Join us 3, 4 or 5 days from August 26-30 at @UniUtrechtLib https://t.co/pTBeGPGiu4</text:p>
          </table:table-cell>
          <table:table-cell office:value-type="string" table:style-name="ce5">
            <text:p>Sat Aug 10 14:52:52 +0000 2019</text:p>
          </table:table-cell>
          <table:table-cell office:value-type="date" office:date-value="2019-08-10T15:52:52" table:style-name="ce7">
            <text:p>10/08/2019 15:52:52</text:p>
          </table:table-cell>
          <table:table-cell table:number-columns-repeated="4" table:style-name="ce5"/>
          <table:table-cell office:value-type="string" table:style-name="ce5">
            <text:p>6477792</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981707237566623745/1r9bT5GD_normal.jpg">http://pbs.twimg.com/profile_images/981707237566623745/1r9bT5GD_normal.jpg</text:a></text:p>
          </table:table-cell>
          <table:table-cell office:value-type="float" office:value="2045" table:style-name="ce5">
            <text:p>2045</text:p>
          </table:table-cell>
          <table:table-cell office:value-type="float" office:value="150" table:style-name="ce5">
            <text:p>150</text:p>
          </table:table-cell>
          <table:table-cell office:value-type="string" table:style-name="ce5">
            <text:p>Italia</text:p>
          </table:table-cell>
          <table:table-cell office:value-type="string" table:style-name="ce8">
            <text:p><text:a xlink:href="http://twitter.com/LuisB/statuses/1160202360091742208">http://twitter.com/LuisB/statuses/1160202360091742208</text:a></text:p>
          </table:table-cell>
          <table:table-cell office:value-type="string" table:style-name="ce5">
            <text:p>{"hashtags":[],"symbols":[],"user_mentions":[{"screen_name":"MsPhelps","name":"Biⓐnca Kramer","id":22963112,"id_str":"22963112","indices":[3,12]},{"screen_name":"UniUtrecht","name":"Universiteit Utrecht","id":33548291,"id_str":"33548291","indices":[53,64]},{"screen_name":"UMCUtrecht","name":"UMC Utrecht","id":42636064,"id_str":"42636064","indices":[69,80]}],"urls":[]}</text:p>
          </table:table-cell>
          <table:table-cell table:number-columns-repeated="16366"/>
        </table:table-row>
        <table:table-row table:style-name="ro1">
          <table:table-cell office:value-type="string" table:style-name="ce4">
            <text:p>1160188459618902016</text:p>
          </table:table-cell>
          <table:table-cell office:value-type="string" table:style-name="ce5">
            <text:p>W00fer</text:p>
          </table:table-cell>
          <table:table-cell office:value-type="string" table:style-name="ce6">
            <text:p>@BNR @UniUtrecht @Opeenrijtje Zie link met autisme</text:p>
          </table:table-cell>
          <table:table-cell office:value-type="string" table:style-name="ce5">
            <text:p>Sat Aug 10 13:57:38 +0000 2019</text:p>
          </table:table-cell>
          <table:table-cell office:value-type="date" office:date-value="2019-08-10T14:57:38" table:style-name="ce7">
            <text:p>10/08/2019 14:57:38</text:p>
          </table:table-cell>
          <table:table-cell table:number-columns-repeated="2" table:style-name="ce5"/>
          <table:table-cell office:value-type="string" table:style-name="ce5">
            <text:p>18020059</text:p>
          </table:table-cell>
          <table:table-cell office:value-type="string" table:style-name="ce5">
            <text:p>BNR</text:p>
          </table:table-cell>
          <table:table-cell office:value-type="string" table:style-name="ce5">
            <text:p>10305542</text:p>
          </table:table-cell>
          <table:table-cell office:value-type="string" table:style-name="ce5">
            <text:p>1159498477585543171</text:p>
          </table:table-cell>
          <table:table-cell office:value-type="string" table:style-name="ce5">
            <text:p>&lt;a href="http://twitter.com/download/android" rel="nofollow"&gt;Twitter for Android&lt;/a&gt;</text:p>
          </table:table-cell>
          <table:table-cell office:value-type="string" table:style-name="ce8">
            <text:p><text:a xlink:href="http://pbs.twimg.com/profile_images/826219115014668289/elDnwS4L_normal.jpg">http://pbs.twimg.com/profile_images/826219115014668289/elDnwS4L_normal.jpg</text:a></text:p>
          </table:table-cell>
          <table:table-cell office:value-type="float" office:value="462" table:style-name="ce5">
            <text:p>462</text:p>
          </table:table-cell>
          <table:table-cell office:value-type="float" office:value="880" table:style-name="ce5">
            <text:p>880</text:p>
          </table:table-cell>
          <table:table-cell table:style-name="ce5"/>
          <table:table-cell office:value-type="string" table:style-name="ce8">
            <text:p><text:a xlink:href="http://twitter.com/W00fer/statuses/1160188459618902016">http://twitter.com/W00fer/statuses/1160188459618902016</text:a></text:p>
          </table:table-cell>
          <table:table-cell office:value-type="string" table:style-name="ce5">
            <text:p>{"hashtags":[],"symbols":[],"user_mentions":[{"screen_name":"BNR","name":"BNR Nieuwsradio","id":18020059,"id_str":"18020059","indices":[0,4]},{"screen_name":"UniUtrecht","name":"Universiteit Utrecht","id":33548291,"id_str":"33548291","indices":[5,16]},{"screen_name":"Opeenrijtje","name":"Mandy Verleijsdonk","id":957203895331237900,"id_str":"957203895331237889","indices":[17,29]}],"urls":[]}</text:p>
          </table:table-cell>
          <table:table-cell table:number-columns-repeated="16366"/>
        </table:table-row>
        <table:table-row table:style-name="ro4">
          <table:table-cell office:value-type="string" table:style-name="ce4">
            <text:p>1160186174364934144</text:p>
          </table:table-cell>
          <table:table-cell office:value-type="string" table:style-name="ce5">
            <text:p>CDAwatersfrAGV</text:p>
          </table:table-cell>
          <table:table-cell office:value-type="string" table:style-name="ce6">
            <text:p>RT @delta_comm: https://t.co/KZNpHKG17l. Herman Havekes, vanaf 1 sept. hoogleraar publieke organisatie van het waterbeheer @UniUtrecht. Te gast bij @Nieuwsweekend op @NPORadio1. Over te veel en te weinig water en hoe we dat in deze delta organiseren. Terugluisteren: https://t.co/jLE1IGhmWV https://t.co/k3L8bhEovp</text:p>
          </table:table-cell>
          <table:table-cell office:value-type="string" table:style-name="ce5">
            <text:p>Sat Aug 10 13:48:33 +0000 2019</text:p>
          </table:table-cell>
          <table:table-cell office:value-type="date" office:date-value="2019-08-10T14:48:33" table:style-name="ce7">
            <text:p>10/08/2019 14:48:33</text:p>
          </table:table-cell>
          <table:table-cell table:number-columns-repeated="4" table:style-name="ce5"/>
          <table:table-cell office:value-type="string" table:style-name="ce5">
            <text:p>547146166</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081927444611952640/39ZPFDnS_normal.jpg">http://pbs.twimg.com/profile_images/1081927444611952640/39ZPFDnS_normal.jpg</text:a></text:p>
          </table:table-cell>
          <table:table-cell office:value-type="float" office:value="242" table:style-name="ce5">
            <text:p>242</text:p>
          </table:table-cell>
          <table:table-cell office:value-type="float" office:value="268" table:style-name="ce5">
            <text:p>268</text:p>
          </table:table-cell>
          <table:table-cell office:value-type="string" table:style-name="ce5">
            <text:p>Zie ook Facebook.com/CDA.AGV</text:p>
          </table:table-cell>
          <table:table-cell office:value-type="string" table:style-name="ce8">
            <text:p><text:a xlink:href="http://twitter.com/CDAwatersfrAGV/statuses/1160186174364934144">http://twitter.com/CDAwatersfrAGV/statuses/1160186174364934144</text:a></text:p>
          </table:table-cell>
          <table:table-cell office:value-type="string" table:style-name="ce5">
            <text:p>{"hashtags":[],"symbols":[],"user_mentions":[{"screen_name":"delta_comm","name":"Deltacommissaris (DC)","id":115618961,"id_str":"115618961","indices":[3,14]},{"screen_name":"UniUtrecht","name":"Universiteit Utrecht","id":33548291,"id_str":"33548291","indices":[123,134]}],"urls":[{"url":"https://t.co/KZNpHKG17l","expanded_url":"http://Prof.mr","display_url":"Prof.mr","indices":[16,39]}]}</text:p>
          </table:table-cell>
          <table:table-cell table:number-columns-repeated="16366"/>
        </table:table-row>
        <table:table-row table:style-name="ro3">
          <table:table-cell office:value-type="string" table:style-name="ce4">
            <text:p>1160182804157800450</text:p>
          </table:table-cell>
          <table:table-cell office:value-type="string" table:style-name="ce5">
            <text:p>razda5</text:p>
          </table:table-cell>
          <table:table-cell office:value-type="string" table:style-name="ce6">
            <text:p>RT @aribidopsis: Read the latest interview of Kaisa Kajala (@kaisakajala), Assistant professor, Plant Ecophysiology team at Utrecht University (@UtrechtUni), Netherlands in "Faculty Job: Myths &amp;amp; Realities" series at @plantae_org @ASPB</text:p>
            <text:p/>
            <text:p>https://t.co/KfHmNMT6p5 https://t.co/iSIwhpXeil</text:p>
          </table:table-cell>
          <table:table-cell office:value-type="string" table:style-name="ce5">
            <text:p>Sat Aug 10 13:35:10 +0000 2019</text:p>
          </table:table-cell>
          <table:table-cell office:value-type="date" office:date-value="2019-08-10T14:35:10" table:style-name="ce7">
            <text:p>10/08/2019 14:35:10</text:p>
          </table:table-cell>
          <table:table-cell table:number-columns-repeated="4" table:style-name="ce5"/>
          <table:table-cell office:value-type="string" table:style-name="ce5">
            <text:p>360110317</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145362931590320131/St8Su90T_normal.jpg">http://pbs.twimg.com/profile_images/1145362931590320131/St8Su90T_normal.jpg</text:a></text:p>
          </table:table-cell>
          <table:table-cell office:value-type="float" office:value="903" table:style-name="ce5">
            <text:p>903</text:p>
          </table:table-cell>
          <table:table-cell office:value-type="float" office:value="1313" table:style-name="ce5">
            <text:p>1313</text:p>
          </table:table-cell>
          <table:table-cell table:style-name="ce5"/>
          <table:table-cell office:value-type="string" table:style-name="ce8">
            <text:p><text:a xlink:href="http://twitter.com/razda5/statuses/1160182804157800450">http://twitter.com/razda5/statuses/1160182804157800450</text:a></text:p>
          </table:table-cell>
          <table:table-cell office:value-type="string" table:style-name="ce5">
            <text:p>{"hashtags":[],"symbols":[],"user_mentions":[{"screen_name":"aribidopsis","name":"Arif Ashraf","id":365000183,"id_str":"365000183","indices":[3,15]},{"screen_name":"kaisakajala","name":"Kaisa Kajala","id":196855404,"id_str":"196855404","indices":[60,72]}],"urls":[]}</text:p>
          </table:table-cell>
          <table:table-cell table:number-columns-repeated="16366"/>
        </table:table-row>
        <table:table-row table:style-name="ro4">
          <table:table-cell office:value-type="string" table:style-name="ce4">
            <text:p>1160182683143745536</text:p>
          </table:table-cell>
          <table:table-cell office:value-type="string" table:style-name="ce5">
            <text:p>Robouman</text:p>
          </table:table-cell>
          <table:table-cell office:value-type="string" table:style-name="ce6">
            <text:p>RT @delta_comm: https://t.co/KZNpHKG17l. Herman Havekes, vanaf 1 sept. hoogleraar publieke organisatie van het waterbeheer @UniUtrecht. Te gast bij @Nieuwsweekend op @NPORadio1. Over te veel en te weinig water en hoe we dat in deze delta organiseren. Terugluisteren: https://t.co/jLE1IGhmWV https://t.co/k3L8bhEovp</text:p>
          </table:table-cell>
          <table:table-cell office:value-type="string" table:style-name="ce5">
            <text:p>Sat Aug 10 13:34:41 +0000 2019</text:p>
          </table:table-cell>
          <table:table-cell office:value-type="date" office:date-value="2019-08-10T14:34:41" table:style-name="ce7">
            <text:p>10/08/2019 14:34:41</text:p>
          </table:table-cell>
          <table:table-cell table:number-columns-repeated="4" table:style-name="ce5"/>
          <table:table-cell office:value-type="string" table:style-name="ce5">
            <text:p>250048072</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151564456163495936/T1lU0Nhp_normal.jpg">http://pbs.twimg.com/profile_images/1151564456163495936/T1lU0Nhp_normal.jpg</text:a></text:p>
          </table:table-cell>
          <table:table-cell office:value-type="float" office:value="594" table:style-name="ce5">
            <text:p>594</text:p>
          </table:table-cell>
          <table:table-cell office:value-type="float" office:value="749" table:style-name="ce5">
            <text:p>749</text:p>
          </table:table-cell>
          <table:table-cell office:value-type="string" table:style-name="ce5">
            <text:p>Den Haag</text:p>
          </table:table-cell>
          <table:table-cell office:value-type="string" table:style-name="ce8">
            <text:p><text:a xlink:href="http://twitter.com/Robouman/statuses/1160182683143745536">http://twitter.com/Robouman/statuses/1160182683143745536</text:a></text:p>
          </table:table-cell>
          <table:table-cell office:value-type="string" table:style-name="ce5">
            <text:p>{"hashtags":[],"symbols":[],"user_mentions":[{"screen_name":"delta_comm","name":"Deltacommissaris (DC)","id":115618961,"id_str":"115618961","indices":[3,14]},{"screen_name":"UniUtrecht","name":"Universiteit Utrecht","id":33548291,"id_str":"33548291","indices":[123,134]}],"urls":[{"url":"https://t.co/KZNpHKG17l","expanded_url":"http://Prof.mr","display_url":"Prof.mr","indices":[16,39]}]}</text:p>
          </table:table-cell>
          <table:table-cell table:number-columns-repeated="16366"/>
        </table:table-row>
        <table:table-row table:style-name="ro4">
          <table:table-cell office:value-type="string" table:style-name="ce4">
            <text:p>1160154218122174465</text:p>
          </table:table-cell>
          <table:table-cell office:value-type="string" table:style-name="ce5">
            <text:p>hanscees</text:p>
          </table:table-cell>
          <table:table-cell office:value-type="string" table:style-name="ce6">
            <text:p>RT @delta_comm: https://t.co/KZNpHKG17l. Herman Havekes, vanaf 1 sept. hoogleraar publieke organisatie van het waterbeheer @UniUtrecht. Te gast bij @Nieuwsweekend op @NPORadio1. Over te veel en te weinig water en hoe we dat in deze delta organiseren. Terugluisteren: https://t.co/jLE1IGhmWV https://t.co/k3L8bhEovp</text:p>
          </table:table-cell>
          <table:table-cell office:value-type="string" table:style-name="ce5">
            <text:p>Sat Aug 10 11:41:34 +0000 2019</text:p>
          </table:table-cell>
          <table:table-cell office:value-type="date" office:date-value="2019-08-10T12:41:34" table:style-name="ce7">
            <text:p>10/08/2019 12:41:34</text:p>
          </table:table-cell>
          <table:table-cell table:number-columns-repeated="4" table:style-name="ce5"/>
          <table:table-cell office:value-type="string" table:style-name="ce5">
            <text:p>157276786</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2718485814/af710111c50ef5569ded27c94df3bcf1_normal.png">http://pbs.twimg.com/profile_images/2718485814/af710111c50ef5569ded27c94df3bcf1_normal.png</text:a></text:p>
          </table:table-cell>
          <table:table-cell office:value-type="float" office:value="1022" table:style-name="ce5">
            <text:p>1022</text:p>
          </table:table-cell>
          <table:table-cell office:value-type="float" office:value="1085" table:style-name="ce5">
            <text:p>1085</text:p>
          </table:table-cell>
          <table:table-cell office:value-type="string" table:style-name="ce5">
            <text:p>Netherlands</text:p>
          </table:table-cell>
          <table:table-cell office:value-type="string" table:style-name="ce8">
            <text:p><text:a xlink:href="http://twitter.com/hanscees/statuses/1160154218122174465">http://twitter.com/hanscees/statuses/1160154218122174465</text:a></text:p>
          </table:table-cell>
          <table:table-cell office:value-type="string" table:style-name="ce5">
            <text:p>{"hashtags":[],"symbols":[],"user_mentions":[{"screen_name":"delta_comm","name":"Deltacommissaris (DC)","id":115618961,"id_str":"115618961","indices":[3,14]},{"screen_name":"UniUtrecht","name":"Universiteit Utrecht","id":33548291,"id_str":"33548291","indices":[123,134]}],"urls":[{"url":"https://t.co/KZNpHKG17l","expanded_url":"http://Prof.mr","display_url":"Prof.mr","indices":[16,39]}]}</text:p>
          </table:table-cell>
          <table:table-cell table:number-columns-repeated="16366"/>
        </table:table-row>
        <table:table-row table:style-name="ro4">
          <table:table-cell office:value-type="string" table:style-name="ce4">
            <text:p>1160147379057770496</text:p>
          </table:table-cell>
          <table:table-cell office:value-type="string" table:style-name="ce5">
            <text:p>mauritsertsen</text:p>
          </table:table-cell>
          <table:table-cell office:value-type="string" table:style-name="ce6">
            <text:p>RT @delta_comm: https://t.co/KZNpHKG17l. Herman Havekes, vanaf 1 sept. hoogleraar publieke organisatie van het waterbeheer @UniUtrecht. Te gast bij @Nieuwsweekend op @NPORadio1. Over te veel en te weinig water en hoe we dat in deze delta organiseren. Terugluisteren: https://t.co/jLE1IGhmWV https://t.co/k3L8bhEovp</text:p>
          </table:table-cell>
          <table:table-cell office:value-type="string" table:style-name="ce5">
            <text:p>Sat Aug 10 11:14:24 +0000 2019</text:p>
          </table:table-cell>
          <table:table-cell office:value-type="date" office:date-value="2019-08-10T12:14:24" table:style-name="ce7">
            <text:p>10/08/2019 12:14:24</text:p>
          </table:table-cell>
          <table:table-cell table:number-columns-repeated="4" table:style-name="ce5"/>
          <table:table-cell office:value-type="string" table:style-name="ce5">
            <text:p>748893670590410752</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748901072790548480/H58yAed9_normal.jpg">http://pbs.twimg.com/profile_images/748901072790548480/H58yAed9_normal.jpg</text:a></text:p>
          </table:table-cell>
          <table:table-cell office:value-type="float" office:value="545" table:style-name="ce5">
            <text:p>545</text:p>
          </table:table-cell>
          <table:table-cell office:value-type="float" office:value="438" table:style-name="ce5">
            <text:p>438</text:p>
          </table:table-cell>
          <table:table-cell table:style-name="ce5"/>
          <table:table-cell office:value-type="string" table:style-name="ce8">
            <text:p><text:a xlink:href="http://twitter.com/mauritsertsen/statuses/1160147379057770496">http://twitter.com/mauritsertsen/statuses/1160147379057770496</text:a></text:p>
          </table:table-cell>
          <table:table-cell office:value-type="string" table:style-name="ce5">
            <text:p>{"hashtags":[],"symbols":[],"user_mentions":[{"screen_name":"delta_comm","name":"Deltacommissaris (DC)","id":115618961,"id_str":"115618961","indices":[3,14]},{"screen_name":"UniUtrecht","name":"Universiteit Utrecht","id":33548291,"id_str":"33548291","indices":[123,134]}],"urls":[{"url":"https://t.co/KZNpHKG17l","expanded_url":"http://Prof.mr","display_url":"Prof.mr","indices":[16,39]}]}</text:p>
          </table:table-cell>
          <table:table-cell table:number-columns-repeated="16366"/>
        </table:table-row>
        <table:table-row table:style-name="ro4">
          <table:table-cell office:value-type="string" table:style-name="ce4">
            <text:p>1160141479014215680</text:p>
          </table:table-cell>
          <table:table-cell office:value-type="string" table:style-name="ce5">
            <text:p>WGovernance</text:p>
          </table:table-cell>
          <table:table-cell office:value-type="string" table:style-name="ce6">
            <text:p>RT @delta_comm: https://t.co/KZNpHKG17l. Herman Havekes, vanaf 1 sept. hoogleraar publieke organisatie van het waterbeheer @UniUtrecht. Te gast bij @Nieuwsweekend op @NPORadio1. Over te veel en te weinig water en hoe we dat in deze delta organiseren. Terugluisteren: https://t.co/jLE1IGhmWV https://t.co/k3L8bhEovp</text:p>
          </table:table-cell>
          <table:table-cell office:value-type="string" table:style-name="ce5">
            <text:p>Sat Aug 10 10:50:57 +0000 2019</text:p>
          </table:table-cell>
          <table:table-cell office:value-type="date" office:date-value="2019-08-10T11:50:57" table:style-name="ce7">
            <text:p>10/08/2019 11:50:57</text:p>
          </table:table-cell>
          <table:table-cell table:number-columns-repeated="4" table:style-name="ce5"/>
          <table:table-cell office:value-type="string" table:style-name="ce5">
            <text:p>3339450885</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699312575339589632/EST10emV_normal.png">http://pbs.twimg.com/profile_images/699312575339589632/EST10emV_normal.png</text:a></text:p>
          </table:table-cell>
          <table:table-cell office:value-type="float" office:value="446" table:style-name="ce5">
            <text:p>446</text:p>
          </table:table-cell>
          <table:table-cell office:value-type="float" office:value="271" table:style-name="ce5">
            <text:p>271</text:p>
          </table:table-cell>
          <table:table-cell office:value-type="string" table:style-name="ce5">
            <text:p>NAP</text:p>
          </table:table-cell>
          <table:table-cell office:value-type="string" table:style-name="ce8">
            <text:p><text:a xlink:href="http://twitter.com/WGovernance/statuses/1160141479014215680">http://twitter.com/WGovernance/statuses/1160141479014215680</text:a></text:p>
          </table:table-cell>
          <table:table-cell office:value-type="string" table:style-name="ce5">
            <text:p>{"hashtags":[],"symbols":[],"user_mentions":[{"screen_name":"delta_comm","name":"Deltacommissaris (DC)","id":115618961,"id_str":"115618961","indices":[3,14]},{"screen_name":"UniUtrecht","name":"Universiteit Utrecht","id":33548291,"id_str":"33548291","indices":[123,134]}],"urls":[{"url":"https://t.co/KZNpHKG17l","expanded_url":"http://Prof.mr","display_url":"Prof.mr","indices":[16,39]}]}</text:p>
          </table:table-cell>
          <table:table-cell table:number-columns-repeated="16366"/>
        </table:table-row>
        <table:table-row table:style-name="ro4">
          <table:table-cell office:value-type="string" table:style-name="ce4">
            <text:p>1160140771737124865</text:p>
          </table:table-cell>
          <table:table-cell office:value-type="string" table:style-name="ce5">
            <text:p>delta_comm</text:p>
          </table:table-cell>
          <table:table-cell office:value-type="string" table:style-name="ce6">
            <text:p>https://t.co/KZNpHKG17l. Herman Havekes, vanaf 1 sept. hoogleraar publieke organisatie van het waterbeheer @UniUtrecht. Te gast bij @Nieuwsweekend op @NPORadio1. Over te veel en te weinig water en hoe we dat in deze delta organiseren. Terugluisteren: https://t.co/jLE1IGhmWV https://t.co/k3L8bhEovp</text:p>
          </table:table-cell>
          <table:table-cell office:value-type="string" table:style-name="ce5">
            <text:p>Sat Aug 10 10:48:09 +0000 2019</text:p>
          </table:table-cell>
          <table:table-cell office:value-type="date" office:date-value="2019-08-10T11:48:09" table:style-name="ce7">
            <text:p>10/08/2019 11:48:09</text:p>
          </table:table-cell>
          <table:table-cell table:number-columns-repeated="4" table:style-name="ce5"/>
          <table:table-cell office:value-type="string" table:style-name="ce5">
            <text:p>115618961</text:p>
          </table:table-cell>
          <table:table-cell table:style-name="ce5"/>
          <table:table-cell office:value-type="string" table:style-name="ce5">
            <text:p>&lt;a href="http://twitter.com/#!/download/ipad" rel="nofollow"&gt;Twitter for iPad&lt;/a&gt;</text:p>
          </table:table-cell>
          <table:table-cell office:value-type="string" table:style-name="ce8">
            <text:p><text:a xlink:href="http://pbs.twimg.com/profile_images/1081912318978637824/g1ehY-fk_normal.jpg">http://pbs.twimg.com/profile_images/1081912318978637824/g1ehY-fk_normal.jpg</text:a></text:p>
          </table:table-cell>
          <table:table-cell office:value-type="float" office:value="5743" table:style-name="ce5">
            <text:p>5743</text:p>
          </table:table-cell>
          <table:table-cell office:value-type="float" office:value="256" table:style-name="ce5">
            <text:p>256</text:p>
          </table:table-cell>
          <table:table-cell office:value-type="string" table:style-name="ce5">
            <text:p>Den Haag, Nederland</text:p>
          </table:table-cell>
          <table:table-cell office:value-type="string" table:style-name="ce8">
            <text:p><text:a xlink:href="http://twitter.com/delta_comm/statuses/1160140771737124865">http://twitter.com/delta_comm/statuses/1160140771737124865</text:a></text:p>
          </table:table-cell>
          <table:table-cell office:value-type="string" table:style-name="ce5">
            <text:p>{"hashtags":[],"symbols":[],"user_mentions":[{"screen_name":"UniUtrecht","name":"Universiteit Utrecht","id":33548291,"id_str":"33548291","indices":[107,118]},{"screen_name":"Nieuwsweekend","name":"Nieuwsweekend","id":940537300722831400,"id_str":"940537300722831360","indices":[132,146]},{"screen_name":"NPORadio1","name":"NPO Radio 1","id":8870432,"id_str":"8870432","indices":[150,160]}],"urls":[{"url":"https://t.co/KZNpHKG17l","expanded_url":"http://Prof.mr","display_url":"Prof.mr","indices":[0,23]},{"url":"https://t.co/jLE1IGhmWV","expanded_url":"https://www.nporadio1.nl/nieuwsweekend/onderwerpen/509987-te-weinig-en-teveel-water","display_url":"nporadio1.nl/nieuwsweekend/…","indices":[251,274]}],"media":[{"id":1160140766028677000,"id_str":"1160140766028677120","indices":[275,298],"media_url":"http://pbs.twimg.com/media/EBml4UiWwAAUx4T.jpg","media_url_https":"https://pbs.twimg.com/media/EBml4UiWwAAUx4T.jpg","url":"https://t.co/k3L8bhEovp","display_url":"pic.twitter.com/k3L8bhEovp","expanded_url":"https://twitter.com/delta_comm/status/1160140771737124865/photo/1","type":"photo","sizes":{"thumb":{"w":150,"h":150,"resize":"crop"},"large":{"w":2048,"h":1149,"resize":"fit"},"small":{"w":680,"h":382,"resize":"fit"},"medium":{"w":1200,"h":673,"resize":"fit"}}}]}</text:p>
          </table:table-cell>
          <table:table-cell table:number-columns-repeated="16366"/>
        </table:table-row>
        <table:table-row table:style-name="ro3">
          <table:table-cell office:value-type="string" table:style-name="ce4">
            <text:p>1160137720485818368</text:p>
          </table:table-cell>
          <table:table-cell office:value-type="string" table:style-name="ce5">
            <text:p>gabyplantbio</text:p>
          </table:table-cell>
          <table:table-cell office:value-type="string" table:style-name="ce6">
            <text:p>RT @aribidopsis: Read the latest interview of Kaisa Kajala (@kaisakajala), Assistant professor, Plant Ecophysiology team at Utrecht University (@UtrechtUni), Netherlands in "Faculty Job: Myths &amp;amp; Realities" series at @plantae_org @ASPB</text:p>
            <text:p/>
            <text:p>https://t.co/KfHmNMT6p5 https://t.co/iSIwhpXeil</text:p>
          </table:table-cell>
          <table:table-cell office:value-type="string" table:style-name="ce5">
            <text:p>Sat Aug 10 10:36:01 +0000 2019</text:p>
          </table:table-cell>
          <table:table-cell office:value-type="date" office:date-value="2019-08-10T11:36:01" table:style-name="ce7">
            <text:p>10/08/2019 11:36:01</text:p>
          </table:table-cell>
          <table:table-cell table:number-columns-repeated="4" table:style-name="ce5"/>
          <table:table-cell office:value-type="string" table:style-name="ce5">
            <text:p>715591929128488962</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138133146908733441/VMNFSaAm_normal.jpg">http://pbs.twimg.com/profile_images/1138133146908733441/VMNFSaAm_normal.jpg</text:a></text:p>
          </table:table-cell>
          <table:table-cell office:value-type="float" office:value="1363" table:style-name="ce5">
            <text:p>1363</text:p>
          </table:table-cell>
          <table:table-cell office:value-type="float" office:value="1604" table:style-name="ce5">
            <text:p>1604</text:p>
          </table:table-cell>
          <table:table-cell office:value-type="string" table:style-name="ce5">
            <text:p>Buenos Aires, Argentina</text:p>
          </table:table-cell>
          <table:table-cell office:value-type="string" table:style-name="ce8">
            <text:p><text:a xlink:href="http://twitter.com/gabyplantbio/statuses/1160137720485818368">http://twitter.com/gabyplantbio/statuses/1160137720485818368</text:a></text:p>
          </table:table-cell>
          <table:table-cell office:value-type="string" table:style-name="ce5">
            <text:p>{"hashtags":[],"symbols":[],"user_mentions":[{"screen_name":"aribidopsis","name":"Arif Ashraf","id":365000183,"id_str":"365000183","indices":[3,15]},{"screen_name":"kaisakajala","name":"Kaisa Kajala","id":196855404,"id_str":"196855404","indices":[60,72]}],"urls":[]}</text:p>
          </table:table-cell>
          <table:table-cell table:number-columns-repeated="16366"/>
        </table:table-row>
        <table:table-row table:style-name="ro3">
          <table:table-cell office:value-type="string" table:style-name="ce4">
            <text:p>1160137156242870272</text:p>
          </table:table-cell>
          <table:table-cell office:value-type="string" table:style-name="ce5">
            <text:p>ferubaz</text:p>
          </table:table-cell>
          <table:table-cell office:value-type="string" table:style-name="ce6">
            <text:p>RT @aribidopsis: Read the latest interview of Kaisa Kajala (@kaisakajala), Assistant professor, Plant Ecophysiology team at Utrecht University (@UtrechtUni), Netherlands in "Faculty Job: Myths &amp;amp; Realities" series at @plantae_org @ASPB</text:p>
            <text:p/>
            <text:p>https://t.co/KfHmNMT6p5 https://t.co/iSIwhpXeil</text:p>
          </table:table-cell>
          <table:table-cell office:value-type="string" table:style-name="ce5">
            <text:p>Sat Aug 10 10:33:47 +0000 2019</text:p>
          </table:table-cell>
          <table:table-cell office:value-type="date" office:date-value="2019-08-10T11:33:47" table:style-name="ce7">
            <text:p>10/08/2019 11:33:47</text:p>
          </table:table-cell>
          <table:table-cell table:number-columns-repeated="4" table:style-name="ce5"/>
          <table:table-cell office:value-type="string" table:style-name="ce5">
            <text:p>247558979</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239074916/35630_490737623712_621548712_5525109_8061514_n_normal.jpg">http://pbs.twimg.com/profile_images/1239074916/35630_490737623712_621548712_5525109_8061514_n_normal.jpg</text:a></text:p>
          </table:table-cell>
          <table:table-cell office:value-type="float" office:value="39" table:style-name="ce5">
            <text:p>39</text:p>
          </table:table-cell>
          <table:table-cell office:value-type="float" office:value="431" table:style-name="ce5">
            <text:p>431</text:p>
          </table:table-cell>
          <table:table-cell table:style-name="ce5"/>
          <table:table-cell office:value-type="string" table:style-name="ce8">
            <text:p><text:a xlink:href="http://twitter.com/ferubaz/statuses/1160137156242870272">http://twitter.com/ferubaz/statuses/1160137156242870272</text:a></text:p>
          </table:table-cell>
          <table:table-cell office:value-type="string" table:style-name="ce5">
            <text:p>{"hashtags":[],"symbols":[],"user_mentions":[{"screen_name":"aribidopsis","name":"Arif Ashraf","id":365000183,"id_str":"365000183","indices":[3,15]},{"screen_name":"kaisakajala","name":"Kaisa Kajala","id":196855404,"id_str":"196855404","indices":[60,72]}],"urls":[]}</text:p>
          </table:table-cell>
          <table:table-cell table:number-columns-repeated="16366"/>
        </table:table-row>
        <table:table-row table:style-name="ro4">
          <table:table-cell office:value-type="string" table:style-name="ce4">
            <text:p>1160131942035202048</text:p>
          </table:table-cell>
          <table:table-cell office:value-type="string" table:style-name="ce5">
            <text:p>aboudjumbe</text:p>
          </table:table-cell>
          <table:table-cell office:value-type="string" table:style-name="ce6">
            <text:p>RT @OceanUnger: Just out in time for next #highseas negotiations #IGC3 | New piece by @ca_blanchard of @UniUtrecht and @caroledurussel and @BenBoteler of @IASS_Potsdam: Socio-ecological resilience and the law: Exploring the adaptive capacity of the #bbnj agreement https://t.co/1AFzMuXkrT</text:p>
          </table:table-cell>
          <table:table-cell office:value-type="string" table:style-name="ce5">
            <text:p>Sat Aug 10 10:13:03 +0000 2019</text:p>
          </table:table-cell>
          <table:table-cell office:value-type="date" office:date-value="2019-08-10T11:13:03" table:style-name="ce7">
            <text:p>10/08/2019 11:13:03</text:p>
          </table:table-cell>
          <table:table-cell table:number-columns-repeated="4" table:style-name="ce5"/>
          <table:table-cell office:value-type="string" table:style-name="ce5">
            <text:p>51375522</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160653753609084929/-UCBJtNU_normal.jpg">http://pbs.twimg.com/profile_images/1160653753609084929/-UCBJtNU_normal.jpg</text:a></text:p>
          </table:table-cell>
          <table:table-cell office:value-type="float" office:value="2422" table:style-name="ce5">
            <text:p>2422</text:p>
          </table:table-cell>
          <table:table-cell office:value-type="float" office:value="2055" table:style-name="ce5">
            <text:p>2055</text:p>
          </table:table-cell>
          <table:table-cell office:value-type="string" table:style-name="ce5">
            <text:p>Zanzibar</text:p>
          </table:table-cell>
          <table:table-cell office:value-type="string" table:style-name="ce8">
            <text:p><text:a xlink:href="http://twitter.com/aboudjumbe/statuses/1160131942035202048">http://twitter.com/aboudjumbe/statuses/1160131942035202048</text:a></text:p>
          </table:table-cell>
          <table:table-cell office:value-type="string" table:style-name="ce5">
            <text:p>{"hashtags":[{"text":"highseas","indices":[42,51]},{"text":"IGC3","indices":[65,70]}],"symbols":[],"user_mentions":[{"screen_name":"OceanUnger","name":"Sebastian Unger","id":3040460290,"id_str":"3040460290","indices":[3,14]},{"screen_name":"ca_blanchard","name":"Catherine Blanchard","id":4857578086,"id_str":"4857578086","indices":[86,99]},{"screen_name":"UniUtrecht","name":"Universiteit Utrecht","id":33548291,"id_str":"33548291","indices":[103,114]},{"screen_name":"caroledurussel","name":"Carole Durussel","id":715949854908932100,"id_str":"715949854908932096","indices":[119,134]}],"urls":[]}</text:p>
          </table:table-cell>
          <table:table-cell table:number-columns-repeated="16366"/>
        </table:table-row>
        <table:table-row table:style-name="ro11">
          <table:table-cell office:value-type="string" table:style-name="ce4">
            <text:p>1160129913896128512</text:p>
          </table:table-cell>
          <table:table-cell office:value-type="string" table:style-name="ce5">
            <text:p>UCDLawSchool</text:p>
          </table:table-cell>
          <table:table-cell office:value-type="string" table:style-name="ce6">
            <text:p>9 of our exchange partners are, like us, in the top 50 of the @THEworldunirank for Law! We're No. 47.</text:p>
            <text:p>@MelbLawSchool (10)</text:p>
            <text:p>@AllardLaw (19)</text:p>
            <text:p>@NUSingapore (21)</text:p>
            <text:p>@UNSWLaw (23)</text:p>
            <text:p>@UtrechtUni (33)</text:p>
            <text:p>@uqlaw (40)</text:p>
            <text:p>@OsgoodeNews (44)</text:p>
            <text:p>@lawinmaastricht (46)</text:p>
            <text:p>@UAntwerpen (50)</text:p>
            <text:p>https://t.co/1VDIaGaQyE https://t.co/1badkt00jt</text:p>
          </table:table-cell>
          <table:table-cell office:value-type="string" table:style-name="ce5">
            <text:p>Sat Aug 10 10:05:00 +0000 2019</text:p>
          </table:table-cell>
          <table:table-cell office:value-type="date" office:date-value="2019-08-10T11:05:00" table:style-name="ce7">
            <text:p>10/08/2019 11:05:00</text:p>
          </table:table-cell>
          <table:table-cell table:number-columns-repeated="4" table:style-name="ce5"/>
          <table:table-cell office:value-type="string" table:style-name="ce5">
            <text:p>197876018</text:p>
          </table:table-cell>
          <table:table-cell table:style-name="ce5"/>
          <table:table-cell office:value-type="string" table:style-name="ce5">
            <text:p>&lt;a href="https://about.twitter.com/products/tweetdeck" rel="nofollow"&gt;TweetDeck&lt;/a&gt;</text:p>
          </table:table-cell>
          <table:table-cell office:value-type="string" table:style-name="ce8">
            <text:p><text:a xlink:href="http://pbs.twimg.com/profile_images/767653515334385664/aSyMYbii_normal.jpg">http://pbs.twimg.com/profile_images/767653515334385664/aSyMYbii_normal.jpg</text:a></text:p>
          </table:table-cell>
          <table:table-cell office:value-type="float" office:value="9734" table:style-name="ce5">
            <text:p>9734</text:p>
          </table:table-cell>
          <table:table-cell office:value-type="float" office:value="3984" table:style-name="ce5">
            <text:p>3984</text:p>
          </table:table-cell>
          <table:table-cell office:value-type="string" table:style-name="ce5">
            <text:p>Dublin</text:p>
          </table:table-cell>
          <table:table-cell office:value-type="string" table:style-name="ce8">
            <text:p><text:a xlink:href="http://twitter.com/UCDLawSchool/statuses/1160129913896128512">http://twitter.com/UCDLawSchool/statuses/1160129913896128512</text:a></text:p>
          </table:table-cell>
          <table:table-cell office:value-type="string" table:style-name="ce5">
            <text:p>{"hashtags":[],"symbols":[],"user_mentions":[{"screen_name":"THEworldunirank","name":"World Uni Rankings","id":98367934,"id_str":"98367934","indices":[62,78]},{"screen_name":"MelbLawSchool","name":"Melbourne Law School","id":911430326,"id_str":"911430326","indices":[102,116]},{"screen_name":"AllardLaw","name":"Allard School of Law","id":28385954,"id_str":"28385954","indices":[122,132]},{"screen_name":"NUSingapore","name":"NUS","id":67260538,"id_str":"67260538","indices":[138,150]},{"screen_name":"UNSWLaw","name":"UNSW Law","id":312516993,"id_str":"312516993","indices":[156,164]},{"screen_name":"UtrechtUni","name":"Utrecht University","id":33550981,"id_str":"33550981","indices":[170,181]},{"screen_name":"UQLaw","name":"UQ Law School","id":1037844502554206200,"id_str":"1037844502554206208","indices":[187,193]},{"screen_name":"OsgoodeNews","name":"OsgoodeHallLawSchool","id":321517396,"id_str":"321517396","indices":[199,211]},{"screen_name":"lawinmaastricht","name":"Law in Maastricht","id":23434853,"id_str":"23434853","indices":[217,233]},{"screen_name":"UAntwerpen","name":"UAntwerpen","id":91511905,"id_str":"91511905","indices":[239,250]}],"urls":[{"url":"https://t.co/1VDIaGaQyE","expanded_url":"https://www.timeshighereducation.com/world-university-rankings/2019/subject-ranking/law#!/page/1/length/25/sort_by/rank/sort_order/asc/cols/stats","display_url":"timeshighereducation.com/world-universi…","indices":[256,279]}],"media":[{"id":1159993838087356400,"id_str":"1159993838087356416","indices":[280,303],"media_url":"http://pbs.twimg.com/media/EBkgP_TWwAA2z8E.jpg","media_url_https":"https://pbs.twimg.com/media/EBkgP_TWwAA2z8E.jpg","url":"https://t.co/1badkt00jt","display_url":"pic.twitter.com/1badkt00jt","expanded_url":"https://twitter.com/UCDLawSchool/status/1160129913896128512/photo/1","type":"photo","sizes":{"large":{"w":823,"h":809,"resize":"fit"},"thumb":{"w":150,"h":150,"resize":"crop"},"medium":{"w":823,"h":809,"resize":"fit"},"small":{"w":680,"h":668,"resize":"fit"}}}]}</text:p>
          </table:table-cell>
          <table:table-cell table:number-columns-repeated="16366"/>
        </table:table-row>
        <table:table-row table:style-name="ro3">
          <table:table-cell office:value-type="string" table:style-name="ce4">
            <text:p>1160128309574979584</text:p>
          </table:table-cell>
          <table:table-cell office:value-type="string" table:style-name="ce5">
            <text:p>plantae_org</text:p>
          </table:table-cell>
          <table:table-cell office:value-type="string" table:style-name="ce6">
            <text:p>RT @aribidopsis: Read the latest interview of Kaisa Kajala (@kaisakajala), Assistant professor, Plant Ecophysiology team at Utrecht University (@UtrechtUni), Netherlands in "Faculty Job: Myths &amp;amp; Realities" series at @plantae_org @ASPB</text:p>
            <text:p/>
            <text:p>https://t.co/KfHmNMT6p5 https://t.co/iSIwhpXeil</text:p>
          </table:table-cell>
          <table:table-cell office:value-type="string" table:style-name="ce5">
            <text:p>Sat Aug 10 09:58:37 +0000 2019</text:p>
          </table:table-cell>
          <table:table-cell office:value-type="date" office:date-value="2019-08-10T10:58:37" table:style-name="ce7">
            <text:p>10/08/2019 10:58:37</text:p>
          </table:table-cell>
          <table:table-cell table:number-columns-repeated="4" table:style-name="ce5"/>
          <table:table-cell office:value-type="string" table:style-name="ce5">
            <text:p>859431971247804417</text:p>
          </table:table-cell>
          <table:table-cell table:style-name="ce5"/>
          <table:table-cell office:value-type="string" table:style-name="ce5">
            <text:p>&lt;a href="https://about.twitter.com/products/tweetdeck" rel="nofollow"&gt;TweetDeck&lt;/a&gt;</text:p>
          </table:table-cell>
          <table:table-cell office:value-type="string" table:style-name="ce8">
            <text:p><text:a xlink:href="http://pbs.twimg.com/profile_images/1145733005945843713/EKD9mfhX_normal.png">http://pbs.twimg.com/profile_images/1145733005945843713/EKD9mfhX_normal.png</text:a></text:p>
          </table:table-cell>
          <table:table-cell office:value-type="float" office:value="8758" table:style-name="ce5">
            <text:p>8758</text:p>
          </table:table-cell>
          <table:table-cell office:value-type="float" office:value="3350" table:style-name="ce5">
            <text:p>3350</text:p>
          </table:table-cell>
          <table:table-cell table:style-name="ce5"/>
          <table:table-cell office:value-type="string" table:style-name="ce8">
            <text:p><text:a xlink:href="http://twitter.com/plantae_org/statuses/1160128309574979584">http://twitter.com/plantae_org/statuses/1160128309574979584</text:a></text:p>
          </table:table-cell>
          <table:table-cell office:value-type="string" table:style-name="ce5">
            <text:p>{"hashtags":[],"symbols":[],"user_mentions":[{"screen_name":"aribidopsis","name":"Arif Ashraf","id":365000183,"id_str":"365000183","indices":[3,15]},{"screen_name":"kaisakajala","name":"Kaisa Kajala","id":196855404,"id_str":"196855404","indices":[60,72]}],"urls":[]}</text:p>
          </table:table-cell>
          <table:table-cell table:number-columns-repeated="16366"/>
        </table:table-row>
        <table:table-row table:style-name="ro4">
          <table:table-cell office:value-type="string" table:style-name="ce4">
            <text:p>1160126436579172352</text:p>
          </table:table-cell>
          <table:table-cell office:value-type="string" table:style-name="ce5">
            <text:p>MarSocSci</text:p>
          </table:table-cell>
          <table:table-cell office:value-type="string" table:style-name="ce6">
            <text:p>RT @OceanUnger: Just out in time for next #highseas negotiations #IGC3 | New piece by @ca_blanchard of @UniUtrecht and @caroledurussel and @BenBoteler of @IASS_Potsdam: Socio-ecological resilience and the law: Exploring the adaptive capacity of the #bbnj agreement https://t.co/1AFzMuXkrT</text:p>
          </table:table-cell>
          <table:table-cell office:value-type="string" table:style-name="ce5">
            <text:p>Sat Aug 10 09:51:11 +0000 2019</text:p>
          </table:table-cell>
          <table:table-cell office:value-type="date" office:date-value="2019-08-10T10:51:11" table:style-name="ce7">
            <text:p>10/08/2019 10:51:11</text:p>
          </table:table-cell>
          <table:table-cell table:number-columns-repeated="4" table:style-name="ce5"/>
          <table:table-cell office:value-type="string" table:style-name="ce5">
            <text:p>983442504870694913</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983448939075653632/mAwyKsXS_normal.jpg">http://pbs.twimg.com/profile_images/983448939075653632/mAwyKsXS_normal.jpg</text:a></text:p>
          </table:table-cell>
          <table:table-cell office:value-type="float" office:value="1972" table:style-name="ce5">
            <text:p>1972</text:p>
          </table:table-cell>
          <table:table-cell office:value-type="float" office:value="1551" table:style-name="ce5">
            <text:p>1551</text:p>
          </table:table-cell>
          <table:table-cell table:style-name="ce5"/>
          <table:table-cell office:value-type="string" table:style-name="ce8">
            <text:p><text:a xlink:href="http://twitter.com/MarSocSci/statuses/1160126436579172352">http://twitter.com/MarSocSci/statuses/1160126436579172352</text:a></text:p>
          </table:table-cell>
          <table:table-cell office:value-type="string" table:style-name="ce5">
            <text:p>{"hashtags":[{"text":"highseas","indices":[42,51]},{"text":"IGC3","indices":[65,70]}],"symbols":[],"user_mentions":[{"screen_name":"OceanUnger","name":"Sebastian Unger","id":3040460290,"id_str":"3040460290","indices":[3,14]},{"screen_name":"ca_blanchard","name":"Catherine Blanchard","id":4857578086,"id_str":"4857578086","indices":[86,99]},{"screen_name":"UniUtrecht","name":"Universiteit Utrecht","id":33548291,"id_str":"33548291","indices":[103,114]},{"screen_name":"caroledurussel","name":"Carole Durussel","id":715949854908932100,"id_str":"715949854908932096","indices":[119,134]}],"urls":[]}</text:p>
          </table:table-cell>
          <table:table-cell table:number-columns-repeated="16366"/>
        </table:table-row>
        <table:table-row table:style-name="ro2">
          <table:table-cell office:value-type="string" table:style-name="ce4">
            <text:p>1160125716735975425</text:p>
          </table:table-cell>
          <table:table-cell office:value-type="string" table:style-name="ce5">
            <text:p>rmbloch57</text:p>
          </table:table-cell>
          <table:table-cell office:value-type="string" table:style-name="ce6">
            <text:p>Heb jij, @TirzaCram, interesse in https://t.co/F5GRWejBeS?</text:p>
            <text:p>Hoorde zojuist @UniUtrecht hoogleraar Els Stronks in @De_Taalstaat. Zij heeft voor het schoolvak Nederlands ook een Olympiade bedacht. Een wedstrijd voor leerlingen vanaf 15 jaar! @taalunie financiert de organisatie</text:p>
          </table:table-cell>
          <table:table-cell office:value-type="string" table:style-name="ce5">
            <text:p>Sat Aug 10 09:48:19 +0000 2019</text:p>
          </table:table-cell>
          <table:table-cell office:value-type="date" office:date-value="2019-08-10T10:48:19" table:style-name="ce7">
            <text:p>10/08/2019 10:48:19</text:p>
          </table:table-cell>
          <table:table-cell table:number-columns-repeated="4" table:style-name="ce5"/>
          <table:table-cell office:value-type="string" table:style-name="ce5">
            <text:p>283668976</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378800000307296663/bfc4e405ab05af024b2204ecb68b603d_normal.jpeg">http://pbs.twimg.com/profile_images/378800000307296663/bfc4e405ab05af024b2204ecb68b603d_normal.jpeg</text:a></text:p>
          </table:table-cell>
          <table:table-cell office:value-type="float" office:value="613" table:style-name="ce5">
            <text:p>613</text:p>
          </table:table-cell>
          <table:table-cell office:value-type="float" office:value="1661" table:style-name="ce5">
            <text:p>1661</text:p>
          </table:table-cell>
          <table:table-cell table:style-name="ce5"/>
          <table:table-cell office:value-type="string" table:style-name="ce8">
            <text:p><text:a xlink:href="http://twitter.com/rmbloch57/statuses/1160125716735975425">http://twitter.com/rmbloch57/statuses/1160125716735975425</text:a></text:p>
          </table:table-cell>
          <table:table-cell office:value-type="string" table:style-name="ce5">
            <text:p>{"hashtags":[],"symbols":[],"user_mentions":[{"screen_name":"TirzaCram","name":"Tirza Cramwinckel","id":224382098,"id_str":"224382098","indices":[9,19]},{"screen_name":"UniUtrecht","name":"Universiteit Utrecht","id":33548291,"id_str":"33548291","indices":[74,85]},{"screen_name":"De_Taalstaat","name":"De Taalstaat","id":2238852571,"id_str":"2238852571","indices":[112,125]},{"screen_name":"taalunie","name":"Taalunie","id":111268763,"id_str":"111268763","indices":[239,248]}],"urls":[{"url":"https://t.co/F5GRWejBeS","expanded_url":"http://plusnederlands.nl","display_url":"plusnederlands.nl","indices":[34,57]}]}</text:p>
          </table:table-cell>
          <table:table-cell table:number-columns-repeated="16366"/>
        </table:table-row>
        <table:table-row table:style-name="ro3">
          <table:table-cell office:value-type="string" table:style-name="ce4">
            <text:p>1160121917698953216</text:p>
          </table:table-cell>
          <table:table-cell office:value-type="string" table:style-name="ce5">
            <text:p>calic_irina</text:p>
          </table:table-cell>
          <table:table-cell office:value-type="string" table:style-name="ce6">
            <text:p>RT @aribidopsis: Read the latest interview of Kaisa Kajala (@kaisakajala), Assistant professor, Plant Ecophysiology team at Utrecht University (@UtrechtUni), Netherlands in "Faculty Job: Myths &amp;amp; Realities" series at @plantae_org @ASPB</text:p>
            <text:p/>
            <text:p>https://t.co/KfHmNMT6p5 https://t.co/iSIwhpXeil</text:p>
          </table:table-cell>
          <table:table-cell office:value-type="string" table:style-name="ce5">
            <text:p>Sat Aug 10 09:33:13 +0000 2019</text:p>
          </table:table-cell>
          <table:table-cell office:value-type="date" office:date-value="2019-08-10T10:33:13" table:style-name="ce7">
            <text:p>10/08/2019 10:33:13</text:p>
          </table:table-cell>
          <table:table-cell table:number-columns-repeated="4" table:style-name="ce5"/>
          <table:table-cell office:value-type="string" table:style-name="ce5">
            <text:p>850049513846964225</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129418021469073408/9_zrhqSA_normal.jpg">http://pbs.twimg.com/profile_images/1129418021469073408/9_zrhqSA_normal.jpg</text:a></text:p>
          </table:table-cell>
          <table:table-cell office:value-type="float" office:value="136" table:style-name="ce5">
            <text:p>136</text:p>
          </table:table-cell>
          <table:table-cell office:value-type="float" office:value="210" table:style-name="ce5">
            <text:p>210</text:p>
          </table:table-cell>
          <table:table-cell office:value-type="string" table:style-name="ce5">
            <text:p>Wageningen, Nederland</text:p>
          </table:table-cell>
          <table:table-cell office:value-type="string" table:style-name="ce8">
            <text:p><text:a xlink:href="http://twitter.com/calic_irina/statuses/1160121917698953216">http://twitter.com/calic_irina/statuses/1160121917698953216</text:a></text:p>
          </table:table-cell>
          <table:table-cell office:value-type="string" table:style-name="ce5">
            <text:p>{"hashtags":[],"symbols":[],"user_mentions":[{"screen_name":"aribidopsis","name":"Arif Ashraf","id":365000183,"id_str":"365000183","indices":[3,15]},{"screen_name":"kaisakajala","name":"Kaisa Kajala","id":196855404,"id_str":"196855404","indices":[60,72]}],"urls":[]}</text:p>
          </table:table-cell>
          <table:table-cell table:number-columns-repeated="16366"/>
        </table:table-row>
        <table:table-row table:style-name="ro4">
          <table:table-cell office:value-type="string" table:style-name="ce4">
            <text:p>1160110823806832640</text:p>
          </table:table-cell>
          <table:table-cell office:value-type="string" table:style-name="ce5">
            <text:p>RogiervdSande</text:p>
          </table:table-cell>
          <table:table-cell office:value-type="string" table:style-name="ce6">
            <text:p>RT @waterschappen: De Stichting Schilthuisfonds heeft Herman Havekes (Unie van Waterschappen) benoemd als bijzonder hoogleraar voor de nieuwe leerstoel Publieke organisatie van het (decentrale) waterbeheer aan de Universiteit Utrecht. #bestuursrecht @UniUtrecht @PCGGlas</text:p>
            <text:p>https://t.co/yTtzw652zZ</text:p>
          </table:table-cell>
          <table:table-cell office:value-type="string" table:style-name="ce5">
            <text:p>Sat Aug 10 08:49:08 +0000 2019</text:p>
          </table:table-cell>
          <table:table-cell office:value-type="date" office:date-value="2019-08-10T09:49:08" table:style-name="ce7">
            <text:p>10/08/2019 09:49:08</text:p>
          </table:table-cell>
          <table:table-cell table:number-columns-repeated="4" table:style-name="ce5"/>
          <table:table-cell office:value-type="string" table:style-name="ce5">
            <text:p>239866480</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103280768632143873/9jXr5hb0_normal.jpg">http://pbs.twimg.com/profile_images/1103280768632143873/9jXr5hb0_normal.jpg</text:a></text:p>
          </table:table-cell>
          <table:table-cell office:value-type="float" office:value="1613" table:style-name="ce5">
            <text:p>1613</text:p>
          </table:table-cell>
          <table:table-cell office:value-type="float" office:value="147" table:style-name="ce5">
            <text:p>147</text:p>
          </table:table-cell>
          <table:table-cell office:value-type="string" table:style-name="ce5">
            <text:p>Leiden, Nederland</text:p>
          </table:table-cell>
          <table:table-cell office:value-type="string" table:style-name="ce8">
            <text:p><text:a xlink:href="http://twitter.com/RogiervdSande/statuses/1160110823806832640">http://twitter.com/RogiervdSande/statuses/1160110823806832640</text:a></text:p>
          </table:table-cell>
          <table:table-cell office:value-type="string" table:style-name="ce5">
            <text:p>{"hashtags":[],"symbols":[],"user_mentions":[{"screen_name":"waterschappen","name":"Unie v Waterschappen","id":325765427,"id_str":"325765427","indices":[3,17]}],"urls":[]}</text:p>
          </table:table-cell>
          <table:table-cell table:number-columns-repeated="16366"/>
        </table:table-row>
        <table:table-row table:style-name="ro3">
          <table:table-cell office:value-type="string" table:style-name="ce4">
            <text:p>1160106795005857792</text:p>
          </table:table-cell>
          <table:table-cell office:value-type="string" table:style-name="ce5">
            <text:p>MFSeidl</text:p>
          </table:table-cell>
          <table:table-cell office:value-type="string" table:style-name="ce6">
            <text:p>RT @aribidopsis: Read the latest interview of Kaisa Kajala (@kaisakajala), Assistant professor, Plant Ecophysiology team at Utrecht University (@UtrechtUni), Netherlands in "Faculty Job: Myths &amp;amp; Realities" series at @plantae_org @ASPB</text:p>
            <text:p/>
            <text:p>https://t.co/KfHmNMT6p5 https://t.co/iSIwhpXeil</text:p>
          </table:table-cell>
          <table:table-cell office:value-type="string" table:style-name="ce5">
            <text:p>Sat Aug 10 08:33:08 +0000 2019</text:p>
          </table:table-cell>
          <table:table-cell office:value-type="date" office:date-value="2019-08-10T09:33:08" table:style-name="ce7">
            <text:p>10/08/2019 09:33:08</text:p>
          </table:table-cell>
          <table:table-cell table:number-columns-repeated="4" table:style-name="ce5"/>
          <table:table-cell office:value-type="string" table:style-name="ce5">
            <text:p>1257495325</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3362992606/e89c01279da94774ddeec609e510bc37_normal.jpeg">http://pbs.twimg.com/profile_images/3362992606/e89c01279da94774ddeec609e510bc37_normal.jpeg</text:a></text:p>
          </table:table-cell>
          <table:table-cell office:value-type="float" office:value="570" table:style-name="ce5">
            <text:p>570</text:p>
          </table:table-cell>
          <table:table-cell office:value-type="float" office:value="783" table:style-name="ce5">
            <text:p>783</text:p>
          </table:table-cell>
          <table:table-cell table:style-name="ce5"/>
          <table:table-cell office:value-type="string" table:style-name="ce8">
            <text:p><text:a xlink:href="http://twitter.com/MFSeidl/statuses/1160106795005857792">http://twitter.com/MFSeidl/statuses/1160106795005857792</text:a></text:p>
          </table:table-cell>
          <table:table-cell office:value-type="string" table:style-name="ce5">
            <text:p>{"hashtags":[],"symbols":[],"user_mentions":[{"screen_name":"aribidopsis","name":"Arif Ashraf","id":365000183,"id_str":"365000183","indices":[3,15]},{"screen_name":"kaisakajala","name":"Kaisa Kajala","id":196855404,"id_str":"196855404","indices":[60,72]}],"urls":[]}</text:p>
          </table:table-cell>
          <table:table-cell table:number-columns-repeated="16366"/>
        </table:table-row>
        <table:table-row table:style-name="ro4">
          <table:table-cell office:value-type="string" table:style-name="ce4">
            <text:p>1160104385294282752</text:p>
          </table:table-cell>
          <table:table-cell office:value-type="string" table:style-name="ce5">
            <text:p>PROG_ocean</text:p>
          </table:table-cell>
          <table:table-cell office:value-type="string" table:style-name="ce6">
            <text:p>RT @OceanUnger: Just out in time for next #highseas negotiations #IGC3 | New piece by @ca_blanchard of @UniUtrecht and @caroledurussel and @BenBoteler of @IASS_Potsdam: Socio-ecological resilience and the law: Exploring the adaptive capacity of the #bbnj agreement https://t.co/1AFzMuXkrT</text:p>
          </table:table-cell>
          <table:table-cell office:value-type="string" table:style-name="ce5">
            <text:p>Sat Aug 10 08:23:33 +0000 2019</text:p>
          </table:table-cell>
          <table:table-cell office:value-type="date" office:date-value="2019-08-10T09:23:33" table:style-name="ce7">
            <text:p>10/08/2019 09:23:33</text:p>
          </table:table-cell>
          <table:table-cell table:number-columns-repeated="4" table:style-name="ce5"/>
          <table:table-cell office:value-type="string" table:style-name="ce5">
            <text:p>983979487225315328</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990872586438443010/65ANAq98_normal.jpg">http://pbs.twimg.com/profile_images/990872586438443010/65ANAq98_normal.jpg</text:a></text:p>
          </table:table-cell>
          <table:table-cell office:value-type="float" office:value="629" table:style-name="ce5">
            <text:p>629</text:p>
          </table:table-cell>
          <table:table-cell office:value-type="float" office:value="681" table:style-name="ce5">
            <text:p>681</text:p>
          </table:table-cell>
          <table:table-cell table:style-name="ce5"/>
          <table:table-cell office:value-type="string" table:style-name="ce8">
            <text:p><text:a xlink:href="http://twitter.com/PROG_ocean/statuses/1160104385294282752">http://twitter.com/PROG_ocean/statuses/1160104385294282752</text:a></text:p>
          </table:table-cell>
          <table:table-cell office:value-type="string" table:style-name="ce5">
            <text:p>{"hashtags":[{"text":"highseas","indices":[42,51]},{"text":"IGC3","indices":[65,70]}],"symbols":[],"user_mentions":[{"screen_name":"OceanUnger","name":"Sebastian Unger","id":3040460290,"id_str":"3040460290","indices":[3,14]},{"screen_name":"ca_blanchard","name":"Catherine Blanchard","id":4857578086,"id_str":"4857578086","indices":[86,99]},{"screen_name":"UniUtrecht","name":"Universiteit Utrecht","id":33548291,"id_str":"33548291","indices":[103,114]},{"screen_name":"caroledurussel","name":"Carole Durussel","id":715949854908932100,"id_str":"715949854908932096","indices":[119,134]}],"urls":[]}</text:p>
          </table:table-cell>
          <table:table-cell table:number-columns-repeated="16366"/>
        </table:table-row>
        <table:table-row table:style-name="ro2">
          <table:table-cell office:value-type="string" table:style-name="ce4">
            <text:p>1160104194004660225</text:p>
          </table:table-cell>
          <table:table-cell office:value-type="string" table:style-name="ce5">
            <text:p>OceanUnger</text:p>
          </table:table-cell>
          <table:table-cell office:value-type="string" table:style-name="ce6">
            <text:p>Just out in time for next #highseas negotiations #IGC3 | New piece by @ca_blanchard of @UniUtrecht and @caroledurussel and @BenBoteler of @IASS_Potsdam: Socio-ecological resilience and the law: Exploring the adaptive capacity of the #bbnj agreement https://t.co/1AFzMuXkrT</text:p>
          </table:table-cell>
          <table:table-cell office:value-type="string" table:style-name="ce5">
            <text:p>Sat Aug 10 08:22:48 +0000 2019</text:p>
          </table:table-cell>
          <table:table-cell office:value-type="date" office:date-value="2019-08-10T09:22:48" table:style-name="ce7">
            <text:p>10/08/2019 09:22:48</text:p>
          </table:table-cell>
          <table:table-cell table:number-columns-repeated="4" table:style-name="ce5"/>
          <table:table-cell office:value-type="string" table:style-name="ce5">
            <text:p>3040460290</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981798349509709824/EHFIjIM2_normal.jpg">http://pbs.twimg.com/profile_images/981798349509709824/EHFIjIM2_normal.jpg</text:a></text:p>
          </table:table-cell>
          <table:table-cell office:value-type="float" office:value="793" table:style-name="ce5">
            <text:p>793</text:p>
          </table:table-cell>
          <table:table-cell office:value-type="float" office:value="394" table:style-name="ce5">
            <text:p>394</text:p>
          </table:table-cell>
          <table:table-cell table:style-name="ce5"/>
          <table:table-cell office:value-type="string" table:style-name="ce8">
            <text:p><text:a xlink:href="http://twitter.com/OceanUnger/statuses/1160104194004660225">http://twitter.com/OceanUnger/statuses/1160104194004660225</text:a></text:p>
          </table:table-cell>
          <table:table-cell office:value-type="string" table:style-name="ce5">
            <text:p>{"hashtags":[{"text":"highseas","indices":[26,35]},{"text":"IGC3","indices":[49,54]},{"text":"bbnj","indices":[233,238]}],"symbols":[],"user_mentions":[{"screen_name":"ca_blanchard","name":"Catherine Blanchard","id":4857578086,"id_str":"4857578086","indices":[70,83]},{"screen_name":"UniUtrecht","name":"Universiteit Utrecht","id":33548291,"id_str":"33548291","indices":[87,98]},{"screen_name":"caroledurussel","name":"Carole Durussel","id":715949854908932100,"id_str":"715949854908932096","indices":[103,118]},{"screen_name":"BenBoteler","name":"Ben Boteler","id":3329712953,"id_str":"3329712953","indices":[123,134]},{"screen_name":"IASS_Potsdam","name":"IASS","id":2837913549,"id_str":"2837913549","indices":[138,151]}],"urls":[{"url":"https://t.co/1AFzMuXkrT","expanded_url":"https://www.sciencedirect.com/science/article/pii/S0308597X19303641","display_url":"sciencedirect.com/science/articl…","indices":[249,272]}]}</text:p>
          </table:table-cell>
          <table:table-cell table:number-columns-repeated="16366"/>
        </table:table-row>
        <table:table-row table:style-name="ro5">
          <table:table-cell office:value-type="string" table:style-name="ce4">
            <text:p>1160102528937336833</text:p>
          </table:table-cell>
          <table:table-cell office:value-type="string" table:style-name="ce5">
            <text:p>UniUtrecht</text:p>
          </table:table-cell>
          <table:table-cell office:value-type="string" table:style-name="ce6">
            <text:p>RT @UUBeta: De Utrechtse neurobioloog Corette Wierenga vertelde bij BNR Nieuwsradio over ziektes in de hersenen. @UniUtrecht https://t.co/I7vTQJhOPL</text:p>
          </table:table-cell>
          <table:table-cell office:value-type="string" table:style-name="ce5">
            <text:p>Sat Aug 10 08:16:11 +0000 2019</text:p>
          </table:table-cell>
          <table:table-cell office:value-type="date" office:date-value="2019-08-10T09:16:11" table:style-name="ce7">
            <text:p>10/08/2019 09:16:11</text:p>
          </table:table-cell>
          <table:table-cell table:number-columns-repeated="4" table:style-name="ce5"/>
          <table:table-cell office:value-type="string" table:style-name="ce5">
            <text:p>33548291</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458549853077774336/0pzRKaLW_normal.jpeg">http://pbs.twimg.com/profile_images/458549853077774336/0pzRKaLW_normal.jpeg</text:a></text:p>
          </table:table-cell>
          <table:table-cell office:value-type="float" office:value="49691" table:style-name="ce5">
            <text:p>49691</text:p>
          </table:table-cell>
          <table:table-cell office:value-type="float" office:value="310" table:style-name="ce5">
            <text:p>310</text:p>
          </table:table-cell>
          <table:table-cell office:value-type="string" table:style-name="ce5">
            <text:p>Utrecht, Nederland</text:p>
          </table:table-cell>
          <table:table-cell office:value-type="string" table:style-name="ce8">
            <text:p><text:a xlink:href="http://twitter.com/UniUtrecht/statuses/1160102528937336833">http://twitter.com/UniUtrecht/statuses/1160102528937336833</text:a></text:p>
          </table:table-cell>
          <table:table-cell office:value-type="string" table:style-name="ce5">
            <text:p>{"hashtags":[],"symbols":[],"user_mentions":[{"screen_name":"UUBeta","name":"Faculty of Science, Utrecht University","id":72820359,"id_str":"72820359","indices":[3,10]},{"screen_name":"UniUtrecht","name":"Universiteit Utrecht","id":33548291,"id_str":"33548291","indices":[113,124]}],"urls":[]}</text:p>
          </table:table-cell>
          <table:table-cell table:number-columns-repeated="16366"/>
        </table:table-row>
        <table:table-row table:style-name="ro4">
          <table:table-cell office:value-type="string" table:style-name="ce4">
            <text:p>1160102244517388289</text:p>
          </table:table-cell>
          <table:table-cell office:value-type="string" table:style-name="ce5">
            <text:p>Janhaarhuissr</text:p>
          </table:table-cell>
          <table:table-cell office:value-type="string" table:style-name="ce6">
            <text:p>RT @UUGeo: A quarter of world's population facing extremely high water stress, says new Water Risk Atlas @WorldResources. Calculations by hydrologists from @UtrechtUni formed the basis for the atlas #WaterStress @WaterBier @Paul_Reig @henkovink @veenas_water @GemmaJV https://t.co/7hUtG9lgFh</text:p>
          </table:table-cell>
          <table:table-cell office:value-type="string" table:style-name="ce5">
            <text:p>Sat Aug 10 08:15:03 +0000 2019</text:p>
          </table:table-cell>
          <table:table-cell office:value-type="date" office:date-value="2019-08-10T09:15:03" table:style-name="ce7">
            <text:p>10/08/2019 09:15:03</text:p>
          </table:table-cell>
          <table:table-cell table:number-columns-repeated="4" table:style-name="ce5"/>
          <table:table-cell office:value-type="string" table:style-name="ce5">
            <text:p>361799468</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691309387500097536/sA5YSbCP_normal.jpg">http://pbs.twimg.com/profile_images/691309387500097536/sA5YSbCP_normal.jpg</text:a></text:p>
          </table:table-cell>
          <table:table-cell office:value-type="float" office:value="240" table:style-name="ce5">
            <text:p>240</text:p>
          </table:table-cell>
          <table:table-cell office:value-type="float" office:value="139" table:style-name="ce5">
            <text:p>139</text:p>
          </table:table-cell>
          <table:table-cell office:value-type="string" table:style-name="ce5">
            <text:p>Utrecht, Nederland</text:p>
          </table:table-cell>
          <table:table-cell office:value-type="string" table:style-name="ce8">
            <text:p><text:a xlink:href="http://twitter.com/Janhaarhuissr/statuses/1160102244517388289">http://twitter.com/Janhaarhuissr/statuses/1160102244517388289</text:a></text:p>
          </table:table-cell>
          <table:table-cell office:value-type="string" table:style-name="ce5">
            <text:p>{"hashtags":[],"symbols":[],"user_mentions":[{"screen_name":"UUGeo","name":"Geowetenschappen UU","id":49980589,"id_str":"49980589","indices":[3,9]},{"screen_name":"WorldResources","name":"World Resources Inst","id":14559745,"id_str":"14559745","indices":[105,120]}],"urls":[]}</text:p>
          </table:table-cell>
          <table:table-cell table:number-columns-repeated="16366"/>
        </table:table-row>
        <table:table-row table:style-name="ro3">
          <table:table-cell office:value-type="string" table:style-name="ce4">
            <text:p>1160080978842464256</text:p>
          </table:table-cell>
          <table:table-cell office:value-type="string" table:style-name="ce5">
            <text:p>ErinSparksPhD</text:p>
          </table:table-cell>
          <table:table-cell office:value-type="string" table:style-name="ce6">
            <text:p>RT @aribidopsis: Read the latest interview of Kaisa Kajala (@kaisakajala), Assistant professor, Plant Ecophysiology team at Utrecht University (@UtrechtUni), Netherlands in "Faculty Job: Myths &amp;amp; Realities" series at @plantae_org @ASPB</text:p>
            <text:p/>
            <text:p>https://t.co/KfHmNMT6p5 https://t.co/iSIwhpXeil</text:p>
          </table:table-cell>
          <table:table-cell office:value-type="string" table:style-name="ce5">
            <text:p>Sat Aug 10 06:50:33 +0000 2019</text:p>
          </table:table-cell>
          <table:table-cell office:value-type="date" office:date-value="2019-08-10T07:50:33" table:style-name="ce7">
            <text:p>10/08/2019 07:50:33</text:p>
          </table:table-cell>
          <table:table-cell table:number-columns-repeated="4" table:style-name="ce5"/>
          <table:table-cell office:value-type="string" table:style-name="ce5">
            <text:p>2689402845</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060341661795041280/44oMThCG_normal.jpg">http://pbs.twimg.com/profile_images/1060341661795041280/44oMThCG_normal.jpg</text:a></text:p>
          </table:table-cell>
          <table:table-cell office:value-type="float" office:value="2568" table:style-name="ce5">
            <text:p>2568</text:p>
          </table:table-cell>
          <table:table-cell office:value-type="float" office:value="1459" table:style-name="ce5">
            <text:p>1459</text:p>
          </table:table-cell>
          <table:table-cell office:value-type="string" table:style-name="ce5">
            <text:p>Newark, DE</text:p>
          </table:table-cell>
          <table:table-cell office:value-type="string" table:style-name="ce8">
            <text:p><text:a xlink:href="http://twitter.com/ErinSparksPhD/statuses/1160080978842464256">http://twitter.com/ErinSparksPhD/statuses/1160080978842464256</text:a></text:p>
          </table:table-cell>
          <table:table-cell office:value-type="string" table:style-name="ce5">
            <text:p>{"hashtags":[],"symbols":[],"user_mentions":[{"screen_name":"aribidopsis","name":"Arif Ashraf","id":365000183,"id_str":"365000183","indices":[3,15]},{"screen_name":"kaisakajala","name":"Kaisa Kajala","id":196855404,"id_str":"196855404","indices":[60,72]}],"urls":[]}</text:p>
          </table:table-cell>
          <table:table-cell table:number-columns-repeated="16366"/>
        </table:table-row>
        <table:table-row table:style-name="ro8">
          <table:table-cell office:value-type="string" table:style-name="ce4">
            <text:p>1160079583569424386</text:p>
          </table:table-cell>
          <table:table-cell office:value-type="string" table:style-name="ce5">
            <text:p>Leeuwenheart</text:p>
          </table:table-cell>
          <table:table-cell office:value-type="string" table:style-name="ce6">
            <text:p>RT @PoesJouf: Ik belandde daar dood in de diepvries. https://t.co/vWoTYEcaQ4</text:p>
          </table:table-cell>
          <table:table-cell office:value-type="string" table:style-name="ce5">
            <text:p>Sat Aug 10 06:45:00 +0000 2019</text:p>
          </table:table-cell>
          <table:table-cell office:value-type="date" office:date-value="2019-08-10T07:45:00" table:style-name="ce7">
            <text:p>10/08/2019 07:45:00</text:p>
          </table:table-cell>
          <table:table-cell table:number-columns-repeated="4" table:style-name="ce5"/>
          <table:table-cell office:value-type="string" table:style-name="ce5">
            <text:p>103588499</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491973144941318144/mq8EOuid_normal.png">http://pbs.twimg.com/profile_images/491973144941318144/mq8EOuid_normal.png</text:a></text:p>
          </table:table-cell>
          <table:table-cell office:value-type="float" office:value="727" table:style-name="ce5">
            <text:p>727</text:p>
          </table:table-cell>
          <table:table-cell office:value-type="float" office:value="2010" table:style-name="ce5">
            <text:p>2010</text:p>
          </table:table-cell>
          <table:table-cell table:style-name="ce5"/>
          <table:table-cell office:value-type="string" table:style-name="ce8">
            <text:p><text:a xlink:href="http://twitter.com/Leeuwenheart/statuses/1160079583569424386">http://twitter.com/Leeuwenheart/statuses/1160079583569424386</text:a></text:p>
          </table:table-cell>
          <table:table-cell office:value-type="string" table:style-name="ce5">
            <text:p>{"hashtags":[],"symbols":[],"user_mentions":[{"screen_name":"PoesJouf","name":"Jouf","id":738737655689715700,"id_str":"738737655689715713","indices":[3,12]}],"urls":[{"url":"https://t.co/vWoTYEcaQ4","expanded_url":"https://twitter.com/UniUtrecht/status/1159416184653135872","display_url":"twitter.com/UniUtrecht/sta…","indices":[53,76]}]}</text:p>
          </table:table-cell>
          <table:table-cell table:number-columns-repeated="16366"/>
        </table:table-row>
        <table:table-row table:style-name="ro1">
          <table:table-cell office:value-type="string" table:style-name="ce4">
            <text:p>1160076951194939392</text:p>
          </table:table-cell>
          <table:table-cell office:value-type="string" table:style-name="ce5">
            <text:p>PoesJouf</text:p>
          </table:table-cell>
          <table:table-cell office:value-type="string" table:style-name="ce6">
            <text:p>Ik belandde daar dood in de diepvries. https://t.co/vWoTYEcaQ4</text:p>
          </table:table-cell>
          <table:table-cell office:value-type="string" table:style-name="ce5">
            <text:p>Sat Aug 10 06:34:33 +0000 2019</text:p>
          </table:table-cell>
          <table:table-cell office:value-type="date" office:date-value="2019-08-10T07:34:33" table:style-name="ce7">
            <text:p>10/08/2019 07:34:33</text:p>
          </table:table-cell>
          <table:table-cell table:number-columns-repeated="4" table:style-name="ce5"/>
          <table:table-cell office:value-type="string" table:style-name="ce5">
            <text:p>738737655689715713</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740214681256792064/MY5ebU-Q_normal.jpg">http://pbs.twimg.com/profile_images/740214681256792064/MY5ebU-Q_normal.jpg</text:a></text:p>
          </table:table-cell>
          <table:table-cell office:value-type="float" office:value="72" table:style-name="ce5">
            <text:p>72</text:p>
          </table:table-cell>
          <table:table-cell office:value-type="float" office:value="291" table:style-name="ce5">
            <text:p>291</text:p>
          </table:table-cell>
          <table:table-cell office:value-type="string" table:style-name="ce5">
            <text:p>Catheaven</text:p>
          </table:table-cell>
          <table:table-cell office:value-type="string" table:style-name="ce8">
            <text:p><text:a xlink:href="http://twitter.com/PoesJouf/statuses/1160076951194939392">http://twitter.com/PoesJouf/statuses/1160076951194939392</text:a></text:p>
          </table:table-cell>
          <table:table-cell office:value-type="string" table:style-name="ce5">
            <text:p>{"hashtags":[],"symbols":[],"user_mentions":[],"urls":[{"url":"https://t.co/vWoTYEcaQ4","expanded_url":"https://twitter.com/UniUtrecht/status/1159416184653135872","display_url":"twitter.com/UniUtrecht/sta…","indices":[39,62]}]}</text:p>
          </table:table-cell>
          <table:table-cell table:number-columns-repeated="16366"/>
        </table:table-row>
        <table:table-row table:style-name="ro3">
          <table:table-cell office:value-type="string" table:style-name="ce4">
            <text:p>1160044934919053313</text:p>
          </table:table-cell>
          <table:table-cell office:value-type="string" table:style-name="ce5">
            <text:p>TonniGrube</text:p>
          </table:table-cell>
          <table:table-cell office:value-type="string" table:style-name="ce6">
            <text:p>RT @aribidopsis: Read the latest interview of Kaisa Kajala (@kaisakajala), Assistant professor, Plant Ecophysiology team at Utrecht University (@UtrechtUni), Netherlands in "Faculty Job: Myths &amp;amp; Realities" series at @plantae_org @ASPB</text:p>
            <text:p/>
            <text:p>https://t.co/KfHmNMT6p5 https://t.co/iSIwhpXeil</text:p>
          </table:table-cell>
          <table:table-cell office:value-type="string" table:style-name="ce5">
            <text:p>Sat Aug 10 04:27:19 +0000 2019</text:p>
          </table:table-cell>
          <table:table-cell office:value-type="date" office:date-value="2019-08-10T05:27:19" table:style-name="ce7">
            <text:p>10/08/2019 05:27:19</text:p>
          </table:table-cell>
          <table:table-cell table:number-columns-repeated="4" table:style-name="ce5"/>
          <table:table-cell office:value-type="string" table:style-name="ce5">
            <text:p>2827665888</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090006247221485573/RElb_0Gp_normal.jpg">http://pbs.twimg.com/profile_images/1090006247221485573/RElb_0Gp_normal.jpg</text:a></text:p>
          </table:table-cell>
          <table:table-cell office:value-type="float" office:value="933" table:style-name="ce5">
            <text:p>933</text:p>
          </table:table-cell>
          <table:table-cell office:value-type="float" office:value="616" table:style-name="ce5">
            <text:p>616</text:p>
          </table:table-cell>
          <table:table-cell office:value-type="string" table:style-name="ce5">
            <text:p>Lausanne, Vaud</text:p>
          </table:table-cell>
          <table:table-cell office:value-type="string" table:style-name="ce8">
            <text:p><text:a xlink:href="http://twitter.com/TonniGrube/statuses/1160044934919053313">http://twitter.com/TonniGrube/statuses/1160044934919053313</text:a></text:p>
          </table:table-cell>
          <table:table-cell office:value-type="string" table:style-name="ce5">
            <text:p>{"hashtags":[],"symbols":[],"user_mentions":[{"screen_name":"aribidopsis","name":"Arif Ashraf","id":365000183,"id_str":"365000183","indices":[3,15]},{"screen_name":"kaisakajala","name":"Kaisa Kajala","id":196855404,"id_str":"196855404","indices":[60,72]}],"urls":[]}</text:p>
          </table:table-cell>
          <table:table-cell table:number-columns-repeated="16366"/>
        </table:table-row>
        <table:table-row table:style-name="ro3">
          <table:table-cell office:value-type="string" table:style-name="ce4">
            <text:p>1160044904619433984</text:p>
          </table:table-cell>
          <table:table-cell office:value-type="string" table:style-name="ce5">
            <text:p>kaisakajala</text:p>
          </table:table-cell>
          <table:table-cell office:value-type="string" table:style-name="ce6">
            <text:p>RT @aribidopsis: Read the latest interview of Kaisa Kajala (@kaisakajala), Assistant professor, Plant Ecophysiology team at Utrecht University (@UtrechtUni), Netherlands in "Faculty Job: Myths &amp;amp; Realities" series at @plantae_org @ASPB</text:p>
            <text:p/>
            <text:p>https://t.co/KfHmNMT6p5 https://t.co/iSIwhpXeil</text:p>
          </table:table-cell>
          <table:table-cell office:value-type="string" table:style-name="ce5">
            <text:p>Sat Aug 10 04:27:12 +0000 2019</text:p>
          </table:table-cell>
          <table:table-cell office:value-type="date" office:date-value="2019-08-10T05:27:12" table:style-name="ce7">
            <text:p>10/08/2019 05:27:12</text:p>
          </table:table-cell>
          <table:table-cell table:number-columns-repeated="4" table:style-name="ce5"/>
          <table:table-cell office:value-type="string" table:style-name="ce5">
            <text:p>196855404</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484062948646584320/nC5awUZW_normal.jpeg">http://pbs.twimg.com/profile_images/484062948646584320/nC5awUZW_normal.jpeg</text:a></text:p>
          </table:table-cell>
          <table:table-cell office:value-type="float" office:value="1837" table:style-name="ce5">
            <text:p>1837</text:p>
          </table:table-cell>
          <table:table-cell office:value-type="float" office:value="995" table:style-name="ce5">
            <text:p>995</text:p>
          </table:table-cell>
          <table:table-cell office:value-type="string" table:style-name="ce5">
            <text:p>Utrecht, The Netherlands</text:p>
          </table:table-cell>
          <table:table-cell office:value-type="string" table:style-name="ce8">
            <text:p><text:a xlink:href="http://twitter.com/kaisakajala/statuses/1160044904619433984">http://twitter.com/kaisakajala/statuses/1160044904619433984</text:a></text:p>
          </table:table-cell>
          <table:table-cell office:value-type="string" table:style-name="ce5">
            <text:p>{"hashtags":[],"symbols":[],"user_mentions":[{"screen_name":"aribidopsis","name":"Arif Ashraf","id":365000183,"id_str":"365000183","indices":[3,15]},{"screen_name":"kaisakajala","name":"Kaisa Kajala","id":196855404,"id_str":"196855404","indices":[60,72]}],"urls":[]}</text:p>
          </table:table-cell>
          <table:table-cell table:number-columns-repeated="16366"/>
        </table:table-row>
        <table:table-row table:style-name="ro4">
          <table:table-cell office:value-type="string" table:style-name="ce4">
            <text:p>1160028785376419840</text:p>
          </table:table-cell>
          <table:table-cell office:value-type="string" table:style-name="ce5">
            <text:p>Neha429</text:p>
          </table:table-cell>
          <table:table-cell office:value-type="string" table:style-name="ce6">
            <text:p>RT @UUGeo: A quarter of world's population facing extremely high water stress, says new Water Risk Atlas @WorldResources. Calculations by hydrologists from @UtrechtUni formed the basis for the atlas #WaterStress @WaterBier @Paul_Reig @henkovink @veenas_water @GemmaJV https://t.co/7hUtG9lgFh</text:p>
          </table:table-cell>
          <table:table-cell office:value-type="string" table:style-name="ce5">
            <text:p>Sat Aug 10 03:23:09 +0000 2019</text:p>
          </table:table-cell>
          <table:table-cell office:value-type="date" office:date-value="2019-08-10T04:23:09" table:style-name="ce7">
            <text:p>10/08/2019 04:23:09</text:p>
          </table:table-cell>
          <table:table-cell table:number-columns-repeated="4" table:style-name="ce5"/>
          <table:table-cell office:value-type="string" table:style-name="ce5">
            <text:p>342335834</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992619477308268544/PmHRlgcz_normal.jpg">http://pbs.twimg.com/profile_images/992619477308268544/PmHRlgcz_normal.jpg</text:a></text:p>
          </table:table-cell>
          <table:table-cell office:value-type="float" office:value="280" table:style-name="ce5">
            <text:p>280</text:p>
          </table:table-cell>
          <table:table-cell office:value-type="float" office:value="302" table:style-name="ce5">
            <text:p>302</text:p>
          </table:table-cell>
          <table:table-cell office:value-type="string" table:style-name="ce5">
            <text:p>Pune, India</text:p>
          </table:table-cell>
          <table:table-cell office:value-type="string" table:style-name="ce8">
            <text:p><text:a xlink:href="http://twitter.com/Neha429/statuses/1160028785376419840">http://twitter.com/Neha429/statuses/1160028785376419840</text:a></text:p>
          </table:table-cell>
          <table:table-cell office:value-type="string" table:style-name="ce5">
            <text:p>{"hashtags":[],"symbols":[],"user_mentions":[{"screen_name":"UUGeo","name":"Geowetenschappen UU","id":49980589,"id_str":"49980589","indices":[3,9]},{"screen_name":"WorldResources","name":"World Resources Inst","id":14559745,"id_str":"14559745","indices":[105,120]}],"urls":[]}</text:p>
          </table:table-cell>
          <table:table-cell table:number-columns-repeated="16366"/>
        </table:table-row>
        <table:table-row table:style-name="ro3">
          <table:table-cell office:value-type="string" table:style-name="ce4">
            <text:p>1160013553027506176</text:p>
          </table:table-cell>
          <table:table-cell office:value-type="string" table:style-name="ce5">
            <text:p>BiswapriyaMisra</text:p>
          </table:table-cell>
          <table:table-cell office:value-type="string" table:style-name="ce6">
            <text:p>RT @aribidopsis: Read the latest interview of Kaisa Kajala (@kaisakajala), Assistant professor, Plant Ecophysiology team at Utrecht University (@UtrechtUni), Netherlands in "Faculty Job: Myths &amp;amp; Realities" series at @plantae_org @ASPB</text:p>
            <text:p/>
            <text:p>https://t.co/KfHmNMT6p5 https://t.co/iSIwhpXeil</text:p>
          </table:table-cell>
          <table:table-cell office:value-type="string" table:style-name="ce5">
            <text:p>Sat Aug 10 02:22:37 +0000 2019</text:p>
          </table:table-cell>
          <table:table-cell office:value-type="date" office:date-value="2019-08-10T03:22:37" table:style-name="ce7">
            <text:p>10/08/2019 03:22:37</text:p>
          </table:table-cell>
          <table:table-cell table:number-columns-repeated="4" table:style-name="ce5"/>
          <table:table-cell office:value-type="string" table:style-name="ce5">
            <text:p>751885664283602944</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155489770086125569/wm2Of7BU_normal.jpg">http://pbs.twimg.com/profile_images/1155489770086125569/wm2Of7BU_normal.jpg</text:a></text:p>
          </table:table-cell>
          <table:table-cell office:value-type="float" office:value="2053" table:style-name="ce5">
            <text:p>2053</text:p>
          </table:table-cell>
          <table:table-cell office:value-type="float" office:value="998" table:style-name="ce5">
            <text:p>998</text:p>
          </table:table-cell>
          <table:table-cell office:value-type="string" table:style-name="ce5">
            <text:p>Winston-Salem, NC</text:p>
          </table:table-cell>
          <table:table-cell office:value-type="string" table:style-name="ce8">
            <text:p><text:a xlink:href="http://twitter.com/BiswapriyaMisra/statuses/1160013553027506176">http://twitter.com/BiswapriyaMisra/statuses/1160013553027506176</text:a></text:p>
          </table:table-cell>
          <table:table-cell office:value-type="string" table:style-name="ce5">
            <text:p>{"hashtags":[],"symbols":[],"user_mentions":[{"screen_name":"aribidopsis","name":"Arif Ashraf","id":365000183,"id_str":"365000183","indices":[3,15]},{"screen_name":"kaisakajala","name":"Kaisa Kajala","id":196855404,"id_str":"196855404","indices":[60,72]}],"urls":[]}</text:p>
          </table:table-cell>
          <table:table-cell table:number-columns-repeated="16366"/>
        </table:table-row>
        <table:table-row table:style-name="ro3">
          <table:table-cell office:value-type="string" table:style-name="ce4">
            <text:p>1160010628372844544</text:p>
          </table:table-cell>
          <table:table-cell office:value-type="string" table:style-name="ce5">
            <text:p>PlantTeaching</text:p>
          </table:table-cell>
          <table:table-cell office:value-type="string" table:style-name="ce6">
            <text:p>RT @aribidopsis: Read the latest interview of Kaisa Kajala (@kaisakajala), Assistant professor, Plant Ecophysiology team at Utrecht University (@UtrechtUni), Netherlands in "Faculty Job: Myths &amp;amp; Realities" series at @plantae_org @ASPB</text:p>
            <text:p/>
            <text:p>https://t.co/KfHmNMT6p5 https://t.co/iSIwhpXeil</text:p>
          </table:table-cell>
          <table:table-cell office:value-type="string" table:style-name="ce5">
            <text:p>Sat Aug 10 02:11:00 +0000 2019</text:p>
          </table:table-cell>
          <table:table-cell office:value-type="date" office:date-value="2019-08-10T03:11:00" table:style-name="ce7">
            <text:p>10/08/2019 03:11:00</text:p>
          </table:table-cell>
          <table:table-cell table:number-columns-repeated="4" table:style-name="ce5"/>
          <table:table-cell office:value-type="string" table:style-name="ce5">
            <text:p>416105754</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648376185/WeeLogo_normal.jpg">http://pbs.twimg.com/profile_images/1648376185/WeeLogo_normal.jpg</text:a></text:p>
          </table:table-cell>
          <table:table-cell office:value-type="float" office:value="10032" table:style-name="ce5">
            <text:p>10032</text:p>
          </table:table-cell>
          <table:table-cell office:value-type="float" office:value="6387" table:style-name="ce5">
            <text:p>6387</text:p>
          </table:table-cell>
          <table:table-cell office:value-type="string" table:style-name="ce5">
            <text:p>Glasgow and the world</text:p>
          </table:table-cell>
          <table:table-cell office:value-type="string" table:style-name="ce8">
            <text:p><text:a xlink:href="http://twitter.com/PlantTeaching/statuses/1160010628372844544">http://twitter.com/PlantTeaching/statuses/1160010628372844544</text:a></text:p>
          </table:table-cell>
          <table:table-cell office:value-type="string" table:style-name="ce5">
            <text:p>{"hashtags":[],"symbols":[],"user_mentions":[{"screen_name":"aribidopsis","name":"Arif Ashraf","id":365000183,"id_str":"365000183","indices":[3,15]},{"screen_name":"kaisakajala","name":"Kaisa Kajala","id":196855404,"id_str":"196855404","indices":[60,72]}],"urls":[]}</text:p>
          </table:table-cell>
          <table:table-cell table:number-columns-repeated="16366"/>
        </table:table-row>
        <table:table-row table:style-name="ro3">
          <table:table-cell office:value-type="string" table:style-name="ce4">
            <text:p>1160009594749562881</text:p>
          </table:table-cell>
          <table:table-cell office:value-type="string" table:style-name="ce5">
            <text:p>plantpostdocs</text:p>
          </table:table-cell>
          <table:table-cell office:value-type="string" table:style-name="ce6">
            <text:p>RT @aribidopsis: Read the latest interview of Kaisa Kajala (@kaisakajala), Assistant professor, Plant Ecophysiology team at Utrecht University (@UtrechtUni), Netherlands in "Faculty Job: Myths &amp;amp; Realities" series at @plantae_org @ASPB</text:p>
            <text:p/>
            <text:p>https://t.co/KfHmNMT6p5 https://t.co/iSIwhpXeil</text:p>
          </table:table-cell>
          <table:table-cell office:value-type="string" table:style-name="ce5">
            <text:p>Sat Aug 10 02:06:53 +0000 2019</text:p>
          </table:table-cell>
          <table:table-cell office:value-type="date" office:date-value="2019-08-10T03:06:53" table:style-name="ce7">
            <text:p>10/08/2019 03:06:53</text:p>
          </table:table-cell>
          <table:table-cell table:number-columns-repeated="4" table:style-name="ce5"/>
          <table:table-cell office:value-type="string" table:style-name="ce5">
            <text:p>1155241878167662592</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156256254811168768/F78qrQ3l_normal.jpg">http://pbs.twimg.com/profile_images/1156256254811168768/F78qrQ3l_normal.jpg</text:a></text:p>
          </table:table-cell>
          <table:table-cell office:value-type="float" office:value="241" table:style-name="ce5">
            <text:p>241</text:p>
          </table:table-cell>
          <table:table-cell office:value-type="float" office:value="128" table:style-name="ce5">
            <text:p>128</text:p>
          </table:table-cell>
          <table:table-cell table:style-name="ce5"/>
          <table:table-cell office:value-type="string" table:style-name="ce8">
            <text:p><text:a xlink:href="http://twitter.com/plantpostdocs/statuses/1160009594749562881">http://twitter.com/plantpostdocs/statuses/1160009594749562881</text:a></text:p>
          </table:table-cell>
          <table:table-cell office:value-type="string" table:style-name="ce5">
            <text:p>{"hashtags":[],"symbols":[],"user_mentions":[{"screen_name":"aribidopsis","name":"Arif Ashraf","id":365000183,"id_str":"365000183","indices":[3,15]},{"screen_name":"kaisakajala","name":"Kaisa Kajala","id":196855404,"id_str":"196855404","indices":[60,72]}],"urls":[]}</text:p>
          </table:table-cell>
          <table:table-cell table:number-columns-repeated="16366"/>
        </table:table-row>
        <table:table-row table:number-rows-repeated="2" table:style-name="ro4">
          <table:table-cell office:value-type="string" table:style-name="ce4">
            <text:p>1160007705739898881</text:p>
          </table:table-cell>
          <table:table-cell office:value-type="string" table:style-name="ce5">
            <text:p>aribidopsis</text:p>
          </table:table-cell>
          <table:table-cell office:value-type="string" table:style-name="ce6">
            <text:p>Read the latest interview of Kaisa Kajala (@kaisakajala), Assistant professor, Plant Ecophysiology team at Utrecht University (@UtrechtUni), Netherlands in "Faculty Job: Myths &amp;amp; Realities" series at @plantae_org @ASPB</text:p>
            <text:p/>
            <text:p>https://t.co/KfHmNMT6p5 https://t.co/iSIwhpXeil</text:p>
          </table:table-cell>
          <table:table-cell office:value-type="string" table:style-name="ce5">
            <text:p>Sat Aug 10 01:59:23 +0000 2019</text:p>
          </table:table-cell>
          <table:table-cell office:value-type="date" office:date-value="2019-08-10T02:59:23" table:style-name="ce7">
            <text:p>10/08/2019 02:59:23</text:p>
          </table:table-cell>
          <table:table-cell table:number-columns-repeated="4" table:style-name="ce5"/>
          <table:table-cell office:value-type="string" table:style-name="ce5">
            <text:p>365000183</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159635260629573635/VfC-HqnH_normal.jpg">http://pbs.twimg.com/profile_images/1159635260629573635/VfC-HqnH_normal.jpg</text:a></text:p>
          </table:table-cell>
          <table:table-cell office:value-type="float" office:value="971" table:style-name="ce5">
            <text:p>971</text:p>
          </table:table-cell>
          <table:table-cell office:value-type="float" office:value="1206" table:style-name="ce5">
            <text:p>1206</text:p>
          </table:table-cell>
          <table:table-cell office:value-type="string" table:style-name="ce5">
            <text:p>Amherst, Massachusetts</text:p>
          </table:table-cell>
          <table:table-cell office:value-type="string" table:style-name="ce8">
            <text:p><text:a xlink:href="http://twitter.com/aribidopsis/statuses/1160007705739898881">http://twitter.com/aribidopsis/statuses/1160007705739898881</text:a></text:p>
          </table:table-cell>
          <table:table-cell office:value-type="string" table:style-name="ce5">
            <text:p>{"hashtags":[],"symbols":[],"user_mentions":[{"screen_name":"kaisakajala","name":"Kaisa Kajala","id":196855404,"id_str":"196855404","indices":[43,55]},{"screen_name":"UtrechtUni","name":"Utrecht University","id":33550981,"id_str":"33550981","indices":[127,138]},{"screen_name":"plantae_org","name":"Plantae","id":859431971247804400,"id_str":"859431971247804417","indices":[203,215]},{"screen_name":"ASPB","name":"ASPB","id":17969659,"id_str":"17969659","indices":[216,221]}],"urls":[{"url":"https://t.co/KfHmNMT6p5","expanded_url":"https://community.plantae.org/article/5314693449742550860/faculty-job-myths-amp-realities-an-interview-with-kaisa-kajala","display_url":"community.plantae.org/article/531469…","indices":[224,247]}],"media":[{"id":1160007702501871600,"id_str":"1160007702501871617","indices":[248,271],"media_url":"http://pbs.twimg.com/media/EBks3ARXUAE8XTv.jpg","media_url_https":"https://pbs.twimg.com/media/EBks3ARXUAE8XTv.jpg","url":"https://t.co/iSIwhpXeil","display_url":"pic.twitter.com/iSIwhpXeil","expanded_url":"https://twitter.com/aribidopsis/status/1160007705739898881/photo/1","type":"photo","sizes":{"thumb":{"w":150,"h":150,"resize":"crop"},"small":{"w":680,"h":510,"resize":"fit"},"large":{"w":960,"h":720,"resize":"fit"},"medium":{"w":960,"h":720,"resize":"fit"}}}]}</text:p>
          </table:table-cell>
          <table:table-cell table:number-columns-repeated="16366"/>
        </table:table-row>
        <table:table-row table:style-name="ro2">
          <table:table-cell office:value-type="string" table:style-name="ce4">
            <text:p>1159939950411943938</text:p>
          </table:table-cell>
          <table:table-cell office:value-type="string" table:style-name="ce5">
            <text:p>exRNA</text:p>
          </table:table-cell>
          <table:table-cell office:value-type="string" table:style-name="ce6">
            <text:p>from @UtrechtUni @UniLeiden @EdinburghUni: Immune stimuli shape the small non-coding transcriptome of extracellular vesicles released by dendritic cells.</text:p>
            <text:p>https://t.co/GT62kfv66i</text:p>
          </table:table-cell>
          <table:table-cell office:value-type="string" table:style-name="ce5">
            <text:p>Fri Aug 09 21:30:09 +0000 2019</text:p>
          </table:table-cell>
          <table:table-cell office:value-type="date" office:date-value="2019-08-09T22:30:09" table:style-name="ce7">
            <text:p>09/08/2019 22:30:09</text:p>
          </table:table-cell>
          <table:table-cell table:number-columns-repeated="4" table:style-name="ce5"/>
          <table:table-cell office:value-type="string" table:style-name="ce5">
            <text:p>937859911</text:p>
          </table:table-cell>
          <table:table-cell table:style-name="ce5"/>
          <table:table-cell office:value-type="string" table:style-name="ce5">
            <text:p>&lt;a href="https://buffer.com" rel="nofollow"&gt;Buffer&lt;/a&gt;</text:p>
          </table:table-cell>
          <table:table-cell office:value-type="string" table:style-name="ce8">
            <text:p><text:a xlink:href="http://pbs.twimg.com/profile_images/2828980249/250c61f01c85e1f7063c601e4867bdca_normal.png">http://pbs.twimg.com/profile_images/2828980249/250c61f01c85e1f7063c601e4867bdca_normal.png</text:a></text:p>
          </table:table-cell>
          <table:table-cell office:value-type="float" office:value="1400" table:style-name="ce5">
            <text:p>1400</text:p>
          </table:table-cell>
          <table:table-cell office:value-type="float" office:value="555" table:style-name="ce5">
            <text:p>555</text:p>
          </table:table-cell>
          <table:table-cell table:style-name="ce5"/>
          <table:table-cell office:value-type="string" table:style-name="ce8">
            <text:p><text:a xlink:href="http://twitter.com/exRNA/statuses/1159939950411943938">http://twitter.com/exRNA/statuses/1159939950411943938</text:a></text:p>
          </table:table-cell>
          <table:table-cell office:value-type="string" table:style-name="ce5">
            <text:p>{"hashtags":[],"symbols":[],"user_mentions":[{"screen_name":"UtrechtUni","name":"Utrecht University","id":33550981,"id_str":"33550981","indices":[5,16]},{"screen_name":"UniLeiden","name":"Universiteit Leiden","id":58478256,"id_str":"58478256","indices":[17,27]},{"screen_name":"EdinburghUni","name":"The University of Edinburgh","id":23426889,"id_str":"23426889","indices":[28,41]}],"urls":[{"url":"https://t.co/GT62kfv66i","expanded_url":"https://www.ncbi.nlm.nih.gov/pubmed/29808415","display_url":"ncbi.nlm.nih.gov/pubmed/29808415","indices":[155,178]}]}</text:p>
          </table:table-cell>
          <table:table-cell table:number-columns-repeated="16366"/>
        </table:table-row>
        <table:table-row table:style-name="ro4">
          <table:table-cell office:value-type="string" table:style-name="ce4">
            <text:p>1159939172054052864</text:p>
          </table:table-cell>
          <table:table-cell office:value-type="string" table:style-name="ce5">
            <text:p>RedGelderland</text:p>
          </table:table-cell>
          <table:table-cell office:value-type="string" table:style-name="ce6">
            <text:p>RT @UUGeo: A quarter of world's population facing extremely high water stress, says new Water Risk Atlas @WorldResources. Calculations by hydrologists from @UtrechtUni formed the basis for the atlas #WaterStress @WaterBier @Paul_Reig @henkovink @veenas_water @GemmaJV https://t.co/7hUtG9lgFh</text:p>
          </table:table-cell>
          <table:table-cell office:value-type="string" table:style-name="ce5">
            <text:p>Fri Aug 09 21:27:03 +0000 2019</text:p>
          </table:table-cell>
          <table:table-cell office:value-type="date" office:date-value="2019-08-09T22:27:03" table:style-name="ce7">
            <text:p>09/08/2019 22:27:03</text:p>
          </table:table-cell>
          <table:table-cell table:number-columns-repeated="4" table:style-name="ce5"/>
          <table:table-cell office:value-type="string" table:style-name="ce5">
            <text:p>988737404159873024</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988794358169260032/nfdTJy9R_normal.jpg">http://pbs.twimg.com/profile_images/988794358169260032/nfdTJy9R_normal.jpg</text:a></text:p>
          </table:table-cell>
          <table:table-cell office:value-type="float" office:value="629" table:style-name="ce5">
            <text:p>629</text:p>
          </table:table-cell>
          <table:table-cell office:value-type="float" office:value="1079" table:style-name="ce5">
            <text:p>1079</text:p>
          </table:table-cell>
          <table:table-cell table:style-name="ce5"/>
          <table:table-cell office:value-type="string" table:style-name="ce8">
            <text:p><text:a xlink:href="http://twitter.com/RedGelderland/statuses/1159939172054052864">http://twitter.com/RedGelderland/statuses/1159939172054052864</text:a></text:p>
          </table:table-cell>
          <table:table-cell office:value-type="string" table:style-name="ce5">
            <text:p>{"hashtags":[],"symbols":[],"user_mentions":[{"screen_name":"UUGeo","name":"Geowetenschappen UU","id":49980589,"id_str":"49980589","indices":[3,9]},{"screen_name":"WorldResources","name":"World Resources Inst","id":14559745,"id_str":"14559745","indices":[105,120]}],"urls":[]}</text:p>
          </table:table-cell>
          <table:table-cell table:number-columns-repeated="16366"/>
        </table:table-row>
        <table:table-row table:style-name="ro4">
          <table:table-cell office:value-type="string" table:style-name="ce4">
            <text:p>1159937825015586821</text:p>
          </table:table-cell>
          <table:table-cell office:value-type="string" table:style-name="ce5">
            <text:p>steltenpower</text:p>
          </table:table-cell>
          <table:table-cell office:value-type="string" table:style-name="ce6">
            <text:p>RT @UUGeo: A quarter of world's population facing extremely high water stress, says new Water Risk Atlas @WorldResources. Calculations by hydrologists from @UtrechtUni formed the basis for the atlas #WaterStress @WaterBier @Paul_Reig @henkovink @veenas_water @GemmaJV https://t.co/7hUtG9lgFh</text:p>
          </table:table-cell>
          <table:table-cell office:value-type="string" table:style-name="ce5">
            <text:p>Fri Aug 09 21:21:42 +0000 2019</text:p>
          </table:table-cell>
          <table:table-cell office:value-type="date" office:date-value="2019-08-09T22:21:42" table:style-name="ce7">
            <text:p>09/08/2019 22:21:42</text:p>
          </table:table-cell>
          <table:table-cell table:number-columns-repeated="4" table:style-name="ce5"/>
          <table:table-cell office:value-type="string" table:style-name="ce5">
            <text:p>76693160</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633236200845930496/Re5TPRcQ_normal.jpg">http://pbs.twimg.com/profile_images/633236200845930496/Re5TPRcQ_normal.jpg</text:a></text:p>
          </table:table-cell>
          <table:table-cell office:value-type="float" office:value="2077" table:style-name="ce5">
            <text:p>2077</text:p>
          </table:table-cell>
          <table:table-cell office:value-type="float" office:value="5001" table:style-name="ce5">
            <text:p>5001</text:p>
          </table:table-cell>
          <table:table-cell office:value-type="string" table:style-name="ce5">
            <text:p>Twente, 🇪🇺</text:p>
          </table:table-cell>
          <table:table-cell office:value-type="string" table:style-name="ce8">
            <text:p><text:a xlink:href="http://twitter.com/steltenpower/statuses/1159937825015586821">http://twitter.com/steltenpower/statuses/1159937825015586821</text:a></text:p>
          </table:table-cell>
          <table:table-cell office:value-type="string" table:style-name="ce5">
            <text:p>{"hashtags":[],"symbols":[],"user_mentions":[{"screen_name":"UUGeo","name":"Geowetenschappen UU","id":49980589,"id_str":"49980589","indices":[3,9]},{"screen_name":"WorldResources","name":"World Resources Inst","id":14559745,"id_str":"14559745","indices":[105,120]}],"urls":[]}</text:p>
          </table:table-cell>
          <table:table-cell table:number-columns-repeated="16366"/>
        </table:table-row>
        <table:table-row table:style-name="ro4">
          <table:table-cell office:value-type="string" table:style-name="ce4">
            <text:p>1159912620037742592</text:p>
          </table:table-cell>
          <table:table-cell office:value-type="string" table:style-name="ce5">
            <text:p>WaterBier</text:p>
          </table:table-cell>
          <table:table-cell office:value-type="string" table:style-name="ce6">
            <text:p>RT @UUGeo: A quarter of world's population facing extremely high water stress, says new Water Risk Atlas @WorldResources. Calculations by hydrologists from @UtrechtUni formed the basis for the atlas #WaterStress @WaterBier @Paul_Reig @henkovink @veenas_water @GemmaJV https://t.co/7hUtG9lgFh</text:p>
          </table:table-cell>
          <table:table-cell office:value-type="string" table:style-name="ce5">
            <text:p>Fri Aug 09 19:41:33 +0000 2019</text:p>
          </table:table-cell>
          <table:table-cell office:value-type="date" office:date-value="2019-08-09T20:41:33" table:style-name="ce7">
            <text:p>09/08/2019 20:41:33</text:p>
          </table:table-cell>
          <table:table-cell table:number-columns-repeated="4" table:style-name="ce5"/>
          <table:table-cell office:value-type="string" table:style-name="ce5">
            <text:p>1143563497</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3199092466/7a1f8d9ef0f716958f44c0d71315e4f9_normal.jpeg">http://pbs.twimg.com/profile_images/3199092466/7a1f8d9ef0f716958f44c0d71315e4f9_normal.jpeg</text:a></text:p>
          </table:table-cell>
          <table:table-cell office:value-type="float" office:value="366" table:style-name="ce5">
            <text:p>366</text:p>
          </table:table-cell>
          <table:table-cell office:value-type="float" office:value="94" table:style-name="ce5">
            <text:p>94</text:p>
          </table:table-cell>
          <table:table-cell table:style-name="ce5"/>
          <table:table-cell office:value-type="string" table:style-name="ce8">
            <text:p><text:a xlink:href="http://twitter.com/WaterBier/statuses/1159912620037742592">http://twitter.com/WaterBier/statuses/1159912620037742592</text:a></text:p>
          </table:table-cell>
          <table:table-cell office:value-type="string" table:style-name="ce5">
            <text:p>{"hashtags":[],"symbols":[],"user_mentions":[{"screen_name":"UUGeo","name":"Geowetenschappen UU","id":49980589,"id_str":"49980589","indices":[3,9]},{"screen_name":"WorldResources","name":"World Resources Inst","id":14559745,"id_str":"14559745","indices":[105,120]}],"urls":[]}</text:p>
          </table:table-cell>
          <table:table-cell table:number-columns-repeated="16366"/>
        </table:table-row>
        <table:table-row table:style-name="ro4">
          <table:table-cell office:value-type="string" table:style-name="ce4">
            <text:p>1159908555341914112</text:p>
          </table:table-cell>
          <table:table-cell office:value-type="string" table:style-name="ce5">
            <text:p>RoelNozeman</text:p>
          </table:table-cell>
          <table:table-cell office:value-type="string" table:style-name="ce6">
            <text:p>RT @UUGeo: A quarter of world's population facing extremely high water stress, says new Water Risk Atlas @WorldResources. Calculations by hydrologists from @UtrechtUni formed the basis for the atlas #WaterStress @WaterBier @Paul_Reig @henkovink @veenas_water @GemmaJV https://t.co/7hUtG9lgFh</text:p>
          </table:table-cell>
          <table:table-cell office:value-type="string" table:style-name="ce5">
            <text:p>Fri Aug 09 19:25:24 +0000 2019</text:p>
          </table:table-cell>
          <table:table-cell office:value-type="date" office:date-value="2019-08-09T20:25:24" table:style-name="ce7">
            <text:p>09/08/2019 20:25:24</text:p>
          </table:table-cell>
          <table:table-cell table:number-columns-repeated="4" table:style-name="ce5"/>
          <table:table-cell office:value-type="string" table:style-name="ce5">
            <text:p>1430063227</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080405480923676672/Ezq6XXM5_normal.jpg">http://pbs.twimg.com/profile_images/1080405480923676672/Ezq6XXM5_normal.jpg</text:a></text:p>
          </table:table-cell>
          <table:table-cell office:value-type="float" office:value="655" table:style-name="ce5">
            <text:p>655</text:p>
          </table:table-cell>
          <table:table-cell office:value-type="float" office:value="2296" table:style-name="ce5">
            <text:p>2296</text:p>
          </table:table-cell>
          <table:table-cell table:style-name="ce5"/>
          <table:table-cell office:value-type="string" table:style-name="ce8">
            <text:p><text:a xlink:href="http://twitter.com/RoelNozeman/statuses/1159908555341914112">http://twitter.com/RoelNozeman/statuses/1159908555341914112</text:a></text:p>
          </table:table-cell>
          <table:table-cell office:value-type="string" table:style-name="ce5">
            <text:p>{"hashtags":[],"symbols":[],"user_mentions":[{"screen_name":"UUGeo","name":"Geowetenschappen UU","id":49980589,"id_str":"49980589","indices":[3,9]},{"screen_name":"WorldResources","name":"World Resources Inst","id":14559745,"id_str":"14559745","indices":[105,120]}],"urls":[]}</text:p>
          </table:table-cell>
          <table:table-cell table:number-columns-repeated="16366"/>
        </table:table-row>
        <table:table-row table:style-name="ro4">
          <table:table-cell office:value-type="string" table:style-name="ce4">
            <text:p>1159906774327189511</text:p>
          </table:table-cell>
          <table:table-cell office:value-type="string" table:style-name="ce5">
            <text:p>maartenhajer</text:p>
          </table:table-cell>
          <table:table-cell office:value-type="string" table:style-name="ce6">
            <text:p>RT @UUGeo: A quarter of world's population facing extremely high water stress, says new Water Risk Atlas @WorldResources. Calculations by hydrologists from @UtrechtUni formed the basis for the atlas #WaterStress @WaterBier @Paul_Reig @henkovink @veenas_water @GemmaJV https://t.co/7hUtG9lgFh</text:p>
          </table:table-cell>
          <table:table-cell office:value-type="string" table:style-name="ce5">
            <text:p>Fri Aug 09 19:18:19 +0000 2019</text:p>
          </table:table-cell>
          <table:table-cell office:value-type="date" office:date-value="2019-08-09T20:18:19" table:style-name="ce7">
            <text:p>09/08/2019 20:18:19</text:p>
          </table:table-cell>
          <table:table-cell table:number-columns-repeated="4" table:style-name="ce5"/>
          <table:table-cell office:value-type="string" table:style-name="ce5">
            <text:p>217037545</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911589000435175426/yHWnsJV5_normal.jpg">http://pbs.twimg.com/profile_images/911589000435175426/yHWnsJV5_normal.jpg</text:a></text:p>
          </table:table-cell>
          <table:table-cell office:value-type="float" office:value="8275" table:style-name="ce5">
            <text:p>8275</text:p>
          </table:table-cell>
          <table:table-cell office:value-type="float" office:value="872" table:style-name="ce5">
            <text:p>872</text:p>
          </table:table-cell>
          <table:table-cell office:value-type="string" table:style-name="ce5">
            <text:p>Netherlands</text:p>
          </table:table-cell>
          <table:table-cell office:value-type="string" table:style-name="ce8">
            <text:p><text:a xlink:href="http://twitter.com/maartenhajer/statuses/1159906774327189511">http://twitter.com/maartenhajer/statuses/1159906774327189511</text:a></text:p>
          </table:table-cell>
          <table:table-cell office:value-type="string" table:style-name="ce5">
            <text:p>{"hashtags":[],"symbols":[],"user_mentions":[{"screen_name":"UUGeo","name":"Geowetenschappen UU","id":49980589,"id_str":"49980589","indices":[3,9]},{"screen_name":"WorldResources","name":"World Resources Inst","id":14559745,"id_str":"14559745","indices":[105,120]}],"urls":[]}</text:p>
          </table:table-cell>
          <table:table-cell table:number-columns-repeated="16366"/>
        </table:table-row>
        <table:table-row table:style-name="ro8">
          <table:table-cell office:value-type="string" table:style-name="ce4">
            <text:p>1159894687232057344</text:p>
          </table:table-cell>
          <table:table-cell office:value-type="string" table:style-name="ce5">
            <text:p>veruelizondo</text:p>
          </table:table-cell>
          <table:table-cell office:value-type="string" table:style-name="ce6">
            <text:p>RT @NLinMexico: @tudelft @univgroningen @UniLeiden @UniUtrecht @TUeindhoven https://t.co/h35BNesZcy</text:p>
          </table:table-cell>
          <table:table-cell office:value-type="string" table:style-name="ce5">
            <text:p>Fri Aug 09 18:30:17 +0000 2019</text:p>
          </table:table-cell>
          <table:table-cell office:value-type="date" office:date-value="2019-08-09T19:30:17" table:style-name="ce7">
            <text:p>09/08/2019 19:30:17</text:p>
          </table:table-cell>
          <table:table-cell table:number-columns-repeated="4" table:style-name="ce5"/>
          <table:table-cell office:value-type="string" table:style-name="ce5">
            <text:p>822011706</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929161890886045696/KpkebDE-_normal.jpg">http://pbs.twimg.com/profile_images/929161890886045696/KpkebDE-_normal.jpg</text:a></text:p>
          </table:table-cell>
          <table:table-cell office:value-type="float" office:value="398" table:style-name="ce5">
            <text:p>398</text:p>
          </table:table-cell>
          <table:table-cell office:value-type="float" office:value="931" table:style-name="ce5">
            <text:p>931</text:p>
          </table:table-cell>
          <table:table-cell office:value-type="string" table:style-name="ce5">
            <text:p>Mexico City</text:p>
          </table:table-cell>
          <table:table-cell office:value-type="string" table:style-name="ce8">
            <text:p><text:a xlink:href="http://twitter.com/veruelizondo/statuses/1159894687232057344">http://twitter.com/veruelizondo/statuses/1159894687232057344</text:a></text:p>
          </table:table-cell>
          <table:table-cell office:value-type="string" table:style-name="ce5">
            <text:p>{"hashtags":[],"symbols":[],"user_mentions":[{"screen_name":"NLinMexico","name":"EmbajadaPaísesBajosMx","id":221718124,"id_str":"221718124","indices":[3,14]},{"screen_name":"tudelft","name":"TU Delft","id":29964546,"id_str":"29964546","indices":[16,24]},{"screen_name":"univgroningen","name":"University Groningen","id":33535466,"id_str":"33535466","indices":[25,39]},{"screen_name":"UniLeiden","name":"Universiteit Leiden","id":58478256,"id_str":"58478256","indices":[40,50]},{"screen_name":"UniUtrecht","name":"Universiteit Utrecht","id":33548291,"id_str":"33548291","indices":[51,62]},{"screen_name":"TUeindhoven","name":"TU Eindhoven","id":15028114,"id_str":"15028114","indices":[63,75]}],"urls":[{"url":"https://t.co/h35BNesZcy","expanded_url":"https://twitter.com/p4ulin4/status/1159891544083771392","display_url":"twitter.com/p4ulin4/status…","indices":[76,99]}]}</text:p>
          </table:table-cell>
          <table:table-cell table:number-columns-repeated="16366"/>
        </table:table-row>
        <table:table-row table:style-name="ro8">
          <table:table-cell office:value-type="string" table:style-name="ce4">
            <text:p>1159894059806146560</text:p>
          </table:table-cell>
          <table:table-cell office:value-type="string" table:style-name="ce5">
            <text:p>NLinMexico</text:p>
          </table:table-cell>
          <table:table-cell office:value-type="string" table:style-name="ce6">
            <text:p>@tudelft @univgroningen @UniLeiden @UniUtrecht @TUeindhoven https://t.co/h35BNesZcy</text:p>
          </table:table-cell>
          <table:table-cell office:value-type="string" table:style-name="ce5">
            <text:p>Fri Aug 09 18:27:48 +0000 2019</text:p>
          </table:table-cell>
          <table:table-cell office:value-type="date" office:date-value="2019-08-09T19:27:48" table:style-name="ce7">
            <text:p>09/08/2019 19:27:48</text:p>
          </table:table-cell>
          <table:table-cell table:number-columns-repeated="2" table:style-name="ce5"/>
          <table:table-cell office:value-type="string" table:style-name="ce5">
            <text:p>29964546</text:p>
          </table:table-cell>
          <table:table-cell office:value-type="string" table:style-name="ce5">
            <text:p>tudelft</text:p>
          </table:table-cell>
          <table:table-cell office:value-type="string" table:style-name="ce5">
            <text:p>221718124</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492729083650768896/tW4GEpVa_normal.jpeg">http://pbs.twimg.com/profile_images/492729083650768896/tW4GEpVa_normal.jpeg</text:a></text:p>
          </table:table-cell>
          <table:table-cell office:value-type="float" office:value="5558" table:style-name="ce5">
            <text:p>5558</text:p>
          </table:table-cell>
          <table:table-cell office:value-type="float" office:value="705" table:style-name="ce5">
            <text:p>705</text:p>
          </table:table-cell>
          <table:table-cell office:value-type="string" table:style-name="ce5">
            <text:p>Mexico</text:p>
          </table:table-cell>
          <table:table-cell office:value-type="string" table:style-name="ce8">
            <text:p><text:a xlink:href="http://twitter.com/NLinMexico/statuses/1159894059806146560">http://twitter.com/NLinMexico/statuses/1159894059806146560</text:a></text:p>
          </table:table-cell>
          <table:table-cell office:value-type="string" table:style-name="ce5">
            <text:p>{"hashtags":[],"symbols":[],"user_mentions":[{"screen_name":"tudelft","name":"TU Delft","id":29964546,"id_str":"29964546","indices":[0,8]},{"screen_name":"univgroningen","name":"University Groningen","id":33535466,"id_str":"33535466","indices":[9,23]},{"screen_name":"UniLeiden","name":"Universiteit Leiden","id":58478256,"id_str":"58478256","indices":[24,34]},{"screen_name":"UniUtrecht","name":"Universiteit Utrecht","id":33548291,"id_str":"33548291","indices":[35,46]},{"screen_name":"TUeindhoven","name":"TU Eindhoven","id":15028114,"id_str":"15028114","indices":[47,59]}],"urls":[{"url":"https://t.co/h35BNesZcy","expanded_url":"https://twitter.com/p4ulin4/status/1159891544083771392","display_url":"twitter.com/p4ulin4/status…","indices":[60,83]}]}</text:p>
          </table:table-cell>
          <table:table-cell table:number-columns-repeated="16366"/>
        </table:table-row>
        <table:table-row table:style-name="ro4">
          <table:table-cell office:value-type="string" table:style-name="ce4">
            <text:p>1159837860041641984</text:p>
          </table:table-cell>
          <table:table-cell office:value-type="string" table:style-name="ce5">
            <text:p>DanielGuerrini6</text:p>
          </table:table-cell>
          <table:table-cell office:value-type="string" table:style-name="ce6">
            <text:p>RT @UUGeo: A quarter of world's population facing extremely high water stress, says new Water Risk Atlas @WorldResources. Calculations by hydrologists from @UtrechtUni formed the basis for the atlas #WaterStress @WaterBier @Paul_Reig @henkovink @veenas_water @GemmaJV https://t.co/7hUtG9lgFh</text:p>
          </table:table-cell>
          <table:table-cell office:value-type="string" table:style-name="ce5">
            <text:p>Fri Aug 09 14:44:29 +0000 2019</text:p>
          </table:table-cell>
          <table:table-cell office:value-type="date" office:date-value="2019-08-09T15:44:29" table:style-name="ce7">
            <text:p>09/08/2019 15:44:29</text:p>
          </table:table-cell>
          <table:table-cell table:number-columns-repeated="4" table:style-name="ce5"/>
          <table:table-cell office:value-type="string" table:style-name="ce5">
            <text:p>425373183</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918557121981157376/Yw_q05at_normal.jpg">http://pbs.twimg.com/profile_images/918557121981157376/Yw_q05at_normal.jpg</text:a></text:p>
          </table:table-cell>
          <table:table-cell office:value-type="float" office:value="373" table:style-name="ce5">
            <text:p>373</text:p>
          </table:table-cell>
          <table:table-cell office:value-type="float" office:value="364" table:style-name="ce5">
            <text:p>364</text:p>
          </table:table-cell>
          <table:table-cell office:value-type="string" table:style-name="ce5">
            <text:p>missouri</text:p>
          </table:table-cell>
          <table:table-cell office:value-type="string" table:style-name="ce8">
            <text:p><text:a xlink:href="http://twitter.com/DanielGuerrini6/statuses/1159837860041641984">http://twitter.com/DanielGuerrini6/statuses/1159837860041641984</text:a></text:p>
          </table:table-cell>
          <table:table-cell office:value-type="string" table:style-name="ce5">
            <text:p>{"hashtags":[],"symbols":[],"user_mentions":[{"screen_name":"UUGeo","name":"Geowetenschappen UU","id":49980589,"id_str":"49980589","indices":[3,9]},{"screen_name":"WorldResources","name":"World Resources Inst","id":14559745,"id_str":"14559745","indices":[105,120]}],"urls":[]}</text:p>
          </table:table-cell>
          <table:table-cell table:number-columns-repeated="16366"/>
        </table:table-row>
        <table:table-row table:style-name="ro4">
          <table:table-cell office:value-type="string" table:style-name="ce4">
            <text:p>1159836137633902592</text:p>
          </table:table-cell>
          <table:table-cell office:value-type="string" table:style-name="ce5">
            <text:p>veenas_water</text:p>
          </table:table-cell>
          <table:table-cell office:value-type="string" table:style-name="ce6">
            <text:p>RT @UUGeo: A quarter of world's population facing extremely high water stress, says new Water Risk Atlas @WorldResources. Calculations by hydrologists from @UtrechtUni formed the basis for the atlas #WaterStress @WaterBier @Paul_Reig @henkovink @veenas_water @GemmaJV https://t.co/7hUtG9lgFh</text:p>
          </table:table-cell>
          <table:table-cell office:value-type="string" table:style-name="ce5">
            <text:p>Fri Aug 09 14:37:38 +0000 2019</text:p>
          </table:table-cell>
          <table:table-cell office:value-type="date" office:date-value="2019-08-09T15:37:38" table:style-name="ce7">
            <text:p>09/08/2019 15:37:38</text:p>
          </table:table-cell>
          <table:table-cell table:number-columns-repeated="4" table:style-name="ce5"/>
          <table:table-cell office:value-type="string" table:style-name="ce5">
            <text:p>4898239435</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698193055191400448/BRFh3LcE_normal.png">http://pbs.twimg.com/profile_images/698193055191400448/BRFh3LcE_normal.png</text:a></text:p>
          </table:table-cell>
          <table:table-cell office:value-type="float" office:value="1611" table:style-name="ce5">
            <text:p>1611</text:p>
          </table:table-cell>
          <table:table-cell office:value-type="float" office:value="507" table:style-name="ce5">
            <text:p>507</text:p>
          </table:table-cell>
          <table:table-cell office:value-type="string" table:style-name="ce5">
            <text:p>Bengaluru, India</text:p>
          </table:table-cell>
          <table:table-cell office:value-type="string" table:style-name="ce8">
            <text:p><text:a xlink:href="http://twitter.com/veenas_water/statuses/1159836137633902592">http://twitter.com/veenas_water/statuses/1159836137633902592</text:a></text:p>
          </table:table-cell>
          <table:table-cell office:value-type="string" table:style-name="ce5">
            <text:p>{"hashtags":[],"symbols":[],"user_mentions":[{"screen_name":"UUGeo","name":"Geowetenschappen UU","id":49980589,"id_str":"49980589","indices":[3,9]},{"screen_name":"WorldResources","name":"World Resources Inst","id":14559745,"id_str":"14559745","indices":[105,120]}],"urls":[]}</text:p>
          </table:table-cell>
          <table:table-cell table:number-columns-repeated="16366"/>
        </table:table-row>
        <table:table-row table:style-name="ro2">
          <table:table-cell office:value-type="string" table:style-name="ce4">
            <text:p>1159832640414867456</text:p>
          </table:table-cell>
          <table:table-cell office:value-type="string" table:style-name="ce5">
            <text:p>avijsel</text:p>
          </table:table-cell>
          <table:table-cell office:value-type="string" table:style-name="ce6">
            <text:p>RT @UUGeo: A quarter of world's population facing extremely high #WaterStress, says new Water Risk Atlas @WorldResources. Calculations by hydrologists from @UtrechtUni formed the basis for the atlas: https://t.co/7hUtG9lgFh https://t.co/XwSLoJ0cIs</text:p>
          </table:table-cell>
          <table:table-cell office:value-type="string" table:style-name="ce5">
            <text:p>Fri Aug 09 14:23:44 +0000 2019</text:p>
          </table:table-cell>
          <table:table-cell office:value-type="date" office:date-value="2019-08-09T15:23:44" table:style-name="ce7">
            <text:p>09/08/2019 15:23:44</text:p>
          </table:table-cell>
          <table:table-cell table:number-columns-repeated="4" table:style-name="ce5"/>
          <table:table-cell office:value-type="string" table:style-name="ce5">
            <text:p>799600888490901504</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133700643204603904/mIZwfORh_normal.png">http://pbs.twimg.com/profile_images/1133700643204603904/mIZwfORh_normal.png</text:a></text:p>
          </table:table-cell>
          <table:table-cell office:value-type="float" office:value="72" table:style-name="ce5">
            <text:p>72</text:p>
          </table:table-cell>
          <table:table-cell office:value-type="float" office:value="228" table:style-name="ce5">
            <text:p>228</text:p>
          </table:table-cell>
          <table:table-cell table:style-name="ce5"/>
          <table:table-cell office:value-type="string" table:style-name="ce8">
            <text:p><text:a xlink:href="http://twitter.com/avijsel/statuses/1159832640414867456">http://twitter.com/avijsel/statuses/1159832640414867456</text:a></text:p>
          </table:table-cell>
          <table:table-cell office:value-type="string" table:style-name="ce5">
            <text:p>{"hashtags":[{"text":"WaterStress","indices":[65,77]}],"symbols":[],"user_mentions":[{"screen_name":"UUGeo","name":"Geowetenschappen UU","id":49980589,"id_str":"49980589","indices":[3,9]},{"screen_name":"WorldResources","name":"World Resources Inst","id":14559745,"id_str":"14559745","indices":[105,120]}],"urls":[]}</text:p>
          </table:table-cell>
          <table:table-cell table:number-columns-repeated="16366"/>
        </table:table-row>
        <table:table-row table:style-name="ro4">
          <table:table-cell office:value-type="string" table:style-name="ce4">
            <text:p>1159832610647887872</text:p>
          </table:table-cell>
          <table:table-cell office:value-type="string" table:style-name="ce5">
            <text:p>avijsel</text:p>
          </table:table-cell>
          <table:table-cell office:value-type="string" table:style-name="ce6">
            <text:p>RT @UUGeo: A quarter of world's population facing extremely high water stress, says new Water Risk Atlas @WorldResources. Calculations by hydrologists from @UtrechtUni formed the basis for the atlas #WaterStress @WaterBier @Paul_Reig @henkovink @veenas_water @GemmaJV https://t.co/7hUtG9lgFh</text:p>
          </table:table-cell>
          <table:table-cell office:value-type="string" table:style-name="ce5">
            <text:p>Fri Aug 09 14:23:37 +0000 2019</text:p>
          </table:table-cell>
          <table:table-cell office:value-type="date" office:date-value="2019-08-09T15:23:37" table:style-name="ce7">
            <text:p>09/08/2019 15:23:37</text:p>
          </table:table-cell>
          <table:table-cell table:number-columns-repeated="4" table:style-name="ce5"/>
          <table:table-cell office:value-type="string" table:style-name="ce5">
            <text:p>799600888490901504</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133700643204603904/mIZwfORh_normal.png">http://pbs.twimg.com/profile_images/1133700643204603904/mIZwfORh_normal.png</text:a></text:p>
          </table:table-cell>
          <table:table-cell office:value-type="float" office:value="72" table:style-name="ce5">
            <text:p>72</text:p>
          </table:table-cell>
          <table:table-cell office:value-type="float" office:value="228" table:style-name="ce5">
            <text:p>228</text:p>
          </table:table-cell>
          <table:table-cell table:style-name="ce5"/>
          <table:table-cell office:value-type="string" table:style-name="ce8">
            <text:p><text:a xlink:href="http://twitter.com/avijsel/statuses/1159832610647887872">http://twitter.com/avijsel/statuses/1159832610647887872</text:a></text:p>
          </table:table-cell>
          <table:table-cell office:value-type="string" table:style-name="ce5">
            <text:p>{"hashtags":[],"symbols":[],"user_mentions":[{"screen_name":"UUGeo","name":"Geowetenschappen UU","id":49980589,"id_str":"49980589","indices":[3,9]},{"screen_name":"WorldResources","name":"World Resources Inst","id":14559745,"id_str":"14559745","indices":[105,120]}],"urls":[]}</text:p>
          </table:table-cell>
          <table:table-cell table:number-columns-repeated="16366"/>
        </table:table-row>
        <table:table-row table:style-name="ro2">
          <table:table-cell office:value-type="string" table:style-name="ce4">
            <text:p>1159832136892837888</text:p>
          </table:table-cell>
          <table:table-cell office:value-type="string" table:style-name="ce5">
            <text:p>UUGeo</text:p>
          </table:table-cell>
          <table:table-cell office:value-type="string" table:style-name="ce6">
            <text:p>A quarter of world's population facing extremely high #WaterStress, says new Water Risk Atlas @WorldResources. Calculations by hydrologists from @UtrechtUni formed the basis for the atlas: https://t.co/7hUtG9lgFh https://t.co/XwSLoJ0cIs</text:p>
          </table:table-cell>
          <table:table-cell office:value-type="string" table:style-name="ce5">
            <text:p>Fri Aug 09 14:21:44 +0000 2019</text:p>
          </table:table-cell>
          <table:table-cell office:value-type="date" office:date-value="2019-08-09T15:21:44" table:style-name="ce7">
            <text:p>09/08/2019 15:21:44</text:p>
          </table:table-cell>
          <table:table-cell table:number-columns-repeated="4" table:style-name="ce5"/>
          <table:table-cell office:value-type="string" table:style-name="ce5">
            <text:p>49980589</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010137619383177216/DBeuOKC8_normal.jpg">http://pbs.twimg.com/profile_images/1010137619383177216/DBeuOKC8_normal.jpg</text:a></text:p>
          </table:table-cell>
          <table:table-cell office:value-type="float" office:value="2107" table:style-name="ce5">
            <text:p>2107</text:p>
          </table:table-cell>
          <table:table-cell office:value-type="float" office:value="481" table:style-name="ce5">
            <text:p>481</text:p>
          </table:table-cell>
          <table:table-cell office:value-type="string" table:style-name="ce5">
            <text:p>Utrecht, Netherlands</text:p>
          </table:table-cell>
          <table:table-cell office:value-type="string" table:style-name="ce8">
            <text:p><text:a xlink:href="http://twitter.com/UUGeo/statuses/1159832136892837888">http://twitter.com/UUGeo/statuses/1159832136892837888</text:a></text:p>
          </table:table-cell>
          <table:table-cell office:value-type="string" table:style-name="ce5">
            <text:p>{"hashtags":[{"text":"WaterStress","indices":[54,66]}],"symbols":[],"user_mentions":[{"screen_name":"WorldResources","name":"World Resources Inst","id":14559745,"id_str":"14559745","indices":[94,109]},{"screen_name":"UtrechtUni","name":"Utrecht University","id":33550981,"id_str":"33550981","indices":[145,156]}],"urls":[{"url":"https://t.co/7hUtG9lgFh","expanded_url":"https://www.uu.nl/en/news/a-quarter-of-worlds-population-facing-extremely-high-water-stress","display_url":"uu.nl/en/news/a-quar…","indices":[189,212]},{"url":"https://t.co/XwSLoJ0cIs","expanded_url":"https://twitter.com/KittyvdHeijden/status/1158798310989340672","display_url":"twitter.com/KittyvdHeijden…","indices":[213,236]}]}</text:p>
          </table:table-cell>
          <table:table-cell table:number-columns-repeated="16366"/>
        </table:table-row>
        <table:table-row table:style-name="ro4">
          <table:table-cell office:value-type="string" table:style-name="ce4">
            <text:p>1159831492035403779</text:p>
          </table:table-cell>
          <table:table-cell office:value-type="string" table:style-name="ce5">
            <text:p>UUGeo</text:p>
          </table:table-cell>
          <table:table-cell office:value-type="string" table:style-name="ce6">
            <text:p>A quarter of world's population facing extremely high water stress, says new Water Risk Atlas @WorldResources. Calculations by hydrologists from @UtrechtUni formed the basis for the atlas #WaterStress @WaterBier @Paul_Reig @henkovink @veenas_water @GemmaJV https://t.co/7hUtG9lgFh</text:p>
          </table:table-cell>
          <table:table-cell office:value-type="string" table:style-name="ce5">
            <text:p>Fri Aug 09 14:19:10 +0000 2019</text:p>
          </table:table-cell>
          <table:table-cell office:value-type="date" office:date-value="2019-08-09T15:19:10" table:style-name="ce7">
            <text:p>09/08/2019 15:19:10</text:p>
          </table:table-cell>
          <table:table-cell table:number-columns-repeated="4" table:style-name="ce5"/>
          <table:table-cell office:value-type="string" table:style-name="ce5">
            <text:p>49980589</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010137619383177216/DBeuOKC8_normal.jpg">http://pbs.twimg.com/profile_images/1010137619383177216/DBeuOKC8_normal.jpg</text:a></text:p>
          </table:table-cell>
          <table:table-cell office:value-type="float" office:value="2107" table:style-name="ce5">
            <text:p>2107</text:p>
          </table:table-cell>
          <table:table-cell office:value-type="float" office:value="481" table:style-name="ce5">
            <text:p>481</text:p>
          </table:table-cell>
          <table:table-cell office:value-type="string" table:style-name="ce5">
            <text:p>Utrecht, Netherlands</text:p>
          </table:table-cell>
          <table:table-cell office:value-type="string" table:style-name="ce8">
            <text:p><text:a xlink:href="http://twitter.com/UUGeo/statuses/1159831492035403779">http://twitter.com/UUGeo/statuses/1159831492035403779</text:a></text:p>
          </table:table-cell>
          <table:table-cell office:value-type="string" table:style-name="ce5">
            <text:p>{"hashtags":[{"text":"WaterStress","indices":[188,200]}],"symbols":[],"user_mentions":[{"screen_name":"WorldResources","name":"World Resources Inst","id":14559745,"id_str":"14559745","indices":[94,109]},{"screen_name":"UtrechtUni","name":"Utrecht University","id":33550981,"id_str":"33550981","indices":[145,156]},{"screen_name":"WaterBier","name":"Marc Bierkens","id":1143563497,"id_str":"1143563497","indices":[201,211]},{"screen_name":"Paul_Reig","name":"Paul Reig","id":40163632,"id_str":"40163632","indices":[212,222]},{"screen_name":"henkovink","name":"Henk Ovink","id":205171373,"id_str":"205171373","indices":[223,233]},{"screen_name":"veenas_water","name":"Veena Srinivasan","id":4898239435,"id_str":"4898239435","indices":[234,247]},{"screen_name":"GemmaJV","name":"Gemma Venhuizen","id":64043529,"id_str":"64043529","indices":[248,256]}],"urls":[{"url":"https://t.co/7hUtG9lgFh","expanded_url":"https://www.uu.nl/en/news/a-quarter-of-worlds-population-facing-extremely-high-water-stress","display_url":"uu.nl/en/news/a-quar…","indices":[257,280]}]}</text:p>
          </table:table-cell>
          <table:table-cell table:number-columns-repeated="16366"/>
        </table:table-row>
        <table:table-row table:style-name="ro7">
          <table:table-cell office:value-type="string" table:style-name="ce4">
            <text:p>1159826674252505088</text:p>
          </table:table-cell>
          <table:table-cell office:value-type="string" table:style-name="ce5">
            <text:p>VET_UniUtrecht</text:p>
          </table:table-cell>
          <table:table-cell office:value-type="string" table:style-name="ce6">
            <text:p>Benieuwd waarom onderzoek naar honden met bijniertumoren ook veel oplevert voor de humane geneeskunde?</text:p>
            <text:p>Lees het interview met onderzoekers Karin Sanders en Sara Galac: https://t.co/IrbYik6O2T</text:p>
            <text:p>.</text:p>
            <text:p>#UniversiteitUtrecht #LifeSciences #Wetenschap #Wetenschapscommunicatie #Cushing https://t.co/6wo63mdSVR</text:p>
          </table:table-cell>
          <table:table-cell office:value-type="string" table:style-name="ce5">
            <text:p>Fri Aug 09 14:00:02 +0000 2019</text:p>
          </table:table-cell>
          <table:table-cell office:value-type="date" office:date-value="2019-08-09T15:00:02" table:style-name="ce7">
            <text:p>09/08/2019 15:00:02</text:p>
          </table:table-cell>
          <table:table-cell table:number-columns-repeated="4" table:style-name="ce5"/>
          <table:table-cell office:value-type="string" table:style-name="ce5">
            <text:p>215977394</text:p>
          </table:table-cell>
          <table:table-cell table:style-name="ce5"/>
          <table:table-cell office:value-type="string" table:style-name="ce5">
            <text:p>&lt;a href="http://www.coosto.com" rel="nofollow"&gt;Coosto&lt;/a&gt;</text:p>
          </table:table-cell>
          <table:table-cell office:value-type="string" table:style-name="ce8">
            <text:p><text:a xlink:href="http://pbs.twimg.com/profile_images/987263393127071744/4haWCOry_normal.jpg">http://pbs.twimg.com/profile_images/987263393127071744/4haWCOry_normal.jpg</text:a></text:p>
          </table:table-cell>
          <table:table-cell office:value-type="float" office:value="3080" table:style-name="ce5">
            <text:p>3080</text:p>
          </table:table-cell>
          <table:table-cell office:value-type="float" office:value="316" table:style-name="ce5">
            <text:p>316</text:p>
          </table:table-cell>
          <table:table-cell office:value-type="string" table:style-name="ce5">
            <text:p>Utrecht, NL</text:p>
          </table:table-cell>
          <table:table-cell office:value-type="string" table:style-name="ce8">
            <text:p><text:a xlink:href="http://twitter.com/VET_UniUtrecht/statuses/1159826674252505088">http://twitter.com/VET_UniUtrecht/statuses/1159826674252505088</text:a></text:p>
          </table:table-cell>
          <table:table-cell office:value-type="string" table:style-name="ce5">
            <text:p>{"hashtags":[{"text":"UniversiteitUtrecht","indices":[195,215]},{"text":"LifeSciences","indices":[216,229]},{"text":"Wetenschap","indices":[230,241]},{"text":"Wetenschapscommunicatie","indices":[242,266]},{"text":"Cushing","indices":[267,275]}],"symbols":[],"user_mentions":[],"urls":[{"url":"https://t.co/IrbYik6O2T","expanded_url":"https://www.uu.nl/achtergrond/waarom-onderzoek-naar-honden-met-bijniertumoren-ook-veel-oplevert-voor-humane-geneeskunde","display_url":"uu.nl/achtergrond/wa…","indices":[169,192]}],"media":[{"id":1159826672536998000,"id_str":"1159826672536997889","indices":[276,299],"media_url":"http://pbs.twimg.com/media/EBiINrGXUAE81ok.jpg","media_url_https":"https://pbs.twimg.com/media/EBiINrGXUAE81ok.jpg","url":"https://t.co/6wo63mdSVR","display_url":"pic.twitter.com/6wo63mdSVR","expanded_url":"https://twitter.com/VET_UniUtrecht/status/1159826674252505088/photo/1","type":"photo","sizes":{"thumb":{"w":150,"h":150,"resize":"crop"},"small":{"w":680,"h":454,"resize":"fit"},"medium":{"w":850,"h":567,"resize":"fit"},"large":{"w":850,"h":567,"resize":"fit"}}}]}</text:p>
          </table:table-cell>
          <table:table-cell table:number-columns-repeated="16366"/>
        </table:table-row>
        <table:table-row table:style-name="ro7">
          <table:table-cell office:value-type="string" table:style-name="ce4">
            <text:p>1159817423400443904</text:p>
          </table:table-cell>
          <table:table-cell office:value-type="string" table:style-name="ce5">
            <text:p>DutchCultureUSA</text:p>
          </table:table-cell>
          <table:table-cell office:value-type="string" table:style-name="ce6">
            <text:p>RT @PublicGardens: Member of the Day | Utrecht University Gardens | Utrecht, Netherlands</text:p>
            <text:p>The Botanic Gardens are nine hectares located at the heart of @UtrechtUni Science Park, laid out on &amp;amp; around Fort Hoofddijk, which dates from the 19th century.</text:p>
            <text:p>#publicgarden #gardenaday https://t.co/twPiiNUt9m https://t.co/pRD7GEzZNG</text:p>
          </table:table-cell>
          <table:table-cell office:value-type="string" table:style-name="ce5">
            <text:p>Fri Aug 09 13:23:16 +0000 2019</text:p>
          </table:table-cell>
          <table:table-cell office:value-type="date" office:date-value="2019-08-09T14:23:16" table:style-name="ce7">
            <text:p>09/08/2019 14:23:16</text:p>
          </table:table-cell>
          <table:table-cell table:number-columns-repeated="4" table:style-name="ce5"/>
          <table:table-cell office:value-type="string" table:style-name="ce5">
            <text:p>114046234</text:p>
          </table:table-cell>
          <table:table-cell table:style-name="ce5"/>
          <table:table-cell office:value-type="string" table:style-name="ce5">
            <text:p>&lt;a href="https://about.twitter.com/products/tweetdeck" rel="nofollow"&gt;TweetDeck&lt;/a&gt;</text:p>
          </table:table-cell>
          <table:table-cell office:value-type="string" table:style-name="ce8">
            <text:p><text:a xlink:href="http://pbs.twimg.com/profile_images/502913326045597696/zIdm3zbm_normal.png">http://pbs.twimg.com/profile_images/502913326045597696/zIdm3zbm_normal.png</text:a></text:p>
          </table:table-cell>
          <table:table-cell office:value-type="float" office:value="8014" table:style-name="ce5">
            <text:p>8014</text:p>
          </table:table-cell>
          <table:table-cell office:value-type="float" office:value="3182" table:style-name="ce5">
            <text:p>3182</text:p>
          </table:table-cell>
          <table:table-cell office:value-type="string" table:style-name="ce5">
            <text:p>New York City</text:p>
          </table:table-cell>
          <table:table-cell office:value-type="string" table:style-name="ce8">
            <text:p><text:a xlink:href="http://twitter.com/DutchCultureUSA/statuses/1159817423400443904">http://twitter.com/DutchCultureUSA/statuses/1159817423400443904</text:a></text:p>
          </table:table-cell>
          <table:table-cell office:value-type="string" table:style-name="ce5">
            <text:p>{"hashtags":[],"symbols":[],"user_mentions":[{"screen_name":"PublicGardens","name":"American Public Gardens Association","id":78606371,"id_str":"78606371","indices":[3,17]}],"urls":[]}</text:p>
          </table:table-cell>
          <table:table-cell table:number-columns-repeated="16366"/>
        </table:table-row>
        <table:table-row table:style-name="ro5">
          <table:table-cell office:value-type="string" table:style-name="ce4">
            <text:p>1159814811980619778</text:p>
          </table:table-cell>
          <table:table-cell office:value-type="string" table:style-name="ce5">
            <text:p>UtrechtLS</text:p>
          </table:table-cell>
          <table:table-cell office:value-type="string" table:style-name="ce6">
            <text:p>RT @UUBeta: De Utrechtse neurobioloog Corette Wierenga vertelde bij BNR Nieuwsradio over ziektes in de hersenen. @UniUtrecht https://t.co/I7vTQJhOPL</text:p>
          </table:table-cell>
          <table:table-cell office:value-type="string" table:style-name="ce5">
            <text:p>Fri Aug 09 13:12:54 +0000 2019</text:p>
          </table:table-cell>
          <table:table-cell office:value-type="date" office:date-value="2019-08-09T14:12:54" table:style-name="ce7">
            <text:p>09/08/2019 14:12:54</text:p>
          </table:table-cell>
          <table:table-cell table:number-columns-repeated="4" table:style-name="ce5"/>
          <table:table-cell office:value-type="string" table:style-name="ce5">
            <text:p>304871546</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973457821651025921/JVZMHf5p_normal.jpg">http://pbs.twimg.com/profile_images/973457821651025921/JVZMHf5p_normal.jpg</text:a></text:p>
          </table:table-cell>
          <table:table-cell office:value-type="float" office:value="865" table:style-name="ce5">
            <text:p>865</text:p>
          </table:table-cell>
          <table:table-cell office:value-type="float" office:value="274" table:style-name="ce5">
            <text:p>274</text:p>
          </table:table-cell>
          <table:table-cell office:value-type="string" table:style-name="ce5">
            <text:p>Utrecht, Netherlands</text:p>
          </table:table-cell>
          <table:table-cell office:value-type="string" table:style-name="ce8">
            <text:p><text:a xlink:href="http://twitter.com/UtrechtLS/statuses/1159814811980619778">http://twitter.com/UtrechtLS/statuses/1159814811980619778</text:a></text:p>
          </table:table-cell>
          <table:table-cell office:value-type="string" table:style-name="ce5">
            <text:p>{"hashtags":[],"symbols":[],"user_mentions":[{"screen_name":"UUBeta","name":"Faculty of Science, Utrecht University","id":72820359,"id_str":"72820359","indices":[3,10]},{"screen_name":"UniUtrecht","name":"Universiteit Utrecht","id":33548291,"id_str":"33548291","indices":[113,124]}],"urls":[]}</text:p>
          </table:table-cell>
          <table:table-cell table:number-columns-repeated="16366"/>
        </table:table-row>
        <table:table-row table:style-name="ro3">
          <table:table-cell office:value-type="string" table:style-name="ce4">
            <text:p>1159794388429615104</text:p>
          </table:table-cell>
          <table:table-cell office:value-type="string" table:style-name="ce5">
            <text:p>DeutzPauline</text:p>
          </table:table-cell>
          <table:table-cell office:value-type="string" table:style-name="ce6">
            <text:p>RT @FuturesStudioUU: 1 week to submit your story to the Climate Fiction Competition #AntropoScenes !</text:p>
            <text:p>Send in your #clifi short stories, screenplays, comics and visual stories (in Swedish/English) before August 16th: https://t.co/mZrsLaPEce @lunduniversity @Durhamuni_cis @warwickuni @UniUtrecht https://t.co/Pabyl0RbNV</text:p>
          </table:table-cell>
          <table:table-cell office:value-type="string" table:style-name="ce5">
            <text:p>Fri Aug 09 11:51:44 +0000 2019</text:p>
          </table:table-cell>
          <table:table-cell office:value-type="date" office:date-value="2019-08-09T12:51:44" table:style-name="ce7">
            <text:p>09/08/2019 12:51:44</text:p>
          </table:table-cell>
          <table:table-cell table:number-columns-repeated="4" table:style-name="ce5"/>
          <table:table-cell office:value-type="string" table:style-name="ce5">
            <text:p>914203377906700289</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932349870643572736/6q6vr-DR_normal.jpg">http://pbs.twimg.com/profile_images/932349870643572736/6q6vr-DR_normal.jpg</text:a></text:p>
          </table:table-cell>
          <table:table-cell office:value-type="float" office:value="165" table:style-name="ce5">
            <text:p>165</text:p>
          </table:table-cell>
          <table:table-cell office:value-type="float" office:value="98" table:style-name="ce5">
            <text:p>98</text:p>
          </table:table-cell>
          <table:table-cell office:value-type="string" table:style-name="ce5">
            <text:p>Hull, England</text:p>
          </table:table-cell>
          <table:table-cell office:value-type="string" table:style-name="ce8">
            <text:p><text:a xlink:href="http://twitter.com/DeutzPauline/statuses/1159794388429615104">http://twitter.com/DeutzPauline/statuses/1159794388429615104</text:a></text:p>
          </table:table-cell>
          <table:table-cell office:value-type="string" table:style-name="ce5">
            <text:p>{"hashtags":[{"text":"AntropoScenes","indices":[84,98]},{"text":"clifi","indices":[114,120]}],"symbols":[],"user_mentions":[{"screen_name":"FuturesStudioUU","name":"Urban Futures Studio","id":3349107448,"id_str":"3349107448","indices":[3,19]}],"urls":[]}</text:p>
          </table:table-cell>
          <table:table-cell table:number-columns-repeated="16366"/>
        </table:table-row>
        <table:table-row table:style-name="ro8">
          <table:table-cell office:value-type="string" table:style-name="ce4">
            <text:p>1159774759791595520</text:p>
          </table:table-cell>
          <table:table-cell office:value-type="string" table:style-name="ce5">
            <text:p>NWO_SSH</text:p>
          </table:table-cell>
          <table:table-cell office:value-type="string" table:style-name="ce6">
            <text:p>#interview | deel 4 van de prachtige @nrc zomerserie filosofische interviews Hoe (goed) te leven, ditmaal met Naomi Ellemers. https://t.co/jH1hYordwQ</text:p>
          </table:table-cell>
          <table:table-cell office:value-type="string" table:style-name="ce5">
            <text:p>Fri Aug 09 10:33:44 +0000 2019</text:p>
          </table:table-cell>
          <table:table-cell office:value-type="date" office:date-value="2019-08-09T11:33:44" table:style-name="ce7">
            <text:p>09/08/2019 11:33:44</text:p>
          </table:table-cell>
          <table:table-cell table:number-columns-repeated="4" table:style-name="ce5"/>
          <table:table-cell office:value-type="string" table:style-name="ce5">
            <text:p>831548076</text:p>
          </table:table-cell>
          <table:table-cell table:style-name="ce5"/>
          <table:table-cell office:value-type="string" table:style-name="ce5">
            <text:p>&lt;a href="https://about.twitter.com/products/tweetdeck" rel="nofollow"&gt;TweetDeck&lt;/a&gt;</text:p>
          </table:table-cell>
          <table:table-cell office:value-type="string" table:style-name="ce8">
            <text:p><text:a xlink:href="http://pbs.twimg.com/profile_images/1135414386292666369/-P3MMyy0_normal.png">http://pbs.twimg.com/profile_images/1135414386292666369/-P3MMyy0_normal.png</text:a></text:p>
          </table:table-cell>
          <table:table-cell office:value-type="float" office:value="3833" table:style-name="ce5">
            <text:p>3833</text:p>
          </table:table-cell>
          <table:table-cell office:value-type="float" office:value="4403" table:style-name="ce5">
            <text:p>4403</text:p>
          </table:table-cell>
          <table:table-cell office:value-type="string" table:style-name="ce5">
            <text:p>Den Haag</text:p>
          </table:table-cell>
          <table:table-cell office:value-type="string" table:style-name="ce8">
            <text:p><text:a xlink:href="http://twitter.com/NWO_SSH/statuses/1159774759791595520">http://twitter.com/NWO_SSH/statuses/1159774759791595520</text:a></text:p>
          </table:table-cell>
          <table:table-cell office:value-type="string" table:style-name="ce5">
            <text:p>{"hashtags":[{"text":"interview","indices":[0,10]}],"symbols":[],"user_mentions":[{"screen_name":"nrc","name":"NRC","id":3103641,"id_str":"3103641","indices":[37,41]}],"urls":[{"url":"https://t.co/jH1hYordwQ","expanded_url":"https://twitter.com/UniUtrecht/status/1159730703531225088","display_url":"twitter.com/UniUtrecht/sta…","indices":[126,149]}]}</text:p>
          </table:table-cell>
          <table:table-cell table:number-columns-repeated="16366"/>
        </table:table-row>
        <table:table-row table:style-name="ro2">
          <table:table-cell office:value-type="string" table:style-name="ce4">
            <text:p>1159768556575318016</text:p>
          </table:table-cell>
          <table:table-cell office:value-type="string" table:style-name="ce5">
            <text:p>vanpraagbiograf</text:p>
          </table:table-cell>
          <table:table-cell office:value-type="string" table:style-name="ce6">
            <text:p>@UniUtrecht meer vragen. U zult aan het eind van de biografie versteld staan wegens de visie en begrijpen dat genoemde sekte, het Humanistisch Verbond, vanaf 1963 problemen heeft. Hoe moet het er nu verder mee? Vindt u “Humoristisch Verbond” een passender benaming? https://t.co/52J2gIWRNc</text:p>
          </table:table-cell>
          <table:table-cell office:value-type="string" table:style-name="ce5">
            <text:p>Fri Aug 09 10:09:06 +0000 2019</text:p>
          </table:table-cell>
          <table:table-cell office:value-type="date" office:date-value="2019-08-09T11:09:06" table:style-name="ce7">
            <text:p>09/08/2019 11:09:06</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59768556575318016">http://twitter.com/vanpraagbiograf/statuses/1159768556575318016</text:a></text:p>
          </table:table-cell>
          <table:table-cell office:value-type="string" table:style-name="ce5">
            <text:p>{"hashtags":[],"symbols":[],"user_mentions":[{"screen_name":"UniUtrecht","name":"Universiteit Utrecht","id":33548291,"id_str":"33548291","indices":[0,11]}],"urls":[],"media":[{"id":1159768553211551700,"id_str":"1159768553211551744","indices":[266,289],"media_url":"http://pbs.twimg.com/media/EBhTWrvX4AAU5Ah.jpg","media_url_https":"https://pbs.twimg.com/media/EBhTWrvX4AAU5Ah.jpg","url":"https://t.co/52J2gIWRNc","display_url":"pic.twitter.com/52J2gIWRNc","expanded_url":"https://twitter.com/vanpraagbiograf/status/1159768556575318016/photo/1","type":"photo","sizes":{"small":{"w":100,"h":132,"resize":"fit"},"thumb":{"w":100,"h":100,"resize":"crop"},"medium":{"w":100,"h":132,"resize":"fit"},"large":{"w":100,"h":132,"resize":"fit"}}}]}</text:p>
          </table:table-cell>
          <table:table-cell table:number-columns-repeated="16366"/>
        </table:table-row>
        <table:table-row table:style-name="ro2">
          <table:table-cell office:value-type="string" table:style-name="ce4">
            <text:p>1159768518361006080</text:p>
          </table:table-cell>
          <table:table-cell office:value-type="string" table:style-name="ce5">
            <text:p>vanpraagbiograf</text:p>
          </table:table-cell>
          <table:table-cell office:value-type="string" table:style-name="ce6">
            <text:p>@UniUtrecht vraag “nee”, kan men dan nog van humanisme spreken? Of betreft het ineens de leer van de heersende klasse (die buitenkerkelijk is)? In dat geval steunen “humanisten” de rijken en laten ze de armen barsten. Moet dat voor humanisme doorgaan? Beslist u zelf! Er zijn nog</text:p>
          </table:table-cell>
          <table:table-cell office:value-type="string" table:style-name="ce5">
            <text:p>Fri Aug 09 10:08:56 +0000 2019</text:p>
          </table:table-cell>
          <table:table-cell office:value-type="date" office:date-value="2019-08-09T11:08:56" table:style-name="ce7">
            <text:p>09/08/2019 11:08:56</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59768518361006080">http://twitter.com/vanpraagbiograf/statuses/1159768518361006080</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59768458130862081</text:p>
          </table:table-cell>
          <table:table-cell office:value-type="string" table:style-name="ce5">
            <text:p>vanpraagbiograf</text:p>
          </table:table-cell>
          <table:table-cell office:value-type="string" table:style-name="ce6">
            <text:p>@UniUtrecht kloof tussen arm en rijk alleen maar groter wordt. Welnu, zetten de “humanisten” de rijken onder zware druk om de armen te ondersteunen? Kijk voor de aardigheid eens of het woord “armoede” of “armen” in de biografie staat (via de zoekfunctie). Is uw antwoord op deze</text:p>
          </table:table-cell>
          <table:table-cell office:value-type="string" table:style-name="ce5">
            <text:p>Fri Aug 09 10:08:42 +0000 2019</text:p>
          </table:table-cell>
          <table:table-cell office:value-type="date" office:date-value="2019-08-09T11:08:42" table:style-name="ce7">
            <text:p>09/08/2019 11:08:42</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59768458130862081">http://twitter.com/vanpraagbiograf/statuses/1159768458130862081</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59768407060963331</text:p>
          </table:table-cell>
          <table:table-cell office:value-type="string" table:style-name="ce5">
            <text:p>vanpraagbiograf</text:p>
          </table:table-cell>
          <table:table-cell office:value-type="string" table:style-name="ce6">
            <text:p>@UniUtrecht leefbaarder? Het armoedeprobleem kan als voorbeeld dienen. Een humanist moet op zijn minst zorgen voor lotsverbetering van de amen. Het is uitgesproken humanistisch om van bezitters van waardevolle goederen en andere kostbaarheden te eisen om dit te delen, zeker nu de</text:p>
          </table:table-cell>
          <table:table-cell office:value-type="string" table:style-name="ce5">
            <text:p>Fri Aug 09 10:08:30 +0000 2019</text:p>
          </table:table-cell>
          <table:table-cell office:value-type="date" office:date-value="2019-08-09T11:08:30" table:style-name="ce7">
            <text:p>09/08/2019 11:08:30</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59768407060963331">http://twitter.com/vanpraagbiograf/statuses/1159768407060963331</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59768348193955840</text:p>
          </table:table-cell>
          <table:table-cell office:value-type="string" table:style-name="ce5">
            <text:p>vanpraagbiograf</text:p>
          </table:table-cell>
          <table:table-cell office:value-type="string" table:style-name="ce6">
            <text:p>@UniUtrecht humanisme studeert stuit op gekmakend verzet van genoemde “humanisten” en op veel vragen, bijvoorbeeld: wat te denken van de “humanistische” geheimtaal? Humanisme draait om medemenselijkheid, maar maken “humanisten” de wereld een ietsepietsje (klein beetje)</text:p>
          </table:table-cell>
          <table:table-cell office:value-type="string" table:style-name="ce5">
            <text:p>Fri Aug 09 10:08:16 +0000 2019</text:p>
          </table:table-cell>
          <table:table-cell office:value-type="date" office:date-value="2019-08-09T11:08:16" table:style-name="ce7">
            <text:p>09/08/2019 11:08:16</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59768348193955840">http://twitter.com/vanpraagbiograf/statuses/1159768348193955840</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59768289326882817</text:p>
          </table:table-cell>
          <table:table-cell office:value-type="string" table:style-name="ce5">
            <text:p>vanpraagbiograf</text:p>
          </table:table-cell>
          <table:table-cell office:value-type="string" table:style-name="ce6">
            <text:p>@UniUtrecht (onkostenvergoeding) kon eraf, geen bloemen, zelfs geen bedankje. De auteur moet maar zien hoe hij uit de kosten komt. Bovendien kan het boek slechts gratis via internet worden verspreid. Dan begrijpt u dat uw gift zeer welkom is, al is dit geen plicht. Wie op het</text:p>
          </table:table-cell>
          <table:table-cell office:value-type="string" table:style-name="ce5">
            <text:p>Fri Aug 09 10:08:02 +0000 2019</text:p>
          </table:table-cell>
          <table:table-cell office:value-type="date" office:date-value="2019-08-09T11:08:02" table:style-name="ce7">
            <text:p>09/08/2019 11:08:02</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59768289326882817">http://twitter.com/vanpraagbiograf/statuses/1159768289326882817</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59768230623399937</text:p>
          </table:table-cell>
          <table:table-cell office:value-type="string" table:style-name="ce5">
            <text:p>vanpraagbiograf</text:p>
          </table:table-cell>
          <table:table-cell office:value-type="string" table:style-name="ce6">
            <text:p>@UniUtrecht meer dan tien jaar werd het werk voltooid. Toch kreeg de straat- en straatarme auteur geen cent om de biografie te laten drukken, al helemaal niet van de opdrachtgevers, de ‘humanisten” van het Humanistisch Verbond (de aanhalingstekens hebben een reden). Geen geld</text:p>
          </table:table-cell>
          <table:table-cell office:value-type="string" table:style-name="ce5">
            <text:p>Fri Aug 09 10:07:48 +0000 2019</text:p>
          </table:table-cell>
          <table:table-cell office:value-type="date" office:date-value="2019-08-09T11:07:48" table:style-name="ce7">
            <text:p>09/08/2019 11:07:48</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59768230623399937">http://twitter.com/vanpraagbiograf/statuses/1159768230623399937</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59768176122638336</text:p>
          </table:table-cell>
          <table:table-cell office:value-type="string" table:style-name="ce5">
            <text:p>vanpraagbiograf</text:p>
          </table:table-cell>
          <table:table-cell office:value-type="string" table:style-name="ce6">
            <text:p>@UniUtrecht humanist, voorbeeld voor andere “humanisten” en ontwerper van het humanisme (die het tevens liet verdwijnen). Dit is een unieke kans om dit (of wat daar voor door moet gaan) te leren kennen. Dit te bereiken kostte echter grote moeite. Na een onmenselijk zware klus van</text:p>
          </table:table-cell>
          <table:table-cell office:value-type="string" table:style-name="ce5">
            <text:p>Fri Aug 09 10:07:35 +0000 2019</text:p>
          </table:table-cell>
          <table:table-cell office:value-type="date" office:date-value="2019-08-09T11:07:35" table:style-name="ce7">
            <text:p>09/08/2019 11:07:35</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59768176122638336">http://twitter.com/vanpraagbiograf/statuses/1159768176122638336</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59768074943381504</text:p>
          </table:table-cell>
          <table:table-cell office:value-type="string" table:style-name="ce5">
            <text:p>vanpraagbiograf</text:p>
          </table:table-cell>
          <table:table-cell office:value-type="string" table:style-name="ce6">
            <text:p>@UniUtrecht Allemachtig, dit is toch prachtig: een gratis biografie potverdrie! Download Het Grondsop voor de Goddelozen op http:/www.jpvanpraag.nl <text:s/>Kortweg het Grondsop gratis. Ah, u vraagt hoe dit mogelijk is. De studie gaat over J.P. van Praag, pyromaan, bekende 20e eeuwse</text:p>
          </table:table-cell>
          <table:table-cell office:value-type="string" table:style-name="ce5">
            <text:p>Fri Aug 09 10:07:11 +0000 2019</text:p>
          </table:table-cell>
          <table:table-cell office:value-type="date" office:date-value="2019-08-09T11:07:11" table:style-name="ce7">
            <text:p>09/08/2019 11:07:11</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59768074943381504">http://twitter.com/vanpraagbiograf/statuses/1159768074943381504</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4">
          <table:table-cell office:value-type="string" table:style-name="ce4">
            <text:p>1159766472396288000</text:p>
          </table:table-cell>
          <table:table-cell office:value-type="string" table:style-name="ce5">
            <text:p>ELF012345678901</text:p>
          </table:table-cell>
          <table:table-cell office:value-type="string" table:style-name="ce6">
            <text:p>RT @BNR: Steeds meer wordt naar hersenziektes gekeken vanuit biologie in plaats van alleen psychiatrie. Onderzoekers duiken hiervoor diep in de werking van onze hersencellen en dat levert belangrijke informatie op #wetenschapvandaag met Corette Wierenga @UniUtrecht https://t.co/1xl60f7WD7</text:p>
          </table:table-cell>
          <table:table-cell office:value-type="string" table:style-name="ce5">
            <text:p>Fri Aug 09 10:00:49 +0000 2019</text:p>
          </table:table-cell>
          <table:table-cell office:value-type="date" office:date-value="2019-08-09T11:00:49" table:style-name="ce7">
            <text:p>09/08/2019 11:00:49</text:p>
          </table:table-cell>
          <table:table-cell table:number-columns-repeated="4" table:style-name="ce5"/>
          <table:table-cell office:value-type="string" table:style-name="ce5">
            <text:p>2221259161</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430655653825105920/maeBDa1s_normal.jpeg">http://pbs.twimg.com/profile_images/430655653825105920/maeBDa1s_normal.jpeg</text:a></text:p>
          </table:table-cell>
          <table:table-cell office:value-type="float" office:value="113" table:style-name="ce5">
            <text:p>113</text:p>
          </table:table-cell>
          <table:table-cell office:value-type="float" office:value="307" table:style-name="ce5">
            <text:p>307</text:p>
          </table:table-cell>
          <table:table-cell office:value-type="string" table:style-name="ce5">
            <text:p>Bilthoven</text:p>
          </table:table-cell>
          <table:table-cell office:value-type="string" table:style-name="ce8">
            <text:p><text:a xlink:href="http://twitter.com/ELF012345678901/statuses/1159766472396288000">http://twitter.com/ELF012345678901/statuses/1159766472396288000</text:a></text:p>
          </table:table-cell>
          <table:table-cell office:value-type="string" table:style-name="ce5">
            <text:p>{"hashtags":[],"symbols":[],"user_mentions":[{"screen_name":"BNR","name":"BNR Nieuwsradio","id":18020059,"id_str":"18020059","indices":[3,7]}],"urls":[]}</text:p>
          </table:table-cell>
          <table:table-cell table:number-columns-repeated="16366"/>
        </table:table-row>
        <table:table-row table:style-name="ro8">
          <table:table-cell office:value-type="string" table:style-name="ce4">
            <text:p>1159751537360605184</text:p>
          </table:table-cell>
          <table:table-cell office:value-type="string" table:style-name="ce5">
            <text:p>UtrechtUni</text:p>
          </table:table-cell>
          <table:table-cell office:value-type="string" table:style-name="ce6">
            <text:p>Elective to teach Veterinary Medicine students how to identify animal abuse https://t.co/V0BQgv9hfL</text:p>
          </table:table-cell>
          <table:table-cell office:value-type="string" table:style-name="ce5">
            <text:p>Fri Aug 09 09:01:28 +0000 2019</text:p>
          </table:table-cell>
          <table:table-cell office:value-type="date" office:date-value="2019-08-09T10:01:28" table:style-name="ce7">
            <text:p>09/08/2019 10:01:28</text:p>
          </table:table-cell>
          <table:table-cell table:number-columns-repeated="4" table:style-name="ce5"/>
          <table:table-cell office:value-type="string" table:style-name="ce5">
            <text:p>33550981</text:p>
          </table:table-cell>
          <table:table-cell table:style-name="ce5"/>
          <table:table-cell office:value-type="string" table:style-name="ce5">
            <text:p>&lt;a href="http://twitter.com" rel="nofollow"&gt;Twitter Web Client&lt;/a&gt;</text:p>
          </table:table-cell>
          <table:table-cell office:value-type="string" table:style-name="ce8">
            <text:p><text:a xlink:href="http://pbs.twimg.com/profile_images/458550172528558081/3nWKVt7W_normal.jpeg">http://pbs.twimg.com/profile_images/458550172528558081/3nWKVt7W_normal.jpeg</text:a></text:p>
          </table:table-cell>
          <table:table-cell office:value-type="float" office:value="5714" table:style-name="ce5">
            <text:p>5714</text:p>
          </table:table-cell>
          <table:table-cell office:value-type="float" office:value="85" table:style-name="ce5">
            <text:p>85</text:p>
          </table:table-cell>
          <table:table-cell office:value-type="string" table:style-name="ce5">
            <text:p>Utrecht, The Netherlands</text:p>
          </table:table-cell>
          <table:table-cell office:value-type="string" table:style-name="ce8">
            <text:p><text:a xlink:href="http://twitter.com/UtrechtUni/statuses/1159751537360605184">http://twitter.com/UtrechtUni/statuses/1159751537360605184</text:a></text:p>
          </table:table-cell>
          <table:table-cell office:value-type="string" table:style-name="ce5">
            <text:p>{"hashtags":[],"symbols":[],"user_mentions":[],"urls":[{"url":"https://t.co/V0BQgv9hfL","expanded_url":"https://www.uu.nl/en/news/elective-to-teach-veterinary-medicine-students-how-to-identify-animal-abuse","display_url":"uu.nl/en/news/electi…","indices":[76,99]}]}</text:p>
          </table:table-cell>
          <table:table-cell table:number-columns-repeated="16366"/>
        </table:table-row>
        <table:table-row table:style-name="ro9">
          <table:table-cell office:value-type="string" table:style-name="ce4">
            <text:p>1159750773158371329</text:p>
          </table:table-cell>
          <table:table-cell office:value-type="string" table:style-name="ce5">
            <text:p>Andich94</text:p>
          </table:table-cell>
          <table:table-cell office:value-type="string" table:style-name="ce6">
            <text:p>RT @Duroncita: HI! AM DESPERATELY LOOKING FOR A ROOM IN #UTRECHT</text:p>
            <text:p/>
            <text:p>Will need it from September to January. Max budget 500€.</text:p>
            <text:p/>
            <text:p>PLEASE HELP ME AND SPREAD THE MESSAGE XXX</text:p>
            <text:p/>
            <text:p>@UtrechtUni #UtrechtUniversity #University #room https://t.co/PbWofNMUIY</text:p>
          </table:table-cell>
          <table:table-cell office:value-type="string" table:style-name="ce5">
            <text:p>Fri Aug 09 08:58:26 +0000 2019</text:p>
          </table:table-cell>
          <table:table-cell office:value-type="date" office:date-value="2019-08-09T09:58:26" table:style-name="ce7">
            <text:p>09/08/2019 09:58:26</text:p>
          </table:table-cell>
          <table:table-cell table:number-columns-repeated="4" table:style-name="ce5"/>
          <table:table-cell office:value-type="string" table:style-name="ce5">
            <text:p>367358271</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998702460767092736/dYjFJaJF_normal.jpg">http://pbs.twimg.com/profile_images/998702460767092736/dYjFJaJF_normal.jpg</text:a></text:p>
          </table:table-cell>
          <table:table-cell office:value-type="float" office:value="301" table:style-name="ce5">
            <text:p>301</text:p>
          </table:table-cell>
          <table:table-cell office:value-type="float" office:value="495" table:style-name="ce5">
            <text:p>495</text:p>
          </table:table-cell>
          <table:table-cell office:value-type="string" table:style-name="ce5">
            <text:p>La vida misma</text:p>
          </table:table-cell>
          <table:table-cell office:value-type="string" table:style-name="ce8">
            <text:p><text:a xlink:href="http://twitter.com/Andich94/statuses/1159750773158371329">http://twitter.com/Andich94/statuses/1159750773158371329</text:a></text:p>
          </table:table-cell>
          <table:table-cell office:value-type="string" table:style-name="ce5">
            <text:p>{"hashtags":[{"text":"UTRECHT","indices":[56,64]}],"symbols":[],"user_mentions":[{"screen_name":"Duroncita","name":"Duroncita","id":794699060,"id_str":"794699060","indices":[3,13]}],"urls":[]}</text:p>
          </table:table-cell>
          <table:table-cell table:number-columns-repeated="16366"/>
        </table:table-row>
        <table:table-row table:style-name="ro4">
          <table:table-cell office:value-type="string" table:style-name="ce4">
            <text:p>1159746115761295361</text:p>
          </table:table-cell>
          <table:table-cell office:value-type="string" table:style-name="ce5">
            <text:p>Focuslj</text:p>
          </table:table-cell>
          <table:table-cell office:value-type="string" table:style-name="ce6">
            <text:p>RT @BNR: Steeds meer wordt naar hersenziektes gekeken vanuit biologie in plaats van alleen psychiatrie. Onderzoekers duiken hiervoor diep in de werking van onze hersencellen en dat levert belangrijke informatie op #wetenschapvandaag met Corette Wierenga @UniUtrecht https://t.co/1xl60f7WD7</text:p>
          </table:table-cell>
          <table:table-cell office:value-type="string" table:style-name="ce5">
            <text:p>Fri Aug 09 08:39:55 +0000 2019</text:p>
          </table:table-cell>
          <table:table-cell office:value-type="date" office:date-value="2019-08-09T09:39:55" table:style-name="ce7">
            <text:p>09/08/2019 09:39:55</text:p>
          </table:table-cell>
          <table:table-cell table:number-columns-repeated="4" table:style-name="ce5"/>
          <table:table-cell office:value-type="string" table:style-name="ce5">
            <text:p>189050678</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146414943287349249/kFYuAJ6j_normal.jpg">http://pbs.twimg.com/profile_images/1146414943287349249/kFYuAJ6j_normal.jpg</text:a></text:p>
          </table:table-cell>
          <table:table-cell office:value-type="float" office:value="1769" table:style-name="ce5">
            <text:p>1769</text:p>
          </table:table-cell>
          <table:table-cell office:value-type="float" office:value="169" table:style-name="ce5">
            <text:p>169</text:p>
          </table:table-cell>
          <table:table-cell office:value-type="string" table:style-name="ce5">
            <text:p>Utrecht, The Netherlands</text:p>
          </table:table-cell>
          <table:table-cell office:value-type="string" table:style-name="ce8">
            <text:p><text:a xlink:href="http://twitter.com/Focuslj/statuses/1159746115761295361">http://twitter.com/Focuslj/statuses/1159746115761295361</text:a></text:p>
          </table:table-cell>
          <table:table-cell office:value-type="string" table:style-name="ce5">
            <text:p>{"hashtags":[],"symbols":[],"user_mentions":[{"screen_name":"BNR","name":"BNR Nieuwsradio","id":18020059,"id_str":"18020059","indices":[3,7]}],"urls":[]}</text:p>
          </table:table-cell>
          <table:table-cell table:number-columns-repeated="16366"/>
        </table:table-row>
        <table:table-row table:style-name="ro5">
          <table:table-cell office:value-type="string" table:style-name="ce4">
            <text:p>1159742359963348994</text:p>
          </table:table-cell>
          <table:table-cell office:value-type="string" table:style-name="ce5">
            <text:p>thinkgeoenergy</text:p>
          </table:table-cell>
          <table:table-cell office:value-type="string" table:style-name="ce6">
            <text:p>Consortium of partners opens unique #geothermal #drilling #technology #innovation lab in the #Netherlands @tudelft @UtrechtUni @EBN_NL @TNO_research <text:s/>https://t.co/pELYVsBsYN https://t.co/azIlTWiGaA</text:p>
          </table:table-cell>
          <table:table-cell office:value-type="string" table:style-name="ce5">
            <text:p>Fri Aug 09 08:25:00 +0000 2019</text:p>
          </table:table-cell>
          <table:table-cell office:value-type="date" office:date-value="2019-08-09T09:25:00" table:style-name="ce7">
            <text:p>09/08/2019 09:25:00</text:p>
          </table:table-cell>
          <table:table-cell table:number-columns-repeated="4" table:style-name="ce5"/>
          <table:table-cell office:value-type="string" table:style-name="ce5">
            <text:p>18215714</text:p>
          </table:table-cell>
          <table:table-cell table:style-name="ce5"/>
          <table:table-cell office:value-type="string" table:style-name="ce5">
            <text:p>&lt;a href="https://about.twitter.com/products/tweetdeck" rel="nofollow"&gt;TweetDeck&lt;/a&gt;</text:p>
          </table:table-cell>
          <table:table-cell office:value-type="string" table:style-name="ce8">
            <text:p><text:a xlink:href="http://pbs.twimg.com/profile_images/474213413514526721/RxOm3wZI_normal.png">http://pbs.twimg.com/profile_images/474213413514526721/RxOm3wZI_normal.png</text:a></text:p>
          </table:table-cell>
          <table:table-cell office:value-type="float" office:value="5642" table:style-name="ce5">
            <text:p>5642</text:p>
          </table:table-cell>
          <table:table-cell office:value-type="float" office:value="1638" table:style-name="ce5">
            <text:p>1638</text:p>
          </table:table-cell>
          <table:table-cell office:value-type="string" table:style-name="ce5">
            <text:p>Reykjavik, Iceland</text:p>
          </table:table-cell>
          <table:table-cell office:value-type="string" table:style-name="ce8">
            <text:p><text:a xlink:href="http://twitter.com/thinkgeoenergy/statuses/1159742359963348994">http://twitter.com/thinkgeoenergy/statuses/1159742359963348994</text:a></text:p>
          </table:table-cell>
          <table:table-cell office:value-type="string" table:style-name="ce5">
            <text:p>{"hashtags":[{"text":"geothermal","indices":[36,47]},{"text":"drilling","indices":[48,57]},{"text":"technology","indices":[58,69]},{"text":"innovation","indices":[70,81]},{"text":"Netherlands","indices":[93,105]}],"symbols":[],"user_mentions":[{"screen_name":"tudelft","name":"TU Delft","id":29964546,"id_str":"29964546","indices":[106,114]},{"screen_name":"UtrechtUni","name":"Utrecht University","id":33550981,"id_str":"33550981","indices":[115,126]},{"screen_name":"EBN_NL","name":"EBN","id":1361518716,"id_str":"1361518716","indices":[127,134]},{"screen_name":"TNO_Research","name":"TNO Research","id":142208975,"id_str":"142208975","indices":[135,148]}],"urls":[{"url":"https://t.co/pELYVsBsYN","expanded_url":"http://www.thinkgeoenergy.com/consortium-of-partners-opens-unique-geothermal-technology-innovation-lab-in-the-netherlands/","display_url":"thinkgeoenergy.com/consortium-of-…","indices":[150,173]}],"media":[{"id":1158408754095972400,"id_str":"1158408754095972352","indices":[174,197],"media_url":"http://pbs.twimg.com/media/EBN-n9SX4AAOC4w.jpg","media_url_https":"https://pbs.twimg.com/media/EBN-n9SX4AAOC4w.jpg","url":"https://t.co/azIlTWiGaA","display_url":"pic.twitter.com/azIlTWiGaA","expanded_url":"https://twitter.com/thinkgeoenergy/status/1159742359963348994/photo/1","type":"photo","sizes":{"thumb":{"w":150,"h":150,"resize":"crop"},"large":{"w":2048,"h":1152,"resize":"fit"},"small":{"w":680,"h":383,"resize":"fit"},"medium":{"w":1200,"h":675,"resize":"fit"}}}]}</text:p>
          </table:table-cell>
          <table:table-cell table:number-columns-repeated="16366"/>
        </table:table-row>
        <table:table-row table:style-name="ro3">
          <table:table-cell office:value-type="string" table:style-name="ce4">
            <text:p>1159740220839014401</text:p>
          </table:table-cell>
          <table:table-cell office:value-type="string" table:style-name="ce5">
            <text:p>ISDR_Society</text:p>
          </table:table-cell>
          <table:table-cell office:value-type="string" table:style-name="ce6">
            <text:p>RT @FuturesStudioUU: 1 week to submit your story to the Climate Fiction Competition #AntropoScenes !</text:p>
            <text:p>Send in your #clifi short stories, screenplays, comics and visual stories (in Swedish/English) before August 16th: https://t.co/mZrsLaPEce @lunduniversity @Durhamuni_cis @warwickuni @UniUtrecht https://t.co/Pabyl0RbNV</text:p>
          </table:table-cell>
          <table:table-cell office:value-type="string" table:style-name="ce5">
            <text:p>Fri Aug 09 08:16:30 +0000 2019</text:p>
          </table:table-cell>
          <table:table-cell office:value-type="date" office:date-value="2019-08-09T09:16:30" table:style-name="ce7">
            <text:p>09/08/2019 09:16:30</text:p>
          </table:table-cell>
          <table:table-cell table:number-columns-repeated="4" table:style-name="ce5"/>
          <table:table-cell office:value-type="string" table:style-name="ce5">
            <text:p>34021964</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710867157224185857/SIlrX_1I_normal.jpg">http://pbs.twimg.com/profile_images/710867157224185857/SIlrX_1I_normal.jpg</text:a></text:p>
          </table:table-cell>
          <table:table-cell office:value-type="float" office:value="428" table:style-name="ce5">
            <text:p>428</text:p>
          </table:table-cell>
          <table:table-cell office:value-type="float" office:value="440" table:style-name="ce5">
            <text:p>440</text:p>
          </table:table-cell>
          <table:table-cell table:style-name="ce5"/>
          <table:table-cell office:value-type="string" table:style-name="ce8">
            <text:p><text:a xlink:href="http://twitter.com/ISDR_Society/statuses/1159740220839014401">http://twitter.com/ISDR_Society/statuses/1159740220839014401</text:a></text:p>
          </table:table-cell>
          <table:table-cell office:value-type="string" table:style-name="ce5">
            <text:p>{"hashtags":[{"text":"AntropoScenes","indices":[84,98]},{"text":"clifi","indices":[114,120]}],"symbols":[],"user_mentions":[{"screen_name":"FuturesStudioUU","name":"Urban Futures Studio","id":3349107448,"id_str":"3349107448","indices":[3,19]}],"urls":[]}</text:p>
          </table:table-cell>
          <table:table-cell table:number-columns-repeated="16366"/>
        </table:table-row>
        <table:table-row table:style-name="ro7">
          <table:table-cell office:value-type="string" table:style-name="ce4">
            <text:p>1159733118498156544</text:p>
          </table:table-cell>
          <table:table-cell office:value-type="string" table:style-name="ce5">
            <text:p>UtrechtUni</text:p>
          </table:table-cell>
          <table:table-cell office:value-type="string" table:style-name="ce6">
            <text:p>RT @PublicGardens: Member of the Day | Utrecht University Gardens | Utrecht, Netherlands</text:p>
            <text:p>The Botanic Gardens are nine hectares located at the heart of @UtrechtUni Science Park, laid out on &amp;amp; around Fort Hoofddijk, which dates from the 19th century.</text:p>
            <text:p>#publicgarden #gardenaday https://t.co/twPiiNUt9m https://t.co/pRD7GEzZNG</text:p>
          </table:table-cell>
          <table:table-cell office:value-type="string" table:style-name="ce5">
            <text:p>Fri Aug 09 07:48:16 +0000 2019</text:p>
          </table:table-cell>
          <table:table-cell office:value-type="date" office:date-value="2019-08-09T08:48:16" table:style-name="ce7">
            <text:p>09/08/2019 08:48:16</text:p>
          </table:table-cell>
          <table:table-cell table:number-columns-repeated="4" table:style-name="ce5"/>
          <table:table-cell office:value-type="string" table:style-name="ce5">
            <text:p>33550981</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458550172528558081/3nWKVt7W_normal.jpeg">http://pbs.twimg.com/profile_images/458550172528558081/3nWKVt7W_normal.jpeg</text:a></text:p>
          </table:table-cell>
          <table:table-cell office:value-type="float" office:value="5714" table:style-name="ce5">
            <text:p>5714</text:p>
          </table:table-cell>
          <table:table-cell office:value-type="float" office:value="85" table:style-name="ce5">
            <text:p>85</text:p>
          </table:table-cell>
          <table:table-cell office:value-type="string" table:style-name="ce5">
            <text:p>Utrecht, The Netherlands</text:p>
          </table:table-cell>
          <table:table-cell office:value-type="string" table:style-name="ce8">
            <text:p><text:a xlink:href="http://twitter.com/UtrechtUni/statuses/1159733118498156544">http://twitter.com/UtrechtUni/statuses/1159733118498156544</text:a></text:p>
          </table:table-cell>
          <table:table-cell office:value-type="string" table:style-name="ce5">
            <text:p>{"hashtags":[],"symbols":[],"user_mentions":[{"screen_name":"PublicGardens","name":"American Public Gardens Association","id":78606371,"id_str":"78606371","indices":[3,17]}],"urls":[]}</text:p>
          </table:table-cell>
          <table:table-cell table:number-columns-repeated="16366"/>
        </table:table-row>
        <table:table-row table:style-name="ro4">
          <table:table-cell office:value-type="string" table:style-name="ce4">
            <text:p>1159730703531225088</text:p>
          </table:table-cell>
          <table:table-cell office:value-type="string" table:style-name="ce5">
            <text:p>UniUtrecht</text:p>
          </table:table-cell>
          <table:table-cell office:value-type="string" table:style-name="ce6">
            <text:p>„Mensen lijken altijd te geloven dat er een soort geheim over het leven bestaat dat iemand anders kent. Dat je op cursus kunt, of tien stappen uit een boekje volgen, en dan weet je ook hoe het moet.“</text:p>
            <text:p>Interview met universiteitshoogleraar Naomi Ellemers: https://t.co/tcwoxrJaHO</text:p>
          </table:table-cell>
          <table:table-cell office:value-type="string" table:style-name="ce5">
            <text:p>Fri Aug 09 07:38:41 +0000 2019</text:p>
          </table:table-cell>
          <table:table-cell office:value-type="date" office:date-value="2019-08-09T08:38:41" table:style-name="ce7">
            <text:p>09/08/2019 08:38:41</text:p>
          </table:table-cell>
          <table:table-cell table:number-columns-repeated="4" table:style-name="ce5"/>
          <table:table-cell office:value-type="string" table:style-name="ce5">
            <text:p>33548291</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458549853077774336/0pzRKaLW_normal.jpeg">http://pbs.twimg.com/profile_images/458549853077774336/0pzRKaLW_normal.jpeg</text:a></text:p>
          </table:table-cell>
          <table:table-cell office:value-type="float" office:value="49691" table:style-name="ce5">
            <text:p>49691</text:p>
          </table:table-cell>
          <table:table-cell office:value-type="float" office:value="310" table:style-name="ce5">
            <text:p>310</text:p>
          </table:table-cell>
          <table:table-cell office:value-type="string" table:style-name="ce5">
            <text:p>Utrecht, Nederland</text:p>
          </table:table-cell>
          <table:table-cell office:value-type="string" table:style-name="ce8">
            <text:p><text:a xlink:href="http://twitter.com/UniUtrecht/statuses/1159730703531225088">http://twitter.com/UniUtrecht/statuses/1159730703531225088</text:a></text:p>
          </table:table-cell>
          <table:table-cell office:value-type="string" table:style-name="ce5">
            <text:p>{"hashtags":[],"symbols":[],"user_mentions":[],"urls":[{"url":"https://t.co/tcwoxrJaHO","expanded_url":"https://www.nrc.nl/nieuws/2019/08/08/wat-voor-een-ander-goed-is-is-niet-per-se-goed-voor-jou-a3969476","display_url":"nrc.nl/nieuws/2019/08…","indices":[255,278]}]}</text:p>
          </table:table-cell>
          <table:table-cell table:number-columns-repeated="16366"/>
        </table:table-row>
        <table:table-row table:style-name="ro8">
          <table:table-cell office:value-type="string" table:style-name="ce4">
            <text:p>1159723778701713408</text:p>
          </table:table-cell>
          <table:table-cell office:value-type="string" table:style-name="ce5">
            <text:p>WilfriedvanSark</text:p>
          </table:table-cell>
          <table:table-cell office:value-type="string" table:style-name="ce6">
            <text:p>Albert: zou die kat nog leven?</text:p>
            <text:p>Erwin: dat weet je pas als je de doos opent! https://t.co/fcpAD2FdxV</text:p>
          </table:table-cell>
          <table:table-cell office:value-type="string" table:style-name="ce5">
            <text:p>Fri Aug 09 07:11:10 +0000 2019</text:p>
          </table:table-cell>
          <table:table-cell office:value-type="date" office:date-value="2019-08-09T08:11:10" table:style-name="ce7">
            <text:p>09/08/2019 08:11:10</text:p>
          </table:table-cell>
          <table:table-cell table:number-columns-repeated="4" table:style-name="ce5"/>
          <table:table-cell office:value-type="string" table:style-name="ce5">
            <text:p>545164528</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873490338094166017/C-Q5SKy8_normal.jpg">http://pbs.twimg.com/profile_images/873490338094166017/C-Q5SKy8_normal.jpg</text:a></text:p>
          </table:table-cell>
          <table:table-cell office:value-type="float" office:value="708" table:style-name="ce5">
            <text:p>708</text:p>
          </table:table-cell>
          <table:table-cell office:value-type="float" office:value="596" table:style-name="ce5">
            <text:p>596</text:p>
          </table:table-cell>
          <table:table-cell office:value-type="string" table:style-name="ce5">
            <text:p>Utrecht</text:p>
          </table:table-cell>
          <table:table-cell office:value-type="string" table:style-name="ce8">
            <text:p><text:a xlink:href="http://twitter.com/WilfriedvanSark/statuses/1159723778701713408">http://twitter.com/WilfriedvanSark/statuses/1159723778701713408</text:a></text:p>
          </table:table-cell>
          <table:table-cell office:value-type="string" table:style-name="ce5">
            <text:p>{"hashtags":[],"symbols":[],"user_mentions":[],"urls":[{"url":"https://t.co/fcpAD2FdxV","expanded_url":"https://twitter.com/uniutrecht/status/1159416184653135872","display_url":"twitter.com/uniutrecht/sta…","indices":[76,99]}]}</text:p>
          </table:table-cell>
          <table:table-cell table:number-columns-repeated="16366"/>
        </table:table-row>
        <table:table-row table:style-name="ro5">
          <table:table-cell office:value-type="string" table:style-name="ce4">
            <text:p>1159706549201395714</text:p>
          </table:table-cell>
          <table:table-cell office:value-type="string" table:style-name="ce5">
            <text:p>Drs_Michelle</text:p>
          </table:table-cell>
          <table:table-cell office:value-type="string" table:style-name="ce6">
            <text:p>RT @MaiteVanGerwen: Item van @Nieuwsuur over het fokverbod van kortsnuitige honden vanaf 13.10 met collega @VET_UniUtrecht <text:s/>https://t.co/jf0RKXMiZa</text:p>
          </table:table-cell>
          <table:table-cell office:value-type="string" table:style-name="ce5">
            <text:p>Fri Aug 09 06:02:42 +0000 2019</text:p>
          </table:table-cell>
          <table:table-cell office:value-type="date" office:date-value="2019-08-09T07:02:42" table:style-name="ce7">
            <text:p>09/08/2019 07:02:42</text:p>
          </table:table-cell>
          <table:table-cell table:number-columns-repeated="4" table:style-name="ce5"/>
          <table:table-cell office:value-type="string" table:style-name="ce5">
            <text:p>2543873665</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107987820210282497/_685RCHo_normal.jpg">http://pbs.twimg.com/profile_images/1107987820210282497/_685RCHo_normal.jpg</text:a></text:p>
          </table:table-cell>
          <table:table-cell office:value-type="float" office:value="457" table:style-name="ce5">
            <text:p>457</text:p>
          </table:table-cell>
          <table:table-cell office:value-type="float" office:value="183" table:style-name="ce5">
            <text:p>183</text:p>
          </table:table-cell>
          <table:table-cell office:value-type="string" table:style-name="ce5">
            <text:p>Rijnmond, Nederland</text:p>
          </table:table-cell>
          <table:table-cell office:value-type="string" table:style-name="ce8">
            <text:p><text:a xlink:href="http://twitter.com/Drs_Michelle/statuses/1159706549201395714">http://twitter.com/Drs_Michelle/statuses/1159706549201395714</text:a></text:p>
          </table:table-cell>
          <table:table-cell office:value-type="string" table:style-name="ce5">
            <text:p>{"hashtags":[],"symbols":[],"user_mentions":[{"screen_name":"MaiteVanGerwen","name":"Maite van Gerwen","id":459328334,"id_str":"459328334","indices":[3,18]},{"screen_name":"Nieuwsuur","name":"Nieuwsuur","id":93474576,"id_str":"93474576","indices":[29,39]},{"screen_name":"VET_UniUtrecht","name":"Diergeneeskunde","id":215977394,"id_str":"215977394","indices":[107,122]}],"urls":[]}</text:p>
          </table:table-cell>
          <table:table-cell table:number-columns-repeated="16366"/>
        </table:table-row>
        <table:table-row table:style-name="ro4">
          <table:table-cell office:value-type="string" table:style-name="ce4">
            <text:p>1159696285319991296</text:p>
          </table:table-cell>
          <table:table-cell office:value-type="string" table:style-name="ce5">
            <text:p>DeenenMartijn</text:p>
          </table:table-cell>
          <table:table-cell office:value-type="string" table:style-name="ce6">
            <text:p>RT @UUGeo: Kwart wereldbevolking loopt extreem risico op #waterschaarste, blijkt uit nieuwe Water Risk Atlas @WorldResources. Hydrologen @UniUtrecht leverden met hun berekeningen de basis voor de atlas. #waterstress @pluttikhuis @KarlijnMeinders @heleenekker @nos https://t.co/R3RTeEA5Dz</text:p>
          </table:table-cell>
          <table:table-cell office:value-type="string" table:style-name="ce5">
            <text:p>Fri Aug 09 05:21:55 +0000 2019</text:p>
          </table:table-cell>
          <table:table-cell office:value-type="date" office:date-value="2019-08-09T06:21:55" table:style-name="ce7">
            <text:p>09/08/2019 06:21:55</text:p>
          </table:table-cell>
          <table:table-cell table:number-columns-repeated="4" table:style-name="ce5"/>
          <table:table-cell office:value-type="string" table:style-name="ce5">
            <text:p>1029678329975197696</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085876753925619712/4wLMs2gq_normal.jpg">http://pbs.twimg.com/profile_images/1085876753925619712/4wLMs2gq_normal.jpg</text:a></text:p>
          </table:table-cell>
          <table:table-cell office:value-type="float" office:value="76" table:style-name="ce5">
            <text:p>76</text:p>
          </table:table-cell>
          <table:table-cell office:value-type="float" office:value="301" table:style-name="ce5">
            <text:p>301</text:p>
          </table:table-cell>
          <table:table-cell office:value-type="string" table:style-name="ce5">
            <text:p>Utrecht, Nederland</text:p>
          </table:table-cell>
          <table:table-cell office:value-type="string" table:style-name="ce8">
            <text:p><text:a xlink:href="http://twitter.com/DeenenMartijn/statuses/1159696285319991296">http://twitter.com/DeenenMartijn/statuses/1159696285319991296</text:a></text:p>
          </table:table-cell>
          <table:table-cell office:value-type="string" table:style-name="ce5">
            <text:p>{"hashtags":[{"text":"waterschaarste","indices":[57,72]}],"symbols":[],"user_mentions":[{"screen_name":"UUGeo","name":"Geowetenschappen UU","id":49980589,"id_str":"49980589","indices":[3,9]},{"screen_name":"WorldResources","name":"World Resources Inst","id":14559745,"id_str":"14559745","indices":[109,124]}],"urls":[]}</text:p>
          </table:table-cell>
          <table:table-cell table:number-columns-repeated="16366"/>
        </table:table-row>
        <table:table-row table:style-name="ro9">
          <table:table-cell office:value-type="string" table:style-name="ce4">
            <text:p>1159645727779368962</text:p>
          </table:table-cell>
          <table:table-cell office:value-type="string" table:style-name="ce5">
            <text:p>msyure</text:p>
          </table:table-cell>
          <table:table-cell office:value-type="string" table:style-name="ce6">
            <text:p>RT @Duroncita: HI! AM DESPERATELY LOOKING FOR A ROOM IN #UTRECHT</text:p>
            <text:p/>
            <text:p>Will need it from September to January. Max budget 500€.</text:p>
            <text:p/>
            <text:p>PLEASE HELP ME AND SPREAD THE MESSAGE XXX</text:p>
            <text:p/>
            <text:p>@UtrechtUni #UtrechtUniversity #University #room https://t.co/PbWofNMUIY</text:p>
          </table:table-cell>
          <table:table-cell office:value-type="string" table:style-name="ce5">
            <text:p>Fri Aug 09 02:01:01 +0000 2019</text:p>
          </table:table-cell>
          <table:table-cell office:value-type="date" office:date-value="2019-08-09T03:01:01" table:style-name="ce7">
            <text:p>09/08/2019 03:01:01</text:p>
          </table:table-cell>
          <table:table-cell table:number-columns-repeated="4" table:style-name="ce5"/>
          <table:table-cell office:value-type="string" table:style-name="ce5">
            <text:p>272608111</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032742372449427456/DZFl4vyE_normal.jpg">http://pbs.twimg.com/profile_images/1032742372449427456/DZFl4vyE_normal.jpg</text:a></text:p>
          </table:table-cell>
          <table:table-cell office:value-type="float" office:value="173" table:style-name="ce5">
            <text:p>173</text:p>
          </table:table-cell>
          <table:table-cell office:value-type="float" office:value="412" table:style-name="ce5">
            <text:p>412</text:p>
          </table:table-cell>
          <table:table-cell table:style-name="ce5"/>
          <table:table-cell office:value-type="string" table:style-name="ce8">
            <text:p><text:a xlink:href="http://twitter.com/msyure/statuses/1159645727779368962">http://twitter.com/msyure/statuses/1159645727779368962</text:a></text:p>
          </table:table-cell>
          <table:table-cell office:value-type="string" table:style-name="ce5">
            <text:p>{"hashtags":[{"text":"UTRECHT","indices":[56,64]}],"symbols":[],"user_mentions":[{"screen_name":"Duroncita","name":"Duroncita","id":794699060,"id_str":"794699060","indices":[3,13]}],"urls":[]}</text:p>
          </table:table-cell>
          <table:table-cell table:number-columns-repeated="16366"/>
        </table:table-row>
        <table:table-row table:style-name="ro4">
          <table:table-cell office:value-type="string" table:style-name="ce4">
            <text:p>1159584423702126593</text:p>
          </table:table-cell>
          <table:table-cell office:value-type="string" table:style-name="ce5">
            <text:p>ingridtewater</text:p>
          </table:table-cell>
          <table:table-cell office:value-type="string" table:style-name="ce6">
            <text:p>RT @waterschappen: De Stichting Schilthuisfonds heeft Herman Havekes (Unie van Waterschappen) benoemd als bijzonder hoogleraar voor de nieuwe leerstoel Publieke organisatie van het (decentrale) waterbeheer aan de Universiteit Utrecht. #bestuursrecht @UniUtrecht @PCGGlas</text:p>
            <text:p>https://t.co/yTtzw652zZ</text:p>
          </table:table-cell>
          <table:table-cell office:value-type="string" table:style-name="ce5">
            <text:p>Thu Aug 08 21:57:25 +0000 2019</text:p>
          </table:table-cell>
          <table:table-cell office:value-type="date" office:date-value="2019-08-08T22:57:25" table:style-name="ce7">
            <text:p>08/08/2019 22:57:25</text:p>
          </table:table-cell>
          <table:table-cell table:number-columns-repeated="4" table:style-name="ce5"/>
          <table:table-cell office:value-type="string" table:style-name="ce5">
            <text:p>239357047</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039235399196057600/sobnh58S_normal.jpg">http://pbs.twimg.com/profile_images/1039235399196057600/sobnh58S_normal.jpg</text:a></text:p>
          </table:table-cell>
          <table:table-cell office:value-type="float" office:value="201" table:style-name="ce5">
            <text:p>201</text:p>
          </table:table-cell>
          <table:table-cell office:value-type="float" office:value="223" table:style-name="ce5">
            <text:p>223</text:p>
          </table:table-cell>
          <table:table-cell office:value-type="string" table:style-name="ce5">
            <text:p>gemeente Nieuwegein</text:p>
          </table:table-cell>
          <table:table-cell office:value-type="string" table:style-name="ce8">
            <text:p><text:a xlink:href="http://twitter.com/ingridtewater/statuses/1159584423702126593">http://twitter.com/ingridtewater/statuses/1159584423702126593</text:a></text:p>
          </table:table-cell>
          <table:table-cell office:value-type="string" table:style-name="ce5">
            <text:p>{"hashtags":[],"symbols":[],"user_mentions":[{"screen_name":"waterschappen","name":"Unie v Waterschappen","id":325765427,"id_str":"325765427","indices":[3,17]}],"urls":[]}</text:p>
          </table:table-cell>
          <table:table-cell table:number-columns-repeated="16366"/>
        </table:table-row>
        <table:table-row table:style-name="ro4">
          <table:table-cell office:value-type="string" table:style-name="ce4">
            <text:p>1159583967479259136</text:p>
          </table:table-cell>
          <table:table-cell office:value-type="string" table:style-name="ce5">
            <text:p>delta_comm</text:p>
          </table:table-cell>
          <table:table-cell office:value-type="string" table:style-name="ce6">
            <text:p>RT @waterschappen: De Stichting Schilthuisfonds heeft Herman Havekes (Unie van Waterschappen) benoemd als bijzonder hoogleraar voor de nieuwe leerstoel Publieke organisatie van het (decentrale) waterbeheer aan de Universiteit Utrecht. #bestuursrecht @UniUtrecht @PCGGlas</text:p>
            <text:p>https://t.co/yTtzw652zZ</text:p>
          </table:table-cell>
          <table:table-cell office:value-type="string" table:style-name="ce5">
            <text:p>Thu Aug 08 21:55:36 +0000 2019</text:p>
          </table:table-cell>
          <table:table-cell office:value-type="date" office:date-value="2019-08-08T22:55:36" table:style-name="ce7">
            <text:p>08/08/2019 22:55:36</text:p>
          </table:table-cell>
          <table:table-cell table:number-columns-repeated="4" table:style-name="ce5"/>
          <table:table-cell office:value-type="string" table:style-name="ce5">
            <text:p>115618961</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081912318978637824/g1ehY-fk_normal.jpg">http://pbs.twimg.com/profile_images/1081912318978637824/g1ehY-fk_normal.jpg</text:a></text:p>
          </table:table-cell>
          <table:table-cell office:value-type="float" office:value="5743" table:style-name="ce5">
            <text:p>5743</text:p>
          </table:table-cell>
          <table:table-cell office:value-type="float" office:value="256" table:style-name="ce5">
            <text:p>256</text:p>
          </table:table-cell>
          <table:table-cell office:value-type="string" table:style-name="ce5">
            <text:p>Den Haag, Nederland</text:p>
          </table:table-cell>
          <table:table-cell office:value-type="string" table:style-name="ce8">
            <text:p><text:a xlink:href="http://twitter.com/delta_comm/statuses/1159583967479259136">http://twitter.com/delta_comm/statuses/1159583967479259136</text:a></text:p>
          </table:table-cell>
          <table:table-cell office:value-type="string" table:style-name="ce5">
            <text:p>{"hashtags":[],"symbols":[],"user_mentions":[{"screen_name":"waterschappen","name":"Unie v Waterschappen","id":325765427,"id_str":"325765427","indices":[3,17]}],"urls":[]}</text:p>
          </table:table-cell>
          <table:table-cell table:number-columns-repeated="16366"/>
        </table:table-row>
        <table:table-row table:style-name="ro9">
          <table:table-cell office:value-type="string" table:style-name="ce4">
            <text:p>1159576680203268106</text:p>
          </table:table-cell>
          <table:table-cell office:value-type="string" table:style-name="ce5">
            <text:p>EgoNaturae7</text:p>
          </table:table-cell>
          <table:table-cell office:value-type="string" table:style-name="ce6">
            <text:p>RT @Duroncita: HI! AM DESPERATELY LOOKING FOR A ROOM IN #UTRECHT</text:p>
            <text:p/>
            <text:p>Will need it from September to January. Max budget 500€.</text:p>
            <text:p/>
            <text:p>PLEASE HELP ME AND SPREAD THE MESSAGE XXX</text:p>
            <text:p/>
            <text:p>@UtrechtUni #UtrechtUniversity #University #room https://t.co/PbWofNMUIY</text:p>
          </table:table-cell>
          <table:table-cell office:value-type="string" table:style-name="ce5">
            <text:p>Thu Aug 08 21:26:39 +0000 2019</text:p>
          </table:table-cell>
          <table:table-cell office:value-type="date" office:date-value="2019-08-08T22:26:39" table:style-name="ce7">
            <text:p>08/08/2019 22:26:39</text:p>
          </table:table-cell>
          <table:table-cell table:number-columns-repeated="4" table:style-name="ce5"/>
          <table:table-cell office:value-type="string" table:style-name="ce5">
            <text:p>417900653</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856628264055517184/XQo4x1sJ_normal.jpg">http://pbs.twimg.com/profile_images/856628264055517184/XQo4x1sJ_normal.jpg</text:a></text:p>
          </table:table-cell>
          <table:table-cell office:value-type="float" office:value="430" table:style-name="ce5">
            <text:p>430</text:p>
          </table:table-cell>
          <table:table-cell office:value-type="float" office:value="651" table:style-name="ce5">
            <text:p>651</text:p>
          </table:table-cell>
          <table:table-cell office:value-type="string" table:style-name="ce5">
            <text:p>Bichóloga [Loading...].</text:p>
          </table:table-cell>
          <table:table-cell office:value-type="string" table:style-name="ce8">
            <text:p><text:a xlink:href="http://twitter.com/EgoNaturae7/statuses/1159576680203268106">http://twitter.com/EgoNaturae7/statuses/1159576680203268106</text:a></text:p>
          </table:table-cell>
          <table:table-cell office:value-type="string" table:style-name="ce5">
            <text:p>{"hashtags":[{"text":"UTRECHT","indices":[56,64]}],"symbols":[],"user_mentions":[{"screen_name":"Duroncita","name":"Duroncita","id":794699060,"id_str":"794699060","indices":[3,13]}],"urls":[]}</text:p>
          </table:table-cell>
          <table:table-cell table:number-columns-repeated="16366"/>
        </table:table-row>
        <table:table-row table:style-name="ro4">
          <table:table-cell office:value-type="string" table:style-name="ce4">
            <text:p>1159561575449190400</text:p>
          </table:table-cell>
          <table:table-cell office:value-type="string" table:style-name="ce5">
            <text:p>Janhaarhuissr</text:p>
          </table:table-cell>
          <table:table-cell office:value-type="string" table:style-name="ce6">
            <text:p>RT @UUGeo: Kwart wereldbevolking loopt extreem risico op #waterschaarste, blijkt uit nieuwe Water Risk Atlas @WorldResources. Hydrologen @UniUtrecht leverden met hun berekeningen de basis voor de atlas. #waterstress @pluttikhuis @KarlijnMeinders @heleenekker @nos https://t.co/R3RTeEA5Dz</text:p>
          </table:table-cell>
          <table:table-cell office:value-type="string" table:style-name="ce5">
            <text:p>Thu Aug 08 20:26:37 +0000 2019</text:p>
          </table:table-cell>
          <table:table-cell office:value-type="date" office:date-value="2019-08-08T21:26:37" table:style-name="ce7">
            <text:p>08/08/2019 21:26:37</text:p>
          </table:table-cell>
          <table:table-cell table:number-columns-repeated="4" table:style-name="ce5"/>
          <table:table-cell office:value-type="string" table:style-name="ce5">
            <text:p>361799468</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691309387500097536/sA5YSbCP_normal.jpg">http://pbs.twimg.com/profile_images/691309387500097536/sA5YSbCP_normal.jpg</text:a></text:p>
          </table:table-cell>
          <table:table-cell office:value-type="float" office:value="240" table:style-name="ce5">
            <text:p>240</text:p>
          </table:table-cell>
          <table:table-cell office:value-type="float" office:value="139" table:style-name="ce5">
            <text:p>139</text:p>
          </table:table-cell>
          <table:table-cell office:value-type="string" table:style-name="ce5">
            <text:p>Utrecht, Nederland</text:p>
          </table:table-cell>
          <table:table-cell office:value-type="string" table:style-name="ce8">
            <text:p><text:a xlink:href="http://twitter.com/Janhaarhuissr/statuses/1159561575449190400">http://twitter.com/Janhaarhuissr/statuses/1159561575449190400</text:a></text:p>
          </table:table-cell>
          <table:table-cell office:value-type="string" table:style-name="ce5">
            <text:p>{"hashtags":[{"text":"waterschaarste","indices":[57,72]}],"symbols":[],"user_mentions":[{"screen_name":"UUGeo","name":"Geowetenschappen UU","id":49980589,"id_str":"49980589","indices":[3,9]},{"screen_name":"WorldResources","name":"World Resources Inst","id":14559745,"id_str":"14559745","indices":[109,124]}],"urls":[]}</text:p>
          </table:table-cell>
          <table:table-cell table:number-columns-repeated="16366"/>
        </table:table-row>
        <table:table-row table:style-name="ro8">
          <table:table-cell office:value-type="string" table:style-name="ce4">
            <text:p>1159556312511983617</text:p>
          </table:table-cell>
          <table:table-cell office:value-type="string" table:style-name="ce5">
            <text:p>LauraCleton</text:p>
          </table:table-cell>
          <table:table-cell office:value-type="string" table:style-name="ce6">
            <text:p>RT @AcademicTrnsfr: Junior onderzoeker Sociale Geografie en Planologie (1,0 fte) https://t.co/9pmbUnoQEG @UniUtrecht</text:p>
          </table:table-cell>
          <table:table-cell office:value-type="string" table:style-name="ce5">
            <text:p>Thu Aug 08 20:05:43 +0000 2019</text:p>
          </table:table-cell>
          <table:table-cell office:value-type="date" office:date-value="2019-08-08T21:05:43" table:style-name="ce7">
            <text:p>08/08/2019 21:05:43</text:p>
          </table:table-cell>
          <table:table-cell table:number-columns-repeated="4" table:style-name="ce5"/>
          <table:table-cell office:value-type="string" table:style-name="ce5">
            <text:p>71597934</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158643371667333120/ky7z5uOg_normal.jpg">http://pbs.twimg.com/profile_images/1158643371667333120/ky7z5uOg_normal.jpg</text:a></text:p>
          </table:table-cell>
          <table:table-cell office:value-type="float" office:value="251" table:style-name="ce5">
            <text:p>251</text:p>
          </table:table-cell>
          <table:table-cell office:value-type="float" office:value="591" table:style-name="ce5">
            <text:p>591</text:p>
          </table:table-cell>
          <table:table-cell office:value-type="string" table:style-name="ce5">
            <text:p>Antwerpen, België</text:p>
          </table:table-cell>
          <table:table-cell office:value-type="string" table:style-name="ce8">
            <text:p><text:a xlink:href="http://twitter.com/LauraCleton/statuses/1159556312511983617">http://twitter.com/LauraCleton/statuses/1159556312511983617</text:a></text:p>
          </table:table-cell>
          <table:table-cell office:value-type="string" table:style-name="ce5">
            <text:p>{"hashtags":[],"symbols":[],"user_mentions":[{"screen_name":"AcademicTrnsfr","name":"AcademicTransfer","id":49637376,"id_str":"49637376","indices":[3,18]},{"screen_name":"UniUtrecht","name":"Universiteit Utrecht","id":33548291,"id_str":"33548291","indices":[105,116]}],"urls":[{"url":"https://t.co/9pmbUnoQEG","expanded_url":"https://www.academictransfer.com/285082/","display_url":"academictransfer.com/285082/","indices":[81,104]}]}</text:p>
          </table:table-cell>
          <table:table-cell table:number-columns-repeated="16366"/>
        </table:table-row>
        <table:table-row table:style-name="ro8">
          <table:table-cell office:value-type="string" table:style-name="ce4">
            <text:p>1159553355871653888</text:p>
          </table:table-cell>
          <table:table-cell office:value-type="string" table:style-name="ce5">
            <text:p>lukas_held_</text:p>
          </table:table-cell>
          <table:table-cell office:value-type="string" table:style-name="ce6">
            <text:p>@wjliebregts @KFrenken @UniUtrecht Absolutely! I will sent you a digital copy via email.</text:p>
          </table:table-cell>
          <table:table-cell office:value-type="string" table:style-name="ce5">
            <text:p>Thu Aug 08 19:53:58 +0000 2019</text:p>
          </table:table-cell>
          <table:table-cell office:value-type="date" office:date-value="2019-08-08T20:53:58" table:style-name="ce7">
            <text:p>08/08/2019 20:53:58</text:p>
          </table:table-cell>
          <table:table-cell table:number-columns-repeated="2" table:style-name="ce5"/>
          <table:table-cell office:value-type="string" table:style-name="ce5">
            <text:p>39026510</text:p>
          </table:table-cell>
          <table:table-cell office:value-type="string" table:style-name="ce5">
            <text:p>wjliebregts</text:p>
          </table:table-cell>
          <table:table-cell office:value-type="string" table:style-name="ce5">
            <text:p>825715977652465665</text:p>
          </table:table-cell>
          <table:table-cell office:value-type="string" table:style-name="ce5">
            <text:p>1159121111369564160</text:p>
          </table:table-cell>
          <table:table-cell office:value-type="string" table:style-name="ce5">
            <text:p>&lt;a href="http://twitter.com/download/android" rel="nofollow"&gt;Twitter for Android&lt;/a&gt;</text:p>
          </table:table-cell>
          <table:table-cell office:value-type="string" table:style-name="ce8">
            <text:p><text:a xlink:href="http://pbs.twimg.com/profile_images/874544696084901888/M8S8IHgD_normal.jpg">http://pbs.twimg.com/profile_images/874544696084901888/M8S8IHgD_normal.jpg</text:a></text:p>
          </table:table-cell>
          <table:table-cell office:value-type="float" office:value="104" table:style-name="ce5">
            <text:p>104</text:p>
          </table:table-cell>
          <table:table-cell office:value-type="float" office:value="431" table:style-name="ce5">
            <text:p>431</text:p>
          </table:table-cell>
          <table:table-cell table:style-name="ce5"/>
          <table:table-cell office:value-type="string" table:style-name="ce8">
            <text:p><text:a xlink:href="http://twitter.com/lukas_held_/statuses/1159553355871653888">http://twitter.com/lukas_held_/statuses/1159553355871653888</text:a></text:p>
          </table:table-cell>
          <table:table-cell office:value-type="string" table:style-name="ce5">
            <text:p>{"hashtags":[],"symbols":[],"user_mentions":[{"screen_name":"wjliebregts","name":"Werner Liebregts","id":39026510,"id_str":"39026510","indices":[0,12]},{"screen_name":"KFrenken","name":"Koen Frenken","id":1292020495,"id_str":"1292020495","indices":[13,22]},{"screen_name":"UniUtrecht","name":"Universiteit Utrecht","id":33548291,"id_str":"33548291","indices":[23,34]}],"urls":[]}</text:p>
          </table:table-cell>
          <table:table-cell table:number-columns-repeated="16366"/>
        </table:table-row>
        <table:table-row table:style-name="ro1">
          <table:table-cell office:value-type="string" table:style-name="ce4">
            <text:p>1159552979298656257</text:p>
          </table:table-cell>
          <table:table-cell office:value-type="string" table:style-name="ce5">
            <text:p>lukas_held_</text:p>
          </table:table-cell>
          <table:table-cell office:value-type="string" table:style-name="ce6">
            <text:p>@latifi_gresa @KFrenken @UniUtrecht Thanks @latifi_gresa!</text:p>
          </table:table-cell>
          <table:table-cell office:value-type="string" table:style-name="ce5">
            <text:p>Thu Aug 08 19:52:28 +0000 2019</text:p>
          </table:table-cell>
          <table:table-cell office:value-type="date" office:date-value="2019-08-08T20:52:28" table:style-name="ce7">
            <text:p>08/08/2019 20:52:28</text:p>
          </table:table-cell>
          <table:table-cell table:number-columns-repeated="2" table:style-name="ce5"/>
          <table:table-cell office:value-type="string" table:style-name="ce5">
            <text:p>908815524775292928</text:p>
          </table:table-cell>
          <table:table-cell office:value-type="string" table:style-name="ce5">
            <text:p>latifi_gresa</text:p>
          </table:table-cell>
          <table:table-cell office:value-type="string" table:style-name="ce5">
            <text:p>825715977652465665</text:p>
          </table:table-cell>
          <table:table-cell office:value-type="string" table:style-name="ce5">
            <text:p>1159388065150001152</text:p>
          </table:table-cell>
          <table:table-cell office:value-type="string" table:style-name="ce5">
            <text:p>&lt;a href="http://twitter.com/download/android" rel="nofollow"&gt;Twitter for Android&lt;/a&gt;</text:p>
          </table:table-cell>
          <table:table-cell office:value-type="string" table:style-name="ce8">
            <text:p><text:a xlink:href="http://pbs.twimg.com/profile_images/874544696084901888/M8S8IHgD_normal.jpg">http://pbs.twimg.com/profile_images/874544696084901888/M8S8IHgD_normal.jpg</text:a></text:p>
          </table:table-cell>
          <table:table-cell office:value-type="float" office:value="104" table:style-name="ce5">
            <text:p>104</text:p>
          </table:table-cell>
          <table:table-cell office:value-type="float" office:value="431" table:style-name="ce5">
            <text:p>431</text:p>
          </table:table-cell>
          <table:table-cell table:style-name="ce5"/>
          <table:table-cell office:value-type="string" table:style-name="ce8">
            <text:p><text:a xlink:href="http://twitter.com/lukas_held_/statuses/1159552979298656257">http://twitter.com/lukas_held_/statuses/1159552979298656257</text:a></text:p>
          </table:table-cell>
          <table:table-cell office:value-type="string" table:style-name="ce5">
            <text:p>{"hashtags":[],"symbols":[],"user_mentions":[{"screen_name":"latifi_gresa","name":"Gresa Latifi","id":908815524775292900,"id_str":"908815524775292928","indices":[0,13]},{"screen_name":"KFrenken","name":"Koen Frenken","id":1292020495,"id_str":"1292020495","indices":[14,23]},{"screen_name":"UniUtrecht","name":"Universiteit Utrecht","id":33548291,"id_str":"33548291","indices":[24,35]},{"screen_name":"latifi_gresa","name":"Gresa Latifi","id":908815524775292900,"id_str":"908815524775292928","indices":[43,56]}],"urls":[]}</text:p>
          </table:table-cell>
          <table:table-cell table:number-columns-repeated="16366"/>
        </table:table-row>
        <table:table-row table:style-name="ro8">
          <table:table-cell office:value-type="string" table:style-name="ce4">
            <text:p>1159552885170081793</text:p>
          </table:table-cell>
          <table:table-cell office:value-type="string" table:style-name="ce5">
            <text:p>lukas_held_</text:p>
          </table:table-cell>
          <table:table-cell office:value-type="string" table:style-name="ce6">
            <text:p>@LucaGrilli3 @KFrenken @UniUtrecht Thank you @LucaGrilli3 - it was a pleasure to collaborate with you on @H2020Fires!</text:p>
          </table:table-cell>
          <table:table-cell office:value-type="string" table:style-name="ce5">
            <text:p>Thu Aug 08 19:52:05 +0000 2019</text:p>
          </table:table-cell>
          <table:table-cell office:value-type="date" office:date-value="2019-08-08T20:52:05" table:style-name="ce7">
            <text:p>08/08/2019 20:52:05</text:p>
          </table:table-cell>
          <table:table-cell table:number-columns-repeated="2" table:style-name="ce5"/>
          <table:table-cell office:value-type="string" table:style-name="ce5">
            <text:p>2296357519</text:p>
          </table:table-cell>
          <table:table-cell office:value-type="string" table:style-name="ce5">
            <text:p>LucaGrilli3</text:p>
          </table:table-cell>
          <table:table-cell office:value-type="string" table:style-name="ce5">
            <text:p>825715977652465665</text:p>
          </table:table-cell>
          <table:table-cell office:value-type="string" table:style-name="ce5">
            <text:p>1159386274173784066</text:p>
          </table:table-cell>
          <table:table-cell office:value-type="string" table:style-name="ce5">
            <text:p>&lt;a href="http://twitter.com/download/android" rel="nofollow"&gt;Twitter for Android&lt;/a&gt;</text:p>
          </table:table-cell>
          <table:table-cell office:value-type="string" table:style-name="ce8">
            <text:p><text:a xlink:href="http://pbs.twimg.com/profile_images/874544696084901888/M8S8IHgD_normal.jpg">http://pbs.twimg.com/profile_images/874544696084901888/M8S8IHgD_normal.jpg</text:a></text:p>
          </table:table-cell>
          <table:table-cell office:value-type="float" office:value="104" table:style-name="ce5">
            <text:p>104</text:p>
          </table:table-cell>
          <table:table-cell office:value-type="float" office:value="431" table:style-name="ce5">
            <text:p>431</text:p>
          </table:table-cell>
          <table:table-cell table:style-name="ce5"/>
          <table:table-cell office:value-type="string" table:style-name="ce8">
            <text:p><text:a xlink:href="http://twitter.com/lukas_held_/statuses/1159552885170081793">http://twitter.com/lukas_held_/statuses/1159552885170081793</text:a></text:p>
          </table:table-cell>
          <table:table-cell office:value-type="string" table:style-name="ce5">
            <text:p>{"hashtags":[],"symbols":[],"user_mentions":[{"screen_name":"LucaGrilli3","name":"Luca Grilli","id":2296357519,"id_str":"2296357519","indices":[0,12]},{"screen_name":"KFrenken","name":"Koen Frenken","id":1292020495,"id_str":"1292020495","indices":[13,22]},{"screen_name":"UniUtrecht","name":"Universiteit Utrecht","id":33548291,"id_str":"33548291","indices":[23,34]},{"screen_name":"LucaGrilli3","name":"Luca Grilli","id":2296357519,"id_str":"2296357519","indices":[45,57]},{"screen_name":"H2020Fires","name":"FIRES","id":3130577164,"id_str":"3130577164","indices":[105,116]}],"urls":[]}</text:p>
          </table:table-cell>
          <table:table-cell table:number-columns-repeated="16366"/>
        </table:table-row>
        <table:table-row table:style-name="ro4">
          <table:table-cell office:value-type="string" table:style-name="ce4">
            <text:p>1159544033624100869</text:p>
          </table:table-cell>
          <table:table-cell office:value-type="string" table:style-name="ce5">
            <text:p>womeninclassics</text:p>
          </table:table-cell>
          <table:table-cell office:value-type="string" table:style-name="ce6">
            <text:p>RT @tigerlilyrocks: 📢#WCCWiki new page klaxon!!! 📢 Professor Emerita of Medieval History at Utrecht University, Mayke de Jong. She's been on our list for a looonnnnnnggg time and it's fantastic that she now has a page! @UtrechtUni #MedievalWiki #NoPageRage #WomProfs #Foremothers 🤟 https://t.co/0MRLMBchMB</text:p>
          </table:table-cell>
          <table:table-cell office:value-type="string" table:style-name="ce5">
            <text:p>Thu Aug 08 19:16:55 +0000 2019</text:p>
          </table:table-cell>
          <table:table-cell office:value-type="date" office:date-value="2019-08-08T20:16:55" table:style-name="ce7">
            <text:p>08/08/2019 20:16:55</text:p>
          </table:table-cell>
          <table:table-cell table:number-columns-repeated="4" table:style-name="ce5"/>
          <table:table-cell office:value-type="string" table:style-name="ce5">
            <text:p>4534340361</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915928271832928256/KQgiT8lM_normal.jpg">http://pbs.twimg.com/profile_images/915928271832928256/KQgiT8lM_normal.jpg</text:a></text:p>
          </table:table-cell>
          <table:table-cell office:value-type="float" office:value="3358" table:style-name="ce5">
            <text:p>3358</text:p>
          </table:table-cell>
          <table:table-cell office:value-type="float" office:value="550" table:style-name="ce5">
            <text:p>550</text:p>
          </table:table-cell>
          <table:table-cell office:value-type="string" table:style-name="ce5">
            <text:p>United Kingdom</text:p>
          </table:table-cell>
          <table:table-cell office:value-type="string" table:style-name="ce8">
            <text:p><text:a xlink:href="http://twitter.com/womeninclassics/statuses/1159544033624100869">http://twitter.com/womeninclassics/statuses/1159544033624100869</text:a></text:p>
          </table:table-cell>
          <table:table-cell office:value-type="string" table:style-name="ce5">
            <text:p>{"hashtags":[{"text":"WCCWiki","indices":[21,29]}],"symbols":[],"user_mentions":[{"screen_name":"tigerlilyrocks","name":"Dr Victoria Leonard","id":3157888318,"id_str":"3157888318","indices":[3,18]}],"urls":[]}</text:p>
          </table:table-cell>
          <table:table-cell table:number-columns-repeated="16366"/>
        </table:table-row>
        <table:table-row table:style-name="ro6">
          <table:table-cell office:value-type="string" table:style-name="ce4">
            <text:p>1159535427956760576</text:p>
          </table:table-cell>
          <table:table-cell office:value-type="string" table:style-name="ce5">
            <text:p>Duroncita</text:p>
          </table:table-cell>
          <table:table-cell office:value-type="string" table:style-name="ce6">
            <text:p>HI! AM DESPERATELY LOOKING FOR A ROOM IN #UTRECHT</text:p>
            <text:p/>
            <text:p>Will need it from September to January. Max budget 500€.</text:p>
            <text:p/>
            <text:p>PLEASE HELP ME AND SPREAD THE MESSAGE XXX</text:p>
            <text:p/>
            <text:p>@UtrechtUni #UtrechtUniversity #University #room https://t.co/PbWofNMUIY</text:p>
          </table:table-cell>
          <table:table-cell office:value-type="string" table:style-name="ce5">
            <text:p>Thu Aug 08 18:42:43 +0000 2019</text:p>
          </table:table-cell>
          <table:table-cell office:value-type="date" office:date-value="2019-08-08T19:42:43" table:style-name="ce7">
            <text:p>08/08/2019 19:42:43</text:p>
          </table:table-cell>
          <table:table-cell table:number-columns-repeated="4" table:style-name="ce5"/>
          <table:table-cell office:value-type="string" table:style-name="ce5">
            <text:p>794699060</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522811237097156608/AbLcdCAw_normal.jpeg">http://pbs.twimg.com/profile_images/522811237097156608/AbLcdCAw_normal.jpeg</text:a></text:p>
          </table:table-cell>
          <table:table-cell office:value-type="float" office:value="421" table:style-name="ce5">
            <text:p>421</text:p>
          </table:table-cell>
          <table:table-cell office:value-type="float" office:value="382" table:style-name="ce5">
            <text:p>382</text:p>
          </table:table-cell>
          <table:table-cell table:style-name="ce5"/>
          <table:table-cell office:value-type="string" table:style-name="ce8">
            <text:p><text:a xlink:href="http://twitter.com/Duroncita/statuses/1159535427956760576">http://twitter.com/Duroncita/statuses/1159535427956760576</text:a></text:p>
          </table:table-cell>
          <table:table-cell office:value-type="string" table:style-name="ce5">
            <text:p>{"hashtags":[{"text":"UTRECHT","indices":[41,49]},{"text":"UtrechtUniversity","indices":[164,182]},{"text":"University","indices":[183,194]},{"text":"room","indices":[195,200]}],"symbols":[],"user_mentions":[{"screen_name":"UtrechtUni","name":"Utrecht University","id":33550981,"id_str":"33550981","indices":[152,163]}],"urls":[],"media":[{"id":1159535419542913000,"id_str":"1159535419542913024","indices":[201,224],"media_url":"http://pbs.twimg.com/tweet_video_thumb/EBd_UhJWwAAosXH.jpg","media_url_https":"https://pbs.twimg.com/tweet_video_thumb/EBd_UhJWwAAosXH.jpg","url":"https://t.co/PbWofNMUIY","display_url":"pic.twitter.com/PbWofNMUIY","expanded_url":"https://twitter.com/Duroncita/status/1159535427956760576/photo/1","type":"photo","sizes":{"thumb":{"w":150,"h":150,"resize":"crop"},"large":{"w":300,"h":168,"resize":"fit"},"medium":{"w":300,"h":168,"resize":"fit"},"small":{"w":300,"h":168,"resize":"fit"}}}]}</text:p>
          </table:table-cell>
          <table:table-cell table:number-columns-repeated="16366"/>
        </table:table-row>
        <table:table-row table:style-name="ro7">
          <table:table-cell office:value-type="string" table:style-name="ce4">
            <text:p>1159532101244477441</text:p>
          </table:table-cell>
          <table:table-cell office:value-type="string" table:style-name="ce5">
            <text:p>UtrechtsBegrip</text:p>
          </table:table-cell>
          <table:table-cell office:value-type="string" table:style-name="ce6">
            <text:p>RT @PublicGardens: Member of the Day | Utrecht University Gardens | Utrecht, Netherlands</text:p>
            <text:p>The Botanic Gardens are nine hectares located at the heart of @UtrechtUni Science Park, laid out on &amp;amp; around Fort Hoofddijk, which dates from the 19th century.</text:p>
            <text:p>#publicgarden #gardenaday https://t.co/twPiiNUt9m https://t.co/pRD7GEzZNG</text:p>
          </table:table-cell>
          <table:table-cell office:value-type="string" table:style-name="ce5">
            <text:p>Thu Aug 08 18:29:30 +0000 2019</text:p>
          </table:table-cell>
          <table:table-cell office:value-type="date" office:date-value="2019-08-08T19:29:30" table:style-name="ce7">
            <text:p>08/08/2019 19:29:30</text:p>
          </table:table-cell>
          <table:table-cell table:number-columns-repeated="4" table:style-name="ce5"/>
          <table:table-cell office:value-type="string" table:style-name="ce5">
            <text:p>2239373840</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378800000855047068/767d8dbb00fcf7a5c074bb163e1c858b_normal.jpeg">http://pbs.twimg.com/profile_images/378800000855047068/767d8dbb00fcf7a5c074bb163e1c858b_normal.jpeg</text:a></text:p>
          </table:table-cell>
          <table:table-cell office:value-type="float" office:value="895" table:style-name="ce5">
            <text:p>895</text:p>
          </table:table-cell>
          <table:table-cell table:style-name="ce5"/>
          <table:table-cell office:value-type="string" table:style-name="ce5">
            <text:p>Utrecht Nederland</text:p>
          </table:table-cell>
          <table:table-cell office:value-type="string" table:style-name="ce8">
            <text:p><text:a xlink:href="http://twitter.com/UtrechtsBegrip/statuses/1159532101244477441">http://twitter.com/UtrechtsBegrip/statuses/1159532101244477441</text:a></text:p>
          </table:table-cell>
          <table:table-cell office:value-type="string" table:style-name="ce5">
            <text:p>{"hashtags":[],"symbols":[],"user_mentions":[{"screen_name":"PublicGardens","name":"American Public Gardens Association","id":78606371,"id_str":"78606371","indices":[3,17]}],"urls":[]}</text:p>
          </table:table-cell>
          <table:table-cell table:number-columns-repeated="16366"/>
        </table:table-row>
        <table:table-row table:style-name="ro7">
          <table:table-cell office:value-type="string" table:style-name="ce4">
            <text:p>1159522272643833857</text:p>
          </table:table-cell>
          <table:table-cell office:value-type="string" table:style-name="ce5">
            <text:p>uithof_utrecht</text:p>
          </table:table-cell>
          <table:table-cell office:value-type="string" table:style-name="ce6">
            <text:p>RT @PublicGardens: Member of the Day | Utrecht University Gardens | Utrecht, Netherlands</text:p>
            <text:p>The Botanic Gardens are nine hectares located at the heart of @UtrechtUni Science Park, laid out on &amp;amp; around Fort Hoofddijk, which dates from the 19th century.</text:p>
            <text:p>#publicgarden #gardenaday https://t.co/twPiiNUt9m https://t.co/pRD7GEzZNG</text:p>
          </table:table-cell>
          <table:table-cell office:value-type="string" table:style-name="ce5">
            <text:p>Thu Aug 08 17:50:27 +0000 2019</text:p>
          </table:table-cell>
          <table:table-cell office:value-type="date" office:date-value="2019-08-08T18:50:27" table:style-name="ce7">
            <text:p>08/08/2019 18:50:27</text:p>
          </table:table-cell>
          <table:table-cell table:number-columns-repeated="4" table:style-name="ce5"/>
          <table:table-cell office:value-type="string" table:style-name="ce5">
            <text:p>3351050589</text:p>
          </table:table-cell>
          <table:table-cell table:style-name="ce5"/>
          <table:table-cell office:value-type="string" table:style-name="ce5">
            <text:p>&lt;a href="http://twitter.com/#!/download/ipad" rel="nofollow"&gt;Twitter for iPad&lt;/a&gt;</text:p>
          </table:table-cell>
          <table:table-cell office:value-type="string" table:style-name="ce8">
            <text:p><text:a xlink:href="http://pbs.twimg.com/profile_images/674265797464846337/_tpRDzbj_normal.jpg">http://pbs.twimg.com/profile_images/674265797464846337/_tpRDzbj_normal.jpg</text:a></text:p>
          </table:table-cell>
          <table:table-cell office:value-type="float" office:value="756" table:style-name="ce5">
            <text:p>756</text:p>
          </table:table-cell>
          <table:table-cell office:value-type="float" office:value="406" table:style-name="ce5">
            <text:p>406</text:p>
          </table:table-cell>
          <table:table-cell office:value-type="string" table:style-name="ce5">
            <text:p>Utrecht, Nederland</text:p>
          </table:table-cell>
          <table:table-cell office:value-type="string" table:style-name="ce8">
            <text:p><text:a xlink:href="http://twitter.com/uithof_utrecht/statuses/1159522272643833857">http://twitter.com/uithof_utrecht/statuses/1159522272643833857</text:a></text:p>
          </table:table-cell>
          <table:table-cell office:value-type="string" table:style-name="ce5">
            <text:p>{"hashtags":[],"symbols":[],"user_mentions":[{"screen_name":"PublicGardens","name":"American Public Gardens Association","id":78606371,"id_str":"78606371","indices":[3,17]}],"urls":[]}</text:p>
          </table:table-cell>
          <table:table-cell table:number-columns-repeated="16366"/>
        </table:table-row>
        <table:table-row table:style-name="ro4">
          <table:table-cell office:value-type="string" table:style-name="ce4">
            <text:p>1159516234058280961</text:p>
          </table:table-cell>
          <table:table-cell office:value-type="string" table:style-name="ce5">
            <text:p>StephanoStoffel</text:p>
          </table:table-cell>
          <table:table-cell office:value-type="string" table:style-name="ce6">
            <text:p>RT @waterschappen: De Stichting Schilthuisfonds heeft Herman Havekes (Unie van Waterschappen) benoemd als bijzonder hoogleraar voor de nieuwe leerstoel Publieke organisatie van het (decentrale) waterbeheer aan de Universiteit Utrecht. #bestuursrecht @UniUtrecht @PCGGlas</text:p>
            <text:p>https://t.co/yTtzw652zZ</text:p>
          </table:table-cell>
          <table:table-cell office:value-type="string" table:style-name="ce5">
            <text:p>Thu Aug 08 17:26:27 +0000 2019</text:p>
          </table:table-cell>
          <table:table-cell office:value-type="date" office:date-value="2019-08-08T18:26:27" table:style-name="ce7">
            <text:p>08/08/2019 18:26:27</text:p>
          </table:table-cell>
          <table:table-cell table:number-columns-repeated="4" table:style-name="ce5"/>
          <table:table-cell office:value-type="string" table:style-name="ce5">
            <text:p>21862294</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155188987688079360/O_cucwh2_normal.jpg">http://pbs.twimg.com/profile_images/1155188987688079360/O_cucwh2_normal.jpg</text:a></text:p>
          </table:table-cell>
          <table:table-cell office:value-type="float" office:value="660" table:style-name="ce5">
            <text:p>660</text:p>
          </table:table-cell>
          <table:table-cell office:value-type="float" office:value="2122" table:style-name="ce5">
            <text:p>2122</text:p>
          </table:table-cell>
          <table:table-cell office:value-type="string" table:style-name="ce5">
            <text:p>Amsterdam, Noord-Holland</text:p>
          </table:table-cell>
          <table:table-cell office:value-type="string" table:style-name="ce8">
            <text:p><text:a xlink:href="http://twitter.com/StephanoStoffel/statuses/1159516234058280961">http://twitter.com/StephanoStoffel/statuses/1159516234058280961</text:a></text:p>
          </table:table-cell>
          <table:table-cell office:value-type="string" table:style-name="ce5">
            <text:p>{"hashtags":[],"symbols":[],"user_mentions":[{"screen_name":"waterschappen","name":"Unie v Waterschappen","id":325765427,"id_str":"325765427","indices":[3,17]}],"urls":[]}</text:p>
          </table:table-cell>
          <table:table-cell table:number-columns-repeated="16366"/>
        </table:table-row>
        <table:table-row table:style-name="ro4">
          <table:table-cell office:value-type="string" table:style-name="ce4">
            <text:p>1159514578402914305</text:p>
          </table:table-cell>
          <table:table-cell office:value-type="string" table:style-name="ce5">
            <text:p>Ferdi_Engels</text:p>
          </table:table-cell>
          <table:table-cell office:value-type="string" table:style-name="ce6">
            <text:p>RT @BNR: Steeds meer wordt naar hersenziektes gekeken vanuit biologie in plaats van alleen psychiatrie. Onderzoekers duiken hiervoor diep in de werking van onze hersencellen en dat levert belangrijke informatie op #wetenschapvandaag met Corette Wierenga @UniUtrecht https://t.co/1xl60f7WD7</text:p>
          </table:table-cell>
          <table:table-cell office:value-type="string" table:style-name="ce5">
            <text:p>Thu Aug 08 17:19:52 +0000 2019</text:p>
          </table:table-cell>
          <table:table-cell office:value-type="date" office:date-value="2019-08-08T18:19:52" table:style-name="ce7">
            <text:p>08/08/2019 18:19:52</text:p>
          </table:table-cell>
          <table:table-cell table:number-columns-repeated="4" table:style-name="ce5"/>
          <table:table-cell office:value-type="string" table:style-name="ce5">
            <text:p>457388020</text:p>
          </table:table-cell>
          <table:table-cell table:style-name="ce5"/>
          <table:table-cell office:value-type="string" table:style-name="ce5">
            <text:p>&lt;a href="http://twitter.com/#!/download/ipad" rel="nofollow"&gt;Twitter for iPad&lt;/a&gt;</text:p>
          </table:table-cell>
          <table:table-cell office:value-type="string" table:style-name="ce8">
            <text:p><text:a xlink:href="http://pbs.twimg.com/profile_images/614730369565372416/_2DLshEH_normal.jpg">http://pbs.twimg.com/profile_images/614730369565372416/_2DLshEH_normal.jpg</text:a></text:p>
          </table:table-cell>
          <table:table-cell office:value-type="float" office:value="34" table:style-name="ce5">
            <text:p>34</text:p>
          </table:table-cell>
          <table:table-cell office:value-type="float" office:value="57" table:style-name="ce5">
            <text:p>57</text:p>
          </table:table-cell>
          <table:table-cell table:style-name="ce5"/>
          <table:table-cell office:value-type="string" table:style-name="ce8">
            <text:p><text:a xlink:href="http://twitter.com/Ferdi_Engels/statuses/1159514578402914305">http://twitter.com/Ferdi_Engels/statuses/1159514578402914305</text:a></text:p>
          </table:table-cell>
          <table:table-cell office:value-type="string" table:style-name="ce5">
            <text:p>{"hashtags":[],"symbols":[],"user_mentions":[{"screen_name":"BNR","name":"BNR Nieuwsradio","id":18020059,"id_str":"18020059","indices":[3,7]}],"urls":[]}</text:p>
          </table:table-cell>
          <table:table-cell table:number-columns-repeated="16366"/>
        </table:table-row>
        <table:table-row table:style-name="ro8">
          <table:table-cell office:value-type="string" table:style-name="ce4">
            <text:p>1159512012852027394</text:p>
          </table:table-cell>
          <table:table-cell office:value-type="string" table:style-name="ce5">
            <text:p>UUBeta</text:p>
          </table:table-cell>
          <table:table-cell office:value-type="string" table:style-name="ce6">
            <text:p>De Utrechtse neurobioloog Corette Wierenga vertelde bij BNR Nieuwsradio over ziektes in de hersenen. @UniUtrecht https://t.co/I7vTQJhOPL</text:p>
          </table:table-cell>
          <table:table-cell office:value-type="string" table:style-name="ce5">
            <text:p>Thu Aug 08 17:09:41 +0000 2019</text:p>
          </table:table-cell>
          <table:table-cell office:value-type="date" office:date-value="2019-08-08T18:09:41" table:style-name="ce7">
            <text:p>08/08/2019 18:09:41</text:p>
          </table:table-cell>
          <table:table-cell table:number-columns-repeated="4" table:style-name="ce5"/>
          <table:table-cell office:value-type="string" table:style-name="ce5">
            <text:p>72820359</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064507226734379008/4H5x65u6_normal.jpg">http://pbs.twimg.com/profile_images/1064507226734379008/4H5x65u6_normal.jpg</text:a></text:p>
          </table:table-cell>
          <table:table-cell office:value-type="float" office:value="2141" table:style-name="ce5">
            <text:p>2141</text:p>
          </table:table-cell>
          <table:table-cell office:value-type="float" office:value="712" table:style-name="ce5">
            <text:p>712</text:p>
          </table:table-cell>
          <table:table-cell office:value-type="string" table:style-name="ce5">
            <text:p>Utrecht, The Netherlands</text:p>
          </table:table-cell>
          <table:table-cell office:value-type="string" table:style-name="ce8">
            <text:p><text:a xlink:href="http://twitter.com/UUBeta/statuses/1159512012852027394">http://twitter.com/UUBeta/statuses/1159512012852027394</text:a></text:p>
          </table:table-cell>
          <table:table-cell office:value-type="string" table:style-name="ce5">
            <text:p>{"hashtags":[],"symbols":[],"user_mentions":[{"screen_name":"UniUtrecht","name":"Universiteit Utrecht","id":33548291,"id_str":"33548291","indices":[101,112]}],"urls":[{"url":"https://t.co/I7vTQJhOPL","expanded_url":"https://twitter.com/BNR/status/1159498477585543171","display_url":"twitter.com/BNR/status/115…","indices":[113,136]}]}</text:p>
          </table:table-cell>
          <table:table-cell table:number-columns-repeated="16366"/>
        </table:table-row>
        <table:table-row table:style-name="ro5">
          <table:table-cell office:value-type="string" table:style-name="ce4">
            <text:p>1159509672388378624</text:p>
          </table:table-cell>
          <table:table-cell office:value-type="string" table:style-name="ce5">
            <text:p>basrodenburg</text:p>
          </table:table-cell>
          <table:table-cell office:value-type="string" table:style-name="ce6">
            <text:p>RT @MaiteVanGerwen: Item van @Nieuwsuur over het fokverbod van kortsnuitige honden vanaf 13.10 met collega @VET_UniUtrecht <text:s/>https://t.co/jf0RKXMiZa</text:p>
          </table:table-cell>
          <table:table-cell office:value-type="string" table:style-name="ce5">
            <text:p>Thu Aug 08 17:00:23 +0000 2019</text:p>
          </table:table-cell>
          <table:table-cell office:value-type="date" office:date-value="2019-08-08T18:00:23" table:style-name="ce7">
            <text:p>08/08/2019 18:00:23</text:p>
          </table:table-cell>
          <table:table-cell table:number-columns-repeated="4" table:style-name="ce5"/>
          <table:table-cell office:value-type="string" table:style-name="ce5">
            <text:p>222035562</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107675585105588224/xBJuPZVF_normal.png">http://pbs.twimg.com/profile_images/1107675585105588224/xBJuPZVF_normal.png</text:a></text:p>
          </table:table-cell>
          <table:table-cell office:value-type="float" office:value="1897" table:style-name="ce5">
            <text:p>1897</text:p>
          </table:table-cell>
          <table:table-cell office:value-type="float" office:value="3742" table:style-name="ce5">
            <text:p>3742</text:p>
          </table:table-cell>
          <table:table-cell table:style-name="ce5"/>
          <table:table-cell office:value-type="string" table:style-name="ce8">
            <text:p><text:a xlink:href="http://twitter.com/basrodenburg/statuses/1159509672388378624">http://twitter.com/basrodenburg/statuses/1159509672388378624</text:a></text:p>
          </table:table-cell>
          <table:table-cell office:value-type="string" table:style-name="ce5">
            <text:p>{"hashtags":[],"symbols":[],"user_mentions":[{"screen_name":"MaiteVanGerwen","name":"Maite van Gerwen","id":459328334,"id_str":"459328334","indices":[3,18]},{"screen_name":"Nieuwsuur","name":"Nieuwsuur","id":93474576,"id_str":"93474576","indices":[29,39]},{"screen_name":"VET_UniUtrecht","name":"Diergeneeskunde","id":215977394,"id_str":"215977394","indices":[107,122]}],"urls":[]}</text:p>
          </table:table-cell>
          <table:table-cell table:number-columns-repeated="16366"/>
        </table:table-row>
        <table:table-row table:style-name="ro8">
          <table:table-cell office:value-type="string" table:style-name="ce4">
            <text:p>1159509588321951745</text:p>
          </table:table-cell>
          <table:table-cell office:value-type="string" table:style-name="ce5">
            <text:p>AcademicTrnsfr</text:p>
          </table:table-cell>
          <table:table-cell office:value-type="string" table:style-name="ce6">
            <text:p>Junior onderzoeker Sociale Geografie en Planologie (1,0 fte) https://t.co/9pmbUnoQEG @UniUtrecht</text:p>
          </table:table-cell>
          <table:table-cell office:value-type="string" table:style-name="ce5">
            <text:p>Thu Aug 08 17:00:03 +0000 2019</text:p>
          </table:table-cell>
          <table:table-cell office:value-type="date" office:date-value="2019-08-08T18:00:03" table:style-name="ce7">
            <text:p>08/08/2019 18:00:03</text:p>
          </table:table-cell>
          <table:table-cell table:number-columns-repeated="4" table:style-name="ce5"/>
          <table:table-cell office:value-type="string" table:style-name="ce5">
            <text:p>49637376</text:p>
          </table:table-cell>
          <table:table-cell table:style-name="ce5"/>
          <table:table-cell office:value-type="string" table:style-name="ce5">
            <text:p>&lt;a href="https://www.academictransfer.com" rel="nofollow"&gt;AT app&lt;/a&gt;</text:p>
          </table:table-cell>
          <table:table-cell office:value-type="string" table:style-name="ce8">
            <text:p><text:a xlink:href="http://pbs.twimg.com/profile_images/1692488952/AT_logo_duiker_achtergrond_normal.png">http://pbs.twimg.com/profile_images/1692488952/AT_logo_duiker_achtergrond_normal.png</text:a></text:p>
          </table:table-cell>
          <table:table-cell office:value-type="float" office:value="10894" table:style-name="ce5">
            <text:p>10894</text:p>
          </table:table-cell>
          <table:table-cell office:value-type="float" office:value="11086" table:style-name="ce5">
            <text:p>11086</text:p>
          </table:table-cell>
          <table:table-cell office:value-type="string" table:style-name="ce5">
            <text:p>Utrecht, The Netherlands</text:p>
          </table:table-cell>
          <table:table-cell office:value-type="string" table:style-name="ce8">
            <text:p><text:a xlink:href="http://twitter.com/AcademicTrnsfr/statuses/1159509588321951745">http://twitter.com/AcademicTrnsfr/statuses/1159509588321951745</text:a></text:p>
          </table:table-cell>
          <table:table-cell office:value-type="string" table:style-name="ce5">
            <text:p>{"hashtags":[],"symbols":[],"user_mentions":[{"screen_name":"UniUtrecht","name":"Universiteit Utrecht","id":33548291,"id_str":"33548291","indices":[85,96]}],"urls":[{"url":"https://t.co/9pmbUnoQEG","expanded_url":"https://www.academictransfer.com/285082/","display_url":"academictransfer.com/285082/","indices":[61,84]}]}</text:p>
          </table:table-cell>
          <table:table-cell table:number-columns-repeated="16366"/>
        </table:table-row>
        <table:table-row table:style-name="ro4">
          <table:table-cell office:value-type="string" table:style-name="ce4">
            <text:p>1159509186583158784</text:p>
          </table:table-cell>
          <table:table-cell office:value-type="string" table:style-name="ce5">
            <text:p>IngeCommissaris</text:p>
          </table:table-cell>
          <table:table-cell office:value-type="string" table:style-name="ce6">
            <text:p>RT @BNR: Steeds meer wordt naar hersenziektes gekeken vanuit biologie in plaats van alleen psychiatrie. Onderzoekers duiken hiervoor diep in de werking van onze hersencellen en dat levert belangrijke informatie op #wetenschapvandaag met Corette Wierenga @UniUtrecht https://t.co/1xl60f7WD7</text:p>
          </table:table-cell>
          <table:table-cell office:value-type="string" table:style-name="ce5">
            <text:p>Thu Aug 08 16:58:27 +0000 2019</text:p>
          </table:table-cell>
          <table:table-cell office:value-type="date" office:date-value="2019-08-08T17:58:27" table:style-name="ce7">
            <text:p>08/08/2019 17:58:27</text:p>
          </table:table-cell>
          <table:table-cell table:number-columns-repeated="4" table:style-name="ce5"/>
          <table:table-cell office:value-type="string" table:style-name="ce5">
            <text:p>622220880</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159891253552734209/jnb4-LHW_normal.jpg">http://pbs.twimg.com/profile_images/1159891253552734209/jnb4-LHW_normal.jpg</text:a></text:p>
          </table:table-cell>
          <table:table-cell office:value-type="float" office:value="1539" table:style-name="ce5">
            <text:p>1539</text:p>
          </table:table-cell>
          <table:table-cell office:value-type="float" office:value="4998" table:style-name="ce5">
            <text:p>4998</text:p>
          </table:table-cell>
          <table:table-cell table:style-name="ce5"/>
          <table:table-cell office:value-type="string" table:style-name="ce8">
            <text:p><text:a xlink:href="http://twitter.com/IngeCommissaris/statuses/1159509186583158784">http://twitter.com/IngeCommissaris/statuses/1159509186583158784</text:a></text:p>
          </table:table-cell>
          <table:table-cell office:value-type="string" table:style-name="ce5">
            <text:p>{"hashtags":[],"symbols":[],"user_mentions":[{"screen_name":"BNR","name":"BNR Nieuwsradio","id":18020059,"id_str":"18020059","indices":[3,7]}],"urls":[]}</text:p>
          </table:table-cell>
          <table:table-cell table:number-columns-repeated="16366"/>
        </table:table-row>
        <table:table-row table:style-name="ro8">
          <table:table-cell office:value-type="string" table:style-name="ce4">
            <text:p>1159507842514268160</text:p>
          </table:table-cell>
          <table:table-cell office:value-type="string" table:style-name="ce5">
            <text:p>ColWriter</text:p>
          </table:table-cell>
          <table:table-cell office:value-type="string" table:style-name="ce6">
            <text:p>@UUGeo @UniUtrecht @WorldResources @pluttikhuis @KarlijnMeinders @heleenekker @NOS Statistische onzin.</text:p>
          </table:table-cell>
          <table:table-cell office:value-type="string" table:style-name="ce5">
            <text:p>Thu Aug 08 16:53:06 +0000 2019</text:p>
          </table:table-cell>
          <table:table-cell office:value-type="date" office:date-value="2019-08-08T17:53:06" table:style-name="ce7">
            <text:p>08/08/2019 17:53:06</text:p>
          </table:table-cell>
          <table:table-cell table:number-columns-repeated="2" table:style-name="ce5"/>
          <table:table-cell office:value-type="string" table:style-name="ce5">
            <text:p>49980589</text:p>
          </table:table-cell>
          <table:table-cell office:value-type="string" table:style-name="ce5">
            <text:p>UUGeo</text:p>
          </table:table-cell>
          <table:table-cell office:value-type="string" table:style-name="ce5">
            <text:p>48841010</text:p>
          </table:table-cell>
          <table:table-cell office:value-type="string" table:style-name="ce5">
            <text:p>1159435478510313473</text:p>
          </table:table-cell>
          <table:table-cell office:value-type="string" table:style-name="ce5">
            <text:p>&lt;a href="http://twitter.com/download/android" rel="nofollow"&gt;Twitter for Android&lt;/a&gt;</text:p>
          </table:table-cell>
          <table:table-cell office:value-type="string" table:style-name="ce8">
            <text:p><text:a xlink:href="http://pbs.twimg.com/profile_images/954448317873836032/RZy_MUok_normal.jpg">http://pbs.twimg.com/profile_images/954448317873836032/RZy_MUok_normal.jpg</text:a></text:p>
          </table:table-cell>
          <table:table-cell office:value-type="float" office:value="28" table:style-name="ce5">
            <text:p>28</text:p>
          </table:table-cell>
          <table:table-cell office:value-type="float" office:value="36" table:style-name="ce5">
            <text:p>36</text:p>
          </table:table-cell>
          <table:table-cell office:value-type="string" table:style-name="ce5">
            <text:p>Netherlands</text:p>
          </table:table-cell>
          <table:table-cell office:value-type="string" table:style-name="ce8">
            <text:p><text:a xlink:href="http://twitter.com/ColWriter/statuses/1159507842514268160">http://twitter.com/ColWriter/statuses/1159507842514268160</text:a></text:p>
          </table:table-cell>
          <table:table-cell office:value-type="string" table:style-name="ce5">
            <text:p>{"hashtags":[],"symbols":[],"user_mentions":[{"screen_name":"UUGeo","name":"Geowetenschappen UU","id":49980589,"id_str":"49980589","indices":[0,6]},{"screen_name":"UniUtrecht","name":"Universiteit Utrecht","id":33548291,"id_str":"33548291","indices":[7,18]},{"screen_name":"WorldResources","name":"World Resources Inst","id":14559745,"id_str":"14559745","indices":[19,34]},{"screen_name":"pluttikhuis","name":"Paul Luttikhuis","id":95846694,"id_str":"95846694","indices":[35,47]},{"screen_name":"KarlijnMeinders","name":"Karlijn Meinders","id":1939064216,"id_str":"1939064216","indices":[48,64]},{"screen_name":"heleenekker","name":"heleen ekker","id":789259243,"id_str":"789259243","indices":[65,77]},{"screen_name":"NOS","name":"NOS","id":7174972,"id_str":"7174972","indices":[78,82]}],"urls":[]}</text:p>
          </table:table-cell>
          <table:table-cell table:number-columns-repeated="16366"/>
        </table:table-row>
        <table:table-row table:style-name="ro4">
          <table:table-cell office:value-type="string" table:style-name="ce4">
            <text:p>1159506173311275008</text:p>
          </table:table-cell>
          <table:table-cell office:value-type="string" table:style-name="ce5">
            <text:p>AnnaVanEgmond</text:p>
          </table:table-cell>
          <table:table-cell office:value-type="string" table:style-name="ce6">
            <text:p>RT @BNR: Steeds meer wordt naar hersenziektes gekeken vanuit biologie in plaats van alleen psychiatrie. Onderzoekers duiken hiervoor diep in de werking van onze hersencellen en dat levert belangrijke informatie op #wetenschapvandaag met Corette Wierenga @UniUtrecht https://t.co/1xl60f7WD7</text:p>
          </table:table-cell>
          <table:table-cell office:value-type="string" table:style-name="ce5">
            <text:p>Thu Aug 08 16:46:28 +0000 2019</text:p>
          </table:table-cell>
          <table:table-cell office:value-type="date" office:date-value="2019-08-08T17:46:28" table:style-name="ce7">
            <text:p>08/08/2019 17:46:28</text:p>
          </table:table-cell>
          <table:table-cell table:number-columns-repeated="4" table:style-name="ce5"/>
          <table:table-cell office:value-type="string" table:style-name="ce5">
            <text:p>118463993</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724066030/anna_vane3_normal.jpg">http://pbs.twimg.com/profile_images/724066030/anna_vane3_normal.jpg</text:a></text:p>
          </table:table-cell>
          <table:table-cell office:value-type="float" office:value="137" table:style-name="ce5">
            <text:p>137</text:p>
          </table:table-cell>
          <table:table-cell office:value-type="float" office:value="873" table:style-name="ce5">
            <text:p>873</text:p>
          </table:table-cell>
          <table:table-cell office:value-type="string" table:style-name="ce5">
            <text:p>Scheveningen ..</text:p>
          </table:table-cell>
          <table:table-cell office:value-type="string" table:style-name="ce8">
            <text:p><text:a xlink:href="http://twitter.com/AnnaVanEgmond/statuses/1159506173311275008">http://twitter.com/AnnaVanEgmond/statuses/1159506173311275008</text:a></text:p>
          </table:table-cell>
          <table:table-cell office:value-type="string" table:style-name="ce5">
            <text:p>{"hashtags":[],"symbols":[],"user_mentions":[{"screen_name":"BNR","name":"BNR Nieuwsradio","id":18020059,"id_str":"18020059","indices":[3,7]}],"urls":[]}</text:p>
          </table:table-cell>
          <table:table-cell table:number-columns-repeated="16366"/>
        </table:table-row>
        <table:table-row table:style-name="ro4">
          <table:table-cell office:value-type="string" table:style-name="ce4">
            <text:p>1159498870218510336</text:p>
          </table:table-cell>
          <table:table-cell office:value-type="string" table:style-name="ce5">
            <text:p>KarlijnMeinders</text:p>
          </table:table-cell>
          <table:table-cell office:value-type="string" table:style-name="ce6">
            <text:p>RT @BNR: Steeds meer wordt naar hersenziektes gekeken vanuit biologie in plaats van alleen psychiatrie. Onderzoekers duiken hiervoor diep in de werking van onze hersencellen en dat levert belangrijke informatie op #wetenschapvandaag met Corette Wierenga @UniUtrecht https://t.co/1xl60f7WD7</text:p>
          </table:table-cell>
          <table:table-cell office:value-type="string" table:style-name="ce5">
            <text:p>Thu Aug 08 16:17:27 +0000 2019</text:p>
          </table:table-cell>
          <table:table-cell office:value-type="date" office:date-value="2019-08-08T17:17:27" table:style-name="ce7">
            <text:p>08/08/2019 17:17:27</text:p>
          </table:table-cell>
          <table:table-cell table:number-columns-repeated="4" table:style-name="ce5"/>
          <table:table-cell office:value-type="string" table:style-name="ce5">
            <text:p>1939064216</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539463131206938624/uFEQzxuQ_normal.jpeg">http://pbs.twimg.com/profile_images/539463131206938624/uFEQzxuQ_normal.jpeg</text:a></text:p>
          </table:table-cell>
          <table:table-cell office:value-type="float" office:value="346" table:style-name="ce5">
            <text:p>346</text:p>
          </table:table-cell>
          <table:table-cell office:value-type="float" office:value="456" table:style-name="ce5">
            <text:p>456</text:p>
          </table:table-cell>
          <table:table-cell table:style-name="ce5"/>
          <table:table-cell office:value-type="string" table:style-name="ce8">
            <text:p><text:a xlink:href="http://twitter.com/KarlijnMeinders/statuses/1159498870218510336">http://twitter.com/KarlijnMeinders/statuses/1159498870218510336</text:a></text:p>
          </table:table-cell>
          <table:table-cell office:value-type="string" table:style-name="ce5">
            <text:p>{"hashtags":[],"symbols":[],"user_mentions":[{"screen_name":"BNR","name":"BNR Nieuwsradio","id":18020059,"id_str":"18020059","indices":[3,7]}],"urls":[]}</text:p>
          </table:table-cell>
          <table:table-cell table:number-columns-repeated="16366"/>
        </table:table-row>
        <table:table-row table:style-name="ro4">
          <table:table-cell office:value-type="string" table:style-name="ce4">
            <text:p>1159498477585543171</text:p>
          </table:table-cell>
          <table:table-cell office:value-type="string" table:style-name="ce5">
            <text:p>BNR</text:p>
          </table:table-cell>
          <table:table-cell office:value-type="string" table:style-name="ce6">
            <text:p>Steeds meer wordt naar hersenziektes gekeken vanuit biologie in plaats van alleen psychiatrie. Onderzoekers duiken hiervoor diep in de werking van onze hersencellen en dat levert belangrijke informatie op #wetenschapvandaag met Corette Wierenga @UniUtrecht https://t.co/1xl60f7WD7</text:p>
          </table:table-cell>
          <table:table-cell office:value-type="string" table:style-name="ce5">
            <text:p>Thu Aug 08 16:15:54 +0000 2019</text:p>
          </table:table-cell>
          <table:table-cell office:value-type="date" office:date-value="2019-08-08T17:15:54" table:style-name="ce7">
            <text:p>08/08/2019 17:15:54</text:p>
          </table:table-cell>
          <table:table-cell table:number-columns-repeated="4" table:style-name="ce5"/>
          <table:table-cell office:value-type="string" table:style-name="ce5">
            <text:p>18020059</text:p>
          </table:table-cell>
          <table:table-cell table:style-name="ce5"/>
          <table:table-cell office:value-type="string" table:style-name="ce5">
            <text:p>&lt;a href="https://about.twitter.com/products/tweetdeck" rel="nofollow"&gt;TweetDeck&lt;/a&gt;</text:p>
          </table:table-cell>
          <table:table-cell office:value-type="string" table:style-name="ce8">
            <text:p><text:a xlink:href="http://pbs.twimg.com/profile_images/1091224048992960513/YYQ0Ge7Q_normal.jpg">http://pbs.twimg.com/profile_images/1091224048992960513/YYQ0Ge7Q_normal.jpg</text:a></text:p>
          </table:table-cell>
          <table:table-cell office:value-type="float" office:value="112734" table:style-name="ce5">
            <text:p>112734</text:p>
          </table:table-cell>
          <table:table-cell office:value-type="float" office:value="7837" table:style-name="ce5">
            <text:p>7837</text:p>
          </table:table-cell>
          <table:table-cell office:value-type="string" table:style-name="ce5">
            <text:p>Nederland</text:p>
          </table:table-cell>
          <table:table-cell office:value-type="string" table:style-name="ce8">
            <text:p><text:a xlink:href="http://twitter.com/BNR/statuses/1159498477585543171">http://twitter.com/BNR/statuses/1159498477585543171</text:a></text:p>
          </table:table-cell>
          <table:table-cell office:value-type="string" table:style-name="ce5">
            <text:p>{"hashtags":[{"text":"wetenschapvandaag","indices":[205,223]}],"symbols":[],"user_mentions":[{"screen_name":"UniUtrecht","name":"Universiteit Utrecht","id":33548291,"id_str":"33548291","indices":[245,256]}],"urls":[{"url":"https://t.co/1xl60f7WD7","expanded_url":"https://www.bnr.nl/podcast/wetenschap-vandaag/10386287/is-er-ineens-veel-activiteit-op-een-hersencel-dan-vormt-er-vanzelf-een-remmende-verkeersleider","display_url":"bnr.nl/podcast/wetens…","indices":[257,280]}]}</text:p>
          </table:table-cell>
          <table:table-cell table:number-columns-repeated="16366"/>
        </table:table-row>
        <table:table-row table:style-name="ro8">
          <table:table-cell office:value-type="string" table:style-name="ce4">
            <text:p>1159489964058521600</text:p>
          </table:table-cell>
          <table:table-cell office:value-type="string" table:style-name="ce5">
            <text:p>hanneketuithof</text:p>
          </table:table-cell>
          <table:table-cell office:value-type="string" table:style-name="ce6">
            <text:p>Vanmiddag heeft Larike Bronkhorst van de @UniUtrecht haar keynote voor #earli2019 uitgeprobeerd op aantal collega's. Go girl!</text:p>
          </table:table-cell>
          <table:table-cell office:value-type="string" table:style-name="ce5">
            <text:p>Thu Aug 08 15:42:04 +0000 2019</text:p>
          </table:table-cell>
          <table:table-cell office:value-type="date" office:date-value="2019-08-08T16:42:04" table:style-name="ce7">
            <text:p>08/08/2019 16:42:04</text:p>
          </table:table-cell>
          <table:table-cell table:number-columns-repeated="4" table:style-name="ce5"/>
          <table:table-cell office:value-type="string" table:style-name="ce5">
            <text:p>301012369</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982322914950369286/aqJAZZ7U_normal.jpg">http://pbs.twimg.com/profile_images/982322914950369286/aqJAZZ7U_normal.jpg</text:a></text:p>
          </table:table-cell>
          <table:table-cell office:value-type="float" office:value="730" table:style-name="ce5">
            <text:p>730</text:p>
          </table:table-cell>
          <table:table-cell office:value-type="float" office:value="691" table:style-name="ce5">
            <text:p>691</text:p>
          </table:table-cell>
          <table:table-cell table:style-name="ce5"/>
          <table:table-cell office:value-type="string" table:style-name="ce8">
            <text:p><text:a xlink:href="http://twitter.com/hanneketuithof/statuses/1159489964058521600">http://twitter.com/hanneketuithof/statuses/1159489964058521600</text:a></text:p>
          </table:table-cell>
          <table:table-cell office:value-type="string" table:style-name="ce5">
            <text:p>{"hashtags":[{"text":"earli2019","indices":[71,81]}],"symbols":[],"user_mentions":[{"screen_name":"UniUtrecht","name":"Universiteit Utrecht","id":33548291,"id_str":"33548291","indices":[41,52]}],"urls":[]}</text:p>
          </table:table-cell>
          <table:table-cell table:number-columns-repeated="16366"/>
        </table:table-row>
        <table:table-row table:style-name="ro4">
          <table:table-cell office:value-type="string" table:style-name="ce4">
            <text:p>1159488717821796359</text:p>
          </table:table-cell>
          <table:table-cell office:value-type="string" table:style-name="ce5">
            <text:p>AWP_NL</text:p>
          </table:table-cell>
          <table:table-cell office:value-type="string" table:style-name="ce6">
            <text:p>RT @waterschappen: De Stichting Schilthuisfonds heeft Herman Havekes (Unie van Waterschappen) benoemd als bijzonder hoogleraar voor de nieuwe leerstoel Publieke organisatie van het (decentrale) waterbeheer aan de Universiteit Utrecht. #bestuursrecht @UniUtrecht @PCGGlas</text:p>
            <text:p>https://t.co/yTtzw652zZ</text:p>
          </table:table-cell>
          <table:table-cell office:value-type="string" table:style-name="ce5">
            <text:p>Thu Aug 08 15:37:07 +0000 2019</text:p>
          </table:table-cell>
          <table:table-cell office:value-type="date" office:date-value="2019-08-08T16:37:07" table:style-name="ce7">
            <text:p>08/08/2019 16:37:07</text:p>
          </table:table-cell>
          <table:table-cell table:number-columns-repeated="4" table:style-name="ce5"/>
          <table:table-cell office:value-type="string" table:style-name="ce5">
            <text:p>4319404895</text:p>
          </table:table-cell>
          <table:table-cell table:style-name="ce5"/>
          <table:table-cell office:value-type="string" table:style-name="ce5">
            <text:p>&lt;a href="https://about.twitter.com/products/tweetdeck" rel="nofollow"&gt;TweetDeck&lt;/a&gt;</text:p>
          </table:table-cell>
          <table:table-cell office:value-type="string" table:style-name="ce8">
            <text:p><text:a xlink:href="http://pbs.twimg.com/profile_images/671019201222467584/T3WIVdqn_normal.jpg">http://pbs.twimg.com/profile_images/671019201222467584/T3WIVdqn_normal.jpg</text:a></text:p>
          </table:table-cell>
          <table:table-cell office:value-type="float" office:value="170" table:style-name="ce5">
            <text:p>170</text:p>
          </table:table-cell>
          <table:table-cell office:value-type="float" office:value="104" table:style-name="ce5">
            <text:p>104</text:p>
          </table:table-cell>
          <table:table-cell table:style-name="ce5"/>
          <table:table-cell office:value-type="string" table:style-name="ce8">
            <text:p><text:a xlink:href="http://twitter.com/AWP_NL/statuses/1159488717821796359">http://twitter.com/AWP_NL/statuses/1159488717821796359</text:a></text:p>
          </table:table-cell>
          <table:table-cell office:value-type="string" table:style-name="ce5">
            <text:p>{"hashtags":[],"symbols":[],"user_mentions":[{"screen_name":"waterschappen","name":"Unie v Waterschappen","id":325765427,"id_str":"325765427","indices":[3,17]}],"urls":[]}</text:p>
          </table:table-cell>
          <table:table-cell table:number-columns-repeated="16366"/>
        </table:table-row>
        <table:table-row table:style-name="ro4">
          <table:table-cell office:value-type="string" table:style-name="ce4">
            <text:p>1159482606943125504</text:p>
          </table:table-cell>
          <table:table-cell office:value-type="string" table:style-name="ce5">
            <text:p>Sugarsteroni</text:p>
          </table:table-cell>
          <table:table-cell office:value-type="string" table:style-name="ce6">
            <text:p>RT @mdr: Come to NL to take next step in your academic career in CS: 50 new positions at assistant, associate, full professor level created through nationwide plan @UniLeiden @Radboud_Uni @univgroningen @tudelft @TUeindhoven @UvA_Amsterdam @MaastrichtU @UTwente @UniUtrecht @VUamsterdam</text:p>
          </table:table-cell>
          <table:table-cell office:value-type="string" table:style-name="ce5">
            <text:p>Thu Aug 08 15:12:50 +0000 2019</text:p>
          </table:table-cell>
          <table:table-cell office:value-type="date" office:date-value="2019-08-08T16:12:50" table:style-name="ce7">
            <text:p>08/08/2019 16:12:50</text:p>
          </table:table-cell>
          <table:table-cell table:number-columns-repeated="4" table:style-name="ce5"/>
          <table:table-cell office:value-type="string" table:style-name="ce5">
            <text:p>15767622</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458836938552643585/TtWKKLt7_normal.jpeg">http://pbs.twimg.com/profile_images/458836938552643585/TtWKKLt7_normal.jpeg</text:a></text:p>
          </table:table-cell>
          <table:table-cell office:value-type="float" office:value="1248" table:style-name="ce5">
            <text:p>1248</text:p>
          </table:table-cell>
          <table:table-cell office:value-type="float" office:value="4055" table:style-name="ce5">
            <text:p>4055</text:p>
          </table:table-cell>
          <table:table-cell office:value-type="string" table:style-name="ce5">
            <text:p>Leiden, NL &amp; London, UK</text:p>
          </table:table-cell>
          <table:table-cell office:value-type="string" table:style-name="ce8">
            <text:p><text:a xlink:href="http://twitter.com/Sugarsteroni/statuses/1159482606943125504">http://twitter.com/Sugarsteroni/statuses/1159482606943125504</text:a></text:p>
          </table:table-cell>
          <table:table-cell office:value-type="string" table:style-name="ce5">
            <text:p>{"hashtags":[],"symbols":[],"user_mentions":[{"screen_name":"mdr","name":"Maarten de Rijke","id":3304471,"id_str":"3304471","indices":[3,7]}],"urls":[]}</text:p>
          </table:table-cell>
          <table:table-cell table:number-columns-repeated="16366"/>
        </table:table-row>
        <table:table-row table:style-name="ro6">
          <table:table-cell office:value-type="string" table:style-name="ce4">
            <text:p>1159477772030545921</text:p>
          </table:table-cell>
          <table:table-cell office:value-type="string" table:style-name="ce5">
            <text:p>JirousFilip</text:p>
          </table:table-cell>
          <table:table-cell office:value-type="string" table:style-name="ce6">
            <text:p>RT @jichanglulu: @tingdc @sinopsiscz @RollandNadege @ChinaChange_org @HelenClarkNZ @zwart_tom @UtrechtUni \5 More @sinopsiscz workshop papers:</text:p>
            <text:p>@alexjoske on the UF leading small group https://t.co/RvSc4QmK8p;</text:p>
            <text:p>@HelloKetty1998 &amp;amp; @JMichaelCole1 on CCP proxy disinformation in TW https://t.co/yO4pVOKrW8;</text:p>
            <text:p>Burton @cburton001 https://t.co/yO4pVOKrW8 on infl ops and interference in Canada.</text:p>
          </table:table-cell>
          <table:table-cell office:value-type="string" table:style-name="ce5">
            <text:p>Thu Aug 08 14:53:37 +0000 2019</text:p>
          </table:table-cell>
          <table:table-cell office:value-type="date" office:date-value="2019-08-08T15:53:37" table:style-name="ce7">
            <text:p>08/08/2019 15:53:37</text:p>
          </table:table-cell>
          <table:table-cell table:number-columns-repeated="4" table:style-name="ce5"/>
          <table:table-cell office:value-type="string" table:style-name="ce5">
            <text:p>998605327368163334</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153572334063751169/mlpNBMaN_normal.jpg">http://pbs.twimg.com/profile_images/1153572334063751169/mlpNBMaN_normal.jpg</text:a></text:p>
          </table:table-cell>
          <table:table-cell office:value-type="float" office:value="181" table:style-name="ce5">
            <text:p>181</text:p>
          </table:table-cell>
          <table:table-cell office:value-type="float" office:value="242" table:style-name="ce5">
            <text:p>242</text:p>
          </table:table-cell>
          <table:table-cell office:value-type="string" table:style-name="ce5">
            <text:p>Prague, Czech Republic</text:p>
          </table:table-cell>
          <table:table-cell office:value-type="string" table:style-name="ce8">
            <text:p><text:a xlink:href="http://twitter.com/JirousFilip/statuses/1159477772030545921">http://twitter.com/JirousFilip/statuses/1159477772030545921</text:a></text:p>
          </table:table-cell>
          <table:table-cell office:value-type="string" table:style-name="ce5">
            <text:p>{"hashtags":[],"symbols":[],"user_mentions":[{"screen_name":"jichanglulu","name":"Jichang Lulu","id":1906859923,"id_str":"1906859923","indices":[3,15]},{"screen_name":"tingdc","name":"Andréa Worden 吴玉婷","id":89629533,"id_str":"89629533","indices":[17,24]},{"screen_name":"sinopsiscz","name":"Sinopsis","id":723168237366566900,"id_str":"723168237366566912","indices":[25,36]},{"screen_name":"RollandNadege","name":"Nadège Rolland","id":3131309445,"id_str":"3131309445","indices":[37,51]},{"screen_name":"ChinaChange_org","name":"China Change","id":1415616307,"id_str":"1415616307","indices":[52,68]},{"screen_name":"HelenClarkNZ","name":"Helen Clark","id":191849753,"id_str":"191849753","indices":[69,82]},{"screen_name":"zwart_tom","name":"Tom Zwart","id":967705263917682700,"id_str":"967705263917682689","indices":[83,93]},{"screen_name":"UtrechtUni","name":"Utrecht University","id":33550981,"id_str":"33550981","indices":[94,105]},{"screen_name":"sinopsiscz","name":"Sinopsis","id":723168237366566900,"id_str":"723168237366566912","indices":[114,125]}],"urls":[]}</text:p>
          </table:table-cell>
          <table:table-cell table:number-columns-repeated="16366"/>
        </table:table-row>
        <table:table-row table:style-name="ro8">
          <table:table-cell office:value-type="string" table:style-name="ce4">
            <text:p>1159467771513790464</text:p>
          </table:table-cell>
          <table:table-cell office:value-type="string" table:style-name="ce5">
            <text:p>MaiteVanGerwen</text:p>
          </table:table-cell>
          <table:table-cell office:value-type="string" table:style-name="ce6">
            <text:p>Item van @Nieuwsuur over het fokverbod van kortsnuitige honden vanaf 13.10 met collega @VET_UniUtrecht <text:s/>https://t.co/jf0RKXMiZa</text:p>
          </table:table-cell>
          <table:table-cell office:value-type="string" table:style-name="ce5">
            <text:p>Thu Aug 08 14:13:53 +0000 2019</text:p>
          </table:table-cell>
          <table:table-cell office:value-type="date" office:date-value="2019-08-08T15:13:53" table:style-name="ce7">
            <text:p>08/08/2019 15:13:53</text:p>
          </table:table-cell>
          <table:table-cell table:number-columns-repeated="4" table:style-name="ce5"/>
          <table:table-cell office:value-type="string" table:style-name="ce5">
            <text:p>459328334</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895278409856757761/CDP3Ln8M_normal.jpg">http://pbs.twimg.com/profile_images/895278409856757761/CDP3Ln8M_normal.jpg</text:a></text:p>
          </table:table-cell>
          <table:table-cell office:value-type="float" office:value="493" table:style-name="ce5">
            <text:p>493</text:p>
          </table:table-cell>
          <table:table-cell office:value-type="float" office:value="621" table:style-name="ce5">
            <text:p>621</text:p>
          </table:table-cell>
          <table:table-cell table:style-name="ce5"/>
          <table:table-cell office:value-type="string" table:style-name="ce8">
            <text:p><text:a xlink:href="http://twitter.com/MaiteVanGerwen/statuses/1159467771513790464">http://twitter.com/MaiteVanGerwen/statuses/1159467771513790464</text:a></text:p>
          </table:table-cell>
          <table:table-cell office:value-type="string" table:style-name="ce5">
            <text:p>{"hashtags":[],"symbols":[],"user_mentions":[{"screen_name":"Nieuwsuur","name":"Nieuwsuur","id":93474576,"id_str":"93474576","indices":[9,19]},{"screen_name":"VET_UniUtrecht","name":"Diergeneeskunde","id":215977394,"id_str":"215977394","indices":[87,102]}],"urls":[{"url":"https://t.co/jf0RKXMiZa","expanded_url":"https://nos.nl/uitzending/43437-nieuwsuur.html","display_url":"nos.nl/uitzending/434…","indices":[104,127]}]}</text:p>
          </table:table-cell>
          <table:table-cell table:number-columns-repeated="16366"/>
        </table:table-row>
        <table:table-row table:style-name="ro2">
          <table:table-cell office:value-type="string" table:style-name="ce4">
            <text:p>1159464826793615360</text:p>
          </table:table-cell>
          <table:table-cell office:value-type="string" table:style-name="ce5">
            <text:p>SwissTPH</text:p>
          </table:table-cell>
          <table:table-cell office:value-type="string" table:style-name="ce6">
            <text:p>RT @casadojor: 33% of New Childhood Asthma Cases in Europe Attributable to Air Pollution https://t.co/5xdfSPIQpg @ISGLOBALorg @SwissTPH @UniUtrecht @ERSpublications #AirPollution #nox #asthma https://t.co/LujBDTTBdN</text:p>
          </table:table-cell>
          <table:table-cell office:value-type="string" table:style-name="ce5">
            <text:p>Thu Aug 08 14:02:11 +0000 2019</text:p>
          </table:table-cell>
          <table:table-cell office:value-type="date" office:date-value="2019-08-08T15:02:11" table:style-name="ce7">
            <text:p>08/08/2019 15:02:11</text:p>
          </table:table-cell>
          <table:table-cell table:number-columns-repeated="4" table:style-name="ce5"/>
          <table:table-cell office:value-type="string" table:style-name="ce5">
            <text:p>319027117</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3786266284/390a568d30e22ae099aa4c54c2d93abf_normal.jpeg">http://pbs.twimg.com/profile_images/3786266284/390a568d30e22ae099aa4c54c2d93abf_normal.jpeg</text:a></text:p>
          </table:table-cell>
          <table:table-cell office:value-type="float" office:value="3150" table:style-name="ce5">
            <text:p>3150</text:p>
          </table:table-cell>
          <table:table-cell office:value-type="float" office:value="1206" table:style-name="ce5">
            <text:p>1206</text:p>
          </table:table-cell>
          <table:table-cell office:value-type="string" table:style-name="ce5">
            <text:p>Basel</text:p>
          </table:table-cell>
          <table:table-cell office:value-type="string" table:style-name="ce8">
            <text:p><text:a xlink:href="http://twitter.com/SwissTPH/statuses/1159464826793615360">http://twitter.com/SwissTPH/statuses/1159464826793615360</text:a></text:p>
          </table:table-cell>
          <table:table-cell office:value-type="string" table:style-name="ce5">
            <text:p>{"hashtags":[],"symbols":[],"user_mentions":[{"screen_name":"casadojor","name":"Jorge Casado","id":2223602449,"id_str":"2223602449","indices":[3,13]},{"screen_name":"ISGLOBALorg","name":"ISGlobal","id":294729093,"id_str":"294729093","indices":[113,125]},{"screen_name":"SwissTPH","name":"Swiss TPH","id":319027117,"id_str":"319027117","indices":[126,135]}],"urls":[{"url":"https://t.co/5xdfSPIQpg","expanded_url":"https://erj.ersjournals.com/content/early/2019/07/08/13993003.02194-2018","display_url":"erj.ersjournals.com/content/early/…","indices":[89,112]}]}</text:p>
          </table:table-cell>
          <table:table-cell table:number-columns-repeated="16366"/>
        </table:table-row>
        <table:table-row table:style-name="ro4">
          <table:table-cell office:value-type="string" table:style-name="ce4">
            <text:p>1159464723366256643</text:p>
          </table:table-cell>
          <table:table-cell office:value-type="string" table:style-name="ce5">
            <text:p>basrodenburg</text:p>
          </table:table-cell>
          <table:table-cell office:value-type="string" table:style-name="ce6">
            <text:p>RT @VET_UniUtrecht: Voor veel kinderen met stofwisselingsziekten is er geen behandeling, zij overlijden jong. Kinderarts Sabine Fuchs van @HetWKZ en dierenarts Hedwig Kruitwagen van @UniUtrecht over hun gezamelijke droom om honden én mensen met leveraandoeningen te helpen: https://t.co/Ka9RFGKq27 https://t.co/khDhGf6b4U</text:p>
          </table:table-cell>
          <table:table-cell office:value-type="string" table:style-name="ce5">
            <text:p>Thu Aug 08 14:01:46 +0000 2019</text:p>
          </table:table-cell>
          <table:table-cell office:value-type="date" office:date-value="2019-08-08T15:01:46" table:style-name="ce7">
            <text:p>08/08/2019 15:01:46</text:p>
          </table:table-cell>
          <table:table-cell table:number-columns-repeated="4" table:style-name="ce5"/>
          <table:table-cell office:value-type="string" table:style-name="ce5">
            <text:p>222035562</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107675585105588224/xBJuPZVF_normal.png">http://pbs.twimg.com/profile_images/1107675585105588224/xBJuPZVF_normal.png</text:a></text:p>
          </table:table-cell>
          <table:table-cell office:value-type="float" office:value="1897" table:style-name="ce5">
            <text:p>1897</text:p>
          </table:table-cell>
          <table:table-cell office:value-type="float" office:value="3742" table:style-name="ce5">
            <text:p>3742</text:p>
          </table:table-cell>
          <table:table-cell table:style-name="ce5"/>
          <table:table-cell office:value-type="string" table:style-name="ce8">
            <text:p><text:a xlink:href="http://twitter.com/basrodenburg/statuses/1159464723366256643">http://twitter.com/basrodenburg/statuses/1159464723366256643</text:a></text:p>
          </table:table-cell>
          <table:table-cell office:value-type="string" table:style-name="ce5">
            <text:p>{"hashtags":[],"symbols":[],"user_mentions":[{"screen_name":"VET_UniUtrecht","name":"Diergeneeskunde","id":215977394,"id_str":"215977394","indices":[3,18]}],"urls":[]}</text:p>
          </table:table-cell>
          <table:table-cell table:number-columns-repeated="16366"/>
        </table:table-row>
        <table:table-row table:style-name="ro4">
          <table:table-cell office:value-type="string" table:style-name="ce4">
            <text:p>1159464288895033346</text:p>
          </table:table-cell>
          <table:table-cell office:value-type="string" table:style-name="ce5">
            <text:p>VET_UniUtrecht</text:p>
          </table:table-cell>
          <table:table-cell office:value-type="string" table:style-name="ce6">
            <text:p>Voor veel kinderen met stofwisselingsziekten is er geen behandeling, zij overlijden jong. Kinderarts Sabine Fuchs van @HetWKZ en dierenarts Hedwig Kruitwagen van @UniUtrecht over hun gezamelijke droom om honden én mensen met leveraandoeningen te helpen: https://t.co/Ka9RFGKq27 https://t.co/khDhGf6b4U</text:p>
          </table:table-cell>
          <table:table-cell office:value-type="string" table:style-name="ce5">
            <text:p>Thu Aug 08 14:00:02 +0000 2019</text:p>
          </table:table-cell>
          <table:table-cell office:value-type="date" office:date-value="2019-08-08T15:00:02" table:style-name="ce7">
            <text:p>08/08/2019 15:00:02</text:p>
          </table:table-cell>
          <table:table-cell table:number-columns-repeated="4" table:style-name="ce5"/>
          <table:table-cell office:value-type="string" table:style-name="ce5">
            <text:p>215977394</text:p>
          </table:table-cell>
          <table:table-cell table:style-name="ce5"/>
          <table:table-cell office:value-type="string" table:style-name="ce5">
            <text:p>&lt;a href="http://www.coosto.com" rel="nofollow"&gt;Coosto&lt;/a&gt;</text:p>
          </table:table-cell>
          <table:table-cell office:value-type="string" table:style-name="ce8">
            <text:p><text:a xlink:href="http://pbs.twimg.com/profile_images/987263393127071744/4haWCOry_normal.jpg">http://pbs.twimg.com/profile_images/987263393127071744/4haWCOry_normal.jpg</text:a></text:p>
          </table:table-cell>
          <table:table-cell office:value-type="float" office:value="3080" table:style-name="ce5">
            <text:p>3080</text:p>
          </table:table-cell>
          <table:table-cell office:value-type="float" office:value="316" table:style-name="ce5">
            <text:p>316</text:p>
          </table:table-cell>
          <table:table-cell office:value-type="string" table:style-name="ce5">
            <text:p>Utrecht, NL</text:p>
          </table:table-cell>
          <table:table-cell office:value-type="string" table:style-name="ce8">
            <text:p><text:a xlink:href="http://twitter.com/VET_UniUtrecht/statuses/1159464288895033346">http://twitter.com/VET_UniUtrecht/statuses/1159464288895033346</text:a></text:p>
          </table:table-cell>
          <table:table-cell office:value-type="string" table:style-name="ce5">
            <text:p>{"hashtags":[],"symbols":[],"user_mentions":[{"screen_name":"HetWKZ","name":"Het WKZ","id":2280748290,"id_str":"2280748290","indices":[118,125]},{"screen_name":"UniUtrecht","name":"Universiteit Utrecht","id":33548291,"id_str":"33548291","indices":[162,173]}],"urls":[{"url":"https://t.co/Ka9RFGKq27","expanded_url":"https://www.uu.nl/achtergrond/transplantatie-van-leverstamcellen-toekomstdroom-voor-kinderen-en-honden-met-erfelijke-ziekten","display_url":"uu.nl/achtergrond/tr…","indices":[254,277]}],"media":[{"id":1159464286562979800,"id_str":"1159464286562979842","indices":[278,301],"media_url":"http://pbs.twimg.com/media/EBc-oCJWkAI4O-V.jpg","media_url_https":"https://pbs.twimg.com/media/EBc-oCJWkAI4O-V.jpg","url":"https://t.co/khDhGf6b4U","display_url":"pic.twitter.com/khDhGf6b4U","expanded_url":"https://twitter.com/VET_UniUtrecht/status/1159464288895033346/photo/1","type":"photo","sizes":{"thumb":{"w":150,"h":150,"resize":"crop"},"small":{"w":680,"h":453,"resize":"fit"},"large":{"w":1244,"h":829,"resize":"fit"},"medium":{"w":1200,"h":800,"resize":"fit"}}}]}</text:p>
          </table:table-cell>
          <table:table-cell table:number-columns-repeated="16366"/>
        </table:table-row>
        <table:table-row table:style-name="ro3">
          <table:table-cell office:value-type="string" table:style-name="ce4">
            <text:p>1159456909520449537</text:p>
          </table:table-cell>
          <table:table-cell office:value-type="string" table:style-name="ce5">
            <text:p>PublicGardens</text:p>
          </table:table-cell>
          <table:table-cell office:value-type="string" table:style-name="ce6">
            <text:p>Member of the Day | Utrecht University Gardens | Utrecht, Netherlands</text:p>
            <text:p>The Botanic Gardens are nine hectares located at the heart of @UtrechtUni Science Park, laid out on &amp;amp; around Fort Hoofddijk, which dates from the 19th century.</text:p>
            <text:p>#publicgarden #gardenaday https://t.co/twPiiNUt9m https://t.co/pRD7GEzZNG</text:p>
          </table:table-cell>
          <table:table-cell office:value-type="string" table:style-name="ce5">
            <text:p>Thu Aug 08 13:30:43 +0000 2019</text:p>
          </table:table-cell>
          <table:table-cell office:value-type="date" office:date-value="2019-08-08T14:30:43" table:style-name="ce7">
            <text:p>08/08/2019 14:30:43</text:p>
          </table:table-cell>
          <table:table-cell table:number-columns-repeated="4" table:style-name="ce5"/>
          <table:table-cell office:value-type="string" table:style-name="ce5">
            <text:p>78606371</text:p>
          </table:table-cell>
          <table:table-cell table:style-name="ce5"/>
          <table:table-cell office:value-type="string" table:style-name="ce5">
            <text:p>&lt;a href="https://www.hootsuite.com" rel="nofollow"&gt;Hootsuite Inc.&lt;/a&gt;</text:p>
          </table:table-cell>
          <table:table-cell office:value-type="string" table:style-name="ce8">
            <text:p><text:a xlink:href="http://pbs.twimg.com/profile_images/664819896036040704/tqFebYOo_normal.jpg">http://pbs.twimg.com/profile_images/664819896036040704/tqFebYOo_normal.jpg</text:a></text:p>
          </table:table-cell>
          <table:table-cell office:value-type="float" office:value="4894" table:style-name="ce5">
            <text:p>4894</text:p>
          </table:table-cell>
          <table:table-cell office:value-type="float" office:value="856" table:style-name="ce5">
            <text:p>856</text:p>
          </table:table-cell>
          <table:table-cell office:value-type="string" table:style-name="ce5">
            <text:p>Kennett Square, PA</text:p>
          </table:table-cell>
          <table:table-cell office:value-type="string" table:style-name="ce8">
            <text:p><text:a xlink:href="http://twitter.com/PublicGardens/statuses/1159456909520449537">http://twitter.com/PublicGardens/statuses/1159456909520449537</text:a></text:p>
          </table:table-cell>
          <table:table-cell office:value-type="string" table:style-name="ce5">
            <text:p>{"hashtags":[{"text":"publicgarden","indices":[235,248]},{"text":"gardenaday","indices":[249,260]}],"symbols":[],"user_mentions":[{"screen_name":"UtrechtUni","name":"Utrecht University","id":33550981,"id_str":"33550981","indices":[132,143]}],"urls":[{"url":"https://t.co/twPiiNUt9m","expanded_url":"http://bit.ly/UtrechtBG","display_url":"bit.ly/UtrechtBG","indices":[261,284]}],"media":[{"id":1159456907821760500,"id_str":"1159456907821760512","indices":[285,308],"media_url":"http://pbs.twimg.com/media/EBc36iMWwAAX4UF.jpg","media_url_https":"https://pbs.twimg.com/media/EBc36iMWwAAX4UF.jpg","url":"https://t.co/pRD7GEzZNG","display_url":"pic.twitter.com/pRD7GEzZNG","expanded_url":"https://twitter.com/PublicGardens/status/1159456909520449537/photo/1","type":"photo","sizes":{"thumb":{"w":150,"h":150,"resize":"crop"},"small":{"w":680,"h":339,"resize":"fit"},"medium":{"w":1200,"h":599,"resize":"fit"},"large":{"w":1700,"h":848,"resize":"fit"}}}]}</text:p>
          </table:table-cell>
          <table:table-cell table:number-columns-repeated="16366"/>
        </table:table-row>
        <table:table-row table:style-name="ro8">
          <table:table-cell office:value-type="string" table:style-name="ce4">
            <text:p>1159456581806886912</text:p>
          </table:table-cell>
          <table:table-cell office:value-type="string" table:style-name="ce5">
            <text:p>CDAwatersfrAGV</text:p>
          </table:table-cell>
          <table:table-cell office:value-type="string" table:style-name="ce6">
            <text:p>@waterschappen @patrickpoelmann @UniUtrecht @PCGGlas Herman Havekes, van harte gefeliciteerd!</text:p>
          </table:table-cell>
          <table:table-cell office:value-type="string" table:style-name="ce5">
            <text:p>Thu Aug 08 13:29:25 +0000 2019</text:p>
          </table:table-cell>
          <table:table-cell office:value-type="date" office:date-value="2019-08-08T14:29:25" table:style-name="ce7">
            <text:p>08/08/2019 14:29:25</text:p>
          </table:table-cell>
          <table:table-cell table:number-columns-repeated="2" table:style-name="ce5"/>
          <table:table-cell office:value-type="string" table:style-name="ce5">
            <text:p>325765427</text:p>
          </table:table-cell>
          <table:table-cell office:value-type="string" table:style-name="ce5">
            <text:p>waterschappen</text:p>
          </table:table-cell>
          <table:table-cell office:value-type="string" table:style-name="ce5">
            <text:p>547146166</text:p>
          </table:table-cell>
          <table:table-cell office:value-type="string" table:style-name="ce5">
            <text:p>1159078613146316800</text:p>
          </table:table-cell>
          <table:table-cell office:value-type="string" table:style-name="ce5">
            <text:p>&lt;a href="https://mobile.twitter.com" rel="nofollow"&gt;Twitter Web App&lt;/a&gt;</text:p>
          </table:table-cell>
          <table:table-cell office:value-type="string" table:style-name="ce8">
            <text:p><text:a xlink:href="http://pbs.twimg.com/profile_images/1081927444611952640/39ZPFDnS_normal.jpg">http://pbs.twimg.com/profile_images/1081927444611952640/39ZPFDnS_normal.jpg</text:a></text:p>
          </table:table-cell>
          <table:table-cell office:value-type="float" office:value="242" table:style-name="ce5">
            <text:p>242</text:p>
          </table:table-cell>
          <table:table-cell office:value-type="float" office:value="268" table:style-name="ce5">
            <text:p>268</text:p>
          </table:table-cell>
          <table:table-cell office:value-type="string" table:style-name="ce5">
            <text:p>Zie ook Facebook.com/CDA.AGV</text:p>
          </table:table-cell>
          <table:table-cell office:value-type="string" table:style-name="ce8">
            <text:p><text:a xlink:href="http://twitter.com/CDAwatersfrAGV/statuses/1159456581806886912">http://twitter.com/CDAwatersfrAGV/statuses/1159456581806886912</text:a></text:p>
          </table:table-cell>
          <table:table-cell office:value-type="string" table:style-name="ce5">
            <text:p>{"hashtags":[],"symbols":[],"user_mentions":[{"screen_name":"waterschappen","name":"Unie v Waterschappen","id":325765427,"id_str":"325765427","indices":[0,14]},{"screen_name":"patrickpoelmann","name":"Patrick Poelmann","id":235702903,"id_str":"235702903","indices":[15,31]},{"screen_name":"UniUtrecht","name":"Universiteit Utrecht","id":33548291,"id_str":"33548291","indices":[32,43]},{"screen_name":"PCGGlas","name":"Peter Glas","id":235630520,"id_str":"235630520","indices":[44,52]}],"urls":[]}</text:p>
          </table:table-cell>
          <table:table-cell table:number-columns-repeated="16366"/>
        </table:table-row>
        <table:table-row table:style-name="ro4">
          <table:table-cell office:value-type="string" table:style-name="ce4">
            <text:p>1159456408020094981</text:p>
          </table:table-cell>
          <table:table-cell office:value-type="string" table:style-name="ce5">
            <text:p>CDAwatersfrAGV</text:p>
          </table:table-cell>
          <table:table-cell office:value-type="string" table:style-name="ce6">
            <text:p>RT @waterschappen: De Stichting Schilthuisfonds heeft Herman Havekes (Unie van Waterschappen) benoemd als bijzonder hoogleraar voor de nieuwe leerstoel Publieke organisatie van het (decentrale) waterbeheer aan de Universiteit Utrecht. #bestuursrecht @UniUtrecht @PCGGlas</text:p>
            <text:p>https://t.co/yTtzw652zZ</text:p>
          </table:table-cell>
          <table:table-cell office:value-type="string" table:style-name="ce5">
            <text:p>Thu Aug 08 13:28:43 +0000 2019</text:p>
          </table:table-cell>
          <table:table-cell office:value-type="date" office:date-value="2019-08-08T14:28:43" table:style-name="ce7">
            <text:p>08/08/2019 14:28:43</text:p>
          </table:table-cell>
          <table:table-cell table:number-columns-repeated="4" table:style-name="ce5"/>
          <table:table-cell office:value-type="string" table:style-name="ce5">
            <text:p>547146166</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081927444611952640/39ZPFDnS_normal.jpg">http://pbs.twimg.com/profile_images/1081927444611952640/39ZPFDnS_normal.jpg</text:a></text:p>
          </table:table-cell>
          <table:table-cell office:value-type="float" office:value="242" table:style-name="ce5">
            <text:p>242</text:p>
          </table:table-cell>
          <table:table-cell office:value-type="float" office:value="268" table:style-name="ce5">
            <text:p>268</text:p>
          </table:table-cell>
          <table:table-cell office:value-type="string" table:style-name="ce5">
            <text:p>Zie ook Facebook.com/CDA.AGV</text:p>
          </table:table-cell>
          <table:table-cell office:value-type="string" table:style-name="ce8">
            <text:p><text:a xlink:href="http://twitter.com/CDAwatersfrAGV/statuses/1159456408020094981">http://twitter.com/CDAwatersfrAGV/statuses/1159456408020094981</text:a></text:p>
          </table:table-cell>
          <table:table-cell office:value-type="string" table:style-name="ce5">
            <text:p>{"hashtags":[],"symbols":[],"user_mentions":[{"screen_name":"waterschappen","name":"Unie v Waterschappen","id":325765427,"id_str":"325765427","indices":[3,17]}],"urls":[]}</text:p>
          </table:table-cell>
          <table:table-cell table:number-columns-repeated="16366"/>
        </table:table-row>
        <table:table-row table:style-name="ro5">
          <table:table-cell office:value-type="string" table:style-name="ce4">
            <text:p>1159455877297868810</text:p>
          </table:table-cell>
          <table:table-cell office:value-type="string" table:style-name="ce5">
            <text:p>openITstrat</text:p>
          </table:table-cell>
          <table:table-cell office:value-type="string" table:style-name="ce6">
            <text:p>RT @baccito: #OUI2020 celebrates its 18th birthday in #Aachen! Looking forward to it, @masscustom. Thanks @UtrechtUni for a great #oui2019! https://t.co/RH3TUGgHYu https://t.co/BvwAI1R0yb</text:p>
          </table:table-cell>
          <table:table-cell office:value-type="string" table:style-name="ce5">
            <text:p>Thu Aug 08 13:26:37 +0000 2019</text:p>
          </table:table-cell>
          <table:table-cell office:value-type="date" office:date-value="2019-08-08T14:26:37" table:style-name="ce7">
            <text:p>08/08/2019 14:26:37</text:p>
          </table:table-cell>
          <table:table-cell table:number-columns-repeated="4" table:style-name="ce5"/>
          <table:table-cell office:value-type="string" table:style-name="ce5">
            <text:p>106325872</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641071041/Joel_normal.jpeg">http://pbs.twimg.com/profile_images/641071041/Joel_normal.jpeg</text:a></text:p>
          </table:table-cell>
          <table:table-cell office:value-type="float" office:value="1223" table:style-name="ce5">
            <text:p>1223</text:p>
          </table:table-cell>
          <table:table-cell office:value-type="float" office:value="102" table:style-name="ce5">
            <text:p>102</text:p>
          </table:table-cell>
          <table:table-cell office:value-type="string" table:style-name="ce5">
            <text:p>Claremont, Calif.</text:p>
          </table:table-cell>
          <table:table-cell office:value-type="string" table:style-name="ce8">
            <text:p><text:a xlink:href="http://twitter.com/openITstrat/statuses/1159455877297868810">http://twitter.com/openITstrat/statuses/1159455877297868810</text:a></text:p>
          </table:table-cell>
          <table:table-cell office:value-type="string" table:style-name="ce5">
            <text:p>{"hashtags":[{"text":"OUI2020","indices":[13,21]},{"text":"Aachen","indices":[54,61]},{"text":"oui2019","indices":[130,138]}],"symbols":[],"user_mentions":[{"screen_name":"baccito","name":"Christian Baccarella","id":1072102585,"id_str":"1072102585","indices":[3,11]},{"screen_name":"masscustom","name":"Frank Piller","id":20377723,"id_str":"20377723","indices":[86,97]},{"screen_name":"UtrechtUni","name":"Utrecht University","id":33550981,"id_str":"33550981","indices":[106,117]}],"urls":[]}</text:p>
          </table:table-cell>
          <table:table-cell table:number-columns-repeated="16366"/>
        </table:table-row>
        <table:table-row table:style-name="ro2">
          <table:table-cell office:value-type="string" table:style-name="ce4">
            <text:p>1159450236705632257</text:p>
          </table:table-cell>
          <table:table-cell office:value-type="string" table:style-name="ce5">
            <text:p>avik_sarker</text:p>
          </table:table-cell>
          <table:table-cell office:value-type="string" table:style-name="ce6">
            <text:p>RT @RicLevato: A nice summary of the orthopedics/biofab lab's efforts to print living <text:s/>replacements for injuried articular joints @josmalda <text:s/>@RMUtrecht @UMCUtrecht @UniUtrecht @ERC_Research #bioprinting #regmed #AcademicTwitter https://t.co/KKOfI0lSls</text:p>
          </table:table-cell>
          <table:table-cell office:value-type="string" table:style-name="ce5">
            <text:p>Thu Aug 08 13:04:12 +0000 2019</text:p>
          </table:table-cell>
          <table:table-cell office:value-type="date" office:date-value="2019-08-08T14:04:12" table:style-name="ce7">
            <text:p>08/08/2019 14:04:12</text:p>
          </table:table-cell>
          <table:table-cell table:number-columns-repeated="4" table:style-name="ce5"/>
          <table:table-cell office:value-type="string" table:style-name="ce5">
            <text:p>938517672030900224</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082611586303385600/012Ew6J0_normal.jpg">http://pbs.twimg.com/profile_images/1082611586303385600/012Ew6J0_normal.jpg</text:a></text:p>
          </table:table-cell>
          <table:table-cell office:value-type="float" office:value="167" table:style-name="ce5">
            <text:p>167</text:p>
          </table:table-cell>
          <table:table-cell office:value-type="float" office:value="540" table:style-name="ce5">
            <text:p>540</text:p>
          </table:table-cell>
          <table:table-cell office:value-type="string" table:style-name="ce5">
            <text:p>Melbourne, Victoria</text:p>
          </table:table-cell>
          <table:table-cell office:value-type="string" table:style-name="ce8">
            <text:p><text:a xlink:href="http://twitter.com/avik_sarker/statuses/1159450236705632257">http://twitter.com/avik_sarker/statuses/1159450236705632257</text:a></text:p>
          </table:table-cell>
          <table:table-cell office:value-type="string" table:style-name="ce5">
            <text:p>{"hashtags":[],"symbols":[],"user_mentions":[{"screen_name":"RicLevato","name":"rlevato","id":883308003658784800,"id_str":"883308003658784773","indices":[3,13]},{"screen_name":"josmalda","name":"Jos Malda","id":269861794,"id_str":"269861794","indices":[130,139]}],"urls":[]}</text:p>
          </table:table-cell>
          <table:table-cell table:number-columns-repeated="16366"/>
        </table:table-row>
        <table:table-row table:style-name="ro5">
          <table:table-cell office:value-type="string" table:style-name="ce4">
            <text:p>1159449529814585344</text:p>
          </table:table-cell>
          <table:table-cell office:value-type="string" table:style-name="ce5">
            <text:p>casadojor</text:p>
          </table:table-cell>
          <table:table-cell office:value-type="string" table:style-name="ce6">
            <text:p>33% of New Childhood Asthma Cases in Europe Attributable to Air Pollution https://t.co/5xdfSPIQpg @ISGLOBALorg @SwissTPH @UniUtrecht @ERSpublications #AirPollution #nox #asthma https://t.co/LujBDTTBdN</text:p>
          </table:table-cell>
          <table:table-cell office:value-type="string" table:style-name="ce5">
            <text:p>Thu Aug 08 13:01:24 +0000 2019</text:p>
          </table:table-cell>
          <table:table-cell office:value-type="date" office:date-value="2019-08-08T14:01:24" table:style-name="ce7">
            <text:p>08/08/2019 14:01:24</text:p>
          </table:table-cell>
          <table:table-cell table:number-columns-repeated="4" table:style-name="ce5"/>
          <table:table-cell office:value-type="string" table:style-name="ce5">
            <text:p>2223602449</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129290946611490816/00RzMmf8_normal.png">http://pbs.twimg.com/profile_images/1129290946611490816/00RzMmf8_normal.png</text:a></text:p>
          </table:table-cell>
          <table:table-cell office:value-type="float" office:value="156" table:style-name="ce5">
            <text:p>156</text:p>
          </table:table-cell>
          <table:table-cell office:value-type="float" office:value="295" table:style-name="ce5">
            <text:p>295</text:p>
          </table:table-cell>
          <table:table-cell table:style-name="ce5"/>
          <table:table-cell office:value-type="string" table:style-name="ce8">
            <text:p><text:a xlink:href="http://twitter.com/casadojor/statuses/1159449529814585344">http://twitter.com/casadojor/statuses/1159449529814585344</text:a></text:p>
          </table:table-cell>
          <table:table-cell office:value-type="string" table:style-name="ce5">
            <text:p>{"hashtags":[{"text":"AirPollution","indices":[150,163]},{"text":"nox","indices":[164,168]},{"text":"asthma","indices":[169,176]}],"symbols":[],"user_mentions":[{"screen_name":"ISGLOBALorg","name":"ISGlobal","id":294729093,"id_str":"294729093","indices":[98,110]},{"screen_name":"SwissTPH","name":"Swiss TPH","id":319027117,"id_str":"319027117","indices":[111,120]},{"screen_name":"UniUtrecht","name":"Universiteit Utrecht","id":33548291,"id_str":"33548291","indices":[121,132]},{"screen_name":"ERSpublications","name":"ERS publications","id":424241621,"id_str":"424241621","indices":[133,149]}],"urls":[{"url":"https://t.co/5xdfSPIQpg","expanded_url":"https://erj.ersjournals.com/content/early/2019/07/08/13993003.02194-2018","display_url":"erj.ersjournals.com/content/early/…","indices":[74,97]}],"media":[{"id":1159449524802334700,"id_str":"1159449524802334721","indices":[177,200],"media_url":"http://pbs.twimg.com/media/EBcxMyTWsAElLIE.jpg","media_url_https":"https://pbs.twimg.com/media/EBcxMyTWsAElLIE.jpg","url":"https://t.co/LujBDTTBdN","display_url":"pic.twitter.com/LujBDTTBdN","expanded_url":"https://twitter.com/casadojor/status/1159449529814585344/photo/1","type":"photo","sizes":{"large":{"w":296,"h":170,"resize":"fit"},"medium":{"w":296,"h":170,"resize":"fit"},"thumb":{"w":150,"h":150,"resize":"crop"},"small":{"w":296,"h":170,"resize":"fit"}}}]}</text:p>
          </table:table-cell>
          <table:table-cell table:number-columns-repeated="16366"/>
        </table:table-row>
        <table:table-row table:style-name="ro2">
          <table:table-cell office:value-type="string" table:style-name="ce4">
            <text:p>1159445018958020610</text:p>
          </table:table-cell>
          <table:table-cell office:value-type="string" table:style-name="ce5">
            <text:p>ESG_Project</text:p>
          </table:table-cell>
          <table:table-cell office:value-type="string" table:style-name="ce6">
            <text:p>RT @RZondervan: Thanks @UniUtrecht @UUGeo @UUCopernicus and @lunduniversity @LUCSUS_LU @pol_LU as well as @UNUniversity #IHDP for hosting the @ESG_Project Project Office and me during these years! https://t.co/QUmFQfv50f</text:p>
          </table:table-cell>
          <table:table-cell office:value-type="string" table:style-name="ce5">
            <text:p>Thu Aug 08 12:43:28 +0000 2019</text:p>
          </table:table-cell>
          <table:table-cell office:value-type="date" office:date-value="2019-08-08T13:43:28" table:style-name="ce7">
            <text:p>08/08/2019 13:43:28</text:p>
          </table:table-cell>
          <table:table-cell table:number-columns-repeated="4" table:style-name="ce5"/>
          <table:table-cell office:value-type="string" table:style-name="ce5">
            <text:p>417134425</text:p>
          </table:table-cell>
          <table:table-cell table:style-name="ce5"/>
          <table:table-cell office:value-type="string" table:style-name="ce5">
            <text:p>&lt;a href="https://about.twitter.com/products/tweetdeck" rel="nofollow"&gt;TweetDeck&lt;/a&gt;</text:p>
          </table:table-cell>
          <table:table-cell office:value-type="string" table:style-name="ce8">
            <text:p><text:a xlink:href="http://pbs.twimg.com/profile_images/1704363074/ESG-Twitter-logo3_normal.png">http://pbs.twimg.com/profile_images/1704363074/ESG-Twitter-logo3_normal.png</text:a></text:p>
          </table:table-cell>
          <table:table-cell office:value-type="float" office:value="2878" table:style-name="ce5">
            <text:p>2878</text:p>
          </table:table-cell>
          <table:table-cell office:value-type="float" office:value="603" table:style-name="ce5">
            <text:p>603</text:p>
          </table:table-cell>
          <table:table-cell table:style-name="ce5"/>
          <table:table-cell office:value-type="string" table:style-name="ce8">
            <text:p><text:a xlink:href="http://twitter.com/ESG_Project/statuses/1159445018958020610">http://twitter.com/ESG_Project/statuses/1159445018958020610</text:a></text:p>
          </table:table-cell>
          <table:table-cell office:value-type="string" table:style-name="ce5">
            <text:p>{"hashtags":[{"text":"IHDP","indices":[120,125]}],"symbols":[],"user_mentions":[{"screen_name":"RZondervan","name":"Ruben Zondervan","id":55640938,"id_str":"55640938","indices":[3,14]},{"screen_name":"UniUtrecht","name":"Universiteit Utrecht","id":33548291,"id_str":"33548291","indices":[23,34]},{"screen_name":"UUGeo","name":"Geowetenschappen UU","id":49980589,"id_str":"49980589","indices":[35,41]},{"screen_name":"UUCopernicus","name":"Copernicus Institute of Sustainable Development UU","id":4425195676,"id_str":"4425195676","indices":[42,55]},{"screen_name":"lunduniversity","name":"Lund University","id":26267038,"id_str":"26267038","indices":[60,75]},{"screen_name":"LUCSUS_LU","name":"LUCSUS_LU","id":827075362127544300,"id_str":"827075362127544320","indices":[76,86]},{"screen_name":"pol_LU","name":"Statsvetenskap Lund","id":259657958,"id_str":"259657958","indices":[87,94]},{"screen_name":"UNUniversity","name":"UN University","id":47559603,"id_str":"47559603","indices":[106,119]}],"urls":[]}</text:p>
          </table:table-cell>
          <table:table-cell table:number-columns-repeated="16366"/>
        </table:table-row>
        <table:table-row table:style-name="ro4">
          <table:table-cell office:value-type="string" table:style-name="ce4">
            <text:p>1159442215447531525</text:p>
          </table:table-cell>
          <table:table-cell office:value-type="string" table:style-name="ce5">
            <text:p>RenevanderKruk</text:p>
          </table:table-cell>
          <table:table-cell office:value-type="string" table:style-name="ce6">
            <text:p>RT @UUGeo: Kwart wereldbevolking loopt extreem risico op #waterschaarste, blijkt uit nieuwe Water Risk Atlas @WorldResources. Hydrologen @UniUtrecht leverden met hun berekeningen de basis voor de atlas. #waterstress @pluttikhuis @KarlijnMeinders @heleenekker @nos https://t.co/R3RTeEA5Dz</text:p>
          </table:table-cell>
          <table:table-cell office:value-type="string" table:style-name="ce5">
            <text:p>Thu Aug 08 12:32:20 +0000 2019</text:p>
          </table:table-cell>
          <table:table-cell office:value-type="date" office:date-value="2019-08-08T13:32:20" table:style-name="ce7">
            <text:p>08/08/2019 13:32:20</text:p>
          </table:table-cell>
          <table:table-cell table:number-columns-repeated="4" table:style-name="ce5"/>
          <table:table-cell office:value-type="string" table:style-name="ce5">
            <text:p>381377469</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145394390686478338/MkzLtbti_normal.jpg">http://pbs.twimg.com/profile_images/1145394390686478338/MkzLtbti_normal.jpg</text:a></text:p>
          </table:table-cell>
          <table:table-cell office:value-type="float" office:value="908" table:style-name="ce5">
            <text:p>908</text:p>
          </table:table-cell>
          <table:table-cell office:value-type="float" office:value="2801" table:style-name="ce5">
            <text:p>2801</text:p>
          </table:table-cell>
          <table:table-cell office:value-type="string" table:style-name="ce5">
            <text:p>Wittevrouwen, Utrecht</text:p>
          </table:table-cell>
          <table:table-cell office:value-type="string" table:style-name="ce8">
            <text:p><text:a xlink:href="http://twitter.com/RenevanderKruk/statuses/1159442215447531525">http://twitter.com/RenevanderKruk/statuses/1159442215447531525</text:a></text:p>
          </table:table-cell>
          <table:table-cell office:value-type="string" table:style-name="ce5">
            <text:p>{"hashtags":[{"text":"waterschaarste","indices":[57,72]}],"symbols":[],"user_mentions":[{"screen_name":"UUGeo","name":"Geowetenschappen UU","id":49980589,"id_str":"49980589","indices":[3,9]},{"screen_name":"WorldResources","name":"World Resources Inst","id":14559745,"id_str":"14559745","indices":[109,124]}],"urls":[]}</text:p>
          </table:table-cell>
          <table:table-cell table:number-columns-repeated="16366"/>
        </table:table-row>
        <table:table-row table:style-name="ro8">
          <table:table-cell office:value-type="string" table:style-name="ce4">
            <text:p>1159441628949614592</text:p>
          </table:table-cell>
          <table:table-cell office:value-type="string" table:style-name="ce5">
            <text:p>Frankspeel</text:p>
          </table:table-cell>
          <table:table-cell office:value-type="string" table:style-name="ce6">
            <text:p>@waterschappen @UniUtrecht @PCGGlas Herman Havekes, gefeliciteerd met deze mooie voordracht én erkenning</text:p>
          </table:table-cell>
          <table:table-cell office:value-type="string" table:style-name="ce5">
            <text:p>Thu Aug 08 12:30:00 +0000 2019</text:p>
          </table:table-cell>
          <table:table-cell office:value-type="date" office:date-value="2019-08-08T13:30:00" table:style-name="ce7">
            <text:p>08/08/2019 13:30:00</text:p>
          </table:table-cell>
          <table:table-cell table:number-columns-repeated="2" table:style-name="ce5"/>
          <table:table-cell office:value-type="string" table:style-name="ce5">
            <text:p>325765427</text:p>
          </table:table-cell>
          <table:table-cell office:value-type="string" table:style-name="ce5">
            <text:p>waterschappen</text:p>
          </table:table-cell>
          <table:table-cell office:value-type="string" table:style-name="ce5">
            <text:p>104901307</text:p>
          </table:table-cell>
          <table:table-cell office:value-type="string" table:style-name="ce5">
            <text:p>1159078613146316800</text:p>
          </table:table-cell>
          <table:table-cell office:value-type="string" table:style-name="ce5">
            <text:p>&lt;a href="http://twitter.com/download/iphone" rel="nofollow"&gt;Twitter for iPhone&lt;/a&gt;</text:p>
          </table:table-cell>
          <table:table-cell office:value-type="string" table:style-name="ce8">
            <text:p><text:a xlink:href="http://pbs.twimg.com/profile_images/651342791558098944/M-8OdoVS_normal.jpg">http://pbs.twimg.com/profile_images/651342791558098944/M-8OdoVS_normal.jpg</text:a></text:p>
          </table:table-cell>
          <table:table-cell office:value-type="float" office:value="2608" table:style-name="ce5">
            <text:p>2608</text:p>
          </table:table-cell>
          <table:table-cell office:value-type="float" office:value="2641" table:style-name="ce5">
            <text:p>2641</text:p>
          </table:table-cell>
          <table:table-cell office:value-type="string" table:style-name="ce5">
            <text:p>Zoetermeer, Nederland</text:p>
          </table:table-cell>
          <table:table-cell office:value-type="string" table:style-name="ce8">
            <text:p><text:a xlink:href="http://twitter.com/Frankspeel/statuses/1159441628949614592">http://twitter.com/Frankspeel/statuses/1159441628949614592</text:a></text:p>
          </table:table-cell>
          <table:table-cell office:value-type="string" table:style-name="ce5">
            <text:p>{"hashtags":[],"symbols":[],"user_mentions":[{"screen_name":"waterschappen","name":"Unie v Waterschappen","id":325765427,"id_str":"325765427","indices":[0,14]},{"screen_name":"UniUtrecht","name":"Universiteit Utrecht","id":33548291,"id_str":"33548291","indices":[15,26]},{"screen_name":"PCGGlas","name":"Peter Glas","id":235630520,"id_str":"235630520","indices":[27,35]}],"urls":[]}</text:p>
          </table:table-cell>
          <table:table-cell table:number-columns-repeated="16366"/>
        </table:table-row>
        <table:table-row table:style-name="ro4">
          <table:table-cell office:value-type="string" table:style-name="ce4">
            <text:p>1159441450343514112</text:p>
          </table:table-cell>
          <table:table-cell office:value-type="string" table:style-name="ce5">
            <text:p>Frankspeel</text:p>
          </table:table-cell>
          <table:table-cell office:value-type="string" table:style-name="ce6">
            <text:p>RT @waterschappen: De Stichting Schilthuisfonds heeft Herman Havekes (Unie van Waterschappen) benoemd als bijzonder hoogleraar voor de nieuwe leerstoel Publieke organisatie van het (decentrale) waterbeheer aan de Universiteit Utrecht. #bestuursrecht @UniUtrecht @PCGGlas</text:p>
            <text:p>https://t.co/yTtzw652zZ</text:p>
          </table:table-cell>
          <table:table-cell office:value-type="string" table:style-name="ce5">
            <text:p>Thu Aug 08 12:29:17 +0000 2019</text:p>
          </table:table-cell>
          <table:table-cell office:value-type="date" office:date-value="2019-08-08T13:29:17" table:style-name="ce7">
            <text:p>08/08/2019 13:29:17</text:p>
          </table:table-cell>
          <table:table-cell table:number-columns-repeated="4" table:style-name="ce5"/>
          <table:table-cell office:value-type="string" table:style-name="ce5">
            <text:p>104901307</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651342791558098944/M-8OdoVS_normal.jpg">http://pbs.twimg.com/profile_images/651342791558098944/M-8OdoVS_normal.jpg</text:a></text:p>
          </table:table-cell>
          <table:table-cell office:value-type="float" office:value="2608" table:style-name="ce5">
            <text:p>2608</text:p>
          </table:table-cell>
          <table:table-cell office:value-type="float" office:value="2641" table:style-name="ce5">
            <text:p>2641</text:p>
          </table:table-cell>
          <table:table-cell office:value-type="string" table:style-name="ce5">
            <text:p>Zoetermeer, Nederland</text:p>
          </table:table-cell>
          <table:table-cell office:value-type="string" table:style-name="ce8">
            <text:p><text:a xlink:href="http://twitter.com/Frankspeel/statuses/1159441450343514112">http://twitter.com/Frankspeel/statuses/1159441450343514112</text:a></text:p>
          </table:table-cell>
          <table:table-cell office:value-type="string" table:style-name="ce5">
            <text:p>{"hashtags":[],"symbols":[],"user_mentions":[{"screen_name":"waterschappen","name":"Unie v Waterschappen","id":325765427,"id_str":"325765427","indices":[3,17]}],"urls":[]}</text:p>
          </table:table-cell>
          <table:table-cell table:number-columns-repeated="16366"/>
        </table:table-row>
        <table:table-row table:style-name="ro4">
          <table:table-cell office:value-type="string" table:style-name="ce4">
            <text:p>1159440130970652674</text:p>
          </table:table-cell>
          <table:table-cell office:value-type="string" table:style-name="ce5">
            <text:p>ChrisDo69620082</text:p>
          </table:table-cell>
          <table:table-cell office:value-type="string" table:style-name="ce6">
            <text:p>RT @tigerlilyrocks: 📢#WCCWiki new page klaxon!!! 📢 Professor Emerita of Medieval History at Utrecht University, Mayke de Jong. She's been on our list for a looonnnnnnggg time and it's fantastic that she now has a page! @UtrechtUni #MedievalWiki #NoPageRage #WomProfs #Foremothers 🤟 https://t.co/0MRLMBchMB</text:p>
          </table:table-cell>
          <table:table-cell office:value-type="string" table:style-name="ce5">
            <text:p>Thu Aug 08 12:24:03 +0000 2019</text:p>
          </table:table-cell>
          <table:table-cell office:value-type="date" office:date-value="2019-08-08T13:24:03" table:style-name="ce7">
            <text:p>08/08/2019 13:24:03</text:p>
          </table:table-cell>
          <table:table-cell table:number-columns-repeated="4" table:style-name="ce5"/>
          <table:table-cell office:value-type="string" table:style-name="ce5">
            <text:p>1153777167685345281</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160666201233809408/ZBt7wbEH_normal.jpg">http://pbs.twimg.com/profile_images/1160666201233809408/ZBt7wbEH_normal.jpg</text:a></text:p>
          </table:table-cell>
          <table:table-cell office:value-type="float" office:value="82" table:style-name="ce5">
            <text:p>82</text:p>
          </table:table-cell>
          <table:table-cell office:value-type="float" office:value="371" table:style-name="ce5">
            <text:p>371</text:p>
          </table:table-cell>
          <table:table-cell office:value-type="string" table:style-name="ce5">
            <text:p>Connacht</text:p>
          </table:table-cell>
          <table:table-cell office:value-type="string" table:style-name="ce8">
            <text:p><text:a xlink:href="http://twitter.com/ChrisDo69620082/statuses/1159440130970652674">http://twitter.com/ChrisDo69620082/statuses/1159440130970652674</text:a></text:p>
          </table:table-cell>
          <table:table-cell office:value-type="string" table:style-name="ce5">
            <text:p>{"hashtags":[{"text":"WCCWiki","indices":[21,29]}],"symbols":[],"user_mentions":[{"screen_name":"tigerlilyrocks","name":"Dr Victoria Leonard","id":3157888318,"id_str":"3157888318","indices":[3,18]}],"urls":[]}</text:p>
          </table:table-cell>
          <table:table-cell table:number-columns-repeated="16366"/>
        </table:table-row>
        <table:table-row table:style-name="ro4">
          <table:table-cell office:value-type="string" table:style-name="ce4">
            <text:p>1159439668779323392</text:p>
          </table:table-cell>
          <table:table-cell office:value-type="string" table:style-name="ce5">
            <text:p>UniUtrecht</text:p>
          </table:table-cell>
          <table:table-cell office:value-type="string" table:style-name="ce6">
            <text:p>RT @UUGeo: Kwart wereldbevolking loopt extreem risico op #waterschaarste, blijkt uit nieuwe Water Risk Atlas @WorldResources. Hydrologen @UniUtrecht leverden met hun berekeningen de basis voor de atlas. #waterstress @pluttikhuis @KarlijnMeinders @heleenekker @nos https://t.co/R3RTeEA5Dz</text:p>
          </table:table-cell>
          <table:table-cell office:value-type="string" table:style-name="ce5">
            <text:p>Thu Aug 08 12:22:13 +0000 2019</text:p>
          </table:table-cell>
          <table:table-cell office:value-type="date" office:date-value="2019-08-08T13:22:13" table:style-name="ce7">
            <text:p>08/08/2019 13:22:13</text:p>
          </table:table-cell>
          <table:table-cell table:number-columns-repeated="4" table:style-name="ce5"/>
          <table:table-cell office:value-type="string" table:style-name="ce5">
            <text:p>33548291</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458549853077774336/0pzRKaLW_normal.jpeg">http://pbs.twimg.com/profile_images/458549853077774336/0pzRKaLW_normal.jpeg</text:a></text:p>
          </table:table-cell>
          <table:table-cell office:value-type="float" office:value="49691" table:style-name="ce5">
            <text:p>49691</text:p>
          </table:table-cell>
          <table:table-cell office:value-type="float" office:value="310" table:style-name="ce5">
            <text:p>310</text:p>
          </table:table-cell>
          <table:table-cell office:value-type="string" table:style-name="ce5">
            <text:p>Utrecht, Nederland</text:p>
          </table:table-cell>
          <table:table-cell office:value-type="string" table:style-name="ce8">
            <text:p><text:a xlink:href="http://twitter.com/UniUtrecht/statuses/1159439668779323392">http://twitter.com/UniUtrecht/statuses/1159439668779323392</text:a></text:p>
          </table:table-cell>
          <table:table-cell office:value-type="string" table:style-name="ce5">
            <text:p>{"hashtags":[{"text":"waterschaarste","indices":[57,72]}],"symbols":[],"user_mentions":[{"screen_name":"UUGeo","name":"Geowetenschappen UU","id":49980589,"id_str":"49980589","indices":[3,9]},{"screen_name":"WorldResources","name":"World Resources Inst","id":14559745,"id_str":"14559745","indices":[109,124]}],"urls":[]}</text:p>
          </table:table-cell>
          <table:table-cell table:number-columns-repeated="16366"/>
        </table:table-row>
        <table:table-row table:style-name="ro3">
          <table:table-cell office:value-type="string" table:style-name="ce4">
            <text:p>1159439100476305411</text:p>
          </table:table-cell>
          <table:table-cell office:value-type="string" table:style-name="ce5">
            <text:p>GuiseppeDon</text:p>
          </table:table-cell>
          <table:table-cell office:value-type="string" table:style-name="ce6">
            <text:p>@SpeelmanLambert @InUnityVCT @ruiterprins @HomeschoolingNL @wskamphuis @teunemans @MirandaWissink @HansCas2 @Allkindsofever1 @AObtweets @watdoetkees Ook nog steeds op de pagina's van (shame on) @UniUtrecht:</text:p>
            <text:p/>
            <text:p>https://t.co/5QRl33aJJD</text:p>
          </table:table-cell>
          <table:table-cell office:value-type="string" table:style-name="ce5">
            <text:p>Thu Aug 08 12:19:57 +0000 2019</text:p>
          </table:table-cell>
          <table:table-cell office:value-type="date" office:date-value="2019-08-08T13:19:57" table:style-name="ce7">
            <text:p>08/08/2019 13:19:57</text:p>
          </table:table-cell>
          <table:table-cell table:number-columns-repeated="2" table:style-name="ce5"/>
          <table:table-cell office:value-type="string" table:style-name="ce5">
            <text:p>707244508463939586</text:p>
          </table:table-cell>
          <table:table-cell office:value-type="string" table:style-name="ce5">
            <text:p>SpeelmanLambert</text:p>
          </table:table-cell>
          <table:table-cell office:value-type="string" table:style-name="ce5">
            <text:p>1064201888407670784</text:p>
          </table:table-cell>
          <table:table-cell office:value-type="string" table:style-name="ce5">
            <text:p>1159437495009984512</text:p>
          </table:table-cell>
          <table:table-cell office:value-type="string" table:style-name="ce5">
            <text:p>&lt;a href="https://mobile.twitter.com" rel="nofollow"&gt;Twitter Web App&lt;/a&gt;</text:p>
          </table:table-cell>
          <table:table-cell office:value-type="string" table:style-name="ce8">
            <text:p><text:a xlink:href="http://pbs.twimg.com/profile_images/1064264295180107777/eor7VMU1_normal.jpg">http://pbs.twimg.com/profile_images/1064264295180107777/eor7VMU1_normal.jpg</text:a></text:p>
          </table:table-cell>
          <table:table-cell office:value-type="float" office:value="123" table:style-name="ce5">
            <text:p>123</text:p>
          </table:table-cell>
          <table:table-cell office:value-type="float" office:value="288" table:style-name="ce5">
            <text:p>288</text:p>
          </table:table-cell>
          <table:table-cell office:value-type="string" table:style-name="ce5">
            <text:p>Palestrina, Lazio</text:p>
          </table:table-cell>
          <table:table-cell office:value-type="string" table:style-name="ce8">
            <text:p><text:a xlink:href="http://twitter.com/GuiseppeDon/statuses/1159439100476305411">http://twitter.com/GuiseppeDon/statuses/1159439100476305411</text:a></text:p>
          </table:table-cell>
          <table:table-cell office:value-type="string" table:style-name="ce5">
            <text:p>{"hashtags":[],"symbols":[],"user_mentions":[{"screen_name":"SpeelmanLambert","name":"Lambert Speelman","id":707244508463939600,"id_str":"707244508463939586","indices":[0,16]},{"screen_name":"InUnityVCT","name":"Amber Hall","id":941296983540666400,"id_str":"941296983540666368","indices":[17,28]},{"screen_name":"ruiterprins","name":"Petra Prins ヅ","id":104840866,"id_str":"104840866","indices":[29,41]},{"screen_name":"HomeschoolingNL","name":"HomeschoolingNL","id":987192728533553200,"id_str":"987192728533553152","indices":[42,58]},{"screen_name":"wskamphuis","name":"wskamphuis","id":9626022,"id_str":"9626022","indices":[59,70]},{"screen_name":"teunemans","name":"mirjam #FBPE 🇪🇺","id":221308608,"id_str":"221308608","indices":[71,81]},{"screen_name":"MirandaWissink","name":"Miranda","id":3613561738,"id_str":"3613561738","indices":[82,97]},{"screen_name":"HansCas2","name":"HansCastorp","id":1089165790035750900,"id_str":"1089165790035750913","indices":[98,107]},{"screen_name":"Allkindsofever1","name":"All kinds of everything","id":1140965561016434700,"id_str":"1140965561016434688","indices":[108,124]},{"screen_name":"AObtweets","name":"AOb","id":137673566,"id_str":"137673566","indices":[125,135]},{"screen_name":"watdoetkees","name":"Kees Hoogland","id":52116576,"id_str":"52116576","indices":[136,148]},{"screen_name":"UniUtrecht","name":"Universiteit Utrecht","id":33548291,"id_str":"33548291","indices":[194,205]}],"urls":[{"url":"https://t.co/5QRl33aJJD","expanded_url":"http://www.fi.uu.nl/rekenweb/nrcd/documents/rekencoordinatoren2014.pdf","display_url":"fi.uu.nl/rekenweb/nrcd/…","indices":[209,232]}]}</text:p>
          </table:table-cell>
          <table:table-cell table:number-columns-repeated="16366"/>
        </table:table-row>
        <table:table-row table:style-name="ro4">
          <table:table-cell office:value-type="string" table:style-name="ce4">
            <text:p>1159435478510313473</text:p>
          </table:table-cell>
          <table:table-cell office:value-type="string" table:style-name="ce5">
            <text:p>UUGeo</text:p>
          </table:table-cell>
          <table:table-cell office:value-type="string" table:style-name="ce6">
            <text:p>Kwart wereldbevolking loopt extreem risico op #waterschaarste, blijkt uit nieuwe Water Risk Atlas @WorldResources. Hydrologen @UniUtrecht leverden met hun berekeningen de basis voor de atlas. #waterstress @pluttikhuis @KarlijnMeinders @heleenekker @nos https://t.co/R3RTeEA5Dz</text:p>
          </table:table-cell>
          <table:table-cell office:value-type="string" table:style-name="ce5">
            <text:p>Thu Aug 08 12:05:34 +0000 2019</text:p>
          </table:table-cell>
          <table:table-cell office:value-type="date" office:date-value="2019-08-08T13:05:34" table:style-name="ce7">
            <text:p>08/08/2019 13:05:34</text:p>
          </table:table-cell>
          <table:table-cell table:number-columns-repeated="4" table:style-name="ce5"/>
          <table:table-cell office:value-type="string" table:style-name="ce5">
            <text:p>49980589</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010137619383177216/DBeuOKC8_normal.jpg">http://pbs.twimg.com/profile_images/1010137619383177216/DBeuOKC8_normal.jpg</text:a></text:p>
          </table:table-cell>
          <table:table-cell office:value-type="float" office:value="2107" table:style-name="ce5">
            <text:p>2107</text:p>
          </table:table-cell>
          <table:table-cell office:value-type="float" office:value="481" table:style-name="ce5">
            <text:p>481</text:p>
          </table:table-cell>
          <table:table-cell office:value-type="string" table:style-name="ce5">
            <text:p>Utrecht, Netherlands</text:p>
          </table:table-cell>
          <table:table-cell office:value-type="string" table:style-name="ce8">
            <text:p><text:a xlink:href="http://twitter.com/UUGeo/statuses/1159435478510313473">http://twitter.com/UUGeo/statuses/1159435478510313473</text:a></text:p>
          </table:table-cell>
          <table:table-cell office:value-type="string" table:style-name="ce5">
            <text:p>{"hashtags":[{"text":"waterschaarste","indices":[46,61]},{"text":"waterstress","indices":[192,204]}],"symbols":[],"user_mentions":[{"screen_name":"WorldResources","name":"World Resources Inst","id":14559745,"id_str":"14559745","indices":[98,113]},{"screen_name":"UniUtrecht","name":"Universiteit Utrecht","id":33548291,"id_str":"33548291","indices":[126,137]},{"screen_name":"pluttikhuis","name":"Paul Luttikhuis","id":95846694,"id_str":"95846694","indices":[205,217]},{"screen_name":"KarlijnMeinders","name":"Karlijn Meinders","id":1939064216,"id_str":"1939064216","indices":[218,234]},{"screen_name":"heleenekker","name":"heleen ekker","id":789259243,"id_str":"789259243","indices":[235,247]},{"screen_name":"NOS","name":"NOS","id":7174972,"id_str":"7174972","indices":[248,252]}],"urls":[{"url":"https://t.co/R3RTeEA5Dz","expanded_url":"https://www.uu.nl/nieuws/kwart-wereldbevolking-loopt-extreem-risico-op-gebrek-aan-water","display_url":"uu.nl/nieuws/kwart-w…","indices":[253,276]}]}</text:p>
          </table:table-cell>
          <table:table-cell table:number-columns-repeated="16366"/>
        </table:table-row>
        <table:table-row table:style-name="ro2">
          <table:table-cell office:value-type="string" table:style-name="ce4">
            <text:p>1159433737177849856</text:p>
          </table:table-cell>
          <table:table-cell office:value-type="string" table:style-name="ce5">
            <text:p>UtrechtUni</text:p>
          </table:table-cell>
          <table:table-cell office:value-type="string" table:style-name="ce6">
            <text:p>RT @ERC_Research: A solution to arthritis damage? @josmalda and his #ERC CoG funded team @UMCUtrecht are working to make bioprinted tissues that can be implanted into a living joint to replace damaged parts. Full story: https://t.co/dNrg26cS24 https://t.co/ANOg6BxgQa</text:p>
          </table:table-cell>
          <table:table-cell office:value-type="string" table:style-name="ce5">
            <text:p>Thu Aug 08 11:58:38 +0000 2019</text:p>
          </table:table-cell>
          <table:table-cell office:value-type="date" office:date-value="2019-08-08T12:58:38" table:style-name="ce7">
            <text:p>08/08/2019 12:58:38</text:p>
          </table:table-cell>
          <table:table-cell table:number-columns-repeated="4" table:style-name="ce5"/>
          <table:table-cell office:value-type="string" table:style-name="ce5">
            <text:p>33550981</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458550172528558081/3nWKVt7W_normal.jpeg">http://pbs.twimg.com/profile_images/458550172528558081/3nWKVt7W_normal.jpeg</text:a></text:p>
          </table:table-cell>
          <table:table-cell office:value-type="float" office:value="5714" table:style-name="ce5">
            <text:p>5714</text:p>
          </table:table-cell>
          <table:table-cell office:value-type="float" office:value="85" table:style-name="ce5">
            <text:p>85</text:p>
          </table:table-cell>
          <table:table-cell office:value-type="string" table:style-name="ce5">
            <text:p>Utrecht, The Netherlands</text:p>
          </table:table-cell>
          <table:table-cell office:value-type="string" table:style-name="ce8">
            <text:p><text:a xlink:href="http://twitter.com/UtrechtUni/statuses/1159433737177849856">http://twitter.com/UtrechtUni/statuses/1159433737177849856</text:a></text:p>
          </table:table-cell>
          <table:table-cell office:value-type="string" table:style-name="ce5">
            <text:p>{"hashtags":[{"text":"ERC","indices":[68,72]}],"symbols":[],"user_mentions":[{"screen_name":"ERC_Research","name":"ERC Europe","id":467551928,"id_str":"467551928","indices":[3,16]},{"screen_name":"josmalda","name":"Jos Malda","id":269861794,"id_str":"269861794","indices":[50,59]},{"screen_name":"UMCUtrecht","name":"UMC Utrecht","id":42636064,"id_str":"42636064","indices":[89,100]}],"urls":[]}</text:p>
          </table:table-cell>
          <table:table-cell table:number-columns-repeated="16366"/>
        </table:table-row>
        <table:table-row table:style-name="ro2">
          <table:table-cell office:value-type="string" table:style-name="ce4">
            <text:p>1159433546722893824</text:p>
          </table:table-cell>
          <table:table-cell office:value-type="string" table:style-name="ce5">
            <text:p>UniUtrecht</text:p>
          </table:table-cell>
          <table:table-cell office:value-type="string" table:style-name="ce6">
            <text:p>RT @ERC_Research: A solution to arthritis damage? @josmalda and his #ERC CoG funded team @UMCUtrecht are working to make bioprinted tissues that can be implanted into a living joint to replace damaged parts. Full story: https://t.co/dNrg26cS24 https://t.co/ANOg6BxgQa</text:p>
          </table:table-cell>
          <table:table-cell office:value-type="string" table:style-name="ce5">
            <text:p>Thu Aug 08 11:57:53 +0000 2019</text:p>
          </table:table-cell>
          <table:table-cell office:value-type="date" office:date-value="2019-08-08T12:57:53" table:style-name="ce7">
            <text:p>08/08/2019 12:57:53</text:p>
          </table:table-cell>
          <table:table-cell table:number-columns-repeated="4" table:style-name="ce5"/>
          <table:table-cell office:value-type="string" table:style-name="ce5">
            <text:p>33548291</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458549853077774336/0pzRKaLW_normal.jpeg">http://pbs.twimg.com/profile_images/458549853077774336/0pzRKaLW_normal.jpeg</text:a></text:p>
          </table:table-cell>
          <table:table-cell office:value-type="float" office:value="49691" table:style-name="ce5">
            <text:p>49691</text:p>
          </table:table-cell>
          <table:table-cell office:value-type="float" office:value="310" table:style-name="ce5">
            <text:p>310</text:p>
          </table:table-cell>
          <table:table-cell office:value-type="string" table:style-name="ce5">
            <text:p>Utrecht, Nederland</text:p>
          </table:table-cell>
          <table:table-cell office:value-type="string" table:style-name="ce8">
            <text:p><text:a xlink:href="http://twitter.com/UniUtrecht/statuses/1159433546722893824">http://twitter.com/UniUtrecht/statuses/1159433546722893824</text:a></text:p>
          </table:table-cell>
          <table:table-cell office:value-type="string" table:style-name="ce5">
            <text:p>{"hashtags":[{"text":"ERC","indices":[68,72]}],"symbols":[],"user_mentions":[{"screen_name":"ERC_Research","name":"ERC Europe","id":467551928,"id_str":"467551928","indices":[3,16]},{"screen_name":"josmalda","name":"Jos Malda","id":269861794,"id_str":"269861794","indices":[50,59]},{"screen_name":"UMCUtrecht","name":"UMC Utrecht","id":42636064,"id_str":"42636064","indices":[89,100]}],"urls":[]}</text:p>
          </table:table-cell>
          <table:table-cell table:number-columns-repeated="16366"/>
        </table:table-row>
        <table:table-row table:style-name="ro5">
          <table:table-cell office:value-type="string" table:style-name="ce4">
            <text:p>1159424956134019073</text:p>
          </table:table-cell>
          <table:table-cell office:value-type="string" table:style-name="ce5">
            <text:p>Divorytaur</text:p>
          </table:table-cell>
          <table:table-cell office:value-type="string" table:style-name="ce6">
            <text:p>@UniUtrecht @AlumniUU Ongetwijfeld dezelfde reden waarom ze bij heel warm weer onder objecten gaan liggen, ondanks dat binnen overal schaduw is. 😏</text:p>
          </table:table-cell>
          <table:table-cell office:value-type="string" table:style-name="ce5">
            <text:p>Thu Aug 08 11:23:45 +0000 2019</text:p>
          </table:table-cell>
          <table:table-cell office:value-type="date" office:date-value="2019-08-08T12:23:45" table:style-name="ce7">
            <text:p>08/08/2019 12:23:45</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150390897</text:p>
          </table:table-cell>
          <table:table-cell office:value-type="string" table:style-name="ce5">
            <text:p>1159416184653135872</text:p>
          </table:table-cell>
          <table:table-cell office:value-type="string" table:style-name="ce5">
            <text:p>&lt;a href="http://twitter.com/download/iphone" rel="nofollow"&gt;Twitter for iPhone&lt;/a&gt;</text:p>
          </table:table-cell>
          <table:table-cell office:value-type="string" table:style-name="ce8">
            <text:p><text:a xlink:href="http://pbs.twimg.com/profile_images/1108521611727175682/liRB_67f_normal.jpg">http://pbs.twimg.com/profile_images/1108521611727175682/liRB_67f_normal.jpg</text:a></text:p>
          </table:table-cell>
          <table:table-cell office:value-type="float" office:value="356" table:style-name="ce5">
            <text:p>356</text:p>
          </table:table-cell>
          <table:table-cell office:value-type="float" office:value="656" table:style-name="ce5">
            <text:p>656</text:p>
          </table:table-cell>
          <table:table-cell office:value-type="string" table:style-name="ce5">
            <text:p>my mind</text:p>
          </table:table-cell>
          <table:table-cell office:value-type="string" table:style-name="ce8">
            <text:p><text:a xlink:href="http://twitter.com/Divorytaur/statuses/1159424956134019073">http://twitter.com/Divorytaur/statuses/1159424956134019073</text:a></text:p>
          </table:table-cell>
          <table:table-cell office:value-type="string" table:style-name="ce5">
            <text:p>{"hashtags":[],"symbols":[],"user_mentions":[{"screen_name":"UniUtrecht","name":"Universiteit Utrecht","id":33548291,"id_str":"33548291","indices":[0,11]},{"screen_name":"AlumniUU","name":"Alumni UU","id":150188564,"id_str":"150188564","indices":[12,21]}],"urls":[]}</text:p>
          </table:table-cell>
          <table:table-cell table:number-columns-repeated="16366"/>
        </table:table-row>
        <table:table-row table:style-name="ro8">
          <table:table-cell office:value-type="string" table:style-name="ce4">
            <text:p>1159423756290461698</text:p>
          </table:table-cell>
          <table:table-cell office:value-type="string" table:style-name="ce5">
            <text:p>ColWriter</text:p>
          </table:table-cell>
          <table:table-cell office:value-type="string" table:style-name="ce6">
            <text:p>@_KNHG @UniUtrecht @UvA_Amsterdam Ook #Wetenschap is een omstreden begrip geworden.</text:p>
          </table:table-cell>
          <table:table-cell office:value-type="string" table:style-name="ce5">
            <text:p>Thu Aug 08 11:18:59 +0000 2019</text:p>
          </table:table-cell>
          <table:table-cell office:value-type="date" office:date-value="2019-08-08T12:18:59" table:style-name="ce7">
            <text:p>08/08/2019 12:18:59</text:p>
          </table:table-cell>
          <table:table-cell table:number-columns-repeated="2" table:style-name="ce5"/>
          <table:table-cell office:value-type="string" table:style-name="ce5">
            <text:p>3619228156</text:p>
          </table:table-cell>
          <table:table-cell office:value-type="string" table:style-name="ce5">
            <text:p>_KNHG</text:p>
          </table:table-cell>
          <table:table-cell office:value-type="string" table:style-name="ce5">
            <text:p>48841010</text:p>
          </table:table-cell>
          <table:table-cell office:value-type="string" table:style-name="ce5">
            <text:p>1159419200261251072</text:p>
          </table:table-cell>
          <table:table-cell office:value-type="string" table:style-name="ce5">
            <text:p>&lt;a href="http://twitter.com/download/android" rel="nofollow"&gt;Twitter for Android&lt;/a&gt;</text:p>
          </table:table-cell>
          <table:table-cell office:value-type="string" table:style-name="ce8">
            <text:p><text:a xlink:href="http://pbs.twimg.com/profile_images/954448317873836032/RZy_MUok_normal.jpg">http://pbs.twimg.com/profile_images/954448317873836032/RZy_MUok_normal.jpg</text:a></text:p>
          </table:table-cell>
          <table:table-cell office:value-type="float" office:value="28" table:style-name="ce5">
            <text:p>28</text:p>
          </table:table-cell>
          <table:table-cell office:value-type="float" office:value="36" table:style-name="ce5">
            <text:p>36</text:p>
          </table:table-cell>
          <table:table-cell office:value-type="string" table:style-name="ce5">
            <text:p>Netherlands</text:p>
          </table:table-cell>
          <table:table-cell office:value-type="string" table:style-name="ce8">
            <text:p><text:a xlink:href="http://twitter.com/ColWriter/statuses/1159423756290461698">http://twitter.com/ColWriter/statuses/1159423756290461698</text:a></text:p>
          </table:table-cell>
          <table:table-cell office:value-type="string" table:style-name="ce5">
            <text:p>{"hashtags":[{"text":"Wetenschap","indices":[38,49]}],"symbols":[],"user_mentions":[{"screen_name":"_KNHG","name":"KNHG","id":3619228156,"id_str":"3619228156","indices":[0,6]},{"screen_name":"UniUtrecht","name":"Universiteit Utrecht","id":33548291,"id_str":"33548291","indices":[7,18]},{"screen_name":"UvA_Amsterdam","name":"UvA Amsterdam","id":156280168,"id_str":"156280168","indices":[19,33]}],"urls":[]}</text:p>
          </table:table-cell>
          <table:table-cell table:number-columns-repeated="16366"/>
        </table:table-row>
        <table:table-row table:style-name="ro4">
          <table:table-cell office:value-type="string" table:style-name="ce4">
            <text:p>1159423126993866755</text:p>
          </table:table-cell>
          <table:table-cell office:value-type="string" table:style-name="ce5">
            <text:p>UniUtrecht</text:p>
          </table:table-cell>
          <table:table-cell office:value-type="string" table:style-name="ce6">
            <text:p>RT @_KNHG: Naast een omstreden fenomeen is #populisme ook een omstreden begrip. Kan het als historische categorie vruchtbaar worden gemaakt? Onderzoekers Politieke Geschiedenis van de @UniUtrecht en de @UvA_Amsterdam gaan hierover met elkaar én het publiek in debat op de #Historicidagen2019 https://t.co/zzzzh9OnJT</text:p>
          </table:table-cell>
          <table:table-cell office:value-type="string" table:style-name="ce5">
            <text:p>Thu Aug 08 11:16:29 +0000 2019</text:p>
          </table:table-cell>
          <table:table-cell office:value-type="date" office:date-value="2019-08-08T12:16:29" table:style-name="ce7">
            <text:p>08/08/2019 12:16:29</text:p>
          </table:table-cell>
          <table:table-cell table:number-columns-repeated="4" table:style-name="ce5"/>
          <table:table-cell office:value-type="string" table:style-name="ce5">
            <text:p>33548291</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458549853077774336/0pzRKaLW_normal.jpeg">http://pbs.twimg.com/profile_images/458549853077774336/0pzRKaLW_normal.jpeg</text:a></text:p>
          </table:table-cell>
          <table:table-cell office:value-type="float" office:value="49691" table:style-name="ce5">
            <text:p>49691</text:p>
          </table:table-cell>
          <table:table-cell office:value-type="float" office:value="310" table:style-name="ce5">
            <text:p>310</text:p>
          </table:table-cell>
          <table:table-cell office:value-type="string" table:style-name="ce5">
            <text:p>Utrecht, Nederland</text:p>
          </table:table-cell>
          <table:table-cell office:value-type="string" table:style-name="ce8">
            <text:p><text:a xlink:href="http://twitter.com/UniUtrecht/statuses/1159423126993866755">http://twitter.com/UniUtrecht/statuses/1159423126993866755</text:a></text:p>
          </table:table-cell>
          <table:table-cell office:value-type="string" table:style-name="ce5">
            <text:p>{"hashtags":[{"text":"populisme","indices":[43,53]}],"symbols":[],"user_mentions":[{"screen_name":"_KNHG","name":"KNHG","id":3619228156,"id_str":"3619228156","indices":[3,9]}],"urls":[]}</text:p>
          </table:table-cell>
          <table:table-cell table:number-columns-repeated="16366"/>
        </table:table-row>
        <table:table-row table:style-name="ro4">
          <table:table-cell office:value-type="string" table:style-name="ce4">
            <text:p>1159422497068134400</text:p>
          </table:table-cell>
          <table:table-cell office:value-type="string" table:style-name="ce5">
            <text:p>UniUtrecht</text:p>
          </table:table-cell>
          <table:table-cell office:value-type="string" table:style-name="ce6">
            <text:p>RT @AlumniUU: Alumnus van de Maand: @aartstrootman (MA Muziekwetenschap, 2010) won de Matthijs Vermeulenprijs voor zijn compositie 'Shambling Emerge - after after party'. Lees meer én bekijk wie eerder Alumnus van de Maand waren: 🔗https://t.co/Pngk3Km93t (foto: Dries Alkemade) https://t.co/G0SE1qxnM1</text:p>
          </table:table-cell>
          <table:table-cell office:value-type="string" table:style-name="ce5">
            <text:p>Thu Aug 08 11:13:58 +0000 2019</text:p>
          </table:table-cell>
          <table:table-cell office:value-type="date" office:date-value="2019-08-08T12:13:58" table:style-name="ce7">
            <text:p>08/08/2019 12:13:58</text:p>
          </table:table-cell>
          <table:table-cell table:number-columns-repeated="4" table:style-name="ce5"/>
          <table:table-cell office:value-type="string" table:style-name="ce5">
            <text:p>33548291</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458549853077774336/0pzRKaLW_normal.jpeg">http://pbs.twimg.com/profile_images/458549853077774336/0pzRKaLW_normal.jpeg</text:a></text:p>
          </table:table-cell>
          <table:table-cell office:value-type="float" office:value="49691" table:style-name="ce5">
            <text:p>49691</text:p>
          </table:table-cell>
          <table:table-cell office:value-type="float" office:value="310" table:style-name="ce5">
            <text:p>310</text:p>
          </table:table-cell>
          <table:table-cell office:value-type="string" table:style-name="ce5">
            <text:p>Utrecht, Nederland</text:p>
          </table:table-cell>
          <table:table-cell office:value-type="string" table:style-name="ce8">
            <text:p><text:a xlink:href="http://twitter.com/UniUtrecht/statuses/1159422497068134400">http://twitter.com/UniUtrecht/statuses/1159422497068134400</text:a></text:p>
          </table:table-cell>
          <table:table-cell office:value-type="string" table:style-name="ce5">
            <text:p>{"hashtags":[],"symbols":[],"user_mentions":[{"screen_name":"AlumniUU","name":"Alumni UU","id":150188564,"id_str":"150188564","indices":[3,12]},{"screen_name":"aartstrootman","name":"aartstrootman","id":1047072459432824800,"id_str":"1047072459432824832","indices":[36,50]}],"urls":[]}</text:p>
          </table:table-cell>
          <table:table-cell table:number-columns-repeated="16366"/>
        </table:table-row>
        <table:table-row table:style-name="ro4">
          <table:table-cell office:value-type="string" table:style-name="ce4">
            <text:p>1159422485022027781</text:p>
          </table:table-cell>
          <table:table-cell office:value-type="string" table:style-name="ce5">
            <text:p>BalzarettiRoss</text:p>
          </table:table-cell>
          <table:table-cell office:value-type="string" table:style-name="ce6">
            <text:p>RT @tigerlilyrocks: 📢#WCCWiki new page klaxon!!! 📢 Professor Emerita of Medieval History at Utrecht University, Mayke de Jong. She's been on our list for a looonnnnnnggg time and it's fantastic that she now has a page! @UtrechtUni #MedievalWiki #NoPageRage #WomProfs #Foremothers 🤟 https://t.co/0MRLMBchMB</text:p>
          </table:table-cell>
          <table:table-cell office:value-type="string" table:style-name="ce5">
            <text:p>Thu Aug 08 11:13:56 +0000 2019</text:p>
          </table:table-cell>
          <table:table-cell office:value-type="date" office:date-value="2019-08-08T12:13:56" table:style-name="ce7">
            <text:p>08/08/2019 12:13:56</text:p>
          </table:table-cell>
          <table:table-cell table:number-columns-repeated="4" table:style-name="ce5"/>
          <table:table-cell office:value-type="string" table:style-name="ce5">
            <text:p>968105591351717888</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983021764249817089/1-FneJrU_normal.jpg">http://pbs.twimg.com/profile_images/983021764249817089/1-FneJrU_normal.jpg</text:a></text:p>
          </table:table-cell>
          <table:table-cell office:value-type="float" office:value="292" table:style-name="ce5">
            <text:p>292</text:p>
          </table:table-cell>
          <table:table-cell office:value-type="float" office:value="258" table:style-name="ce5">
            <text:p>258</text:p>
          </table:table-cell>
          <table:table-cell office:value-type="string" table:style-name="ce5">
            <text:p>Nottingham, UK</text:p>
          </table:table-cell>
          <table:table-cell office:value-type="string" table:style-name="ce8">
            <text:p><text:a xlink:href="http://twitter.com/BalzarettiRoss/statuses/1159422485022027781">http://twitter.com/BalzarettiRoss/statuses/1159422485022027781</text:a></text:p>
          </table:table-cell>
          <table:table-cell office:value-type="string" table:style-name="ce5">
            <text:p>{"hashtags":[{"text":"WCCWiki","indices":[21,29]}],"symbols":[],"user_mentions":[{"screen_name":"tigerlilyrocks","name":"Dr Victoria Leonard","id":3157888318,"id_str":"3157888318","indices":[3,18]}],"urls":[]}</text:p>
          </table:table-cell>
          <table:table-cell table:number-columns-repeated="16366"/>
        </table:table-row>
        <table:table-row table:style-name="ro5">
          <table:table-cell office:value-type="string" table:style-name="ce4">
            <text:p>1159420966314946560</text:p>
          </table:table-cell>
          <table:table-cell office:value-type="string" table:style-name="ce5">
            <text:p>UtrechtUni</text:p>
          </table:table-cell>
          <table:table-cell office:value-type="string" table:style-name="ce6">
            <text:p>In the newly developed Utrecht 2040 game, sustainability challenges are presented that can immediately be accepted by the players. https://t.co/XvvavWdUpU</text:p>
          </table:table-cell>
          <table:table-cell office:value-type="string" table:style-name="ce5">
            <text:p>Thu Aug 08 11:07:54 +0000 2019</text:p>
          </table:table-cell>
          <table:table-cell office:value-type="date" office:date-value="2019-08-08T12:07:54" table:style-name="ce7">
            <text:p>08/08/2019 12:07:54</text:p>
          </table:table-cell>
          <table:table-cell table:number-columns-repeated="4" table:style-name="ce5"/>
          <table:table-cell office:value-type="string" table:style-name="ce5">
            <text:p>33550981</text:p>
          </table:table-cell>
          <table:table-cell table:style-name="ce5"/>
          <table:table-cell office:value-type="string" table:style-name="ce5">
            <text:p>&lt;a href="http://twitter.com" rel="nofollow"&gt;Twitter Web Client&lt;/a&gt;</text:p>
          </table:table-cell>
          <table:table-cell office:value-type="string" table:style-name="ce8">
            <text:p><text:a xlink:href="http://pbs.twimg.com/profile_images/458550172528558081/3nWKVt7W_normal.jpeg">http://pbs.twimg.com/profile_images/458550172528558081/3nWKVt7W_normal.jpeg</text:a></text:p>
          </table:table-cell>
          <table:table-cell office:value-type="float" office:value="5714" table:style-name="ce5">
            <text:p>5714</text:p>
          </table:table-cell>
          <table:table-cell office:value-type="float" office:value="85" table:style-name="ce5">
            <text:p>85</text:p>
          </table:table-cell>
          <table:table-cell office:value-type="string" table:style-name="ce5">
            <text:p>Utrecht, The Netherlands</text:p>
          </table:table-cell>
          <table:table-cell office:value-type="string" table:style-name="ce8">
            <text:p><text:a xlink:href="http://twitter.com/UtrechtUni/statuses/1159420966314946560">http://twitter.com/UtrechtUni/statuses/1159420966314946560</text:a></text:p>
          </table:table-cell>
          <table:table-cell office:value-type="string" table:style-name="ce5">
            <text:p>{"hashtags":[],"symbols":[],"user_mentions":[],"urls":[{"url":"https://t.co/XvvavWdUpU","expanded_url":"https://www.uu.nl/en/news/students-play-interactive-game-for-a-sustainable-utrecht","display_url":"uu.nl/en/news/studen…","indices":[131,154]}]}</text:p>
          </table:table-cell>
          <table:table-cell table:number-columns-repeated="16366"/>
        </table:table-row>
        <table:table-row table:style-name="ro4">
          <table:table-cell office:value-type="string" table:style-name="ce4">
            <text:p>1159419200261251072</text:p>
          </table:table-cell>
          <table:table-cell office:value-type="string" table:style-name="ce5">
            <text:p>_KNHG</text:p>
          </table:table-cell>
          <table:table-cell office:value-type="string" table:style-name="ce6">
            <text:p>Naast een omstreden fenomeen is #populisme ook een omstreden begrip. Kan het als historische categorie vruchtbaar worden gemaakt? Onderzoekers Politieke Geschiedenis van de @UniUtrecht en de @UvA_Amsterdam gaan hierover met elkaar én het publiek in debat op de #Historicidagen2019 https://t.co/zzzzh9OnJT</text:p>
          </table:table-cell>
          <table:table-cell office:value-type="string" table:style-name="ce5">
            <text:p>Thu Aug 08 11:00:52 +0000 2019</text:p>
          </table:table-cell>
          <table:table-cell office:value-type="date" office:date-value="2019-08-08T12:00:52" table:style-name="ce7">
            <text:p>08/08/2019 12:00:52</text:p>
          </table:table-cell>
          <table:table-cell table:number-columns-repeated="4" table:style-name="ce5"/>
          <table:table-cell office:value-type="string" table:style-name="ce5">
            <text:p>3619228156</text:p>
          </table:table-cell>
          <table:table-cell table:style-name="ce5"/>
          <table:table-cell office:value-type="string" table:style-name="ce5">
            <text:p>&lt;a href="https://www.hootsuite.com" rel="nofollow"&gt;Hootsuite Inc.&lt;/a&gt;</text:p>
          </table:table-cell>
          <table:table-cell office:value-type="string" table:style-name="ce8">
            <text:p><text:a xlink:href="http://pbs.twimg.com/profile_images/1034814548979707905/mXX19dHR_normal.jpg">http://pbs.twimg.com/profile_images/1034814548979707905/mXX19dHR_normal.jpg</text:a></text:p>
          </table:table-cell>
          <table:table-cell office:value-type="float" office:value="1574" table:style-name="ce5">
            <text:p>1574</text:p>
          </table:table-cell>
          <table:table-cell office:value-type="float" office:value="1214" table:style-name="ce5">
            <text:p>1214</text:p>
          </table:table-cell>
          <table:table-cell office:value-type="string" table:style-name="ce5">
            <text:p>Amsterdam, Nederland</text:p>
          </table:table-cell>
          <table:table-cell office:value-type="string" table:style-name="ce8">
            <text:p><text:a xlink:href="http://twitter.com/_KNHG/statuses/1159419200261251072">http://twitter.com/_KNHG/statuses/1159419200261251072</text:a></text:p>
          </table:table-cell>
          <table:table-cell office:value-type="string" table:style-name="ce5">
            <text:p>{"hashtags":[{"text":"populisme","indices":[32,42]},{"text":"Historicidagen2019","indices":[261,280]}],"symbols":[],"user_mentions":[{"screen_name":"UniUtrecht","name":"Universiteit Utrecht","id":33548291,"id_str":"33548291","indices":[173,184]},{"screen_name":"UvA_Amsterdam","name":"UvA Amsterdam","id":156280168,"id_str":"156280168","indices":[191,205]}],"urls":[],"media":[{"id":1159419198336094200,"id_str":"1159419198336094209","indices":[281,304],"media_url":"http://pbs.twimg.com/media/EBcVnjaXUAEXQcA.jpg","media_url_https":"https://pbs.twimg.com/media/EBcVnjaXUAEXQcA.jpg","url":"https://t.co/zzzzh9OnJT","display_url":"pic.twitter.com/zzzzh9OnJT","expanded_url":"https://twitter.com/_KNHG/status/1159419200261251072/photo/1","type":"photo","sizes":{"thumb":{"w":150,"h":150,"resize":"crop"},"small":{"w":680,"h":512,"resize":"fit"},"large":{"w":956,"h":720,"resize":"fit"},"medium":{"w":956,"h":720,"resize":"fit"}}}]}</text:p>
          </table:table-cell>
          <table:table-cell table:number-columns-repeated="16366"/>
        </table:table-row>
        <table:table-row table:style-name="ro1">
          <table:table-cell office:value-type="string" table:style-name="ce4">
            <text:p>1159418996225126400</text:p>
          </table:table-cell>
          <table:table-cell office:value-type="string" table:style-name="ce5">
            <text:p>AcademicTrnsfr</text:p>
          </table:table-cell>
          <table:table-cell office:value-type="string" table:style-name="ce6">
            <text:p>Apothekersassistent (0,6 fte) https://t.co/56eAL3M2ly @UniUtrecht</text:p>
          </table:table-cell>
          <table:table-cell office:value-type="string" table:style-name="ce5">
            <text:p>Thu Aug 08 11:00:04 +0000 2019</text:p>
          </table:table-cell>
          <table:table-cell office:value-type="date" office:date-value="2019-08-08T12:00:04" table:style-name="ce7">
            <text:p>08/08/2019 12:00:04</text:p>
          </table:table-cell>
          <table:table-cell table:number-columns-repeated="4" table:style-name="ce5"/>
          <table:table-cell office:value-type="string" table:style-name="ce5">
            <text:p>49637376</text:p>
          </table:table-cell>
          <table:table-cell table:style-name="ce5"/>
          <table:table-cell office:value-type="string" table:style-name="ce5">
            <text:p>&lt;a href="https://www.academictransfer.com" rel="nofollow"&gt;AT app&lt;/a&gt;</text:p>
          </table:table-cell>
          <table:table-cell office:value-type="string" table:style-name="ce8">
            <text:p><text:a xlink:href="http://pbs.twimg.com/profile_images/1692488952/AT_logo_duiker_achtergrond_normal.png">http://pbs.twimg.com/profile_images/1692488952/AT_logo_duiker_achtergrond_normal.png</text:a></text:p>
          </table:table-cell>
          <table:table-cell office:value-type="float" office:value="10894" table:style-name="ce5">
            <text:p>10894</text:p>
          </table:table-cell>
          <table:table-cell office:value-type="float" office:value="11086" table:style-name="ce5">
            <text:p>11086</text:p>
          </table:table-cell>
          <table:table-cell office:value-type="string" table:style-name="ce5">
            <text:p>Utrecht, The Netherlands</text:p>
          </table:table-cell>
          <table:table-cell office:value-type="string" table:style-name="ce8">
            <text:p><text:a xlink:href="http://twitter.com/AcademicTrnsfr/statuses/1159418996225126400">http://twitter.com/AcademicTrnsfr/statuses/1159418996225126400</text:a></text:p>
          </table:table-cell>
          <table:table-cell office:value-type="string" table:style-name="ce5">
            <text:p>{"hashtags":[],"symbols":[],"user_mentions":[{"screen_name":"UniUtrecht","name":"Universiteit Utrecht","id":33548291,"id_str":"33548291","indices":[54,65]}],"urls":[{"url":"https://t.co/56eAL3M2ly","expanded_url":"https://www.academictransfer.com/285063/","display_url":"academictransfer.com/285063/","indices":[30,53]}]}</text:p>
          </table:table-cell>
          <table:table-cell table:number-columns-repeated="16366"/>
        </table:table-row>
        <table:table-row table:style-name="ro4">
          <table:table-cell office:value-type="string" table:style-name="ce4">
            <text:p>1159418991259111424</text:p>
          </table:table-cell>
          <table:table-cell office:value-type="string" table:style-name="ce5">
            <text:p>UtrechtUni</text:p>
          </table:table-cell>
          <table:table-cell office:value-type="string" table:style-name="ce6">
            <text:p>RT @tigerlilyrocks: 📢#WCCWiki new page klaxon!!! 📢 Professor Emerita of Medieval History at Utrecht University, Mayke de Jong. She's been on our list for a looonnnnnnggg time and it's fantastic that she now has a page! @UtrechtUni #MedievalWiki #NoPageRage #WomProfs #Foremothers 🤟 https://t.co/0MRLMBchMB</text:p>
          </table:table-cell>
          <table:table-cell office:value-type="string" table:style-name="ce5">
            <text:p>Thu Aug 08 11:00:03 +0000 2019</text:p>
          </table:table-cell>
          <table:table-cell office:value-type="date" office:date-value="2019-08-08T12:00:03" table:style-name="ce7">
            <text:p>08/08/2019 12:00:03</text:p>
          </table:table-cell>
          <table:table-cell table:number-columns-repeated="4" table:style-name="ce5"/>
          <table:table-cell office:value-type="string" table:style-name="ce5">
            <text:p>33550981</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458550172528558081/3nWKVt7W_normal.jpeg">http://pbs.twimg.com/profile_images/458550172528558081/3nWKVt7W_normal.jpeg</text:a></text:p>
          </table:table-cell>
          <table:table-cell office:value-type="float" office:value="5714" table:style-name="ce5">
            <text:p>5714</text:p>
          </table:table-cell>
          <table:table-cell office:value-type="float" office:value="85" table:style-name="ce5">
            <text:p>85</text:p>
          </table:table-cell>
          <table:table-cell office:value-type="string" table:style-name="ce5">
            <text:p>Utrecht, The Netherlands</text:p>
          </table:table-cell>
          <table:table-cell office:value-type="string" table:style-name="ce8">
            <text:p><text:a xlink:href="http://twitter.com/UtrechtUni/statuses/1159418991259111424">http://twitter.com/UtrechtUni/statuses/1159418991259111424</text:a></text:p>
          </table:table-cell>
          <table:table-cell office:value-type="string" table:style-name="ce5">
            <text:p>{"hashtags":[{"text":"WCCWiki","indices":[21,29]}],"symbols":[],"user_mentions":[{"screen_name":"tigerlilyrocks","name":"Dr Victoria Leonard","id":3157888318,"id_str":"3157888318","indices":[3,18]}],"urls":[]}</text:p>
          </table:table-cell>
          <table:table-cell table:number-columns-repeated="16366"/>
        </table:table-row>
        <table:table-row table:style-name="ro4">
          <table:table-cell office:value-type="string" table:style-name="ce4">
            <text:p>1159416647721070593</text:p>
          </table:table-cell>
          <table:table-cell office:value-type="string" table:style-name="ce5">
            <text:p>EshipRules</text:p>
          </table:table-cell>
          <table:table-cell office:value-type="string" table:style-name="ce6">
            <text:p>RT @lukas_held_: Here it is! 4 yrs of hard work with my supervisors Andrea Herrmann &amp;amp; @KFrenken went into this: Yesterday I received the prints of my PhD thesis on Venture Creation Processes. You are welcome to join the public defense on September 13 at 12.45 in the Academiegebouw of @UniUtrecht https://t.co/H5OpkxwBYI</text:p>
          </table:table-cell>
          <table:table-cell office:value-type="string" table:style-name="ce5">
            <text:p>Thu Aug 08 10:50:44 +0000 2019</text:p>
          </table:table-cell>
          <table:table-cell office:value-type="date" office:date-value="2019-08-08T11:50:44" table:style-name="ce7">
            <text:p>08/08/2019 11:50:44</text:p>
          </table:table-cell>
          <table:table-cell table:number-columns-repeated="4" table:style-name="ce5"/>
          <table:table-cell office:value-type="string" table:style-name="ce5">
            <text:p>430977991</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841340874567102464/G-LILjM4_normal.jpg">http://pbs.twimg.com/profile_images/841340874567102464/G-LILjM4_normal.jpg</text:a></text:p>
          </table:table-cell>
          <table:table-cell office:value-type="float" office:value="2135" table:style-name="ce5">
            <text:p>2135</text:p>
          </table:table-cell>
          <table:table-cell office:value-type="float" office:value="1575" table:style-name="ce5">
            <text:p>1575</text:p>
          </table:table-cell>
          <table:table-cell office:value-type="string" table:style-name="ce5">
            <text:p>Utrecht, The Netherlands</text:p>
          </table:table-cell>
          <table:table-cell office:value-type="string" table:style-name="ce8">
            <text:p><text:a xlink:href="http://twitter.com/EshipRules/statuses/1159416647721070593">http://twitter.com/EshipRules/statuses/1159416647721070593</text:a></text:p>
          </table:table-cell>
          <table:table-cell office:value-type="string" table:style-name="ce5">
            <text:p>{"hashtags":[],"symbols":[],"user_mentions":[{"screen_name":"lukas_held_","name":"Lukas Held","id":825715977652465700,"id_str":"825715977652465665","indices":[3,15]},{"screen_name":"KFrenken","name":"Koen Frenken","id":1292020495,"id_str":"1292020495","indices":[90,99]}],"urls":[]}</text:p>
          </table:table-cell>
          <table:table-cell table:number-columns-repeated="16366"/>
        </table:table-row>
        <table:table-row table:style-name="ro2">
          <table:table-cell office:value-type="string" table:style-name="ce4">
            <text:p>1159416184653135872</text:p>
          </table:table-cell>
          <table:table-cell office:value-type="string" table:style-name="ce5">
            <text:p>UniUtrecht</text:p>
          </table:table-cell>
          <table:table-cell office:value-type="string" table:style-name="ce6">
            <text:p>Vanwege #InternationalCatDay een berichtje uit de oude doos:</text:p>
            <text:p>Claudia Vinke en Ruth van der Leij van de faculteit Diergeneeskunde beantwoorden de vraag waarom katten zo graag in dozen zitten.</text:p>
            <text:p>https://t.co/dU0DCRX6Ut</text:p>
          </table:table-cell>
          <table:table-cell office:value-type="string" table:style-name="ce5">
            <text:p>Thu Aug 08 10:48:53 +0000 2019</text:p>
          </table:table-cell>
          <table:table-cell office:value-type="date" office:date-value="2019-08-08T11:48:53" table:style-name="ce7">
            <text:p>08/08/2019 11:48:53</text:p>
          </table:table-cell>
          <table:table-cell table:number-columns-repeated="4" table:style-name="ce5"/>
          <table:table-cell office:value-type="string" table:style-name="ce5">
            <text:p>33548291</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458549853077774336/0pzRKaLW_normal.jpeg">http://pbs.twimg.com/profile_images/458549853077774336/0pzRKaLW_normal.jpeg</text:a></text:p>
          </table:table-cell>
          <table:table-cell office:value-type="float" office:value="49691" table:style-name="ce5">
            <text:p>49691</text:p>
          </table:table-cell>
          <table:table-cell office:value-type="float" office:value="310" table:style-name="ce5">
            <text:p>310</text:p>
          </table:table-cell>
          <table:table-cell office:value-type="string" table:style-name="ce5">
            <text:p>Utrecht, Nederland</text:p>
          </table:table-cell>
          <table:table-cell office:value-type="string" table:style-name="ce8">
            <text:p><text:a xlink:href="http://twitter.com/UniUtrecht/statuses/1159416184653135872">http://twitter.com/UniUtrecht/statuses/1159416184653135872</text:a></text:p>
          </table:table-cell>
          <table:table-cell office:value-type="string" table:style-name="ce5">
            <text:p>{"hashtags":[{"text":"InternationalCatDay","indices":[8,28]}],"symbols":[],"user_mentions":[],"urls":[{"url":"https://t.co/dU0DCRX6Ut","expanded_url":"https://vroegevogels.bnnvara.nl/nieuws/eindelijk-waarom-katten-in-dozen-zitten","display_url":"vroegevogels.bnnvara.nl/nieuws/eindeli…","indices":[193,216]}]}</text:p>
          </table:table-cell>
          <table:table-cell table:number-columns-repeated="16366"/>
        </table:table-row>
        <table:table-row table:style-name="ro2">
          <table:table-cell office:value-type="string" table:style-name="ce4">
            <text:p>1159412714156019712</text:p>
          </table:table-cell>
          <table:table-cell office:value-type="string" table:style-name="ce5">
            <text:p>janz56</text:p>
          </table:table-cell>
          <table:table-cell office:value-type="string" table:style-name="ce6">
            <text:p>@waterschappen @UniUtrecht @PCGGlas Beste Herman, van harte proficiat met je benoeming tot bijzonder hoogleraar decentraal waterbeheer. Ik herinner me jou als een bijzonder innemende, plezierige, wijze collega en beleidsonderhandelaar. Veel succes toegewenst.</text:p>
          </table:table-cell>
          <table:table-cell office:value-type="string" table:style-name="ce5">
            <text:p>Thu Aug 08 10:35:06 +0000 2019</text:p>
          </table:table-cell>
          <table:table-cell office:value-type="date" office:date-value="2019-08-08T11:35:06" table:style-name="ce7">
            <text:p>08/08/2019 11:35:06</text:p>
          </table:table-cell>
          <table:table-cell table:number-columns-repeated="2" table:style-name="ce5"/>
          <table:table-cell office:value-type="string" table:style-name="ce5">
            <text:p>325765427</text:p>
          </table:table-cell>
          <table:table-cell office:value-type="string" table:style-name="ce5">
            <text:p>waterschappen</text:p>
          </table:table-cell>
          <table:table-cell office:value-type="string" table:style-name="ce5">
            <text:p>123501020</text:p>
          </table:table-cell>
          <table:table-cell office:value-type="string" table:style-name="ce5">
            <text:p>1159078613146316800</text:p>
          </table:table-cell>
          <table:table-cell office:value-type="string" table:style-name="ce5">
            <text:p>&lt;a href="http://twitter.com/download/iphone" rel="nofollow"&gt;Twitter for iPhone&lt;/a&gt;</text:p>
          </table:table-cell>
          <table:table-cell office:value-type="string" table:style-name="ce8">
            <text:p><text:a xlink:href="http://pbs.twimg.com/profile_images/1021335987656560640/g5ghx-iv_normal.jpg">http://pbs.twimg.com/profile_images/1021335987656560640/g5ghx-iv_normal.jpg</text:a></text:p>
          </table:table-cell>
          <table:table-cell office:value-type="float" office:value="333" table:style-name="ce5">
            <text:p>333</text:p>
          </table:table-cell>
          <table:table-cell office:value-type="float" office:value="175" table:style-name="ce5">
            <text:p>175</text:p>
          </table:table-cell>
          <table:table-cell office:value-type="string" table:style-name="ce5">
            <text:p>Nijmegen, Nederland</text:p>
          </table:table-cell>
          <table:table-cell office:value-type="string" table:style-name="ce8">
            <text:p><text:a xlink:href="http://twitter.com/janz56/statuses/1159412714156019712">http://twitter.com/janz56/statuses/1159412714156019712</text:a></text:p>
          </table:table-cell>
          <table:table-cell office:value-type="string" table:style-name="ce5">
            <text:p>{"hashtags":[],"symbols":[],"user_mentions":[{"screen_name":"waterschappen","name":"Unie v Waterschappen","id":325765427,"id_str":"325765427","indices":[0,14]},{"screen_name":"UniUtrecht","name":"Universiteit Utrecht","id":33548291,"id_str":"33548291","indices":[15,26]},{"screen_name":"PCGGlas","name":"Peter Glas","id":235630520,"id_str":"235630520","indices":[27,35]}],"urls":[]}</text:p>
          </table:table-cell>
          <table:table-cell table:number-columns-repeated="16366"/>
        </table:table-row>
        <table:table-row table:style-name="ro2">
          <table:table-cell office:value-type="string" table:style-name="ce4">
            <text:p>1159412002521014273</text:p>
          </table:table-cell>
          <table:table-cell office:value-type="string" table:style-name="ce5">
            <text:p>Biofabrication</text:p>
          </table:table-cell>
          <table:table-cell office:value-type="string" table:style-name="ce6">
            <text:p>RT @RicLevato: A nice summary of the orthopedics/biofab lab's efforts to print living <text:s/>replacements for injuried articular joints @josmalda <text:s/>@RMUtrecht @UMCUtrecht @UniUtrecht @ERC_Research #bioprinting #regmed #AcademicTwitter https://t.co/KKOfI0lSls</text:p>
          </table:table-cell>
          <table:table-cell office:value-type="string" table:style-name="ce5">
            <text:p>Thu Aug 08 10:32:16 +0000 2019</text:p>
          </table:table-cell>
          <table:table-cell office:value-type="date" office:date-value="2019-08-08T11:32:16" table:style-name="ce7">
            <text:p>08/08/2019 11:32:16</text:p>
          </table:table-cell>
          <table:table-cell table:number-columns-repeated="4" table:style-name="ce5"/>
          <table:table-cell office:value-type="string" table:style-name="ce5">
            <text:p>130505654</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878192521104543746/dSal7XDP_normal.jpg">http://pbs.twimg.com/profile_images/878192521104543746/dSal7XDP_normal.jpg</text:a></text:p>
          </table:table-cell>
          <table:table-cell office:value-type="float" office:value="841" table:style-name="ce5">
            <text:p>841</text:p>
          </table:table-cell>
          <table:table-cell office:value-type="float" office:value="574" table:style-name="ce5">
            <text:p>574</text:p>
          </table:table-cell>
          <table:table-cell office:value-type="string" table:style-name="ce5">
            <text:p>England, United Kingdom</text:p>
          </table:table-cell>
          <table:table-cell office:value-type="string" table:style-name="ce8">
            <text:p><text:a xlink:href="http://twitter.com/Biofabrication/statuses/1159412002521014273">http://twitter.com/Biofabrication/statuses/1159412002521014273</text:a></text:p>
          </table:table-cell>
          <table:table-cell office:value-type="string" table:style-name="ce5">
            <text:p>{"hashtags":[],"symbols":[],"user_mentions":[{"screen_name":"RicLevato","name":"rlevato","id":883308003658784800,"id_str":"883308003658784773","indices":[3,13]},{"screen_name":"josmalda","name":"Jos Malda","id":269861794,"id_str":"269861794","indices":[130,139]}],"urls":[]}</text:p>
          </table:table-cell>
          <table:table-cell table:number-columns-repeated="16366"/>
        </table:table-row>
        <table:table-row table:style-name="ro5">
          <table:table-cell office:value-type="string" table:style-name="ce4">
            <text:p>1159408663318159360</text:p>
          </table:table-cell>
          <table:table-cell office:value-type="string" table:style-name="ce5">
            <text:p>Ideetje9</text:p>
          </table:table-cell>
          <table:table-cell office:value-type="string" table:style-name="ce6">
            <text:p>@LaurensGaukema @Herseninstituut @VUmcAmsterdam @ErasmusMC @UniUtrecht @Nieuwsenco Is er ook een remedie tegen #slapeloosheid als er helemaal geen melatonine wordt aangemaakt? #stoma #blind</text:p>
          </table:table-cell>
          <table:table-cell office:value-type="string" table:style-name="ce5">
            <text:p>Thu Aug 08 10:19:00 +0000 2019</text:p>
          </table:table-cell>
          <table:table-cell office:value-type="date" office:date-value="2019-08-08T11:19:00" table:style-name="ce7">
            <text:p>08/08/2019 11:19:00</text:p>
          </table:table-cell>
          <table:table-cell table:number-columns-repeated="2" table:style-name="ce5"/>
          <table:table-cell office:value-type="string" table:style-name="ce5">
            <text:p>2445185294</text:p>
          </table:table-cell>
          <table:table-cell office:value-type="string" table:style-name="ce5">
            <text:p>LaurensGaukema</text:p>
          </table:table-cell>
          <table:table-cell office:value-type="string" table:style-name="ce5">
            <text:p>255515762</text:p>
          </table:table-cell>
          <table:table-cell office:value-type="string" table:style-name="ce5">
            <text:p>1100116630850494465</text:p>
          </table:table-cell>
          <table:table-cell office:value-type="string" table:style-name="ce5">
            <text:p>&lt;a href="http://twitter.com/download/iphone" rel="nofollow"&gt;Twitter for iPhone&lt;/a&gt;</text:p>
          </table:table-cell>
          <table:table-cell office:value-type="string" table:style-name="ce8">
            <text:p><text:a xlink:href="http://pbs.twimg.com/profile_images/1084088547181805568/5415NW74_normal.jpg">http://pbs.twimg.com/profile_images/1084088547181805568/5415NW74_normal.jpg</text:a></text:p>
          </table:table-cell>
          <table:table-cell office:value-type="float" office:value="1405" table:style-name="ce5">
            <text:p>1405</text:p>
          </table:table-cell>
          <table:table-cell office:value-type="float" office:value="2606" table:style-name="ce5">
            <text:p>2606</text:p>
          </table:table-cell>
          <table:table-cell table:style-name="ce5"/>
          <table:table-cell office:value-type="string" table:style-name="ce8">
            <text:p><text:a xlink:href="http://twitter.com/Ideetje9/statuses/1159408663318159360">http://twitter.com/Ideetje9/statuses/1159408663318159360</text:a></text:p>
          </table:table-cell>
          <table:table-cell office:value-type="string" table:style-name="ce5">
            <text:p>{"hashtags":[{"text":"slapeloosheid","indices":[111,125]},{"text":"stoma","indices":[176,182]},{"text":"blind","indices":[183,189]}],"symbols":[],"user_mentions":[{"screen_name":"LaurensGaukema","name":"Laurens Gaukema","id":2445185294,"id_str":"2445185294","indices":[0,15]},{"screen_name":"Herseninstituut","name":"Herseninstituut","id":3013006143,"id_str":"3013006143","indices":[16,32]},{"screen_name":"VUmcAmsterdam","name":"VUmc Amsterdam","id":1004682373798260700,"id_str":"1004682373798260736","indices":[33,47]},{"screen_name":"ErasmusMC","name":"Erasmus MC","id":57046824,"id_str":"57046824","indices":[48,58]},{"screen_name":"UniUtrecht","name":"Universiteit Utrecht","id":33548291,"id_str":"33548291","indices":[59,70]},{"screen_name":"Nieuwsenco","name":"Nieuws en Co","id":17962349,"id_str":"17962349","indices":[71,82]}],"urls":[]}</text:p>
          </table:table-cell>
          <table:table-cell table:number-columns-repeated="16366"/>
        </table:table-row>
        <table:table-row table:style-name="ro2">
          <table:table-cell office:value-type="string" table:style-name="ce4">
            <text:p>1159408255711535104</text:p>
          </table:table-cell>
          <table:table-cell office:value-type="string" table:style-name="ce5">
            <text:p>Ideetje9</text:p>
          </table:table-cell>
          <table:table-cell office:value-type="string" table:style-name="ce6">
            <text:p>@LaurensGaukema @Herseninstituut @VUmcAmsterdam @ErasmusMC @UniUtrecht @Nieuwsenco Hoe zit het met geen melotonine aanmaken na darmverwijdering #stoma ? En blind zijn? Kan daar ook een remedie tegen #slapeloosheid worden gevonden?</text:p>
          </table:table-cell>
          <table:table-cell office:value-type="string" table:style-name="ce5">
            <text:p>Thu Aug 08 10:17:23 +0000 2019</text:p>
          </table:table-cell>
          <table:table-cell office:value-type="date" office:date-value="2019-08-08T11:17:23" table:style-name="ce7">
            <text:p>08/08/2019 11:17:23</text:p>
          </table:table-cell>
          <table:table-cell table:number-columns-repeated="2" table:style-name="ce5"/>
          <table:table-cell office:value-type="string" table:style-name="ce5">
            <text:p>2445185294</text:p>
          </table:table-cell>
          <table:table-cell office:value-type="string" table:style-name="ce5">
            <text:p>LaurensGaukema</text:p>
          </table:table-cell>
          <table:table-cell office:value-type="string" table:style-name="ce5">
            <text:p>255515762</text:p>
          </table:table-cell>
          <table:table-cell office:value-type="string" table:style-name="ce5">
            <text:p>1100116630850494465</text:p>
          </table:table-cell>
          <table:table-cell office:value-type="string" table:style-name="ce5">
            <text:p>&lt;a href="http://twitter.com/download/iphone" rel="nofollow"&gt;Twitter for iPhone&lt;/a&gt;</text:p>
          </table:table-cell>
          <table:table-cell office:value-type="string" table:style-name="ce8">
            <text:p><text:a xlink:href="http://pbs.twimg.com/profile_images/1084088547181805568/5415NW74_normal.jpg">http://pbs.twimg.com/profile_images/1084088547181805568/5415NW74_normal.jpg</text:a></text:p>
          </table:table-cell>
          <table:table-cell office:value-type="float" office:value="1405" table:style-name="ce5">
            <text:p>1405</text:p>
          </table:table-cell>
          <table:table-cell office:value-type="float" office:value="2606" table:style-name="ce5">
            <text:p>2606</text:p>
          </table:table-cell>
          <table:table-cell table:style-name="ce5"/>
          <table:table-cell office:value-type="string" table:style-name="ce8">
            <text:p><text:a xlink:href="http://twitter.com/Ideetje9/statuses/1159408255711535104">http://twitter.com/Ideetje9/statuses/1159408255711535104</text:a></text:p>
          </table:table-cell>
          <table:table-cell office:value-type="string" table:style-name="ce5">
            <text:p>{"hashtags":[{"text":"stoma","indices":[144,150]},{"text":"slapeloosheid","indices":[199,213]}],"symbols":[],"user_mentions":[{"screen_name":"LaurensGaukema","name":"Laurens Gaukema","id":2445185294,"id_str":"2445185294","indices":[0,15]},{"screen_name":"Herseninstituut","name":"Herseninstituut","id":3013006143,"id_str":"3013006143","indices":[16,32]},{"screen_name":"VUmcAmsterdam","name":"VUmc Amsterdam","id":1004682373798260700,"id_str":"1004682373798260736","indices":[33,47]},{"screen_name":"ErasmusMC","name":"Erasmus MC","id":57046824,"id_str":"57046824","indices":[48,58]},{"screen_name":"UniUtrecht","name":"Universiteit Utrecht","id":33548291,"id_str":"33548291","indices":[59,70]},{"screen_name":"Nieuwsenco","name":"Nieuws en Co","id":17962349,"id_str":"17962349","indices":[71,82]}],"urls":[]}</text:p>
          </table:table-cell>
          <table:table-cell table:number-columns-repeated="16366"/>
        </table:table-row>
        <table:table-row table:style-name="ro5">
          <table:table-cell office:value-type="string" table:style-name="ce4">
            <text:p>1159402931969507329</text:p>
          </table:table-cell>
          <table:table-cell office:value-type="string" table:style-name="ce5">
            <text:p>_ElvisResCue</text:p>
          </table:table-cell>
          <table:table-cell office:value-type="string" table:style-name="ce6">
            <text:p>Postdoc position on the grammar of drum languages (0,8 fte)</text:p>
            <text:p>@UniUtrecht</text:p>
            <text:p>https://t.co/cL5EsxclAl</text:p>
          </table:table-cell>
          <table:table-cell office:value-type="string" table:style-name="ce5">
            <text:p>Thu Aug 08 09:56:14 +0000 2019</text:p>
          </table:table-cell>
          <table:table-cell office:value-type="date" office:date-value="2019-08-08T10:56:14" table:style-name="ce7">
            <text:p>08/08/2019 10:56:14</text:p>
          </table:table-cell>
          <table:table-cell table:number-columns-repeated="4" table:style-name="ce5"/>
          <table:table-cell office:value-type="string" table:style-name="ce5">
            <text:p>760853029205618688</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150135776430174208/xquam9bG_normal.jpg">http://pbs.twimg.com/profile_images/1150135776430174208/xquam9bG_normal.jpg</text:a></text:p>
          </table:table-cell>
          <table:table-cell office:value-type="float" office:value="270" table:style-name="ce5">
            <text:p>270</text:p>
          </table:table-cell>
          <table:table-cell office:value-type="float" office:value="708" table:style-name="ce5">
            <text:p>708</text:p>
          </table:table-cell>
          <table:table-cell office:value-type="string" table:style-name="ce5">
            <text:p>Birmingham, England</text:p>
          </table:table-cell>
          <table:table-cell office:value-type="string" table:style-name="ce8">
            <text:p><text:a xlink:href="http://twitter.com/_ElvisResCue/statuses/1159402931969507329">http://twitter.com/_ElvisResCue/statuses/1159402931969507329</text:a></text:p>
          </table:table-cell>
          <table:table-cell office:value-type="string" table:style-name="ce5">
            <text:p>{"hashtags":[],"symbols":[],"user_mentions":[{"screen_name":"UniUtrecht","name":"Universiteit Utrecht","id":33548291,"id_str":"33548291","indices":[60,71]}],"urls":[{"url":"https://t.co/cL5EsxclAl","expanded_url":"https://www.academictransfer.com/en/284817/postdoc-position-on-the-grammar-of-drum-languages-08-fte/?utm_source=ATemailalert&amp;utm_medium=email&amp;utm_campaign=job_click","display_url":"academictransfer.com/en/284817/post…","indices":[72,95]}]}</text:p>
          </table:table-cell>
          <table:table-cell table:number-columns-repeated="16366"/>
        </table:table-row>
        <table:table-row table:style-name="ro8">
          <table:table-cell office:value-type="string" table:style-name="ce4">
            <text:p>1159399683271401472</text:p>
          </table:table-cell>
          <table:table-cell office:value-type="string" table:style-name="ce5">
            <text:p>MaudRadstake</text:p>
          </table:table-cell>
          <table:table-cell office:value-type="string" table:style-name="ce6">
            <text:p>@imrankhan Definitely contact @marcvanmil (Utrecht, the Netherlands) @UMCUtrecht @UniUtrecht !</text:p>
          </table:table-cell>
          <table:table-cell office:value-type="string" table:style-name="ce5">
            <text:p>Thu Aug 08 09:43:19 +0000 2019</text:p>
          </table:table-cell>
          <table:table-cell office:value-type="date" office:date-value="2019-08-08T10:43:19" table:style-name="ce7">
            <text:p>08/08/2019 10:43:19</text:p>
          </table:table-cell>
          <table:table-cell table:number-columns-repeated="2" table:style-name="ce5"/>
          <table:table-cell office:value-type="string" table:style-name="ce5">
            <text:p>14973943</text:p>
          </table:table-cell>
          <table:table-cell office:value-type="string" table:style-name="ce5">
            <text:p>imrankhan</text:p>
          </table:table-cell>
          <table:table-cell office:value-type="string" table:style-name="ce5">
            <text:p>184700050</text:p>
          </table:table-cell>
          <table:table-cell office:value-type="string" table:style-name="ce5">
            <text:p>1159136705045291011</text:p>
          </table:table-cell>
          <table:table-cell office:value-type="string" table:style-name="ce5">
            <text:p>&lt;a href="http://twitter.com/#!/download/ipad" rel="nofollow"&gt;Twitter for iPad&lt;/a&gt;</text:p>
          </table:table-cell>
          <table:table-cell office:value-type="string" table:style-name="ce8">
            <text:p><text:a xlink:href="http://pbs.twimg.com/profile_images/558685682995331074/EokuraXg_normal.jpeg">http://pbs.twimg.com/profile_images/558685682995331074/EokuraXg_normal.jpeg</text:a></text:p>
          </table:table-cell>
          <table:table-cell office:value-type="float" office:value="476" table:style-name="ce5">
            <text:p>476</text:p>
          </table:table-cell>
          <table:table-cell office:value-type="float" office:value="493" table:style-name="ce5">
            <text:p>493</text:p>
          </table:table-cell>
          <table:table-cell table:style-name="ce5"/>
          <table:table-cell office:value-type="string" table:style-name="ce8">
            <text:p><text:a xlink:href="http://twitter.com/MaudRadstake/statuses/1159399683271401472">http://twitter.com/MaudRadstake/statuses/1159399683271401472</text:a></text:p>
          </table:table-cell>
          <table:table-cell office:value-type="string" table:style-name="ce5">
            <text:p>{"hashtags":[],"symbols":[],"user_mentions":[{"screen_name":"imrankhan","name":"Imran Khan","id":14973943,"id_str":"14973943","indices":[0,10]},{"screen_name":"marcvanmil","name":"Marc van Mil","id":429283097,"id_str":"429283097","indices":[30,41]},{"screen_name":"UMCUtrecht","name":"UMC Utrecht","id":42636064,"id_str":"42636064","indices":[69,80]},{"screen_name":"UniUtrecht","name":"Universiteit Utrecht","id":33548291,"id_str":"33548291","indices":[81,92]}],"urls":[]}</text:p>
          </table:table-cell>
          <table:table-cell table:number-columns-repeated="16366"/>
        </table:table-row>
        <table:table-row table:style-name="ro5">
          <table:table-cell office:value-type="string" table:style-name="ce4">
            <text:p>1159398281144913920</text:p>
          </table:table-cell>
          <table:table-cell office:value-type="string" table:style-name="ce5">
            <text:p>vanpraagbiograf</text:p>
          </table:table-cell>
          <table:table-cell office:value-type="string" table:style-name="ce6">
            <text:p>@UniUtrecht humanisme weg. Houden zo. Als u dat zegt kan het dan zo nog voortbestaan? Moet het verder onder de naam “Humoristisch Verbond”? https://t.co/zq5rPHaNrg</text:p>
          </table:table-cell>
          <table:table-cell office:value-type="string" table:style-name="ce5">
            <text:p>Thu Aug 08 09:37:45 +0000 2019</text:p>
          </table:table-cell>
          <table:table-cell office:value-type="date" office:date-value="2019-08-08T10:37:45" table:style-name="ce7">
            <text:p>08/08/2019 10:37:45</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59398281144913920">http://twitter.com/vanpraagbiograf/statuses/1159398281144913920</text:a></text:p>
          </table:table-cell>
          <table:table-cell office:value-type="string" table:style-name="ce5">
            <text:p>{"hashtags":[],"symbols":[],"user_mentions":[{"screen_name":"UniUtrecht","name":"Universiteit Utrecht","id":33548291,"id_str":"33548291","indices":[0,11]}],"urls":[],"media":[{"id":1159398276589863000,"id_str":"1159398276589862913","indices":[140,163],"media_url":"http://pbs.twimg.com/media/EBcClv1WwAEXBY0.jpg","media_url_https":"https://pbs.twimg.com/media/EBcClv1WwAEXBY0.jpg","url":"https://t.co/zq5rPHaNrg","display_url":"pic.twitter.com/zq5rPHaNrg","expanded_url":"https://twitter.com/vanpraagbiograf/status/1159398281144913920/photo/1","type":"photo","sizes":{"small":{"w":100,"h":132,"resize":"fit"},"thumb":{"w":100,"h":100,"resize":"crop"},"medium":{"w":100,"h":132,"resize":"fit"},"large":{"w":100,"h":132,"resize":"fit"}}}]}</text:p>
          </table:table-cell>
          <table:table-cell table:number-columns-repeated="16366"/>
        </table:table-row>
        <table:table-row table:style-name="ro2">
          <table:table-cell office:value-type="string" table:style-name="ce4">
            <text:p>1159398184805969920</text:p>
          </table:table-cell>
          <table:table-cell office:value-type="string" table:style-name="ce5">
            <text:p>vanpraagbiograf</text:p>
          </table:table-cell>
          <table:table-cell office:value-type="string" table:style-name="ce6">
            <text:p>@UniUtrecht Humanistisch Verbond, sinds 1963 problemen zijn. Van Praag legde een motie naast zich neer waardoor het definitief ophield humanistisch te zijn. De ideële organisatie zit zonder leer! Straks zegt u: eerst verliest het humanisme zijn sociale gezicht en nu is het hele</text:p>
          </table:table-cell>
          <table:table-cell office:value-type="string" table:style-name="ce5">
            <text:p>Thu Aug 08 09:37:22 +0000 2019</text:p>
          </table:table-cell>
          <table:table-cell office:value-type="date" office:date-value="2019-08-08T10:37:22" table:style-name="ce7">
            <text:p>08/08/2019 10:37:22</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59398184805969920">http://twitter.com/vanpraagbiograf/statuses/1159398184805969920</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59398136948953088</text:p>
          </table:table-cell>
          <table:table-cell office:value-type="string" table:style-name="ce5">
            <text:p>vanpraagbiograf</text:p>
          </table:table-cell>
          <table:table-cell office:value-type="string" table:style-name="ce6">
            <text:p>@UniUtrecht Humanisten steunen niet de emancipatie van bevolkingsgroepen. Ook de vraag wat te denken van de “humanistische” geheimtaal rechtvaardigt de biografie. U zult straks verheugd zijn wegens nieuwe inzichten en begrijpen dat er in de “humanistische” sekte, het</text:p>
          </table:table-cell>
          <table:table-cell office:value-type="string" table:style-name="ce5">
            <text:p>Thu Aug 08 09:37:11 +0000 2019</text:p>
          </table:table-cell>
          <table:table-cell office:value-type="date" office:date-value="2019-08-08T10:37:11" table:style-name="ce7">
            <text:p>08/08/2019 10:37:11</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59398136948953088">http://twitter.com/vanpraagbiograf/statuses/1159398136948953088</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59398093433069573</text:p>
          </table:table-cell>
          <table:table-cell office:value-type="string" table:style-name="ce5">
            <text:p>vanpraagbiograf</text:p>
          </table:table-cell>
          <table:table-cell office:value-type="string" table:style-name="ce6">
            <text:p>@UniUtrecht niet de armen (de aanhalingstekens hebben een reden)? Moet dat voor humanisme doorgaan? Beslist u maar. Misschien stelde Van Praag hier wat tegenover. Hij scheen zich in te zetten voor gelijkberechtiging van buitenkerkelijken. Daar zit echter een luchtje aan.</text:p>
          </table:table-cell>
          <table:table-cell office:value-type="string" table:style-name="ce5">
            <text:p>Thu Aug 08 09:37:00 +0000 2019</text:p>
          </table:table-cell>
          <table:table-cell office:value-type="date" office:date-value="2019-08-08T10:37:00" table:style-name="ce7">
            <text:p>08/08/2019 10:37:00</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59398093433069573">http://twitter.com/vanpraagbiograf/statuses/1159398093433069573</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59398043457916929</text:p>
          </table:table-cell>
          <table:table-cell office:value-type="string" table:style-name="ce5">
            <text:p>vanpraagbiograf</text:p>
          </table:table-cell>
          <table:table-cell office:value-type="string" table:style-name="ce6">
            <text:p>@UniUtrecht Kijk eens (via de zoekfunctie) of het woord “armoede” of “armen” in de biografie staat. Hiermee werd het humanisme vaarwel gezegd. Wat bleef ervan over? Werd dat de leer van de heersende klasse (die buitenkerkelijk is)? Dan steunen “humanisten” toch de rijken, maar</text:p>
          </table:table-cell>
          <table:table-cell office:value-type="string" table:style-name="ce5">
            <text:p>Thu Aug 08 09:36:48 +0000 2019</text:p>
          </table:table-cell>
          <table:table-cell office:value-type="date" office:date-value="2019-08-08T10:36:48" table:style-name="ce7">
            <text:p>08/08/2019 10:36:48</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59398043457916929">http://twitter.com/vanpraagbiograf/statuses/1159398043457916929</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59397976441327617</text:p>
          </table:table-cell>
          <table:table-cell office:value-type="string" table:style-name="ce5">
            <text:p>vanpraagbiograf</text:p>
          </table:table-cell>
          <table:table-cell office:value-type="string" table:style-name="ce6">
            <text:p>@UniUtrecht zeer welkom is. Over op het boek. Humanisme draait om medemenselijkheid. U verwacht van humanisten dat ze zich inspannen voor lotsverbetering van de armen, maar dat doen ze niet. Van Praag zorgde ervoor dat het humanisme zijn sociale gezicht verloor. Overtuig uzelf.</text:p>
          </table:table-cell>
          <table:table-cell office:value-type="string" table:style-name="ce5">
            <text:p>Thu Aug 08 09:36:32 +0000 2019</text:p>
          </table:table-cell>
          <table:table-cell office:value-type="date" office:date-value="2019-08-08T10:36:32" table:style-name="ce7">
            <text:p>08/08/2019 10:36:32</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59397976441327617">http://twitter.com/vanpraagbiograf/statuses/1159397976441327617</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59397918966788097</text:p>
          </table:table-cell>
          <table:table-cell office:value-type="string" table:style-name="ce5">
            <text:p>vanpraagbiograf</text:p>
          </table:table-cell>
          <table:table-cell office:value-type="string" table:style-name="ce6">
            <text:p>@UniUtrecht beslag. Toch stak niemand een poot voor de biograaf uit; de opdrachtgevers, de “humanisten” van het Humanistisch Verbond, al helemaal niet. Hij moet maar zien hoe hij uit de kosten komt. Dan mag hij het boek gratis op internet aanbieden. U begrijpt dat uw bijdrage</text:p>
          </table:table-cell>
          <table:table-cell office:value-type="string" table:style-name="ce5">
            <text:p>Thu Aug 08 09:36:19 +0000 2019</text:p>
          </table:table-cell>
          <table:table-cell office:value-type="date" office:date-value="2019-08-08T10:36:19" table:style-name="ce7">
            <text:p>08/08/2019 10:36:19</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59397918966788097">http://twitter.com/vanpraagbiograf/statuses/1159397918966788097</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59397874280673280</text:p>
          </table:table-cell>
          <table:table-cell office:value-type="string" table:style-name="ce5">
            <text:p>vanpraagbiograf</text:p>
          </table:table-cell>
          <table:table-cell office:value-type="string" table:style-name="ce6">
            <text:p>@UniUtrecht vorm gaf (en liet verdwijnen). Een unieke kans om dit (of wat daar voor door moet gaan) te leren kennen. Helaas kan de biografie niet worden gedrukt omdat de auteur straat- en straatarm is. Weliswaar nam het schrijven (een gruwelijk zware klus) meer dan tien jaar in</text:p>
          </table:table-cell>
          <table:table-cell office:value-type="string" table:style-name="ce5">
            <text:p>Thu Aug 08 09:36:08 +0000 2019</text:p>
          </table:table-cell>
          <table:table-cell office:value-type="date" office:date-value="2019-08-08T10:36:08" table:style-name="ce7">
            <text:p>08/08/2019 10:36:08</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59397874280673280">http://twitter.com/vanpraagbiograf/statuses/1159397874280673280</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59397825266032641</text:p>
          </table:table-cell>
          <table:table-cell office:value-type="string" table:style-name="ce5">
            <text:p>vanpraagbiograf</text:p>
          </table:table-cell>
          <table:table-cell office:value-type="string" table:style-name="ce6">
            <text:p>@UniUtrecht Hallo, u wilt toch wel een biografie cadeau? Download dan Het Grondsop voor de Goddelozen op http:/www.jpvanpraag.nl De biografie gaat over J.P. van Praag, pyromaan, bekende 20e eeuwse humanist, lichtend voorbeeld voor “humanisten” en tevens de man die het humanisme</text:p>
          </table:table-cell>
          <table:table-cell office:value-type="string" table:style-name="ce5">
            <text:p>Thu Aug 08 09:35:56 +0000 2019</text:p>
          </table:table-cell>
          <table:table-cell office:value-type="date" office:date-value="2019-08-08T10:35:56" table:style-name="ce7">
            <text:p>08/08/2019 10:35:56</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59397825266032641">http://twitter.com/vanpraagbiograf/statuses/1159397825266032641</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3">
          <table:table-cell office:value-type="string" table:style-name="ce4">
            <text:p>1159397245495758849</text:p>
          </table:table-cell>
          <table:table-cell office:value-type="string" table:style-name="ce5">
            <text:p>UUCopernicus</text:p>
          </table:table-cell>
          <table:table-cell office:value-type="string" table:style-name="ce6">
            <text:p>RT @FuturesStudioUU: 1 week to submit your story to the Climate Fiction Competition #AntropoScenes !</text:p>
            <text:p>Send in your #clifi short stories, screenplays, comics and visual stories (in Swedish/English) before August 16th: https://t.co/mZrsLaPEce @lunduniversity @Durhamuni_cis @warwickuni @UniUtrecht https://t.co/Pabyl0RbNV</text:p>
          </table:table-cell>
          <table:table-cell office:value-type="string" table:style-name="ce5">
            <text:p>Thu Aug 08 09:33:38 +0000 2019</text:p>
          </table:table-cell>
          <table:table-cell office:value-type="date" office:date-value="2019-08-08T10:33:38" table:style-name="ce7">
            <text:p>08/08/2019 10:33:38</text:p>
          </table:table-cell>
          <table:table-cell table:number-columns-repeated="4" table:style-name="ce5"/>
          <table:table-cell office:value-type="string" table:style-name="ce5">
            <text:p>4425195676</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674572227925385216/UHUCqZBp_normal.png">http://pbs.twimg.com/profile_images/674572227925385216/UHUCqZBp_normal.png</text:a></text:p>
          </table:table-cell>
          <table:table-cell office:value-type="float" office:value="1504" table:style-name="ce5">
            <text:p>1504</text:p>
          </table:table-cell>
          <table:table-cell office:value-type="float" office:value="753" table:style-name="ce5">
            <text:p>753</text:p>
          </table:table-cell>
          <table:table-cell office:value-type="string" table:style-name="ce5">
            <text:p>Utrecht, Nederland</text:p>
          </table:table-cell>
          <table:table-cell office:value-type="string" table:style-name="ce8">
            <text:p><text:a xlink:href="http://twitter.com/UUCopernicus/statuses/1159397245495758849">http://twitter.com/UUCopernicus/statuses/1159397245495758849</text:a></text:p>
          </table:table-cell>
          <table:table-cell office:value-type="string" table:style-name="ce5">
            <text:p>{"hashtags":[{"text":"AntropoScenes","indices":[84,98]},{"text":"clifi","indices":[114,120]}],"symbols":[],"user_mentions":[{"screen_name":"FuturesStudioUU","name":"Urban Futures Studio","id":3349107448,"id_str":"3349107448","indices":[3,19]}],"urls":[]}</text:p>
          </table:table-cell>
          <table:table-cell table:number-columns-repeated="16366"/>
        </table:table-row>
        <table:table-row table:style-name="ro2">
          <table:table-cell office:value-type="string" table:style-name="ce4">
            <text:p>1159396513992384512</text:p>
          </table:table-cell>
          <table:table-cell office:value-type="string" table:style-name="ce5">
            <text:p>UUGeo</text:p>
          </table:table-cell>
          <table:table-cell office:value-type="string" table:style-name="ce6">
            <text:p>RT @UUGeo: "Het beleid moet anders," zegt onze droogte-expert @niko_wanders @UniUtrecht bij @EenVandaag. "We moeten keuzes maken. Welke gewassen willen we verbouwen?" #droogte #drinkwater https://t.co/HtY56Dw6zI</text:p>
          </table:table-cell>
          <table:table-cell office:value-type="string" table:style-name="ce5">
            <text:p>Thu Aug 08 09:30:44 +0000 2019</text:p>
          </table:table-cell>
          <table:table-cell office:value-type="date" office:date-value="2019-08-08T10:30:44" table:style-name="ce7">
            <text:p>08/08/2019 10:30:44</text:p>
          </table:table-cell>
          <table:table-cell table:number-columns-repeated="4" table:style-name="ce5"/>
          <table:table-cell office:value-type="string" table:style-name="ce5">
            <text:p>49980589</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010137619383177216/DBeuOKC8_normal.jpg">http://pbs.twimg.com/profile_images/1010137619383177216/DBeuOKC8_normal.jpg</text:a></text:p>
          </table:table-cell>
          <table:table-cell office:value-type="float" office:value="2107" table:style-name="ce5">
            <text:p>2107</text:p>
          </table:table-cell>
          <table:table-cell office:value-type="float" office:value="481" table:style-name="ce5">
            <text:p>481</text:p>
          </table:table-cell>
          <table:table-cell office:value-type="string" table:style-name="ce5">
            <text:p>Utrecht, Netherlands</text:p>
          </table:table-cell>
          <table:table-cell office:value-type="string" table:style-name="ce8">
            <text:p><text:a xlink:href="http://twitter.com/UUGeo/statuses/1159396513992384512">http://twitter.com/UUGeo/statuses/1159396513992384512</text:a></text:p>
          </table:table-cell>
          <table:table-cell office:value-type="string" table:style-name="ce5">
            <text:p>{"hashtags":[],"symbols":[],"user_mentions":[{"screen_name":"UUGeo","name":"Geowetenschappen UU","id":49980589,"id_str":"49980589","indices":[3,9]},{"screen_name":"niko_wanders","name":"Niko Wanders","id":3207741261,"id_str":"3207741261","indices":[62,75]},{"screen_name":"UniUtrecht","name":"Universiteit Utrecht","id":33548291,"id_str":"33548291","indices":[76,87]},{"screen_name":"EenVandaag","name":"EenVandaag","id":10572052,"id_str":"10572052","indices":[92,103]}],"urls":[]}</text:p>
          </table:table-cell>
          <table:table-cell table:number-columns-repeated="16366"/>
        </table:table-row>
        <table:table-row table:style-name="ro8">
          <table:table-cell office:value-type="string" table:style-name="ce4">
            <text:p>1159388065150001152</text:p>
          </table:table-cell>
          <table:table-cell office:value-type="string" table:style-name="ce5">
            <text:p>latifi_gresa</text:p>
          </table:table-cell>
          <table:table-cell office:value-type="string" table:style-name="ce6">
            <text:p>@lukas_held_ @KFrenken @UniUtrecht Awesome news @lukas_held_ ! Well done and good luck with the defense!!</text:p>
          </table:table-cell>
          <table:table-cell office:value-type="string" table:style-name="ce5">
            <text:p>Thu Aug 08 08:57:09 +0000 2019</text:p>
          </table:table-cell>
          <table:table-cell office:value-type="date" office:date-value="2019-08-08T09:57:09" table:style-name="ce7">
            <text:p>08/08/2019 09:57:09</text:p>
          </table:table-cell>
          <table:table-cell table:number-columns-repeated="2" table:style-name="ce5"/>
          <table:table-cell office:value-type="string" table:style-name="ce5">
            <text:p>825715977652465665</text:p>
          </table:table-cell>
          <table:table-cell office:value-type="string" table:style-name="ce5">
            <text:p>lukas_held_</text:p>
          </table:table-cell>
          <table:table-cell office:value-type="string" table:style-name="ce5">
            <text:p>908815524775292928</text:p>
          </table:table-cell>
          <table:table-cell office:value-type="string" table:style-name="ce5">
            <text:p>1159013277206269952</text:p>
          </table:table-cell>
          <table:table-cell office:value-type="string" table:style-name="ce5">
            <text:p>&lt;a href="http://twitter.com/download/iphone" rel="nofollow"&gt;Twitter for iPhone&lt;/a&gt;</text:p>
          </table:table-cell>
          <table:table-cell office:value-type="string" table:style-name="ce8">
            <text:p><text:a xlink:href="http://pbs.twimg.com/profile_images/1161133524621111296/T3JfAJV8_normal.jpg">http://pbs.twimg.com/profile_images/1161133524621111296/T3JfAJV8_normal.jpg</text:a></text:p>
          </table:table-cell>
          <table:table-cell office:value-type="float" office:value="169" table:style-name="ce5">
            <text:p>169</text:p>
          </table:table-cell>
          <table:table-cell office:value-type="float" office:value="369" table:style-name="ce5">
            <text:p>369</text:p>
          </table:table-cell>
          <table:table-cell office:value-type="string" table:style-name="ce5">
            <text:p>Munich, Bavaria</text:p>
          </table:table-cell>
          <table:table-cell office:value-type="string" table:style-name="ce8">
            <text:p><text:a xlink:href="http://twitter.com/latifi_gresa/statuses/1159388065150001152">http://twitter.com/latifi_gresa/statuses/1159388065150001152</text:a></text:p>
          </table:table-cell>
          <table:table-cell office:value-type="string" table:style-name="ce5">
            <text:p>{"hashtags":[],"symbols":[],"user_mentions":[{"screen_name":"lukas_held_","name":"Lukas Held","id":825715977652465700,"id_str":"825715977652465665","indices":[0,12]},{"screen_name":"KFrenken","name":"Koen Frenken","id":1292020495,"id_str":"1292020495","indices":[13,22]},{"screen_name":"UniUtrecht","name":"Universiteit Utrecht","id":33548291,"id_str":"33548291","indices":[23,34]},{"screen_name":"lukas_held_","name":"Lukas Held","id":825715977652465700,"id_str":"825715977652465665","indices":[48,60]}],"urls":[]}</text:p>
          </table:table-cell>
          <table:table-cell table:number-columns-repeated="16366"/>
        </table:table-row>
        <table:table-row table:style-name="ro8">
          <table:table-cell office:value-type="string" table:style-name="ce4">
            <text:p>1159386274173784066</text:p>
          </table:table-cell>
          <table:table-cell office:value-type="string" table:style-name="ce5">
            <text:p>LucaGrilli3</text:p>
          </table:table-cell>
          <table:table-cell office:value-type="string" table:style-name="ce6">
            <text:p>@lukas_held_ @KFrenken @UniUtrecht Hi lukas do your best (I am sure you will)!!!!!!</text:p>
          </table:table-cell>
          <table:table-cell office:value-type="string" table:style-name="ce5">
            <text:p>Thu Aug 08 08:50:02 +0000 2019</text:p>
          </table:table-cell>
          <table:table-cell office:value-type="date" office:date-value="2019-08-08T09:50:02" table:style-name="ce7">
            <text:p>08/08/2019 09:50:02</text:p>
          </table:table-cell>
          <table:table-cell table:number-columns-repeated="2" table:style-name="ce5"/>
          <table:table-cell office:value-type="string" table:style-name="ce5">
            <text:p>825715977652465665</text:p>
          </table:table-cell>
          <table:table-cell office:value-type="string" table:style-name="ce5">
            <text:p>lukas_held_</text:p>
          </table:table-cell>
          <table:table-cell office:value-type="string" table:style-name="ce5">
            <text:p>2296357519</text:p>
          </table:table-cell>
          <table:table-cell office:value-type="string" table:style-name="ce5">
            <text:p>1159013277206269952</text:p>
          </table:table-cell>
          <table:table-cell office:value-type="string" table:style-name="ce5">
            <text:p>&lt;a href="http://twitter.com/download/android" rel="nofollow"&gt;Twitter for Android&lt;/a&gt;</text:p>
          </table:table-cell>
          <table:table-cell office:value-type="string" table:style-name="ce8">
            <text:p><text:a xlink:href="http://pbs.twimg.com/profile_images/987700400680783873/Qc6upoCL_normal.jpg">http://pbs.twimg.com/profile_images/987700400680783873/Qc6upoCL_normal.jpg</text:a></text:p>
          </table:table-cell>
          <table:table-cell office:value-type="float" office:value="212" table:style-name="ce5">
            <text:p>212</text:p>
          </table:table-cell>
          <table:table-cell office:value-type="float" office:value="212" table:style-name="ce5">
            <text:p>212</text:p>
          </table:table-cell>
          <table:table-cell table:style-name="ce5"/>
          <table:table-cell office:value-type="string" table:style-name="ce8">
            <text:p><text:a xlink:href="http://twitter.com/LucaGrilli3/statuses/1159386274173784066">http://twitter.com/LucaGrilli3/statuses/1159386274173784066</text:a></text:p>
          </table:table-cell>
          <table:table-cell office:value-type="string" table:style-name="ce5">
            <text:p>{"hashtags":[],"symbols":[],"user_mentions":[{"screen_name":"lukas_held_","name":"Lukas Held","id":825715977652465700,"id_str":"825715977652465665","indices":[0,12]},{"screen_name":"KFrenken","name":"Koen Frenken","id":1292020495,"id_str":"1292020495","indices":[13,22]},{"screen_name":"UniUtrecht","name":"Universiteit Utrecht","id":33548291,"id_str":"33548291","indices":[23,34]}],"urls":[]}</text:p>
          </table:table-cell>
          <table:table-cell table:number-columns-repeated="16366"/>
        </table:table-row>
        <table:table-row table:style-name="ro4">
          <table:table-cell office:value-type="string" table:style-name="ce4">
            <text:p>1159385984708034560</text:p>
          </table:table-cell>
          <table:table-cell office:value-type="string" table:style-name="ce5">
            <text:p>LucaGrilli3</text:p>
          </table:table-cell>
          <table:table-cell office:value-type="string" table:style-name="ce6">
            <text:p>RT @lukas_held_: Here it is! 4 yrs of hard work with my supervisors Andrea Herrmann &amp;amp; @KFrenken went into this: Yesterday I received the prints of my PhD thesis on Venture Creation Processes. You are welcome to join the public defense on September 13 at 12.45 in the Academiegebouw of @UniUtrecht https://t.co/H5OpkxwBYI</text:p>
          </table:table-cell>
          <table:table-cell office:value-type="string" table:style-name="ce5">
            <text:p>Thu Aug 08 08:48:53 +0000 2019</text:p>
          </table:table-cell>
          <table:table-cell office:value-type="date" office:date-value="2019-08-08T09:48:53" table:style-name="ce7">
            <text:p>08/08/2019 09:48:53</text:p>
          </table:table-cell>
          <table:table-cell table:number-columns-repeated="4" table:style-name="ce5"/>
          <table:table-cell office:value-type="string" table:style-name="ce5">
            <text:p>2296357519</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987700400680783873/Qc6upoCL_normal.jpg">http://pbs.twimg.com/profile_images/987700400680783873/Qc6upoCL_normal.jpg</text:a></text:p>
          </table:table-cell>
          <table:table-cell office:value-type="float" office:value="212" table:style-name="ce5">
            <text:p>212</text:p>
          </table:table-cell>
          <table:table-cell office:value-type="float" office:value="212" table:style-name="ce5">
            <text:p>212</text:p>
          </table:table-cell>
          <table:table-cell table:style-name="ce5"/>
          <table:table-cell office:value-type="string" table:style-name="ce8">
            <text:p><text:a xlink:href="http://twitter.com/LucaGrilli3/statuses/1159385984708034560">http://twitter.com/LucaGrilli3/statuses/1159385984708034560</text:a></text:p>
          </table:table-cell>
          <table:table-cell office:value-type="string" table:style-name="ce5">
            <text:p>{"hashtags":[],"symbols":[],"user_mentions":[{"screen_name":"lukas_held_","name":"Lukas Held","id":825715977652465700,"id_str":"825715977652465665","indices":[3,15]},{"screen_name":"KFrenken","name":"Koen Frenken","id":1292020495,"id_str":"1292020495","indices":[90,99]}],"urls":[]}</text:p>
          </table:table-cell>
          <table:table-cell table:number-columns-repeated="16366"/>
        </table:table-row>
        <table:table-row table:style-name="ro7">
          <table:table-cell office:value-type="string" table:style-name="ce4">
            <text:p>1159380124330016769</text:p>
          </table:table-cell>
          <table:table-cell office:value-type="string" table:style-name="ce5">
            <text:p>LewisChuang</text:p>
          </table:table-cell>
          <table:table-cell office:value-type="string" table:style-name="ce6">
            <text:p>How can we define and model situations when a human user beliefs do not align with a machine's state of automation?</text:p>
            <text:p/>
            <text:p>#ChrisJanssen (@UtrechtUni) describes our paper in this video, using #automatedvehicles as an example.</text:p>
            <text:p/>
            <text:p>https://t.co/TCNfZfGJMR</text:p>
          </table:table-cell>
          <table:table-cell office:value-type="string" table:style-name="ce5">
            <text:p>Thu Aug 08 08:25:36 +0000 2019</text:p>
          </table:table-cell>
          <table:table-cell office:value-type="date" office:date-value="2019-08-08T09:25:36" table:style-name="ce7">
            <text:p>08/08/2019 09:25:36</text:p>
          </table:table-cell>
          <table:table-cell table:number-columns-repeated="4" table:style-name="ce5"/>
          <table:table-cell office:value-type="string" table:style-name="ce5">
            <text:p>13712382</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127594392909418496/hD7Zy073_normal.jpg">http://pbs.twimg.com/profile_images/1127594392909418496/hD7Zy073_normal.jpg</text:a></text:p>
          </table:table-cell>
          <table:table-cell office:value-type="float" office:value="677" table:style-name="ce5">
            <text:p>677</text:p>
          </table:table-cell>
          <table:table-cell office:value-type="float" office:value="430" table:style-name="ce5">
            <text:p>430</text:p>
          </table:table-cell>
          <table:table-cell office:value-type="string" table:style-name="ce5">
            <text:p>Munich, Bavaria</text:p>
          </table:table-cell>
          <table:table-cell office:value-type="string" table:style-name="ce8">
            <text:p><text:a xlink:href="http://twitter.com/LewisChuang/statuses/1159380124330016769">http://twitter.com/LewisChuang/statuses/1159380124330016769</text:a></text:p>
          </table:table-cell>
          <table:table-cell office:value-type="string" table:style-name="ce5">
            <text:p>{"hashtags":[{"text":"ChrisJanssen","indices":[117,130]},{"text":"automatedvehicles","indices":[186,204]}],"symbols":[],"user_mentions":[{"screen_name":"UtrechtUni","name":"Utrecht University","id":33550981,"id_str":"33550981","indices":[132,143]}],"urls":[{"url":"https://t.co/TCNfZfGJMR","expanded_url":"https://www.youtube.com/watch?v=rmb7t7qf5J4&amp;feature=youtu.be","display_url":"youtube.com/watch?v=rmb7t7…","indices":[222,245]}]}</text:p>
          </table:table-cell>
          <table:table-cell table:number-columns-repeated="16366"/>
        </table:table-row>
        <table:table-row table:style-name="ro4">
          <table:table-cell office:value-type="string" table:style-name="ce4">
            <text:p>1159378301032501250</text:p>
          </table:table-cell>
          <table:table-cell office:value-type="string" table:style-name="ce5">
            <text:p>CGIARclimate</text:p>
          </table:table-cell>
          <table:table-cell office:value-type="string" table:style-name="ce6">
            <text:p>RT @CGIAR: Dry spells, flooding, aggressive crop pests, livestock diseases and huge crop failure all on the rise in Uganda as a result of #climatechange, according to a situation analysis by @IITA_CGIAR @CGIARclimate @CIAT_ @UtrechtUni. More here: https://t.co/SOsFKGuofm #climate https://t.co/EEGq7O6wNC</text:p>
          </table:table-cell>
          <table:table-cell office:value-type="string" table:style-name="ce5">
            <text:p>Thu Aug 08 08:18:21 +0000 2019</text:p>
          </table:table-cell>
          <table:table-cell office:value-type="date" office:date-value="2019-08-08T09:18:21" table:style-name="ce7">
            <text:p>08/08/2019 09:18:21</text:p>
          </table:table-cell>
          <table:table-cell table:number-columns-repeated="4" table:style-name="ce5"/>
          <table:table-cell office:value-type="string" table:style-name="ce5">
            <text:p>57341938</text:p>
          </table:table-cell>
          <table:table-cell table:style-name="ce5"/>
          <table:table-cell office:value-type="string" table:style-name="ce5">
            <text:p>&lt;a href="https://www.hootsuite.com" rel="nofollow"&gt;Hootsuite Inc.&lt;/a&gt;</text:p>
          </table:table-cell>
          <table:table-cell office:value-type="string" table:style-name="ce8">
            <text:p><text:a xlink:href="http://pbs.twimg.com/profile_images/976346528272044032/2GZ63sp6_normal.jpg">http://pbs.twimg.com/profile_images/976346528272044032/2GZ63sp6_normal.jpg</text:a></text:p>
          </table:table-cell>
          <table:table-cell office:value-type="float" office:value="57410" table:style-name="ce5">
            <text:p>57410</text:p>
          </table:table-cell>
          <table:table-cell office:value-type="float" office:value="4912" table:style-name="ce5">
            <text:p>4912</text:p>
          </table:table-cell>
          <table:table-cell office:value-type="string" table:style-name="ce5">
            <text:p>Wageningen, The Netherlands</text:p>
          </table:table-cell>
          <table:table-cell office:value-type="string" table:style-name="ce8">
            <text:p><text:a xlink:href="http://twitter.com/CGIARclimate/statuses/1159378301032501250">http://twitter.com/CGIARclimate/statuses/1159378301032501250</text:a></text:p>
          </table:table-cell>
          <table:table-cell office:value-type="string" table:style-name="ce5">
            <text:p>{"hashtags":[],"symbols":[],"user_mentions":[{"screen_name":"CGIAR","name":"CGIAR","id":343267635,"id_str":"343267635","indices":[3,9]}],"urls":[]}</text:p>
          </table:table-cell>
          <table:table-cell table:number-columns-repeated="16366"/>
        </table:table-row>
        <table:table-row table:style-name="ro2">
          <table:table-cell office:value-type="string" table:style-name="ce4">
            <text:p>1159377108046684160</text:p>
          </table:table-cell>
          <table:table-cell office:value-type="string" table:style-name="ce5">
            <text:p>_alexpetrucci</text:p>
          </table:table-cell>
          <table:table-cell office:value-type="string" table:style-name="ce6">
            <text:p>RT @euatweets: We are inviting proposals for paper presentations &amp;amp; workshops at the 2020 #EUALearnTeach Forum 'Balancing tradition and change', hosted by @UtrechtUni <text:s/>on 13-14 February 2020. Deadline to submit proposals: 1 October https://t.co/5XGdtCyei3 https://t.co/d2XWlZCAKM</text:p>
          </table:table-cell>
          <table:table-cell office:value-type="string" table:style-name="ce5">
            <text:p>Thu Aug 08 08:13:37 +0000 2019</text:p>
          </table:table-cell>
          <table:table-cell office:value-type="date" office:date-value="2019-08-08T09:13:37" table:style-name="ce7">
            <text:p>08/08/2019 09:13:37</text:p>
          </table:table-cell>
          <table:table-cell table:number-columns-repeated="4" table:style-name="ce5"/>
          <table:table-cell office:value-type="string" table:style-name="ce5">
            <text:p>454699877</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414729061429039104/NVP7X7JY_normal.jpeg">http://pbs.twimg.com/profile_images/414729061429039104/NVP7X7JY_normal.jpeg</text:a></text:p>
          </table:table-cell>
          <table:table-cell office:value-type="float" office:value="283" table:style-name="ce5">
            <text:p>283</text:p>
          </table:table-cell>
          <table:table-cell office:value-type="float" office:value="299" table:style-name="ce5">
            <text:p>299</text:p>
          </table:table-cell>
          <table:table-cell office:value-type="string" table:style-name="ce5">
            <text:p>Full Professor @Uni_FI</text:p>
          </table:table-cell>
          <table:table-cell office:value-type="string" table:style-name="ce8">
            <text:p><text:a xlink:href="http://twitter.com/_alexpetrucci/statuses/1159377108046684160">http://twitter.com/_alexpetrucci/statuses/1159377108046684160</text:a></text:p>
          </table:table-cell>
          <table:table-cell office:value-type="string" table:style-name="ce5">
            <text:p>{"hashtags":[{"text":"EUALearnTeach","indices":[93,107]}],"symbols":[],"user_mentions":[{"screen_name":"euatweets","name":"EUA","id":292312814,"id_str":"292312814","indices":[3,13]}],"urls":[]}</text:p>
          </table:table-cell>
          <table:table-cell table:number-columns-repeated="16366"/>
        </table:table-row>
        <table:table-row table:style-name="ro4">
          <table:table-cell office:value-type="string" table:style-name="ce4">
            <text:p>1159373026733043713</text:p>
          </table:table-cell>
          <table:table-cell office:value-type="string" table:style-name="ce5">
            <text:p>JipLeendertse</text:p>
          </table:table-cell>
          <table:table-cell office:value-type="string" table:style-name="ce6">
            <text:p>RT @lukas_held_: Here it is! 4 yrs of hard work with my supervisors Andrea Herrmann &amp;amp; @KFrenken went into this: Yesterday I received the prints of my PhD thesis on Venture Creation Processes. You are welcome to join the public defense on September 13 at 12.45 in the Academiegebouw of @UniUtrecht https://t.co/H5OpkxwBYI</text:p>
          </table:table-cell>
          <table:table-cell office:value-type="string" table:style-name="ce5">
            <text:p>Thu Aug 08 07:57:24 +0000 2019</text:p>
          </table:table-cell>
          <table:table-cell office:value-type="date" office:date-value="2019-08-08T08:57:24" table:style-name="ce7">
            <text:p>08/08/2019 08:57:24</text:p>
          </table:table-cell>
          <table:table-cell table:number-columns-repeated="4" table:style-name="ce5"/>
          <table:table-cell office:value-type="string" table:style-name="ce5">
            <text:p>3042353502</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111193511372734464/xSlP29rq_normal.png">http://pbs.twimg.com/profile_images/1111193511372734464/xSlP29rq_normal.png</text:a></text:p>
          </table:table-cell>
          <table:table-cell office:value-type="float" office:value="49" table:style-name="ce5">
            <text:p>49</text:p>
          </table:table-cell>
          <table:table-cell office:value-type="float" office:value="85" table:style-name="ce5">
            <text:p>85</text:p>
          </table:table-cell>
          <table:table-cell office:value-type="string" table:style-name="ce5">
            <text:p>Utrecht, Nederland</text:p>
          </table:table-cell>
          <table:table-cell office:value-type="string" table:style-name="ce8">
            <text:p><text:a xlink:href="http://twitter.com/JipLeendertse/statuses/1159373026733043713">http://twitter.com/JipLeendertse/statuses/1159373026733043713</text:a></text:p>
          </table:table-cell>
          <table:table-cell office:value-type="string" table:style-name="ce5">
            <text:p>{"hashtags":[],"symbols":[],"user_mentions":[{"screen_name":"lukas_held_","name":"Lukas Held","id":825715977652465700,"id_str":"825715977652465665","indices":[3,15]},{"screen_name":"KFrenken","name":"Koen Frenken","id":1292020495,"id_str":"1292020495","indices":[90,99]}],"urls":[]}</text:p>
          </table:table-cell>
          <table:table-cell table:number-columns-repeated="16366"/>
        </table:table-row>
        <table:table-row table:style-name="ro4">
          <table:table-cell office:value-type="string" table:style-name="ce4">
            <text:p>1159371978366738432</text:p>
          </table:table-cell>
          <table:table-cell office:value-type="string" table:style-name="ce5">
            <text:p>tigerlilyrocks</text:p>
          </table:table-cell>
          <table:table-cell office:value-type="string" table:style-name="ce6">
            <text:p>RT @tigerlilyrocks: 📢#WCCWiki new page klaxon!!! 📢 Professor Emerita of Medieval History at Utrecht University, Mayke de Jong. She's been on our list for a looonnnnnnggg time and it's fantastic that she now has a page! @UtrechtUni #MedievalWiki #NoPageRage #WomProfs #Foremothers 🤟 https://t.co/0MRLMBchMB</text:p>
          </table:table-cell>
          <table:table-cell office:value-type="string" table:style-name="ce5">
            <text:p>Thu Aug 08 07:53:14 +0000 2019</text:p>
          </table:table-cell>
          <table:table-cell office:value-type="date" office:date-value="2019-08-08T08:53:14" table:style-name="ce7">
            <text:p>08/08/2019 08:53:14</text:p>
          </table:table-cell>
          <table:table-cell table:number-columns-repeated="4" table:style-name="ce5"/>
          <table:table-cell office:value-type="string" table:style-name="ce5">
            <text:p>3157888318</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027166700721065984/mRqWned__normal.jpg">http://pbs.twimg.com/profile_images/1027166700721065984/mRqWned__normal.jpg</text:a></text:p>
          </table:table-cell>
          <table:table-cell office:value-type="float" office:value="3489" table:style-name="ce5">
            <text:p>3489</text:p>
          </table:table-cell>
          <table:table-cell office:value-type="float" office:value="4999" table:style-name="ce5">
            <text:p>4999</text:p>
          </table:table-cell>
          <table:table-cell office:value-type="string" table:style-name="ce5">
            <text:p>Cardiff</text:p>
          </table:table-cell>
          <table:table-cell office:value-type="string" table:style-name="ce8">
            <text:p><text:a xlink:href="http://twitter.com/tigerlilyrocks/statuses/1159371978366738432">http://twitter.com/tigerlilyrocks/statuses/1159371978366738432</text:a></text:p>
          </table:table-cell>
          <table:table-cell office:value-type="string" table:style-name="ce5">
            <text:p>{"hashtags":[{"text":"WCCWiki","indices":[21,29]}],"symbols":[],"user_mentions":[{"screen_name":"tigerlilyrocks","name":"Dr Victoria Leonard","id":3157888318,"id_str":"3157888318","indices":[3,18]}],"urls":[]}</text:p>
          </table:table-cell>
          <table:table-cell table:number-columns-repeated="16366"/>
        </table:table-row>
        <table:table-row table:style-name="ro4">
          <table:table-cell office:value-type="string" table:style-name="ce4">
            <text:p>1159370141404151808</text:p>
          </table:table-cell>
          <table:table-cell office:value-type="string" table:style-name="ce5">
            <text:p>HistorianofArch</text:p>
          </table:table-cell>
          <table:table-cell office:value-type="string" table:style-name="ce6">
            <text:p>RT @tigerlilyrocks: 📢#WCCWiki new page klaxon!!! 📢 Professor Emerita of Medieval History at Utrecht University, Mayke de Jong. She's been on our list for a looonnnnnnggg time and it's fantastic that she now has a page! @UtrechtUni #MedievalWiki #NoPageRage #WomProfs #Foremothers 🤟 https://t.co/0MRLMBchMB</text:p>
          </table:table-cell>
          <table:table-cell office:value-type="string" table:style-name="ce5">
            <text:p>Thu Aug 08 07:45:56 +0000 2019</text:p>
          </table:table-cell>
          <table:table-cell office:value-type="date" office:date-value="2019-08-08T08:45:56" table:style-name="ce7">
            <text:p>08/08/2019 08:45:56</text:p>
          </table:table-cell>
          <table:table-cell table:number-columns-repeated="4" table:style-name="ce5"/>
          <table:table-cell office:value-type="string" table:style-name="ce5">
            <text:p>1147072603309387776</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147073649108824064/9bVfK9pB_normal.jpg">http://pbs.twimg.com/profile_images/1147073649108824064/9bVfK9pB_normal.jpg</text:a></text:p>
          </table:table-cell>
          <table:table-cell office:value-type="float" office:value="80" table:style-name="ce5">
            <text:p>80</text:p>
          </table:table-cell>
          <table:table-cell office:value-type="float" office:value="74" table:style-name="ce5">
            <text:p>74</text:p>
          </table:table-cell>
          <table:table-cell table:style-name="ce5"/>
          <table:table-cell office:value-type="string" table:style-name="ce8">
            <text:p><text:a xlink:href="http://twitter.com/HistorianofArch/statuses/1159370141404151808">http://twitter.com/HistorianofArch/statuses/1159370141404151808</text:a></text:p>
          </table:table-cell>
          <table:table-cell office:value-type="string" table:style-name="ce5">
            <text:p>{"hashtags":[{"text":"WCCWiki","indices":[21,29]}],"symbols":[],"user_mentions":[{"screen_name":"tigerlilyrocks","name":"Dr Victoria Leonard","id":3157888318,"id_str":"3157888318","indices":[3,18]}],"urls":[]}</text:p>
          </table:table-cell>
          <table:table-cell table:number-columns-repeated="16366"/>
        </table:table-row>
        <table:table-row table:style-name="ro4">
          <table:table-cell office:value-type="string" table:style-name="ce4">
            <text:p>1159366043875385344</text:p>
          </table:table-cell>
          <table:table-cell office:value-type="string" table:style-name="ce5">
            <text:p>UniUtrecht</text:p>
          </table:table-cell>
          <table:table-cell office:value-type="string" table:style-name="ce6">
            <text:p>RT @UniversiteitNL: In Utrecht hebben ze een kweeklab vol met mini orgaantjes! (@UMCUtrecht @_Hubrecht). In de nieuwe podcast van #LabLeven gingen wij langs om te kijken hoe je zo'n minuscule nier of darm kunt kweken! Beluister hem hier: https://t.co/ObUEiJk34o https://t.co/wbBxc39DFd</text:p>
          </table:table-cell>
          <table:table-cell office:value-type="string" table:style-name="ce5">
            <text:p>Thu Aug 08 07:29:39 +0000 2019</text:p>
          </table:table-cell>
          <table:table-cell office:value-type="date" office:date-value="2019-08-08T08:29:39" table:style-name="ce7">
            <text:p>08/08/2019 08:29:39</text:p>
          </table:table-cell>
          <table:table-cell table:number-columns-repeated="4" table:style-name="ce5"/>
          <table:table-cell office:value-type="string" table:style-name="ce5">
            <text:p>33548291</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458549853077774336/0pzRKaLW_normal.jpeg">http://pbs.twimg.com/profile_images/458549853077774336/0pzRKaLW_normal.jpeg</text:a></text:p>
          </table:table-cell>
          <table:table-cell office:value-type="float" office:value="49691" table:style-name="ce5">
            <text:p>49691</text:p>
          </table:table-cell>
          <table:table-cell office:value-type="float" office:value="310" table:style-name="ce5">
            <text:p>310</text:p>
          </table:table-cell>
          <table:table-cell office:value-type="string" table:style-name="ce5">
            <text:p>Utrecht, Nederland</text:p>
          </table:table-cell>
          <table:table-cell office:value-type="string" table:style-name="ce8">
            <text:p><text:a xlink:href="http://twitter.com/UniUtrecht/statuses/1159366043875385344">http://twitter.com/UniUtrecht/statuses/1159366043875385344</text:a></text:p>
          </table:table-cell>
          <table:table-cell office:value-type="string" table:style-name="ce5">
            <text:p>{"hashtags":[{"text":"LabLeven","indices":[130,139]}],"symbols":[],"user_mentions":[{"screen_name":"UniversiteitNL","name":"Universiteit van NL","id":637030194,"id_str":"637030194","indices":[3,18]},{"screen_name":"UMCUtrecht","name":"UMC Utrecht","id":42636064,"id_str":"42636064","indices":[80,91]},{"screen_name":"_Hubrecht","name":"Hubrecht Institute","id":2596457474,"id_str":"2596457474","indices":[92,102]}],"urls":[]}</text:p>
          </table:table-cell>
          <table:table-cell table:number-columns-repeated="16366"/>
        </table:table-row>
        <table:table-row table:style-name="ro4">
          <table:table-cell office:value-type="string" table:style-name="ce4">
            <text:p>1159363097989197829</text:p>
          </table:table-cell>
          <table:table-cell office:value-type="string" table:style-name="ce5">
            <text:p>DobermannKeeper</text:p>
          </table:table-cell>
          <table:table-cell office:value-type="string" table:style-name="ce6">
            <text:p>@christa1106 @Nieuwsuur @VET_UniUtrecht Het ras dateert vanaf de 7 eeuw en was meen ik voornamelijk te vinden onder het Chinese keizerrijk. Het is een zeer oud ras wat vele gedaantes heeft ondergaan. Dus qua data zal Kaatje er niet ver naast zitten, dat weet ze dan wel. Zeer incompetent deze 'fokker'.</text:p>
          </table:table-cell>
          <table:table-cell office:value-type="string" table:style-name="ce5">
            <text:p>Thu Aug 08 07:17:57 +0000 2019</text:p>
          </table:table-cell>
          <table:table-cell office:value-type="date" office:date-value="2019-08-08T08:17:57" table:style-name="ce7">
            <text:p>08/08/2019 08:17:57</text:p>
          </table:table-cell>
          <table:table-cell table:number-columns-repeated="2" table:style-name="ce5"/>
          <table:table-cell office:value-type="string" table:style-name="ce5">
            <text:p>131111534</text:p>
          </table:table-cell>
          <table:table-cell office:value-type="string" table:style-name="ce5">
            <text:p>christa1106</text:p>
          </table:table-cell>
          <table:table-cell office:value-type="string" table:style-name="ce5">
            <text:p>1132242162597453824</text:p>
          </table:table-cell>
          <table:table-cell office:value-type="string" table:style-name="ce5">
            <text:p>1159352300302942208</text:p>
          </table:table-cell>
          <table:table-cell office:value-type="string" table:style-name="ce5">
            <text:p>&lt;a href="https://mobile.twitter.com" rel="nofollow"&gt;Twitter Web App&lt;/a&gt;</text:p>
          </table:table-cell>
          <table:table-cell office:value-type="string" table:style-name="ce8">
            <text:p><text:a xlink:href="http://pbs.twimg.com/profile_images/1132367015421849601/P0vvx2Ox_normal.png">http://pbs.twimg.com/profile_images/1132367015421849601/P0vvx2Ox_normal.png</text:a></text:p>
          </table:table-cell>
          <table:table-cell office:value-type="float" office:value="8" table:style-name="ce5">
            <text:p>8</text:p>
          </table:table-cell>
          <table:table-cell office:value-type="float" office:value="45" table:style-name="ce5">
            <text:p>45</text:p>
          </table:table-cell>
          <table:table-cell office:value-type="string" table:style-name="ce5">
            <text:p>Kwadendamme, The Netherlands</text:p>
          </table:table-cell>
          <table:table-cell office:value-type="string" table:style-name="ce8">
            <text:p><text:a xlink:href="http://twitter.com/DobermannKeeper/statuses/1159363097989197829">http://twitter.com/DobermannKeeper/statuses/1159363097989197829</text:a></text:p>
          </table:table-cell>
          <table:table-cell office:value-type="string" table:style-name="ce5">
            <text:p>{"hashtags":[],"symbols":[],"user_mentions":[{"screen_name":"christa1106","name":"Lady Antebellum","id":131111534,"id_str":"131111534","indices":[0,12]},{"screen_name":"Nieuwsuur","name":"Nieuwsuur","id":93474576,"id_str":"93474576","indices":[13,23]},{"screen_name":"VET_UniUtrecht","name":"Diergeneeskunde","id":215977394,"id_str":"215977394","indices":[24,39]}],"urls":[]}</text:p>
          </table:table-cell>
          <table:table-cell table:number-columns-repeated="16366"/>
        </table:table-row>
        <table:table-row table:style-name="ro8">
          <table:table-cell office:value-type="string" table:style-name="ce4">
            <text:p>1159352300302942208</text:p>
          </table:table-cell>
          <table:table-cell office:value-type="string" table:style-name="ce5">
            <text:p>christa1106</text:p>
          </table:table-cell>
          <table:table-cell office:value-type="string" table:style-name="ce6">
            <text:p>@DobermannKeeper @Nieuwsuur @VET_UniUtrecht Ja maar, het ras bestaat al 2500 jaar,,,, 🤔🤔🤔🤔</text:p>
          </table:table-cell>
          <table:table-cell office:value-type="string" table:style-name="ce5">
            <text:p>Thu Aug 08 06:35:02 +0000 2019</text:p>
          </table:table-cell>
          <table:table-cell office:value-type="date" office:date-value="2019-08-08T07:35:02" table:style-name="ce7">
            <text:p>08/08/2019 07:35:02</text:p>
          </table:table-cell>
          <table:table-cell table:number-columns-repeated="2" table:style-name="ce5"/>
          <table:table-cell office:value-type="string" table:style-name="ce5">
            <text:p>1132242162597453824</text:p>
          </table:table-cell>
          <table:table-cell office:value-type="string" table:style-name="ce5">
            <text:p>DobermannKeeper</text:p>
          </table:table-cell>
          <table:table-cell office:value-type="string" table:style-name="ce5">
            <text:p>131111534</text:p>
          </table:table-cell>
          <table:table-cell office:value-type="string" table:style-name="ce5">
            <text:p>1159127692299657216</text:p>
          </table:table-cell>
          <table:table-cell office:value-type="string" table:style-name="ce5">
            <text:p>&lt;a href="http://twitter.com/download/android" rel="nofollow"&gt;Twitter for Android&lt;/a&gt;</text:p>
          </table:table-cell>
          <table:table-cell office:value-type="string" table:style-name="ce8">
            <text:p><text:a xlink:href="http://pbs.twimg.com/profile_images/1149037159623667713/84l5LGyM_normal.jpg">http://pbs.twimg.com/profile_images/1149037159623667713/84l5LGyM_normal.jpg</text:a></text:p>
          </table:table-cell>
          <table:table-cell office:value-type="float" office:value="88" table:style-name="ce5">
            <text:p>88</text:p>
          </table:table-cell>
          <table:table-cell office:value-type="float" office:value="242" table:style-name="ce5">
            <text:p>242</text:p>
          </table:table-cell>
          <table:table-cell table:style-name="ce5"/>
          <table:table-cell office:value-type="string" table:style-name="ce8">
            <text:p><text:a xlink:href="http://twitter.com/christa1106/statuses/1159352300302942208">http://twitter.com/christa1106/statuses/1159352300302942208</text:a></text:p>
          </table:table-cell>
          <table:table-cell office:value-type="string" table:style-name="ce5">
            <text:p>{"hashtags":[],"symbols":[],"user_mentions":[{"screen_name":"DobermannKeeper","name":"DobermannKeeper","id":1132242162597453800,"id_str":"1132242162597453824","indices":[0,16]},{"screen_name":"Nieuwsuur","name":"Nieuwsuur","id":93474576,"id_str":"93474576","indices":[17,27]},{"screen_name":"VET_UniUtrecht","name":"Diergeneeskunde","id":215977394,"id_str":"215977394","indices":[28,43]}],"urls":[]}</text:p>
          </table:table-cell>
          <table:table-cell table:number-columns-repeated="16366"/>
        </table:table-row>
        <table:table-row table:style-name="ro4">
          <table:table-cell office:value-type="string" table:style-name="ce4">
            <text:p>1159345263544283136</text:p>
          </table:table-cell>
          <table:table-cell office:value-type="string" table:style-name="ce5">
            <text:p>patrickpoelmann</text:p>
          </table:table-cell>
          <table:table-cell office:value-type="string" table:style-name="ce6">
            <text:p>RT @waterschappen: De Stichting Schilthuisfonds heeft Herman Havekes (Unie van Waterschappen) benoemd als bijzonder hoogleraar voor de nieuwe leerstoel Publieke organisatie van het (decentrale) waterbeheer aan de Universiteit Utrecht. #bestuursrecht @UniUtrecht @PCGGlas</text:p>
            <text:p>https://t.co/yTtzw652zZ</text:p>
          </table:table-cell>
          <table:table-cell office:value-type="string" table:style-name="ce5">
            <text:p>Thu Aug 08 06:07:05 +0000 2019</text:p>
          </table:table-cell>
          <table:table-cell office:value-type="date" office:date-value="2019-08-08T07:07:05" table:style-name="ce7">
            <text:p>08/08/2019 07:07:05</text:p>
          </table:table-cell>
          <table:table-cell table:number-columns-repeated="4" table:style-name="ce5"/>
          <table:table-cell office:value-type="string" table:style-name="ce5">
            <text:p>235702903</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140343044904038400/Ddn25Cdc_normal.jpg">http://pbs.twimg.com/profile_images/1140343044904038400/Ddn25Cdc_normal.jpg</text:a></text:p>
          </table:table-cell>
          <table:table-cell office:value-type="float" office:value="2270" table:style-name="ce5">
            <text:p>2270</text:p>
          </table:table-cell>
          <table:table-cell office:value-type="float" office:value="2786" table:style-name="ce5">
            <text:p>2786</text:p>
          </table:table-cell>
          <table:table-cell office:value-type="string" table:style-name="ce5">
            <text:p>Netherlands</text:p>
          </table:table-cell>
          <table:table-cell office:value-type="string" table:style-name="ce8">
            <text:p><text:a xlink:href="http://twitter.com/patrickpoelmann/statuses/1159345263544283136">http://twitter.com/patrickpoelmann/statuses/1159345263544283136</text:a></text:p>
          </table:table-cell>
          <table:table-cell office:value-type="string" table:style-name="ce5">
            <text:p>{"hashtags":[],"symbols":[],"user_mentions":[{"screen_name":"waterschappen","name":"Unie v Waterschappen","id":325765427,"id_str":"325765427","indices":[3,17]}],"urls":[]}</text:p>
          </table:table-cell>
          <table:table-cell table:number-columns-repeated="16366"/>
        </table:table-row>
        <table:table-row table:style-name="ro4">
          <table:table-cell office:value-type="string" table:style-name="ce4">
            <text:p>1159339850274918400</text:p>
          </table:table-cell>
          <table:table-cell office:value-type="string" table:style-name="ce5">
            <text:p>TBroekel</text:p>
          </table:table-cell>
          <table:table-cell office:value-type="string" table:style-name="ce6">
            <text:p>RT @lukas_held_: Here it is! 4 yrs of hard work with my supervisors Andrea Herrmann &amp;amp; @KFrenken went into this: Yesterday I received the prints of my PhD thesis on Venture Creation Processes. You are welcome to join the public defense on September 13 at 12.45 in the Academiegebouw of @UniUtrecht https://t.co/H5OpkxwBYI</text:p>
          </table:table-cell>
          <table:table-cell office:value-type="string" table:style-name="ce5">
            <text:p>Thu Aug 08 05:45:34 +0000 2019</text:p>
          </table:table-cell>
          <table:table-cell office:value-type="date" office:date-value="2019-08-08T06:45:34" table:style-name="ce7">
            <text:p>08/08/2019 06:45:34</text:p>
          </table:table-cell>
          <table:table-cell table:number-columns-repeated="4" table:style-name="ce5"/>
          <table:table-cell office:value-type="string" table:style-name="ce5">
            <text:p>875679268126306305</text:p>
          </table:table-cell>
          <table:table-cell table:style-name="ce5"/>
          <table:table-cell office:value-type="string" table:style-name="ce5">
            <text:p>&lt;a href="http://twitter.com/#!/download/ipad" rel="nofollow"&gt;Twitter for iPad&lt;/a&gt;</text:p>
          </table:table-cell>
          <table:table-cell office:value-type="string" table:style-name="ce8">
            <text:p><text:a xlink:href="http://pbs.twimg.com/profile_images/880384053702250496/q6VtNz-v_normal.jpg">http://pbs.twimg.com/profile_images/880384053702250496/q6VtNz-v_normal.jpg</text:a></text:p>
          </table:table-cell>
          <table:table-cell office:value-type="float" office:value="412" table:style-name="ce5">
            <text:p>412</text:p>
          </table:table-cell>
          <table:table-cell office:value-type="float" office:value="330" table:style-name="ce5">
            <text:p>330</text:p>
          </table:table-cell>
          <table:table-cell office:value-type="string" table:style-name="ce5">
            <text:p>Harz (Landkreis Goslar), gemei</text:p>
          </table:table-cell>
          <table:table-cell office:value-type="string" table:style-name="ce8">
            <text:p><text:a xlink:href="http://twitter.com/TBroekel/statuses/1159339850274918400">http://twitter.com/TBroekel/statuses/1159339850274918400</text:a></text:p>
          </table:table-cell>
          <table:table-cell office:value-type="string" table:style-name="ce5">
            <text:p>{"hashtags":[],"symbols":[],"user_mentions":[{"screen_name":"lukas_held_","name":"Lukas Held","id":825715977652465700,"id_str":"825715977652465665","indices":[3,15]},{"screen_name":"KFrenken","name":"Koen Frenken","id":1292020495,"id_str":"1292020495","indices":[90,99]}],"urls":[]}</text:p>
          </table:table-cell>
          <table:table-cell table:number-columns-repeated="16366"/>
        </table:table-row>
        <table:table-row table:style-name="ro4">
          <table:table-cell office:value-type="string" table:style-name="ce4">
            <text:p>1159338112893407232</text:p>
          </table:table-cell>
          <table:table-cell office:value-type="string" table:style-name="ce5">
            <text:p>RMUtrecht</text:p>
          </table:table-cell>
          <table:table-cell office:value-type="string" table:style-name="ce6">
            <text:p>RT @_Hubrecht: Marianne Verhaar, Fjodor Yousef Yengej en Florijn Dekkers leggen in de #podcast Lab Leven van @UniversiteitNL uit wat #organoiden zijn en waar je ze allemaal voor kunt gebruiken. Samen met @UtrechtUni, @RMUtrecht, @UMCUtrecht, @HansClevers. https://t.co/cqTLeKO6Qn https://t.co/D5yKNBJkfq</text:p>
          </table:table-cell>
          <table:table-cell office:value-type="string" table:style-name="ce5">
            <text:p>Thu Aug 08 05:38:40 +0000 2019</text:p>
          </table:table-cell>
          <table:table-cell office:value-type="date" office:date-value="2019-08-08T06:38:40" table:style-name="ce7">
            <text:p>08/08/2019 06:38:40</text:p>
          </table:table-cell>
          <table:table-cell table:number-columns-repeated="4" table:style-name="ce5"/>
          <table:table-cell office:value-type="string" table:style-name="ce5">
            <text:p>822903086</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2609130987/qtgoyy50mvfc24y84gcg_normal.jpeg">http://pbs.twimg.com/profile_images/2609130987/qtgoyy50mvfc24y84gcg_normal.jpeg</text:a></text:p>
          </table:table-cell>
          <table:table-cell office:value-type="float" office:value="603" table:style-name="ce5">
            <text:p>603</text:p>
          </table:table-cell>
          <table:table-cell office:value-type="float" office:value="181" table:style-name="ce5">
            <text:p>181</text:p>
          </table:table-cell>
          <table:table-cell table:style-name="ce5"/>
          <table:table-cell office:value-type="string" table:style-name="ce8">
            <text:p><text:a xlink:href="http://twitter.com/RMUtrecht/statuses/1159338112893407232">http://twitter.com/RMUtrecht/statuses/1159338112893407232</text:a></text:p>
          </table:table-cell>
          <table:table-cell office:value-type="string" table:style-name="ce5">
            <text:p>{"hashtags":[{"text":"podcast","indices":[86,94]}],"symbols":[],"user_mentions":[{"screen_name":"_Hubrecht","name":"Hubrecht Institute","id":2596457474,"id_str":"2596457474","indices":[3,13]},{"screen_name":"UniversiteitNL","name":"Universiteit van NL","id":637030194,"id_str":"637030194","indices":[109,124]}],"urls":[]}</text:p>
          </table:table-cell>
          <table:table-cell table:number-columns-repeated="16366"/>
        </table:table-row>
        <table:table-row table:style-name="ro2">
          <table:table-cell office:value-type="string" table:style-name="ce4">
            <text:p>1159310019940298752</text:p>
          </table:table-cell>
          <table:table-cell office:value-type="string" table:style-name="ce5">
            <text:p>frenchrh</text:p>
          </table:table-cell>
          <table:table-cell office:value-type="string" table:style-name="ce6">
            <text:p>RT @WilfriedvanSark: Our new paper "Optimal energy management in all-electric residential energy systems with heat and electricity storage" out now, download for free at https://t.co/PQeuKB27F7 @tomterlouw @tarek_Skaif @psich_en @UUcopernicus @UniUtrecht</text:p>
          </table:table-cell>
          <table:table-cell office:value-type="string" table:style-name="ce5">
            <text:p>Thu Aug 08 03:47:02 +0000 2019</text:p>
          </table:table-cell>
          <table:table-cell office:value-type="date" office:date-value="2019-08-08T04:47:02" table:style-name="ce7">
            <text:p>08/08/2019 04:47:02</text:p>
          </table:table-cell>
          <table:table-cell table:number-columns-repeated="4" table:style-name="ce5"/>
          <table:table-cell office:value-type="string" table:style-name="ce5">
            <text:p>48320032</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368641194/1010FrenchCase_normal.jpg">http://pbs.twimg.com/profile_images/1368641194/1010FrenchCase_normal.jpg</text:a></text:p>
          </table:table-cell>
          <table:table-cell office:value-type="float" office:value="792" table:style-name="ce5">
            <text:p>792</text:p>
          </table:table-cell>
          <table:table-cell office:value-type="float" office:value="828" table:style-name="ce5">
            <text:p>828</text:p>
          </table:table-cell>
          <table:table-cell office:value-type="string" table:style-name="ce5">
            <text:p>Cleveland, OH</text:p>
          </table:table-cell>
          <table:table-cell office:value-type="string" table:style-name="ce8">
            <text:p><text:a xlink:href="http://twitter.com/frenchrh/statuses/1159310019940298752">http://twitter.com/frenchrh/statuses/1159310019940298752</text:a></text:p>
          </table:table-cell>
          <table:table-cell office:value-type="string" table:style-name="ce5">
            <text:p>{"hashtags":[],"symbols":[],"user_mentions":[{"screen_name":"WilfriedvanSark","name":"Wilfried van Sark","id":545164528,"id_str":"545164528","indices":[3,19]}],"urls":[]}</text:p>
          </table:table-cell>
          <table:table-cell table:number-columns-repeated="16366"/>
        </table:table-row>
        <table:table-row table:style-name="ro5">
          <table:table-cell office:value-type="string" table:style-name="ce4">
            <text:p>1159304046911643648</text:p>
          </table:table-cell>
          <table:table-cell office:value-type="string" table:style-name="ce5">
            <text:p>ThierryRayna</text:p>
          </table:table-cell>
          <table:table-cell office:value-type="string" table:style-name="ce6">
            <text:p>RT @baccito: #OUI2020 celebrates its 18th birthday in #Aachen! Looking forward to it, @masscustom. Thanks @UtrechtUni for a great #oui2019! https://t.co/RH3TUGgHYu https://t.co/BvwAI1R0yb</text:p>
          </table:table-cell>
          <table:table-cell office:value-type="string" table:style-name="ce5">
            <text:p>Thu Aug 08 03:23:18 +0000 2019</text:p>
          </table:table-cell>
          <table:table-cell office:value-type="date" office:date-value="2019-08-08T04:23:18" table:style-name="ce7">
            <text:p>08/08/2019 04:23:18</text:p>
          </table:table-cell>
          <table:table-cell table:number-columns-repeated="4" table:style-name="ce5"/>
          <table:table-cell office:value-type="string" table:style-name="ce5">
            <text:p>388152149</text:p>
          </table:table-cell>
          <table:table-cell table:style-name="ce5"/>
          <table:table-cell office:value-type="string" table:style-name="ce5">
            <text:p>&lt;a href="http://twitter.com/#!/download/ipad" rel="nofollow"&gt;Twitter for iPad&lt;/a&gt;</text:p>
          </table:table-cell>
          <table:table-cell office:value-type="string" table:style-name="ce8">
            <text:p><text:a xlink:href="http://pbs.twimg.com/profile_images/1084113798393487366/mFgxW8YE_normal.jpg">http://pbs.twimg.com/profile_images/1084113798393487366/mFgxW8YE_normal.jpg</text:a></text:p>
          </table:table-cell>
          <table:table-cell office:value-type="float" office:value="535" table:style-name="ce5">
            <text:p>535</text:p>
          </table:table-cell>
          <table:table-cell office:value-type="float" office:value="266" table:style-name="ce5">
            <text:p>266</text:p>
          </table:table-cell>
          <table:table-cell office:value-type="string" table:style-name="ce5">
            <text:p>Paris</text:p>
          </table:table-cell>
          <table:table-cell office:value-type="string" table:style-name="ce8">
            <text:p><text:a xlink:href="http://twitter.com/ThierryRayna/statuses/1159304046911643648">http://twitter.com/ThierryRayna/statuses/1159304046911643648</text:a></text:p>
          </table:table-cell>
          <table:table-cell office:value-type="string" table:style-name="ce5">
            <text:p>{"hashtags":[{"text":"OUI2020","indices":[13,21]},{"text":"Aachen","indices":[54,61]},{"text":"oui2019","indices":[130,138]}],"symbols":[],"user_mentions":[{"screen_name":"baccito","name":"Christian Baccarella","id":1072102585,"id_str":"1072102585","indices":[3,11]},{"screen_name":"masscustom","name":"Frank Piller","id":20377723,"id_str":"20377723","indices":[86,97]},{"screen_name":"UtrechtUni","name":"Utrecht University","id":33550981,"id_str":"33550981","indices":[106,117]}],"urls":[]}</text:p>
          </table:table-cell>
          <table:table-cell table:number-columns-repeated="16366"/>
        </table:table-row>
        <table:table-row table:style-name="ro4">
          <table:table-cell office:value-type="string" table:style-name="ce4">
            <text:p>1159271978945130496</text:p>
          </table:table-cell>
          <table:table-cell office:value-type="string" table:style-name="ce5">
            <text:p>ClassicsWiki</text:p>
          </table:table-cell>
          <table:table-cell office:value-type="string" table:style-name="ce6">
            <text:p>RT @tigerlilyrocks: 📢#WCCWiki new page klaxon!!! 📢 Professor Emerita of Medieval History at Utrecht University, Mayke de Jong. She's been on our list for a looonnnnnnggg time and it's fantastic that she now has a page! @UtrechtUni #MedievalWiki #NoPageRage #WomProfs #Foremothers 🤟 https://t.co/0MRLMBchMB</text:p>
          </table:table-cell>
          <table:table-cell office:value-type="string" table:style-name="ce5">
            <text:p>Thu Aug 08 01:15:52 +0000 2019</text:p>
          </table:table-cell>
          <table:table-cell office:value-type="date" office:date-value="2019-08-08T02:15:52" table:style-name="ce7">
            <text:p>08/08/2019 02:15:52</text:p>
          </table:table-cell>
          <table:table-cell table:number-columns-repeated="4" table:style-name="ce5"/>
          <table:table-cell office:value-type="string" table:style-name="ce5">
            <text:p>1102949088327319552</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102949266455183360/z6cen8q2_normal.png">http://pbs.twimg.com/profile_images/1102949266455183360/z6cen8q2_normal.png</text:a></text:p>
          </table:table-cell>
          <table:table-cell office:value-type="float" office:value="173" table:style-name="ce5">
            <text:p>173</text:p>
          </table:table-cell>
          <table:table-cell office:value-type="float" office:value="461" table:style-name="ce5">
            <text:p>461</text:p>
          </table:table-cell>
          <table:table-cell office:value-type="string" table:style-name="ce5">
            <text:p>Internet</text:p>
          </table:table-cell>
          <table:table-cell office:value-type="string" table:style-name="ce8">
            <text:p><text:a xlink:href="http://twitter.com/ClassicsWiki/statuses/1159271978945130496">http://twitter.com/ClassicsWiki/statuses/1159271978945130496</text:a></text:p>
          </table:table-cell>
          <table:table-cell office:value-type="string" table:style-name="ce5">
            <text:p>{"hashtags":[{"text":"WCCWiki","indices":[21,29]}],"symbols":[],"user_mentions":[{"screen_name":"tigerlilyrocks","name":"Dr Victoria Leonard","id":3157888318,"id_str":"3157888318","indices":[3,18]}],"urls":[]}</text:p>
          </table:table-cell>
          <table:table-cell table:number-columns-repeated="16366"/>
        </table:table-row>
        <table:table-row table:style-name="ro4">
          <table:table-cell office:value-type="string" table:style-name="ce4">
            <text:p>1159271611679178752</text:p>
          </table:table-cell>
          <table:table-cell office:value-type="string" table:style-name="ce5">
            <text:p>apistone</text:p>
          </table:table-cell>
          <table:table-cell office:value-type="string" table:style-name="ce6">
            <text:p>RT @tigerlilyrocks: 📢#WCCWiki new page klaxon!!! 📢 Professor Emerita of Medieval History at Utrecht University, Mayke de Jong. She's been on our list for a looonnnnnnggg time and it's fantastic that she now has a page! @UtrechtUni #MedievalWiki #NoPageRage #WomProfs #Foremothers 🤟 https://t.co/0MRLMBchMB</text:p>
          </table:table-cell>
          <table:table-cell office:value-type="string" table:style-name="ce5">
            <text:p>Thu Aug 08 01:14:25 +0000 2019</text:p>
          </table:table-cell>
          <table:table-cell office:value-type="date" office:date-value="2019-08-08T02:14:25" table:style-name="ce7">
            <text:p>08/08/2019 02:14:25</text:p>
          </table:table-cell>
          <table:table-cell table:number-columns-repeated="4" table:style-name="ce5"/>
          <table:table-cell office:value-type="string" table:style-name="ce5">
            <text:p>192284236</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759602953107812352/qpilk5Mr_normal.jpg">http://pbs.twimg.com/profile_images/759602953107812352/qpilk5Mr_normal.jpg</text:a></text:p>
          </table:table-cell>
          <table:table-cell office:value-type="float" office:value="3399" table:style-name="ce5">
            <text:p>3399</text:p>
          </table:table-cell>
          <table:table-cell office:value-type="float" office:value="4990" table:style-name="ce5">
            <text:p>4990</text:p>
          </table:table-cell>
          <table:table-cell office:value-type="string" table:style-name="ce5">
            <text:p>Spokane, WA</text:p>
          </table:table-cell>
          <table:table-cell office:value-type="string" table:style-name="ce8">
            <text:p><text:a xlink:href="http://twitter.com/apistone/statuses/1159271611679178752">http://twitter.com/apistone/statuses/1159271611679178752</text:a></text:p>
          </table:table-cell>
          <table:table-cell office:value-type="string" table:style-name="ce5">
            <text:p>{"hashtags":[{"text":"WCCWiki","indices":[21,29]}],"symbols":[],"user_mentions":[{"screen_name":"tigerlilyrocks","name":"Dr Victoria Leonard","id":3157888318,"id_str":"3157888318","indices":[3,18]}],"urls":[]}</text:p>
          </table:table-cell>
          <table:table-cell table:number-columns-repeated="16366"/>
        </table:table-row>
        <table:table-row table:style-name="ro4">
          <table:table-cell office:value-type="string" table:style-name="ce4">
            <text:p>1159257212541448192</text:p>
          </table:table-cell>
          <table:table-cell office:value-type="string" table:style-name="ce5">
            <text:p>ISHRhetoric</text:p>
          </table:table-cell>
          <table:table-cell office:value-type="string" table:style-name="ce6">
            <text:p>RT @tigerlilyrocks: 📢#WCCWiki new page klaxon!!! 📢 Professor Emerita of Medieval History at Utrecht University, Mayke de Jong. She's been on our list for a looonnnnnnggg time and it's fantastic that she now has a page! @UtrechtUni #MedievalWiki #NoPageRage #WomProfs #Foremothers 🤟 https://t.co/0MRLMBchMB</text:p>
          </table:table-cell>
          <table:table-cell office:value-type="string" table:style-name="ce5">
            <text:p>Thu Aug 08 00:17:12 +0000 2019</text:p>
          </table:table-cell>
          <table:table-cell office:value-type="date" office:date-value="2019-08-08T01:17:12" table:style-name="ce7">
            <text:p>08/08/2019 01:17:12</text:p>
          </table:table-cell>
          <table:table-cell table:number-columns-repeated="4" table:style-name="ce5"/>
          <table:table-cell office:value-type="string" table:style-name="ce5">
            <text:p>891428493963276290</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891436716522950656/urecPxPM_normal.jpg">http://pbs.twimg.com/profile_images/891436716522950656/urecPxPM_normal.jpg</text:a></text:p>
          </table:table-cell>
          <table:table-cell office:value-type="float" office:value="872" table:style-name="ce5">
            <text:p>872</text:p>
          </table:table-cell>
          <table:table-cell office:value-type="float" office:value="815" table:style-name="ce5">
            <text:p>815</text:p>
          </table:table-cell>
          <table:table-cell table:style-name="ce5"/>
          <table:table-cell office:value-type="string" table:style-name="ce8">
            <text:p><text:a xlink:href="http://twitter.com/ISHRhetoric/statuses/1159257212541448192">http://twitter.com/ISHRhetoric/statuses/1159257212541448192</text:a></text:p>
          </table:table-cell>
          <table:table-cell office:value-type="string" table:style-name="ce5">
            <text:p>{"hashtags":[{"text":"WCCWiki","indices":[21,29]}],"symbols":[],"user_mentions":[{"screen_name":"tigerlilyrocks","name":"Dr Victoria Leonard","id":3157888318,"id_str":"3157888318","indices":[3,18]}],"urls":[]}</text:p>
          </table:table-cell>
          <table:table-cell table:number-columns-repeated="16366"/>
        </table:table-row>
        <table:table-row table:style-name="ro4">
          <table:table-cell office:value-type="string" table:style-name="ce4">
            <text:p>1159227871199727622</text:p>
          </table:table-cell>
          <table:table-cell office:value-type="string" table:style-name="ce5">
            <text:p>millerjpower</text:p>
          </table:table-cell>
          <table:table-cell office:value-type="string" table:style-name="ce6">
            <text:p>RT @tigerlilyrocks: 📢#WCCWiki new page klaxon!!! 📢 Professor Emerita of Medieval History at Utrecht University, Mayke de Jong. She's been on our list for a looonnnnnnggg time and it's fantastic that she now has a page! @UtrechtUni #MedievalWiki #NoPageRage #WomProfs #Foremothers 🤟 https://t.co/0MRLMBchMB</text:p>
          </table:table-cell>
          <table:table-cell office:value-type="string" table:style-name="ce5">
            <text:p>Wed Aug 07 22:20:36 +0000 2019</text:p>
          </table:table-cell>
          <table:table-cell office:value-type="date" office:date-value="2019-08-07T23:20:36" table:style-name="ce7">
            <text:p>07/08/2019 23:20:36</text:p>
          </table:table-cell>
          <table:table-cell table:number-columns-repeated="4" table:style-name="ce5"/>
          <table:table-cell office:value-type="string" table:style-name="ce5">
            <text:p>938060074509066240</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143123102597091328/C2lnrPDI_normal.jpg">http://pbs.twimg.com/profile_images/1143123102597091328/C2lnrPDI_normal.jpg</text:a></text:p>
          </table:table-cell>
          <table:table-cell office:value-type="float" office:value="242" table:style-name="ce5">
            <text:p>242</text:p>
          </table:table-cell>
          <table:table-cell office:value-type="float" office:value="623" table:style-name="ce5">
            <text:p>623</text:p>
          </table:table-cell>
          <table:table-cell office:value-type="string" table:style-name="ce5">
            <text:p>Durham, England</text:p>
          </table:table-cell>
          <table:table-cell office:value-type="string" table:style-name="ce8">
            <text:p><text:a xlink:href="http://twitter.com/millerjpower/statuses/1159227871199727622">http://twitter.com/millerjpower/statuses/1159227871199727622</text:a></text:p>
          </table:table-cell>
          <table:table-cell office:value-type="string" table:style-name="ce5">
            <text:p>{"hashtags":[{"text":"WCCWiki","indices":[21,29]}],"symbols":[],"user_mentions":[{"screen_name":"tigerlilyrocks","name":"Dr Victoria Leonard","id":3157888318,"id_str":"3157888318","indices":[3,18]}],"urls":[]}</text:p>
          </table:table-cell>
          <table:table-cell table:number-columns-repeated="16366"/>
        </table:table-row>
        <table:table-row table:style-name="ro4">
          <table:table-cell office:value-type="string" table:style-name="ce4">
            <text:p>1159225582376443905</text:p>
          </table:table-cell>
          <table:table-cell office:value-type="string" table:style-name="ce5">
            <text:p>DobermannKeeper</text:p>
          </table:table-cell>
          <table:table-cell office:value-type="string" table:style-name="ce6">
            <text:p>@e_tulp @Nieuwsuur @VET_UniUtrecht Eens, het willens en wetens blijven produceren van mismaakte en zeer onnatuurlijke honden of een ras daarmee in standhouden is dierenmishandeling. Durf zelfs verder te gaan het is een strafbaar feit daarbij rijst de vraag hoe schuldig is hierin een Raad van Beheer. Fairfok, tja..</text:p>
          </table:table-cell>
          <table:table-cell office:value-type="string" table:style-name="ce5">
            <text:p>Wed Aug 07 22:11:30 +0000 2019</text:p>
          </table:table-cell>
          <table:table-cell office:value-type="date" office:date-value="2019-08-07T23:11:30" table:style-name="ce7">
            <text:p>07/08/2019 23:11:30</text:p>
          </table:table-cell>
          <table:table-cell table:number-columns-repeated="2" table:style-name="ce5"/>
          <table:table-cell office:value-type="string" table:style-name="ce5">
            <text:p>1159576016</text:p>
          </table:table-cell>
          <table:table-cell office:value-type="string" table:style-name="ce5">
            <text:p>e_tulp</text:p>
          </table:table-cell>
          <table:table-cell office:value-type="string" table:style-name="ce5">
            <text:p>1132242162597453824</text:p>
          </table:table-cell>
          <table:table-cell office:value-type="string" table:style-name="ce5">
            <text:p>1159195759386025985</text:p>
          </table:table-cell>
          <table:table-cell office:value-type="string" table:style-name="ce5">
            <text:p>&lt;a href="https://mobile.twitter.com" rel="nofollow"&gt;Twitter Web App&lt;/a&gt;</text:p>
          </table:table-cell>
          <table:table-cell office:value-type="string" table:style-name="ce8">
            <text:p><text:a xlink:href="http://pbs.twimg.com/profile_images/1132367015421849601/P0vvx2Ox_normal.png">http://pbs.twimg.com/profile_images/1132367015421849601/P0vvx2Ox_normal.png</text:a></text:p>
          </table:table-cell>
          <table:table-cell office:value-type="float" office:value="8" table:style-name="ce5">
            <text:p>8</text:p>
          </table:table-cell>
          <table:table-cell office:value-type="float" office:value="45" table:style-name="ce5">
            <text:p>45</text:p>
          </table:table-cell>
          <table:table-cell office:value-type="string" table:style-name="ce5">
            <text:p>Kwadendamme, The Netherlands</text:p>
          </table:table-cell>
          <table:table-cell office:value-type="string" table:style-name="ce8">
            <text:p><text:a xlink:href="http://twitter.com/DobermannKeeper/statuses/1159225582376443905">http://twitter.com/DobermannKeeper/statuses/1159225582376443905</text:a></text:p>
          </table:table-cell>
          <table:table-cell office:value-type="string" table:style-name="ce5">
            <text:p>{"hashtags":[],"symbols":[],"user_mentions":[{"screen_name":"e_tulp","name":"Arie Tulp","id":1159576016,"id_str":"1159576016","indices":[0,7]},{"screen_name":"Nieuwsuur","name":"Nieuwsuur","id":93474576,"id_str":"93474576","indices":[8,18]},{"screen_name":"VET_UniUtrecht","name":"Diergeneeskunde","id":215977394,"id_str":"215977394","indices":[19,34]}],"urls":[]}</text:p>
          </table:table-cell>
          <table:table-cell table:number-columns-repeated="16366"/>
        </table:table-row>
        <table:table-row table:style-name="ro8">
          <table:table-cell office:value-type="string" table:style-name="ce4">
            <text:p>1159223301195096065</text:p>
          </table:table-cell>
          <table:table-cell office:value-type="string" table:style-name="ce5">
            <text:p>GuiseppeDon</text:p>
          </table:table-cell>
          <table:table-cell office:value-type="string" table:style-name="ce6">
            <text:p>@J3ro3nJ @dmasluijsmans @LucSluijsmans @UniUtrecht @owk_uu Nog niet uit het systeem: https://t.co/nVhXcGZvsG</text:p>
          </table:table-cell>
          <table:table-cell office:value-type="string" table:style-name="ce5">
            <text:p>Wed Aug 07 22:02:26 +0000 2019</text:p>
          </table:table-cell>
          <table:table-cell office:value-type="date" office:date-value="2019-08-07T23:02:26" table:style-name="ce7">
            <text:p>07/08/2019 23:02:26</text:p>
          </table:table-cell>
          <table:table-cell table:number-columns-repeated="2" table:style-name="ce5"/>
          <table:table-cell office:value-type="string" table:style-name="ce5">
            <text:p>270780086</text:p>
          </table:table-cell>
          <table:table-cell office:value-type="string" table:style-name="ce5">
            <text:p>J3ro3nJ</text:p>
          </table:table-cell>
          <table:table-cell office:value-type="string" table:style-name="ce5">
            <text:p>1064201888407670784</text:p>
          </table:table-cell>
          <table:table-cell office:value-type="string" table:style-name="ce5">
            <text:p>1159214050586308609</text:p>
          </table:table-cell>
          <table:table-cell office:value-type="string" table:style-name="ce5">
            <text:p>&lt;a href="http://twitter.com/download/iphone" rel="nofollow"&gt;Twitter for iPhone&lt;/a&gt;</text:p>
          </table:table-cell>
          <table:table-cell office:value-type="string" table:style-name="ce8">
            <text:p><text:a xlink:href="http://pbs.twimg.com/profile_images/1064264295180107777/eor7VMU1_normal.jpg">http://pbs.twimg.com/profile_images/1064264295180107777/eor7VMU1_normal.jpg</text:a></text:p>
          </table:table-cell>
          <table:table-cell office:value-type="float" office:value="123" table:style-name="ce5">
            <text:p>123</text:p>
          </table:table-cell>
          <table:table-cell office:value-type="float" office:value="288" table:style-name="ce5">
            <text:p>288</text:p>
          </table:table-cell>
          <table:table-cell office:value-type="string" table:style-name="ce5">
            <text:p>Palestrina, Lazio</text:p>
          </table:table-cell>
          <table:table-cell office:value-type="string" table:style-name="ce8">
            <text:p><text:a xlink:href="http://twitter.com/GuiseppeDon/statuses/1159223301195096065">http://twitter.com/GuiseppeDon/statuses/1159223301195096065</text:a></text:p>
          </table:table-cell>
          <table:table-cell office:value-type="string" table:style-name="ce5">
            <text:p>{"hashtags":[],"symbols":[],"user_mentions":[{"screen_name":"J3ro3nJ","name":"Jeroen Janssen","id":270780086,"id_str":"270780086","indices":[0,8]},{"screen_name":"dmasluijsmans","name":"Dominique Sluijsmans","id":172897892,"id_str":"172897892","indices":[9,23]},{"screen_name":"LucSluijsmans","name":"Luc Sluijsmans","id":2881746585,"id_str":"2881746585","indices":[24,38]},{"screen_name":"UniUtrecht","name":"Universiteit Utrecht","id":33548291,"id_str":"33548291","indices":[39,50]},{"screen_name":"owk_uu","name":"Onderwijswetensch UU","id":246203973,"id_str":"246203973","indices":[51,58]}],"urls":[{"url":"https://t.co/nVhXcGZvsG","expanded_url":"http://www.fisme.science.uu.nl/staff/marjah/download/VdHeuvel-Panhuizen_keynote_MERGA33co.pdf","display_url":"fisme.science.uu.nl/staff/marjah/d…","indices":[85,108]}]}</text:p>
          </table:table-cell>
          <table:table-cell table:number-columns-repeated="16366"/>
        </table:table-row>
        <table:table-row table:style-name="ro8">
          <table:table-cell office:value-type="string" table:style-name="ce4">
            <text:p>1159216067178352640</text:p>
          </table:table-cell>
          <table:table-cell office:value-type="string" table:style-name="ce5">
            <text:p>moigimy</text:p>
          </table:table-cell>
          <table:table-cell office:value-type="string" table:style-name="ce6">
            <text:p>RT @nootlanding: @amalaswinta_com @DobermannKeeper @Nieuwsuur @VET_UniUtrecht Toen en Nu. https://t.co/VJb5iJJ07S</text:p>
          </table:table-cell>
          <table:table-cell office:value-type="string" table:style-name="ce5">
            <text:p>Wed Aug 07 21:33:42 +0000 2019</text:p>
          </table:table-cell>
          <table:table-cell office:value-type="date" office:date-value="2019-08-07T22:33:42" table:style-name="ce7">
            <text:p>07/08/2019 22:33:42</text:p>
          </table:table-cell>
          <table:table-cell table:number-columns-repeated="4" table:style-name="ce5"/>
          <table:table-cell office:value-type="string" table:style-name="ce5">
            <text:p>62038658</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145408421539274753/EZ7HtZi5_normal.jpg">http://pbs.twimg.com/profile_images/1145408421539274753/EZ7HtZi5_normal.jpg</text:a></text:p>
          </table:table-cell>
          <table:table-cell office:value-type="float" office:value="1772" table:style-name="ce5">
            <text:p>1772</text:p>
          </table:table-cell>
          <table:table-cell office:value-type="float" office:value="566" table:style-name="ce5">
            <text:p>566</text:p>
          </table:table-cell>
          <table:table-cell office:value-type="string" table:style-name="ce5">
            <text:p>she/her</text:p>
          </table:table-cell>
          <table:table-cell office:value-type="string" table:style-name="ce8">
            <text:p><text:a xlink:href="http://twitter.com/moigimy/statuses/1159216067178352640">http://twitter.com/moigimy/statuses/1159216067178352640</text:a></text:p>
          </table:table-cell>
          <table:table-cell office:value-type="string" table:style-name="ce5">
            <text:p>{"hashtags":[],"symbols":[],"user_mentions":[{"screen_name":"nootlanding","name":"Wolfert","id":2172392616,"id_str":"2172392616","indices":[3,15]},{"screen_name":"amalaswinta_com","name":"Mélisande Buitenkamp","id":376337296,"id_str":"376337296","indices":[17,33]},{"screen_name":"DobermannKeeper","name":"DobermannKeeper","id":1132242162597453800,"id_str":"1132242162597453824","indices":[34,50]},{"screen_name":"Nieuwsuur","name":"Nieuwsuur","id":93474576,"id_str":"93474576","indices":[51,61]},{"screen_name":"VET_UniUtrecht","name":"Diergeneeskunde","id":215977394,"id_str":"215977394","indices":[62,77]}],"urls":[],"media":[{"id":1159205881197813800,"id_str":"1159205881197813760","indices":[90,113],"media_url":"http://pbs.twimg.com/media/EBZTm3JW4AAHPL2.jpg","media_url_https":"https://pbs.twimg.com/media/EBZTm3JW4AAHPL2.jpg","url":"https://t.co/VJb5iJJ07S","display_url":"pic.twitter.com/VJb5iJJ07S","expanded_url":"https://twitter.com/nootlanding/status/1159205889267687424/photo/1","type":"photo","sizes":{"small":{"w":680,"h":375,"resize":"fit"},"large":{"w":1083,"h":597,"resize":"fit"},"thumb":{"w":150,"h":150,"resize":"crop"},"medium":{"w":1083,"h":597,"resize":"fit"}},"source_status_id":1159205889267687400,"source_status_id_str":"1159205889267687424","source_user_id":2172392616,"source_user_id_str":"2172392616"}]}</text:p>
          </table:table-cell>
          <table:table-cell table:number-columns-repeated="16366"/>
        </table:table-row>
        <table:table-row table:style-name="ro4">
          <table:table-cell office:value-type="string" table:style-name="ce4">
            <text:p>1159216037566537728</text:p>
          </table:table-cell>
          <table:table-cell office:value-type="string" table:style-name="ce5">
            <text:p>moigimy</text:p>
          </table:table-cell>
          <table:table-cell office:value-type="string" table:style-name="ce6">
            <text:p>RT @DobermannKeeper: @Nieuwsuur @VET_UniUtrecht Zou Kaatje toch willen adviseren om de geschiedenis van beide rassen te bestuderen. Zulk onnozelheid wat deze vrouw verteld doen je tenen krullen. Zeer spijtig voor de rassen die zij denkt te begrijpen en blijft vermeerderen. https://t.co/u1beTj7q21</text:p>
          </table:table-cell>
          <table:table-cell office:value-type="string" table:style-name="ce5">
            <text:p>Wed Aug 07 21:33:35 +0000 2019</text:p>
          </table:table-cell>
          <table:table-cell office:value-type="date" office:date-value="2019-08-07T22:33:35" table:style-name="ce7">
            <text:p>07/08/2019 22:33:35</text:p>
          </table:table-cell>
          <table:table-cell table:number-columns-repeated="4" table:style-name="ce5"/>
          <table:table-cell office:value-type="string" table:style-name="ce5">
            <text:p>62038658</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145408421539274753/EZ7HtZi5_normal.jpg">http://pbs.twimg.com/profile_images/1145408421539274753/EZ7HtZi5_normal.jpg</text:a></text:p>
          </table:table-cell>
          <table:table-cell office:value-type="float" office:value="1772" table:style-name="ce5">
            <text:p>1772</text:p>
          </table:table-cell>
          <table:table-cell office:value-type="float" office:value="566" table:style-name="ce5">
            <text:p>566</text:p>
          </table:table-cell>
          <table:table-cell office:value-type="string" table:style-name="ce5">
            <text:p>she/her</text:p>
          </table:table-cell>
          <table:table-cell office:value-type="string" table:style-name="ce8">
            <text:p><text:a xlink:href="http://twitter.com/moigimy/statuses/1159216037566537728">http://twitter.com/moigimy/statuses/1159216037566537728</text:a></text:p>
          </table:table-cell>
          <table:table-cell office:value-type="string" table:style-name="ce5">
            <text:p>{"hashtags":[],"symbols":[],"user_mentions":[{"screen_name":"DobermannKeeper","name":"DobermannKeeper","id":1132242162597453800,"id_str":"1132242162597453824","indices":[3,19]},{"screen_name":"Nieuwsuur","name":"Nieuwsuur","id":93474576,"id_str":"93474576","indices":[21,31]},{"screen_name":"VET_UniUtrecht","name":"Diergeneeskunde","id":215977394,"id_str":"215977394","indices":[32,47]}],"urls":[]}</text:p>
          </table:table-cell>
          <table:table-cell table:number-columns-repeated="16366"/>
        </table:table-row>
        <table:table-row table:style-name="ro5">
          <table:table-cell office:value-type="string" table:style-name="ce4">
            <text:p>1159215399235477507</text:p>
          </table:table-cell>
          <table:table-cell office:value-type="string" table:style-name="ce5">
            <text:p>dmasluijsmans</text:p>
          </table:table-cell>
          <table:table-cell office:value-type="string" table:style-name="ce6">
            <text:p>@J3ro3nJ @LucSluijsmans @UniUtrecht @owk_uu 😊 Utrecht viel in ieder geval al erg bij haar in de smaak, al is Nederland gezegend met veel mooie steden. We zullen zien 😉</text:p>
          </table:table-cell>
          <table:table-cell office:value-type="string" table:style-name="ce5">
            <text:p>Wed Aug 07 21:31:03 +0000 2019</text:p>
          </table:table-cell>
          <table:table-cell office:value-type="date" office:date-value="2019-08-07T22:31:03" table:style-name="ce7">
            <text:p>07/08/2019 22:31:03</text:p>
          </table:table-cell>
          <table:table-cell table:number-columns-repeated="2" table:style-name="ce5"/>
          <table:table-cell office:value-type="string" table:style-name="ce5">
            <text:p>270780086</text:p>
          </table:table-cell>
          <table:table-cell office:value-type="string" table:style-name="ce5">
            <text:p>J3ro3nJ</text:p>
          </table:table-cell>
          <table:table-cell office:value-type="string" table:style-name="ce5">
            <text:p>172897892</text:p>
          </table:table-cell>
          <table:table-cell office:value-type="string" table:style-name="ce5">
            <text:p>1159214050586308609</text:p>
          </table:table-cell>
          <table:table-cell office:value-type="string" table:style-name="ce5">
            <text:p>&lt;a href="http://twitter.com/download/android" rel="nofollow"&gt;Twitter for Android&lt;/a&gt;</text:p>
          </table:table-cell>
          <table:table-cell office:value-type="string" table:style-name="ce8">
            <text:p><text:a xlink:href="http://pbs.twimg.com/profile_images/1094320042907500544/4z26G-Nc_normal.jpg">http://pbs.twimg.com/profile_images/1094320042907500544/4z26G-Nc_normal.jpg</text:a></text:p>
          </table:table-cell>
          <table:table-cell office:value-type="float" office:value="1554" table:style-name="ce5">
            <text:p>1554</text:p>
          </table:table-cell>
          <table:table-cell office:value-type="float" office:value="624" table:style-name="ce5">
            <text:p>624</text:p>
          </table:table-cell>
          <table:table-cell office:value-type="string" table:style-name="ce5">
            <text:p>Limburg, Nederland</text:p>
          </table:table-cell>
          <table:table-cell office:value-type="string" table:style-name="ce8">
            <text:p><text:a xlink:href="http://twitter.com/dmasluijsmans/statuses/1159215399235477507">http://twitter.com/dmasluijsmans/statuses/1159215399235477507</text:a></text:p>
          </table:table-cell>
          <table:table-cell office:value-type="string" table:style-name="ce5">
            <text:p>{"hashtags":[],"symbols":[],"user_mentions":[{"screen_name":"J3ro3nJ","name":"Jeroen Janssen","id":270780086,"id_str":"270780086","indices":[0,8]},{"screen_name":"LucSluijsmans","name":"Luc Sluijsmans","id":2881746585,"id_str":"2881746585","indices":[9,23]},{"screen_name":"UniUtrecht","name":"Universiteit Utrecht","id":33548291,"id_str":"33548291","indices":[24,35]},{"screen_name":"owk_uu","name":"Onderwijswetensch UU","id":246203973,"id_str":"246203973","indices":[36,43]}],"urls":[]}</text:p>
          </table:table-cell>
          <table:table-cell table:number-columns-repeated="16366"/>
        </table:table-row>
        <table:table-row table:style-name="ro4">
          <table:table-cell office:value-type="string" table:style-name="ce4">
            <text:p>1159215352892538887</text:p>
          </table:table-cell>
          <table:table-cell office:value-type="string" table:style-name="ce5">
            <text:p>annapjudson</text:p>
          </table:table-cell>
          <table:table-cell office:value-type="string" table:style-name="ce6">
            <text:p>RT @tigerlilyrocks: 📢#WCCWiki new page klaxon!!! 📢 Professor Emerita of Medieval History at Utrecht University, Mayke de Jong. She's been on our list for a looonnnnnnggg time and it's fantastic that she now has a page! @UtrechtUni #MedievalWiki #NoPageRage #WomProfs #Foremothers 🤟 https://t.co/0MRLMBchMB</text:p>
          </table:table-cell>
          <table:table-cell office:value-type="string" table:style-name="ce5">
            <text:p>Wed Aug 07 21:30:51 +0000 2019</text:p>
          </table:table-cell>
          <table:table-cell office:value-type="date" office:date-value="2019-08-07T22:30:51" table:style-name="ce7">
            <text:p>07/08/2019 22:30:51</text:p>
          </table:table-cell>
          <table:table-cell table:number-columns-repeated="4" table:style-name="ce5"/>
          <table:table-cell office:value-type="string" table:style-name="ce5">
            <text:p>987377869214056448</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987381027478888448/J3JXKEEJ_normal.jpg">http://pbs.twimg.com/profile_images/987381027478888448/J3JXKEEJ_normal.jpg</text:a></text:p>
          </table:table-cell>
          <table:table-cell office:value-type="float" office:value="1404" table:style-name="ce5">
            <text:p>1404</text:p>
          </table:table-cell>
          <table:table-cell office:value-type="float" office:value="1611" table:style-name="ce5">
            <text:p>1611</text:p>
          </table:table-cell>
          <table:table-cell office:value-type="string" table:style-name="ce5">
            <text:p>Cambridge, England</text:p>
          </table:table-cell>
          <table:table-cell office:value-type="string" table:style-name="ce8">
            <text:p><text:a xlink:href="http://twitter.com/annapjudson/statuses/1159215352892538887">http://twitter.com/annapjudson/statuses/1159215352892538887</text:a></text:p>
          </table:table-cell>
          <table:table-cell office:value-type="string" table:style-name="ce5">
            <text:p>{"hashtags":[{"text":"WCCWiki","indices":[21,29]}],"symbols":[],"user_mentions":[{"screen_name":"tigerlilyrocks","name":"Dr Victoria Leonard","id":3157888318,"id_str":"3157888318","indices":[3,18]}],"urls":[]}</text:p>
          </table:table-cell>
          <table:table-cell table:number-columns-repeated="16366"/>
        </table:table-row>
        <table:table-row table:style-name="ro4">
          <table:table-cell office:value-type="string" table:style-name="ce4">
            <text:p>1159215109694210048</text:p>
          </table:table-cell>
          <table:table-cell office:value-type="string" table:style-name="ce5">
            <text:p>Karanthir</text:p>
          </table:table-cell>
          <table:table-cell office:value-type="string" table:style-name="ce6">
            <text:p>RT @tigerlilyrocks: 📢#WCCWiki new page klaxon!!! 📢 Professor Emerita of Medieval History at Utrecht University, Mayke de Jong. She's been on our list for a looonnnnnnggg time and it's fantastic that she now has a page! @UtrechtUni #MedievalWiki #NoPageRage #WomProfs #Foremothers 🤟 https://t.co/0MRLMBchMB</text:p>
          </table:table-cell>
          <table:table-cell office:value-type="string" table:style-name="ce5">
            <text:p>Wed Aug 07 21:29:53 +0000 2019</text:p>
          </table:table-cell>
          <table:table-cell office:value-type="date" office:date-value="2019-08-07T22:29:53" table:style-name="ce7">
            <text:p>07/08/2019 22:29:53</text:p>
          </table:table-cell>
          <table:table-cell table:number-columns-repeated="4" table:style-name="ce5"/>
          <table:table-cell office:value-type="string" table:style-name="ce5">
            <text:p>1709516281</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872539823969644546/xSjy2GoF_normal.jpg">http://pbs.twimg.com/profile_images/872539823969644546/xSjy2GoF_normal.jpg</text:a></text:p>
          </table:table-cell>
          <table:table-cell office:value-type="float" office:value="606" table:style-name="ce5">
            <text:p>606</text:p>
          </table:table-cell>
          <table:table-cell office:value-type="float" office:value="343" table:style-name="ce5">
            <text:p>343</text:p>
          </table:table-cell>
          <table:table-cell table:style-name="ce5"/>
          <table:table-cell office:value-type="string" table:style-name="ce8">
            <text:p><text:a xlink:href="http://twitter.com/Karanthir/statuses/1159215109694210048">http://twitter.com/Karanthir/statuses/1159215109694210048</text:a></text:p>
          </table:table-cell>
          <table:table-cell office:value-type="string" table:style-name="ce5">
            <text:p>{"hashtags":[{"text":"WCCWiki","indices":[21,29]}],"symbols":[],"user_mentions":[{"screen_name":"tigerlilyrocks","name":"Dr Victoria Leonard","id":3157888318,"id_str":"3157888318","indices":[3,18]}],"urls":[]}</text:p>
          </table:table-cell>
          <table:table-cell table:number-columns-repeated="16366"/>
        </table:table-row>
        <table:table-row table:style-name="ro8">
          <table:table-cell office:value-type="string" table:style-name="ce4">
            <text:p>1159214050586308609</text:p>
          </table:table-cell>
          <table:table-cell office:value-type="string" table:style-name="ce5">
            <text:p>J3ro3nJ</text:p>
          </table:table-cell>
          <table:table-cell office:value-type="string" table:style-name="ce6">
            <text:p>@dmasluijsmans @LucSluijsmans Ze is uiteraard welkom aan @uniutrecht. Daar hebben ze leuke opleidingen (@owk_uu)... ;-)</text:p>
          </table:table-cell>
          <table:table-cell office:value-type="string" table:style-name="ce5">
            <text:p>Wed Aug 07 21:25:41 +0000 2019</text:p>
          </table:table-cell>
          <table:table-cell office:value-type="date" office:date-value="2019-08-07T22:25:41" table:style-name="ce7">
            <text:p>07/08/2019 22:25:41</text:p>
          </table:table-cell>
          <table:table-cell table:number-columns-repeated="2" table:style-name="ce5"/>
          <table:table-cell office:value-type="string" table:style-name="ce5">
            <text:p>172897892</text:p>
          </table:table-cell>
          <table:table-cell office:value-type="string" table:style-name="ce5">
            <text:p>dmasluijsmans</text:p>
          </table:table-cell>
          <table:table-cell office:value-type="string" table:style-name="ce5">
            <text:p>270780086</text:p>
          </table:table-cell>
          <table:table-cell office:value-type="string" table:style-name="ce5">
            <text:p>1159208241307574273</text:p>
          </table:table-cell>
          <table:table-cell office:value-type="string" table:style-name="ce5">
            <text:p>&lt;a href="http://twitter.com/#!/download/ipad" rel="nofollow"&gt;Twitter for iPad&lt;/a&gt;</text:p>
          </table:table-cell>
          <table:table-cell office:value-type="string" table:style-name="ce8">
            <text:p><text:a xlink:href="http://pbs.twimg.com/profile_images/3122095129/bbee92037e55c1a3353e24753abd9421_normal.jpeg">http://pbs.twimg.com/profile_images/3122095129/bbee92037e55c1a3353e24753abd9421_normal.jpeg</text:a></text:p>
          </table:table-cell>
          <table:table-cell office:value-type="float" office:value="2531" table:style-name="ce5">
            <text:p>2531</text:p>
          </table:table-cell>
          <table:table-cell office:value-type="float" office:value="1190" table:style-name="ce5">
            <text:p>1190</text:p>
          </table:table-cell>
          <table:table-cell office:value-type="string" table:style-name="ce5">
            <text:p>Utrecht, The Netherlands</text:p>
          </table:table-cell>
          <table:table-cell office:value-type="string" table:style-name="ce8">
            <text:p><text:a xlink:href="http://twitter.com/J3ro3nJ/statuses/1159214050586308609">http://twitter.com/J3ro3nJ/statuses/1159214050586308609</text:a></text:p>
          </table:table-cell>
          <table:table-cell office:value-type="string" table:style-name="ce5">
            <text:p>{"hashtags":[],"symbols":[],"user_mentions":[{"screen_name":"dmasluijsmans","name":"Dominique Sluijsmans","id":172897892,"id_str":"172897892","indices":[0,14]},{"screen_name":"LucSluijsmans","name":"Luc Sluijsmans","id":2881746585,"id_str":"2881746585","indices":[15,29]},{"screen_name":"UniUtrecht","name":"Universiteit Utrecht","id":33548291,"id_str":"33548291","indices":[57,68]},{"screen_name":"owk_uu","name":"Onderwijswetensch UU","id":246203973,"id_str":"246203973","indices":[104,111]}],"urls":[]}</text:p>
          </table:table-cell>
          <table:table-cell table:number-columns-repeated="16366"/>
        </table:table-row>
        <table:table-row table:style-name="ro4">
          <table:table-cell office:value-type="string" table:style-name="ce4">
            <text:p>1159211567394820097</text:p>
          </table:table-cell>
          <table:table-cell office:value-type="string" table:style-name="ce5">
            <text:p>tigerlilyrocks</text:p>
          </table:table-cell>
          <table:table-cell office:value-type="string" table:style-name="ce6">
            <text:p>📢#WCCWiki new page klaxon!!! 📢 Professor Emerita of Medieval History at Utrecht University, Mayke de Jong. She's been on our list for a looonnnnnnggg time and it's fantastic that she now has a page! @UtrechtUni #MedievalWiki #NoPageRage #WomProfs #Foremothers 🤟 https://t.co/0MRLMBchMB</text:p>
          </table:table-cell>
          <table:table-cell office:value-type="string" table:style-name="ce5">
            <text:p>Wed Aug 07 21:15:49 +0000 2019</text:p>
          </table:table-cell>
          <table:table-cell office:value-type="date" office:date-value="2019-08-07T22:15:49" table:style-name="ce7">
            <text:p>07/08/2019 22:15:49</text:p>
          </table:table-cell>
          <table:table-cell table:number-columns-repeated="4" table:style-name="ce5"/>
          <table:table-cell office:value-type="string" table:style-name="ce5">
            <text:p>3157888318</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027166700721065984/mRqWned__normal.jpg">http://pbs.twimg.com/profile_images/1027166700721065984/mRqWned__normal.jpg</text:a></text:p>
          </table:table-cell>
          <table:table-cell office:value-type="float" office:value="3489" table:style-name="ce5">
            <text:p>3489</text:p>
          </table:table-cell>
          <table:table-cell office:value-type="float" office:value="4999" table:style-name="ce5">
            <text:p>4999</text:p>
          </table:table-cell>
          <table:table-cell office:value-type="string" table:style-name="ce5">
            <text:p>Cardiff</text:p>
          </table:table-cell>
          <table:table-cell office:value-type="string" table:style-name="ce8">
            <text:p><text:a xlink:href="http://twitter.com/tigerlilyrocks/statuses/1159211567394820097">http://twitter.com/tigerlilyrocks/statuses/1159211567394820097</text:a></text:p>
          </table:table-cell>
          <table:table-cell office:value-type="string" table:style-name="ce5">
            <text:p>{"hashtags":[{"text":"WCCWiki","indices":[1,9]},{"text":"MedievalWiki","indices":[211,224]},{"text":"NoPageRage","indices":[225,236]},{"text":"WomProfs","indices":[237,246]},{"text":"Foremothers","indices":[247,259]}],"symbols":[],"user_mentions":[{"screen_name":"UtrechtUni","name":"Utrecht University","id":33550981,"id_str":"33550981","indices":[199,210]}],"urls":[],"media":[{"id":1159211522306035700,"id_str":"1159211522306035713","indices":[262,285],"media_url":"http://pbs.twimg.com/media/EBZYvN6XUAEqRVX.jpg","media_url_https":"https://pbs.twimg.com/media/EBZYvN6XUAEqRVX.jpg","url":"https://t.co/0MRLMBchMB","display_url":"pic.twitter.com/0MRLMBchMB","expanded_url":"https://twitter.com/tigerlilyrocks/status/1159211567394820097/photo/1","type":"photo","sizes":{"small":{"w":444,"h":680,"resize":"fit"},"thumb":{"w":150,"h":150,"resize":"crop"},"medium":{"w":783,"h":1200,"resize":"fit"},"large":{"w":1336,"h":2048,"resize":"fit"}}}]}</text:p>
          </table:table-cell>
          <table:table-cell table:number-columns-repeated="16366"/>
        </table:table-row>
        <table:table-row table:style-name="ro4">
          <table:table-cell office:value-type="string" table:style-name="ce4">
            <text:p>1159206101830836224</text:p>
          </table:table-cell>
          <table:table-cell office:value-type="string" table:style-name="ce5">
            <text:p>cjmvanvliet</text:p>
          </table:table-cell>
          <table:table-cell office:value-type="string" table:style-name="ce6">
            <text:p>RT @waterschappen: De Stichting Schilthuisfonds heeft Herman Havekes (Unie van Waterschappen) benoemd als bijzonder hoogleraar voor de nieuwe leerstoel Publieke organisatie van het (decentrale) waterbeheer aan de Universiteit Utrecht. #bestuursrecht @UniUtrecht @PCGGlas</text:p>
            <text:p>https://t.co/yTtzw652zZ</text:p>
          </table:table-cell>
          <table:table-cell office:value-type="string" table:style-name="ce5">
            <text:p>Wed Aug 07 20:54:06 +0000 2019</text:p>
          </table:table-cell>
          <table:table-cell office:value-type="date" office:date-value="2019-08-07T21:54:06" table:style-name="ce7">
            <text:p>07/08/2019 21:54:06</text:p>
          </table:table-cell>
          <table:table-cell table:number-columns-repeated="4" table:style-name="ce5"/>
          <table:table-cell office:value-type="string" table:style-name="ce5">
            <text:p>251988060</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748460651840966656/yKyoODrr_normal.jpg">http://pbs.twimg.com/profile_images/748460651840966656/yKyoODrr_normal.jpg</text:a></text:p>
          </table:table-cell>
          <table:table-cell office:value-type="float" office:value="442" table:style-name="ce5">
            <text:p>442</text:p>
          </table:table-cell>
          <table:table-cell office:value-type="float" office:value="914" table:style-name="ce5">
            <text:p>914</text:p>
          </table:table-cell>
          <table:table-cell office:value-type="string" table:style-name="ce5">
            <text:p>Houten</text:p>
          </table:table-cell>
          <table:table-cell office:value-type="string" table:style-name="ce8">
            <text:p><text:a xlink:href="http://twitter.com/cjmvanvliet/statuses/1159206101830836224">http://twitter.com/cjmvanvliet/statuses/1159206101830836224</text:a></text:p>
          </table:table-cell>
          <table:table-cell office:value-type="string" table:style-name="ce5">
            <text:p>{"hashtags":[],"symbols":[],"user_mentions":[{"screen_name":"waterschappen","name":"Unie v Waterschappen","id":325765427,"id_str":"325765427","indices":[3,17]}],"urls":[]}</text:p>
          </table:table-cell>
          <table:table-cell table:number-columns-repeated="16366"/>
        </table:table-row>
        <table:table-row table:style-name="ro8">
          <table:table-cell office:value-type="string" table:style-name="ce4">
            <text:p>1159205889267687424</text:p>
          </table:table-cell>
          <table:table-cell office:value-type="string" table:style-name="ce5">
            <text:p>nootlanding</text:p>
          </table:table-cell>
          <table:table-cell office:value-type="string" table:style-name="ce6">
            <text:p>@amalaswinta_com @DobermannKeeper @Nieuwsuur @VET_UniUtrecht Toen en Nu. https://t.co/VJb5iJJ07S</text:p>
          </table:table-cell>
          <table:table-cell office:value-type="string" table:style-name="ce5">
            <text:p>Wed Aug 07 20:53:15 +0000 2019</text:p>
          </table:table-cell>
          <table:table-cell office:value-type="date" office:date-value="2019-08-07T21:53:15" table:style-name="ce7">
            <text:p>07/08/2019 21:53:15</text:p>
          </table:table-cell>
          <table:table-cell table:number-columns-repeated="2" table:style-name="ce5"/>
          <table:table-cell office:value-type="string" table:style-name="ce5">
            <text:p>376337296</text:p>
          </table:table-cell>
          <table:table-cell office:value-type="string" table:style-name="ce5">
            <text:p>amalaswinta_com</text:p>
          </table:table-cell>
          <table:table-cell office:value-type="string" table:style-name="ce5">
            <text:p>2172392616</text:p>
          </table:table-cell>
          <table:table-cell office:value-type="string" table:style-name="ce5">
            <text:p>1159136134825500672</text:p>
          </table:table-cell>
          <table:table-cell office:value-type="string" table:style-name="ce5">
            <text:p>&lt;a href="http://twitter.com/download/iphone" rel="nofollow"&gt;Twitter for iPhone&lt;/a&gt;</text:p>
          </table:table-cell>
          <table:table-cell office:value-type="string" table:style-name="ce8">
            <text:p><text:a xlink:href="http://pbs.twimg.com/profile_images/1041787143218241536/zwM4Hhxa_normal.jpg">http://pbs.twimg.com/profile_images/1041787143218241536/zwM4Hhxa_normal.jpg</text:a></text:p>
          </table:table-cell>
          <table:table-cell office:value-type="float" office:value="12" table:style-name="ce5">
            <text:p>12</text:p>
          </table:table-cell>
          <table:table-cell office:value-type="float" office:value="80" table:style-name="ce5">
            <text:p>80</text:p>
          </table:table-cell>
          <table:table-cell office:value-type="string" table:style-name="ce5">
            <text:p>Leiden, Nederland</text:p>
          </table:table-cell>
          <table:table-cell office:value-type="string" table:style-name="ce8">
            <text:p><text:a xlink:href="http://twitter.com/nootlanding/statuses/1159205889267687424">http://twitter.com/nootlanding/statuses/1159205889267687424</text:a></text:p>
          </table:table-cell>
          <table:table-cell office:value-type="string" table:style-name="ce5">
            <text:p>{"hashtags":[],"symbols":[],"user_mentions":[{"screen_name":"amalaswinta_com","name":"Mélisande Buitenkamp","id":376337296,"id_str":"376337296","indices":[0,16]},{"screen_name":"DobermannKeeper","name":"DobermannKeeper","id":1132242162597453800,"id_str":"1132242162597453824","indices":[17,33]},{"screen_name":"Nieuwsuur","name":"Nieuwsuur","id":93474576,"id_str":"93474576","indices":[34,44]},{"screen_name":"VET_UniUtrecht","name":"Diergeneeskunde","id":215977394,"id_str":"215977394","indices":[45,60]}],"urls":[],"media":[{"id":1159205881197813800,"id_str":"1159205881197813760","indices":[73,96],"media_url":"http://pbs.twimg.com/media/EBZTm3JW4AAHPL2.jpg","media_url_https":"https://pbs.twimg.com/media/EBZTm3JW4AAHPL2.jpg","url":"https://t.co/VJb5iJJ07S","display_url":"pic.twitter.com/VJb5iJJ07S","expanded_url":"https://twitter.com/nootlanding/status/1159205889267687424/photo/1","type":"photo","sizes":{"small":{"w":680,"h":375,"resize":"fit"},"large":{"w":1083,"h":597,"resize":"fit"},"thumb":{"w":150,"h":150,"resize":"crop"},"medium":{"w":1083,"h":597,"resize":"fit"}}}]}</text:p>
          </table:table-cell>
          <table:table-cell table:number-columns-repeated="16366"/>
        </table:table-row>
        <table:table-row table:style-name="ro5">
          <table:table-cell office:value-type="string" table:style-name="ce4">
            <text:p>1159201835313434625</text:p>
          </table:table-cell>
          <table:table-cell office:value-type="string" table:style-name="ce5">
            <text:p>GuusBeugelink</text:p>
          </table:table-cell>
          <table:table-cell office:value-type="string" table:style-name="ce6">
            <text:p>RT @willem_wensink: Herman Havekes van de Unie van @waterschappen benoemd tot bijzonder hoogleraar aan de @UniUtrecht. https://t.co/cnCmEGXKeh</text:p>
          </table:table-cell>
          <table:table-cell office:value-type="string" table:style-name="ce5">
            <text:p>Wed Aug 07 20:37:09 +0000 2019</text:p>
          </table:table-cell>
          <table:table-cell office:value-type="date" office:date-value="2019-08-07T21:37:09" table:style-name="ce7">
            <text:p>07/08/2019 21:37:09</text:p>
          </table:table-cell>
          <table:table-cell table:number-columns-repeated="4" table:style-name="ce5"/>
          <table:table-cell office:value-type="string" table:style-name="ce5">
            <text:p>248569207</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550233649904222208/zQJlRFt5_normal.png">http://pbs.twimg.com/profile_images/550233649904222208/zQJlRFt5_normal.png</text:a></text:p>
          </table:table-cell>
          <table:table-cell office:value-type="float" office:value="2619" table:style-name="ce5">
            <text:p>2619</text:p>
          </table:table-cell>
          <table:table-cell office:value-type="float" office:value="4500" table:style-name="ce5">
            <text:p>4500</text:p>
          </table:table-cell>
          <table:table-cell office:value-type="string" table:style-name="ce5">
            <text:p>Wijk bij Duurstede, Utrecht</text:p>
          </table:table-cell>
          <table:table-cell office:value-type="string" table:style-name="ce8">
            <text:p><text:a xlink:href="http://twitter.com/GuusBeugelink/statuses/1159201835313434625">http://twitter.com/GuusBeugelink/statuses/1159201835313434625</text:a></text:p>
          </table:table-cell>
          <table:table-cell office:value-type="string" table:style-name="ce5">
            <text:p>{"hashtags":[],"symbols":[],"user_mentions":[{"screen_name":"willem_wensink","name":"Willem Wensink","id":1011998929309847600,"id_str":"1011998929309847552","indices":[3,18]},{"screen_name":"waterschappen","name":"Unie v Waterschappen","id":325765427,"id_str":"325765427","indices":[51,65]},{"screen_name":"UniUtrecht","name":"Universiteit Utrecht","id":33548291,"id_str":"33548291","indices":[106,117]}],"urls":[]}</text:p>
          </table:table-cell>
          <table:table-cell table:number-columns-repeated="16366"/>
        </table:table-row>
        <table:table-row table:style-name="ro2">
          <table:table-cell office:value-type="string" table:style-name="ce4">
            <text:p>1159195759386025985</text:p>
          </table:table-cell>
          <table:table-cell office:value-type="string" table:style-name="ce5">
            <text:p>e_tulp</text:p>
          </table:table-cell>
          <table:table-cell office:value-type="string" table:style-name="ce6">
            <text:p>@DobermannKeeper @Nieuwsuur @VET_UniUtrecht Toevallig een bovenbuurman met een doorgefokte bulldog. Een neusgat volkomen dicht. Hond kreeg bijna geen lucht. Doorfokken is een vorm van dierenmishandeling niets meer en niets minder.</text:p>
          </table:table-cell>
          <table:table-cell office:value-type="string" table:style-name="ce5">
            <text:p>Wed Aug 07 20:13:00 +0000 2019</text:p>
          </table:table-cell>
          <table:table-cell office:value-type="date" office:date-value="2019-08-07T21:13:00" table:style-name="ce7">
            <text:p>07/08/2019 21:13:00</text:p>
          </table:table-cell>
          <table:table-cell table:number-columns-repeated="2" table:style-name="ce5"/>
          <table:table-cell office:value-type="string" table:style-name="ce5">
            <text:p>1132242162597453824</text:p>
          </table:table-cell>
          <table:table-cell office:value-type="string" table:style-name="ce5">
            <text:p>DobermannKeeper</text:p>
          </table:table-cell>
          <table:table-cell office:value-type="string" table:style-name="ce5">
            <text:p>1159576016</text:p>
          </table:table-cell>
          <table:table-cell office:value-type="string" table:style-name="ce5">
            <text:p>1159127692299657216</text:p>
          </table:table-cell>
          <table:table-cell office:value-type="string" table:style-name="ce5">
            <text:p>&lt;a href="http://twitter.com/#!/download/ipad" rel="nofollow"&gt;Twitter for iPad&lt;/a&gt;</text:p>
          </table:table-cell>
          <table:table-cell office:value-type="string" table:style-name="ce8">
            <text:p><text:a xlink:href="http://pbs.twimg.com/profile_images/3223859482/8f6e0483fccae299559ba6b7dd85ef66_normal.jpeg">http://pbs.twimg.com/profile_images/3223859482/8f6e0483fccae299559ba6b7dd85ef66_normal.jpeg</text:a></text:p>
          </table:table-cell>
          <table:table-cell office:value-type="float" office:value="93" table:style-name="ce5">
            <text:p>93</text:p>
          </table:table-cell>
          <table:table-cell office:value-type="float" office:value="59" table:style-name="ce5">
            <text:p>59</text:p>
          </table:table-cell>
          <table:table-cell table:style-name="ce5"/>
          <table:table-cell office:value-type="string" table:style-name="ce8">
            <text:p><text:a xlink:href="http://twitter.com/e_tulp/statuses/1159195759386025985">http://twitter.com/e_tulp/statuses/1159195759386025985</text:a></text:p>
          </table:table-cell>
          <table:table-cell office:value-type="string" table:style-name="ce5">
            <text:p>{"hashtags":[],"symbols":[],"user_mentions":[{"screen_name":"DobermannKeeper","name":"DobermannKeeper","id":1132242162597453800,"id_str":"1132242162597453824","indices":[0,16]},{"screen_name":"Nieuwsuur","name":"Nieuwsuur","id":93474576,"id_str":"93474576","indices":[17,27]},{"screen_name":"VET_UniUtrecht","name":"Diergeneeskunde","id":215977394,"id_str":"215977394","indices":[28,43]}],"urls":[]}</text:p>
          </table:table-cell>
          <table:table-cell table:number-columns-repeated="16366"/>
        </table:table-row>
        <table:table-row table:style-name="ro4">
          <table:table-cell office:value-type="string" table:style-name="ce4">
            <text:p>1159194142687289347</text:p>
          </table:table-cell>
          <table:table-cell office:value-type="string" table:style-name="ce5">
            <text:p>alexanderbrem</text:p>
          </table:table-cell>
          <table:table-cell office:value-type="string" table:style-name="ce6">
            <text:p>RT @lukas_held_: Here it is! 4 yrs of hard work with my supervisors Andrea Herrmann &amp;amp; @KFrenken went into this: Yesterday I received the prints of my PhD thesis on Venture Creation Processes. You are welcome to join the public defense on September 13 at 12.45 in the Academiegebouw of @UniUtrecht https://t.co/H5OpkxwBYI</text:p>
          </table:table-cell>
          <table:table-cell office:value-type="string" table:style-name="ce5">
            <text:p>Wed Aug 07 20:06:35 +0000 2019</text:p>
          </table:table-cell>
          <table:table-cell office:value-type="date" office:date-value="2019-08-07T21:06:35" table:style-name="ce7">
            <text:p>07/08/2019 21:06:35</text:p>
          </table:table-cell>
          <table:table-cell table:number-columns-repeated="4" table:style-name="ce5"/>
          <table:table-cell office:value-type="string" table:style-name="ce5">
            <text:p>18273145</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2726812549/17c1b9129dd049c4fc6530fe9783a762_normal.png">http://pbs.twimg.com/profile_images/2726812549/17c1b9129dd049c4fc6530fe9783a762_normal.png</text:a></text:p>
          </table:table-cell>
          <table:table-cell office:value-type="float" office:value="1266" table:style-name="ce5">
            <text:p>1266</text:p>
          </table:table-cell>
          <table:table-cell office:value-type="float" office:value="2799" table:style-name="ce5">
            <text:p>2799</text:p>
          </table:table-cell>
          <table:table-cell office:value-type="string" table:style-name="ce5">
            <text:p>Fürth, Bayern</text:p>
          </table:table-cell>
          <table:table-cell office:value-type="string" table:style-name="ce8">
            <text:p><text:a xlink:href="http://twitter.com/alexanderbrem/statuses/1159194142687289347">http://twitter.com/alexanderbrem/statuses/1159194142687289347</text:a></text:p>
          </table:table-cell>
          <table:table-cell office:value-type="string" table:style-name="ce5">
            <text:p>{"hashtags":[],"symbols":[],"user_mentions":[{"screen_name":"lukas_held_","name":"Lukas Held","id":825715977652465700,"id_str":"825715977652465665","indices":[3,15]},{"screen_name":"KFrenken","name":"Koen Frenken","id":1292020495,"id_str":"1292020495","indices":[90,99]}],"urls":[]}</text:p>
          </table:table-cell>
          <table:table-cell table:number-columns-repeated="16366"/>
        </table:table-row>
        <table:table-row table:style-name="ro4">
          <table:table-cell office:value-type="string" table:style-name="ce4">
            <text:p>1159188240798273537</text:p>
          </table:table-cell>
          <table:table-cell office:value-type="string" table:style-name="ce5">
            <text:p>Drs_Michelle</text:p>
          </table:table-cell>
          <table:table-cell office:value-type="string" table:style-name="ce6">
            <text:p>RT @DobermannKeeper: @Nieuwsuur @VET_UniUtrecht Zou Kaatje toch willen adviseren om de geschiedenis van beide rassen te bestuderen. Zulk onnozelheid wat deze vrouw verteld doen je tenen krullen. Zeer spijtig voor de rassen die zij denkt te begrijpen en blijft vermeerderen. https://t.co/u1beTj7q21</text:p>
          </table:table-cell>
          <table:table-cell office:value-type="string" table:style-name="ce5">
            <text:p>Wed Aug 07 19:43:07 +0000 2019</text:p>
          </table:table-cell>
          <table:table-cell office:value-type="date" office:date-value="2019-08-07T20:43:07" table:style-name="ce7">
            <text:p>07/08/2019 20:43:07</text:p>
          </table:table-cell>
          <table:table-cell table:number-columns-repeated="4" table:style-name="ce5"/>
          <table:table-cell office:value-type="string" table:style-name="ce5">
            <text:p>2543873665</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107987820210282497/_685RCHo_normal.jpg">http://pbs.twimg.com/profile_images/1107987820210282497/_685RCHo_normal.jpg</text:a></text:p>
          </table:table-cell>
          <table:table-cell office:value-type="float" office:value="457" table:style-name="ce5">
            <text:p>457</text:p>
          </table:table-cell>
          <table:table-cell office:value-type="float" office:value="183" table:style-name="ce5">
            <text:p>183</text:p>
          </table:table-cell>
          <table:table-cell office:value-type="string" table:style-name="ce5">
            <text:p>Rijnmond, Nederland</text:p>
          </table:table-cell>
          <table:table-cell office:value-type="string" table:style-name="ce8">
            <text:p><text:a xlink:href="http://twitter.com/Drs_Michelle/statuses/1159188240798273537">http://twitter.com/Drs_Michelle/statuses/1159188240798273537</text:a></text:p>
          </table:table-cell>
          <table:table-cell office:value-type="string" table:style-name="ce5">
            <text:p>{"hashtags":[],"symbols":[],"user_mentions":[{"screen_name":"DobermannKeeper","name":"DobermannKeeper","id":1132242162597453800,"id_str":"1132242162597453824","indices":[3,19]},{"screen_name":"Nieuwsuur","name":"Nieuwsuur","id":93474576,"id_str":"93474576","indices":[21,31]},{"screen_name":"VET_UniUtrecht","name":"Diergeneeskunde","id":215977394,"id_str":"215977394","indices":[32,47]}],"urls":[]}</text:p>
          </table:table-cell>
          <table:table-cell table:number-columns-repeated="16366"/>
        </table:table-row>
        <table:table-row table:style-name="ro4">
          <table:table-cell office:value-type="string" table:style-name="ce4">
            <text:p>1159175410019643393</text:p>
          </table:table-cell>
          <table:table-cell office:value-type="string" table:style-name="ce5">
            <text:p>KFrenken</text:p>
          </table:table-cell>
          <table:table-cell office:value-type="string" table:style-name="ce6">
            <text:p>RT @lukas_held_: Here it is! 4 yrs of hard work with my supervisors Andrea Herrmann &amp;amp; @KFrenken went into this: Yesterday I received the prints of my PhD thesis on Venture Creation Processes. You are welcome to join the public defense on September 13 at 12.45 in the Academiegebouw of @UniUtrecht https://t.co/H5OpkxwBYI</text:p>
          </table:table-cell>
          <table:table-cell office:value-type="string" table:style-name="ce5">
            <text:p>Wed Aug 07 18:52:08 +0000 2019</text:p>
          </table:table-cell>
          <table:table-cell office:value-type="date" office:date-value="2019-08-07T19:52:08" table:style-name="ce7">
            <text:p>07/08/2019 19:52:08</text:p>
          </table:table-cell>
          <table:table-cell table:number-columns-repeated="4" table:style-name="ce5"/>
          <table:table-cell office:value-type="string" table:style-name="ce5">
            <text:p>1292020495</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472352144385785856/hiazFh3q_normal.jpeg">http://pbs.twimg.com/profile_images/472352144385785856/hiazFh3q_normal.jpeg</text:a></text:p>
          </table:table-cell>
          <table:table-cell office:value-type="float" office:value="2221" table:style-name="ce5">
            <text:p>2221</text:p>
          </table:table-cell>
          <table:table-cell office:value-type="float" office:value="23" table:style-name="ce5">
            <text:p>23</text:p>
          </table:table-cell>
          <table:table-cell office:value-type="string" table:style-name="ce5">
            <text:p>Utrecht, The Netherlands</text:p>
          </table:table-cell>
          <table:table-cell office:value-type="string" table:style-name="ce8">
            <text:p><text:a xlink:href="http://twitter.com/KFrenken/statuses/1159175410019643393">http://twitter.com/KFrenken/statuses/1159175410019643393</text:a></text:p>
          </table:table-cell>
          <table:table-cell office:value-type="string" table:style-name="ce5">
            <text:p>{"hashtags":[],"symbols":[],"user_mentions":[{"screen_name":"lukas_held_","name":"Lukas Held","id":825715977652465700,"id_str":"825715977652465665","indices":[3,15]},{"screen_name":"KFrenken","name":"Koen Frenken","id":1292020495,"id_str":"1292020495","indices":[90,99]}],"urls":[]}</text:p>
          </table:table-cell>
          <table:table-cell table:number-columns-repeated="16366"/>
        </table:table-row>
        <table:table-row table:style-name="ro5">
          <table:table-cell office:value-type="string" table:style-name="ce4">
            <text:p>1159156199859904512</text:p>
          </table:table-cell>
          <table:table-cell office:value-type="string" table:style-name="ce5">
            <text:p>UniUtrecht</text:p>
          </table:table-cell>
          <table:table-cell office:value-type="string" table:style-name="ce6">
            <text:p>RT @unimuseum: Wetenschap is overal. Maar wat is wetenschap? Het KennisLab is de plek om te ontdekken wat wetenschap is. https://t.co/3xb0bzseQ6</text:p>
          </table:table-cell>
          <table:table-cell office:value-type="string" table:style-name="ce5">
            <text:p>Wed Aug 07 17:35:48 +0000 2019</text:p>
          </table:table-cell>
          <table:table-cell office:value-type="date" office:date-value="2019-08-07T18:35:48" table:style-name="ce7">
            <text:p>07/08/2019 18:35:48</text:p>
          </table:table-cell>
          <table:table-cell table:number-columns-repeated="4" table:style-name="ce5"/>
          <table:table-cell office:value-type="string" table:style-name="ce5">
            <text:p>33548291</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458549853077774336/0pzRKaLW_normal.jpeg">http://pbs.twimg.com/profile_images/458549853077774336/0pzRKaLW_normal.jpeg</text:a></text:p>
          </table:table-cell>
          <table:table-cell office:value-type="float" office:value="49691" table:style-name="ce5">
            <text:p>49691</text:p>
          </table:table-cell>
          <table:table-cell office:value-type="float" office:value="310" table:style-name="ce5">
            <text:p>310</text:p>
          </table:table-cell>
          <table:table-cell office:value-type="string" table:style-name="ce5">
            <text:p>Utrecht, Nederland</text:p>
          </table:table-cell>
          <table:table-cell office:value-type="string" table:style-name="ce8">
            <text:p><text:a xlink:href="http://twitter.com/UniUtrecht/statuses/1159156199859904512">http://twitter.com/UniUtrecht/statuses/1159156199859904512</text:a></text:p>
          </table:table-cell>
          <table:table-cell office:value-type="string" table:style-name="ce5">
            <text:p>{"hashtags":[],"symbols":[],"user_mentions":[{"screen_name":"unimuseum","name":"Universiteitsmuseum","id":105892567,"id_str":"105892567","indices":[3,13]}],"urls":[]}</text:p>
          </table:table-cell>
          <table:table-cell table:number-columns-repeated="16366"/>
        </table:table-row>
        <table:table-row table:style-name="ro4">
          <table:table-cell office:value-type="string" table:style-name="ce4">
            <text:p>1159155663064457217</text:p>
          </table:table-cell>
          <table:table-cell office:value-type="string" table:style-name="ce5">
            <text:p>UtrechtUni</text:p>
          </table:table-cell>
          <table:table-cell office:value-type="string" table:style-name="ce6">
            <text:p>RT @UUCopernicus: 🌸🌺🐝🌱🌼Up to 90% of all wild plants &amp;amp; 1/3 of our most important food crops are insect-pollinated. But what happens when pollinators like bumblebees don’t have their favourite flowers nearby, like in areas dominated by intensive agriculture? @UtrechtUni https://t.co/BvV8ggumDs</text:p>
          </table:table-cell>
          <table:table-cell office:value-type="string" table:style-name="ce5">
            <text:p>Wed Aug 07 17:33:40 +0000 2019</text:p>
          </table:table-cell>
          <table:table-cell office:value-type="date" office:date-value="2019-08-07T18:33:40" table:style-name="ce7">
            <text:p>07/08/2019 18:33:40</text:p>
          </table:table-cell>
          <table:table-cell table:number-columns-repeated="4" table:style-name="ce5"/>
          <table:table-cell office:value-type="string" table:style-name="ce5">
            <text:p>33550981</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458550172528558081/3nWKVt7W_normal.jpeg">http://pbs.twimg.com/profile_images/458550172528558081/3nWKVt7W_normal.jpeg</text:a></text:p>
          </table:table-cell>
          <table:table-cell office:value-type="float" office:value="5714" table:style-name="ce5">
            <text:p>5714</text:p>
          </table:table-cell>
          <table:table-cell office:value-type="float" office:value="85" table:style-name="ce5">
            <text:p>85</text:p>
          </table:table-cell>
          <table:table-cell office:value-type="string" table:style-name="ce5">
            <text:p>Utrecht, The Netherlands</text:p>
          </table:table-cell>
          <table:table-cell office:value-type="string" table:style-name="ce8">
            <text:p><text:a xlink:href="http://twitter.com/UtrechtUni/statuses/1159155663064457217">http://twitter.com/UtrechtUni/statuses/1159155663064457217</text:a></text:p>
          </table:table-cell>
          <table:table-cell office:value-type="string" table:style-name="ce5">
            <text:p>{"hashtags":[],"symbols":[],"user_mentions":[{"screen_name":"UUCopernicus","name":"Copernicus Institute of Sustainable Development UU","id":4425195676,"id_str":"4425195676","indices":[3,16]}],"urls":[]}</text:p>
          </table:table-cell>
          <table:table-cell table:number-columns-repeated="16366"/>
        </table:table-row>
        <table:table-row table:style-name="ro8">
          <table:table-cell office:value-type="string" table:style-name="ce4">
            <text:p>1159152458389741568</text:p>
          </table:table-cell>
          <table:table-cell office:value-type="string" table:style-name="ce5">
            <text:p>willem_wensink</text:p>
          </table:table-cell>
          <table:table-cell office:value-type="string" table:style-name="ce6">
            <text:p>Herman Havekes van de Unie van @waterschappen benoemd tot bijzonder hoogleraar aan de @UniUtrecht. https://t.co/cnCmEGXKeh</text:p>
          </table:table-cell>
          <table:table-cell office:value-type="string" table:style-name="ce5">
            <text:p>Wed Aug 07 17:20:56 +0000 2019</text:p>
          </table:table-cell>
          <table:table-cell office:value-type="date" office:date-value="2019-08-07T18:20:56" table:style-name="ce7">
            <text:p>07/08/2019 18:20:56</text:p>
          </table:table-cell>
          <table:table-cell table:number-columns-repeated="4" table:style-name="ce5"/>
          <table:table-cell office:value-type="string" table:style-name="ce5">
            <text:p>1011998929309847552</text:p>
          </table:table-cell>
          <table:table-cell table:style-name="ce5"/>
          <table:table-cell office:value-type="string" table:style-name="ce5">
            <text:p>&lt;a href="http://twitter.com/#!/download/ipad" rel="nofollow"&gt;Twitter for iPad&lt;/a&gt;</text:p>
          </table:table-cell>
          <table:table-cell office:value-type="string" table:style-name="ce8">
            <text:p><text:a xlink:href="http://pbs.twimg.com/profile_images/1012040394685796357/XzEmSDnL_normal.jpg">http://pbs.twimg.com/profile_images/1012040394685796357/XzEmSDnL_normal.jpg</text:a></text:p>
          </table:table-cell>
          <table:table-cell office:value-type="float" office:value="118" table:style-name="ce5">
            <text:p>118</text:p>
          </table:table-cell>
          <table:table-cell office:value-type="float" office:value="125" table:style-name="ce5">
            <text:p>125</text:p>
          </table:table-cell>
          <table:table-cell table:style-name="ce5"/>
          <table:table-cell office:value-type="string" table:style-name="ce8">
            <text:p><text:a xlink:href="http://twitter.com/willem_wensink/statuses/1159152458389741568">http://twitter.com/willem_wensink/statuses/1159152458389741568</text:a></text:p>
          </table:table-cell>
          <table:table-cell office:value-type="string" table:style-name="ce5">
            <text:p>{"hashtags":[],"symbols":[],"user_mentions":[{"screen_name":"waterschappen","name":"Unie v Waterschappen","id":325765427,"id_str":"325765427","indices":[31,45]},{"screen_name":"UniUtrecht","name":"Universiteit Utrecht","id":33548291,"id_str":"33548291","indices":[86,97]}],"urls":[{"url":"https://t.co/cnCmEGXKeh","expanded_url":"https://twitter.com/waterschappen/status/1159078613146316800","display_url":"twitter.com/waterschappen/…","indices":[99,122]}]}</text:p>
          </table:table-cell>
          <table:table-cell table:number-columns-repeated="16366"/>
        </table:table-row>
        <table:table-row table:style-name="ro8">
          <table:table-cell office:value-type="string" table:style-name="ce4">
            <text:p>1159146658183168013</text:p>
          </table:table-cell>
          <table:table-cell office:value-type="string" table:style-name="ce5">
            <text:p>riamatthijssen</text:p>
          </table:table-cell>
          <table:table-cell office:value-type="string" table:style-name="ce6">
            <text:p>Mooie en goed te begrijpen uitleg over (nier)organoiden vanuit @RMUtrecht <text:s/>hier te beluisteren https://t.co/J7LN19XT2d</text:p>
          </table:table-cell>
          <table:table-cell office:value-type="string" table:style-name="ce5">
            <text:p>Wed Aug 07 16:57:53 +0000 2019</text:p>
          </table:table-cell>
          <table:table-cell office:value-type="date" office:date-value="2019-08-07T17:57:53" table:style-name="ce7">
            <text:p>07/08/2019 17:57:53</text:p>
          </table:table-cell>
          <table:table-cell table:number-columns-repeated="4" table:style-name="ce5"/>
          <table:table-cell office:value-type="string" table:style-name="ce5">
            <text:p>222454395</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645535722217304064/EK82pLVu_normal.jpg">http://pbs.twimg.com/profile_images/645535722217304064/EK82pLVu_normal.jpg</text:a></text:p>
          </table:table-cell>
          <table:table-cell office:value-type="float" office:value="92" table:style-name="ce5">
            <text:p>92</text:p>
          </table:table-cell>
          <table:table-cell office:value-type="float" office:value="189" table:style-name="ce5">
            <text:p>189</text:p>
          </table:table-cell>
          <table:table-cell table:style-name="ce5"/>
          <table:table-cell office:value-type="string" table:style-name="ce8">
            <text:p><text:a xlink:href="http://twitter.com/riamatthijssen/statuses/1159146658183168013">http://twitter.com/riamatthijssen/statuses/1159146658183168013</text:a></text:p>
          </table:table-cell>
          <table:table-cell office:value-type="string" table:style-name="ce5">
            <text:p>{"hashtags":[],"symbols":[],"user_mentions":[{"screen_name":"RMUtrecht","name":"RM Utrecht","id":822903086,"id_str":"822903086","indices":[63,73]}],"urls":[{"url":"https://t.co/J7LN19XT2d","expanded_url":"https://twitter.com/UniUtrecht/status/1159085159356030979","display_url":"twitter.com/UniUtrecht/sta…","indices":[95,118]}]}</text:p>
          </table:table-cell>
          <table:table-cell table:number-columns-repeated="16366"/>
        </table:table-row>
        <table:table-row table:style-name="ro5">
          <table:table-cell office:value-type="string" table:style-name="ce4">
            <text:p>1159145517655502850</text:p>
          </table:table-cell>
          <table:table-cell office:value-type="string" table:style-name="ce5">
            <text:p>TpsychWise</text:p>
          </table:table-cell>
          <table:table-cell office:value-type="string" table:style-name="ce6">
            <text:p>Its confirmed - Bring on my new challenges at @UniUtrecht, @UTwente and @UMCUtrecht as I start my Master's degree this September! Bring. It. On! https://t.co/43peX9d8yU</text:p>
          </table:table-cell>
          <table:table-cell office:value-type="string" table:style-name="ce5">
            <text:p>Wed Aug 07 16:53:21 +0000 2019</text:p>
          </table:table-cell>
          <table:table-cell office:value-type="date" office:date-value="2019-08-07T17:53:21" table:style-name="ce7">
            <text:p>07/08/2019 17:53:21</text:p>
          </table:table-cell>
          <table:table-cell table:number-columns-repeated="4" table:style-name="ce5"/>
          <table:table-cell office:value-type="string" table:style-name="ce5">
            <text:p>725018423852470273</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919173836599365633/wi6emANP_normal.jpg">http://pbs.twimg.com/profile_images/919173836599365633/wi6emANP_normal.jpg</text:a></text:p>
          </table:table-cell>
          <table:table-cell office:value-type="float" office:value="149" table:style-name="ce5">
            <text:p>149</text:p>
          </table:table-cell>
          <table:table-cell office:value-type="float" office:value="766" table:style-name="ce5">
            <text:p>766</text:p>
          </table:table-cell>
          <table:table-cell office:value-type="string" table:style-name="ce5">
            <text:p>Reading, England</text:p>
          </table:table-cell>
          <table:table-cell office:value-type="string" table:style-name="ce8">
            <text:p><text:a xlink:href="http://twitter.com/TpsychWise/statuses/1159145517655502850">http://twitter.com/TpsychWise/statuses/1159145517655502850</text:a></text:p>
          </table:table-cell>
          <table:table-cell office:value-type="string" table:style-name="ce5">
            <text:p>{"hashtags":[],"symbols":[],"user_mentions":[{"screen_name":"UniUtrecht","name":"Universiteit Utrecht","id":33548291,"id_str":"33548291","indices":[46,57]},{"screen_name":"UTwente","name":"Universiteit Twente","id":18991614,"id_str":"18991614","indices":[59,67]},{"screen_name":"UMCUtrecht","name":"UMC Utrecht","id":42636064,"id_str":"42636064","indices":[72,83]}],"urls":[],"media":[{"id":1159145511955435500,"id_str":"1159145511955435531","indices":[145,168],"media_url":"http://pbs.twimg.com/tweet_video_thumb/EBYcs6MXkAsezGE.jpg","media_url_https":"https://pbs.twimg.com/tweet_video_thumb/EBYcs6MXkAsezGE.jpg","url":"https://t.co/43peX9d8yU","display_url":"pic.twitter.com/43peX9d8yU","expanded_url":"https://twitter.com/TpsychWise/status/1159145517655502850/photo/1","type":"photo","sizes":{"thumb":{"w":150,"h":150,"resize":"crop"},"medium":{"w":244,"h":250,"resize":"fit"},"large":{"w":244,"h":250,"resize":"fit"},"small":{"w":244,"h":250,"resize":"fit"}}}]}</text:p>
          </table:table-cell>
          <table:table-cell table:number-columns-repeated="16366"/>
        </table:table-row>
        <table:table-row table:style-name="ro3">
          <table:table-cell office:value-type="string" table:style-name="ce4">
            <text:p>1159138750015975424</text:p>
          </table:table-cell>
          <table:table-cell office:value-type="string" table:style-name="ce5">
            <text:p>SN_OAbooks</text:p>
          </table:table-cell>
          <table:table-cell office:value-type="string" table:style-name="ce6">
            <text:p>RT @jeroenson: The @UniUtrecht #openscience programme (#openaccess project) will address #openaccess books.</text:p>
            <text:p/>
            <text:p>We will look at how we can stimulate and support #oa books.</text:p>
            <text:p/>
            <text:p>https://t.co/UJEBeD1B3a</text:p>
          </table:table-cell>
          <table:table-cell office:value-type="string" table:style-name="ce5">
            <text:p>Wed Aug 07 16:26:28 +0000 2019</text:p>
          </table:table-cell>
          <table:table-cell office:value-type="date" office:date-value="2019-08-07T17:26:28" table:style-name="ce7">
            <text:p>07/08/2019 17:26:28</text:p>
          </table:table-cell>
          <table:table-cell table:number-columns-repeated="4" table:style-name="ce5"/>
          <table:table-cell office:value-type="string" table:style-name="ce5">
            <text:p>959067026139447296</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085115253170556928/vuVU1Ft8_normal.jpg">http://pbs.twimg.com/profile_images/1085115253170556928/vuVU1Ft8_normal.jpg</text:a></text:p>
          </table:table-cell>
          <table:table-cell office:value-type="float" office:value="2134" table:style-name="ce5">
            <text:p>2134</text:p>
          </table:table-cell>
          <table:table-cell office:value-type="float" office:value="4014" table:style-name="ce5">
            <text:p>4014</text:p>
          </table:table-cell>
          <table:table-cell office:value-type="string" table:style-name="ce5">
            <text:p>Global</text:p>
          </table:table-cell>
          <table:table-cell office:value-type="string" table:style-name="ce8">
            <text:p><text:a xlink:href="http://twitter.com/SN_OAbooks/statuses/1159138750015975424">http://twitter.com/SN_OAbooks/statuses/1159138750015975424</text:a></text:p>
          </table:table-cell>
          <table:table-cell office:value-type="string" table:style-name="ce5">
            <text:p>{"hashtags":[{"text":"openscience","indices":[31,43]},{"text":"openaccess","indices":[55,66]},{"text":"openaccess","indices":[89,100]}],"symbols":[],"user_mentions":[{"screen_name":"jeroenson","name":"Jeroen Sondervan","id":41577553,"id_str":"41577553","indices":[3,13]},{"screen_name":"UniUtrecht","name":"Universiteit Utrecht","id":33548291,"id_str":"33548291","indices":[19,30]}],"urls":[]}</text:p>
          </table:table-cell>
          <table:table-cell table:number-columns-repeated="16366"/>
        </table:table-row>
        <table:table-row table:style-name="ro4">
          <table:table-cell office:value-type="string" table:style-name="ce4">
            <text:p>1159138144786296832</text:p>
          </table:table-cell>
          <table:table-cell office:value-type="string" table:style-name="ce5">
            <text:p>J_E_R_R_Y_</text:p>
          </table:table-cell>
          <table:table-cell office:value-type="string" table:style-name="ce6">
            <text:p>RT @waterschappen: De Stichting Schilthuisfonds heeft Herman Havekes (Unie van Waterschappen) benoemd als bijzonder hoogleraar voor de nieuwe leerstoel Publieke organisatie van het (decentrale) waterbeheer aan de Universiteit Utrecht. #bestuursrecht @UniUtrecht @PCGGlas</text:p>
            <text:p>https://t.co/yTtzw652zZ</text:p>
          </table:table-cell>
          <table:table-cell office:value-type="string" table:style-name="ce5">
            <text:p>Wed Aug 07 16:24:04 +0000 2019</text:p>
          </table:table-cell>
          <table:table-cell office:value-type="date" office:date-value="2019-08-07T17:24:04" table:style-name="ce7">
            <text:p>07/08/2019 17:24:04</text:p>
          </table:table-cell>
          <table:table-cell table:number-columns-repeated="4" table:style-name="ce5"/>
          <table:table-cell office:value-type="string" table:style-name="ce5">
            <text:p>103253996</text:p>
          </table:table-cell>
          <table:table-cell table:style-name="ce5"/>
          <table:table-cell office:value-type="string" table:style-name="ce5">
            <text:p>&lt;a href="http://twitter.com/#!/download/ipad" rel="nofollow"&gt;Twitter for iPad&lt;/a&gt;</text:p>
          </table:table-cell>
          <table:table-cell office:value-type="string" table:style-name="ce8">
            <text:p><text:a xlink:href="http://pbs.twimg.com/profile_images/1149973692094603264/TT4BA8Pk_normal.jpg">http://pbs.twimg.com/profile_images/1149973692094603264/TT4BA8Pk_normal.jpg</text:a></text:p>
          </table:table-cell>
          <table:table-cell office:value-type="float" office:value="82" table:style-name="ce5">
            <text:p>82</text:p>
          </table:table-cell>
          <table:table-cell office:value-type="float" office:value="285" table:style-name="ce5">
            <text:p>285</text:p>
          </table:table-cell>
          <table:table-cell table:style-name="ce5"/>
          <table:table-cell office:value-type="string" table:style-name="ce8">
            <text:p><text:a xlink:href="http://twitter.com/J_E_R_R_Y_/statuses/1159138144786296832">http://twitter.com/J_E_R_R_Y_/statuses/1159138144786296832</text:a></text:p>
          </table:table-cell>
          <table:table-cell office:value-type="string" table:style-name="ce5">
            <text:p>{"hashtags":[],"symbols":[],"user_mentions":[{"screen_name":"waterschappen","name":"Unie v Waterschappen","id":325765427,"id_str":"325765427","indices":[3,17]}],"urls":[]}</text:p>
          </table:table-cell>
          <table:table-cell table:number-columns-repeated="16366"/>
        </table:table-row>
        <table:table-row table:style-name="ro4">
          <table:table-cell office:value-type="string" table:style-name="ce4">
            <text:p>1159136396617162752</text:p>
          </table:table-cell>
          <table:table-cell office:value-type="string" table:style-name="ce5">
            <text:p>sasterpstra</text:p>
          </table:table-cell>
          <table:table-cell office:value-type="string" table:style-name="ce6">
            <text:p>RT @waterschappen: De Stichting Schilthuisfonds heeft Herman Havekes (Unie van Waterschappen) benoemd als bijzonder hoogleraar voor de nieuwe leerstoel Publieke organisatie van het (decentrale) waterbeheer aan de Universiteit Utrecht. #bestuursrecht @UniUtrecht @PCGGlas</text:p>
            <text:p>https://t.co/yTtzw652zZ</text:p>
          </table:table-cell>
          <table:table-cell office:value-type="string" table:style-name="ce5">
            <text:p>Wed Aug 07 16:17:07 +0000 2019</text:p>
          </table:table-cell>
          <table:table-cell office:value-type="date" office:date-value="2019-08-07T17:17:07" table:style-name="ce7">
            <text:p>07/08/2019 17:17:07</text:p>
          </table:table-cell>
          <table:table-cell table:number-columns-repeated="4" table:style-name="ce5"/>
          <table:table-cell office:value-type="string" table:style-name="ce5">
            <text:p>100442848</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916651959221997568/P4bKC0jK_normal.jpg">http://pbs.twimg.com/profile_images/916651959221997568/P4bKC0jK_normal.jpg</text:a></text:p>
          </table:table-cell>
          <table:table-cell office:value-type="float" office:value="661" table:style-name="ce5">
            <text:p>661</text:p>
          </table:table-cell>
          <table:table-cell office:value-type="float" office:value="678" table:style-name="ce5">
            <text:p>678</text:p>
          </table:table-cell>
          <table:table-cell office:value-type="string" table:style-name="ce8">
            <text:p><text:a xlink:href="http://sasterpstra.tumblr.com/">sasterpstra.tumblr.com</text:a></text:p>
          </table:table-cell>
          <table:table-cell office:value-type="string" table:style-name="ce8">
            <text:p><text:a xlink:href="http://twitter.com/sasterpstra/statuses/1159136396617162752">http://twitter.com/sasterpstra/statuses/1159136396617162752</text:a></text:p>
          </table:table-cell>
          <table:table-cell office:value-type="string" table:style-name="ce5">
            <text:p>{"hashtags":[],"symbols":[],"user_mentions":[{"screen_name":"waterschappen","name":"Unie v Waterschappen","id":325765427,"id_str":"325765427","indices":[3,17]}],"urls":[]}</text:p>
          </table:table-cell>
          <table:table-cell table:number-columns-repeated="16366"/>
        </table:table-row>
        <table:table-row table:style-name="ro8">
          <table:table-cell office:value-type="string" table:style-name="ce4">
            <text:p>1159136134825500672</text:p>
          </table:table-cell>
          <table:table-cell office:value-type="string" table:style-name="ce5">
            <text:p>amalaswinta_com</text:p>
          </table:table-cell>
          <table:table-cell office:value-type="string" table:style-name="ce6">
            <text:p>@DobermannKeeper @Nieuwsuur @VET_UniUtrecht Precies mijn gedachte, fijn dat ik geen plaatje meer hoef op te zoeken :)</text:p>
          </table:table-cell>
          <table:table-cell office:value-type="string" table:style-name="ce5">
            <text:p>Wed Aug 07 16:16:04 +0000 2019</text:p>
          </table:table-cell>
          <table:table-cell office:value-type="date" office:date-value="2019-08-07T17:16:04" table:style-name="ce7">
            <text:p>07/08/2019 17:16:04</text:p>
          </table:table-cell>
          <table:table-cell table:number-columns-repeated="2" table:style-name="ce5"/>
          <table:table-cell office:value-type="string" table:style-name="ce5">
            <text:p>1132242162597453824</text:p>
          </table:table-cell>
          <table:table-cell office:value-type="string" table:style-name="ce5">
            <text:p>DobermannKeeper</text:p>
          </table:table-cell>
          <table:table-cell office:value-type="string" table:style-name="ce5">
            <text:p>376337296</text:p>
          </table:table-cell>
          <table:table-cell office:value-type="string" table:style-name="ce5">
            <text:p>1159127692299657216</text:p>
          </table:table-cell>
          <table:table-cell office:value-type="string" table:style-name="ce5">
            <text:p>&lt;a href="http://twitter.com/download/android" rel="nofollow"&gt;Twitter for Android&lt;/a&gt;</text:p>
          </table:table-cell>
          <table:table-cell office:value-type="string" table:style-name="ce8">
            <text:p><text:a xlink:href="http://pbs.twimg.com/profile_images/995893835237650432/emV424VQ_normal.jpg">http://pbs.twimg.com/profile_images/995893835237650432/emV424VQ_normal.jpg</text:a></text:p>
          </table:table-cell>
          <table:table-cell office:value-type="float" office:value="13" table:style-name="ce5">
            <text:p>13</text:p>
          </table:table-cell>
          <table:table-cell office:value-type="float" office:value="32" table:style-name="ce5">
            <text:p>32</text:p>
          </table:table-cell>
          <table:table-cell office:value-type="string" table:style-name="ce5">
            <text:p>Rotterdam, Nederland</text:p>
          </table:table-cell>
          <table:table-cell office:value-type="string" table:style-name="ce8">
            <text:p><text:a xlink:href="http://twitter.com/amalaswinta_com/statuses/1159136134825500672">http://twitter.com/amalaswinta_com/statuses/1159136134825500672</text:a></text:p>
          </table:table-cell>
          <table:table-cell office:value-type="string" table:style-name="ce5">
            <text:p>{"hashtags":[],"symbols":[],"user_mentions":[{"screen_name":"DobermannKeeper","name":"DobermannKeeper","id":1132242162597453800,"id_str":"1132242162597453824","indices":[0,16]},{"screen_name":"Nieuwsuur","name":"Nieuwsuur","id":93474576,"id_str":"93474576","indices":[17,27]},{"screen_name":"VET_UniUtrecht","name":"Diergeneeskunde","id":215977394,"id_str":"215977394","indices":[28,43]}],"urls":[]}</text:p>
          </table:table-cell>
          <table:table-cell table:number-columns-repeated="16366"/>
        </table:table-row>
        <table:table-row table:style-name="ro2">
          <table:table-cell office:value-type="string" table:style-name="ce4">
            <text:p>1159135861302321153</text:p>
          </table:table-cell>
          <table:table-cell office:value-type="string" table:style-name="ce5">
            <text:p>Ferdi_Engels</text:p>
          </table:table-cell>
          <table:table-cell office:value-type="string" table:style-name="ce6">
            <text:p>RT @LaurensGaukema: Robin (8) wordt elke avond door haar vader nét niet doodgekieteld. 😇Althans, dat denken we. Klinisch psycholoog Sibe Doosje (@UniUtrecht) vertelt in @Nieuwsenco of dat eigenlijk wel kan. #kindervragen https://t.co/pYBPIYmLZj https://t.co/gf38ELWGUJ</text:p>
          </table:table-cell>
          <table:table-cell office:value-type="string" table:style-name="ce5">
            <text:p>Wed Aug 07 16:14:59 +0000 2019</text:p>
          </table:table-cell>
          <table:table-cell office:value-type="date" office:date-value="2019-08-07T17:14:59" table:style-name="ce7">
            <text:p>07/08/2019 17:14:59</text:p>
          </table:table-cell>
          <table:table-cell table:number-columns-repeated="4" table:style-name="ce5"/>
          <table:table-cell office:value-type="string" table:style-name="ce5">
            <text:p>457388020</text:p>
          </table:table-cell>
          <table:table-cell table:style-name="ce5"/>
          <table:table-cell office:value-type="string" table:style-name="ce5">
            <text:p>&lt;a href="http://twitter.com/#!/download/ipad" rel="nofollow"&gt;Twitter for iPad&lt;/a&gt;</text:p>
          </table:table-cell>
          <table:table-cell office:value-type="string" table:style-name="ce8">
            <text:p><text:a xlink:href="http://pbs.twimg.com/profile_images/614730369565372416/_2DLshEH_normal.jpg">http://pbs.twimg.com/profile_images/614730369565372416/_2DLshEH_normal.jpg</text:a></text:p>
          </table:table-cell>
          <table:table-cell office:value-type="float" office:value="34" table:style-name="ce5">
            <text:p>34</text:p>
          </table:table-cell>
          <table:table-cell office:value-type="float" office:value="57" table:style-name="ce5">
            <text:p>57</text:p>
          </table:table-cell>
          <table:table-cell table:style-name="ce5"/>
          <table:table-cell office:value-type="string" table:style-name="ce8">
            <text:p><text:a xlink:href="http://twitter.com/Ferdi_Engels/statuses/1159135861302321153">http://twitter.com/Ferdi_Engels/statuses/1159135861302321153</text:a></text:p>
          </table:table-cell>
          <table:table-cell office:value-type="string" table:style-name="ce5">
            <text:p>{"hashtags":[],"symbols":[],"user_mentions":[{"screen_name":"LaurensGaukema","name":"Laurens Gaukema","id":2445185294,"id_str":"2445185294","indices":[3,18]}],"urls":[]}</text:p>
          </table:table-cell>
          <table:table-cell table:number-columns-repeated="16366"/>
        </table:table-row>
        <table:table-row table:style-name="ro2">
          <table:table-cell office:value-type="string" table:style-name="ce4">
            <text:p>1159135214255239169</text:p>
          </table:table-cell>
          <table:table-cell office:value-type="string" table:style-name="ce5">
            <text:p>RMUtrecht</text:p>
          </table:table-cell>
          <table:table-cell office:value-type="string" table:style-name="ce6">
            <text:p>RT @RicLevato: A nice summary of the orthopedics/biofab lab's efforts to print living <text:s/>replacements for injuried articular joints @josmalda <text:s/>@RMUtrecht @UMCUtrecht @UniUtrecht @ERC_Research #bioprinting #regmed #AcademicTwitter https://t.co/KKOfI0lSls</text:p>
          </table:table-cell>
          <table:table-cell office:value-type="string" table:style-name="ce5">
            <text:p>Wed Aug 07 16:12:25 +0000 2019</text:p>
          </table:table-cell>
          <table:table-cell office:value-type="date" office:date-value="2019-08-07T17:12:25" table:style-name="ce7">
            <text:p>07/08/2019 17:12:25</text:p>
          </table:table-cell>
          <table:table-cell table:number-columns-repeated="4" table:style-name="ce5"/>
          <table:table-cell office:value-type="string" table:style-name="ce5">
            <text:p>822903086</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2609130987/qtgoyy50mvfc24y84gcg_normal.jpeg">http://pbs.twimg.com/profile_images/2609130987/qtgoyy50mvfc24y84gcg_normal.jpeg</text:a></text:p>
          </table:table-cell>
          <table:table-cell office:value-type="float" office:value="603" table:style-name="ce5">
            <text:p>603</text:p>
          </table:table-cell>
          <table:table-cell office:value-type="float" office:value="181" table:style-name="ce5">
            <text:p>181</text:p>
          </table:table-cell>
          <table:table-cell table:style-name="ce5"/>
          <table:table-cell office:value-type="string" table:style-name="ce8">
            <text:p><text:a xlink:href="http://twitter.com/RMUtrecht/statuses/1159135214255239169">http://twitter.com/RMUtrecht/statuses/1159135214255239169</text:a></text:p>
          </table:table-cell>
          <table:table-cell office:value-type="string" table:style-name="ce5">
            <text:p>{"hashtags":[],"symbols":[],"user_mentions":[{"screen_name":"RicLevato","name":"rlevato","id":883308003658784800,"id_str":"883308003658784773","indices":[3,13]},{"screen_name":"josmalda","name":"Jos Malda","id":269861794,"id_str":"269861794","indices":[130,139]}],"urls":[]}</text:p>
          </table:table-cell>
          <table:table-cell table:number-columns-repeated="16366"/>
        </table:table-row>
        <table:table-row table:style-name="ro4">
          <table:table-cell office:value-type="string" table:style-name="ce4">
            <text:p>1159134665489428481</text:p>
          </table:table-cell>
          <table:table-cell office:value-type="string" table:style-name="ce5">
            <text:p>UUCopernicus</text:p>
          </table:table-cell>
          <table:table-cell office:value-type="string" table:style-name="ce6">
            <text:p>RT @lukas_held_: Here it is! 4 yrs of hard work with my supervisors Andrea Herrmann &amp;amp; @KFrenken went into this: Yesterday I received the prints of my PhD thesis on Venture Creation Processes. You are welcome to join the public defense on September 13 at 12.45 in the Academiegebouw of @UniUtrecht https://t.co/H5OpkxwBYI</text:p>
          </table:table-cell>
          <table:table-cell office:value-type="string" table:style-name="ce5">
            <text:p>Wed Aug 07 16:10:14 +0000 2019</text:p>
          </table:table-cell>
          <table:table-cell office:value-type="date" office:date-value="2019-08-07T17:10:14" table:style-name="ce7">
            <text:p>07/08/2019 17:10:14</text:p>
          </table:table-cell>
          <table:table-cell table:number-columns-repeated="4" table:style-name="ce5"/>
          <table:table-cell office:value-type="string" table:style-name="ce5">
            <text:p>4425195676</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674572227925385216/UHUCqZBp_normal.png">http://pbs.twimg.com/profile_images/674572227925385216/UHUCqZBp_normal.png</text:a></text:p>
          </table:table-cell>
          <table:table-cell office:value-type="float" office:value="1504" table:style-name="ce5">
            <text:p>1504</text:p>
          </table:table-cell>
          <table:table-cell office:value-type="float" office:value="753" table:style-name="ce5">
            <text:p>753</text:p>
          </table:table-cell>
          <table:table-cell office:value-type="string" table:style-name="ce5">
            <text:p>Utrecht, Nederland</text:p>
          </table:table-cell>
          <table:table-cell office:value-type="string" table:style-name="ce8">
            <text:p><text:a xlink:href="http://twitter.com/UUCopernicus/statuses/1159134665489428481">http://twitter.com/UUCopernicus/statuses/1159134665489428481</text:a></text:p>
          </table:table-cell>
          <table:table-cell office:value-type="string" table:style-name="ce5">
            <text:p>{"hashtags":[],"symbols":[],"user_mentions":[{"screen_name":"lukas_held_","name":"Lukas Held","id":825715977652465700,"id_str":"825715977652465665","indices":[3,15]},{"screen_name":"KFrenken","name":"Koen Frenken","id":1292020495,"id_str":"1292020495","indices":[90,99]}],"urls":[]}</text:p>
          </table:table-cell>
          <table:table-cell table:number-columns-repeated="16366"/>
        </table:table-row>
        <table:table-row table:style-name="ro4">
          <table:table-cell office:value-type="string" table:style-name="ce4">
            <text:p>1159132631835062272</text:p>
          </table:table-cell>
          <table:table-cell office:value-type="string" table:style-name="ce5">
            <text:p>HallVan</text:p>
          </table:table-cell>
          <table:table-cell office:value-type="string" table:style-name="ce6">
            <text:p>@waterschappen @UniUtrecht @PCGGlas Gelukgewenst Herman Havekes, Schilthuisfonds met voorzitter Peter Glas, UvW en UU. Een deskundig man op een breed terrein van waterbeheer, decentralisatie, internationalisering. Nederland mag blij zijn met zoveel gebalde kennis! En nog een aardige man ook!</text:p>
          </table:table-cell>
          <table:table-cell office:value-type="string" table:style-name="ce5">
            <text:p>Wed Aug 07 16:02:09 +0000 2019</text:p>
          </table:table-cell>
          <table:table-cell office:value-type="date" office:date-value="2019-08-07T17:02:09" table:style-name="ce7">
            <text:p>07/08/2019 17:02:09</text:p>
          </table:table-cell>
          <table:table-cell table:number-columns-repeated="2" table:style-name="ce5"/>
          <table:table-cell office:value-type="string" table:style-name="ce5">
            <text:p>325765427</text:p>
          </table:table-cell>
          <table:table-cell office:value-type="string" table:style-name="ce5">
            <text:p>waterschappen</text:p>
          </table:table-cell>
          <table:table-cell office:value-type="string" table:style-name="ce5">
            <text:p>1193128598</text:p>
          </table:table-cell>
          <table:table-cell office:value-type="string" table:style-name="ce5">
            <text:p>1159078613146316800</text:p>
          </table:table-cell>
          <table:table-cell office:value-type="string" table:style-name="ce5">
            <text:p>&lt;a href="http://twitter.com/#!/download/ipad" rel="nofollow"&gt;Twitter for iPad&lt;/a&gt;</text:p>
          </table:table-cell>
          <table:table-cell office:value-type="string" table:style-name="ce8">
            <text:p><text:a xlink:href="http://pbs.twimg.com/profile_images/465054609552449536/PGCClExx_normal.jpeg">http://pbs.twimg.com/profile_images/465054609552449536/PGCClExx_normal.jpeg</text:a></text:p>
          </table:table-cell>
          <table:table-cell office:value-type="float" office:value="669" table:style-name="ce5">
            <text:p>669</text:p>
          </table:table-cell>
          <table:table-cell office:value-type="float" office:value="486" table:style-name="ce5">
            <text:p>486</text:p>
          </table:table-cell>
          <table:table-cell office:value-type="string" table:style-name="ce5">
            <text:p>Appingedam</text:p>
          </table:table-cell>
          <table:table-cell office:value-type="string" table:style-name="ce8">
            <text:p><text:a xlink:href="http://twitter.com/HallVan/statuses/1159132631835062272">http://twitter.com/HallVan/statuses/1159132631835062272</text:a></text:p>
          </table:table-cell>
          <table:table-cell office:value-type="string" table:style-name="ce5">
            <text:p>{"hashtags":[],"symbols":[],"user_mentions":[{"screen_name":"waterschappen","name":"Unie v Waterschappen","id":325765427,"id_str":"325765427","indices":[0,14]},{"screen_name":"UniUtrecht","name":"Universiteit Utrecht","id":33548291,"id_str":"33548291","indices":[15,26]},{"screen_name":"PCGGlas","name":"Peter Glas","id":235630520,"id_str":"235630520","indices":[27,35]}],"urls":[]}</text:p>
          </table:table-cell>
          <table:table-cell table:number-columns-repeated="16366"/>
        </table:table-row>
        <table:table-row table:style-name="ro2">
          <table:table-cell office:value-type="string" table:style-name="ce4">
            <text:p>1159132268016930817</text:p>
          </table:table-cell>
          <table:table-cell office:value-type="string" table:style-name="ce5">
            <text:p>RicLevato</text:p>
          </table:table-cell>
          <table:table-cell office:value-type="string" table:style-name="ce6">
            <text:p>A nice summary of the orthopedics/biofab lab's efforts to print living <text:s/>replacements for injuried articular joints @josmalda <text:s/>@RMUtrecht @UMCUtrecht @UniUtrecht @ERC_Research #bioprinting #regmed #AcademicTwitter https://t.co/KKOfI0lSls</text:p>
          </table:table-cell>
          <table:table-cell office:value-type="string" table:style-name="ce5">
            <text:p>Wed Aug 07 16:00:42 +0000 2019</text:p>
          </table:table-cell>
          <table:table-cell office:value-type="date" office:date-value="2019-08-07T17:00:42" table:style-name="ce7">
            <text:p>07/08/2019 17:00:42</text:p>
          </table:table-cell>
          <table:table-cell table:number-columns-repeated="4" table:style-name="ce5"/>
          <table:table-cell office:value-type="string" table:style-name="ce5">
            <text:p>883308003658784773</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884132175934828544/zLCOEu7c_normal.jpg">http://pbs.twimg.com/profile_images/884132175934828544/zLCOEu7c_normal.jpg</text:a></text:p>
          </table:table-cell>
          <table:table-cell office:value-type="float" office:value="491" table:style-name="ce5">
            <text:p>491</text:p>
          </table:table-cell>
          <table:table-cell office:value-type="float" office:value="154" table:style-name="ce5">
            <text:p>154</text:p>
          </table:table-cell>
          <table:table-cell office:value-type="string" table:style-name="ce5">
            <text:p>Paesi Bassi</text:p>
          </table:table-cell>
          <table:table-cell office:value-type="string" table:style-name="ce8">
            <text:p><text:a xlink:href="http://twitter.com/RicLevato/statuses/1159132268016930817">http://twitter.com/RicLevato/statuses/1159132268016930817</text:a></text:p>
          </table:table-cell>
          <table:table-cell office:value-type="string" table:style-name="ce5">
            <text:p>{"hashtags":[{"text":"bioprinting","indices":[175,187]},{"text":"regmed","indices":[188,195]},{"text":"AcademicTwitter","indices":[196,212]}],"symbols":[],"user_mentions":[{"screen_name":"josmalda","name":"Jos Malda","id":269861794,"id_str":"269861794","indices":[115,124]},{"screen_name":"RMUtrecht","name":"RM Utrecht","id":822903086,"id_str":"822903086","indices":[126,136]},{"screen_name":"UMCUtrecht","name":"UMC Utrecht","id":42636064,"id_str":"42636064","indices":[137,148]},{"screen_name":"UniUtrecht","name":"Universiteit Utrecht","id":33548291,"id_str":"33548291","indices":[149,160]},{"screen_name":"ERC_Research","name":"ERC Europe","id":467551928,"id_str":"467551928","indices":[161,174]}],"urls":[{"url":"https://t.co/KKOfI0lSls","expanded_url":"https://twitter.com/ERC_Research/status/1159019869880430592","display_url":"twitter.com/ERC_Research/s…","indices":[213,236]}]}</text:p>
          </table:table-cell>
          <table:table-cell table:number-columns-repeated="16366"/>
        </table:table-row>
        <table:table-row table:style-name="ro3">
          <table:table-cell office:value-type="string" table:style-name="ce4">
            <text:p>1159129108334415872</text:p>
          </table:table-cell>
          <table:table-cell office:value-type="string" table:style-name="ce5">
            <text:p>DetlefvanVuuren</text:p>
          </table:table-cell>
          <table:table-cell office:value-type="string" table:style-name="ce6">
            <text:p>RT @FuturesStudioUU: 1 week to submit your story to the Climate Fiction Competition #AntropoScenes !</text:p>
            <text:p>Send in your #clifi short stories, screenplays, comics and visual stories (in Swedish/English) before August 16th: https://t.co/mZrsLaPEce @lunduniversity @Durhamuni_cis @warwickuni @UniUtrecht https://t.co/Pabyl0RbNV</text:p>
          </table:table-cell>
          <table:table-cell office:value-type="string" table:style-name="ce5">
            <text:p>Wed Aug 07 15:48:09 +0000 2019</text:p>
          </table:table-cell>
          <table:table-cell office:value-type="date" office:date-value="2019-08-07T16:48:09" table:style-name="ce7">
            <text:p>07/08/2019 16:48:09</text:p>
          </table:table-cell>
          <table:table-cell table:number-columns-repeated="4" table:style-name="ce5"/>
          <table:table-cell office:value-type="string" table:style-name="ce5">
            <text:p>3306638483</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605736152239206400/_sYuymkx_normal.jpg">http://pbs.twimg.com/profile_images/605736152239206400/_sYuymkx_normal.jpg</text:a></text:p>
          </table:table-cell>
          <table:table-cell office:value-type="float" office:value="1249" table:style-name="ce5">
            <text:p>1249</text:p>
          </table:table-cell>
          <table:table-cell office:value-type="float" office:value="187" table:style-name="ce5">
            <text:p>187</text:p>
          </table:table-cell>
          <table:table-cell office:value-type="string" table:style-name="ce5">
            <text:p>Netherlands</text:p>
          </table:table-cell>
          <table:table-cell office:value-type="string" table:style-name="ce8">
            <text:p><text:a xlink:href="http://twitter.com/DetlefvanVuuren/statuses/1159129108334415872">http://twitter.com/DetlefvanVuuren/statuses/1159129108334415872</text:a></text:p>
          </table:table-cell>
          <table:table-cell office:value-type="string" table:style-name="ce5">
            <text:p>{"hashtags":[{"text":"AntropoScenes","indices":[84,98]},{"text":"clifi","indices":[114,120]}],"symbols":[],"user_mentions":[{"screen_name":"FuturesStudioUU","name":"Urban Futures Studio","id":3349107448,"id_str":"3349107448","indices":[3,19]}],"urls":[]}</text:p>
          </table:table-cell>
          <table:table-cell table:number-columns-repeated="16366"/>
        </table:table-row>
        <table:table-row table:style-name="ro2">
          <table:table-cell office:value-type="string" table:style-name="ce4">
            <text:p>1159127692299657216</text:p>
          </table:table-cell>
          <table:table-cell office:value-type="string" table:style-name="ce5">
            <text:p>DobermannKeeper</text:p>
          </table:table-cell>
          <table:table-cell office:value-type="string" table:style-name="ce6">
            <text:p>@Nieuwsuur @VET_UniUtrecht Zou Kaatje toch willen adviseren om de geschiedenis van beide rassen te bestuderen. Zulk onnozelheid wat deze vrouw verteld doen je tenen krullen. Zeer spijtig voor de rassen die zij denkt te begrijpen en blijft vermeerderen. https://t.co/u1beTj7q21</text:p>
          </table:table-cell>
          <table:table-cell office:value-type="string" table:style-name="ce5">
            <text:p>Wed Aug 07 15:42:32 +0000 2019</text:p>
          </table:table-cell>
          <table:table-cell office:value-type="date" office:date-value="2019-08-07T16:42:32" table:style-name="ce7">
            <text:p>07/08/2019 16:42:32</text:p>
          </table:table-cell>
          <table:table-cell table:number-columns-repeated="2" table:style-name="ce5"/>
          <table:table-cell office:value-type="string" table:style-name="ce5">
            <text:p>93474576</text:p>
          </table:table-cell>
          <table:table-cell office:value-type="string" table:style-name="ce5">
            <text:p>Nieuwsuur</text:p>
          </table:table-cell>
          <table:table-cell office:value-type="string" table:style-name="ce5">
            <text:p>1132242162597453824</text:p>
          </table:table-cell>
          <table:table-cell office:value-type="string" table:style-name="ce5">
            <text:p>1159103276153004035</text:p>
          </table:table-cell>
          <table:table-cell office:value-type="string" table:style-name="ce5">
            <text:p>&lt;a href="https://mobile.twitter.com" rel="nofollow"&gt;Twitter Web App&lt;/a&gt;</text:p>
          </table:table-cell>
          <table:table-cell office:value-type="string" table:style-name="ce8">
            <text:p><text:a xlink:href="http://pbs.twimg.com/profile_images/1132367015421849601/P0vvx2Ox_normal.png">http://pbs.twimg.com/profile_images/1132367015421849601/P0vvx2Ox_normal.png</text:a></text:p>
          </table:table-cell>
          <table:table-cell office:value-type="float" office:value="8" table:style-name="ce5">
            <text:p>8</text:p>
          </table:table-cell>
          <table:table-cell office:value-type="float" office:value="45" table:style-name="ce5">
            <text:p>45</text:p>
          </table:table-cell>
          <table:table-cell office:value-type="string" table:style-name="ce5">
            <text:p>Kwadendamme, The Netherlands</text:p>
          </table:table-cell>
          <table:table-cell office:value-type="string" table:style-name="ce8">
            <text:p><text:a xlink:href="http://twitter.com/DobermannKeeper/statuses/1159127692299657216">http://twitter.com/DobermannKeeper/statuses/1159127692299657216</text:a></text:p>
          </table:table-cell>
          <table:table-cell office:value-type="string" table:style-name="ce5">
            <text:p>{"hashtags":[],"symbols":[],"user_mentions":[{"screen_name":"Nieuwsuur","name":"Nieuwsuur","id":93474576,"id_str":"93474576","indices":[0,10]},{"screen_name":"VET_UniUtrecht","name":"Diergeneeskunde","id":215977394,"id_str":"215977394","indices":[11,26]}],"urls":[],"media":[{"id":1159127686851256300,"id_str":"1159127686851256320","indices":[253,276],"media_url":"http://pbs.twimg.com/media/EBYMfWgW4AAkXWo.jpg","media_url_https":"https://pbs.twimg.com/media/EBYMfWgW4AAkXWo.jpg","url":"https://t.co/u1beTj7q21","display_url":"pic.twitter.com/u1beTj7q21","expanded_url":"https://twitter.com/DobermannKeeper/status/1159127692299657216/photo/1","type":"photo","sizes":{"thumb":{"w":150,"h":150,"resize":"crop"},"large":{"w":480,"h":380,"resize":"fit"},"medium":{"w":480,"h":380,"resize":"fit"},"small":{"w":480,"h":380,"resize":"fit"}}}]}</text:p>
          </table:table-cell>
          <table:table-cell table:number-columns-repeated="16366"/>
        </table:table-row>
        <table:table-row table:style-name="ro4">
          <table:table-cell office:value-type="string" table:style-name="ce4">
            <text:p>1159122482902835200</text:p>
          </table:table-cell>
          <table:table-cell office:value-type="string" table:style-name="ce5">
            <text:p>Arjan_KW</text:p>
          </table:table-cell>
          <table:table-cell office:value-type="string" table:style-name="ce6">
            <text:p>RT @waterschappen: De Stichting Schilthuisfonds heeft Herman Havekes (Unie van Waterschappen) benoemd als bijzonder hoogleraar voor de nieuwe leerstoel Publieke organisatie van het (decentrale) waterbeheer aan de Universiteit Utrecht. #bestuursrecht @UniUtrecht @PCGGlas</text:p>
            <text:p>https://t.co/yTtzw652zZ</text:p>
          </table:table-cell>
          <table:table-cell office:value-type="string" table:style-name="ce5">
            <text:p>Wed Aug 07 15:21:50 +0000 2019</text:p>
          </table:table-cell>
          <table:table-cell office:value-type="date" office:date-value="2019-08-07T16:21:50" table:style-name="ce7">
            <text:p>07/08/2019 16:21:50</text:p>
          </table:table-cell>
          <table:table-cell table:number-columns-repeated="4" table:style-name="ce5"/>
          <table:table-cell office:value-type="string" table:style-name="ce5">
            <text:p>158289702</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887248152348295169/kmy_PYjv_normal.jpg">http://pbs.twimg.com/profile_images/887248152348295169/kmy_PYjv_normal.jpg</text:a></text:p>
          </table:table-cell>
          <table:table-cell office:value-type="float" office:value="168" table:style-name="ce5">
            <text:p>168</text:p>
          </table:table-cell>
          <table:table-cell office:value-type="float" office:value="312" table:style-name="ce5">
            <text:p>312</text:p>
          </table:table-cell>
          <table:table-cell office:value-type="string" table:style-name="ce5">
            <text:p>Katwijk (Netherlands)</text:p>
          </table:table-cell>
          <table:table-cell office:value-type="string" table:style-name="ce8">
            <text:p><text:a xlink:href="http://twitter.com/Arjan_KW/statuses/1159122482902835200">http://twitter.com/Arjan_KW/statuses/1159122482902835200</text:a></text:p>
          </table:table-cell>
          <table:table-cell office:value-type="string" table:style-name="ce5">
            <text:p>{"hashtags":[],"symbols":[],"user_mentions":[{"screen_name":"waterschappen","name":"Unie v Waterschappen","id":325765427,"id_str":"325765427","indices":[3,17]}],"urls":[]}</text:p>
          </table:table-cell>
          <table:table-cell table:number-columns-repeated="16366"/>
        </table:table-row>
        <table:table-row table:style-name="ro4">
          <table:table-cell office:value-type="string" table:style-name="ce4">
            <text:p>1159121321311244291</text:p>
          </table:table-cell>
          <table:table-cell office:value-type="string" table:style-name="ce5">
            <text:p>LisettevBeek</text:p>
          </table:table-cell>
          <table:table-cell office:value-type="string" table:style-name="ce6">
            <text:p>RT @FuturesStudioUU: UFS Onderzoeker Jeroen Oomen zet vraagtekens bij het tegen gaan van klimaatverandering dmv met #geoengineering Gisteravond was hij te gast bij @NPORadio1 en @RTLnieuws om hierover te praten. https://t.co/kWYNjVcZ6i https://t.co/FFGMk3ayW6 @UniUtrecht #ClimateCrisis https://t.co/7X5PpEyfUM</text:p>
          </table:table-cell>
          <table:table-cell office:value-type="string" table:style-name="ce5">
            <text:p>Wed Aug 07 15:17:13 +0000 2019</text:p>
          </table:table-cell>
          <table:table-cell office:value-type="date" office:date-value="2019-08-07T16:17:13" table:style-name="ce7">
            <text:p>07/08/2019 16:17:13</text:p>
          </table:table-cell>
          <table:table-cell table:number-columns-repeated="4" table:style-name="ce5"/>
          <table:table-cell office:value-type="string" table:style-name="ce5">
            <text:p>1071007381209919488</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071008059877662720/rpKY8gcI_normal.jpg">http://pbs.twimg.com/profile_images/1071008059877662720/rpKY8gcI_normal.jpg</text:a></text:p>
          </table:table-cell>
          <table:table-cell office:value-type="float" office:value="51" table:style-name="ce5">
            <text:p>51</text:p>
          </table:table-cell>
          <table:table-cell office:value-type="float" office:value="105" table:style-name="ce5">
            <text:p>105</text:p>
          </table:table-cell>
          <table:table-cell table:style-name="ce5"/>
          <table:table-cell office:value-type="string" table:style-name="ce8">
            <text:p><text:a xlink:href="http://twitter.com/LisettevBeek/statuses/1159121321311244291">http://twitter.com/LisettevBeek/statuses/1159121321311244291</text:a></text:p>
          </table:table-cell>
          <table:table-cell office:value-type="string" table:style-name="ce5">
            <text:p>{"hashtags":[{"text":"geoengineering","indices":[116,131]}],"symbols":[],"user_mentions":[{"screen_name":"FuturesStudioUU","name":"Urban Futures Studio","id":3349107448,"id_str":"3349107448","indices":[3,19]}],"urls":[]}</text:p>
          </table:table-cell>
          <table:table-cell table:number-columns-repeated="16366"/>
        </table:table-row>
        <table:table-row table:style-name="ro8">
          <table:table-cell office:value-type="string" table:style-name="ce4">
            <text:p>1159121111369564160</text:p>
          </table:table-cell>
          <table:table-cell office:value-type="string" table:style-name="ce5">
            <text:p>wjliebregts</text:p>
          </table:table-cell>
          <table:table-cell office:value-type="string" table:style-name="ce6">
            <text:p>@lukas_held_ @KFrenken @UniUtrecht Do you perhaps have a (digital) copy for me?</text:p>
          </table:table-cell>
          <table:table-cell office:value-type="string" table:style-name="ce5">
            <text:p>Wed Aug 07 15:16:23 +0000 2019</text:p>
          </table:table-cell>
          <table:table-cell office:value-type="date" office:date-value="2019-08-07T16:16:23" table:style-name="ce7">
            <text:p>07/08/2019 16:16:23</text:p>
          </table:table-cell>
          <table:table-cell table:number-columns-repeated="2" table:style-name="ce5"/>
          <table:table-cell office:value-type="string" table:style-name="ce5">
            <text:p>825715977652465665</text:p>
          </table:table-cell>
          <table:table-cell office:value-type="string" table:style-name="ce5">
            <text:p>lukas_held_</text:p>
          </table:table-cell>
          <table:table-cell office:value-type="string" table:style-name="ce5">
            <text:p>39026510</text:p>
          </table:table-cell>
          <table:table-cell office:value-type="string" table:style-name="ce5">
            <text:p>1159117748699631616</text:p>
          </table:table-cell>
          <table:table-cell office:value-type="string" table:style-name="ce5">
            <text:p>&lt;a href="http://twitter.com/download/android" rel="nofollow"&gt;Twitter for Android&lt;/a&gt;</text:p>
          </table:table-cell>
          <table:table-cell office:value-type="string" table:style-name="ce8">
            <text:p><text:a xlink:href="http://pbs.twimg.com/profile_images/1105774980967661568/XMTgkZ97_normal.png">http://pbs.twimg.com/profile_images/1105774980967661568/XMTgkZ97_normal.png</text:a></text:p>
          </table:table-cell>
          <table:table-cell office:value-type="float" office:value="584" table:style-name="ce5">
            <text:p>584</text:p>
          </table:table-cell>
          <table:table-cell office:value-type="float" office:value="2166" table:style-name="ce5">
            <text:p>2166</text:p>
          </table:table-cell>
          <table:table-cell office:value-type="string" table:style-name="ce5">
            <text:p>s-Hertogenbosch, Nederland</text:p>
          </table:table-cell>
          <table:table-cell office:value-type="string" table:style-name="ce8">
            <text:p><text:a xlink:href="http://twitter.com/wjliebregts/statuses/1159121111369564160">http://twitter.com/wjliebregts/statuses/1159121111369564160</text:a></text:p>
          </table:table-cell>
          <table:table-cell office:value-type="string" table:style-name="ce5">
            <text:p>{"hashtags":[],"symbols":[],"user_mentions":[{"screen_name":"lukas_held_","name":"Lukas Held","id":825715977652465700,"id_str":"825715977652465665","indices":[0,12]},{"screen_name":"KFrenken","name":"Koen Frenken","id":1292020495,"id_str":"1292020495","indices":[13,22]},{"screen_name":"UniUtrecht","name":"Universiteit Utrecht","id":33548291,"id_str":"33548291","indices":[23,34]}],"urls":[]}</text:p>
          </table:table-cell>
          <table:table-cell table:number-columns-repeated="16366"/>
        </table:table-row>
        <table:table-row table:style-name="ro4">
          <table:table-cell office:value-type="string" table:style-name="ce4">
            <text:p>1159119990450204673</text:p>
          </table:table-cell>
          <table:table-cell office:value-type="string" table:style-name="ce5">
            <text:p>VET_UniUtrecht</text:p>
          </table:table-cell>
          <table:table-cell office:value-type="string" table:style-name="ce6">
            <text:p>RT @Nieuwsuur: De snuitjes van de populaire #mopshond en de Franse #bulldog zijn alsmaar korter geworden. Een nieuwe wet moet daar verandering in brengen. Maar veel hondenfokkers trekken zich niks van het verbod aan. https://t.co/CIJK4JqKRY #kortsnuit #Nieuwsuur https://t.co/weAt16UCfF</text:p>
          </table:table-cell>
          <table:table-cell office:value-type="string" table:style-name="ce5">
            <text:p>Wed Aug 07 15:11:55 +0000 2019</text:p>
          </table:table-cell>
          <table:table-cell office:value-type="date" office:date-value="2019-08-07T16:11:55" table:style-name="ce7">
            <text:p>07/08/2019 16:11:55</text:p>
          </table:table-cell>
          <table:table-cell table:number-columns-repeated="4" table:style-name="ce5"/>
          <table:table-cell office:value-type="string" table:style-name="ce5">
            <text:p>215977394</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987263393127071744/4haWCOry_normal.jpg">http://pbs.twimg.com/profile_images/987263393127071744/4haWCOry_normal.jpg</text:a></text:p>
          </table:table-cell>
          <table:table-cell office:value-type="float" office:value="3080" table:style-name="ce5">
            <text:p>3080</text:p>
          </table:table-cell>
          <table:table-cell office:value-type="float" office:value="316" table:style-name="ce5">
            <text:p>316</text:p>
          </table:table-cell>
          <table:table-cell office:value-type="string" table:style-name="ce5">
            <text:p>Utrecht, NL</text:p>
          </table:table-cell>
          <table:table-cell office:value-type="string" table:style-name="ce8">
            <text:p><text:a xlink:href="http://twitter.com/VET_UniUtrecht/statuses/1159119990450204673">http://twitter.com/VET_UniUtrecht/statuses/1159119990450204673</text:a></text:p>
          </table:table-cell>
          <table:table-cell office:value-type="string" table:style-name="ce5">
            <text:p>{"hashtags":[{"text":"mopshond","indices":[44,53]},{"text":"bulldog","indices":[67,75]}],"symbols":[],"user_mentions":[{"screen_name":"Nieuwsuur","name":"Nieuwsuur","id":93474576,"id_str":"93474576","indices":[3,13]}],"urls":[]}</text:p>
          </table:table-cell>
          <table:table-cell table:number-columns-repeated="16366"/>
        </table:table-row>
        <table:table-row table:style-name="ro8">
          <table:table-cell office:value-type="string" table:style-name="ce4">
            <text:p>1159119388039098369</text:p>
          </table:table-cell>
          <table:table-cell office:value-type="string" table:style-name="ce5">
            <text:p>lukas_held_</text:p>
          </table:table-cell>
          <table:table-cell office:value-type="string" table:style-name="ce6">
            <text:p>@MignonWuestman @KFrenken @UniUtrecht Thanks! Can't claim the credit for that though 😇: https://t.co/ydG39FC51t made it!</text:p>
          </table:table-cell>
          <table:table-cell office:value-type="string" table:style-name="ce5">
            <text:p>Wed Aug 07 15:09:32 +0000 2019</text:p>
          </table:table-cell>
          <table:table-cell office:value-type="date" office:date-value="2019-08-07T16:09:32" table:style-name="ce7">
            <text:p>07/08/2019 16:09:32</text:p>
          </table:table-cell>
          <table:table-cell table:number-columns-repeated="2" table:style-name="ce5"/>
          <table:table-cell office:value-type="string" table:style-name="ce5">
            <text:p>131487160</text:p>
          </table:table-cell>
          <table:table-cell office:value-type="string" table:style-name="ce5">
            <text:p>MignonWuestman</text:p>
          </table:table-cell>
          <table:table-cell office:value-type="string" table:style-name="ce5">
            <text:p>825715977652465665</text:p>
          </table:table-cell>
          <table:table-cell office:value-type="string" table:style-name="ce5">
            <text:p>1159068015742390272</text:p>
          </table:table-cell>
          <table:table-cell office:value-type="string" table:style-name="ce5">
            <text:p>&lt;a href="http://twitter.com/download/android" rel="nofollow"&gt;Twitter for Android&lt;/a&gt;</text:p>
          </table:table-cell>
          <table:table-cell office:value-type="string" table:style-name="ce8">
            <text:p><text:a xlink:href="http://pbs.twimg.com/profile_images/874544696084901888/M8S8IHgD_normal.jpg">http://pbs.twimg.com/profile_images/874544696084901888/M8S8IHgD_normal.jpg</text:a></text:p>
          </table:table-cell>
          <table:table-cell office:value-type="float" office:value="104" table:style-name="ce5">
            <text:p>104</text:p>
          </table:table-cell>
          <table:table-cell office:value-type="float" office:value="431" table:style-name="ce5">
            <text:p>431</text:p>
          </table:table-cell>
          <table:table-cell table:style-name="ce5"/>
          <table:table-cell office:value-type="string" table:style-name="ce8">
            <text:p><text:a xlink:href="http://twitter.com/lukas_held_/statuses/1159119388039098369">http://twitter.com/lukas_held_/statuses/1159119388039098369</text:a></text:p>
          </table:table-cell>
          <table:table-cell office:value-type="string" table:style-name="ce5">
            <text:p>{"hashtags":[],"symbols":[],"user_mentions":[{"screen_name":"MignonWuestman","name":"Mignon Wuestman","id":131487160,"id_str":"131487160","indices":[0,15]},{"screen_name":"KFrenken","name":"Koen Frenken","id":1292020495,"id_str":"1292020495","indices":[16,25]},{"screen_name":"UniUtrecht","name":"Universiteit Utrecht","id":33548291,"id_str":"33548291","indices":[26,37]}],"urls":[{"url":"https://t.co/ydG39FC51t","expanded_url":"http://evelienjagtmann.nl","display_url":"evelienjagtmann.nl","indices":[88,111]}]}</text:p>
          </table:table-cell>
          <table:table-cell table:number-columns-repeated="16366"/>
        </table:table-row>
        <table:table-row table:style-name="ro8">
          <table:table-cell office:value-type="string" table:style-name="ce4">
            <text:p>1159118687900753923</text:p>
          </table:table-cell>
          <table:table-cell office:value-type="string" table:style-name="ce5">
            <text:p>AwilMohamoudSa1</text:p>
          </table:table-cell>
          <table:table-cell office:value-type="string" table:style-name="ce6">
            <text:p>@CGIAR @IITA_CGIAR @CGIARclimate @CIAT_ @UtrechtUni Same scenario as @Somalia</text:p>
          </table:table-cell>
          <table:table-cell office:value-type="string" table:style-name="ce5">
            <text:p>Wed Aug 07 15:06:45 +0000 2019</text:p>
          </table:table-cell>
          <table:table-cell office:value-type="date" office:date-value="2019-08-07T16:06:45" table:style-name="ce7">
            <text:p>07/08/2019 16:06:45</text:p>
          </table:table-cell>
          <table:table-cell table:number-columns-repeated="2" table:style-name="ce5"/>
          <table:table-cell office:value-type="string" table:style-name="ce5">
            <text:p>343267635</text:p>
          </table:table-cell>
          <table:table-cell office:value-type="string" table:style-name="ce5">
            <text:p>CGIAR</text:p>
          </table:table-cell>
          <table:table-cell office:value-type="string" table:style-name="ce5">
            <text:p>1146862597205110785</text:p>
          </table:table-cell>
          <table:table-cell office:value-type="string" table:style-name="ce5">
            <text:p>1159105688309817344</text:p>
          </table:table-cell>
          <table:table-cell office:value-type="string" table:style-name="ce5">
            <text:p>&lt;a href="http://twitter.com/download/android" rel="nofollow"&gt;Twitter for Android&lt;/a&gt;</text:p>
          </table:table-cell>
          <table:table-cell office:value-type="string" table:style-name="ce8">
            <text:p><text:a xlink:href="http://pbs.twimg.com/profile_images/1146875719190024192/igpVX-Xp_normal.jpg">http://pbs.twimg.com/profile_images/1146875719190024192/igpVX-Xp_normal.jpg</text:a></text:p>
          </table:table-cell>
          <table:table-cell office:value-type="float" office:value="24" table:style-name="ce5">
            <text:p>24</text:p>
          </table:table-cell>
          <table:table-cell office:value-type="float" office:value="540" table:style-name="ce5">
            <text:p>540</text:p>
          </table:table-cell>
          <table:table-cell office:value-type="string" table:style-name="ce5">
            <text:p>Somalia</text:p>
          </table:table-cell>
          <table:table-cell office:value-type="string" table:style-name="ce8">
            <text:p><text:a xlink:href="http://twitter.com/AwilMohamoudSa1/statuses/1159118687900753923">http://twitter.com/AwilMohamoudSa1/statuses/1159118687900753923</text:a></text:p>
          </table:table-cell>
          <table:table-cell office:value-type="string" table:style-name="ce5">
            <text:p>{"hashtags":[],"symbols":[],"user_mentions":[{"screen_name":"CGIAR","name":"CGIAR","id":343267635,"id_str":"343267635","indices":[0,6]},{"screen_name":"IITA_CGIAR","name":"IITA","id":68654425,"id_str":"68654425","indices":[7,18]},{"screen_name":"CGIARclimate","name":"CCAFS","id":57341938,"id_str":"57341938","indices":[19,32]},{"screen_name":"CIAT_","name":"CIAT","id":54206317,"id_str":"54206317","indices":[33,39]},{"screen_name":"UtrechtUni","name":"Utrecht University","id":33550981,"id_str":"33550981","indices":[40,51]},{"screen_name":"Somalia","name":"Federal Republic of Somalia🇸🇴","id":720338654267252700,"id_str":"720338654267252736","indices":[69,77]}],"urls":[]}</text:p>
          </table:table-cell>
          <table:table-cell table:number-columns-repeated="16366"/>
        </table:table-row>
        <table:table-row table:style-name="ro5">
          <table:table-cell office:value-type="string" table:style-name="ce4">
            <text:p>1159118310853763074</text:p>
          </table:table-cell>
          <table:table-cell office:value-type="string" table:style-name="ce5">
            <text:p>vanpraagbiograf</text:p>
          </table:table-cell>
          <table:table-cell office:value-type="string" table:style-name="ce6">
            <text:p>@UniUtrecht “humanistische” sekte, het Humanistisch Verbond, vanaf 1963 flink in de problemen zit. Acht u dit een verbetering: de benaming “Humoristisch Verbond”? https://t.co/F64gsbgUEO</text:p>
          </table:table-cell>
          <table:table-cell office:value-type="string" table:style-name="ce5">
            <text:p>Wed Aug 07 15:05:15 +0000 2019</text:p>
          </table:table-cell>
          <table:table-cell office:value-type="date" office:date-value="2019-08-07T16:05:15" table:style-name="ce7">
            <text:p>07/08/2019 16:05:15</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59118310853763074">http://twitter.com/vanpraagbiograf/statuses/1159118310853763074</text:a></text:p>
          </table:table-cell>
          <table:table-cell office:value-type="string" table:style-name="ce5">
            <text:p>{"hashtags":[],"symbols":[],"user_mentions":[{"screen_name":"UniUtrecht","name":"Universiteit Utrecht","id":33548291,"id_str":"33548291","indices":[0,11]}],"urls":[],"media":[{"id":1159118306944659500,"id_str":"1159118306944659457","indices":[163,186],"media_url":"http://pbs.twimg.com/media/EBYD9XoWsAEPxTQ.jpg","media_url_https":"https://pbs.twimg.com/media/EBYD9XoWsAEPxTQ.jpg","url":"https://t.co/F64gsbgUEO","display_url":"pic.twitter.com/F64gsbgUEO","expanded_url":"https://twitter.com/vanpraagbiograf/status/1159118310853763074/photo/1","type":"photo","sizes":{"small":{"w":100,"h":132,"resize":"fit"},"thumb":{"w":100,"h":100,"resize":"crop"},"medium":{"w":100,"h":132,"resize":"fit"},"large":{"w":100,"h":132,"resize":"fit"}}}]}</text:p>
          </table:table-cell>
          <table:table-cell table:number-columns-repeated="16366"/>
        </table:table-row>
        <table:table-row table:style-name="ro2">
          <table:table-cell office:value-type="string" table:style-name="ce4">
            <text:p>1159118271964241920</text:p>
          </table:table-cell>
          <table:table-cell office:value-type="string" table:style-name="ce5">
            <text:p>vanpraagbiograf</text:p>
          </table:table-cell>
          <table:table-cell office:value-type="string" table:style-name="ce6">
            <text:p>@UniUtrecht klasse (die buitenkerkelijk is)? In dat geval steunen de “humanisten” de rijken en laten ze de armen barsten. Moet dat voor humanisme doorgaan? Er zijn nog meer vragen. U zult aan het eind van de biografie verheugd zijn over nieuwe inzichten en begrijpen dat hun</text:p>
          </table:table-cell>
          <table:table-cell office:value-type="string" table:style-name="ce5">
            <text:p>Wed Aug 07 15:05:06 +0000 2019</text:p>
          </table:table-cell>
          <table:table-cell office:value-type="date" office:date-value="2019-08-07T16:05:06" table:style-name="ce7">
            <text:p>07/08/2019 16:05:06</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59118271964241920">http://twitter.com/vanpraagbiograf/statuses/1159118271964241920</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59118221653532673</text:p>
          </table:table-cell>
          <table:table-cell office:value-type="string" table:style-name="ce5">
            <text:p>vanpraagbiograf</text:p>
          </table:table-cell>
          <table:table-cell office:value-type="string" table:style-name="ce6">
            <text:p>@UniUtrecht zich wel om de verschillen tussen arm en rijk? Zetten zij de rijken soms stevig onder druk om de armen te ondersteunen? Zegt u “nee” en bestaan genoemde voorzieningen niet, dan is er geen sprake van humanisme. Punt uit. Betreft het ineens de leer van de heersende</text:p>
          </table:table-cell>
          <table:table-cell office:value-type="string" table:style-name="ce5">
            <text:p>Wed Aug 07 15:04:54 +0000 2019</text:p>
          </table:table-cell>
          <table:table-cell office:value-type="date" office:date-value="2019-08-07T16:04:54" table:style-name="ce7">
            <text:p>07/08/2019 16:04:54</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59118221653532673">http://twitter.com/vanpraagbiograf/statuses/1159118221653532673</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59118171762302976</text:p>
          </table:table-cell>
          <table:table-cell office:value-type="string" table:style-name="ce5">
            <text:p>vanpraagbiograf</text:p>
          </table:table-cell>
          <table:table-cell office:value-type="string" table:style-name="ce6">
            <text:p>@UniUtrecht langs de plaats waar humanisten op vrijdag gratis maaltijden verstrekken aan daklozen, zwervers en andere hulpbehoevenden? Maken we even een ommetje langs de humanistische opvang voor mensen in (uitzichtloze) crisissituaties en daklozen? Wees eerlijk. Bekommeren ze</text:p>
          </table:table-cell>
          <table:table-cell office:value-type="string" table:style-name="ce5">
            <text:p>Wed Aug 07 15:04:42 +0000 2019</text:p>
          </table:table-cell>
          <table:table-cell office:value-type="date" office:date-value="2019-08-07T16:04:42" table:style-name="ce7">
            <text:p>07/08/2019 16:04:42</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59118171762302976">http://twitter.com/vanpraagbiograf/statuses/1159118171762302976</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59118115894124545</text:p>
          </table:table-cell>
          <table:table-cell office:value-type="string" table:style-name="ce5">
            <text:p>vanpraagbiograf</text:p>
          </table:table-cell>
          <table:table-cell office:value-type="string" table:style-name="ce6">
            <text:p>@UniUtrecht van de armen te verbeteren? Oh, u denkt daar over na? Prima, maar wijs mij dan ondertussen even de weg naar de humanistische ziekenhuizen voor de armen. Laat u dan ook zien waar armlastige studenten terecht kunnen voor humanistische financiële steun? Komen we dan</text:p>
          </table:table-cell>
          <table:table-cell office:value-type="string" table:style-name="ce5">
            <text:p>Wed Aug 07 15:04:28 +0000 2019</text:p>
          </table:table-cell>
          <table:table-cell office:value-type="date" office:date-value="2019-08-07T16:04:28" table:style-name="ce7">
            <text:p>07/08/2019 16:04:28</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59118115894124545">http://twitter.com/vanpraagbiograf/statuses/1159118115894124545</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59118050815352833</text:p>
          </table:table-cell>
          <table:table-cell office:value-type="string" table:style-name="ce5">
            <text:p>vanpraagbiograf</text:p>
          </table:table-cell>
          <table:table-cell office:value-type="string" table:style-name="ce6">
            <text:p>@UniUtrecht plotseling veel verzet van “humanisten” op. Toch zijn er vragen zat zoals: wat te denken van “humanistische” geheimtaal? Humanisme draait om medemenselijkheid; dragen humanisten een ietsepietsje (klein beetje) bij aan een leefbaarder wereld? Vechten ze soms om het lot</text:p>
          </table:table-cell>
          <table:table-cell office:value-type="string" table:style-name="ce5">
            <text:p>Wed Aug 07 15:04:13 +0000 2019</text:p>
          </table:table-cell>
          <table:table-cell office:value-type="date" office:date-value="2019-08-07T16:04:13" table:style-name="ce7">
            <text:p>07/08/2019 16:04:13</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59118050815352833">http://twitter.com/vanpraagbiograf/statuses/1159118050815352833</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59117971933020161</text:p>
          </table:table-cell>
          <table:table-cell office:value-type="string" table:style-name="ce5">
            <text:p>vanpraagbiograf</text:p>
          </table:table-cell>
          <table:table-cell office:value-type="string" table:style-name="ce6">
            <text:p>@UniUtrecht geen bedankje kon eraf. De auteur moet maar zien hoe hij uit de kosten komt. Tel daarbij op dat hij het boek nu alleen gratis op internet kan aanbieden en u begrijpt dat uw schenking op prijs wordt gesteld, al is dat geen plicht. Verdieping in het humanisme roept</text:p>
          </table:table-cell>
          <table:table-cell office:value-type="string" table:style-name="ce5">
            <text:p>Wed Aug 07 15:03:54 +0000 2019</text:p>
          </table:table-cell>
          <table:table-cell office:value-type="date" office:date-value="2019-08-07T16:03:54" table:style-name="ce7">
            <text:p>07/08/2019 16:03:54</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59117971933020161">http://twitter.com/vanpraagbiograf/statuses/1159117971933020161</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59117879872299008</text:p>
          </table:table-cell>
          <table:table-cell office:value-type="string" table:style-name="ce5">
            <text:p>vanpraagbiograf</text:p>
          </table:table-cell>
          <table:table-cell office:value-type="string" table:style-name="ce6">
            <text:p>@UniUtrecht verstrekten de opdrachtgevers, de “humanisten” van het Humanistisch Verbond, de straatarme auteur onverwachts geen cent om de biografie te schrijven en te laten drukken (de reden van de aanhalingstekens blijkt straks). Geen geld (onkostenvergoeding), geen bloemen, nog</text:p>
          </table:table-cell>
          <table:table-cell office:value-type="string" table:style-name="ce5">
            <text:p>Wed Aug 07 15:03:32 +0000 2019</text:p>
          </table:table-cell>
          <table:table-cell office:value-type="date" office:date-value="2019-08-07T16:03:32" table:style-name="ce7">
            <text:p>07/08/2019 16:03:32</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59117879872299008">http://twitter.com/vanpraagbiograf/statuses/1159117879872299008</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59117801296191489</text:p>
          </table:table-cell>
          <table:table-cell office:value-type="string" table:style-name="ce5">
            <text:p>vanpraagbiograf</text:p>
          </table:table-cell>
          <table:table-cell office:value-type="string" table:style-name="ce6">
            <text:p>@UniUtrecht man die het humanisme vorm gaf (en liet verdwijnen). Eindelijk krijgt u helderheid over het humanisme (of wat daar voor door moet gaan). Hierover duidelijkheid krijgen viel niet mee. Het schrijven (een gruwelijk zware klus) duurde langer dan tien jaar. Toch</text:p>
          </table:table-cell>
          <table:table-cell office:value-type="string" table:style-name="ce5">
            <text:p>Wed Aug 07 15:03:13 +0000 2019</text:p>
          </table:table-cell>
          <table:table-cell office:value-type="date" office:date-value="2019-08-07T16:03:13" table:style-name="ce7">
            <text:p>07/08/2019 16:03:13</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59117801296191489">http://twitter.com/vanpraagbiograf/statuses/1159117801296191489</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1">
          <table:table-cell office:value-type="string" table:style-name="ce4">
            <text:p>1159117748699631616</text:p>
          </table:table-cell>
          <table:table-cell office:value-type="string" table:style-name="ce5">
            <text:p>lukas_held_</text:p>
          </table:table-cell>
          <table:table-cell office:value-type="string" table:style-name="ce6">
            <text:p>@wjliebregts @KFrenken @UniUtrecht Thank you Werner!</text:p>
          </table:table-cell>
          <table:table-cell office:value-type="string" table:style-name="ce5">
            <text:p>Wed Aug 07 15:03:01 +0000 2019</text:p>
          </table:table-cell>
          <table:table-cell office:value-type="date" office:date-value="2019-08-07T16:03:01" table:style-name="ce7">
            <text:p>07/08/2019 16:03:01</text:p>
          </table:table-cell>
          <table:table-cell table:number-columns-repeated="2" table:style-name="ce5"/>
          <table:table-cell office:value-type="string" table:style-name="ce5">
            <text:p>39026510</text:p>
          </table:table-cell>
          <table:table-cell office:value-type="string" table:style-name="ce5">
            <text:p>wjliebregts</text:p>
          </table:table-cell>
          <table:table-cell office:value-type="string" table:style-name="ce5">
            <text:p>825715977652465665</text:p>
          </table:table-cell>
          <table:table-cell office:value-type="string" table:style-name="ce5">
            <text:p>1159034854639640577</text:p>
          </table:table-cell>
          <table:table-cell office:value-type="string" table:style-name="ce5">
            <text:p>&lt;a href="http://twitter.com/download/android" rel="nofollow"&gt;Twitter for Android&lt;/a&gt;</text:p>
          </table:table-cell>
          <table:table-cell office:value-type="string" table:style-name="ce8">
            <text:p><text:a xlink:href="http://pbs.twimg.com/profile_images/874544696084901888/M8S8IHgD_normal.jpg">http://pbs.twimg.com/profile_images/874544696084901888/M8S8IHgD_normal.jpg</text:a></text:p>
          </table:table-cell>
          <table:table-cell office:value-type="float" office:value="104" table:style-name="ce5">
            <text:p>104</text:p>
          </table:table-cell>
          <table:table-cell office:value-type="float" office:value="431" table:style-name="ce5">
            <text:p>431</text:p>
          </table:table-cell>
          <table:table-cell table:style-name="ce5"/>
          <table:table-cell office:value-type="string" table:style-name="ce8">
            <text:p><text:a xlink:href="http://twitter.com/lukas_held_/statuses/1159117748699631616">http://twitter.com/lukas_held_/statuses/1159117748699631616</text:a></text:p>
          </table:table-cell>
          <table:table-cell office:value-type="string" table:style-name="ce5">
            <text:p>{"hashtags":[],"symbols":[],"user_mentions":[{"screen_name":"wjliebregts","name":"Werner Liebregts","id":39026510,"id_str":"39026510","indices":[0,12]},{"screen_name":"KFrenken","name":"Koen Frenken","id":1292020495,"id_str":"1292020495","indices":[13,22]},{"screen_name":"UniUtrecht","name":"Universiteit Utrecht","id":33548291,"id_str":"33548291","indices":[23,34]}],"urls":[]}</text:p>
          </table:table-cell>
          <table:table-cell table:number-columns-repeated="16366"/>
        </table:table-row>
        <table:table-row table:style-name="ro2">
          <table:table-cell office:value-type="string" table:style-name="ce4">
            <text:p>1159117701467574273</text:p>
          </table:table-cell>
          <table:table-cell office:value-type="string" table:style-name="ce5">
            <text:p>vanpraagbiograf</text:p>
          </table:table-cell>
          <table:table-cell office:value-type="string" table:style-name="ce6">
            <text:p>@UniUtrecht Nondedrie, een gratis biografie! Download Het Grondsop voor de Goddelozen op http:/www.jpvanpraag.nl <text:s/>Kortom het Grondsop gratis. Hoe dat mogelijk is? De studie gaat over J.P. van Praag, pyromaan, bekende 20e eeuwse humanist, lichtend voorbeeld voor “humanisten” en de</text:p>
          </table:table-cell>
          <table:table-cell office:value-type="string" table:style-name="ce5">
            <text:p>Wed Aug 07 15:02:50 +0000 2019</text:p>
          </table:table-cell>
          <table:table-cell office:value-type="date" office:date-value="2019-08-07T16:02:50" table:style-name="ce7">
            <text:p>07/08/2019 16:02:50</text:p>
          </table:table-cell>
          <table:table-cell table:number-columns-repeated="2" table:style-name="ce5"/>
          <table:table-cell office:value-type="string" table:style-name="ce5">
            <text:p>33548291</text:p>
          </table:table-cell>
          <table:table-cell office:value-type="string" table:style-name="ce5">
            <text:p>UniUtrecht</text:p>
          </table:table-cell>
          <table:table-cell office:value-type="string" table:style-name="ce5">
            <text:p>2543669036</text:p>
          </table:table-cell>
          <table:table-cell table:style-name="ce5"/>
          <table:table-cell office:value-type="string" table:style-name="ce5">
            <text:p>&lt;a href="https://mobile.twitter.com" rel="nofollow"&gt;Twitter Web App&lt;/a&gt;</text:p>
          </table:table-cell>
          <table:table-cell office:value-type="string" table:style-name="ce8">
            <text:p><text:a xlink:href="http://abs.twimg.com/sticky/default_profile_images/default_profile_normal.png">http://abs.twimg.com/sticky/default_profile_images/default_profile_normal.png</text:a></text:p>
          </table:table-cell>
          <table:table-cell office:value-type="float" office:value="12" table:style-name="ce5">
            <text:p>12</text:p>
          </table:table-cell>
          <table:table-cell office:value-type="float" office:value="3" table:style-name="ce5">
            <text:p>3</text:p>
          </table:table-cell>
          <table:table-cell table:style-name="ce5"/>
          <table:table-cell office:value-type="string" table:style-name="ce8">
            <text:p><text:a xlink:href="http://twitter.com/vanpraagbiograf/statuses/1159117701467574273">http://twitter.com/vanpraagbiograf/statuses/1159117701467574273</text:a></text:p>
          </table:table-cell>
          <table:table-cell office:value-type="string" table:style-name="ce5">
            <text:p>{"hashtags":[],"symbols":[],"user_mentions":[{"screen_name":"UniUtrecht","name":"Universiteit Utrecht","id":33548291,"id_str":"33548291","indices":[0,11]}],"urls":[]}</text:p>
          </table:table-cell>
          <table:table-cell table:number-columns-repeated="16366"/>
        </table:table-row>
        <table:table-row table:style-name="ro2">
          <table:table-cell office:value-type="string" table:style-name="ce4">
            <text:p>1159115330800824320</text:p>
          </table:table-cell>
          <table:table-cell office:value-type="string" table:style-name="ce5">
            <text:p>UniUtrecht</text:p>
          </table:table-cell>
          <table:table-cell office:value-type="string" table:style-name="ce6">
            <text:p>RT @UUGeo: "Het beleid moet anders," zegt onze droogte-expert @niko_wanders @UniUtrecht bij @EenVandaag. "We moeten keuzes maken. Welke gewassen willen we verbouwen?" #droogte #drinkwater https://t.co/HtY56Dw6zI</text:p>
          </table:table-cell>
          <table:table-cell office:value-type="string" table:style-name="ce5">
            <text:p>Wed Aug 07 14:53:24 +0000 2019</text:p>
          </table:table-cell>
          <table:table-cell office:value-type="date" office:date-value="2019-08-07T15:53:24" table:style-name="ce7">
            <text:p>07/08/2019 15:53:24</text:p>
          </table:table-cell>
          <table:table-cell table:number-columns-repeated="4" table:style-name="ce5"/>
          <table:table-cell office:value-type="string" table:style-name="ce5">
            <text:p>33548291</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458549853077774336/0pzRKaLW_normal.jpeg">http://pbs.twimg.com/profile_images/458549853077774336/0pzRKaLW_normal.jpeg</text:a></text:p>
          </table:table-cell>
          <table:table-cell office:value-type="float" office:value="49691" table:style-name="ce5">
            <text:p>49691</text:p>
          </table:table-cell>
          <table:table-cell office:value-type="float" office:value="310" table:style-name="ce5">
            <text:p>310</text:p>
          </table:table-cell>
          <table:table-cell office:value-type="string" table:style-name="ce5">
            <text:p>Utrecht, Nederland</text:p>
          </table:table-cell>
          <table:table-cell office:value-type="string" table:style-name="ce8">
            <text:p><text:a xlink:href="http://twitter.com/UniUtrecht/statuses/1159115330800824320">http://twitter.com/UniUtrecht/statuses/1159115330800824320</text:a></text:p>
          </table:table-cell>
          <table:table-cell office:value-type="string" table:style-name="ce5">
            <text:p>{"hashtags":[],"symbols":[],"user_mentions":[{"screen_name":"UUGeo","name":"Geowetenschappen UU","id":49980589,"id_str":"49980589","indices":[3,9]},{"screen_name":"niko_wanders","name":"Niko Wanders","id":3207741261,"id_str":"3207741261","indices":[62,75]},{"screen_name":"UniUtrecht","name":"Universiteit Utrecht","id":33548291,"id_str":"33548291","indices":[76,87]},{"screen_name":"EenVandaag","name":"EenVandaag","id":10572052,"id_str":"10572052","indices":[92,103]}],"urls":[]}</text:p>
          </table:table-cell>
          <table:table-cell table:number-columns-repeated="16366"/>
        </table:table-row>
        <table:table-row table:style-name="ro5">
          <table:table-cell office:value-type="string" table:style-name="ce4">
            <text:p>1159114547111911424</text:p>
          </table:table-cell>
          <table:table-cell office:value-type="string" table:style-name="ce5">
            <text:p>UUGeo</text:p>
          </table:table-cell>
          <table:table-cell office:value-type="string" table:style-name="ce6">
            <text:p>"Het beleid moet anders," zegt onze droogte-expert @niko_wanders @UniUtrecht bij @EenVandaag. "We moeten keuzes maken. Welke gewassen willen we verbouwen?" #droogte #drinkwater https://t.co/HtY56Dw6zI</text:p>
          </table:table-cell>
          <table:table-cell office:value-type="string" table:style-name="ce5">
            <text:p>Wed Aug 07 14:50:17 +0000 2019</text:p>
          </table:table-cell>
          <table:table-cell office:value-type="date" office:date-value="2019-08-07T15:50:17" table:style-name="ce7">
            <text:p>07/08/2019 15:50:17</text:p>
          </table:table-cell>
          <table:table-cell table:number-columns-repeated="4" table:style-name="ce5"/>
          <table:table-cell office:value-type="string" table:style-name="ce5">
            <text:p>49980589</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010137619383177216/DBeuOKC8_normal.jpg">http://pbs.twimg.com/profile_images/1010137619383177216/DBeuOKC8_normal.jpg</text:a></text:p>
          </table:table-cell>
          <table:table-cell office:value-type="float" office:value="2107" table:style-name="ce5">
            <text:p>2107</text:p>
          </table:table-cell>
          <table:table-cell office:value-type="float" office:value="481" table:style-name="ce5">
            <text:p>481</text:p>
          </table:table-cell>
          <table:table-cell office:value-type="string" table:style-name="ce5">
            <text:p>Utrecht, Netherlands</text:p>
          </table:table-cell>
          <table:table-cell office:value-type="string" table:style-name="ce8">
            <text:p><text:a xlink:href="http://twitter.com/UUGeo/statuses/1159114547111911424">http://twitter.com/UUGeo/statuses/1159114547111911424</text:a></text:p>
          </table:table-cell>
          <table:table-cell office:value-type="string" table:style-name="ce5">
            <text:p>{"hashtags":[{"text":"droogte","indices":[156,164]},{"text":"drinkwater","indices":[165,176]}],"symbols":[],"user_mentions":[{"screen_name":"niko_wanders","name":"Niko Wanders","id":3207741261,"id_str":"3207741261","indices":[51,64]},{"screen_name":"UniUtrecht","name":"Universiteit Utrecht","id":33548291,"id_str":"33548291","indices":[65,76]},{"screen_name":"EenVandaag","name":"EenVandaag","id":10572052,"id_str":"10572052","indices":[81,92]}],"urls":[{"url":"https://t.co/HtY56Dw6zI","expanded_url":"https://twitter.com/EenVandaag/status/1159105726524088321","display_url":"twitter.com/EenVandaag/sta…","indices":[177,200]}]}</text:p>
          </table:table-cell>
          <table:table-cell table:number-columns-repeated="16366"/>
        </table:table-row>
        <table:table-row table:style-name="ro2">
          <table:table-cell office:value-type="string" table:style-name="ce4">
            <text:p>1159114429679788032</text:p>
          </table:table-cell>
          <table:table-cell office:value-type="string" table:style-name="ce5">
            <text:p>UniUtrecht</text:p>
          </table:table-cell>
          <table:table-cell office:value-type="string" table:style-name="ce6">
            <text:p>RT @UniUtrecht: 👩‍🔬👨‍🔬🧫Benieuwd hoe mini-orgaantjes worden gekweekt?</text:p>
            <text:p>@UniversiteitNL nam een kijkje in de keuken van @HansClevers en Marianne Verhaar @_Hubrecht</text:p>
            <text:p>@UMCUtrecht https://t.co/LevIWftZo3</text:p>
          </table:table-cell>
          <table:table-cell office:value-type="string" table:style-name="ce5">
            <text:p>Wed Aug 07 14:49:49 +0000 2019</text:p>
          </table:table-cell>
          <table:table-cell office:value-type="date" office:date-value="2019-08-07T15:49:49" table:style-name="ce7">
            <text:p>07/08/2019 15:49:49</text:p>
          </table:table-cell>
          <table:table-cell table:number-columns-repeated="4" table:style-name="ce5"/>
          <table:table-cell office:value-type="string" table:style-name="ce5">
            <text:p>33548291</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458549853077774336/0pzRKaLW_normal.jpeg">http://pbs.twimg.com/profile_images/458549853077774336/0pzRKaLW_normal.jpeg</text:a></text:p>
          </table:table-cell>
          <table:table-cell office:value-type="float" office:value="49691" table:style-name="ce5">
            <text:p>49691</text:p>
          </table:table-cell>
          <table:table-cell office:value-type="float" office:value="310" table:style-name="ce5">
            <text:p>310</text:p>
          </table:table-cell>
          <table:table-cell office:value-type="string" table:style-name="ce5">
            <text:p>Utrecht, Nederland</text:p>
          </table:table-cell>
          <table:table-cell office:value-type="string" table:style-name="ce8">
            <text:p><text:a xlink:href="http://twitter.com/UniUtrecht/statuses/1159114429679788032">http://twitter.com/UniUtrecht/statuses/1159114429679788032</text:a></text:p>
          </table:table-cell>
          <table:table-cell office:value-type="string" table:style-name="ce5">
            <text:p>{"hashtags":[],"symbols":[],"user_mentions":[{"screen_name":"UniUtrecht","name":"Universiteit Utrecht","id":33548291,"id_str":"33548291","indices":[3,14]},{"screen_name":"UniversiteitNL","name":"Universiteit van NL","id":637030194,"id_str":"637030194","indices":[70,85]},{"screen_name":"HansClevers","name":"Hans Clevers","id":1503128660,"id_str":"1503128660","indices":[118,130]}],"urls":[]}</text:p>
          </table:table-cell>
          <table:table-cell table:number-columns-repeated="16366"/>
        </table:table-row>
        <table:table-row table:style-name="ro4">
          <table:table-cell office:value-type="string" table:style-name="ce4">
            <text:p>1159111161444544512</text:p>
          </table:table-cell>
          <table:table-cell office:value-type="string" table:style-name="ce5">
            <text:p>RenevanderKruk</text:p>
          </table:table-cell>
          <table:table-cell office:value-type="string" table:style-name="ce6">
            <text:p>RT @UUCopernicus: 🌸🌺🐝🌱🌼Up to 90% of all wild plants &amp;amp; 1/3 of our most important food crops are insect-pollinated. But what happens when pollinators like bumblebees don’t have their favourite flowers nearby, like in areas dominated by intensive agriculture? @UtrechtUni https://t.co/BvV8ggumDs</text:p>
          </table:table-cell>
          <table:table-cell office:value-type="string" table:style-name="ce5">
            <text:p>Wed Aug 07 14:36:50 +0000 2019</text:p>
          </table:table-cell>
          <table:table-cell office:value-type="date" office:date-value="2019-08-07T15:36:50" table:style-name="ce7">
            <text:p>07/08/2019 15:36:50</text:p>
          </table:table-cell>
          <table:table-cell table:number-columns-repeated="4" table:style-name="ce5"/>
          <table:table-cell office:value-type="string" table:style-name="ce5">
            <text:p>381377469</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145394390686478338/MkzLtbti_normal.jpg">http://pbs.twimg.com/profile_images/1145394390686478338/MkzLtbti_normal.jpg</text:a></text:p>
          </table:table-cell>
          <table:table-cell office:value-type="float" office:value="908" table:style-name="ce5">
            <text:p>908</text:p>
          </table:table-cell>
          <table:table-cell office:value-type="float" office:value="2801" table:style-name="ce5">
            <text:p>2801</text:p>
          </table:table-cell>
          <table:table-cell office:value-type="string" table:style-name="ce5">
            <text:p>Wittevrouwen, Utrecht</text:p>
          </table:table-cell>
          <table:table-cell office:value-type="string" table:style-name="ce8">
            <text:p><text:a xlink:href="http://twitter.com/RenevanderKruk/statuses/1159111161444544512">http://twitter.com/RenevanderKruk/statuses/1159111161444544512</text:a></text:p>
          </table:table-cell>
          <table:table-cell office:value-type="string" table:style-name="ce5">
            <text:p>{"hashtags":[],"symbols":[],"user_mentions":[{"screen_name":"UUCopernicus","name":"Copernicus Institute of Sustainable Development UU","id":4425195676,"id_str":"4425195676","indices":[3,16]}],"urls":[]}</text:p>
          </table:table-cell>
          <table:table-cell table:number-columns-repeated="16366"/>
        </table:table-row>
        <table:table-row table:style-name="ro4">
          <table:table-cell office:value-type="string" table:style-name="ce4">
            <text:p>1159109194169147393</text:p>
          </table:table-cell>
          <table:table-cell office:value-type="string" table:style-name="ce5">
            <text:p>gjtenbrink</text:p>
          </table:table-cell>
          <table:table-cell office:value-type="string" table:style-name="ce6">
            <text:p>RT @waterschappen: De Stichting Schilthuisfonds heeft Herman Havekes (Unie van Waterschappen) benoemd als bijzonder hoogleraar voor de nieuwe leerstoel Publieke organisatie van het (decentrale) waterbeheer aan de Universiteit Utrecht. #bestuursrecht @UniUtrecht @PCGGlas</text:p>
            <text:p>https://t.co/yTtzw652zZ</text:p>
          </table:table-cell>
          <table:table-cell office:value-type="string" table:style-name="ce5">
            <text:p>Wed Aug 07 14:29:01 +0000 2019</text:p>
          </table:table-cell>
          <table:table-cell office:value-type="date" office:date-value="2019-08-07T15:29:01" table:style-name="ce7">
            <text:p>07/08/2019 15:29:01</text:p>
          </table:table-cell>
          <table:table-cell table:number-columns-repeated="4" table:style-name="ce5"/>
          <table:table-cell office:value-type="string" table:style-name="ce5">
            <text:p>49090320</text:p>
          </table:table-cell>
          <table:table-cell table:style-name="ce5"/>
          <table:table-cell office:value-type="string" table:style-name="ce5">
            <text:p>&lt;a href="http://twitter.com/#!/download/ipad" rel="nofollow"&gt;Twitter for iPad&lt;/a&gt;</text:p>
          </table:table-cell>
          <table:table-cell office:value-type="string" table:style-name="ce8">
            <text:p><text:a xlink:href="http://pbs.twimg.com/profile_images/1108818199217360896/zajV62Sq_normal.jpg">http://pbs.twimg.com/profile_images/1108818199217360896/zajV62Sq_normal.jpg</text:a></text:p>
          </table:table-cell>
          <table:table-cell office:value-type="float" office:value="1808" table:style-name="ce5">
            <text:p>1808</text:p>
          </table:table-cell>
          <table:table-cell office:value-type="float" office:value="122" table:style-name="ce5">
            <text:p>122</text:p>
          </table:table-cell>
          <table:table-cell office:value-type="string" table:style-name="ce5">
            <text:p>Veendam, Nederland</text:p>
          </table:table-cell>
          <table:table-cell office:value-type="string" table:style-name="ce8">
            <text:p><text:a xlink:href="http://twitter.com/gjtenbrink/statuses/1159109194169147393">http://twitter.com/gjtenbrink/statuses/1159109194169147393</text:a></text:p>
          </table:table-cell>
          <table:table-cell office:value-type="string" table:style-name="ce5">
            <text:p>{"hashtags":[],"symbols":[],"user_mentions":[{"screen_name":"waterschappen","name":"Unie v Waterschappen","id":325765427,"id_str":"325765427","indices":[3,17]}],"urls":[]}</text:p>
          </table:table-cell>
          <table:table-cell table:number-columns-repeated="16366"/>
        </table:table-row>
        <table:table-row table:style-name="ro3">
          <table:table-cell office:value-type="string" table:style-name="ce4">
            <text:p>1159107719833538561</text:p>
          </table:table-cell>
          <table:table-cell office:value-type="string" table:style-name="ce5">
            <text:p>klausdodds</text:p>
          </table:table-cell>
          <table:table-cell office:value-type="string" table:style-name="ce6">
            <text:p>RT @FuturesStudioUU: 1 week to submit your story to the Climate Fiction Competition #AntropoScenes !</text:p>
            <text:p>Send in your #clifi short stories, screenplays, comics and visual stories (in Swedish/English) before August 16th: https://t.co/mZrsLaPEce @lunduniversity @Durhamuni_cis @warwickuni @UniUtrecht https://t.co/Pabyl0RbNV</text:p>
          </table:table-cell>
          <table:table-cell office:value-type="string" table:style-name="ce5">
            <text:p>Wed Aug 07 14:23:10 +0000 2019</text:p>
          </table:table-cell>
          <table:table-cell office:value-type="date" office:date-value="2019-08-07T15:23:10" table:style-name="ce7">
            <text:p>07/08/2019 15:23:10</text:p>
          </table:table-cell>
          <table:table-cell table:number-columns-repeated="4" table:style-name="ce5"/>
          <table:table-cell office:value-type="string" table:style-name="ce5">
            <text:p>164254434</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087592281350258688/k1K_KQ5y_normal.jpg">http://pbs.twimg.com/profile_images/1087592281350258688/k1K_KQ5y_normal.jpg</text:a></text:p>
          </table:table-cell>
          <table:table-cell office:value-type="float" office:value="6322" table:style-name="ce5">
            <text:p>6322</text:p>
          </table:table-cell>
          <table:table-cell office:value-type="float" office:value="5527" table:style-name="ce5">
            <text:p>5527</text:p>
          </table:table-cell>
          <table:table-cell office:value-type="string" table:style-name="ce5">
            <text:p>London</text:p>
          </table:table-cell>
          <table:table-cell office:value-type="string" table:style-name="ce8">
            <text:p><text:a xlink:href="http://twitter.com/klausdodds/statuses/1159107719833538561">http://twitter.com/klausdodds/statuses/1159107719833538561</text:a></text:p>
          </table:table-cell>
          <table:table-cell office:value-type="string" table:style-name="ce5">
            <text:p>{"hashtags":[{"text":"AntropoScenes","indices":[84,98]},{"text":"clifi","indices":[114,120]}],"symbols":[],"user_mentions":[{"screen_name":"FuturesStudioUU","name":"Urban Futures Studio","id":3349107448,"id_str":"3349107448","indices":[3,19]}],"urls":[]}</text:p>
          </table:table-cell>
          <table:table-cell table:number-columns-repeated="16366"/>
        </table:table-row>
        <table:table-row table:style-name="ro4">
          <table:table-cell office:value-type="string" table:style-name="ce4">
            <text:p>1159106534699393024</text:p>
          </table:table-cell>
          <table:table-cell office:value-type="string" table:style-name="ce5">
            <text:p>BAMutingwende</text:p>
          </table:table-cell>
          <table:table-cell office:value-type="string" table:style-name="ce6">
            <text:p>RT @CGIAR: Dry spells, flooding, aggressive crop pests, livestock diseases and huge crop failure all on the rise in Uganda as a result of #climatechange, according to a situation analysis by @IITA_CGIAR @CGIARclimate @CIAT_ @UtrechtUni. More here: https://t.co/SOsFKGuofm #climate https://t.co/EEGq7O6wNC</text:p>
          </table:table-cell>
          <table:table-cell office:value-type="string" table:style-name="ce5">
            <text:p>Wed Aug 07 14:18:27 +0000 2019</text:p>
          </table:table-cell>
          <table:table-cell office:value-type="date" office:date-value="2019-08-07T15:18:27" table:style-name="ce7">
            <text:p>07/08/2019 15:18:27</text:p>
          </table:table-cell>
          <table:table-cell table:number-columns-repeated="4" table:style-name="ce5"/>
          <table:table-cell office:value-type="string" table:style-name="ce5">
            <text:p>2977765937</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555289211025522689/MkZqVmNb_normal.jpeg">http://pbs.twimg.com/profile_images/555289211025522689/MkZqVmNb_normal.jpeg</text:a></text:p>
          </table:table-cell>
          <table:table-cell office:value-type="float" office:value="3121" table:style-name="ce5">
            <text:p>3121</text:p>
          </table:table-cell>
          <table:table-cell office:value-type="float" office:value="3039" table:style-name="ce5">
            <text:p>3039</text:p>
          </table:table-cell>
          <table:table-cell table:style-name="ce5"/>
          <table:table-cell office:value-type="string" table:style-name="ce8">
            <text:p><text:a xlink:href="http://twitter.com/BAMutingwende/statuses/1159106534699393024">http://twitter.com/BAMutingwende/statuses/1159106534699393024</text:a></text:p>
          </table:table-cell>
          <table:table-cell office:value-type="string" table:style-name="ce5">
            <text:p>{"hashtags":[],"symbols":[],"user_mentions":[{"screen_name":"CGIAR","name":"CGIAR","id":343267635,"id_str":"343267635","indices":[3,9]}],"urls":[]}</text:p>
          </table:table-cell>
          <table:table-cell table:number-columns-repeated="16366"/>
        </table:table-row>
        <table:table-row table:style-name="ro2">
          <table:table-cell office:value-type="string" table:style-name="ce4">
            <text:p>1159105688309817344</text:p>
          </table:table-cell>
          <table:table-cell office:value-type="string" table:style-name="ce5">
            <text:p>CGIAR</text:p>
          </table:table-cell>
          <table:table-cell office:value-type="string" table:style-name="ce6">
            <text:p>Dry spells, flooding, aggressive crop pests, livestock diseases and huge crop failure all on the rise in Uganda as a result of #climatechange, according to a situation analysis by @IITA_CGIAR @CGIARclimate @CIAT_ @UtrechtUni. More here: https://t.co/SOsFKGuofm #climate https://t.co/EEGq7O6wNC</text:p>
          </table:table-cell>
          <table:table-cell office:value-type="string" table:style-name="ce5">
            <text:p>Wed Aug 07 14:15:05 +0000 2019</text:p>
          </table:table-cell>
          <table:table-cell office:value-type="date" office:date-value="2019-08-07T15:15:05" table:style-name="ce7">
            <text:p>07/08/2019 15:15:05</text:p>
          </table:table-cell>
          <table:table-cell table:number-columns-repeated="4" table:style-name="ce5"/>
          <table:table-cell office:value-type="string" table:style-name="ce5">
            <text:p>343267635</text:p>
          </table:table-cell>
          <table:table-cell table:style-name="ce5"/>
          <table:table-cell office:value-type="string" table:style-name="ce5">
            <text:p>&lt;a href="https://buffer.com" rel="nofollow"&gt;Buffer&lt;/a&gt;</text:p>
          </table:table-cell>
          <table:table-cell office:value-type="string" table:style-name="ce8">
            <text:p><text:a xlink:href="http://pbs.twimg.com/profile_images/875694271004889088/M8bAqkEP_normal.jpg">http://pbs.twimg.com/profile_images/875694271004889088/M8bAqkEP_normal.jpg</text:a></text:p>
          </table:table-cell>
          <table:table-cell office:value-type="float" office:value="93645" table:style-name="ce5">
            <text:p>93645</text:p>
          </table:table-cell>
          <table:table-cell office:value-type="float" office:value="2031" table:style-name="ce5">
            <text:p>2031</text:p>
          </table:table-cell>
          <table:table-cell office:value-type="string" table:style-name="ce5">
            <text:p>Montpellier, France</text:p>
          </table:table-cell>
          <table:table-cell office:value-type="string" table:style-name="ce8">
            <text:p><text:a xlink:href="http://twitter.com/CGIAR/statuses/1159105688309817344">http://twitter.com/CGIAR/statuses/1159105688309817344</text:a></text:p>
          </table:table-cell>
          <table:table-cell office:value-type="string" table:style-name="ce5">
            <text:p>{"hashtags":[{"text":"climatechange","indices":[127,141]},{"text":"climate","indices":[261,269]}],"symbols":[],"user_mentions":[{"screen_name":"IITA_CGIAR","name":"IITA","id":68654425,"id_str":"68654425","indices":[180,191]},{"screen_name":"CGIARclimate","name":"CCAFS","id":57341938,"id_str":"57341938","indices":[192,205]},{"screen_name":"CIAT_","name":"CIAT","id":54206317,"id_str":"54206317","indices":[206,212]},{"screen_name":"UtrechtUni","name":"Utrecht University","id":33550981,"id_str":"33550981","indices":[213,224]}],"urls":[{"url":"https://t.co/SOsFKGuofm","expanded_url":"https://on.cgiar.org/2YnBM9W","display_url":"on.cgiar.org/2YnBM9W","indices":[237,260]}],"media":[{"id":1159105686598508500,"id_str":"1159105686598508545","indices":[270,293],"media_url":"http://pbs.twimg.com/media/EBX4exLW4AE3vvy.jpg","media_url_https":"https://pbs.twimg.com/media/EBX4exLW4AE3vvy.jpg","url":"https://t.co/EEGq7O6wNC","display_url":"pic.twitter.com/EEGq7O6wNC","expanded_url":"https://twitter.com/CGIAR/status/1159105688309817344/photo/1","type":"photo","sizes":{"thumb":{"w":150,"h":150,"resize":"crop"},"medium":{"w":1200,"h":474,"resize":"fit"},"large":{"w":1900,"h":750,"resize":"fit"},"small":{"w":680,"h":268,"resize":"fit"}}}]}</text:p>
          </table:table-cell>
          <table:table-cell table:number-columns-repeated="16366"/>
        </table:table-row>
        <table:table-row table:style-name="ro3">
          <table:table-cell office:value-type="string" table:style-name="ce4">
            <text:p>1159104015348748288</text:p>
          </table:table-cell>
          <table:table-cell office:value-type="string" table:style-name="ce5">
            <text:p>UniUtrecht</text:p>
          </table:table-cell>
          <table:table-cell office:value-type="string" table:style-name="ce6">
            <text:p>RT @FuturesStudioUU: 1 week to submit your story to the Climate Fiction Competition #AntropoScenes !</text:p>
            <text:p>Send in your #clifi short stories, screenplays, comics and visual stories (in Swedish/English) before August 16th: https://t.co/mZrsLaPEce @lunduniversity @Durhamuni_cis @warwickuni @UniUtrecht https://t.co/Pabyl0RbNV</text:p>
          </table:table-cell>
          <table:table-cell office:value-type="string" table:style-name="ce5">
            <text:p>Wed Aug 07 14:08:27 +0000 2019</text:p>
          </table:table-cell>
          <table:table-cell office:value-type="date" office:date-value="2019-08-07T15:08:27" table:style-name="ce7">
            <text:p>07/08/2019 15:08:27</text:p>
          </table:table-cell>
          <table:table-cell table:number-columns-repeated="4" table:style-name="ce5"/>
          <table:table-cell office:value-type="string" table:style-name="ce5">
            <text:p>33548291</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458549853077774336/0pzRKaLW_normal.jpeg">http://pbs.twimg.com/profile_images/458549853077774336/0pzRKaLW_normal.jpeg</text:a></text:p>
          </table:table-cell>
          <table:table-cell office:value-type="float" office:value="49691" table:style-name="ce5">
            <text:p>49691</text:p>
          </table:table-cell>
          <table:table-cell office:value-type="float" office:value="310" table:style-name="ce5">
            <text:p>310</text:p>
          </table:table-cell>
          <table:table-cell office:value-type="string" table:style-name="ce5">
            <text:p>Utrecht, Nederland</text:p>
          </table:table-cell>
          <table:table-cell office:value-type="string" table:style-name="ce8">
            <text:p><text:a xlink:href="http://twitter.com/UniUtrecht/statuses/1159104015348748288">http://twitter.com/UniUtrecht/statuses/1159104015348748288</text:a></text:p>
          </table:table-cell>
          <table:table-cell office:value-type="string" table:style-name="ce5">
            <text:p>{"hashtags":[{"text":"AntropoScenes","indices":[84,98]},{"text":"clifi","indices":[114,120]}],"symbols":[],"user_mentions":[{"screen_name":"FuturesStudioUU","name":"Urban Futures Studio","id":3349107448,"id_str":"3349107448","indices":[3,19]}],"urls":[]}</text:p>
          </table:table-cell>
          <table:table-cell table:number-columns-repeated="16366"/>
        </table:table-row>
        <table:table-row table:style-name="ro3">
          <table:table-cell office:value-type="string" table:style-name="ce4">
            <text:p>1159100401465122818</text:p>
          </table:table-cell>
          <table:table-cell office:value-type="string" table:style-name="ce5">
            <text:p>laurap18</text:p>
          </table:table-cell>
          <table:table-cell office:value-type="string" table:style-name="ce6">
            <text:p>RT @FuturesStudioUU: 1 week to submit your story to the Climate Fiction Competition #AntropoScenes !</text:p>
            <text:p>Send in your #clifi short stories, screenplays, comics and visual stories (in Swedish/English) before August 16th: https://t.co/mZrsLaPEce @lunduniversity @Durhamuni_cis @warwickuni @UniUtrecht https://t.co/Pabyl0RbNV</text:p>
          </table:table-cell>
          <table:table-cell office:value-type="string" table:style-name="ce5">
            <text:p>Wed Aug 07 13:54:05 +0000 2019</text:p>
          </table:table-cell>
          <table:table-cell office:value-type="date" office:date-value="2019-08-07T14:54:05" table:style-name="ce7">
            <text:p>07/08/2019 14:54:05</text:p>
          </table:table-cell>
          <table:table-cell table:number-columns-repeated="4" table:style-name="ce5"/>
          <table:table-cell office:value-type="string" table:style-name="ce5">
            <text:p>24863440</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2727925940/f55cbe384cdb85b78edf11fb257ab20f_normal.png">http://pbs.twimg.com/profile_images/2727925940/f55cbe384cdb85b78edf11fb257ab20f_normal.png</text:a></text:p>
          </table:table-cell>
          <table:table-cell office:value-type="float" office:value="1441" table:style-name="ce5">
            <text:p>1441</text:p>
          </table:table-cell>
          <table:table-cell office:value-type="float" office:value="1122" table:style-name="ce5">
            <text:p>1122</text:p>
          </table:table-cell>
          <table:table-cell table:style-name="ce5"/>
          <table:table-cell office:value-type="string" table:style-name="ce8">
            <text:p><text:a xlink:href="http://twitter.com/laurap18/statuses/1159100401465122818">http://twitter.com/laurap18/statuses/1159100401465122818</text:a></text:p>
          </table:table-cell>
          <table:table-cell office:value-type="string" table:style-name="ce5">
            <text:p>{"hashtags":[{"text":"AntropoScenes","indices":[84,98]},{"text":"clifi","indices":[114,120]}],"symbols":[],"user_mentions":[{"screen_name":"FuturesStudioUU","name":"Urban Futures Studio","id":3349107448,"id_str":"3349107448","indices":[3,19]}],"urls":[]}</text:p>
          </table:table-cell>
          <table:table-cell table:number-columns-repeated="16366"/>
        </table:table-row>
        <table:table-row table:style-name="ro3">
          <table:table-cell office:value-type="string" table:style-name="ce4">
            <text:p>1159099646272258048</text:p>
          </table:table-cell>
          <table:table-cell office:value-type="string" table:style-name="ce5">
            <text:p>jankuiper87</text:p>
          </table:table-cell>
          <table:table-cell office:value-type="string" table:style-name="ce6">
            <text:p>RT @FuturesStudioUU: 1 week to submit your story to the Climate Fiction Competition #AntropoScenes !</text:p>
            <text:p>Send in your #clifi short stories, screenplays, comics and visual stories (in Swedish/English) before August 16th: https://t.co/mZrsLaPEce @lunduniversity @Durhamuni_cis @warwickuni @UniUtrecht https://t.co/Pabyl0RbNV</text:p>
          </table:table-cell>
          <table:table-cell office:value-type="string" table:style-name="ce5">
            <text:p>Wed Aug 07 13:51:05 +0000 2019</text:p>
          </table:table-cell>
          <table:table-cell office:value-type="date" office:date-value="2019-08-07T14:51:05" table:style-name="ce7">
            <text:p>07/08/2019 14:51:05</text:p>
          </table:table-cell>
          <table:table-cell table:number-columns-repeated="4" table:style-name="ce5"/>
          <table:table-cell office:value-type="string" table:style-name="ce5">
            <text:p>3434015399</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062004789821800449/O2Yjm_q__normal.jpg">http://pbs.twimg.com/profile_images/1062004789821800449/O2Yjm_q__normal.jpg</text:a></text:p>
          </table:table-cell>
          <table:table-cell office:value-type="float" office:value="457" table:style-name="ce5">
            <text:p>457</text:p>
          </table:table-cell>
          <table:table-cell office:value-type="float" office:value="875" table:style-name="ce5">
            <text:p>875</text:p>
          </table:table-cell>
          <table:table-cell office:value-type="string" table:style-name="ce5">
            <text:p>Stockholm, Sweden</text:p>
          </table:table-cell>
          <table:table-cell office:value-type="string" table:style-name="ce8">
            <text:p><text:a xlink:href="http://twitter.com/jankuiper87/statuses/1159099646272258048">http://twitter.com/jankuiper87/statuses/1159099646272258048</text:a></text:p>
          </table:table-cell>
          <table:table-cell office:value-type="string" table:style-name="ce5">
            <text:p>{"hashtags":[{"text":"AntropoScenes","indices":[84,98]},{"text":"clifi","indices":[114,120]}],"symbols":[],"user_mentions":[{"screen_name":"FuturesStudioUU","name":"Urban Futures Studio","id":3349107448,"id_str":"3349107448","indices":[3,19]}],"urls":[]}</text:p>
          </table:table-cell>
          <table:table-cell table:number-columns-repeated="16366"/>
        </table:table-row>
        <table:table-row table:style-name="ro3">
          <table:table-cell office:value-type="string" table:style-name="ce4">
            <text:p>1159099411621994496</text:p>
          </table:table-cell>
          <table:table-cell office:value-type="string" table:style-name="ce5">
            <text:p>harrietbulkeley</text:p>
          </table:table-cell>
          <table:table-cell office:value-type="string" table:style-name="ce6">
            <text:p>RT @FuturesStudioUU: 1 week to submit your story to the Climate Fiction Competition #AntropoScenes !</text:p>
            <text:p>Send in your #clifi short stories, screenplays, comics and visual stories (in Swedish/English) before August 16th: https://t.co/mZrsLaPEce @lunduniversity @Durhamuni_cis @warwickuni @UniUtrecht https://t.co/Pabyl0RbNV</text:p>
          </table:table-cell>
          <table:table-cell office:value-type="string" table:style-name="ce5">
            <text:p>Wed Aug 07 13:50:09 +0000 2019</text:p>
          </table:table-cell>
          <table:table-cell office:value-type="date" office:date-value="2019-08-07T14:50:09" table:style-name="ce7">
            <text:p>07/08/2019 14:50:09</text:p>
          </table:table-cell>
          <table:table-cell table:number-columns-repeated="4" table:style-name="ce5"/>
          <table:table-cell office:value-type="string" table:style-name="ce5">
            <text:p>3149443198</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585915449872883714/_qbv2gzL_normal.jpg">http://pbs.twimg.com/profile_images/585915449872883714/_qbv2gzL_normal.jpg</text:a></text:p>
          </table:table-cell>
          <table:table-cell office:value-type="float" office:value="3696" table:style-name="ce5">
            <text:p>3696</text:p>
          </table:table-cell>
          <table:table-cell office:value-type="float" office:value="970" table:style-name="ce5">
            <text:p>970</text:p>
          </table:table-cell>
          <table:table-cell office:value-type="string" table:style-name="ce5">
            <text:p>Durham, UK</text:p>
          </table:table-cell>
          <table:table-cell office:value-type="string" table:style-name="ce8">
            <text:p><text:a xlink:href="http://twitter.com/harrietbulkeley/statuses/1159099411621994496">http://twitter.com/harrietbulkeley/statuses/1159099411621994496</text:a></text:p>
          </table:table-cell>
          <table:table-cell office:value-type="string" table:style-name="ce5">
            <text:p>{"hashtags":[{"text":"AntropoScenes","indices":[84,98]},{"text":"clifi","indices":[114,120]}],"symbols":[],"user_mentions":[{"screen_name":"FuturesStudioUU","name":"Urban Futures Studio","id":3349107448,"id_str":"3349107448","indices":[3,19]}],"urls":[]}</text:p>
          </table:table-cell>
          <table:table-cell table:number-columns-repeated="16366"/>
        </table:table-row>
        <table:table-row table:style-name="ro3">
          <table:table-cell office:value-type="string" table:style-name="ce4">
            <text:p>1159099373227257859</text:p>
          </table:table-cell>
          <table:table-cell office:value-type="string" table:style-name="ce5">
            <text:p>UCDLawSchool</text:p>
          </table:table-cell>
          <table:table-cell office:value-type="string" table:style-name="ce6">
            <text:p>Black is the colour</text:p>
            <text:p>Is gorm an dath</text:p>
            <text:p>Tarisai May Chidawanyika BCL European '16 via @gazette_ie on her time in @ucddublin @utrecht @UtrechtUni @MathesonLaw (as a trainee)</text:p>
            <text:p>Scríobh Tarisai faoin eispéireas a bhí aici mar mhac léinn agus dlíodóir gorm óg. https://t.co/UUs1CIWN8u https://t.co/YnXmEwXEDN</text:p>
          </table:table-cell>
          <table:table-cell office:value-type="string" table:style-name="ce5">
            <text:p>Wed Aug 07 13:50:00 +0000 2019</text:p>
          </table:table-cell>
          <table:table-cell office:value-type="date" office:date-value="2019-08-07T14:50:00" table:style-name="ce7">
            <text:p>07/08/2019 14:50:00</text:p>
          </table:table-cell>
          <table:table-cell table:number-columns-repeated="4" table:style-name="ce5"/>
          <table:table-cell office:value-type="string" table:style-name="ce5">
            <text:p>197876018</text:p>
          </table:table-cell>
          <table:table-cell table:style-name="ce5"/>
          <table:table-cell office:value-type="string" table:style-name="ce5">
            <text:p>&lt;a href="https://about.twitter.com/products/tweetdeck" rel="nofollow"&gt;TweetDeck&lt;/a&gt;</text:p>
          </table:table-cell>
          <table:table-cell office:value-type="string" table:style-name="ce8">
            <text:p><text:a xlink:href="http://pbs.twimg.com/profile_images/767653515334385664/aSyMYbii_normal.jpg">http://pbs.twimg.com/profile_images/767653515334385664/aSyMYbii_normal.jpg</text:a></text:p>
          </table:table-cell>
          <table:table-cell office:value-type="float" office:value="9734" table:style-name="ce5">
            <text:p>9734</text:p>
          </table:table-cell>
          <table:table-cell office:value-type="float" office:value="3984" table:style-name="ce5">
            <text:p>3984</text:p>
          </table:table-cell>
          <table:table-cell office:value-type="string" table:style-name="ce5">
            <text:p>Dublin</text:p>
          </table:table-cell>
          <table:table-cell office:value-type="string" table:style-name="ce8">
            <text:p><text:a xlink:href="http://twitter.com/UCDLawSchool/statuses/1159099373227257859">http://twitter.com/UCDLawSchool/statuses/1159099373227257859</text:a></text:p>
          </table:table-cell>
          <table:table-cell office:value-type="string" table:style-name="ce5">
            <text:p>{"hashtags":[],"symbols":[],"user_mentions":[{"screen_name":"gazette_ie","name":"Gazette.ie","id":906104852522180600,"id_str":"906104852522180608","indices":[82,93]},{"screen_name":"ucddublin","name":"University College Dublin","id":22132266,"id_str":"22132266","indices":[109,119]},{"screen_name":"Utrecht","name":"Utrecht","id":182554849,"id_str":"182554849","indices":[120,128]},{"screen_name":"UtrechtUni","name":"Utrecht University","id":33550981,"id_str":"33550981","indices":[129,140]},{"screen_name":"MathesonLaw","name":"Matheson","id":318415386,"id_str":"318415386","indices":[141,153]}],"urls":[{"url":"https://t.co/UUs1CIWN8u","expanded_url":"https://www.lawsociety.ie/gazette/legal-analysis/black-is-the-colour/","display_url":"lawsociety.ie/gazette/legal-…","indices":[251,274]}],"media":[{"id":1159092252528042000,"id_str":"1159092252528041984","indices":[275,298],"media_url":"http://pbs.twimg.com/media/EBXsQzXXYAAUiMD.jpg","media_url_https":"https://pbs.twimg.com/media/EBXsQzXXYAAUiMD.jpg","url":"https://t.co/YnXmEwXEDN","display_url":"pic.twitter.com/YnXmEwXEDN","expanded_url":"https://twitter.com/UCDLawSchool/status/1159099373227257859/photo/1","type":"photo","sizes":{"large":{"w":760,"h":290,"resize":"fit"},"thumb":{"w":150,"h":150,"resize":"crop"},"medium":{"w":760,"h":290,"resize":"fit"},"small":{"w":680,"h":259,"resize":"fit"}}}]}</text:p>
          </table:table-cell>
          <table:table-cell table:number-columns-repeated="16366"/>
        </table:table-row>
        <table:table-row table:style-name="ro3">
          <table:table-cell office:value-type="string" table:style-name="ce4">
            <text:p>1159092286879424512</text:p>
          </table:table-cell>
          <table:table-cell office:value-type="string" table:style-name="ce5">
            <text:p>FuturesStudioUU</text:p>
          </table:table-cell>
          <table:table-cell office:value-type="string" table:style-name="ce6">
            <text:p>1 week to submit your story to the Climate Fiction Competition #AntropoScenes !</text:p>
            <text:p>Send in your #clifi short stories, screenplays, comics and visual stories (in Swedish/English) before August 16th: https://t.co/mZrsLaPEce @lunduniversity @Durhamuni_cis @warwickuni @UniUtrecht https://t.co/Pabyl0RbNV</text:p>
          </table:table-cell>
          <table:table-cell office:value-type="string" table:style-name="ce5">
            <text:p>Wed Aug 07 13:21:50 +0000 2019</text:p>
          </table:table-cell>
          <table:table-cell office:value-type="date" office:date-value="2019-08-07T14:21:50" table:style-name="ce7">
            <text:p>07/08/2019 14:21:50</text:p>
          </table:table-cell>
          <table:table-cell table:number-columns-repeated="4" table:style-name="ce5"/>
          <table:table-cell office:value-type="string" table:style-name="ce5">
            <text:p>3349107448</text:p>
          </table:table-cell>
          <table:table-cell table:style-name="ce5"/>
          <table:table-cell office:value-type="string" table:style-name="ce5">
            <text:p>&lt;a href="https://about.twitter.com/products/tweetdeck" rel="nofollow"&gt;TweetDeck&lt;/a&gt;</text:p>
          </table:table-cell>
          <table:table-cell office:value-type="string" table:style-name="ce8">
            <text:p><text:a xlink:href="http://pbs.twimg.com/profile_images/905791392231956481/8fLoWCFg_normal.jpg">http://pbs.twimg.com/profile_images/905791392231956481/8fLoWCFg_normal.jpg</text:a></text:p>
          </table:table-cell>
          <table:table-cell office:value-type="float" office:value="1381" table:style-name="ce5">
            <text:p>1381</text:p>
          </table:table-cell>
          <table:table-cell office:value-type="float" office:value="151" table:style-name="ce5">
            <text:p>151</text:p>
          </table:table-cell>
          <table:table-cell office:value-type="string" table:style-name="ce5">
            <text:p>Utrecht, Netherlands</text:p>
          </table:table-cell>
          <table:table-cell office:value-type="string" table:style-name="ce8">
            <text:p><text:a xlink:href="http://twitter.com/FuturesStudioUU/statuses/1159092286879424512">http://twitter.com/FuturesStudioUU/statuses/1159092286879424512</text:a></text:p>
          </table:table-cell>
          <table:table-cell office:value-type="string" table:style-name="ce5">
            <text:p>{"hashtags":[{"text":"AntropoScenes","indices":[63,77]},{"text":"clifi","indices":[93,99]}],"symbols":[],"user_mentions":[{"screen_name":"lunduniversity","name":"Lund University","id":26267038,"id_str":"26267038","indices":[219,234]},{"screen_name":"Durhamuni_cis","name":"CIS Durham Uni","id":78907584,"id_str":"78907584","indices":[235,249]},{"screen_name":"warwickuni","name":"University of Warwick","id":15916215,"id_str":"15916215","indices":[250,261]},{"screen_name":"UniUtrecht","name":"Universiteit Utrecht","id":33548291,"id_str":"33548291","indices":[262,273]}],"urls":[{"url":"https://t.co/mZrsLaPEce","expanded_url":"https://www.climaginaries.org/anthroposcenes","display_url":"climaginaries.org/anthroposcenes","indices":[195,218]}],"media":[{"id":1159091843122040800,"id_str":"1159091843122040833","indices":[274,297],"media_url":"http://pbs.twimg.com/media/EBXr4-NXkAEuRbK.jpg","media_url_https":"https://pbs.twimg.com/media/EBXr4-NXkAEuRbK.jpg","url":"https://t.co/Pabyl0RbNV","display_url":"pic.twitter.com/Pabyl0RbNV","expanded_url":"https://twitter.com/FuturesStudioUU/status/1159092286879424512/photo/1","type":"photo","sizes":{"thumb":{"w":150,"h":150,"resize":"crop"},"large":{"w":750,"h":628,"resize":"fit"},"medium":{"w":750,"h":628,"resize":"fit"},"small":{"w":680,"h":569,"resize":"fit"}}}]}</text:p>
          </table:table-cell>
          <table:table-cell table:number-columns-repeated="16366"/>
        </table:table-row>
        <table:table-row table:style-name="ro4">
          <table:table-cell office:value-type="string" table:style-name="ce4">
            <text:p>1159091290254041088</text:p>
          </table:table-cell>
          <table:table-cell office:value-type="string" table:style-name="ce5">
            <text:p>DinalogNews</text:p>
          </table:table-cell>
          <table:table-cell office:value-type="string" table:style-name="ce6">
            <text:p>RT @NWO_SSH: Deze bevindingen sluiten aan bij het NWO-onderzoeksprogramma #futureofwork. Onderzoeksaanvragen kunnen tot 10 september worden ingediend. @DinalogNews</text:p>
            <text:p/>
            <text:p>&amp;gt; Lees meer https://t.co/lCGzSKFYHZ https://t.co/cydRHNHBBp</text:p>
          </table:table-cell>
          <table:table-cell office:value-type="string" table:style-name="ce5">
            <text:p>Wed Aug 07 13:17:53 +0000 2019</text:p>
          </table:table-cell>
          <table:table-cell office:value-type="date" office:date-value="2019-08-07T14:17:53" table:style-name="ce7">
            <text:p>07/08/2019 14:17:53</text:p>
          </table:table-cell>
          <table:table-cell table:number-columns-repeated="4" table:style-name="ce5"/>
          <table:table-cell office:value-type="string" table:style-name="ce5">
            <text:p>234318601</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2352105410/yyz6lsbvra132bewex7t_normal.jpeg">http://pbs.twimg.com/profile_images/2352105410/yyz6lsbvra132bewex7t_normal.jpeg</text:a></text:p>
          </table:table-cell>
          <table:table-cell office:value-type="float" office:value="2888" table:style-name="ce5">
            <text:p>2888</text:p>
          </table:table-cell>
          <table:table-cell office:value-type="float" office:value="3213" table:style-name="ce5">
            <text:p>3213</text:p>
          </table:table-cell>
          <table:table-cell office:value-type="string" table:style-name="ce5">
            <text:p>Breda</text:p>
          </table:table-cell>
          <table:table-cell office:value-type="string" table:style-name="ce8">
            <text:p><text:a xlink:href="http://twitter.com/DinalogNews/statuses/1159091290254041088">http://twitter.com/DinalogNews/statuses/1159091290254041088</text:a></text:p>
          </table:table-cell>
          <table:table-cell office:value-type="string" table:style-name="ce5">
            <text:p>{"hashtags":[{"text":"futureofwork","indices":[74,87]}],"symbols":[],"user_mentions":[{"screen_name":"NWO_SSH","name":"NWO-domein SGW","id":831548076,"id_str":"831548076","indices":[3,11]}],"urls":[]}</text:p>
          </table:table-cell>
          <table:table-cell table:number-columns-repeated="16366"/>
        </table:table-row>
        <table:table-row table:style-name="ro4">
          <table:table-cell office:value-type="string" table:style-name="ce4">
            <text:p>1159089069877583873</text:p>
          </table:table-cell>
          <table:table-cell office:value-type="string" table:style-name="ce5">
            <text:p>mauritsertsen</text:p>
          </table:table-cell>
          <table:table-cell office:value-type="string" table:style-name="ce6">
            <text:p>RT @waterschappen: De Stichting Schilthuisfonds heeft Herman Havekes (Unie van Waterschappen) benoemd als bijzonder hoogleraar voor de nieuwe leerstoel Publieke organisatie van het (decentrale) waterbeheer aan de Universiteit Utrecht. #bestuursrecht @UniUtrecht @PCGGlas</text:p>
            <text:p>https://t.co/yTtzw652zZ</text:p>
          </table:table-cell>
          <table:table-cell office:value-type="string" table:style-name="ce5">
            <text:p>Wed Aug 07 13:09:03 +0000 2019</text:p>
          </table:table-cell>
          <table:table-cell office:value-type="date" office:date-value="2019-08-07T14:09:03" table:style-name="ce7">
            <text:p>07/08/2019 14:09:03</text:p>
          </table:table-cell>
          <table:table-cell table:number-columns-repeated="4" table:style-name="ce5"/>
          <table:table-cell office:value-type="string" table:style-name="ce5">
            <text:p>748893670590410752</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748901072790548480/H58yAed9_normal.jpg">http://pbs.twimg.com/profile_images/748901072790548480/H58yAed9_normal.jpg</text:a></text:p>
          </table:table-cell>
          <table:table-cell office:value-type="float" office:value="545" table:style-name="ce5">
            <text:p>545</text:p>
          </table:table-cell>
          <table:table-cell office:value-type="float" office:value="438" table:style-name="ce5">
            <text:p>438</text:p>
          </table:table-cell>
          <table:table-cell table:style-name="ce5"/>
          <table:table-cell office:value-type="string" table:style-name="ce8">
            <text:p><text:a xlink:href="http://twitter.com/mauritsertsen/statuses/1159089069877583873">http://twitter.com/mauritsertsen/statuses/1159089069877583873</text:a></text:p>
          </table:table-cell>
          <table:table-cell office:value-type="string" table:style-name="ce5">
            <text:p>{"hashtags":[],"symbols":[],"user_mentions":[{"screen_name":"waterschappen","name":"Unie v Waterschappen","id":325765427,"id_str":"325765427","indices":[3,17]}],"urls":[]}</text:p>
          </table:table-cell>
          <table:table-cell table:number-columns-repeated="16366"/>
        </table:table-row>
        <table:table-row table:style-name="ro4">
          <table:table-cell office:value-type="string" table:style-name="ce4">
            <text:p>1159087255325237253</text:p>
          </table:table-cell>
          <table:table-cell office:value-type="string" table:style-name="ce5">
            <text:p>WGovernance</text:p>
          </table:table-cell>
          <table:table-cell office:value-type="string" table:style-name="ce6">
            <text:p>RT @waterschappen: De Stichting Schilthuisfonds heeft Herman Havekes (Unie van Waterschappen) benoemd als bijzonder hoogleraar voor de nieuwe leerstoel Publieke organisatie van het (decentrale) waterbeheer aan de Universiteit Utrecht. #bestuursrecht @UniUtrecht @PCGGlas</text:p>
            <text:p>https://t.co/yTtzw652zZ</text:p>
          </table:table-cell>
          <table:table-cell office:value-type="string" table:style-name="ce5">
            <text:p>Wed Aug 07 13:01:51 +0000 2019</text:p>
          </table:table-cell>
          <table:table-cell office:value-type="date" office:date-value="2019-08-07T14:01:51" table:style-name="ce7">
            <text:p>07/08/2019 14:01:51</text:p>
          </table:table-cell>
          <table:table-cell table:number-columns-repeated="4" table:style-name="ce5"/>
          <table:table-cell office:value-type="string" table:style-name="ce5">
            <text:p>3339450885</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699312575339589632/EST10emV_normal.png">http://pbs.twimg.com/profile_images/699312575339589632/EST10emV_normal.png</text:a></text:p>
          </table:table-cell>
          <table:table-cell office:value-type="float" office:value="446" table:style-name="ce5">
            <text:p>446</text:p>
          </table:table-cell>
          <table:table-cell office:value-type="float" office:value="271" table:style-name="ce5">
            <text:p>271</text:p>
          </table:table-cell>
          <table:table-cell office:value-type="string" table:style-name="ce5">
            <text:p>NAP</text:p>
          </table:table-cell>
          <table:table-cell office:value-type="string" table:style-name="ce8">
            <text:p><text:a xlink:href="http://twitter.com/WGovernance/statuses/1159087255325237253">http://twitter.com/WGovernance/statuses/1159087255325237253</text:a></text:p>
          </table:table-cell>
          <table:table-cell office:value-type="string" table:style-name="ce5">
            <text:p>{"hashtags":[],"symbols":[],"user_mentions":[{"screen_name":"waterschappen","name":"Unie v Waterschappen","id":325765427,"id_str":"325765427","indices":[3,17]}],"urls":[]}</text:p>
          </table:table-cell>
          <table:table-cell table:number-columns-repeated="16366"/>
        </table:table-row>
        <table:table-row table:style-name="ro2">
          <table:table-cell office:value-type="string" table:style-name="ce4">
            <text:p>1159085159356030979</text:p>
          </table:table-cell>
          <table:table-cell office:value-type="string" table:style-name="ce5">
            <text:p>UniUtrecht</text:p>
          </table:table-cell>
          <table:table-cell office:value-type="string" table:style-name="ce6">
            <text:p>👩‍🔬👨‍🔬🧫Benieuwd hoe mini-orgaantjes worden gekweekt?</text:p>
            <text:p>@UniversiteitNL nam een kijkje in de keuken van @HansClevers en Marianne Verhaar @_Hubrecht</text:p>
            <text:p>@UMCUtrecht https://t.co/LevIWftZo3</text:p>
          </table:table-cell>
          <table:table-cell office:value-type="string" table:style-name="ce5">
            <text:p>Wed Aug 07 12:53:31 +0000 2019</text:p>
          </table:table-cell>
          <table:table-cell office:value-type="date" office:date-value="2019-08-07T13:53:31" table:style-name="ce7">
            <text:p>07/08/2019 13:53:31</text:p>
          </table:table-cell>
          <table:table-cell table:number-columns-repeated="4" table:style-name="ce5"/>
          <table:table-cell office:value-type="string" table:style-name="ce5">
            <text:p>33548291</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458549853077774336/0pzRKaLW_normal.jpeg">http://pbs.twimg.com/profile_images/458549853077774336/0pzRKaLW_normal.jpeg</text:a></text:p>
          </table:table-cell>
          <table:table-cell office:value-type="float" office:value="49691" table:style-name="ce5">
            <text:p>49691</text:p>
          </table:table-cell>
          <table:table-cell office:value-type="float" office:value="310" table:style-name="ce5">
            <text:p>310</text:p>
          </table:table-cell>
          <table:table-cell office:value-type="string" table:style-name="ce5">
            <text:p>Utrecht, Nederland</text:p>
          </table:table-cell>
          <table:table-cell office:value-type="string" table:style-name="ce8">
            <text:p><text:a xlink:href="http://twitter.com/UniUtrecht/statuses/1159085159356030979">http://twitter.com/UniUtrecht/statuses/1159085159356030979</text:a></text:p>
          </table:table-cell>
          <table:table-cell office:value-type="string" table:style-name="ce5">
            <text:p>{"hashtags":[],"symbols":[],"user_mentions":[{"screen_name":"UniversiteitNL","name":"Universiteit van NL","id":637030194,"id_str":"637030194","indices":[54,69]},{"screen_name":"HansClevers","name":"Hans Clevers","id":1503128660,"id_str":"1503128660","indices":[102,114]},{"screen_name":"_Hubrecht","name":"Hubrecht Institute","id":2596457474,"id_str":"2596457474","indices":[135,145]},{"screen_name":"UMCUtrecht","name":"UMC Utrecht","id":42636064,"id_str":"42636064","indices":[148,159]}],"urls":[{"url":"https://t.co/LevIWftZo3","expanded_url":"https://universiteitvannederland.nl/podcast/Organo%C3%AFdenlab-op-het-umc-utrecht","display_url":"universiteitvannederland.nl/podcast/Organo…","indices":[160,183]}]}</text:p>
          </table:table-cell>
          <table:table-cell table:number-columns-repeated="16366"/>
        </table:table-row>
        <table:table-row table:style-name="ro2">
          <table:table-cell office:value-type="string" table:style-name="ce4">
            <text:p>1159084327537430529</text:p>
          </table:table-cell>
          <table:table-cell office:value-type="string" table:style-name="ce5">
            <text:p>easpinfo</text:p>
          </table:table-cell>
          <table:table-cell office:value-type="string" table:style-name="ce6">
            <text:p>New Preliminary Seedcorn Grant Report by Anouk Smeekes</text:p>
            <text:p>Utrecht University, The Netherlands about her Project titled Collective nostalgia and social categorization: A neuroscience perspective #easp_grant @UtrechtUni https://t.co/ysEniOTr3x</text:p>
          </table:table-cell>
          <table:table-cell office:value-type="string" table:style-name="ce5">
            <text:p>Wed Aug 07 12:50:13 +0000 2019</text:p>
          </table:table-cell>
          <table:table-cell office:value-type="date" office:date-value="2019-08-07T13:50:13" table:style-name="ce7">
            <text:p>07/08/2019 13:50:13</text:p>
          </table:table-cell>
          <table:table-cell table:number-columns-repeated="4" table:style-name="ce5"/>
          <table:table-cell office:value-type="string" table:style-name="ce5">
            <text:p>856424353415778304</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998650527805095936/1z-g7OFN_normal.jpg">http://pbs.twimg.com/profile_images/998650527805095936/1z-g7OFN_normal.jpg</text:a></text:p>
          </table:table-cell>
          <table:table-cell office:value-type="float" office:value="1903" table:style-name="ce5">
            <text:p>1903</text:p>
          </table:table-cell>
          <table:table-cell office:value-type="float" office:value="746" table:style-name="ce5">
            <text:p>746</text:p>
          </table:table-cell>
          <table:table-cell office:value-type="string" table:style-name="ce5">
            <text:p>Europe</text:p>
          </table:table-cell>
          <table:table-cell office:value-type="string" table:style-name="ce8">
            <text:p><text:a xlink:href="http://twitter.com/easpinfo/statuses/1159084327537430529">http://twitter.com/easpinfo/statuses/1159084327537430529</text:a></text:p>
          </table:table-cell>
          <table:table-cell office:value-type="string" table:style-name="ce5">
            <text:p>{"hashtags":[{"text":"easp_grant","indices":[191,202]}],"symbols":[],"user_mentions":[{"screen_name":"UtrechtUni","name":"Utrecht University","id":33550981,"id_str":"33550981","indices":[203,214]}],"urls":[{"url":"https://t.co/ysEniOTr3x","expanded_url":"https://www.easp.eu/news/itm/-954.html","display_url":"easp.eu/news/itm/-954.…","indices":[215,238]}]}</text:p>
          </table:table-cell>
          <table:table-cell table:number-columns-repeated="16366"/>
        </table:table-row>
        <table:table-row table:style-name="ro4">
          <table:table-cell office:value-type="string" table:style-name="ce4">
            <text:p>1159078613146316800</text:p>
          </table:table-cell>
          <table:table-cell office:value-type="string" table:style-name="ce5">
            <text:p>waterschappen</text:p>
          </table:table-cell>
          <table:table-cell office:value-type="string" table:style-name="ce6">
            <text:p>De Stichting Schilthuisfonds heeft Herman Havekes (Unie van Waterschappen) benoemd als bijzonder hoogleraar voor de nieuwe leerstoel Publieke organisatie van het (decentrale) waterbeheer aan de Universiteit Utrecht. #bestuursrecht @UniUtrecht @PCGGlas</text:p>
            <text:p>https://t.co/yTtzw652zZ</text:p>
          </table:table-cell>
          <table:table-cell office:value-type="string" table:style-name="ce5">
            <text:p>Wed Aug 07 12:27:30 +0000 2019</text:p>
          </table:table-cell>
          <table:table-cell office:value-type="date" office:date-value="2019-08-07T13:27:30" table:style-name="ce7">
            <text:p>07/08/2019 13:27:30</text:p>
          </table:table-cell>
          <table:table-cell table:number-columns-repeated="4" table:style-name="ce5"/>
          <table:table-cell office:value-type="string" table:style-name="ce5">
            <text:p>325765427</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886874979064852480/rn3cTICO_normal.jpg">http://pbs.twimg.com/profile_images/886874979064852480/rn3cTICO_normal.jpg</text:a></text:p>
          </table:table-cell>
          <table:table-cell office:value-type="float" office:value="10213" table:style-name="ce5">
            <text:p>10213</text:p>
          </table:table-cell>
          <table:table-cell office:value-type="float" office:value="2169" table:style-name="ce5">
            <text:p>2169</text:p>
          </table:table-cell>
          <table:table-cell office:value-type="string" table:style-name="ce5">
            <text:p>Den Haag</text:p>
          </table:table-cell>
          <table:table-cell office:value-type="string" table:style-name="ce8">
            <text:p><text:a xlink:href="http://twitter.com/waterschappen/statuses/1159078613146316800">http://twitter.com/waterschappen/statuses/1159078613146316800</text:a></text:p>
          </table:table-cell>
          <table:table-cell office:value-type="string" table:style-name="ce5">
            <text:p>{"hashtags":[{"text":"bestuursrecht","indices":[217,231]}],"symbols":[],"user_mentions":[{"screen_name":"UniUtrecht","name":"Universiteit Utrecht","id":33548291,"id_str":"33548291","indices":[232,243]},{"screen_name":"PCGGlas","name":"Peter Glas","id":235630520,"id_str":"235630520","indices":[244,252]}],"urls":[{"url":"https://t.co/yTtzw652zZ","expanded_url":"https://www.uvw.nl/herman-havekes-wordt-bijzonder-hoogleraar-nieuwe-leerstoel-waterbeheer/","display_url":"uvw.nl/herman-havekes…","indices":[254,277]}]}</text:p>
          </table:table-cell>
          <table:table-cell table:number-columns-repeated="16366"/>
        </table:table-row>
        <table:table-row table:style-name="ro5">
          <table:table-cell office:value-type="string" table:style-name="ce4">
            <text:p>1159078573837377536</text:p>
          </table:table-cell>
          <table:table-cell office:value-type="string" table:style-name="ce5">
            <text:p>Onderwijsgids</text:p>
          </table:table-cell>
          <table:table-cell office:value-type="string" table:style-name="ce6">
            <text:p>Herman #Havekes wordt bijzonder hoogleraar decentraal waterbeheer - Nationale Onderwijsgids https://t.co/85wT4994g6 #decentraalwaterbeheer #stichtingschilthuisfonds @UniUtrecht</text:p>
          </table:table-cell>
          <table:table-cell office:value-type="string" table:style-name="ce5">
            <text:p>Wed Aug 07 12:27:21 +0000 2019</text:p>
          </table:table-cell>
          <table:table-cell office:value-type="date" office:date-value="2019-08-07T13:27:21" table:style-name="ce7">
            <text:p>07/08/2019 13:27:21</text:p>
          </table:table-cell>
          <table:table-cell table:number-columns-repeated="4" table:style-name="ce5"/>
          <table:table-cell office:value-type="string" table:style-name="ce5">
            <text:p>130122445</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378800000538236377/9e488254632e022d4c4e263d5ed59626_normal.jpeg">http://pbs.twimg.com/profile_images/378800000538236377/9e488254632e022d4c4e263d5ed59626_normal.jpeg</text:a></text:p>
          </table:table-cell>
          <table:table-cell office:value-type="float" office:value="37055" table:style-name="ce5">
            <text:p>37055</text:p>
          </table:table-cell>
          <table:table-cell office:value-type="float" office:value="32032" table:style-name="ce5">
            <text:p>32032</text:p>
          </table:table-cell>
          <table:table-cell office:value-type="string" table:style-name="ce5">
            <text:p>Groningen, Netherlands</text:p>
          </table:table-cell>
          <table:table-cell office:value-type="string" table:style-name="ce8">
            <text:p><text:a xlink:href="http://twitter.com/Onderwijsgids/statuses/1159078573837377536">http://twitter.com/Onderwijsgids/statuses/1159078573837377536</text:a></text:p>
          </table:table-cell>
          <table:table-cell office:value-type="string" table:style-name="ce5">
            <text:p>{"hashtags":[{"text":"Havekes","indices":[7,15]},{"text":"decentraalwaterbeheer","indices":[116,138]},{"text":"stichtingschilthuisfonds","indices":[139,164]}],"symbols":[],"user_mentions":[{"screen_name":"UniUtrecht","name":"Universiteit Utrecht","id":33548291,"id_str":"33548291","indices":[165,176]}],"urls":[{"url":"https://t.co/85wT4994g6","expanded_url":"https://www.nationaleonderwijsgids.nl/universiteit/nieuws/50209-herman-havekes-wordt-bijzonder-hoogleraar-decentraal-waterbeheer.html#.XUrDb4wOe_I.twitter","display_url":"nationaleonderwijsgids.nl/universiteit/n…","indices":[92,115]}]}</text:p>
          </table:table-cell>
          <table:table-cell table:number-columns-repeated="16366"/>
        </table:table-row>
        <table:table-row table:style-name="ro4">
          <table:table-cell office:value-type="string" table:style-name="ce4">
            <text:p>1159077779549360129</text:p>
          </table:table-cell>
          <table:table-cell office:value-type="string" table:style-name="ce5">
            <text:p>UUGeo</text:p>
          </table:table-cell>
          <table:table-cell office:value-type="string" table:style-name="ce6">
            <text:p>RT @lukas_held_: Here it is! 4 yrs of hard work with my supervisors Andrea Herrmann &amp;amp; @KFrenken went into this: Yesterday I received the prints of my PhD thesis on Venture Creation Processes. You are welcome to join the public defense on September 13 at 12.45 in the Academiegebouw of @UniUtrecht https://t.co/H5OpkxwBYI</text:p>
          </table:table-cell>
          <table:table-cell office:value-type="string" table:style-name="ce5">
            <text:p>Wed Aug 07 12:24:11 +0000 2019</text:p>
          </table:table-cell>
          <table:table-cell office:value-type="date" office:date-value="2019-08-07T13:24:11" table:style-name="ce7">
            <text:p>07/08/2019 13:24:11</text:p>
          </table:table-cell>
          <table:table-cell table:number-columns-repeated="4" table:style-name="ce5"/>
          <table:table-cell office:value-type="string" table:style-name="ce5">
            <text:p>49980589</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010137619383177216/DBeuOKC8_normal.jpg">http://pbs.twimg.com/profile_images/1010137619383177216/DBeuOKC8_normal.jpg</text:a></text:p>
          </table:table-cell>
          <table:table-cell office:value-type="float" office:value="2107" table:style-name="ce5">
            <text:p>2107</text:p>
          </table:table-cell>
          <table:table-cell office:value-type="float" office:value="481" table:style-name="ce5">
            <text:p>481</text:p>
          </table:table-cell>
          <table:table-cell office:value-type="string" table:style-name="ce5">
            <text:p>Utrecht, Netherlands</text:p>
          </table:table-cell>
          <table:table-cell office:value-type="string" table:style-name="ce8">
            <text:p><text:a xlink:href="http://twitter.com/UUGeo/statuses/1159077779549360129">http://twitter.com/UUGeo/statuses/1159077779549360129</text:a></text:p>
          </table:table-cell>
          <table:table-cell office:value-type="string" table:style-name="ce5">
            <text:p>{"hashtags":[],"symbols":[],"user_mentions":[{"screen_name":"lukas_held_","name":"Lukas Held","id":825715977652465700,"id_str":"825715977652465665","indices":[3,15]},{"screen_name":"KFrenken","name":"Koen Frenken","id":1292020495,"id_str":"1292020495","indices":[90,99]}],"urls":[]}</text:p>
          </table:table-cell>
          <table:table-cell table:number-columns-repeated="16366"/>
        </table:table-row>
        <table:table-row table:style-name="ro4">
          <table:table-cell office:value-type="string" table:style-name="ce4">
            <text:p>1159077010221568000</text:p>
          </table:table-cell>
          <table:table-cell office:value-type="string" table:style-name="ce5">
            <text:p>UUGeo</text:p>
          </table:table-cell>
          <table:table-cell office:value-type="string" table:style-name="ce6">
            <text:p>RT @UUCopernicus: 🌸🌺🐝🌱🌼Up to 90% of all wild plants &amp;amp; 1/3 of our most important food crops are insect-pollinated. But what happens when pollinators like bumblebees don’t have their favourite flowers nearby, like in areas dominated by intensive agriculture? @UtrechtUni https://t.co/BvV8ggumDs</text:p>
          </table:table-cell>
          <table:table-cell office:value-type="string" table:style-name="ce5">
            <text:p>Wed Aug 07 12:21:08 +0000 2019</text:p>
          </table:table-cell>
          <table:table-cell office:value-type="date" office:date-value="2019-08-07T13:21:08" table:style-name="ce7">
            <text:p>07/08/2019 13:21:08</text:p>
          </table:table-cell>
          <table:table-cell table:number-columns-repeated="4" table:style-name="ce5"/>
          <table:table-cell office:value-type="string" table:style-name="ce5">
            <text:p>49980589</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010137619383177216/DBeuOKC8_normal.jpg">http://pbs.twimg.com/profile_images/1010137619383177216/DBeuOKC8_normal.jpg</text:a></text:p>
          </table:table-cell>
          <table:table-cell office:value-type="float" office:value="2107" table:style-name="ce5">
            <text:p>2107</text:p>
          </table:table-cell>
          <table:table-cell office:value-type="float" office:value="481" table:style-name="ce5">
            <text:p>481</text:p>
          </table:table-cell>
          <table:table-cell office:value-type="string" table:style-name="ce5">
            <text:p>Utrecht, Netherlands</text:p>
          </table:table-cell>
          <table:table-cell office:value-type="string" table:style-name="ce8">
            <text:p><text:a xlink:href="http://twitter.com/UUGeo/statuses/1159077010221568000">http://twitter.com/UUGeo/statuses/1159077010221568000</text:a></text:p>
          </table:table-cell>
          <table:table-cell office:value-type="string" table:style-name="ce5">
            <text:p>{"hashtags":[],"symbols":[],"user_mentions":[{"screen_name":"UUCopernicus","name":"Copernicus Institute of Sustainable Development UU","id":4425195676,"id_str":"4425195676","indices":[3,16]}],"urls":[]}</text:p>
          </table:table-cell>
          <table:table-cell table:number-columns-repeated="16366"/>
        </table:table-row>
        <table:table-row table:style-name="ro2">
          <table:table-cell office:value-type="string" table:style-name="ce4">
            <text:p>1159069989737050112</text:p>
          </table:table-cell>
          <table:table-cell office:value-type="string" table:style-name="ce5">
            <text:p>FrancienYntema</text:p>
          </table:table-cell>
          <table:table-cell office:value-type="string" table:style-name="ce6">
            <text:p>RT @LaurensGaukema: Robin (8) wordt elke avond door haar vader nét niet doodgekieteld. 😇Althans, dat denken we. Klinisch psycholoog Sibe Doosje (@UniUtrecht) vertelt in @Nieuwsenco of dat eigenlijk wel kan. #kindervragen https://t.co/pYBPIYmLZj https://t.co/gf38ELWGUJ</text:p>
          </table:table-cell>
          <table:table-cell office:value-type="string" table:style-name="ce5">
            <text:p>Wed Aug 07 11:53:14 +0000 2019</text:p>
          </table:table-cell>
          <table:table-cell office:value-type="date" office:date-value="2019-08-07T12:53:14" table:style-name="ce7">
            <text:p>07/08/2019 12:53:14</text:p>
          </table:table-cell>
          <table:table-cell table:number-columns-repeated="4" table:style-name="ce5"/>
          <table:table-cell office:value-type="string" table:style-name="ce5">
            <text:p>456058954</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688389638117961728/8By7GcRc_normal.jpg">http://pbs.twimg.com/profile_images/688389638117961728/8By7GcRc_normal.jpg</text:a></text:p>
          </table:table-cell>
          <table:table-cell office:value-type="float" office:value="359" table:style-name="ce5">
            <text:p>359</text:p>
          </table:table-cell>
          <table:table-cell office:value-type="float" office:value="431" table:style-name="ce5">
            <text:p>431</text:p>
          </table:table-cell>
          <table:table-cell office:value-type="string" table:style-name="ce5">
            <text:p>Amsterdam</text:p>
          </table:table-cell>
          <table:table-cell office:value-type="string" table:style-name="ce8">
            <text:p><text:a xlink:href="http://twitter.com/FrancienYntema/statuses/1159069989737050112">http://twitter.com/FrancienYntema/statuses/1159069989737050112</text:a></text:p>
          </table:table-cell>
          <table:table-cell office:value-type="string" table:style-name="ce5">
            <text:p>{"hashtags":[],"symbols":[],"user_mentions":[{"screen_name":"LaurensGaukema","name":"Laurens Gaukema","id":2445185294,"id_str":"2445185294","indices":[3,18]}],"urls":[]}</text:p>
          </table:table-cell>
          <table:table-cell table:number-columns-repeated="16366"/>
        </table:table-row>
        <table:table-row table:style-name="ro1">
          <table:table-cell office:value-type="string" table:style-name="ce4">
            <text:p>1159068015742390272</text:p>
          </table:table-cell>
          <table:table-cell office:value-type="string" table:style-name="ce5">
            <text:p>MignonWuestman</text:p>
          </table:table-cell>
          <table:table-cell office:value-type="string" table:style-name="ce6">
            <text:p>@lukas_held_ @KFrenken @UniUtrecht Oooh I like the design!</text:p>
          </table:table-cell>
          <table:table-cell office:value-type="string" table:style-name="ce5">
            <text:p>Wed Aug 07 11:45:24 +0000 2019</text:p>
          </table:table-cell>
          <table:table-cell office:value-type="date" office:date-value="2019-08-07T12:45:24" table:style-name="ce7">
            <text:p>07/08/2019 12:45:24</text:p>
          </table:table-cell>
          <table:table-cell table:number-columns-repeated="2" table:style-name="ce5"/>
          <table:table-cell office:value-type="string" table:style-name="ce5">
            <text:p>825715977652465665</text:p>
          </table:table-cell>
          <table:table-cell office:value-type="string" table:style-name="ce5">
            <text:p>lukas_held_</text:p>
          </table:table-cell>
          <table:table-cell office:value-type="string" table:style-name="ce5">
            <text:p>131487160</text:p>
          </table:table-cell>
          <table:table-cell office:value-type="string" table:style-name="ce5">
            <text:p>1159013277206269952</text:p>
          </table:table-cell>
          <table:table-cell office:value-type="string" table:style-name="ce5">
            <text:p>&lt;a href="http://twitter.com/download/iphone" rel="nofollow"&gt;Twitter for iPhone&lt;/a&gt;</text:p>
          </table:table-cell>
          <table:table-cell office:value-type="string" table:style-name="ce8">
            <text:p><text:a xlink:href="http://pbs.twimg.com/profile_images/1087740537375989760/Q4B-6btA_normal.jpg">http://pbs.twimg.com/profile_images/1087740537375989760/Q4B-6btA_normal.jpg</text:a></text:p>
          </table:table-cell>
          <table:table-cell office:value-type="float" office:value="243" table:style-name="ce5">
            <text:p>243</text:p>
          </table:table-cell>
          <table:table-cell office:value-type="float" office:value="261" table:style-name="ce5">
            <text:p>261</text:p>
          </table:table-cell>
          <table:table-cell office:value-type="string" table:style-name="ce5">
            <text:p>Eindhoven</text:p>
          </table:table-cell>
          <table:table-cell office:value-type="string" table:style-name="ce8">
            <text:p><text:a xlink:href="http://twitter.com/MignonWuestman/statuses/1159068015742390272">http://twitter.com/MignonWuestman/statuses/1159068015742390272</text:a></text:p>
          </table:table-cell>
          <table:table-cell office:value-type="string" table:style-name="ce5">
            <text:p>{"hashtags":[],"symbols":[],"user_mentions":[{"screen_name":"lukas_held_","name":"Lukas Held","id":825715977652465700,"id_str":"825715977652465665","indices":[0,12]},{"screen_name":"KFrenken","name":"Koen Frenken","id":1292020495,"id_str":"1292020495","indices":[13,22]},{"screen_name":"UniUtrecht","name":"Universiteit Utrecht","id":33548291,"id_str":"33548291","indices":[23,34]}],"urls":[]}</text:p>
          </table:table-cell>
          <table:table-cell table:number-columns-repeated="16366"/>
        </table:table-row>
        <table:table-row table:style-name="ro4">
          <table:table-cell office:value-type="string" table:style-name="ce4">
            <text:p>1159065459305717766</text:p>
          </table:table-cell>
          <table:table-cell office:value-type="string" table:style-name="ce5">
            <text:p>saint_dav</text:p>
          </table:table-cell>
          <table:table-cell office:value-type="string" table:style-name="ce6">
            <text:p>@ACSPublications @JPhysChem @ChemistryCU @UniUtrecht @EPSRC @ESRC @NRF_News @Johnson_Matthey @dstgovza @SuperCompWales @gambuGT @UCT_Research @UCT_news @CoE_cchange @CCI_Cardiff @ARCCACardiffUni @HPCWales @CSIR @CUOpenResearch, thank you for making this article Gold Open Access and free for everyone to read 😀!</text:p>
          </table:table-cell>
          <table:table-cell office:value-type="string" table:style-name="ce5">
            <text:p>Wed Aug 07 11:35:14 +0000 2019</text:p>
          </table:table-cell>
          <table:table-cell office:value-type="date" office:date-value="2019-08-07T12:35:14" table:style-name="ce7">
            <text:p>07/08/2019 12:35:14</text:p>
          </table:table-cell>
          <table:table-cell table:number-columns-repeated="2" table:style-name="ce5"/>
          <table:table-cell office:value-type="string" table:style-name="ce5">
            <text:p>376920241</text:p>
          </table:table-cell>
          <table:table-cell office:value-type="string" table:style-name="ce5">
            <text:p>saint_dav</text:p>
          </table:table-cell>
          <table:table-cell office:value-type="string" table:style-name="ce5">
            <text:p>376920241</text:p>
          </table:table-cell>
          <table:table-cell office:value-type="string" table:style-name="ce5">
            <text:p>1154408764822511616</text:p>
          </table:table-cell>
          <table:table-cell office:value-type="string" table:style-name="ce5">
            <text:p>&lt;a href="https://mobile.twitter.com" rel="nofollow"&gt;Twitter Web App&lt;/a&gt;</text:p>
          </table:table-cell>
          <table:table-cell office:value-type="string" table:style-name="ce8">
            <text:p><text:a xlink:href="http://pbs.twimg.com/profile_images/964089562610962433/z3AgHEp6_normal.jpg">http://pbs.twimg.com/profile_images/964089562610962433/z3AgHEp6_normal.jpg</text:a></text:p>
          </table:table-cell>
          <table:table-cell office:value-type="float" office:value="358" table:style-name="ce5">
            <text:p>358</text:p>
          </table:table-cell>
          <table:table-cell office:value-type="float" office:value="800" table:style-name="ce5">
            <text:p>800</text:p>
          </table:table-cell>
          <table:table-cell office:value-type="string" table:style-name="ce5">
            <text:p>Cardiff</text:p>
          </table:table-cell>
          <table:table-cell office:value-type="string" table:style-name="ce8">
            <text:p><text:a xlink:href="http://twitter.com/saint_dav/statuses/1159065459305717766">http://twitter.com/saint_dav/statuses/1159065459305717766</text:a></text:p>
          </table:table-cell>
          <table:table-cell office:value-type="string" table:style-name="ce5">
            <text:p>{"hashtags":[],"symbols":[],"user_mentions":[{"screen_name":"ACSPublications","name":"ACS Publications","id":171599679,"id_str":"171599679","indices":[0,16]},{"screen_name":"JPhysChem","name":"J Phys Chem","id":1904680052,"id_str":"1904680052","indices":[17,27]},{"screen_name":"ChemistryCU","name":"Cardiff University School of Chemistry","id":394556825,"id_str":"394556825","indices":[28,40]},{"screen_name":"UniUtrecht","name":"Universiteit Utrecht","id":33548291,"id_str":"33548291","indices":[41,52]},{"screen_name":"EPSRC","name":"EPSRC","id":59780450,"id_str":"59780450","indices":[53,59]},{"screen_name":"ESRC","name":"ESRC","id":19393236,"id_str":"19393236","indices":[60,65]},{"screen_name":"NRF_News","name":"NRF South Africa","id":2603293424,"id_str":"2603293424","indices":[66,75]},{"screen_name":"Johnson_Matthey","name":"Johnson Matthey","id":472908444,"id_str":"472908444","indices":[76,92]},{"screen_name":"dstgovza","name":"SCIENCE &amp; TECHNOLOGY","id":42874717,"id_str":"42874717","indices":[93,102]},{"screen_name":"SuperCompWales","name":"Supercomputing Wales","id":807222624074027000,"id_str":"807222624074027008","indices":[103,118]},{"screen_name":"gambuGT","name":"Thobani Gambu","id":706532012232994800,"id_str":"706532012232994822","indices":[119,127]},{"screen_name":"UCT_Research","name":"UCT Research","id":975740798,"id_str":"975740798","indices":[128,141]},{"screen_name":"UCT_news","name":"UCT","id":562781948,"id_str":"562781948","indices":[142,151]},{"screen_name":"CoE_cchange","name":"c*change","id":4011252497,"id_str":"4011252497","indices":[152,164]},{"screen_name":"CCI_Cardiff","name":"CCI","id":284944284,"id_str":"284944284","indices":[165,177]},{"screen_name":"ARCCACardiffUni","name":"ARCCA @ Cardiff Uni","id":2203159369,"id_str":"2203159369","indices":[178,194]},{"screen_name":"HPCWales","name":"HPC Wales","id":389997191,"id_str":"389997191","indices":[195,204]},{"screen_name":"CSIR","name":"CSIR","id":133725292,"id_str":"133725292","indices":[205,210]},{"screen_name":"CUOpenResearch","name":"Cardiff Uni Open Research","id":473759952,"id_str":"473759952","indices":[211,226]}],"urls":[]}</text:p>
          </table:table-cell>
          <table:table-cell table:number-columns-repeated="16366"/>
        </table:table-row>
        <table:table-row table:style-name="ro4">
          <table:table-cell office:value-type="string" table:style-name="ce4">
            <text:p>1159045821528190977</text:p>
          </table:table-cell>
          <table:table-cell office:value-type="string" table:style-name="ce5">
            <text:p>UUCopernicus</text:p>
          </table:table-cell>
          <table:table-cell office:value-type="string" table:style-name="ce6">
            <text:p>🌸🌺🐝🌱🌼Up to 90% of all wild plants &amp;amp; 1/3 of our most important food crops are insect-pollinated. But what happens when pollinators like bumblebees don’t have their favourite flowers nearby, like in areas dominated by intensive agriculture? @UtrechtUni https://t.co/BvV8ggumDs</text:p>
          </table:table-cell>
          <table:table-cell office:value-type="string" table:style-name="ce5">
            <text:p>Wed Aug 07 10:17:12 +0000 2019</text:p>
          </table:table-cell>
          <table:table-cell office:value-type="date" office:date-value="2019-08-07T11:17:12" table:style-name="ce7">
            <text:p>07/08/2019 11:17:12</text:p>
          </table:table-cell>
          <table:table-cell table:number-columns-repeated="4" table:style-name="ce5"/>
          <table:table-cell office:value-type="string" table:style-name="ce5">
            <text:p>4425195676</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674572227925385216/UHUCqZBp_normal.png">http://pbs.twimg.com/profile_images/674572227925385216/UHUCqZBp_normal.png</text:a></text:p>
          </table:table-cell>
          <table:table-cell office:value-type="float" office:value="1504" table:style-name="ce5">
            <text:p>1504</text:p>
          </table:table-cell>
          <table:table-cell office:value-type="float" office:value="753" table:style-name="ce5">
            <text:p>753</text:p>
          </table:table-cell>
          <table:table-cell office:value-type="string" table:style-name="ce5">
            <text:p>Utrecht, Nederland</text:p>
          </table:table-cell>
          <table:table-cell office:value-type="string" table:style-name="ce8">
            <text:p><text:a xlink:href="http://twitter.com/UUCopernicus/statuses/1159045821528190977">http://twitter.com/UUCopernicus/statuses/1159045821528190977</text:a></text:p>
          </table:table-cell>
          <table:table-cell office:value-type="string" table:style-name="ce5">
            <text:p>{"hashtags":[],"symbols":[],"user_mentions":[{"screen_name":"UtrechtUni","name":"Utrecht University","id":33550981,"id_str":"33550981","indices":[243,254]}],"urls":[{"url":"https://t.co/BvV8ggumDs","expanded_url":"https://www.uu.nl/en/news/foraging-behaviour-of-bumblebees-and-its-implications-for-biodiversity-and-food-security","display_url":"uu.nl/en/news/foragi…","indices":[255,278]}]}</text:p>
          </table:table-cell>
          <table:table-cell table:number-columns-repeated="16366"/>
        </table:table-row>
        <table:table-row table:style-name="ro2">
          <table:table-cell office:value-type="string" table:style-name="ce4">
            <text:p>1159044575178219520</text:p>
          </table:table-cell>
          <table:table-cell office:value-type="string" table:style-name="ce5">
            <text:p>hakeusafzai</text:p>
          </table:table-cell>
          <table:table-cell office:value-type="string" table:style-name="ce6">
            <text:p>RT @euatweets: We are inviting proposals for paper presentations &amp;amp; workshops at the 2020 #EUALearnTeach Forum 'Balancing tradition and change', hosted by @UtrechtUni <text:s/>on 13-14 February 2020. Deadline to submit proposals: 1 October https://t.co/5XGdtCyei3 https://t.co/d2XWlZCAKM</text:p>
          </table:table-cell>
          <table:table-cell office:value-type="string" table:style-name="ce5">
            <text:p>Wed Aug 07 10:12:15 +0000 2019</text:p>
          </table:table-cell>
          <table:table-cell office:value-type="date" office:date-value="2019-08-07T11:12:15" table:style-name="ce7">
            <text:p>07/08/2019 11:12:15</text:p>
          </table:table-cell>
          <table:table-cell table:number-columns-repeated="4" table:style-name="ce5"/>
          <table:table-cell office:value-type="string" table:style-name="ce5">
            <text:p>250708077</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053695905780654080/TT5Zk4z6_normal.jpg">http://pbs.twimg.com/profile_images/1053695905780654080/TT5Zk4z6_normal.jpg</text:a></text:p>
          </table:table-cell>
          <table:table-cell office:value-type="float" office:value="164" table:style-name="ce5">
            <text:p>164</text:p>
          </table:table-cell>
          <table:table-cell office:value-type="float" office:value="629" table:style-name="ce5">
            <text:p>629</text:p>
          </table:table-cell>
          <table:table-cell office:value-type="string" table:style-name="ce5">
            <text:p>University of Central Asia, Naryn, Kyrgyzstan</text:p>
          </table:table-cell>
          <table:table-cell office:value-type="string" table:style-name="ce8">
            <text:p><text:a xlink:href="http://twitter.com/hakeusafzai/statuses/1159044575178219520">http://twitter.com/hakeusafzai/statuses/1159044575178219520</text:a></text:p>
          </table:table-cell>
          <table:table-cell office:value-type="string" table:style-name="ce5">
            <text:p>{"hashtags":[{"text":"EUALearnTeach","indices":[93,107]}],"symbols":[],"user_mentions":[{"screen_name":"euatweets","name":"EUA","id":292312814,"id_str":"292312814","indices":[3,13]}],"urls":[]}</text:p>
          </table:table-cell>
          <table:table-cell table:number-columns-repeated="16366"/>
        </table:table-row>
        <table:table-row table:style-name="ro11">
          <table:table-cell office:value-type="string" table:style-name="ce4">
            <text:p>1159042750454652929</text:p>
          </table:table-cell>
          <table:table-cell office:value-type="string" table:style-name="ce5">
            <text:p>UCDLawSchool</text:p>
          </table:table-cell>
          <table:table-cell office:value-type="string" table:style-name="ce6">
            <text:p>9 of our exchange partners are, like us, in the top 50 of the @THEworldunirank for Law! We're No. 47.</text:p>
            <text:p>@MelbLawSchool (10)</text:p>
            <text:p>@AllardLaw (19)</text:p>
            <text:p>@NUSingapore (21)</text:p>
            <text:p>@UNSWLaw (23)</text:p>
            <text:p>@UtrechtUni (33)</text:p>
            <text:p>@uqlaw (40)</text:p>
            <text:p>@OsgoodeNews (44)</text:p>
            <text:p>@lawinmaastricht (46)</text:p>
            <text:p>@UAntwerpen (50)</text:p>
            <text:p>https://t.co/1VDIaFTfH6 https://t.co/2lzIlKSVYq</text:p>
          </table:table-cell>
          <table:table-cell office:value-type="string" table:style-name="ce5">
            <text:p>Wed Aug 07 10:05:00 +0000 2019</text:p>
          </table:table-cell>
          <table:table-cell office:value-type="date" office:date-value="2019-08-07T11:05:00" table:style-name="ce7">
            <text:p>07/08/2019 11:05:00</text:p>
          </table:table-cell>
          <table:table-cell table:number-columns-repeated="4" table:style-name="ce5"/>
          <table:table-cell office:value-type="string" table:style-name="ce5">
            <text:p>197876018</text:p>
          </table:table-cell>
          <table:table-cell table:style-name="ce5"/>
          <table:table-cell office:value-type="string" table:style-name="ce5">
            <text:p>&lt;a href="https://about.twitter.com/products/tweetdeck" rel="nofollow"&gt;TweetDeck&lt;/a&gt;</text:p>
          </table:table-cell>
          <table:table-cell office:value-type="string" table:style-name="ce8">
            <text:p><text:a xlink:href="http://pbs.twimg.com/profile_images/767653515334385664/aSyMYbii_normal.jpg">http://pbs.twimg.com/profile_images/767653515334385664/aSyMYbii_normal.jpg</text:a></text:p>
          </table:table-cell>
          <table:table-cell office:value-type="float" office:value="9734" table:style-name="ce5">
            <text:p>9734</text:p>
          </table:table-cell>
          <table:table-cell office:value-type="float" office:value="3984" table:style-name="ce5">
            <text:p>3984</text:p>
          </table:table-cell>
          <table:table-cell office:value-type="string" table:style-name="ce5">
            <text:p>Dublin</text:p>
          </table:table-cell>
          <table:table-cell office:value-type="string" table:style-name="ce8">
            <text:p><text:a xlink:href="http://twitter.com/UCDLawSchool/statuses/1159042750454652929">http://twitter.com/UCDLawSchool/statuses/1159042750454652929</text:a></text:p>
          </table:table-cell>
          <table:table-cell office:value-type="string" table:style-name="ce5">
            <text:p>{"hashtags":[],"symbols":[],"user_mentions":[{"screen_name":"THEworldunirank","name":"World Uni Rankings","id":98367934,"id_str":"98367934","indices":[62,78]},{"screen_name":"MelbLawSchool","name":"Melbourne Law School","id":911430326,"id_str":"911430326","indices":[102,116]},{"screen_name":"AllardLaw","name":"Allard School of Law","id":28385954,"id_str":"28385954","indices":[122,132]},{"screen_name":"NUSingapore","name":"NUS","id":67260538,"id_str":"67260538","indices":[138,150]},{"screen_name":"UNSWLaw","name":"UNSW Law","id":312516993,"id_str":"312516993","indices":[156,164]},{"screen_name":"UtrechtUni","name":"Utrecht University","id":33550981,"id_str":"33550981","indices":[170,181]},{"screen_name":"UQLaw","name":"UQ Law School","id":1037844502554206200,"id_str":"1037844502554206208","indices":[187,193]},{"screen_name":"OsgoodeNews","name":"OsgoodeHallLawSchool","id":321517396,"id_str":"321517396","indices":[199,211]},{"screen_name":"lawinmaastricht","name":"Law in Maastricht","id":23434853,"id_str":"23434853","indices":[217,233]},{"screen_name":"UAntwerpen","name":"UAntwerpen","id":91511905,"id_str":"91511905","indices":[239,250]}],"urls":[{"url":"https://t.co/1VDIaFTfH6","expanded_url":"https://www.timeshighereducation.com/world-university-rankings/2019/subject-ranking/law#!/page/1/length/25/sort_by/rank/sort_order/asc/cols/stats","display_url":"timeshighereducation.com/world-universi…","indices":[256,279]}],"media":[{"id":1158904743630127000,"id_str":"1158904743630127104","indices":[280,303],"media_url":"http://pbs.twimg.com/media/EBVBuWSWwAA2JSj.jpg","media_url_https":"https://pbs.twimg.com/media/EBVBuWSWwAA2JSj.jpg","url":"https://t.co/2lzIlKSVYq","display_url":"pic.twitter.com/2lzIlKSVYq","expanded_url":"https://twitter.com/UCDLawSchool/status/1159042750454652929/photo/1","type":"photo","sizes":{"large":{"w":823,"h":809,"resize":"fit"},"thumb":{"w":150,"h":150,"resize":"crop"},"medium":{"w":823,"h":809,"resize":"fit"},"small":{"w":680,"h":668,"resize":"fit"}}}]}</text:p>
          </table:table-cell>
          <table:table-cell table:number-columns-repeated="16366"/>
        </table:table-row>
        <table:table-row table:style-name="ro8">
          <table:table-cell office:value-type="string" table:style-name="ce4">
            <text:p>1159038415268188160</text:p>
          </table:table-cell>
          <table:table-cell office:value-type="string" table:style-name="ce5">
            <text:p>Folia</text:p>
          </table:table-cell>
          <table:table-cell office:value-type="string" table:style-name="ce6">
            <text:p>De @UniUtrecht roept op tot het schrijven van een universiteitslied, liefst 'zonder mineur of dissonanten' 🎶 <text:s/>https://t.co/5D4FAvp3P8</text:p>
          </table:table-cell>
          <table:table-cell office:value-type="string" table:style-name="ce5">
            <text:p>Wed Aug 07 09:47:46 +0000 2019</text:p>
          </table:table-cell>
          <table:table-cell office:value-type="date" office:date-value="2019-08-07T10:47:46" table:style-name="ce7">
            <text:p>07/08/2019 10:47:46</text:p>
          </table:table-cell>
          <table:table-cell table:number-columns-repeated="4" table:style-name="ce5"/>
          <table:table-cell office:value-type="string" table:style-name="ce5">
            <text:p>324834016</text:p>
          </table:table-cell>
          <table:table-cell table:style-name="ce5"/>
          <table:table-cell office:value-type="string" table:style-name="ce5">
            <text:p>&lt;a href="https://about.twitter.com/products/tweetdeck" rel="nofollow"&gt;TweetDeck&lt;/a&gt;</text:p>
          </table:table-cell>
          <table:table-cell office:value-type="string" table:style-name="ce8">
            <text:p><text:a xlink:href="http://pbs.twimg.com/profile_images/588243269483679745/8rX7pcuO_normal.jpg">http://pbs.twimg.com/profile_images/588243269483679745/8rX7pcuO_normal.jpg</text:a></text:p>
          </table:table-cell>
          <table:table-cell office:value-type="float" office:value="7435" table:style-name="ce5">
            <text:p>7435</text:p>
          </table:table-cell>
          <table:table-cell office:value-type="float" office:value="4436" table:style-name="ce5">
            <text:p>4436</text:p>
          </table:table-cell>
          <table:table-cell office:value-type="string" table:style-name="ce5">
            <text:p>Amsterdam, Netherlands</text:p>
          </table:table-cell>
          <table:table-cell office:value-type="string" table:style-name="ce8">
            <text:p><text:a xlink:href="http://twitter.com/Folia/statuses/1159038415268188160">http://twitter.com/Folia/statuses/1159038415268188160</text:a></text:p>
          </table:table-cell>
          <table:table-cell office:value-type="string" table:style-name="ce5">
            <text:p>{"hashtags":[],"symbols":[],"user_mentions":[{"screen_name":"UniUtrecht","name":"Universiteit Utrecht","id":33548291,"id_str":"33548291","indices":[3,14]}],"urls":[{"url":"https://t.co/5D4FAvp3P8","expanded_url":"https://www.folia.nl/kort","display_url":"folia.nl/kort","indices":[110,133]}]}</text:p>
          </table:table-cell>
          <table:table-cell table:number-columns-repeated="16366"/>
        </table:table-row>
        <table:table-row table:style-name="ro8">
          <table:table-cell office:value-type="string" table:style-name="ce4">
            <text:p>1159037711165956096</text:p>
          </table:table-cell>
          <table:table-cell office:value-type="string" table:style-name="ce5">
            <text:p>sjDCC</text:p>
          </table:table-cell>
          <table:table-cell office:value-type="string" table:style-name="ce6">
            <text:p>@RDMsupportUU @digitalcuration @UtrechtUni @AmiekvdK Excellent - thanks</text:p>
          </table:table-cell>
          <table:table-cell office:value-type="string" table:style-name="ce5">
            <text:p>Wed Aug 07 09:44:58 +0000 2019</text:p>
          </table:table-cell>
          <table:table-cell office:value-type="date" office:date-value="2019-08-07T10:44:58" table:style-name="ce7">
            <text:p>07/08/2019 10:44:58</text:p>
          </table:table-cell>
          <table:table-cell table:number-columns-repeated="2" table:style-name="ce5"/>
          <table:table-cell office:value-type="string" table:style-name="ce5">
            <text:p>1156231088123105282</text:p>
          </table:table-cell>
          <table:table-cell office:value-type="string" table:style-name="ce5">
            <text:p>RDMsupportUU</text:p>
          </table:table-cell>
          <table:table-cell office:value-type="string" table:style-name="ce5">
            <text:p>20695447</text:p>
          </table:table-cell>
          <table:table-cell office:value-type="string" table:style-name="ce5">
            <text:p>1159035838308790273</text:p>
          </table:table-cell>
          <table:table-cell office:value-type="string" table:style-name="ce5">
            <text:p>&lt;a href="http://twitter.com/download/android" rel="nofollow"&gt;Twitter for Android&lt;/a&gt;</text:p>
          </table:table-cell>
          <table:table-cell office:value-type="string" table:style-name="ce8">
            <text:p><text:a xlink:href="http://pbs.twimg.com/profile_images/1073128629490589696/vRTWFeuw_normal.jpg">http://pbs.twimg.com/profile_images/1073128629490589696/vRTWFeuw_normal.jpg</text:a></text:p>
          </table:table-cell>
          <table:table-cell office:value-type="float" office:value="2302" table:style-name="ce5">
            <text:p>2302</text:p>
          </table:table-cell>
          <table:table-cell office:value-type="float" office:value="748" table:style-name="ce5">
            <text:p>748</text:p>
          </table:table-cell>
          <table:table-cell office:value-type="string" table:style-name="ce5">
            <text:p>Glasgow, Scotland</text:p>
          </table:table-cell>
          <table:table-cell office:value-type="string" table:style-name="ce8">
            <text:p><text:a xlink:href="http://twitter.com/sjDCC/statuses/1159037711165956096">http://twitter.com/sjDCC/statuses/1159037711165956096</text:a></text:p>
          </table:table-cell>
          <table:table-cell office:value-type="string" table:style-name="ce5">
            <text:p>{"hashtags":[],"symbols":[],"user_mentions":[{"screen_name":"RDMsupportUU","name":"Research Data Management Support @UU","id":1156231088123105300,"id_str":"1156231088123105282","indices":[0,13]},{"screen_name":"digitalcuration","name":"Digital Curation","id":73069706,"id_str":"73069706","indices":[14,30]},{"screen_name":"UtrechtUni","name":"Utrecht University","id":33550981,"id_str":"33550981","indices":[31,42]},{"screen_name":"AmiekvdK","name":"Annemiek van der Kuil","id":461077351,"id_str":"461077351","indices":[43,52]}],"urls":[]}</text:p>
          </table:table-cell>
          <table:table-cell table:number-columns-repeated="16366"/>
        </table:table-row>
        <table:table-row table:style-name="ro2">
          <table:table-cell office:value-type="string" table:style-name="ce4">
            <text:p>1159036944686489600</text:p>
          </table:table-cell>
          <table:table-cell office:value-type="string" table:style-name="ce5">
            <text:p>usi_nl</text:p>
          </table:table-cell>
          <table:table-cell office:value-type="string" table:style-name="ce6">
            <text:p>RT @WilfriedvanSark: Our new paper "Optimal energy management in all-electric residential energy systems with heat and electricity storage" out now, download for free at https://t.co/PQeuKB27F7 @tomterlouw @tarek_Skaif @psich_en @UUcopernicus @UniUtrecht</text:p>
          </table:table-cell>
          <table:table-cell office:value-type="string" table:style-name="ce5">
            <text:p>Wed Aug 07 09:41:56 +0000 2019</text:p>
          </table:table-cell>
          <table:table-cell office:value-type="date" office:date-value="2019-08-07T10:41:56" table:style-name="ce7">
            <text:p>07/08/2019 10:41:56</text:p>
          </table:table-cell>
          <table:table-cell table:number-columns-repeated="4" table:style-name="ce5"/>
          <table:table-cell office:value-type="string" table:style-name="ce5">
            <text:p>393920303</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2250044190/USI_logo_4_normal.png">http://pbs.twimg.com/profile_images/2250044190/USI_logo_4_normal.png</text:a></text:p>
          </table:table-cell>
          <table:table-cell office:value-type="float" office:value="1138" table:style-name="ce5">
            <text:p>1138</text:p>
          </table:table-cell>
          <table:table-cell office:value-type="float" office:value="421" table:style-name="ce5">
            <text:p>421</text:p>
          </table:table-cell>
          <table:table-cell office:value-type="string" table:style-name="ce5">
            <text:p>Utrecht, Nederland</text:p>
          </table:table-cell>
          <table:table-cell office:value-type="string" table:style-name="ce8">
            <text:p><text:a xlink:href="http://twitter.com/usi_nl/statuses/1159036944686489600">http://twitter.com/usi_nl/statuses/1159036944686489600</text:a></text:p>
          </table:table-cell>
          <table:table-cell office:value-type="string" table:style-name="ce5">
            <text:p>{"hashtags":[],"symbols":[],"user_mentions":[{"screen_name":"WilfriedvanSark","name":"Wilfried van Sark","id":545164528,"id_str":"545164528","indices":[3,19]}],"urls":[]}</text:p>
          </table:table-cell>
          <table:table-cell table:number-columns-repeated="16366"/>
        </table:table-row>
        <table:table-row table:style-name="ro5">
          <table:table-cell office:value-type="string" table:style-name="ce4">
            <text:p>1159035838308790273</text:p>
          </table:table-cell>
          <table:table-cell office:value-type="string" table:style-name="ce5">
            <text:p>RDMsupportUU</text:p>
          </table:table-cell>
          <table:table-cell office:value-type="string" table:style-name="ce6">
            <text:p>@sjDCC @digitalcuration Please keep us posted. Any improvements we can add to our Guide on Costs of data management (based on the initial Cost Guide of DCC) here at @UtrechtUni <text:s/>https://t.co/BfamP9jKye <text:s/>[@AmiekvdK]</text:p>
          </table:table-cell>
          <table:table-cell office:value-type="string" table:style-name="ce5">
            <text:p>Wed Aug 07 09:37:32 +0000 2019</text:p>
          </table:table-cell>
          <table:table-cell office:value-type="date" office:date-value="2019-08-07T10:37:32" table:style-name="ce7">
            <text:p>07/08/2019 10:37:32</text:p>
          </table:table-cell>
          <table:table-cell table:number-columns-repeated="2" table:style-name="ce5"/>
          <table:table-cell office:value-type="string" table:style-name="ce5">
            <text:p>20695447</text:p>
          </table:table-cell>
          <table:table-cell office:value-type="string" table:style-name="ce5">
            <text:p>sjDCC</text:p>
          </table:table-cell>
          <table:table-cell office:value-type="string" table:style-name="ce5">
            <text:p>1156231088123105282</text:p>
          </table:table-cell>
          <table:table-cell office:value-type="string" table:style-name="ce5">
            <text:p>1158393182712807426</text:p>
          </table:table-cell>
          <table:table-cell office:value-type="string" table:style-name="ce5">
            <text:p>&lt;a href="https://mobile.twitter.com" rel="nofollow"&gt;Twitter Web App&lt;/a&gt;</text:p>
          </table:table-cell>
          <table:table-cell office:value-type="string" table:style-name="ce8">
            <text:p><text:a xlink:href="http://pbs.twimg.com/profile_images/1160912363429740544/XcP9pxQv_normal.jpg">http://pbs.twimg.com/profile_images/1160912363429740544/XcP9pxQv_normal.jpg</text:a></text:p>
          </table:table-cell>
          <table:table-cell office:value-type="float" office:value="63" table:style-name="ce5">
            <text:p>63</text:p>
          </table:table-cell>
          <table:table-cell office:value-type="float" office:value="25" table:style-name="ce5">
            <text:p>25</text:p>
          </table:table-cell>
          <table:table-cell office:value-type="string" table:style-name="ce5">
            <text:p>Utrecht</text:p>
          </table:table-cell>
          <table:table-cell office:value-type="string" table:style-name="ce8">
            <text:p><text:a xlink:href="http://twitter.com/RDMsupportUU/statuses/1159035838308790273">http://twitter.com/RDMsupportUU/statuses/1159035838308790273</text:a></text:p>
          </table:table-cell>
          <table:table-cell office:value-type="string" table:style-name="ce5">
            <text:p>{"hashtags":[],"symbols":[],"user_mentions":[{"screen_name":"sjDCC","name":"Sarah Jones","id":20695447,"id_str":"20695447","indices":[0,6]},{"screen_name":"digitalcuration","name":"Digital Curation","id":73069706,"id_str":"73069706","indices":[7,23]},{"screen_name":"UtrechtUni","name":"Utrecht University","id":33550981,"id_str":"33550981","indices":[165,176]},{"screen_name":"AmiekvdK","name":"Annemiek van der Kuil","id":461077351,"id_str":"461077351","indices":[204,213]}],"urls":[{"url":"https://t.co/BfamP9jKye","expanded_url":"https://www.uu.nl/en/research/research-data-management/guides/costs-of-data-management","display_url":"uu.nl/en/research/re…","indices":[178,201]}]}</text:p>
          </table:table-cell>
          <table:table-cell table:number-columns-repeated="16366"/>
        </table:table-row>
        <table:table-row table:style-name="ro2">
          <table:table-cell office:value-type="string" table:style-name="ce4">
            <text:p>1159035455977005058</text:p>
          </table:table-cell>
          <table:table-cell office:value-type="string" table:style-name="ce5">
            <text:p>euatweets</text:p>
          </table:table-cell>
          <table:table-cell office:value-type="string" table:style-name="ce6">
            <text:p>We are inviting proposals for paper presentations &amp;amp; workshops at the 2020 #EUALearnTeach Forum 'Balancing tradition and change', hosted by @UtrechtUni <text:s/>on 13-14 February 2020. Deadline to submit proposals: 1 October https://t.co/5XGdtCyei3 https://t.co/d2XWlZCAKM</text:p>
          </table:table-cell>
          <table:table-cell office:value-type="string" table:style-name="ce5">
            <text:p>Wed Aug 07 09:36:01 +0000 2019</text:p>
          </table:table-cell>
          <table:table-cell office:value-type="date" office:date-value="2019-08-07T10:36:01" table:style-name="ce7">
            <text:p>07/08/2019 10:36:01</text:p>
          </table:table-cell>
          <table:table-cell table:number-columns-repeated="4" table:style-name="ce5"/>
          <table:table-cell office:value-type="string" table:style-name="ce5">
            <text:p>292312814</text:p>
          </table:table-cell>
          <table:table-cell table:style-name="ce5"/>
          <table:table-cell office:value-type="string" table:style-name="ce5">
            <text:p>&lt;a href="https://sproutsocial.com" rel="nofollow"&gt;Sprout Social&lt;/a&gt;</text:p>
          </table:table-cell>
          <table:table-cell office:value-type="string" table:style-name="ce8">
            <text:p><text:a xlink:href="http://pbs.twimg.com/profile_images/1034798688063901696/JBSVIAnP_normal.jpg">http://pbs.twimg.com/profile_images/1034798688063901696/JBSVIAnP_normal.jpg</text:a></text:p>
          </table:table-cell>
          <table:table-cell office:value-type="float" office:value="10773" table:style-name="ce5">
            <text:p>10773</text:p>
          </table:table-cell>
          <table:table-cell office:value-type="float" office:value="1709" table:style-name="ce5">
            <text:p>1709</text:p>
          </table:table-cell>
          <table:table-cell office:value-type="string" table:style-name="ce5">
            <text:p>Brussels, Belgium and Geneva, Switzerland</text:p>
          </table:table-cell>
          <table:table-cell office:value-type="string" table:style-name="ce8">
            <text:p><text:a xlink:href="http://twitter.com/euatweets/statuses/1159035455977005058">http://twitter.com/euatweets/statuses/1159035455977005058</text:a></text:p>
          </table:table-cell>
          <table:table-cell office:value-type="string" table:style-name="ce5">
            <text:p>{"hashtags":[{"text":"EUALearnTeach","indices":[78,92]}],"symbols":[],"user_mentions":[{"screen_name":"UtrechtUni","name":"Utrecht University","id":33550981,"id_str":"33550981","indices":[143,154]}],"urls":[{"url":"https://t.co/5XGdtCyei3","expanded_url":"https://bit.ly/2F7P3YJ","display_url":"bit.ly/2F7P3YJ","indices":[220,243]}],"media":[{"id":1159035453426872300,"id_str":"1159035453426872320","indices":[244,267],"media_url":"http://pbs.twimg.com/media/EBW4mqOXsAAz8UA.jpg","media_url_https":"https://pbs.twimg.com/media/EBW4mqOXsAAz8UA.jpg","url":"https://t.co/d2XWlZCAKM","display_url":"pic.twitter.com/d2XWlZCAKM","expanded_url":"https://twitter.com/euatweets/status/1159035455977005058/photo/1","type":"photo","sizes":{"large":{"w":1025,"h":512,"resize":"fit"},"thumb":{"w":150,"h":150,"resize":"crop"},"small":{"w":680,"h":340,"resize":"fit"},"medium":{"w":1025,"h":512,"resize":"fit"}}}]}</text:p>
          </table:table-cell>
          <table:table-cell table:number-columns-repeated="16366"/>
        </table:table-row>
        <table:table-row table:style-name="ro1">
          <table:table-cell office:value-type="string" table:style-name="ce4">
            <text:p>1159034854639640577</text:p>
          </table:table-cell>
          <table:table-cell office:value-type="string" table:style-name="ce5">
            <text:p>wjliebregts</text:p>
          </table:table-cell>
          <table:table-cell office:value-type="string" table:style-name="ce6">
            <text:p>@lukas_held_ @KFrenken @UniUtrecht Hard work pays off. Congrats Lukas!</text:p>
          </table:table-cell>
          <table:table-cell office:value-type="string" table:style-name="ce5">
            <text:p>Wed Aug 07 09:33:37 +0000 2019</text:p>
          </table:table-cell>
          <table:table-cell office:value-type="date" office:date-value="2019-08-07T10:33:37" table:style-name="ce7">
            <text:p>07/08/2019 10:33:37</text:p>
          </table:table-cell>
          <table:table-cell table:number-columns-repeated="2" table:style-name="ce5"/>
          <table:table-cell office:value-type="string" table:style-name="ce5">
            <text:p>825715977652465665</text:p>
          </table:table-cell>
          <table:table-cell office:value-type="string" table:style-name="ce5">
            <text:p>lukas_held_</text:p>
          </table:table-cell>
          <table:table-cell office:value-type="string" table:style-name="ce5">
            <text:p>39026510</text:p>
          </table:table-cell>
          <table:table-cell office:value-type="string" table:style-name="ce5">
            <text:p>1159013277206269952</text:p>
          </table:table-cell>
          <table:table-cell office:value-type="string" table:style-name="ce5">
            <text:p>&lt;a href="http://twitter.com/download/android" rel="nofollow"&gt;Twitter for Android&lt;/a&gt;</text:p>
          </table:table-cell>
          <table:table-cell office:value-type="string" table:style-name="ce8">
            <text:p><text:a xlink:href="http://pbs.twimg.com/profile_images/1105774980967661568/XMTgkZ97_normal.png">http://pbs.twimg.com/profile_images/1105774980967661568/XMTgkZ97_normal.png</text:a></text:p>
          </table:table-cell>
          <table:table-cell office:value-type="float" office:value="584" table:style-name="ce5">
            <text:p>584</text:p>
          </table:table-cell>
          <table:table-cell office:value-type="float" office:value="2166" table:style-name="ce5">
            <text:p>2166</text:p>
          </table:table-cell>
          <table:table-cell office:value-type="string" table:style-name="ce5">
            <text:p>s-Hertogenbosch, Nederland</text:p>
          </table:table-cell>
          <table:table-cell office:value-type="string" table:style-name="ce8">
            <text:p><text:a xlink:href="http://twitter.com/wjliebregts/statuses/1159034854639640577">http://twitter.com/wjliebregts/statuses/1159034854639640577</text:a></text:p>
          </table:table-cell>
          <table:table-cell office:value-type="string" table:style-name="ce5">
            <text:p>{"hashtags":[],"symbols":[],"user_mentions":[{"screen_name":"lukas_held_","name":"Lukas Held","id":825715977652465700,"id_str":"825715977652465665","indices":[0,12]},{"screen_name":"KFrenken","name":"Koen Frenken","id":1292020495,"id_str":"1292020495","indices":[13,22]},{"screen_name":"UniUtrecht","name":"Universiteit Utrecht","id":33548291,"id_str":"33548291","indices":[23,34]}],"urls":[]}</text:p>
          </table:table-cell>
          <table:table-cell table:number-columns-repeated="16366"/>
        </table:table-row>
        <table:table-row table:style-name="ro5">
          <table:table-cell office:value-type="string" table:style-name="ce4">
            <text:p>1159032683760144385</text:p>
          </table:table-cell>
          <table:table-cell office:value-type="string" table:style-name="ce5">
            <text:p>thinkgeoenergy</text:p>
          </table:table-cell>
          <table:table-cell office:value-type="string" table:style-name="ce6">
            <text:p>Consortium of partners opens unique #geothermal #drilling #technology #innovation lab in the #Netherlands @tudelft @UtrechtUni @EBN_NL @TNO_research <text:s/>https://t.co/pELYVsBsYN https://t.co/kn59XihRRv</text:p>
          </table:table-cell>
          <table:table-cell office:value-type="string" table:style-name="ce5">
            <text:p>Wed Aug 07 09:25:00 +0000 2019</text:p>
          </table:table-cell>
          <table:table-cell office:value-type="date" office:date-value="2019-08-07T10:25:00" table:style-name="ce7">
            <text:p>07/08/2019 10:25:00</text:p>
          </table:table-cell>
          <table:table-cell table:number-columns-repeated="4" table:style-name="ce5"/>
          <table:table-cell office:value-type="string" table:style-name="ce5">
            <text:p>18215714</text:p>
          </table:table-cell>
          <table:table-cell table:style-name="ce5"/>
          <table:table-cell office:value-type="string" table:style-name="ce5">
            <text:p>&lt;a href="https://about.twitter.com/products/tweetdeck" rel="nofollow"&gt;TweetDeck&lt;/a&gt;</text:p>
          </table:table-cell>
          <table:table-cell office:value-type="string" table:style-name="ce8">
            <text:p><text:a xlink:href="http://pbs.twimg.com/profile_images/474213413514526721/RxOm3wZI_normal.png">http://pbs.twimg.com/profile_images/474213413514526721/RxOm3wZI_normal.png</text:a></text:p>
          </table:table-cell>
          <table:table-cell office:value-type="float" office:value="5642" table:style-name="ce5">
            <text:p>5642</text:p>
          </table:table-cell>
          <table:table-cell office:value-type="float" office:value="1638" table:style-name="ce5">
            <text:p>1638</text:p>
          </table:table-cell>
          <table:table-cell office:value-type="string" table:style-name="ce5">
            <text:p>Reykjavik, Iceland</text:p>
          </table:table-cell>
          <table:table-cell office:value-type="string" table:style-name="ce8">
            <text:p><text:a xlink:href="http://twitter.com/thinkgeoenergy/statuses/1159032683760144385">http://twitter.com/thinkgeoenergy/statuses/1159032683760144385</text:a></text:p>
          </table:table-cell>
          <table:table-cell office:value-type="string" table:style-name="ce5">
            <text:p>{"hashtags":[{"text":"geothermal","indices":[36,47]},{"text":"drilling","indices":[48,57]},{"text":"technology","indices":[58,69]},{"text":"innovation","indices":[70,81]},{"text":"Netherlands","indices":[93,105]}],"symbols":[],"user_mentions":[{"screen_name":"tudelft","name":"TU Delft","id":29964546,"id_str":"29964546","indices":[106,114]},{"screen_name":"UtrechtUni","name":"Utrecht University","id":33550981,"id_str":"33550981","indices":[115,126]},{"screen_name":"EBN_NL","name":"EBN","id":1361518716,"id_str":"1361518716","indices":[127,134]},{"screen_name":"TNO_Research","name":"TNO Research","id":142208975,"id_str":"142208975","indices":[135,148]}],"urls":[{"url":"https://t.co/pELYVsBsYN","expanded_url":"http://www.thinkgeoenergy.com/consortium-of-partners-opens-unique-geothermal-technology-innovation-lab-in-the-netherlands/","display_url":"thinkgeoenergy.com/consortium-of-…","indices":[150,173]}],"media":[{"id":1158408640543502300,"id_str":"1158408640543502336","indices":[174,197],"media_url":"http://pbs.twimg.com/media/EBN-hWRWsAAG4Kz.jpg","media_url_https":"https://pbs.twimg.com/media/EBN-hWRWsAAG4Kz.jpg","url":"https://t.co/kn59XihRRv","display_url":"pic.twitter.com/kn59XihRRv","expanded_url":"https://twitter.com/thinkgeoenergy/status/1159032683760144385/photo/1","type":"photo","sizes":{"thumb":{"w":150,"h":150,"resize":"crop"},"medium":{"w":800,"h":572,"resize":"fit"},"large":{"w":800,"h":572,"resize":"fit"},"small":{"w":680,"h":486,"resize":"fit"}}}]}</text:p>
          </table:table-cell>
          <table:table-cell table:number-columns-repeated="16366"/>
        </table:table-row>
        <table:table-row table:style-name="ro8">
          <table:table-cell office:value-type="string" table:style-name="ce4">
            <text:p>1159030250619248640</text:p>
          </table:table-cell>
          <table:table-cell office:value-type="string" table:style-name="ce5">
            <text:p>UniUtrecht</text:p>
          </table:table-cell>
          <table:table-cell office:value-type="string" table:style-name="ce6">
            <text:p>🤔Kun je iemand doodkietelen? Onze humorexpert Sibe Doosje geeft antwoord. https://t.co/9vnVYttDeo</text:p>
          </table:table-cell>
          <table:table-cell office:value-type="string" table:style-name="ce5">
            <text:p>Wed Aug 07 09:15:20 +0000 2019</text:p>
          </table:table-cell>
          <table:table-cell office:value-type="date" office:date-value="2019-08-07T10:15:20" table:style-name="ce7">
            <text:p>07/08/2019 10:15:20</text:p>
          </table:table-cell>
          <table:table-cell table:number-columns-repeated="4" table:style-name="ce5"/>
          <table:table-cell office:value-type="string" table:style-name="ce5">
            <text:p>33548291</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458549853077774336/0pzRKaLW_normal.jpeg">http://pbs.twimg.com/profile_images/458549853077774336/0pzRKaLW_normal.jpeg</text:a></text:p>
          </table:table-cell>
          <table:table-cell office:value-type="float" office:value="49691" table:style-name="ce5">
            <text:p>49691</text:p>
          </table:table-cell>
          <table:table-cell office:value-type="float" office:value="310" table:style-name="ce5">
            <text:p>310</text:p>
          </table:table-cell>
          <table:table-cell office:value-type="string" table:style-name="ce5">
            <text:p>Utrecht, Nederland</text:p>
          </table:table-cell>
          <table:table-cell office:value-type="string" table:style-name="ce8">
            <text:p><text:a xlink:href="http://twitter.com/UniUtrecht/statuses/1159030250619248640">http://twitter.com/UniUtrecht/statuses/1159030250619248640</text:a></text:p>
          </table:table-cell>
          <table:table-cell office:value-type="string" table:style-name="ce5">
            <text:p>{"hashtags":[],"symbols":[],"user_mentions":[],"urls":[{"url":"https://t.co/9vnVYttDeo","expanded_url":"https://www.nporadio1.nl/nieuws-en-co/onderwerpen/509649-kindervragen-kun-je-iemand-doodkietelen","display_url":"nporadio1.nl/nieuws-en-co/o…","indices":[74,97]}]}</text:p>
          </table:table-cell>
          <table:table-cell table:number-columns-repeated="16366"/>
        </table:table-row>
        <table:table-row table:style-name="ro1">
          <table:table-cell office:value-type="string" table:style-name="ce4">
            <text:p>1159026409974763525</text:p>
          </table:table-cell>
          <table:table-cell office:value-type="string" table:style-name="ce5">
            <text:p>AcademicTrnsfr</text:p>
          </table:table-cell>
          <table:table-cell office:value-type="string" table:style-name="ce6">
            <text:p>(Junior) security analist (1,0 fte) https://t.co/4TUqaBHYm9 @UniUtrecht</text:p>
          </table:table-cell>
          <table:table-cell office:value-type="string" table:style-name="ce5">
            <text:p>Wed Aug 07 09:00:04 +0000 2019</text:p>
          </table:table-cell>
          <table:table-cell office:value-type="date" office:date-value="2019-08-07T10:00:04" table:style-name="ce7">
            <text:p>07/08/2019 10:00:04</text:p>
          </table:table-cell>
          <table:table-cell table:number-columns-repeated="4" table:style-name="ce5"/>
          <table:table-cell office:value-type="string" table:style-name="ce5">
            <text:p>49637376</text:p>
          </table:table-cell>
          <table:table-cell table:style-name="ce5"/>
          <table:table-cell office:value-type="string" table:style-name="ce5">
            <text:p>&lt;a href="https://www.academictransfer.com" rel="nofollow"&gt;AT app&lt;/a&gt;</text:p>
          </table:table-cell>
          <table:table-cell office:value-type="string" table:style-name="ce8">
            <text:p><text:a xlink:href="http://pbs.twimg.com/profile_images/1692488952/AT_logo_duiker_achtergrond_normal.png">http://pbs.twimg.com/profile_images/1692488952/AT_logo_duiker_achtergrond_normal.png</text:a></text:p>
          </table:table-cell>
          <table:table-cell office:value-type="float" office:value="10894" table:style-name="ce5">
            <text:p>10894</text:p>
          </table:table-cell>
          <table:table-cell office:value-type="float" office:value="11086" table:style-name="ce5">
            <text:p>11086</text:p>
          </table:table-cell>
          <table:table-cell office:value-type="string" table:style-name="ce5">
            <text:p>Utrecht, The Netherlands</text:p>
          </table:table-cell>
          <table:table-cell office:value-type="string" table:style-name="ce8">
            <text:p><text:a xlink:href="http://twitter.com/AcademicTrnsfr/statuses/1159026409974763525">http://twitter.com/AcademicTrnsfr/statuses/1159026409974763525</text:a></text:p>
          </table:table-cell>
          <table:table-cell office:value-type="string" table:style-name="ce5">
            <text:p>{"hashtags":[],"symbols":[],"user_mentions":[{"screen_name":"UniUtrecht","name":"Universiteit Utrecht","id":33548291,"id_str":"33548291","indices":[60,71]}],"urls":[{"url":"https://t.co/4TUqaBHYm9","expanded_url":"https://www.academictransfer.com/285036/","display_url":"academictransfer.com/285036/","indices":[36,59]}]}</text:p>
          </table:table-cell>
          <table:table-cell table:number-columns-repeated="16366"/>
        </table:table-row>
        <table:table-row table:style-name="ro4">
          <table:table-cell office:value-type="string" table:style-name="ce4">
            <text:p>1159024315406397440</text:p>
          </table:table-cell>
          <table:table-cell office:value-type="string" table:style-name="ce5">
            <text:p>SID_Dierproeven</text:p>
          </table:table-cell>
          <table:table-cell office:value-type="string" table:style-name="ce6">
            <text:p>RT @_Hubrecht: Marianne Verhaar, Fjodor Yousef Yengej en Florijn Dekkers leggen in de #podcast Lab Leven van @UniversiteitNL uit wat #organoiden zijn en waar je ze allemaal voor kunt gebruiken. Samen met @UtrechtUni, @RMUtrecht, @UMCUtrecht, @HansClevers. https://t.co/cqTLeKO6Qn https://t.co/D5yKNBJkfq</text:p>
          </table:table-cell>
          <table:table-cell office:value-type="string" table:style-name="ce5">
            <text:p>Wed Aug 07 08:51:45 +0000 2019</text:p>
          </table:table-cell>
          <table:table-cell office:value-type="date" office:date-value="2019-08-07T09:51:45" table:style-name="ce7">
            <text:p>07/08/2019 09:51:45</text:p>
          </table:table-cell>
          <table:table-cell table:number-columns-repeated="4" table:style-name="ce5"/>
          <table:table-cell office:value-type="string" table:style-name="ce5">
            <text:p>156947902</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751383320362119168/_mPWPMBC_normal.jpg">http://pbs.twimg.com/profile_images/751383320362119168/_mPWPMBC_normal.jpg</text:a></text:p>
          </table:table-cell>
          <table:table-cell office:value-type="float" office:value="394" table:style-name="ce5">
            <text:p>394</text:p>
          </table:table-cell>
          <table:table-cell office:value-type="float" office:value="917" table:style-name="ce5">
            <text:p>917</text:p>
          </table:table-cell>
          <table:table-cell table:style-name="ce5"/>
          <table:table-cell office:value-type="string" table:style-name="ce8">
            <text:p><text:a xlink:href="http://twitter.com/SID_Dierproeven/statuses/1159024315406397440">http://twitter.com/SID_Dierproeven/statuses/1159024315406397440</text:a></text:p>
          </table:table-cell>
          <table:table-cell office:value-type="string" table:style-name="ce5">
            <text:p>{"hashtags":[{"text":"podcast","indices":[86,94]}],"symbols":[],"user_mentions":[{"screen_name":"_Hubrecht","name":"Hubrecht Institute","id":2596457474,"id_str":"2596457474","indices":[3,13]},{"screen_name":"UniversiteitNL","name":"Universiteit van NL","id":637030194,"id_str":"637030194","indices":[109,124]}],"urls":[]}</text:p>
          </table:table-cell>
          <table:table-cell table:number-columns-repeated="16366"/>
        </table:table-row>
        <table:table-row table:style-name="ro5">
          <table:table-cell office:value-type="string" table:style-name="ce4">
            <text:p>1159023589393403909</text:p>
          </table:table-cell>
          <table:table-cell office:value-type="string" table:style-name="ce5">
            <text:p>ZackZackZack4</text:p>
          </table:table-cell>
          <table:table-cell office:value-type="string" table:style-name="ce6">
            <text:p>RT @macharoesink: #oudActueelNieuws over buffers voor banken . Hans Schenk was hoogleraar-directeur van het Tjalling C. Koopmans Economisch Onderzoeksinstituut .@UniUtrecht https://t.co/aKrpoMSJwp</text:p>
          </table:table-cell>
          <table:table-cell office:value-type="string" table:style-name="ce5">
            <text:p>Wed Aug 07 08:48:51 +0000 2019</text:p>
          </table:table-cell>
          <table:table-cell office:value-type="date" office:date-value="2019-08-07T09:48:51" table:style-name="ce7">
            <text:p>07/08/2019 09:48:51</text:p>
          </table:table-cell>
          <table:table-cell table:number-columns-repeated="4" table:style-name="ce5"/>
          <table:table-cell office:value-type="string" table:style-name="ce5">
            <text:p>1132401609596702721</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132403053133488129/pn69nptK_normal.jpg">http://pbs.twimg.com/profile_images/1132403053133488129/pn69nptK_normal.jpg</text:a></text:p>
          </table:table-cell>
          <table:table-cell office:value-type="float" office:value="79" table:style-name="ce5">
            <text:p>79</text:p>
          </table:table-cell>
          <table:table-cell office:value-type="float" office:value="405" table:style-name="ce5">
            <text:p>405</text:p>
          </table:table-cell>
          <table:table-cell table:style-name="ce5"/>
          <table:table-cell office:value-type="string" table:style-name="ce8">
            <text:p><text:a xlink:href="http://twitter.com/ZackZackZack4/statuses/1159023589393403909">http://twitter.com/ZackZackZack4/statuses/1159023589393403909</text:a></text:p>
          </table:table-cell>
          <table:table-cell office:value-type="string" table:style-name="ce5">
            <text:p>{"hashtags":[{"text":"oudActueelNieuws","indices":[18,35]}],"symbols":[],"user_mentions":[{"screen_name":"macharoesink","name":"Macha Roesink","id":34236869,"id_str":"34236869","indices":[3,16]}],"urls":[]}</text:p>
          </table:table-cell>
          <table:table-cell table:number-columns-repeated="16366"/>
        </table:table-row>
        <table:table-row table:style-name="ro1">
          <table:table-cell office:value-type="string" table:style-name="ce4">
            <text:p>1159018899096182784</text:p>
          </table:table-cell>
          <table:table-cell office:value-type="string" table:style-name="ce5">
            <text:p>brianjdermody</text:p>
          </table:table-cell>
          <table:table-cell office:value-type="string" table:style-name="ce6">
            <text:p>@lukas_held_ @KFrenken @UniUtrecht Congratulations Lukas!</text:p>
          </table:table-cell>
          <table:table-cell office:value-type="string" table:style-name="ce5">
            <text:p>Wed Aug 07 08:30:13 +0000 2019</text:p>
          </table:table-cell>
          <table:table-cell office:value-type="date" office:date-value="2019-08-07T09:30:13" table:style-name="ce7">
            <text:p>07/08/2019 09:30:13</text:p>
          </table:table-cell>
          <table:table-cell table:number-columns-repeated="2" table:style-name="ce5"/>
          <table:table-cell office:value-type="string" table:style-name="ce5">
            <text:p>825715977652465665</text:p>
          </table:table-cell>
          <table:table-cell office:value-type="string" table:style-name="ce5">
            <text:p>lukas_held_</text:p>
          </table:table-cell>
          <table:table-cell office:value-type="string" table:style-name="ce5">
            <text:p>2260576540</text:p>
          </table:table-cell>
          <table:table-cell office:value-type="string" table:style-name="ce5">
            <text:p>1159013277206269952</text:p>
          </table:table-cell>
          <table:table-cell office:value-type="string" table:style-name="ce5">
            <text:p>&lt;a href="https://mobile.twitter.com" rel="nofollow"&gt;Twitter Web App&lt;/a&gt;</text:p>
          </table:table-cell>
          <table:table-cell office:value-type="string" table:style-name="ce8">
            <text:p><text:a xlink:href="http://pbs.twimg.com/profile_images/671369739877265409/Kl-c_EVr_normal.jpg">http://pbs.twimg.com/profile_images/671369739877265409/Kl-c_EVr_normal.jpg</text:a></text:p>
          </table:table-cell>
          <table:table-cell office:value-type="float" office:value="295" table:style-name="ce5">
            <text:p>295</text:p>
          </table:table-cell>
          <table:table-cell office:value-type="float" office:value="606" table:style-name="ce5">
            <text:p>606</text:p>
          </table:table-cell>
          <table:table-cell office:value-type="string" table:style-name="ce5">
            <text:p>Utrecht</text:p>
          </table:table-cell>
          <table:table-cell office:value-type="string" table:style-name="ce8">
            <text:p><text:a xlink:href="http://twitter.com/brianjdermody/statuses/1159018899096182784">http://twitter.com/brianjdermody/statuses/1159018899096182784</text:a></text:p>
          </table:table-cell>
          <table:table-cell office:value-type="string" table:style-name="ce5">
            <text:p>{"hashtags":[],"symbols":[],"user_mentions":[{"screen_name":"lukas_held_","name":"Lukas Held","id":825715977652465700,"id_str":"825715977652465665","indices":[0,12]},{"screen_name":"KFrenken","name":"Koen Frenken","id":1292020495,"id_str":"1292020495","indices":[13,22]},{"screen_name":"UniUtrecht","name":"Universiteit Utrecht","id":33548291,"id_str":"33548291","indices":[23,34]}],"urls":[]}</text:p>
          </table:table-cell>
          <table:table-cell table:number-columns-repeated="16366"/>
        </table:table-row>
        <table:table-row table:style-name="ro4">
          <table:table-cell office:value-type="string" table:style-name="ce4">
            <text:p>1159017934632751104</text:p>
          </table:table-cell>
          <table:table-cell office:value-type="string" table:style-name="ce5">
            <text:p>_Hubrecht</text:p>
          </table:table-cell>
          <table:table-cell office:value-type="string" table:style-name="ce6">
            <text:p>Marianne Verhaar, Fjodor Yousef Yengej en Florijn Dekkers leggen in de #podcast Lab Leven van @UniversiteitNL uit wat #organoiden zijn en waar je ze allemaal voor kunt gebruiken. Samen met @UtrechtUni, @RMUtrecht, @UMCUtrecht, @HansClevers. https://t.co/cqTLeKO6Qn https://t.co/D5yKNBJkfq</text:p>
          </table:table-cell>
          <table:table-cell office:value-type="string" table:style-name="ce5">
            <text:p>Wed Aug 07 08:26:23 +0000 2019</text:p>
          </table:table-cell>
          <table:table-cell office:value-type="date" office:date-value="2019-08-07T09:26:23" table:style-name="ce7">
            <text:p>07/08/2019 09:26:23</text:p>
          </table:table-cell>
          <table:table-cell table:number-columns-repeated="4" table:style-name="ce5"/>
          <table:table-cell office:value-type="string" table:style-name="ce5">
            <text:p>2596457474</text:p>
          </table:table-cell>
          <table:table-cell table:style-name="ce5"/>
          <table:table-cell office:value-type="string" table:style-name="ce5">
            <text:p>&lt;a href="https://buffer.com" rel="nofollow"&gt;Buffer&lt;/a&gt;</text:p>
          </table:table-cell>
          <table:table-cell office:value-type="string" table:style-name="ce8">
            <text:p><text:a xlink:href="http://pbs.twimg.com/profile_images/900288465497182208/OKa9rsEd_normal.jpg">http://pbs.twimg.com/profile_images/900288465497182208/OKa9rsEd_normal.jpg</text:a></text:p>
          </table:table-cell>
          <table:table-cell office:value-type="float" office:value="1605" table:style-name="ce5">
            <text:p>1605</text:p>
          </table:table-cell>
          <table:table-cell office:value-type="float" office:value="94" table:style-name="ce5">
            <text:p>94</text:p>
          </table:table-cell>
          <table:table-cell office:value-type="string" table:style-name="ce5">
            <text:p>Utrecht</text:p>
          </table:table-cell>
          <table:table-cell office:value-type="string" table:style-name="ce8">
            <text:p><text:a xlink:href="http://twitter.com/_Hubrecht/statuses/1159017934632751104">http://twitter.com/_Hubrecht/statuses/1159017934632751104</text:a></text:p>
          </table:table-cell>
          <table:table-cell office:value-type="string" table:style-name="ce5">
            <text:p>{"hashtags":[{"text":"podcast","indices":[71,79]},{"text":"organoiden","indices":[118,129]}],"symbols":[],"user_mentions":[{"screen_name":"UniversiteitNL","name":"Universiteit van NL","id":637030194,"id_str":"637030194","indices":[94,109]},{"screen_name":"UtrechtUni","name":"Utrecht University","id":33550981,"id_str":"33550981","indices":[189,200]},{"screen_name":"RMUtrecht","name":"RM Utrecht","id":822903086,"id_str":"822903086","indices":[202,212]},{"screen_name":"UMCUtrecht","name":"UMC Utrecht","id":42636064,"id_str":"42636064","indices":[214,225]},{"screen_name":"HansClevers","name":"Hans Clevers","id":1503128660,"id_str":"1503128660","indices":[227,239]}],"urls":[{"url":"https://t.co/cqTLeKO6Qn","expanded_url":"https://buff.ly/2ZGaSa2","display_url":"buff.ly/2ZGaSa2","indices":[241,264]}],"media":[{"id":1159017933219274800,"id_str":"1159017933219274753","indices":[265,288],"media_url":"http://pbs.twimg.com/media/EBWoq2XXoAE049t.jpg","media_url_https":"https://pbs.twimg.com/media/EBWoq2XXoAE049t.jpg","url":"https://t.co/D5yKNBJkfq","display_url":"pic.twitter.com/D5yKNBJkfq","expanded_url":"https://twitter.com/_Hubrecht/status/1159017934632751104/photo/1","type":"photo","sizes":{"thumb":{"w":150,"h":150,"resize":"crop"},"medium":{"w":1200,"h":998,"resize":"fit"},"large":{"w":1500,"h":1247,"resize":"fit"},"small":{"w":680,"h":565,"resize":"fit"}}}]}</text:p>
          </table:table-cell>
          <table:table-cell table:number-columns-repeated="16366"/>
        </table:table-row>
        <table:table-row table:style-name="ro4">
          <table:table-cell office:value-type="string" table:style-name="ce4">
            <text:p>1159013277206269952</text:p>
          </table:table-cell>
          <table:table-cell office:value-type="string" table:style-name="ce5">
            <text:p>lukas_held_</text:p>
          </table:table-cell>
          <table:table-cell office:value-type="string" table:style-name="ce6">
            <text:p>Here it is! 4 yrs of hard work with my supervisors Andrea Herrmann &amp;amp; @KFrenken went into this: Yesterday I received the prints of my PhD thesis on Venture Creation Processes. You are welcome to join the public defense on September 13 at 12.45 in the Academiegebouw of @UniUtrecht https://t.co/H5OpkxwBYI</text:p>
          </table:table-cell>
          <table:table-cell office:value-type="string" table:style-name="ce5">
            <text:p>Wed Aug 07 08:07:53 +0000 2019</text:p>
          </table:table-cell>
          <table:table-cell office:value-type="date" office:date-value="2019-08-07T09:07:53" table:style-name="ce7">
            <text:p>07/08/2019 09:07:53</text:p>
          </table:table-cell>
          <table:table-cell table:number-columns-repeated="4" table:style-name="ce5"/>
          <table:table-cell office:value-type="string" table:style-name="ce5">
            <text:p>825715977652465665</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874544696084901888/M8S8IHgD_normal.jpg">http://pbs.twimg.com/profile_images/874544696084901888/M8S8IHgD_normal.jpg</text:a></text:p>
          </table:table-cell>
          <table:table-cell office:value-type="float" office:value="104" table:style-name="ce5">
            <text:p>104</text:p>
          </table:table-cell>
          <table:table-cell office:value-type="float" office:value="431" table:style-name="ce5">
            <text:p>431</text:p>
          </table:table-cell>
          <table:table-cell table:style-name="ce5"/>
          <table:table-cell office:value-type="string" table:style-name="ce8">
            <text:p><text:a xlink:href="http://twitter.com/lukas_held_/statuses/1159013277206269952">http://twitter.com/lukas_held_/statuses/1159013277206269952</text:a></text:p>
          </table:table-cell>
          <table:table-cell office:value-type="string" table:style-name="ce5">
            <text:p>{"hashtags":[],"symbols":[],"user_mentions":[{"screen_name":"KFrenken","name":"Koen Frenken","id":1292020495,"id_str":"1292020495","indices":[73,82]},{"screen_name":"UniUtrecht","name":"Universiteit Utrecht","id":33548291,"id_str":"33548291","indices":[272,283]}],"urls":[],"media":[{"id":1159013268226302000,"id_str":"1159013268226301952","indices":[284,307],"media_url":"http://pbs.twimg.com/media/EBWkbT6X4AAqbRl.jpg","media_url_https":"https://pbs.twimg.com/media/EBWkbT6X4AAqbRl.jpg","url":"https://t.co/H5OpkxwBYI","display_url":"pic.twitter.com/H5OpkxwBYI","expanded_url":"https://twitter.com/lukas_held_/status/1159013277206269952/photo/1","type":"photo","sizes":{"thumb":{"w":150,"h":150,"resize":"crop"},"small":{"w":383,"h":680,"resize":"fit"},"medium":{"w":576,"h":1024,"resize":"fit"},"large":{"w":576,"h":1024,"resize":"fit"}}}]}</text:p>
          </table:table-cell>
          <table:table-cell table:number-columns-repeated="16366"/>
        </table:table-row>
        <table:table-row table:style-name="ro2">
          <table:table-cell office:value-type="string" table:style-name="ce4">
            <text:p>1159009666292224001</text:p>
          </table:table-cell>
          <table:table-cell office:value-type="string" table:style-name="ce5">
            <text:p>Tarek_Skaif</text:p>
          </table:table-cell>
          <table:table-cell office:value-type="string" table:style-name="ce6">
            <text:p>RT @WilfriedvanSark: Our new paper "Optimal energy management in all-electric residential energy systems with heat and electricity storage" out now, download for free at https://t.co/PQeuKB27F7 @tomterlouw @tarek_Skaif @psich_en @UUcopernicus @UniUtrecht</text:p>
          </table:table-cell>
          <table:table-cell office:value-type="string" table:style-name="ce5">
            <text:p>Wed Aug 07 07:53:32 +0000 2019</text:p>
          </table:table-cell>
          <table:table-cell office:value-type="date" office:date-value="2019-08-07T08:53:32" table:style-name="ce7">
            <text:p>07/08/2019 08:53:32</text:p>
          </table:table-cell>
          <table:table-cell table:number-columns-repeated="4" table:style-name="ce5"/>
          <table:table-cell office:value-type="string" table:style-name="ce5">
            <text:p>1569159463</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945985104303808513/90VjQiud_normal.jpg">http://pbs.twimg.com/profile_images/945985104303808513/90VjQiud_normal.jpg</text:a></text:p>
          </table:table-cell>
          <table:table-cell office:value-type="float" office:value="128" table:style-name="ce5">
            <text:p>128</text:p>
          </table:table-cell>
          <table:table-cell office:value-type="float" office:value="95" table:style-name="ce5">
            <text:p>95</text:p>
          </table:table-cell>
          <table:table-cell office:value-type="string" table:style-name="ce5">
            <text:p>Utrecht, The Netherlands</text:p>
          </table:table-cell>
          <table:table-cell office:value-type="string" table:style-name="ce8">
            <text:p><text:a xlink:href="http://twitter.com/Tarek_Skaif/statuses/1159009666292224001">http://twitter.com/Tarek_Skaif/statuses/1159009666292224001</text:a></text:p>
          </table:table-cell>
          <table:table-cell office:value-type="string" table:style-name="ce5">
            <text:p>{"hashtags":[],"symbols":[],"user_mentions":[{"screen_name":"WilfriedvanSark","name":"Wilfried van Sark","id":545164528,"id_str":"545164528","indices":[3,19]}],"urls":[]}</text:p>
          </table:table-cell>
          <table:table-cell table:number-columns-repeated="16366"/>
        </table:table-row>
        <table:table-row table:style-name="ro5">
          <table:table-cell office:value-type="string" table:style-name="ce4">
            <text:p>1159001973259157504</text:p>
          </table:table-cell>
          <table:table-cell office:value-type="string" table:style-name="ce5">
            <text:p>DuurzaamEten</text:p>
          </table:table-cell>
          <table:table-cell office:value-type="string" table:style-name="ce6">
            <text:p>Met veel interesse thesis van Sander Biesbroek aan het lezen met toegevoegde adviezen. Healthy and Sustainable Diets @rivm @UniUtrecht https://t.co/D8aJNyKs9b</text:p>
          </table:table-cell>
          <table:table-cell office:value-type="string" table:style-name="ce5">
            <text:p>Wed Aug 07 07:22:58 +0000 2019</text:p>
          </table:table-cell>
          <table:table-cell office:value-type="date" office:date-value="2019-08-07T08:22:58" table:style-name="ce7">
            <text:p>07/08/2019 08:22:58</text:p>
          </table:table-cell>
          <table:table-cell table:number-columns-repeated="4" table:style-name="ce5"/>
          <table:table-cell office:value-type="string" table:style-name="ce5">
            <text:p>214413239</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927814901074153473/m2XtMQpp_normal.jpg">http://pbs.twimg.com/profile_images/927814901074153473/m2XtMQpp_normal.jpg</text:a></text:p>
          </table:table-cell>
          <table:table-cell office:value-type="float" office:value="1842" table:style-name="ce5">
            <text:p>1842</text:p>
          </table:table-cell>
          <table:table-cell office:value-type="float" office:value="1251" table:style-name="ce5">
            <text:p>1251</text:p>
          </table:table-cell>
          <table:table-cell office:value-type="string" table:style-name="ce5">
            <text:p>Den Haag</text:p>
          </table:table-cell>
          <table:table-cell office:value-type="string" table:style-name="ce8">
            <text:p><text:a xlink:href="http://twitter.com/DuurzaamEten/statuses/1159001973259157504">http://twitter.com/DuurzaamEten/statuses/1159001973259157504</text:a></text:p>
          </table:table-cell>
          <table:table-cell office:value-type="string" table:style-name="ce5">
            <text:p>{"hashtags":[],"symbols":[],"user_mentions":[{"screen_name":"rivm","name":"RIVM","id":35527415,"id_str":"35527415","indices":[117,122]},{"screen_name":"UniUtrecht","name":"Universiteit Utrecht","id":33548291,"id_str":"33548291","indices":[123,134]}],"urls":[],"media":[{"id":1159001964409213000,"id_str":"1159001964409212928","indices":[135,158],"media_url":"http://pbs.twimg.com/media/EBWaJV6XUAAbcio.jpg","media_url_https":"https://pbs.twimg.com/media/EBWaJV6XUAAbcio.jpg","url":"https://t.co/D8aJNyKs9b","display_url":"pic.twitter.com/D8aJNyKs9b","expanded_url":"https://twitter.com/DuurzaamEten/status/1159001973259157504/photo/1","type":"photo","sizes":{"medium":{"w":900,"h":1200,"resize":"fit"},"thumb":{"w":150,"h":150,"resize":"crop"},"small":{"w":510,"h":680,"resize":"fit"},"large":{"w":1536,"h":2048,"resize":"fit"}}}]}</text:p>
          </table:table-cell>
          <table:table-cell table:number-columns-repeated="16366"/>
        </table:table-row>
        <table:table-row table:style-name="ro2">
          <table:table-cell office:value-type="string" table:style-name="ce4">
            <text:p>1159001136562626562</text:p>
          </table:table-cell>
          <table:table-cell office:value-type="string" table:style-name="ce5">
            <text:p>jeroenbosman</text:p>
          </table:table-cell>
          <table:table-cell office:value-type="string" table:style-name="ce6">
            <text:p>RT @jeroenson: We @UniUtrechtLib @UniUtrecht zoeken een vakspecialist Digital Humanities. Wat zeg je me daarvan!</text:p>
            <text:p/>
            <text:p>https://t.co/LCI4sVYGFh</text:p>
          </table:table-cell>
          <table:table-cell office:value-type="string" table:style-name="ce5">
            <text:p>Wed Aug 07 07:19:38 +0000 2019</text:p>
          </table:table-cell>
          <table:table-cell office:value-type="date" office:date-value="2019-08-07T08:19:38" table:style-name="ce7">
            <text:p>07/08/2019 08:19:38</text:p>
          </table:table-cell>
          <table:table-cell table:number-columns-repeated="4" table:style-name="ce5"/>
          <table:table-cell office:value-type="string" table:style-name="ce5">
            <text:p>9104202</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853627325715558401/_66XunIl_normal.jpg">http://pbs.twimg.com/profile_images/853627325715558401/_66XunIl_normal.jpg</text:a></text:p>
          </table:table-cell>
          <table:table-cell office:value-type="float" office:value="4113" table:style-name="ce5">
            <text:p>4113</text:p>
          </table:table-cell>
          <table:table-cell office:value-type="float" office:value="985" table:style-name="ce5">
            <text:p>985</text:p>
          </table:table-cell>
          <table:table-cell office:value-type="string" table:style-name="ce5">
            <text:p>Eurasian plate</text:p>
          </table:table-cell>
          <table:table-cell office:value-type="string" table:style-name="ce8">
            <text:p><text:a xlink:href="http://twitter.com/jeroenbosman/statuses/1159001136562626562">http://twitter.com/jeroenbosman/statuses/1159001136562626562</text:a></text:p>
          </table:table-cell>
          <table:table-cell office:value-type="string" table:style-name="ce5">
            <text:p>{"hashtags":[],"symbols":[],"user_mentions":[{"screen_name":"jeroenson","name":"Jeroen Sondervan","id":41577553,"id_str":"41577553","indices":[3,13]},{"screen_name":"UniUtrechtLib","name":"University Library","id":197366956,"id_str":"197366956","indices":[18,32]},{"screen_name":"UniUtrecht","name":"Universiteit Utrecht","id":33548291,"id_str":"33548291","indices":[33,44]}],"urls":[{"url":"https://t.co/LCI4sVYGFh","expanded_url":"https://twitter.com/academictrnsfr/status/1158664022306299904?s=21","display_url":"twitter.com/academictrnsfr…","indices":[115,138]}]}</text:p>
          </table:table-cell>
          <table:table-cell table:number-columns-repeated="16366"/>
        </table:table-row>
        <table:table-row table:style-name="ro2">
          <table:table-cell office:value-type="string" table:style-name="ce4">
            <text:p>1159000398818107392</text:p>
          </table:table-cell>
          <table:table-cell office:value-type="string" table:style-name="ce5">
            <text:p>UUCopernicus</text:p>
          </table:table-cell>
          <table:table-cell office:value-type="string" table:style-name="ce6">
            <text:p>RT @WilfriedvanSark: Our new paper "Optimal energy management in all-electric residential energy systems with heat and electricity storage" out now, download for free at https://t.co/PQeuKB27F7 @tomterlouw @tarek_Skaif @psich_en @UUcopernicus @UniUtrecht</text:p>
          </table:table-cell>
          <table:table-cell office:value-type="string" table:style-name="ce5">
            <text:p>Wed Aug 07 07:16:42 +0000 2019</text:p>
          </table:table-cell>
          <table:table-cell office:value-type="date" office:date-value="2019-08-07T08:16:42" table:style-name="ce7">
            <text:p>07/08/2019 08:16:42</text:p>
          </table:table-cell>
          <table:table-cell table:number-columns-repeated="4" table:style-name="ce5"/>
          <table:table-cell office:value-type="string" table:style-name="ce5">
            <text:p>4425195676</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674572227925385216/UHUCqZBp_normal.png">http://pbs.twimg.com/profile_images/674572227925385216/UHUCqZBp_normal.png</text:a></text:p>
          </table:table-cell>
          <table:table-cell office:value-type="float" office:value="1504" table:style-name="ce5">
            <text:p>1504</text:p>
          </table:table-cell>
          <table:table-cell office:value-type="float" office:value="753" table:style-name="ce5">
            <text:p>753</text:p>
          </table:table-cell>
          <table:table-cell office:value-type="string" table:style-name="ce5">
            <text:p>Utrecht, Nederland</text:p>
          </table:table-cell>
          <table:table-cell office:value-type="string" table:style-name="ce8">
            <text:p><text:a xlink:href="http://twitter.com/UUCopernicus/statuses/1159000398818107392">http://twitter.com/UUCopernicus/statuses/1159000398818107392</text:a></text:p>
          </table:table-cell>
          <table:table-cell office:value-type="string" table:style-name="ce5">
            <text:p>{"hashtags":[],"symbols":[],"user_mentions":[{"screen_name":"WilfriedvanSark","name":"Wilfried van Sark","id":545164528,"id_str":"545164528","indices":[3,19]}],"urls":[]}</text:p>
          </table:table-cell>
          <table:table-cell table:number-columns-repeated="16366"/>
        </table:table-row>
        <table:table-row table:style-name="ro5">
          <table:table-cell office:value-type="string" table:style-name="ce4">
            <text:p>1158999882360852480</text:p>
          </table:table-cell>
          <table:table-cell office:value-type="string" table:style-name="ce5">
            <text:p>LandwinkeldG</text:p>
          </table:table-cell>
          <table:table-cell office:value-type="string" table:style-name="ce6">
            <text:p>RT @pluimveesector: In nauwe samenwerking met vooraanstaande instituten zoals @WUR en @UniUtrecht werkt de vleeskuikensector continue aan verbeteringen op een groot aantal onderwerpen. https://t.co/HNbFNjqtks</text:p>
          </table:table-cell>
          <table:table-cell office:value-type="string" table:style-name="ce5">
            <text:p>Wed Aug 07 07:14:39 +0000 2019</text:p>
          </table:table-cell>
          <table:table-cell office:value-type="date" office:date-value="2019-08-07T08:14:39" table:style-name="ce7">
            <text:p>07/08/2019 08:14:39</text:p>
          </table:table-cell>
          <table:table-cell table:number-columns-repeated="4" table:style-name="ce5"/>
          <table:table-cell office:value-type="string" table:style-name="ce5">
            <text:p>3353178099</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108317710985953285/sB8yty-d_normal.jpg">http://pbs.twimg.com/profile_images/1108317710985953285/sB8yty-d_normal.jpg</text:a></text:p>
          </table:table-cell>
          <table:table-cell office:value-type="float" office:value="164" table:style-name="ce5">
            <text:p>164</text:p>
          </table:table-cell>
          <table:table-cell office:value-type="float" office:value="241" table:style-name="ce5">
            <text:p>241</text:p>
          </table:table-cell>
          <table:table-cell office:value-type="string" table:style-name="ce5">
            <text:p>Groenekan, Utrecht</text:p>
          </table:table-cell>
          <table:table-cell office:value-type="string" table:style-name="ce8">
            <text:p><text:a xlink:href="http://twitter.com/LandwinkeldG/statuses/1158999882360852480">http://twitter.com/LandwinkeldG/statuses/1158999882360852480</text:a></text:p>
          </table:table-cell>
          <table:table-cell office:value-type="string" table:style-name="ce5">
            <text:p>{"hashtags":[],"symbols":[],"user_mentions":[{"screen_name":"pluimveesector","name":"KIP IN NEDERLAND","id":1012680597439942700,"id_str":"1012680597439942658","indices":[3,18]},{"screen_name":"WUR","name":"Wageningen U&amp;R","id":20045134,"id_str":"20045134","indices":[78,82]},{"screen_name":"UniUtrecht","name":"Universiteit Utrecht","id":33548291,"id_str":"33548291","indices":[86,97]}],"urls":[]}</text:p>
          </table:table-cell>
          <table:table-cell table:number-columns-repeated="16366"/>
        </table:table-row>
        <table:table-row table:style-name="ro2">
          <table:table-cell office:value-type="string" table:style-name="ce4">
            <text:p>1158999747539193862</text:p>
          </table:table-cell>
          <table:table-cell office:value-type="string" table:style-name="ce5">
            <text:p>RegioFoodValley</text:p>
          </table:table-cell>
          <table:table-cell office:value-type="string" table:style-name="ce6">
            <text:p>RT @LtoGV: #samensterk @RegioFoodValley</text:p>
            <text:p>@provgelderland</text:p>
            <text:p>@ProvUtrecht @WUR @UniUtrecht</text:p>
            <text:p>@vnoncwmidden https://t.co/UUDDmB16jg</text:p>
          </table:table-cell>
          <table:table-cell office:value-type="string" table:style-name="ce5">
            <text:p>Wed Aug 07 07:14:07 +0000 2019</text:p>
          </table:table-cell>
          <table:table-cell office:value-type="date" office:date-value="2019-08-07T08:14:07" table:style-name="ce7">
            <text:p>07/08/2019 08:14:07</text:p>
          </table:table-cell>
          <table:table-cell table:number-columns-repeated="4" table:style-name="ce5"/>
          <table:table-cell office:value-type="string" table:style-name="ce5">
            <text:p>223830939</text:p>
          </table:table-cell>
          <table:table-cell table:style-name="ce5"/>
          <table:table-cell office:value-type="string" table:style-name="ce5">
            <text:p>&lt;a href="https://mobile.twitter.com" rel="nofollow"&gt;Twitter Web App&lt;/a&gt;</text:p>
          </table:table-cell>
          <table:table-cell office:value-type="string" table:style-name="ce8">
            <text:p><text:a xlink:href="http://pbs.twimg.com/profile_images/1046694738697605120/3T88ITkz_normal.jpg">http://pbs.twimg.com/profile_images/1046694738697605120/3T88ITkz_normal.jpg</text:a></text:p>
          </table:table-cell>
          <table:table-cell office:value-type="float" office:value="3009" table:style-name="ce5">
            <text:p>3009</text:p>
          </table:table-cell>
          <table:table-cell office:value-type="float" office:value="318" table:style-name="ce5">
            <text:p>318</text:p>
          </table:table-cell>
          <table:table-cell office:value-type="string" table:style-name="ce5">
            <text:p>Ede</text:p>
          </table:table-cell>
          <table:table-cell office:value-type="string" table:style-name="ce8">
            <text:p><text:a xlink:href="http://twitter.com/RegioFoodValley/statuses/1158999747539193862">http://twitter.com/RegioFoodValley/statuses/1158999747539193862</text:a></text:p>
          </table:table-cell>
          <table:table-cell office:value-type="string" table:style-name="ce5">
            <text:p>{"hashtags":[{"text":"samensterk","indices":[11,22]}],"symbols":[],"user_mentions":[{"screen_name":"LtoGV","name":"Ltogeldersevallei","id":709385384409571300,"id_str":"709385384409571329","indices":[3,9]},{"screen_name":"RegioFoodValley","name":"Regio Foodvalley","id":223830939,"id_str":"223830939","indices":[24,40]},{"screen_name":"provgelderland","name":"Provincie Gelderland","id":19177687,"id_str":"19177687","indices":[41,56]},{"screen_name":"ProvUtrecht","name":"Provincie Utrecht","id":66700618,"id_str":"66700618","indices":[57,69]},{"screen_name":"WUR","name":"Wageningen U&amp;R","id":20045134,"id_str":"20045134","indices":[70,74]},{"screen_name":"UniUtrecht","name":"Universiteit Utrecht","id":33548291,"id_str":"33548291","indices":[75,86]},{"screen_name":"vnoncwmidden","name":"VNO-NCW Midden","id":201744728,"id_str":"201744728","indices":[87,100]}],"urls":[{"url":"https://t.co/UUDDmB16jg","expanded_url":"https://www.ltonoord.nl/afdeling/gelderse-vallei/nieuws/2019/07/19/regiodeal-foodvalley-rond?overview=aHR0cHM6Ly93d3cubHRvbm9vcmQubmwvYWZkZWxpbmcvZ2VsZGVyc2UtdmFsbGVp","display_url":"ltonoord.nl/afdeling/gelde…","indices":[101,124]}]}</text:p>
          </table:table-cell>
          <table:table-cell table:number-columns-repeated="16366"/>
        </table:table-row>
        <table:table-row table:style-name="ro2">
          <table:table-cell office:value-type="string" table:style-name="ce4">
            <text:p>1158999605033545730</text:p>
          </table:table-cell>
          <table:table-cell office:value-type="string" table:style-name="ce5">
            <text:p>WilfriedvanSark</text:p>
          </table:table-cell>
          <table:table-cell office:value-type="string" table:style-name="ce6">
            <text:p>Our new paper "Optimal energy management in all-electric residential energy systems with heat and electricity storage" out now, download for free at https://t.co/PQeuKB27F7 @tomterlouw @tarek_Skaif @psich_en @UUcopernicus @UniUtrecht</text:p>
          </table:table-cell>
          <table:table-cell office:value-type="string" table:style-name="ce5">
            <text:p>Wed Aug 07 07:13:33 +0000 2019</text:p>
          </table:table-cell>
          <table:table-cell office:value-type="date" office:date-value="2019-08-07T08:13:33" table:style-name="ce7">
            <text:p>07/08/2019 08:13:33</text:p>
          </table:table-cell>
          <table:table-cell table:number-columns-repeated="4" table:style-name="ce5"/>
          <table:table-cell office:value-type="string" table:style-name="ce5">
            <text:p>545164528</text:p>
          </table:table-cell>
          <table:table-cell table:style-name="ce5"/>
          <table:table-cell office:value-type="string" table:style-name="ce5">
            <text:p>&lt;a href="http://twitter.com" rel="nofollow"&gt;Twitter Web Client&lt;/a&gt;</text:p>
          </table:table-cell>
          <table:table-cell office:value-type="string" table:style-name="ce8">
            <text:p><text:a xlink:href="http://pbs.twimg.com/profile_images/873490338094166017/C-Q5SKy8_normal.jpg">http://pbs.twimg.com/profile_images/873490338094166017/C-Q5SKy8_normal.jpg</text:a></text:p>
          </table:table-cell>
          <table:table-cell office:value-type="float" office:value="708" table:style-name="ce5">
            <text:p>708</text:p>
          </table:table-cell>
          <table:table-cell office:value-type="float" office:value="596" table:style-name="ce5">
            <text:p>596</text:p>
          </table:table-cell>
          <table:table-cell office:value-type="string" table:style-name="ce5">
            <text:p>Utrecht</text:p>
          </table:table-cell>
          <table:table-cell office:value-type="string" table:style-name="ce8">
            <text:p><text:a xlink:href="http://twitter.com/WilfriedvanSark/statuses/1158999605033545730">http://twitter.com/WilfriedvanSark/statuses/1158999605033545730</text:a></text:p>
          </table:table-cell>
          <table:table-cell office:value-type="string" table:style-name="ce5">
            <text:p>{"hashtags":[],"symbols":[],"user_mentions":[{"screen_name":"tomterlouw","name":"Tom Terlouw","id":3131317659,"id_str":"3131317659","indices":[173,184]},{"screen_name":"Tarek_Skaif","name":"Tarek Alskaif","id":1569159463,"id_str":"1569159463","indices":[185,197]},{"screen_name":"psich_en","name":"PaulScherrerInstitut","id":594478393,"id_str":"594478393","indices":[198,207]},{"screen_name":"UUCopernicus","name":"Copernicus Institute of Sustainable Development UU","id":4425195676,"id_str":"4425195676","indices":[208,221]},{"screen_name":"UniUtrecht","name":"Universiteit Utrecht","id":33548291,"id_str":"33548291","indices":[222,233]}],"urls":[{"url":"https://t.co/PQeuKB27F7","expanded_url":"https://authors.elsevier.com/sd/article/S0306261919312541","display_url":"authors.elsevier.com/sd/article/S03…","indices":[149,172]}]}</text:p>
          </table:table-cell>
          <table:table-cell table:number-columns-repeated="16366"/>
        </table:table-row>
        <table:table-row table:style-name="ro8">
          <table:table-cell office:value-type="string" table:style-name="ce4">
            <text:p>1158998187450855425</text:p>
          </table:table-cell>
          <table:table-cell office:value-type="string" table:style-name="ce5">
            <text:p>Festinaatje</text:p>
          </table:table-cell>
          <table:table-cell office:value-type="string" table:style-name="ce6">
            <text:p>RT @AcademicTrnsfr: Vacature Specialist wetenschappelijke informatie: Digital Humanities (0,8 fte) https://t.co/uBqPWr92KP @UniUtrecht</text:p>
          </table:table-cell>
          <table:table-cell office:value-type="string" table:style-name="ce5">
            <text:p>Wed Aug 07 07:07:55 +0000 2019</text:p>
          </table:table-cell>
          <table:table-cell office:value-type="date" office:date-value="2019-08-07T08:07:55" table:style-name="ce7">
            <text:p>07/08/2019 08:07:55</text:p>
          </table:table-cell>
          <table:table-cell table:number-columns-repeated="4" table:style-name="ce5"/>
          <table:table-cell office:value-type="string" table:style-name="ce5">
            <text:p>98443417</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511579018/festina_lente_slak_normal.jpg">http://pbs.twimg.com/profile_images/1511579018/festina_lente_slak_normal.jpg</text:a></text:p>
          </table:table-cell>
          <table:table-cell office:value-type="float" office:value="371" table:style-name="ce5">
            <text:p>371</text:p>
          </table:table-cell>
          <table:table-cell office:value-type="float" office:value="515" table:style-name="ce5">
            <text:p>515</text:p>
          </table:table-cell>
          <table:table-cell office:value-type="string" table:style-name="ce5">
            <text:p>Lent</text:p>
          </table:table-cell>
          <table:table-cell office:value-type="string" table:style-name="ce8">
            <text:p><text:a xlink:href="http://twitter.com/Festinaatje/statuses/1158998187450855425">http://twitter.com/Festinaatje/statuses/1158998187450855425</text:a></text:p>
          </table:table-cell>
          <table:table-cell office:value-type="string" table:style-name="ce5">
            <text:p>{"hashtags":[],"symbols":[],"user_mentions":[{"screen_name":"AcademicTrnsfr","name":"AcademicTransfer","id":49637376,"id_str":"49637376","indices":[3,18]},{"screen_name":"UniUtrecht","name":"Universiteit Utrecht","id":33548291,"id_str":"33548291","indices":[123,134]}],"urls":[{"url":"https://t.co/uBqPWr92KP","expanded_url":"https://www.academictransfer.com/285017/","display_url":"academictransfer.com/285017/","indices":[99,122]}]}</text:p>
          </table:table-cell>
          <table:table-cell table:number-columns-repeated="16366"/>
        </table:table-row>
        <table:table-row table:style-name="ro5">
          <table:table-cell office:value-type="string" table:style-name="ce4">
            <text:p>1158983130696605696</text:p>
          </table:table-cell>
          <table:table-cell office:value-type="string" table:style-name="ce5">
            <text:p>johannavdstroom</text:p>
          </table:table-cell>
          <table:table-cell office:value-type="string" table:style-name="ce6">
            <text:p>RT @pluimveesector: In nauwe samenwerking met vooraanstaande instituten zoals @WUR en @UniUtrecht werkt de vleeskuikensector continue aan verbeteringen op een groot aantal onderwerpen. https://t.co/HNbFNjqtks</text:p>
          </table:table-cell>
          <table:table-cell office:value-type="string" table:style-name="ce5">
            <text:p>Wed Aug 07 06:08:05 +0000 2019</text:p>
          </table:table-cell>
          <table:table-cell office:value-type="date" office:date-value="2019-08-07T07:08:05" table:style-name="ce7">
            <text:p>07/08/2019 07:08:05</text:p>
          </table:table-cell>
          <table:table-cell table:number-columns-repeated="4" table:style-name="ce5"/>
          <table:table-cell office:value-type="string" table:style-name="ce5">
            <text:p>2633846769</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1035151529551044609/8L_4Uuv__normal.jpg">http://pbs.twimg.com/profile_images/1035151529551044609/8L_4Uuv__normal.jpg</text:a></text:p>
          </table:table-cell>
          <table:table-cell office:value-type="float" office:value="280" table:style-name="ce5">
            <text:p>280</text:p>
          </table:table-cell>
          <table:table-cell office:value-type="float" office:value="429" table:style-name="ce5">
            <text:p>429</text:p>
          </table:table-cell>
          <table:table-cell office:value-type="string" table:style-name="ce5">
            <text:p>The Netherlands</text:p>
          </table:table-cell>
          <table:table-cell office:value-type="string" table:style-name="ce8">
            <text:p><text:a xlink:href="http://twitter.com/johannavdstroom/statuses/1158983130696605696">http://twitter.com/johannavdstroom/statuses/1158983130696605696</text:a></text:p>
          </table:table-cell>
          <table:table-cell office:value-type="string" table:style-name="ce5">
            <text:p>{"hashtags":[],"symbols":[],"user_mentions":[{"screen_name":"pluimveesector","name":"KIP IN NEDERLAND","id":1012680597439942700,"id_str":"1012680597439942658","indices":[3,18]},{"screen_name":"WUR","name":"Wageningen U&amp;R","id":20045134,"id_str":"20045134","indices":[78,82]},{"screen_name":"UniUtrecht","name":"Universiteit Utrecht","id":33548291,"id_str":"33548291","indices":[86,97]}],"urls":[]}</text:p>
          </table:table-cell>
          <table:table-cell table:number-columns-repeated="16366"/>
        </table:table-row>
        <table:table-row table:style-name="ro2">
          <table:table-cell office:value-type="string" table:style-name="ce4">
            <text:p>1158971233230307328</text:p>
          </table:table-cell>
          <table:table-cell office:value-type="string" table:style-name="ce5">
            <text:p>Daan_vanloon</text:p>
          </table:table-cell>
          <table:table-cell office:value-type="string" table:style-name="ce6">
            <text:p>RT @jeroenson: We @UniUtrechtLib @UniUtrecht zoeken een vakspecialist Digital Humanities. Wat zeg je me daarvan!</text:p>
            <text:p/>
            <text:p>https://t.co/LCI4sVYGFh</text:p>
          </table:table-cell>
          <table:table-cell office:value-type="string" table:style-name="ce5">
            <text:p>Wed Aug 07 05:20:49 +0000 2019</text:p>
          </table:table-cell>
          <table:table-cell office:value-type="date" office:date-value="2019-08-07T06:20:49" table:style-name="ce7">
            <text:p>07/08/2019 06:20:49</text:p>
          </table:table-cell>
          <table:table-cell table:number-columns-repeated="4" table:style-name="ce5"/>
          <table:table-cell office:value-type="string" table:style-name="ce5">
            <text:p>930836492301324288</text:p>
          </table:table-cell>
          <table:table-cell table:style-name="ce5"/>
          <table:table-cell office:value-type="string" table:style-name="ce5">
            <text:p>&lt;a href="http://twitter.com/download/iphone" rel="nofollow"&gt;Twitter for iPhone&lt;/a&gt;</text:p>
          </table:table-cell>
          <table:table-cell office:value-type="string" table:style-name="ce8">
            <text:p><text:a xlink:href="http://pbs.twimg.com/profile_images/930844187947425792/wV3tDdbf_normal.jpg">http://pbs.twimg.com/profile_images/930844187947425792/wV3tDdbf_normal.jpg</text:a></text:p>
          </table:table-cell>
          <table:table-cell office:value-type="float" office:value="70" table:style-name="ce5">
            <text:p>70</text:p>
          </table:table-cell>
          <table:table-cell office:value-type="float" office:value="83" table:style-name="ce5">
            <text:p>83</text:p>
          </table:table-cell>
          <table:table-cell table:style-name="ce5"/>
          <table:table-cell office:value-type="string" table:style-name="ce8">
            <text:p><text:a xlink:href="http://twitter.com/Daan_vanloon/statuses/1158971233230307328">http://twitter.com/Daan_vanloon/statuses/1158971233230307328</text:a></text:p>
          </table:table-cell>
          <table:table-cell office:value-type="string" table:style-name="ce5">
            <text:p>{"hashtags":[],"symbols":[],"user_mentions":[{"screen_name":"jeroenson","name":"Jeroen Sondervan","id":41577553,"id_str":"41577553","indices":[3,13]},{"screen_name":"UniUtrechtLib","name":"University Library","id":197366956,"id_str":"197366956","indices":[18,32]},{"screen_name":"UniUtrecht","name":"Universiteit Utrecht","id":33548291,"id_str":"33548291","indices":[33,44]}],"urls":[{"url":"https://t.co/LCI4sVYGFh","expanded_url":"https://twitter.com/academictrnsfr/status/1158664022306299904?s=21","display_url":"twitter.com/academictrnsfr…","indices":[115,138]}]}</text:p>
          </table:table-cell>
          <table:table-cell table:number-columns-repeated="16366"/>
        </table:table-row>
        <table:table-row table:style-name="ro2">
          <table:table-cell office:value-type="string" table:style-name="ce4">
            <text:p>1158967020672737281</text:p>
          </table:table-cell>
          <table:table-cell office:value-type="string" table:style-name="ce5">
            <text:p>ElbaSierraA</text:p>
          </table:table-cell>
          <table:table-cell office:value-type="string" table:style-name="ce6">
            <text:p>RT @mariadelcuy: My deepest respect to the University of Groninger that is doing its part to reduce unnecesary academic flying https://t.co/KM2OLGah4x should we follow the example @UUCopernicus @UUGlobe @UtrechtUni ?</text:p>
          </table:table-cell>
          <table:table-cell office:value-type="string" table:style-name="ce5">
            <text:p>Wed Aug 07 05:04:04 +0000 2019</text:p>
          </table:table-cell>
          <table:table-cell office:value-type="date" office:date-value="2019-08-07T06:04:04" table:style-name="ce7">
            <text:p>07/08/2019 06:04:04</text:p>
          </table:table-cell>
          <table:table-cell table:number-columns-repeated="4" table:style-name="ce5"/>
          <table:table-cell office:value-type="string" table:style-name="ce5">
            <text:p>2458263356</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1023864470974676993/M0sjAwYK_normal.jpg">http://pbs.twimg.com/profile_images/1023864470974676993/M0sjAwYK_normal.jpg</text:a></text:p>
          </table:table-cell>
          <table:table-cell office:value-type="float" office:value="28" table:style-name="ce5">
            <text:p>28</text:p>
          </table:table-cell>
          <table:table-cell office:value-type="float" office:value="332" table:style-name="ce5">
            <text:p>332</text:p>
          </table:table-cell>
          <table:table-cell office:value-type="string" table:style-name="ce5">
            <text:p>Utrecht, Nederland</text:p>
          </table:table-cell>
          <table:table-cell office:value-type="string" table:style-name="ce8">
            <text:p><text:a xlink:href="http://twitter.com/ElbaSierraA/statuses/1158967020672737281">http://twitter.com/ElbaSierraA/statuses/1158967020672737281</text:a></text:p>
          </table:table-cell>
          <table:table-cell office:value-type="string" table:style-name="ce5">
            <text:p>{"hashtags":[],"symbols":[],"user_mentions":[{"screen_name":"mariadelcuy","name":"Maria del Cuy","id":38186606,"id_str":"38186606","indices":[3,15]}],"urls":[]}</text:p>
          </table:table-cell>
          <table:table-cell table:number-columns-repeated="16366"/>
        </table:table-row>
        <table:table-row table:number-rows-repeated="2" table:style-name="ro7">
          <table:table-cell office:value-type="string" table:style-name="ce4">
            <text:p>1158851017666174979</text:p>
          </table:table-cell>
          <table:table-cell office:value-type="string" table:style-name="ce5">
            <text:p>RikyMildiner</text:p>
          </table:table-cell>
          <table:table-cell office:value-type="string" table:style-name="ce6">
            <text:p>RT @RikyMildiner: 🇳🇱Hermosa Costumbre🇳🇱</text:p>
            <text:p>🌷💡Digna de imitar💡🌷</text:p>
            <text:p/>
            <text:p>1er día de trabajo de mí hijo en @UtrechtUni haciendo Doctorado en Ciencias y estadísticas, sus Antes docentes de Maestría y Ahora compeñeros lo reciben con un ramo de flores @fransjan13 @dirkjanjanssen @NieuwenkampRoel @remilehmann https://t.co/NZb3T3f4V9</text:p>
          </table:table-cell>
          <table:table-cell office:value-type="string" table:style-name="ce5">
            <text:p>Tue Aug 06 21:23:07 +0000 2019</text:p>
          </table:table-cell>
          <table:table-cell office:value-type="date" office:date-value="2019-08-06T22:23:07" table:style-name="ce7">
            <text:p>06/08/2019 22:23:07</text:p>
          </table:table-cell>
          <table:table-cell table:number-columns-repeated="4" table:style-name="ce5"/>
          <table:table-cell office:value-type="string" table:style-name="ce5">
            <text:p>122973711</text:p>
          </table:table-cell>
          <table:table-cell table:style-name="ce5"/>
          <table:table-cell office:value-type="string" table:style-name="ce5">
            <text:p>&lt;a href="http://twitter.com/download/android" rel="nofollow"&gt;Twitter for Android&lt;/a&gt;</text:p>
          </table:table-cell>
          <table:table-cell office:value-type="string" table:style-name="ce8">
            <text:p><text:a xlink:href="http://pbs.twimg.com/profile_images/851097456117002240/Qb0bd1v8_normal.jpg">http://pbs.twimg.com/profile_images/851097456117002240/Qb0bd1v8_normal.jpg</text:a></text:p>
          </table:table-cell>
          <table:table-cell office:value-type="float" office:value="2337" table:style-name="ce5">
            <text:p>2337</text:p>
          </table:table-cell>
          <table:table-cell office:value-type="float" office:value="3742" table:style-name="ce5">
            <text:p>3742</text:p>
          </table:table-cell>
          <table:table-cell office:value-type="string" table:style-name="ce5">
            <text:p>Buenos Aires, Argentina</text:p>
          </table:table-cell>
          <table:table-cell office:value-type="string" table:style-name="ce8">
            <text:p><text:a xlink:href="http://twitter.com/RikyMildiner/statuses/1158851017666174979">http://twitter.com/RikyMildiner/statuses/1158851017666174979</text:a></text:p>
          </table:table-cell>
          <table:table-cell office:value-type="string" table:style-name="ce5">
            <text:p>{"hashtags":[],"symbols":[],"user_mentions":[{"screen_name":"RikyMildiner","name":"Riky Mildiner","id":122973711,"id_str":"122973711","indices":[3,16]},{"screen_name":"UtrechtUni","name":"Utrecht University","id":33550981,"id_str":"33550981","indices":[94,105]}],"urls":[]}</text:p>
          </table:table-cell>
          <table:table-cell table:number-columns-repeated="16366"/>
        </table:table-row>
        <table:table-row table:style-name="ro1">
          <table:table-cell table:style-name="ce9"/>
          <table:table-cell table:style-name="ce10"/>
          <table:table-cell table:style-name="ce11"/>
          <table:table-cell table:style-name="ce10"/>
          <table:table-cell table:style-name="ce12"/>
          <table:table-cell table:number-columns-repeated="10" table:style-name="ce10"/>
          <table:table-cell table:number-columns-repeated="2" table:style-name="ce13"/>
          <table:table-cell table:style-name="ce10"/>
          <table:table-cell table:number-columns-repeated="16366"/>
        </table:table-row>
        <table:table-row table:number-rows-repeated="1047625" table:style-name="ro12">
          <table:table-cell table:number-columns-repeated="16384"/>
        </table:table-row>
      </table:table>
      <table:table table:name="Dashboard" table:style-name="ta2">
        <table:table-column table:style-name="co5" table:default-cell-style-name="ce1"/>
        <table:table-column table:style-name="co6" table:default-cell-style-name="ce1"/>
        <table:table-column table:style-name="co7" table:number-columns-repeated="2"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visibility="collapse"/>
        <table:table-column table:style-name="co12" table:default-cell-style-name="ce1"/>
        <table:table-column table:style-name="co13" table:default-cell-style-name="ce1" table:visibility="collapse"/>
        <table:table-column table:style-name="co2" table:default-cell-style-name="ce1" table:visibility="collapse"/>
        <table:table-column table:style-name="co11" table:default-cell-style-name="ce1" table:visibility="collapse"/>
        <table:table-column table:style-name="co14" table:default-cell-style-name="ce1" table:visibility="collapse"/>
        <table:table-column table:style-name="co15" table:number-columns-repeated="2" table:default-cell-style-name="ce1" table:visibility="collapse"/>
        <table:table-column table:style-name="co2" table:number-columns-repeated="6" table:default-cell-style-name="ce1" table:visibility="collapse"/>
        <table:table-column table:style-name="co16" table:default-cell-style-name="ce1"/>
        <table:table-column table:style-name="co2" table:number-columns-repeated="1002" table:default-cell-style-name="ce1"/>
        <table:table-column table:style-name="co4" table:number-columns-repeated="15360" table:default-cell-style-name="ce1"/>
        <table:table-row table:style-name="ro13">
          <table:table-cell/>
          <table:table-cell office:value-type="string" table:number-columns-spanned="4" table:number-rows-spanned="2" table:style-name="ce45">
            <text:p>TAGS Archive for<text:s/></text:p>
          </table:table-cell>
          <table:covered-table-cell table:number-columns-repeated="3"/>
          <table:table-cell office:value-type="string" table:number-columns-spanned="4" table:number-rows-spanned="1" table:style-name="ce46">
            <text:p>Sheet Calculation</text:p>
          </table:table-cell>
          <table:covered-table-cell table:number-columns-repeated="3"/>
          <table:table-cell table:style-name="ce14"/>
          <table:table-cell table:style-name="ce15"/>
          <table:table-cell table:style-name="ce16"/>
          <table:table-cell table:style-name="ce17"/>
          <table:table-cell table:number-columns-repeated="3" table:style-name="ce1"/>
          <table:table-cell table:style-name="ce18"/>
          <table:table-cell table:number-columns-repeated="4" table:style-name="ce1"/>
          <table:table-cell office:value-type="string" table:content-validation-name="val1" table:style-name="ce19">
            <text:p>Off</text:p>
          </table:table-cell>
          <table:table-cell table:number-columns-repeated="16362"/>
        </table:table-row>
        <table:table-row table:style-name="ro14">
          <table:table-cell/>
          <table:covered-table-cell/>
          <table:covered-table-cell table:number-columns-repeated="3"/>
          <table:table-cell office:value-type="string" table:style-name="ce20">
            <text:p>Twitter activity - last 3 days</text:p>
          </table:table-cell>
          <table:table-cell table:number-columns-repeated="4" table:style-name="ce20"/>
          <table:table-cell office:value-type="string" table:style-name="ce21">
            <text:p>Number of links</text:p>
          </table:table-cell>
          <table:table-cell office:value-type="string" office:string-value="" table:formula="of:=IF($$dCalc=&quot;On&quot;;SUM(IF(ISERROR(FIND(&quot;https://&quot;;LOWER([Archive.$C:.$C])));0;1));&quot;&quot;)" table:number-matrix-columns-spanned="1" table:number-matrix-rows-spanned="1" table:style-name="ce1"/>
          <table:table-cell table:style-name="ce17"/>
          <table:table-cell office:value-type="string" table:style-name="ce23">
            <text:p>Tweets</text:p>
          </table:table-cell>
          <table:table-cell office:value-type="string" table:style-name="ce23">
            <text:p>Replies</text:p>
          </table:table-cell>
          <table:table-cell table:style-name="ce1"/>
          <table:table-cell table:style-name="ce24"/>
          <table:table-cell table:number-columns-repeated="2" table:style-name="ce23"/>
          <table:table-cell office:value-type="string" office:string-value="" table:formula="of:=IFERROR(__xludf.dummyfunction(&quot;IF(Dashboard!dCalc=&quot;&quot;On&quot;&quot;,QUERY(Archive!B:J,&quot;&quot; Select B, COUNT(J)  WHERE B &lt;&gt; '' GROUP BY B ORDER BY COUNT(J) desc LIMIT 10 LABEL B 'Top Tweeters', COUNT(J) 'No.'&quot;&quot;,TRUE),&quot;&quot;&quot;&quot;)&quot;);&quot;&quot;)" table:style-name="ce23"/>
          <table:table-cell table:number-columns-repeated="16364" table:style-name="ce1"/>
        </table:table-row>
        <table:table-row table:style-name="ro15">
          <table:table-cell/>
          <table:table-cell office:value-type="string" table:style-name="ce25">
            <text:p>Archive Contains</text:p>
          </table:table-cell>
          <table:table-cell office:value-type="string" table:style-name="ce25">
            <text:p>Archive Started</text:p>
          </table:table-cell>
          <table:table-cell office:value-type="string" table:style-name="ce25">
            <text:p>Last tweet</text:p>
          </table:table-cell>
          <table:table-cell table:number-columns-repeated="6" table:style-name="ce1"/>
          <table:table-cell office:value-type="string" table:style-name="ce21">
            <text:p>Number of RTs</text:p>
          </table:table-cell>
          <table:table-cell office:value-type="string" office:string-value="" table:formula="of:=IF($$dCalc=&quot;On&quot;;SUM(IF(ISERROR(FIND(&quot;RT&quot;;[Archive.$C:.$C]));0;1));&quot;&quot;)" table:number-matrix-columns-spanned="1" table:number-matrix-rows-spanned="1" table:style-name="ce1"/>
          <table:table-cell office:value-type="float" office:value="-3" table:formula="of:=ROUND([.$D$4];1)-3" table:style-name="ce12">
            <text:p>#######</text:p>
          </table:table-cell>
          <table:table-cell office:value-type="float" office:value="0" table:formula="of:=FREQUENCY([Archive.E:.E];[.M3:.M148])" table:number-matrix-columns-spanned="1" table:number-matrix-rows-spanned="147" table:style-name="ce1">
            <text:p>0</text:p>
          </table:table-cell>
          <table:table-cell office:value-type="float" office:value="0" table:formula="of:=IFERROR(__xludf.dummyfunction(&quot;FREQUENCY(FILTER(Archive!E:E,Archive!K:K&lt;&gt;&quot;&quot;&quot;&quot;),M3:M148)&quot;);0)" table:style-name="ce1">
            <text:p>0</text:p>
          </table:table-cell>
          <table:table-cell table:style-name="ce1"/>
          <table:table-cell table:style-name="ce18"/>
          <table:table-cell table:number-columns-repeated="16367" table:style-name="ce1"/>
        </table:table-row>
        <table:table-row table:style-name="ro16">
          <table:table-cell/>
          <table:table-cell table:number-columns-repeated="9" table:style-name="ce1"/>
          <table:table-cell table:style-name="ce21"/>
          <table:table-cell table:style-name="ce22"/>
          <table:table-cell office:value-type="float" office:value="-2.9791666666666665" table:formula="of:=[.M3]+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table:style-name="ce18"/>
          <table:table-cell table:number-columns-repeated="16367" table:style-name="ce1"/>
        </table:table-row>
        <table:table-row table:style-name="ro17">
          <table:table-cell/>
          <table:table-cell office:value-type="float" office:value="0" table:formula="of:=IF($$dCalc=&quot;On&quot;;IF(ISERROR([.L2]);&quot;&quot;;[.L2]&amp;&quot; Links &quot;&amp;[.L3]&amp;&quot; RTs Threads &quot;&amp;IF([.L5]&gt;0;TEXT([.L8]/[.L5];&quot;#%&quot;)&amp;&quot; (n.&quot;&amp;[.L8]&amp;&quot;)&quot;;&quot;&quot;));&quot;&quot;)" table:style-name="ce26">
            <text:p>#NAME?</text:p>
          </table:table-cell>
          <table:table-cell table:number-columns-repeated="8" table:style-name="ce1"/>
          <table:table-cell office:value-type="string" table:style-name="ce21">
            <text:p>Unique tweets</text:p>
          </table:table-cell>
          <table:table-cell office:value-type="string" office:string-value="" table:formula="of:=IFERROR(__xludf.dummyfunction(&quot;IF(Dashboard!dCalc=&quot;&quot;On&quot;&quot;,COUNTA(UNIQUE(Archive!$A:$A))-1,&quot;&quot;&quot;&quot;)&quot;);&quot;&quot;)" table:style-name="ce22"/>
          <table:table-cell office:value-type="float" office:value="-2.958333333333333" table:formula="of:=[.M4]+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table:style-name="ce18"/>
          <table:table-cell table:number-columns-repeated="16367" table:style-name="ce1"/>
        </table:table-row>
        <table:table-row table:style-name="ro18">
          <table:table-cell/>
          <table:table-cell table:style-name="ce27"/>
          <table:table-cell table:number-columns-repeated="2" table:style-name="ce28"/>
          <table:table-cell table:number-columns-repeated="6" table:style-name="ce1"/>
          <table:table-cell table:style-name="ce21"/>
          <table:table-cell table:style-name="ce29"/>
          <table:table-cell office:value-type="float" office:value="-2.9374999999999996" table:formula="of:=[.M5]+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table:style-name="ce18"/>
          <table:table-cell table:number-columns-repeated="16367" table:style-name="ce1"/>
        </table:table-row>
        <table:table-row table:style-name="ro18">
          <table:table-cell/>
          <table:table-cell table:style-name="ce1">
            <draw:frame draw:z-index="1" draw:id="id0" draw:style-name="a0" draw:name="Chart 1" svg:x="0.02083in" svg:y="0.06306in" svg:width="4.15597in" svg:height="2.96847in" style:rel-width="scale" style:rel-height="scale">
              <draw:object xlink:href="Object 1/" xlink:type="simple" xlink:show="embed" xlink:actuate="onLoad"/>
              <svg:title/>
              <svg:desc/>
            </draw:frame>
          </table:table-cell>
          <table:table-cell table:number-columns-repeated="8" table:style-name="ce1"/>
          <table:table-cell table:style-name="ce21"/>
          <table:table-cell table:style-name="ce29"/>
          <table:table-cell office:value-type="float" office:value="-2.9166666666666661" table:formula="of:=[.M6]+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table:style-name="ce18"/>
          <table:table-cell table:number-columns-repeated="16367" table:style-name="ce1"/>
        </table:table-row>
        <table:table-row table:style-name="ro18">
          <table:table-cell/>
          <table:table-cell table:number-columns-repeated="9" table:style-name="ce1"/>
          <table:table-cell office:value-type="string" table:style-name="ce21">
            <text:p>In Reply Ids</text:p>
          </table:table-cell>
          <table:table-cell office:value-type="string" office:string-value="" table:formula="of:=IF($$dCalc=&quot;On&quot;;COUNTA([Archive.$K:.$K])-1;&quot;&quot;)" table:style-name="ce1"/>
          <table:table-cell office:value-type="float" office:value="-2.8958333333333326" table:formula="of:=[.M7]+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table:style-name="ce18"/>
          <table:table-cell table:number-columns-repeated="16367" table:style-name="ce1"/>
        </table:table-row>
        <table:table-row table:style-name="ro18">
          <table:table-cell/>
          <table:table-cell table:number-columns-repeated="9" table:style-name="ce1"/>
          <table:table-cell office:value-type="string" table:style-name="ce21">
            <text:p>In Reply @s</text:p>
          </table:table-cell>
          <table:table-cell table:style-name="ce1"/>
          <table:table-cell office:value-type="float" office:value="-2.8749999999999991" table:formula="of:=[.M8]+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table:style-name="ce18"/>
          <table:table-cell table:number-columns-repeated="16367" table:style-name="ce1"/>
        </table:table-row>
        <table:table-row table:style-name="ro18">
          <table:table-cell/>
          <table:table-cell table:number-columns-repeated="9" table:style-name="ce1"/>
          <table:table-cell table:style-name="ce21"/>
          <table:table-cell table:style-name="ce22"/>
          <table:table-cell office:value-type="float" office:value="-2.8541666666666656" table:formula="of:=[.M9]+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table:style-name="ce18"/>
          <table:table-cell table:number-columns-repeated="16367" table:style-name="ce1"/>
        </table:table-row>
        <table:table-row table:style-name="ro18">
          <table:table-cell/>
          <table:table-cell table:number-columns-repeated="9" table:style-name="ce1"/>
          <table:table-cell table:style-name="ce30"/>
          <table:table-cell table:style-name="ce16"/>
          <table:table-cell office:value-type="float" office:value="-2.8333333333333321" table:formula="of:=[.M10]+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table:style-name="ce18"/>
          <table:table-cell table:number-columns-repeated="16367" table:style-name="ce1"/>
        </table:table-row>
        <table:table-row table:style-name="ro18">
          <table:table-cell/>
          <table:table-cell table:number-columns-repeated="9" table:style-name="ce1"/>
          <table:table-cell table:style-name="ce30"/>
          <table:table-cell table:style-name="ce16"/>
          <table:table-cell office:value-type="float" office:value="-2.8124999999999987" table:formula="of:=[.M11]+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table:style-name="ce18"/>
          <table:table-cell table:number-columns-repeated="16367" table:style-name="ce1"/>
        </table:table-row>
        <table:table-row table:style-name="ro18">
          <table:table-cell/>
          <table:table-cell table:number-columns-repeated="9" table:style-name="ce1"/>
          <table:table-cell table:style-name="ce30"/>
          <table:table-cell table:style-name="ce16"/>
          <table:table-cell office:value-type="float" office:value="-2.7916666666666652" table:formula="of:=[.M12]+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table:style-name="ce24"/>
          <table:table-cell table:number-columns-repeated="3" table:style-name="ce23"/>
          <table:table-cell table:number-columns-repeated="16364" table:style-name="ce1"/>
        </table:table-row>
        <table:table-row table:style-name="ro18">
          <table:table-cell/>
          <table:table-cell table:number-columns-repeated="9" table:style-name="ce1"/>
          <table:table-cell table:style-name="ce30"/>
          <table:table-cell table:style-name="ce16"/>
          <table:table-cell office:value-type="float" office:value="-2.7708333333333317" table:formula="of:=[.M13]+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table:style-name="ce24">
            <text:p>date</text:p>
          </table:table-cell>
          <table:table-cell office:value-type="string" office:string-value="" table:formula="of:=IFERROR(__xludf.dummyfunction(&quot;IF(Dashboard!dCalc=&quot;&quot;On&quot;&quot;,QUERY({Archive!A:A,Archive!E:E},&quot;&quot;SELECT COUNT(Col1), YEAR(Col2), MONTH(Col2), DAY(Col2) WHERE dateDiff(now(), Col2) &lt; 60 GROUP BY YEAR(Col2), MONTH(Col2), DAY(Col2) LABEL COUNT(Col1) 'count'&quot;&quot;),&quot;&quot;&quot;&quot;)&quot;);&quot;&quot;)" table:style-name="ce1"/>
          <table:table-cell table:number-columns-repeated="16366" table:style-name="ce1"/>
        </table:table-row>
        <table:table-row table:style-name="ro18">
          <table:table-cell/>
          <table:table-cell table:number-columns-repeated="9" table:style-name="ce1"/>
          <table:table-cell table:style-name="ce30"/>
          <table:table-cell table:style-name="ce16"/>
          <table:table-cell office:value-type="float" office:value="-2.7499999999999982" table:formula="of:=[.M14]+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formula="of:=IF([.S15:.S202]&lt;&gt;&quot;&quot;;DATE([.S15:.S202];[.T15:.T202]+1;[.U15:.U202]);&quot;&quot;)" table:number-matrix-columns-spanned="1" table:number-matrix-rows-spanned="188" table:style-name="ce18"/>
          <table:table-cell table:number-columns-repeated="16367" table:style-name="ce1"/>
        </table:table-row>
        <table:table-row table:style-name="ro18">
          <table:table-cell/>
          <table:table-cell table:number-columns-repeated="9" table:style-name="ce1"/>
          <table:table-cell table:style-name="ce30"/>
          <table:table-cell table:style-name="ce16"/>
          <table:table-cell office:value-type="float" office:value="-2.7291666666666647" table:formula="of:=[.M15]+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style-name="ce1"/>
        </table:table-row>
        <table:table-row table:style-name="ro18">
          <table:table-cell table:number-columns-repeated="5"/>
          <table:table-cell table:number-columns-repeated="5" table:style-name="ce1"/>
          <table:table-cell table:style-name="ce30"/>
          <table:table-cell table:style-name="ce16"/>
          <table:table-cell office:value-type="float" office:value="-2.7083333333333313" table:formula="of:=[.M16]+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18">
          <table:table-cell table:number-columns-repeated="5"/>
          <table:table-cell table:number-columns-repeated="5" table:style-name="ce1"/>
          <table:table-cell table:style-name="ce30"/>
          <table:table-cell table:style-name="ce16"/>
          <table:table-cell office:value-type="float" office:value="-2.6874999999999978" table:formula="of:=[.M17]+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18">
          <table:table-cell table:number-columns-repeated="5"/>
          <table:table-cell table:number-columns-repeated="5" table:style-name="ce1"/>
          <table:table-cell table:style-name="ce30"/>
          <table:table-cell table:style-name="ce16"/>
          <table:table-cell office:value-type="float" office:value="-2.6666666666666643" table:formula="of:=[.M18]+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18">
          <table:table-cell table:number-columns-repeated="5"/>
          <table:table-cell table:number-columns-repeated="5" table:style-name="ce1"/>
          <table:table-cell table:style-name="ce30"/>
          <table:table-cell table:style-name="ce16"/>
          <table:table-cell office:value-type="float" office:value="-2.6458333333333308" table:formula="of:=[.M19]+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18">
          <table:table-cell table:number-columns-repeated="5"/>
          <table:table-cell table:number-columns-repeated="5" table:style-name="ce1"/>
          <table:table-cell table:style-name="ce30"/>
          <table:table-cell table:style-name="ce16"/>
          <table:table-cell office:value-type="float" office:value="-2.6249999999999973" table:formula="of:=[.M20]+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18">
          <table:table-cell table:number-columns-repeated="5"/>
          <table:table-cell office:value-type="string" table:style-name="ce31">
            <text:p>Tweets with the most RTs from last 1-2 days</text:p>
          </table:table-cell>
          <table:table-cell office:value-type="string" table:style-name="ce32">
            <text:p>RTs</text:p>
          </table:table-cell>
          <table:table-cell table:number-columns-repeated="3" table:style-name="ce1"/>
          <table:table-cell table:style-name="ce30"/>
          <table:table-cell table:style-name="ce16"/>
          <table:table-cell office:value-type="float" office:value="-2.6041666666666639" table:formula="of:=[.M21]+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14">
          <table:table-cell table:style-name="ce1">
            <draw:frame draw:z-index="2" draw:id="id1" draw:style-name="a1" draw:name="Chart 2" svg:x="0.34375in" svg:y="0in" svg:width="5.2393in" svg:height="4.16611in" style:rel-width="scale" style:rel-height="scale">
              <draw:object xlink:href="Object 2/" xlink:type="simple" xlink:show="embed" xlink:actuate="onLoad"/>
              <svg:title/>
              <svg:desc/>
            </draw:frame>
          </table:table-cell>
          <table:table-cell table:number-columns-repeated="4"/>
          <table:table-cell office:value-type="string" office:string-value="" table:formula="of:=IFERROR(__xludf.dummyfunction(&quot;IF(Dashboard!dCalc=&quot;&quot;On&quot;&quot;,filterUnique(QUERY(Archive!A:E, &quot;&quot;SELECT A,B,C&quot;&quot;)),&quot;&quot;&quot;&quot;)&quot;);&quot;&quot;)" table:style-name="ce33"/>
          <table:table-cell table:style-name="ce34"/>
          <table:table-cell table:style-name="ce1"/>
          <table:table-cell office:value-type="string" office:string-value="" table:formula="of:=IF(LEN([.H23])&gt;0;HYPERLINK([.H23];&quot;Tweet&quot;);&quot;&quot;)" table:style-name="ce34"/>
          <table:table-cell table:style-name="ce1"/>
          <table:table-cell table:style-name="ce30"/>
          <table:table-cell table:style-name="ce16"/>
          <table:table-cell office:value-type="float" office:value="-2.5833333333333304" table:formula="of:=[.M22]+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14">
          <table:table-cell table:number-columns-repeated="5"/>
          <table:table-cell table:style-name="ce35"/>
          <table:table-cell table:style-name="ce36"/>
          <table:table-cell table:style-name="ce1"/>
          <table:table-cell office:value-type="string" office:string-value="" table:formula="of:=IF(LEN([.H24])&gt;0;HYPERLINK([.H24];&quot;Tweet&quot;);&quot;&quot;)" table:style-name="ce36"/>
          <table:table-cell table:style-name="ce1"/>
          <table:table-cell table:style-name="ce30"/>
          <table:table-cell table:style-name="ce16"/>
          <table:table-cell office:value-type="float" office:value="-2.5624999999999969" table:formula="of:=[.M23]+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14">
          <table:table-cell table:number-columns-repeated="5"/>
          <table:table-cell table:style-name="ce37"/>
          <table:table-cell table:style-name="ce34"/>
          <table:table-cell table:style-name="ce1"/>
          <table:table-cell office:value-type="string" office:string-value="" table:formula="of:=IF(LEN([.H25])&gt;0;HYPERLINK([.H25];&quot;Tweet&quot;);&quot;&quot;)" table:style-name="ce34"/>
          <table:table-cell table:style-name="ce1"/>
          <table:table-cell table:style-name="ce30"/>
          <table:table-cell table:style-name="ce16"/>
          <table:table-cell office:value-type="float" office:value="-2.5416666666666634" table:formula="of:=[.M24]+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14">
          <table:table-cell table:number-columns-repeated="5"/>
          <table:table-cell table:style-name="ce35"/>
          <table:table-cell table:style-name="ce36"/>
          <table:table-cell table:style-name="ce1"/>
          <table:table-cell office:value-type="string" office:string-value="" table:formula="of:=IF(LEN([.H26])&gt;0;HYPERLINK([.H26];&quot;Tweet&quot;);&quot;&quot;)" table:style-name="ce36"/>
          <table:table-cell table:style-name="ce1"/>
          <table:table-cell table:style-name="ce30"/>
          <table:table-cell table:style-name="ce16"/>
          <table:table-cell office:value-type="float" office:value="-2.5208333333333299" table:formula="of:=[.M25]+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14">
          <table:table-cell table:number-columns-repeated="5"/>
          <table:table-cell table:style-name="ce37"/>
          <table:table-cell table:style-name="ce34"/>
          <table:table-cell table:style-name="ce1"/>
          <table:table-cell office:value-type="string" office:string-value="" table:formula="of:=IF(LEN([.H27])&gt;0;HYPERLINK([.H27];&quot;Tweet&quot;);&quot;&quot;)" table:style-name="ce34"/>
          <table:table-cell table:style-name="ce1"/>
          <table:table-cell table:style-name="ce30"/>
          <table:table-cell table:style-name="ce16"/>
          <table:table-cell office:value-type="float" office:value="-2.4999999999999964" table:formula="of:=[.M26]+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14">
          <table:table-cell table:number-columns-repeated="5"/>
          <table:table-cell table:style-name="ce35"/>
          <table:table-cell table:style-name="ce36"/>
          <table:table-cell table:style-name="ce1"/>
          <table:table-cell office:value-type="string" office:string-value="" table:formula="of:=IF(LEN([.H28])&gt;0;HYPERLINK([.H28];&quot;Tweet&quot;);&quot;&quot;)" table:style-name="ce36"/>
          <table:table-cell table:style-name="ce1"/>
          <table:table-cell table:style-name="ce30"/>
          <table:table-cell table:style-name="ce16"/>
          <table:table-cell office:value-type="float" office:value="-2.479166666666663" table:formula="of:=[.M27]+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14">
          <table:table-cell table:number-columns-repeated="5"/>
          <table:table-cell table:style-name="ce37"/>
          <table:table-cell table:style-name="ce34"/>
          <table:table-cell table:style-name="ce1"/>
          <table:table-cell office:value-type="string" office:string-value="" table:formula="of:=IF(LEN([.H29])&gt;0;HYPERLINK([.H29];&quot;Tweet&quot;);&quot;&quot;)" table:style-name="ce34"/>
          <table:table-cell table:style-name="ce1"/>
          <table:table-cell table:style-name="ce30"/>
          <table:table-cell table:style-name="ce16"/>
          <table:table-cell office:value-type="float" office:value="-2.4583333333333295" table:formula="of:=[.M28]+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14">
          <table:table-cell table:number-columns-repeated="5"/>
          <table:table-cell table:style-name="ce35"/>
          <table:table-cell table:style-name="ce36"/>
          <table:table-cell table:style-name="ce1"/>
          <table:table-cell office:value-type="string" office:string-value="" table:formula="of:=IF(LEN([.H30])&gt;0;HYPERLINK([.H30];&quot;Tweet&quot;);&quot;&quot;)" table:style-name="ce36"/>
          <table:table-cell table:style-name="ce1"/>
          <table:table-cell table:style-name="ce30"/>
          <table:table-cell table:style-name="ce16"/>
          <table:table-cell office:value-type="float" office:value="-2.437499999999996" table:formula="of:=[.M29]+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14">
          <table:table-cell table:number-columns-repeated="5"/>
          <table:table-cell table:style-name="ce37"/>
          <table:table-cell table:style-name="ce34"/>
          <table:table-cell table:style-name="ce1"/>
          <table:table-cell office:value-type="string" office:string-value="" table:formula="of:=IF(LEN([.H31])&gt;0;HYPERLINK([.H31];&quot;Tweet&quot;);&quot;&quot;)" table:style-name="ce34"/>
          <table:table-cell table:style-name="ce1"/>
          <table:table-cell table:style-name="ce30"/>
          <table:table-cell table:style-name="ce16"/>
          <table:table-cell office:value-type="float" office:value="-2.4166666666666625" table:formula="of:=[.M30]+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14">
          <table:table-cell table:number-columns-repeated="5"/>
          <table:table-cell table:style-name="ce35"/>
          <table:table-cell table:style-name="ce36"/>
          <table:table-cell table:style-name="ce1"/>
          <table:table-cell office:value-type="string" office:string-value="" table:formula="of:=IF(LEN([.H32])&gt;0;HYPERLINK([.H32];&quot;Tweet&quot;);&quot;&quot;)" table:style-name="ce36"/>
          <table:table-cell table:style-name="ce1"/>
          <table:table-cell table:style-name="ce30"/>
          <table:table-cell table:style-name="ce16"/>
          <table:table-cell office:value-type="float" office:value="-2.395833333333329" table:formula="of:=[.M31]+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14">
          <table:table-cell/>
          <table:table-cell table:number-columns-repeated="4" table:style-name="ce1"/>
          <table:table-cell table:style-name="ce37"/>
          <table:table-cell table:style-name="ce34"/>
          <table:table-cell table:style-name="ce1"/>
          <table:table-cell office:value-type="string" office:string-value="" table:formula="of:=IF(LEN([.H33])&gt;0;HYPERLINK([.H33];&quot;Tweet&quot;);&quot;&quot;)" table:style-name="ce34"/>
          <table:table-cell table:style-name="ce1"/>
          <table:table-cell table:style-name="ce30"/>
          <table:table-cell table:style-name="ce16"/>
          <table:table-cell office:value-type="float" office:value="-2.3749999999999956" table:formula="of:=[.M32]+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14">
          <table:table-cell/>
          <table:table-cell table:number-columns-repeated="4" table:style-name="ce1"/>
          <table:table-cell table:style-name="ce35"/>
          <table:table-cell table:style-name="ce36"/>
          <table:table-cell table:style-name="ce1"/>
          <table:table-cell office:value-type="string" office:string-value="" table:formula="of:=IF(LEN([.H34])&gt;0;HYPERLINK([.H34];&quot;Tweet&quot;);&quot;&quot;)" table:style-name="ce36"/>
          <table:table-cell table:style-name="ce1"/>
          <table:table-cell table:style-name="ce38"/>
          <table:table-cell table:style-name="ce16"/>
          <table:table-cell office:value-type="float" office:value="-2.3541666666666621" table:formula="of:=[.M33]+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19">
          <table:table-cell/>
          <table:table-cell table:number-columns-repeated="9" table:style-name="ce1"/>
          <table:table-cell table:style-name="ce38"/>
          <table:table-cell table:style-name="ce39"/>
          <table:table-cell office:value-type="float" office:value="-2.3333333333333286" table:formula="of:=[.M34]+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0">
          <table:table-cell/>
          <table:table-cell table:number-columns-repeated="9" table:style-name="ce1"/>
          <table:table-cell table:style-name="ce38"/>
          <table:table-cell table:style-name="ce39"/>
          <table:table-cell office:value-type="float" office:value="-2.3124999999999951" table:formula="of:=[.M35]+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0">
          <table:table-cell/>
          <table:table-cell table:number-columns-repeated="9" table:style-name="ce1"/>
          <table:table-cell table:style-name="ce38"/>
          <table:table-cell table:style-name="ce39"/>
          <table:table-cell office:value-type="float" office:value="-2.2916666666666616" table:formula="of:=[.M36]+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0">
          <table:table-cell/>
          <table:table-cell table:number-columns-repeated="3" table:style-name="ce1"/>
          <table:table-cell table:style-name="ce17"/>
          <table:table-cell table:style-name="ce40"/>
          <table:table-cell table:style-name="ce34"/>
          <table:table-cell table:number-columns-repeated="3" table:style-name="ce1"/>
          <table:table-cell table:style-name="ce38"/>
          <table:table-cell table:style-name="ce39"/>
          <table:table-cell office:value-type="float" office:value="-2.2708333333333282" table:formula="of:=[.M37]+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1">
          <table:table-cell/>
          <table:table-cell office:value-type="string" table:style-name="ce41">
            <text:p>Web views</text:p>
          </table:table-cell>
          <table:table-cell office:value-type="string" table:style-name="ce2">
            <text:p/>
          </table:table-cell>
          <table:table-cell table:number-columns-repeated="2" table:style-name="ce1"/>
          <table:table-cell table:style-name="ce42"/>
          <table:table-cell table:style-name="ce43"/>
          <table:table-cell table:number-columns-repeated="3" table:style-name="ce1"/>
          <table:table-cell table:style-name="ce38"/>
          <table:table-cell table:style-name="ce39"/>
          <table:table-cell office:value-type="float" office:value="-2.2499999999999947" table:formula="of:=[.M38]+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1">
          <table:table-cell/>
          <table:table-cell table:style-name="ce1"/>
          <table:table-cell table:style-name="ce3"/>
          <table:table-cell table:number-columns-repeated="2" table:style-name="ce1"/>
          <table:table-cell table:style-name="ce42"/>
          <table:table-cell table:style-name="ce43"/>
          <table:table-cell table:number-columns-repeated="3" table:style-name="ce1"/>
          <table:table-cell table:style-name="ce38"/>
          <table:table-cell table:style-name="ce39"/>
          <table:table-cell office:value-type="float" office:value="-2.2291666666666612" table:formula="of:=[.M39]+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1">
          <table:table-cell/>
          <table:table-cell table:style-name="ce1"/>
          <table:table-cell office:value-type="string" table:style-name="ce2">
            <text:p/>
          </table:table-cell>
          <table:table-cell table:number-columns-repeated="2" table:style-name="ce1"/>
          <table:table-cell table:style-name="ce42"/>
          <table:table-cell table:style-name="ce43"/>
          <table:table-cell table:number-columns-repeated="3" table:style-name="ce1"/>
          <table:table-cell table:style-name="ce38"/>
          <table:table-cell table:style-name="ce39"/>
          <table:table-cell office:value-type="float" office:value="-2.2083333333333277" table:formula="of:=[.M40]+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19" table:visibility="collapse">
          <table:table-cell/>
          <table:table-cell table:number-columns-repeated="4" table:style-name="ce1"/>
          <table:table-cell table:style-name="ce42"/>
          <table:table-cell table:style-name="ce43"/>
          <table:table-cell table:number-columns-repeated="3" table:style-name="ce1"/>
          <table:table-cell table:style-name="ce38"/>
          <table:table-cell table:style-name="ce39"/>
          <table:table-cell office:value-type="float" office:value="-2.1874999999999942" table:formula="of:=[.M41]+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19" table:visibility="collapse">
          <table:table-cell/>
          <table:table-cell table:number-columns-repeated="4" table:style-name="ce1"/>
          <table:table-cell table:style-name="ce42"/>
          <table:table-cell table:style-name="ce43"/>
          <table:table-cell table:number-columns-repeated="3" table:style-name="ce1"/>
          <table:table-cell table:style-name="ce38"/>
          <table:table-cell table:style-name="ce39"/>
          <table:table-cell office:value-type="float" office:value="-2.1666666666666607" table:formula="of:=[.M42]+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19" table:visibility="collapse">
          <table:table-cell/>
          <table:table-cell table:number-columns-repeated="4" table:style-name="ce1"/>
          <table:table-cell table:style-name="ce42"/>
          <table:table-cell table:style-name="ce43"/>
          <table:table-cell table:number-columns-repeated="3" table:style-name="ce1"/>
          <table:table-cell table:style-name="ce38"/>
          <table:table-cell table:style-name="ce39"/>
          <table:table-cell office:value-type="float" office:value="-2.1458333333333273" table:formula="of:=[.M43]+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19" table:visibility="collapse">
          <table:table-cell/>
          <table:table-cell table:number-columns-repeated="4" table:style-name="ce1"/>
          <table:table-cell table:style-name="ce42"/>
          <table:table-cell table:style-name="ce43"/>
          <table:table-cell table:number-columns-repeated="3" table:style-name="ce1"/>
          <table:table-cell table:style-name="ce38"/>
          <table:table-cell table:style-name="ce39"/>
          <table:table-cell office:value-type="float" office:value="-2.1249999999999938" table:formula="of:=[.M44]+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table-cell table:number-columns-repeated="9" table:style-name="ce1"/>
          <table:table-cell table:style-name="ce38"/>
          <table:table-cell table:style-name="ce39"/>
          <table:table-cell office:value-type="float" office:value="-2.1041666666666603" table:formula="of:=[.M45]+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table-cell table:number-columns-repeated="9" table:style-name="ce1"/>
          <table:table-cell table:style-name="ce38"/>
          <table:table-cell table:style-name="ce39"/>
          <table:table-cell office:value-type="float" office:value="-2.0833333333333268" table:formula="of:=[.M46]+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table-cell table:number-columns-repeated="9" table:style-name="ce1"/>
          <table:table-cell table:style-name="ce38"/>
          <table:table-cell table:style-name="ce39"/>
          <table:table-cell office:value-type="float" office:value="-2.0624999999999933" table:formula="of:=[.M47]+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2.0416666666666599" table:formula="of:=[.M48]+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2.0208333333333264" table:formula="of:=[.M49]+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1.9999999999999931" table:formula="of:=[.M50]+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1.9791666666666599" table:formula="of:=[.M51]+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1.9583333333333266" table:formula="of:=[.M52]+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1.9374999999999933" table:formula="of:=[.M53]+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1.9166666666666601" table:formula="of:=[.M54]+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1.8958333333333268" table:formula="of:=[.M55]+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1.8749999999999936" table:formula="of:=[.M56]+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1.8541666666666603" table:formula="of:=[.M57]+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1.833333333333327" table:formula="of:=[.M58]+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1.8124999999999938" table:formula="of:=[.M59]+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1.7916666666666605" table:formula="of:=[.M60]+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1.7708333333333273" table:formula="of:=[.M61]+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1.749999999999994" table:formula="of:=[.M62]+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1.7291666666666607" table:formula="of:=[.M63]+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1.7083333333333275" table:formula="of:=[.M64]+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1.6874999999999942" table:formula="of:=[.M65]+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1.666666666666661" table:formula="of:=[.M66]+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1.6458333333333277" table:formula="of:=[.M67]+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1.6249999999999944" table:formula="of:=[.M68]+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1.6041666666666612" table:formula="of:=[.M69]+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1.5833333333333279" table:formula="of:=[.M70]+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1.5624999999999947" table:formula="of:=[.M71]+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1.5416666666666614" table:formula="of:=[.M72]+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1.5208333333333282" table:formula="of:=[.M73]+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1.4999999999999949" table:formula="of:=[.M74]+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1.4791666666666616" table:formula="of:=[.M75]+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1.4583333333333284" table:formula="of:=[.M76]+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1.4374999999999951" table:formula="of:=[.M77]+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1.4166666666666619" table:formula="of:=[.M78]+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1.3958333333333286" table:formula="of:=[.M79]+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1.3749999999999953" table:formula="of:=[.M80]+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1.3541666666666621" table:formula="of:=[.M81]+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1.3333333333333288" table:formula="of:=[.M82]+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1.3124999999999956" table:formula="of:=[.M83]+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1.2916666666666623" table:formula="of:=[.M84]+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1.270833333333329" table:formula="of:=[.M85]+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1.2499999999999958" table:formula="of:=[.M86]+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1.2291666666666625" table:formula="of:=[.M87]+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1.2083333333333293" table:formula="of:=[.M88]+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1.187499999999996" table:formula="of:=[.M89]+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1.1666666666666627" table:formula="of:=[.M90]+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1.1458333333333295" table:formula="of:=[.M91]+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1.1249999999999962" table:formula="of:=[.M92]+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1.104166666666663" table:formula="of:=[.M93]+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1.0833333333333297" table:formula="of:=[.M94]+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1.0624999999999964" table:formula="of:=[.M95]+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1.0416666666666632" table:formula="of:=[.M96]+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1.0208333333333299" table:formula="of:=[.M97]+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0.99999999999999656" table:formula="of:=[.M98]+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0.97916666666666319" table:formula="of:=[.M99]+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0.95833333333332982" table:formula="of:=[.M100]+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0.93749999999999645" table:formula="of:=[.M101]+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0.91666666666666308" table:formula="of:=[.M102]+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0.89583333333332971" table:formula="of:=[.M103]+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0.87499999999999634" table:formula="of:=[.M104]+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0.85416666666666297" table:formula="of:=[.M105]+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0.8333333333333296" table:formula="of:=[.M106]+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0.81249999999999623" table:formula="of:=[.M107]+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0.79166666666666285" table:formula="of:=[.M108]+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0.77083333333332948" table:formula="of:=[.M109]+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0.74999999999999611" table:formula="of:=[.M110]+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0.72916666666666274" table:formula="of:=[.M111]+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0.70833333333332937" table:formula="of:=[.M112]+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0.687499999999996" table:formula="of:=[.M113]+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0.66666666666666263" table:formula="of:=[.M114]+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0.64583333333332926" table:formula="of:=[.M115]+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0.62499999999999589" table:formula="of:=[.M116]+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0.60416666666666252" table:formula="of:=[.M117]+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0.58333333333332915" table:formula="of:=[.M118]+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0.56249999999999578" table:formula="of:=[.M119]+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0.54166666666666241" table:formula="of:=[.M120]+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0.52083333333332904" table:formula="of:=[.M121]+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0.49999999999999573" table:formula="of:=[.M122]+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0.47916666666666241" table:formula="of:=[.M123]+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0.4583333333333291" table:formula="of:=[.M124]+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0.43749999999999578" table:formula="of:=[.M125]+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0.41666666666666247" table:formula="of:=[.M126]+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0.39583333333332915" table:formula="of:=[.M127]+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0.37499999999999584" table:formula="of:=[.M128]+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0.35416666666666252" table:formula="of:=[.M129]+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0.33333333333332921" table:formula="of:=[.M130]+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0.31249999999999589" table:formula="of:=[.M131]+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0.29166666666666258" table:formula="of:=[.M132]+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0.27083333333332926" table:formula="of:=[.M133]+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0.24999999999999592" table:formula="of:=[.M134]+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0.22916666666666258" table:formula="of:=[.M135]+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0.20833333333332923" table:formula="of:=[.M136]+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0.18749999999999589" table:formula="of:=[.M137]+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0.16666666666666255" table:formula="of:=[.M138]+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0.14583333333332921" table:formula="of:=[.M139]+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0.12499999999999588" table:formula="of:=[.M140]+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0.10416666666666255" table:formula="of:=[.M141]+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8.3333333333329221E-2" table:formula="of:=[.M142]+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6.2499999999995892E-2" table:formula="of:=[.M143]+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4.1666666666662563E-2" table:formula="of:=[.M144]+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float" office:value="-2.0833333333329231E-2" table:formula="of:=[.M145]+1/48" table:style-name="ce12">
            <text:p>#######</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time" office:time-value="PT0H0M0S" table:formula="of:=[.M146]+1/48" table:style-name="ce12">
            <text:p>00/01/1900 00:00:00</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office:value-type="time" office:time-value="PT0H30M0S" table:formula="of:=[.M147]+1/48" table:style-name="ce12">
            <text:p>00/01/1900 00:30:00</text:p>
          </table:table-cell>
          <table:table-cell office:value-type="float" office:value="0" table:style-name="ce1">
            <text:p>0</text:p>
          </table:table-cell>
          <table:table-cell office:value-type="float" office:value="0" table:formula="of:=IFERROR(__xludf.dummyfunction(&quot;&quot;&quot;COMPUTED_VALUE&quot;&quot;&quot;);0)" table:style-name="ce1">
            <text:p>0</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table:style-name="ce17"/>
          <table:table-cell office:value-type="float" office:value="949" table:style-name="ce1">
            <text:p>949</text:p>
          </table:table-cell>
          <table:table-cell office:value-type="float" office:value="148" table:formula="of:=IFERROR(__xludf.dummyfunction(&quot;&quot;&quot;COMPUTED_VALUE&quot;&quot;&quot;);148)" table:style-name="ce1">
            <text:p>148</text:p>
          </table:table-cell>
          <table:table-cell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38"/>
          <table:table-cell table:style-name="ce39"/>
          <table:table-cell table:style-name="ce17"/>
          <table:table-cell table:number-columns-repeated="3"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44"/>
          <table:table-cell table:style-name="ce1"/>
          <table:table-cell table:style-name="ce17"/>
          <table:table-cell table:number-columns-repeated="3"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44"/>
          <table:table-cell table:style-name="ce1"/>
          <table:table-cell table:style-name="ce17"/>
          <table:table-cell table:number-columns-repeated="3"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44"/>
          <table:table-cell table:style-name="ce1"/>
          <table:table-cell table:style-name="ce17"/>
          <table:table-cell table:number-columns-repeated="3"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44"/>
          <table:table-cell table:style-name="ce1"/>
          <table:table-cell table:style-name="ce17"/>
          <table:table-cell table:number-columns-repeated="3"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44"/>
          <table:table-cell table:style-name="ce1"/>
          <table:table-cell table:style-name="ce17"/>
          <table:table-cell table:number-columns-repeated="3"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44"/>
          <table:table-cell table:style-name="ce1"/>
          <table:table-cell table:style-name="ce17"/>
          <table:table-cell table:number-columns-repeated="3"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44"/>
          <table:table-cell table:style-name="ce1"/>
          <table:table-cell table:style-name="ce17"/>
          <table:table-cell table:number-columns-repeated="3"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44"/>
          <table:table-cell table:style-name="ce1"/>
          <table:table-cell table:style-name="ce17"/>
          <table:table-cell table:number-columns-repeated="3"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44"/>
          <table:table-cell table:style-name="ce1"/>
          <table:table-cell table:style-name="ce17"/>
          <table:table-cell table:number-columns-repeated="3"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44"/>
          <table:table-cell table:style-name="ce1"/>
          <table:table-cell table:style-name="ce17"/>
          <table:table-cell table:number-columns-repeated="3"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44"/>
          <table:table-cell table:style-name="ce1"/>
          <table:table-cell table:style-name="ce17"/>
          <table:table-cell table:number-columns-repeated="3"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44"/>
          <table:table-cell table:style-name="ce1"/>
          <table:table-cell table:style-name="ce17"/>
          <table:table-cell table:number-columns-repeated="3"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44"/>
          <table:table-cell table:style-name="ce1"/>
          <table:table-cell table:style-name="ce17"/>
          <table:table-cell table:number-columns-repeated="3"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44"/>
          <table:table-cell table:style-name="ce1"/>
          <table:table-cell table:style-name="ce17"/>
          <table:table-cell table:number-columns-repeated="3"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44"/>
          <table:table-cell table:style-name="ce1"/>
          <table:table-cell table:style-name="ce17"/>
          <table:table-cell table:number-columns-repeated="3"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44"/>
          <table:table-cell table:style-name="ce1"/>
          <table:table-cell table:style-name="ce17"/>
          <table:table-cell table:number-columns-repeated="3"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44"/>
          <table:table-cell table:style-name="ce1"/>
          <table:table-cell table:style-name="ce17"/>
          <table:table-cell table:number-columns-repeated="3"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44"/>
          <table:table-cell table:style-name="ce1"/>
          <table:table-cell table:style-name="ce17"/>
          <table:table-cell table:number-columns-repeated="3"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44"/>
          <table:table-cell table:style-name="ce1"/>
          <table:table-cell table:style-name="ce17"/>
          <table:table-cell table:number-columns-repeated="3"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44"/>
          <table:table-cell table:style-name="ce1"/>
          <table:table-cell table:style-name="ce17"/>
          <table:table-cell table:number-columns-repeated="3"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44"/>
          <table:table-cell table:style-name="ce1"/>
          <table:table-cell table:style-name="ce17"/>
          <table:table-cell table:number-columns-repeated="3"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44"/>
          <table:table-cell table:style-name="ce1"/>
          <table:table-cell table:style-name="ce17"/>
          <table:table-cell table:number-columns-repeated="3"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44"/>
          <table:table-cell table:style-name="ce1"/>
          <table:table-cell table:style-name="ce17"/>
          <table:table-cell table:number-columns-repeated="3"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44"/>
          <table:table-cell table:style-name="ce1"/>
          <table:table-cell table:style-name="ce17"/>
          <table:table-cell table:number-columns-repeated="3"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44"/>
          <table:table-cell table:style-name="ce1"/>
          <table:table-cell table:style-name="ce17"/>
          <table:table-cell table:number-columns-repeated="3"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44"/>
          <table:table-cell table:style-name="ce1"/>
          <table:table-cell table:style-name="ce17"/>
          <table:table-cell table:number-columns-repeated="3"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44"/>
          <table:table-cell table:style-name="ce1"/>
          <table:table-cell table:style-name="ce17"/>
          <table:table-cell table:number-columns-repeated="3"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44"/>
          <table:table-cell table:style-name="ce1"/>
          <table:table-cell table:style-name="ce17"/>
          <table:table-cell table:number-columns-repeated="3"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44"/>
          <table:table-cell table:style-name="ce1"/>
          <table:table-cell table:style-name="ce17"/>
          <table:table-cell table:number-columns-repeated="3"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44"/>
          <table:table-cell table:style-name="ce1"/>
          <table:table-cell table:style-name="ce17"/>
          <table:table-cell table:number-columns-repeated="3"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44"/>
          <table:table-cell table:style-name="ce1"/>
          <table:table-cell table:style-name="ce17"/>
          <table:table-cell table:number-columns-repeated="3"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44"/>
          <table:table-cell table:style-name="ce1"/>
          <table:table-cell table:style-name="ce17"/>
          <table:table-cell table:number-columns-repeated="3"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44"/>
          <table:table-cell table:style-name="ce1"/>
          <table:table-cell table:style-name="ce17"/>
          <table:table-cell table:number-columns-repeated="3"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44"/>
          <table:table-cell table:style-name="ce1"/>
          <table:table-cell table:style-name="ce17"/>
          <table:table-cell table:number-columns-repeated="3"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44"/>
          <table:table-cell table:style-name="ce1"/>
          <table:table-cell table:style-name="ce17"/>
          <table:table-cell table:number-columns-repeated="3"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44"/>
          <table:table-cell table:style-name="ce1"/>
          <table:table-cell table:style-name="ce17"/>
          <table:table-cell table:number-columns-repeated="3"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44"/>
          <table:table-cell table:style-name="ce1"/>
          <table:table-cell table:style-name="ce17"/>
          <table:table-cell table:number-columns-repeated="3"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44"/>
          <table:table-cell table:style-name="ce1"/>
          <table:table-cell table:style-name="ce17"/>
          <table:table-cell table:number-columns-repeated="3"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44"/>
          <table:table-cell table:style-name="ce1"/>
          <table:table-cell table:style-name="ce17"/>
          <table:table-cell table:number-columns-repeated="3"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44"/>
          <table:table-cell table:style-name="ce1"/>
          <table:table-cell table:style-name="ce17"/>
          <table:table-cell table:number-columns-repeated="3"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44"/>
          <table:table-cell table:style-name="ce1"/>
          <table:table-cell table:style-name="ce17"/>
          <table:table-cell table:number-columns-repeated="3"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44"/>
          <table:table-cell table:style-name="ce1"/>
          <table:table-cell table:style-name="ce17"/>
          <table:table-cell table:number-columns-repeated="3"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44"/>
          <table:table-cell table:style-name="ce1"/>
          <table:table-cell table:style-name="ce17"/>
          <table:table-cell table:number-columns-repeated="3"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44"/>
          <table:table-cell table:style-name="ce1"/>
          <table:table-cell table:style-name="ce17"/>
          <table:table-cell table:number-columns-repeated="3"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44"/>
          <table:table-cell table:style-name="ce1"/>
          <table:table-cell table:style-name="ce17"/>
          <table:table-cell table:number-columns-repeated="3"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44"/>
          <table:table-cell table:style-name="ce1"/>
          <table:table-cell table:style-name="ce17"/>
          <table:table-cell table:number-columns-repeated="3"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44"/>
          <table:table-cell table:style-name="ce1"/>
          <table:table-cell table:style-name="ce17"/>
          <table:table-cell table:number-columns-repeated="3"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44"/>
          <table:table-cell table:style-name="ce1"/>
          <table:table-cell table:style-name="ce17"/>
          <table:table-cell table:number-columns-repeated="3"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44"/>
          <table:table-cell table:style-name="ce1"/>
          <table:table-cell table:style-name="ce17"/>
          <table:table-cell table:number-columns-repeated="3"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44"/>
          <table:table-cell table:style-name="ce1"/>
          <table:table-cell table:style-name="ce17"/>
          <table:table-cell table:number-columns-repeated="3"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44"/>
          <table:table-cell table:style-name="ce1"/>
          <table:table-cell table:style-name="ce17"/>
          <table:table-cell table:number-columns-repeated="3" table:style-name="ce1"/>
          <table:table-cell office:value-type="string" office:string-value="" table:style-name="ce1"/>
          <table:table-cell table:number-columns-repeated="16367"/>
        </table:table-row>
        <table:table-row table:style-name="ro22" table:visibility="collapse">
          <table:table-cell table:number-columns-repeated="10"/>
          <table:table-cell table:style-name="ce44"/>
          <table:table-cell table:style-name="ce1"/>
          <table:table-cell table:style-name="ce17"/>
          <table:table-cell table:number-columns-repeated="3" table:style-name="ce1"/>
          <table:table-cell office:value-type="string" office:string-value="" table:style-name="ce1"/>
          <table:table-cell table:number-columns-repeated="16367"/>
        </table:table-row>
        <table:table-row table:number-rows-repeated="1048374" table:style-name="ro12">
          <table:table-cell table:number-columns-repeated="16384"/>
        </table:table-row>
        <table:named-expressions>
          <table:named-range table:name="dCalc" table:cell-range-address="Dashboard.$V$1" table:base-cell-address="Dashboard.$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Roboto" svg:font-family="Roboto"/>
    <style:font-face style:name="Cambria" svg:font-family="Cambria"/>
    <style:font-face style:name="Trebuchet MS" svg:font-family="&quot;Trebuchet MS&quot;"/>
  </office:font-face-decls>
  <office:styles>
    <number:number-style style:name="N0">
      <number:number number:min-integer-digits="1"/>
    </number:number-style>
    <number:text-style style:name="N30">
      <number:text-content/>
    </number:text-style>
    <number:date-style style:name="N36">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number:date-style style:name="N37">
      <number:day number:style="long"/>
      <number:text>/</number:text>
      <number:month number:style="long"/>
      <number:text>/</number:text>
      <number:year number:style="long"/>
    </number:date-style>
    <number:date-style style:name="N39">
      <number:month/>
      <number:text>/</number:text>
      <number:day/>
      <number:text>/</number:text>
      <number:year number:style="long"/>
      <number:text> </number:text>
      <number:hours/>
      <number:text>:</number:text>
      <number:minutes number:style="long"/>
      <number:text>:</number:text>
      <number:seconds number:style="long"/>
    </number:date-style>
    <number:date-style style:name="N40">
      <number:day/>
      <number:text>/</number:text>
      <number:month/>
      <number:text>/</number:text>
      <number:year/>
    </number:date-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ConditionalStyle_1" style:family="table-cell" style:data-style-name="N0">
      <style:table-cell-properties style:vertical-align="automatic" fo:background-color="#40E118"/>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901</meta:generator>
    <dc:creator>Maranke</dc:creator>
    <meta:creation-date>2019-08-20T08:00:13Z</meta:creation-date>
    <dc:date>2019-08-20T08:00:14Z</dc:date>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date-style style:name="N36" number:language="en" number:country="US" number:transliteration-format="1" number:transliteration-language="en" number:transliteration-country="US" number:transliteration-style="short">
      <number:month number:style="long"/>
      <number:text>/</number:text>
      <number:day number:style="long"/>
      <number:text>/</number:text>
      <number:year number:style="long"/>
    </number:date-style>
    <style:style style:family="chart" style:name="Plt0">
      <style:chart-properties chart:three-dimensional="false" chart:deep="false" chart:vertical="tru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0694in" svg:stroke-color="#b7b7b7" svg:stroke-opacity="100%" draw:stroke-linejoin="round" svg:stroke-linecap="butt"/>
    </style:style>
    <style:style style:family="chart" style:name="Crt0">
      <style:chart-properties chart:three-dimensional="false" chart:deep="false" chart:vertical="true" chart:connect-bars="false" chart:stacked="false" chart:percentage="false"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0" chart:overlap="0" chart:link-data-style-to-source="false" chart:visible="true" chart:logarithmic="false" chart:minimum="0" chart:origin="0" chart:tick-marks-major-inner="true" chart:tick-marks-major-outer="true" chart:tick-marks-minor-inner="true" chart:tick-marks-minor-outer="true" chart:display-label="true" chart:axis-label-position="near-axis" chart:axis-position="end"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6">
      <style:chart-properties chart:link-data-style-to-source="true" chart:visible="true" chart:logarithmic="false" chart:tick-marks-major-inner="true" chart:tick-marks-major-outer="true" chart:tick-marks-minor-inner="true" chart:tick-marks-minor-outer="true" chart:display-label="true" chart:axis-label-position="near-axis" chart:axis-position="0" chart:reverse-direc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13.73pt" svg:width="299.2299212598425pt" chart:style-name="Crt0">
        <chart:plot-area chart:style-name="Plt0">
          <chart:axis chart:dimension="y" chart:name="primary-y" chart:style-name="Axs0">
            <chart:grid chart:class="major" chart:style-name="GMa0"/>
          </chart:axis>
          <chart:axis chart:dimension="x" chart:name="primary-x" chart:style-name="Axs1"/>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0694in" svg:stroke-color="#b7b7b7"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connect-bars="false"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origin="0" chart:tick-marks-major-inner="true" chart:tick-marks-major-outer="true" chart:tick-marks-minor-inner="true" chart:tick-marks-minor-outer="true" chart:display-label="true" chart:axis-label-position="near-axis" chart:axis-position="0"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true" chart:visible="true" chart:logarithmic="false" chart:origin="0" chart:tick-marks-major-inner="true" chart:tick-marks-major-outer="true" chart:tick-marks-minor-inner="true" chart:tick-marks-minor-outer="true" chart:display-label="true" chart:axis-label-position="near-axis" chart:axis-position="0"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2778in" chart:symbol-height="0.02778in" chart:connect-bars="false" chart:solid-type="cuboid" chart:stacked="false" chart:percentage="false"/>
      <style:graphic-properties draw:fill="none" draw:stroke="solid" svg:stroke-width="0.02087in" svg:stroke-color="#3366cc" svg:stroke-opacity="100%" draw:stroke-linejoin="round" svg:stroke-linecap="round"/>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299.9599212598425pt" svg:width="377.2299212598425pt" chart:style-name="Crt0">
        <chart:plot-area svg:x="29.61944881889764pt" svg:y="42.48700787401575pt" svg:width="334.713937007874pt" svg:height="226.720157480315pt" chart:style-name="Plt0">
          <chart:axis chart:dimension="y" chart:name="primary-y" chart:style-name="Axs0">
            <chart:title chart:style-name="AT00">
              <text:p text:style-name="a0" text:class-names="" text:cond-style-name="">count</text:p>
            </chart:title>
            <chart:grid chart:class="major" chart:style-name="GMa0"/>
          </chart:axis>
          <chart:axis chart:dimension="x" chart:name="primary-x" chart:style-name="Axs1"/>
          <chart:series chart:label-cell-address="Dashboard.$R$14" chart:values-cell-range-address="Dashboard.$R$15:.$R$74" chart:class="chart:line" chart:attached-axis="primary-y" chart:style-name="G0S0"/>
          <chart:wall chart:style-name="Wal0"/>
        </chart:plot-area>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